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90000025FE5D55321D99EE949.png" manifest:media-type="image/png"/>
  <manifest:file-entry manifest:full-path="Pictures/10000000000002890000025F610AF92109D0ABF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hatch" draw:fill-color="#ffffff" draw:fill-hatch-name="Blue_20_45_20_Degrees_20_Crossed" draw:fill-hatch-solid="true" draw:opacity="100%" draw:shadow="hidden"/>
    </style:style>
    <style:style style:name="gr3" style:family="graphic" style:parent-style-name="standard">
      <style:graphic-properties draw:stroke="none" draw:fill="solid" draw:fill-color="#ffffff" draw:shadow="hidden"/>
    </style:style>
    <style:style style:name="gr4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/>
    </style:style>
    <style:style style:name="gr5" style:family="graphic" style:parent-style-name="standard">
      <style:graphic-properties draw:stroke="none" draw:fill="solid" draw:fill-color="#1f477d" draw:shadow="hidden"/>
    </style:style>
    <style:style style:name="gr6" style:family="graphic" style:parent-style-name="standard">
      <style:graphic-properties draw:stroke="none" svg:stroke-width="0.028cm" draw:marker-start-width="0.242cm" draw:marker-end-width="0.242cm" draw:fill="solid" draw:fill-color="#ffffff" draw:shadow="hidden"/>
    </style:style>
    <style:style style:name="gr7" style:family="graphic" style:parent-style-name="standard">
      <style:graphic-properties draw:stroke="solid" svg:stroke-width="0.028cm" svg:stroke-color="#000000" draw:marker-start-width="0.242cm" draw:marker-end-width="0.242cm" svg:stroke-opacity="100%" draw:stroke-linejoin="round" svg:stroke-linecap="round" draw:fill="none" fo:padding-top="0.139cm" fo:padding-bottom="0.139cm" fo:padding-left="0.264cm" fo:padding-right="0.264cm"/>
    </style:style>
    <style:style style:name="gr8" style:family="graphic" style:parent-style-name="standard">
      <style:graphic-properties draw:stroke="none" draw:fill="hatch" draw:fill-color="#ffffff" draw:fill-hatch-name="Yellow_20_45_20_Degrees_20_Triple" draw:fill-hatch-solid="true" draw:opacity="100%" draw:shadow="hidden"/>
    </style:style>
    <style:style style:name="gr9" style:family="graphic" style:parent-style-name="standard">
      <style:graphic-properties draw:stroke="none" svg:stroke-width="0.018cm" draw:marker-start-width="0.227cm" draw:marker-end-width="0.227cm" draw:fill="solid" draw:fill-color="#ffffff" draw:shadow="hidden"/>
    </style:style>
    <style:style style:name="gr10" style:family="graphic" style:parent-style-name="standard">
      <style:graphic-properties draw:stroke="solid" svg:stroke-width="0.018cm" svg:stroke-color="#000000" draw:marker-start-width="0.227cm" draw:marker-end-width="0.227cm" svg:stroke-opacity="100%" draw:stroke-linejoin="round" svg:stroke-linecap="round" draw:fill="none" fo:padding-top="0.134cm" fo:padding-bottom="0.134cm" fo:padding-left="0.259cm" fo:padding-right="0.259cm"/>
    </style:style>
    <style:style style:name="gr11" style:family="graphic" style:parent-style-name="standard">
      <style:graphic-properties draw:stroke="none" svg:stroke-width="0.018cm" draw:marker-start-width="0.227cm" draw:marker-end-width="0.227cm" draw:fill="solid" draw:fill-color="#1f477d" draw:shadow="hidden"/>
    </style:style>
    <style:style style:name="gr12" style:family="graphic" style:parent-style-name="standard">
      <style:graphic-properties draw:stroke="none" svg:stroke-width="0.021cm" draw:marker-start-width="0.231cm" draw:marker-end-width="0.231cm" draw:fill="solid" draw:fill-color="#ffffff" draw:shadow="hidden"/>
    </style:style>
    <style:style style:name="gr13" style:family="graphic" style:parent-style-name="standard">
      <style:graphic-properties draw:stroke="solid" svg:stroke-width="0.021cm" svg:stroke-color="#000000" draw:marker-start-width="0.231cm" draw:marker-end-width="0.231cm" svg:stroke-opacity="100%" draw:stroke-linejoin="round" svg:stroke-linecap="round" draw:fill="none" fo:padding-top="0.135cm" fo:padding-bottom="0.135cm" fo:padding-left="0.26cm" fo:padding-right="0.26cm"/>
    </style:style>
    <style:style style:name="gr14" style:family="graphic" style:parent-style-name="standard">
      <style:graphic-properties draw:stroke="none" svg:stroke-width="0.053cm" draw:marker-start-width="0.28cm" draw:marker-end-width="0.28cm" draw:fill="solid" draw:fill-color="#ffffff" draw:shadow="hidden"/>
    </style:style>
    <style:style style:name="gr15" style:family="graphic" style:parent-style-name="standard">
      <style:graphic-properties draw:stroke="solid" svg:stroke-width="0.053cm" svg:stroke-color="#000000" draw:marker-start-width="0.28cm" draw:marker-end-width="0.28cm" svg:stroke-opacity="100%" draw:stroke-linejoin="round" svg:stroke-linecap="round" draw:fill="none" fo:padding-top="0.152cm" fo:padding-bottom="0.152cm" fo:padding-left="0.277cm" fo:padding-right="0.277cm"/>
    </style:style>
    <style:style style:name="gr16" style:family="graphic" style:parent-style-name="standard">
      <style:graphic-properties draw:stroke="solid" svg:stroke-width="0.564cm" svg:stroke-color="#0070c0" draw:marker-start-width="0.938cm" draw:marker-end-width="0.938cm" svg:stroke-opacity="100%" draw:stroke-linejoin="round" svg:stroke-linecap="round" draw:fill="none" fo:padding-top="0.405cm" fo:padding-bottom="0.405cm" fo:padding-left="0.53cm" fo:padding-right="0.53cm"/>
    </style:style>
    <style:style style:name="gr17" style:family="graphic" style:parent-style-name="standard">
      <style:graphic-properties draw:stroke="solid" svg:stroke-width="0.564cm" svg:stroke-color="#0070c0" draw:marker-start-width="0.939cm" draw:marker-end-width="0.939cm" svg:stroke-opacity="100%" draw:stroke-linejoin="round" svg:stroke-linecap="round" draw:fill="none" fo:padding-top="0.406cm" fo:padding-bottom="0.406cm" fo:padding-left="0.531cm" fo:padding-right="0.531cm"/>
    </style:style>
    <style:style style:name="gr18" style:family="graphic" style:parent-style-name="standard">
      <style:graphic-properties draw:stroke="solid" svg:stroke-width="0.564cm" svg:stroke-color="#0070c0" draw:marker-start-width="0.934cm" draw:marker-end-width="0.934cm" svg:stroke-opacity="100%" draw:stroke-linejoin="round" svg:stroke-linecap="round" draw:fill="none" fo:padding-top="0.401cm" fo:padding-bottom="0.401cm" fo:padding-left="0.526cm" fo:padding-right="0.526cm"/>
    </style:style>
    <style:style style:name="gr19" style:family="graphic" style:parent-style-name="standard">
      <style:graphic-properties draw:stroke="solid" svg:stroke-width="0.106cm" svg:stroke-color="#ff4000" draw:marker-start-width="0.251cm" draw:marker-end-width="0.251cm" svg:stroke-opacity="100%" draw:stroke-linejoin="round" svg:stroke-linecap="round" draw:fill="none" fo:padding-top="0.176cm" fo:padding-bottom="0.176cm" fo:padding-left="0.301cm" fo:padding-right="0.301cm"/>
    </style:style>
    <style:style style:name="gr20" style:family="graphic" style:parent-style-name="standard">
      <style:graphic-properties draw:stroke="none" draw:fill="none" draw:textarea-vertical-align="middle" fo:min-height="3.887cm" fo:min-width="2.54cm" fo:padding-top="0.141cm" fo:padding-bottom="0.141cm" fo:padding-left="0.141cm" fo:padding-right="0.141cm"/>
      <style:paragraph-properties style:writing-mode="lr-tb"/>
    </style:style>
    <style:style style:name="gr21" style:family="graphic" style:parent-style-name="standard">
      <style:graphic-properties draw:stroke="none" draw:fill="none" draw:textarea-vertical-align="middle" fo:min-height="3.888cm" fo:min-width="2.54cm" fo:padding-top="0.141cm" fo:padding-bottom="0.141cm" fo:padding-left="0.141cm" fo:padding-right="0.141cm"/>
      <style:paragraph-properties style:writing-mode="lr-tb"/>
    </style:style>
    <style:style style:name="gr22" style:family="graphic" style:parent-style-name="standard">
      <style:graphic-properties draw:stroke="solid" svg:stroke-width="0.018cm" svg:stroke-color="#000000" draw:marker-start-width="0.227cm" draw:marker-end-width="0.227cm" draw:fill="solid" draw:fill-color="#ffff00" loext:fill-use-slide-background="false" draw:textarea-horizontal-align="justify" draw:textarea-vertical-align="middle" draw:auto-grow-height="false" fo:min-height="0.155cm" fo:min-width="0.207cm" fo:padding-top="0.134cm" fo:padding-bottom="0.134cm" fo:padding-left="0.259cm" fo:padding-right="0.259cm"/>
    </style:style>
    <style:style style:name="gr23" style:family="graphic" style:parent-style-name="standard">
      <style:graphic-properties draw:stroke="solid" svg:stroke-width="0cm" svg:stroke-color="#000000" svg:stroke-opacity="100%" draw:stroke-linejoin="round" svg:stroke-linecap="round" draw:fill="none"/>
    </style:style>
    <style:style style:name="gr24" style:family="graphic" style:parent-style-name="standard">
      <style:graphic-properties draw:stroke="none" draw:fill="solid" draw:fill-color="#00b050" draw:shadow="hidden"/>
    </style:style>
    <style:style style:name="gr25" style:family="graphic" style:parent-style-name="standard">
      <style:graphic-properties draw:stroke="solid" svg:stroke-width="0.018cm" svg:stroke-color="#000000" draw:marker-start-width="0.227cm" draw:marker-end-width="0.227cm" draw:fill="solid" draw:fill-color="#55308d" loext:fill-use-slide-background="false" draw:textarea-horizontal-align="justify" draw:textarea-vertical-align="middle" draw:auto-grow-height="false" fo:min-height="0.155cm" fo:min-width="0.207cm" fo:padding-top="0.134cm" fo:padding-bottom="0.134cm" fo:padding-left="0.259cm" fo:padding-right="0.259cm"/>
    </style:style>
    <style:style style:name="gr26" style:family="graphic" style:parent-style-name="standard">
      <style:graphic-properties draw:stroke="solid" draw:stroke-dash="Dot" svg:stroke-color="#000000" svg:stroke-linecap="butt" draw:fill="solid" draw:fill-color="#00b050" draw:opacity="100%" draw:shadow="hidden"/>
    </style:style>
    <style:style style:name="gr27" style:family="graphic" style:parent-style-name="standard">
      <style:graphic-properties draw:stroke="solid" svg:stroke-color="#000000" draw:fill="solid" draw:fill-color="#00b050" draw:shadow="hidden"/>
    </style:style>
    <style:style style:name="gr28" style:family="graphic" style:parent-style-name="standard">
      <style:graphic-properties draw:stroke="none" draw:fill="none" draw:textarea-vertical-align="middle" fo:min-height="1.191cm" fo:min-width="2.54cm" fo:padding-top="0.141cm" fo:padding-bottom="0.141cm" fo:padding-left="0.141cm" fo:padding-right="0.141cm"/>
      <style:paragraph-properties style:writing-mode="lr-tb"/>
    </style:style>
    <style:style style:name="gr29" style:family="graphic" style:parent-style-name="standard">
      <style:graphic-properties draw:stroke="none" svg:stroke-width="0.028cm" svg:stroke-color="#000000" draw:marker-start-width="0.242cm" draw:marker-end-width="0.242cm" draw:fill="none" draw:fill-color="#ffffff" loext:fill-use-slide-background="false" draw:shadow="hidden"/>
    </style:style>
    <style:style style:name="gr30" style:family="graphic" style:parent-style-name="standard">
      <style:graphic-properties draw:stroke="solid" svg:stroke-width="0.028cm" svg:stroke-color="#000000" draw:marker-start-width="0.242cm" draw:marker-end-width="0.242cm" svg:stroke-opacity="100%" draw:stroke-linejoin="round" svg:stroke-linecap="round" draw:fill="none" loext:fill-use-slide-background="false" fo:padding-top="0.139cm" fo:padding-bottom="0.139cm" fo:padding-left="0.264cm" fo:padding-right="0.264cm"/>
    </style:style>
    <style:style style:name="gr31" style:family="graphic" style:parent-style-name="standard">
      <style:graphic-properties draw:stroke="none" draw:fill="none" draw:textarea-vertical-align="middle" fo:min-height="1.693cm" fo:min-width="2.54cm" fo:padding-top="0.141cm" fo:padding-bottom="0.141cm" fo:padding-left="0.141cm" fo:padding-right="0.141cm"/>
      <style:paragraph-properties style:writing-mode="lr-tb"/>
    </style:style>
    <style:style style:name="gr32" style:family="graphic" style:parent-style-name="Базовый_5f_1">
      <style:graphic-properties draw:stroke="none" draw:fill="none" draw:textarea-vertical-align="middle" fo:min-height="0.596cm" fo:min-width="2.54cm" fo:padding-top="0.141cm" fo:padding-bottom="0.141cm" fo:padding-left="0.141cm" fo:padding-right="0.141cm"/>
      <style:paragraph-properties style:writing-mode="lr-tb"/>
    </style:style>
    <style:style style:name="gr33" style:family="graphic" style:parent-style-name="Базовый_5f_1">
      <style:graphic-properties draw:stroke="none" draw:fill="none" draw:textarea-vertical-align="middle" fo:min-height="0.631cm" fo:min-width="2.54cm" fo:padding-top="0.141cm" fo:padding-bottom="0.141cm" fo:padding-left="0.141cm" fo:padding-right="0.141cm"/>
      <style:paragraph-properties style:writing-mode="lr-tb"/>
    </style:style>
    <style:style style:name="gr34" style:family="graphic" style:parent-style-name="Базовый_5f_1">
      <style:graphic-properties draw:stroke="none" draw:fill="none" draw:textarea-vertical-align="middle" fo:min-height="1.25cm" fo:min-width="2.54cm" fo:padding-top="0.141cm" fo:padding-bottom="0.141cm" fo:padding-left="0.141cm" fo:padding-right="0.141cm"/>
      <style:paragraph-properties style:writing-mode="lr-tb"/>
    </style:style>
    <style:style style:name="gr35" style:family="graphic" style:parent-style-name="Базовый_5f_1">
      <style:graphic-properties draw:stroke="none" draw:fill="solid" draw:fill-color="#ffffff" draw:shadow="hidden"/>
    </style:style>
    <style:style style:name="gr36" style:family="graphic" style:parent-style-name="Базовый_5f_1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/>
    </style:style>
    <style:style style:name="gr37" style:family="graphic" style:parent-style-name="Базовый_5f_1">
      <style:graphic-properties draw:stroke="none" draw:fill="none" draw:textarea-vertical-align="middle" fo:min-height="1.59cm" fo:min-width="2.54cm" fo:padding-top="0.141cm" fo:padding-bottom="0.141cm" fo:padding-left="0.141cm" fo:padding-right="0.141cm"/>
      <style:paragraph-properties style:writing-mode="lr-tb"/>
    </style:style>
    <style:style style:name="gr38" style:family="graphic" style:parent-style-name="Базовый_5f_1">
      <style:graphic-properties draw:stroke="none" draw:fill="none" draw:textarea-vertical-align="middle" fo:min-height="0.793cm" fo:min-width="2.54cm" fo:padding-top="0.141cm" fo:padding-bottom="0.141cm" fo:padding-left="0.141cm" fo:padding-right="0.141cm"/>
      <style:paragraph-properties style:writing-mode="lr-tb"/>
    </style:style>
    <style:style style:name="gr39" style:family="graphic" style:parent-style-name="Базовый_5f_1">
      <style:graphic-properties draw:stroke="none" draw:fill="none" draw:textarea-vertical-align="middle" fo:min-height="0.697cm" fo:min-width="2.54cm" fo:padding-top="0.141cm" fo:padding-bottom="0.141cm" fo:padding-left="0.141cm" fo:padding-right="0.141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hatch" draw:fill-color="#ffffff" draw:fill-hatch-name="Blue_20_45_20_Degrees_20_Crossed" draw:fill-hatch-solid="true" draw:opacity="100%"/>
    </style:style>
    <style:style style:name="P3" style:family="paragraph">
      <loext:graphic-properties draw:fill="solid" draw:fill-color="#ffffff"/>
    </style:style>
    <style:style style:name="P4" style:family="paragraph">
      <loext:graphic-properties draw:fill="none"/>
    </style:style>
    <style:style style:name="P5" style:family="paragraph">
      <loext:graphic-properties draw:fill="solid" draw:fill-color="#1f477d"/>
    </style:style>
    <style:style style:name="P6" style:family="paragraph">
      <loext:graphic-properties draw:fill="hatch" draw:fill-color="#ffffff" draw:fill-hatch-name="Yellow_20_45_20_Degrees_20_Triple" draw:fill-hatch-solid="true" draw:opacity="100%"/>
    </style:style>
    <style:style style:name="P7" style:family="paragraph">
      <style:paragraph-properties fo:margin-left="0cm" fo:margin-right="0cm" fo:margin-top="0cm" fo:margin-bottom="0cm" fo:line-height="120%" fo:text-align="center" fo:text-indent="0cm"/>
    </style:style>
    <style:style style:name="P8" style:family="paragraph">
      <loext:graphic-properties draw:fill="none"/>
      <style:paragraph-properties fo:margin-left="0cm" fo:margin-right="0cm" fo:margin-top="0cm" fo:margin-bottom="0cm" fo:line-height="120%" fo:text-align="center" fo:text-indent="0cm" style:writing-mode="lr-tb"/>
      <style:text-properties fo:font-size="40pt" style:font-size-asian="40pt" style:font-size-complex="40pt"/>
    </style:style>
    <style:style style:name="P9" style:family="paragraph">
      <loext:graphic-properties draw:fill="solid" draw:fill-color="#ffff00"/>
      <style:paragraph-properties fo:text-align="center"/>
    </style:style>
    <style:style style:name="P10" style:family="paragraph">
      <loext:graphic-properties draw:fill="none"/>
      <style:paragraph-properties style:writing-mode="lr-tb"/>
    </style:style>
    <style:style style:name="P11" style:family="paragraph">
      <loext:graphic-properties draw:fill="solid" draw:fill-color="#00b050"/>
    </style:style>
    <style:style style:name="P12" style:family="paragraph">
      <loext:graphic-properties draw:fill="solid" draw:fill-color="#55308d"/>
      <style:paragraph-properties fo:text-align="center"/>
    </style:style>
    <style:style style:name="P13" style:family="paragraph">
      <loext:graphic-properties draw:fill="solid" draw:fill-color="#00b050" draw:opacity="100%"/>
    </style:style>
    <style:style style:name="P14" style:family="paragraph">
      <loext:graphic-properties draw:fill="none"/>
      <style:paragraph-properties fo:margin-left="0cm" fo:margin-right="0cm" fo:margin-top="0cm" fo:margin-bottom="0cm" fo:line-height="120%" fo:text-align="center" fo:text-indent="0cm" style:writing-mode="lr-tb"/>
      <style:text-properties fo:font-size="14pt" style:font-size-asian="10pt" style:font-size-complex="10pt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/>
      <style:paragraph-properties fo:margin-left="0cm" fo:margin-right="0cm" fo:margin-top="0cm" fo:margin-bottom="0cm" fo:line-height="120%" fo:text-align="center" fo:text-indent="0cm" style:writing-mode="lr-tb"/>
      <style:text-properties fo:font-size="18.7000007629395pt"/>
    </style:style>
    <style:style style:name="P17" style:family="paragraph">
      <loext:graphic-properties draw:fill="none"/>
      <style:paragraph-properties fo:margin-left="0cm" fo:margin-right="0cm" fo:margin-top="0cm" fo:margin-bottom="0cm" fo:line-height="120%" fo:text-align="center" fo:text-indent="0cm" style:writing-mode="lr-tb"/>
    </style:style>
    <style:style style:name="T1" style:family="text">
      <style:text-properties fo:color="#000000" loext:opacity="100%" style:font-name="Calibri1" fo:font-size="40pt" style:font-name-asian="Calibri1" style:font-size-asian="40pt" style:font-name-complex="Calibri1" style:font-size-complex="40pt"/>
    </style:style>
    <style:style style:name="T2" style:family="text">
      <style:text-properties fo:color="#000000" loext:opacity="100%" style:font-name="Calibri1" fo:font-size="14pt" style:font-name-asian="Calibri1" style:font-size-asian="10pt" style:font-name-complex="Calibri1" style:font-size-complex="10pt"/>
    </style:style>
    <style:style style:name="T3" style:family="text">
      <style:text-properties fo:color="#000000" loext:opacity="100%" style:font-name="Calibri1" fo:font-size="14pt" style:font-name-asian="Calibri1" style:font-size-asian="14pt" style:font-name-complex="Calibri1" style:font-size-complex="14pt"/>
    </style:style>
    <style:style style:name="T4" style:family="text">
      <style:text-properties fo:color="#000000" loext:opacity="100%" style:font-name="Calibri1" fo:font-size="18pt" style:font-name-asian="Calibri1" style:font-size-asian="18pt" style:font-name-complex="Calibri1" style:font-size-complex="18pt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font-name="Calibri1" fo:font-size="18.7000007629395pt" fo:font-style="normal" fo:text-shadow="none" style:text-underline-style="none" fo:font-weight="normal" style:letter-kerning="true" style:font-name-asian="Calibri1" style:font-size-asian="14pt" style:font-style-asian="normal" style:font-weight-asian="normal" style:font-name-complex="Calibri1" style:font-size-complex="1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loext:opacity="100%" style:font-name="Calibri1" fo:font-size="18.7000007629395pt" style:font-name-asian="Calibri1" style:font-size-asian="14pt" style:font-name-complex="Calibri1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M0">
        <draw:frame draw:style-name="gr1" draw:text-style-name="P1" draw:layer="layout" svg:width="53.027cm" svg:height="49.594cm" svg:x="15.59cm" svg:y="4.895cm">
          <draw:image xlink:href="Pictures/10000000000002890000025F610AF92109D0ABF0.png" xlink:type="simple" xlink:show="embed" xlink:actuate="onLoad" draw:mime-type="image/png">
            <text:p/>
          </draw:image>
        </draw:frame>
        <draw:polygon draw:style-name="gr2" draw:text-style-name="P2" draw:layer="layout" svg:width="5.591cm" svg:height="25.867cm" svg:x="38.458cm" svg:y="27.457cm" svg:viewBox="0 0 5592 25868" draw:points="0,25868 5592,25868 5592,0 0,0">
          <text:p/>
        </draw:polygon>
        <draw:g>
          <draw:g>
            <draw:g>
              <draw:path draw:style-name="gr3" draw:text-style-name="P3" draw:layer="layout" svg:width="1.783cm" svg:height="1.627cm" draw:transform="rotate (-1.5707963267949) translate (30.4161103983136cm 50.3770069065477cm)" svg:viewBox="0 0 1784 1628" svg:d="M1483 1098c4-95 9-188 9-283 0-92-5-185-9-280-10-16-19-32-31-49-69-106-166-196-284-259-19-9-35-19-54-25h-482-4c-16 0-37-7-54-14-16-10-32-21-41-35-3-7-5-12-5-16h-86c-78 0-155 18-220 53-67 35-125 88-162 151-39 57-60 129-60 199 0 2 0 2 0 2v547 2c0 72 21 141 60 202 37 62 95 113 162 148 65 37 142 55 220 55h86c0-9 5-13 9-20 7-14 24-28 37-37 19-7 38-14 58-14h485c18-7 37-17 53-26 120-62 218-153 285-259 9-17 18-30 28-42zM1485 813c2 44 7 88 7 132 0 116-16 232-47 345-2 3-4 5-9 7-4 14-11 26-11 40s7 23 11 34c7 14 19 21 30 28 12 7 28 9 42 9 12 0 28-2 39-9 3 0 10-2 12-7 42-41 79-88 109-136 74-121 116-253 116-392 0-16-3-32-3-51 3-18 3-37 3-56 0-132-37-266-111-379-35-51-72-98-114-142-12-4-28-9-39-9-14 0-28 5-42 12-12 7-23 16-28 27-9 12-14 24-14 37 0 12 5 24 9 33 31 111 47 227 47 343 0 44-5 90-7 134zM519 100v4c0 19 2 35 14 51 9 14 21 28 39 35 19 9 35 14 56 14h4 665c21 0 40-5 58-14 16-7 28-21 42-35 7-16 14-32 14-51v-4c0-17-7-35-14-49-14-16-26-30-42-37-18-9-37-14-58-14h-665c-4 0-4 0-4 0-21 0-37 5-56 14-18 7-30 21-39 37-12 14-14 32-14 49zM521 1529c0 16 3 35 16 49 7 16 24 30 37 39 19 7 38 11 58 11h665c5 0 5 0 5 0 21 0 37-4 55-11 19-9 31-23 42-39 9-14 14-33 14-49v-2c0-19-5-35-14-51-11-14-23-28-42-37-18-7-34-14-55-14h-5-665c-20 0-39 7-58 14-16 9-30 23-37 37-13 16-16 32-16 51z">
                <text:p/>
              </draw:path>
              <draw:path draw:style-name="gr4" draw:text-style-name="P4" draw:layer="layout" svg:width="1.783cm" svg:height="1.627cm" draw:transform="rotate (-1.5707963267949) translate (30.4161103983136cm 50.3770069065477cm)" svg:viewBox="0 0 1784 1628" svg:d="M1483 1098c4-95 9-188 9-283 0-92-5-185-9-280-10-16-19-32-31-49-69-106-166-196-284-259-19-9-35-19-54-25h-482-4c-16 0-37-7-54-14-16-10-32-21-41-35-3-7-5-12-5-16h-86c-78 0-155 18-220 53-67 35-125 88-162 151-39 57-60 129-60 199 0 2 0 2 0 2v547 2c0 72 21 141 60 202 37 62 95 113 162 148 65 37 142 55 220 55h86c0-9 5-13 9-20 7-14 24-28 37-37 19-7 38-14 58-14h485c18-7 37-17 53-26 120-62 218-153 285-259 9-17 18-30 28-42zM1485 813c2 44 7 88 7 132 0 116-16 232-47 345-2 3-4 5-9 7-4 14-11 26-11 40s7 23 11 34c7 14 19 21 30 28 12 7 28 9 42 9 12 0 28-2 39-9 3 0 10-2 12-7 42-41 79-88 109-136 74-121 116-253 116-392 0-16-3-32-3-51 3-18 3-37 3-56 0-132-37-266-111-379-35-51-72-98-114-142-12-4-28-9-39-9-14 0-28 5-42 12-12 7-23 16-28 27-9 12-14 24-14 37 0 12 5 24 9 33 31 111 47 227 47 343 0 44-5 90-7 134zM519 100v4c0 19 2 35 14 51 9 14 21 28 39 35 19 9 35 14 56 14h4 665c21 0 40-5 58-14 16-7 28-21 42-35 7-16 14-32 14-51v-4c0-17-7-35-14-49-14-16-26-30-42-37-18-9-37-14-58-14h-665c-4 0-4 0-4 0-21 0-37 5-56 14-18 7-30 21-39 37-12 14-14 32-14 49zM521 1529c0 16 3 35 16 49 7 16 24 30 37 39 19 7 38 11 58 11h665c5 0 5 0 5 0 21 0 37-4 55-11 19-9 31-23 42-39 9-14 14-33 14-49v-2c0-19-5-35-14-51-11-14-23-28-42-37-18-7-34-14-55-14h-5-665c-20 0-39 7-58 14-16 9-30 23-37 37-13 16-16 32-16 51z">
                <text:p/>
              </draw:path>
            </draw:g>
            <draw:g>
              <draw:polygon draw:style-name="gr3" draw:text-style-name="P3" draw:layer="layout" svg:width="1.78cm" svg:height="2.77cm" draw:transform="rotate (-1.5707963267949) translate (31.1133597515802cm 49.982318916614cm)" svg:viewBox="0 0 1781 2771" draw:points="0,2771 1781,2771 1781,0 0,0">
                <text:p/>
              </draw:polygon>
              <draw:polygon draw:style-name="gr4" draw:text-style-name="P4" draw:layer="layout" svg:width="1.78cm" svg:height="2.77cm" draw:transform="rotate (-1.5707963267949) translate (31.1133597515802cm 49.982318916614cm)" svg:viewBox="0 0 1781 2771" draw:points="0,2771 1781,2771 1781,0 0,0">
                <text:p/>
              </draw:polygon>
            </draw:g>
            <draw:g>
              <draw:polygon draw:style-name="gr3" draw:text-style-name="P3" draw:layer="layout" svg:width="0.49cm" svg:height="1.243cm" draw:transform="rotate (-1.5707963267949) translate (30.2571455842544cm 51.1588897848162cm)" svg:viewBox="0 0 491 1244" draw:points="491,0 0,0 0,1244 491,1244">
                <text:p/>
              </draw:polygon>
              <draw:polygon draw:style-name="gr4" draw:text-style-name="P4" draw:layer="layout" svg:width="0.49cm" svg:height="1.243cm" draw:transform="rotate (-1.5707963267949) translate (30.2571455842544cm 51.1588897848162cm)" svg:viewBox="0 0 491 1244" draw:points="491,0 0,0 0,1244 491,1244">
                <text:p/>
              </draw:polygon>
            </draw:g>
            <draw:g>
              <draw:polygon draw:style-name="gr5" draw:text-style-name="P5" draw:layer="layout" svg:width="0.011cm" svg:height="0.036cm" draw:transform="rotate (-1.5707963267949) translate (30.091496310209cm 51.2063082580941cm)" svg:viewBox="0 0 12 37" draw:points="12,37 12,0 0,0 0,37">
                <text:p/>
              </draw:polygon>
              <draw:polygon draw:style-name="gr4" draw:text-style-name="P4" draw:layer="layout" svg:width="0.011cm" svg:height="0.036cm" draw:transform="rotate (-1.5707963267949) translate (30.091496310209cm 51.2063082580941cm)" svg:viewBox="0 0 12 37" draw:points="12,37 12,0 0,0 0,37">
                <text:p/>
              </draw:polygon>
            </draw:g>
            <draw:g>
              <draw:path draw:style-name="gr5" draw:text-style-name="P5" draw:layer="layout" svg:width="0.379cm" svg:height="1.122cm" draw:transform="rotate (-1.5707963267949) translate (30.1702476044274cm 51.1974172943543cm)" svg:viewBox="0 0 380 1123" svg:d="M44 1047v-42h-44v42zM44 996v-44h-44v44zM44 945v-44h-44v44zM44 894v-44h-44v44zM44 556v-42h-44v42zM44 505v-44h-44v44zM44 454v-44h-44v44zM44 401v-42h-44v42zM139 1123v-67h-46v67zM139 1047v-42h-46v42zM139 996v-44h-46v44zM139 945v-44h-46v44zM139 894v-44h-46v44zM139 839v-44h-46v44zM139 785v-41h-46v41zM139 734v-41h-46v41zM139 681v-44h-46v44zM139 630v-44h-46v44zM139 579v-44h-46v44zM139 526v-42h-46v42zM139 475v-44h-46v44zM202 1047v-42h-51v42zM202 996v-44h-51v44zM202 945v-44h-51v44zM202 894v-44h-51v44zM202 839v-44h-51v44zM202 785v-41h-51v41zM202 734v-41h-51v41zM202 681v-44h-51v44zM202 630v-44h-51v44zM202 579v-44h-51v44zM202 526v-42h-51v42zM202 475v-44h-51v44zM262 1047v-42h-49v42zM262 996v-44h-49v44zM262 945v-44h-49v44zM262 894v-44h-49v44zM262 839v-44h-49v44zM262 785v-41h-49v41zM262 734v-41h-49v41zM262 681v-44h-49v44zM262 630v-44h-49v44zM262 579v-44h-49v44zM262 526v-42h-49v42zM262 475v-44h-49v44zM320 1047v-42h-47v42zM320 996v-44h-47v44zM320 945v-44h-47v44zM320 894v-44h-47v44zM320 839v-44h-47v44zM320 785v-41h-47v41zM320 734v-41h-47v41zM320 681v-44h-47v44zM320 630v-44h-47v44zM320 579v-44h-47v44zM320 526v-42h-47v42zM380 945v-359h-49v359zM380 155v-104h-49v104zM380 42v-42h-49v42zM320 42v-42h-47v42zM320 97v-44h-47v44zM320 155v-44h-47v44zM262 155v-44h-49v44zM202 155v-44h-51v44zM202 97v-44h-51v44zM202 42v-42h-51v42zM262 42v-42h-49v42zM262 97v-44h-49v44z">
                <text:p/>
              </draw:path>
              <draw:path draw:style-name="gr4" draw:text-style-name="P4" draw:layer="layout" svg:width="0.379cm" svg:height="1.122cm" draw:transform="rotate (-1.5707963267949) translate (30.1702476044274cm 51.1974172943543cm)" svg:viewBox="0 0 380 1123" svg:d="M44 1047v-42h-44v42zM44 996v-44h-44v44zM44 945v-44h-44v44zM44 894v-44h-44v44zM44 556v-42h-44v42zM44 505v-44h-44v44zM44 454v-44h-44v44zM44 401v-42h-44v42zM139 1123v-67h-46v67zM139 1047v-42h-46v42zM139 996v-44h-46v44zM139 945v-44h-46v44zM139 894v-44h-46v44zM139 839v-44h-46v44zM139 785v-41h-46v41zM139 734v-41h-46v41zM139 681v-44h-46v44zM139 630v-44h-46v44zM139 579v-44h-46v44zM139 526v-42h-46v42zM139 475v-44h-46v44zM202 1047v-42h-51v42zM202 996v-44h-51v44zM202 945v-44h-51v44zM202 894v-44h-51v44zM202 839v-44h-51v44zM202 785v-41h-51v41zM202 734v-41h-51v41zM202 681v-44h-51v44zM202 630v-44h-51v44zM202 579v-44h-51v44zM202 526v-42h-51v42zM202 475v-44h-51v44zM262 1047v-42h-49v42zM262 996v-44h-49v44zM262 945v-44h-49v44zM262 894v-44h-49v44zM262 839v-44h-49v44zM262 785v-41h-49v41zM262 734v-41h-49v41zM262 681v-44h-49v44zM262 630v-44h-49v44zM262 579v-44h-49v44zM262 526v-42h-49v42zM262 475v-44h-49v44zM320 1047v-42h-47v42zM320 996v-44h-47v44zM320 945v-44h-47v44zM320 894v-44h-47v44zM320 839v-44h-47v44zM320 785v-41h-47v41zM320 734v-41h-47v41zM320 681v-44h-47v44zM320 630v-44h-47v44zM320 579v-44h-47v44zM320 526v-42h-47v42zM380 945v-359h-49v359zM380 155v-104h-49v104zM380 42v-42h-49v42zM320 42v-42h-47v42zM320 97v-44h-47v44zM320 155v-44h-47v44zM262 155v-44h-49v44zM202 155v-44h-51v44zM202 97v-44h-51v44zM202 42v-42h-51v42zM262 42v-42h-49v42zM262 97v-44h-49v44z">
                <text:p/>
              </draw:path>
            </draw:g>
            <draw:g>
              <draw:path draw:style-name="gr5" draw:text-style-name="P5" draw:layer="layout" svg:width="0.379cm" svg:height="1.178cm" draw:transform="rotate (-1.5707963267949) translate (30.2272744036891cm 51.1974172943543cm)" svg:viewBox="0 0 380 1179" svg:d="M44 1179v-44h-44v44zM202 1179v-69h-51v69zM262 1179v-69h-49v69zM320 1179v-69h-47v69zM380 1179v-69h-49v69zM380 1100v-44h-49v44zM380 1047v-42h-49v42zM380 635v-42h-49v42zM380 581v-44h-49v44zM380 530v-44h-49v44zM380 477v-69h-49v69zM380 382v-41h-49v41zM380 331v-44h-49v44zM380 280v-44h-49v44zM380 42v-42h-104v42zM264 42v-42h-113v42zM139 42v-42h-46v42zM139 97v-44h-46v44zM139 155v-44h-46v44zM139 208v-41h-46v41zM139 280v-44h-46v44zM202 280v-44h-51v44zM320 331v-44h-47v44zM317 530v-122h-44v122zM257 477v-69h-106v69zM202 382v-41h-51v41zM202 331v-44h-51v44zM139 331v-44h-46v44zM139 477v-69h-46v69zM19 63v-33h-10v33zM19 114v-33h-10v33zM44 280v-44h-44v44zM44 331v-44h-44v44zM44 382v-41h-44v41zM44 704v-44h-44v44zM44 755v-44h-44v44zM44 806v-39h-44v39zM44 857v-39h-44v39zM139 382v-41h-46v41z">
                <text:p/>
              </draw:path>
              <draw:path draw:style-name="gr4" draw:text-style-name="P4" draw:layer="layout" svg:width="0.379cm" svg:height="1.178cm" draw:transform="rotate (-1.5707963267949) translate (30.2272744036891cm 51.1974172943543cm)" svg:viewBox="0 0 380 1179" svg:d="M44 1179v-44h-44v44zM202 1179v-69h-51v69zM262 1179v-69h-49v69zM320 1179v-69h-47v69zM380 1179v-69h-49v69zM380 1100v-44h-49v44zM380 1047v-42h-49v42zM380 635v-42h-49v42zM380 581v-44h-49v44zM380 530v-44h-49v44zM380 477v-69h-49v69zM380 382v-41h-49v41zM380 331v-44h-49v44zM380 280v-44h-49v44zM380 42v-42h-104v42zM264 42v-42h-113v42zM139 42v-42h-46v42zM139 97v-44h-46v44zM139 155v-44h-46v44zM139 208v-41h-46v41zM139 280v-44h-46v44zM202 280v-44h-51v44zM320 331v-44h-47v44zM317 530v-122h-44v122zM257 477v-69h-106v69zM202 382v-41h-51v41zM202 331v-44h-51v44zM139 331v-44h-46v44zM139 477v-69h-46v69zM19 63v-33h-10v33zM19 114v-33h-10v33zM44 280v-44h-44v44zM44 331v-44h-44v44zM44 382v-41h-44v41zM44 704v-44h-44v44zM44 755v-44h-44v44zM44 806v-39h-44v39zM44 857v-39h-44v39zM139 382v-41h-46v41z">
                <text:p/>
              </draw:path>
            </draw:g>
            <draw:g>
              <draw:path draw:style-name="gr3" draw:text-style-name="P3" draw:layer="layout" svg:width="0.594cm" svg:height="1.391cm" draw:transform="rotate (-1.5707963267949) translate (30.3304657547338cm 50.5365223230469cm)" svg:viewBox="0 0 595 1392" svg:d="M199 980v-568c-18 7-37 14-53 26-46 25-83 62-107 109-27 46-39 97-39 150 0 54 12 105 39 151 24 46 61 81 107 109 16 9 35 18 53 23zM199 266v857c0 12-4 26-4 40 0 49 16 99 46 143 21 33 46 63 79 84v2h76v-1392h-76c-33 21-58 51-79 83-30 44-46 95-46 144 0 14 4 28 4 39zM396 980c19-5 37-14 53-23 47-28 84-63 109-109 26-46 37-97 37-151 0-53-11-104-37-150-25-47-62-84-109-109-16-12-34-19-53-26z">
                <text:p/>
              </draw:path>
              <draw:path draw:style-name="gr4" draw:text-style-name="P4" draw:layer="layout" svg:width="0.594cm" svg:height="1.391cm" draw:transform="rotate (-1.5707963267949) translate (30.3304657547338cm 50.5365223230469cm)" svg:viewBox="0 0 595 1392" svg:d="M199 980v-568c-18 7-37 14-53 26-46 25-83 62-107 109-27 46-39 97-39 150 0 54 12 105 39 151 24 46 61 81 107 109 16 9 35 18 53 23zM199 266v857c0 12-4 26-4 40 0 49 16 99 46 143 21 33 46 63 79 84v2h76v-1392h-76c-33 21-58 51-79 83-30 44-46 95-46 144 0 14 4 28 4 39zM246 426h76M246 547h76M246 665h76M246 785h76M246 908h76M246 1026h76M246 364h76M246 486h76M246 605h76M246 725h76M246 848h76M246 966h76M278 1149h37M278 1089h37M278 301h37M278 241h37M327 63v1264M396 980c19-5 37-14 53-23 47-28 84-63 109-109 26-46 37-97 37-151 0-53-11-104-37-150-25-47-62-84-109-109-16-12-34-19-53-26z">
                <text:p/>
              </draw:path>
            </draw:g>
            <draw:g>
              <draw:path draw:style-name="gr3" draw:text-style-name="P3" draw:layer="layout" svg:width="0.965cm" svg:height="2.406cm" draw:transform="rotate (-1.5707963267949) translate (30.8710307592121cm 49.982318916614cm)" svg:viewBox="0 0 966 2407" svg:d="M72 2358h746v-2307h-746zM818 2407h-818v-2407h818v51h-746v2307h746zM890 2407v-2407h-72v2407zM890 1302v-197h76v197z">
                <text:p/>
              </draw:path>
              <draw:path draw:style-name="gr4" draw:text-style-name="P4" draw:layer="layout" svg:width="0.965cm" svg:height="2.406cm" draw:transform="rotate (-1.5707963267949) translate (30.8710307592121cm 49.982318916614cm)" svg:viewBox="0 0 966 2407" svg:d="M72 2358h746v-2307h-746zM818 2407h-818v-2407h818v51h-746v2307h746zM890 2407v-2407h-72v2407zM890 1302v-197h76v197z">
                <text:p/>
              </draw:path>
            </draw:g>
            <draw:g>
              <draw:polygon draw:style-name="gr3" draw:text-style-name="P3" draw:layer="layout" svg:width="0.15cm" svg:height="2.795cm" draw:transform="rotate (-1.5707963267949) translate (31.1375920735553cm 49.8341361876212cm)" svg:viewBox="0 0 151 2796" draw:points="151,2796 151,0 0,0 0,2796">
                <text:p/>
              </draw:polygon>
              <draw:polygon draw:style-name="gr4" draw:text-style-name="P4" draw:layer="layout" svg:width="0.15cm" svg:height="2.795cm" draw:transform="rotate (-1.5707963267949) translate (31.1375920735553cm 49.8341361876212cm)" svg:viewBox="0 0 151 2796" draw:points="151,2796 151,0 0,0 0,2796">
                <text:p/>
              </draw:polygon>
            </draw:g>
            <draw:g>
              <draw:polygon draw:style-name="gr3" draw:text-style-name="P3" draw:layer="layout" svg:width="2.151cm" svg:height="0.138cm" draw:transform="rotate (-1.5707963267949) translate (28.3453900280552cm 49.982318916614cm)" svg:viewBox="0 0 2152 139" draw:points="0,139 2152,139 2152,0 0,0">
                <text:p/>
              </draw:polygon>
              <draw:polygon draw:style-name="gr4" draw:text-style-name="P4" draw:layer="layout" svg:width="2.151cm" svg:height="0.138cm" draw:transform="rotate (-1.5707963267949) translate (28.3453900280552cm 49.982318916614cm)" svg:viewBox="0 0 2152 139" draw:points="0,139 2152,139 2152,0 0,0">
                <text:p/>
              </draw:polygon>
            </draw:g>
            <draw:g>
              <draw:polygon draw:style-name="gr3" draw:text-style-name="P3" draw:layer="layout" svg:width="2.151cm" svg:height="0.138cm" draw:transform="rotate (-1.5707963267949) translate (31.2598145822613cm 49.982318916614cm)" svg:viewBox="0 0 2152 139" draw:points="0,139 2152,139 2152,0 0,0">
                <text:p/>
              </draw:polygon>
              <draw:polygon draw:style-name="gr4" draw:text-style-name="P4" draw:layer="layout" svg:width="2.151cm" svg:height="0.138cm" draw:transform="rotate (-1.5707963267949) translate (31.2598145822613cm 49.982318916614cm)" svg:viewBox="0 0 2152 139" draw:points="0,139 2152,139 2152,0 0,0">
                <text:p/>
              </draw:polygon>
            </draw:g>
          </draw:g>
          <draw:g>
            <draw:g>
              <draw:path draw:style-name="gr3" draw:text-style-name="P3" draw:layer="layout" svg:width="1.783cm" svg:height="1.627cm" draw:transform="rotate (-1.5707963267949) translate (30.4161103983136cm 50.3770069065477cm)" svg:viewBox="0 0 1784 1628" svg:d="M1483 1098c4-95 9-188 9-283 0-92-5-185-9-280-10-16-19-32-31-49-69-106-166-196-284-259-19-9-35-19-54-25h-482-4c-16 0-37-7-54-14-16-10-32-21-41-35-3-7-5-12-5-16h-86c-78 0-155 18-220 53-67 35-125 88-162 151-39 57-60 129-60 199 0 2 0 2 0 2v547 2c0 72 21 141 60 202 37 62 95 113 162 148 65 37 142 55 220 55h86c0-9 5-13 9-20 7-14 24-28 37-37 19-7 38-14 58-14h485c18-7 37-17 53-26 120-62 218-153 285-259 9-17 18-30 28-42zM1485 813c2 44 7 88 7 132 0 116-16 232-47 345-2 3-4 5-9 7-4 14-11 26-11 40s7 23 11 34c7 14 19 21 30 28 12 7 28 9 42 9 12 0 28-2 39-9 3 0 10-2 12-7 42-41 79-88 109-136 74-121 116-253 116-392 0-16-3-32-3-51 3-18 3-37 3-56 0-132-37-266-111-379-35-51-72-98-114-142-12-4-28-9-39-9-14 0-28 5-42 12-12 7-23 16-28 27-9 12-14 24-14 37 0 12 5 24 9 33 31 111 47 227 47 343 0 44-5 90-7 134zM519 100v4c0 19 2 35 14 51 9 14 21 28 39 35 19 9 35 14 56 14h4 665c21 0 40-5 58-14 16-7 28-21 42-35 7-16 14-32 14-51v-4c0-17-7-35-14-49-14-16-26-30-42-37-18-9-37-14-58-14h-665c-4 0-4 0-4 0-21 0-37 5-56 14-18 7-30 21-39 37-12 14-14 32-14 49zM521 1529c0 16 3 35 16 49 7 16 24 30 37 39 19 7 38 11 58 11h665c5 0 5 0 5 0 21 0 37-4 55-11 19-9 31-23 42-39 9-14 14-33 14-49v-2c0-19-5-35-14-51-11-14-23-28-42-37-18-7-34-14-55-14h-5-665c-20 0-39 7-58 14-16 9-30 23-37 37-13 16-16 32-16 51z">
                <text:p/>
              </draw:path>
              <draw:path draw:style-name="gr4" draw:text-style-name="P4" draw:layer="layout" svg:width="1.783cm" svg:height="1.627cm" draw:transform="rotate (-1.5707963267949) translate (30.4161103983136cm 50.3770069065477cm)" svg:viewBox="0 0 1784 1628" svg:d="M1483 1098c4-95 9-188 9-283 0-92-5-185-9-280-10-16-19-32-31-49-69-106-166-196-284-259-19-9-35-19-54-25h-482-4c-16 0-37-7-54-14-16-10-32-21-41-35-3-7-5-12-5-16h-86c-78 0-155 18-220 53-67 35-125 88-162 151-39 57-60 129-60 199 0 2 0 2 0 2v547 2c0 72 21 141 60 202 37 62 95 113 162 148 65 37 142 55 220 55h86c0-9 5-13 9-20 7-14 24-28 37-37 19-7 38-14 58-14h485c18-7 37-17 53-26 120-62 218-153 285-259 9-17 18-30 28-42zM1485 813c2 44 7 88 7 132 0 116-16 232-47 345-2 3-4 5-9 7-4 14-11 26-11 40s7 23 11 34c7 14 19 21 30 28 12 7 28 9 42 9 12 0 28-2 39-9 3 0 10-2 12-7 42-41 79-88 109-136 74-121 116-253 116-392 0-16-3-32-3-51 3-18 3-37 3-56 0-132-37-266-111-379-35-51-72-98-114-142-12-4-28-9-39-9-14 0-28 5-42 12-12 7-23 16-28 27-9 12-14 24-14 37 0 12 5 24 9 33 31 111 47 227 47 343 0 44-5 90-7 134zM519 100v4c0 19 2 35 14 51 9 14 21 28 39 35 19 9 35 14 56 14h4 665c21 0 40-5 58-14 16-7 28-21 42-35 7-16 14-32 14-51v-4c0-17-7-35-14-49-14-16-26-30-42-37-18-9-37-14-58-14h-665c-4 0-4 0-4 0-21 0-37 5-56 14-18 7-30 21-39 37-12 14-14 32-14 49zM521 1529c0 16 3 35 16 49 7 16 24 30 37 39 19 7 38 11 58 11h665c5 0 5 0 5 0 21 0 37-4 55-11 19-9 31-23 42-39 9-14 14-33 14-49v-2c0-19-5-35-14-51-11-14-23-28-42-37-18-7-34-14-55-14h-5-665c-20 0-39 7-58 14-16 9-30 23-37 37-13 16-16 32-16 51z">
                <text:p/>
              </draw:path>
            </draw:g>
            <draw:g>
              <draw:polygon draw:style-name="gr3" draw:text-style-name="P3" draw:layer="layout" svg:width="1.78cm" svg:height="2.77cm" draw:transform="rotate (-1.5707963267949) translate (31.1133597515802cm 49.982318916614cm)" svg:viewBox="0 0 1781 2771" draw:points="0,2771 1781,2771 1781,0 0,0">
                <text:p/>
              </draw:polygon>
              <draw:polygon draw:style-name="gr4" draw:text-style-name="P4" draw:layer="layout" svg:width="1.78cm" svg:height="2.77cm" draw:transform="rotate (-1.5707963267949) translate (31.1133597515802cm 49.982318916614cm)" svg:viewBox="0 0 1781 2771" draw:points="0,2771 1781,2771 1781,0 0,0">
                <text:p/>
              </draw:polygon>
            </draw:g>
            <draw:g>
              <draw:polygon draw:style-name="gr3" draw:text-style-name="P3" draw:layer="layout" svg:width="0.49cm" svg:height="1.243cm" draw:transform="rotate (-1.5707963267949) translate (30.2571455842544cm 51.1588897848162cm)" svg:viewBox="0 0 491 1244" draw:points="491,0 0,0 0,1244 491,1244">
                <text:p/>
              </draw:polygon>
              <draw:polygon draw:style-name="gr4" draw:text-style-name="P4" draw:layer="layout" svg:width="0.49cm" svg:height="1.243cm" draw:transform="rotate (-1.5707963267949) translate (30.2571455842544cm 51.1588897848162cm)" svg:viewBox="0 0 491 1244" draw:points="491,0 0,0 0,1244 491,1244">
                <text:p/>
              </draw:polygon>
            </draw:g>
            <draw:g>
              <draw:polygon draw:style-name="gr5" draw:text-style-name="P5" draw:layer="layout" svg:width="0.011cm" svg:height="0.036cm" draw:transform="rotate (-1.5707963267949) translate (30.091496310209cm 51.2063082580941cm)" svg:viewBox="0 0 12 37" draw:points="12,37 12,0 0,0 0,37">
                <text:p/>
              </draw:polygon>
              <draw:polygon draw:style-name="gr4" draw:text-style-name="P4" draw:layer="layout" svg:width="0.011cm" svg:height="0.036cm" draw:transform="rotate (-1.5707963267949) translate (30.091496310209cm 51.2063082580941cm)" svg:viewBox="0 0 12 37" draw:points="12,37 12,0 0,0 0,37">
                <text:p/>
              </draw:polygon>
            </draw:g>
            <draw:g>
              <draw:path draw:style-name="gr5" draw:text-style-name="P5" draw:layer="layout" svg:width="0.379cm" svg:height="1.122cm" draw:transform="rotate (-1.5707963267949) translate (30.1702476044274cm 51.1974172943543cm)" svg:viewBox="0 0 380 1123" svg:d="M44 1047v-42h-44v42zM44 996v-44h-44v44zM44 945v-44h-44v44zM44 894v-44h-44v44zM44 556v-42h-44v42zM44 505v-44h-44v44zM44 454v-44h-44v44zM44 401v-42h-44v42zM139 1123v-67h-46v67zM139 1047v-42h-46v42zM139 996v-44h-46v44zM139 945v-44h-46v44zM139 894v-44h-46v44zM139 839v-44h-46v44zM139 785v-41h-46v41zM139 734v-41h-46v41zM139 681v-44h-46v44zM139 630v-44h-46v44zM139 579v-44h-46v44zM139 526v-42h-46v42zM139 475v-44h-46v44zM202 1047v-42h-51v42zM202 996v-44h-51v44zM202 945v-44h-51v44zM202 894v-44h-51v44zM202 839v-44h-51v44zM202 785v-41h-51v41zM202 734v-41h-51v41zM202 681v-44h-51v44zM202 630v-44h-51v44zM202 579v-44h-51v44zM202 526v-42h-51v42zM202 475v-44h-51v44zM262 1047v-42h-49v42zM262 996v-44h-49v44zM262 945v-44h-49v44zM262 894v-44h-49v44zM262 839v-44h-49v44zM262 785v-41h-49v41zM262 734v-41h-49v41zM262 681v-44h-49v44zM262 630v-44h-49v44zM262 579v-44h-49v44zM262 526v-42h-49v42zM262 475v-44h-49v44zM320 1047v-42h-47v42zM320 996v-44h-47v44zM320 945v-44h-47v44zM320 894v-44h-47v44zM320 839v-44h-47v44zM320 785v-41h-47v41zM320 734v-41h-47v41zM320 681v-44h-47v44zM320 630v-44h-47v44zM320 579v-44h-47v44zM320 526v-42h-47v42zM380 945v-359h-49v359zM380 155v-104h-49v104zM380 42v-42h-49v42zM320 42v-42h-47v42zM320 97v-44h-47v44zM320 155v-44h-47v44zM262 155v-44h-49v44zM202 155v-44h-51v44zM202 97v-44h-51v44zM202 42v-42h-51v42zM262 42v-42h-49v42zM262 97v-44h-49v44z">
                <text:p/>
              </draw:path>
              <draw:path draw:style-name="gr4" draw:text-style-name="P4" draw:layer="layout" svg:width="0.379cm" svg:height="1.122cm" draw:transform="rotate (-1.5707963267949) translate (30.1702476044274cm 51.1974172943543cm)" svg:viewBox="0 0 380 1123" svg:d="M44 1047v-42h-44v42zM44 996v-44h-44v44zM44 945v-44h-44v44zM44 894v-44h-44v44zM44 556v-42h-44v42zM44 505v-44h-44v44zM44 454v-44h-44v44zM44 401v-42h-44v42zM139 1123v-67h-46v67zM139 1047v-42h-46v42zM139 996v-44h-46v44zM139 945v-44h-46v44zM139 894v-44h-46v44zM139 839v-44h-46v44zM139 785v-41h-46v41zM139 734v-41h-46v41zM139 681v-44h-46v44zM139 630v-44h-46v44zM139 579v-44h-46v44zM139 526v-42h-46v42zM139 475v-44h-46v44zM202 1047v-42h-51v42zM202 996v-44h-51v44zM202 945v-44h-51v44zM202 894v-44h-51v44zM202 839v-44h-51v44zM202 785v-41h-51v41zM202 734v-41h-51v41zM202 681v-44h-51v44zM202 630v-44h-51v44zM202 579v-44h-51v44zM202 526v-42h-51v42zM202 475v-44h-51v44zM262 1047v-42h-49v42zM262 996v-44h-49v44zM262 945v-44h-49v44zM262 894v-44h-49v44zM262 839v-44h-49v44zM262 785v-41h-49v41zM262 734v-41h-49v41zM262 681v-44h-49v44zM262 630v-44h-49v44zM262 579v-44h-49v44zM262 526v-42h-49v42zM262 475v-44h-49v44zM320 1047v-42h-47v42zM320 996v-44h-47v44zM320 945v-44h-47v44zM320 894v-44h-47v44zM320 839v-44h-47v44zM320 785v-41h-47v41zM320 734v-41h-47v41zM320 681v-44h-47v44zM320 630v-44h-47v44zM320 579v-44h-47v44zM320 526v-42h-47v42zM380 945v-359h-49v359zM380 155v-104h-49v104zM380 42v-42h-49v42zM320 42v-42h-47v42zM320 97v-44h-47v44zM320 155v-44h-47v44zM262 155v-44h-49v44zM202 155v-44h-51v44zM202 97v-44h-51v44zM202 42v-42h-51v42zM262 42v-42h-49v42zM262 97v-44h-49v44z">
                <text:p/>
              </draw:path>
            </draw:g>
            <draw:g>
              <draw:path draw:style-name="gr5" draw:text-style-name="P5" draw:layer="layout" svg:width="0.379cm" svg:height="1.178cm" draw:transform="rotate (-1.5707963267949) translate (30.2272744036891cm 51.1974172943543cm)" svg:viewBox="0 0 380 1179" svg:d="M44 1179v-44h-44v44zM202 1179v-69h-51v69zM262 1179v-69h-49v69zM320 1179v-69h-47v69zM380 1179v-69h-49v69zM380 1100v-44h-49v44zM380 1047v-42h-49v42zM380 635v-42h-49v42zM380 581v-44h-49v44zM380 530v-44h-49v44zM380 477v-69h-49v69zM380 382v-41h-49v41zM380 331v-44h-49v44zM380 280v-44h-49v44zM380 42v-42h-104v42zM264 42v-42h-113v42zM139 42v-42h-46v42zM139 97v-44h-46v44zM139 155v-44h-46v44zM139 208v-41h-46v41zM139 280v-44h-46v44zM202 280v-44h-51v44zM320 331v-44h-47v44zM317 530v-122h-44v122zM257 477v-69h-106v69zM202 382v-41h-51v41zM202 331v-44h-51v44zM139 331v-44h-46v44zM139 477v-69h-46v69zM19 63v-33h-10v33zM19 114v-33h-10v33zM44 280v-44h-44v44zM44 331v-44h-44v44zM44 382v-41h-44v41zM44 704v-44h-44v44zM44 755v-44h-44v44zM44 806v-39h-44v39zM44 857v-39h-44v39zM139 382v-41h-46v41z">
                <text:p/>
              </draw:path>
              <draw:path draw:style-name="gr4" draw:text-style-name="P4" draw:layer="layout" svg:width="0.379cm" svg:height="1.178cm" draw:transform="rotate (-1.5707963267949) translate (30.2272744036891cm 51.1974172943543cm)" svg:viewBox="0 0 380 1179" svg:d="M44 1179v-44h-44v44zM202 1179v-69h-51v69zM262 1179v-69h-49v69zM320 1179v-69h-47v69zM380 1179v-69h-49v69zM380 1100v-44h-49v44zM380 1047v-42h-49v42zM380 635v-42h-49v42zM380 581v-44h-49v44zM380 530v-44h-49v44zM380 477v-69h-49v69zM380 382v-41h-49v41zM380 331v-44h-49v44zM380 280v-44h-49v44zM380 42v-42h-104v42zM264 42v-42h-113v42zM139 42v-42h-46v42zM139 97v-44h-46v44zM139 155v-44h-46v44zM139 208v-41h-46v41zM139 280v-44h-46v44zM202 280v-44h-51v44zM320 331v-44h-47v44zM317 530v-122h-44v122zM257 477v-69h-106v69zM202 382v-41h-51v41zM202 331v-44h-51v44zM139 331v-44h-46v44zM139 477v-69h-46v69zM19 63v-33h-10v33zM19 114v-33h-10v33zM44 280v-44h-44v44zM44 331v-44h-44v44zM44 382v-41h-44v41zM44 704v-44h-44v44zM44 755v-44h-44v44zM44 806v-39h-44v39zM44 857v-39h-44v39zM139 382v-41h-46v41z">
                <text:p/>
              </draw:path>
            </draw:g>
            <draw:g>
              <draw:path draw:style-name="gr3" draw:text-style-name="P3" draw:layer="layout" svg:width="0.594cm" svg:height="1.391cm" draw:transform="rotate (-1.5707963267949) translate (30.3304657547338cm 50.5365223230469cm)" svg:viewBox="0 0 595 1392" svg:d="M199 980v-568c-18 7-37 14-53 26-46 25-83 62-107 109-27 46-39 97-39 150 0 54 12 105 39 151 24 46 61 81 107 109 16 9 35 18 53 23zM199 266v857c0 12-4 26-4 40 0 49 16 99 46 143 21 33 46 63 79 84v2h76v-1392h-76c-33 21-58 51-79 83-30 44-46 95-46 144 0 14 4 28 4 39zM396 980c19-5 37-14 53-23 47-28 84-63 109-109 26-46 37-97 37-151 0-53-11-104-37-150-25-47-62-84-109-109-16-12-34-19-53-26z">
                <text:p/>
              </draw:path>
              <draw:path draw:style-name="gr4" draw:text-style-name="P4" draw:layer="layout" svg:width="0.594cm" svg:height="1.391cm" draw:transform="rotate (-1.5707963267949) translate (30.3304657547338cm 50.5365223230469cm)" svg:viewBox="0 0 595 1392" svg:d="M199 980v-568c-18 7-37 14-53 26-46 25-83 62-107 109-27 46-39 97-39 150 0 54 12 105 39 151 24 46 61 81 107 109 16 9 35 18 53 23zM199 266v857c0 12-4 26-4 40 0 49 16 99 46 143 21 33 46 63 79 84v2h76v-1392h-76c-33 21-58 51-79 83-30 44-46 95-46 144 0 14 4 28 4 39zM246 426h76M246 547h76M246 665h76M246 785h76M246 908h76M246 1026h76M246 364h76M246 486h76M246 605h76M246 725h76M246 848h76M246 966h76M278 1149h37M278 1089h37M278 301h37M278 241h37M327 63v1264M396 980c19-5 37-14 53-23 47-28 84-63 109-109 26-46 37-97 37-151 0-53-11-104-37-150-25-47-62-84-109-109-16-12-34-19-53-26z">
                <text:p/>
              </draw:path>
            </draw:g>
            <draw:g>
              <draw:path draw:style-name="gr3" draw:text-style-name="P3" draw:layer="layout" svg:width="0.965cm" svg:height="2.406cm" draw:transform="rotate (-1.5707963267949) translate (30.8710307592121cm 49.982318916614cm)" svg:viewBox="0 0 966 2407" svg:d="M72 2358h746v-2307h-746zM818 2407h-818v-2407h818v51h-746v2307h746zM890 2407v-2407h-72v2407zM890 1302v-197h76v197z">
                <text:p/>
              </draw:path>
              <draw:path draw:style-name="gr4" draw:text-style-name="P4" draw:layer="layout" svg:width="0.965cm" svg:height="2.406cm" draw:transform="rotate (-1.5707963267949) translate (30.8710307592121cm 49.982318916614cm)" svg:viewBox="0 0 966 2407" svg:d="M72 2358h746v-2307h-746zM818 2407h-818v-2407h818v51h-746v2307h746zM890 2407v-2407h-72v2407zM890 1302v-197h76v197z">
                <text:p/>
              </draw:path>
            </draw:g>
            <draw:g>
              <draw:polygon draw:style-name="gr3" draw:text-style-name="P3" draw:layer="layout" svg:width="0.15cm" svg:height="2.795cm" draw:transform="rotate (-1.5707963267949) translate (31.1375920735553cm 49.8341361876212cm)" svg:viewBox="0 0 151 2796" draw:points="151,2796 151,0 0,0 0,2796">
                <text:p/>
              </draw:polygon>
              <draw:polygon draw:style-name="gr4" draw:text-style-name="P4" draw:layer="layout" svg:width="0.15cm" svg:height="2.795cm" draw:transform="rotate (-1.5707963267949) translate (31.1375920735553cm 49.8341361876212cm)" svg:viewBox="0 0 151 2796" draw:points="151,2796 151,0 0,0 0,2796">
                <text:p/>
              </draw:polygon>
            </draw:g>
            <draw:g>
              <draw:polygon draw:style-name="gr3" draw:text-style-name="P3" draw:layer="layout" svg:width="2.151cm" svg:height="0.138cm" draw:transform="rotate (-1.5707963267949) translate (28.3453900280552cm 49.982318916614cm)" svg:viewBox="0 0 2152 139" draw:points="0,139 2152,139 2152,0 0,0">
                <text:p/>
              </draw:polygon>
              <draw:polygon draw:style-name="gr4" draw:text-style-name="P4" draw:layer="layout" svg:width="2.151cm" svg:height="0.138cm" draw:transform="rotate (-1.5707963267949) translate (28.3453900280552cm 49.982318916614cm)" svg:viewBox="0 0 2152 139" draw:points="0,139 2152,139 2152,0 0,0">
                <text:p/>
              </draw:polygon>
            </draw:g>
            <draw:g>
              <draw:polygon draw:style-name="gr3" draw:text-style-name="P3" draw:layer="layout" svg:width="2.151cm" svg:height="0.138cm" draw:transform="rotate (-1.5707963267949) translate (31.2598145822613cm 49.982318916614cm)" svg:viewBox="0 0 2152 139" draw:points="0,139 2152,139 2152,0 0,0">
                <text:p/>
              </draw:polygon>
              <draw:polygon draw:style-name="gr4" draw:text-style-name="P4" draw:layer="layout" svg:width="2.151cm" svg:height="0.138cm" draw:transform="rotate (-1.5707963267949) translate (31.2598145822613cm 49.982318916614cm)" svg:viewBox="0 0 2152 139" draw:points="0,139 2152,139 2152,0 0,0">
                <text:p/>
              </draw:polygon>
            </draw:g>
          </draw:g>
        </draw:g>
        <draw:g>
          <draw:g>
            <draw:g>
              <draw:path draw:style-name="gr3" draw:text-style-name="P3" draw:layer="layout" svg:width="1.672cm" svg:height="1.528cm" draw:transform="rotate (1.5707963267949) translate (28.3299414378389cm 46.242207072988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  <draw:path draw:style-name="gr4" draw:text-style-name="P4" draw:layer="layout" svg:width="1.672cm" svg:height="1.528cm" draw:transform="rotate (1.5707963267949) translate (28.3299414378389cm 46.242207072988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</draw:g>
            <draw:g>
              <draw:polygon draw:style-name="gr3" draw:text-style-name="P3" draw:layer="layout" svg:width="1.669cm" svg:height="2.598cm" draw:transform="rotate (1.5707963267949) translate (27.6760717863689cm 46.6123393609683cm)" svg:viewBox="0 0 1670 2599" draw:points="0,2599 1670,2599 1670,0 0,0">
                <text:p/>
              </draw:polygon>
              <draw:polygon draw:style-name="gr4" draw:text-style-name="P4" draw:layer="layout" svg:width="1.669cm" svg:height="2.598cm" draw:transform="rotate (1.5707963267949) translate (27.6760717863689cm 46.6123393609683cm)" svg:viewBox="0 0 1670 2599" draw:points="0,2599 1670,2599 1670,0 0,0">
                <text:p/>
              </draw:polygon>
            </draw:g>
            <draw:g>
              <draw:polygon draw:style-name="gr3" draw:text-style-name="P3" draw:layer="layout" svg:width="0.46cm" svg:height="1.164cm" draw:transform="rotate (1.5707963267949) translate (28.4790161800067cm 45.5089694117286cm)" svg:viewBox="0 0 461 1165" draw:points="461,0 0,0 0,1165 461,1165">
                <text:p/>
              </draw:polygon>
              <draw:polygon draw:style-name="gr4" draw:text-style-name="P4" draw:layer="layout" svg:width="0.46cm" svg:height="1.164cm" draw:transform="rotate (1.5707963267949) translate (28.4790161800067cm 45.5089694117286cm)" svg:viewBox="0 0 461 1165" draw:points="461,0 0,0 0,1165 461,1165">
                <text:p/>
              </draw:polygon>
            </draw:g>
            <draw:g>
              <draw:polygon draw:style-name="gr5" draw:text-style-name="P5" draw:layer="layout" svg:width="0.011cm" svg:height="0.034cm" draw:transform="rotate (1.5707963267949) translate (28.6343595052877cm 45.4645011014316cm)" svg:viewBox="0 0 12 35" draw:points="12,35 12,0 0,0 0,35">
                <text:p/>
              </draw:polygon>
              <draw:polygon draw:style-name="gr4" draw:text-style-name="P4" draw:layer="layout" svg:width="0.011cm" svg:height="0.034cm" draw:transform="rotate (1.5707963267949) translate (28.6343595052877cm 45.4645011014316cm)" svg:viewBox="0 0 12 35" draw:points="12,35 12,0 0,0 0,35">
                <text:p/>
              </draw:polygon>
            </draw:g>
            <draw:g>
              <draw:path draw:style-name="gr5" draw:text-style-name="P5" draw:layer="layout" svg:width="0.356cm" svg:height="1.053cm" draw:transform="rotate (1.5707963267949) translate (28.5605077604818cm 45.4728389096124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  <draw:path draw:style-name="gr4" draw:text-style-name="P4" draw:layer="layout" svg:width="0.356cm" svg:height="1.053cm" draw:transform="rotate (1.5707963267949) translate (28.5605077604818cm 45.4728389096124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</draw:g>
            <draw:g>
              <draw:path draw:style-name="gr5" draw:text-style-name="P5" draw:layer="layout" svg:width="0.356cm" svg:height="1.104cm" draw:transform="rotate (1.5707963267949) translate (28.5070289107948cm 45.4728389096124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  <draw:path draw:style-name="gr4" draw:text-style-name="P4" draw:layer="layout" svg:width="0.356cm" svg:height="1.104cm" draw:transform="rotate (1.5707963267949) translate (28.5070289107948cm 45.4728389096124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</draw:g>
            <draw:g>
              <draw:path draw:style-name="gr3" draw:text-style-name="P3" draw:layer="layout" svg:width="0.557cm" svg:height="1.305cm" draw:transform="rotate (1.5707963267949) translate (28.4102576589806cm 46.0926159843742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373 920c16-5 32-14 49-24 41-25 78-57 102-101 23-44 34-93 34-139 0-51-11-100-34-144-24-44-61-77-102-102-17-9-33-19-49-23z">
                <text:p/>
              </draw:path>
              <draw:path draw:style-name="gr4" draw:text-style-name="P4" draw:layer="layout" svg:width="0.557cm" svg:height="1.305cm" draw:transform="rotate (1.5707963267949) translate (28.4102576589806cm 46.0926159843742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232 401h71M232 512h71M232 623h71M232 737h71M232 850h71M232 964h71M232 341h71M232 456h71M232 568h71M232 681h71M232 795h71M232 906h71M262 1077h32M262 1022h32M262 283h32M262 227h32M306 58v1188M373 920c16-5 32-14 49-24 41-25 78-57 102-101 23-44 34-93 34-139 0-51-11-100-34-144-24-44-61-77-102-102-17-9-33-19-49-23z">
                <text:p/>
              </draw:path>
            </draw:g>
            <draw:g>
              <draw:path draw:style-name="gr3" draw:text-style-name="P3" draw:layer="layout" svg:width="0.905cm" svg:height="2.255cm" draw:transform="rotate (1.5707963267949) translate (27.9033241646443cm 46.6123393609683cm)" svg:viewBox="0 0 906 2256" svg:d="M67 2212h700v-2166h-700zM767 2256h-767v-2256h767v46h-700v2166h700zM834 2256v-2256h-67v2256zM834 1221v-186h72v186z">
                <text:p/>
              </draw:path>
              <draw:path draw:style-name="gr4" draw:text-style-name="P4" draw:layer="layout" svg:width="0.905cm" svg:height="2.255cm" draw:transform="rotate (1.5707963267949) translate (27.9033241646443cm 46.6123393609683cm)" svg:viewBox="0 0 906 2256" svg:d="M67 2212h700v-2166h-700zM767 2256h-767v-2256h767v46h-700v2166h700zM834 2256v-2256h-67v2256zM834 1221v-186h72v186z">
                <text:p/>
              </draw:path>
            </draw:g>
            <draw:g>
              <draw:polygon draw:style-name="gr3" draw:text-style-name="P3" draw:layer="layout" svg:width="0.14cm" svg:height="2.619cm" draw:transform="rotate (1.5707963267949) translate (27.6533470898885cm 46.7513028306458cm)" svg:viewBox="0 0 141 2620" draw:points="141,2620 141,0 0,0 0,2620">
                <text:p/>
              </draw:polygon>
              <draw:polygon draw:style-name="gr4" draw:text-style-name="P4" draw:layer="layout" svg:width="0.14cm" svg:height="2.619cm" draw:transform="rotate (1.5707963267949) translate (27.6533470898885cm 46.7513028306458cm)" svg:viewBox="0 0 141 2620" draw:points="141,2620 141,0 0,0 0,2620">
                <text:p/>
              </draw:polygon>
            </draw:g>
            <draw:g>
              <draw:polygon draw:style-name="gr3" draw:text-style-name="P3" draw:layer="layout" svg:width="2.017cm" svg:height="0.129cm" draw:transform="rotate (1.5707963267949) translate (30.2718309504636cm 46.6123393609683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1.5707963267949) translate (30.2718309504636cm 46.6123393609683cm)" svg:viewBox="0 0 2018 130" draw:points="0,130 2018,130 2018,0 0,0">
                <text:p/>
              </draw:polygon>
            </draw:g>
            <draw:g>
              <draw:polygon draw:style-name="gr3" draw:text-style-name="P3" draw:layer="layout" svg:width="2.017cm" svg:height="0.129cm" draw:transform="rotate (1.5707963267949) translate (27.5387287129835cm 46.6123393609683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1.5707963267949) translate (27.5387287129835cm 46.6123393609683cm)" svg:viewBox="0 0 2018 130" draw:points="0,130 2018,130 2018,0 0,0">
                <text:p/>
              </draw:polygon>
            </draw:g>
          </draw:g>
          <draw:g>
            <draw:g>
              <draw:path draw:style-name="gr3" draw:text-style-name="P3" draw:layer="layout" svg:width="1.672cm" svg:height="1.528cm" draw:transform="rotate (1.5707963267949) translate (28.3299414378389cm 46.242207072988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  <draw:path draw:style-name="gr4" draw:text-style-name="P4" draw:layer="layout" svg:width="1.672cm" svg:height="1.528cm" draw:transform="rotate (1.5707963267949) translate (28.3299414378389cm 46.242207072988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</draw:g>
            <draw:g>
              <draw:polygon draw:style-name="gr3" draw:text-style-name="P3" draw:layer="layout" svg:width="1.669cm" svg:height="2.598cm" draw:transform="rotate (1.5707963267949) translate (27.6760717863689cm 46.6123393609683cm)" svg:viewBox="0 0 1670 2599" draw:points="0,2599 1670,2599 1670,0 0,0">
                <text:p/>
              </draw:polygon>
              <draw:polygon draw:style-name="gr4" draw:text-style-name="P4" draw:layer="layout" svg:width="1.669cm" svg:height="2.598cm" draw:transform="rotate (1.5707963267949) translate (27.6760717863689cm 46.6123393609683cm)" svg:viewBox="0 0 1670 2599" draw:points="0,2599 1670,2599 1670,0 0,0">
                <text:p/>
              </draw:polygon>
            </draw:g>
            <draw:g>
              <draw:polygon draw:style-name="gr3" draw:text-style-name="P3" draw:layer="layout" svg:width="0.46cm" svg:height="1.164cm" draw:transform="rotate (1.5707963267949) translate (28.4790161800067cm 45.5089694117286cm)" svg:viewBox="0 0 461 1165" draw:points="461,0 0,0 0,1165 461,1165">
                <text:p/>
              </draw:polygon>
              <draw:polygon draw:style-name="gr4" draw:text-style-name="P4" draw:layer="layout" svg:width="0.46cm" svg:height="1.164cm" draw:transform="rotate (1.5707963267949) translate (28.4790161800067cm 45.5089694117286cm)" svg:viewBox="0 0 461 1165" draw:points="461,0 0,0 0,1165 461,1165">
                <text:p/>
              </draw:polygon>
            </draw:g>
            <draw:g>
              <draw:polygon draw:style-name="gr5" draw:text-style-name="P5" draw:layer="layout" svg:width="0.011cm" svg:height="0.034cm" draw:transform="rotate (1.5707963267949) translate (28.6343595052877cm 45.4645011014316cm)" svg:viewBox="0 0 12 35" draw:points="12,35 12,0 0,0 0,35">
                <text:p/>
              </draw:polygon>
              <draw:polygon draw:style-name="gr4" draw:text-style-name="P4" draw:layer="layout" svg:width="0.011cm" svg:height="0.034cm" draw:transform="rotate (1.5707963267949) translate (28.6343595052877cm 45.4645011014316cm)" svg:viewBox="0 0 12 35" draw:points="12,35 12,0 0,0 0,35">
                <text:p/>
              </draw:polygon>
            </draw:g>
            <draw:g>
              <draw:path draw:style-name="gr5" draw:text-style-name="P5" draw:layer="layout" svg:width="0.356cm" svg:height="1.053cm" draw:transform="rotate (1.5707963267949) translate (28.5605077604818cm 45.4728389096124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  <draw:path draw:style-name="gr4" draw:text-style-name="P4" draw:layer="layout" svg:width="0.356cm" svg:height="1.053cm" draw:transform="rotate (1.5707963267949) translate (28.5605077604818cm 45.4728389096124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</draw:g>
            <draw:g>
              <draw:path draw:style-name="gr5" draw:text-style-name="P5" draw:layer="layout" svg:width="0.356cm" svg:height="1.104cm" draw:transform="rotate (1.5707963267949) translate (28.5070289107948cm 45.4728389096124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  <draw:path draw:style-name="gr4" draw:text-style-name="P4" draw:layer="layout" svg:width="0.356cm" svg:height="1.104cm" draw:transform="rotate (1.5707963267949) translate (28.5070289107948cm 45.4728389096124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</draw:g>
            <draw:g>
              <draw:path draw:style-name="gr3" draw:text-style-name="P3" draw:layer="layout" svg:width="0.557cm" svg:height="1.305cm" draw:transform="rotate (1.5707963267949) translate (28.4102576589806cm 46.0926159843742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373 920c16-5 32-14 49-24 41-25 78-57 102-101 23-44 34-93 34-139 0-51-11-100-34-144-24-44-61-77-102-102-17-9-33-19-49-23z">
                <text:p/>
              </draw:path>
              <draw:path draw:style-name="gr4" draw:text-style-name="P4" draw:layer="layout" svg:width="0.557cm" svg:height="1.305cm" draw:transform="rotate (1.5707963267949) translate (28.4102576589806cm 46.0926159843742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232 401h71M232 512h71M232 623h71M232 737h71M232 850h71M232 964h71M232 341h71M232 456h71M232 568h71M232 681h71M232 795h71M232 906h71M262 1077h32M262 1022h32M262 283h32M262 227h32M306 58v1188M373 920c16-5 32-14 49-24 41-25 78-57 102-101 23-44 34-93 34-139 0-51-11-100-34-144-24-44-61-77-102-102-17-9-33-19-49-23z">
                <text:p/>
              </draw:path>
            </draw:g>
            <draw:g>
              <draw:path draw:style-name="gr3" draw:text-style-name="P3" draw:layer="layout" svg:width="0.905cm" svg:height="2.255cm" draw:transform="rotate (1.5707963267949) translate (27.9033241646443cm 46.6123393609683cm)" svg:viewBox="0 0 906 2256" svg:d="M67 2212h700v-2166h-700zM767 2256h-767v-2256h767v46h-700v2166h700zM834 2256v-2256h-67v2256zM834 1221v-186h72v186z">
                <text:p/>
              </draw:path>
              <draw:path draw:style-name="gr4" draw:text-style-name="P4" draw:layer="layout" svg:width="0.905cm" svg:height="2.255cm" draw:transform="rotate (1.5707963267949) translate (27.9033241646443cm 46.6123393609683cm)" svg:viewBox="0 0 906 2256" svg:d="M67 2212h700v-2166h-700zM767 2256h-767v-2256h767v46h-700v2166h700zM834 2256v-2256h-67v2256zM834 1221v-186h72v186z">
                <text:p/>
              </draw:path>
            </draw:g>
            <draw:g>
              <draw:polygon draw:style-name="gr3" draw:text-style-name="P3" draw:layer="layout" svg:width="0.14cm" svg:height="2.619cm" draw:transform="rotate (1.5707963267949) translate (27.6533470898885cm 46.7513028306458cm)" svg:viewBox="0 0 141 2620" draw:points="141,2620 141,0 0,0 0,2620">
                <text:p/>
              </draw:polygon>
              <draw:polygon draw:style-name="gr4" draw:text-style-name="P4" draw:layer="layout" svg:width="0.14cm" svg:height="2.619cm" draw:transform="rotate (1.5707963267949) translate (27.6533470898885cm 46.7513028306458cm)" svg:viewBox="0 0 141 2620" draw:points="141,2620 141,0 0,0 0,2620">
                <text:p/>
              </draw:polygon>
            </draw:g>
            <draw:g>
              <draw:polygon draw:style-name="gr3" draw:text-style-name="P3" draw:layer="layout" svg:width="2.017cm" svg:height="0.129cm" draw:transform="rotate (1.5707963267949) translate (30.2718309504636cm 46.6123393609683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1.5707963267949) translate (30.2718309504636cm 46.6123393609683cm)" svg:viewBox="0 0 2018 130" draw:points="0,130 2018,130 2018,0 0,0">
                <text:p/>
              </draw:polygon>
            </draw:g>
            <draw:g>
              <draw:polygon draw:style-name="gr3" draw:text-style-name="P3" draw:layer="layout" svg:width="2.017cm" svg:height="0.129cm" draw:transform="rotate (1.5707963267949) translate (27.5387287129835cm 46.6123393609683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1.5707963267949) translate (27.5387287129835cm 46.6123393609683cm)" svg:viewBox="0 0 2018 130" draw:points="0,130 2018,130 2018,0 0,0">
                <text:p/>
              </draw:polygon>
            </draw:g>
          </draw:g>
        </draw:g>
        <draw:g>
          <draw:path draw:style-name="gr6" draw:text-style-name="P3" draw:layer="layout" svg:width="1.391cm" svg:height="1.391cm" svg:x="32.686cm" svg:y="44.143cm" svg:viewBox="0 0 1392 1392" svg:d="M1253 1392v-319h-697v319zM0 1073v-1073h1392v1073z">
            <text:p/>
          </draw:path>
          <draw:path draw:style-name="gr7" draw:text-style-name="P4" draw:layer="layout" svg:width="1.391cm" svg:height="1.391cm" svg:x="32.686cm" svg:y="44.143cm" svg:viewBox="0 0 1392 1392" svg:d="M1253 1392v-319h-697v319zM1253 598h-653v-378h653zM695 542v-266M767 542v-266M834 542v-266M906 542v-266M973 542v-266M1047 542v-266M1114 542v-266M1186 542v-266M306 1073v-1073M0 723h1392M0 1073v-1073h1392v1073zM530 695v-584h797v584z">
            <text:p/>
          </draw:path>
        </draw:g>
        <draw:g>
          <draw:g>
            <draw:g>
              <draw:path draw:style-name="gr3" draw:text-style-name="P3" draw:layer="layout" svg:width="1.672cm" svg:height="1.528cm" draw:transform="rotate (-3.14159265358979) translate (30.3228405736681cm 40.9095445297253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  <draw:path draw:style-name="gr4" draw:text-style-name="P4" draw:layer="layout" svg:width="1.672cm" svg:height="1.528cm" draw:transform="rotate (-3.14159265358979) translate (30.3228405736681cm 40.9095445297253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</draw:g>
            <draw:g>
              <draw:polygon draw:style-name="gr3" draw:text-style-name="P3" draw:layer="layout" svg:width="1.669cm" svg:height="2.598cm" draw:transform="rotate (-3.14159265358979) translate (30.6929728616482cm 41.5634141811951cm)" svg:viewBox="0 0 1670 2599" draw:points="0,2599 1670,2599 1670,0 0,0">
                <text:p/>
              </draw:polygon>
              <draw:polygon draw:style-name="gr4" draw:text-style-name="P4" draw:layer="layout" svg:width="1.669cm" svg:height="2.598cm" draw:transform="rotate (-3.14159265358979) translate (30.6929728616482cm 41.5634141811951cm)" svg:viewBox="0 0 1670 2599" draw:points="0,2599 1670,2599 1670,0 0,0">
                <text:p/>
              </draw:polygon>
            </draw:g>
            <draw:g>
              <draw:polygon draw:style-name="gr3" draw:text-style-name="P3" draw:layer="layout" svg:width="0.46cm" svg:height="1.164cm" draw:transform="rotate (-3.14159265358979) translate (29.5896029124085cm 40.7604697875574cm)" svg:viewBox="0 0 461 1165" draw:points="461,0 0,0 0,1165 461,1165">
                <text:p/>
              </draw:polygon>
              <draw:polygon draw:style-name="gr4" draw:text-style-name="P4" draw:layer="layout" svg:width="0.46cm" svg:height="1.164cm" draw:transform="rotate (-3.14159265358979) translate (29.5896029124085cm 40.7604697875574cm)" svg:viewBox="0 0 461 1165" draw:points="461,0 0,0 0,1165 461,1165">
                <text:p/>
              </draw:polygon>
            </draw:g>
            <draw:g>
              <draw:polygon draw:style-name="gr5" draw:text-style-name="P5" draw:layer="layout" svg:width="0.011cm" svg:height="0.034cm" draw:transform="rotate (-3.14159265358979) translate (29.5451346021118cm 40.6051264622765cm)" svg:viewBox="0 0 12 35" draw:points="12,35 12,0 0,0 0,35">
                <text:p/>
              </draw:polygon>
              <draw:polygon draw:style-name="gr4" draw:text-style-name="P4" draw:layer="layout" svg:width="0.011cm" svg:height="0.034cm" draw:transform="rotate (-3.14159265358979) translate (29.5451346021118cm 40.6051264622765cm)" svg:viewBox="0 0 12 35" draw:points="12,35 12,0 0,0 0,35">
                <text:p/>
              </draw:polygon>
            </draw:g>
            <draw:g>
              <draw:path draw:style-name="gr5" draw:text-style-name="P5" draw:layer="layout" svg:width="0.356cm" svg:height="1.053cm" draw:transform="rotate (-3.14159265358979) translate (29.5534724102923cm 40.6789782070823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  <draw:path draw:style-name="gr4" draw:text-style-name="P4" draw:layer="layout" svg:width="0.356cm" svg:height="1.053cm" draw:transform="rotate (-3.14159265358979) translate (29.5534724102923cm 40.6789782070823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</draw:g>
            <draw:g>
              <draw:path draw:style-name="gr5" draw:text-style-name="P5" draw:layer="layout" svg:width="0.356cm" svg:height="1.104cm" draw:transform="rotate (-3.14159265358979) translate (29.5534724102923cm 40.7324570567692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  <draw:path draw:style-name="gr4" draw:text-style-name="P4" draw:layer="layout" svg:width="0.356cm" svg:height="1.104cm" draw:transform="rotate (-3.14159265358979) translate (29.5534724102923cm 40.7324570567692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</draw:g>
            <draw:g>
              <draw:path draw:style-name="gr3" draw:text-style-name="P3" draw:layer="layout" svg:width="0.557cm" svg:height="1.305cm" draw:transform="rotate (-3.14159265358979) translate (30.1732494850541cm 40.8292283085836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373 920c16-5 32-14 49-24 41-25 78-57 102-101 23-44 34-93 34-139 0-51-11-100-34-144-24-44-61-77-102-102-17-9-33-19-49-23z">
                <text:p/>
              </draw:path>
              <draw:path draw:style-name="gr4" draw:text-style-name="P4" draw:layer="layout" svg:width="0.557cm" svg:height="1.305cm" draw:transform="rotate (-3.14159265358979) translate (30.1732494850541cm 40.8292283085836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232 401h71M232 512h71M232 623h71M232 737h71M232 850h71M232 964h71M232 341h71M232 456h71M232 568h71M232 681h71M232 795h71M232 906h71M262 1077h32M262 1022h32M262 283h32M262 227h32M306 58v1188M373 920c16-5 32-14 49-24 41-25 78-57 102-101 23-44 34-93 34-139 0-51-11-100-34-144-24-44-61-77-102-102-17-9-33-19-49-23z">
                <text:p/>
              </draw:path>
            </draw:g>
            <draw:g>
              <draw:path draw:style-name="gr3" draw:text-style-name="P3" draw:layer="layout" svg:width="0.905cm" svg:height="2.255cm" draw:transform="rotate (-3.14159265358979) translate (30.6929728616482cm 41.3361618029197cm)" svg:viewBox="0 0 906 2256" svg:d="M67 2212h700v-2166h-700zM767 2256h-767v-2256h767v46h-700v2166h700zM834 2256v-2256h-67v2256zM834 1221v-186h72v186z">
                <text:p/>
              </draw:path>
              <draw:path draw:style-name="gr4" draw:text-style-name="P4" draw:layer="layout" svg:width="0.905cm" svg:height="2.255cm" draw:transform="rotate (-3.14159265358979) translate (30.6929728616482cm 41.3361618029197cm)" svg:viewBox="0 0 906 2256" svg:d="M67 2212h700v-2166h-700zM767 2256h-767v-2256h767v46h-700v2166h700zM834 2256v-2256h-67v2256zM834 1221v-186h72v186z">
                <text:p/>
              </draw:path>
            </draw:g>
            <draw:g>
              <draw:polygon draw:style-name="gr3" draw:text-style-name="P3" draw:layer="layout" svg:width="0.14cm" svg:height="2.619cm" draw:transform="rotate (-3.14159265358979) translate (30.831936331326cm 41.5861388776757cm)" svg:viewBox="0 0 141 2620" draw:points="141,2620 141,0 0,0 0,2620">
                <text:p/>
              </draw:polygon>
              <draw:polygon draw:style-name="gr4" draw:text-style-name="P4" draw:layer="layout" svg:width="0.14cm" svg:height="2.619cm" draw:transform="rotate (-3.14159265358979) translate (30.831936331326cm 41.5861388776757cm)" svg:viewBox="0 0 141 2620" draw:points="141,2620 141,0 0,0 0,2620">
                <text:p/>
              </draw:polygon>
            </draw:g>
            <draw:g>
              <draw:polygon draw:style-name="gr3" draw:text-style-name="P3" draw:layer="layout" svg:width="2.017cm" svg:height="0.129cm" draw:transform="rotate (-3.14159265358979) translate (30.6929728616482cm 38.9676550171003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-3.14159265358979) translate (30.6929728616482cm 38.9676550171003cm)" svg:viewBox="0 0 2018 130" draw:points="0,130 2018,130 2018,0 0,0">
                <text:p/>
              </draw:polygon>
            </draw:g>
            <draw:g>
              <draw:polygon draw:style-name="gr3" draw:text-style-name="P3" draw:layer="layout" svg:width="2.017cm" svg:height="0.129cm" draw:transform="rotate (-3.14159265358979) translate (30.6929728616482cm 41.7007572545807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-3.14159265358979) translate (30.6929728616482cm 41.7007572545807cm)" svg:viewBox="0 0 2018 130" draw:points="0,130 2018,130 2018,0 0,0">
                <text:p/>
              </draw:polygon>
            </draw:g>
          </draw:g>
          <draw:g>
            <draw:g>
              <draw:path draw:style-name="gr3" draw:text-style-name="P3" draw:layer="layout" svg:width="1.672cm" svg:height="1.528cm" draw:transform="rotate (-3.14159265358979) translate (30.3228405736681cm 40.9095445297253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  <draw:path draw:style-name="gr4" draw:text-style-name="P4" draw:layer="layout" svg:width="1.672cm" svg:height="1.528cm" draw:transform="rotate (-3.14159265358979) translate (30.3228405736681cm 40.9095445297253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</draw:g>
            <draw:g>
              <draw:polygon draw:style-name="gr3" draw:text-style-name="P3" draw:layer="layout" svg:width="1.669cm" svg:height="2.598cm" draw:transform="rotate (-3.14159265358979) translate (30.6929728616482cm 41.5634141811951cm)" svg:viewBox="0 0 1670 2599" draw:points="0,2599 1670,2599 1670,0 0,0">
                <text:p/>
              </draw:polygon>
              <draw:polygon draw:style-name="gr4" draw:text-style-name="P4" draw:layer="layout" svg:width="1.669cm" svg:height="2.598cm" draw:transform="rotate (-3.14159265358979) translate (30.6929728616482cm 41.5634141811951cm)" svg:viewBox="0 0 1670 2599" draw:points="0,2599 1670,2599 1670,0 0,0">
                <text:p/>
              </draw:polygon>
            </draw:g>
            <draw:g>
              <draw:polygon draw:style-name="gr3" draw:text-style-name="P3" draw:layer="layout" svg:width="0.46cm" svg:height="1.164cm" draw:transform="rotate (-3.14159265358979) translate (29.5896029124085cm 40.7604697875574cm)" svg:viewBox="0 0 461 1165" draw:points="461,0 0,0 0,1165 461,1165">
                <text:p/>
              </draw:polygon>
              <draw:polygon draw:style-name="gr4" draw:text-style-name="P4" draw:layer="layout" svg:width="0.46cm" svg:height="1.164cm" draw:transform="rotate (-3.14159265358979) translate (29.5896029124085cm 40.7604697875574cm)" svg:viewBox="0 0 461 1165" draw:points="461,0 0,0 0,1165 461,1165">
                <text:p/>
              </draw:polygon>
            </draw:g>
            <draw:g>
              <draw:polygon draw:style-name="gr5" draw:text-style-name="P5" draw:layer="layout" svg:width="0.011cm" svg:height="0.034cm" draw:transform="rotate (-3.14159265358979) translate (29.5451346021118cm 40.6051264622765cm)" svg:viewBox="0 0 12 35" draw:points="12,35 12,0 0,0 0,35">
                <text:p/>
              </draw:polygon>
              <draw:polygon draw:style-name="gr4" draw:text-style-name="P4" draw:layer="layout" svg:width="0.011cm" svg:height="0.034cm" draw:transform="rotate (-3.14159265358979) translate (29.5451346021118cm 40.6051264622765cm)" svg:viewBox="0 0 12 35" draw:points="12,35 12,0 0,0 0,35">
                <text:p/>
              </draw:polygon>
            </draw:g>
            <draw:g>
              <draw:path draw:style-name="gr5" draw:text-style-name="P5" draw:layer="layout" svg:width="0.356cm" svg:height="1.053cm" draw:transform="rotate (-3.14159265358979) translate (29.5534724102923cm 40.6789782070823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  <draw:path draw:style-name="gr4" draw:text-style-name="P4" draw:layer="layout" svg:width="0.356cm" svg:height="1.053cm" draw:transform="rotate (-3.14159265358979) translate (29.5534724102923cm 40.6789782070823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</draw:g>
            <draw:g>
              <draw:path draw:style-name="gr5" draw:text-style-name="P5" draw:layer="layout" svg:width="0.356cm" svg:height="1.104cm" draw:transform="rotate (-3.14159265358979) translate (29.5534724102923cm 40.7324570567692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  <draw:path draw:style-name="gr4" draw:text-style-name="P4" draw:layer="layout" svg:width="0.356cm" svg:height="1.104cm" draw:transform="rotate (-3.14159265358979) translate (29.5534724102923cm 40.7324570567692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</draw:g>
            <draw:g>
              <draw:path draw:style-name="gr3" draw:text-style-name="P3" draw:layer="layout" svg:width="0.557cm" svg:height="1.305cm" draw:transform="rotate (-3.14159265358979) translate (30.1732494850541cm 40.8292283085836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373 920c16-5 32-14 49-24 41-25 78-57 102-101 23-44 34-93 34-139 0-51-11-100-34-144-24-44-61-77-102-102-17-9-33-19-49-23z">
                <text:p/>
              </draw:path>
              <draw:path draw:style-name="gr4" draw:text-style-name="P4" draw:layer="layout" svg:width="0.557cm" svg:height="1.305cm" draw:transform="rotate (-3.14159265358979) translate (30.1732494850541cm 40.8292283085836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232 401h71M232 512h71M232 623h71M232 737h71M232 850h71M232 964h71M232 341h71M232 456h71M232 568h71M232 681h71M232 795h71M232 906h71M262 1077h32M262 1022h32M262 283h32M262 227h32M306 58v1188M373 920c16-5 32-14 49-24 41-25 78-57 102-101 23-44 34-93 34-139 0-51-11-100-34-144-24-44-61-77-102-102-17-9-33-19-49-23z">
                <text:p/>
              </draw:path>
            </draw:g>
            <draw:g>
              <draw:path draw:style-name="gr3" draw:text-style-name="P3" draw:layer="layout" svg:width="0.905cm" svg:height="2.255cm" draw:transform="rotate (-3.14159265358979) translate (30.6929728616482cm 41.3361618029197cm)" svg:viewBox="0 0 906 2256" svg:d="M67 2212h700v-2166h-700zM767 2256h-767v-2256h767v46h-700v2166h700zM834 2256v-2256h-67v2256zM834 1221v-186h72v186z">
                <text:p/>
              </draw:path>
              <draw:path draw:style-name="gr4" draw:text-style-name="P4" draw:layer="layout" svg:width="0.905cm" svg:height="2.255cm" draw:transform="rotate (-3.14159265358979) translate (30.6929728616482cm 41.3361618029197cm)" svg:viewBox="0 0 906 2256" svg:d="M67 2212h700v-2166h-700zM767 2256h-767v-2256h767v46h-700v2166h700zM834 2256v-2256h-67v2256zM834 1221v-186h72v186z">
                <text:p/>
              </draw:path>
            </draw:g>
            <draw:g>
              <draw:polygon draw:style-name="gr3" draw:text-style-name="P3" draw:layer="layout" svg:width="0.14cm" svg:height="2.619cm" draw:transform="rotate (-3.14159265358979) translate (30.831936331326cm 41.5861388776757cm)" svg:viewBox="0 0 141 2620" draw:points="141,2620 141,0 0,0 0,2620">
                <text:p/>
              </draw:polygon>
              <draw:polygon draw:style-name="gr4" draw:text-style-name="P4" draw:layer="layout" svg:width="0.14cm" svg:height="2.619cm" draw:transform="rotate (-3.14159265358979) translate (30.831936331326cm 41.5861388776757cm)" svg:viewBox="0 0 141 2620" draw:points="141,2620 141,0 0,0 0,2620">
                <text:p/>
              </draw:polygon>
            </draw:g>
            <draw:g>
              <draw:polygon draw:style-name="gr3" draw:text-style-name="P3" draw:layer="layout" svg:width="2.017cm" svg:height="0.129cm" draw:transform="rotate (-3.14159265358979) translate (30.6929728616482cm 38.9676550171003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-3.14159265358979) translate (30.6929728616482cm 38.9676550171003cm)" svg:viewBox="0 0 2018 130" draw:points="0,130 2018,130 2018,0 0,0">
                <text:p/>
              </draw:polygon>
            </draw:g>
            <draw:g>
              <draw:polygon draw:style-name="gr3" draw:text-style-name="P3" draw:layer="layout" svg:width="2.017cm" svg:height="0.129cm" draw:transform="rotate (-3.14159265358979) translate (30.6929728616482cm 41.7007572545807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-3.14159265358979) translate (30.6929728616482cm 41.7007572545807cm)" svg:viewBox="0 0 2018 130" draw:points="0,130 2018,130 2018,0 0,0">
                <text:p/>
              </draw:polygon>
            </draw:g>
          </draw:g>
        </draw:g>
        <draw:g>
          <draw:path draw:style-name="gr6" draw:text-style-name="P3" draw:layer="layout" svg:width="1.391cm" svg:height="1.391cm" draw:transform="rotate (1.5707963267949) translate (25.3878512000952cm 42.2898513058489cm)" svg:viewBox="0 0 1392 1392" svg:d="M1253 1392v-319h-697v319zM0 1073v-1073h1392v1073z">
            <text:p/>
          </draw:path>
          <draw:path draw:style-name="gr7" draw:text-style-name="P4" draw:layer="layout" svg:width="1.391cm" svg:height="1.391cm" draw:transform="rotate (1.5707963267949) translate (25.3878512000952cm 42.2898513058489cm)" svg:viewBox="0 0 1392 1392" svg:d="M1253 1392v-319h-697v319zM1253 598h-653v-378h653zM695 542v-266M767 542v-266M834 542v-266M906 542v-266M973 542v-266M1047 542v-266M1114 542v-266M1186 542v-266M306 1073v-1073M0 723h1392M0 1073v-1073h1392v1073zM530 695v-584h797v584z">
            <text:p/>
          </draw:path>
        </draw:g>
        <draw:g>
          <draw:g>
            <draw:g>
              <draw:path draw:style-name="gr3" draw:text-style-name="P3" draw:layer="layout" svg:width="1.672cm" svg:height="1.528cm" draw:transform="rotate (-1.5707963267949) translate (33.9594099983995cm 33.9829943852383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  <draw:path draw:style-name="gr4" draw:text-style-name="P4" draw:layer="layout" svg:width="1.672cm" svg:height="1.528cm" draw:transform="rotate (-1.5707963267949) translate (33.9594099983995cm 33.9829943852383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</draw:g>
            <draw:g>
              <draw:polygon draw:style-name="gr3" draw:text-style-name="P3" draw:layer="layout" svg:width="1.669cm" svg:height="2.598cm" draw:transform="rotate (-1.5707963267949) translate (34.6132796498693cm 33.6128620972579cm)" svg:viewBox="0 0 1670 2599" draw:points="0,2599 1670,2599 1670,0 0,0">
                <text:p/>
              </draw:polygon>
              <draw:polygon draw:style-name="gr4" draw:text-style-name="P4" draw:layer="layout" svg:width="1.669cm" svg:height="2.598cm" draw:transform="rotate (-1.5707963267949) translate (34.6132796498693cm 33.6128620972579cm)" svg:viewBox="0 0 1670 2599" draw:points="0,2599 1670,2599 1670,0 0,0">
                <text:p/>
              </draw:polygon>
            </draw:g>
            <draw:g>
              <draw:polygon draw:style-name="gr3" draw:text-style-name="P3" draw:layer="layout" svg:width="0.46cm" svg:height="1.164cm" draw:transform="rotate (-1.5707963267949) translate (33.8103352562317cm 34.7162320464977cm)" svg:viewBox="0 0 461 1165" draw:points="461,0 0,0 0,1165 461,1165">
                <text:p/>
              </draw:polygon>
              <draw:polygon draw:style-name="gr4" draw:text-style-name="P4" draw:layer="layout" svg:width="0.46cm" svg:height="1.164cm" draw:transform="rotate (-1.5707963267949) translate (33.8103352562317cm 34.7162320464977cm)" svg:viewBox="0 0 461 1165" draw:points="461,0 0,0 0,1165 461,1165">
                <text:p/>
              </draw:polygon>
            </draw:g>
            <draw:g>
              <draw:polygon draw:style-name="gr5" draw:text-style-name="P5" draw:layer="layout" svg:width="0.011cm" svg:height="0.034cm" draw:transform="rotate (-1.5707963267949) translate (33.6549919309507cm 34.7607003567946cm)" svg:viewBox="0 0 12 35" draw:points="12,35 12,0 0,0 0,35">
                <text:p/>
              </draw:polygon>
              <draw:polygon draw:style-name="gr4" draw:text-style-name="P4" draw:layer="layout" svg:width="0.011cm" svg:height="0.034cm" draw:transform="rotate (-1.5707963267949) translate (33.6549919309507cm 34.7607003567946cm)" svg:viewBox="0 0 12 35" draw:points="12,35 12,0 0,0 0,35">
                <text:p/>
              </draw:polygon>
            </draw:g>
            <draw:g>
              <draw:path draw:style-name="gr5" draw:text-style-name="P5" draw:layer="layout" svg:width="0.356cm" svg:height="1.053cm" draw:transform="rotate (-1.5707963267949) translate (33.7288436757566cm 34.7523625486139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  <draw:path draw:style-name="gr4" draw:text-style-name="P4" draw:layer="layout" svg:width="0.356cm" svg:height="1.053cm" draw:transform="rotate (-1.5707963267949) translate (33.7288436757566cm 34.7523625486139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</draw:g>
            <draw:g>
              <draw:path draw:style-name="gr5" draw:text-style-name="P5" draw:layer="layout" svg:width="0.356cm" svg:height="1.104cm" draw:transform="rotate (-1.5707963267949) translate (33.7823225254436cm 34.7523625486139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  <draw:path draw:style-name="gr4" draw:text-style-name="P4" draw:layer="layout" svg:width="0.356cm" svg:height="1.104cm" draw:transform="rotate (-1.5707963267949) translate (33.7823225254436cm 34.7523625486139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</draw:g>
            <draw:g>
              <draw:path draw:style-name="gr3" draw:text-style-name="P3" draw:layer="layout" svg:width="0.557cm" svg:height="1.305cm" draw:transform="rotate (-1.5707963267949) translate (33.8790937772578cm 34.1325854738521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373 920c16-5 32-14 49-24 41-25 78-57 102-101 23-44 34-93 34-139 0-51-11-100-34-144-24-44-61-77-102-102-17-9-33-19-49-23z">
                <text:p/>
              </draw:path>
              <draw:path draw:style-name="gr4" draw:text-style-name="P4" draw:layer="layout" svg:width="0.557cm" svg:height="1.305cm" draw:transform="rotate (-1.5707963267949) translate (33.8790937772578cm 34.1325854738521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232 401h71M232 512h71M232 623h71M232 737h71M232 850h71M232 964h71M232 341h71M232 456h71M232 568h71M232 681h71M232 795h71M232 906h71M262 1077h32M262 1022h32M262 283h32M262 227h32M306 58v1188M373 920c16-5 32-14 49-24 41-25 78-57 102-101 23-44 34-93 34-139 0-51-11-100-34-144-24-44-61-77-102-102-17-9-33-19-49-23z">
                <text:p/>
              </draw:path>
            </draw:g>
            <draw:g>
              <draw:path draw:style-name="gr3" draw:text-style-name="P3" draw:layer="layout" svg:width="0.905cm" svg:height="2.255cm" draw:transform="rotate (-1.5707963267949) translate (34.3860272715939cm 33.6128620972579cm)" svg:viewBox="0 0 906 2256" svg:d="M67 2212h700v-2166h-700zM767 2256h-767v-2256h767v46h-700v2166h700zM834 2256v-2256h-67v2256zM834 1221v-186h72v186z">
                <text:p/>
              </draw:path>
              <draw:path draw:style-name="gr4" draw:text-style-name="P4" draw:layer="layout" svg:width="0.905cm" svg:height="2.255cm" draw:transform="rotate (-1.5707963267949) translate (34.3860272715939cm 33.6128620972579cm)" svg:viewBox="0 0 906 2256" svg:d="M67 2212h700v-2166h-700zM767 2256h-767v-2256h767v46h-700v2166h700zM834 2256v-2256h-67v2256zM834 1221v-186h72v186z">
                <text:p/>
              </draw:path>
            </draw:g>
            <draw:g>
              <draw:polygon draw:style-name="gr3" draw:text-style-name="P3" draw:layer="layout" svg:width="0.14cm" svg:height="2.619cm" draw:transform="rotate (-1.5707963267949) translate (34.6360043463499cm 33.4738986275805cm)" svg:viewBox="0 0 141 2620" draw:points="141,2620 141,0 0,0 0,2620">
                <text:p/>
              </draw:polygon>
              <draw:polygon draw:style-name="gr4" draw:text-style-name="P4" draw:layer="layout" svg:width="0.14cm" svg:height="2.619cm" draw:transform="rotate (-1.5707963267949) translate (34.6360043463499cm 33.4738986275805cm)" svg:viewBox="0 0 141 2620" draw:points="141,2620 141,0 0,0 0,2620">
                <text:p/>
              </draw:polygon>
            </draw:g>
            <draw:g>
              <draw:polygon draw:style-name="gr3" draw:text-style-name="P3" draw:layer="layout" svg:width="2.017cm" svg:height="0.129cm" draw:transform="rotate (-1.5707963267949) translate (32.0175204857748cm 33.6128620972579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-1.5707963267949) translate (32.0175204857748cm 33.6128620972579cm)" svg:viewBox="0 0 2018 130" draw:points="0,130 2018,130 2018,0 0,0">
                <text:p/>
              </draw:polygon>
            </draw:g>
            <draw:g>
              <draw:polygon draw:style-name="gr3" draw:text-style-name="P3" draw:layer="layout" svg:width="2.017cm" svg:height="0.129cm" draw:transform="rotate (-1.5707963267949) translate (34.7506227232549cm 33.6128620972579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-1.5707963267949) translate (34.7506227232549cm 33.6128620972579cm)" svg:viewBox="0 0 2018 130" draw:points="0,130 2018,130 2018,0 0,0">
                <text:p/>
              </draw:polygon>
            </draw:g>
          </draw:g>
          <draw:g>
            <draw:g>
              <draw:path draw:style-name="gr3" draw:text-style-name="P3" draw:layer="layout" svg:width="1.672cm" svg:height="1.528cm" draw:transform="rotate (-1.5707963267949) translate (33.9594099983995cm 33.9829943852383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  <draw:path draw:style-name="gr4" draw:text-style-name="P4" draw:layer="layout" svg:width="1.672cm" svg:height="1.528cm" draw:transform="rotate (-1.5707963267949) translate (33.9594099983995cm 33.9829943852383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</draw:g>
            <draw:g>
              <draw:polygon draw:style-name="gr3" draw:text-style-name="P3" draw:layer="layout" svg:width="1.669cm" svg:height="2.598cm" draw:transform="rotate (-1.5707963267949) translate (34.6132796498693cm 33.6128620972579cm)" svg:viewBox="0 0 1670 2599" draw:points="0,2599 1670,2599 1670,0 0,0">
                <text:p/>
              </draw:polygon>
              <draw:polygon draw:style-name="gr4" draw:text-style-name="P4" draw:layer="layout" svg:width="1.669cm" svg:height="2.598cm" draw:transform="rotate (-1.5707963267949) translate (34.6132796498693cm 33.6128620972579cm)" svg:viewBox="0 0 1670 2599" draw:points="0,2599 1670,2599 1670,0 0,0">
                <text:p/>
              </draw:polygon>
            </draw:g>
            <draw:g>
              <draw:polygon draw:style-name="gr3" draw:text-style-name="P3" draw:layer="layout" svg:width="0.46cm" svg:height="1.164cm" draw:transform="rotate (-1.5707963267949) translate (33.8103352562317cm 34.7162320464977cm)" svg:viewBox="0 0 461 1165" draw:points="461,0 0,0 0,1165 461,1165">
                <text:p/>
              </draw:polygon>
              <draw:polygon draw:style-name="gr4" draw:text-style-name="P4" draw:layer="layout" svg:width="0.46cm" svg:height="1.164cm" draw:transform="rotate (-1.5707963267949) translate (33.8103352562317cm 34.7162320464977cm)" svg:viewBox="0 0 461 1165" draw:points="461,0 0,0 0,1165 461,1165">
                <text:p/>
              </draw:polygon>
            </draw:g>
            <draw:g>
              <draw:polygon draw:style-name="gr5" draw:text-style-name="P5" draw:layer="layout" svg:width="0.011cm" svg:height="0.034cm" draw:transform="rotate (-1.5707963267949) translate (33.6549919309507cm 34.7607003567946cm)" svg:viewBox="0 0 12 35" draw:points="12,35 12,0 0,0 0,35">
                <text:p/>
              </draw:polygon>
              <draw:polygon draw:style-name="gr4" draw:text-style-name="P4" draw:layer="layout" svg:width="0.011cm" svg:height="0.034cm" draw:transform="rotate (-1.5707963267949) translate (33.6549919309507cm 34.7607003567946cm)" svg:viewBox="0 0 12 35" draw:points="12,35 12,0 0,0 0,35">
                <text:p/>
              </draw:polygon>
            </draw:g>
            <draw:g>
              <draw:path draw:style-name="gr5" draw:text-style-name="P5" draw:layer="layout" svg:width="0.356cm" svg:height="1.053cm" draw:transform="rotate (-1.5707963267949) translate (33.7288436757566cm 34.7523625486139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  <draw:path draw:style-name="gr4" draw:text-style-name="P4" draw:layer="layout" svg:width="0.356cm" svg:height="1.053cm" draw:transform="rotate (-1.5707963267949) translate (33.7288436757566cm 34.7523625486139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</draw:g>
            <draw:g>
              <draw:path draw:style-name="gr5" draw:text-style-name="P5" draw:layer="layout" svg:width="0.356cm" svg:height="1.104cm" draw:transform="rotate (-1.5707963267949) translate (33.7823225254436cm 34.7523625486139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  <draw:path draw:style-name="gr4" draw:text-style-name="P4" draw:layer="layout" svg:width="0.356cm" svg:height="1.104cm" draw:transform="rotate (-1.5707963267949) translate (33.7823225254436cm 34.7523625486139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</draw:g>
            <draw:g>
              <draw:path draw:style-name="gr3" draw:text-style-name="P3" draw:layer="layout" svg:width="0.557cm" svg:height="1.305cm" draw:transform="rotate (-1.5707963267949) translate (33.8790937772578cm 34.1325854738521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373 920c16-5 32-14 49-24 41-25 78-57 102-101 23-44 34-93 34-139 0-51-11-100-34-144-24-44-61-77-102-102-17-9-33-19-49-23z">
                <text:p/>
              </draw:path>
              <draw:path draw:style-name="gr4" draw:text-style-name="P4" draw:layer="layout" svg:width="0.557cm" svg:height="1.305cm" draw:transform="rotate (-1.5707963267949) translate (33.8790937772578cm 34.1325854738521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232 401h71M232 512h71M232 623h71M232 737h71M232 850h71M232 964h71M232 341h71M232 456h71M232 568h71M232 681h71M232 795h71M232 906h71M262 1077h32M262 1022h32M262 283h32M262 227h32M306 58v1188M373 920c16-5 32-14 49-24 41-25 78-57 102-101 23-44 34-93 34-139 0-51-11-100-34-144-24-44-61-77-102-102-17-9-33-19-49-23z">
                <text:p/>
              </draw:path>
            </draw:g>
            <draw:g>
              <draw:path draw:style-name="gr3" draw:text-style-name="P3" draw:layer="layout" svg:width="0.905cm" svg:height="2.255cm" draw:transform="rotate (-1.5707963267949) translate (34.3860272715939cm 33.6128620972579cm)" svg:viewBox="0 0 906 2256" svg:d="M67 2212h700v-2166h-700zM767 2256h-767v-2256h767v46h-700v2166h700zM834 2256v-2256h-67v2256zM834 1221v-186h72v186z">
                <text:p/>
              </draw:path>
              <draw:path draw:style-name="gr4" draw:text-style-name="P4" draw:layer="layout" svg:width="0.905cm" svg:height="2.255cm" draw:transform="rotate (-1.5707963267949) translate (34.3860272715939cm 33.6128620972579cm)" svg:viewBox="0 0 906 2256" svg:d="M67 2212h700v-2166h-700zM767 2256h-767v-2256h767v46h-700v2166h700zM834 2256v-2256h-67v2256zM834 1221v-186h72v186z">
                <text:p/>
              </draw:path>
            </draw:g>
            <draw:g>
              <draw:polygon draw:style-name="gr3" draw:text-style-name="P3" draw:layer="layout" svg:width="0.14cm" svg:height="2.619cm" draw:transform="rotate (-1.5707963267949) translate (34.6360043463499cm 33.4738986275805cm)" svg:viewBox="0 0 141 2620" draw:points="141,2620 141,0 0,0 0,2620">
                <text:p/>
              </draw:polygon>
              <draw:polygon draw:style-name="gr4" draw:text-style-name="P4" draw:layer="layout" svg:width="0.14cm" svg:height="2.619cm" draw:transform="rotate (-1.5707963267949) translate (34.6360043463499cm 33.4738986275805cm)" svg:viewBox="0 0 141 2620" draw:points="141,2620 141,0 0,0 0,2620">
                <text:p/>
              </draw:polygon>
            </draw:g>
            <draw:g>
              <draw:polygon draw:style-name="gr3" draw:text-style-name="P3" draw:layer="layout" svg:width="2.017cm" svg:height="0.129cm" draw:transform="rotate (-1.5707963267949) translate (32.0175204857748cm 33.6128620972579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-1.5707963267949) translate (32.0175204857748cm 33.6128620972579cm)" svg:viewBox="0 0 2018 130" draw:points="0,130 2018,130 2018,0 0,0">
                <text:p/>
              </draw:polygon>
            </draw:g>
            <draw:g>
              <draw:polygon draw:style-name="gr3" draw:text-style-name="P3" draw:layer="layout" svg:width="2.017cm" svg:height="0.129cm" draw:transform="rotate (-1.5707963267949) translate (34.7506227232549cm 33.6128620972579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-1.5707963267949) translate (34.7506227232549cm 33.6128620972579cm)" svg:viewBox="0 0 2018 130" draw:points="0,130 2018,130 2018,0 0,0">
                <text:p/>
              </draw:polygon>
            </draw:g>
          </draw:g>
        </draw:g>
        <draw:g>
          <draw:g>
            <draw:g>
              <draw:path draw:style-name="gr3" draw:text-style-name="P3" draw:layer="layout" svg:width="1.672cm" svg:height="1.528cm" draw:transform="rotate (-1.5707963267949) translate (28.6151425874286cm 33.9081195949123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  <draw:path draw:style-name="gr4" draw:text-style-name="P4" draw:layer="layout" svg:width="1.672cm" svg:height="1.528cm" draw:transform="rotate (-1.5707963267949) translate (28.6151425874286cm 33.9081195949123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</draw:g>
            <draw:g>
              <draw:polygon draw:style-name="gr3" draw:text-style-name="P3" draw:layer="layout" svg:width="1.669cm" svg:height="2.598cm" draw:transform="rotate (-1.5707963267949) translate (29.2690122388984cm 33.5379873069319cm)" svg:viewBox="0 0 1670 2599" draw:points="0,2599 1670,2599 1670,0 0,0">
                <text:p/>
              </draw:polygon>
              <draw:polygon draw:style-name="gr4" draw:text-style-name="P4" draw:layer="layout" svg:width="1.669cm" svg:height="2.598cm" draw:transform="rotate (-1.5707963267949) translate (29.2690122388984cm 33.5379873069319cm)" svg:viewBox="0 0 1670 2599" draw:points="0,2599 1670,2599 1670,0 0,0">
                <text:p/>
              </draw:polygon>
            </draw:g>
            <draw:g>
              <draw:polygon draw:style-name="gr3" draw:text-style-name="P3" draw:layer="layout" svg:width="0.46cm" svg:height="1.164cm" draw:transform="rotate (-1.5707963267949) translate (28.4660678452607cm 34.6413572561716cm)" svg:viewBox="0 0 461 1165" draw:points="461,0 0,0 0,1165 461,1165">
                <text:p/>
              </draw:polygon>
              <draw:polygon draw:style-name="gr4" draw:text-style-name="P4" draw:layer="layout" svg:width="0.46cm" svg:height="1.164cm" draw:transform="rotate (-1.5707963267949) translate (28.4660678452607cm 34.6413572561716cm)" svg:viewBox="0 0 461 1165" draw:points="461,0 0,0 0,1165 461,1165">
                <text:p/>
              </draw:polygon>
            </draw:g>
            <draw:g>
              <draw:polygon draw:style-name="gr5" draw:text-style-name="P5" draw:layer="layout" svg:width="0.011cm" svg:height="0.034cm" draw:transform="rotate (-1.5707963267949) translate (28.3107245199798cm 34.6858255664686cm)" svg:viewBox="0 0 12 35" draw:points="12,35 12,0 0,0 0,35">
                <text:p/>
              </draw:polygon>
              <draw:polygon draw:style-name="gr4" draw:text-style-name="P4" draw:layer="layout" svg:width="0.011cm" svg:height="0.034cm" draw:transform="rotate (-1.5707963267949) translate (28.3107245199798cm 34.6858255664686cm)" svg:viewBox="0 0 12 35" draw:points="12,35 12,0 0,0 0,35">
                <text:p/>
              </draw:polygon>
            </draw:g>
            <draw:g>
              <draw:path draw:style-name="gr5" draw:text-style-name="P5" draw:layer="layout" svg:width="0.356cm" svg:height="1.053cm" draw:transform="rotate (-1.5707963267949) translate (28.3845762647856cm 34.6774877582878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  <draw:path draw:style-name="gr4" draw:text-style-name="P4" draw:layer="layout" svg:width="0.356cm" svg:height="1.053cm" draw:transform="rotate (-1.5707963267949) translate (28.3845762647856cm 34.6774877582878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</draw:g>
            <draw:g>
              <draw:path draw:style-name="gr5" draw:text-style-name="P5" draw:layer="layout" svg:width="0.356cm" svg:height="1.104cm" draw:transform="rotate (-1.5707963267949) translate (28.4380551144727cm 34.6774877582878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  <draw:path draw:style-name="gr4" draw:text-style-name="P4" draw:layer="layout" svg:width="0.356cm" svg:height="1.104cm" draw:transform="rotate (-1.5707963267949) translate (28.4380551144727cm 34.6774877582878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</draw:g>
            <draw:g>
              <draw:path draw:style-name="gr3" draw:text-style-name="P3" draw:layer="layout" svg:width="0.557cm" svg:height="1.305cm" draw:transform="rotate (-1.5707963267949) translate (28.5348263662869cm 34.057710683526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373 920c16-5 32-14 49-24 41-25 78-57 102-101 23-44 34-93 34-139 0-51-11-100-34-144-24-44-61-77-102-102-17-9-33-19-49-23z">
                <text:p/>
              </draw:path>
              <draw:path draw:style-name="gr4" draw:text-style-name="P4" draw:layer="layout" svg:width="0.557cm" svg:height="1.305cm" draw:transform="rotate (-1.5707963267949) translate (28.5348263662869cm 34.057710683526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232 401h71M232 512h71M232 623h71M232 737h71M232 850h71M232 964h71M232 341h71M232 456h71M232 568h71M232 681h71M232 795h71M232 906h71M262 1077h32M262 1022h32M262 283h32M262 227h32M306 58v1188M373 920c16-5 32-14 49-24 41-25 78-57 102-101 23-44 34-93 34-139 0-51-11-100-34-144-24-44-61-77-102-102-17-9-33-19-49-23z">
                <text:p/>
              </draw:path>
            </draw:g>
            <draw:g>
              <draw:path draw:style-name="gr3" draw:text-style-name="P3" draw:layer="layout" svg:width="0.905cm" svg:height="2.255cm" draw:transform="rotate (-1.5707963267949) translate (29.0417598606229cm 33.5379873069319cm)" svg:viewBox="0 0 906 2256" svg:d="M67 2212h700v-2166h-700zM767 2256h-767v-2256h767v46h-700v2166h700zM834 2256v-2256h-67v2256zM834 1221v-186h72v186z">
                <text:p/>
              </draw:path>
              <draw:path draw:style-name="gr4" draw:text-style-name="P4" draw:layer="layout" svg:width="0.905cm" svg:height="2.255cm" draw:transform="rotate (-1.5707963267949) translate (29.0417598606229cm 33.5379873069319cm)" svg:viewBox="0 0 906 2256" svg:d="M67 2212h700v-2166h-700zM767 2256h-767v-2256h767v46h-700v2166h700zM834 2256v-2256h-67v2256zM834 1221v-186h72v186z">
                <text:p/>
              </draw:path>
            </draw:g>
            <draw:g>
              <draw:polygon draw:style-name="gr3" draw:text-style-name="P3" draw:layer="layout" svg:width="0.14cm" svg:height="2.619cm" draw:transform="rotate (-1.5707963267949) translate (29.2917369353789cm 33.3990238372544cm)" svg:viewBox="0 0 141 2620" draw:points="141,2620 141,0 0,0 0,2620">
                <text:p/>
              </draw:polygon>
              <draw:polygon draw:style-name="gr4" draw:text-style-name="P4" draw:layer="layout" svg:width="0.14cm" svg:height="2.619cm" draw:transform="rotate (-1.5707963267949) translate (29.2917369353789cm 33.3990238372544cm)" svg:viewBox="0 0 141 2620" draw:points="141,2620 141,0 0,0 0,2620">
                <text:p/>
              </draw:polygon>
            </draw:g>
            <draw:g>
              <draw:polygon draw:style-name="gr3" draw:text-style-name="P3" draw:layer="layout" svg:width="2.017cm" svg:height="0.129cm" draw:transform="rotate (-1.5707963267949) translate (26.6732530748038cm 33.5379873069319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-1.5707963267949) translate (26.6732530748038cm 33.5379873069319cm)" svg:viewBox="0 0 2018 130" draw:points="0,130 2018,130 2018,0 0,0">
                <text:p/>
              </draw:polygon>
            </draw:g>
            <draw:g>
              <draw:polygon draw:style-name="gr3" draw:text-style-name="P3" draw:layer="layout" svg:width="2.017cm" svg:height="0.129cm" draw:transform="rotate (-1.5707963267949) translate (29.406355312284cm 33.5379873069319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-1.5707963267949) translate (29.406355312284cm 33.5379873069319cm)" svg:viewBox="0 0 2018 130" draw:points="0,130 2018,130 2018,0 0,0">
                <text:p/>
              </draw:polygon>
            </draw:g>
          </draw:g>
          <draw:g>
            <draw:g>
              <draw:path draw:style-name="gr3" draw:text-style-name="P3" draw:layer="layout" svg:width="1.672cm" svg:height="1.528cm" draw:transform="rotate (-1.5707963267949) translate (28.6151425874286cm 33.9081195949123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  <draw:path draw:style-name="gr4" draw:text-style-name="P4" draw:layer="layout" svg:width="1.672cm" svg:height="1.528cm" draw:transform="rotate (-1.5707963267949) translate (28.6151425874286cm 33.9081195949123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</draw:g>
            <draw:g>
              <draw:polygon draw:style-name="gr3" draw:text-style-name="P3" draw:layer="layout" svg:width="1.669cm" svg:height="2.598cm" draw:transform="rotate (-1.5707963267949) translate (29.2690122388984cm 33.5379873069319cm)" svg:viewBox="0 0 1670 2599" draw:points="0,2599 1670,2599 1670,0 0,0">
                <text:p/>
              </draw:polygon>
              <draw:polygon draw:style-name="gr4" draw:text-style-name="P4" draw:layer="layout" svg:width="1.669cm" svg:height="2.598cm" draw:transform="rotate (-1.5707963267949) translate (29.2690122388984cm 33.5379873069319cm)" svg:viewBox="0 0 1670 2599" draw:points="0,2599 1670,2599 1670,0 0,0">
                <text:p/>
              </draw:polygon>
            </draw:g>
            <draw:g>
              <draw:polygon draw:style-name="gr3" draw:text-style-name="P3" draw:layer="layout" svg:width="0.46cm" svg:height="1.164cm" draw:transform="rotate (-1.5707963267949) translate (28.4660678452607cm 34.6413572561716cm)" svg:viewBox="0 0 461 1165" draw:points="461,0 0,0 0,1165 461,1165">
                <text:p/>
              </draw:polygon>
              <draw:polygon draw:style-name="gr4" draw:text-style-name="P4" draw:layer="layout" svg:width="0.46cm" svg:height="1.164cm" draw:transform="rotate (-1.5707963267949) translate (28.4660678452607cm 34.6413572561716cm)" svg:viewBox="0 0 461 1165" draw:points="461,0 0,0 0,1165 461,1165">
                <text:p/>
              </draw:polygon>
            </draw:g>
            <draw:g>
              <draw:polygon draw:style-name="gr5" draw:text-style-name="P5" draw:layer="layout" svg:width="0.011cm" svg:height="0.034cm" draw:transform="rotate (-1.5707963267949) translate (28.3107245199798cm 34.6858255664686cm)" svg:viewBox="0 0 12 35" draw:points="12,35 12,0 0,0 0,35">
                <text:p/>
              </draw:polygon>
              <draw:polygon draw:style-name="gr4" draw:text-style-name="P4" draw:layer="layout" svg:width="0.011cm" svg:height="0.034cm" draw:transform="rotate (-1.5707963267949) translate (28.3107245199798cm 34.6858255664686cm)" svg:viewBox="0 0 12 35" draw:points="12,35 12,0 0,0 0,35">
                <text:p/>
              </draw:polygon>
            </draw:g>
            <draw:g>
              <draw:path draw:style-name="gr5" draw:text-style-name="P5" draw:layer="layout" svg:width="0.356cm" svg:height="1.053cm" draw:transform="rotate (-1.5707963267949) translate (28.3845762647856cm 34.6774877582878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  <draw:path draw:style-name="gr4" draw:text-style-name="P4" draw:layer="layout" svg:width="0.356cm" svg:height="1.053cm" draw:transform="rotate (-1.5707963267949) translate (28.3845762647856cm 34.6774877582878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</draw:g>
            <draw:g>
              <draw:path draw:style-name="gr5" draw:text-style-name="P5" draw:layer="layout" svg:width="0.356cm" svg:height="1.104cm" draw:transform="rotate (-1.5707963267949) translate (28.4380551144727cm 34.6774877582878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  <draw:path draw:style-name="gr4" draw:text-style-name="P4" draw:layer="layout" svg:width="0.356cm" svg:height="1.104cm" draw:transform="rotate (-1.5707963267949) translate (28.4380551144727cm 34.6774877582878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</draw:g>
            <draw:g>
              <draw:path draw:style-name="gr3" draw:text-style-name="P3" draw:layer="layout" svg:width="0.557cm" svg:height="1.305cm" draw:transform="rotate (-1.5707963267949) translate (28.5348263662869cm 34.057710683526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373 920c16-5 32-14 49-24 41-25 78-57 102-101 23-44 34-93 34-139 0-51-11-100-34-144-24-44-61-77-102-102-17-9-33-19-49-23z">
                <text:p/>
              </draw:path>
              <draw:path draw:style-name="gr4" draw:text-style-name="P4" draw:layer="layout" svg:width="0.557cm" svg:height="1.305cm" draw:transform="rotate (-1.5707963267949) translate (28.5348263662869cm 34.057710683526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232 401h71M232 512h71M232 623h71M232 737h71M232 850h71M232 964h71M232 341h71M232 456h71M232 568h71M232 681h71M232 795h71M232 906h71M262 1077h32M262 1022h32M262 283h32M262 227h32M306 58v1188M373 920c16-5 32-14 49-24 41-25 78-57 102-101 23-44 34-93 34-139 0-51-11-100-34-144-24-44-61-77-102-102-17-9-33-19-49-23z">
                <text:p/>
              </draw:path>
            </draw:g>
            <draw:g>
              <draw:path draw:style-name="gr3" draw:text-style-name="P3" draw:layer="layout" svg:width="0.905cm" svg:height="2.255cm" draw:transform="rotate (-1.5707963267949) translate (29.0417598606229cm 33.5379873069319cm)" svg:viewBox="0 0 906 2256" svg:d="M67 2212h700v-2166h-700zM767 2256h-767v-2256h767v46h-700v2166h700zM834 2256v-2256h-67v2256zM834 1221v-186h72v186z">
                <text:p/>
              </draw:path>
              <draw:path draw:style-name="gr4" draw:text-style-name="P4" draw:layer="layout" svg:width="0.905cm" svg:height="2.255cm" draw:transform="rotate (-1.5707963267949) translate (29.0417598606229cm 33.5379873069319cm)" svg:viewBox="0 0 906 2256" svg:d="M67 2212h700v-2166h-700zM767 2256h-767v-2256h767v46h-700v2166h700zM834 2256v-2256h-67v2256zM834 1221v-186h72v186z">
                <text:p/>
              </draw:path>
            </draw:g>
            <draw:g>
              <draw:polygon draw:style-name="gr3" draw:text-style-name="P3" draw:layer="layout" svg:width="0.14cm" svg:height="2.619cm" draw:transform="rotate (-1.5707963267949) translate (29.2917369353789cm 33.3990238372544cm)" svg:viewBox="0 0 141 2620" draw:points="141,2620 141,0 0,0 0,2620">
                <text:p/>
              </draw:polygon>
              <draw:polygon draw:style-name="gr4" draw:text-style-name="P4" draw:layer="layout" svg:width="0.14cm" svg:height="2.619cm" draw:transform="rotate (-1.5707963267949) translate (29.2917369353789cm 33.3990238372544cm)" svg:viewBox="0 0 141 2620" draw:points="141,2620 141,0 0,0 0,2620">
                <text:p/>
              </draw:polygon>
            </draw:g>
            <draw:g>
              <draw:polygon draw:style-name="gr3" draw:text-style-name="P3" draw:layer="layout" svg:width="2.017cm" svg:height="0.129cm" draw:transform="rotate (-1.5707963267949) translate (26.6732530748038cm 33.5379873069319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-1.5707963267949) translate (26.6732530748038cm 33.5379873069319cm)" svg:viewBox="0 0 2018 130" draw:points="0,130 2018,130 2018,0 0,0">
                <text:p/>
              </draw:polygon>
            </draw:g>
            <draw:g>
              <draw:polygon draw:style-name="gr3" draw:text-style-name="P3" draw:layer="layout" svg:width="2.017cm" svg:height="0.129cm" draw:transform="rotate (-1.5707963267949) translate (29.406355312284cm 33.5379873069319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-1.5707963267949) translate (29.406355312284cm 33.5379873069319cm)" svg:viewBox="0 0 2018 130" draw:points="0,130 2018,130 2018,0 0,0">
                <text:p/>
              </draw:polygon>
            </draw:g>
          </draw:g>
        </draw:g>
        <draw:g>
          <draw:g>
            <draw:g>
              <draw:path draw:style-name="gr3" draw:text-style-name="P3" draw:layer="layout" svg:width="1.672cm" svg:height="1.528cm" draw:transform="rotate (1.5707963267949) translate (26.8750590963295cm 31.0523205292369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  <draw:path draw:style-name="gr4" draw:text-style-name="P4" draw:layer="layout" svg:width="1.672cm" svg:height="1.528cm" draw:transform="rotate (1.5707963267949) translate (26.8750590963295cm 31.0523205292369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</draw:g>
            <draw:g>
              <draw:polygon draw:style-name="gr3" draw:text-style-name="P3" draw:layer="layout" svg:width="1.669cm" svg:height="2.598cm" draw:transform="rotate (1.5707963267949) translate (26.2211894448594cm 31.4224528172173cm)" svg:viewBox="0 0 1670 2599" draw:points="0,2599 1670,2599 1670,0 0,0">
                <text:p/>
              </draw:polygon>
              <draw:polygon draw:style-name="gr4" draw:text-style-name="P4" draw:layer="layout" svg:width="1.669cm" svg:height="2.598cm" draw:transform="rotate (1.5707963267949) translate (26.2211894448594cm 31.4224528172173cm)" svg:viewBox="0 0 1670 2599" draw:points="0,2599 1670,2599 1670,0 0,0">
                <text:p/>
              </draw:polygon>
            </draw:g>
            <draw:g>
              <draw:polygon draw:style-name="gr3" draw:text-style-name="P3" draw:layer="layout" svg:width="0.46cm" svg:height="1.164cm" draw:transform="rotate (1.5707963267949) translate (27.0241338384973cm 30.3190828679773cm)" svg:viewBox="0 0 461 1165" draw:points="461,0 0,0 0,1165 461,1165">
                <text:p/>
              </draw:polygon>
              <draw:polygon draw:style-name="gr4" draw:text-style-name="P4" draw:layer="layout" svg:width="0.46cm" svg:height="1.164cm" draw:transform="rotate (1.5707963267949) translate (27.0241338384973cm 30.3190828679773cm)" svg:viewBox="0 0 461 1165" draw:points="461,0 0,0 0,1165 461,1165">
                <text:p/>
              </draw:polygon>
            </draw:g>
            <draw:g>
              <draw:polygon draw:style-name="gr5" draw:text-style-name="P5" draw:layer="layout" svg:width="0.011cm" svg:height="0.034cm" draw:transform="rotate (1.5707963267949) translate (27.1794771637783cm 30.2746145576805cm)" svg:viewBox="0 0 12 35" draw:points="12,35 12,0 0,0 0,35">
                <text:p/>
              </draw:polygon>
              <draw:polygon draw:style-name="gr4" draw:text-style-name="P4" draw:layer="layout" svg:width="0.011cm" svg:height="0.034cm" draw:transform="rotate (1.5707963267949) translate (27.1794771637783cm 30.2746145576805cm)" svg:viewBox="0 0 12 35" draw:points="12,35 12,0 0,0 0,35">
                <text:p/>
              </draw:polygon>
            </draw:g>
            <draw:g>
              <draw:path draw:style-name="gr5" draw:text-style-name="P5" draw:layer="layout" svg:width="0.356cm" svg:height="1.053cm" draw:transform="rotate (1.5707963267949) translate (27.1056254189724cm 30.2829523658613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  <draw:path draw:style-name="gr4" draw:text-style-name="P4" draw:layer="layout" svg:width="0.356cm" svg:height="1.053cm" draw:transform="rotate (1.5707963267949) translate (27.1056254189724cm 30.2829523658613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</draw:g>
            <draw:g>
              <draw:path draw:style-name="gr5" draw:text-style-name="P5" draw:layer="layout" svg:width="0.356cm" svg:height="1.104cm" draw:transform="rotate (1.5707963267949) translate (27.0521465692854cm 30.2829523658613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  <draw:path draw:style-name="gr4" draw:text-style-name="P4" draw:layer="layout" svg:width="0.356cm" svg:height="1.104cm" draw:transform="rotate (1.5707963267949) translate (27.0521465692854cm 30.2829523658613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</draw:g>
            <draw:g>
              <draw:path draw:style-name="gr3" draw:text-style-name="P3" draw:layer="layout" svg:width="0.557cm" svg:height="1.305cm" draw:transform="rotate (1.5707963267949) translate (26.9553753174712cm 30.9027294406231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373 920c16-5 32-14 49-24 41-25 78-57 102-101 23-44 34-93 34-139 0-51-11-100-34-144-24-44-61-77-102-102-17-9-33-19-49-23z">
                <text:p/>
              </draw:path>
              <draw:path draw:style-name="gr4" draw:text-style-name="P4" draw:layer="layout" svg:width="0.557cm" svg:height="1.305cm" draw:transform="rotate (1.5707963267949) translate (26.9553753174712cm 30.9027294406231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232 401h71M232 512h71M232 623h71M232 737h71M232 850h71M232 964h71M232 341h71M232 456h71M232 568h71M232 681h71M232 795h71M232 906h71M262 1077h32M262 1022h32M262 283h32M262 227h32M306 58v1188M373 920c16-5 32-14 49-24 41-25 78-57 102-101 23-44 34-93 34-139 0-51-11-100-34-144-24-44-61-77-102-102-17-9-33-19-49-23z">
                <text:p/>
              </draw:path>
            </draw:g>
            <draw:g>
              <draw:path draw:style-name="gr3" draw:text-style-name="P3" draw:layer="layout" svg:width="0.905cm" svg:height="2.255cm" draw:transform="rotate (1.5707963267949) translate (26.4484418231349cm 31.4224528172173cm)" svg:viewBox="0 0 906 2256" svg:d="M67 2212h700v-2166h-700zM767 2256h-767v-2256h767v46h-700v2166h700zM834 2256v-2256h-67v2256zM834 1221v-186h72v186z">
                <text:p/>
              </draw:path>
              <draw:path draw:style-name="gr4" draw:text-style-name="P4" draw:layer="layout" svg:width="0.905cm" svg:height="2.255cm" draw:transform="rotate (1.5707963267949) translate (26.4484418231349cm 31.4224528172173cm)" svg:viewBox="0 0 906 2256" svg:d="M67 2212h700v-2166h-700zM767 2256h-767v-2256h767v46h-700v2166h700zM834 2256v-2256h-67v2256zM834 1221v-186h72v186z">
                <text:p/>
              </draw:path>
            </draw:g>
            <draw:g>
              <draw:polygon draw:style-name="gr3" draw:text-style-name="P3" draw:layer="layout" svg:width="0.14cm" svg:height="2.619cm" draw:transform="rotate (1.5707963267949) translate (26.1984647483791cm 31.5614162868947cm)" svg:viewBox="0 0 141 2620" draw:points="141,2620 141,0 0,0 0,2620">
                <text:p/>
              </draw:polygon>
              <draw:polygon draw:style-name="gr4" draw:text-style-name="P4" draw:layer="layout" svg:width="0.14cm" svg:height="2.619cm" draw:transform="rotate (1.5707963267949) translate (26.1984647483791cm 31.5614162868947cm)" svg:viewBox="0 0 141 2620" draw:points="141,2620 141,0 0,0 0,2620">
                <text:p/>
              </draw:polygon>
            </draw:g>
            <draw:g>
              <draw:polygon draw:style-name="gr3" draw:text-style-name="P3" draw:layer="layout" svg:width="2.017cm" svg:height="0.129cm" draw:transform="rotate (1.5707963267949) translate (28.8169486089542cm 31.4224528172173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1.5707963267949) translate (28.8169486089542cm 31.4224528172173cm)" svg:viewBox="0 0 2018 130" draw:points="0,130 2018,130 2018,0 0,0">
                <text:p/>
              </draw:polygon>
            </draw:g>
            <draw:g>
              <draw:polygon draw:style-name="gr3" draw:text-style-name="P3" draw:layer="layout" svg:width="2.017cm" svg:height="0.129cm" draw:transform="rotate (1.5707963267949) translate (26.0838463714741cm 31.4224528172173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1.5707963267949) translate (26.0838463714741cm 31.4224528172173cm)" svg:viewBox="0 0 2018 130" draw:points="0,130 2018,130 2018,0 0,0">
                <text:p/>
              </draw:polygon>
            </draw:g>
          </draw:g>
          <draw:g>
            <draw:g>
              <draw:path draw:style-name="gr3" draw:text-style-name="P3" draw:layer="layout" svg:width="1.672cm" svg:height="1.528cm" draw:transform="rotate (1.5707963267949) translate (26.8750590963295cm 31.0523205292369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  <draw:path draw:style-name="gr4" draw:text-style-name="P4" draw:layer="layout" svg:width="1.672cm" svg:height="1.528cm" draw:transform="rotate (1.5707963267949) translate (26.8750590963295cm 31.0523205292369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</draw:g>
            <draw:g>
              <draw:polygon draw:style-name="gr3" draw:text-style-name="P3" draw:layer="layout" svg:width="1.669cm" svg:height="2.598cm" draw:transform="rotate (1.5707963267949) translate (26.2211894448594cm 31.4224528172173cm)" svg:viewBox="0 0 1670 2599" draw:points="0,2599 1670,2599 1670,0 0,0">
                <text:p/>
              </draw:polygon>
              <draw:polygon draw:style-name="gr4" draw:text-style-name="P4" draw:layer="layout" svg:width="1.669cm" svg:height="2.598cm" draw:transform="rotate (1.5707963267949) translate (26.2211894448594cm 31.4224528172173cm)" svg:viewBox="0 0 1670 2599" draw:points="0,2599 1670,2599 1670,0 0,0">
                <text:p/>
              </draw:polygon>
            </draw:g>
            <draw:g>
              <draw:polygon draw:style-name="gr3" draw:text-style-name="P3" draw:layer="layout" svg:width="0.46cm" svg:height="1.164cm" draw:transform="rotate (1.5707963267949) translate (27.0241338384973cm 30.3190828679773cm)" svg:viewBox="0 0 461 1165" draw:points="461,0 0,0 0,1165 461,1165">
                <text:p/>
              </draw:polygon>
              <draw:polygon draw:style-name="gr4" draw:text-style-name="P4" draw:layer="layout" svg:width="0.46cm" svg:height="1.164cm" draw:transform="rotate (1.5707963267949) translate (27.0241338384973cm 30.3190828679773cm)" svg:viewBox="0 0 461 1165" draw:points="461,0 0,0 0,1165 461,1165">
                <text:p/>
              </draw:polygon>
            </draw:g>
            <draw:g>
              <draw:polygon draw:style-name="gr5" draw:text-style-name="P5" draw:layer="layout" svg:width="0.011cm" svg:height="0.034cm" draw:transform="rotate (1.5707963267949) translate (27.1794771637783cm 30.2746145576805cm)" svg:viewBox="0 0 12 35" draw:points="12,35 12,0 0,0 0,35">
                <text:p/>
              </draw:polygon>
              <draw:polygon draw:style-name="gr4" draw:text-style-name="P4" draw:layer="layout" svg:width="0.011cm" svg:height="0.034cm" draw:transform="rotate (1.5707963267949) translate (27.1794771637783cm 30.2746145576805cm)" svg:viewBox="0 0 12 35" draw:points="12,35 12,0 0,0 0,35">
                <text:p/>
              </draw:polygon>
            </draw:g>
            <draw:g>
              <draw:path draw:style-name="gr5" draw:text-style-name="P5" draw:layer="layout" svg:width="0.356cm" svg:height="1.053cm" draw:transform="rotate (1.5707963267949) translate (27.1056254189724cm 30.2829523658613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  <draw:path draw:style-name="gr4" draw:text-style-name="P4" draw:layer="layout" svg:width="0.356cm" svg:height="1.053cm" draw:transform="rotate (1.5707963267949) translate (27.1056254189724cm 30.2829523658613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</draw:g>
            <draw:g>
              <draw:path draw:style-name="gr5" draw:text-style-name="P5" draw:layer="layout" svg:width="0.356cm" svg:height="1.104cm" draw:transform="rotate (1.5707963267949) translate (27.0521465692854cm 30.2829523658613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  <draw:path draw:style-name="gr4" draw:text-style-name="P4" draw:layer="layout" svg:width="0.356cm" svg:height="1.104cm" draw:transform="rotate (1.5707963267949) translate (27.0521465692854cm 30.2829523658613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</draw:g>
            <draw:g>
              <draw:path draw:style-name="gr3" draw:text-style-name="P3" draw:layer="layout" svg:width="0.557cm" svg:height="1.305cm" draw:transform="rotate (1.5707963267949) translate (26.9553753174712cm 30.9027294406231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373 920c16-5 32-14 49-24 41-25 78-57 102-101 23-44 34-93 34-139 0-51-11-100-34-144-24-44-61-77-102-102-17-9-33-19-49-23z">
                <text:p/>
              </draw:path>
              <draw:path draw:style-name="gr4" draw:text-style-name="P4" draw:layer="layout" svg:width="0.557cm" svg:height="1.305cm" draw:transform="rotate (1.5707963267949) translate (26.9553753174712cm 30.9027294406231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232 401h71M232 512h71M232 623h71M232 737h71M232 850h71M232 964h71M232 341h71M232 456h71M232 568h71M232 681h71M232 795h71M232 906h71M262 1077h32M262 1022h32M262 283h32M262 227h32M306 58v1188M373 920c16-5 32-14 49-24 41-25 78-57 102-101 23-44 34-93 34-139 0-51-11-100-34-144-24-44-61-77-102-102-17-9-33-19-49-23z">
                <text:p/>
              </draw:path>
            </draw:g>
            <draw:g>
              <draw:path draw:style-name="gr3" draw:text-style-name="P3" draw:layer="layout" svg:width="0.905cm" svg:height="2.255cm" draw:transform="rotate (1.5707963267949) translate (26.4484418231349cm 31.4224528172173cm)" svg:viewBox="0 0 906 2256" svg:d="M67 2212h700v-2166h-700zM767 2256h-767v-2256h767v46h-700v2166h700zM834 2256v-2256h-67v2256zM834 1221v-186h72v186z">
                <text:p/>
              </draw:path>
              <draw:path draw:style-name="gr4" draw:text-style-name="P4" draw:layer="layout" svg:width="0.905cm" svg:height="2.255cm" draw:transform="rotate (1.5707963267949) translate (26.4484418231349cm 31.4224528172173cm)" svg:viewBox="0 0 906 2256" svg:d="M67 2212h700v-2166h-700zM767 2256h-767v-2256h767v46h-700v2166h700zM834 2256v-2256h-67v2256zM834 1221v-186h72v186z">
                <text:p/>
              </draw:path>
            </draw:g>
            <draw:g>
              <draw:polygon draw:style-name="gr3" draw:text-style-name="P3" draw:layer="layout" svg:width="0.14cm" svg:height="2.619cm" draw:transform="rotate (1.5707963267949) translate (26.1984647483791cm 31.5614162868947cm)" svg:viewBox="0 0 141 2620" draw:points="141,2620 141,0 0,0 0,2620">
                <text:p/>
              </draw:polygon>
              <draw:polygon draw:style-name="gr4" draw:text-style-name="P4" draw:layer="layout" svg:width="0.14cm" svg:height="2.619cm" draw:transform="rotate (1.5707963267949) translate (26.1984647483791cm 31.5614162868947cm)" svg:viewBox="0 0 141 2620" draw:points="141,2620 141,0 0,0 0,2620">
                <text:p/>
              </draw:polygon>
            </draw:g>
            <draw:g>
              <draw:polygon draw:style-name="gr3" draw:text-style-name="P3" draw:layer="layout" svg:width="2.017cm" svg:height="0.129cm" draw:transform="rotate (1.5707963267949) translate (28.8169486089542cm 31.4224528172173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1.5707963267949) translate (28.8169486089542cm 31.4224528172173cm)" svg:viewBox="0 0 2018 130" draw:points="0,130 2018,130 2018,0 0,0">
                <text:p/>
              </draw:polygon>
            </draw:g>
            <draw:g>
              <draw:polygon draw:style-name="gr3" draw:text-style-name="P3" draw:layer="layout" svg:width="2.017cm" svg:height="0.129cm" draw:transform="rotate (1.5707963267949) translate (26.0838463714741cm 31.4224528172173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1.5707963267949) translate (26.0838463714741cm 31.4224528172173cm)" svg:viewBox="0 0 2018 130" draw:points="0,130 2018,130 2018,0 0,0">
                <text:p/>
              </draw:polygon>
            </draw:g>
          </draw:g>
        </draw:g>
        <draw:g>
          <draw:g>
            <draw:g>
              <draw:path draw:style-name="gr3" draw:text-style-name="P3" draw:layer="layout" svg:width="1.672cm" svg:height="1.528cm" draw:transform="rotate (1.5707963267949) translate (34.0835666504337cm 31.0287754369219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  <draw:path draw:style-name="gr4" draw:text-style-name="P4" draw:layer="layout" svg:width="1.672cm" svg:height="1.528cm" draw:transform="rotate (1.5707963267949) translate (34.0835666504337cm 31.0287754369219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</draw:g>
            <draw:g>
              <draw:polygon draw:style-name="gr3" draw:text-style-name="P3" draw:layer="layout" svg:width="1.669cm" svg:height="2.598cm" draw:transform="rotate (1.5707963267949) translate (33.4296969989636cm 31.3989077249023cm)" svg:viewBox="0 0 1670 2599" draw:points="0,2599 1670,2599 1670,0 0,0">
                <text:p/>
              </draw:polygon>
              <draw:polygon draw:style-name="gr4" draw:text-style-name="P4" draw:layer="layout" svg:width="1.669cm" svg:height="2.598cm" draw:transform="rotate (1.5707963267949) translate (33.4296969989636cm 31.3989077249023cm)" svg:viewBox="0 0 1670 2599" draw:points="0,2599 1670,2599 1670,0 0,0">
                <text:p/>
              </draw:polygon>
            </draw:g>
            <draw:g>
              <draw:polygon draw:style-name="gr3" draw:text-style-name="P3" draw:layer="layout" svg:width="0.46cm" svg:height="1.164cm" draw:transform="rotate (1.5707963267949) translate (34.2326413926015cm 30.2955377756626cm)" svg:viewBox="0 0 461 1165" draw:points="461,0 0,0 0,1165 461,1165">
                <text:p/>
              </draw:polygon>
              <draw:polygon draw:style-name="gr4" draw:text-style-name="P4" draw:layer="layout" svg:width="0.46cm" svg:height="1.164cm" draw:transform="rotate (1.5707963267949) translate (34.2326413926015cm 30.2955377756626cm)" svg:viewBox="0 0 461 1165" draw:points="461,0 0,0 0,1165 461,1165">
                <text:p/>
              </draw:polygon>
            </draw:g>
            <draw:g>
              <draw:polygon draw:style-name="gr5" draw:text-style-name="P5" draw:layer="layout" svg:width="0.011cm" svg:height="0.034cm" draw:transform="rotate (1.5707963267949) translate (34.3879847178825cm 30.2510694653656cm)" svg:viewBox="0 0 12 35" draw:points="12,35 12,0 0,0 0,35">
                <text:p/>
              </draw:polygon>
              <draw:polygon draw:style-name="gr4" draw:text-style-name="P4" draw:layer="layout" svg:width="0.011cm" svg:height="0.034cm" draw:transform="rotate (1.5707963267949) translate (34.3879847178825cm 30.2510694653656cm)" svg:viewBox="0 0 12 35" draw:points="12,35 12,0 0,0 0,35">
                <text:p/>
              </draw:polygon>
            </draw:g>
            <draw:g>
              <draw:path draw:style-name="gr5" draw:text-style-name="P5" draw:layer="layout" svg:width="0.356cm" svg:height="1.053cm" draw:transform="rotate (1.5707963267949) translate (34.3141329730766cm 30.2594072735464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  <draw:path draw:style-name="gr4" draw:text-style-name="P4" draw:layer="layout" svg:width="0.356cm" svg:height="1.053cm" draw:transform="rotate (1.5707963267949) translate (34.3141329730766cm 30.2594072735464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</draw:g>
            <draw:g>
              <draw:path draw:style-name="gr5" draw:text-style-name="P5" draw:layer="layout" svg:width="0.356cm" svg:height="1.104cm" draw:transform="rotate (1.5707963267949) translate (34.2606541233896cm 30.2594072735464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  <draw:path draw:style-name="gr4" draw:text-style-name="P4" draw:layer="layout" svg:width="0.356cm" svg:height="1.104cm" draw:transform="rotate (1.5707963267949) translate (34.2606541233896cm 30.2594072735464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</draw:g>
            <draw:g>
              <draw:path draw:style-name="gr3" draw:text-style-name="P3" draw:layer="layout" svg:width="0.557cm" svg:height="1.305cm" draw:transform="rotate (1.5707963267949) translate (34.1638828715754cm 30.8791843483082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373 920c16-5 32-14 49-24 41-25 78-57 102-101 23-44 34-93 34-139 0-51-11-100-34-144-24-44-61-77-102-102-17-9-33-19-49-23z">
                <text:p/>
              </draw:path>
              <draw:path draw:style-name="gr4" draw:text-style-name="P4" draw:layer="layout" svg:width="0.557cm" svg:height="1.305cm" draw:transform="rotate (1.5707963267949) translate (34.1638828715754cm 30.8791843483082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232 401h71M232 512h71M232 623h71M232 737h71M232 850h71M232 964h71M232 341h71M232 456h71M232 568h71M232 681h71M232 795h71M232 906h71M262 1077h32M262 1022h32M262 283h32M262 227h32M306 58v1188M373 920c16-5 32-14 49-24 41-25 78-57 102-101 23-44 34-93 34-139 0-51-11-100-34-144-24-44-61-77-102-102-17-9-33-19-49-23z">
                <text:p/>
              </draw:path>
            </draw:g>
            <draw:g>
              <draw:path draw:style-name="gr3" draw:text-style-name="P3" draw:layer="layout" svg:width="0.905cm" svg:height="2.255cm" draw:transform="rotate (1.5707963267949) translate (33.6569493772391cm 31.3989077249023cm)" svg:viewBox="0 0 906 2256" svg:d="M67 2212h700v-2166h-700zM767 2256h-767v-2256h767v46h-700v2166h700zM834 2256v-2256h-67v2256zM834 1221v-186h72v186z">
                <text:p/>
              </draw:path>
              <draw:path draw:style-name="gr4" draw:text-style-name="P4" draw:layer="layout" svg:width="0.905cm" svg:height="2.255cm" draw:transform="rotate (1.5707963267949) translate (33.6569493772391cm 31.3989077249023cm)" svg:viewBox="0 0 906 2256" svg:d="M67 2212h700v-2166h-700zM767 2256h-767v-2256h767v46h-700v2166h700zM834 2256v-2256h-67v2256zM834 1221v-186h72v186z">
                <text:p/>
              </draw:path>
            </draw:g>
            <draw:g>
              <draw:polygon draw:style-name="gr3" draw:text-style-name="P3" draw:layer="layout" svg:width="0.14cm" svg:height="2.619cm" draw:transform="rotate (1.5707963267949) translate (33.4069723024833cm 31.5378711945798cm)" svg:viewBox="0 0 141 2620" draw:points="141,2620 141,0 0,0 0,2620">
                <text:p/>
              </draw:polygon>
              <draw:polygon draw:style-name="gr4" draw:text-style-name="P4" draw:layer="layout" svg:width="0.14cm" svg:height="2.619cm" draw:transform="rotate (1.5707963267949) translate (33.4069723024833cm 31.5378711945798cm)" svg:viewBox="0 0 141 2620" draw:points="141,2620 141,0 0,0 0,2620">
                <text:p/>
              </draw:polygon>
            </draw:g>
            <draw:g>
              <draw:polygon draw:style-name="gr3" draw:text-style-name="P3" draw:layer="layout" svg:width="2.017cm" svg:height="0.129cm" draw:transform="rotate (1.5707963267949) translate (36.0254561630584cm 31.3989077249023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1.5707963267949) translate (36.0254561630584cm 31.3989077249023cm)" svg:viewBox="0 0 2018 130" draw:points="0,130 2018,130 2018,0 0,0">
                <text:p/>
              </draw:polygon>
            </draw:g>
            <draw:g>
              <draw:polygon draw:style-name="gr3" draw:text-style-name="P3" draw:layer="layout" svg:width="2.017cm" svg:height="0.129cm" draw:transform="rotate (1.5707963267949) translate (33.2923539255783cm 31.3989077249023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1.5707963267949) translate (33.2923539255783cm 31.3989077249023cm)" svg:viewBox="0 0 2018 130" draw:points="0,130 2018,130 2018,0 0,0">
                <text:p/>
              </draw:polygon>
            </draw:g>
          </draw:g>
          <draw:g>
            <draw:g>
              <draw:path draw:style-name="gr3" draw:text-style-name="P3" draw:layer="layout" svg:width="1.672cm" svg:height="1.528cm" draw:transform="rotate (1.5707963267949) translate (34.0835666504337cm 31.0287754369219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  <draw:path draw:style-name="gr4" draw:text-style-name="P4" draw:layer="layout" svg:width="1.672cm" svg:height="1.528cm" draw:transform="rotate (1.5707963267949) translate (34.0835666504337cm 31.0287754369219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</draw:g>
            <draw:g>
              <draw:polygon draw:style-name="gr3" draw:text-style-name="P3" draw:layer="layout" svg:width="1.669cm" svg:height="2.598cm" draw:transform="rotate (1.5707963267949) translate (33.4296969989636cm 31.3989077249023cm)" svg:viewBox="0 0 1670 2599" draw:points="0,2599 1670,2599 1670,0 0,0">
                <text:p/>
              </draw:polygon>
              <draw:polygon draw:style-name="gr4" draw:text-style-name="P4" draw:layer="layout" svg:width="1.669cm" svg:height="2.598cm" draw:transform="rotate (1.5707963267949) translate (33.4296969989636cm 31.3989077249023cm)" svg:viewBox="0 0 1670 2599" draw:points="0,2599 1670,2599 1670,0 0,0">
                <text:p/>
              </draw:polygon>
            </draw:g>
            <draw:g>
              <draw:polygon draw:style-name="gr3" draw:text-style-name="P3" draw:layer="layout" svg:width="0.46cm" svg:height="1.164cm" draw:transform="rotate (1.5707963267949) translate (34.2326413926015cm 30.2955377756626cm)" svg:viewBox="0 0 461 1165" draw:points="461,0 0,0 0,1165 461,1165">
                <text:p/>
              </draw:polygon>
              <draw:polygon draw:style-name="gr4" draw:text-style-name="P4" draw:layer="layout" svg:width="0.46cm" svg:height="1.164cm" draw:transform="rotate (1.5707963267949) translate (34.2326413926015cm 30.2955377756626cm)" svg:viewBox="0 0 461 1165" draw:points="461,0 0,0 0,1165 461,1165">
                <text:p/>
              </draw:polygon>
            </draw:g>
            <draw:g>
              <draw:polygon draw:style-name="gr5" draw:text-style-name="P5" draw:layer="layout" svg:width="0.011cm" svg:height="0.034cm" draw:transform="rotate (1.5707963267949) translate (34.3879847178825cm 30.2510694653656cm)" svg:viewBox="0 0 12 35" draw:points="12,35 12,0 0,0 0,35">
                <text:p/>
              </draw:polygon>
              <draw:polygon draw:style-name="gr4" draw:text-style-name="P4" draw:layer="layout" svg:width="0.011cm" svg:height="0.034cm" draw:transform="rotate (1.5707963267949) translate (34.3879847178825cm 30.2510694653656cm)" svg:viewBox="0 0 12 35" draw:points="12,35 12,0 0,0 0,35">
                <text:p/>
              </draw:polygon>
            </draw:g>
            <draw:g>
              <draw:path draw:style-name="gr5" draw:text-style-name="P5" draw:layer="layout" svg:width="0.356cm" svg:height="1.053cm" draw:transform="rotate (1.5707963267949) translate (34.3141329730766cm 30.2594072735464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  <draw:path draw:style-name="gr4" draw:text-style-name="P4" draw:layer="layout" svg:width="0.356cm" svg:height="1.053cm" draw:transform="rotate (1.5707963267949) translate (34.3141329730766cm 30.2594072735464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</draw:g>
            <draw:g>
              <draw:path draw:style-name="gr5" draw:text-style-name="P5" draw:layer="layout" svg:width="0.356cm" svg:height="1.104cm" draw:transform="rotate (1.5707963267949) translate (34.2606541233896cm 30.2594072735464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  <draw:path draw:style-name="gr4" draw:text-style-name="P4" draw:layer="layout" svg:width="0.356cm" svg:height="1.104cm" draw:transform="rotate (1.5707963267949) translate (34.2606541233896cm 30.2594072735464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</draw:g>
            <draw:g>
              <draw:path draw:style-name="gr3" draw:text-style-name="P3" draw:layer="layout" svg:width="0.557cm" svg:height="1.305cm" draw:transform="rotate (1.5707963267949) translate (34.1638828715754cm 30.8791843483082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373 920c16-5 32-14 49-24 41-25 78-57 102-101 23-44 34-93 34-139 0-51-11-100-34-144-24-44-61-77-102-102-17-9-33-19-49-23z">
                <text:p/>
              </draw:path>
              <draw:path draw:style-name="gr4" draw:text-style-name="P4" draw:layer="layout" svg:width="0.557cm" svg:height="1.305cm" draw:transform="rotate (1.5707963267949) translate (34.1638828715754cm 30.8791843483082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232 401h71M232 512h71M232 623h71M232 737h71M232 850h71M232 964h71M232 341h71M232 456h71M232 568h71M232 681h71M232 795h71M232 906h71M262 1077h32M262 1022h32M262 283h32M262 227h32M306 58v1188M373 920c16-5 32-14 49-24 41-25 78-57 102-101 23-44 34-93 34-139 0-51-11-100-34-144-24-44-61-77-102-102-17-9-33-19-49-23z">
                <text:p/>
              </draw:path>
            </draw:g>
            <draw:g>
              <draw:path draw:style-name="gr3" draw:text-style-name="P3" draw:layer="layout" svg:width="0.905cm" svg:height="2.255cm" draw:transform="rotate (1.5707963267949) translate (33.6569493772391cm 31.3989077249023cm)" svg:viewBox="0 0 906 2256" svg:d="M67 2212h700v-2166h-700zM767 2256h-767v-2256h767v46h-700v2166h700zM834 2256v-2256h-67v2256zM834 1221v-186h72v186z">
                <text:p/>
              </draw:path>
              <draw:path draw:style-name="gr4" draw:text-style-name="P4" draw:layer="layout" svg:width="0.905cm" svg:height="2.255cm" draw:transform="rotate (1.5707963267949) translate (33.6569493772391cm 31.3989077249023cm)" svg:viewBox="0 0 906 2256" svg:d="M67 2212h700v-2166h-700zM767 2256h-767v-2256h767v46h-700v2166h700zM834 2256v-2256h-67v2256zM834 1221v-186h72v186z">
                <text:p/>
              </draw:path>
            </draw:g>
            <draw:g>
              <draw:polygon draw:style-name="gr3" draw:text-style-name="P3" draw:layer="layout" svg:width="0.14cm" svg:height="2.619cm" draw:transform="rotate (1.5707963267949) translate (33.4069723024833cm 31.5378711945798cm)" svg:viewBox="0 0 141 2620" draw:points="141,2620 141,0 0,0 0,2620">
                <text:p/>
              </draw:polygon>
              <draw:polygon draw:style-name="gr4" draw:text-style-name="P4" draw:layer="layout" svg:width="0.14cm" svg:height="2.619cm" draw:transform="rotate (1.5707963267949) translate (33.4069723024833cm 31.5378711945798cm)" svg:viewBox="0 0 141 2620" draw:points="141,2620 141,0 0,0 0,2620">
                <text:p/>
              </draw:polygon>
            </draw:g>
            <draw:g>
              <draw:polygon draw:style-name="gr3" draw:text-style-name="P3" draw:layer="layout" svg:width="2.017cm" svg:height="0.129cm" draw:transform="rotate (1.5707963267949) translate (36.0254561630584cm 31.3989077249023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1.5707963267949) translate (36.0254561630584cm 31.3989077249023cm)" svg:viewBox="0 0 2018 130" draw:points="0,130 2018,130 2018,0 0,0">
                <text:p/>
              </draw:polygon>
            </draw:g>
            <draw:g>
              <draw:polygon draw:style-name="gr3" draw:text-style-name="P3" draw:layer="layout" svg:width="2.017cm" svg:height="0.129cm" draw:transform="rotate (1.5707963267949) translate (33.2923539255783cm 31.3989077249023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1.5707963267949) translate (33.2923539255783cm 31.3989077249023cm)" svg:viewBox="0 0 2018 130" draw:points="0,130 2018,130 2018,0 0,0">
                <text:p/>
              </draw:polygon>
            </draw:g>
          </draw:g>
        </draw:g>
        <draw:g>
          <draw:path draw:style-name="gr6" draw:text-style-name="P3" draw:layer="layout" svg:width="1.391cm" svg:height="1.391cm" svg:x="29.34cm" svg:y="28.803cm" svg:viewBox="0 0 1392 1392" svg:d="M1253 1392v-319h-697v319zM0 1073v-1073h1392v1073z">
            <text:p/>
          </draw:path>
          <draw:path draw:style-name="gr7" draw:text-style-name="P4" draw:layer="layout" svg:width="1.391cm" svg:height="1.391cm" svg:x="29.34cm" svg:y="28.803cm" svg:viewBox="0 0 1392 1392" svg:d="M1253 1392v-319h-697v319zM1253 598h-653v-378h653zM695 542v-266M767 542v-266M834 542v-266M906 542v-266M973 542v-266M1047 542v-266M1114 542v-266M1186 542v-266M306 1073v-1073M0 723h1392M0 1073v-1073h1392v1073zM530 695v-584h797v584z">
            <text:p/>
          </draw:path>
        </draw:g>
        <draw:g>
          <draw:g>
            <draw:g>
              <draw:path draw:style-name="gr3" draw:text-style-name="P3" draw:layer="layout" svg:width="1.672cm" svg:height="1.528cm" draw:transform="rotate (-1.5707963267949) translate (28.7328290394239cm 24.4645113680989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  <draw:path draw:style-name="gr4" draw:text-style-name="P4" draw:layer="layout" svg:width="1.672cm" svg:height="1.528cm" draw:transform="rotate (-1.5707963267949) translate (28.7328290394239cm 24.4645113680989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</draw:g>
            <draw:g>
              <draw:polygon draw:style-name="gr3" draw:text-style-name="P3" draw:layer="layout" svg:width="1.669cm" svg:height="2.598cm" draw:transform="rotate (-1.5707963267949) translate (29.3866986908937cm 24.0943790801185cm)" svg:viewBox="0 0 1670 2599" draw:points="0,2599 1670,2599 1670,0 0,0">
                <text:p/>
              </draw:polygon>
              <draw:polygon draw:style-name="gr4" draw:text-style-name="P4" draw:layer="layout" svg:width="1.669cm" svg:height="2.598cm" draw:transform="rotate (-1.5707963267949) translate (29.3866986908937cm 24.0943790801185cm)" svg:viewBox="0 0 1670 2599" draw:points="0,2599 1670,2599 1670,0 0,0">
                <text:p/>
              </draw:polygon>
            </draw:g>
            <draw:g>
              <draw:polygon draw:style-name="gr3" draw:text-style-name="P3" draw:layer="layout" svg:width="0.46cm" svg:height="1.164cm" draw:transform="rotate (-1.5707963267949) translate (28.583754297256cm 25.1977490293582cm)" svg:viewBox="0 0 461 1165" draw:points="461,0 0,0 0,1165 461,1165">
                <text:p/>
              </draw:polygon>
              <draw:polygon draw:style-name="gr4" draw:text-style-name="P4" draw:layer="layout" svg:width="0.46cm" svg:height="1.164cm" draw:transform="rotate (-1.5707963267949) translate (28.583754297256cm 25.1977490293582cm)" svg:viewBox="0 0 461 1165" draw:points="461,0 0,0 0,1165 461,1165">
                <text:p/>
              </draw:polygon>
            </draw:g>
            <draw:g>
              <draw:polygon draw:style-name="gr5" draw:text-style-name="P5" draw:layer="layout" svg:width="0.011cm" svg:height="0.034cm" draw:transform="rotate (-1.5707963267949) translate (28.428410971975cm 25.2422173396552cm)" svg:viewBox="0 0 12 35" draw:points="12,35 12,0 0,0 0,35">
                <text:p/>
              </draw:polygon>
              <draw:polygon draw:style-name="gr4" draw:text-style-name="P4" draw:layer="layout" svg:width="0.011cm" svg:height="0.034cm" draw:transform="rotate (-1.5707963267949) translate (28.428410971975cm 25.2422173396552cm)" svg:viewBox="0 0 12 35" draw:points="12,35 12,0 0,0 0,35">
                <text:p/>
              </draw:polygon>
            </draw:g>
            <draw:g>
              <draw:path draw:style-name="gr5" draw:text-style-name="P5" draw:layer="layout" svg:width="0.356cm" svg:height="1.053cm" draw:transform="rotate (-1.5707963267949) translate (28.5022627167809cm 25.2338795314745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  <draw:path draw:style-name="gr4" draw:text-style-name="P4" draw:layer="layout" svg:width="0.356cm" svg:height="1.053cm" draw:transform="rotate (-1.5707963267949) translate (28.5022627167809cm 25.2338795314745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</draw:g>
            <draw:g>
              <draw:path draw:style-name="gr5" draw:text-style-name="P5" draw:layer="layout" svg:width="0.356cm" svg:height="1.104cm" draw:transform="rotate (-1.5707963267949) translate (28.555741566468cm 25.2338795314745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  <draw:path draw:style-name="gr4" draw:text-style-name="P4" draw:layer="layout" svg:width="0.356cm" svg:height="1.104cm" draw:transform="rotate (-1.5707963267949) translate (28.555741566468cm 25.2338795314745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</draw:g>
            <draw:g>
              <draw:path draw:style-name="gr3" draw:text-style-name="P3" draw:layer="layout" svg:width="0.557cm" svg:height="1.305cm" draw:transform="rotate (-1.5707963267949) translate (28.6525128182822cm 24.6141024567127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373 920c16-5 32-14 49-24 41-25 78-57 102-101 23-44 34-93 34-139 0-51-11-100-34-144-24-44-61-77-102-102-17-9-33-19-49-23z">
                <text:p/>
              </draw:path>
              <draw:path draw:style-name="gr4" draw:text-style-name="P4" draw:layer="layout" svg:width="0.557cm" svg:height="1.305cm" draw:transform="rotate (-1.5707963267949) translate (28.6525128182822cm 24.6141024567127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232 401h71M232 512h71M232 623h71M232 737h71M232 850h71M232 964h71M232 341h71M232 456h71M232 568h71M232 681h71M232 795h71M232 906h71M262 1077h32M262 1022h32M262 283h32M262 227h32M306 58v1188M373 920c16-5 32-14 49-24 41-25 78-57 102-101 23-44 34-93 34-139 0-51-11-100-34-144-24-44-61-77-102-102-17-9-33-19-49-23z">
                <text:p/>
              </draw:path>
            </draw:g>
            <draw:g>
              <draw:path draw:style-name="gr3" draw:text-style-name="P3" draw:layer="layout" svg:width="0.905cm" svg:height="2.255cm" draw:transform="rotate (-1.5707963267949) translate (29.1594463126182cm 24.0943790801185cm)" svg:viewBox="0 0 906 2256" svg:d="M67 2212h700v-2166h-700zM767 2256h-767v-2256h767v46h-700v2166h700zM834 2256v-2256h-67v2256zM834 1221v-186h72v186z">
                <text:p/>
              </draw:path>
              <draw:path draw:style-name="gr4" draw:text-style-name="P4" draw:layer="layout" svg:width="0.905cm" svg:height="2.255cm" draw:transform="rotate (-1.5707963267949) translate (29.1594463126182cm 24.0943790801185cm)" svg:viewBox="0 0 906 2256" svg:d="M67 2212h700v-2166h-700zM767 2256h-767v-2256h767v46h-700v2166h700zM834 2256v-2256h-67v2256zM834 1221v-186h72v186z">
                <text:p/>
              </draw:path>
            </draw:g>
            <draw:g>
              <draw:polygon draw:style-name="gr3" draw:text-style-name="P3" draw:layer="layout" svg:width="0.14cm" svg:height="2.619cm" draw:transform="rotate (-1.5707963267949) translate (29.4094233873742cm 23.9554156104411cm)" svg:viewBox="0 0 141 2620" draw:points="141,2620 141,0 0,0 0,2620">
                <text:p/>
              </draw:polygon>
              <draw:polygon draw:style-name="gr4" draw:text-style-name="P4" draw:layer="layout" svg:width="0.14cm" svg:height="2.619cm" draw:transform="rotate (-1.5707963267949) translate (29.4094233873742cm 23.9554156104411cm)" svg:viewBox="0 0 141 2620" draw:points="141,2620 141,0 0,0 0,2620">
                <text:p/>
              </draw:polygon>
            </draw:g>
            <draw:g>
              <draw:polygon draw:style-name="gr3" draw:text-style-name="P3" draw:layer="layout" svg:width="2.017cm" svg:height="0.129cm" draw:transform="rotate (-1.5707963267949) translate (26.7909395267991cm 24.0943790801185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-1.5707963267949) translate (26.7909395267991cm 24.0943790801185cm)" svg:viewBox="0 0 2018 130" draw:points="0,130 2018,130 2018,0 0,0">
                <text:p/>
              </draw:polygon>
            </draw:g>
            <draw:g>
              <draw:polygon draw:style-name="gr3" draw:text-style-name="P3" draw:layer="layout" svg:width="2.017cm" svg:height="0.129cm" draw:transform="rotate (-1.5707963267949) translate (29.5240417642792cm 24.0943790801185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-1.5707963267949) translate (29.5240417642792cm 24.0943790801185cm)" svg:viewBox="0 0 2018 130" draw:points="0,130 2018,130 2018,0 0,0">
                <text:p/>
              </draw:polygon>
            </draw:g>
          </draw:g>
          <draw:g>
            <draw:g>
              <draw:path draw:style-name="gr3" draw:text-style-name="P3" draw:layer="layout" svg:width="1.672cm" svg:height="1.528cm" draw:transform="rotate (-1.5707963267949) translate (28.7328290394239cm 24.4645113680989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  <draw:path draw:style-name="gr4" draw:text-style-name="P4" draw:layer="layout" svg:width="1.672cm" svg:height="1.528cm" draw:transform="rotate (-1.5707963267949) translate (28.7328290394239cm 24.4645113680989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</draw:g>
            <draw:g>
              <draw:polygon draw:style-name="gr3" draw:text-style-name="P3" draw:layer="layout" svg:width="1.669cm" svg:height="2.598cm" draw:transform="rotate (-1.5707963267949) translate (29.3866986908937cm 24.0943790801185cm)" svg:viewBox="0 0 1670 2599" draw:points="0,2599 1670,2599 1670,0 0,0">
                <text:p/>
              </draw:polygon>
              <draw:polygon draw:style-name="gr4" draw:text-style-name="P4" draw:layer="layout" svg:width="1.669cm" svg:height="2.598cm" draw:transform="rotate (-1.5707963267949) translate (29.3866986908937cm 24.0943790801185cm)" svg:viewBox="0 0 1670 2599" draw:points="0,2599 1670,2599 1670,0 0,0">
                <text:p/>
              </draw:polygon>
            </draw:g>
            <draw:g>
              <draw:polygon draw:style-name="gr3" draw:text-style-name="P3" draw:layer="layout" svg:width="0.46cm" svg:height="1.164cm" draw:transform="rotate (-1.5707963267949) translate (28.583754297256cm 25.1977490293582cm)" svg:viewBox="0 0 461 1165" draw:points="461,0 0,0 0,1165 461,1165">
                <text:p/>
              </draw:polygon>
              <draw:polygon draw:style-name="gr4" draw:text-style-name="P4" draw:layer="layout" svg:width="0.46cm" svg:height="1.164cm" draw:transform="rotate (-1.5707963267949) translate (28.583754297256cm 25.1977490293582cm)" svg:viewBox="0 0 461 1165" draw:points="461,0 0,0 0,1165 461,1165">
                <text:p/>
              </draw:polygon>
            </draw:g>
            <draw:g>
              <draw:polygon draw:style-name="gr5" draw:text-style-name="P5" draw:layer="layout" svg:width="0.011cm" svg:height="0.034cm" draw:transform="rotate (-1.5707963267949) translate (28.428410971975cm 25.2422173396552cm)" svg:viewBox="0 0 12 35" draw:points="12,35 12,0 0,0 0,35">
                <text:p/>
              </draw:polygon>
              <draw:polygon draw:style-name="gr4" draw:text-style-name="P4" draw:layer="layout" svg:width="0.011cm" svg:height="0.034cm" draw:transform="rotate (-1.5707963267949) translate (28.428410971975cm 25.2422173396552cm)" svg:viewBox="0 0 12 35" draw:points="12,35 12,0 0,0 0,35">
                <text:p/>
              </draw:polygon>
            </draw:g>
            <draw:g>
              <draw:path draw:style-name="gr5" draw:text-style-name="P5" draw:layer="layout" svg:width="0.356cm" svg:height="1.053cm" draw:transform="rotate (-1.5707963267949) translate (28.5022627167809cm 25.2338795314745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  <draw:path draw:style-name="gr4" draw:text-style-name="P4" draw:layer="layout" svg:width="0.356cm" svg:height="1.053cm" draw:transform="rotate (-1.5707963267949) translate (28.5022627167809cm 25.2338795314745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</draw:g>
            <draw:g>
              <draw:path draw:style-name="gr5" draw:text-style-name="P5" draw:layer="layout" svg:width="0.356cm" svg:height="1.104cm" draw:transform="rotate (-1.5707963267949) translate (28.555741566468cm 25.2338795314745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  <draw:path draw:style-name="gr4" draw:text-style-name="P4" draw:layer="layout" svg:width="0.356cm" svg:height="1.104cm" draw:transform="rotate (-1.5707963267949) translate (28.555741566468cm 25.2338795314745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</draw:g>
            <draw:g>
              <draw:path draw:style-name="gr3" draw:text-style-name="P3" draw:layer="layout" svg:width="0.557cm" svg:height="1.305cm" draw:transform="rotate (-1.5707963267949) translate (28.6525128182822cm 24.6141024567127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373 920c16-5 32-14 49-24 41-25 78-57 102-101 23-44 34-93 34-139 0-51-11-100-34-144-24-44-61-77-102-102-17-9-33-19-49-23z">
                <text:p/>
              </draw:path>
              <draw:path draw:style-name="gr4" draw:text-style-name="P4" draw:layer="layout" svg:width="0.557cm" svg:height="1.305cm" draw:transform="rotate (-1.5707963267949) translate (28.6525128182822cm 24.6141024567127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232 401h71M232 512h71M232 623h71M232 737h71M232 850h71M232 964h71M232 341h71M232 456h71M232 568h71M232 681h71M232 795h71M232 906h71M262 1077h32M262 1022h32M262 283h32M262 227h32M306 58v1188M373 920c16-5 32-14 49-24 41-25 78-57 102-101 23-44 34-93 34-139 0-51-11-100-34-144-24-44-61-77-102-102-17-9-33-19-49-23z">
                <text:p/>
              </draw:path>
            </draw:g>
            <draw:g>
              <draw:path draw:style-name="gr3" draw:text-style-name="P3" draw:layer="layout" svg:width="0.905cm" svg:height="2.255cm" draw:transform="rotate (-1.5707963267949) translate (29.1594463126182cm 24.0943790801185cm)" svg:viewBox="0 0 906 2256" svg:d="M67 2212h700v-2166h-700zM767 2256h-767v-2256h767v46h-700v2166h700zM834 2256v-2256h-67v2256zM834 1221v-186h72v186z">
                <text:p/>
              </draw:path>
              <draw:path draw:style-name="gr4" draw:text-style-name="P4" draw:layer="layout" svg:width="0.905cm" svg:height="2.255cm" draw:transform="rotate (-1.5707963267949) translate (29.1594463126182cm 24.0943790801185cm)" svg:viewBox="0 0 906 2256" svg:d="M67 2212h700v-2166h-700zM767 2256h-767v-2256h767v46h-700v2166h700zM834 2256v-2256h-67v2256zM834 1221v-186h72v186z">
                <text:p/>
              </draw:path>
            </draw:g>
            <draw:g>
              <draw:polygon draw:style-name="gr3" draw:text-style-name="P3" draw:layer="layout" svg:width="0.14cm" svg:height="2.619cm" draw:transform="rotate (-1.5707963267949) translate (29.4094233873742cm 23.9554156104411cm)" svg:viewBox="0 0 141 2620" draw:points="141,2620 141,0 0,0 0,2620">
                <text:p/>
              </draw:polygon>
              <draw:polygon draw:style-name="gr4" draw:text-style-name="P4" draw:layer="layout" svg:width="0.14cm" svg:height="2.619cm" draw:transform="rotate (-1.5707963267949) translate (29.4094233873742cm 23.9554156104411cm)" svg:viewBox="0 0 141 2620" draw:points="141,2620 141,0 0,0 0,2620">
                <text:p/>
              </draw:polygon>
            </draw:g>
            <draw:g>
              <draw:polygon draw:style-name="gr3" draw:text-style-name="P3" draw:layer="layout" svg:width="2.017cm" svg:height="0.129cm" draw:transform="rotate (-1.5707963267949) translate (26.7909395267991cm 24.0943790801185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-1.5707963267949) translate (26.7909395267991cm 24.0943790801185cm)" svg:viewBox="0 0 2018 130" draw:points="0,130 2018,130 2018,0 0,0">
                <text:p/>
              </draw:polygon>
            </draw:g>
            <draw:g>
              <draw:polygon draw:style-name="gr3" draw:text-style-name="P3" draw:layer="layout" svg:width="2.017cm" svg:height="0.129cm" draw:transform="rotate (-1.5707963267949) translate (29.5240417642792cm 24.0943790801185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-1.5707963267949) translate (29.5240417642792cm 24.0943790801185cm)" svg:viewBox="0 0 2018 130" draw:points="0,130 2018,130 2018,0 0,0">
                <text:p/>
              </draw:polygon>
            </draw:g>
          </draw:g>
        </draw:g>
        <draw:g>
          <draw:g>
            <draw:g>
              <draw:path draw:style-name="gr3" draw:text-style-name="P3" draw:layer="layout" svg:width="1.672cm" svg:height="1.528cm" draw:transform="rotate (-1.5707963267949) translate (23.8184380961706cm 24.2978651851873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  <draw:path draw:style-name="gr4" draw:text-style-name="P4" draw:layer="layout" svg:width="1.672cm" svg:height="1.528cm" draw:transform="rotate (-1.5707963267949) translate (23.8184380961706cm 24.2978651851873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</draw:g>
            <draw:g>
              <draw:polygon draw:style-name="gr3" draw:text-style-name="P3" draw:layer="layout" svg:width="1.669cm" svg:height="2.598cm" draw:transform="rotate (-1.5707963267949) translate (24.4723077476404cm 23.9277328972069cm)" svg:viewBox="0 0 1670 2599" draw:points="0,2599 1670,2599 1670,0 0,0">
                <text:p/>
              </draw:polygon>
              <draw:polygon draw:style-name="gr4" draw:text-style-name="P4" draw:layer="layout" svg:width="1.669cm" svg:height="2.598cm" draw:transform="rotate (-1.5707963267949) translate (24.4723077476404cm 23.9277328972069cm)" svg:viewBox="0 0 1670 2599" draw:points="0,2599 1670,2599 1670,0 0,0">
                <text:p/>
              </draw:polygon>
            </draw:g>
            <draw:g>
              <draw:polygon draw:style-name="gr3" draw:text-style-name="P3" draw:layer="layout" svg:width="0.46cm" svg:height="1.164cm" draw:transform="rotate (-1.5707963267949) translate (23.6693633540028cm 25.0311028464466cm)" svg:viewBox="0 0 461 1165" draw:points="461,0 0,0 0,1165 461,1165">
                <text:p/>
              </draw:polygon>
              <draw:polygon draw:style-name="gr4" draw:text-style-name="P4" draw:layer="layout" svg:width="0.46cm" svg:height="1.164cm" draw:transform="rotate (-1.5707963267949) translate (23.6693633540028cm 25.0311028464466cm)" svg:viewBox="0 0 461 1165" draw:points="461,0 0,0 0,1165 461,1165">
                <text:p/>
              </draw:polygon>
            </draw:g>
            <draw:g>
              <draw:polygon draw:style-name="gr5" draw:text-style-name="P5" draw:layer="layout" svg:width="0.011cm" svg:height="0.034cm" draw:transform="rotate (-1.5707963267949) translate (23.5140200287218cm 25.0755711567436cm)" svg:viewBox="0 0 12 35" draw:points="12,35 12,0 0,0 0,35">
                <text:p/>
              </draw:polygon>
              <draw:polygon draw:style-name="gr4" draw:text-style-name="P4" draw:layer="layout" svg:width="0.011cm" svg:height="0.034cm" draw:transform="rotate (-1.5707963267949) translate (23.5140200287218cm 25.0755711567436cm)" svg:viewBox="0 0 12 35" draw:points="12,35 12,0 0,0 0,35">
                <text:p/>
              </draw:polygon>
            </draw:g>
            <draw:g>
              <draw:path draw:style-name="gr5" draw:text-style-name="P5" draw:layer="layout" svg:width="0.356cm" svg:height="1.053cm" draw:transform="rotate (-1.5707963267949) translate (23.5878717735277cm 25.0672333485628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  <draw:path draw:style-name="gr4" draw:text-style-name="P4" draw:layer="layout" svg:width="0.356cm" svg:height="1.053cm" draw:transform="rotate (-1.5707963267949) translate (23.5878717735277cm 25.0672333485628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</draw:g>
            <draw:g>
              <draw:path draw:style-name="gr5" draw:text-style-name="P5" draw:layer="layout" svg:width="0.356cm" svg:height="1.104cm" draw:transform="rotate (-1.5707963267949) translate (23.6413506232147cm 25.0672333485628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  <draw:path draw:style-name="gr4" draw:text-style-name="P4" draw:layer="layout" svg:width="0.356cm" svg:height="1.104cm" draw:transform="rotate (-1.5707963267949) translate (23.6413506232147cm 25.0672333485628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</draw:g>
            <draw:g>
              <draw:path draw:style-name="gr3" draw:text-style-name="P3" draw:layer="layout" svg:width="0.557cm" svg:height="1.305cm" draw:transform="rotate (-1.5707963267949) translate (23.7381218750289cm 24.447456273801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373 920c16-5 32-14 49-24 41-25 78-57 102-101 23-44 34-93 34-139 0-51-11-100-34-144-24-44-61-77-102-102-17-9-33-19-49-23z">
                <text:p/>
              </draw:path>
              <draw:path draw:style-name="gr4" draw:text-style-name="P4" draw:layer="layout" svg:width="0.557cm" svg:height="1.305cm" draw:transform="rotate (-1.5707963267949) translate (23.7381218750289cm 24.447456273801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232 401h71M232 512h71M232 623h71M232 737h71M232 850h71M232 964h71M232 341h71M232 456h71M232 568h71M232 681h71M232 795h71M232 906h71M262 1077h32M262 1022h32M262 283h32M262 227h32M306 58v1188M373 920c16-5 32-14 49-24 41-25 78-57 102-101 23-44 34-93 34-139 0-51-11-100-34-144-24-44-61-77-102-102-17-9-33-19-49-23z">
                <text:p/>
              </draw:path>
            </draw:g>
            <draw:g>
              <draw:path draw:style-name="gr3" draw:text-style-name="P3" draw:layer="layout" svg:width="0.905cm" svg:height="2.255cm" draw:transform="rotate (-1.5707963267949) translate (24.245055369365cm 23.9277328972069cm)" svg:viewBox="0 0 906 2256" svg:d="M67 2212h700v-2166h-700zM767 2256h-767v-2256h767v46h-700v2166h700zM834 2256v-2256h-67v2256zM834 1221v-186h72v186z">
                <text:p/>
              </draw:path>
              <draw:path draw:style-name="gr4" draw:text-style-name="P4" draw:layer="layout" svg:width="0.905cm" svg:height="2.255cm" draw:transform="rotate (-1.5707963267949) translate (24.245055369365cm 23.9277328972069cm)" svg:viewBox="0 0 906 2256" svg:d="M67 2212h700v-2166h-700zM767 2256h-767v-2256h767v46h-700v2166h700zM834 2256v-2256h-67v2256zM834 1221v-186h72v186z">
                <text:p/>
              </draw:path>
            </draw:g>
            <draw:g>
              <draw:polygon draw:style-name="gr3" draw:text-style-name="P3" draw:layer="layout" svg:width="0.14cm" svg:height="2.619cm" draw:transform="rotate (-1.5707963267949) translate (24.495032444121cm 23.7887694275294cm)" svg:viewBox="0 0 141 2620" draw:points="141,2620 141,0 0,0 0,2620">
                <text:p/>
              </draw:polygon>
              <draw:polygon draw:style-name="gr4" draw:text-style-name="P4" draw:layer="layout" svg:width="0.14cm" svg:height="2.619cm" draw:transform="rotate (-1.5707963267949) translate (24.495032444121cm 23.7887694275294cm)" svg:viewBox="0 0 141 2620" draw:points="141,2620 141,0 0,0 0,2620">
                <text:p/>
              </draw:polygon>
            </draw:g>
            <draw:g>
              <draw:polygon draw:style-name="gr3" draw:text-style-name="P3" draw:layer="layout" svg:width="2.017cm" svg:height="0.129cm" draw:transform="rotate (-1.5707963267949) translate (21.8765485835457cm 23.9277328972069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-1.5707963267949) translate (21.8765485835457cm 23.9277328972069cm)" svg:viewBox="0 0 2018 130" draw:points="0,130 2018,130 2018,0 0,0">
                <text:p/>
              </draw:polygon>
            </draw:g>
            <draw:g>
              <draw:polygon draw:style-name="gr3" draw:text-style-name="P3" draw:layer="layout" svg:width="2.017cm" svg:height="0.129cm" draw:transform="rotate (-1.5707963267949) translate (24.609650821026cm 23.9277328972069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-1.5707963267949) translate (24.609650821026cm 23.9277328972069cm)" svg:viewBox="0 0 2018 130" draw:points="0,130 2018,130 2018,0 0,0">
                <text:p/>
              </draw:polygon>
            </draw:g>
          </draw:g>
          <draw:g>
            <draw:g>
              <draw:path draw:style-name="gr3" draw:text-style-name="P3" draw:layer="layout" svg:width="1.672cm" svg:height="1.528cm" draw:transform="rotate (-1.5707963267949) translate (23.8184380961706cm 24.2978651851873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  <draw:path draw:style-name="gr4" draw:text-style-name="P4" draw:layer="layout" svg:width="1.672cm" svg:height="1.528cm" draw:transform="rotate (-1.5707963267949) translate (23.8184380961706cm 24.2978651851873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</draw:g>
            <draw:g>
              <draw:polygon draw:style-name="gr3" draw:text-style-name="P3" draw:layer="layout" svg:width="1.669cm" svg:height="2.598cm" draw:transform="rotate (-1.5707963267949) translate (24.4723077476404cm 23.9277328972069cm)" svg:viewBox="0 0 1670 2599" draw:points="0,2599 1670,2599 1670,0 0,0">
                <text:p/>
              </draw:polygon>
              <draw:polygon draw:style-name="gr4" draw:text-style-name="P4" draw:layer="layout" svg:width="1.669cm" svg:height="2.598cm" draw:transform="rotate (-1.5707963267949) translate (24.4723077476404cm 23.9277328972069cm)" svg:viewBox="0 0 1670 2599" draw:points="0,2599 1670,2599 1670,0 0,0">
                <text:p/>
              </draw:polygon>
            </draw:g>
            <draw:g>
              <draw:polygon draw:style-name="gr3" draw:text-style-name="P3" draw:layer="layout" svg:width="0.46cm" svg:height="1.164cm" draw:transform="rotate (-1.5707963267949) translate (23.6693633540028cm 25.0311028464466cm)" svg:viewBox="0 0 461 1165" draw:points="461,0 0,0 0,1165 461,1165">
                <text:p/>
              </draw:polygon>
              <draw:polygon draw:style-name="gr4" draw:text-style-name="P4" draw:layer="layout" svg:width="0.46cm" svg:height="1.164cm" draw:transform="rotate (-1.5707963267949) translate (23.6693633540028cm 25.0311028464466cm)" svg:viewBox="0 0 461 1165" draw:points="461,0 0,0 0,1165 461,1165">
                <text:p/>
              </draw:polygon>
            </draw:g>
            <draw:g>
              <draw:polygon draw:style-name="gr5" draw:text-style-name="P5" draw:layer="layout" svg:width="0.011cm" svg:height="0.034cm" draw:transform="rotate (-1.5707963267949) translate (23.5140200287218cm 25.0755711567436cm)" svg:viewBox="0 0 12 35" draw:points="12,35 12,0 0,0 0,35">
                <text:p/>
              </draw:polygon>
              <draw:polygon draw:style-name="gr4" draw:text-style-name="P4" draw:layer="layout" svg:width="0.011cm" svg:height="0.034cm" draw:transform="rotate (-1.5707963267949) translate (23.5140200287218cm 25.0755711567436cm)" svg:viewBox="0 0 12 35" draw:points="12,35 12,0 0,0 0,35">
                <text:p/>
              </draw:polygon>
            </draw:g>
            <draw:g>
              <draw:path draw:style-name="gr5" draw:text-style-name="P5" draw:layer="layout" svg:width="0.356cm" svg:height="1.053cm" draw:transform="rotate (-1.5707963267949) translate (23.5878717735277cm 25.0672333485628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  <draw:path draw:style-name="gr4" draw:text-style-name="P4" draw:layer="layout" svg:width="0.356cm" svg:height="1.053cm" draw:transform="rotate (-1.5707963267949) translate (23.5878717735277cm 25.0672333485628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</draw:g>
            <draw:g>
              <draw:path draw:style-name="gr5" draw:text-style-name="P5" draw:layer="layout" svg:width="0.356cm" svg:height="1.104cm" draw:transform="rotate (-1.5707963267949) translate (23.6413506232147cm 25.0672333485628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  <draw:path draw:style-name="gr4" draw:text-style-name="P4" draw:layer="layout" svg:width="0.356cm" svg:height="1.104cm" draw:transform="rotate (-1.5707963267949) translate (23.6413506232147cm 25.0672333485628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</draw:g>
            <draw:g>
              <draw:path draw:style-name="gr3" draw:text-style-name="P3" draw:layer="layout" svg:width="0.557cm" svg:height="1.305cm" draw:transform="rotate (-1.5707963267949) translate (23.7381218750289cm 24.447456273801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373 920c16-5 32-14 49-24 41-25 78-57 102-101 23-44 34-93 34-139 0-51-11-100-34-144-24-44-61-77-102-102-17-9-33-19-49-23z">
                <text:p/>
              </draw:path>
              <draw:path draw:style-name="gr4" draw:text-style-name="P4" draw:layer="layout" svg:width="0.557cm" svg:height="1.305cm" draw:transform="rotate (-1.5707963267949) translate (23.7381218750289cm 24.447456273801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232 401h71M232 512h71M232 623h71M232 737h71M232 850h71M232 964h71M232 341h71M232 456h71M232 568h71M232 681h71M232 795h71M232 906h71M262 1077h32M262 1022h32M262 283h32M262 227h32M306 58v1188M373 920c16-5 32-14 49-24 41-25 78-57 102-101 23-44 34-93 34-139 0-51-11-100-34-144-24-44-61-77-102-102-17-9-33-19-49-23z">
                <text:p/>
              </draw:path>
            </draw:g>
            <draw:g>
              <draw:path draw:style-name="gr3" draw:text-style-name="P3" draw:layer="layout" svg:width="0.905cm" svg:height="2.255cm" draw:transform="rotate (-1.5707963267949) translate (24.245055369365cm 23.9277328972069cm)" svg:viewBox="0 0 906 2256" svg:d="M67 2212h700v-2166h-700zM767 2256h-767v-2256h767v46h-700v2166h700zM834 2256v-2256h-67v2256zM834 1221v-186h72v186z">
                <text:p/>
              </draw:path>
              <draw:path draw:style-name="gr4" draw:text-style-name="P4" draw:layer="layout" svg:width="0.905cm" svg:height="2.255cm" draw:transform="rotate (-1.5707963267949) translate (24.245055369365cm 23.9277328972069cm)" svg:viewBox="0 0 906 2256" svg:d="M67 2212h700v-2166h-700zM767 2256h-767v-2256h767v46h-700v2166h700zM834 2256v-2256h-67v2256zM834 1221v-186h72v186z">
                <text:p/>
              </draw:path>
            </draw:g>
            <draw:g>
              <draw:polygon draw:style-name="gr3" draw:text-style-name="P3" draw:layer="layout" svg:width="0.14cm" svg:height="2.619cm" draw:transform="rotate (-1.5707963267949) translate (24.495032444121cm 23.7887694275294cm)" svg:viewBox="0 0 141 2620" draw:points="141,2620 141,0 0,0 0,2620">
                <text:p/>
              </draw:polygon>
              <draw:polygon draw:style-name="gr4" draw:text-style-name="P4" draw:layer="layout" svg:width="0.14cm" svg:height="2.619cm" draw:transform="rotate (-1.5707963267949) translate (24.495032444121cm 23.7887694275294cm)" svg:viewBox="0 0 141 2620" draw:points="141,2620 141,0 0,0 0,2620">
                <text:p/>
              </draw:polygon>
            </draw:g>
            <draw:g>
              <draw:polygon draw:style-name="gr3" draw:text-style-name="P3" draw:layer="layout" svg:width="2.017cm" svg:height="0.129cm" draw:transform="rotate (-1.5707963267949) translate (21.8765485835457cm 23.9277328972069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-1.5707963267949) translate (21.8765485835457cm 23.9277328972069cm)" svg:viewBox="0 0 2018 130" draw:points="0,130 2018,130 2018,0 0,0">
                <text:p/>
              </draw:polygon>
            </draw:g>
            <draw:g>
              <draw:polygon draw:style-name="gr3" draw:text-style-name="P3" draw:layer="layout" svg:width="2.017cm" svg:height="0.129cm" draw:transform="rotate (-1.5707963267949) translate (24.609650821026cm 23.9277328972069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-1.5707963267949) translate (24.609650821026cm 23.9277328972069cm)" svg:viewBox="0 0 2018 130" draw:points="0,130 2018,130 2018,0 0,0">
                <text:p/>
              </draw:polygon>
            </draw:g>
          </draw:g>
        </draw:g>
        <draw:g>
          <draw:g>
            <draw:g>
              <draw:path draw:style-name="gr3" draw:text-style-name="P3" draw:layer="layout" svg:width="1.672cm" svg:height="1.528cm" draw:transform="rotate (1.5707963267949) translate (21.9563747396134cm 21.3960380158992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  <draw:path draw:style-name="gr4" draw:text-style-name="P4" draw:layer="layout" svg:width="1.672cm" svg:height="1.528cm" draw:transform="rotate (1.5707963267949) translate (21.9563747396134cm 21.3960380158992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</draw:g>
            <draw:g>
              <draw:polygon draw:style-name="gr3" draw:text-style-name="P3" draw:layer="layout" svg:width="1.669cm" svg:height="2.598cm" draw:transform="rotate (1.5707963267949) translate (21.3025050881433cm 21.7661703038795cm)" svg:viewBox="0 0 1670 2599" draw:points="0,2599 1670,2599 1670,0 0,0">
                <text:p/>
              </draw:polygon>
              <draw:polygon draw:style-name="gr4" draw:text-style-name="P4" draw:layer="layout" svg:width="1.669cm" svg:height="2.598cm" draw:transform="rotate (1.5707963267949) translate (21.3025050881433cm 21.7661703038795cm)" svg:viewBox="0 0 1670 2599" draw:points="0,2599 1670,2599 1670,0 0,0">
                <text:p/>
              </draw:polygon>
            </draw:g>
            <draw:g>
              <draw:polygon draw:style-name="gr3" draw:text-style-name="P3" draw:layer="layout" svg:width="0.46cm" svg:height="1.164cm" draw:transform="rotate (1.5707963267949) translate (22.1054494817812cm 20.6628003546396cm)" svg:viewBox="0 0 461 1165" draw:points="461,0 0,0 0,1165 461,1165">
                <text:p/>
              </draw:polygon>
              <draw:polygon draw:style-name="gr4" draw:text-style-name="P4" draw:layer="layout" svg:width="0.46cm" svg:height="1.164cm" draw:transform="rotate (1.5707963267949) translate (22.1054494817812cm 20.6628003546396cm)" svg:viewBox="0 0 461 1165" draw:points="461,0 0,0 0,1165 461,1165">
                <text:p/>
              </draw:polygon>
            </draw:g>
            <draw:g>
              <draw:polygon draw:style-name="gr5" draw:text-style-name="P5" draw:layer="layout" svg:width="0.011cm" svg:height="0.034cm" draw:transform="rotate (1.5707963267949) translate (22.2607928070622cm 20.6183320443428cm)" svg:viewBox="0 0 12 35" draw:points="12,35 12,0 0,0 0,35">
                <text:p/>
              </draw:polygon>
              <draw:polygon draw:style-name="gr4" draw:text-style-name="P4" draw:layer="layout" svg:width="0.011cm" svg:height="0.034cm" draw:transform="rotate (1.5707963267949) translate (22.2607928070622cm 20.6183320443428cm)" svg:viewBox="0 0 12 35" draw:points="12,35 12,0 0,0 0,35">
                <text:p/>
              </draw:polygon>
            </draw:g>
            <draw:g>
              <draw:path draw:style-name="gr5" draw:text-style-name="P5" draw:layer="layout" svg:width="0.356cm" svg:height="1.053cm" draw:transform="rotate (1.5707963267949) translate (22.1869410622563cm 20.6266698525236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  <draw:path draw:style-name="gr4" draw:text-style-name="P4" draw:layer="layout" svg:width="0.356cm" svg:height="1.053cm" draw:transform="rotate (1.5707963267949) translate (22.1869410622563cm 20.6266698525236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</draw:g>
            <draw:g>
              <draw:path draw:style-name="gr5" draw:text-style-name="P5" draw:layer="layout" svg:width="0.356cm" svg:height="1.104cm" draw:transform="rotate (1.5707963267949) translate (22.1334622125693cm 20.6266698525236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  <draw:path draw:style-name="gr4" draw:text-style-name="P4" draw:layer="layout" svg:width="0.356cm" svg:height="1.104cm" draw:transform="rotate (1.5707963267949) translate (22.1334622125693cm 20.6266698525236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</draw:g>
            <draw:g>
              <draw:path draw:style-name="gr3" draw:text-style-name="P3" draw:layer="layout" svg:width="0.557cm" svg:height="1.305cm" draw:transform="rotate (1.5707963267949) translate (22.0366909607551cm 21.2464469272854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373 920c16-5 32-14 49-24 41-25 78-57 102-101 23-44 34-93 34-139 0-51-11-100-34-144-24-44-61-77-102-102-17-9-33-19-49-23z">
                <text:p/>
              </draw:path>
              <draw:path draw:style-name="gr4" draw:text-style-name="P4" draw:layer="layout" svg:width="0.557cm" svg:height="1.305cm" draw:transform="rotate (1.5707963267949) translate (22.0366909607551cm 21.2464469272854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232 401h71M232 512h71M232 623h71M232 737h71M232 850h71M232 964h71M232 341h71M232 456h71M232 568h71M232 681h71M232 795h71M232 906h71M262 1077h32M262 1022h32M262 283h32M262 227h32M306 58v1188M373 920c16-5 32-14 49-24 41-25 78-57 102-101 23-44 34-93 34-139 0-51-11-100-34-144-24-44-61-77-102-102-17-9-33-19-49-23z">
                <text:p/>
              </draw:path>
            </draw:g>
            <draw:g>
              <draw:path draw:style-name="gr3" draw:text-style-name="P3" draw:layer="layout" svg:width="0.905cm" svg:height="2.255cm" draw:transform="rotate (1.5707963267949) translate (21.5297574664188cm 21.7661703038795cm)" svg:viewBox="0 0 906 2256" svg:d="M67 2212h700v-2166h-700zM767 2256h-767v-2256h767v46h-700v2166h700zM834 2256v-2256h-67v2256zM834 1221v-186h72v186z">
                <text:p/>
              </draw:path>
              <draw:path draw:style-name="gr4" draw:text-style-name="P4" draw:layer="layout" svg:width="0.905cm" svg:height="2.255cm" draw:transform="rotate (1.5707963267949) translate (21.5297574664188cm 21.7661703038795cm)" svg:viewBox="0 0 906 2256" svg:d="M67 2212h700v-2166h-700zM767 2256h-767v-2256h767v46h-700v2166h700zM834 2256v-2256h-67v2256zM834 1221v-186h72v186z">
                <text:p/>
              </draw:path>
            </draw:g>
            <draw:g>
              <draw:polygon draw:style-name="gr3" draw:text-style-name="P3" draw:layer="layout" svg:width="0.14cm" svg:height="2.619cm" draw:transform="rotate (1.5707963267949) translate (21.279780391663cm 21.905133773557cm)" svg:viewBox="0 0 141 2620" draw:points="141,2620 141,0 0,0 0,2620">
                <text:p/>
              </draw:polygon>
              <draw:polygon draw:style-name="gr4" draw:text-style-name="P4" draw:layer="layout" svg:width="0.14cm" svg:height="2.619cm" draw:transform="rotate (1.5707963267949) translate (21.279780391663cm 21.905133773557cm)" svg:viewBox="0 0 141 2620" draw:points="141,2620 141,0 0,0 0,2620">
                <text:p/>
              </draw:polygon>
            </draw:g>
            <draw:g>
              <draw:polygon draw:style-name="gr3" draw:text-style-name="P3" draw:layer="layout" svg:width="2.017cm" svg:height="0.129cm" draw:transform="rotate (1.5707963267949) translate (23.8982642522381cm 21.7661703038795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1.5707963267949) translate (23.8982642522381cm 21.7661703038795cm)" svg:viewBox="0 0 2018 130" draw:points="0,130 2018,130 2018,0 0,0">
                <text:p/>
              </draw:polygon>
            </draw:g>
            <draw:g>
              <draw:polygon draw:style-name="gr3" draw:text-style-name="P3" draw:layer="layout" svg:width="2.017cm" svg:height="0.129cm" draw:transform="rotate (1.5707963267949) translate (21.165162014758cm 21.7661703038795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1.5707963267949) translate (21.165162014758cm 21.7661703038795cm)" svg:viewBox="0 0 2018 130" draw:points="0,130 2018,130 2018,0 0,0">
                <text:p/>
              </draw:polygon>
            </draw:g>
          </draw:g>
          <draw:g>
            <draw:g>
              <draw:path draw:style-name="gr3" draw:text-style-name="P3" draw:layer="layout" svg:width="1.672cm" svg:height="1.528cm" draw:transform="rotate (1.5707963267949) translate (21.9563747396134cm 21.3960380158992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  <draw:path draw:style-name="gr4" draw:text-style-name="P4" draw:layer="layout" svg:width="1.672cm" svg:height="1.528cm" draw:transform="rotate (1.5707963267949) translate (21.9563747396134cm 21.3960380158992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</draw:g>
            <draw:g>
              <draw:polygon draw:style-name="gr3" draw:text-style-name="P3" draw:layer="layout" svg:width="1.669cm" svg:height="2.598cm" draw:transform="rotate (1.5707963267949) translate (21.3025050881433cm 21.7661703038795cm)" svg:viewBox="0 0 1670 2599" draw:points="0,2599 1670,2599 1670,0 0,0">
                <text:p/>
              </draw:polygon>
              <draw:polygon draw:style-name="gr4" draw:text-style-name="P4" draw:layer="layout" svg:width="1.669cm" svg:height="2.598cm" draw:transform="rotate (1.5707963267949) translate (21.3025050881433cm 21.7661703038795cm)" svg:viewBox="0 0 1670 2599" draw:points="0,2599 1670,2599 1670,0 0,0">
                <text:p/>
              </draw:polygon>
            </draw:g>
            <draw:g>
              <draw:polygon draw:style-name="gr3" draw:text-style-name="P3" draw:layer="layout" svg:width="0.46cm" svg:height="1.164cm" draw:transform="rotate (1.5707963267949) translate (22.1054494817812cm 20.6628003546396cm)" svg:viewBox="0 0 461 1165" draw:points="461,0 0,0 0,1165 461,1165">
                <text:p/>
              </draw:polygon>
              <draw:polygon draw:style-name="gr4" draw:text-style-name="P4" draw:layer="layout" svg:width="0.46cm" svg:height="1.164cm" draw:transform="rotate (1.5707963267949) translate (22.1054494817812cm 20.6628003546396cm)" svg:viewBox="0 0 461 1165" draw:points="461,0 0,0 0,1165 461,1165">
                <text:p/>
              </draw:polygon>
            </draw:g>
            <draw:g>
              <draw:polygon draw:style-name="gr5" draw:text-style-name="P5" draw:layer="layout" svg:width="0.011cm" svg:height="0.034cm" draw:transform="rotate (1.5707963267949) translate (22.2607928070622cm 20.6183320443428cm)" svg:viewBox="0 0 12 35" draw:points="12,35 12,0 0,0 0,35">
                <text:p/>
              </draw:polygon>
              <draw:polygon draw:style-name="gr4" draw:text-style-name="P4" draw:layer="layout" svg:width="0.011cm" svg:height="0.034cm" draw:transform="rotate (1.5707963267949) translate (22.2607928070622cm 20.6183320443428cm)" svg:viewBox="0 0 12 35" draw:points="12,35 12,0 0,0 0,35">
                <text:p/>
              </draw:polygon>
            </draw:g>
            <draw:g>
              <draw:path draw:style-name="gr5" draw:text-style-name="P5" draw:layer="layout" svg:width="0.356cm" svg:height="1.053cm" draw:transform="rotate (1.5707963267949) translate (22.1869410622563cm 20.6266698525236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  <draw:path draw:style-name="gr4" draw:text-style-name="P4" draw:layer="layout" svg:width="0.356cm" svg:height="1.053cm" draw:transform="rotate (1.5707963267949) translate (22.1869410622563cm 20.6266698525236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</draw:g>
            <draw:g>
              <draw:path draw:style-name="gr5" draw:text-style-name="P5" draw:layer="layout" svg:width="0.356cm" svg:height="1.104cm" draw:transform="rotate (1.5707963267949) translate (22.1334622125693cm 20.6266698525236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  <draw:path draw:style-name="gr4" draw:text-style-name="P4" draw:layer="layout" svg:width="0.356cm" svg:height="1.104cm" draw:transform="rotate (1.5707963267949) translate (22.1334622125693cm 20.6266698525236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</draw:g>
            <draw:g>
              <draw:path draw:style-name="gr3" draw:text-style-name="P3" draw:layer="layout" svg:width="0.557cm" svg:height="1.305cm" draw:transform="rotate (1.5707963267949) translate (22.0366909607551cm 21.2464469272854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373 920c16-5 32-14 49-24 41-25 78-57 102-101 23-44 34-93 34-139 0-51-11-100-34-144-24-44-61-77-102-102-17-9-33-19-49-23z">
                <text:p/>
              </draw:path>
              <draw:path draw:style-name="gr4" draw:text-style-name="P4" draw:layer="layout" svg:width="0.557cm" svg:height="1.305cm" draw:transform="rotate (1.5707963267949) translate (22.0366909607551cm 21.2464469272854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232 401h71M232 512h71M232 623h71M232 737h71M232 850h71M232 964h71M232 341h71M232 456h71M232 568h71M232 681h71M232 795h71M232 906h71M262 1077h32M262 1022h32M262 283h32M262 227h32M306 58v1188M373 920c16-5 32-14 49-24 41-25 78-57 102-101 23-44 34-93 34-139 0-51-11-100-34-144-24-44-61-77-102-102-17-9-33-19-49-23z">
                <text:p/>
              </draw:path>
            </draw:g>
            <draw:g>
              <draw:path draw:style-name="gr3" draw:text-style-name="P3" draw:layer="layout" svg:width="0.905cm" svg:height="2.255cm" draw:transform="rotate (1.5707963267949) translate (21.5297574664188cm 21.7661703038795cm)" svg:viewBox="0 0 906 2256" svg:d="M67 2212h700v-2166h-700zM767 2256h-767v-2256h767v46h-700v2166h700zM834 2256v-2256h-67v2256zM834 1221v-186h72v186z">
                <text:p/>
              </draw:path>
              <draw:path draw:style-name="gr4" draw:text-style-name="P4" draw:layer="layout" svg:width="0.905cm" svg:height="2.255cm" draw:transform="rotate (1.5707963267949) translate (21.5297574664188cm 21.7661703038795cm)" svg:viewBox="0 0 906 2256" svg:d="M67 2212h700v-2166h-700zM767 2256h-767v-2256h767v46h-700v2166h700zM834 2256v-2256h-67v2256zM834 1221v-186h72v186z">
                <text:p/>
              </draw:path>
            </draw:g>
            <draw:g>
              <draw:polygon draw:style-name="gr3" draw:text-style-name="P3" draw:layer="layout" svg:width="0.14cm" svg:height="2.619cm" draw:transform="rotate (1.5707963267949) translate (21.279780391663cm 21.905133773557cm)" svg:viewBox="0 0 141 2620" draw:points="141,2620 141,0 0,0 0,2620">
                <text:p/>
              </draw:polygon>
              <draw:polygon draw:style-name="gr4" draw:text-style-name="P4" draw:layer="layout" svg:width="0.14cm" svg:height="2.619cm" draw:transform="rotate (1.5707963267949) translate (21.279780391663cm 21.905133773557cm)" svg:viewBox="0 0 141 2620" draw:points="141,2620 141,0 0,0 0,2620">
                <text:p/>
              </draw:polygon>
            </draw:g>
            <draw:g>
              <draw:polygon draw:style-name="gr3" draw:text-style-name="P3" draw:layer="layout" svg:width="2.017cm" svg:height="0.129cm" draw:transform="rotate (1.5707963267949) translate (23.8982642522381cm 21.7661703038795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1.5707963267949) translate (23.8982642522381cm 21.7661703038795cm)" svg:viewBox="0 0 2018 130" draw:points="0,130 2018,130 2018,0 0,0">
                <text:p/>
              </draw:polygon>
            </draw:g>
            <draw:g>
              <draw:polygon draw:style-name="gr3" draw:text-style-name="P3" draw:layer="layout" svg:width="2.017cm" svg:height="0.129cm" draw:transform="rotate (1.5707963267949) translate (21.165162014758cm 21.7661703038795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1.5707963267949) translate (21.165162014758cm 21.7661703038795cm)" svg:viewBox="0 0 2018 130" draw:points="0,130 2018,130 2018,0 0,0">
                <text:p/>
              </draw:polygon>
            </draw:g>
          </draw:g>
        </draw:g>
        <draw:g>
          <draw:path draw:style-name="gr6" draw:text-style-name="P3" draw:layer="layout" svg:width="1.391cm" svg:height="1.391cm" svg:x="27.178cm" svg:y="19.06cm" svg:viewBox="0 0 1392 1392" svg:d="M1253 1392v-319h-697v319zM0 1073v-1073h1392v1073z">
            <text:p/>
          </draw:path>
          <draw:path draw:style-name="gr7" draw:text-style-name="P4" draw:layer="layout" svg:width="1.391cm" svg:height="1.391cm" svg:x="27.178cm" svg:y="19.06cm" svg:viewBox="0 0 1392 1392" svg:d="M1253 1392v-319h-697v319zM1253 598h-653v-378h653zM695 542v-266M767 542v-266M834 542v-266M906 542v-266M973 542v-266M1047 542v-266M1114 542v-266M1186 542v-266M306 1073v-1073M0 723h1392M0 1073v-1073h1392v1073zM530 695v-584h797v584z">
            <text:p/>
          </draw:path>
        </draw:g>
        <draw:g>
          <draw:g>
            <draw:g>
              <draw:path draw:style-name="gr3" draw:text-style-name="P3" draw:layer="layout" svg:width="1.672cm" svg:height="1.528cm" draw:transform="rotate (1.5707963267949) translate (30.4063757930946cm 12.3569341944296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  <draw:path draw:style-name="gr4" draw:text-style-name="P4" draw:layer="layout" svg:width="1.672cm" svg:height="1.528cm" draw:transform="rotate (1.5707963267949) translate (30.4063757930946cm 12.3569341944296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</draw:g>
            <draw:g>
              <draw:polygon draw:style-name="gr3" draw:text-style-name="P3" draw:layer="layout" svg:width="1.669cm" svg:height="2.598cm" draw:transform="rotate (1.5707963267949) translate (29.7525061416246cm 12.7270664824099cm)" svg:viewBox="0 0 1670 2599" draw:points="0,2599 1670,2599 1670,0 0,0">
                <text:p/>
              </draw:polygon>
              <draw:polygon draw:style-name="gr4" draw:text-style-name="P4" draw:layer="layout" svg:width="1.669cm" svg:height="2.598cm" draw:transform="rotate (1.5707963267949) translate (29.7525061416246cm 12.7270664824099cm)" svg:viewBox="0 0 1670 2599" draw:points="0,2599 1670,2599 1670,0 0,0">
                <text:p/>
              </draw:polygon>
            </draw:g>
            <draw:g>
              <draw:polygon draw:style-name="gr3" draw:text-style-name="P3" draw:layer="layout" svg:width="0.46cm" svg:height="1.164cm" draw:transform="rotate (1.5707963267949) translate (30.5554505352624cm 11.62369653317cm)" svg:viewBox="0 0 461 1165" draw:points="461,0 0,0 0,1165 461,1165">
                <text:p/>
              </draw:polygon>
              <draw:polygon draw:style-name="gr4" draw:text-style-name="P4" draw:layer="layout" svg:width="0.46cm" svg:height="1.164cm" draw:transform="rotate (1.5707963267949) translate (30.5554505352624cm 11.62369653317cm)" svg:viewBox="0 0 461 1165" draw:points="461,0 0,0 0,1165 461,1165">
                <text:p/>
              </draw:polygon>
            </draw:g>
            <draw:g>
              <draw:polygon draw:style-name="gr5" draw:text-style-name="P5" draw:layer="layout" svg:width="0.011cm" svg:height="0.034cm" draw:transform="rotate (1.5707963267949) translate (30.7107938605434cm 11.5792282228732cm)" svg:viewBox="0 0 12 35" draw:points="12,35 12,0 0,0 0,35">
                <text:p/>
              </draw:polygon>
              <draw:polygon draw:style-name="gr4" draw:text-style-name="P4" draw:layer="layout" svg:width="0.011cm" svg:height="0.034cm" draw:transform="rotate (1.5707963267949) translate (30.7107938605434cm 11.5792282228732cm)" svg:viewBox="0 0 12 35" draw:points="12,35 12,0 0,0 0,35">
                <text:p/>
              </draw:polygon>
            </draw:g>
            <draw:g>
              <draw:path draw:style-name="gr5" draw:text-style-name="P5" draw:layer="layout" svg:width="0.356cm" svg:height="1.053cm" draw:transform="rotate (1.5707963267949) translate (30.6369421157375cm 11.587566031054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  <draw:path draw:style-name="gr4" draw:text-style-name="P4" draw:layer="layout" svg:width="0.356cm" svg:height="1.053cm" draw:transform="rotate (1.5707963267949) translate (30.6369421157375cm 11.587566031054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</draw:g>
            <draw:g>
              <draw:path draw:style-name="gr5" draw:text-style-name="P5" draw:layer="layout" svg:width="0.356cm" svg:height="1.104cm" draw:transform="rotate (1.5707963267949) translate (30.5834632660505cm 11.587566031054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  <draw:path draw:style-name="gr4" draw:text-style-name="P4" draw:layer="layout" svg:width="0.356cm" svg:height="1.104cm" draw:transform="rotate (1.5707963267949) translate (30.5834632660505cm 11.587566031054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</draw:g>
            <draw:g>
              <draw:path draw:style-name="gr3" draw:text-style-name="P3" draw:layer="layout" svg:width="0.557cm" svg:height="1.305cm" draw:transform="rotate (1.5707963267949) translate (30.4866920142363cm 12.2073431058158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373 920c16-5 32-14 49-24 41-25 78-57 102-101 23-44 34-93 34-139 0-51-11-100-34-144-24-44-61-77-102-102-17-9-33-19-49-23z">
                <text:p/>
              </draw:path>
              <draw:path draw:style-name="gr4" draw:text-style-name="P4" draw:layer="layout" svg:width="0.557cm" svg:height="1.305cm" draw:transform="rotate (1.5707963267949) translate (30.4866920142363cm 12.2073431058158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232 401h71M232 512h71M232 623h71M232 737h71M232 850h71M232 964h71M232 341h71M232 456h71M232 568h71M232 681h71M232 795h71M232 906h71M262 1077h32M262 1022h32M262 283h32M262 227h32M306 58v1188M373 920c16-5 32-14 49-24 41-25 78-57 102-101 23-44 34-93 34-139 0-51-11-100-34-144-24-44-61-77-102-102-17-9-33-19-49-23z">
                <text:p/>
              </draw:path>
            </draw:g>
            <draw:g>
              <draw:path draw:style-name="gr3" draw:text-style-name="P3" draw:layer="layout" svg:width="0.905cm" svg:height="2.255cm" draw:transform="rotate (1.5707963267949) translate (29.9797585199cm 12.7270664824099cm)" svg:viewBox="0 0 906 2256" svg:d="M67 2212h700v-2166h-700zM767 2256h-767v-2256h767v46h-700v2166h700zM834 2256v-2256h-67v2256zM834 1221v-186h72v186z">
                <text:p/>
              </draw:path>
              <draw:path draw:style-name="gr4" draw:text-style-name="P4" draw:layer="layout" svg:width="0.905cm" svg:height="2.255cm" draw:transform="rotate (1.5707963267949) translate (29.9797585199cm 12.7270664824099cm)" svg:viewBox="0 0 906 2256" svg:d="M67 2212h700v-2166h-700zM767 2256h-767v-2256h767v46h-700v2166h700zM834 2256v-2256h-67v2256zM834 1221v-186h72v186z">
                <text:p/>
              </draw:path>
            </draw:g>
            <draw:g>
              <draw:polygon draw:style-name="gr3" draw:text-style-name="P3" draw:layer="layout" svg:width="0.14cm" svg:height="2.619cm" draw:transform="rotate (1.5707963267949) translate (29.7297814451442cm 12.8660299520874cm)" svg:viewBox="0 0 141 2620" draw:points="141,2620 141,0 0,0 0,2620">
                <text:p/>
              </draw:polygon>
              <draw:polygon draw:style-name="gr4" draw:text-style-name="P4" draw:layer="layout" svg:width="0.14cm" svg:height="2.619cm" draw:transform="rotate (1.5707963267949) translate (29.7297814451442cm 12.8660299520874cm)" svg:viewBox="0 0 141 2620" draw:points="141,2620 141,0 0,0 0,2620">
                <text:p/>
              </draw:polygon>
            </draw:g>
            <draw:g>
              <draw:polygon draw:style-name="gr3" draw:text-style-name="P3" draw:layer="layout" svg:width="2.017cm" svg:height="0.129cm" draw:transform="rotate (1.5707963267949) translate (32.3482653057193cm 12.7270664824099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1.5707963267949) translate (32.3482653057193cm 12.7270664824099cm)" svg:viewBox="0 0 2018 130" draw:points="0,130 2018,130 2018,0 0,0">
                <text:p/>
              </draw:polygon>
            </draw:g>
            <draw:g>
              <draw:polygon draw:style-name="gr3" draw:text-style-name="P3" draw:layer="layout" svg:width="2.017cm" svg:height="0.129cm" draw:transform="rotate (1.5707963267949) translate (29.6151630682392cm 12.7270664824099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1.5707963267949) translate (29.6151630682392cm 12.7270664824099cm)" svg:viewBox="0 0 2018 130" draw:points="0,130 2018,130 2018,0 0,0">
                <text:p/>
              </draw:polygon>
            </draw:g>
          </draw:g>
          <draw:g>
            <draw:g>
              <draw:path draw:style-name="gr3" draw:text-style-name="P3" draw:layer="layout" svg:width="1.672cm" svg:height="1.528cm" draw:transform="rotate (1.5707963267949) translate (30.4063757930946cm 12.3569341944296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  <draw:path draw:style-name="gr4" draw:text-style-name="P4" draw:layer="layout" svg:width="1.672cm" svg:height="1.528cm" draw:transform="rotate (1.5707963267949) translate (30.4063757930946cm 12.3569341944296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</draw:g>
            <draw:g>
              <draw:polygon draw:style-name="gr3" draw:text-style-name="P3" draw:layer="layout" svg:width="1.669cm" svg:height="2.598cm" draw:transform="rotate (1.5707963267949) translate (29.7525061416246cm 12.7270664824099cm)" svg:viewBox="0 0 1670 2599" draw:points="0,2599 1670,2599 1670,0 0,0">
                <text:p/>
              </draw:polygon>
              <draw:polygon draw:style-name="gr4" draw:text-style-name="P4" draw:layer="layout" svg:width="1.669cm" svg:height="2.598cm" draw:transform="rotate (1.5707963267949) translate (29.7525061416246cm 12.7270664824099cm)" svg:viewBox="0 0 1670 2599" draw:points="0,2599 1670,2599 1670,0 0,0">
                <text:p/>
              </draw:polygon>
            </draw:g>
            <draw:g>
              <draw:polygon draw:style-name="gr3" draw:text-style-name="P3" draw:layer="layout" svg:width="0.46cm" svg:height="1.164cm" draw:transform="rotate (1.5707963267949) translate (30.5554505352624cm 11.62369653317cm)" svg:viewBox="0 0 461 1165" draw:points="461,0 0,0 0,1165 461,1165">
                <text:p/>
              </draw:polygon>
              <draw:polygon draw:style-name="gr4" draw:text-style-name="P4" draw:layer="layout" svg:width="0.46cm" svg:height="1.164cm" draw:transform="rotate (1.5707963267949) translate (30.5554505352624cm 11.62369653317cm)" svg:viewBox="0 0 461 1165" draw:points="461,0 0,0 0,1165 461,1165">
                <text:p/>
              </draw:polygon>
            </draw:g>
            <draw:g>
              <draw:polygon draw:style-name="gr5" draw:text-style-name="P5" draw:layer="layout" svg:width="0.011cm" svg:height="0.034cm" draw:transform="rotate (1.5707963267949) translate (30.7107938605434cm 11.5792282228732cm)" svg:viewBox="0 0 12 35" draw:points="12,35 12,0 0,0 0,35">
                <text:p/>
              </draw:polygon>
              <draw:polygon draw:style-name="gr4" draw:text-style-name="P4" draw:layer="layout" svg:width="0.011cm" svg:height="0.034cm" draw:transform="rotate (1.5707963267949) translate (30.7107938605434cm 11.5792282228732cm)" svg:viewBox="0 0 12 35" draw:points="12,35 12,0 0,0 0,35">
                <text:p/>
              </draw:polygon>
            </draw:g>
            <draw:g>
              <draw:path draw:style-name="gr5" draw:text-style-name="P5" draw:layer="layout" svg:width="0.356cm" svg:height="1.053cm" draw:transform="rotate (1.5707963267949) translate (30.6369421157375cm 11.587566031054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  <draw:path draw:style-name="gr4" draw:text-style-name="P4" draw:layer="layout" svg:width="0.356cm" svg:height="1.053cm" draw:transform="rotate (1.5707963267949) translate (30.6369421157375cm 11.587566031054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</draw:g>
            <draw:g>
              <draw:path draw:style-name="gr5" draw:text-style-name="P5" draw:layer="layout" svg:width="0.356cm" svg:height="1.104cm" draw:transform="rotate (1.5707963267949) translate (30.5834632660505cm 11.587566031054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  <draw:path draw:style-name="gr4" draw:text-style-name="P4" draw:layer="layout" svg:width="0.356cm" svg:height="1.104cm" draw:transform="rotate (1.5707963267949) translate (30.5834632660505cm 11.587566031054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</draw:g>
            <draw:g>
              <draw:path draw:style-name="gr3" draw:text-style-name="P3" draw:layer="layout" svg:width="0.557cm" svg:height="1.305cm" draw:transform="rotate (1.5707963267949) translate (30.4866920142363cm 12.2073431058158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373 920c16-5 32-14 49-24 41-25 78-57 102-101 23-44 34-93 34-139 0-51-11-100-34-144-24-44-61-77-102-102-17-9-33-19-49-23z">
                <text:p/>
              </draw:path>
              <draw:path draw:style-name="gr4" draw:text-style-name="P4" draw:layer="layout" svg:width="0.557cm" svg:height="1.305cm" draw:transform="rotate (1.5707963267949) translate (30.4866920142363cm 12.2073431058158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232 401h71M232 512h71M232 623h71M232 737h71M232 850h71M232 964h71M232 341h71M232 456h71M232 568h71M232 681h71M232 795h71M232 906h71M262 1077h32M262 1022h32M262 283h32M262 227h32M306 58v1188M373 920c16-5 32-14 49-24 41-25 78-57 102-101 23-44 34-93 34-139 0-51-11-100-34-144-24-44-61-77-102-102-17-9-33-19-49-23z">
                <text:p/>
              </draw:path>
            </draw:g>
            <draw:g>
              <draw:path draw:style-name="gr3" draw:text-style-name="P3" draw:layer="layout" svg:width="0.905cm" svg:height="2.255cm" draw:transform="rotate (1.5707963267949) translate (29.9797585199cm 12.7270664824099cm)" svg:viewBox="0 0 906 2256" svg:d="M67 2212h700v-2166h-700zM767 2256h-767v-2256h767v46h-700v2166h700zM834 2256v-2256h-67v2256zM834 1221v-186h72v186z">
                <text:p/>
              </draw:path>
              <draw:path draw:style-name="gr4" draw:text-style-name="P4" draw:layer="layout" svg:width="0.905cm" svg:height="2.255cm" draw:transform="rotate (1.5707963267949) translate (29.9797585199cm 12.7270664824099cm)" svg:viewBox="0 0 906 2256" svg:d="M67 2212h700v-2166h-700zM767 2256h-767v-2256h767v46h-700v2166h700zM834 2256v-2256h-67v2256zM834 1221v-186h72v186z">
                <text:p/>
              </draw:path>
            </draw:g>
            <draw:g>
              <draw:polygon draw:style-name="gr3" draw:text-style-name="P3" draw:layer="layout" svg:width="0.14cm" svg:height="2.619cm" draw:transform="rotate (1.5707963267949) translate (29.7297814451442cm 12.8660299520874cm)" svg:viewBox="0 0 141 2620" draw:points="141,2620 141,0 0,0 0,2620">
                <text:p/>
              </draw:polygon>
              <draw:polygon draw:style-name="gr4" draw:text-style-name="P4" draw:layer="layout" svg:width="0.14cm" svg:height="2.619cm" draw:transform="rotate (1.5707963267949) translate (29.7297814451442cm 12.8660299520874cm)" svg:viewBox="0 0 141 2620" draw:points="141,2620 141,0 0,0 0,2620">
                <text:p/>
              </draw:polygon>
            </draw:g>
            <draw:g>
              <draw:polygon draw:style-name="gr3" draw:text-style-name="P3" draw:layer="layout" svg:width="2.017cm" svg:height="0.129cm" draw:transform="rotate (1.5707963267949) translate (32.3482653057193cm 12.7270664824099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1.5707963267949) translate (32.3482653057193cm 12.7270664824099cm)" svg:viewBox="0 0 2018 130" draw:points="0,130 2018,130 2018,0 0,0">
                <text:p/>
              </draw:polygon>
            </draw:g>
            <draw:g>
              <draw:polygon draw:style-name="gr3" draw:text-style-name="P3" draw:layer="layout" svg:width="2.017cm" svg:height="0.129cm" draw:transform="rotate (1.5707963267949) translate (29.6151630682392cm 12.7270664824099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1.5707963267949) translate (29.6151630682392cm 12.7270664824099cm)" svg:viewBox="0 0 2018 130" draw:points="0,130 2018,130 2018,0 0,0">
                <text:p/>
              </draw:polygon>
            </draw:g>
          </draw:g>
        </draw:g>
        <draw:g>
          <draw:g>
            <draw:g>
              <draw:path draw:style-name="gr3" draw:text-style-name="P3" draw:layer="layout" svg:width="1.672cm" svg:height="1.528cm" draw:transform="rotate (1.5707963267949) translate (45.7898208482941cm 9.11104996366394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  <draw:path draw:style-name="gr4" draw:text-style-name="P4" draw:layer="layout" svg:width="1.672cm" svg:height="1.528cm" draw:transform="rotate (1.5707963267949) translate (45.7898208482941cm 9.11104996366394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</draw:g>
            <draw:g>
              <draw:polygon draw:style-name="gr3" draw:text-style-name="P3" draw:layer="layout" svg:width="1.669cm" svg:height="2.598cm" draw:transform="rotate (1.5707963267949) translate (45.1359511968241cm 9.48118225164416cm)" svg:viewBox="0 0 1670 2599" draw:points="0,2599 1670,2599 1670,0 0,0">
                <text:p/>
              </draw:polygon>
              <draw:polygon draw:style-name="gr4" draw:text-style-name="P4" draw:layer="layout" svg:width="1.669cm" svg:height="2.598cm" draw:transform="rotate (1.5707963267949) translate (45.1359511968241cm 9.48118225164416cm)" svg:viewBox="0 0 1670 2599" draw:points="0,2599 1670,2599 1670,0 0,0">
                <text:p/>
              </draw:polygon>
            </draw:g>
            <draw:g>
              <draw:polygon draw:style-name="gr3" draw:text-style-name="P3" draw:layer="layout" svg:width="0.46cm" svg:height="1.164cm" draw:transform="rotate (1.5707963267949) translate (45.9388955904619cm 8.37781230240443cm)" svg:viewBox="0 0 461 1165" draw:points="461,0 0,0 0,1165 461,1165">
                <text:p/>
              </draw:polygon>
              <draw:polygon draw:style-name="gr4" draw:text-style-name="P4" draw:layer="layout" svg:width="0.46cm" svg:height="1.164cm" draw:transform="rotate (1.5707963267949) translate (45.9388955904619cm 8.37781230240443cm)" svg:viewBox="0 0 461 1165" draw:points="461,0 0,0 0,1165 461,1165">
                <text:p/>
              </draw:polygon>
            </draw:g>
            <draw:g>
              <draw:polygon draw:style-name="gr5" draw:text-style-name="P5" draw:layer="layout" svg:width="0.011cm" svg:height="0.034cm" draw:transform="rotate (1.5707963267949) translate (46.0942389157429cm 8.33334399210758cm)" svg:viewBox="0 0 12 35" draw:points="12,35 12,0 0,0 0,35">
                <text:p/>
              </draw:polygon>
              <draw:polygon draw:style-name="gr4" draw:text-style-name="P4" draw:layer="layout" svg:width="0.011cm" svg:height="0.034cm" draw:transform="rotate (1.5707963267949) translate (46.0942389157429cm 8.33334399210758cm)" svg:viewBox="0 0 12 35" draw:points="12,35 12,0 0,0 0,35">
                <text:p/>
              </draw:polygon>
            </draw:g>
            <draw:g>
              <draw:path draw:style-name="gr5" draw:text-style-name="P5" draw:layer="layout" svg:width="0.356cm" svg:height="1.053cm" draw:transform="rotate (1.5707963267949) translate (46.020387170937cm 8.34168180028831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  <draw:path draw:style-name="gr4" draw:text-style-name="P4" draw:layer="layout" svg:width="0.356cm" svg:height="1.053cm" draw:transform="rotate (1.5707963267949) translate (46.020387170937cm 8.34168180028831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</draw:g>
            <draw:g>
              <draw:path draw:style-name="gr5" draw:text-style-name="P5" draw:layer="layout" svg:width="0.356cm" svg:height="1.104cm" draw:transform="rotate (1.5707963267949) translate (45.96690832125cm 8.34168180028831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  <draw:path draw:style-name="gr4" draw:text-style-name="P4" draw:layer="layout" svg:width="0.356cm" svg:height="1.104cm" draw:transform="rotate (1.5707963267949) translate (45.96690832125cm 8.34168180028831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</draw:g>
            <draw:g>
              <draw:path draw:style-name="gr3" draw:text-style-name="P3" draw:layer="layout" svg:width="0.557cm" svg:height="1.305cm" draw:transform="rotate (1.5707963267949) translate (45.8701370694358cm 8.96145887505003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373 920c16-5 32-14 49-24 41-25 78-57 102-101 23-44 34-93 34-139 0-51-11-100-34-144-24-44-61-77-102-102-17-9-33-19-49-23z">
                <text:p/>
              </draw:path>
              <draw:path draw:style-name="gr4" draw:text-style-name="P4" draw:layer="layout" svg:width="0.557cm" svg:height="1.305cm" draw:transform="rotate (1.5707963267949) translate (45.8701370694358cm 8.96145887505003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232 401h71M232 512h71M232 623h71M232 737h71M232 850h71M232 964h71M232 341h71M232 456h71M232 568h71M232 681h71M232 795h71M232 906h71M262 1077h32M262 1022h32M262 283h32M262 227h32M306 58v1188M373 920c16-5 32-14 49-24 41-25 78-57 102-101 23-44 34-93 34-139 0-51-11-100-34-144-24-44-61-77-102-102-17-9-33-19-49-23z">
                <text:p/>
              </draw:path>
            </draw:g>
            <draw:g>
              <draw:path draw:style-name="gr3" draw:text-style-name="P3" draw:layer="layout" svg:width="0.905cm" svg:height="2.255cm" draw:transform="rotate (1.5707963267949) translate (45.3632035750995cm 9.48118225164421cm)" svg:viewBox="0 0 906 2256" svg:d="M67 2212h700v-2166h-700zM767 2256h-767v-2256h767v46h-700v2166h700zM834 2256v-2256h-67v2256zM834 1221v-186h72v186z">
                <text:p/>
              </draw:path>
              <draw:path draw:style-name="gr4" draw:text-style-name="P4" draw:layer="layout" svg:width="0.905cm" svg:height="2.255cm" draw:transform="rotate (1.5707963267949) translate (45.3632035750995cm 9.48118225164421cm)" svg:viewBox="0 0 906 2256" svg:d="M67 2212h700v-2166h-700zM767 2256h-767v-2256h767v46h-700v2166h700zM834 2256v-2256h-67v2256zM834 1221v-186h72v186z">
                <text:p/>
              </draw:path>
            </draw:g>
            <draw:g>
              <draw:polygon draw:style-name="gr3" draw:text-style-name="P3" draw:layer="layout" svg:width="0.14cm" svg:height="2.619cm" draw:transform="rotate (1.5707963267949) translate (45.1132265003437cm 9.62014572132178cm)" svg:viewBox="0 0 141 2620" draw:points="141,2620 141,0 0,0 0,2620">
                <text:p/>
              </draw:polygon>
              <draw:polygon draw:style-name="gr4" draw:text-style-name="P4" draw:layer="layout" svg:width="0.14cm" svg:height="2.619cm" draw:transform="rotate (1.5707963267949) translate (45.1132265003437cm 9.62014572132178cm)" svg:viewBox="0 0 141 2620" draw:points="141,2620 141,0 0,0 0,2620">
                <text:p/>
              </draw:polygon>
            </draw:g>
            <draw:g>
              <draw:polygon draw:style-name="gr3" draw:text-style-name="P3" draw:layer="layout" svg:width="2.017cm" svg:height="0.129cm" draw:transform="rotate (1.5707963267949) translate (47.7317103609188cm 9.48118225164428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1.5707963267949) translate (47.7317103609188cm 9.48118225164428cm)" svg:viewBox="0 0 2018 130" draw:points="0,130 2018,130 2018,0 0,0">
                <text:p/>
              </draw:polygon>
            </draw:g>
            <draw:g>
              <draw:polygon draw:style-name="gr3" draw:text-style-name="P3" draw:layer="layout" svg:width="2.017cm" svg:height="0.129cm" draw:transform="rotate (1.5707963267949) translate (44.9986081234387cm 9.48118225164423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1.5707963267949) translate (44.9986081234387cm 9.48118225164423cm)" svg:viewBox="0 0 2018 130" draw:points="0,130 2018,130 2018,0 0,0">
                <text:p/>
              </draw:polygon>
            </draw:g>
          </draw:g>
          <draw:g>
            <draw:g>
              <draw:path draw:style-name="gr3" draw:text-style-name="P3" draw:layer="layout" svg:width="1.672cm" svg:height="1.528cm" draw:transform="rotate (1.5707963267949) translate (45.7898208482941cm 9.11104996366394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  <draw:path draw:style-name="gr4" draw:text-style-name="P4" draw:layer="layout" svg:width="1.672cm" svg:height="1.528cm" draw:transform="rotate (1.5707963267949) translate (45.7898208482941cm 9.11104996366394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</draw:g>
            <draw:g>
              <draw:polygon draw:style-name="gr3" draw:text-style-name="P3" draw:layer="layout" svg:width="1.669cm" svg:height="2.598cm" draw:transform="rotate (1.5707963267949) translate (45.1359511968241cm 9.48118225164416cm)" svg:viewBox="0 0 1670 2599" draw:points="0,2599 1670,2599 1670,0 0,0">
                <text:p/>
              </draw:polygon>
              <draw:polygon draw:style-name="gr4" draw:text-style-name="P4" draw:layer="layout" svg:width="1.669cm" svg:height="2.598cm" draw:transform="rotate (1.5707963267949) translate (45.1359511968241cm 9.48118225164416cm)" svg:viewBox="0 0 1670 2599" draw:points="0,2599 1670,2599 1670,0 0,0">
                <text:p/>
              </draw:polygon>
            </draw:g>
            <draw:g>
              <draw:polygon draw:style-name="gr3" draw:text-style-name="P3" draw:layer="layout" svg:width="0.46cm" svg:height="1.164cm" draw:transform="rotate (1.5707963267949) translate (45.9388955904619cm 8.37781230240443cm)" svg:viewBox="0 0 461 1165" draw:points="461,0 0,0 0,1165 461,1165">
                <text:p/>
              </draw:polygon>
              <draw:polygon draw:style-name="gr4" draw:text-style-name="P4" draw:layer="layout" svg:width="0.46cm" svg:height="1.164cm" draw:transform="rotate (1.5707963267949) translate (45.9388955904619cm 8.37781230240443cm)" svg:viewBox="0 0 461 1165" draw:points="461,0 0,0 0,1165 461,1165">
                <text:p/>
              </draw:polygon>
            </draw:g>
            <draw:g>
              <draw:polygon draw:style-name="gr5" draw:text-style-name="P5" draw:layer="layout" svg:width="0.011cm" svg:height="0.034cm" draw:transform="rotate (1.5707963267949) translate (46.0942389157429cm 8.33334399210758cm)" svg:viewBox="0 0 12 35" draw:points="12,35 12,0 0,0 0,35">
                <text:p/>
              </draw:polygon>
              <draw:polygon draw:style-name="gr4" draw:text-style-name="P4" draw:layer="layout" svg:width="0.011cm" svg:height="0.034cm" draw:transform="rotate (1.5707963267949) translate (46.0942389157429cm 8.33334399210758cm)" svg:viewBox="0 0 12 35" draw:points="12,35 12,0 0,0 0,35">
                <text:p/>
              </draw:polygon>
            </draw:g>
            <draw:g>
              <draw:path draw:style-name="gr5" draw:text-style-name="P5" draw:layer="layout" svg:width="0.356cm" svg:height="1.053cm" draw:transform="rotate (1.5707963267949) translate (46.020387170937cm 8.34168180028831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  <draw:path draw:style-name="gr4" draw:text-style-name="P4" draw:layer="layout" svg:width="0.356cm" svg:height="1.053cm" draw:transform="rotate (1.5707963267949) translate (46.020387170937cm 8.34168180028831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</draw:g>
            <draw:g>
              <draw:path draw:style-name="gr5" draw:text-style-name="P5" draw:layer="layout" svg:width="0.356cm" svg:height="1.104cm" draw:transform="rotate (1.5707963267949) translate (45.96690832125cm 8.34168180028831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  <draw:path draw:style-name="gr4" draw:text-style-name="P4" draw:layer="layout" svg:width="0.356cm" svg:height="1.104cm" draw:transform="rotate (1.5707963267949) translate (45.96690832125cm 8.34168180028831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</draw:g>
            <draw:g>
              <draw:path draw:style-name="gr3" draw:text-style-name="P3" draw:layer="layout" svg:width="0.557cm" svg:height="1.305cm" draw:transform="rotate (1.5707963267949) translate (45.8701370694358cm 8.96145887505003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373 920c16-5 32-14 49-24 41-25 78-57 102-101 23-44 34-93 34-139 0-51-11-100-34-144-24-44-61-77-102-102-17-9-33-19-49-23z">
                <text:p/>
              </draw:path>
              <draw:path draw:style-name="gr4" draw:text-style-name="P4" draw:layer="layout" svg:width="0.557cm" svg:height="1.305cm" draw:transform="rotate (1.5707963267949) translate (45.8701370694358cm 8.96145887505003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232 401h71M232 512h71M232 623h71M232 737h71M232 850h71M232 964h71M232 341h71M232 456h71M232 568h71M232 681h71M232 795h71M232 906h71M262 1077h32M262 1022h32M262 283h32M262 227h32M306 58v1188M373 920c16-5 32-14 49-24 41-25 78-57 102-101 23-44 34-93 34-139 0-51-11-100-34-144-24-44-61-77-102-102-17-9-33-19-49-23z">
                <text:p/>
              </draw:path>
            </draw:g>
            <draw:g>
              <draw:path draw:style-name="gr3" draw:text-style-name="P3" draw:layer="layout" svg:width="0.905cm" svg:height="2.255cm" draw:transform="rotate (1.5707963267949) translate (45.3632035750995cm 9.48118225164421cm)" svg:viewBox="0 0 906 2256" svg:d="M67 2212h700v-2166h-700zM767 2256h-767v-2256h767v46h-700v2166h700zM834 2256v-2256h-67v2256zM834 1221v-186h72v186z">
                <text:p/>
              </draw:path>
              <draw:path draw:style-name="gr4" draw:text-style-name="P4" draw:layer="layout" svg:width="0.905cm" svg:height="2.255cm" draw:transform="rotate (1.5707963267949) translate (45.3632035750995cm 9.48118225164421cm)" svg:viewBox="0 0 906 2256" svg:d="M67 2212h700v-2166h-700zM767 2256h-767v-2256h767v46h-700v2166h700zM834 2256v-2256h-67v2256zM834 1221v-186h72v186z">
                <text:p/>
              </draw:path>
            </draw:g>
            <draw:g>
              <draw:polygon draw:style-name="gr3" draw:text-style-name="P3" draw:layer="layout" svg:width="0.14cm" svg:height="2.619cm" draw:transform="rotate (1.5707963267949) translate (45.1132265003437cm 9.62014572132178cm)" svg:viewBox="0 0 141 2620" draw:points="141,2620 141,0 0,0 0,2620">
                <text:p/>
              </draw:polygon>
              <draw:polygon draw:style-name="gr4" draw:text-style-name="P4" draw:layer="layout" svg:width="0.14cm" svg:height="2.619cm" draw:transform="rotate (1.5707963267949) translate (45.1132265003437cm 9.62014572132178cm)" svg:viewBox="0 0 141 2620" draw:points="141,2620 141,0 0,0 0,2620">
                <text:p/>
              </draw:polygon>
            </draw:g>
            <draw:g>
              <draw:polygon draw:style-name="gr3" draw:text-style-name="P3" draw:layer="layout" svg:width="2.017cm" svg:height="0.129cm" draw:transform="rotate (1.5707963267949) translate (47.7317103609188cm 9.48118225164428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1.5707963267949) translate (47.7317103609188cm 9.48118225164428cm)" svg:viewBox="0 0 2018 130" draw:points="0,130 2018,130 2018,0 0,0">
                <text:p/>
              </draw:polygon>
            </draw:g>
            <draw:g>
              <draw:polygon draw:style-name="gr3" draw:text-style-name="P3" draw:layer="layout" svg:width="2.017cm" svg:height="0.129cm" draw:transform="rotate (1.5707963267949) translate (44.9986081234387cm 9.48118225164423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1.5707963267949) translate (44.9986081234387cm 9.48118225164423cm)" svg:viewBox="0 0 2018 130" draw:points="0,130 2018,130 2018,0 0,0">
                <text:p/>
              </draw:polygon>
            </draw:g>
          </draw:g>
        </draw:g>
        <draw:g>
          <draw:g>
            <draw:g>
              <draw:path draw:style-name="gr3" draw:text-style-name="P3" draw:layer="layout" svg:width="1.672cm" svg:height="1.528cm" draw:transform="rotate (-3.14159265358979) translate (37.8056887317502cm 10.7900891866278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  <draw:path draw:style-name="gr4" draw:text-style-name="P4" draw:layer="layout" svg:width="1.672cm" svg:height="1.528cm" draw:transform="rotate (-3.14159265358979) translate (37.8056887317502cm 10.7900891866278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</draw:g>
            <draw:g>
              <draw:polygon draw:style-name="gr3" draw:text-style-name="P3" draw:layer="layout" svg:width="1.669cm" svg:height="2.598cm" draw:transform="rotate (-3.14159265358979) translate (38.1758210197303cm 11.4439588380977cm)" svg:viewBox="0 0 1670 2599" draw:points="0,2599 1670,2599 1670,0 0,0">
                <text:p/>
              </draw:polygon>
              <draw:polygon draw:style-name="gr4" draw:text-style-name="P4" draw:layer="layout" svg:width="1.669cm" svg:height="2.598cm" draw:transform="rotate (-3.14159265358979) translate (38.1758210197303cm 11.4439588380977cm)" svg:viewBox="0 0 1670 2599" draw:points="0,2599 1670,2599 1670,0 0,0">
                <text:p/>
              </draw:polygon>
            </draw:g>
            <draw:g>
              <draw:polygon draw:style-name="gr3" draw:text-style-name="P3" draw:layer="layout" svg:width="0.46cm" svg:height="1.164cm" draw:transform="rotate (-3.14159265358979) translate (37.0724510704906cm 10.64101444446cm)" svg:viewBox="0 0 461 1165" draw:points="461,0 0,0 0,1165 461,1165">
                <text:p/>
              </draw:polygon>
              <draw:polygon draw:style-name="gr4" draw:text-style-name="P4" draw:layer="layout" svg:width="0.46cm" svg:height="1.164cm" draw:transform="rotate (-3.14159265358979) translate (37.0724510704906cm 10.64101444446cm)" svg:viewBox="0 0 461 1165" draw:points="461,0 0,0 0,1165 461,1165">
                <text:p/>
              </draw:polygon>
            </draw:g>
            <draw:g>
              <draw:polygon draw:style-name="gr5" draw:text-style-name="P5" draw:layer="layout" svg:width="0.011cm" svg:height="0.034cm" draw:transform="rotate (-3.14159265358979) translate (37.0279827601938cm 10.4856711191791cm)" svg:viewBox="0 0 12 35" draw:points="12,35 12,0 0,0 0,35">
                <text:p/>
              </draw:polygon>
              <draw:polygon draw:style-name="gr4" draw:text-style-name="P4" draw:layer="layout" svg:width="0.011cm" svg:height="0.034cm" draw:transform="rotate (-3.14159265358979) translate (37.0279827601938cm 10.4856711191791cm)" svg:viewBox="0 0 12 35" draw:points="12,35 12,0 0,0 0,35">
                <text:p/>
              </draw:polygon>
            </draw:g>
            <draw:g>
              <draw:path draw:style-name="gr5" draw:text-style-name="P5" draw:layer="layout" svg:width="0.356cm" svg:height="1.053cm" draw:transform="rotate (-3.14159265358979) translate (37.0363205683743cm 10.5595228639849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  <draw:path draw:style-name="gr4" draw:text-style-name="P4" draw:layer="layout" svg:width="0.356cm" svg:height="1.053cm" draw:transform="rotate (-3.14159265358979) translate (37.0363205683743cm 10.5595228639849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</draw:g>
            <draw:g>
              <draw:path draw:style-name="gr5" draw:text-style-name="P5" draw:layer="layout" svg:width="0.356cm" svg:height="1.104cm" draw:transform="rotate (-3.14159265358979) translate (37.0363205683743cm 10.6130017136717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  <draw:path draw:style-name="gr4" draw:text-style-name="P4" draw:layer="layout" svg:width="0.356cm" svg:height="1.104cm" draw:transform="rotate (-3.14159265358979) translate (37.0363205683743cm 10.6130017136717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</draw:g>
            <draw:g>
              <draw:path draw:style-name="gr3" draw:text-style-name="P3" draw:layer="layout" svg:width="0.557cm" svg:height="1.305cm" draw:transform="rotate (-3.14159265358979) translate (37.6560976431361cm 10.7097729654862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373 920c16-5 32-14 49-24 41-25 78-57 102-101 23-44 34-93 34-139 0-51-11-100-34-144-24-44-61-77-102-102-17-9-33-19-49-23z">
                <text:p/>
              </draw:path>
              <draw:path draw:style-name="gr4" draw:text-style-name="P4" draw:layer="layout" svg:width="0.557cm" svg:height="1.305cm" draw:transform="rotate (-3.14159265358979) translate (37.6560976431361cm 10.7097729654862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232 401h71M232 512h71M232 623h71M232 737h71M232 850h71M232 964h71M232 341h71M232 456h71M232 568h71M232 681h71M232 795h71M232 906h71M262 1077h32M262 1022h32M262 283h32M262 227h32M306 58v1188M373 920c16-5 32-14 49-24 41-25 78-57 102-101 23-44 34-93 34-139 0-51-11-100-34-144-24-44-61-77-102-102-17-9-33-19-49-23z">
                <text:p/>
              </draw:path>
            </draw:g>
            <draw:g>
              <draw:path draw:style-name="gr3" draw:text-style-name="P3" draw:layer="layout" svg:width="0.905cm" svg:height="2.255cm" draw:transform="rotate (-3.14159265358979) translate (38.1758210197303cm 11.2167064598222cm)" svg:viewBox="0 0 906 2256" svg:d="M67 2212h700v-2166h-700zM767 2256h-767v-2256h767v46h-700v2166h700zM834 2256v-2256h-67v2256zM834 1221v-186h72v186z">
                <text:p/>
              </draw:path>
              <draw:path draw:style-name="gr4" draw:text-style-name="P4" draw:layer="layout" svg:width="0.905cm" svg:height="2.255cm" draw:transform="rotate (-3.14159265358979) translate (38.1758210197303cm 11.2167064598222cm)" svg:viewBox="0 0 906 2256" svg:d="M67 2212h700v-2166h-700zM767 2256h-767v-2256h767v46h-700v2166h700zM834 2256v-2256h-67v2256zM834 1221v-186h72v186z">
                <text:p/>
              </draw:path>
            </draw:g>
            <draw:g>
              <draw:polygon draw:style-name="gr3" draw:text-style-name="P3" draw:layer="layout" svg:width="0.14cm" svg:height="2.619cm" draw:transform="rotate (-3.14159265358979) translate (38.314784489408cm 11.4666835345782cm)" svg:viewBox="0 0 141 2620" draw:points="141,2620 141,0 0,0 0,2620">
                <text:p/>
              </draw:polygon>
              <draw:polygon draw:style-name="gr4" draw:text-style-name="P4" draw:layer="layout" svg:width="0.14cm" svg:height="2.619cm" draw:transform="rotate (-3.14159265358979) translate (38.314784489408cm 11.4666835345782cm)" svg:viewBox="0 0 141 2620" draw:points="141,2620 141,0 0,0 0,2620">
                <text:p/>
              </draw:polygon>
            </draw:g>
            <draw:g>
              <draw:polygon draw:style-name="gr3" draw:text-style-name="P3" draw:layer="layout" svg:width="2.017cm" svg:height="0.129cm" draw:transform="rotate (-3.14159265358979) translate (38.1758210197303cm 8.84819967400298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-3.14159265358979) translate (38.1758210197303cm 8.84819967400298cm)" svg:viewBox="0 0 2018 130" draw:points="0,130 2018,130 2018,0 0,0">
                <text:p/>
              </draw:polygon>
            </draw:g>
            <draw:g>
              <draw:polygon draw:style-name="gr3" draw:text-style-name="P3" draw:layer="layout" svg:width="2.017cm" svg:height="0.129cm" draw:transform="rotate (-3.14159265358979) translate (38.1758210197303cm 11.5813019114833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-3.14159265358979) translate (38.1758210197303cm 11.5813019114833cm)" svg:viewBox="0 0 2018 130" draw:points="0,130 2018,130 2018,0 0,0">
                <text:p/>
              </draw:polygon>
            </draw:g>
          </draw:g>
          <draw:g>
            <draw:g>
              <draw:path draw:style-name="gr3" draw:text-style-name="P3" draw:layer="layout" svg:width="1.672cm" svg:height="1.528cm" draw:transform="rotate (-3.14159265358979) translate (37.8056887317502cm 10.7900891866278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  <draw:path draw:style-name="gr4" draw:text-style-name="P4" draw:layer="layout" svg:width="1.672cm" svg:height="1.528cm" draw:transform="rotate (-3.14159265358979) translate (37.8056887317502cm 10.7900891866278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</draw:g>
            <draw:g>
              <draw:polygon draw:style-name="gr3" draw:text-style-name="P3" draw:layer="layout" svg:width="1.669cm" svg:height="2.598cm" draw:transform="rotate (-3.14159265358979) translate (38.1758210197303cm 11.4439588380977cm)" svg:viewBox="0 0 1670 2599" draw:points="0,2599 1670,2599 1670,0 0,0">
                <text:p/>
              </draw:polygon>
              <draw:polygon draw:style-name="gr4" draw:text-style-name="P4" draw:layer="layout" svg:width="1.669cm" svg:height="2.598cm" draw:transform="rotate (-3.14159265358979) translate (38.1758210197303cm 11.4439588380977cm)" svg:viewBox="0 0 1670 2599" draw:points="0,2599 1670,2599 1670,0 0,0">
                <text:p/>
              </draw:polygon>
            </draw:g>
            <draw:g>
              <draw:polygon draw:style-name="gr3" draw:text-style-name="P3" draw:layer="layout" svg:width="0.46cm" svg:height="1.164cm" draw:transform="rotate (-3.14159265358979) translate (37.0724510704906cm 10.64101444446cm)" svg:viewBox="0 0 461 1165" draw:points="461,0 0,0 0,1165 461,1165">
                <text:p/>
              </draw:polygon>
              <draw:polygon draw:style-name="gr4" draw:text-style-name="P4" draw:layer="layout" svg:width="0.46cm" svg:height="1.164cm" draw:transform="rotate (-3.14159265358979) translate (37.0724510704906cm 10.64101444446cm)" svg:viewBox="0 0 461 1165" draw:points="461,0 0,0 0,1165 461,1165">
                <text:p/>
              </draw:polygon>
            </draw:g>
            <draw:g>
              <draw:polygon draw:style-name="gr5" draw:text-style-name="P5" draw:layer="layout" svg:width="0.011cm" svg:height="0.034cm" draw:transform="rotate (-3.14159265358979) translate (37.0279827601938cm 10.4856711191791cm)" svg:viewBox="0 0 12 35" draw:points="12,35 12,0 0,0 0,35">
                <text:p/>
              </draw:polygon>
              <draw:polygon draw:style-name="gr4" draw:text-style-name="P4" draw:layer="layout" svg:width="0.011cm" svg:height="0.034cm" draw:transform="rotate (-3.14159265358979) translate (37.0279827601938cm 10.4856711191791cm)" svg:viewBox="0 0 12 35" draw:points="12,35 12,0 0,0 0,35">
                <text:p/>
              </draw:polygon>
            </draw:g>
            <draw:g>
              <draw:path draw:style-name="gr5" draw:text-style-name="P5" draw:layer="layout" svg:width="0.356cm" svg:height="1.053cm" draw:transform="rotate (-3.14159265358979) translate (37.0363205683743cm 10.5595228639849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  <draw:path draw:style-name="gr4" draw:text-style-name="P4" draw:layer="layout" svg:width="0.356cm" svg:height="1.053cm" draw:transform="rotate (-3.14159265358979) translate (37.0363205683743cm 10.5595228639849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</draw:g>
            <draw:g>
              <draw:path draw:style-name="gr5" draw:text-style-name="P5" draw:layer="layout" svg:width="0.356cm" svg:height="1.104cm" draw:transform="rotate (-3.14159265358979) translate (37.0363205683743cm 10.6130017136717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  <draw:path draw:style-name="gr4" draw:text-style-name="P4" draw:layer="layout" svg:width="0.356cm" svg:height="1.104cm" draw:transform="rotate (-3.14159265358979) translate (37.0363205683743cm 10.6130017136717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</draw:g>
            <draw:g>
              <draw:path draw:style-name="gr3" draw:text-style-name="P3" draw:layer="layout" svg:width="0.557cm" svg:height="1.305cm" draw:transform="rotate (-3.14159265358979) translate (37.6560976431361cm 10.7097729654862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373 920c16-5 32-14 49-24 41-25 78-57 102-101 23-44 34-93 34-139 0-51-11-100-34-144-24-44-61-77-102-102-17-9-33-19-49-23z">
                <text:p/>
              </draw:path>
              <draw:path draw:style-name="gr4" draw:text-style-name="P4" draw:layer="layout" svg:width="0.557cm" svg:height="1.305cm" draw:transform="rotate (-3.14159265358979) translate (37.6560976431361cm 10.7097729654862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232 401h71M232 512h71M232 623h71M232 737h71M232 850h71M232 964h71M232 341h71M232 456h71M232 568h71M232 681h71M232 795h71M232 906h71M262 1077h32M262 1022h32M262 283h32M262 227h32M306 58v1188M373 920c16-5 32-14 49-24 41-25 78-57 102-101 23-44 34-93 34-139 0-51-11-100-34-144-24-44-61-77-102-102-17-9-33-19-49-23z">
                <text:p/>
              </draw:path>
            </draw:g>
            <draw:g>
              <draw:path draw:style-name="gr3" draw:text-style-name="P3" draw:layer="layout" svg:width="0.905cm" svg:height="2.255cm" draw:transform="rotate (-3.14159265358979) translate (38.1758210197303cm 11.2167064598222cm)" svg:viewBox="0 0 906 2256" svg:d="M67 2212h700v-2166h-700zM767 2256h-767v-2256h767v46h-700v2166h700zM834 2256v-2256h-67v2256zM834 1221v-186h72v186z">
                <text:p/>
              </draw:path>
              <draw:path draw:style-name="gr4" draw:text-style-name="P4" draw:layer="layout" svg:width="0.905cm" svg:height="2.255cm" draw:transform="rotate (-3.14159265358979) translate (38.1758210197303cm 11.2167064598222cm)" svg:viewBox="0 0 906 2256" svg:d="M67 2212h700v-2166h-700zM767 2256h-767v-2256h767v46h-700v2166h700zM834 2256v-2256h-67v2256zM834 1221v-186h72v186z">
                <text:p/>
              </draw:path>
            </draw:g>
            <draw:g>
              <draw:polygon draw:style-name="gr3" draw:text-style-name="P3" draw:layer="layout" svg:width="0.14cm" svg:height="2.619cm" draw:transform="rotate (-3.14159265358979) translate (38.314784489408cm 11.4666835345782cm)" svg:viewBox="0 0 141 2620" draw:points="141,2620 141,0 0,0 0,2620">
                <text:p/>
              </draw:polygon>
              <draw:polygon draw:style-name="gr4" draw:text-style-name="P4" draw:layer="layout" svg:width="0.14cm" svg:height="2.619cm" draw:transform="rotate (-3.14159265358979) translate (38.314784489408cm 11.4666835345782cm)" svg:viewBox="0 0 141 2620" draw:points="141,2620 141,0 0,0 0,2620">
                <text:p/>
              </draw:polygon>
            </draw:g>
            <draw:g>
              <draw:polygon draw:style-name="gr3" draw:text-style-name="P3" draw:layer="layout" svg:width="2.017cm" svg:height="0.129cm" draw:transform="rotate (-3.14159265358979) translate (38.1758210197303cm 8.84819967400298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-3.14159265358979) translate (38.1758210197303cm 8.84819967400298cm)" svg:viewBox="0 0 2018 130" draw:points="0,130 2018,130 2018,0 0,0">
                <text:p/>
              </draw:polygon>
            </draw:g>
            <draw:g>
              <draw:polygon draw:style-name="gr3" draw:text-style-name="P3" draw:layer="layout" svg:width="2.017cm" svg:height="0.129cm" draw:transform="rotate (-3.14159265358979) translate (38.1758210197303cm 11.5813019114833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-3.14159265358979) translate (38.1758210197303cm 11.5813019114833cm)" svg:viewBox="0 0 2018 130" draw:points="0,130 2018,130 2018,0 0,0">
                <text:p/>
              </draw:polygon>
            </draw:g>
          </draw:g>
        </draw:g>
        <draw:g>
          <draw:g>
            <draw:g>
              <draw:path draw:style-name="gr3" draw:text-style-name="P3" draw:layer="layout" svg:width="1.672cm" svg:height="1.528cm" draw:transform="rotate (-3.14159265358979) translate (37.7367128508274cm 15.3407425028354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  <draw:path draw:style-name="gr4" draw:text-style-name="P4" draw:layer="layout" svg:width="1.672cm" svg:height="1.528cm" draw:transform="rotate (-3.14159265358979) translate (37.7367128508274cm 15.3407425028354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</draw:g>
            <draw:g>
              <draw:polygon draw:style-name="gr3" draw:text-style-name="P3" draw:layer="layout" svg:width="1.669cm" svg:height="2.598cm" draw:transform="rotate (-3.14159265358979) translate (38.1068451388076cm 15.9946121543052cm)" svg:viewBox="0 0 1670 2599" draw:points="0,2599 1670,2599 1670,0 0,0">
                <text:p/>
              </draw:polygon>
              <draw:polygon draw:style-name="gr4" draw:text-style-name="P4" draw:layer="layout" svg:width="1.669cm" svg:height="2.598cm" draw:transform="rotate (-3.14159265358979) translate (38.1068451388076cm 15.9946121543052cm)" svg:viewBox="0 0 1670 2599" draw:points="0,2599 1670,2599 1670,0 0,0">
                <text:p/>
              </draw:polygon>
            </draw:g>
            <draw:g>
              <draw:polygon draw:style-name="gr3" draw:text-style-name="P3" draw:layer="layout" svg:width="0.46cm" svg:height="1.164cm" draw:transform="rotate (-3.14159265358979) translate (37.0034751895679cm 15.1916677606675cm)" svg:viewBox="0 0 461 1165" draw:points="461,0 0,0 0,1165 461,1165">
                <text:p/>
              </draw:polygon>
              <draw:polygon draw:style-name="gr4" draw:text-style-name="P4" draw:layer="layout" svg:width="0.46cm" svg:height="1.164cm" draw:transform="rotate (-3.14159265358979) translate (37.0034751895679cm 15.1916677606675cm)" svg:viewBox="0 0 461 1165" draw:points="461,0 0,0 0,1165 461,1165">
                <text:p/>
              </draw:polygon>
            </draw:g>
            <draw:g>
              <draw:polygon draw:style-name="gr5" draw:text-style-name="P5" draw:layer="layout" svg:width="0.011cm" svg:height="0.034cm" draw:transform="rotate (-3.14159265358979) translate (36.9590068792709cm 15.0363244353866cm)" svg:viewBox="0 0 12 35" draw:points="12,35 12,0 0,0 0,35">
                <text:p/>
              </draw:polygon>
              <draw:polygon draw:style-name="gr4" draw:text-style-name="P4" draw:layer="layout" svg:width="0.011cm" svg:height="0.034cm" draw:transform="rotate (-3.14159265358979) translate (36.9590068792709cm 15.0363244353866cm)" svg:viewBox="0 0 12 35" draw:points="12,35 12,0 0,0 0,35">
                <text:p/>
              </draw:polygon>
            </draw:g>
            <draw:g>
              <draw:path draw:style-name="gr5" draw:text-style-name="P5" draw:layer="layout" svg:width="0.356cm" svg:height="1.053cm" draw:transform="rotate (-3.14159265358979) translate (36.9673446874516cm 15.1101761801924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  <draw:path draw:style-name="gr4" draw:text-style-name="P4" draw:layer="layout" svg:width="0.356cm" svg:height="1.053cm" draw:transform="rotate (-3.14159265358979) translate (36.9673446874516cm 15.1101761801924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</draw:g>
            <draw:g>
              <draw:path draw:style-name="gr5" draw:text-style-name="P5" draw:layer="layout" svg:width="0.356cm" svg:height="1.104cm" draw:transform="rotate (-3.14159265358979) translate (36.9673446874516cm 15.1636550298792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  <draw:path draw:style-name="gr4" draw:text-style-name="P4" draw:layer="layout" svg:width="0.356cm" svg:height="1.104cm" draw:transform="rotate (-3.14159265358979) translate (36.9673446874516cm 15.1636550298792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</draw:g>
            <draw:g>
              <draw:path draw:style-name="gr3" draw:text-style-name="P3" draw:layer="layout" svg:width="0.557cm" svg:height="1.305cm" draw:transform="rotate (-3.14159265358979) translate (37.5871217622134cm 15.2604262816937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373 920c16-5 32-14 49-24 41-25 78-57 102-101 23-44 34-93 34-139 0-51-11-100-34-144-24-44-61-77-102-102-17-9-33-19-49-23z">
                <text:p/>
              </draw:path>
              <draw:path draw:style-name="gr4" draw:text-style-name="P4" draw:layer="layout" svg:width="0.557cm" svg:height="1.305cm" draw:transform="rotate (-3.14159265358979) translate (37.5871217622134cm 15.2604262816937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232 401h71M232 512h71M232 623h71M232 737h71M232 850h71M232 964h71M232 341h71M232 456h71M232 568h71M232 681h71M232 795h71M232 906h71M262 1077h32M262 1022h32M262 283h32M262 227h32M306 58v1188M373 920c16-5 32-14 49-24 41-25 78-57 102-101 23-44 34-93 34-139 0-51-11-100-34-144-24-44-61-77-102-102-17-9-33-19-49-23z">
                <text:p/>
              </draw:path>
            </draw:g>
            <draw:g>
              <draw:path draw:style-name="gr3" draw:text-style-name="P3" draw:layer="layout" svg:width="0.905cm" svg:height="2.255cm" draw:transform="rotate (-3.14159265358979) translate (38.1068451388076cm 15.7673597760297cm)" svg:viewBox="0 0 906 2256" svg:d="M67 2212h700v-2166h-700zM767 2256h-767v-2256h767v46h-700v2166h700zM834 2256v-2256h-67v2256zM834 1221v-186h72v186z">
                <text:p/>
              </draw:path>
              <draw:path draw:style-name="gr4" draw:text-style-name="P4" draw:layer="layout" svg:width="0.905cm" svg:height="2.255cm" draw:transform="rotate (-3.14159265358979) translate (38.1068451388076cm 15.7673597760297cm)" svg:viewBox="0 0 906 2256" svg:d="M67 2212h700v-2166h-700zM767 2256h-767v-2256h767v46h-700v2166h700zM834 2256v-2256h-67v2256zM834 1221v-186h72v186z">
                <text:p/>
              </draw:path>
            </draw:g>
            <draw:g>
              <draw:polygon draw:style-name="gr3" draw:text-style-name="P3" draw:layer="layout" svg:width="0.14cm" svg:height="2.619cm" draw:transform="rotate (-3.14159265358979) translate (38.2458086084853cm 16.0173368507857cm)" svg:viewBox="0 0 141 2620" draw:points="141,2620 141,0 0,0 0,2620">
                <text:p/>
              </draw:polygon>
              <draw:polygon draw:style-name="gr4" draw:text-style-name="P4" draw:layer="layout" svg:width="0.14cm" svg:height="2.619cm" draw:transform="rotate (-3.14159265358979) translate (38.2458086084853cm 16.0173368507857cm)" svg:viewBox="0 0 141 2620" draw:points="141,2620 141,0 0,0 0,2620">
                <text:p/>
              </draw:polygon>
            </draw:g>
            <draw:g>
              <draw:polygon draw:style-name="gr3" draw:text-style-name="P3" draw:layer="layout" svg:width="2.017cm" svg:height="0.129cm" draw:transform="rotate (-3.14159265358979) translate (38.1068451388076cm 13.3988529902104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-3.14159265358979) translate (38.1068451388076cm 13.3988529902104cm)" svg:viewBox="0 0 2018 130" draw:points="0,130 2018,130 2018,0 0,0">
                <text:p/>
              </draw:polygon>
            </draw:g>
            <draw:g>
              <draw:polygon draw:style-name="gr3" draw:text-style-name="P3" draw:layer="layout" svg:width="2.017cm" svg:height="0.129cm" draw:transform="rotate (-3.14159265358979) translate (38.1068451388076cm 16.1319552276908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-3.14159265358979) translate (38.1068451388076cm 16.1319552276908cm)" svg:viewBox="0 0 2018 130" draw:points="0,130 2018,130 2018,0 0,0">
                <text:p/>
              </draw:polygon>
            </draw:g>
          </draw:g>
          <draw:g>
            <draw:g>
              <draw:path draw:style-name="gr3" draw:text-style-name="P3" draw:layer="layout" svg:width="1.672cm" svg:height="1.528cm" draw:transform="rotate (-3.14159265358979) translate (37.7367128508274cm 15.3407425028354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  <draw:path draw:style-name="gr4" draw:text-style-name="P4" draw:layer="layout" svg:width="1.672cm" svg:height="1.528cm" draw:transform="rotate (-3.14159265358979) translate (37.7367128508274cm 15.3407425028354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</draw:g>
            <draw:g>
              <draw:polygon draw:style-name="gr3" draw:text-style-name="P3" draw:layer="layout" svg:width="1.669cm" svg:height="2.598cm" draw:transform="rotate (-3.14159265358979) translate (38.1068451388076cm 15.9946121543052cm)" svg:viewBox="0 0 1670 2599" draw:points="0,2599 1670,2599 1670,0 0,0">
                <text:p/>
              </draw:polygon>
              <draw:polygon draw:style-name="gr4" draw:text-style-name="P4" draw:layer="layout" svg:width="1.669cm" svg:height="2.598cm" draw:transform="rotate (-3.14159265358979) translate (38.1068451388076cm 15.9946121543052cm)" svg:viewBox="0 0 1670 2599" draw:points="0,2599 1670,2599 1670,0 0,0">
                <text:p/>
              </draw:polygon>
            </draw:g>
            <draw:g>
              <draw:polygon draw:style-name="gr3" draw:text-style-name="P3" draw:layer="layout" svg:width="0.46cm" svg:height="1.164cm" draw:transform="rotate (-3.14159265358979) translate (37.0034751895679cm 15.1916677606675cm)" svg:viewBox="0 0 461 1165" draw:points="461,0 0,0 0,1165 461,1165">
                <text:p/>
              </draw:polygon>
              <draw:polygon draw:style-name="gr4" draw:text-style-name="P4" draw:layer="layout" svg:width="0.46cm" svg:height="1.164cm" draw:transform="rotate (-3.14159265358979) translate (37.0034751895679cm 15.1916677606675cm)" svg:viewBox="0 0 461 1165" draw:points="461,0 0,0 0,1165 461,1165">
                <text:p/>
              </draw:polygon>
            </draw:g>
            <draw:g>
              <draw:polygon draw:style-name="gr5" draw:text-style-name="P5" draw:layer="layout" svg:width="0.011cm" svg:height="0.034cm" draw:transform="rotate (-3.14159265358979) translate (36.9590068792709cm 15.0363244353866cm)" svg:viewBox="0 0 12 35" draw:points="12,35 12,0 0,0 0,35">
                <text:p/>
              </draw:polygon>
              <draw:polygon draw:style-name="gr4" draw:text-style-name="P4" draw:layer="layout" svg:width="0.011cm" svg:height="0.034cm" draw:transform="rotate (-3.14159265358979) translate (36.9590068792709cm 15.0363244353866cm)" svg:viewBox="0 0 12 35" draw:points="12,35 12,0 0,0 0,35">
                <text:p/>
              </draw:polygon>
            </draw:g>
            <draw:g>
              <draw:path draw:style-name="gr5" draw:text-style-name="P5" draw:layer="layout" svg:width="0.356cm" svg:height="1.053cm" draw:transform="rotate (-3.14159265358979) translate (36.9673446874516cm 15.1101761801924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  <draw:path draw:style-name="gr4" draw:text-style-name="P4" draw:layer="layout" svg:width="0.356cm" svg:height="1.053cm" draw:transform="rotate (-3.14159265358979) translate (36.9673446874516cm 15.1101761801924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</draw:g>
            <draw:g>
              <draw:path draw:style-name="gr5" draw:text-style-name="P5" draw:layer="layout" svg:width="0.356cm" svg:height="1.104cm" draw:transform="rotate (-3.14159265358979) translate (36.9673446874516cm 15.1636550298792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  <draw:path draw:style-name="gr4" draw:text-style-name="P4" draw:layer="layout" svg:width="0.356cm" svg:height="1.104cm" draw:transform="rotate (-3.14159265358979) translate (36.9673446874516cm 15.1636550298792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</draw:g>
            <draw:g>
              <draw:path draw:style-name="gr3" draw:text-style-name="P3" draw:layer="layout" svg:width="0.557cm" svg:height="1.305cm" draw:transform="rotate (-3.14159265358979) translate (37.5871217622134cm 15.2604262816937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373 920c16-5 32-14 49-24 41-25 78-57 102-101 23-44 34-93 34-139 0-51-11-100-34-144-24-44-61-77-102-102-17-9-33-19-49-23z">
                <text:p/>
              </draw:path>
              <draw:path draw:style-name="gr4" draw:text-style-name="P4" draw:layer="layout" svg:width="0.557cm" svg:height="1.305cm" draw:transform="rotate (-3.14159265358979) translate (37.5871217622134cm 15.2604262816937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232 401h71M232 512h71M232 623h71M232 737h71M232 850h71M232 964h71M232 341h71M232 456h71M232 568h71M232 681h71M232 795h71M232 906h71M262 1077h32M262 1022h32M262 283h32M262 227h32M306 58v1188M373 920c16-5 32-14 49-24 41-25 78-57 102-101 23-44 34-93 34-139 0-51-11-100-34-144-24-44-61-77-102-102-17-9-33-19-49-23z">
                <text:p/>
              </draw:path>
            </draw:g>
            <draw:g>
              <draw:path draw:style-name="gr3" draw:text-style-name="P3" draw:layer="layout" svg:width="0.905cm" svg:height="2.255cm" draw:transform="rotate (-3.14159265358979) translate (38.1068451388076cm 15.7673597760297cm)" svg:viewBox="0 0 906 2256" svg:d="M67 2212h700v-2166h-700zM767 2256h-767v-2256h767v46h-700v2166h700zM834 2256v-2256h-67v2256zM834 1221v-186h72v186z">
                <text:p/>
              </draw:path>
              <draw:path draw:style-name="gr4" draw:text-style-name="P4" draw:layer="layout" svg:width="0.905cm" svg:height="2.255cm" draw:transform="rotate (-3.14159265358979) translate (38.1068451388076cm 15.7673597760297cm)" svg:viewBox="0 0 906 2256" svg:d="M67 2212h700v-2166h-700zM767 2256h-767v-2256h767v46h-700v2166h700zM834 2256v-2256h-67v2256zM834 1221v-186h72v186z">
                <text:p/>
              </draw:path>
            </draw:g>
            <draw:g>
              <draw:polygon draw:style-name="gr3" draw:text-style-name="P3" draw:layer="layout" svg:width="0.14cm" svg:height="2.619cm" draw:transform="rotate (-3.14159265358979) translate (38.2458086084853cm 16.0173368507857cm)" svg:viewBox="0 0 141 2620" draw:points="141,2620 141,0 0,0 0,2620">
                <text:p/>
              </draw:polygon>
              <draw:polygon draw:style-name="gr4" draw:text-style-name="P4" draw:layer="layout" svg:width="0.14cm" svg:height="2.619cm" draw:transform="rotate (-3.14159265358979) translate (38.2458086084853cm 16.0173368507857cm)" svg:viewBox="0 0 141 2620" draw:points="141,2620 141,0 0,0 0,2620">
                <text:p/>
              </draw:polygon>
            </draw:g>
            <draw:g>
              <draw:polygon draw:style-name="gr3" draw:text-style-name="P3" draw:layer="layout" svg:width="2.017cm" svg:height="0.129cm" draw:transform="rotate (-3.14159265358979) translate (38.1068451388076cm 13.3988529902104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-3.14159265358979) translate (38.1068451388076cm 13.3988529902104cm)" svg:viewBox="0 0 2018 130" draw:points="0,130 2018,130 2018,0 0,0">
                <text:p/>
              </draw:polygon>
            </draw:g>
            <draw:g>
              <draw:polygon draw:style-name="gr3" draw:text-style-name="P3" draw:layer="layout" svg:width="2.017cm" svg:height="0.129cm" draw:transform="rotate (-3.14159265358979) translate (38.1068451388076cm 16.1319552276908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-3.14159265358979) translate (38.1068451388076cm 16.1319552276908cm)" svg:viewBox="0 0 2018 130" draw:points="0,130 2018,130 2018,0 0,0">
                <text:p/>
              </draw:polygon>
            </draw:g>
          </draw:g>
        </draw:g>
        <draw:g>
          <draw:g>
            <draw:g>
              <draw:path draw:style-name="gr3" draw:text-style-name="P3" draw:layer="layout" svg:width="1.672cm" svg:height="1.528cm" draw:transform="skewX (-0.000698131700797732) rotate (-1.5707963267949) translate (47.1203038639693cm 14.3047397161354cm)" svg:viewBox="0 0 1673 1529" svg:d="M1390 1028c5-88 7-176 7-264s-2-173-7-261c-9-17-16-33-28-47-65-99-155-183-266-243-16-9-35-16-51-25h-452-4c-17 0-35-5-49-12-16-7-30-21-39-32-3-7-5-12-5-16h-81c-72 0-146 18-206 51-65 32-116 81-153 139s-56 123-56 190c0 2 0 2 0 2v512 2c0 67 18 132 56 188 37 60 88 106 152 141 61 33 135 51 207 51h81c0-9 4-14 7-21 9-14 23-25 37-32 16-10 32-14 53-14h454c18-7 35-14 51-26 111-58 201-141 266-241 10-16 17-28 26-42zM1392 762c3 42 5 83 5 125 0 109-14 216-42 322-2 2-5 5-7 7-7 14-11 23-11 37 0 12 4 23 11 33 5 14 16 20 28 25 11 7 25 12 39 12 10 0 23-5 35-12 2 0 9-2 12-5 39-41 74-83 102-129 69-112 109-237 109-366 0-17-3-33-3-49 3-16 3-35 3-51 0-125-35-250-105-357-32-48-67-92-106-132-12-7-25-9-37-9-14 0-28 2-37 12-12 4-23 14-28 25-9 9-12 23-12 35 0 11 3 21 7 30 28 104 42 213 42 322 0 39-2 83-5 125zM487 95v3c0 16 2 32 14 48 9 12 18 26 37 33 16 7 32 11 51 11h4 626c18 0 35-5 51-12s28-21 39-32c9-16 14-33 14-49v-2c0-16-5-35-14-46-11-17-23-28-39-37-16-7-33-12-51-12h-626c-4 0-4 0-4 0-19 0-35 5-51 12-19 9-28 21-37 37-12 11-14 30-14 46zM489 1434c0 16 2 33 14 46 9 14 23 28 37 35 16 7 32 14 53 14h625c3 0 3 0 3 0 18 0 34-7 51-14 18-7 27-21 39-35 9-14 14-30 14-46v-2c0-19-5-33-14-49-12-14-21-26-39-33-17-9-33-13-51-13h-3-625c-21 0-37 4-53 14-17 7-28 18-37 32-12 16-14 30-14 49z">
                <text:p/>
              </draw:path>
              <draw:path draw:style-name="gr4" draw:text-style-name="P4" draw:layer="layout" svg:width="1.672cm" svg:height="1.528cm" draw:transform="skewX (-0.000698131700797732) rotate (-1.5707963267949) translate (47.1203038639693cm 14.3047397161354cm)" svg:viewBox="0 0 1673 1529" svg:d="M1390 1028c5-88 7-176 7-264s-2-173-7-261c-9-17-16-33-28-47-65-99-155-183-266-243-16-9-35-16-51-25h-452-4c-17 0-35-5-49-12-16-7-30-21-39-32-3-7-5-12-5-16h-81c-72 0-146 18-206 51-65 32-116 81-153 139s-56 123-56 190c0 2 0 2 0 2v512 2c0 67 18 132 56 188 37 60 88 106 152 141 61 33 135 51 207 51h81c0-9 4-14 7-21 9-14 23-25 37-32 16-10 32-14 53-14h454c18-7 35-14 51-26 111-58 201-141 266-241 10-16 17-28 26-42zM1392 762c3 42 5 83 5 125 0 109-14 216-42 322-2 2-5 5-7 7-7 14-11 23-11 37 0 12 4 23 11 33 5 14 16 20 28 25 11 7 25 12 39 12 10 0 23-5 35-12 2 0 9-2 12-5 39-41 74-83 102-129 69-112 109-237 109-366 0-17-3-33-3-49 3-16 3-35 3-51 0-125-35-250-105-357-32-48-67-92-106-132-12-7-25-9-37-9-14 0-28 2-37 12-12 4-23 14-28 25-9 9-12 23-12 35 0 11 3 21 7 30 28 104 42 213 42 322 0 39-2 83-5 125zM487 95v3c0 16 2 32 14 48 9 12 18 26 37 33 16 7 32 11 51 11h4 626c18 0 35-5 51-12s28-21 39-32c9-16 14-33 14-49v-2c0-16-5-35-14-46-11-17-23-28-39-37-16-7-33-12-51-12h-626c-4 0-4 0-4 0-19 0-35 5-51 12-19 9-28 21-37 37-12 11-14 30-14 46zM489 1434c0 16 2 33 14 46 9 14 23 28 37 35 16 7 32 14 53 14h625c3 0 3 0 3 0 18 0 34-7 51-14 18-7 27-21 39-35 9-14 14-30 14-46v-2c0-19-5-33-14-49-12-14-21-26-39-33-17-9-33-13-51-13h-3-625c-21 0-37 4-53 14-17 7-28 18-37 32-12 16-14 30-14 49z">
                <text:p/>
              </draw:path>
            </draw:g>
            <draw:g>
              <draw:polygon draw:style-name="gr3" draw:text-style-name="P3" draw:layer="layout" svg:width="1.67cm" svg:height="2.598cm" draw:transform="skewX (0.000349065850398866) rotate (-1.5704472609445) translate (47.773618941663cm 13.9347369301665cm)" svg:viewBox="0 0 1671 2599" draw:points="1,2599 1671,2599 1670,0 0,0">
                <text:p/>
              </draw:polygon>
              <draw:polygon draw:style-name="gr4" draw:text-style-name="P4" draw:layer="layout" svg:width="1.67cm" svg:height="2.598cm" draw:transform="skewX (0.000349065850398866) rotate (-1.5704472609445) translate (47.773618941663cm 13.9347369301665cm)" svg:viewBox="0 0 1671 2599" draw:points="1,2599 1671,2599 1670,0 0,0">
                <text:p/>
              </draw:polygon>
            </draw:g>
            <draw:g>
              <draw:polygon draw:style-name="gr3" draw:text-style-name="P3" draw:layer="layout" svg:width="0.463cm" svg:height="1.165cm" draw:transform="skewX (0.00349065850398866) rotate (-1.5695745963185) translate (46.9710597457052cm 15.038387092647cm)" svg:viewBox="0 0 464 1166" draw:points="461,0 0,0 3,1165 464,1166">
                <text:p/>
              </draw:polygon>
              <draw:polygon draw:style-name="gr4" draw:text-style-name="P4" draw:layer="layout" svg:width="0.463cm" svg:height="1.165cm" draw:transform="skewX (0.00349065850398866) rotate (-1.5695745963185) translate (46.9710597457052cm 15.038387092647cm)" svg:viewBox="0 0 464 1166" draw:points="461,0 0,0 3,1165 464,1166">
                <text:p/>
              </draw:polygon>
            </draw:g>
            <draw:g>
              <draw:polygon draw:style-name="gr5" draw:text-style-name="P5" draw:layer="layout" svg:width="0.011cm" svg:height="0.034cm" draw:transform="rotate (-1.55299396842455) translate (46.8157211570576cm 15.0823032978362cm)" svg:viewBox="0 0 12 35" draw:points="12,35 12,0 1,0 0,35">
                <text:p/>
              </draw:polygon>
              <draw:polygon draw:style-name="gr4" draw:text-style-name="P4" draw:layer="layout" svg:width="0.011cm" svg:height="0.034cm" draw:transform="rotate (-1.55299396842455) translate (46.8157211570576cm 15.0823032978362cm)" svg:viewBox="0 0 12 35" draw:points="12,35 12,0 1,0 0,35">
                <text:p/>
              </draw:polygon>
            </draw:g>
            <draw:g>
              <draw:path draw:style-name="gr5" draw:text-style-name="P5" draw:layer="layout" svg:width="0.357cm" svg:height="1.053cm" draw:transform="rotate (-1.5690509975429) translate (46.8893810891408cm 15.0731749899877cm)" svg:viewBox="0 0 358 1054" svg:d="M42 982v-39h-42v39zM42 933v-39h-42v39zM42 887v-42h-42v42zM42 838v-41h-42v41zM42 521v-39h-41v39zM42 472v-39h-41v39zM42 426l1-42h-42v42zM43 377v-41h-42v41zM130 1054v-63h-44v63zM130 982v-39h-44v39zM130 934v-40h-44v39zM130 887v-42h-44v42zM130 839v-42h-44v41zM130 788v-42h-44v42zM130 737v-40h-44v40zM130 688v-39h-44v39zM130 639v-41h-44v41zM130 591v-42h-44v42zM130 542v-39h-44v39zM130 493v-39h-44v39zM130 445l1-40h-44l-1 40zM190 982v-39h-49v39zM190 934v-40h-49v40zM190 887v-41h-49v41zM190 839v-42h-48v42zM190 788v-42h-48v42zM190 737v-40h-48v40zM190 688v-39h-48v39zM190 639v-41h-48v41zM190 591l1-42h-49v42zM191 542v-39h-49v39zM191 493v-39h-49v39zM191 445v-40h-49v40zM246 982v-39h-47v39zM246 934v-40h-47v40zM246 887v-41h-47v41zM246 839v-42h-47v42zM246 788v-42h-46l-1 42zM246 737v-40h-46v40zM246 688v-39h-46v39zM246 639v-41h-46v41zM246 591v-42h-46v42zM246 542v-39h-46v39zM246 494v-40h-46v39zM246 445v-39l-46-1v40zM301 982v-39h-46v39zM301 934v-40h-46v40zM301 887v-41h-46v41zM301 839v-42h-46v42zM301 788v-42h-46v42zM301 737l1-40h-47v40zM302 688v-39h-47v39zM302 640v-42h-47v42zM302 591v-42h-47v42zM302 542v-39h-47v39zM302 494v-40h-46l-1 40zM357 888v-339h-46v338zM358 146v-97h-46v97zM358 37v-37h-46v37zM302 37l1-37h-47v37zM302 93v-42h-46v42zM302 146v-42h-46v42zM247 146v-42h-47v42zM191 146v-42h-48l-1 42zM191 93v-42h-48v42zM191 37v-37h-48v37zM247 37v-37h-46v37zM247 93v-42h-46l-1 42z">
                <text:p/>
              </draw:path>
              <draw:path draw:style-name="gr4" draw:text-style-name="P4" draw:layer="layout" svg:width="0.357cm" svg:height="1.053cm" draw:transform="rotate (-1.5690509975429) translate (46.8893810891408cm 15.0731749899877cm)" svg:viewBox="0 0 358 1054" svg:d="M42 982v-39h-42v39zM42 933v-39h-42v39zM42 887v-42h-42v42zM42 838v-41h-42v41zM42 521v-39h-41v39zM42 472v-39h-41v39zM42 426l1-42h-42v42zM43 377v-41h-42v41zM130 1054v-63h-44v63zM130 982v-39h-44v39zM130 934v-40h-44v39zM130 887v-42h-44v42zM130 839v-42h-44v41zM130 788v-42h-44v42zM130 737v-40h-44v40zM130 688v-39h-44v39zM130 639v-41h-44v41zM130 591v-42h-44v42zM130 542v-39h-44v39zM130 493v-39h-44v39zM130 445l1-40h-44l-1 40zM190 982v-39h-49v39zM190 934v-40h-49v40zM190 887v-41h-49v41zM190 839v-42h-48v42zM190 788v-42h-48v42zM190 737v-40h-48v40zM190 688v-39h-48v39zM190 639v-41h-48v41zM190 591l1-42h-49v42zM191 542v-39h-49v39zM191 493v-39h-49v39zM191 445v-40h-49v40zM246 982v-39h-47v39zM246 934v-40h-47v40zM246 887v-41h-47v41zM246 839v-42h-47v42zM246 788v-42h-46l-1 42zM246 737v-40h-46v40zM246 688v-39h-46v39zM246 639v-41h-46v41zM246 591v-42h-46v42zM246 542v-39h-46v39zM246 494v-40h-46v39zM246 445v-39l-46-1v40zM301 982v-39h-46v39zM301 934v-40h-46v40zM301 887v-41h-46v41zM301 839v-42h-46v42zM301 788v-42h-46v42zM301 737l1-40h-47v40zM302 688v-39h-47v39zM302 640v-42h-47v42zM302 591v-42h-47v42zM302 542v-39h-47v39zM302 494v-40h-46l-1 40zM357 888v-339h-46v338zM358 146v-97h-46v97zM358 37v-37h-46v37zM302 37l1-37h-47v37zM302 93v-42h-46v42zM302 146v-42h-46v42zM247 146v-42h-47v42zM191 146v-42h-48l-1 42zM191 93v-42h-48v42zM191 37v-37h-48v37zM247 37v-37h-46v37zM247 93v-42h-46l-1 42z">
                <text:p/>
              </draw:path>
            </draw:g>
            <draw:g>
              <draw:path draw:style-name="gr5" draw:text-style-name="P5" draw:layer="layout" svg:width="0.356cm" svg:height="1.104cm" draw:transform="skewX (0.000872664625997166) rotate (-1.5690509975429) translate (46.9429389451595cm 15.073948918542cm)" svg:viewBox="0 0 357 1105" svg:d="M42 1105v-39l-42-1v40zM190 1105v-62l-49-1v63zM246 1105v-62h-47v62zM301 1105v-62h-46v62zM357 1105v-62h-47v62zM357 1031v-39h-47v39zM357 983v-40h-47v40zM357 596v-40h-46v40zM357 545v-40h-46v40zM357 496v-39h-46v39zM357 447v-64h-46v64zM357 359v-41h-46v41zM357 311v-40h-46v40zM357 262v-39h-46v39zM357 37v-37h-97v37zM248 37v-37h-106v37zM130 37v-37h-44v37zM130 93v-42h-44v42zM130 146v-42h-44v42zM130 197v-42h-44v42zM130 262v-40h-44v40zM190 262v-39l-48-1v40zM302 311v-40h-47v40zM297 496v-113l-42-1v114zM241 447v-65h-99v65zM190 359v-41l-48-1v42zM190 311v-40h-48v39zM130 310v-39h-44v39zM130 447v-65h-44v65zM17 58v-30h-7v30zM17 106v-30h-7v30zM42 262v-40h-42v40zM42 310v-39h-42v39zM42 359v-42h-42v42zM42 660v-42h-42v42zM42 709v-42h-42v42zM42 757v-39h-42v39zM42 804v-37h-42v37zM130 359v-42h-44v42z">
                <text:p/>
              </draw:path>
              <draw:path draw:style-name="gr4" draw:text-style-name="P4" draw:layer="layout" svg:width="0.356cm" svg:height="1.104cm" draw:transform="skewX (0.000872664625997166) rotate (-1.5690509975429) translate (46.9429389451595cm 15.073948918542cm)" svg:viewBox="0 0 357 1105" svg:d="M42 1105v-39l-42-1v40zM190 1105v-62l-49-1v63zM246 1105v-62h-47v62zM301 1105v-62h-46v62zM357 1105v-62h-47v62zM357 1031v-39h-47v39zM357 983v-40h-47v40zM357 596v-40h-46v40zM357 545v-40h-46v40zM357 496v-39h-46v39zM357 447v-64h-46v64zM357 359v-41h-46v41zM357 311v-40h-46v40zM357 262v-39h-46v39zM357 37v-37h-97v37zM248 37v-37h-106v37zM130 37v-37h-44v37zM130 93v-42h-44v42zM130 146v-42h-44v42zM130 197v-42h-44v42zM130 262v-40h-44v40zM190 262v-39l-48-1v40zM302 311v-40h-47v40zM297 496v-113l-42-1v114zM241 447v-65h-99v65zM190 359v-41l-48-1v42zM190 311v-40h-48v39zM130 310v-39h-44v39zM130 447v-65h-44v65zM17 58v-30h-7v30zM17 106v-30h-7v30zM42 262v-40h-42v40zM42 310v-39h-42v39zM42 359v-42h-42v42zM42 660v-42h-42v42zM42 709v-42h-42v42zM42 757v-39h-42v39zM42 804v-37h-42v37zM130 359v-42h-44v42z">
                <text:p/>
              </draw:path>
            </draw:g>
            <draw:g>
              <draw:path draw:style-name="gr3" draw:text-style-name="P3" draw:layer="layout" svg:width="0.557cm" svg:height="1.306cm" draw:transform="rotate (-1.5707963267949) translate (47.039744716986cm 14.4549453692475cm)" svg:viewBox="0 0 558 1307" svg:d="M185 920v-533c-16 5-32 14-48 23-42 26-79 58-100 102-25 44-37 93-37 144 0 46 12 95 37 139 21 44 58 76 100 102 16 9 32 18 48 23zM185 250v804c0 12-2 23-2 37 0 44 14 93 42 134 21 31 44 58 76 79v3l72-1v-1306h-72c-33 21-56 49-77 79-27 42-41 90-41 134 0 14 2 26 2 37zM373 920c16-5 32-14 49-24 41-25 78-57 102-101 23-45 34-93 34-139 0-51-11-100-35-144-23-44-60-77-101-102-17-9-33-19-49-23z">
                <text:p/>
              </draw:path>
              <draw:path draw:style-name="gr4" draw:text-style-name="P4" draw:layer="layout" svg:width="0.557cm" svg:height="1.306cm" draw:transform="rotate (-1.5707963267949) translate (47.039744716986cm 14.4549453692475cm)" svg:viewBox="0 0 558 1307" svg:d="M185 920v-533c-16 5-32 14-48 23-42 26-79 58-100 102-25 44-37 93-37 144 0 46 12 95 37 139 21 44 58 76 100 102 16 9 32 18 48 23zM185 250v804c0 12-2 23-2 37 0 44 14 93 42 134 21 31 44 58 76 79v3l72-1v-1306h-72c-33 21-56 49-77 79-27 42-41 90-41 134 0 14 2 26 2 37zM232 401h71M232 512h71M232 623h71M232 737h71M232 850h72M232 964h72M232 341h71M232 456h71M232 568h71M232 681h71M232 795h72M232 906h72M262 1077h32M262 1022h32M262 283h32M262 227h32M306 58v1188M373 920c16-5 32-14 49-24 41-25 78-57 102-101 23-45 34-93 34-139 0-51-11-100-35-144-23-44-60-77-101-102-17-9-33-19-49-23z">
                <text:p/>
              </draw:path>
            </draw:g>
            <draw:g>
              <draw:path draw:style-name="gr3" draw:text-style-name="P3" draw:layer="layout" svg:width="0.905cm" svg:height="2.255cm" draw:transform="rotate (-1.5702727280193) translate (47.546366371044cm 13.9344224652548cm)" svg:viewBox="0 0 906 2256" svg:d="M67 2212h700v-2166h-699zM767 2256h-767v-2256h767v46h-699l-1 2166h700zM834 2256v-2256h-67v2256zM834 1221v-185h72v185z">
                <text:p/>
              </draw:path>
              <draw:path draw:style-name="gr4" draw:text-style-name="P4" draw:layer="layout" svg:width="0.905cm" svg:height="2.255cm" draw:transform="rotate (-1.5702727280193) translate (47.546366371044cm 13.9344224652548cm)" svg:viewBox="0 0 906 2256" svg:d="M67 2212h700v-2166h-699zM767 2256h-767v-2256h767v46h-699l-1 2166h700zM834 2256v-2256h-67v2256zM834 1221v-185h72v185z">
                <text:p/>
              </draw:path>
            </draw:g>
            <draw:g>
              <draw:polygon draw:style-name="gr3" draw:text-style-name="P3" draw:layer="layout" svg:width="0.141cm" svg:height="2.619cm" draw:transform="skewX (-0.00349065850398866) rotate (-1.57411245237369) translate (47.7968130433429cm 13.7957654461466cm)" svg:viewBox="0 0 142 2620" draw:points="142,2620 141,0 0,1 0,2620">
                <text:p/>
              </draw:polygon>
              <draw:polygon draw:style-name="gr4" draw:text-style-name="P4" draw:layer="layout" svg:width="0.141cm" svg:height="2.619cm" draw:transform="skewX (-0.00349065850398866) rotate (-1.57411245237369) translate (47.7968130433429cm 13.7957654461466cm)" svg:viewBox="0 0 142 2620" draw:points="142,2620 141,0 0,1 0,2620">
                <text:p/>
              </draw:polygon>
            </draw:g>
            <draw:g>
              <draw:polygon draw:style-name="gr3" draw:text-style-name="P3" draw:layer="layout" svg:width="2.018cm" svg:height="0.129cm" draw:transform="skewX (-0.0120427718387609) rotate (-1.5702727280193) translate (45.1778591058368cm 13.93405807843cm)" svg:viewBox="0 0 2019 130" draw:points="0,130 2018,130 2019,0 2,0">
                <text:p/>
              </draw:polygon>
              <draw:polygon draw:style-name="gr4" draw:text-style-name="P4" draw:layer="layout" svg:width="2.018cm" svg:height="0.129cm" draw:transform="skewX (-0.0120427718387609) rotate (-1.5702727280193) translate (45.1778591058368cm 13.93405807843cm)" svg:viewBox="0 0 2019 130" draw:points="0,130 2018,130 2019,0 2,0">
                <text:p/>
              </draw:polygon>
            </draw:g>
            <draw:g>
              <draw:polygon draw:style-name="gr3" draw:text-style-name="P3" draw:layer="layout" svg:width="2.018cm" svg:height="0.13cm" draw:transform="skewX (-0.00610865238198015) rotate (-1.5697491292437) translate (47.9109610819983cm 13.9338059817159cm)" svg:viewBox="0 0 2019 131" draw:points="0,130 2018,131 2019,1 1,0">
                <text:p/>
              </draw:polygon>
              <draw:polygon draw:style-name="gr4" draw:text-style-name="P4" draw:layer="layout" svg:width="2.018cm" svg:height="0.13cm" draw:transform="skewX (-0.00610865238198015) rotate (-1.5697491292437) translate (47.9109610819983cm 13.9338059817159cm)" svg:viewBox="0 0 2019 131" draw:points="0,130 2018,131 2019,1 1,0">
                <text:p/>
              </draw:polygon>
            </draw:g>
          </draw:g>
          <draw:g>
            <draw:g>
              <draw:path draw:style-name="gr3" draw:text-style-name="P3" draw:layer="layout" svg:width="1.672cm" svg:height="1.528cm" draw:transform="skewX (-0.000698131700797732) rotate (-1.5707963267949) translate (47.1203038639693cm 14.3047397161354cm)" svg:viewBox="0 0 1673 1529" svg:d="M1390 1028c5-88 7-176 7-264s-2-173-7-261c-9-17-16-33-28-47-65-99-155-183-266-243-16-9-35-16-51-25h-452-4c-17 0-35-5-49-12-16-7-30-21-39-32-3-7-5-12-5-16h-81c-72 0-146 18-206 51-65 32-116 81-153 139s-56 123-56 190c0 2 0 2 0 2v512 2c0 67 18 132 56 188 37 60 88 106 152 141 61 33 135 51 207 51h81c0-9 4-14 7-21 9-14 23-25 37-32 16-10 32-14 53-14h454c18-7 35-14 51-26 111-58 201-141 266-241 10-16 17-28 26-42zM1392 762c3 42 5 83 5 125 0 109-14 216-42 322-2 2-5 5-7 7-7 14-11 23-11 37 0 12 4 23 11 33 5 14 16 20 28 25 11 7 25 12 39 12 10 0 23-5 35-12 2 0 9-2 12-5 39-41 74-83 102-129 69-112 109-237 109-366 0-17-3-33-3-49 3-16 3-35 3-51 0-125-35-250-105-357-32-48-67-92-106-132-12-7-25-9-37-9-14 0-28 2-37 12-12 4-23 14-28 25-9 9-12 23-12 35 0 11 3 21 7 30 28 104 42 213 42 322 0 39-2 83-5 125zM487 95v3c0 16 2 32 14 48 9 12 18 26 37 33 16 7 32 11 51 11h4 626c18 0 35-5 51-12s28-21 39-32c9-16 14-33 14-49v-2c0-16-5-35-14-46-11-17-23-28-39-37-16-7-33-12-51-12h-626c-4 0-4 0-4 0-19 0-35 5-51 12-19 9-28 21-37 37-12 11-14 30-14 46zM489 1434c0 16 2 33 14 46 9 14 23 28 37 35 16 7 32 14 53 14h625c3 0 3 0 3 0 18 0 34-7 51-14 18-7 27-21 39-35 9-14 14-30 14-46v-2c0-19-5-33-14-49-12-14-21-26-39-33-17-9-33-13-51-13h-3-625c-21 0-37 4-53 14-17 7-28 18-37 32-12 16-14 30-14 49z">
                <text:p/>
              </draw:path>
              <draw:path draw:style-name="gr4" draw:text-style-name="P4" draw:layer="layout" svg:width="1.672cm" svg:height="1.528cm" draw:transform="skewX (-0.000698131700797732) rotate (-1.5707963267949) translate (47.1203038639693cm 14.3047397161354cm)" svg:viewBox="0 0 1673 1529" svg:d="M1390 1028c5-88 7-176 7-264s-2-173-7-261c-9-17-16-33-28-47-65-99-155-183-266-243-16-9-35-16-51-25h-452-4c-17 0-35-5-49-12-16-7-30-21-39-32-3-7-5-12-5-16h-81c-72 0-146 18-206 51-65 32-116 81-153 139s-56 123-56 190c0 2 0 2 0 2v512 2c0 67 18 132 56 188 37 60 88 106 152 141 61 33 135 51 207 51h81c0-9 4-14 7-21 9-14 23-25 37-32 16-10 32-14 53-14h454c18-7 35-14 51-26 111-58 201-141 266-241 10-16 17-28 26-42zM1392 762c3 42 5 83 5 125 0 109-14 216-42 322-2 2-5 5-7 7-7 14-11 23-11 37 0 12 4 23 11 33 5 14 16 20 28 25 11 7 25 12 39 12 10 0 23-5 35-12 2 0 9-2 12-5 39-41 74-83 102-129 69-112 109-237 109-366 0-17-3-33-3-49 3-16 3-35 3-51 0-125-35-250-105-357-32-48-67-92-106-132-12-7-25-9-37-9-14 0-28 2-37 12-12 4-23 14-28 25-9 9-12 23-12 35 0 11 3 21 7 30 28 104 42 213 42 322 0 39-2 83-5 125zM487 95v3c0 16 2 32 14 48 9 12 18 26 37 33 16 7 32 11 51 11h4 626c18 0 35-5 51-12s28-21 39-32c9-16 14-33 14-49v-2c0-16-5-35-14-46-11-17-23-28-39-37-16-7-33-12-51-12h-626c-4 0-4 0-4 0-19 0-35 5-51 12-19 9-28 21-37 37-12 11-14 30-14 46zM489 1434c0 16 2 33 14 46 9 14 23 28 37 35 16 7 32 14 53 14h625c3 0 3 0 3 0 18 0 34-7 51-14 18-7 27-21 39-35 9-14 14-30 14-46v-2c0-19-5-33-14-49-12-14-21-26-39-33-17-9-33-13-51-13h-3-625c-21 0-37 4-53 14-17 7-28 18-37 32-12 16-14 30-14 49z">
                <text:p/>
              </draw:path>
            </draw:g>
            <draw:g>
              <draw:polygon draw:style-name="gr3" draw:text-style-name="P3" draw:layer="layout" svg:width="1.67cm" svg:height="2.598cm" draw:transform="skewX (0.000349065850398866) rotate (-1.5704472609445) translate (47.773618941663cm 13.9347369301665cm)" svg:viewBox="0 0 1671 2599" draw:points="1,2599 1671,2599 1670,0 0,0">
                <text:p/>
              </draw:polygon>
              <draw:polygon draw:style-name="gr4" draw:text-style-name="P4" draw:layer="layout" svg:width="1.67cm" svg:height="2.598cm" draw:transform="skewX (0.000349065850398866) rotate (-1.5704472609445) translate (47.773618941663cm 13.9347369301665cm)" svg:viewBox="0 0 1671 2599" draw:points="1,2599 1671,2599 1670,0 0,0">
                <text:p/>
              </draw:polygon>
            </draw:g>
            <draw:g>
              <draw:polygon draw:style-name="gr3" draw:text-style-name="P3" draw:layer="layout" svg:width="0.463cm" svg:height="1.165cm" draw:transform="skewX (0.00349065850398866) rotate (-1.5695745963185) translate (46.9710597457052cm 15.038387092647cm)" svg:viewBox="0 0 464 1166" draw:points="461,0 0,0 3,1165 464,1166">
                <text:p/>
              </draw:polygon>
              <draw:polygon draw:style-name="gr4" draw:text-style-name="P4" draw:layer="layout" svg:width="0.463cm" svg:height="1.165cm" draw:transform="skewX (0.00349065850398866) rotate (-1.5695745963185) translate (46.9710597457052cm 15.038387092647cm)" svg:viewBox="0 0 464 1166" draw:points="461,0 0,0 3,1165 464,1166">
                <text:p/>
              </draw:polygon>
            </draw:g>
            <draw:g>
              <draw:polygon draw:style-name="gr5" draw:text-style-name="P5" draw:layer="layout" svg:width="0.011cm" svg:height="0.034cm" draw:transform="rotate (-1.55299396842455) translate (46.8157211570576cm 15.0823032978362cm)" svg:viewBox="0 0 12 35" draw:points="12,35 12,0 1,0 0,35">
                <text:p/>
              </draw:polygon>
              <draw:polygon draw:style-name="gr4" draw:text-style-name="P4" draw:layer="layout" svg:width="0.011cm" svg:height="0.034cm" draw:transform="rotate (-1.55299396842455) translate (46.8157211570576cm 15.0823032978362cm)" svg:viewBox="0 0 12 35" draw:points="12,35 12,0 1,0 0,35">
                <text:p/>
              </draw:polygon>
            </draw:g>
            <draw:g>
              <draw:path draw:style-name="gr5" draw:text-style-name="P5" draw:layer="layout" svg:width="0.357cm" svg:height="1.053cm" draw:transform="rotate (-1.5690509975429) translate (46.8893810891408cm 15.0731749899877cm)" svg:viewBox="0 0 358 1054" svg:d="M42 982v-39h-42v39zM42 933v-39h-42v39zM42 887v-42h-42v42zM42 838v-41h-42v41zM42 521v-39h-41v39zM42 472v-39h-41v39zM42 426l1-42h-42v42zM43 377v-41h-42v41zM130 1054v-63h-44v63zM130 982v-39h-44v39zM130 934v-40h-44v39zM130 887v-42h-44v42zM130 839v-42h-44v41zM130 788v-42h-44v42zM130 737v-40h-44v40zM130 688v-39h-44v39zM130 639v-41h-44v41zM130 591v-42h-44v42zM130 542v-39h-44v39zM130 493v-39h-44v39zM130 445l1-40h-44l-1 40zM190 982v-39h-49v39zM190 934v-40h-49v40zM190 887v-41h-49v41zM190 839v-42h-48v42zM190 788v-42h-48v42zM190 737v-40h-48v40zM190 688v-39h-48v39zM190 639v-41h-48v41zM190 591l1-42h-49v42zM191 542v-39h-49v39zM191 493v-39h-49v39zM191 445v-40h-49v40zM246 982v-39h-47v39zM246 934v-40h-47v40zM246 887v-41h-47v41zM246 839v-42h-47v42zM246 788v-42h-46l-1 42zM246 737v-40h-46v40zM246 688v-39h-46v39zM246 639v-41h-46v41zM246 591v-42h-46v42zM246 542v-39h-46v39zM246 494v-40h-46v39zM246 445v-39l-46-1v40zM301 982v-39h-46v39zM301 934v-40h-46v40zM301 887v-41h-46v41zM301 839v-42h-46v42zM301 788v-42h-46v42zM301 737l1-40h-47v40zM302 688v-39h-47v39zM302 640v-42h-47v42zM302 591v-42h-47v42zM302 542v-39h-47v39zM302 494v-40h-46l-1 40zM357 888v-339h-46v338zM358 146v-97h-46v97zM358 37v-37h-46v37zM302 37l1-37h-47v37zM302 93v-42h-46v42zM302 146v-42h-46v42zM247 146v-42h-47v42zM191 146v-42h-48l-1 42zM191 93v-42h-48v42zM191 37v-37h-48v37zM247 37v-37h-46v37zM247 93v-42h-46l-1 42z">
                <text:p/>
              </draw:path>
              <draw:path draw:style-name="gr4" draw:text-style-name="P4" draw:layer="layout" svg:width="0.357cm" svg:height="1.053cm" draw:transform="rotate (-1.5690509975429) translate (46.8893810891408cm 15.0731749899877cm)" svg:viewBox="0 0 358 1054" svg:d="M42 982v-39h-42v39zM42 933v-39h-42v39zM42 887v-42h-42v42zM42 838v-41h-42v41zM42 521v-39h-41v39zM42 472v-39h-41v39zM42 426l1-42h-42v42zM43 377v-41h-42v41zM130 1054v-63h-44v63zM130 982v-39h-44v39zM130 934v-40h-44v39zM130 887v-42h-44v42zM130 839v-42h-44v41zM130 788v-42h-44v42zM130 737v-40h-44v40zM130 688v-39h-44v39zM130 639v-41h-44v41zM130 591v-42h-44v42zM130 542v-39h-44v39zM130 493v-39h-44v39zM130 445l1-40h-44l-1 40zM190 982v-39h-49v39zM190 934v-40h-49v40zM190 887v-41h-49v41zM190 839v-42h-48v42zM190 788v-42h-48v42zM190 737v-40h-48v40zM190 688v-39h-48v39zM190 639v-41h-48v41zM190 591l1-42h-49v42zM191 542v-39h-49v39zM191 493v-39h-49v39zM191 445v-40h-49v40zM246 982v-39h-47v39zM246 934v-40h-47v40zM246 887v-41h-47v41zM246 839v-42h-47v42zM246 788v-42h-46l-1 42zM246 737v-40h-46v40zM246 688v-39h-46v39zM246 639v-41h-46v41zM246 591v-42h-46v42zM246 542v-39h-46v39zM246 494v-40h-46v39zM246 445v-39l-46-1v40zM301 982v-39h-46v39zM301 934v-40h-46v40zM301 887v-41h-46v41zM301 839v-42h-46v42zM301 788v-42h-46v42zM301 737l1-40h-47v40zM302 688v-39h-47v39zM302 640v-42h-47v42zM302 591v-42h-47v42zM302 542v-39h-47v39zM302 494v-40h-46l-1 40zM357 888v-339h-46v338zM358 146v-97h-46v97zM358 37v-37h-46v37zM302 37l1-37h-47v37zM302 93v-42h-46v42zM302 146v-42h-46v42zM247 146v-42h-47v42zM191 146v-42h-48l-1 42zM191 93v-42h-48v42zM191 37v-37h-48v37zM247 37v-37h-46v37zM247 93v-42h-46l-1 42z">
                <text:p/>
              </draw:path>
            </draw:g>
            <draw:g>
              <draw:path draw:style-name="gr5" draw:text-style-name="P5" draw:layer="layout" svg:width="0.356cm" svg:height="1.104cm" draw:transform="skewX (0.000872664625997166) rotate (-1.5690509975429) translate (46.9429389451595cm 15.073948918542cm)" svg:viewBox="0 0 357 1105" svg:d="M42 1105v-39l-42-1v40zM190 1105v-62l-49-1v63zM246 1105v-62h-47v62zM301 1105v-62h-46v62zM357 1105v-62h-47v62zM357 1031v-39h-47v39zM357 983v-40h-47v40zM357 596v-40h-46v40zM357 545v-40h-46v40zM357 496v-39h-46v39zM357 447v-64h-46v64zM357 359v-41h-46v41zM357 311v-40h-46v40zM357 262v-39h-46v39zM357 37v-37h-97v37zM248 37v-37h-106v37zM130 37v-37h-44v37zM130 93v-42h-44v42zM130 146v-42h-44v42zM130 197v-42h-44v42zM130 262v-40h-44v40zM190 262v-39l-48-1v40zM302 311v-40h-47v40zM297 496v-113l-42-1v114zM241 447v-65h-99v65zM190 359v-41l-48-1v42zM190 311v-40h-48v39zM130 310v-39h-44v39zM130 447v-65h-44v65zM17 58v-30h-7v30zM17 106v-30h-7v30zM42 262v-40h-42v40zM42 310v-39h-42v39zM42 359v-42h-42v42zM42 660v-42h-42v42zM42 709v-42h-42v42zM42 757v-39h-42v39zM42 804v-37h-42v37zM130 359v-42h-44v42z">
                <text:p/>
              </draw:path>
              <draw:path draw:style-name="gr4" draw:text-style-name="P4" draw:layer="layout" svg:width="0.356cm" svg:height="1.104cm" draw:transform="skewX (0.000872664625997166) rotate (-1.5690509975429) translate (46.9429389451595cm 15.073948918542cm)" svg:viewBox="0 0 357 1105" svg:d="M42 1105v-39l-42-1v40zM190 1105v-62l-49-1v63zM246 1105v-62h-47v62zM301 1105v-62h-46v62zM357 1105v-62h-47v62zM357 1031v-39h-47v39zM357 983v-40h-47v40zM357 596v-40h-46v40zM357 545v-40h-46v40zM357 496v-39h-46v39zM357 447v-64h-46v64zM357 359v-41h-46v41zM357 311v-40h-46v40zM357 262v-39h-46v39zM357 37v-37h-97v37zM248 37v-37h-106v37zM130 37v-37h-44v37zM130 93v-42h-44v42zM130 146v-42h-44v42zM130 197v-42h-44v42zM130 262v-40h-44v40zM190 262v-39l-48-1v40zM302 311v-40h-47v40zM297 496v-113l-42-1v114zM241 447v-65h-99v65zM190 359v-41l-48-1v42zM190 311v-40h-48v39zM130 310v-39h-44v39zM130 447v-65h-44v65zM17 58v-30h-7v30zM17 106v-30h-7v30zM42 262v-40h-42v40zM42 310v-39h-42v39zM42 359v-42h-42v42zM42 660v-42h-42v42zM42 709v-42h-42v42zM42 757v-39h-42v39zM42 804v-37h-42v37zM130 359v-42h-44v42z">
                <text:p/>
              </draw:path>
            </draw:g>
            <draw:g>
              <draw:path draw:style-name="gr3" draw:text-style-name="P3" draw:layer="layout" svg:width="0.557cm" svg:height="1.306cm" draw:transform="rotate (-1.5707963267949) translate (47.039744716986cm 14.4549453692475cm)" svg:viewBox="0 0 558 1307" svg:d="M185 920v-533c-16 5-32 14-48 23-42 26-79 58-100 102-25 44-37 93-37 144 0 46 12 95 37 139 21 44 58 76 100 102 16 9 32 18 48 23zM185 250v804c0 12-2 23-2 37 0 44 14 93 42 134 21 31 44 58 76 79v3l72-1v-1306h-72c-33 21-56 49-77 79-27 42-41 90-41 134 0 14 2 26 2 37zM373 920c16-5 32-14 49-24 41-25 78-57 102-101 23-45 34-93 34-139 0-51-11-100-35-144-23-44-60-77-101-102-17-9-33-19-49-23z">
                <text:p/>
              </draw:path>
              <draw:path draw:style-name="gr4" draw:text-style-name="P4" draw:layer="layout" svg:width="0.557cm" svg:height="1.306cm" draw:transform="rotate (-1.5707963267949) translate (47.039744716986cm 14.4549453692475cm)" svg:viewBox="0 0 558 1307" svg:d="M185 920v-533c-16 5-32 14-48 23-42 26-79 58-100 102-25 44-37 93-37 144 0 46 12 95 37 139 21 44 58 76 100 102 16 9 32 18 48 23zM185 250v804c0 12-2 23-2 37 0 44 14 93 42 134 21 31 44 58 76 79v3l72-1v-1306h-72c-33 21-56 49-77 79-27 42-41 90-41 134 0 14 2 26 2 37zM232 401h71M232 512h71M232 623h71M232 737h71M232 850h72M232 964h72M232 341h71M232 456h71M232 568h71M232 681h71M232 795h72M232 906h72M262 1077h32M262 1022h32M262 283h32M262 227h32M306 58v1188M373 920c16-5 32-14 49-24 41-25 78-57 102-101 23-45 34-93 34-139 0-51-11-100-35-144-23-44-60-77-101-102-17-9-33-19-49-23z">
                <text:p/>
              </draw:path>
            </draw:g>
            <draw:g>
              <draw:path draw:style-name="gr3" draw:text-style-name="P3" draw:layer="layout" svg:width="0.905cm" svg:height="2.255cm" draw:transform="rotate (-1.5702727280193) translate (47.546366371044cm 13.9344224652548cm)" svg:viewBox="0 0 906 2256" svg:d="M67 2212h700v-2166h-699zM767 2256h-767v-2256h767v46h-699l-1 2166h700zM834 2256v-2256h-67v2256zM834 1221v-185h72v185z">
                <text:p/>
              </draw:path>
              <draw:path draw:style-name="gr4" draw:text-style-name="P4" draw:layer="layout" svg:width="0.905cm" svg:height="2.255cm" draw:transform="rotate (-1.5702727280193) translate (47.546366371044cm 13.9344224652548cm)" svg:viewBox="0 0 906 2256" svg:d="M67 2212h700v-2166h-699zM767 2256h-767v-2256h767v46h-699l-1 2166h700zM834 2256v-2256h-67v2256zM834 1221v-185h72v185z">
                <text:p/>
              </draw:path>
            </draw:g>
            <draw:g>
              <draw:polygon draw:style-name="gr3" draw:text-style-name="P3" draw:layer="layout" svg:width="0.141cm" svg:height="2.619cm" draw:transform="skewX (-0.00349065850398866) rotate (-1.57411245237369) translate (47.7968130433429cm 13.7957654461466cm)" svg:viewBox="0 0 142 2620" draw:points="142,2620 141,0 0,1 0,2620">
                <text:p/>
              </draw:polygon>
              <draw:polygon draw:style-name="gr4" draw:text-style-name="P4" draw:layer="layout" svg:width="0.141cm" svg:height="2.619cm" draw:transform="skewX (-0.00349065850398866) rotate (-1.57411245237369) translate (47.7968130433429cm 13.7957654461466cm)" svg:viewBox="0 0 142 2620" draw:points="142,2620 141,0 0,1 0,2620">
                <text:p/>
              </draw:polygon>
            </draw:g>
            <draw:g>
              <draw:polygon draw:style-name="gr3" draw:text-style-name="P3" draw:layer="layout" svg:width="2.018cm" svg:height="0.129cm" draw:transform="skewX (-0.0120427718387609) rotate (-1.5702727280193) translate (45.1778591058368cm 13.93405807843cm)" svg:viewBox="0 0 2019 130" draw:points="0,130 2018,130 2019,0 2,0">
                <text:p/>
              </draw:polygon>
              <draw:polygon draw:style-name="gr4" draw:text-style-name="P4" draw:layer="layout" svg:width="2.018cm" svg:height="0.129cm" draw:transform="skewX (-0.0120427718387609) rotate (-1.5702727280193) translate (45.1778591058368cm 13.93405807843cm)" svg:viewBox="0 0 2019 130" draw:points="0,130 2018,130 2019,0 2,0">
                <text:p/>
              </draw:polygon>
            </draw:g>
            <draw:g>
              <draw:polygon draw:style-name="gr3" draw:text-style-name="P3" draw:layer="layout" svg:width="2.018cm" svg:height="0.13cm" draw:transform="skewX (-0.00610865238198015) rotate (-1.5697491292437) translate (47.9109610819983cm 13.9338059817159cm)" svg:viewBox="0 0 2019 131" draw:points="0,130 2018,131 2019,1 1,0">
                <text:p/>
              </draw:polygon>
              <draw:polygon draw:style-name="gr4" draw:text-style-name="P4" draw:layer="layout" svg:width="2.018cm" svg:height="0.13cm" draw:transform="skewX (-0.00610865238198015) rotate (-1.5697491292437) translate (47.9109610819983cm 13.9338059817159cm)" svg:viewBox="0 0 2019 131" draw:points="0,130 2018,131 2019,1 1,0">
                <text:p/>
              </draw:polygon>
            </draw:g>
          </draw:g>
        </draw:g>
        <draw:g>
          <draw:g>
            <draw:g>
              <draw:path draw:style-name="gr3" draw:text-style-name="P3" draw:layer="layout" svg:width="1.672cm" svg:height="1.528cm" draw:transform="skewX (0.00122173047639603) rotate (1.5707963267949) translate (45.9328319776665cm 13.1500417309413cm)" svg:viewBox="0 0 1673 1529" svg:d="M1391 1028c4-88 6-176 6-264s-2-173-7-261c-9-17-16-33-28-47-65-99-155-183-267-243-16-9-35-16-51-25h-451-5c-16 0-35-5-49-12-16-7-30-21-39-32-3-7-5-12-5-16h-81c-72 0-146 18-206 51-65 32-116 81-153 139s-55 123-55 190c0 2 0 2 0 2l1 512v2c0 67 19 132 56 188 37 60 88 106 153 141 60 33 134 51 206 51h81c0-9 5-14 7-21 9-14 23-25 37-32 16-10 32-14 53-14h454c19-7 35-14 51-26 111-58 202-141 266-241 10-16 16-28 26-42zM1393 762c2 42 4 83 4 125 1 109-13 216-41 322-2 2-4 5-7 7-7 14-11 23-11 37 0 12 4 23 11 33 5 14 17 20 28 25 12 7 26 12 40 12 9 0 23-5 34-12 3 0 10-2 12-5 39-41 74-83 102-129 69-112 108-237 108-366 0-17-2-33-2-49 2-16 2-35 2-51 0-125-35-250-105-357-32-48-67-92-107-132-11-7-25-9-37-9-14 0-28 2-37 12-11 4-23 14-28 25-9 9-11 23-11 35 0 11 2 21 7 30 28 104 42 213 42 322 0 39-2 83-4 125zM486 95v3c0 16 2 32 14 48 9 12 18 26 37 33 16 7 32 11 51 11h5 625c19 0 35-5 51-12s28-21 39-32c9-16 14-33 14-49v-2c0-16-5-35-14-46-12-17-23-28-39-37-17-7-33-12-51-12h-626c-4 0-4 0-4 0-19 0-35 5-51 12-19 9-28 21-37 37-12 11-14 30-14 46zM490 1434c0 16 3 33 14 46 9 14 23 28 37 35 17 7 33 14 54 14h625c2 0 2 0 2 0 19 0 35-7 51-14 19-7 28-21 40-35 9-14 14-30 13-46v-2c0-19-4-33-13-49-12-14-21-26-40-33-16-9-32-13-51-13h-2-626c-21 0-37 4-53 14-16 7-28 18-37 32-12 16-14 30-14 49z">
                <text:p/>
              </draw:path>
              <draw:path draw:style-name="gr4" draw:text-style-name="P4" draw:layer="layout" svg:width="1.672cm" svg:height="1.528cm" draw:transform="skewX (0.00122173047639603) rotate (1.5707963267949) translate (45.9328319776665cm 13.1500417309413cm)" svg:viewBox="0 0 1673 1529" svg:d="M1391 1028c4-88 6-176 6-264s-2-173-7-261c-9-17-16-33-28-47-65-99-155-183-267-243-16-9-35-16-51-25h-451-5c-16 0-35-5-49-12-16-7-30-21-39-32-3-7-5-12-5-16h-81c-72 0-146 18-206 51-65 32-116 81-153 139s-55 123-55 190c0 2 0 2 0 2l1 512v2c0 67 19 132 56 188 37 60 88 106 153 141 60 33 134 51 206 51h81c0-9 5-14 7-21 9-14 23-25 37-32 16-10 32-14 53-14h454c19-7 35-14 51-26 111-58 202-141 266-241 10-16 16-28 26-42zM1393 762c2 42 4 83 4 125 1 109-13 216-41 322-2 2-4 5-7 7-7 14-11 23-11 37 0 12 4 23 11 33 5 14 17 20 28 25 12 7 26 12 40 12 9 0 23-5 34-12 3 0 10-2 12-5 39-41 74-83 102-129 69-112 108-237 108-366 0-17-2-33-2-49 2-16 2-35 2-51 0-125-35-250-105-357-32-48-67-92-107-132-11-7-25-9-37-9-14 0-28 2-37 12-11 4-23 14-28 25-9 9-11 23-11 35 0 11 2 21 7 30 28 104 42 213 42 322 0 39-2 83-4 125zM486 95v3c0 16 2 32 14 48 9 12 18 26 37 33 16 7 32 11 51 11h5 625c19 0 35-5 51-12s28-21 39-32c9-16 14-33 14-49v-2c0-16-5-35-14-46-12-17-23-28-39-37-17-7-33-12-51-12h-626c-4 0-4 0-4 0-19 0-35 5-51 12-19 9-28 21-37 37-12 11-14 30-14 46zM490 1434c0 16 3 33 14 46 9 14 23 28 37 35 17 7 33 14 54 14h625c2 0 2 0 2 0 19 0 35-7 51-14 19-7 28-21 40-35 9-14 14-30 13-46v-2c0-19-4-33-13-49-12-14-21-26-40-33-16-9-32-13-51-13h-2-626c-21 0-37 4-53 14-16 7-28 18-37 32-12 16-14 30-14 49z">
                <text:p/>
              </draw:path>
            </draw:g>
            <draw:g>
              <draw:polygon draw:style-name="gr3" draw:text-style-name="P3" draw:layer="layout" svg:width="1.669cm" svg:height="2.598cm" draw:transform="rotate (1.5711453926453) translate (45.2795168999729cm 13.5211991902725cm)" svg:viewBox="0 0 1670 2599" draw:points="0,2599 1670,2599 1670,0 0,0">
                <text:p/>
              </draw:polygon>
              <draw:polygon draw:style-name="gr4" draw:text-style-name="P4" draw:layer="layout" svg:width="1.669cm" svg:height="2.598cm" draw:transform="rotate (1.5711453926453) translate (45.2795168999729cm 13.5211991902725cm)" svg:viewBox="0 0 1670 2599" draw:points="0,2599 1670,2599 1670,0 0,0">
                <text:p/>
              </draw:polygon>
            </draw:g>
            <draw:g>
              <draw:polygon draw:style-name="gr3" draw:text-style-name="P3" draw:layer="layout" svg:width="0.46cm" svg:height="1.166cm" draw:transform="skewX (-0.00349065850398866) rotate (1.56782926706651) translate (46.08054681702cm 12.4177531928991cm)" svg:viewBox="0 0 461 1167" draw:points="461,0 0,2 0,1167 461,1165">
                <text:p/>
              </draw:polygon>
              <draw:polygon draw:style-name="gr4" draw:text-style-name="P4" draw:layer="layout" svg:width="0.46cm" svg:height="1.166cm" draw:transform="skewX (-0.00349065850398866) rotate (1.56782926706651) translate (46.08054681702cm 12.4177531928991cm)" svg:viewBox="0 0 461 1167" draw:points="461,0 0,2 0,1167 461,1165">
                <text:p/>
              </draw:polygon>
            </draw:g>
            <draw:g>
              <draw:polygon draw:style-name="gr5" draw:text-style-name="P5" draw:layer="layout" svg:width="0.011cm" svg:height="0.034cm" draw:transform="rotate (1.58859868516524) translate (46.2374146845783cm 12.3736328226027cm)" svg:viewBox="0 0 12 35" draw:points="12,35 12,0 1,0 0,35">
                <text:p/>
              </draw:polygon>
              <draw:polygon draw:style-name="gr4" draw:text-style-name="P4" draw:layer="layout" svg:width="0.011cm" svg:height="0.034cm" draw:transform="rotate (1.58859868516524) translate (46.2374146845783cm 12.3736328226027cm)" svg:viewBox="0 0 12 35" draw:points="12,35 12,0 1,0 0,35">
                <text:p/>
              </draw:polygon>
            </draw:g>
            <draw:g>
              <draw:path draw:style-name="gr5" draw:text-style-name="P5" draw:layer="layout" svg:width="0.357cm" svg:height="1.054cm" draw:transform="skewX (-0.00575958653158129) rotate (1.56713113536571) translate (46.1621167188089cm 12.3831073415333cm)" svg:viewBox="0 0 358 1055" svg:d="M42 983v-39h-42v40zM42 935v-40l-42 1v39zM42 888v-41h-42v42zM42 840v-42h-42v42zM43 522v-39h-42v40zM43 474v-40l-42 1v39zM43 427v-41h-42v42zM43 379v-42h-42v42zM130 1055v-63l-44 1v62zM130 983v-39h-44v39zM130 934v-39h-44v40zM130 888v-42l-44 1v41zM130 839v-41h-44v42zM130 789v-42h-44v42zM130 738v-40h-44v40zM130 689v-39h-44v39zM130 640v-41h-44v41zM130 592v-42h-44v42zM130 543l1-39h-44l-1 39zM131 494v-39h-44v39zM131 446v-40h-44v40zM190 983v-40l-49 1v39zM190 934v-39h-49v39zM190 888v-42h-48l-1 42zM190 839v-41h-48v41zM190 788v-41h-48v41zM190 737v-39h-48v40zM190 689l1-40h-49v40zM191 640v-42l-49 1v41zM191 591v-41h-49v42zM191 543v-40l-49 1v39zM191 494v-39h-49v39zM191 445v-39h-49v40zM246 983v-40h-47v40zM246 934v-39h-47v39zM246 888v-42h-47v42zM246 839v-42h-46l-1 42zM246 788v-42l-46 1v41zM246 737v-39h-46v39zM246 688v-39h-46v40zM246 640v-42h-46v42zM246 591v-42l-46 1v41zM246 542v-39h-46v40zM246 494v-40l-46 1v39zM246 445l1-39h-47v39zM301 982v-39h-46v40zM301 934v-40l-46 1v39zM301 887v-41h-46v42zM301 839v-42h-46v42zM301 788l1-42h-47v42zM302 737v-40l-47 1v39zM302 688v-39h-47v39zM302 640v-42h-47v42zM302 591v-42h-46v42zM302 542v-39h-46v39zM302 494v-40h-46v40zM357 887l1-338h-47v338zM358 146v-97h-46v97zM358 37v-37h-46v37zM303 37v-37h-46l-1 37zM303 93v-42h-47v42zM303 146v-42l-47 1v41zM247 146v-41h-46v42zM191 147v-42h-48v42zM192 93v-41h-49v42zM192 38v-37h-49v37zM247 38v-38l-46 1v37zM247 93v-42l-46 1v41z">
                <text:p/>
              </draw:path>
              <draw:path draw:style-name="gr4" draw:text-style-name="P4" draw:layer="layout" svg:width="0.357cm" svg:height="1.054cm" draw:transform="skewX (-0.00575958653158129) rotate (1.56713113536571) translate (46.1621167188089cm 12.3831073415333cm)" svg:viewBox="0 0 358 1055" svg:d="M42 983v-39h-42v40zM42 935v-40l-42 1v39zM42 888v-41h-42v42zM42 840v-42h-42v42zM43 522v-39h-42v40zM43 474v-40l-42 1v39zM43 427v-41h-42v42zM43 379v-42h-42v42zM130 1055v-63l-44 1v62zM130 983v-39h-44v39zM130 934v-39h-44v40zM130 888v-42l-44 1v41zM130 839v-41h-44v42zM130 789v-42h-44v42zM130 738v-40h-44v40zM130 689v-39h-44v39zM130 640v-41h-44v41zM130 592v-42h-44v42zM130 543l1-39h-44l-1 39zM131 494v-39h-44v39zM131 446v-40h-44v40zM190 983v-40l-49 1v39zM190 934v-39h-49v39zM190 888v-42h-48l-1 42zM190 839v-41h-48v41zM190 788v-41h-48v41zM190 737v-39h-48v40zM190 689l1-40h-49v40zM191 640v-42l-49 1v41zM191 591v-41h-49v42zM191 543v-40l-49 1v39zM191 494v-39h-49v39zM191 445v-39h-49v40zM246 983v-40h-47v40zM246 934v-39h-47v39zM246 888v-42h-47v42zM246 839v-42h-46l-1 42zM246 788v-42l-46 1v41zM246 737v-39h-46v39zM246 688v-39h-46v40zM246 640v-42h-46v42zM246 591v-42l-46 1v41zM246 542v-39h-46v40zM246 494v-40l-46 1v39zM246 445l1-39h-47v39zM301 982v-39h-46v40zM301 934v-40l-46 1v39zM301 887v-41h-46v42zM301 839v-42h-46v42zM301 788l1-42h-47v42zM302 737v-40l-47 1v39zM302 688v-39h-47v39zM302 640v-42h-47v42zM302 591v-42h-46v42zM302 542v-39h-46v39zM302 494v-40h-46v40zM357 887l1-338h-47v338zM358 146v-97h-46v97zM358 37v-37h-46v37zM303 37v-37h-46l-1 37zM303 93v-42h-47v42zM303 146v-42l-47 1v41zM247 146v-41h-46v42zM191 147v-42h-48v42zM192 93v-41h-49v42zM192 38v-37h-49v37zM247 38v-38l-46 1v37zM247 93v-42l-46 1v41z">
                <text:p/>
              </draw:path>
            </draw:g>
            <draw:g>
              <draw:path draw:style-name="gr5" draw:text-style-name="P5" draw:layer="layout" svg:width="0.356cm" svg:height="1.104cm" draw:transform="skewX (0.00174532925199433) rotate (1.57254165604689) translate (46.1101957514022cm 12.381331123437cm)" svg:viewBox="0 0 357 1105" svg:d="M42 1105v-39l-42-1v40zM190 1105v-62l-48-1v63zM246 1105v-62h-46v62zM301 1105v-62h-46v62zM357 1105v-62h-46v62zM357 1031v-39h-46v39zM357 983v-40h-46v40zM357 596v-40h-46v40zM357 545v-40h-46v40zM357 496v-39h-47l1 39zM357 447v-64h-47v64zM357 359v-41h-47v41zM357 311v-40h-47v40zM357 262v-39h-47v39zM357 37v-37h-98v37zM248 37v-37h-107v37zM130 37v-37h-44v37zM130 93v-42h-44v42zM130 146v-42h-44v42zM130 197v-42h-44v42zM130 262v-40h-44v40zM190 262v-39l-49-1v40zM301 311v-40h-46v40zM297 496v-113l-42-1v114zM241 447v-65h-100v65zM190 359v-41l-49-1v42zM190 311v-40h-49v39zM130 310v-39h-44v39zM130 447v-65h-44v65zM16 58v-30h-7v30zM16 106v-30h-7v30zM42 262v-40h-42v40zM42 310v-39h-42v39zM42 359v-42h-42v42zM42 660v-42h-42v42zM42 709v-42h-42v42zM42 757v-39h-42v39zM42 804v-37h-42v37zM130 359v-42h-44v42z">
                <text:p/>
              </draw:path>
              <draw:path draw:style-name="gr4" draw:text-style-name="P4" draw:layer="layout" svg:width="0.356cm" svg:height="1.104cm" draw:transform="skewX (0.00174532925199433) rotate (1.57254165604689) translate (46.1101957514022cm 12.381331123437cm)" svg:viewBox="0 0 357 1105" svg:d="M42 1105v-39l-42-1v40zM190 1105v-62l-48-1v63zM246 1105v-62h-46v62zM301 1105v-62h-46v62zM357 1105v-62h-46v62zM357 1031v-39h-46v39zM357 983v-40h-46v40zM357 596v-40h-46v40zM357 545v-40h-46v40zM357 496v-39h-47l1 39zM357 447v-64h-47v64zM357 359v-41h-47v41zM357 311v-40h-47v40zM357 262v-39h-47v39zM357 37v-37h-98v37zM248 37v-37h-107v37zM130 37v-37h-44v37zM130 93v-42h-44v42zM130 146v-42h-44v42zM130 197v-42h-44v42zM130 262v-40h-44v40zM190 262v-39l-49-1v40zM301 311v-40h-46v40zM297 496v-113l-42-1v114zM241 447v-65h-100v65zM190 359v-41l-49-1v42zM190 311v-40h-49v39zM130 310v-39h-44v39zM130 447v-65h-44v65zM16 58v-30h-7v30zM16 106v-30h-7v30zM42 262v-40h-42v40zM42 310v-39h-42v39zM42 359v-42h-42v42zM42 660v-42h-42v42zM42 709v-42h-42v42zM42 757v-39h-42v39zM42 804v-37h-42v37zM130 359v-42h-44v42z">
                <text:p/>
              </draw:path>
            </draw:g>
            <draw:g>
              <draw:path draw:style-name="gr3" draw:text-style-name="P3" draw:layer="layout" svg:width="0.557cm" svg:height="1.306cm" draw:transform="skewX (-0.000698131700797732) rotate (1.5707963267949) translate (46.0133911246498cm 13.0014485094379cm)" svg:viewBox="0 0 558 1307" svg:d="M185 920v-533c-16 5-32 14-48 23-42 26-79 58-100 102-25 44-37 93-37 144 0 46 12 95 37 139 21 44 58 76 100 102 16 9 32 18 48 23zM185 250v804c0 12-2 23-2 37 0 44 14 93 42 134 20 31 43 58 76 79v3l72-1v-1306h-72c-32 21-55 49-76 79-28 42-42 90-42 134 0 14 2 26 2 37zM373 920c16-5 32-14 49-24 41-25 78-57 101-101 24-45 35-93 35-139 0-51-11-100-34-144-24-44-61-77-102-102-17-9-33-19-49-23z">
                <text:p/>
              </draw:path>
              <draw:path draw:style-name="gr4" draw:text-style-name="P4" draw:layer="layout" svg:width="0.557cm" svg:height="1.306cm" draw:transform="skewX (-0.000698131700797732) rotate (1.5707963267949) translate (46.0133911246498cm 13.0014485094379cm)" svg:viewBox="0 0 558 1307" svg:d="M185 920v-533c-16 5-32 14-48 23-42 26-79 58-100 102-25 44-37 93-37 144 0 46 12 95 37 139 21 44 58 76 100 102 16 9 32 18 48 23zM185 250v804c0 12-2 23-2 37 0 44 14 93 42 134 20 31 43 58 76 79v3l72-1v-1306h-72c-32 21-55 49-76 79-28 42-42 90-42 134 0 14 2 26 2 37zM232 401h72M232 512h72M232 623h71M232 737h71M232 850h71M232 964h71M232 341h72M232 456h72M232 568h71M232 681h71M232 795h71M232 906h71M262 1077h32M262 1022h32M262 283h32M262 227h32M306 58v1188M373 920c16-5 32-14 49-24 41-25 78-57 101-101 24-45 35-93 35-139 0-51-11-100-34-144-24-44-61-77-102-102-17-9-33-19-49-23z">
                <text:p/>
              </draw:path>
            </draw:g>
            <draw:g>
              <draw:path draw:style-name="gr3" draw:text-style-name="P3" draw:layer="layout" svg:width="0.906cm" svg:height="2.255cm" draw:transform="skewX (-0.000872664625997165) rotate (1.57131992557049) translate (45.5067705015344cm 13.5234826104383cm)" svg:viewBox="0 0 907 2256" svg:d="M67 2212h700l2-2166h-700zM767 2256h-767l2-2256h767v46h-700l-2 2166h700zM834 2256l2-2256h-67l-2 2256zM835 1221v-185h72v185z">
                <text:p/>
              </draw:path>
              <draw:path draw:style-name="gr4" draw:text-style-name="P4" draw:layer="layout" svg:width="0.906cm" svg:height="2.255cm" draw:transform="skewX (-0.000872664625997165) rotate (1.57131992557049) translate (45.5067705015344cm 13.5234826104383cm)" svg:viewBox="0 0 907 2256" svg:d="M67 2212h700l2-2166h-700zM767 2256h-767l2-2256h767v46h-700l-2 2166h700zM834 2256l2-2256h-67l-2 2256zM835 1221v-185h72v185z">
                <text:p/>
              </draw:path>
            </draw:g>
            <draw:g>
              <draw:polygon draw:style-name="gr3" draw:text-style-name="P3" draw:layer="layout" svg:width="0.141cm" svg:height="2.62cm" draw:transform="skewX (0.0125663706143592) rotate (1.58336269740926) translate (45.2568407122775cm 13.6601705838993cm)" svg:viewBox="0 0 142 2621" draw:points="142,2621 141,2 0,0 1,2620">
                <text:p/>
              </draw:polygon>
              <draw:polygon draw:style-name="gr4" draw:text-style-name="P4" draw:layer="layout" svg:width="0.141cm" svg:height="2.62cm" draw:transform="skewX (0.0125663706143592) rotate (1.58336269740926) translate (45.2568407122775cm 13.6601705838993cm)" svg:viewBox="0 0 142 2621" draw:points="142,2621 141,2 0,0 1,2620">
                <text:p/>
              </draw:polygon>
            </draw:g>
            <draw:g>
              <draw:polygon draw:style-name="gr3" draw:text-style-name="P3" draw:layer="layout" svg:width="2.017cm" svg:height="0.131cm" draw:transform="skewX (0.00610865238198015) rotate (1.57219259019649) translate (47.8752759059249cm 13.5202930994108cm)" svg:viewBox="0 0 2018 132" draw:points="1,130 2018,132 2018,2 0,0">
                <text:p/>
              </draw:polygon>
              <draw:polygon draw:style-name="gr4" draw:text-style-name="P4" draw:layer="layout" svg:width="2.017cm" svg:height="0.131cm" draw:transform="skewX (0.00610865238198015) rotate (1.57219259019649) translate (47.8752759059249cm 13.5202930994108cm)" svg:viewBox="0 0 2018 132" draw:points="1,130 2018,132 2018,2 0,0">
                <text:p/>
              </draw:polygon>
            </draw:g>
            <draw:g>
              <draw:polygon draw:style-name="gr3" draw:text-style-name="P3" draw:layer="layout" svg:width="2.018cm" svg:height="0.129cm" draw:transform="skewX (-0.0120427718387609) rotate (1.57131992557049) translate (45.1421746648288cm 13.5228320746463cm)" svg:viewBox="0 0 2019 130" draw:points="0,130 2018,130 2019,0 2,0">
                <text:p/>
              </draw:polygon>
              <draw:polygon draw:style-name="gr4" draw:text-style-name="P4" draw:layer="layout" svg:width="2.018cm" svg:height="0.129cm" draw:transform="skewX (-0.0120427718387609) rotate (1.57131992557049) translate (45.1421746648288cm 13.5228320746463cm)" svg:viewBox="0 0 2019 130" draw:points="0,130 2018,130 2019,0 2,0">
                <text:p/>
              </draw:polygon>
            </draw:g>
          </draw:g>
          <draw:g>
            <draw:g>
              <draw:path draw:style-name="gr3" draw:text-style-name="P3" draw:layer="layout" svg:width="1.672cm" svg:height="1.528cm" draw:transform="skewX (0.00122173047639603) rotate (1.5707963267949) translate (45.9328319776665cm 13.1500417309413cm)" svg:viewBox="0 0 1673 1529" svg:d="M1391 1028c4-88 6-176 6-264s-2-173-7-261c-9-17-16-33-28-47-65-99-155-183-267-243-16-9-35-16-51-25h-451-5c-16 0-35-5-49-12-16-7-30-21-39-32-3-7-5-12-5-16h-81c-72 0-146 18-206 51-65 32-116 81-153 139s-55 123-55 190c0 2 0 2 0 2l1 512v2c0 67 19 132 56 188 37 60 88 106 153 141 60 33 134 51 206 51h81c0-9 5-14 7-21 9-14 23-25 37-32 16-10 32-14 53-14h454c19-7 35-14 51-26 111-58 202-141 266-241 10-16 16-28 26-42zM1393 762c2 42 4 83 4 125 1 109-13 216-41 322-2 2-4 5-7 7-7 14-11 23-11 37 0 12 4 23 11 33 5 14 17 20 28 25 12 7 26 12 40 12 9 0 23-5 34-12 3 0 10-2 12-5 39-41 74-83 102-129 69-112 108-237 108-366 0-17-2-33-2-49 2-16 2-35 2-51 0-125-35-250-105-357-32-48-67-92-107-132-11-7-25-9-37-9-14 0-28 2-37 12-11 4-23 14-28 25-9 9-11 23-11 35 0 11 2 21 7 30 28 104 42 213 42 322 0 39-2 83-4 125zM486 95v3c0 16 2 32 14 48 9 12 18 26 37 33 16 7 32 11 51 11h5 625c19 0 35-5 51-12s28-21 39-32c9-16 14-33 14-49v-2c0-16-5-35-14-46-12-17-23-28-39-37-17-7-33-12-51-12h-626c-4 0-4 0-4 0-19 0-35 5-51 12-19 9-28 21-37 37-12 11-14 30-14 46zM490 1434c0 16 3 33 14 46 9 14 23 28 37 35 17 7 33 14 54 14h625c2 0 2 0 2 0 19 0 35-7 51-14 19-7 28-21 40-35 9-14 14-30 13-46v-2c0-19-4-33-13-49-12-14-21-26-40-33-16-9-32-13-51-13h-2-626c-21 0-37 4-53 14-16 7-28 18-37 32-12 16-14 30-14 49z">
                <text:p/>
              </draw:path>
              <draw:path draw:style-name="gr4" draw:text-style-name="P4" draw:layer="layout" svg:width="1.672cm" svg:height="1.528cm" draw:transform="skewX (0.00122173047639603) rotate (1.5707963267949) translate (45.9328319776665cm 13.1500417309413cm)" svg:viewBox="0 0 1673 1529" svg:d="M1391 1028c4-88 6-176 6-264s-2-173-7-261c-9-17-16-33-28-47-65-99-155-183-267-243-16-9-35-16-51-25h-451-5c-16 0-35-5-49-12-16-7-30-21-39-32-3-7-5-12-5-16h-81c-72 0-146 18-206 51-65 32-116 81-153 139s-55 123-55 190c0 2 0 2 0 2l1 512v2c0 67 19 132 56 188 37 60 88 106 153 141 60 33 134 51 206 51h81c0-9 5-14 7-21 9-14 23-25 37-32 16-10 32-14 53-14h454c19-7 35-14 51-26 111-58 202-141 266-241 10-16 16-28 26-42zM1393 762c2 42 4 83 4 125 1 109-13 216-41 322-2 2-4 5-7 7-7 14-11 23-11 37 0 12 4 23 11 33 5 14 17 20 28 25 12 7 26 12 40 12 9 0 23-5 34-12 3 0 10-2 12-5 39-41 74-83 102-129 69-112 108-237 108-366 0-17-2-33-2-49 2-16 2-35 2-51 0-125-35-250-105-357-32-48-67-92-107-132-11-7-25-9-37-9-14 0-28 2-37 12-11 4-23 14-28 25-9 9-11 23-11 35 0 11 2 21 7 30 28 104 42 213 42 322 0 39-2 83-4 125zM486 95v3c0 16 2 32 14 48 9 12 18 26 37 33 16 7 32 11 51 11h5 625c19 0 35-5 51-12s28-21 39-32c9-16 14-33 14-49v-2c0-16-5-35-14-46-12-17-23-28-39-37-17-7-33-12-51-12h-626c-4 0-4 0-4 0-19 0-35 5-51 12-19 9-28 21-37 37-12 11-14 30-14 46zM490 1434c0 16 3 33 14 46 9 14 23 28 37 35 17 7 33 14 54 14h625c2 0 2 0 2 0 19 0 35-7 51-14 19-7 28-21 40-35 9-14 14-30 13-46v-2c0-19-4-33-13-49-12-14-21-26-40-33-16-9-32-13-51-13h-2-626c-21 0-37 4-53 14-16 7-28 18-37 32-12 16-14 30-14 49z">
                <text:p/>
              </draw:path>
            </draw:g>
            <draw:g>
              <draw:polygon draw:style-name="gr3" draw:text-style-name="P3" draw:layer="layout" svg:width="1.669cm" svg:height="2.598cm" draw:transform="rotate (1.5711453926453) translate (45.2795168999729cm 13.5211991902725cm)" svg:viewBox="0 0 1670 2599" draw:points="0,2599 1670,2599 1670,0 0,0">
                <text:p/>
              </draw:polygon>
              <draw:polygon draw:style-name="gr4" draw:text-style-name="P4" draw:layer="layout" svg:width="1.669cm" svg:height="2.598cm" draw:transform="rotate (1.5711453926453) translate (45.2795168999729cm 13.5211991902725cm)" svg:viewBox="0 0 1670 2599" draw:points="0,2599 1670,2599 1670,0 0,0">
                <text:p/>
              </draw:polygon>
            </draw:g>
            <draw:g>
              <draw:polygon draw:style-name="gr3" draw:text-style-name="P3" draw:layer="layout" svg:width="0.46cm" svg:height="1.166cm" draw:transform="skewX (-0.00349065850398866) rotate (1.56782926706651) translate (46.08054681702cm 12.4177531928991cm)" svg:viewBox="0 0 461 1167" draw:points="461,0 0,2 0,1167 461,1165">
                <text:p/>
              </draw:polygon>
              <draw:polygon draw:style-name="gr4" draw:text-style-name="P4" draw:layer="layout" svg:width="0.46cm" svg:height="1.166cm" draw:transform="skewX (-0.00349065850398866) rotate (1.56782926706651) translate (46.08054681702cm 12.4177531928991cm)" svg:viewBox="0 0 461 1167" draw:points="461,0 0,2 0,1167 461,1165">
                <text:p/>
              </draw:polygon>
            </draw:g>
            <draw:g>
              <draw:polygon draw:style-name="gr5" draw:text-style-name="P5" draw:layer="layout" svg:width="0.011cm" svg:height="0.034cm" draw:transform="rotate (1.58859868516524) translate (46.2374146845783cm 12.3736328226027cm)" svg:viewBox="0 0 12 35" draw:points="12,35 12,0 1,0 0,35">
                <text:p/>
              </draw:polygon>
              <draw:polygon draw:style-name="gr4" draw:text-style-name="P4" draw:layer="layout" svg:width="0.011cm" svg:height="0.034cm" draw:transform="rotate (1.58859868516524) translate (46.2374146845783cm 12.3736328226027cm)" svg:viewBox="0 0 12 35" draw:points="12,35 12,0 1,0 0,35">
                <text:p/>
              </draw:polygon>
            </draw:g>
            <draw:g>
              <draw:path draw:style-name="gr5" draw:text-style-name="P5" draw:layer="layout" svg:width="0.357cm" svg:height="1.054cm" draw:transform="skewX (-0.00575958653158129) rotate (1.56713113536571) translate (46.1621167188089cm 12.3831073415333cm)" svg:viewBox="0 0 358 1055" svg:d="M42 983v-39h-42v40zM42 935v-40l-42 1v39zM42 888v-41h-42v42zM42 840v-42h-42v42zM43 522v-39h-42v40zM43 474v-40l-42 1v39zM43 427v-41h-42v42zM43 379v-42h-42v42zM130 1055v-63l-44 1v62zM130 983v-39h-44v39zM130 934v-39h-44v40zM130 888v-42l-44 1v41zM130 839v-41h-44v42zM130 789v-42h-44v42zM130 738v-40h-44v40zM130 689v-39h-44v39zM130 640v-41h-44v41zM130 592v-42h-44v42zM130 543l1-39h-44l-1 39zM131 494v-39h-44v39zM131 446v-40h-44v40zM190 983v-40l-49 1v39zM190 934v-39h-49v39zM190 888v-42h-48l-1 42zM190 839v-41h-48v41zM190 788v-41h-48v41zM190 737v-39h-48v40zM190 689l1-40h-49v40zM191 640v-42l-49 1v41zM191 591v-41h-49v42zM191 543v-40l-49 1v39zM191 494v-39h-49v39zM191 445v-39h-49v40zM246 983v-40h-47v40zM246 934v-39h-47v39zM246 888v-42h-47v42zM246 839v-42h-46l-1 42zM246 788v-42l-46 1v41zM246 737v-39h-46v39zM246 688v-39h-46v40zM246 640v-42h-46v42zM246 591v-42l-46 1v41zM246 542v-39h-46v40zM246 494v-40l-46 1v39zM246 445l1-39h-47v39zM301 982v-39h-46v40zM301 934v-40l-46 1v39zM301 887v-41h-46v42zM301 839v-42h-46v42zM301 788l1-42h-47v42zM302 737v-40l-47 1v39zM302 688v-39h-47v39zM302 640v-42h-47v42zM302 591v-42h-46v42zM302 542v-39h-46v39zM302 494v-40h-46v40zM357 887l1-338h-47v338zM358 146v-97h-46v97zM358 37v-37h-46v37zM303 37v-37h-46l-1 37zM303 93v-42h-47v42zM303 146v-42l-47 1v41zM247 146v-41h-46v42zM191 147v-42h-48v42zM192 93v-41h-49v42zM192 38v-37h-49v37zM247 38v-38l-46 1v37zM247 93v-42l-46 1v41z">
                <text:p/>
              </draw:path>
              <draw:path draw:style-name="gr4" draw:text-style-name="P4" draw:layer="layout" svg:width="0.357cm" svg:height="1.054cm" draw:transform="skewX (-0.00575958653158129) rotate (1.56713113536571) translate (46.1621167188089cm 12.3831073415333cm)" svg:viewBox="0 0 358 1055" svg:d="M42 983v-39h-42v40zM42 935v-40l-42 1v39zM42 888v-41h-42v42zM42 840v-42h-42v42zM43 522v-39h-42v40zM43 474v-40l-42 1v39zM43 427v-41h-42v42zM43 379v-42h-42v42zM130 1055v-63l-44 1v62zM130 983v-39h-44v39zM130 934v-39h-44v40zM130 888v-42l-44 1v41zM130 839v-41h-44v42zM130 789v-42h-44v42zM130 738v-40h-44v40zM130 689v-39h-44v39zM130 640v-41h-44v41zM130 592v-42h-44v42zM130 543l1-39h-44l-1 39zM131 494v-39h-44v39zM131 446v-40h-44v40zM190 983v-40l-49 1v39zM190 934v-39h-49v39zM190 888v-42h-48l-1 42zM190 839v-41h-48v41zM190 788v-41h-48v41zM190 737v-39h-48v40zM190 689l1-40h-49v40zM191 640v-42l-49 1v41zM191 591v-41h-49v42zM191 543v-40l-49 1v39zM191 494v-39h-49v39zM191 445v-39h-49v40zM246 983v-40h-47v40zM246 934v-39h-47v39zM246 888v-42h-47v42zM246 839v-42h-46l-1 42zM246 788v-42l-46 1v41zM246 737v-39h-46v39zM246 688v-39h-46v40zM246 640v-42h-46v42zM246 591v-42l-46 1v41zM246 542v-39h-46v40zM246 494v-40l-46 1v39zM246 445l1-39h-47v39zM301 982v-39h-46v40zM301 934v-40l-46 1v39zM301 887v-41h-46v42zM301 839v-42h-46v42zM301 788l1-42h-47v42zM302 737v-40l-47 1v39zM302 688v-39h-47v39zM302 640v-42h-47v42zM302 591v-42h-46v42zM302 542v-39h-46v39zM302 494v-40h-46v40zM357 887l1-338h-47v338zM358 146v-97h-46v97zM358 37v-37h-46v37zM303 37v-37h-46l-1 37zM303 93v-42h-47v42zM303 146v-42l-47 1v41zM247 146v-41h-46v42zM191 147v-42h-48v42zM192 93v-41h-49v42zM192 38v-37h-49v37zM247 38v-38l-46 1v37zM247 93v-42l-46 1v41z">
                <text:p/>
              </draw:path>
            </draw:g>
            <draw:g>
              <draw:path draw:style-name="gr5" draw:text-style-name="P5" draw:layer="layout" svg:width="0.356cm" svg:height="1.104cm" draw:transform="skewX (0.00174532925199433) rotate (1.57254165604689) translate (46.1101957514022cm 12.381331123437cm)" svg:viewBox="0 0 357 1105" svg:d="M42 1105v-39l-42-1v40zM190 1105v-62l-48-1v63zM246 1105v-62h-46v62zM301 1105v-62h-46v62zM357 1105v-62h-46v62zM357 1031v-39h-46v39zM357 983v-40h-46v40zM357 596v-40h-46v40zM357 545v-40h-46v40zM357 496v-39h-47l1 39zM357 447v-64h-47v64zM357 359v-41h-47v41zM357 311v-40h-47v40zM357 262v-39h-47v39zM357 37v-37h-98v37zM248 37v-37h-107v37zM130 37v-37h-44v37zM130 93v-42h-44v42zM130 146v-42h-44v42zM130 197v-42h-44v42zM130 262v-40h-44v40zM190 262v-39l-49-1v40zM301 311v-40h-46v40zM297 496v-113l-42-1v114zM241 447v-65h-100v65zM190 359v-41l-49-1v42zM190 311v-40h-49v39zM130 310v-39h-44v39zM130 447v-65h-44v65zM16 58v-30h-7v30zM16 106v-30h-7v30zM42 262v-40h-42v40zM42 310v-39h-42v39zM42 359v-42h-42v42zM42 660v-42h-42v42zM42 709v-42h-42v42zM42 757v-39h-42v39zM42 804v-37h-42v37zM130 359v-42h-44v42z">
                <text:p/>
              </draw:path>
              <draw:path draw:style-name="gr4" draw:text-style-name="P4" draw:layer="layout" svg:width="0.356cm" svg:height="1.104cm" draw:transform="skewX (0.00174532925199433) rotate (1.57254165604689) translate (46.1101957514022cm 12.381331123437cm)" svg:viewBox="0 0 357 1105" svg:d="M42 1105v-39l-42-1v40zM190 1105v-62l-48-1v63zM246 1105v-62h-46v62zM301 1105v-62h-46v62zM357 1105v-62h-46v62zM357 1031v-39h-46v39zM357 983v-40h-46v40zM357 596v-40h-46v40zM357 545v-40h-46v40zM357 496v-39h-47l1 39zM357 447v-64h-47v64zM357 359v-41h-47v41zM357 311v-40h-47v40zM357 262v-39h-47v39zM357 37v-37h-98v37zM248 37v-37h-107v37zM130 37v-37h-44v37zM130 93v-42h-44v42zM130 146v-42h-44v42zM130 197v-42h-44v42zM130 262v-40h-44v40zM190 262v-39l-49-1v40zM301 311v-40h-46v40zM297 496v-113l-42-1v114zM241 447v-65h-100v65zM190 359v-41l-49-1v42zM190 311v-40h-49v39zM130 310v-39h-44v39zM130 447v-65h-44v65zM16 58v-30h-7v30zM16 106v-30h-7v30zM42 262v-40h-42v40zM42 310v-39h-42v39zM42 359v-42h-42v42zM42 660v-42h-42v42zM42 709v-42h-42v42zM42 757v-39h-42v39zM42 804v-37h-42v37zM130 359v-42h-44v42z">
                <text:p/>
              </draw:path>
            </draw:g>
            <draw:g>
              <draw:path draw:style-name="gr3" draw:text-style-name="P3" draw:layer="layout" svg:width="0.557cm" svg:height="1.306cm" draw:transform="skewX (-0.000698131700797732) rotate (1.5707963267949) translate (46.0133911246498cm 13.0014485094379cm)" svg:viewBox="0 0 558 1307" svg:d="M185 920v-533c-16 5-32 14-48 23-42 26-79 58-100 102-25 44-37 93-37 144 0 46 12 95 37 139 21 44 58 76 100 102 16 9 32 18 48 23zM185 250v804c0 12-2 23-2 37 0 44 14 93 42 134 20 31 43 58 76 79v3l72-1v-1306h-72c-32 21-55 49-76 79-28 42-42 90-42 134 0 14 2 26 2 37zM373 920c16-5 32-14 49-24 41-25 78-57 101-101 24-45 35-93 35-139 0-51-11-100-34-144-24-44-61-77-102-102-17-9-33-19-49-23z">
                <text:p/>
              </draw:path>
              <draw:path draw:style-name="gr4" draw:text-style-name="P4" draw:layer="layout" svg:width="0.557cm" svg:height="1.306cm" draw:transform="skewX (-0.000698131700797732) rotate (1.5707963267949) translate (46.0133911246498cm 13.0014485094379cm)" svg:viewBox="0 0 558 1307" svg:d="M185 920v-533c-16 5-32 14-48 23-42 26-79 58-100 102-25 44-37 93-37 144 0 46 12 95 37 139 21 44 58 76 100 102 16 9 32 18 48 23zM185 250v804c0 12-2 23-2 37 0 44 14 93 42 134 20 31 43 58 76 79v3l72-1v-1306h-72c-32 21-55 49-76 79-28 42-42 90-42 134 0 14 2 26 2 37zM232 401h72M232 512h72M232 623h71M232 737h71M232 850h71M232 964h71M232 341h72M232 456h72M232 568h71M232 681h71M232 795h71M232 906h71M262 1077h32M262 1022h32M262 283h32M262 227h32M306 58v1188M373 920c16-5 32-14 49-24 41-25 78-57 101-101 24-45 35-93 35-139 0-51-11-100-34-144-24-44-61-77-102-102-17-9-33-19-49-23z">
                <text:p/>
              </draw:path>
            </draw:g>
            <draw:g>
              <draw:path draw:style-name="gr3" draw:text-style-name="P3" draw:layer="layout" svg:width="0.906cm" svg:height="2.255cm" draw:transform="skewX (-0.000872664625997165) rotate (1.57131992557049) translate (45.5067705015344cm 13.5234826104383cm)" svg:viewBox="0 0 907 2256" svg:d="M67 2212h700l2-2166h-700zM767 2256h-767l2-2256h767v46h-700l-2 2166h700zM834 2256l2-2256h-67l-2 2256zM835 1221v-185h72v185z">
                <text:p/>
              </draw:path>
              <draw:path draw:style-name="gr4" draw:text-style-name="P4" draw:layer="layout" svg:width="0.906cm" svg:height="2.255cm" draw:transform="skewX (-0.000872664625997165) rotate (1.57131992557049) translate (45.5067705015344cm 13.5234826104383cm)" svg:viewBox="0 0 907 2256" svg:d="M67 2212h700l2-2166h-700zM767 2256h-767l2-2256h767v46h-700l-2 2166h700zM834 2256l2-2256h-67l-2 2256zM835 1221v-185h72v185z">
                <text:p/>
              </draw:path>
            </draw:g>
            <draw:g>
              <draw:polygon draw:style-name="gr3" draw:text-style-name="P3" draw:layer="layout" svg:width="0.141cm" svg:height="2.62cm" draw:transform="skewX (0.0125663706143592) rotate (1.58336269740926) translate (45.2568407122775cm 13.6601705838993cm)" svg:viewBox="0 0 142 2621" draw:points="142,2621 141,2 0,0 1,2620">
                <text:p/>
              </draw:polygon>
              <draw:polygon draw:style-name="gr4" draw:text-style-name="P4" draw:layer="layout" svg:width="0.141cm" svg:height="2.62cm" draw:transform="skewX (0.0125663706143592) rotate (1.58336269740926) translate (45.2568407122775cm 13.6601705838993cm)" svg:viewBox="0 0 142 2621" draw:points="142,2621 141,2 0,0 1,2620">
                <text:p/>
              </draw:polygon>
            </draw:g>
            <draw:g>
              <draw:polygon draw:style-name="gr3" draw:text-style-name="P3" draw:layer="layout" svg:width="2.017cm" svg:height="0.131cm" draw:transform="skewX (0.00610865238198015) rotate (1.57219259019649) translate (47.8752759059249cm 13.5202930994108cm)" svg:viewBox="0 0 2018 132" draw:points="1,130 2018,132 2018,2 0,0">
                <text:p/>
              </draw:polygon>
              <draw:polygon draw:style-name="gr4" draw:text-style-name="P4" draw:layer="layout" svg:width="2.017cm" svg:height="0.131cm" draw:transform="skewX (0.00610865238198015) rotate (1.57219259019649) translate (47.8752759059249cm 13.5202930994108cm)" svg:viewBox="0 0 2018 132" draw:points="1,130 2018,132 2018,2 0,0">
                <text:p/>
              </draw:polygon>
            </draw:g>
            <draw:g>
              <draw:polygon draw:style-name="gr3" draw:text-style-name="P3" draw:layer="layout" svg:width="2.018cm" svg:height="0.129cm" draw:transform="skewX (-0.0120427718387609) rotate (1.57131992557049) translate (45.1421746648288cm 13.5228320746463cm)" svg:viewBox="0 0 2019 130" draw:points="0,130 2018,130 2019,0 2,0">
                <text:p/>
              </draw:polygon>
              <draw:polygon draw:style-name="gr4" draw:text-style-name="P4" draw:layer="layout" svg:width="2.018cm" svg:height="0.129cm" draw:transform="skewX (-0.0120427718387609) rotate (1.57131992557049) translate (45.1421746648288cm 13.5228320746463cm)" svg:viewBox="0 0 2019 130" draw:points="0,130 2018,130 2019,0 2,0">
                <text:p/>
              </draw:polygon>
            </draw:g>
          </draw:g>
        </draw:g>
        <draw:g>
          <draw:g>
            <draw:g>
              <draw:path draw:style-name="gr3" draw:text-style-name="P3" draw:layer="layout" svg:width="1.672cm" svg:height="1.528cm" draw:transform="rotate (1.5707963267949) translate (52.7616520205947cm 12.2755889761642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  <draw:path draw:style-name="gr4" draw:text-style-name="P4" draw:layer="layout" svg:width="1.672cm" svg:height="1.528cm" draw:transform="rotate (1.5707963267949) translate (52.7616520205947cm 12.2755889761642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</draw:g>
            <draw:g>
              <draw:polygon draw:style-name="gr3" draw:text-style-name="P3" draw:layer="layout" svg:width="1.669cm" svg:height="2.598cm" draw:transform="rotate (1.5707963267949) translate (52.1077823691247cm 12.6457212641446cm)" svg:viewBox="0 0 1670 2599" draw:points="0,2599 1670,2599 1670,0 0,0">
                <text:p/>
              </draw:polygon>
              <draw:polygon draw:style-name="gr4" draw:text-style-name="P4" draw:layer="layout" svg:width="1.669cm" svg:height="2.598cm" draw:transform="rotate (1.5707963267949) translate (52.1077823691247cm 12.6457212641446cm)" svg:viewBox="0 0 1670 2599" draw:points="0,2599 1670,2599 1670,0 0,0">
                <text:p/>
              </draw:polygon>
            </draw:g>
            <draw:g>
              <draw:polygon draw:style-name="gr3" draw:text-style-name="P3" draw:layer="layout" svg:width="0.46cm" svg:height="1.164cm" draw:transform="rotate (1.5707963267949) translate (52.9107267627626cm 11.5423513149046cm)" svg:viewBox="0 0 461 1165" draw:points="461,0 0,0 0,1165 461,1165">
                <text:p/>
              </draw:polygon>
              <draw:polygon draw:style-name="gr4" draw:text-style-name="P4" draw:layer="layout" svg:width="0.46cm" svg:height="1.164cm" draw:transform="rotate (1.5707963267949) translate (52.9107267627626cm 11.5423513149046cm)" svg:viewBox="0 0 461 1165" draw:points="461,0 0,0 0,1165 461,1165">
                <text:p/>
              </draw:polygon>
            </draw:g>
            <draw:g>
              <draw:polygon draw:style-name="gr5" draw:text-style-name="P5" draw:layer="layout" svg:width="0.011cm" svg:height="0.034cm" draw:transform="rotate (1.5707963267949) translate (53.0660700880435cm 11.4978830046079cm)" svg:viewBox="0 0 12 35" draw:points="12,35 12,0 0,0 0,35">
                <text:p/>
              </draw:polygon>
              <draw:polygon draw:style-name="gr4" draw:text-style-name="P4" draw:layer="layout" svg:width="0.011cm" svg:height="0.034cm" draw:transform="rotate (1.5707963267949) translate (53.0660700880435cm 11.4978830046079cm)" svg:viewBox="0 0 12 35" draw:points="12,35 12,0 0,0 0,35">
                <text:p/>
              </draw:polygon>
            </draw:g>
            <draw:g>
              <draw:path draw:style-name="gr5" draw:text-style-name="P5" draw:layer="layout" svg:width="0.356cm" svg:height="1.053cm" draw:transform="rotate (1.5707963267949) translate (52.9922183432377cm 11.5062208127886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  <draw:path draw:style-name="gr4" draw:text-style-name="P4" draw:layer="layout" svg:width="0.356cm" svg:height="1.053cm" draw:transform="rotate (1.5707963267949) translate (52.9922183432377cm 11.5062208127886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</draw:g>
            <draw:g>
              <draw:path draw:style-name="gr5" draw:text-style-name="P5" draw:layer="layout" svg:width="0.356cm" svg:height="1.104cm" draw:transform="rotate (1.5707963267949) translate (52.9387394935506cm 11.5062208127886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  <draw:path draw:style-name="gr4" draw:text-style-name="P4" draw:layer="layout" svg:width="0.356cm" svg:height="1.104cm" draw:transform="rotate (1.5707963267949) translate (52.9387394935506cm 11.5062208127886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</draw:g>
            <draw:g>
              <draw:path draw:style-name="gr3" draw:text-style-name="P3" draw:layer="layout" svg:width="0.557cm" svg:height="1.305cm" draw:transform="rotate (1.5707963267949) translate (52.8419682417364cm 12.1259978875504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373 920c16-5 32-14 49-24 41-25 78-57 102-101 23-44 34-93 34-139 0-51-11-100-34-144-24-44-61-77-102-102-17-9-33-19-49-23z">
                <text:p/>
              </draw:path>
              <draw:path draw:style-name="gr4" draw:text-style-name="P4" draw:layer="layout" svg:width="0.557cm" svg:height="1.305cm" draw:transform="rotate (1.5707963267949) translate (52.8419682417364cm 12.1259978875504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232 401h71M232 512h71M232 623h71M232 737h71M232 850h71M232 964h71M232 341h71M232 456h71M232 568h71M232 681h71M232 795h71M232 906h71M262 1077h32M262 1022h32M262 283h32M262 227h32M306 58v1188M373 920c16-5 32-14 49-24 41-25 78-57 102-101 23-44 34-93 34-139 0-51-11-100-34-144-24-44-61-77-102-102-17-9-33-19-49-23z">
                <text:p/>
              </draw:path>
            </draw:g>
            <draw:g>
              <draw:path draw:style-name="gr3" draw:text-style-name="P3" draw:layer="layout" svg:width="0.905cm" svg:height="2.255cm" draw:transform="rotate (1.5707963267949) translate (52.3350347474001cm 12.6457212641446cm)" svg:viewBox="0 0 906 2256" svg:d="M67 2212h700v-2166h-700zM767 2256h-767v-2256h767v46h-700v2166h700zM834 2256v-2256h-67v2256zM834 1221v-186h72v186z">
                <text:p/>
              </draw:path>
              <draw:path draw:style-name="gr4" draw:text-style-name="P4" draw:layer="layout" svg:width="0.905cm" svg:height="2.255cm" draw:transform="rotate (1.5707963267949) translate (52.3350347474001cm 12.6457212641446cm)" svg:viewBox="0 0 906 2256" svg:d="M67 2212h700v-2166h-700zM767 2256h-767v-2256h767v46h-700v2166h700zM834 2256v-2256h-67v2256zM834 1221v-186h72v186z">
                <text:p/>
              </draw:path>
            </draw:g>
            <draw:g>
              <draw:polygon draw:style-name="gr3" draw:text-style-name="P3" draw:layer="layout" svg:width="0.14cm" svg:height="2.619cm" draw:transform="rotate (1.5707963267949) translate (52.0850576726444cm 12.784684733822cm)" svg:viewBox="0 0 141 2620" draw:points="141,2620 141,0 0,0 0,2620">
                <text:p/>
              </draw:polygon>
              <draw:polygon draw:style-name="gr4" draw:text-style-name="P4" draw:layer="layout" svg:width="0.14cm" svg:height="2.619cm" draw:transform="rotate (1.5707963267949) translate (52.0850576726444cm 12.784684733822cm)" svg:viewBox="0 0 141 2620" draw:points="141,2620 141,0 0,0 0,2620">
                <text:p/>
              </draw:polygon>
            </draw:g>
            <draw:g>
              <draw:polygon draw:style-name="gr3" draw:text-style-name="P3" draw:layer="layout" svg:width="2.017cm" svg:height="0.129cm" draw:transform="rotate (1.5707963267949) translate (54.7035415332195cm 12.6457212641446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1.5707963267949) translate (54.7035415332195cm 12.6457212641446cm)" svg:viewBox="0 0 2018 130" draw:points="0,130 2018,130 2018,0 0,0">
                <text:p/>
              </draw:polygon>
            </draw:g>
            <draw:g>
              <draw:polygon draw:style-name="gr3" draw:text-style-name="P3" draw:layer="layout" svg:width="2.017cm" svg:height="0.129cm" draw:transform="rotate (1.5707963267949) translate (51.9704392957393cm 12.6457212641446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1.5707963267949) translate (51.9704392957393cm 12.6457212641446cm)" svg:viewBox="0 0 2018 130" draw:points="0,130 2018,130 2018,0 0,0">
                <text:p/>
              </draw:polygon>
            </draw:g>
          </draw:g>
          <draw:g>
            <draw:g>
              <draw:path draw:style-name="gr3" draw:text-style-name="P3" draw:layer="layout" svg:width="1.672cm" svg:height="1.528cm" draw:transform="rotate (1.5707963267949) translate (52.7616520205947cm 12.2755889761642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  <draw:path draw:style-name="gr4" draw:text-style-name="P4" draw:layer="layout" svg:width="1.672cm" svg:height="1.528cm" draw:transform="rotate (1.5707963267949) translate (52.7616520205947cm 12.2755889761642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</draw:g>
            <draw:g>
              <draw:polygon draw:style-name="gr3" draw:text-style-name="P3" draw:layer="layout" svg:width="1.669cm" svg:height="2.598cm" draw:transform="rotate (1.5707963267949) translate (52.1077823691247cm 12.6457212641446cm)" svg:viewBox="0 0 1670 2599" draw:points="0,2599 1670,2599 1670,0 0,0">
                <text:p/>
              </draw:polygon>
              <draw:polygon draw:style-name="gr4" draw:text-style-name="P4" draw:layer="layout" svg:width="1.669cm" svg:height="2.598cm" draw:transform="rotate (1.5707963267949) translate (52.1077823691247cm 12.6457212641446cm)" svg:viewBox="0 0 1670 2599" draw:points="0,2599 1670,2599 1670,0 0,0">
                <text:p/>
              </draw:polygon>
            </draw:g>
            <draw:g>
              <draw:polygon draw:style-name="gr3" draw:text-style-name="P3" draw:layer="layout" svg:width="0.46cm" svg:height="1.164cm" draw:transform="rotate (1.5707963267949) translate (52.9107267627626cm 11.5423513149046cm)" svg:viewBox="0 0 461 1165" draw:points="461,0 0,0 0,1165 461,1165">
                <text:p/>
              </draw:polygon>
              <draw:polygon draw:style-name="gr4" draw:text-style-name="P4" draw:layer="layout" svg:width="0.46cm" svg:height="1.164cm" draw:transform="rotate (1.5707963267949) translate (52.9107267627626cm 11.5423513149046cm)" svg:viewBox="0 0 461 1165" draw:points="461,0 0,0 0,1165 461,1165">
                <text:p/>
              </draw:polygon>
            </draw:g>
            <draw:g>
              <draw:polygon draw:style-name="gr5" draw:text-style-name="P5" draw:layer="layout" svg:width="0.011cm" svg:height="0.034cm" draw:transform="rotate (1.5707963267949) translate (53.0660700880435cm 11.4978830046079cm)" svg:viewBox="0 0 12 35" draw:points="12,35 12,0 0,0 0,35">
                <text:p/>
              </draw:polygon>
              <draw:polygon draw:style-name="gr4" draw:text-style-name="P4" draw:layer="layout" svg:width="0.011cm" svg:height="0.034cm" draw:transform="rotate (1.5707963267949) translate (53.0660700880435cm 11.4978830046079cm)" svg:viewBox="0 0 12 35" draw:points="12,35 12,0 0,0 0,35">
                <text:p/>
              </draw:polygon>
            </draw:g>
            <draw:g>
              <draw:path draw:style-name="gr5" draw:text-style-name="P5" draw:layer="layout" svg:width="0.356cm" svg:height="1.053cm" draw:transform="rotate (1.5707963267949) translate (52.9922183432377cm 11.5062208127886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  <draw:path draw:style-name="gr4" draw:text-style-name="P4" draw:layer="layout" svg:width="0.356cm" svg:height="1.053cm" draw:transform="rotate (1.5707963267949) translate (52.9922183432377cm 11.5062208127886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</draw:g>
            <draw:g>
              <draw:path draw:style-name="gr5" draw:text-style-name="P5" draw:layer="layout" svg:width="0.356cm" svg:height="1.104cm" draw:transform="rotate (1.5707963267949) translate (52.9387394935506cm 11.5062208127886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  <draw:path draw:style-name="gr4" draw:text-style-name="P4" draw:layer="layout" svg:width="0.356cm" svg:height="1.104cm" draw:transform="rotate (1.5707963267949) translate (52.9387394935506cm 11.5062208127886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</draw:g>
            <draw:g>
              <draw:path draw:style-name="gr3" draw:text-style-name="P3" draw:layer="layout" svg:width="0.557cm" svg:height="1.305cm" draw:transform="rotate (1.5707963267949) translate (52.8419682417364cm 12.1259978875504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373 920c16-5 32-14 49-24 41-25 78-57 102-101 23-44 34-93 34-139 0-51-11-100-34-144-24-44-61-77-102-102-17-9-33-19-49-23z">
                <text:p/>
              </draw:path>
              <draw:path draw:style-name="gr4" draw:text-style-name="P4" draw:layer="layout" svg:width="0.557cm" svg:height="1.305cm" draw:transform="rotate (1.5707963267949) translate (52.8419682417364cm 12.1259978875504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232 401h71M232 512h71M232 623h71M232 737h71M232 850h71M232 964h71M232 341h71M232 456h71M232 568h71M232 681h71M232 795h71M232 906h71M262 1077h32M262 1022h32M262 283h32M262 227h32M306 58v1188M373 920c16-5 32-14 49-24 41-25 78-57 102-101 23-44 34-93 34-139 0-51-11-100-34-144-24-44-61-77-102-102-17-9-33-19-49-23z">
                <text:p/>
              </draw:path>
            </draw:g>
            <draw:g>
              <draw:path draw:style-name="gr3" draw:text-style-name="P3" draw:layer="layout" svg:width="0.905cm" svg:height="2.255cm" draw:transform="rotate (1.5707963267949) translate (52.3350347474001cm 12.6457212641446cm)" svg:viewBox="0 0 906 2256" svg:d="M67 2212h700v-2166h-700zM767 2256h-767v-2256h767v46h-700v2166h700zM834 2256v-2256h-67v2256zM834 1221v-186h72v186z">
                <text:p/>
              </draw:path>
              <draw:path draw:style-name="gr4" draw:text-style-name="P4" draw:layer="layout" svg:width="0.905cm" svg:height="2.255cm" draw:transform="rotate (1.5707963267949) translate (52.3350347474001cm 12.6457212641446cm)" svg:viewBox="0 0 906 2256" svg:d="M67 2212h700v-2166h-700zM767 2256h-767v-2256h767v46h-700v2166h700zM834 2256v-2256h-67v2256zM834 1221v-186h72v186z">
                <text:p/>
              </draw:path>
            </draw:g>
            <draw:g>
              <draw:polygon draw:style-name="gr3" draw:text-style-name="P3" draw:layer="layout" svg:width="0.14cm" svg:height="2.619cm" draw:transform="rotate (1.5707963267949) translate (52.0850576726444cm 12.784684733822cm)" svg:viewBox="0 0 141 2620" draw:points="141,2620 141,0 0,0 0,2620">
                <text:p/>
              </draw:polygon>
              <draw:polygon draw:style-name="gr4" draw:text-style-name="P4" draw:layer="layout" svg:width="0.14cm" svg:height="2.619cm" draw:transform="rotate (1.5707963267949) translate (52.0850576726444cm 12.784684733822cm)" svg:viewBox="0 0 141 2620" draw:points="141,2620 141,0 0,0 0,2620">
                <text:p/>
              </draw:polygon>
            </draw:g>
            <draw:g>
              <draw:polygon draw:style-name="gr3" draw:text-style-name="P3" draw:layer="layout" svg:width="2.017cm" svg:height="0.129cm" draw:transform="rotate (1.5707963267949) translate (54.7035415332195cm 12.6457212641446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1.5707963267949) translate (54.7035415332195cm 12.6457212641446cm)" svg:viewBox="0 0 2018 130" draw:points="0,130 2018,130 2018,0 0,0">
                <text:p/>
              </draw:polygon>
            </draw:g>
            <draw:g>
              <draw:polygon draw:style-name="gr3" draw:text-style-name="P3" draw:layer="layout" svg:width="2.017cm" svg:height="0.129cm" draw:transform="rotate (1.5707963267949) translate (51.9704392957393cm 12.6457212641446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1.5707963267949) translate (51.9704392957393cm 12.6457212641446cm)" svg:viewBox="0 0 2018 130" draw:points="0,130 2018,130 2018,0 0,0">
                <text:p/>
              </draw:polygon>
            </draw:g>
          </draw:g>
        </draw:g>
        <draw:polygon draw:style-name="gr8" draw:text-style-name="P6" draw:layer="layout" svg:width="14.521cm" svg:height="11.853cm" svg:x="44.593cm" svg:y="27.996cm" svg:viewBox="0 0 14522 11854" draw:points="0,11854 14522,11854 14522,0 0,0">
          <text:p/>
        </draw:polygon>
        <draw:g>
          <draw:g>
            <draw:g>
              <draw:path draw:style-name="gr3" draw:text-style-name="P3" draw:layer="layout" svg:width="1.672cm" svg:height="1.528cm" draw:transform="rotate (-1.5707963267949) translate (55.905057240634cm 24.5036785242482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  <draw:path draw:style-name="gr4" draw:text-style-name="P4" draw:layer="layout" svg:width="1.672cm" svg:height="1.528cm" draw:transform="rotate (-1.5707963267949) translate (55.905057240634cm 24.5036785242482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</draw:g>
            <draw:g>
              <draw:polygon draw:style-name="gr3" draw:text-style-name="P3" draw:layer="layout" svg:width="1.669cm" svg:height="2.598cm" draw:transform="rotate (-1.5707963267949) translate (56.5589268921038cm 24.1335462362678cm)" svg:viewBox="0 0 1670 2599" draw:points="0,2599 1670,2599 1670,0 0,0">
                <text:p/>
              </draw:polygon>
              <draw:polygon draw:style-name="gr4" draw:text-style-name="P4" draw:layer="layout" svg:width="1.669cm" svg:height="2.598cm" draw:transform="rotate (-1.5707963267949) translate (56.5589268921038cm 24.1335462362678cm)" svg:viewBox="0 0 1670 2599" draw:points="0,2599 1670,2599 1670,0 0,0">
                <text:p/>
              </draw:polygon>
            </draw:g>
            <draw:g>
              <draw:polygon draw:style-name="gr3" draw:text-style-name="P3" draw:layer="layout" svg:width="0.46cm" svg:height="1.164cm" draw:transform="rotate (-1.5707963267949) translate (55.7559824984661cm 25.2369161855076cm)" svg:viewBox="0 0 461 1165" draw:points="461,0 0,0 0,1165 461,1165">
                <text:p/>
              </draw:polygon>
              <draw:polygon draw:style-name="gr4" draw:text-style-name="P4" draw:layer="layout" svg:width="0.46cm" svg:height="1.164cm" draw:transform="rotate (-1.5707963267949) translate (55.7559824984661cm 25.2369161855076cm)" svg:viewBox="0 0 461 1165" draw:points="461,0 0,0 0,1165 461,1165">
                <text:p/>
              </draw:polygon>
            </draw:g>
            <draw:g>
              <draw:polygon draw:style-name="gr5" draw:text-style-name="P5" draw:layer="layout" svg:width="0.011cm" svg:height="0.034cm" draw:transform="rotate (-1.5707963267949) translate (55.6006391731852cm 25.2813844958045cm)" svg:viewBox="0 0 12 35" draw:points="12,35 12,0 0,0 0,35">
                <text:p/>
              </draw:polygon>
              <draw:polygon draw:style-name="gr4" draw:text-style-name="P4" draw:layer="layout" svg:width="0.011cm" svg:height="0.034cm" draw:transform="rotate (-1.5707963267949) translate (55.6006391731852cm 25.2813844958045cm)" svg:viewBox="0 0 12 35" draw:points="12,35 12,0 0,0 0,35">
                <text:p/>
              </draw:polygon>
            </draw:g>
            <draw:g>
              <draw:path draw:style-name="gr5" draw:text-style-name="P5" draw:layer="layout" svg:width="0.356cm" svg:height="1.053cm" draw:transform="rotate (-1.5707963267949) translate (55.6744909179911cm 25.2730466876238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  <draw:path draw:style-name="gr4" draw:text-style-name="P4" draw:layer="layout" svg:width="0.356cm" svg:height="1.053cm" draw:transform="rotate (-1.5707963267949) translate (55.6744909179911cm 25.2730466876238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</draw:g>
            <draw:g>
              <draw:path draw:style-name="gr5" draw:text-style-name="P5" draw:layer="layout" svg:width="0.356cm" svg:height="1.104cm" draw:transform="rotate (-1.5707963267949) translate (55.7279697676781cm 25.2730466876238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  <draw:path draw:style-name="gr4" draw:text-style-name="P4" draw:layer="layout" svg:width="0.356cm" svg:height="1.104cm" draw:transform="rotate (-1.5707963267949) translate (55.7279697676781cm 25.2730466876238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</draw:g>
            <draw:g>
              <draw:path draw:style-name="gr3" draw:text-style-name="P3" draw:layer="layout" svg:width="0.557cm" svg:height="1.305cm" draw:transform="rotate (-1.5707963267949) translate (55.8247410194923cm 24.653269612862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373 920c16-5 32-14 49-24 41-25 78-57 102-101 23-44 34-93 34-139 0-51-11-100-34-144-24-44-61-77-102-102-17-9-33-19-49-23z">
                <text:p/>
              </draw:path>
              <draw:path draw:style-name="gr4" draw:text-style-name="P4" draw:layer="layout" svg:width="0.557cm" svg:height="1.305cm" draw:transform="rotate (-1.5707963267949) translate (55.8247410194923cm 24.653269612862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232 401h71M232 512h71M232 623h71M232 737h71M232 850h71M232 964h71M232 341h71M232 456h71M232 568h71M232 681h71M232 795h71M232 906h71M262 1077h32M262 1022h32M262 283h32M262 227h32M306 58v1188M373 920c16-5 32-14 49-24 41-25 78-57 102-101 23-44 34-93 34-139 0-51-11-100-34-144-24-44-61-77-102-102-17-9-33-19-49-23z">
                <text:p/>
              </draw:path>
            </draw:g>
            <draw:g>
              <draw:path draw:style-name="gr3" draw:text-style-name="P3" draw:layer="layout" svg:width="0.905cm" svg:height="2.255cm" draw:transform="rotate (-1.5707963267949) translate (56.3316745138284cm 24.1335462362678cm)" svg:viewBox="0 0 906 2256" svg:d="M67 2212h700v-2166h-700zM767 2256h-767v-2256h767v46h-700v2166h700zM834 2256v-2256h-67v2256zM834 1221v-186h72v186z">
                <text:p/>
              </draw:path>
              <draw:path draw:style-name="gr4" draw:text-style-name="P4" draw:layer="layout" svg:width="0.905cm" svg:height="2.255cm" draw:transform="rotate (-1.5707963267949) translate (56.3316745138284cm 24.1335462362678cm)" svg:viewBox="0 0 906 2256" svg:d="M67 2212h700v-2166h-700zM767 2256h-767v-2256h767v46h-700v2166h700zM834 2256v-2256h-67v2256zM834 1221v-186h72v186z">
                <text:p/>
              </draw:path>
            </draw:g>
            <draw:g>
              <draw:polygon draw:style-name="gr3" draw:text-style-name="P3" draw:layer="layout" svg:width="0.14cm" svg:height="2.619cm" draw:transform="rotate (-1.5707963267949) translate (56.5816515885844cm 23.9945827665904cm)" svg:viewBox="0 0 141 2620" draw:points="141,2620 141,0 0,0 0,2620">
                <text:p/>
              </draw:polygon>
              <draw:polygon draw:style-name="gr4" draw:text-style-name="P4" draw:layer="layout" svg:width="0.14cm" svg:height="2.619cm" draw:transform="rotate (-1.5707963267949) translate (56.5816515885844cm 23.9945827665904cm)" svg:viewBox="0 0 141 2620" draw:points="141,2620 141,0 0,0 0,2620">
                <text:p/>
              </draw:polygon>
            </draw:g>
            <draw:g>
              <draw:polygon draw:style-name="gr3" draw:text-style-name="P3" draw:layer="layout" svg:width="2.017cm" svg:height="0.129cm" draw:transform="rotate (-1.5707963267949) translate (53.9631677280093cm 24.1335462362678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-1.5707963267949) translate (53.9631677280093cm 24.1335462362678cm)" svg:viewBox="0 0 2018 130" draw:points="0,130 2018,130 2018,0 0,0">
                <text:p/>
              </draw:polygon>
            </draw:g>
            <draw:g>
              <draw:polygon draw:style-name="gr3" draw:text-style-name="P3" draw:layer="layout" svg:width="2.017cm" svg:height="0.129cm" draw:transform="rotate (-1.5707963267949) translate (56.6962699654894cm 24.1335462362678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-1.5707963267949) translate (56.6962699654894cm 24.1335462362678cm)" svg:viewBox="0 0 2018 130" draw:points="0,130 2018,130 2018,0 0,0">
                <text:p/>
              </draw:polygon>
            </draw:g>
          </draw:g>
          <draw:g>
            <draw:g>
              <draw:path draw:style-name="gr3" draw:text-style-name="P3" draw:layer="layout" svg:width="1.672cm" svg:height="1.528cm" draw:transform="rotate (-1.5707963267949) translate (55.905057240634cm 24.5036785242482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  <draw:path draw:style-name="gr4" draw:text-style-name="P4" draw:layer="layout" svg:width="1.672cm" svg:height="1.528cm" draw:transform="rotate (-1.5707963267949) translate (55.905057240634cm 24.5036785242482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</draw:g>
            <draw:g>
              <draw:polygon draw:style-name="gr3" draw:text-style-name="P3" draw:layer="layout" svg:width="1.669cm" svg:height="2.598cm" draw:transform="rotate (-1.5707963267949) translate (56.5589268921038cm 24.1335462362678cm)" svg:viewBox="0 0 1670 2599" draw:points="0,2599 1670,2599 1670,0 0,0">
                <text:p/>
              </draw:polygon>
              <draw:polygon draw:style-name="gr4" draw:text-style-name="P4" draw:layer="layout" svg:width="1.669cm" svg:height="2.598cm" draw:transform="rotate (-1.5707963267949) translate (56.5589268921038cm 24.1335462362678cm)" svg:viewBox="0 0 1670 2599" draw:points="0,2599 1670,2599 1670,0 0,0">
                <text:p/>
              </draw:polygon>
            </draw:g>
            <draw:g>
              <draw:polygon draw:style-name="gr3" draw:text-style-name="P3" draw:layer="layout" svg:width="0.46cm" svg:height="1.164cm" draw:transform="rotate (-1.5707963267949) translate (55.7559824984661cm 25.2369161855076cm)" svg:viewBox="0 0 461 1165" draw:points="461,0 0,0 0,1165 461,1165">
                <text:p/>
              </draw:polygon>
              <draw:polygon draw:style-name="gr4" draw:text-style-name="P4" draw:layer="layout" svg:width="0.46cm" svg:height="1.164cm" draw:transform="rotate (-1.5707963267949) translate (55.7559824984661cm 25.2369161855076cm)" svg:viewBox="0 0 461 1165" draw:points="461,0 0,0 0,1165 461,1165">
                <text:p/>
              </draw:polygon>
            </draw:g>
            <draw:g>
              <draw:polygon draw:style-name="gr5" draw:text-style-name="P5" draw:layer="layout" svg:width="0.011cm" svg:height="0.034cm" draw:transform="rotate (-1.5707963267949) translate (55.6006391731852cm 25.2813844958045cm)" svg:viewBox="0 0 12 35" draw:points="12,35 12,0 0,0 0,35">
                <text:p/>
              </draw:polygon>
              <draw:polygon draw:style-name="gr4" draw:text-style-name="P4" draw:layer="layout" svg:width="0.011cm" svg:height="0.034cm" draw:transform="rotate (-1.5707963267949) translate (55.6006391731852cm 25.2813844958045cm)" svg:viewBox="0 0 12 35" draw:points="12,35 12,0 0,0 0,35">
                <text:p/>
              </draw:polygon>
            </draw:g>
            <draw:g>
              <draw:path draw:style-name="gr5" draw:text-style-name="P5" draw:layer="layout" svg:width="0.356cm" svg:height="1.053cm" draw:transform="rotate (-1.5707963267949) translate (55.6744909179911cm 25.2730466876238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  <draw:path draw:style-name="gr4" draw:text-style-name="P4" draw:layer="layout" svg:width="0.356cm" svg:height="1.053cm" draw:transform="rotate (-1.5707963267949) translate (55.6744909179911cm 25.2730466876238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</draw:g>
            <draw:g>
              <draw:path draw:style-name="gr5" draw:text-style-name="P5" draw:layer="layout" svg:width="0.356cm" svg:height="1.104cm" draw:transform="rotate (-1.5707963267949) translate (55.7279697676781cm 25.2730466876238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  <draw:path draw:style-name="gr4" draw:text-style-name="P4" draw:layer="layout" svg:width="0.356cm" svg:height="1.104cm" draw:transform="rotate (-1.5707963267949) translate (55.7279697676781cm 25.2730466876238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</draw:g>
            <draw:g>
              <draw:path draw:style-name="gr3" draw:text-style-name="P3" draw:layer="layout" svg:width="0.557cm" svg:height="1.305cm" draw:transform="rotate (-1.5707963267949) translate (55.8247410194923cm 24.653269612862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373 920c16-5 32-14 49-24 41-25 78-57 102-101 23-44 34-93 34-139 0-51-11-100-34-144-24-44-61-77-102-102-17-9-33-19-49-23z">
                <text:p/>
              </draw:path>
              <draw:path draw:style-name="gr4" draw:text-style-name="P4" draw:layer="layout" svg:width="0.557cm" svg:height="1.305cm" draw:transform="rotate (-1.5707963267949) translate (55.8247410194923cm 24.653269612862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232 401h71M232 512h71M232 623h71M232 737h71M232 850h71M232 964h71M232 341h71M232 456h71M232 568h71M232 681h71M232 795h71M232 906h71M262 1077h32M262 1022h32M262 283h32M262 227h32M306 58v1188M373 920c16-5 32-14 49-24 41-25 78-57 102-101 23-44 34-93 34-139 0-51-11-100-34-144-24-44-61-77-102-102-17-9-33-19-49-23z">
                <text:p/>
              </draw:path>
            </draw:g>
            <draw:g>
              <draw:path draw:style-name="gr3" draw:text-style-name="P3" draw:layer="layout" svg:width="0.905cm" svg:height="2.255cm" draw:transform="rotate (-1.5707963267949) translate (56.3316745138284cm 24.1335462362678cm)" svg:viewBox="0 0 906 2256" svg:d="M67 2212h700v-2166h-700zM767 2256h-767v-2256h767v46h-700v2166h700zM834 2256v-2256h-67v2256zM834 1221v-186h72v186z">
                <text:p/>
              </draw:path>
              <draw:path draw:style-name="gr4" draw:text-style-name="P4" draw:layer="layout" svg:width="0.905cm" svg:height="2.255cm" draw:transform="rotate (-1.5707963267949) translate (56.3316745138284cm 24.1335462362678cm)" svg:viewBox="0 0 906 2256" svg:d="M67 2212h700v-2166h-700zM767 2256h-767v-2256h767v46h-700v2166h700zM834 2256v-2256h-67v2256zM834 1221v-186h72v186z">
                <text:p/>
              </draw:path>
            </draw:g>
            <draw:g>
              <draw:polygon draw:style-name="gr3" draw:text-style-name="P3" draw:layer="layout" svg:width="0.14cm" svg:height="2.619cm" draw:transform="rotate (-1.5707963267949) translate (56.5816515885844cm 23.9945827665904cm)" svg:viewBox="0 0 141 2620" draw:points="141,2620 141,0 0,0 0,2620">
                <text:p/>
              </draw:polygon>
              <draw:polygon draw:style-name="gr4" draw:text-style-name="P4" draw:layer="layout" svg:width="0.14cm" svg:height="2.619cm" draw:transform="rotate (-1.5707963267949) translate (56.5816515885844cm 23.9945827665904cm)" svg:viewBox="0 0 141 2620" draw:points="141,2620 141,0 0,0 0,2620">
                <text:p/>
              </draw:polygon>
            </draw:g>
            <draw:g>
              <draw:polygon draw:style-name="gr3" draw:text-style-name="P3" draw:layer="layout" svg:width="2.017cm" svg:height="0.129cm" draw:transform="rotate (-1.5707963267949) translate (53.9631677280093cm 24.1335462362678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-1.5707963267949) translate (53.9631677280093cm 24.1335462362678cm)" svg:viewBox="0 0 2018 130" draw:points="0,130 2018,130 2018,0 0,0">
                <text:p/>
              </draw:polygon>
            </draw:g>
            <draw:g>
              <draw:polygon draw:style-name="gr3" draw:text-style-name="P3" draw:layer="layout" svg:width="2.017cm" svg:height="0.129cm" draw:transform="rotate (-1.5707963267949) translate (56.6962699654894cm 24.1335462362678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-1.5707963267949) translate (56.6962699654894cm 24.1335462362678cm)" svg:viewBox="0 0 2018 130" draw:points="0,130 2018,130 2018,0 0,0">
                <text:p/>
              </draw:polygon>
            </draw:g>
          </draw:g>
        </draw:g>
        <draw:g>
          <draw:g>
            <draw:g>
              <draw:path draw:style-name="gr3" draw:text-style-name="P3" draw:layer="layout" svg:width="1.672cm" svg:height="1.528cm" draw:transform="rotate (-1.5707963267949) translate (61.3804016231243cm 24.503715856436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  <draw:path draw:style-name="gr4" draw:text-style-name="P4" draw:layer="layout" svg:width="1.672cm" svg:height="1.528cm" draw:transform="rotate (-1.5707963267949) translate (61.3804016231243cm 24.503715856436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</draw:g>
            <draw:g>
              <draw:polygon draw:style-name="gr3" draw:text-style-name="P3" draw:layer="layout" svg:width="1.669cm" svg:height="2.598cm" draw:transform="rotate (-1.5707963267949) translate (62.0342712745941cm 24.1335835684557cm)" svg:viewBox="0 0 1670 2599" draw:points="0,2599 1670,2599 1670,0 0,0">
                <text:p/>
              </draw:polygon>
              <draw:polygon draw:style-name="gr4" draw:text-style-name="P4" draw:layer="layout" svg:width="1.669cm" svg:height="2.598cm" draw:transform="rotate (-1.5707963267949) translate (62.0342712745941cm 24.1335835684557cm)" svg:viewBox="0 0 1670 2599" draw:points="0,2599 1670,2599 1670,0 0,0">
                <text:p/>
              </draw:polygon>
            </draw:g>
            <draw:g>
              <draw:polygon draw:style-name="gr3" draw:text-style-name="P3" draw:layer="layout" svg:width="0.46cm" svg:height="1.164cm" draw:transform="rotate (-1.5707963267949) translate (61.2313268809565cm 25.2369535176954cm)" svg:viewBox="0 0 461 1165" draw:points="461,0 0,0 0,1165 461,1165">
                <text:p/>
              </draw:polygon>
              <draw:polygon draw:style-name="gr4" draw:text-style-name="P4" draw:layer="layout" svg:width="0.46cm" svg:height="1.164cm" draw:transform="rotate (-1.5707963267949) translate (61.2313268809565cm 25.2369535176954cm)" svg:viewBox="0 0 461 1165" draw:points="461,0 0,0 0,1165 461,1165">
                <text:p/>
              </draw:polygon>
            </draw:g>
            <draw:g>
              <draw:polygon draw:style-name="gr5" draw:text-style-name="P5" draw:layer="layout" svg:width="0.011cm" svg:height="0.034cm" draw:transform="rotate (-1.5707963267949) translate (61.0759835556756cm 25.2814218279924cm)" svg:viewBox="0 0 12 35" draw:points="12,35 12,0 0,0 0,35">
                <text:p/>
              </draw:polygon>
              <draw:polygon draw:style-name="gr4" draw:text-style-name="P4" draw:layer="layout" svg:width="0.011cm" svg:height="0.034cm" draw:transform="rotate (-1.5707963267949) translate (61.0759835556756cm 25.2814218279924cm)" svg:viewBox="0 0 12 35" draw:points="12,35 12,0 0,0 0,35">
                <text:p/>
              </draw:polygon>
            </draw:g>
            <draw:g>
              <draw:path draw:style-name="gr5" draw:text-style-name="P5" draw:layer="layout" svg:width="0.356cm" svg:height="1.053cm" draw:transform="rotate (-1.5707963267949) translate (61.1498353004814cm 25.2730840198116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  <draw:path draw:style-name="gr4" draw:text-style-name="P4" draw:layer="layout" svg:width="0.356cm" svg:height="1.053cm" draw:transform="rotate (-1.5707963267949) translate (61.1498353004814cm 25.2730840198116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</draw:g>
            <draw:g>
              <draw:path draw:style-name="gr5" draw:text-style-name="P5" draw:layer="layout" svg:width="0.356cm" svg:height="1.104cm" draw:transform="rotate (-1.5707963267949) translate (61.2033141501684cm 25.2730840198116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  <draw:path draw:style-name="gr4" draw:text-style-name="P4" draw:layer="layout" svg:width="0.356cm" svg:height="1.104cm" draw:transform="rotate (-1.5707963267949) translate (61.2033141501684cm 25.2730840198116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</draw:g>
            <draw:g>
              <draw:path draw:style-name="gr3" draw:text-style-name="P3" draw:layer="layout" svg:width="0.557cm" svg:height="1.305cm" draw:transform="rotate (-1.5707963267949) translate (61.3000854019827cm 24.6533069450498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373 920c16-5 32-14 49-24 41-25 78-57 102-101 23-44 34-93 34-139 0-51-11-100-34-144-24-44-61-77-102-102-17-9-33-19-49-23z">
                <text:p/>
              </draw:path>
              <draw:path draw:style-name="gr4" draw:text-style-name="P4" draw:layer="layout" svg:width="0.557cm" svg:height="1.305cm" draw:transform="rotate (-1.5707963267949) translate (61.3000854019827cm 24.6533069450498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232 401h71M232 512h71M232 623h71M232 737h71M232 850h71M232 964h71M232 341h71M232 456h71M232 568h71M232 681h71M232 795h71M232 906h71M262 1077h32M262 1022h32M262 283h32M262 227h32M306 58v1188M373 920c16-5 32-14 49-24 41-25 78-57 102-101 23-44 34-93 34-139 0-51-11-100-34-144-24-44-61-77-102-102-17-9-33-19-49-23z">
                <text:p/>
              </draw:path>
            </draw:g>
            <draw:g>
              <draw:path draw:style-name="gr3" draw:text-style-name="P3" draw:layer="layout" svg:width="0.905cm" svg:height="2.255cm" draw:transform="rotate (-1.5707963267949) translate (61.8070188963187cm 24.1335835684557cm)" svg:viewBox="0 0 906 2256" svg:d="M67 2212h700v-2166h-700zM767 2256h-767v-2256h767v46h-700v2166h700zM834 2256v-2256h-67v2256zM834 1221v-186h72v186z">
                <text:p/>
              </draw:path>
              <draw:path draw:style-name="gr4" draw:text-style-name="P4" draw:layer="layout" svg:width="0.905cm" svg:height="2.255cm" draw:transform="rotate (-1.5707963267949) translate (61.8070188963187cm 24.1335835684557cm)" svg:viewBox="0 0 906 2256" svg:d="M67 2212h700v-2166h-700zM767 2256h-767v-2256h767v46h-700v2166h700zM834 2256v-2256h-67v2256zM834 1221v-186h72v186z">
                <text:p/>
              </draw:path>
            </draw:g>
            <draw:g>
              <draw:polygon draw:style-name="gr3" draw:text-style-name="P3" draw:layer="layout" svg:width="0.14cm" svg:height="2.619cm" draw:transform="rotate (-1.5707963267949) translate (62.0569959710747cm 23.9946200987782cm)" svg:viewBox="0 0 141 2620" draw:points="141,2620 141,0 0,0 0,2620">
                <text:p/>
              </draw:polygon>
              <draw:polygon draw:style-name="gr4" draw:text-style-name="P4" draw:layer="layout" svg:width="0.14cm" svg:height="2.619cm" draw:transform="rotate (-1.5707963267949) translate (62.0569959710747cm 23.9946200987782cm)" svg:viewBox="0 0 141 2620" draw:points="141,2620 141,0 0,0 0,2620">
                <text:p/>
              </draw:polygon>
            </draw:g>
            <draw:g>
              <draw:polygon draw:style-name="gr3" draw:text-style-name="P3" draw:layer="layout" svg:width="2.017cm" svg:height="0.129cm" draw:transform="rotate (-1.5707963267949) translate (59.4385121104994cm 24.1335835684557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-1.5707963267949) translate (59.4385121104994cm 24.1335835684557cm)" svg:viewBox="0 0 2018 130" draw:points="0,130 2018,130 2018,0 0,0">
                <text:p/>
              </draw:polygon>
            </draw:g>
            <draw:g>
              <draw:polygon draw:style-name="gr3" draw:text-style-name="P3" draw:layer="layout" svg:width="2.017cm" svg:height="0.129cm" draw:transform="rotate (-1.5707963267949) translate (62.1716143479797cm 24.1335835684557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-1.5707963267949) translate (62.1716143479797cm 24.1335835684557cm)" svg:viewBox="0 0 2018 130" draw:points="0,130 2018,130 2018,0 0,0">
                <text:p/>
              </draw:polygon>
            </draw:g>
          </draw:g>
          <draw:g>
            <draw:g>
              <draw:path draw:style-name="gr3" draw:text-style-name="P3" draw:layer="layout" svg:width="1.672cm" svg:height="1.528cm" draw:transform="rotate (-1.5707963267949) translate (61.3804016231243cm 24.503715856436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  <draw:path draw:style-name="gr4" draw:text-style-name="P4" draw:layer="layout" svg:width="1.672cm" svg:height="1.528cm" draw:transform="rotate (-1.5707963267949) translate (61.3804016231243cm 24.503715856436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</draw:g>
            <draw:g>
              <draw:polygon draw:style-name="gr3" draw:text-style-name="P3" draw:layer="layout" svg:width="1.669cm" svg:height="2.598cm" draw:transform="rotate (-1.5707963267949) translate (62.0342712745941cm 24.1335835684557cm)" svg:viewBox="0 0 1670 2599" draw:points="0,2599 1670,2599 1670,0 0,0">
                <text:p/>
              </draw:polygon>
              <draw:polygon draw:style-name="gr4" draw:text-style-name="P4" draw:layer="layout" svg:width="1.669cm" svg:height="2.598cm" draw:transform="rotate (-1.5707963267949) translate (62.0342712745941cm 24.1335835684557cm)" svg:viewBox="0 0 1670 2599" draw:points="0,2599 1670,2599 1670,0 0,0">
                <text:p/>
              </draw:polygon>
            </draw:g>
            <draw:g>
              <draw:polygon draw:style-name="gr3" draw:text-style-name="P3" draw:layer="layout" svg:width="0.46cm" svg:height="1.164cm" draw:transform="rotate (-1.5707963267949) translate (61.2313268809565cm 25.2369535176954cm)" svg:viewBox="0 0 461 1165" draw:points="461,0 0,0 0,1165 461,1165">
                <text:p/>
              </draw:polygon>
              <draw:polygon draw:style-name="gr4" draw:text-style-name="P4" draw:layer="layout" svg:width="0.46cm" svg:height="1.164cm" draw:transform="rotate (-1.5707963267949) translate (61.2313268809565cm 25.2369535176954cm)" svg:viewBox="0 0 461 1165" draw:points="461,0 0,0 0,1165 461,1165">
                <text:p/>
              </draw:polygon>
            </draw:g>
            <draw:g>
              <draw:polygon draw:style-name="gr5" draw:text-style-name="P5" draw:layer="layout" svg:width="0.011cm" svg:height="0.034cm" draw:transform="rotate (-1.5707963267949) translate (61.0759835556756cm 25.2814218279924cm)" svg:viewBox="0 0 12 35" draw:points="12,35 12,0 0,0 0,35">
                <text:p/>
              </draw:polygon>
              <draw:polygon draw:style-name="gr4" draw:text-style-name="P4" draw:layer="layout" svg:width="0.011cm" svg:height="0.034cm" draw:transform="rotate (-1.5707963267949) translate (61.0759835556756cm 25.2814218279924cm)" svg:viewBox="0 0 12 35" draw:points="12,35 12,0 0,0 0,35">
                <text:p/>
              </draw:polygon>
            </draw:g>
            <draw:g>
              <draw:path draw:style-name="gr5" draw:text-style-name="P5" draw:layer="layout" svg:width="0.356cm" svg:height="1.053cm" draw:transform="rotate (-1.5707963267949) translate (61.1498353004814cm 25.2730840198116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  <draw:path draw:style-name="gr4" draw:text-style-name="P4" draw:layer="layout" svg:width="0.356cm" svg:height="1.053cm" draw:transform="rotate (-1.5707963267949) translate (61.1498353004814cm 25.2730840198116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</draw:g>
            <draw:g>
              <draw:path draw:style-name="gr5" draw:text-style-name="P5" draw:layer="layout" svg:width="0.356cm" svg:height="1.104cm" draw:transform="rotate (-1.5707963267949) translate (61.2033141501684cm 25.2730840198116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  <draw:path draw:style-name="gr4" draw:text-style-name="P4" draw:layer="layout" svg:width="0.356cm" svg:height="1.104cm" draw:transform="rotate (-1.5707963267949) translate (61.2033141501684cm 25.2730840198116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</draw:g>
            <draw:g>
              <draw:path draw:style-name="gr3" draw:text-style-name="P3" draw:layer="layout" svg:width="0.557cm" svg:height="1.305cm" draw:transform="rotate (-1.5707963267949) translate (61.3000854019827cm 24.6533069450498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373 920c16-5 32-14 49-24 41-25 78-57 102-101 23-44 34-93 34-139 0-51-11-100-34-144-24-44-61-77-102-102-17-9-33-19-49-23z">
                <text:p/>
              </draw:path>
              <draw:path draw:style-name="gr4" draw:text-style-name="P4" draw:layer="layout" svg:width="0.557cm" svg:height="1.305cm" draw:transform="rotate (-1.5707963267949) translate (61.3000854019827cm 24.6533069450498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232 401h71M232 512h71M232 623h71M232 737h71M232 850h71M232 964h71M232 341h71M232 456h71M232 568h71M232 681h71M232 795h71M232 906h71M262 1077h32M262 1022h32M262 283h32M262 227h32M306 58v1188M373 920c16-5 32-14 49-24 41-25 78-57 102-101 23-44 34-93 34-139 0-51-11-100-34-144-24-44-61-77-102-102-17-9-33-19-49-23z">
                <text:p/>
              </draw:path>
            </draw:g>
            <draw:g>
              <draw:path draw:style-name="gr3" draw:text-style-name="P3" draw:layer="layout" svg:width="0.905cm" svg:height="2.255cm" draw:transform="rotate (-1.5707963267949) translate (61.8070188963187cm 24.1335835684557cm)" svg:viewBox="0 0 906 2256" svg:d="M67 2212h700v-2166h-700zM767 2256h-767v-2256h767v46h-700v2166h700zM834 2256v-2256h-67v2256zM834 1221v-186h72v186z">
                <text:p/>
              </draw:path>
              <draw:path draw:style-name="gr4" draw:text-style-name="P4" draw:layer="layout" svg:width="0.905cm" svg:height="2.255cm" draw:transform="rotate (-1.5707963267949) translate (61.8070188963187cm 24.1335835684557cm)" svg:viewBox="0 0 906 2256" svg:d="M67 2212h700v-2166h-700zM767 2256h-767v-2256h767v46h-700v2166h700zM834 2256v-2256h-67v2256zM834 1221v-186h72v186z">
                <text:p/>
              </draw:path>
            </draw:g>
            <draw:g>
              <draw:polygon draw:style-name="gr3" draw:text-style-name="P3" draw:layer="layout" svg:width="0.14cm" svg:height="2.619cm" draw:transform="rotate (-1.5707963267949) translate (62.0569959710747cm 23.9946200987782cm)" svg:viewBox="0 0 141 2620" draw:points="141,2620 141,0 0,0 0,2620">
                <text:p/>
              </draw:polygon>
              <draw:polygon draw:style-name="gr4" draw:text-style-name="P4" draw:layer="layout" svg:width="0.14cm" svg:height="2.619cm" draw:transform="rotate (-1.5707963267949) translate (62.0569959710747cm 23.9946200987782cm)" svg:viewBox="0 0 141 2620" draw:points="141,2620 141,0 0,0 0,2620">
                <text:p/>
              </draw:polygon>
            </draw:g>
            <draw:g>
              <draw:polygon draw:style-name="gr3" draw:text-style-name="P3" draw:layer="layout" svg:width="2.017cm" svg:height="0.129cm" draw:transform="rotate (-1.5707963267949) translate (59.4385121104994cm 24.1335835684557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-1.5707963267949) translate (59.4385121104994cm 24.1335835684557cm)" svg:viewBox="0 0 2018 130" draw:points="0,130 2018,130 2018,0 0,0">
                <text:p/>
              </draw:polygon>
            </draw:g>
            <draw:g>
              <draw:polygon draw:style-name="gr3" draw:text-style-name="P3" draw:layer="layout" svg:width="2.017cm" svg:height="0.129cm" draw:transform="rotate (-1.5707963267949) translate (62.1716143479797cm 24.1335835684557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-1.5707963267949) translate (62.1716143479797cm 24.1335835684557cm)" svg:viewBox="0 0 2018 130" draw:points="0,130 2018,130 2018,0 0,0">
                <text:p/>
              </draw:polygon>
            </draw:g>
          </draw:g>
        </draw:g>
        <draw:g>
          <draw:path draw:style-name="gr6" draw:text-style-name="P3" draw:layer="layout" svg:width="1.391cm" svg:height="1.391cm" svg:x="57.485cm" svg:y="18.905cm" svg:viewBox="0 0 1392 1392" svg:d="M1253 1392v-319h-697v319zM0 1073v-1073h1392v1073z">
            <text:p/>
          </draw:path>
          <draw:path draw:style-name="gr7" draw:text-style-name="P4" draw:layer="layout" svg:width="1.391cm" svg:height="1.391cm" svg:x="57.485cm" svg:y="18.905cm" svg:viewBox="0 0 1392 1392" svg:d="M1253 1392v-319h-697v319zM1253 598h-653v-378h653zM695 542v-266M767 542v-266M834 542v-266M906 542v-266M973 542v-266M1047 542v-266M1114 542v-266M1186 542v-266M306 1073v-1073M0 723h1392M0 1073v-1073h1392v1073zM530 695v-584h797v584z">
            <text:p/>
          </draw:path>
        </draw:g>
        <draw:g>
          <draw:g>
            <draw:g>
              <draw:path draw:style-name="gr3" draw:text-style-name="P3" draw:layer="layout" svg:width="1.755cm" svg:height="1.528cm" draw:transform="rotate (1.5707963267949) translate (62.2176943907992cm 20.8433160261582cm)" svg:viewBox="0 0 1756 1529" svg:d="M1459 1029c5-89 7-177 7-265s-2-173-7-261c-10-17-17-33-30-47-68-99-162-183-279-243-18-9-36-16-53-25h-475-5c-17 0-36-5-50-12-17-7-32-21-42-32-2-7-4-12-4-17h-85c-76 0-154 19-218 51-67 33-120 81-159 139s-59 123-59 190c0 3 0 3 0 3v512 2c0 67 20 132 59 188 39 60 92 106 159 141 64 32 142 51 218 51h85c0-9 4-14 7-21 9-14 24-26 39-32 17-10 33-14 55-14h477c20-7 37-14 53-26 117-58 212-141 280-241 10-16 17-28 27-41zM1461 762c3 42 5 84 5 125 0 109-15 216-44 322-2 3-4 5-7 7-8 14-12 23-12 37 0 12 4 23 12 33 5 14 17 20 29 25 13 7 26 12 41 12 11 0 25-5 37-12 2 0 9-2 12-5 41-41 78-83 107-129 73-111 115-237 115-366 0-16-3-33-3-49 3-16 3-35 3-51 0-125-37-250-110-357-34-48-71-92-112-132-12-7-27-9-38-9-15 0-30 2-39 12-13 4-25 14-30 25-9 9-12 23-12 35s3 21 7 30c29 104 44 213 44 322 0 39-2 83-5 125zM510 95v2c0 17 3 33 15 49 10 12 20 25 39 32 17 7 34 12 53 12h5 656c20 0 37-5 54-12 18-7 29-20 42-32 9-16 14-32 14-49v-2c0-16-5-35-14-46-13-17-24-28-42-37-17-7-34-12-54-12h-656c-5 0-5 0-5 0-19 0-36 5-53 12-19 9-29 20-39 37-12 11-15 30-15 46zM513 1434c0 16 2 32 15 46 9 14 24 28 39 35 17 7 33 14 55 14h656c3 0 3 0 3 0 19 0 37-7 54-14 19-7 29-21 41-35 9-14 15-30 15-46v-2c0-19-6-33-15-49-12-14-22-26-41-32-17-10-35-14-54-14h-3-656c-22 0-38 4-55 14-17 6-30 18-39 32-13 16-15 30-15 49z">
                <text:p/>
              </draw:path>
              <draw:path draw:style-name="gr4" draw:text-style-name="P4" draw:layer="layout" svg:width="1.755cm" svg:height="1.528cm" draw:transform="rotate (1.5707963267949) translate (62.2176943907992cm 20.8433160261582cm)" svg:viewBox="0 0 1756 1529" svg:d="M1459 1029c5-89 7-177 7-265s-2-173-7-261c-10-17-17-33-30-47-68-99-162-183-279-243-18-9-36-16-53-25h-475-5c-17 0-36-5-50-12-17-7-32-21-42-32-2-7-4-12-4-17h-85c-76 0-154 19-218 51-67 33-120 81-159 139s-59 123-59 190c0 3 0 3 0 3v512 2c0 67 20 132 59 188 39 60 92 106 159 141 64 32 142 51 218 51h85c0-9 4-14 7-21 9-14 24-26 39-32 17-10 33-14 55-14h477c20-7 37-14 53-26 117-58 212-141 280-241 10-16 17-28 27-41zM1461 762c3 42 5 84 5 125 0 109-15 216-44 322-2 3-4 5-7 7-8 14-12 23-12 37 0 12 4 23 12 33 5 14 17 20 29 25 13 7 26 12 41 12 11 0 25-5 37-12 2 0 9-2 12-5 41-41 78-83 107-129 73-111 115-237 115-366 0-16-3-33-3-49 3-16 3-35 3-51 0-125-37-250-110-357-34-48-71-92-112-132-12-7-27-9-38-9-15 0-30 2-39 12-13 4-25 14-30 25-9 9-12 23-12 35s3 21 7 30c29 104 44 213 44 322 0 39-2 83-5 125zM510 95v2c0 17 3 33 15 49 10 12 20 25 39 32 17 7 34 12 53 12h5 656c20 0 37-5 54-12 18-7 29-20 42-32 9-16 14-32 14-49v-2c0-16-5-35-14-46-13-17-24-28-42-37-17-7-34-12-54-12h-656c-5 0-5 0-5 0-19 0-36 5-53 12-19 9-29 20-39 37-12 11-15 30-15 46zM513 1434c0 16 2 32 15 46 9 14 24 28 39 35 17 7 33 14 55 14h656c3 0 3 0 3 0 19 0 37-7 54-14 19-7 29-21 41-35 9-14 15-30 15-46v-2c0-19-6-33-15-49-12-14-22-26-41-32-17-10-35-14-54-14h-3-656c-22 0-38 4-55 14-17 6-30 18-39 32-13 16-15 30-15 49z">
                <text:p/>
              </draw:path>
            </draw:g>
            <draw:g>
              <draw:polygon draw:style-name="gr3" draw:text-style-name="P3" draw:layer="layout" svg:width="1.752cm" svg:height="2.598cm" draw:transform="rotate (1.5707963267949) translate (61.5638247393292cm 21.2317683357252cm)" svg:viewBox="0 0 1753 2599" draw:points="0,2599 1753,2599 1753,0 0,0">
                <text:p/>
              </draw:polygon>
              <draw:polygon draw:style-name="gr4" draw:text-style-name="P4" draw:layer="layout" svg:width="1.752cm" svg:height="2.598cm" draw:transform="rotate (1.5707963267949) translate (61.5638247393292cm 21.2317683357252cm)" svg:viewBox="0 0 1753 2599" draw:points="0,2599 1753,2599 1753,0 0,0">
                <text:p/>
              </draw:polygon>
            </draw:g>
            <draw:g>
              <draw:polygon draw:style-name="gr3" draw:text-style-name="P3" draw:layer="layout" svg:width="0.483cm" svg:height="1.164cm" draw:transform="rotate (1.5707963267949) translate (62.3667691329671cm 20.0737861250198cm)" svg:viewBox="0 0 484 1165" draw:points="484,0 0,0 0,1165 484,1165">
                <text:p/>
              </draw:polygon>
              <draw:polygon draw:style-name="gr4" draw:text-style-name="P4" draw:layer="layout" svg:width="0.483cm" svg:height="1.164cm" draw:transform="rotate (1.5707963267949) translate (62.3667691329671cm 20.0737861250198cm)" svg:viewBox="0 0 484 1165" draw:points="484,0 0,0 0,1165 484,1165">
                <text:p/>
              </draw:polygon>
            </draw:g>
            <draw:g>
              <draw:polygon draw:style-name="gr5" draw:text-style-name="P5" draw:layer="layout" svg:width="0.012cm" svg:height="0.034cm" draw:transform="rotate (1.5707963267949) translate (62.522112458248cm 20.0271168167796cm)" svg:viewBox="0 0 13 35" draw:points="13,35 13,0 0,0 0,35">
                <text:p/>
              </draw:polygon>
              <draw:polygon draw:style-name="gr4" draw:text-style-name="P4" draw:layer="layout" svg:width="0.012cm" svg:height="0.034cm" draw:transform="rotate (1.5707963267949) translate (62.522112458248cm 20.0271168167796cm)" svg:viewBox="0 0 13 35" draw:points="13,35 13,0 0,0 0,35">
                <text:p/>
              </draw:polygon>
            </draw:g>
            <draw:g>
              <draw:path draw:style-name="gr5" draw:text-style-name="P5" draw:layer="layout" svg:width="0.374cm" svg:height="1.053cm" draw:transform="rotate (1.5707963267949) translate (62.4482607134422cm 20.0358673120747cm)" svg:viewBox="0 0 375 1054" svg:d="M44 982v-39h-44v39zM44 934v-40h-44v40zM44 887v-41h-44v41zM44 839v-42h-44v42zM44 521v-39h-44v39zM44 473v-40h-44v40zM44 426v-41h-44v41zM44 378v-42h-44v42zM136 1054v-63h-46v63zM136 982v-39h-46v39zM136 934v-40h-46v40zM136 887v-41h-46v41zM136 839v-42h-46v42zM136 788v-42h-46v42zM136 737v-40h-46v40zM136 688v-39h-46v39zM136 639v-41h-46v41zM136 591v-42h-46v42zM136 542v-39h-46v39zM136 493v-39h-46v39zM136 445v-40h-46v40zM199 982v-39h-51v39zM199 934v-40h-51v40zM199 887v-41h-51v41zM199 839v-42h-51v42zM199 788v-42h-51v42zM199 737v-40h-51v40zM199 688v-39h-51v39zM199 639v-41h-51v41zM199 591v-42h-51v42zM199 542v-39h-51v39zM199 493v-39h-51v39zM199 445v-40h-51v40zM258 982v-39h-49v39zM258 934v-40h-49v40zM258 887v-41h-49v41zM258 839v-42h-49v42zM258 788v-42h-49v42zM258 737v-40h-49v40zM258 688v-39h-49v39zM258 639v-41h-49v41zM258 591v-42h-49v42zM258 542v-39h-49v39zM258 493v-39h-49v39zM258 445v-40h-49v40zM316 982v-39h-48v39zM316 934v-40h-48v40zM316 887v-41h-48v41zM316 839v-42h-48v42zM316 788v-42h-48v42zM316 737v-40h-48v40zM316 688v-39h-48v39zM316 639v-41h-48v41zM316 591v-42h-48v42zM316 542v-39h-48v39zM316 493v-39h-48v39zM375 887v-338h-50v338zM375 146v-97h-50v97zM375 37v-37h-50v37zM316 37v-37h-48v37zM316 93v-42h-48v42zM316 146v-42h-48v42zM258 146v-42h-49v42zM199 146v-42h-51v42zM199 93v-42h-51v42zM199 37v-37h-51v37zM258 37v-37h-49v37zM258 93v-42h-49v42z">
                <text:p/>
              </draw:path>
              <draw:path draw:style-name="gr4" draw:text-style-name="P4" draw:layer="layout" svg:width="0.374cm" svg:height="1.053cm" draw:transform="rotate (1.5707963267949) translate (62.4482607134422cm 20.0358673120747cm)" svg:viewBox="0 0 375 1054" svg:d="M44 982v-39h-44v39zM44 934v-40h-44v40zM44 887v-41h-44v41zM44 839v-42h-44v42zM44 521v-39h-44v39zM44 473v-40h-44v40zM44 426v-41h-44v41zM44 378v-42h-44v42zM136 1054v-63h-46v63zM136 982v-39h-46v39zM136 934v-40h-46v40zM136 887v-41h-46v41zM136 839v-42h-46v42zM136 788v-42h-46v42zM136 737v-40h-46v40zM136 688v-39h-46v39zM136 639v-41h-46v41zM136 591v-42h-46v42zM136 542v-39h-46v39zM136 493v-39h-46v39zM136 445v-40h-46v40zM199 982v-39h-51v39zM199 934v-40h-51v40zM199 887v-41h-51v41zM199 839v-42h-51v42zM199 788v-42h-51v42zM199 737v-40h-51v40zM199 688v-39h-51v39zM199 639v-41h-51v41zM199 591v-42h-51v42zM199 542v-39h-51v39zM199 493v-39h-51v39zM199 445v-40h-51v40zM258 982v-39h-49v39zM258 934v-40h-49v40zM258 887v-41h-49v41zM258 839v-42h-49v42zM258 788v-42h-49v42zM258 737v-40h-49v40zM258 688v-39h-49v39zM258 639v-41h-49v41zM258 591v-42h-49v42zM258 542v-39h-49v39zM258 493v-39h-49v39zM258 445v-40h-49v40zM316 982v-39h-48v39zM316 934v-40h-48v40zM316 887v-41h-48v41zM316 839v-42h-48v42zM316 788v-42h-48v42zM316 737v-40h-48v40zM316 688v-39h-48v39zM316 639v-41h-48v41zM316 591v-42h-48v42zM316 542v-39h-48v39zM316 493v-39h-48v39zM375 887v-338h-50v338zM375 146v-97h-50v97zM375 37v-37h-50v37zM316 37v-37h-48v37zM316 93v-42h-48v42zM316 146v-42h-48v42zM258 146v-42h-49v42zM199 146v-42h-51v42zM199 93v-42h-51v42zM199 37v-37h-51v37zM258 37v-37h-49v37zM258 93v-42h-49v42z">
                <text:p/>
              </draw:path>
            </draw:g>
            <draw:g>
              <draw:path draw:style-name="gr5" draw:text-style-name="P5" draw:layer="layout" svg:width="0.374cm" svg:height="1.104cm" draw:transform="rotate (1.5707963267949) translate (62.3947818637551cm 20.0358673120747cm)" svg:viewBox="0 0 375 1105" svg:d="M44 1105v-39h-44v39zM199 1105v-63h-51v63zM258 1105v-63h-49v63zM316 1105v-63h-48v63zM375 1105v-63h-50v63zM375 1031v-40h-50v40zM375 982v-39h-50v39zM375 595v-39h-50v39zM375 544v-39h-50v39zM375 496v-40h-50v40zM375 447v-65h-50v65zM375 359v-42h-50v42zM375 310v-39h-50v39zM375 262v-40h-50v40zM375 37v-37h-103v37zM260 37v-37h-112v37zM136 37v-37h-46v37zM136 93v-42h-46v42zM136 146v-42h-46v42zM136 197v-42h-46v42zM136 262v-40h-46v40zM199 262v-40h-51v40zM316 310v-39h-48v39zM312 496v-114h-44v114zM253 447v-65h-105v65zM199 359v-42h-51v42zM199 310v-39h-51v39zM136 310v-39h-46v39zM136 447v-65h-46v65zM17 58v-30h-8v30zM17 107v-31h-8v31zM44 262v-40h-44v40zM44 310v-39h-44v39zM44 359v-42h-44v42zM44 660v-41h-44v41zM44 709v-42h-44v42zM44 757v-39h-44v39zM44 804v-37h-44v37zM136 359v-42h-46v42z">
                <text:p/>
              </draw:path>
              <draw:path draw:style-name="gr4" draw:text-style-name="P4" draw:layer="layout" svg:width="0.374cm" svg:height="1.104cm" draw:transform="rotate (1.5707963267949) translate (62.3947818637551cm 20.0358673120747cm)" svg:viewBox="0 0 375 1105" svg:d="M44 1105v-39h-44v39zM199 1105v-63h-51v63zM258 1105v-63h-49v63zM316 1105v-63h-48v63zM375 1105v-63h-50v63zM375 1031v-40h-50v40zM375 982v-39h-50v39zM375 595v-39h-50v39zM375 544v-39h-50v39zM375 496v-40h-50v40zM375 447v-65h-50v65zM375 359v-42h-50v42zM375 310v-39h-50v39zM375 262v-40h-50v40zM375 37v-37h-103v37zM260 37v-37h-112v37zM136 37v-37h-46v37zM136 93v-42h-46v42zM136 146v-42h-46v42zM136 197v-42h-46v42zM136 262v-40h-46v40zM199 262v-40h-51v40zM316 310v-39h-48v39zM312 496v-114h-44v114zM253 447v-65h-105v65zM199 359v-42h-51v42zM199 310v-39h-51v39zM136 310v-39h-46v39zM136 447v-65h-46v65zM17 58v-30h-8v30zM17 107v-31h-8v31zM44 262v-40h-44v40zM44 310v-39h-44v39zM44 359v-42h-44v42zM44 660v-41h-44v41zM44 709v-42h-44v42zM44 757v-39h-44v39zM44 804v-37h-44v37zM136 359v-42h-46v42z">
                <text:p/>
              </draw:path>
            </draw:g>
            <draw:g>
              <draw:path draw:style-name="gr3" draw:text-style-name="P3" draw:layer="layout" svg:width="0.585cm" svg:height="1.305cm" draw:transform="rotate (1.5707963267949) translate (62.2980106119409cm 20.6863207956698cm)" svg:viewBox="0 0 586 1306" svg:d="M194 920v-533c-17 4-33 14-50 23-44 25-83 58-105 102-26 44-39 93-39 144 0 46 13 95 39 139 22 44 61 76 105 101 17 10 33 19 50 24zM194 250v804c0 12-2 23-2 37 0 44 15 93 44 134 22 31 46 58 80 79v2h75v-1306h-75c-34 21-58 49-80 79-29 41-44 90-44 134 0 14 2 26 2 37zM391 920c17-5 34-14 52-24 43-25 82-57 107-101 24-44 36-93 36-139 0-51-12-100-36-144-25-44-64-77-107-102-18-9-35-19-52-23z">
                <text:p/>
              </draw:path>
              <draw:path draw:style-name="gr4" draw:text-style-name="P4" draw:layer="layout" svg:width="0.585cm" svg:height="1.305cm" draw:transform="rotate (1.5707963267949) translate (62.2980106119409cm 20.6863207956698cm)" svg:viewBox="0 0 586 1306" svg:d="M194 920v-533c-17 4-33 14-50 23-44 25-83 58-105 102-26 44-39 93-39 144 0 46 13 95 39 139 22 44 61 76 105 101 17 10 33 19 50 24zM194 250v804c0 12-2 23-2 37 0 44 15 93 44 134 22 31 46 58 80 79v2h75v-1306h-75c-34 21-58 49-80 79-29 41-44 90-44 134 0 14 2 26 2 37zM243 401h75M243 512h75M243 623h75M243 737h75M243 850h75M243 964h75M243 341h75M243 456h75M243 568h75M243 681h75M243 795h75M243 906h75M275 1077h34M275 1022h34M275 283h34M275 227h34M321 58v1188M391 920c17-5 34-14 52-24 43-25 82-57 107-101 24-44 36-93 36-139 0-51-12-100-36-144-25-44-64-77-107-102-18-9-35-19-52-23z">
                <text:p/>
              </draw:path>
            </draw:g>
            <draw:g>
              <draw:path draw:style-name="gr3" draw:text-style-name="P3" draw:layer="layout" svg:width="0.95cm" svg:height="2.255cm" draw:transform="rotate (1.5707963267949) translate (61.7910771176046cm 21.2317683357252cm)" svg:viewBox="0 0 951 2256" svg:d="M70 2212h735v-2166h-735zM805 2256h-805v-2256h805v46h-735v2166h735zM875 2256v-2256h-70v2256zM875 1221v-186h76v186z">
                <text:p/>
              </draw:path>
              <draw:path draw:style-name="gr4" draw:text-style-name="P4" draw:layer="layout" svg:width="0.95cm" svg:height="2.255cm" draw:transform="rotate (1.5707963267949) translate (61.7910771176046cm 21.2317683357252cm)" svg:viewBox="0 0 951 2256" svg:d="M70 2212h735v-2166h-735zM805 2256h-805v-2256h805v46h-735v2166h735zM875 2256v-2256h-70v2256zM875 1221v-186h76v186z">
                <text:p/>
              </draw:path>
            </draw:g>
            <draw:g>
              <draw:polygon draw:style-name="gr3" draw:text-style-name="P3" draw:layer="layout" svg:width="0.147cm" svg:height="2.619cm" draw:transform="rotate (1.5707963267949) translate (61.5411000428489cm 21.377609923975cm)" svg:viewBox="0 0 148 2620" draw:points="148,2620 148,0 0,0 0,2620">
                <text:p/>
              </draw:polygon>
              <draw:polygon draw:style-name="gr4" draw:text-style-name="P4" draw:layer="layout" svg:width="0.147cm" svg:height="2.619cm" draw:transform="rotate (1.5707963267949) translate (61.5411000428489cm 21.377609923975cm)" svg:viewBox="0 0 148 2620" draw:points="148,2620 148,0 0,0 0,2620">
                <text:p/>
              </draw:polygon>
            </draw:g>
            <draw:g>
              <draw:polygon draw:style-name="gr3" draw:text-style-name="P3" draw:layer="layout" svg:width="2.117cm" svg:height="0.129cm" draw:transform="rotate (1.5707963267949) translate (64.159583903424cm 21.2317683357252cm)" svg:viewBox="0 0 2118 130" draw:points="0,130 2118,130 2118,0 0,0">
                <text:p/>
              </draw:polygon>
              <draw:polygon draw:style-name="gr4" draw:text-style-name="P4" draw:layer="layout" svg:width="2.117cm" svg:height="0.129cm" draw:transform="rotate (1.5707963267949) translate (64.159583903424cm 21.2317683357252cm)" svg:viewBox="0 0 2118 130" draw:points="0,130 2118,130 2118,0 0,0">
                <text:p/>
              </draw:polygon>
            </draw:g>
            <draw:g>
              <draw:polygon draw:style-name="gr3" draw:text-style-name="P3" draw:layer="layout" svg:width="2.117cm" svg:height="0.129cm" draw:transform="rotate (1.5707963267949) translate (61.4264816659438cm 21.2317683357252cm)" svg:viewBox="0 0 2118 130" draw:points="0,130 2118,130 2118,0 0,0">
                <text:p/>
              </draw:polygon>
              <draw:polygon draw:style-name="gr4" draw:text-style-name="P4" draw:layer="layout" svg:width="2.117cm" svg:height="0.129cm" draw:transform="rotate (1.5707963267949) translate (61.4264816659438cm 21.2317683357252cm)" svg:viewBox="0 0 2118 130" draw:points="0,130 2118,130 2118,0 0,0">
                <text:p/>
              </draw:polygon>
            </draw:g>
          </draw:g>
          <draw:g>
            <draw:g>
              <draw:path draw:style-name="gr3" draw:text-style-name="P3" draw:layer="layout" svg:width="1.755cm" svg:height="1.528cm" draw:transform="rotate (1.5707963267949) translate (62.2176943907992cm 20.8433160261582cm)" svg:viewBox="0 0 1756 1529" svg:d="M1459 1029c5-89 7-177 7-265s-2-173-7-261c-10-17-17-33-30-47-68-99-162-183-279-243-18-9-36-16-53-25h-475-5c-17 0-36-5-50-12-17-7-32-21-42-32-2-7-4-12-4-17h-85c-76 0-154 19-218 51-67 33-120 81-159 139s-59 123-59 190c0 3 0 3 0 3v512 2c0 67 20 132 59 188 39 60 92 106 159 141 64 32 142 51 218 51h85c0-9 4-14 7-21 9-14 24-26 39-32 17-10 33-14 55-14h477c20-7 37-14 53-26 117-58 212-141 280-241 10-16 17-28 27-41zM1461 762c3 42 5 84 5 125 0 109-15 216-44 322-2 3-4 5-7 7-8 14-12 23-12 37 0 12 4 23 12 33 5 14 17 20 29 25 13 7 26 12 41 12 11 0 25-5 37-12 2 0 9-2 12-5 41-41 78-83 107-129 73-111 115-237 115-366 0-16-3-33-3-49 3-16 3-35 3-51 0-125-37-250-110-357-34-48-71-92-112-132-12-7-27-9-38-9-15 0-30 2-39 12-13 4-25 14-30 25-9 9-12 23-12 35s3 21 7 30c29 104 44 213 44 322 0 39-2 83-5 125zM510 95v2c0 17 3 33 15 49 10 12 20 25 39 32 17 7 34 12 53 12h5 656c20 0 37-5 54-12 18-7 29-20 42-32 9-16 14-32 14-49v-2c0-16-5-35-14-46-13-17-24-28-42-37-17-7-34-12-54-12h-656c-5 0-5 0-5 0-19 0-36 5-53 12-19 9-29 20-39 37-12 11-15 30-15 46zM513 1434c0 16 2 32 15 46 9 14 24 28 39 35 17 7 33 14 55 14h656c3 0 3 0 3 0 19 0 37-7 54-14 19-7 29-21 41-35 9-14 15-30 15-46v-2c0-19-6-33-15-49-12-14-22-26-41-32-17-10-35-14-54-14h-3-656c-22 0-38 4-55 14-17 6-30 18-39 32-13 16-15 30-15 49z">
                <text:p/>
              </draw:path>
              <draw:path draw:style-name="gr4" draw:text-style-name="P4" draw:layer="layout" svg:width="1.755cm" svg:height="1.528cm" draw:transform="rotate (1.5707963267949) translate (62.2176943907992cm 20.8433160261582cm)" svg:viewBox="0 0 1756 1529" svg:d="M1459 1029c5-89 7-177 7-265s-2-173-7-261c-10-17-17-33-30-47-68-99-162-183-279-243-18-9-36-16-53-25h-475-5c-17 0-36-5-50-12-17-7-32-21-42-32-2-7-4-12-4-17h-85c-76 0-154 19-218 51-67 33-120 81-159 139s-59 123-59 190c0 3 0 3 0 3v512 2c0 67 20 132 59 188 39 60 92 106 159 141 64 32 142 51 218 51h85c0-9 4-14 7-21 9-14 24-26 39-32 17-10 33-14 55-14h477c20-7 37-14 53-26 117-58 212-141 280-241 10-16 17-28 27-41zM1461 762c3 42 5 84 5 125 0 109-15 216-44 322-2 3-4 5-7 7-8 14-12 23-12 37 0 12 4 23 12 33 5 14 17 20 29 25 13 7 26 12 41 12 11 0 25-5 37-12 2 0 9-2 12-5 41-41 78-83 107-129 73-111 115-237 115-366 0-16-3-33-3-49 3-16 3-35 3-51 0-125-37-250-110-357-34-48-71-92-112-132-12-7-27-9-38-9-15 0-30 2-39 12-13 4-25 14-30 25-9 9-12 23-12 35s3 21 7 30c29 104 44 213 44 322 0 39-2 83-5 125zM510 95v2c0 17 3 33 15 49 10 12 20 25 39 32 17 7 34 12 53 12h5 656c20 0 37-5 54-12 18-7 29-20 42-32 9-16 14-32 14-49v-2c0-16-5-35-14-46-13-17-24-28-42-37-17-7-34-12-54-12h-656c-5 0-5 0-5 0-19 0-36 5-53 12-19 9-29 20-39 37-12 11-15 30-15 46zM513 1434c0 16 2 32 15 46 9 14 24 28 39 35 17 7 33 14 55 14h656c3 0 3 0 3 0 19 0 37-7 54-14 19-7 29-21 41-35 9-14 15-30 15-46v-2c0-19-6-33-15-49-12-14-22-26-41-32-17-10-35-14-54-14h-3-656c-22 0-38 4-55 14-17 6-30 18-39 32-13 16-15 30-15 49z">
                <text:p/>
              </draw:path>
            </draw:g>
            <draw:g>
              <draw:polygon draw:style-name="gr3" draw:text-style-name="P3" draw:layer="layout" svg:width="1.752cm" svg:height="2.598cm" draw:transform="rotate (1.5707963267949) translate (61.5638247393292cm 21.2317683357252cm)" svg:viewBox="0 0 1753 2599" draw:points="0,2599 1753,2599 1753,0 0,0">
                <text:p/>
              </draw:polygon>
              <draw:polygon draw:style-name="gr4" draw:text-style-name="P4" draw:layer="layout" svg:width="1.752cm" svg:height="2.598cm" draw:transform="rotate (1.5707963267949) translate (61.5638247393292cm 21.2317683357252cm)" svg:viewBox="0 0 1753 2599" draw:points="0,2599 1753,2599 1753,0 0,0">
                <text:p/>
              </draw:polygon>
            </draw:g>
            <draw:g>
              <draw:polygon draw:style-name="gr3" draw:text-style-name="P3" draw:layer="layout" svg:width="0.483cm" svg:height="1.164cm" draw:transform="rotate (1.5707963267949) translate (62.3667691329671cm 20.0737861250198cm)" svg:viewBox="0 0 484 1165" draw:points="484,0 0,0 0,1165 484,1165">
                <text:p/>
              </draw:polygon>
              <draw:polygon draw:style-name="gr4" draw:text-style-name="P4" draw:layer="layout" svg:width="0.483cm" svg:height="1.164cm" draw:transform="rotate (1.5707963267949) translate (62.3667691329671cm 20.0737861250198cm)" svg:viewBox="0 0 484 1165" draw:points="484,0 0,0 0,1165 484,1165">
                <text:p/>
              </draw:polygon>
            </draw:g>
            <draw:g>
              <draw:polygon draw:style-name="gr5" draw:text-style-name="P5" draw:layer="layout" svg:width="0.012cm" svg:height="0.034cm" draw:transform="rotate (1.5707963267949) translate (62.522112458248cm 20.0271168167796cm)" svg:viewBox="0 0 13 35" draw:points="13,35 13,0 0,0 0,35">
                <text:p/>
              </draw:polygon>
              <draw:polygon draw:style-name="gr4" draw:text-style-name="P4" draw:layer="layout" svg:width="0.012cm" svg:height="0.034cm" draw:transform="rotate (1.5707963267949) translate (62.522112458248cm 20.0271168167796cm)" svg:viewBox="0 0 13 35" draw:points="13,35 13,0 0,0 0,35">
                <text:p/>
              </draw:polygon>
            </draw:g>
            <draw:g>
              <draw:path draw:style-name="gr5" draw:text-style-name="P5" draw:layer="layout" svg:width="0.374cm" svg:height="1.053cm" draw:transform="rotate (1.5707963267949) translate (62.4482607134422cm 20.0358673120747cm)" svg:viewBox="0 0 375 1054" svg:d="M44 982v-39h-44v39zM44 934v-40h-44v40zM44 887v-41h-44v41zM44 839v-42h-44v42zM44 521v-39h-44v39zM44 473v-40h-44v40zM44 426v-41h-44v41zM44 378v-42h-44v42zM136 1054v-63h-46v63zM136 982v-39h-46v39zM136 934v-40h-46v40zM136 887v-41h-46v41zM136 839v-42h-46v42zM136 788v-42h-46v42zM136 737v-40h-46v40zM136 688v-39h-46v39zM136 639v-41h-46v41zM136 591v-42h-46v42zM136 542v-39h-46v39zM136 493v-39h-46v39zM136 445v-40h-46v40zM199 982v-39h-51v39zM199 934v-40h-51v40zM199 887v-41h-51v41zM199 839v-42h-51v42zM199 788v-42h-51v42zM199 737v-40h-51v40zM199 688v-39h-51v39zM199 639v-41h-51v41zM199 591v-42h-51v42zM199 542v-39h-51v39zM199 493v-39h-51v39zM199 445v-40h-51v40zM258 982v-39h-49v39zM258 934v-40h-49v40zM258 887v-41h-49v41zM258 839v-42h-49v42zM258 788v-42h-49v42zM258 737v-40h-49v40zM258 688v-39h-49v39zM258 639v-41h-49v41zM258 591v-42h-49v42zM258 542v-39h-49v39zM258 493v-39h-49v39zM258 445v-40h-49v40zM316 982v-39h-48v39zM316 934v-40h-48v40zM316 887v-41h-48v41zM316 839v-42h-48v42zM316 788v-42h-48v42zM316 737v-40h-48v40zM316 688v-39h-48v39zM316 639v-41h-48v41zM316 591v-42h-48v42zM316 542v-39h-48v39zM316 493v-39h-48v39zM375 887v-338h-50v338zM375 146v-97h-50v97zM375 37v-37h-50v37zM316 37v-37h-48v37zM316 93v-42h-48v42zM316 146v-42h-48v42zM258 146v-42h-49v42zM199 146v-42h-51v42zM199 93v-42h-51v42zM199 37v-37h-51v37zM258 37v-37h-49v37zM258 93v-42h-49v42z">
                <text:p/>
              </draw:path>
              <draw:path draw:style-name="gr4" draw:text-style-name="P4" draw:layer="layout" svg:width="0.374cm" svg:height="1.053cm" draw:transform="rotate (1.5707963267949) translate (62.4482607134422cm 20.0358673120747cm)" svg:viewBox="0 0 375 1054" svg:d="M44 982v-39h-44v39zM44 934v-40h-44v40zM44 887v-41h-44v41zM44 839v-42h-44v42zM44 521v-39h-44v39zM44 473v-40h-44v40zM44 426v-41h-44v41zM44 378v-42h-44v42zM136 1054v-63h-46v63zM136 982v-39h-46v39zM136 934v-40h-46v40zM136 887v-41h-46v41zM136 839v-42h-46v42zM136 788v-42h-46v42zM136 737v-40h-46v40zM136 688v-39h-46v39zM136 639v-41h-46v41zM136 591v-42h-46v42zM136 542v-39h-46v39zM136 493v-39h-46v39zM136 445v-40h-46v40zM199 982v-39h-51v39zM199 934v-40h-51v40zM199 887v-41h-51v41zM199 839v-42h-51v42zM199 788v-42h-51v42zM199 737v-40h-51v40zM199 688v-39h-51v39zM199 639v-41h-51v41zM199 591v-42h-51v42zM199 542v-39h-51v39zM199 493v-39h-51v39zM199 445v-40h-51v40zM258 982v-39h-49v39zM258 934v-40h-49v40zM258 887v-41h-49v41zM258 839v-42h-49v42zM258 788v-42h-49v42zM258 737v-40h-49v40zM258 688v-39h-49v39zM258 639v-41h-49v41zM258 591v-42h-49v42zM258 542v-39h-49v39zM258 493v-39h-49v39zM258 445v-40h-49v40zM316 982v-39h-48v39zM316 934v-40h-48v40zM316 887v-41h-48v41zM316 839v-42h-48v42zM316 788v-42h-48v42zM316 737v-40h-48v40zM316 688v-39h-48v39zM316 639v-41h-48v41zM316 591v-42h-48v42zM316 542v-39h-48v39zM316 493v-39h-48v39zM375 887v-338h-50v338zM375 146v-97h-50v97zM375 37v-37h-50v37zM316 37v-37h-48v37zM316 93v-42h-48v42zM316 146v-42h-48v42zM258 146v-42h-49v42zM199 146v-42h-51v42zM199 93v-42h-51v42zM199 37v-37h-51v37zM258 37v-37h-49v37zM258 93v-42h-49v42z">
                <text:p/>
              </draw:path>
            </draw:g>
            <draw:g>
              <draw:path draw:style-name="gr5" draw:text-style-name="P5" draw:layer="layout" svg:width="0.374cm" svg:height="1.104cm" draw:transform="rotate (1.5707963267949) translate (62.3947818637551cm 20.0358673120747cm)" svg:viewBox="0 0 375 1105" svg:d="M44 1105v-39h-44v39zM199 1105v-63h-51v63zM258 1105v-63h-49v63zM316 1105v-63h-48v63zM375 1105v-63h-50v63zM375 1031v-40h-50v40zM375 982v-39h-50v39zM375 595v-39h-50v39zM375 544v-39h-50v39zM375 496v-40h-50v40zM375 447v-65h-50v65zM375 359v-42h-50v42zM375 310v-39h-50v39zM375 262v-40h-50v40zM375 37v-37h-103v37zM260 37v-37h-112v37zM136 37v-37h-46v37zM136 93v-42h-46v42zM136 146v-42h-46v42zM136 197v-42h-46v42zM136 262v-40h-46v40zM199 262v-40h-51v40zM316 310v-39h-48v39zM312 496v-114h-44v114zM253 447v-65h-105v65zM199 359v-42h-51v42zM199 310v-39h-51v39zM136 310v-39h-46v39zM136 447v-65h-46v65zM17 58v-30h-8v30zM17 107v-31h-8v31zM44 262v-40h-44v40zM44 310v-39h-44v39zM44 359v-42h-44v42zM44 660v-41h-44v41zM44 709v-42h-44v42zM44 757v-39h-44v39zM44 804v-37h-44v37zM136 359v-42h-46v42z">
                <text:p/>
              </draw:path>
              <draw:path draw:style-name="gr4" draw:text-style-name="P4" draw:layer="layout" svg:width="0.374cm" svg:height="1.104cm" draw:transform="rotate (1.5707963267949) translate (62.3947818637551cm 20.0358673120747cm)" svg:viewBox="0 0 375 1105" svg:d="M44 1105v-39h-44v39zM199 1105v-63h-51v63zM258 1105v-63h-49v63zM316 1105v-63h-48v63zM375 1105v-63h-50v63zM375 1031v-40h-50v40zM375 982v-39h-50v39zM375 595v-39h-50v39zM375 544v-39h-50v39zM375 496v-40h-50v40zM375 447v-65h-50v65zM375 359v-42h-50v42zM375 310v-39h-50v39zM375 262v-40h-50v40zM375 37v-37h-103v37zM260 37v-37h-112v37zM136 37v-37h-46v37zM136 93v-42h-46v42zM136 146v-42h-46v42zM136 197v-42h-46v42zM136 262v-40h-46v40zM199 262v-40h-51v40zM316 310v-39h-48v39zM312 496v-114h-44v114zM253 447v-65h-105v65zM199 359v-42h-51v42zM199 310v-39h-51v39zM136 310v-39h-46v39zM136 447v-65h-46v65zM17 58v-30h-8v30zM17 107v-31h-8v31zM44 262v-40h-44v40zM44 310v-39h-44v39zM44 359v-42h-44v42zM44 660v-41h-44v41zM44 709v-42h-44v42zM44 757v-39h-44v39zM44 804v-37h-44v37zM136 359v-42h-46v42z">
                <text:p/>
              </draw:path>
            </draw:g>
            <draw:g>
              <draw:path draw:style-name="gr3" draw:text-style-name="P3" draw:layer="layout" svg:width="0.585cm" svg:height="1.305cm" draw:transform="rotate (1.5707963267949) translate (62.2980106119409cm 20.6863207956698cm)" svg:viewBox="0 0 586 1306" svg:d="M194 920v-533c-17 4-33 14-50 23-44 25-83 58-105 102-26 44-39 93-39 144 0 46 13 95 39 139 22 44 61 76 105 101 17 10 33 19 50 24zM194 250v804c0 12-2 23-2 37 0 44 15 93 44 134 22 31 46 58 80 79v2h75v-1306h-75c-34 21-58 49-80 79-29 41-44 90-44 134 0 14 2 26 2 37zM391 920c17-5 34-14 52-24 43-25 82-57 107-101 24-44 36-93 36-139 0-51-12-100-36-144-25-44-64-77-107-102-18-9-35-19-52-23z">
                <text:p/>
              </draw:path>
              <draw:path draw:style-name="gr4" draw:text-style-name="P4" draw:layer="layout" svg:width="0.585cm" svg:height="1.305cm" draw:transform="rotate (1.5707963267949) translate (62.2980106119409cm 20.6863207956698cm)" svg:viewBox="0 0 586 1306" svg:d="M194 920v-533c-17 4-33 14-50 23-44 25-83 58-105 102-26 44-39 93-39 144 0 46 13 95 39 139 22 44 61 76 105 101 17 10 33 19 50 24zM194 250v804c0 12-2 23-2 37 0 44 15 93 44 134 22 31 46 58 80 79v2h75v-1306h-75c-34 21-58 49-80 79-29 41-44 90-44 134 0 14 2 26 2 37zM243 401h75M243 512h75M243 623h75M243 737h75M243 850h75M243 964h75M243 341h75M243 456h75M243 568h75M243 681h75M243 795h75M243 906h75M275 1077h34M275 1022h34M275 283h34M275 227h34M321 58v1188M391 920c17-5 34-14 52-24 43-25 82-57 107-101 24-44 36-93 36-139 0-51-12-100-36-144-25-44-64-77-107-102-18-9-35-19-52-23z">
                <text:p/>
              </draw:path>
            </draw:g>
            <draw:g>
              <draw:path draw:style-name="gr3" draw:text-style-name="P3" draw:layer="layout" svg:width="0.95cm" svg:height="2.255cm" draw:transform="rotate (1.5707963267949) translate (61.7910771176046cm 21.2317683357252cm)" svg:viewBox="0 0 951 2256" svg:d="M70 2212h735v-2166h-735zM805 2256h-805v-2256h805v46h-735v2166h735zM875 2256v-2256h-70v2256zM875 1221v-186h76v186z">
                <text:p/>
              </draw:path>
              <draw:path draw:style-name="gr4" draw:text-style-name="P4" draw:layer="layout" svg:width="0.95cm" svg:height="2.255cm" draw:transform="rotate (1.5707963267949) translate (61.7910771176046cm 21.2317683357252cm)" svg:viewBox="0 0 951 2256" svg:d="M70 2212h735v-2166h-735zM805 2256h-805v-2256h805v46h-735v2166h735zM875 2256v-2256h-70v2256zM875 1221v-186h76v186z">
                <text:p/>
              </draw:path>
            </draw:g>
            <draw:g>
              <draw:polygon draw:style-name="gr3" draw:text-style-name="P3" draw:layer="layout" svg:width="0.147cm" svg:height="2.619cm" draw:transform="rotate (1.5707963267949) translate (61.5411000428489cm 21.377609923975cm)" svg:viewBox="0 0 148 2620" draw:points="148,2620 148,0 0,0 0,2620">
                <text:p/>
              </draw:polygon>
              <draw:polygon draw:style-name="gr4" draw:text-style-name="P4" draw:layer="layout" svg:width="0.147cm" svg:height="2.619cm" draw:transform="rotate (1.5707963267949) translate (61.5411000428489cm 21.377609923975cm)" svg:viewBox="0 0 148 2620" draw:points="148,2620 148,0 0,0 0,2620">
                <text:p/>
              </draw:polygon>
            </draw:g>
            <draw:g>
              <draw:polygon draw:style-name="gr3" draw:text-style-name="P3" draw:layer="layout" svg:width="2.117cm" svg:height="0.129cm" draw:transform="rotate (1.5707963267949) translate (64.159583903424cm 21.2317683357252cm)" svg:viewBox="0 0 2118 130" draw:points="0,130 2118,130 2118,0 0,0">
                <text:p/>
              </draw:polygon>
              <draw:polygon draw:style-name="gr4" draw:text-style-name="P4" draw:layer="layout" svg:width="2.117cm" svg:height="0.129cm" draw:transform="rotate (1.5707963267949) translate (64.159583903424cm 21.2317683357252cm)" svg:viewBox="0 0 2118 130" draw:points="0,130 2118,130 2118,0 0,0">
                <text:p/>
              </draw:polygon>
            </draw:g>
            <draw:g>
              <draw:polygon draw:style-name="gr3" draw:text-style-name="P3" draw:layer="layout" svg:width="2.117cm" svg:height="0.129cm" draw:transform="rotate (1.5707963267949) translate (61.4264816659438cm 21.2317683357252cm)" svg:viewBox="0 0 2118 130" draw:points="0,130 2118,130 2118,0 0,0">
                <text:p/>
              </draw:polygon>
              <draw:polygon draw:style-name="gr4" draw:text-style-name="P4" draw:layer="layout" svg:width="2.117cm" svg:height="0.129cm" draw:transform="rotate (1.5707963267949) translate (61.4264816659438cm 21.2317683357252cm)" svg:viewBox="0 0 2118 130" draw:points="0,130 2118,130 2118,0 0,0">
                <text:p/>
              </draw:polygon>
            </draw:g>
          </draw:g>
        </draw:g>
        <draw:g>
          <draw:g>
            <draw:g>
              <draw:path draw:style-name="gr9" draw:text-style-name="P3" draw:layer="layout" svg:width="1.852cm" svg:height="1.69cm" svg:x="49.599cm" svg:y="49.542cm" svg:viewBox="0 0 1853 1691" svg:d="M1538 1140c7-100 9-195 9-294 0-95-2-193-9-290-9-19-18-35-30-51-72-111-174-204-296-269-19-11-38-18-56-28h-500-3c-18 0-41-4-55-13-19-10-35-24-44-37-3-5-7-12-7-17h-88c-81 0-160 19-227 56-72 37-130 90-169 155-42 63-63 137-63 209 0 2 0 2 0 2v567 3c0 74 21 146 63 208 39 65 97 118 169 155 67 38 146 58 227 58h88c0-9 7-16 9-23 9-14 25-28 42-37 18-9 37-14 58-14h505c18-9 37-16 55-28 123-64 225-157 294-268 10-16 19-30 28-44zM1540 843c5 49 7 93 7 137 0 123-16 241-46 359-2 2-7 5-9 9-7 14-12 26-12 40 0 13 5 25 12 37 7 14 18 20 30 27 14 7 28 12 44 12 12 0 28-5 39-12 5 0 10-2 14-7 42-44 81-92 114-143 76-123 120-262 120-406 0-16-4-34-4-53 4-16 4-37 4-55 0-139-42-278-118-397-35-53-74-101-116-145-14-7-28-10-41-10-14 0-31 3-42 12-14 7-26 16-33 28-9 11-11 25-11 39 0 12 2 23 9 35 30 116 46 234 46 354 0 47-2 93-7 139zM537 104v3c0 20 5 37 17 53 9 14 20 30 39 37 19 9 37 14 60 14h3 692c21 0 40-5 58-14 19-7 30-23 44-37 9-16 14-33 14-53v-3c0-16-5-37-14-51-14-16-25-30-44-39-18-9-37-14-58-14h-692c-3 0-3 0-3 0-23 0-41 5-60 14s-30 23-39 39c-12 14-17 35-17 51zM542 1587c0 16 2 37 14 51 9 16 25 30 42 39 18 9 37 14 58 14h692c3 0 3 0 3 0 20 0 39-5 57-14 19-9 33-23 44-39 10-14 17-35 17-51v-3c0-20-7-37-17-53-11-14-25-28-44-37-18-9-37-14-57-14h-3-692c-21 0-40 5-58 14-19 9-33 23-42 37-12 16-14 33-14 53z">
                <text:p/>
              </draw:path>
              <draw:path draw:style-name="gr10" draw:text-style-name="P4" draw:layer="layout" svg:width="1.852cm" svg:height="1.69cm" svg:x="49.599cm" svg:y="49.542cm" svg:viewBox="0 0 1853 1691" svg:d="M1538 1140c7-100 9-195 9-294 0-95-2-193-9-290-9-19-18-35-30-51-72-111-174-204-296-269-19-11-38-18-56-28h-500-3c-18 0-41-4-55-13-19-10-35-24-44-37-3-5-7-12-7-17h-88c-81 0-160 19-227 56-72 37-130 90-169 155-42 63-63 137-63 209 0 2 0 2 0 2v567 3c0 74 21 146 63 208 39 65 97 118 169 155 67 38 146 58 227 58h88c0-9 7-16 9-23 9-14 25-28 42-37 18-9 37-14 58-14h505c18-9 37-16 55-28 123-64 225-157 294-268 10-16 19-30 28-44zM1540 843c5 49 7 93 7 137 0 123-16 241-46 359-2 2-7 5-9 9-7 14-12 26-12 40 0 13 5 25 12 37 7 14 18 20 30 27 14 7 28 12 44 12 12 0 28-5 39-12 5 0 10-2 14-7 42-44 81-92 114-143 76-123 120-262 120-406 0-16-4-34-4-53 4-16 4-37 4-55 0-139-42-278-118-397-35-53-74-101-116-145-14-7-28-10-41-10-14 0-31 3-42 12-14 7-26 16-33 28-9 11-11 25-11 39 0 12 2 23 9 35 30 116 46 234 46 354 0 47-2 93-7 139zM537 104v3c0 20 5 37 17 53 9 14 20 30 39 37 19 9 37 14 60 14h3 692c21 0 40-5 58-14 19-7 30-23 44-37 9-16 14-33 14-53v-3c0-16-5-37-14-51-14-16-25-30-44-39-18-9-37-14-58-14h-692c-3 0-3 0-3 0-23 0-41 5-60 14s-30 23-39 39c-12 14-17 35-17 51zM542 1587c0 16 2 37 14 51 9 16 25 30 42 39 18 9 37 14 58 14h692c3 0 3 0 3 0 20 0 39-5 57-14 19-9 33-23 44-39 10-14 17-35 17-51v-3c0-20-7-37-17-53-11-14-25-28-44-37-18-9-37-14-57-14h-3-692c-21 0-40 5-58 14-19 9-33 23-42 37-12 16-14 33-14 53z">
                <text:p/>
              </draw:path>
            </draw:g>
            <draw:g>
              <draw:polygon draw:style-name="gr9" draw:text-style-name="P3" draw:layer="layout" svg:width="1.848cm" svg:height="2.876cm" svg:x="49.189cm" svg:y="48.819cm" svg:viewBox="0 0 1849 2877" draw:points="0,2877 1849,2877 1849,0 0,0">
                <text:p/>
              </draw:polygon>
              <draw:polygon draw:style-name="gr10" draw:text-style-name="P4" draw:layer="layout" svg:width="1.848cm" svg:height="2.876cm" svg:x="49.189cm" svg:y="48.819cm" svg:viewBox="0 0 1849 2877" draw:points="0,2877 1849,2877 1849,0 0,0">
                <text:p/>
              </draw:polygon>
            </draw:g>
            <draw:g>
              <draw:polygon draw:style-name="gr9" draw:text-style-name="P3" draw:layer="layout" svg:width="0.509cm" svg:height="1.289cm" svg:x="50.41cm" svg:y="49.707cm" svg:viewBox="0 0 510 1290" draw:points="510,0 0,0 0,1290 510,1290">
                <text:p/>
              </draw:polygon>
              <draw:polygon draw:style-name="gr10" draw:text-style-name="P4" draw:layer="layout" svg:width="0.509cm" svg:height="1.289cm" svg:x="50.41cm" svg:y="49.707cm" svg:viewBox="0 0 510 1290" draw:points="510,0 0,0 0,1290 510,1290">
                <text:p/>
              </draw:polygon>
            </draw:g>
            <draw:g>
              <draw:polygon draw:style-name="gr11" draw:text-style-name="P5" draw:layer="layout" svg:width="0.011cm" svg:height="0.038cm" svg:x="50.46cm" svg:y="49.879cm" svg:viewBox="0 0 12 39" draw:points="12,39 12,0 0,0 0,39">
                <text:p/>
              </draw:polygon>
              <draw:polygon draw:style-name="gr10" draw:text-style-name="P4" draw:layer="layout" svg:width="0.011cm" svg:height="0.038cm" svg:x="50.46cm" svg:y="49.879cm" svg:viewBox="0 0 12 39" draw:points="12,39 12,0 0,0 0,39">
                <text:p/>
              </draw:polygon>
            </draw:g>
            <draw:g>
              <draw:path draw:style-name="gr11" draw:text-style-name="P5" draw:layer="layout" svg:width="0.393cm" svg:height="1.167cm" svg:x="50.45cm" svg:y="49.798cm" svg:viewBox="0 0 394 1168" svg:d="M46 1089v-47h-46v47zM46 1035v-46h-46v46zM46 980v-44h-46v44zM46 927v-44h-46v44zM46 577v-44h-46v44zM46 524v-44h-46v44zM46 470v-44h-46v44zM46 417v-44h-46v44zM144 1168v-72h-49v72zM144 1089v-47h-49v47zM144 1035v-46h-49v46zM144 980v-44h-49v44zM144 927v-44h-49v44zM144 871v-44h-49v44zM144 815v-44h-49v44zM144 762v-44h-49v44zM144 707v-44h-49v44zM144 653v-44h-49v44zM144 600v-44h-49v44zM144 547v-44h-49v44zM144 493v-46h-49v46zM208 1089v-47h-50v47zM208 1035v-46h-50v46zM208 980v-44h-50v44zM208 927v-44h-50v44zM208 871v-44h-50v44zM208 815v-44h-50v44zM208 762v-44h-50v44zM208 707v-44h-50v44zM208 653v-44h-50v44zM208 600v-44h-50v44zM208 547v-44h-50v44zM208 493v-46h-50v46zM271 1089v-47h-49v47zM271 1035v-46h-49v46zM271 980v-44h-49v44zM271 927v-44h-49v44zM271 871v-44h-49v44zM271 815v-44h-49v44zM271 762v-44h-49v44zM271 707v-44h-49v44zM271 653v-44h-49v44zM271 600v-44h-49v44zM271 547v-44h-49v44zM271 493v-46h-49v46zM331 1089v-47h-48v47zM331 1035v-46h-48v46zM331 980v-44h-48v44zM331 927v-44h-48v44zM331 871v-44h-48v44zM331 815v-44h-48v44zM331 762v-44h-48v44zM331 707v-44h-48v44zM331 653v-44h-48v44zM331 600v-44h-48v44zM331 547v-44h-48v44zM394 980v-371h-49v371zM394 160v-107h-49v107zM394 42v-42h-49v42zM331 42v-42h-48v42zM331 102v-46h-48v46zM331 160v-44h-48v44zM271 160v-44h-49v44zM208 160v-44h-50v44zM208 102v-46h-50v46zM208 42v-42h-50v42zM271 42v-42h-49v42zM271 102v-46h-49v46z">
                <text:p/>
              </draw:path>
              <draw:path draw:style-name="gr10" draw:text-style-name="P4" draw:layer="layout" svg:width="0.393cm" svg:height="1.167cm" svg:x="50.45cm" svg:y="49.798cm" svg:viewBox="0 0 394 1168" svg:d="M46 1089v-47h-46v47zM46 1035v-46h-46v46zM46 980v-44h-46v44zM46 927v-44h-46v44zM46 577v-44h-46v44zM46 524v-44h-46v44zM46 470v-44h-46v44zM46 417v-44h-46v44zM144 1168v-72h-49v72zM144 1089v-47h-49v47zM144 1035v-46h-49v46zM144 980v-44h-49v44zM144 927v-44h-49v44zM144 871v-44h-49v44zM144 815v-44h-49v44zM144 762v-44h-49v44zM144 707v-44h-49v44zM144 653v-44h-49v44zM144 600v-44h-49v44zM144 547v-44h-49v44zM144 493v-46h-49v46zM208 1089v-47h-50v47zM208 1035v-46h-50v46zM208 980v-44h-50v44zM208 927v-44h-50v44zM208 871v-44h-50v44zM208 815v-44h-50v44zM208 762v-44h-50v44zM208 707v-44h-50v44zM208 653v-44h-50v44zM208 600v-44h-50v44zM208 547v-44h-50v44zM208 493v-46h-50v46zM271 1089v-47h-49v47zM271 1035v-46h-49v46zM271 980v-44h-49v44zM271 927v-44h-49v44zM271 871v-44h-49v44zM271 815v-44h-49v44zM271 762v-44h-49v44zM271 707v-44h-49v44zM271 653v-44h-49v44zM271 600v-44h-49v44zM271 547v-44h-49v44zM271 493v-46h-49v46zM331 1089v-47h-48v47zM331 1035v-46h-48v46zM331 980v-44h-48v44zM331 927v-44h-48v44zM331 871v-44h-48v44zM331 815v-44h-48v44zM331 762v-44h-48v44zM331 707v-44h-48v44zM331 653v-44h-48v44zM331 600v-44h-48v44zM331 547v-44h-48v44zM394 980v-371h-49v371zM394 160v-107h-49v107zM394 42v-42h-49v42zM331 42v-42h-48v42zM331 102v-46h-48v46zM331 160v-44h-48v44zM271 160v-44h-49v44zM208 160v-44h-50v44zM208 102v-46h-50v46zM208 42v-42h-50v42zM271 42v-42h-49v42zM271 102v-46h-49v46z">
                <text:p/>
              </draw:path>
            </draw:g>
            <draw:g>
              <draw:path draw:style-name="gr11" draw:text-style-name="P5" draw:layer="layout" svg:width="0.393cm" svg:height="1.222cm" svg:x="50.45cm" svg:y="49.738cm" svg:viewBox="0 0 394 1223" svg:d="M46 1223v-44h-46v44zM208 1223v-69h-50v69zM271 1223v-69h-49v69zM331 1223v-69h-48v69zM394 1223v-69h-49v69zM394 1142v-46h-49v46zM394 1089v-47h-49v47zM394 660v-46h-49v46zM394 602v-44h-49v44zM394 549v-44h-49v44zM394 496v-72h-49v72zM394 398v-46h-49v46zM394 343v-44h-49v44zM394 290v-44h-49v44zM394 42v-42h-107v42zM273 42v-42h-115v42zM144 42v-42h-49v42zM144 102v-46h-49v46zM144 160v-44h-49v44zM144 218v-47h-49v47zM144 290v-44h-49v44zM208 290v-44h-50v44zM331 343v-44h-48v44zM329 549v-125h-46v125zM269 496v-72h-111v72zM208 398v-46h-50v46zM208 343v-44h-50v44zM144 343v-44h-49v44zM144 496v-72h-49v72zM19 65v-35h-10v35zM19 118v-32h-10v32zM46 290v-44h-46v44zM46 343v-44h-46v44zM46 398v-46h-46v46zM46 730v-44h-46v44zM46 783v-44h-46v44zM46 836v-41h-46v41zM46 892v-44h-46v44zM144 398v-46h-49v46z">
                <text:p/>
              </draw:path>
              <draw:path draw:style-name="gr10" draw:text-style-name="P4" draw:layer="layout" svg:width="0.393cm" svg:height="1.222cm" svg:x="50.45cm" svg:y="49.738cm" svg:viewBox="0 0 394 1223" svg:d="M46 1223v-44h-46v44zM208 1223v-69h-50v69zM271 1223v-69h-49v69zM331 1223v-69h-48v69zM394 1223v-69h-49v69zM394 1142v-46h-49v46zM394 1089v-47h-49v47zM394 660v-46h-49v46zM394 602v-44h-49v44zM394 549v-44h-49v44zM394 496v-72h-49v72zM394 398v-46h-49v46zM394 343v-44h-49v44zM394 290v-44h-49v44zM394 42v-42h-107v42zM273 42v-42h-115v42zM144 42v-42h-49v42zM144 102v-46h-49v46zM144 160v-44h-49v44zM144 218v-47h-49v47zM144 290v-44h-49v44zM208 290v-44h-50v44zM331 343v-44h-48v44zM329 549v-125h-46v125zM269 496v-72h-111v72zM208 398v-46h-50v46zM208 343v-44h-50v44zM144 343v-44h-49v44zM144 496v-72h-49v72zM19 65v-35h-10v35zM19 118v-32h-10v32zM46 290v-44h-46v44zM46 343v-44h-46v44zM46 398v-46h-46v46zM46 730v-44h-46v44zM46 783v-44h-46v44zM46 836v-41h-46v41zM46 892v-44h-46v44zM144 398v-46h-49v46z">
                <text:p/>
              </draw:path>
            </draw:g>
            <draw:g>
              <draw:path draw:style-name="gr9" draw:text-style-name="P3" draw:layer="layout" svg:width="0.618cm" svg:height="1.444cm" svg:x="49.764cm" svg:y="49.631cm" svg:viewBox="0 0 619 1445" svg:d="M206 1017v-588c-18 4-37 13-55 25-47 28-86 65-112 114-27 46-39 99-39 157 0 53 12 107 39 155 26 47 65 84 112 111 18 12 37 21 55 26zM206 276v892c0 11-2 25-2 39 0 51 14 104 46 148 21 35 49 65 81 88v2h81v-1445h-81c-32 23-60 53-81 88-32 44-46 97-46 148 0 14 2 28 2 40zM412 1017c19-5 37-14 56-26 46-27 86-64 111-111 28-48 40-102 40-155 0-58-12-111-40-157-25-49-65-86-111-114-19-12-37-21-56-25z">
                <text:p/>
              </draw:path>
              <draw:path draw:style-name="gr10" draw:text-style-name="P4" draw:layer="layout" svg:width="0.618cm" svg:height="1.444cm" svg:x="49.764cm" svg:y="49.631cm" svg:viewBox="0 0 619 1445" svg:d="M206 1017v-588c-18 4-37 13-55 25-47 28-86 65-112 114-27 46-39 99-39 157 0 53 12 107 39 155 26 47 65 84 112 111 18 12 37 21 55 26zM206 276v892c0 11-2 25-2 39 0 51 14 104 46 148 21 35 49 65 81 88v2h81v-1445h-81c-32 23-60 53-81 88-32 44-46 97-46 148 0 14 2 28 2 40zM255 442h81M255 568h81M255 690h81M255 815h81M255 940h81M255 1066h81M255 378h81M255 505h81M255 628h81M255 753h81M255 880h81M255 1003h81M290 1193h37M290 1130h37M290 313h37M290 250h37M338 65v1313M412 1017c19-5 37-14 56-26 46-27 86-64 111-111 28-48 40-102 40-155 0-58-12-111-40-157-25-49-65-86-111-114-19-12-37-21-56-25z">
                <text:p/>
              </draw:path>
            </draw:g>
            <draw:g>
              <draw:path draw:style-name="gr9" draw:text-style-name="P3" draw:layer="layout" svg:width="1.002cm" svg:height="2.498cm" svg:x="49.189cm" svg:y="49.07cm" svg:viewBox="0 0 1003 2499" svg:d="M74 2449h776v-2398h-776zM850 2499h-850v-2499h850v51h-776v2398h776zM922 2499v-2499h-72v2499zM922 1353v-206h81v206z">
                <text:p/>
              </draw:path>
              <draw:path draw:style-name="gr10" draw:text-style-name="P4" draw:layer="layout" svg:width="1.002cm" svg:height="2.498cm" svg:x="49.189cm" svg:y="49.07cm" svg:viewBox="0 0 1003 2499" svg:d="M74 2449h776v-2398h-776zM850 2499h-850v-2499h850v51h-776v2398h776zM922 2499v-2499h-72v2499zM922 1353v-206h81v206z">
                <text:p/>
              </draw:path>
            </draw:g>
            <draw:g>
              <draw:polygon draw:style-name="gr9" draw:text-style-name="P3" draw:layer="layout" svg:width="0.157cm" svg:height="2.899cm" svg:x="49.035cm" svg:y="48.793cm" svg:viewBox="0 0 158 2900" draw:points="158,2900 158,0 0,0 0,2900">
                <text:p/>
              </draw:polygon>
              <draw:polygon draw:style-name="gr10" draw:text-style-name="P4" draw:layer="layout" svg:width="0.157cm" svg:height="2.899cm" svg:x="49.035cm" svg:y="48.793cm" svg:viewBox="0 0 158 2900" draw:points="158,2900 158,0 0,0 0,2900">
                <text:p/>
              </draw:polygon>
            </draw:g>
            <draw:g>
              <draw:polygon draw:style-name="gr9" draw:text-style-name="P3" draw:layer="layout" svg:width="2.232cm" svg:height="0.143cm" svg:x="49.189cm" svg:y="51.692cm" svg:viewBox="0 0 2233 144" draw:points="0,144 2233,144 2233,0 0,0">
                <text:p/>
              </draw:polygon>
              <draw:polygon draw:style-name="gr10" draw:text-style-name="P4" draw:layer="layout" svg:width="2.232cm" svg:height="0.143cm" svg:x="49.189cm" svg:y="51.692cm" svg:viewBox="0 0 2233 144" draw:points="0,144 2233,144 2233,0 0,0">
                <text:p/>
              </draw:polygon>
            </draw:g>
            <draw:g>
              <draw:polygon draw:style-name="gr9" draw:text-style-name="P3" draw:layer="layout" svg:width="2.232cm" svg:height="0.143cm" svg:x="49.189cm" svg:y="48.667cm" svg:viewBox="0 0 2233 144" draw:points="0,144 2233,144 2233,0 0,0">
                <text:p/>
              </draw:polygon>
              <draw:polygon draw:style-name="gr10" draw:text-style-name="P4" draw:layer="layout" svg:width="2.232cm" svg:height="0.143cm" svg:x="49.189cm" svg:y="48.667cm" svg:viewBox="0 0 2233 144" draw:points="0,144 2233,144 2233,0 0,0">
                <text:p/>
              </draw:polygon>
            </draw:g>
          </draw:g>
          <draw:g>
            <draw:g>
              <draw:path draw:style-name="gr9" draw:text-style-name="P3" draw:layer="layout" svg:width="1.852cm" svg:height="1.69cm" svg:x="49.599cm" svg:y="49.542cm" svg:viewBox="0 0 1853 1691" svg:d="M1538 1140c7-100 9-195 9-294 0-95-2-193-9-290-9-19-18-35-30-51-72-111-174-204-296-269-19-11-38-18-56-28h-500-3c-18 0-41-4-55-13-19-10-35-24-44-37-3-5-7-12-7-17h-88c-81 0-160 19-227 56-72 37-130 90-169 155-42 63-63 137-63 209 0 2 0 2 0 2v567 3c0 74 21 146 63 208 39 65 97 118 169 155 67 38 146 58 227 58h88c0-9 7-16 9-23 9-14 25-28 42-37 18-9 37-14 58-14h505c18-9 37-16 55-28 123-64 225-157 294-268 10-16 19-30 28-44zM1540 843c5 49 7 93 7 137 0 123-16 241-46 359-2 2-7 5-9 9-7 14-12 26-12 40 0 13 5 25 12 37 7 14 18 20 30 27 14 7 28 12 44 12 12 0 28-5 39-12 5 0 10-2 14-7 42-44 81-92 114-143 76-123 120-262 120-406 0-16-4-34-4-53 4-16 4-37 4-55 0-139-42-278-118-397-35-53-74-101-116-145-14-7-28-10-41-10-14 0-31 3-42 12-14 7-26 16-33 28-9 11-11 25-11 39 0 12 2 23 9 35 30 116 46 234 46 354 0 47-2 93-7 139zM537 104v3c0 20 5 37 17 53 9 14 20 30 39 37 19 9 37 14 60 14h3 692c21 0 40-5 58-14 19-7 30-23 44-37 9-16 14-33 14-53v-3c0-16-5-37-14-51-14-16-25-30-44-39-18-9-37-14-58-14h-692c-3 0-3 0-3 0-23 0-41 5-60 14s-30 23-39 39c-12 14-17 35-17 51zM542 1587c0 16 2 37 14 51 9 16 25 30 42 39 18 9 37 14 58 14h692c3 0 3 0 3 0 20 0 39-5 57-14 19-9 33-23 44-39 10-14 17-35 17-51v-3c0-20-7-37-17-53-11-14-25-28-44-37-18-9-37-14-57-14h-3-692c-21 0-40 5-58 14-19 9-33 23-42 37-12 16-14 33-14 53z">
                <text:p/>
              </draw:path>
              <draw:path draw:style-name="gr10" draw:text-style-name="P4" draw:layer="layout" svg:width="1.852cm" svg:height="1.69cm" svg:x="49.599cm" svg:y="49.542cm" svg:viewBox="0 0 1853 1691" svg:d="M1538 1140c7-100 9-195 9-294 0-95-2-193-9-290-9-19-18-35-30-51-72-111-174-204-296-269-19-11-38-18-56-28h-500-3c-18 0-41-4-55-13-19-10-35-24-44-37-3-5-7-12-7-17h-88c-81 0-160 19-227 56-72 37-130 90-169 155-42 63-63 137-63 209 0 2 0 2 0 2v567 3c0 74 21 146 63 208 39 65 97 118 169 155 67 38 146 58 227 58h88c0-9 7-16 9-23 9-14 25-28 42-37 18-9 37-14 58-14h505c18-9 37-16 55-28 123-64 225-157 294-268 10-16 19-30 28-44zM1540 843c5 49 7 93 7 137 0 123-16 241-46 359-2 2-7 5-9 9-7 14-12 26-12 40 0 13 5 25 12 37 7 14 18 20 30 27 14 7 28 12 44 12 12 0 28-5 39-12 5 0 10-2 14-7 42-44 81-92 114-143 76-123 120-262 120-406 0-16-4-34-4-53 4-16 4-37 4-55 0-139-42-278-118-397-35-53-74-101-116-145-14-7-28-10-41-10-14 0-31 3-42 12-14 7-26 16-33 28-9 11-11 25-11 39 0 12 2 23 9 35 30 116 46 234 46 354 0 47-2 93-7 139zM537 104v3c0 20 5 37 17 53 9 14 20 30 39 37 19 9 37 14 60 14h3 692c21 0 40-5 58-14 19-7 30-23 44-37 9-16 14-33 14-53v-3c0-16-5-37-14-51-14-16-25-30-44-39-18-9-37-14-58-14h-692c-3 0-3 0-3 0-23 0-41 5-60 14s-30 23-39 39c-12 14-17 35-17 51zM542 1587c0 16 2 37 14 51 9 16 25 30 42 39 18 9 37 14 58 14h692c3 0 3 0 3 0 20 0 39-5 57-14 19-9 33-23 44-39 10-14 17-35 17-51v-3c0-20-7-37-17-53-11-14-25-28-44-37-18-9-37-14-57-14h-3-692c-21 0-40 5-58 14-19 9-33 23-42 37-12 16-14 33-14 53z">
                <text:p/>
              </draw:path>
            </draw:g>
            <draw:g>
              <draw:polygon draw:style-name="gr9" draw:text-style-name="P3" draw:layer="layout" svg:width="1.848cm" svg:height="2.876cm" svg:x="49.189cm" svg:y="48.819cm" svg:viewBox="0 0 1849 2877" draw:points="0,2877 1849,2877 1849,0 0,0">
                <text:p/>
              </draw:polygon>
              <draw:polygon draw:style-name="gr10" draw:text-style-name="P4" draw:layer="layout" svg:width="1.848cm" svg:height="2.876cm" svg:x="49.189cm" svg:y="48.819cm" svg:viewBox="0 0 1849 2877" draw:points="0,2877 1849,2877 1849,0 0,0">
                <text:p/>
              </draw:polygon>
            </draw:g>
            <draw:g>
              <draw:polygon draw:style-name="gr9" draw:text-style-name="P3" draw:layer="layout" svg:width="0.509cm" svg:height="1.289cm" svg:x="50.41cm" svg:y="49.707cm" svg:viewBox="0 0 510 1290" draw:points="510,0 0,0 0,1290 510,1290">
                <text:p/>
              </draw:polygon>
              <draw:polygon draw:style-name="gr10" draw:text-style-name="P4" draw:layer="layout" svg:width="0.509cm" svg:height="1.289cm" svg:x="50.41cm" svg:y="49.707cm" svg:viewBox="0 0 510 1290" draw:points="510,0 0,0 0,1290 510,1290">
                <text:p/>
              </draw:polygon>
            </draw:g>
            <draw:g>
              <draw:polygon draw:style-name="gr11" draw:text-style-name="P5" draw:layer="layout" svg:width="0.011cm" svg:height="0.038cm" svg:x="50.46cm" svg:y="49.879cm" svg:viewBox="0 0 12 39" draw:points="12,39 12,0 0,0 0,39">
                <text:p/>
              </draw:polygon>
              <draw:polygon draw:style-name="gr10" draw:text-style-name="P4" draw:layer="layout" svg:width="0.011cm" svg:height="0.038cm" svg:x="50.46cm" svg:y="49.879cm" svg:viewBox="0 0 12 39" draw:points="12,39 12,0 0,0 0,39">
                <text:p/>
              </draw:polygon>
            </draw:g>
            <draw:g>
              <draw:path draw:style-name="gr11" draw:text-style-name="P5" draw:layer="layout" svg:width="0.393cm" svg:height="1.167cm" svg:x="50.45cm" svg:y="49.798cm" svg:viewBox="0 0 394 1168" svg:d="M46 1089v-47h-46v47zM46 1035v-46h-46v46zM46 980v-44h-46v44zM46 927v-44h-46v44zM46 577v-44h-46v44zM46 524v-44h-46v44zM46 470v-44h-46v44zM46 417v-44h-46v44zM144 1168v-72h-49v72zM144 1089v-47h-49v47zM144 1035v-46h-49v46zM144 980v-44h-49v44zM144 927v-44h-49v44zM144 871v-44h-49v44zM144 815v-44h-49v44zM144 762v-44h-49v44zM144 707v-44h-49v44zM144 653v-44h-49v44zM144 600v-44h-49v44zM144 547v-44h-49v44zM144 493v-46h-49v46zM208 1089v-47h-50v47zM208 1035v-46h-50v46zM208 980v-44h-50v44zM208 927v-44h-50v44zM208 871v-44h-50v44zM208 815v-44h-50v44zM208 762v-44h-50v44zM208 707v-44h-50v44zM208 653v-44h-50v44zM208 600v-44h-50v44zM208 547v-44h-50v44zM208 493v-46h-50v46zM271 1089v-47h-49v47zM271 1035v-46h-49v46zM271 980v-44h-49v44zM271 927v-44h-49v44zM271 871v-44h-49v44zM271 815v-44h-49v44zM271 762v-44h-49v44zM271 707v-44h-49v44zM271 653v-44h-49v44zM271 600v-44h-49v44zM271 547v-44h-49v44zM271 493v-46h-49v46zM331 1089v-47h-48v47zM331 1035v-46h-48v46zM331 980v-44h-48v44zM331 927v-44h-48v44zM331 871v-44h-48v44zM331 815v-44h-48v44zM331 762v-44h-48v44zM331 707v-44h-48v44zM331 653v-44h-48v44zM331 600v-44h-48v44zM331 547v-44h-48v44zM394 980v-371h-49v371zM394 160v-107h-49v107zM394 42v-42h-49v42zM331 42v-42h-48v42zM331 102v-46h-48v46zM331 160v-44h-48v44zM271 160v-44h-49v44zM208 160v-44h-50v44zM208 102v-46h-50v46zM208 42v-42h-50v42zM271 42v-42h-49v42zM271 102v-46h-49v46z">
                <text:p/>
              </draw:path>
              <draw:path draw:style-name="gr10" draw:text-style-name="P4" draw:layer="layout" svg:width="0.393cm" svg:height="1.167cm" svg:x="50.45cm" svg:y="49.798cm" svg:viewBox="0 0 394 1168" svg:d="M46 1089v-47h-46v47zM46 1035v-46h-46v46zM46 980v-44h-46v44zM46 927v-44h-46v44zM46 577v-44h-46v44zM46 524v-44h-46v44zM46 470v-44h-46v44zM46 417v-44h-46v44zM144 1168v-72h-49v72zM144 1089v-47h-49v47zM144 1035v-46h-49v46zM144 980v-44h-49v44zM144 927v-44h-49v44zM144 871v-44h-49v44zM144 815v-44h-49v44zM144 762v-44h-49v44zM144 707v-44h-49v44zM144 653v-44h-49v44zM144 600v-44h-49v44zM144 547v-44h-49v44zM144 493v-46h-49v46zM208 1089v-47h-50v47zM208 1035v-46h-50v46zM208 980v-44h-50v44zM208 927v-44h-50v44zM208 871v-44h-50v44zM208 815v-44h-50v44zM208 762v-44h-50v44zM208 707v-44h-50v44zM208 653v-44h-50v44zM208 600v-44h-50v44zM208 547v-44h-50v44zM208 493v-46h-50v46zM271 1089v-47h-49v47zM271 1035v-46h-49v46zM271 980v-44h-49v44zM271 927v-44h-49v44zM271 871v-44h-49v44zM271 815v-44h-49v44zM271 762v-44h-49v44zM271 707v-44h-49v44zM271 653v-44h-49v44zM271 600v-44h-49v44zM271 547v-44h-49v44zM271 493v-46h-49v46zM331 1089v-47h-48v47zM331 1035v-46h-48v46zM331 980v-44h-48v44zM331 927v-44h-48v44zM331 871v-44h-48v44zM331 815v-44h-48v44zM331 762v-44h-48v44zM331 707v-44h-48v44zM331 653v-44h-48v44zM331 600v-44h-48v44zM331 547v-44h-48v44zM394 980v-371h-49v371zM394 160v-107h-49v107zM394 42v-42h-49v42zM331 42v-42h-48v42zM331 102v-46h-48v46zM331 160v-44h-48v44zM271 160v-44h-49v44zM208 160v-44h-50v44zM208 102v-46h-50v46zM208 42v-42h-50v42zM271 42v-42h-49v42zM271 102v-46h-49v46z">
                <text:p/>
              </draw:path>
            </draw:g>
            <draw:g>
              <draw:path draw:style-name="gr11" draw:text-style-name="P5" draw:layer="layout" svg:width="0.393cm" svg:height="1.222cm" svg:x="50.45cm" svg:y="49.738cm" svg:viewBox="0 0 394 1223" svg:d="M46 1223v-44h-46v44zM208 1223v-69h-50v69zM271 1223v-69h-49v69zM331 1223v-69h-48v69zM394 1223v-69h-49v69zM394 1142v-46h-49v46zM394 1089v-47h-49v47zM394 660v-46h-49v46zM394 602v-44h-49v44zM394 549v-44h-49v44zM394 496v-72h-49v72zM394 398v-46h-49v46zM394 343v-44h-49v44zM394 290v-44h-49v44zM394 42v-42h-107v42zM273 42v-42h-115v42zM144 42v-42h-49v42zM144 102v-46h-49v46zM144 160v-44h-49v44zM144 218v-47h-49v47zM144 290v-44h-49v44zM208 290v-44h-50v44zM331 343v-44h-48v44zM329 549v-125h-46v125zM269 496v-72h-111v72zM208 398v-46h-50v46zM208 343v-44h-50v44zM144 343v-44h-49v44zM144 496v-72h-49v72zM19 65v-35h-10v35zM19 118v-32h-10v32zM46 290v-44h-46v44zM46 343v-44h-46v44zM46 398v-46h-46v46zM46 730v-44h-46v44zM46 783v-44h-46v44zM46 836v-41h-46v41zM46 892v-44h-46v44zM144 398v-46h-49v46z">
                <text:p/>
              </draw:path>
              <draw:path draw:style-name="gr10" draw:text-style-name="P4" draw:layer="layout" svg:width="0.393cm" svg:height="1.222cm" svg:x="50.45cm" svg:y="49.738cm" svg:viewBox="0 0 394 1223" svg:d="M46 1223v-44h-46v44zM208 1223v-69h-50v69zM271 1223v-69h-49v69zM331 1223v-69h-48v69zM394 1223v-69h-49v69zM394 1142v-46h-49v46zM394 1089v-47h-49v47zM394 660v-46h-49v46zM394 602v-44h-49v44zM394 549v-44h-49v44zM394 496v-72h-49v72zM394 398v-46h-49v46zM394 343v-44h-49v44zM394 290v-44h-49v44zM394 42v-42h-107v42zM273 42v-42h-115v42zM144 42v-42h-49v42zM144 102v-46h-49v46zM144 160v-44h-49v44zM144 218v-47h-49v47zM144 290v-44h-49v44zM208 290v-44h-50v44zM331 343v-44h-48v44zM329 549v-125h-46v125zM269 496v-72h-111v72zM208 398v-46h-50v46zM208 343v-44h-50v44zM144 343v-44h-49v44zM144 496v-72h-49v72zM19 65v-35h-10v35zM19 118v-32h-10v32zM46 290v-44h-46v44zM46 343v-44h-46v44zM46 398v-46h-46v46zM46 730v-44h-46v44zM46 783v-44h-46v44zM46 836v-41h-46v41zM46 892v-44h-46v44zM144 398v-46h-49v46z">
                <text:p/>
              </draw:path>
            </draw:g>
            <draw:g>
              <draw:path draw:style-name="gr9" draw:text-style-name="P3" draw:layer="layout" svg:width="0.618cm" svg:height="1.444cm" svg:x="49.764cm" svg:y="49.631cm" svg:viewBox="0 0 619 1445" svg:d="M206 1017v-588c-18 4-37 13-55 25-47 28-86 65-112 114-27 46-39 99-39 157 0 53 12 107 39 155 26 47 65 84 112 111 18 12 37 21 55 26zM206 276v892c0 11-2 25-2 39 0 51 14 104 46 148 21 35 49 65 81 88v2h81v-1445h-81c-32 23-60 53-81 88-32 44-46 97-46 148 0 14 2 28 2 40zM412 1017c19-5 37-14 56-26 46-27 86-64 111-111 28-48 40-102 40-155 0-58-12-111-40-157-25-49-65-86-111-114-19-12-37-21-56-25z">
                <text:p/>
              </draw:path>
              <draw:path draw:style-name="gr10" draw:text-style-name="P4" draw:layer="layout" svg:width="0.618cm" svg:height="1.444cm" svg:x="49.764cm" svg:y="49.631cm" svg:viewBox="0 0 619 1445" svg:d="M206 1017v-588c-18 4-37 13-55 25-47 28-86 65-112 114-27 46-39 99-39 157 0 53 12 107 39 155 26 47 65 84 112 111 18 12 37 21 55 26zM206 276v892c0 11-2 25-2 39 0 51 14 104 46 148 21 35 49 65 81 88v2h81v-1445h-81c-32 23-60 53-81 88-32 44-46 97-46 148 0 14 2 28 2 40zM255 442h81M255 568h81M255 690h81M255 815h81M255 940h81M255 1066h81M255 378h81M255 505h81M255 628h81M255 753h81M255 880h81M255 1003h81M290 1193h37M290 1130h37M290 313h37M290 250h37M338 65v1313M412 1017c19-5 37-14 56-26 46-27 86-64 111-111 28-48 40-102 40-155 0-58-12-111-40-157-25-49-65-86-111-114-19-12-37-21-56-25z">
                <text:p/>
              </draw:path>
            </draw:g>
            <draw:g>
              <draw:path draw:style-name="gr9" draw:text-style-name="P3" draw:layer="layout" svg:width="1.002cm" svg:height="2.498cm" svg:x="49.189cm" svg:y="49.07cm" svg:viewBox="0 0 1003 2499" svg:d="M74 2449h776v-2398h-776zM850 2499h-850v-2499h850v51h-776v2398h776zM922 2499v-2499h-72v2499zM922 1353v-206h81v206z">
                <text:p/>
              </draw:path>
              <draw:path draw:style-name="gr10" draw:text-style-name="P4" draw:layer="layout" svg:width="1.002cm" svg:height="2.498cm" svg:x="49.189cm" svg:y="49.07cm" svg:viewBox="0 0 1003 2499" svg:d="M74 2449h776v-2398h-776zM850 2499h-850v-2499h850v51h-776v2398h776zM922 2499v-2499h-72v2499zM922 1353v-206h81v206z">
                <text:p/>
              </draw:path>
            </draw:g>
            <draw:g>
              <draw:polygon draw:style-name="gr9" draw:text-style-name="P3" draw:layer="layout" svg:width="0.157cm" svg:height="2.899cm" svg:x="49.035cm" svg:y="48.793cm" svg:viewBox="0 0 158 2900" draw:points="158,2900 158,0 0,0 0,2900">
                <text:p/>
              </draw:polygon>
              <draw:polygon draw:style-name="gr10" draw:text-style-name="P4" draw:layer="layout" svg:width="0.157cm" svg:height="2.899cm" svg:x="49.035cm" svg:y="48.793cm" svg:viewBox="0 0 158 2900" draw:points="158,2900 158,0 0,0 0,2900">
                <text:p/>
              </draw:polygon>
            </draw:g>
            <draw:g>
              <draw:polygon draw:style-name="gr9" draw:text-style-name="P3" draw:layer="layout" svg:width="2.232cm" svg:height="0.143cm" svg:x="49.189cm" svg:y="51.692cm" svg:viewBox="0 0 2233 144" draw:points="0,144 2233,144 2233,0 0,0">
                <text:p/>
              </draw:polygon>
              <draw:polygon draw:style-name="gr10" draw:text-style-name="P4" draw:layer="layout" svg:width="2.232cm" svg:height="0.143cm" svg:x="49.189cm" svg:y="51.692cm" svg:viewBox="0 0 2233 144" draw:points="0,144 2233,144 2233,0 0,0">
                <text:p/>
              </draw:polygon>
            </draw:g>
            <draw:g>
              <draw:polygon draw:style-name="gr9" draw:text-style-name="P3" draw:layer="layout" svg:width="2.232cm" svg:height="0.143cm" svg:x="49.189cm" svg:y="48.667cm" svg:viewBox="0 0 2233 144" draw:points="0,144 2233,144 2233,0 0,0">
                <text:p/>
              </draw:polygon>
              <draw:polygon draw:style-name="gr10" draw:text-style-name="P4" draw:layer="layout" svg:width="2.232cm" svg:height="0.143cm" svg:x="49.189cm" svg:y="48.667cm" svg:viewBox="0 0 2233 144" draw:points="0,144 2233,144 2233,0 0,0">
                <text:p/>
              </draw:polygon>
            </draw:g>
          </draw:g>
        </draw:g>
        <draw:g>
          <draw:g>
            <draw:g>
              <draw:path draw:style-name="gr3" draw:text-style-name="P3" draw:layer="layout" svg:width="1.852cm" svg:height="1.69cm" draw:transform="rotate (-3.14159265358979) translate (48.1015409813001cm 50.9917524730484cm)" svg:viewBox="0 0 1853 1691" svg:d="M1538 1140c7-100 9-195 9-294 0-95-2-193-9-290-9-19-18-35-30-51-72-111-174-204-296-269-19-11-38-18-56-28h-500-3c-18 0-41-4-55-13-19-10-35-24-44-37-3-5-7-12-7-17h-88c-81 0-160 19-227 56-72 37-130 90-169 155-42 63-63 137-63 209 0 2 0 2 0 2v567 3c0 74 21 146 63 208 39 65 97 118 169 155 67 38 146 58 227 58h88c0-9 7-16 9-23 9-14 25-28 42-37 18-9 37-14 58-14h505c18-9 37-16 55-28 123-64 225-157 294-268 10-16 19-30 28-44zM1540 843c5 49 7 93 7 137 0 123-16 241-46 359-2 2-7 5-9 9-7 14-12 26-12 40 0 13 5 25 12 37 7 14 18 20 30 27 14 7 28 12 44 12 12 0 28-5 39-12 5 0 10-2 14-7 42-44 81-92 114-143 76-123 120-262 120-406 0-16-4-34-4-53 4-16 4-37 4-55 0-139-42-278-118-397-35-53-74-101-116-145-14-7-28-10-41-10-14 0-31 3-42 12-14 7-26 16-33 28-9 11-11 25-11 39 0 12 2 23 9 35 30 116 46 234 46 354 0 47-2 93-7 139zM537 104v3c0 20 5 37 17 53 9 14 20 30 39 37 19 9 37 14 60 14h3 692c21 0 40-5 58-14 19-7 30-23 44-37 9-16 14-33 14-53v-3c0-16-5-37-14-51-14-16-25-30-44-39-18-9-37-14-58-14h-692c-3 0-3 0-3 0-23 0-41 5-60 14s-30 23-39 39c-12 14-17 35-17 51zM542 1587c0 16 2 37 14 51 9 16 25 30 42 39 18 9 37 14 58 14h692c3 0 3 0 3 0 20 0 39-5 57-14 19-9 33-23 44-39 10-14 17-35 17-51v-3c0-20-7-37-17-53-11-14-25-28-44-37-18-9-37-14-57-14h-3-692c-21 0-40 5-58 14-19 9-33 23-42 37-12 16-14 33-14 53z">
                <text:p/>
              </draw:path>
              <draw:path draw:style-name="gr4" draw:text-style-name="P4" draw:layer="layout" svg:width="1.852cm" svg:height="1.69cm" draw:transform="rotate (-3.14159265358979) translate (48.1015409813001cm 50.9917524730484cm)" svg:viewBox="0 0 1853 1691" svg:d="M1538 1140c7-100 9-195 9-294 0-95-2-193-9-290-9-19-18-35-30-51-72-111-174-204-296-269-19-11-38-18-56-28h-500-3c-18 0-41-4-55-13-19-10-35-24-44-37-3-5-7-12-7-17h-88c-81 0-160 19-227 56-72 37-130 90-169 155-42 63-63 137-63 209 0 2 0 2 0 2v567 3c0 74 21 146 63 208 39 65 97 118 169 155 67 38 146 58 227 58h88c0-9 7-16 9-23 9-14 25-28 42-37 18-9 37-14 58-14h505c18-9 37-16 55-28 123-64 225-157 294-268 10-16 19-30 28-44zM1540 843c5 49 7 93 7 137 0 123-16 241-46 359-2 2-7 5-9 9-7 14-12 26-12 40 0 13 5 25 12 37 7 14 18 20 30 27 14 7 28 12 44 12 12 0 28-5 39-12 5 0 10-2 14-7 42-44 81-92 114-143 76-123 120-262 120-406 0-16-4-34-4-53 4-16 4-37 4-55 0-139-42-278-118-397-35-53-74-101-116-145-14-7-28-10-41-10-14 0-31 3-42 12-14 7-26 16-33 28-9 11-11 25-11 39 0 12 2 23 9 35 30 116 46 234 46 354 0 47-2 93-7 139zM537 104v3c0 20 5 37 17 53 9 14 20 30 39 37 19 9 37 14 60 14h3 692c21 0 40-5 58-14 19-7 30-23 44-37 9-16 14-33 14-53v-3c0-16-5-37-14-51-14-16-25-30-44-39-18-9-37-14-58-14h-692c-3 0-3 0-3 0-23 0-41 5-60 14s-30 23-39 39c-12 14-17 35-17 51zM542 1587c0 16 2 37 14 51 9 16 25 30 42 39 18 9 37 14 58 14h692c3 0 3 0 3 0 20 0 39-5 57-14 19-9 33-23 44-39 10-14 17-35 17-51v-3c0-20-7-37-17-53-11-14-25-28-44-37-18-9-37-14-57-14h-3-692c-21 0-40 5-58 14-19 9-33 23-42 37-12 16-14 33-14 53z">
                <text:p/>
              </draw:path>
            </draw:g>
            <draw:g>
              <draw:polygon draw:style-name="gr3" draw:text-style-name="P3" draw:layer="layout" svg:width="1.848cm" svg:height="2.876cm" draw:transform="rotate (-3.14159265358979) translate (48.5112663509508cm 51.7155666155913cm)" svg:viewBox="0 0 1849 2877" draw:points="0,2877 1849,2877 1849,0 0,0">
                <text:p/>
              </draw:polygon>
              <draw:polygon draw:style-name="gr4" draw:text-style-name="P4" draw:layer="layout" svg:width="1.848cm" svg:height="2.876cm" draw:transform="rotate (-3.14159265358979) translate (48.5112663509508cm 51.7155666155913cm)" svg:viewBox="0 0 1849 2877" draw:points="0,2877 1849,2877 1849,0 0,0">
                <text:p/>
              </draw:polygon>
            </draw:g>
            <draw:g>
              <draw:polygon draw:style-name="gr3" draw:text-style-name="P3" draw:layer="layout" svg:width="0.509cm" svg:height="1.289cm" draw:transform="rotate (-3.14159265358979) translate (47.2898688263506cm 50.8267311932957cm)" svg:viewBox="0 0 510 1290" draw:points="510,0 0,0 0,1290 510,1290">
                <text:p/>
              </draw:polygon>
              <draw:polygon draw:style-name="gr4" draw:text-style-name="P4" draw:layer="layout" svg:width="0.509cm" svg:height="1.289cm" draw:transform="rotate (-3.14159265358979) translate (47.2898688263506cm 50.8267311932957cm)" svg:viewBox="0 0 510 1290" draw:points="510,0 0,0 0,1290 510,1290">
                <text:p/>
              </draw:polygon>
            </draw:g>
            <draw:g>
              <draw:polygon draw:style-name="gr5" draw:text-style-name="P5" draw:layer="layout" svg:width="0.011cm" svg:height="0.038cm" draw:transform="rotate (-3.14159265358979) translate (47.240643737198cm 50.6547707795722cm)" svg:viewBox="0 0 12 39" draw:points="12,39 12,0 0,0 0,39">
                <text:p/>
              </draw:polygon>
              <draw:polygon draw:style-name="gr4" draw:text-style-name="P4" draw:layer="layout" svg:width="0.011cm" svg:height="0.038cm" draw:transform="rotate (-3.14159265358979) translate (47.240643737198cm 50.6547707795722cm)" svg:viewBox="0 0 12 39" draw:points="12,39 12,0 0,0 0,39">
                <text:p/>
              </draw:polygon>
            </draw:g>
            <draw:g>
              <draw:path draw:style-name="gr5" draw:text-style-name="P5" draw:layer="layout" svg:width="0.393cm" svg:height="1.167cm" draw:transform="rotate (-3.14159265358979) translate (47.2498734414143cm 50.7365224516705cm)" svg:viewBox="0 0 394 1168" svg:d="M46 1089v-47h-46v47zM46 1035v-46h-46v46zM46 980v-44h-46v44zM46 927v-44h-46v44zM46 577v-44h-46v44zM46 524v-44h-46v44zM46 470v-44h-46v44zM46 417v-44h-46v44zM144 1168v-72h-49v72zM144 1089v-47h-49v47zM144 1035v-46h-49v46zM144 980v-44h-49v44zM144 927v-44h-49v44zM144 871v-44h-49v44zM144 815v-44h-49v44zM144 762v-44h-49v44zM144 707v-44h-49v44zM144 653v-44h-49v44zM144 600v-44h-49v44zM144 547v-44h-49v44zM144 493v-46h-49v46zM208 1089v-47h-50v47zM208 1035v-46h-50v46zM208 980v-44h-50v44zM208 927v-44h-50v44zM208 871v-44h-50v44zM208 815v-44h-50v44zM208 762v-44h-50v44zM208 707v-44h-50v44zM208 653v-44h-50v44zM208 600v-44h-50v44zM208 547v-44h-50v44zM208 493v-46h-50v46zM271 1089v-47h-49v47zM271 1035v-46h-49v46zM271 980v-44h-49v44zM271 927v-44h-49v44zM271 871v-44h-49v44zM271 815v-44h-49v44zM271 762v-44h-49v44zM271 707v-44h-49v44zM271 653v-44h-49v44zM271 600v-44h-49v44zM271 547v-44h-49v44zM271 493v-46h-49v46zM331 1089v-47h-48v47zM331 1035v-46h-48v46zM331 980v-44h-48v44zM331 927v-44h-48v44zM331 871v-44h-48v44zM331 815v-44h-48v44zM331 762v-44h-48v44zM331 707v-44h-48v44zM331 653v-44h-48v44zM331 600v-44h-48v44zM331 547v-44h-48v44zM394 980v-371h-49v371zM394 160v-107h-49v107zM394 42v-42h-49v42zM331 42v-42h-48v42zM331 102v-46h-48v46zM331 160v-44h-48v44zM271 160v-44h-49v44zM208 160v-44h-50v44zM208 102v-46h-50v46zM208 42v-42h-50v42zM271 42v-42h-49v42zM271 102v-46h-49v46z">
                <text:p/>
              </draw:path>
              <draw:path draw:style-name="gr4" draw:text-style-name="P4" draw:layer="layout" svg:width="0.393cm" svg:height="1.167cm" draw:transform="rotate (-3.14159265358979) translate (47.2498734414143cm 50.7365224516705cm)" svg:viewBox="0 0 394 1168" svg:d="M46 1089v-47h-46v47zM46 1035v-46h-46v46zM46 980v-44h-46v44zM46 927v-44h-46v44zM46 577v-44h-46v44zM46 524v-44h-46v44zM46 470v-44h-46v44zM46 417v-44h-46v44zM144 1168v-72h-49v72zM144 1089v-47h-49v47zM144 1035v-46h-49v46zM144 980v-44h-49v44zM144 927v-44h-49v44zM144 871v-44h-49v44zM144 815v-44h-49v44zM144 762v-44h-49v44zM144 707v-44h-49v44zM144 653v-44h-49v44zM144 600v-44h-49v44zM144 547v-44h-49v44zM144 493v-46h-49v46zM208 1089v-47h-50v47zM208 1035v-46h-50v46zM208 980v-44h-50v44zM208 927v-44h-50v44zM208 871v-44h-50v44zM208 815v-44h-50v44zM208 762v-44h-50v44zM208 707v-44h-50v44zM208 653v-44h-50v44zM208 600v-44h-50v44zM208 547v-44h-50v44zM208 493v-46h-50v46zM271 1089v-47h-49v47zM271 1035v-46h-49v46zM271 980v-44h-49v44zM271 927v-44h-49v44zM271 871v-44h-49v44zM271 815v-44h-49v44zM271 762v-44h-49v44zM271 707v-44h-49v44zM271 653v-44h-49v44zM271 600v-44h-49v44zM271 547v-44h-49v44zM271 493v-46h-49v46zM331 1089v-47h-48v47zM331 1035v-46h-48v46zM331 980v-44h-48v44zM331 927v-44h-48v44zM331 871v-44h-48v44zM331 815v-44h-48v44zM331 762v-44h-48v44zM331 707v-44h-48v44zM331 653v-44h-48v44zM331 600v-44h-48v44zM331 547v-44h-48v44zM394 980v-371h-49v371zM394 160v-107h-49v107zM394 42v-42h-49v42zM331 42v-42h-48v42zM331 102v-46h-48v46zM331 160v-44h-48v44zM271 160v-44h-49v44zM208 160v-44h-50v44zM208 102v-46h-50v46zM208 42v-42h-50v42zM271 42v-42h-49v42zM271 102v-46h-49v46z">
                <text:p/>
              </draw:path>
            </draw:g>
            <draw:g>
              <draw:path draw:style-name="gr5" draw:text-style-name="P5" draw:layer="layout" svg:width="0.393cm" svg:height="1.222cm" draw:transform="rotate (-3.14159265358979) translate (47.2498734414143cm 50.7957219383622cm)" svg:viewBox="0 0 394 1223" svg:d="M46 1223v-44h-46v44zM208 1223v-69h-50v69zM271 1223v-69h-49v69zM331 1223v-69h-48v69zM394 1223v-69h-49v69zM394 1142v-46h-49v46zM394 1089v-47h-49v47zM394 660v-46h-49v46zM394 602v-44h-49v44zM394 549v-44h-49v44zM394 496v-72h-49v72zM394 398v-46h-49v46zM394 343v-44h-49v44zM394 290v-44h-49v44zM394 42v-42h-107v42zM273 42v-42h-115v42zM144 42v-42h-49v42zM144 102v-46h-49v46zM144 160v-44h-49v44zM144 218v-47h-49v47zM144 290v-44h-49v44zM208 290v-44h-50v44zM331 343v-44h-48v44zM329 549v-125h-46v125zM269 496v-72h-111v72zM208 398v-46h-50v46zM208 343v-44h-50v44zM144 343v-44h-49v44zM144 496v-72h-49v72zM19 65v-35h-10v35zM19 118v-32h-10v32zM46 290v-44h-46v44zM46 343v-44h-46v44zM46 398v-46h-46v46zM46 730v-44h-46v44zM46 783v-44h-46v44zM46 836v-41h-46v41zM46 892v-44h-46v44zM144 398v-46h-49v46z">
                <text:p/>
              </draw:path>
              <draw:path draw:style-name="gr4" draw:text-style-name="P4" draw:layer="layout" svg:width="0.393cm" svg:height="1.222cm" draw:transform="rotate (-3.14159265358979) translate (47.2498734414143cm 50.7957219383622cm)" svg:viewBox="0 0 394 1223" svg:d="M46 1223v-44h-46v44zM208 1223v-69h-50v69zM271 1223v-69h-49v69zM331 1223v-69h-48v69zM394 1223v-69h-49v69zM394 1142v-46h-49v46zM394 1089v-47h-49v47zM394 660v-46h-49v46zM394 602v-44h-49v44zM394 549v-44h-49v44zM394 496v-72h-49v72zM394 398v-46h-49v46zM394 343v-44h-49v44zM394 290v-44h-49v44zM394 42v-42h-107v42zM273 42v-42h-115v42zM144 42v-42h-49v42zM144 102v-46h-49v46zM144 160v-44h-49v44zM144 218v-47h-49v47zM144 290v-44h-49v44zM208 290v-44h-50v44zM331 343v-44h-48v44zM329 549v-125h-46v125zM269 496v-72h-111v72zM208 398v-46h-50v46zM208 343v-44h-50v44zM144 343v-44h-49v44zM144 496v-72h-49v72zM19 65v-35h-10v35zM19 118v-32h-10v32zM46 290v-44h-46v44zM46 343v-44h-46v44zM46 398v-46h-46v46zM46 730v-44h-46v44zM46 783v-44h-46v44zM46 836v-41h-46v41zM46 892v-44h-46v44zM144 398v-46h-49v46z">
                <text:p/>
              </draw:path>
            </draw:g>
            <draw:g>
              <draw:path draw:style-name="gr3" draw:text-style-name="P3" draw:layer="layout" svg:width="0.618cm" svg:height="1.444cm" draw:transform="rotate (-3.14159265358979) translate (47.9359481214791cm 50.9028448190424cm)" svg:viewBox="0 0 619 1445" svg:d="M206 1017v-588c-18 4-37 13-55 25-47 28-86 65-112 114-27 46-39 99-39 157 0 53 12 107 39 155 26 47 65 84 112 111 18 12 37 21 55 26zM206 276v892c0 11-2 25-2 39 0 51 14 104 46 148 21 35 49 65 81 88v2h81v-1445h-81c-32 23-60 53-81 88-32 44-46 97-46 148 0 14 2 28 2 40zM412 1017c19-5 37-14 56-26 46-27 86-64 111-111 28-48 40-102 40-155 0-58-12-111-40-157-25-49-65-86-111-114-19-12-37-21-56-25z">
                <text:p/>
              </draw:path>
              <draw:path draw:style-name="gr4" draw:text-style-name="P4" draw:layer="layout" svg:width="0.618cm" svg:height="1.444cm" draw:transform="rotate (-3.14159265358979) translate (47.9359481214791cm 50.9028448190424cm)" svg:viewBox="0 0 619 1445" svg:d="M206 1017v-588c-18 4-37 13-55 25-47 28-86 65-112 114-27 46-39 99-39 157 0 53 12 107 39 155 26 47 65 84 112 111 18 12 37 21 55 26zM206 276v892c0 11-2 25-2 39 0 51 14 104 46 148 21 35 49 65 81 88v2h81v-1445h-81c-32 23-60 53-81 88-32 44-46 97-46 148 0 14 2 28 2 40zM255 442h81M255 568h81M255 690h81M255 815h81M255 940h81M255 1066h81M255 378h81M255 505h81M255 628h81M255 753h81M255 880h81M255 1003h81M290 1193h37M290 1130h37M290 313h37M290 250h37M338 65v1313M412 1017c19-5 37-14 56-26 46-27 86-64 111-111 28-48 40-102 40-155 0-58-12-111-40-157-25-49-65-86-111-114-19-12-37-21-56-25z">
                <text:p/>
              </draw:path>
            </draw:g>
            <draw:g>
              <draw:path draw:style-name="gr3" draw:text-style-name="P3" draw:layer="layout" svg:width="1.002cm" svg:height="2.498cm" draw:transform="rotate (-3.14159265358979) translate (48.5112663509508cm 51.4640050314857cm)" svg:viewBox="0 0 1003 2499" svg:d="M74 2449h776v-2398h-776zM850 2499h-850v-2499h850v51h-776v2398h776zM922 2499v-2499h-72v2499zM922 1353v-206h81v206z">
                <text:p/>
              </draw:path>
              <draw:path draw:style-name="gr4" draw:text-style-name="P4" draw:layer="layout" svg:width="1.002cm" svg:height="2.498cm" draw:transform="rotate (-3.14159265358979) translate (48.5112663509508cm 51.4640050314857cm)" svg:viewBox="0 0 1003 2499" svg:d="M74 2449h776v-2398h-776zM850 2499h-850v-2499h850v51h-776v2398h776zM922 2499v-2499h-72v2499zM922 1353v-206h81v206z">
                <text:p/>
              </draw:path>
            </draw:g>
            <draw:g>
              <draw:polygon draw:style-name="gr3" draw:text-style-name="P3" draw:layer="layout" svg:width="0.157cm" svg:height="2.899cm" draw:transform="rotate (-3.14159265358979) translate (48.6650947545529cm 51.7407221747468cm)" svg:viewBox="0 0 158 2900" draw:points="158,2900 158,0 0,0 0,2900">
                <text:p/>
              </draw:polygon>
              <draw:polygon draw:style-name="gr4" draw:text-style-name="P4" draw:layer="layout" svg:width="0.157cm" svg:height="2.899cm" draw:transform="rotate (-3.14159265358979) translate (48.6650947545529cm 51.7407221747468cm)" svg:viewBox="0 0 158 2900" draw:points="158,2900 158,0 0,0 0,2900">
                <text:p/>
              </draw:polygon>
            </draw:g>
            <draw:g>
              <draw:polygon draw:style-name="gr3" draw:text-style-name="P3" draw:layer="layout" svg:width="2.232cm" svg:height="0.143cm" draw:transform="rotate (-3.14159265358979) translate (48.5112663509508cm 48.842138877535cm)" svg:viewBox="0 0 2233 144" draw:points="0,144 2233,144 2233,0 0,0">
                <text:p/>
              </draw:polygon>
              <draw:polygon draw:style-name="gr4" draw:text-style-name="P4" draw:layer="layout" svg:width="2.232cm" svg:height="0.143cm" draw:transform="rotate (-3.14159265358979) translate (48.5112663509508cm 48.842138877535cm)" svg:viewBox="0 0 2233 144" draw:points="0,144 2233,144 2233,0 0,0">
                <text:p/>
              </draw:polygon>
            </draw:g>
            <draw:g>
              <draw:polygon draw:style-name="gr3" draw:text-style-name="P3" draw:layer="layout" svg:width="2.232cm" svg:height="0.143cm" draw:transform="rotate (-3.14159265358979) translate (48.5112663509508cm 51.8676012889747cm)" svg:viewBox="0 0 2233 144" draw:points="0,144 2233,144 2233,0 0,0">
                <text:p/>
              </draw:polygon>
              <draw:polygon draw:style-name="gr4" draw:text-style-name="P4" draw:layer="layout" svg:width="2.232cm" svg:height="0.143cm" draw:transform="rotate (-3.14159265358979) translate (48.5112663509508cm 51.8676012889747cm)" svg:viewBox="0 0 2233 144" draw:points="0,144 2233,144 2233,0 0,0">
                <text:p/>
              </draw:polygon>
            </draw:g>
          </draw:g>
          <draw:g>
            <draw:g>
              <draw:path draw:style-name="gr3" draw:text-style-name="P3" draw:layer="layout" svg:width="1.852cm" svg:height="1.69cm" draw:transform="rotate (-3.14159265358979) translate (48.1015409813001cm 50.9917524730484cm)" svg:viewBox="0 0 1853 1691" svg:d="M1538 1140c7-100 9-195 9-294 0-95-2-193-9-290-9-19-18-35-30-51-72-111-174-204-296-269-19-11-38-18-56-28h-500-3c-18 0-41-4-55-13-19-10-35-24-44-37-3-5-7-12-7-17h-88c-81 0-160 19-227 56-72 37-130 90-169 155-42 63-63 137-63 209 0 2 0 2 0 2v567 3c0 74 21 146 63 208 39 65 97 118 169 155 67 38 146 58 227 58h88c0-9 7-16 9-23 9-14 25-28 42-37 18-9 37-14 58-14h505c18-9 37-16 55-28 123-64 225-157 294-268 10-16 19-30 28-44zM1540 843c5 49 7 93 7 137 0 123-16 241-46 359-2 2-7 5-9 9-7 14-12 26-12 40 0 13 5 25 12 37 7 14 18 20 30 27 14 7 28 12 44 12 12 0 28-5 39-12 5 0 10-2 14-7 42-44 81-92 114-143 76-123 120-262 120-406 0-16-4-34-4-53 4-16 4-37 4-55 0-139-42-278-118-397-35-53-74-101-116-145-14-7-28-10-41-10-14 0-31 3-42 12-14 7-26 16-33 28-9 11-11 25-11 39 0 12 2 23 9 35 30 116 46 234 46 354 0 47-2 93-7 139zM537 104v3c0 20 5 37 17 53 9 14 20 30 39 37 19 9 37 14 60 14h3 692c21 0 40-5 58-14 19-7 30-23 44-37 9-16 14-33 14-53v-3c0-16-5-37-14-51-14-16-25-30-44-39-18-9-37-14-58-14h-692c-3 0-3 0-3 0-23 0-41 5-60 14s-30 23-39 39c-12 14-17 35-17 51zM542 1587c0 16 2 37 14 51 9 16 25 30 42 39 18 9 37 14 58 14h692c3 0 3 0 3 0 20 0 39-5 57-14 19-9 33-23 44-39 10-14 17-35 17-51v-3c0-20-7-37-17-53-11-14-25-28-44-37-18-9-37-14-57-14h-3-692c-21 0-40 5-58 14-19 9-33 23-42 37-12 16-14 33-14 53z">
                <text:p/>
              </draw:path>
              <draw:path draw:style-name="gr4" draw:text-style-name="P4" draw:layer="layout" svg:width="1.852cm" svg:height="1.69cm" draw:transform="rotate (-3.14159265358979) translate (48.1015409813001cm 50.9917524730484cm)" svg:viewBox="0 0 1853 1691" svg:d="M1538 1140c7-100 9-195 9-294 0-95-2-193-9-290-9-19-18-35-30-51-72-111-174-204-296-269-19-11-38-18-56-28h-500-3c-18 0-41-4-55-13-19-10-35-24-44-37-3-5-7-12-7-17h-88c-81 0-160 19-227 56-72 37-130 90-169 155-42 63-63 137-63 209 0 2 0 2 0 2v567 3c0 74 21 146 63 208 39 65 97 118 169 155 67 38 146 58 227 58h88c0-9 7-16 9-23 9-14 25-28 42-37 18-9 37-14 58-14h505c18-9 37-16 55-28 123-64 225-157 294-268 10-16 19-30 28-44zM1540 843c5 49 7 93 7 137 0 123-16 241-46 359-2 2-7 5-9 9-7 14-12 26-12 40 0 13 5 25 12 37 7 14 18 20 30 27 14 7 28 12 44 12 12 0 28-5 39-12 5 0 10-2 14-7 42-44 81-92 114-143 76-123 120-262 120-406 0-16-4-34-4-53 4-16 4-37 4-55 0-139-42-278-118-397-35-53-74-101-116-145-14-7-28-10-41-10-14 0-31 3-42 12-14 7-26 16-33 28-9 11-11 25-11 39 0 12 2 23 9 35 30 116 46 234 46 354 0 47-2 93-7 139zM537 104v3c0 20 5 37 17 53 9 14 20 30 39 37 19 9 37 14 60 14h3 692c21 0 40-5 58-14 19-7 30-23 44-37 9-16 14-33 14-53v-3c0-16-5-37-14-51-14-16-25-30-44-39-18-9-37-14-58-14h-692c-3 0-3 0-3 0-23 0-41 5-60 14s-30 23-39 39c-12 14-17 35-17 51zM542 1587c0 16 2 37 14 51 9 16 25 30 42 39 18 9 37 14 58 14h692c3 0 3 0 3 0 20 0 39-5 57-14 19-9 33-23 44-39 10-14 17-35 17-51v-3c0-20-7-37-17-53-11-14-25-28-44-37-18-9-37-14-57-14h-3-692c-21 0-40 5-58 14-19 9-33 23-42 37-12 16-14 33-14 53z">
                <text:p/>
              </draw:path>
            </draw:g>
            <draw:g>
              <draw:polygon draw:style-name="gr3" draw:text-style-name="P3" draw:layer="layout" svg:width="1.848cm" svg:height="2.876cm" draw:transform="rotate (-3.14159265358979) translate (48.5112663509508cm 51.7155666155913cm)" svg:viewBox="0 0 1849 2877" draw:points="0,2877 1849,2877 1849,0 0,0">
                <text:p/>
              </draw:polygon>
              <draw:polygon draw:style-name="gr4" draw:text-style-name="P4" draw:layer="layout" svg:width="1.848cm" svg:height="2.876cm" draw:transform="rotate (-3.14159265358979) translate (48.5112663509508cm 51.7155666155913cm)" svg:viewBox="0 0 1849 2877" draw:points="0,2877 1849,2877 1849,0 0,0">
                <text:p/>
              </draw:polygon>
            </draw:g>
            <draw:g>
              <draw:polygon draw:style-name="gr3" draw:text-style-name="P3" draw:layer="layout" svg:width="0.509cm" svg:height="1.289cm" draw:transform="rotate (-3.14159265358979) translate (47.2898688263506cm 50.8267311932957cm)" svg:viewBox="0 0 510 1290" draw:points="510,0 0,0 0,1290 510,1290">
                <text:p/>
              </draw:polygon>
              <draw:polygon draw:style-name="gr4" draw:text-style-name="P4" draw:layer="layout" svg:width="0.509cm" svg:height="1.289cm" draw:transform="rotate (-3.14159265358979) translate (47.2898688263506cm 50.8267311932957cm)" svg:viewBox="0 0 510 1290" draw:points="510,0 0,0 0,1290 510,1290">
                <text:p/>
              </draw:polygon>
            </draw:g>
            <draw:g>
              <draw:polygon draw:style-name="gr5" draw:text-style-name="P5" draw:layer="layout" svg:width="0.011cm" svg:height="0.038cm" draw:transform="rotate (-3.14159265358979) translate (47.240643737198cm 50.6547707795722cm)" svg:viewBox="0 0 12 39" draw:points="12,39 12,0 0,0 0,39">
                <text:p/>
              </draw:polygon>
              <draw:polygon draw:style-name="gr4" draw:text-style-name="P4" draw:layer="layout" svg:width="0.011cm" svg:height="0.038cm" draw:transform="rotate (-3.14159265358979) translate (47.240643737198cm 50.6547707795722cm)" svg:viewBox="0 0 12 39" draw:points="12,39 12,0 0,0 0,39">
                <text:p/>
              </draw:polygon>
            </draw:g>
            <draw:g>
              <draw:path draw:style-name="gr5" draw:text-style-name="P5" draw:layer="layout" svg:width="0.393cm" svg:height="1.167cm" draw:transform="rotate (-3.14159265358979) translate (47.2498734414143cm 50.7365224516705cm)" svg:viewBox="0 0 394 1168" svg:d="M46 1089v-47h-46v47zM46 1035v-46h-46v46zM46 980v-44h-46v44zM46 927v-44h-46v44zM46 577v-44h-46v44zM46 524v-44h-46v44zM46 470v-44h-46v44zM46 417v-44h-46v44zM144 1168v-72h-49v72zM144 1089v-47h-49v47zM144 1035v-46h-49v46zM144 980v-44h-49v44zM144 927v-44h-49v44zM144 871v-44h-49v44zM144 815v-44h-49v44zM144 762v-44h-49v44zM144 707v-44h-49v44zM144 653v-44h-49v44zM144 600v-44h-49v44zM144 547v-44h-49v44zM144 493v-46h-49v46zM208 1089v-47h-50v47zM208 1035v-46h-50v46zM208 980v-44h-50v44zM208 927v-44h-50v44zM208 871v-44h-50v44zM208 815v-44h-50v44zM208 762v-44h-50v44zM208 707v-44h-50v44zM208 653v-44h-50v44zM208 600v-44h-50v44zM208 547v-44h-50v44zM208 493v-46h-50v46zM271 1089v-47h-49v47zM271 1035v-46h-49v46zM271 980v-44h-49v44zM271 927v-44h-49v44zM271 871v-44h-49v44zM271 815v-44h-49v44zM271 762v-44h-49v44zM271 707v-44h-49v44zM271 653v-44h-49v44zM271 600v-44h-49v44zM271 547v-44h-49v44zM271 493v-46h-49v46zM331 1089v-47h-48v47zM331 1035v-46h-48v46zM331 980v-44h-48v44zM331 927v-44h-48v44zM331 871v-44h-48v44zM331 815v-44h-48v44zM331 762v-44h-48v44zM331 707v-44h-48v44zM331 653v-44h-48v44zM331 600v-44h-48v44zM331 547v-44h-48v44zM394 980v-371h-49v371zM394 160v-107h-49v107zM394 42v-42h-49v42zM331 42v-42h-48v42zM331 102v-46h-48v46zM331 160v-44h-48v44zM271 160v-44h-49v44zM208 160v-44h-50v44zM208 102v-46h-50v46zM208 42v-42h-50v42zM271 42v-42h-49v42zM271 102v-46h-49v46z">
                <text:p/>
              </draw:path>
              <draw:path draw:style-name="gr4" draw:text-style-name="P4" draw:layer="layout" svg:width="0.393cm" svg:height="1.167cm" draw:transform="rotate (-3.14159265358979) translate (47.2498734414143cm 50.7365224516705cm)" svg:viewBox="0 0 394 1168" svg:d="M46 1089v-47h-46v47zM46 1035v-46h-46v46zM46 980v-44h-46v44zM46 927v-44h-46v44zM46 577v-44h-46v44zM46 524v-44h-46v44zM46 470v-44h-46v44zM46 417v-44h-46v44zM144 1168v-72h-49v72zM144 1089v-47h-49v47zM144 1035v-46h-49v46zM144 980v-44h-49v44zM144 927v-44h-49v44zM144 871v-44h-49v44zM144 815v-44h-49v44zM144 762v-44h-49v44zM144 707v-44h-49v44zM144 653v-44h-49v44zM144 600v-44h-49v44zM144 547v-44h-49v44zM144 493v-46h-49v46zM208 1089v-47h-50v47zM208 1035v-46h-50v46zM208 980v-44h-50v44zM208 927v-44h-50v44zM208 871v-44h-50v44zM208 815v-44h-50v44zM208 762v-44h-50v44zM208 707v-44h-50v44zM208 653v-44h-50v44zM208 600v-44h-50v44zM208 547v-44h-50v44zM208 493v-46h-50v46zM271 1089v-47h-49v47zM271 1035v-46h-49v46zM271 980v-44h-49v44zM271 927v-44h-49v44zM271 871v-44h-49v44zM271 815v-44h-49v44zM271 762v-44h-49v44zM271 707v-44h-49v44zM271 653v-44h-49v44zM271 600v-44h-49v44zM271 547v-44h-49v44zM271 493v-46h-49v46zM331 1089v-47h-48v47zM331 1035v-46h-48v46zM331 980v-44h-48v44zM331 927v-44h-48v44zM331 871v-44h-48v44zM331 815v-44h-48v44zM331 762v-44h-48v44zM331 707v-44h-48v44zM331 653v-44h-48v44zM331 600v-44h-48v44zM331 547v-44h-48v44zM394 980v-371h-49v371zM394 160v-107h-49v107zM394 42v-42h-49v42zM331 42v-42h-48v42zM331 102v-46h-48v46zM331 160v-44h-48v44zM271 160v-44h-49v44zM208 160v-44h-50v44zM208 102v-46h-50v46zM208 42v-42h-50v42zM271 42v-42h-49v42zM271 102v-46h-49v46z">
                <text:p/>
              </draw:path>
            </draw:g>
            <draw:g>
              <draw:path draw:style-name="gr5" draw:text-style-name="P5" draw:layer="layout" svg:width="0.393cm" svg:height="1.222cm" draw:transform="rotate (-3.14159265358979) translate (47.2498734414143cm 50.7957219383622cm)" svg:viewBox="0 0 394 1223" svg:d="M46 1223v-44h-46v44zM208 1223v-69h-50v69zM271 1223v-69h-49v69zM331 1223v-69h-48v69zM394 1223v-69h-49v69zM394 1142v-46h-49v46zM394 1089v-47h-49v47zM394 660v-46h-49v46zM394 602v-44h-49v44zM394 549v-44h-49v44zM394 496v-72h-49v72zM394 398v-46h-49v46zM394 343v-44h-49v44zM394 290v-44h-49v44zM394 42v-42h-107v42zM273 42v-42h-115v42zM144 42v-42h-49v42zM144 102v-46h-49v46zM144 160v-44h-49v44zM144 218v-47h-49v47zM144 290v-44h-49v44zM208 290v-44h-50v44zM331 343v-44h-48v44zM329 549v-125h-46v125zM269 496v-72h-111v72zM208 398v-46h-50v46zM208 343v-44h-50v44zM144 343v-44h-49v44zM144 496v-72h-49v72zM19 65v-35h-10v35zM19 118v-32h-10v32zM46 290v-44h-46v44zM46 343v-44h-46v44zM46 398v-46h-46v46zM46 730v-44h-46v44zM46 783v-44h-46v44zM46 836v-41h-46v41zM46 892v-44h-46v44zM144 398v-46h-49v46z">
                <text:p/>
              </draw:path>
              <draw:path draw:style-name="gr4" draw:text-style-name="P4" draw:layer="layout" svg:width="0.393cm" svg:height="1.222cm" draw:transform="rotate (-3.14159265358979) translate (47.2498734414143cm 50.7957219383622cm)" svg:viewBox="0 0 394 1223" svg:d="M46 1223v-44h-46v44zM208 1223v-69h-50v69zM271 1223v-69h-49v69zM331 1223v-69h-48v69zM394 1223v-69h-49v69zM394 1142v-46h-49v46zM394 1089v-47h-49v47zM394 660v-46h-49v46zM394 602v-44h-49v44zM394 549v-44h-49v44zM394 496v-72h-49v72zM394 398v-46h-49v46zM394 343v-44h-49v44zM394 290v-44h-49v44zM394 42v-42h-107v42zM273 42v-42h-115v42zM144 42v-42h-49v42zM144 102v-46h-49v46zM144 160v-44h-49v44zM144 218v-47h-49v47zM144 290v-44h-49v44zM208 290v-44h-50v44zM331 343v-44h-48v44zM329 549v-125h-46v125zM269 496v-72h-111v72zM208 398v-46h-50v46zM208 343v-44h-50v44zM144 343v-44h-49v44zM144 496v-72h-49v72zM19 65v-35h-10v35zM19 118v-32h-10v32zM46 290v-44h-46v44zM46 343v-44h-46v44zM46 398v-46h-46v46zM46 730v-44h-46v44zM46 783v-44h-46v44zM46 836v-41h-46v41zM46 892v-44h-46v44zM144 398v-46h-49v46z">
                <text:p/>
              </draw:path>
            </draw:g>
            <draw:g>
              <draw:path draw:style-name="gr3" draw:text-style-name="P3" draw:layer="layout" svg:width="0.618cm" svg:height="1.444cm" draw:transform="rotate (-3.14159265358979) translate (47.9359481214791cm 50.9028448190424cm)" svg:viewBox="0 0 619 1445" svg:d="M206 1017v-588c-18 4-37 13-55 25-47 28-86 65-112 114-27 46-39 99-39 157 0 53 12 107 39 155 26 47 65 84 112 111 18 12 37 21 55 26zM206 276v892c0 11-2 25-2 39 0 51 14 104 46 148 21 35 49 65 81 88v2h81v-1445h-81c-32 23-60 53-81 88-32 44-46 97-46 148 0 14 2 28 2 40zM412 1017c19-5 37-14 56-26 46-27 86-64 111-111 28-48 40-102 40-155 0-58-12-111-40-157-25-49-65-86-111-114-19-12-37-21-56-25z">
                <text:p/>
              </draw:path>
              <draw:path draw:style-name="gr4" draw:text-style-name="P4" draw:layer="layout" svg:width="0.618cm" svg:height="1.444cm" draw:transform="rotate (-3.14159265358979) translate (47.9359481214791cm 50.9028448190424cm)" svg:viewBox="0 0 619 1445" svg:d="M206 1017v-588c-18 4-37 13-55 25-47 28-86 65-112 114-27 46-39 99-39 157 0 53 12 107 39 155 26 47 65 84 112 111 18 12 37 21 55 26zM206 276v892c0 11-2 25-2 39 0 51 14 104 46 148 21 35 49 65 81 88v2h81v-1445h-81c-32 23-60 53-81 88-32 44-46 97-46 148 0 14 2 28 2 40zM255 442h81M255 568h81M255 690h81M255 815h81M255 940h81M255 1066h81M255 378h81M255 505h81M255 628h81M255 753h81M255 880h81M255 1003h81M290 1193h37M290 1130h37M290 313h37M290 250h37M338 65v1313M412 1017c19-5 37-14 56-26 46-27 86-64 111-111 28-48 40-102 40-155 0-58-12-111-40-157-25-49-65-86-111-114-19-12-37-21-56-25z">
                <text:p/>
              </draw:path>
            </draw:g>
            <draw:g>
              <draw:path draw:style-name="gr3" draw:text-style-name="P3" draw:layer="layout" svg:width="1.002cm" svg:height="2.498cm" draw:transform="rotate (-3.14159265358979) translate (48.5112663509508cm 51.4640050314857cm)" svg:viewBox="0 0 1003 2499" svg:d="M74 2449h776v-2398h-776zM850 2499h-850v-2499h850v51h-776v2398h776zM922 2499v-2499h-72v2499zM922 1353v-206h81v206z">
                <text:p/>
              </draw:path>
              <draw:path draw:style-name="gr4" draw:text-style-name="P4" draw:layer="layout" svg:width="1.002cm" svg:height="2.498cm" draw:transform="rotate (-3.14159265358979) translate (48.5112663509508cm 51.4640050314857cm)" svg:viewBox="0 0 1003 2499" svg:d="M74 2449h776v-2398h-776zM850 2499h-850v-2499h850v51h-776v2398h776zM922 2499v-2499h-72v2499zM922 1353v-206h81v206z">
                <text:p/>
              </draw:path>
            </draw:g>
            <draw:g>
              <draw:polygon draw:style-name="gr3" draw:text-style-name="P3" draw:layer="layout" svg:width="0.157cm" svg:height="2.899cm" draw:transform="rotate (-3.14159265358979) translate (48.6650947545529cm 51.7407221747468cm)" svg:viewBox="0 0 158 2900" draw:points="158,2900 158,0 0,0 0,2900">
                <text:p/>
              </draw:polygon>
              <draw:polygon draw:style-name="gr4" draw:text-style-name="P4" draw:layer="layout" svg:width="0.157cm" svg:height="2.899cm" draw:transform="rotate (-3.14159265358979) translate (48.6650947545529cm 51.7407221747468cm)" svg:viewBox="0 0 158 2900" draw:points="158,2900 158,0 0,0 0,2900">
                <text:p/>
              </draw:polygon>
            </draw:g>
            <draw:g>
              <draw:polygon draw:style-name="gr3" draw:text-style-name="P3" draw:layer="layout" svg:width="2.232cm" svg:height="0.143cm" draw:transform="rotate (-3.14159265358979) translate (48.5112663509508cm 48.842138877535cm)" svg:viewBox="0 0 2233 144" draw:points="0,144 2233,144 2233,0 0,0">
                <text:p/>
              </draw:polygon>
              <draw:polygon draw:style-name="gr4" draw:text-style-name="P4" draw:layer="layout" svg:width="2.232cm" svg:height="0.143cm" draw:transform="rotate (-3.14159265358979) translate (48.5112663509508cm 48.842138877535cm)" svg:viewBox="0 0 2233 144" draw:points="0,144 2233,144 2233,0 0,0">
                <text:p/>
              </draw:polygon>
            </draw:g>
            <draw:g>
              <draw:polygon draw:style-name="gr3" draw:text-style-name="P3" draw:layer="layout" svg:width="2.232cm" svg:height="0.143cm" draw:transform="rotate (-3.14159265358979) translate (48.5112663509508cm 51.8676012889747cm)" svg:viewBox="0 0 2233 144" draw:points="0,144 2233,144 2233,0 0,0">
                <text:p/>
              </draw:polygon>
              <draw:polygon draw:style-name="gr4" draw:text-style-name="P4" draw:layer="layout" svg:width="2.232cm" svg:height="0.143cm" draw:transform="rotate (-3.14159265358979) translate (48.5112663509508cm 51.8676012889747cm)" svg:viewBox="0 0 2233 144" draw:points="0,144 2233,144 2233,0 0,0">
                <text:p/>
              </draw:polygon>
            </draw:g>
          </draw:g>
        </draw:g>
        <draw:g>
          <draw:g>
            <draw:g>
              <draw:path draw:style-name="gr3" draw:text-style-name="P3" draw:layer="layout" svg:width="1.672cm" svg:height="1.528cm" draw:transform="rotate (1.5707963267949) translate (47.2840601556523cm 43.7084688161902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  <draw:path draw:style-name="gr4" draw:text-style-name="P4" draw:layer="layout" svg:width="1.672cm" svg:height="1.528cm" draw:transform="rotate (1.5707963267949) translate (47.2840601556523cm 43.7084688161902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</draw:g>
            <draw:g>
              <draw:polygon draw:style-name="gr3" draw:text-style-name="P3" draw:layer="layout" svg:width="1.669cm" svg:height="2.598cm" draw:transform="rotate (1.5707963267949) translate (46.6301905041823cm 44.0786011041705cm)" svg:viewBox="0 0 1670 2599" draw:points="0,2599 1670,2599 1670,0 0,0">
                <text:p/>
              </draw:polygon>
              <draw:polygon draw:style-name="gr4" draw:text-style-name="P4" draw:layer="layout" svg:width="1.669cm" svg:height="2.598cm" draw:transform="rotate (1.5707963267949) translate (46.6301905041823cm 44.0786011041705cm)" svg:viewBox="0 0 1670 2599" draw:points="0,2599 1670,2599 1670,0 0,0">
                <text:p/>
              </draw:polygon>
            </draw:g>
            <draw:g>
              <draw:polygon draw:style-name="gr3" draw:text-style-name="P3" draw:layer="layout" svg:width="0.46cm" svg:height="1.164cm" draw:transform="rotate (1.5707963267949) translate (47.4331348978202cm 42.9752311549308cm)" svg:viewBox="0 0 461 1165" draw:points="461,0 0,0 0,1165 461,1165">
                <text:p/>
              </draw:polygon>
              <draw:polygon draw:style-name="gr4" draw:text-style-name="P4" draw:layer="layout" svg:width="0.46cm" svg:height="1.164cm" draw:transform="rotate (1.5707963267949) translate (47.4331348978202cm 42.9752311549308cm)" svg:viewBox="0 0 461 1165" draw:points="461,0 0,0 0,1165 461,1165">
                <text:p/>
              </draw:polygon>
            </draw:g>
            <draw:g>
              <draw:polygon draw:style-name="gr5" draw:text-style-name="P5" draw:layer="layout" svg:width="0.011cm" svg:height="0.034cm" draw:transform="rotate (1.5707963267949) translate (47.5884782231011cm 42.9307628446338cm)" svg:viewBox="0 0 12 35" draw:points="12,35 12,0 0,0 0,35">
                <text:p/>
              </draw:polygon>
              <draw:polygon draw:style-name="gr4" draw:text-style-name="P4" draw:layer="layout" svg:width="0.011cm" svg:height="0.034cm" draw:transform="rotate (1.5707963267949) translate (47.5884782231011cm 42.9307628446338cm)" svg:viewBox="0 0 12 35" draw:points="12,35 12,0 0,0 0,35">
                <text:p/>
              </draw:polygon>
            </draw:g>
            <draw:g>
              <draw:path draw:style-name="gr5" draw:text-style-name="P5" draw:layer="layout" svg:width="0.356cm" svg:height="1.053cm" draw:transform="rotate (1.5707963267949) translate (47.5146264782953cm 42.9391006528146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  <draw:path draw:style-name="gr4" draw:text-style-name="P4" draw:layer="layout" svg:width="0.356cm" svg:height="1.053cm" draw:transform="rotate (1.5707963267949) translate (47.5146264782953cm 42.9391006528146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</draw:g>
            <draw:g>
              <draw:path draw:style-name="gr5" draw:text-style-name="P5" draw:layer="layout" svg:width="0.356cm" svg:height="1.104cm" draw:transform="rotate (1.5707963267949) translate (47.4611476286082cm 42.9391006528146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  <draw:path draw:style-name="gr4" draw:text-style-name="P4" draw:layer="layout" svg:width="0.356cm" svg:height="1.104cm" draw:transform="rotate (1.5707963267949) translate (47.4611476286082cm 42.9391006528146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</draw:g>
            <draw:g>
              <draw:path draw:style-name="gr3" draw:text-style-name="P3" draw:layer="layout" svg:width="0.557cm" svg:height="1.305cm" draw:transform="rotate (1.5707963267949) translate (47.364376376794cm 43.5588777275764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373 920c16-5 32-14 49-24 41-25 78-57 102-101 23-44 34-93 34-139 0-51-11-100-34-144-24-44-61-77-102-102-17-9-33-19-49-23z">
                <text:p/>
              </draw:path>
              <draw:path draw:style-name="gr4" draw:text-style-name="P4" draw:layer="layout" svg:width="0.557cm" svg:height="1.305cm" draw:transform="rotate (1.5707963267949) translate (47.364376376794cm 43.5588777275764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232 401h71M232 512h71M232 623h71M232 737h71M232 850h71M232 964h71M232 341h71M232 456h71M232 568h71M232 681h71M232 795h71M232 906h71M262 1077h32M262 1022h32M262 283h32M262 227h32M306 58v1188M373 920c16-5 32-14 49-24 41-25 78-57 102-101 23-44 34-93 34-139 0-51-11-100-34-144-24-44-61-77-102-102-17-9-33-19-49-23z">
                <text:p/>
              </draw:path>
            </draw:g>
            <draw:g>
              <draw:path draw:style-name="gr3" draw:text-style-name="P3" draw:layer="layout" svg:width="0.905cm" svg:height="2.255cm" draw:transform="rotate (1.5707963267949) translate (46.8574428824577cm 44.0786011041705cm)" svg:viewBox="0 0 906 2256" svg:d="M67 2212h700v-2166h-700zM767 2256h-767v-2256h767v46h-700v2166h700zM834 2256v-2256h-67v2256zM834 1221v-186h72v186z">
                <text:p/>
              </draw:path>
              <draw:path draw:style-name="gr4" draw:text-style-name="P4" draw:layer="layout" svg:width="0.905cm" svg:height="2.255cm" draw:transform="rotate (1.5707963267949) translate (46.8574428824577cm 44.0786011041705cm)" svg:viewBox="0 0 906 2256" svg:d="M67 2212h700v-2166h-700zM767 2256h-767v-2256h767v46h-700v2166h700zM834 2256v-2256h-67v2256zM834 1221v-186h72v186z">
                <text:p/>
              </draw:path>
            </draw:g>
            <draw:g>
              <draw:polygon draw:style-name="gr3" draw:text-style-name="P3" draw:layer="layout" svg:width="0.14cm" svg:height="2.619cm" draw:transform="rotate (1.5707963267949) translate (46.607465807702cm 44.217564573848cm)" svg:viewBox="0 0 141 2620" draw:points="141,2620 141,0 0,0 0,2620">
                <text:p/>
              </draw:polygon>
              <draw:polygon draw:style-name="gr4" draw:text-style-name="P4" draw:layer="layout" svg:width="0.14cm" svg:height="2.619cm" draw:transform="rotate (1.5707963267949) translate (46.607465807702cm 44.217564573848cm)" svg:viewBox="0 0 141 2620" draw:points="141,2620 141,0 0,0 0,2620">
                <text:p/>
              </draw:polygon>
            </draw:g>
            <draw:g>
              <draw:polygon draw:style-name="gr3" draw:text-style-name="P3" draw:layer="layout" svg:width="2.017cm" svg:height="0.129cm" draw:transform="rotate (1.5707963267949) translate (49.2259496682771cm 44.0786011041705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1.5707963267949) translate (49.2259496682771cm 44.0786011041705cm)" svg:viewBox="0 0 2018 130" draw:points="0,130 2018,130 2018,0 0,0">
                <text:p/>
              </draw:polygon>
            </draw:g>
            <draw:g>
              <draw:polygon draw:style-name="gr3" draw:text-style-name="P3" draw:layer="layout" svg:width="2.017cm" svg:height="0.129cm" draw:transform="rotate (1.5707963267949) translate (46.4928474307969cm 44.0786011041705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1.5707963267949) translate (46.4928474307969cm 44.0786011041705cm)" svg:viewBox="0 0 2018 130" draw:points="0,130 2018,130 2018,0 0,0">
                <text:p/>
              </draw:polygon>
            </draw:g>
          </draw:g>
          <draw:g>
            <draw:g>
              <draw:path draw:style-name="gr3" draw:text-style-name="P3" draw:layer="layout" svg:width="1.672cm" svg:height="1.528cm" draw:transform="rotate (1.5707963267949) translate (47.2840601556523cm 43.7084688161902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  <draw:path draw:style-name="gr4" draw:text-style-name="P4" draw:layer="layout" svg:width="1.672cm" svg:height="1.528cm" draw:transform="rotate (1.5707963267949) translate (47.2840601556523cm 43.7084688161902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</draw:g>
            <draw:g>
              <draw:polygon draw:style-name="gr3" draw:text-style-name="P3" draw:layer="layout" svg:width="1.669cm" svg:height="2.598cm" draw:transform="rotate (1.5707963267949) translate (46.6301905041823cm 44.0786011041705cm)" svg:viewBox="0 0 1670 2599" draw:points="0,2599 1670,2599 1670,0 0,0">
                <text:p/>
              </draw:polygon>
              <draw:polygon draw:style-name="gr4" draw:text-style-name="P4" draw:layer="layout" svg:width="1.669cm" svg:height="2.598cm" draw:transform="rotate (1.5707963267949) translate (46.6301905041823cm 44.0786011041705cm)" svg:viewBox="0 0 1670 2599" draw:points="0,2599 1670,2599 1670,0 0,0">
                <text:p/>
              </draw:polygon>
            </draw:g>
            <draw:g>
              <draw:polygon draw:style-name="gr3" draw:text-style-name="P3" draw:layer="layout" svg:width="0.46cm" svg:height="1.164cm" draw:transform="rotate (1.5707963267949) translate (47.4331348978202cm 42.9752311549308cm)" svg:viewBox="0 0 461 1165" draw:points="461,0 0,0 0,1165 461,1165">
                <text:p/>
              </draw:polygon>
              <draw:polygon draw:style-name="gr4" draw:text-style-name="P4" draw:layer="layout" svg:width="0.46cm" svg:height="1.164cm" draw:transform="rotate (1.5707963267949) translate (47.4331348978202cm 42.9752311549308cm)" svg:viewBox="0 0 461 1165" draw:points="461,0 0,0 0,1165 461,1165">
                <text:p/>
              </draw:polygon>
            </draw:g>
            <draw:g>
              <draw:polygon draw:style-name="gr5" draw:text-style-name="P5" draw:layer="layout" svg:width="0.011cm" svg:height="0.034cm" draw:transform="rotate (1.5707963267949) translate (47.5884782231011cm 42.9307628446338cm)" svg:viewBox="0 0 12 35" draw:points="12,35 12,0 0,0 0,35">
                <text:p/>
              </draw:polygon>
              <draw:polygon draw:style-name="gr4" draw:text-style-name="P4" draw:layer="layout" svg:width="0.011cm" svg:height="0.034cm" draw:transform="rotate (1.5707963267949) translate (47.5884782231011cm 42.9307628446338cm)" svg:viewBox="0 0 12 35" draw:points="12,35 12,0 0,0 0,35">
                <text:p/>
              </draw:polygon>
            </draw:g>
            <draw:g>
              <draw:path draw:style-name="gr5" draw:text-style-name="P5" draw:layer="layout" svg:width="0.356cm" svg:height="1.053cm" draw:transform="rotate (1.5707963267949) translate (47.5146264782953cm 42.9391006528146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  <draw:path draw:style-name="gr4" draw:text-style-name="P4" draw:layer="layout" svg:width="0.356cm" svg:height="1.053cm" draw:transform="rotate (1.5707963267949) translate (47.5146264782953cm 42.9391006528146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</draw:g>
            <draw:g>
              <draw:path draw:style-name="gr5" draw:text-style-name="P5" draw:layer="layout" svg:width="0.356cm" svg:height="1.104cm" draw:transform="rotate (1.5707963267949) translate (47.4611476286082cm 42.9391006528146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  <draw:path draw:style-name="gr4" draw:text-style-name="P4" draw:layer="layout" svg:width="0.356cm" svg:height="1.104cm" draw:transform="rotate (1.5707963267949) translate (47.4611476286082cm 42.9391006528146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</draw:g>
            <draw:g>
              <draw:path draw:style-name="gr3" draw:text-style-name="P3" draw:layer="layout" svg:width="0.557cm" svg:height="1.305cm" draw:transform="rotate (1.5707963267949) translate (47.364376376794cm 43.5588777275764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373 920c16-5 32-14 49-24 41-25 78-57 102-101 23-44 34-93 34-139 0-51-11-100-34-144-24-44-61-77-102-102-17-9-33-19-49-23z">
                <text:p/>
              </draw:path>
              <draw:path draw:style-name="gr4" draw:text-style-name="P4" draw:layer="layout" svg:width="0.557cm" svg:height="1.305cm" draw:transform="rotate (1.5707963267949) translate (47.364376376794cm 43.5588777275764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232 401h71M232 512h71M232 623h71M232 737h71M232 850h71M232 964h71M232 341h71M232 456h71M232 568h71M232 681h71M232 795h71M232 906h71M262 1077h32M262 1022h32M262 283h32M262 227h32M306 58v1188M373 920c16-5 32-14 49-24 41-25 78-57 102-101 23-44 34-93 34-139 0-51-11-100-34-144-24-44-61-77-102-102-17-9-33-19-49-23z">
                <text:p/>
              </draw:path>
            </draw:g>
            <draw:g>
              <draw:path draw:style-name="gr3" draw:text-style-name="P3" draw:layer="layout" svg:width="0.905cm" svg:height="2.255cm" draw:transform="rotate (1.5707963267949) translate (46.8574428824577cm 44.0786011041705cm)" svg:viewBox="0 0 906 2256" svg:d="M67 2212h700v-2166h-700zM767 2256h-767v-2256h767v46h-700v2166h700zM834 2256v-2256h-67v2256zM834 1221v-186h72v186z">
                <text:p/>
              </draw:path>
              <draw:path draw:style-name="gr4" draw:text-style-name="P4" draw:layer="layout" svg:width="0.905cm" svg:height="2.255cm" draw:transform="rotate (1.5707963267949) translate (46.8574428824577cm 44.0786011041705cm)" svg:viewBox="0 0 906 2256" svg:d="M67 2212h700v-2166h-700zM767 2256h-767v-2256h767v46h-700v2166h700zM834 2256v-2256h-67v2256zM834 1221v-186h72v186z">
                <text:p/>
              </draw:path>
            </draw:g>
            <draw:g>
              <draw:polygon draw:style-name="gr3" draw:text-style-name="P3" draw:layer="layout" svg:width="0.14cm" svg:height="2.619cm" draw:transform="rotate (1.5707963267949) translate (46.607465807702cm 44.217564573848cm)" svg:viewBox="0 0 141 2620" draw:points="141,2620 141,0 0,0 0,2620">
                <text:p/>
              </draw:polygon>
              <draw:polygon draw:style-name="gr4" draw:text-style-name="P4" draw:layer="layout" svg:width="0.14cm" svg:height="2.619cm" draw:transform="rotate (1.5707963267949) translate (46.607465807702cm 44.217564573848cm)" svg:viewBox="0 0 141 2620" draw:points="141,2620 141,0 0,0 0,2620">
                <text:p/>
              </draw:polygon>
            </draw:g>
            <draw:g>
              <draw:polygon draw:style-name="gr3" draw:text-style-name="P3" draw:layer="layout" svg:width="2.017cm" svg:height="0.129cm" draw:transform="rotate (1.5707963267949) translate (49.2259496682771cm 44.0786011041705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1.5707963267949) translate (49.2259496682771cm 44.0786011041705cm)" svg:viewBox="0 0 2018 130" draw:points="0,130 2018,130 2018,0 0,0">
                <text:p/>
              </draw:polygon>
            </draw:g>
            <draw:g>
              <draw:polygon draw:style-name="gr3" draw:text-style-name="P3" draw:layer="layout" svg:width="2.017cm" svg:height="0.129cm" draw:transform="rotate (1.5707963267949) translate (46.4928474307969cm 44.0786011041705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1.5707963267949) translate (46.4928474307969cm 44.0786011041705cm)" svg:viewBox="0 0 2018 130" draw:points="0,130 2018,130 2018,0 0,0">
                <text:p/>
              </draw:polygon>
            </draw:g>
          </draw:g>
        </draw:g>
        <draw:g>
          <draw:g>
            <draw:g>
              <draw:path draw:style-name="gr3" draw:text-style-name="P3" draw:layer="layout" svg:width="1.672cm" svg:height="1.528cm" draw:transform="rotate (1.5707963267949) translate (51.5731065103923cm 43.6646468783062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  <draw:path draw:style-name="gr4" draw:text-style-name="P4" draw:layer="layout" svg:width="1.672cm" svg:height="1.528cm" draw:transform="rotate (1.5707963267949) translate (51.5731065103923cm 43.6646468783062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</draw:g>
            <draw:g>
              <draw:polygon draw:style-name="gr3" draw:text-style-name="P3" draw:layer="layout" svg:width="1.669cm" svg:height="2.598cm" draw:transform="rotate (1.5707963267949) translate (50.9192368589222cm 44.0347791662866cm)" svg:viewBox="0 0 1670 2599" draw:points="0,2599 1670,2599 1670,0 0,0">
                <text:p/>
              </draw:polygon>
              <draw:polygon draw:style-name="gr4" draw:text-style-name="P4" draw:layer="layout" svg:width="1.669cm" svg:height="2.598cm" draw:transform="rotate (1.5707963267949) translate (50.9192368589222cm 44.0347791662866cm)" svg:viewBox="0 0 1670 2599" draw:points="0,2599 1670,2599 1670,0 0,0">
                <text:p/>
              </draw:polygon>
            </draw:g>
            <draw:g>
              <draw:polygon draw:style-name="gr3" draw:text-style-name="P3" draw:layer="layout" svg:width="0.46cm" svg:height="1.164cm" draw:transform="rotate (1.5707963267949) translate (51.7221812525601cm 42.9314092170469cm)" svg:viewBox="0 0 461 1165" draw:points="461,0 0,0 0,1165 461,1165">
                <text:p/>
              </draw:polygon>
              <draw:polygon draw:style-name="gr4" draw:text-style-name="P4" draw:layer="layout" svg:width="0.46cm" svg:height="1.164cm" draw:transform="rotate (1.5707963267949) translate (51.7221812525601cm 42.9314092170469cm)" svg:viewBox="0 0 461 1165" draw:points="461,0 0,0 0,1165 461,1165">
                <text:p/>
              </draw:polygon>
            </draw:g>
            <draw:g>
              <draw:polygon draw:style-name="gr5" draw:text-style-name="P5" draw:layer="layout" svg:width="0.011cm" svg:height="0.034cm" draw:transform="rotate (1.5707963267949) translate (51.8775245778411cm 42.8869409067499cm)" svg:viewBox="0 0 12 35" draw:points="12,35 12,0 0,0 0,35">
                <text:p/>
              </draw:polygon>
              <draw:polygon draw:style-name="gr4" draw:text-style-name="P4" draw:layer="layout" svg:width="0.011cm" svg:height="0.034cm" draw:transform="rotate (1.5707963267949) translate (51.8775245778411cm 42.8869409067499cm)" svg:viewBox="0 0 12 35" draw:points="12,35 12,0 0,0 0,35">
                <text:p/>
              </draw:polygon>
            </draw:g>
            <draw:g>
              <draw:path draw:style-name="gr5" draw:text-style-name="P5" draw:layer="layout" svg:width="0.356cm" svg:height="1.053cm" draw:transform="rotate (1.5707963267949) translate (51.8036728330352cm 42.8952787149307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  <draw:path draw:style-name="gr4" draw:text-style-name="P4" draw:layer="layout" svg:width="0.356cm" svg:height="1.053cm" draw:transform="rotate (1.5707963267949) translate (51.8036728330352cm 42.8952787149307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</draw:g>
            <draw:g>
              <draw:path draw:style-name="gr5" draw:text-style-name="P5" draw:layer="layout" svg:width="0.356cm" svg:height="1.104cm" draw:transform="rotate (1.5707963267949) translate (51.7501939833481cm 42.8952787149307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  <draw:path draw:style-name="gr4" draw:text-style-name="P4" draw:layer="layout" svg:width="0.356cm" svg:height="1.104cm" draw:transform="rotate (1.5707963267949) translate (51.7501939833481cm 42.8952787149307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</draw:g>
            <draw:g>
              <draw:path draw:style-name="gr3" draw:text-style-name="P3" draw:layer="layout" svg:width="0.557cm" svg:height="1.305cm" draw:transform="rotate (1.5707963267949) translate (51.6534227315339cm 43.5150557896924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373 920c16-5 32-14 49-24 41-25 78-57 102-101 23-44 34-93 34-139 0-51-11-100-34-144-24-44-61-77-102-102-17-9-33-19-49-23z">
                <text:p/>
              </draw:path>
              <draw:path draw:style-name="gr4" draw:text-style-name="P4" draw:layer="layout" svg:width="0.557cm" svg:height="1.305cm" draw:transform="rotate (1.5707963267949) translate (51.6534227315339cm 43.5150557896924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232 401h71M232 512h71M232 623h71M232 737h71M232 850h71M232 964h71M232 341h71M232 456h71M232 568h71M232 681h71M232 795h71M232 906h71M262 1077h32M262 1022h32M262 283h32M262 227h32M306 58v1188M373 920c16-5 32-14 49-24 41-25 78-57 102-101 23-44 34-93 34-139 0-51-11-100-34-144-24-44-61-77-102-102-17-9-33-19-49-23z">
                <text:p/>
              </draw:path>
            </draw:g>
            <draw:g>
              <draw:path draw:style-name="gr3" draw:text-style-name="P3" draw:layer="layout" svg:width="0.905cm" svg:height="2.255cm" draw:transform="rotate (1.5707963267949) translate (51.1464892371977cm 44.0347791662866cm)" svg:viewBox="0 0 906 2256" svg:d="M67 2212h700v-2166h-700zM767 2256h-767v-2256h767v46h-700v2166h700zM834 2256v-2256h-67v2256zM834 1221v-186h72v186z">
                <text:p/>
              </draw:path>
              <draw:path draw:style-name="gr4" draw:text-style-name="P4" draw:layer="layout" svg:width="0.905cm" svg:height="2.255cm" draw:transform="rotate (1.5707963267949) translate (51.1464892371977cm 44.0347791662866cm)" svg:viewBox="0 0 906 2256" svg:d="M67 2212h700v-2166h-700zM767 2256h-767v-2256h767v46h-700v2166h700zM834 2256v-2256h-67v2256zM834 1221v-186h72v186z">
                <text:p/>
              </draw:path>
            </draw:g>
            <draw:g>
              <draw:polygon draw:style-name="gr3" draw:text-style-name="P3" draw:layer="layout" svg:width="0.14cm" svg:height="2.619cm" draw:transform="rotate (1.5707963267949) translate (50.8965121624419cm 44.1737426359641cm)" svg:viewBox="0 0 141 2620" draw:points="141,2620 141,0 0,0 0,2620">
                <text:p/>
              </draw:polygon>
              <draw:polygon draw:style-name="gr4" draw:text-style-name="P4" draw:layer="layout" svg:width="0.14cm" svg:height="2.619cm" draw:transform="rotate (1.5707963267949) translate (50.8965121624419cm 44.1737426359641cm)" svg:viewBox="0 0 141 2620" draw:points="141,2620 141,0 0,0 0,2620">
                <text:p/>
              </draw:polygon>
            </draw:g>
            <draw:g>
              <draw:polygon draw:style-name="gr3" draw:text-style-name="P3" draw:layer="layout" svg:width="2.017cm" svg:height="0.129cm" draw:transform="rotate (1.5707963267949) translate (53.514996023017cm 44.0347791662866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1.5707963267949) translate (53.514996023017cm 44.0347791662866cm)" svg:viewBox="0 0 2018 130" draw:points="0,130 2018,130 2018,0 0,0">
                <text:p/>
              </draw:polygon>
            </draw:g>
            <draw:g>
              <draw:polygon draw:style-name="gr3" draw:text-style-name="P3" draw:layer="layout" svg:width="2.017cm" svg:height="0.129cm" draw:transform="rotate (1.5707963267949) translate (50.7818937855369cm 44.0347791662866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1.5707963267949) translate (50.7818937855369cm 44.0347791662866cm)" svg:viewBox="0 0 2018 130" draw:points="0,130 2018,130 2018,0 0,0">
                <text:p/>
              </draw:polygon>
            </draw:g>
          </draw:g>
          <draw:g>
            <draw:g>
              <draw:path draw:style-name="gr3" draw:text-style-name="P3" draw:layer="layout" svg:width="1.672cm" svg:height="1.528cm" draw:transform="rotate (1.5707963267949) translate (51.5731065103923cm 43.6646468783062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  <draw:path draw:style-name="gr4" draw:text-style-name="P4" draw:layer="layout" svg:width="1.672cm" svg:height="1.528cm" draw:transform="rotate (1.5707963267949) translate (51.5731065103923cm 43.6646468783062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</draw:g>
            <draw:g>
              <draw:polygon draw:style-name="gr3" draw:text-style-name="P3" draw:layer="layout" svg:width="1.669cm" svg:height="2.598cm" draw:transform="rotate (1.5707963267949) translate (50.9192368589222cm 44.0347791662866cm)" svg:viewBox="0 0 1670 2599" draw:points="0,2599 1670,2599 1670,0 0,0">
                <text:p/>
              </draw:polygon>
              <draw:polygon draw:style-name="gr4" draw:text-style-name="P4" draw:layer="layout" svg:width="1.669cm" svg:height="2.598cm" draw:transform="rotate (1.5707963267949) translate (50.9192368589222cm 44.0347791662866cm)" svg:viewBox="0 0 1670 2599" draw:points="0,2599 1670,2599 1670,0 0,0">
                <text:p/>
              </draw:polygon>
            </draw:g>
            <draw:g>
              <draw:polygon draw:style-name="gr3" draw:text-style-name="P3" draw:layer="layout" svg:width="0.46cm" svg:height="1.164cm" draw:transform="rotate (1.5707963267949) translate (51.7221812525601cm 42.9314092170469cm)" svg:viewBox="0 0 461 1165" draw:points="461,0 0,0 0,1165 461,1165">
                <text:p/>
              </draw:polygon>
              <draw:polygon draw:style-name="gr4" draw:text-style-name="P4" draw:layer="layout" svg:width="0.46cm" svg:height="1.164cm" draw:transform="rotate (1.5707963267949) translate (51.7221812525601cm 42.9314092170469cm)" svg:viewBox="0 0 461 1165" draw:points="461,0 0,0 0,1165 461,1165">
                <text:p/>
              </draw:polygon>
            </draw:g>
            <draw:g>
              <draw:polygon draw:style-name="gr5" draw:text-style-name="P5" draw:layer="layout" svg:width="0.011cm" svg:height="0.034cm" draw:transform="rotate (1.5707963267949) translate (51.8775245778411cm 42.8869409067499cm)" svg:viewBox="0 0 12 35" draw:points="12,35 12,0 0,0 0,35">
                <text:p/>
              </draw:polygon>
              <draw:polygon draw:style-name="gr4" draw:text-style-name="P4" draw:layer="layout" svg:width="0.011cm" svg:height="0.034cm" draw:transform="rotate (1.5707963267949) translate (51.8775245778411cm 42.8869409067499cm)" svg:viewBox="0 0 12 35" draw:points="12,35 12,0 0,0 0,35">
                <text:p/>
              </draw:polygon>
            </draw:g>
            <draw:g>
              <draw:path draw:style-name="gr5" draw:text-style-name="P5" draw:layer="layout" svg:width="0.356cm" svg:height="1.053cm" draw:transform="rotate (1.5707963267949) translate (51.8036728330352cm 42.8952787149307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  <draw:path draw:style-name="gr4" draw:text-style-name="P4" draw:layer="layout" svg:width="0.356cm" svg:height="1.053cm" draw:transform="rotate (1.5707963267949) translate (51.8036728330352cm 42.8952787149307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</draw:g>
            <draw:g>
              <draw:path draw:style-name="gr5" draw:text-style-name="P5" draw:layer="layout" svg:width="0.356cm" svg:height="1.104cm" draw:transform="rotate (1.5707963267949) translate (51.7501939833481cm 42.8952787149307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  <draw:path draw:style-name="gr4" draw:text-style-name="P4" draw:layer="layout" svg:width="0.356cm" svg:height="1.104cm" draw:transform="rotate (1.5707963267949) translate (51.7501939833481cm 42.8952787149307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</draw:g>
            <draw:g>
              <draw:path draw:style-name="gr3" draw:text-style-name="P3" draw:layer="layout" svg:width="0.557cm" svg:height="1.305cm" draw:transform="rotate (1.5707963267949) translate (51.6534227315339cm 43.5150557896924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373 920c16-5 32-14 49-24 41-25 78-57 102-101 23-44 34-93 34-139 0-51-11-100-34-144-24-44-61-77-102-102-17-9-33-19-49-23z">
                <text:p/>
              </draw:path>
              <draw:path draw:style-name="gr4" draw:text-style-name="P4" draw:layer="layout" svg:width="0.557cm" svg:height="1.305cm" draw:transform="rotate (1.5707963267949) translate (51.6534227315339cm 43.5150557896924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232 401h71M232 512h71M232 623h71M232 737h71M232 850h71M232 964h71M232 341h71M232 456h71M232 568h71M232 681h71M232 795h71M232 906h71M262 1077h32M262 1022h32M262 283h32M262 227h32M306 58v1188M373 920c16-5 32-14 49-24 41-25 78-57 102-101 23-44 34-93 34-139 0-51-11-100-34-144-24-44-61-77-102-102-17-9-33-19-49-23z">
                <text:p/>
              </draw:path>
            </draw:g>
            <draw:g>
              <draw:path draw:style-name="gr3" draw:text-style-name="P3" draw:layer="layout" svg:width="0.905cm" svg:height="2.255cm" draw:transform="rotate (1.5707963267949) translate (51.1464892371977cm 44.0347791662866cm)" svg:viewBox="0 0 906 2256" svg:d="M67 2212h700v-2166h-700zM767 2256h-767v-2256h767v46h-700v2166h700zM834 2256v-2256h-67v2256zM834 1221v-186h72v186z">
                <text:p/>
              </draw:path>
              <draw:path draw:style-name="gr4" draw:text-style-name="P4" draw:layer="layout" svg:width="0.905cm" svg:height="2.255cm" draw:transform="rotate (1.5707963267949) translate (51.1464892371977cm 44.0347791662866cm)" svg:viewBox="0 0 906 2256" svg:d="M67 2212h700v-2166h-700zM767 2256h-767v-2256h767v46h-700v2166h700zM834 2256v-2256h-67v2256zM834 1221v-186h72v186z">
                <text:p/>
              </draw:path>
            </draw:g>
            <draw:g>
              <draw:polygon draw:style-name="gr3" draw:text-style-name="P3" draw:layer="layout" svg:width="0.14cm" svg:height="2.619cm" draw:transform="rotate (1.5707963267949) translate (50.8965121624419cm 44.1737426359641cm)" svg:viewBox="0 0 141 2620" draw:points="141,2620 141,0 0,0 0,2620">
                <text:p/>
              </draw:polygon>
              <draw:polygon draw:style-name="gr4" draw:text-style-name="P4" draw:layer="layout" svg:width="0.14cm" svg:height="2.619cm" draw:transform="rotate (1.5707963267949) translate (50.8965121624419cm 44.1737426359641cm)" svg:viewBox="0 0 141 2620" draw:points="141,2620 141,0 0,0 0,2620">
                <text:p/>
              </draw:polygon>
            </draw:g>
            <draw:g>
              <draw:polygon draw:style-name="gr3" draw:text-style-name="P3" draw:layer="layout" svg:width="2.017cm" svg:height="0.129cm" draw:transform="rotate (1.5707963267949) translate (53.514996023017cm 44.0347791662866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1.5707963267949) translate (53.514996023017cm 44.0347791662866cm)" svg:viewBox="0 0 2018 130" draw:points="0,130 2018,130 2018,0 0,0">
                <text:p/>
              </draw:polygon>
            </draw:g>
            <draw:g>
              <draw:polygon draw:style-name="gr3" draw:text-style-name="P3" draw:layer="layout" svg:width="2.017cm" svg:height="0.129cm" draw:transform="rotate (1.5707963267949) translate (50.7818937855369cm 44.0347791662866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1.5707963267949) translate (50.7818937855369cm 44.0347791662866cm)" svg:viewBox="0 0 2018 130" draw:points="0,130 2018,130 2018,0 0,0">
                <text:p/>
              </draw:polygon>
            </draw:g>
          </draw:g>
        </draw:g>
        <draw:g>
          <draw:g>
            <draw:g>
              <draw:path draw:style-name="gr3" draw:text-style-name="P3" draw:layer="layout" svg:width="1.852cm" svg:height="1.69cm" draw:transform="rotate (-1.5707963267949) translate (34.9006040124638cm 50.3449985248004cm)" svg:viewBox="0 0 1853 1691" svg:d="M1538 1140c7-100 9-195 9-294 0-95-2-193-9-290-9-19-18-35-30-51-72-111-174-204-296-269-19-11-38-18-56-28h-500-3c-18 0-41-4-55-13-19-10-35-24-44-37-3-5-7-12-7-17h-88c-81 0-160 19-227 56-72 37-130 90-169 155-42 63-63 137-63 209 0 2 0 2 0 2v567 3c0 74 21 146 63 208 39 65 97 118 169 155 67 38 146 58 227 58h88c0-9 7-16 9-23 9-14 25-28 42-37 18-9 37-14 58-14h505c18-9 37-16 55-28 123-64 225-157 294-268 10-16 19-30 28-44zM1540 843c5 49 7 93 7 137 0 123-16 241-46 359-2 2-7 5-9 9-7 14-12 26-12 40 0 13 5 25 12 37 7 14 18 20 30 27 14 7 28 12 44 12 12 0 28-5 39-12 5 0 10-2 14-7 42-44 81-92 114-143 76-123 120-262 120-406 0-16-4-34-4-53 4-16 4-37 4-55 0-139-42-278-118-397-35-53-74-101-116-145-14-7-28-10-41-10-14 0-31 3-42 12-14 7-26 16-33 28-9 11-11 25-11 39 0 12 2 23 9 35 30 116 46 234 46 354 0 47-2 93-7 139zM537 104v3c0 20 5 37 17 53 9 14 20 30 39 37 19 9 37 14 60 14h3 692c21 0 40-5 58-14 19-7 30-23 44-37 9-16 14-33 14-53v-3c0-16-5-37-14-51-14-16-25-30-44-39-18-9-37-14-58-14h-692c-3 0-3 0-3 0-23 0-41 5-60 14s-30 23-39 39c-12 14-17 35-17 51zM542 1587c0 16 2 37 14 51 9 16 25 30 42 39 18 9 37 14 58 14h692c3 0 3 0 3 0 20 0 39-5 57-14 19-9 33-23 44-39 10-14 17-35 17-51v-3c0-20-7-37-17-53-11-14-25-28-44-37-18-9-37-14-57-14h-3-692c-21 0-40 5-58 14-19 9-33 23-42 37-12 16-14 33-14 53z">
                <text:p/>
              </draw:path>
              <draw:path draw:style-name="gr4" draw:text-style-name="P4" draw:layer="layout" svg:width="1.852cm" svg:height="1.69cm" draw:transform="rotate (-1.5707963267949) translate (34.9006040124638cm 50.3449985248004cm)" svg:viewBox="0 0 1853 1691" svg:d="M1538 1140c7-100 9-195 9-294 0-95-2-193-9-290-9-19-18-35-30-51-72-111-174-204-296-269-19-11-38-18-56-28h-500-3c-18 0-41-4-55-13-19-10-35-24-44-37-3-5-7-12-7-17h-88c-81 0-160 19-227 56-72 37-130 90-169 155-42 63-63 137-63 209 0 2 0 2 0 2v567 3c0 74 21 146 63 208 39 65 97 118 169 155 67 38 146 58 227 58h88c0-9 7-16 9-23 9-14 25-28 42-37 18-9 37-14 58-14h505c18-9 37-16 55-28 123-64 225-157 294-268 10-16 19-30 28-44zM1540 843c5 49 7 93 7 137 0 123-16 241-46 359-2 2-7 5-9 9-7 14-12 26-12 40 0 13 5 25 12 37 7 14 18 20 30 27 14 7 28 12 44 12 12 0 28-5 39-12 5 0 10-2 14-7 42-44 81-92 114-143 76-123 120-262 120-406 0-16-4-34-4-53 4-16 4-37 4-55 0-139-42-278-118-397-35-53-74-101-116-145-14-7-28-10-41-10-14 0-31 3-42 12-14 7-26 16-33 28-9 11-11 25-11 39 0 12 2 23 9 35 30 116 46 234 46 354 0 47-2 93-7 139zM537 104v3c0 20 5 37 17 53 9 14 20 30 39 37 19 9 37 14 60 14h3 692c21 0 40-5 58-14 19-7 30-23 44-37 9-16 14-33 14-53v-3c0-16-5-37-14-51-14-16-25-30-44-39-18-9-37-14-58-14h-692c-3 0-3 0-3 0-23 0-41 5-60 14s-30 23-39 39c-12 14-17 35-17 51zM542 1587c0 16 2 37 14 51 9 16 25 30 42 39 18 9 37 14 58 14h692c3 0 3 0 3 0 20 0 39-5 57-14 19-9 33-23 44-39 10-14 17-35 17-51v-3c0-20-7-37-17-53-11-14-25-28-44-37-18-9-37-14-57-14h-3-692c-21 0-40 5-58 14-19 9-33 23-42 37-12 16-14 33-14 53z">
                <text:p/>
              </draw:path>
            </draw:g>
            <draw:g>
              <draw:polygon draw:style-name="gr3" draw:text-style-name="P3" draw:layer="layout" svg:width="1.848cm" svg:height="2.876cm" draw:transform="rotate (-1.5707963267949) translate (35.6244181550067cm 49.9352731551496cm)" svg:viewBox="0 0 1849 2877" draw:points="0,2877 1849,2877 1849,0 0,0">
                <text:p/>
              </draw:polygon>
              <draw:polygon draw:style-name="gr4" draw:text-style-name="P4" draw:layer="layout" svg:width="1.848cm" svg:height="2.876cm" draw:transform="rotate (-1.5707963267949) translate (35.6244181550067cm 49.9352731551496cm)" svg:viewBox="0 0 1849 2877" draw:points="0,2877 1849,2877 1849,0 0,0">
                <text:p/>
              </draw:polygon>
            </draw:g>
            <draw:g>
              <draw:polygon draw:style-name="gr3" draw:text-style-name="P3" draw:layer="layout" svg:width="0.509cm" svg:height="1.289cm" draw:transform="rotate (-1.5707963267949) translate (34.7355827327112cm 51.1566706797499cm)" svg:viewBox="0 0 510 1290" draw:points="510,0 0,0 0,1290 510,1290">
                <text:p/>
              </draw:polygon>
              <draw:polygon draw:style-name="gr4" draw:text-style-name="P4" draw:layer="layout" svg:width="0.509cm" svg:height="1.289cm" draw:transform="rotate (-1.5707963267949) translate (34.7355827327112cm 51.1566706797499cm)" svg:viewBox="0 0 510 1290" draw:points="510,0 0,0 0,1290 510,1290">
                <text:p/>
              </draw:polygon>
            </draw:g>
            <draw:g>
              <draw:polygon draw:style-name="gr5" draw:text-style-name="P5" draw:layer="layout" svg:width="0.011cm" svg:height="0.038cm" draw:transform="rotate (-1.5707963267949) translate (34.5636223189876cm 51.2058957689025cm)" svg:viewBox="0 0 12 39" draw:points="12,39 12,0 0,0 0,39">
                <text:p/>
              </draw:polygon>
              <draw:polygon draw:style-name="gr4" draw:text-style-name="P4" draw:layer="layout" svg:width="0.011cm" svg:height="0.038cm" draw:transform="rotate (-1.5707963267949) translate (34.5636223189876cm 51.2058957689025cm)" svg:viewBox="0 0 12 39" draw:points="12,39 12,0 0,0 0,39">
                <text:p/>
              </draw:polygon>
            </draw:g>
            <draw:g>
              <draw:path draw:style-name="gr5" draw:text-style-name="P5" draw:layer="layout" svg:width="0.393cm" svg:height="1.167cm" draw:transform="rotate (-1.5707963267949) translate (34.6453739910859cm 51.1966660646862cm)" svg:viewBox="0 0 394 1168" svg:d="M46 1089v-47h-46v47zM46 1035v-46h-46v46zM46 980v-44h-46v44zM46 927v-44h-46v44zM46 577v-44h-46v44zM46 524v-44h-46v44zM46 470v-44h-46v44zM46 417v-44h-46v44zM144 1168v-72h-49v72zM144 1089v-47h-49v47zM144 1035v-46h-49v46zM144 980v-44h-49v44zM144 927v-44h-49v44zM144 871v-44h-49v44zM144 815v-44h-49v44zM144 762v-44h-49v44zM144 707v-44h-49v44zM144 653v-44h-49v44zM144 600v-44h-49v44zM144 547v-44h-49v44zM144 493v-46h-49v46zM208 1089v-47h-50v47zM208 1035v-46h-50v46zM208 980v-44h-50v44zM208 927v-44h-50v44zM208 871v-44h-50v44zM208 815v-44h-50v44zM208 762v-44h-50v44zM208 707v-44h-50v44zM208 653v-44h-50v44zM208 600v-44h-50v44zM208 547v-44h-50v44zM208 493v-46h-50v46zM271 1089v-47h-49v47zM271 1035v-46h-49v46zM271 980v-44h-49v44zM271 927v-44h-49v44zM271 871v-44h-49v44zM271 815v-44h-49v44zM271 762v-44h-49v44zM271 707v-44h-49v44zM271 653v-44h-49v44zM271 600v-44h-49v44zM271 547v-44h-49v44zM271 493v-46h-49v46zM331 1089v-47h-48v47zM331 1035v-46h-48v46zM331 980v-44h-48v44zM331 927v-44h-48v44zM331 871v-44h-48v44zM331 815v-44h-48v44zM331 762v-44h-48v44zM331 707v-44h-48v44zM331 653v-44h-48v44zM331 600v-44h-48v44zM331 547v-44h-48v44zM394 980v-371h-49v371zM394 160v-107h-49v107zM394 42v-42h-49v42zM331 42v-42h-48v42zM331 102v-46h-48v46zM331 160v-44h-48v44zM271 160v-44h-49v44zM208 160v-44h-50v44zM208 102v-46h-50v46zM208 42v-42h-50v42zM271 42v-42h-49v42zM271 102v-46h-49v46z">
                <text:p/>
              </draw:path>
              <draw:path draw:style-name="gr4" draw:text-style-name="P4" draw:layer="layout" svg:width="0.393cm" svg:height="1.167cm" draw:transform="rotate (-1.5707963267949) translate (34.6453739910859cm 51.1966660646862cm)" svg:viewBox="0 0 394 1168" svg:d="M46 1089v-47h-46v47zM46 1035v-46h-46v46zM46 980v-44h-46v44zM46 927v-44h-46v44zM46 577v-44h-46v44zM46 524v-44h-46v44zM46 470v-44h-46v44zM46 417v-44h-46v44zM144 1168v-72h-49v72zM144 1089v-47h-49v47zM144 1035v-46h-49v46zM144 980v-44h-49v44zM144 927v-44h-49v44zM144 871v-44h-49v44zM144 815v-44h-49v44zM144 762v-44h-49v44zM144 707v-44h-49v44zM144 653v-44h-49v44zM144 600v-44h-49v44zM144 547v-44h-49v44zM144 493v-46h-49v46zM208 1089v-47h-50v47zM208 1035v-46h-50v46zM208 980v-44h-50v44zM208 927v-44h-50v44zM208 871v-44h-50v44zM208 815v-44h-50v44zM208 762v-44h-50v44zM208 707v-44h-50v44zM208 653v-44h-50v44zM208 600v-44h-50v44zM208 547v-44h-50v44zM208 493v-46h-50v46zM271 1089v-47h-49v47zM271 1035v-46h-49v46zM271 980v-44h-49v44zM271 927v-44h-49v44zM271 871v-44h-49v44zM271 815v-44h-49v44zM271 762v-44h-49v44zM271 707v-44h-49v44zM271 653v-44h-49v44zM271 600v-44h-49v44zM271 547v-44h-49v44zM271 493v-46h-49v46zM331 1089v-47h-48v47zM331 1035v-46h-48v46zM331 980v-44h-48v44zM331 927v-44h-48v44zM331 871v-44h-48v44zM331 815v-44h-48v44zM331 762v-44h-48v44zM331 707v-44h-48v44zM331 653v-44h-48v44zM331 600v-44h-48v44zM331 547v-44h-48v44zM394 980v-371h-49v371zM394 160v-107h-49v107zM394 42v-42h-49v42zM331 42v-42h-48v42zM331 102v-46h-48v46zM331 160v-44h-48v44zM271 160v-44h-49v44zM208 160v-44h-50v44zM208 102v-46h-50v46zM208 42v-42h-50v42zM271 42v-42h-49v42zM271 102v-46h-49v46z">
                <text:p/>
              </draw:path>
            </draw:g>
            <draw:g>
              <draw:path draw:style-name="gr5" draw:text-style-name="P5" draw:layer="layout" svg:width="0.393cm" svg:height="1.222cm" draw:transform="rotate (-1.5707963267949) translate (34.7045734777776cm 51.1966660646862cm)" svg:viewBox="0 0 394 1223" svg:d="M46 1223v-44h-46v44zM208 1223v-69h-50v69zM271 1223v-69h-49v69zM331 1223v-69h-48v69zM394 1223v-69h-49v69zM394 1142v-46h-49v46zM394 1089v-47h-49v47zM394 660v-46h-49v46zM394 602v-44h-49v44zM394 549v-44h-49v44zM394 496v-72h-49v72zM394 398v-46h-49v46zM394 343v-44h-49v44zM394 290v-44h-49v44zM394 42v-42h-107v42zM273 42v-42h-115v42zM144 42v-42h-49v42zM144 102v-46h-49v46zM144 160v-44h-49v44zM144 218v-47h-49v47zM144 290v-44h-49v44zM208 290v-44h-50v44zM331 343v-44h-48v44zM329 549v-125h-46v125zM269 496v-72h-111v72zM208 398v-46h-50v46zM208 343v-44h-50v44zM144 343v-44h-49v44zM144 496v-72h-49v72zM19 65v-35h-10v35zM19 118v-32h-10v32zM46 290v-44h-46v44zM46 343v-44h-46v44zM46 398v-46h-46v46zM46 730v-44h-46v44zM46 783v-44h-46v44zM46 836v-41h-46v41zM46 892v-44h-46v44zM144 398v-46h-49v46z">
                <text:p/>
              </draw:path>
              <draw:path draw:style-name="gr4" draw:text-style-name="P4" draw:layer="layout" svg:width="0.393cm" svg:height="1.222cm" draw:transform="rotate (-1.5707963267949) translate (34.7045734777776cm 51.1966660646862cm)" svg:viewBox="0 0 394 1223" svg:d="M46 1223v-44h-46v44zM208 1223v-69h-50v69zM271 1223v-69h-49v69zM331 1223v-69h-48v69zM394 1223v-69h-49v69zM394 1142v-46h-49v46zM394 1089v-47h-49v47zM394 660v-46h-49v46zM394 602v-44h-49v44zM394 549v-44h-49v44zM394 496v-72h-49v72zM394 398v-46h-49v46zM394 343v-44h-49v44zM394 290v-44h-49v44zM394 42v-42h-107v42zM273 42v-42h-115v42zM144 42v-42h-49v42zM144 102v-46h-49v46zM144 160v-44h-49v44zM144 218v-47h-49v47zM144 290v-44h-49v44zM208 290v-44h-50v44zM331 343v-44h-48v44zM329 549v-125h-46v125zM269 496v-72h-111v72zM208 398v-46h-50v46zM208 343v-44h-50v44zM144 343v-44h-49v44zM144 496v-72h-49v72zM19 65v-35h-10v35zM19 118v-32h-10v32zM46 290v-44h-46v44zM46 343v-44h-46v44zM46 398v-46h-46v46zM46 730v-44h-46v44zM46 783v-44h-46v44zM46 836v-41h-46v41zM46 892v-44h-46v44zM144 398v-46h-49v46z">
                <text:p/>
              </draw:path>
            </draw:g>
            <draw:g>
              <draw:path draw:style-name="gr3" draw:text-style-name="P3" draw:layer="layout" svg:width="0.618cm" svg:height="1.444cm" draw:transform="rotate (-1.5707963267949) translate (34.8116963584579cm 50.5105913846214cm)" svg:viewBox="0 0 619 1445" svg:d="M206 1017v-588c-18 4-37 13-55 25-47 28-86 65-112 114-27 46-39 99-39 157 0 53 12 107 39 155 26 47 65 84 112 111 18 12 37 21 55 26zM206 276v892c0 11-2 25-2 39 0 51 14 104 46 148 21 35 49 65 81 88v2h81v-1445h-81c-32 23-60 53-81 88-32 44-46 97-46 148 0 14 2 28 2 40zM412 1017c19-5 37-14 56-26 46-27 86-64 111-111 28-48 40-102 40-155 0-58-12-111-40-157-25-49-65-86-111-114-19-12-37-21-56-25z">
                <text:p/>
              </draw:path>
              <draw:path draw:style-name="gr4" draw:text-style-name="P4" draw:layer="layout" svg:width="0.618cm" svg:height="1.444cm" draw:transform="rotate (-1.5707963267949) translate (34.8116963584579cm 50.5105913846214cm)" svg:viewBox="0 0 619 1445" svg:d="M206 1017v-588c-18 4-37 13-55 25-47 28-86 65-112 114-27 46-39 99-39 157 0 53 12 107 39 155 26 47 65 84 112 111 18 12 37 21 55 26zM206 276v892c0 11-2 25-2 39 0 51 14 104 46 148 21 35 49 65 81 88v2h81v-1445h-81c-32 23-60 53-81 88-32 44-46 97-46 148 0 14 2 28 2 40zM255 442h81M255 568h81M255 690h81M255 815h81M255 940h81M255 1066h81M255 378h81M255 505h81M255 628h81M255 753h81M255 880h81M255 1003h81M290 1193h37M290 1130h37M290 313h37M290 250h37M338 65v1313M412 1017c19-5 37-14 56-26 46-27 86-64 111-111 28-48 40-102 40-155 0-58-12-111-40-157-25-49-65-86-111-114-19-12-37-21-56-25z">
                <text:p/>
              </draw:path>
            </draw:g>
            <draw:g>
              <draw:path draw:style-name="gr3" draw:text-style-name="P3" draw:layer="layout" svg:width="1.002cm" svg:height="2.498cm" draw:transform="rotate (-1.5707963267949) translate (35.3728565709012cm 49.9352731551496cm)" svg:viewBox="0 0 1003 2499" svg:d="M74 2449h776v-2398h-776zM850 2499h-850v-2499h850v51h-776v2398h776zM922 2499v-2499h-72v2499zM922 1353v-206h81v206z">
                <text:p/>
              </draw:path>
              <draw:path draw:style-name="gr4" draw:text-style-name="P4" draw:layer="layout" svg:width="1.002cm" svg:height="2.498cm" draw:transform="rotate (-1.5707963267949) translate (35.3728565709012cm 49.9352731551496cm)" svg:viewBox="0 0 1003 2499" svg:d="M74 2449h776v-2398h-776zM850 2499h-850v-2499h850v51h-776v2398h776zM922 2499v-2499h-72v2499zM922 1353v-206h81v206z">
                <text:p/>
              </draw:path>
            </draw:g>
            <draw:g>
              <draw:polygon draw:style-name="gr3" draw:text-style-name="P3" draw:layer="layout" svg:width="0.157cm" svg:height="2.899cm" draw:transform="rotate (-1.5707963267949) translate (35.6495737141622cm 49.7814447515476cm)" svg:viewBox="0 0 158 2900" draw:points="158,2900 158,0 0,0 0,2900">
                <text:p/>
              </draw:polygon>
              <draw:polygon draw:style-name="gr4" draw:text-style-name="P4" draw:layer="layout" svg:width="0.157cm" svg:height="2.899cm" draw:transform="rotate (-1.5707963267949) translate (35.6495737141622cm 49.7814447515476cm)" svg:viewBox="0 0 158 2900" draw:points="158,2900 158,0 0,0 0,2900">
                <text:p/>
              </draw:polygon>
            </draw:g>
            <draw:g>
              <draw:polygon draw:style-name="gr3" draw:text-style-name="P3" draw:layer="layout" svg:width="2.232cm" svg:height="0.143cm" draw:transform="rotate (-1.5707963267949) translate (32.7509904169504cm 49.9352731551496cm)" svg:viewBox="0 0 2233 144" draw:points="0,144 2233,144 2233,0 0,0">
                <text:p/>
              </draw:polygon>
              <draw:polygon draw:style-name="gr4" draw:text-style-name="P4" draw:layer="layout" svg:width="2.232cm" svg:height="0.143cm" draw:transform="rotate (-1.5707963267949) translate (32.7509904169504cm 49.9352731551496cm)" svg:viewBox="0 0 2233 144" draw:points="0,144 2233,144 2233,0 0,0">
                <text:p/>
              </draw:polygon>
            </draw:g>
            <draw:g>
              <draw:polygon draw:style-name="gr3" draw:text-style-name="P3" draw:layer="layout" svg:width="2.232cm" svg:height="0.143cm" draw:transform="rotate (-1.5707963267949) translate (35.7764528283902cm 49.9352731551496cm)" svg:viewBox="0 0 2233 144" draw:points="0,144 2233,144 2233,0 0,0">
                <text:p/>
              </draw:polygon>
              <draw:polygon draw:style-name="gr4" draw:text-style-name="P4" draw:layer="layout" svg:width="2.232cm" svg:height="0.143cm" draw:transform="rotate (-1.5707963267949) translate (35.7764528283902cm 49.9352731551496cm)" svg:viewBox="0 0 2233 144" draw:points="0,144 2233,144 2233,0 0,0">
                <text:p/>
              </draw:polygon>
            </draw:g>
          </draw:g>
          <draw:g>
            <draw:g>
              <draw:path draw:style-name="gr3" draw:text-style-name="P3" draw:layer="layout" svg:width="1.852cm" svg:height="1.69cm" draw:transform="rotate (-1.5707963267949) translate (34.9006040124638cm 50.3449985248004cm)" svg:viewBox="0 0 1853 1691" svg:d="M1538 1140c7-100 9-195 9-294 0-95-2-193-9-290-9-19-18-35-30-51-72-111-174-204-296-269-19-11-38-18-56-28h-500-3c-18 0-41-4-55-13-19-10-35-24-44-37-3-5-7-12-7-17h-88c-81 0-160 19-227 56-72 37-130 90-169 155-42 63-63 137-63 209 0 2 0 2 0 2v567 3c0 74 21 146 63 208 39 65 97 118 169 155 67 38 146 58 227 58h88c0-9 7-16 9-23 9-14 25-28 42-37 18-9 37-14 58-14h505c18-9 37-16 55-28 123-64 225-157 294-268 10-16 19-30 28-44zM1540 843c5 49 7 93 7 137 0 123-16 241-46 359-2 2-7 5-9 9-7 14-12 26-12 40 0 13 5 25 12 37 7 14 18 20 30 27 14 7 28 12 44 12 12 0 28-5 39-12 5 0 10-2 14-7 42-44 81-92 114-143 76-123 120-262 120-406 0-16-4-34-4-53 4-16 4-37 4-55 0-139-42-278-118-397-35-53-74-101-116-145-14-7-28-10-41-10-14 0-31 3-42 12-14 7-26 16-33 28-9 11-11 25-11 39 0 12 2 23 9 35 30 116 46 234 46 354 0 47-2 93-7 139zM537 104v3c0 20 5 37 17 53 9 14 20 30 39 37 19 9 37 14 60 14h3 692c21 0 40-5 58-14 19-7 30-23 44-37 9-16 14-33 14-53v-3c0-16-5-37-14-51-14-16-25-30-44-39-18-9-37-14-58-14h-692c-3 0-3 0-3 0-23 0-41 5-60 14s-30 23-39 39c-12 14-17 35-17 51zM542 1587c0 16 2 37 14 51 9 16 25 30 42 39 18 9 37 14 58 14h692c3 0 3 0 3 0 20 0 39-5 57-14 19-9 33-23 44-39 10-14 17-35 17-51v-3c0-20-7-37-17-53-11-14-25-28-44-37-18-9-37-14-57-14h-3-692c-21 0-40 5-58 14-19 9-33 23-42 37-12 16-14 33-14 53z">
                <text:p/>
              </draw:path>
              <draw:path draw:style-name="gr4" draw:text-style-name="P4" draw:layer="layout" svg:width="1.852cm" svg:height="1.69cm" draw:transform="rotate (-1.5707963267949) translate (34.9006040124638cm 50.3449985248004cm)" svg:viewBox="0 0 1853 1691" svg:d="M1538 1140c7-100 9-195 9-294 0-95-2-193-9-290-9-19-18-35-30-51-72-111-174-204-296-269-19-11-38-18-56-28h-500-3c-18 0-41-4-55-13-19-10-35-24-44-37-3-5-7-12-7-17h-88c-81 0-160 19-227 56-72 37-130 90-169 155-42 63-63 137-63 209 0 2 0 2 0 2v567 3c0 74 21 146 63 208 39 65 97 118 169 155 67 38 146 58 227 58h88c0-9 7-16 9-23 9-14 25-28 42-37 18-9 37-14 58-14h505c18-9 37-16 55-28 123-64 225-157 294-268 10-16 19-30 28-44zM1540 843c5 49 7 93 7 137 0 123-16 241-46 359-2 2-7 5-9 9-7 14-12 26-12 40 0 13 5 25 12 37 7 14 18 20 30 27 14 7 28 12 44 12 12 0 28-5 39-12 5 0 10-2 14-7 42-44 81-92 114-143 76-123 120-262 120-406 0-16-4-34-4-53 4-16 4-37 4-55 0-139-42-278-118-397-35-53-74-101-116-145-14-7-28-10-41-10-14 0-31 3-42 12-14 7-26 16-33 28-9 11-11 25-11 39 0 12 2 23 9 35 30 116 46 234 46 354 0 47-2 93-7 139zM537 104v3c0 20 5 37 17 53 9 14 20 30 39 37 19 9 37 14 60 14h3 692c21 0 40-5 58-14 19-7 30-23 44-37 9-16 14-33 14-53v-3c0-16-5-37-14-51-14-16-25-30-44-39-18-9-37-14-58-14h-692c-3 0-3 0-3 0-23 0-41 5-60 14s-30 23-39 39c-12 14-17 35-17 51zM542 1587c0 16 2 37 14 51 9 16 25 30 42 39 18 9 37 14 58 14h692c3 0 3 0 3 0 20 0 39-5 57-14 19-9 33-23 44-39 10-14 17-35 17-51v-3c0-20-7-37-17-53-11-14-25-28-44-37-18-9-37-14-57-14h-3-692c-21 0-40 5-58 14-19 9-33 23-42 37-12 16-14 33-14 53z">
                <text:p/>
              </draw:path>
            </draw:g>
            <draw:g>
              <draw:polygon draw:style-name="gr3" draw:text-style-name="P3" draw:layer="layout" svg:width="1.848cm" svg:height="2.876cm" draw:transform="rotate (-1.5707963267949) translate (35.6244181550067cm 49.9352731551496cm)" svg:viewBox="0 0 1849 2877" draw:points="0,2877 1849,2877 1849,0 0,0">
                <text:p/>
              </draw:polygon>
              <draw:polygon draw:style-name="gr4" draw:text-style-name="P4" draw:layer="layout" svg:width="1.848cm" svg:height="2.876cm" draw:transform="rotate (-1.5707963267949) translate (35.6244181550067cm 49.9352731551496cm)" svg:viewBox="0 0 1849 2877" draw:points="0,2877 1849,2877 1849,0 0,0">
                <text:p/>
              </draw:polygon>
            </draw:g>
            <draw:g>
              <draw:polygon draw:style-name="gr3" draw:text-style-name="P3" draw:layer="layout" svg:width="0.509cm" svg:height="1.289cm" draw:transform="rotate (-1.5707963267949) translate (34.7355827327112cm 51.1566706797499cm)" svg:viewBox="0 0 510 1290" draw:points="510,0 0,0 0,1290 510,1290">
                <text:p/>
              </draw:polygon>
              <draw:polygon draw:style-name="gr4" draw:text-style-name="P4" draw:layer="layout" svg:width="0.509cm" svg:height="1.289cm" draw:transform="rotate (-1.5707963267949) translate (34.7355827327112cm 51.1566706797499cm)" svg:viewBox="0 0 510 1290" draw:points="510,0 0,0 0,1290 510,1290">
                <text:p/>
              </draw:polygon>
            </draw:g>
            <draw:g>
              <draw:polygon draw:style-name="gr5" draw:text-style-name="P5" draw:layer="layout" svg:width="0.011cm" svg:height="0.038cm" draw:transform="rotate (-1.5707963267949) translate (34.5636223189876cm 51.2058957689025cm)" svg:viewBox="0 0 12 39" draw:points="12,39 12,0 0,0 0,39">
                <text:p/>
              </draw:polygon>
              <draw:polygon draw:style-name="gr4" draw:text-style-name="P4" draw:layer="layout" svg:width="0.011cm" svg:height="0.038cm" draw:transform="rotate (-1.5707963267949) translate (34.5636223189876cm 51.2058957689025cm)" svg:viewBox="0 0 12 39" draw:points="12,39 12,0 0,0 0,39">
                <text:p/>
              </draw:polygon>
            </draw:g>
            <draw:g>
              <draw:path draw:style-name="gr5" draw:text-style-name="P5" draw:layer="layout" svg:width="0.393cm" svg:height="1.167cm" draw:transform="rotate (-1.5707963267949) translate (34.6453739910859cm 51.1966660646862cm)" svg:viewBox="0 0 394 1168" svg:d="M46 1089v-47h-46v47zM46 1035v-46h-46v46zM46 980v-44h-46v44zM46 927v-44h-46v44zM46 577v-44h-46v44zM46 524v-44h-46v44zM46 470v-44h-46v44zM46 417v-44h-46v44zM144 1168v-72h-49v72zM144 1089v-47h-49v47zM144 1035v-46h-49v46zM144 980v-44h-49v44zM144 927v-44h-49v44zM144 871v-44h-49v44zM144 815v-44h-49v44zM144 762v-44h-49v44zM144 707v-44h-49v44zM144 653v-44h-49v44zM144 600v-44h-49v44zM144 547v-44h-49v44zM144 493v-46h-49v46zM208 1089v-47h-50v47zM208 1035v-46h-50v46zM208 980v-44h-50v44zM208 927v-44h-50v44zM208 871v-44h-50v44zM208 815v-44h-50v44zM208 762v-44h-50v44zM208 707v-44h-50v44zM208 653v-44h-50v44zM208 600v-44h-50v44zM208 547v-44h-50v44zM208 493v-46h-50v46zM271 1089v-47h-49v47zM271 1035v-46h-49v46zM271 980v-44h-49v44zM271 927v-44h-49v44zM271 871v-44h-49v44zM271 815v-44h-49v44zM271 762v-44h-49v44zM271 707v-44h-49v44zM271 653v-44h-49v44zM271 600v-44h-49v44zM271 547v-44h-49v44zM271 493v-46h-49v46zM331 1089v-47h-48v47zM331 1035v-46h-48v46zM331 980v-44h-48v44zM331 927v-44h-48v44zM331 871v-44h-48v44zM331 815v-44h-48v44zM331 762v-44h-48v44zM331 707v-44h-48v44zM331 653v-44h-48v44zM331 600v-44h-48v44zM331 547v-44h-48v44zM394 980v-371h-49v371zM394 160v-107h-49v107zM394 42v-42h-49v42zM331 42v-42h-48v42zM331 102v-46h-48v46zM331 160v-44h-48v44zM271 160v-44h-49v44zM208 160v-44h-50v44zM208 102v-46h-50v46zM208 42v-42h-50v42zM271 42v-42h-49v42zM271 102v-46h-49v46z">
                <text:p/>
              </draw:path>
              <draw:path draw:style-name="gr4" draw:text-style-name="P4" draw:layer="layout" svg:width="0.393cm" svg:height="1.167cm" draw:transform="rotate (-1.5707963267949) translate (34.6453739910859cm 51.1966660646862cm)" svg:viewBox="0 0 394 1168" svg:d="M46 1089v-47h-46v47zM46 1035v-46h-46v46zM46 980v-44h-46v44zM46 927v-44h-46v44zM46 577v-44h-46v44zM46 524v-44h-46v44zM46 470v-44h-46v44zM46 417v-44h-46v44zM144 1168v-72h-49v72zM144 1089v-47h-49v47zM144 1035v-46h-49v46zM144 980v-44h-49v44zM144 927v-44h-49v44zM144 871v-44h-49v44zM144 815v-44h-49v44zM144 762v-44h-49v44zM144 707v-44h-49v44zM144 653v-44h-49v44zM144 600v-44h-49v44zM144 547v-44h-49v44zM144 493v-46h-49v46zM208 1089v-47h-50v47zM208 1035v-46h-50v46zM208 980v-44h-50v44zM208 927v-44h-50v44zM208 871v-44h-50v44zM208 815v-44h-50v44zM208 762v-44h-50v44zM208 707v-44h-50v44zM208 653v-44h-50v44zM208 600v-44h-50v44zM208 547v-44h-50v44zM208 493v-46h-50v46zM271 1089v-47h-49v47zM271 1035v-46h-49v46zM271 980v-44h-49v44zM271 927v-44h-49v44zM271 871v-44h-49v44zM271 815v-44h-49v44zM271 762v-44h-49v44zM271 707v-44h-49v44zM271 653v-44h-49v44zM271 600v-44h-49v44zM271 547v-44h-49v44zM271 493v-46h-49v46zM331 1089v-47h-48v47zM331 1035v-46h-48v46zM331 980v-44h-48v44zM331 927v-44h-48v44zM331 871v-44h-48v44zM331 815v-44h-48v44zM331 762v-44h-48v44zM331 707v-44h-48v44zM331 653v-44h-48v44zM331 600v-44h-48v44zM331 547v-44h-48v44zM394 980v-371h-49v371zM394 160v-107h-49v107zM394 42v-42h-49v42zM331 42v-42h-48v42zM331 102v-46h-48v46zM331 160v-44h-48v44zM271 160v-44h-49v44zM208 160v-44h-50v44zM208 102v-46h-50v46zM208 42v-42h-50v42zM271 42v-42h-49v42zM271 102v-46h-49v46z">
                <text:p/>
              </draw:path>
            </draw:g>
            <draw:g>
              <draw:path draw:style-name="gr5" draw:text-style-name="P5" draw:layer="layout" svg:width="0.393cm" svg:height="1.222cm" draw:transform="rotate (-1.5707963267949) translate (34.7045734777776cm 51.1966660646862cm)" svg:viewBox="0 0 394 1223" svg:d="M46 1223v-44h-46v44zM208 1223v-69h-50v69zM271 1223v-69h-49v69zM331 1223v-69h-48v69zM394 1223v-69h-49v69zM394 1142v-46h-49v46zM394 1089v-47h-49v47zM394 660v-46h-49v46zM394 602v-44h-49v44zM394 549v-44h-49v44zM394 496v-72h-49v72zM394 398v-46h-49v46zM394 343v-44h-49v44zM394 290v-44h-49v44zM394 42v-42h-107v42zM273 42v-42h-115v42zM144 42v-42h-49v42zM144 102v-46h-49v46zM144 160v-44h-49v44zM144 218v-47h-49v47zM144 290v-44h-49v44zM208 290v-44h-50v44zM331 343v-44h-48v44zM329 549v-125h-46v125zM269 496v-72h-111v72zM208 398v-46h-50v46zM208 343v-44h-50v44zM144 343v-44h-49v44zM144 496v-72h-49v72zM19 65v-35h-10v35zM19 118v-32h-10v32zM46 290v-44h-46v44zM46 343v-44h-46v44zM46 398v-46h-46v46zM46 730v-44h-46v44zM46 783v-44h-46v44zM46 836v-41h-46v41zM46 892v-44h-46v44zM144 398v-46h-49v46z">
                <text:p/>
              </draw:path>
              <draw:path draw:style-name="gr4" draw:text-style-name="P4" draw:layer="layout" svg:width="0.393cm" svg:height="1.222cm" draw:transform="rotate (-1.5707963267949) translate (34.7045734777776cm 51.1966660646862cm)" svg:viewBox="0 0 394 1223" svg:d="M46 1223v-44h-46v44zM208 1223v-69h-50v69zM271 1223v-69h-49v69zM331 1223v-69h-48v69zM394 1223v-69h-49v69zM394 1142v-46h-49v46zM394 1089v-47h-49v47zM394 660v-46h-49v46zM394 602v-44h-49v44zM394 549v-44h-49v44zM394 496v-72h-49v72zM394 398v-46h-49v46zM394 343v-44h-49v44zM394 290v-44h-49v44zM394 42v-42h-107v42zM273 42v-42h-115v42zM144 42v-42h-49v42zM144 102v-46h-49v46zM144 160v-44h-49v44zM144 218v-47h-49v47zM144 290v-44h-49v44zM208 290v-44h-50v44zM331 343v-44h-48v44zM329 549v-125h-46v125zM269 496v-72h-111v72zM208 398v-46h-50v46zM208 343v-44h-50v44zM144 343v-44h-49v44zM144 496v-72h-49v72zM19 65v-35h-10v35zM19 118v-32h-10v32zM46 290v-44h-46v44zM46 343v-44h-46v44zM46 398v-46h-46v46zM46 730v-44h-46v44zM46 783v-44h-46v44zM46 836v-41h-46v41zM46 892v-44h-46v44zM144 398v-46h-49v46z">
                <text:p/>
              </draw:path>
            </draw:g>
            <draw:g>
              <draw:path draw:style-name="gr3" draw:text-style-name="P3" draw:layer="layout" svg:width="0.618cm" svg:height="1.444cm" draw:transform="rotate (-1.5707963267949) translate (34.8116963584579cm 50.5105913846214cm)" svg:viewBox="0 0 619 1445" svg:d="M206 1017v-588c-18 4-37 13-55 25-47 28-86 65-112 114-27 46-39 99-39 157 0 53 12 107 39 155 26 47 65 84 112 111 18 12 37 21 55 26zM206 276v892c0 11-2 25-2 39 0 51 14 104 46 148 21 35 49 65 81 88v2h81v-1445h-81c-32 23-60 53-81 88-32 44-46 97-46 148 0 14 2 28 2 40zM412 1017c19-5 37-14 56-26 46-27 86-64 111-111 28-48 40-102 40-155 0-58-12-111-40-157-25-49-65-86-111-114-19-12-37-21-56-25z">
                <text:p/>
              </draw:path>
              <draw:path draw:style-name="gr4" draw:text-style-name="P4" draw:layer="layout" svg:width="0.618cm" svg:height="1.444cm" draw:transform="rotate (-1.5707963267949) translate (34.8116963584579cm 50.5105913846214cm)" svg:viewBox="0 0 619 1445" svg:d="M206 1017v-588c-18 4-37 13-55 25-47 28-86 65-112 114-27 46-39 99-39 157 0 53 12 107 39 155 26 47 65 84 112 111 18 12 37 21 55 26zM206 276v892c0 11-2 25-2 39 0 51 14 104 46 148 21 35 49 65 81 88v2h81v-1445h-81c-32 23-60 53-81 88-32 44-46 97-46 148 0 14 2 28 2 40zM255 442h81M255 568h81M255 690h81M255 815h81M255 940h81M255 1066h81M255 378h81M255 505h81M255 628h81M255 753h81M255 880h81M255 1003h81M290 1193h37M290 1130h37M290 313h37M290 250h37M338 65v1313M412 1017c19-5 37-14 56-26 46-27 86-64 111-111 28-48 40-102 40-155 0-58-12-111-40-157-25-49-65-86-111-114-19-12-37-21-56-25z">
                <text:p/>
              </draw:path>
            </draw:g>
            <draw:g>
              <draw:path draw:style-name="gr3" draw:text-style-name="P3" draw:layer="layout" svg:width="1.002cm" svg:height="2.498cm" draw:transform="rotate (-1.5707963267949) translate (35.3728565709012cm 49.9352731551496cm)" svg:viewBox="0 0 1003 2499" svg:d="M74 2449h776v-2398h-776zM850 2499h-850v-2499h850v51h-776v2398h776zM922 2499v-2499h-72v2499zM922 1353v-206h81v206z">
                <text:p/>
              </draw:path>
              <draw:path draw:style-name="gr4" draw:text-style-name="P4" draw:layer="layout" svg:width="1.002cm" svg:height="2.498cm" draw:transform="rotate (-1.5707963267949) translate (35.3728565709012cm 49.9352731551496cm)" svg:viewBox="0 0 1003 2499" svg:d="M74 2449h776v-2398h-776zM850 2499h-850v-2499h850v51h-776v2398h776zM922 2499v-2499h-72v2499zM922 1353v-206h81v206z">
                <text:p/>
              </draw:path>
            </draw:g>
            <draw:g>
              <draw:polygon draw:style-name="gr3" draw:text-style-name="P3" draw:layer="layout" svg:width="0.157cm" svg:height="2.899cm" draw:transform="rotate (-1.5707963267949) translate (35.6495737141622cm 49.7814447515476cm)" svg:viewBox="0 0 158 2900" draw:points="158,2900 158,0 0,0 0,2900">
                <text:p/>
              </draw:polygon>
              <draw:polygon draw:style-name="gr4" draw:text-style-name="P4" draw:layer="layout" svg:width="0.157cm" svg:height="2.899cm" draw:transform="rotate (-1.5707963267949) translate (35.6495737141622cm 49.7814447515476cm)" svg:viewBox="0 0 158 2900" draw:points="158,2900 158,0 0,0 0,2900">
                <text:p/>
              </draw:polygon>
            </draw:g>
            <draw:g>
              <draw:polygon draw:style-name="gr3" draw:text-style-name="P3" draw:layer="layout" svg:width="2.232cm" svg:height="0.143cm" draw:transform="rotate (-1.5707963267949) translate (32.7509904169504cm 49.9352731551496cm)" svg:viewBox="0 0 2233 144" draw:points="0,144 2233,144 2233,0 0,0">
                <text:p/>
              </draw:polygon>
              <draw:polygon draw:style-name="gr4" draw:text-style-name="P4" draw:layer="layout" svg:width="2.232cm" svg:height="0.143cm" draw:transform="rotate (-1.5707963267949) translate (32.7509904169504cm 49.9352731551496cm)" svg:viewBox="0 0 2233 144" draw:points="0,144 2233,144 2233,0 0,0">
                <text:p/>
              </draw:polygon>
            </draw:g>
            <draw:g>
              <draw:polygon draw:style-name="gr3" draw:text-style-name="P3" draw:layer="layout" svg:width="2.232cm" svg:height="0.143cm" draw:transform="rotate (-1.5707963267949) translate (35.7764528283902cm 49.9352731551496cm)" svg:viewBox="0 0 2233 144" draw:points="0,144 2233,144 2233,0 0,0">
                <text:p/>
              </draw:polygon>
              <draw:polygon draw:style-name="gr4" draw:text-style-name="P4" draw:layer="layout" svg:width="2.232cm" svg:height="0.143cm" draw:transform="rotate (-1.5707963267949) translate (35.7764528283902cm 49.9352731551496cm)" svg:viewBox="0 0 2233 144" draw:points="0,144 2233,144 2233,0 0,0">
                <text:p/>
              </draw:polygon>
            </draw:g>
          </draw:g>
        </draw:g>
        <draw:g>
          <draw:g>
            <draw:path draw:style-name="gr12" draw:text-style-name="P3" draw:layer="layout" svg:width="0.275cm" svg:height="1.57cm" svg:x="44.191cm" svg:y="37.506cm" svg:viewBox="0 0 276 1571" svg:d="M276 0h-276v79h90zM183 79h93v-79zM276 1571h-276v-79h90zM183 1492h93v79z">
              <text:p/>
            </draw:path>
            <draw:path draw:style-name="gr13" draw:text-style-name="P4" draw:layer="layout" svg:width="0.275cm" svg:height="1.57cm" svg:x="44.191cm" svg:y="37.506cm" svg:viewBox="0 0 276 1571" svg:d="M276 0h-276v79h90M183 79h93v-79M276 1571h-276v-79h90M183 1492h93v79">
              <text:p/>
            </draw:path>
          </draw:g>
          <draw:path draw:style-name="gr13" draw:text-style-name="P4" draw:layer="layout" svg:width="1.648cm" svg:height="1.412cm" svg:x="42.544cm" svg:y="37.585cm" svg:viewBox="0 0 1649 1413" svg:d="M1649 1413c-289 0-574-65-824-190-251-123-459-301-603-516-146-214-222-459-222-707">
            <text:p/>
          </draw:path>
          <draw:g>
            <draw:polygon draw:style-name="gr12" draw:text-style-name="P3" draw:layer="layout" svg:width="1.648cm" svg:height="0.08cm" svg:x="42.544cm" svg:y="37.585cm" svg:viewBox="0 0 1649 81" draw:points="0,81 1649,81 1649,0 0,0">
              <text:p/>
            </draw:polygon>
            <draw:polygon draw:style-name="gr13" draw:text-style-name="P4" draw:layer="layout" svg:width="1.648cm" svg:height="0.08cm" svg:x="42.544cm" svg:y="37.585cm" svg:viewBox="0 0 1649 81" draw:points="0,81 1649,81 1649,0 0,0">
              <text:p/>
            </draw:polygon>
          </draw:g>
        </draw:g>
        <draw:polygon draw:style-name="gr2" draw:text-style-name="P2" draw:layer="layout" svg:width="15.255cm" svg:height="8.964cm" draw:transform="rotate (-3.14159265358979) translate (49.746704670583cm 27.4760815974902cm)" svg:viewBox="0 0 15256 8965" draw:points="0,8965 15256,8965 15256,0 0,0">
          <text:p/>
        </draw:polygon>
        <draw:g>
          <draw:g>
            <draw:path draw:style-name="gr14" draw:text-style-name="P3" draw:layer="layout" svg:width="0.275cm" svg:height="1.57cm" svg:x="44.131cm" svg:y="45.427cm" svg:viewBox="0 0 276 1571" svg:d="M276 0h-276v79h90zM183 79h93v-79zM276 1571h-276v-79h90zM183 1492h93v79z">
              <text:p/>
            </draw:path>
            <draw:path draw:style-name="gr15" draw:text-style-name="P4" draw:layer="layout" svg:width="0.275cm" svg:height="1.57cm" svg:x="44.131cm" svg:y="45.427cm" svg:viewBox="0 0 276 1571" svg:d="M276 0h-276v79h90M183 79h93v-79M276 1571h-276v-79h90M183 1492h93v79">
              <text:p/>
            </draw:path>
          </draw:g>
          <draw:path draw:style-name="gr15" draw:text-style-name="P4" draw:layer="layout" svg:width="1.648cm" svg:height="1.412cm" svg:x="42.484cm" svg:y="45.505cm" svg:viewBox="0 0 1649 1413" svg:d="M1649 1413c-289 0-574-65-824-190-251-123-459-301-603-516-146-214-222-459-222-707">
            <text:p/>
          </draw:path>
          <draw:g>
            <draw:polygon draw:style-name="gr14" draw:text-style-name="P3" draw:layer="layout" svg:width="1.648cm" svg:height="0.08cm" svg:x="42.484cm" svg:y="45.505cm" svg:viewBox="0 0 1649 81" draw:points="0,81 1649,81 1649,0 0,0">
              <text:p/>
            </draw:polygon>
            <draw:polygon draw:style-name="gr15" draw:text-style-name="P4" draw:layer="layout" svg:width="1.648cm" svg:height="0.08cm" svg:x="42.484cm" svg:y="45.505cm" svg:viewBox="0 0 1649 81" draw:points="0,81 1649,81 1649,0 0,0">
              <text:p/>
            </draw:polygon>
          </draw:g>
        </draw:g>
        <draw:line draw:style-name="gr16" draw:text-style-name="P4" draw:layer="layout" svg:x1="44.775cm" svg:y1="28.681cm" svg:x2="56.756cm" svg:y2="28.757cm">
          <text:p/>
        </draw:line>
        <draw:line draw:style-name="gr17" draw:text-style-name="P4" draw:layer="layout" svg:x1="54.087cm" svg:y1="34.652cm" svg:x2="54.126cm" svg:y2="27.8cm">
          <text:p/>
        </draw:line>
        <draw:line draw:style-name="gr17" draw:text-style-name="P4" draw:layer="layout" svg:x1="35.632cm" svg:y1="19.299cm" svg:x2="35.632cm" svg:y2="18.594cm">
          <text:p/>
        </draw:line>
        <draw:line draw:style-name="gr17" draw:text-style-name="P4" draw:layer="layout" svg:x1="48.684cm" svg:y1="19.329cm" svg:x2="48.684cm" svg:y2="18.624cm">
          <text:p/>
        </draw:line>
        <draw:line draw:style-name="gr16" draw:text-style-name="P4" draw:layer="layout" svg:x1="34.532cm" svg:y1="19.288cm" svg:x2="49.534cm" svg:y2="19.318cm">
          <text:p/>
        </draw:line>
        <draw:line draw:style-name="gr16" draw:text-style-name="P4" draw:layer="layout" svg:x1="41.123cm" svg:y1="28.625cm" svg:x2="41.155cm" svg:y2="48.01cm">
          <text:p/>
        </draw:line>
        <draw:line draw:style-name="gr16" draw:text-style-name="P4" draw:layer="layout" svg:x1="41.14cm" svg:y1="19.372cm" svg:x2="41.142cm" svg:y2="29.217cm">
          <text:p/>
        </draw:line>
        <draw:line draw:style-name="gr18" draw:text-style-name="P4" draw:layer="layout" svg:x1="43.827cm" svg:y1="42.725cm" svg:x2="38.697cm" svg:y2="42.754cm">
          <text:p/>
        </draw:line>
        <draw:line draw:style-name="gr16" draw:text-style-name="P4" draw:layer="layout" svg:x1="43.883cm" svg:y1="28.733cm" svg:x2="38.826cm" svg:y2="28.733cm">
          <text:p/>
        </draw:line>
        <draw:line draw:style-name="gr19" draw:text-style-name="P4" draw:layer="layout" svg:x1="44.745cm" svg:y1="28.734cm" svg:x2="57.445cm" svg:y2="28.741cm">
          <text:p/>
        </draw:line>
        <draw:g>
          <draw:path draw:style-name="gr3" draw:text-style-name="P3" draw:layer="layout" svg:width="1.739cm" svg:height="1.741cm" svg:x="56.882cm" svg:y="28.105cm" svg:viewBox="0 0 1740 1742" svg:d="M0 871c0-153 39-303 116-436 76-132 187-243 319-319 133-77 283-116 434-116 153 0 303 39 435 116 132 76 243 187 320 319 76 133 116 283 116 436s-40 303-116 435c-77 133-188 244-320 320-132 77-282 116-433 116-153 0-303-39-436-116-132-76-243-187-319-320-77-132-116-282-116-435z">
            <text:p/>
          </draw:path>
          <draw:path draw:style-name="gr4" draw:text-style-name="P4" draw:layer="layout" svg:width="1.739cm" svg:height="1.741cm" svg:x="56.882cm" svg:y="28.105cm" svg:viewBox="0 0 1740 1742" svg:d="M0 871c0-153 39-303 116-436 76-132 187-243 319-319 133-77 283-116 434-116 153 0 303 39 435 116 132 76 243 187 320 319 76 133 116 283 116 436s-40 303-116 435c-77 133-188 244-320 320-132 77-282 116-433 116-153 0-303-39-436-116-132-76-243-187-319-320-77-132-116-282-116-435z">
            <text:p/>
          </draw:path>
        </draw:g>
        <draw:line draw:style-name="gr19" draw:text-style-name="P4" draw:layer="layout" svg:x1="38.652cm" svg:y1="28.764cm" svg:x2="44.085cm" svg:y2="28.753cm">
          <text:p/>
        </draw:line>
        <draw:line draw:style-name="gr19" draw:text-style-name="P4" draw:layer="layout" svg:x1="54.089cm" svg:y1="27.762cm" svg:x2="54.078cm" svg:y2="34.409cm">
          <text:p/>
        </draw:line>
        <draw:g>
          <draw:g>
            <draw:polygon draw:style-name="gr3" draw:text-style-name="P3" draw:layer="layout" svg:width="2.723cm" svg:height="4.171cm" svg:x="52.695cm" svg:y="34.034cm" svg:viewBox="0 0 2724 4172" draw:points="0,4172 2724,4172 2724,0 0,0">
              <text:p/>
            </draw:polygon>
            <draw:polygon draw:style-name="gr4" draw:text-style-name="P4" draw:layer="layout" svg:width="2.723cm" svg:height="4.171cm" svg:x="52.695cm" svg:y="34.034cm" svg:viewBox="0 0 2724 4172" draw:points="0,4172 2724,4172 2724,0 0,0">
              <text:p/>
            </draw:polygon>
          </draw:g>
          <draw:frame draw:style-name="gr20" draw:text-style-name="P8" draw:layer="layout" svg:width="2.721cm" svg:height="4.169cm" svg:x="52.695cm" svg:y="34.035cm">
            <draw:text-box>
              <text:p text:style-name="P7"><text:span text:style-name="T1">С</text:span></text:p>
            </draw:text-box>
          </draw:frame>
        </draw:g>
        <draw:g>
          <draw:g>
            <draw:polygon draw:style-name="gr3" draw:text-style-name="P3" draw:layer="layout" svg:width="2.723cm" svg:height="4.171cm" svg:x="52.798cm" svg:y="28.169cm" svg:viewBox="0 0 2724 4172" draw:points="0,4172 2724,4172 2724,0 0,0">
              <text:p/>
            </draw:polygon>
            <draw:polygon draw:style-name="gr4" draw:text-style-name="P4" draw:layer="layout" svg:width="2.723cm" svg:height="4.171cm" svg:x="52.798cm" svg:y="28.169cm" svg:viewBox="0 0 2724 4172" draw:points="0,4172 2724,4172 2724,0 0,0">
              <text:p/>
            </draw:polygon>
          </draw:g>
          <draw:frame draw:style-name="gr21" draw:text-style-name="P8" draw:layer="layout" svg:width="2.722cm" svg:height="4.17cm" svg:x="52.798cm" svg:y="28.169cm">
            <draw:text-box>
              <text:p text:style-name="P7"><text:span text:style-name="T1">К</text:span></text:p>
            </draw:text-box>
          </draw:frame>
        </draw:g>
        <draw:line draw:style-name="gr19" draw:text-style-name="P4" draw:layer="layout" svg:x1="38.476cm" svg:y1="42.744cm" svg:x2="43.957cm" svg:y2="42.725cm">
          <text:p/>
        </draw:line>
        <draw:line draw:style-name="gr18" draw:text-style-name="P4" draw:layer="layout" svg:x1="40.966cm" svg:y1="38.156cm" svg:x2="38.705cm" svg:y2="38.155cm">
          <text:p/>
        </draw:line>
        <draw:line draw:style-name="gr18" draw:text-style-name="P4" draw:layer="layout" svg:x1="43.823cm" svg:y1="48.061cm" svg:x2="38.766cm" svg:y2="48.061cm">
          <text:p/>
        </draw:line>
        <draw:line draw:style-name="gr19" draw:text-style-name="P4" draw:layer="layout" svg:x1="41.136cm" svg:y1="28.668cm" svg:x2="41.18cm" svg:y2="47.984cm">
          <text:p/>
        </draw:line>
        <draw:line draw:style-name="gr19" draw:text-style-name="P4" draw:layer="layout" svg:x1="41.106cm" svg:y1="19.219cm" svg:x2="41.135cm" svg:y2="28.662cm">
          <text:p/>
        </draw:line>
        <draw:line draw:style-name="gr19" draw:text-style-name="P4" draw:layer="layout" svg:x1="34.369cm" svg:y1="19.288cm" svg:x2="49.726cm" svg:y2="19.318cm">
          <text:p/>
        </draw:line>
        <draw:line draw:style-name="gr19" draw:text-style-name="P4" draw:layer="layout" svg:x1="34.425cm" svg:y1="17.452cm" svg:x2="34.397cm" svg:y2="6.571cm">
          <text:p/>
        </draw:line>
        <draw:line draw:style-name="gr19" draw:text-style-name="P4" draw:layer="layout" svg:x1="49.56cm" svg:y1="17.455cm" svg:x2="49.543cm" svg:y2="6.394cm">
          <text:p/>
        </draw:line>
        <draw:line draw:style-name="gr19" draw:text-style-name="P4" draw:layer="layout" svg:x1="50.285cm" svg:y1="17.469cm" svg:x2="50.19cm" svg:y2="9.499cm">
          <text:p/>
        </draw:line>
        <draw:line draw:style-name="gr19" draw:text-style-name="P4" draw:layer="layout" svg:x1="26.427cm" svg:y1="43.849cm" svg:x2="37.033cm" svg:y2="43.864cm">
          <text:p/>
        </draw:line>
        <draw:line draw:style-name="gr19" draw:text-style-name="P4" draw:layer="layout" svg:x1="26.957cm" svg:y1="53.27cm" svg:x2="38.048cm" svg:y2="53.304cm">
          <text:p/>
        </draw:line>
        <draw:line draw:style-name="gr19" draw:text-style-name="P4" draw:layer="layout" svg:x1="38.048cm" svg:y1="53.321cm" svg:x2="38.078cm" svg:y2="48.052cm">
          <text:p/>
        </draw:line>
        <draw:custom-shape draw:style-name="gr22" draw:text-style-name="P9" draw:layer="layout" svg:width="0.725cm" svg:height="0.423cm" draw:transform="rotate (1.5707963267949) translate (37.861cm 48.38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4" draw:layer="layout" svg:x1="38.062cm" svg:y1="36.513cm" svg:x2="38.062cm" svg:y2="34.112cm">
          <text:p/>
        </draw:line>
        <draw:line draw:style-name="gr19" draw:text-style-name="P4" draw:layer="layout" svg:x1="37.659cm" svg:y1="43.32cm" svg:x2="26.316cm" svg:y2="43.303cm">
          <text:p/>
        </draw:line>
        <draw:line draw:style-name="gr19" draw:text-style-name="P4" draw:layer="layout" svg:x1="37.639cm" svg:y1="37.008cm" svg:x2="25.886cm" svg:y2="37.015cm">
          <text:p/>
        </draw:line>
        <draw:line draw:style-name="gr19" draw:text-style-name="P4" draw:layer="layout" svg:x1="38.06cm" svg:y1="28.055cm" svg:x2="25.988cm" svg:y2="28.037cm">
          <text:p/>
        </draw:line>
        <draw:line draw:style-name="gr19" draw:text-style-name="P4" draw:layer="layout" svg:x1="38.06cm" svg:y1="28.024cm" svg:x2="38.052cm" svg:y2="28.816cm">
          <text:p/>
        </draw:line>
        <draw:line draw:style-name="gr19" draw:text-style-name="P4" draw:layer="layout" svg:x1="33.731cm" svg:y1="18.948cm" svg:x2="33.746cm" svg:y2="22.526cm">
          <text:p/>
        </draw:line>
        <draw:line draw:style-name="gr19" draw:text-style-name="P4" draw:layer="layout" svg:x1="33.761cm" svg:y1="22.595cm" svg:x2="33.787cm" svg:y2="27.014cm">
          <text:p/>
        </draw:line>
        <draw:line draw:style-name="gr19" draw:text-style-name="P4" draw:layer="layout" svg:x1="33.75cm" svg:y1="27.062cm" svg:x2="20.686cm" svg:y2="27.084cm">
          <text:p/>
        </draw:line>
        <draw:line draw:style-name="gr19" draw:text-style-name="P4" draw:layer="layout" svg:x1="29.024cm" svg:y1="18.518cm" svg:x2="21.444cm" svg:y2="18.495cm">
          <text:p/>
        </draw:line>
        <draw:line draw:style-name="gr19" draw:text-style-name="P4" draw:layer="layout" svg:x1="33.232cm" svg:y1="18.549cm" svg:x2="28.892cm" svg:y2="18.521cm">
          <text:p/>
        </draw:line>
        <draw:line draw:style-name="gr19" draw:text-style-name="P4" draw:layer="layout" svg:x1="33.713cm" svg:y1="17.501cm" svg:x2="33.756cm" svg:y2="9.437cm">
          <text:p/>
        </draw:line>
        <draw:line draw:style-name="gr19" draw:text-style-name="P4" draw:layer="layout" svg:x1="54.746cm" svg:y1="18.547cm" svg:x2="60.898cm" svg:y2="18.564cm">
          <text:p/>
        </draw:line>
        <draw:line draw:style-name="gr19" draw:text-style-name="P4" draw:layer="layout" svg:x1="50.556cm" svg:y1="18.535cm" svg:x2="54.749cm" svg:y2="18.549cm">
          <text:p/>
        </draw:line>
        <draw:line draw:style-name="gr19" draw:text-style-name="P4" draw:layer="layout" svg:x1="50.273cm" svg:y1="27.063cm" svg:x2="50.284cm" svg:y2="23.839cm">
          <text:p/>
        </draw:line>
        <draw:line draw:style-name="gr19" draw:text-style-name="P4" draw:layer="layout" svg:x1="50.274cm" svg:y1="27.037cm" svg:x2="63.214cm" svg:y2="27.053cm">
          <text:p/>
        </draw:line>
        <draw:line draw:style-name="gr19" draw:text-style-name="P4" draw:layer="layout" svg:x1="44.994cm" svg:y1="40.345cm" svg:x2="58.223cm" svg:y2="40.364cm">
          <text:p/>
        </draw:line>
        <draw:line draw:style-name="gr19" draw:text-style-name="P4" draw:layer="layout" svg:x1="44.516cm" svg:y1="53.328cm" svg:x2="57.984cm" svg:y2="53.261cm">
          <text:p/>
        </draw:line>
        <draw:line draw:style-name="gr19" draw:text-style-name="P4" draw:layer="layout" svg:x1="44.498cm" svg:y1="53.259cm" svg:x2="44.528cm" svg:y2="48.028cm">
          <text:p/>
        </draw:line>
        <draw:line draw:style-name="gr19" draw:text-style-name="P4" draw:layer="layout" svg:x1="44.57cm" svg:y1="44.522cm" svg:x2="44.571cm" svg:y2="40.768cm">
          <text:p/>
        </draw:line>
        <draw:g>
          <draw:g>
            <draw:path draw:style-name="gr3" draw:text-style-name="P3" draw:layer="layout" svg:width="0.281cm" svg:height="0.14cm" svg:x="57.681cm" svg:y="52.981cm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svg:x="57.54cm" svg:y="52.981cm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3" draw:text-style-name="P3" draw:layer="layout" svg:width="0.281cm" svg:height="0.14cm" svg:x="57.152cm" svg:y="52.981cm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svg:x="57.011cm" svg:y="52.981cm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3" draw:text-style-name="P3" draw:layer="layout" svg:width="0.281cm" svg:height="0.14cm" svg:x="54.394cm" svg:y="52.951cm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svg:x="54.253cm" svg:y="52.951cm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3" draw:text-style-name="P3" draw:layer="layout" svg:width="0.281cm" svg:height="0.14cm" svg:x="53.865cm" svg:y="52.951cm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svg:x="53.724cm" svg:y="52.951cm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3" draw:text-style-name="P3" draw:layer="layout" svg:width="0.281cm" svg:height="0.14cm" svg:x="50.583cm" svg:y="52.968cm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svg:x="50.442cm" svg:y="52.968cm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3" draw:text-style-name="P3" draw:layer="layout" svg:width="0.281cm" svg:height="0.14cm" svg:x="50.054cm" svg:y="52.968cm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svg:x="49.913cm" svg:y="52.968cm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3" draw:text-style-name="P3" draw:layer="layout" svg:width="0.281cm" svg:height="0.14cm" draw:transform="rotate (-1.5707963267949) translate (44.8409201904686cm 50.6140309744353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-1.5707963267949) translate (44.8409201904686cm 50.4730309744353cm)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3" draw:text-style-name="P3" draw:layer="layout" svg:width="0.281cm" svg:height="0.14cm" draw:transform="rotate (-1.5707963267949) translate (44.8409201904686cm 50.0850309744353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-1.5707963267949) translate (44.8409201904686cm 49.9440309744353cm)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3" draw:text-style-name="P3" draw:layer="layout" svg:width="0.281cm" svg:height="0.14cm" draw:transform="rotate (-1.5707963267949) translate (44.9079201904686cm 44.1700309744353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-1.5707963267949) translate (44.9079201904686cm 44.0290309744353cm)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3" draw:text-style-name="P3" draw:layer="layout" svg:width="0.281cm" svg:height="0.14cm" draw:transform="rotate (-1.5707963267949) translate (44.9079201904686cm 43.6410309744353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-1.5707963267949) translate (44.9079201904686cm 43.5000309744353cm)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3" draw:text-style-name="P3" draw:layer="layout" svg:width="0.281cm" svg:height="0.14cm" draw:transform="rotate (-3.14159265358979) translate (50.5336408214435cm 40.7195183721924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-3.14159265358979) translate (50.6746408214435cm 40.7195183721924cm)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3" draw:text-style-name="P3" draw:layer="layout" svg:width="0.281cm" svg:height="0.14cm" draw:transform="rotate (-3.14159265358979) translate (51.0626408214435cm 40.7195183721924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-3.14159265358979) translate (51.2036408214435cm 40.7195183721924cm)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3" draw:text-style-name="P3" draw:layer="layout" svg:width="0.281cm" svg:height="0.14cm" draw:transform="rotate (-3.14159265358979) translate (35.1636408214435cm 44.2435183721924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-3.14159265358979) translate (35.3046408214435cm 44.2435183721924cm)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3" draw:text-style-name="P3" draw:layer="layout" svg:width="0.281cm" svg:height="0.14cm" draw:transform="rotate (-3.14159265358979) translate (35.6926408214435cm 44.2435183721924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-3.14159265358979) translate (35.8336408214435cm 44.2435183721924cm)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3" draw:text-style-name="P3" draw:layer="layout" svg:width="0.281cm" svg:height="0.14cm" draw:transform="rotate (-3.14159265358979) translate (57.4676408214435cm 40.6955183721924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-3.14159265358979) translate (57.6086408214435cm 40.6955183721924cm)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3" draw:text-style-name="P3" draw:layer="layout" svg:width="0.281cm" svg:height="0.14cm" draw:transform="rotate (-3.14159265358979) translate (57.9966408214435cm 40.6955183721924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-3.14159265358979) translate (58.1376408214435cm 40.6955183721924cm)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3" draw:text-style-name="P3" draw:layer="layout" svg:width="0.281cm" svg:height="0.14cm" draw:transform="rotate (1.5707963267949) translate (37.710392538537cm 50.3597871516353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1.5707963267949) translate (37.7103925385369cm 50.5007871516353cm)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3" draw:text-style-name="P3" draw:layer="layout" svg:width="0.281cm" svg:height="0.14cm" draw:transform="rotate (1.5707963267949) translate (37.710392538537cm 50.8887871516353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1.5707963267949) translate (37.7103925385369cm 51.0297871516353cm)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3" draw:text-style-name="P3" draw:layer="layout" svg:width="0.281cm" svg:height="0.14cm" svg:x="36.517cm" svg:y="52.975cm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svg:x="36.376cm" svg:y="52.975cm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3" draw:text-style-name="P3" draw:layer="layout" svg:width="0.281cm" svg:height="0.14cm" svg:x="35.988cm" svg:y="52.975cm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svg:x="35.847cm" svg:y="52.975cm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3" draw:text-style-name="P3" draw:layer="layout" svg:width="0.281cm" svg:height="0.14cm" svg:x="32.281cm" svg:y="52.914cm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svg:x="32.14cm" svg:y="52.914cm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3" draw:text-style-name="P3" draw:layer="layout" svg:width="0.281cm" svg:height="0.14cm" svg:x="31.752cm" svg:y="52.914cm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svg:x="31.611cm" svg:y="52.914cm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3" draw:text-style-name="P3" draw:layer="layout" svg:width="0.281cm" svg:height="0.14cm" svg:x="27.494cm" svg:y="52.921cm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svg:x="27.353cm" svg:y="52.921cm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3" draw:text-style-name="P3" draw:layer="layout" svg:width="0.281cm" svg:height="0.14cm" svg:x="26.965cm" svg:y="52.921cm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svg:x="26.824cm" svg:y="52.921cm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3" draw:text-style-name="P3" draw:layer="layout" svg:width="0.281cm" svg:height="0.14cm" draw:transform="rotate (-3.14159265358979) translate (26.6926408214435cm 44.2165183721924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-3.14159265358979) translate (26.8336408214435cm 44.2165183721924cm)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3" draw:text-style-name="P3" draw:layer="layout" svg:width="0.281cm" svg:height="0.14cm" draw:transform="rotate (-3.14159265358979) translate (27.2216408214435cm 44.2165183721924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-3.14159265358979) translate (27.3626408214435cm 44.2165183721924cm)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3" draw:text-style-name="P3" draw:layer="layout" svg:width="0.281cm" svg:height="0.14cm" draw:transform="rotate (-3.14159265358979) translate (31.1156408214435cm 44.2165183721924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-3.14159265358979) translate (31.2566408214435cm 44.2165183721924cm)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3" draw:text-style-name="P3" draw:layer="layout" svg:width="0.281cm" svg:height="0.14cm" draw:transform="rotate (-3.14159265358979) translate (31.6446408214435cm 44.2165183721924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-3.14159265358979) translate (31.7856408214435cm 44.2165183721924cm)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line draw:style-name="gr19" draw:text-style-name="P4" draw:layer="layout" svg:x1="37.652cm" svg:y1="37.57cm" svg:x2="26.336cm" svg:y2="37.57cm">
          <text:p/>
        </draw:line>
        <draw:g>
          <draw:g>
            <draw:path draw:style-name="gr3" draw:text-style-name="P3" draw:layer="layout" svg:width="0.281cm" svg:height="0.14cm" draw:transform="rotate (-3.14159265358979) translate (34.9846408214435cm 37.9055183721924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-3.14159265358979) translate (35.1256408214435cm 37.9055183721924cm)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3" draw:text-style-name="P3" draw:layer="layout" svg:width="0.281cm" svg:height="0.14cm" draw:transform="rotate (-3.14159265358979) translate (35.5136408214435cm 37.9055183721924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-3.14159265358979) translate (35.6546408214435cm 37.9055183721924cm)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3" draw:text-style-name="P3" draw:layer="layout" svg:width="0.281cm" svg:height="0.14cm" draw:transform="rotate (-3.14159265358979) translate (31.1946408214435cm 37.8925183721924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-3.14159265358979) translate (31.3356408214435cm 37.8925183721924cm)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3" draw:text-style-name="P3" draw:layer="layout" svg:width="0.281cm" svg:height="0.14cm" draw:transform="rotate (-3.14159265358979) translate (31.7236408214435cm 37.8925183721924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-3.14159265358979) translate (31.8646408214435cm 37.8925183721924cm)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3" draw:text-style-name="P3" draw:layer="layout" svg:width="0.281cm" svg:height="0.14cm" draw:transform="rotate (-3.14159265358979) translate (26.8816408214435cm 37.9195183721924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-3.14159265358979) translate (27.0226408214435cm 37.9195183721924cm)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3" draw:text-style-name="P3" draw:layer="layout" svg:width="0.281cm" svg:height="0.14cm" draw:transform="rotate (-3.14159265358979) translate (27.4106408214435cm 37.9195183721924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-3.14159265358979) translate (27.5516408214435cm 37.9195183721924cm)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3" draw:text-style-name="P3" draw:layer="layout" svg:width="0.281cm" svg:height="0.14cm" svg:x="27.203cm" svg:y="42.999cm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svg:x="27.062cm" svg:y="42.999cm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3" draw:text-style-name="P3" draw:layer="layout" svg:width="0.281cm" svg:height="0.14cm" svg:x="26.674cm" svg:y="42.999cm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svg:x="26.533cm" svg:y="42.999cm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3" draw:text-style-name="P3" draw:layer="layout" svg:width="0.281cm" svg:height="0.14cm" svg:x="31.437cm" svg:y="42.946cm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svg:x="31.296cm" svg:y="42.946cm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3" draw:text-style-name="P3" draw:layer="layout" svg:width="0.281cm" svg:height="0.14cm" svg:x="30.908cm" svg:y="42.946cm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svg:x="30.767cm" svg:y="42.946cm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3" draw:text-style-name="P3" draw:layer="layout" svg:width="0.281cm" svg:height="0.14cm" svg:x="35.405cm" svg:y="42.992cm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svg:x="35.264cm" svg:y="42.992cm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3" draw:text-style-name="P3" draw:layer="layout" svg:width="0.281cm" svg:height="0.14cm" svg:x="34.876cm" svg:y="42.992cm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svg:x="34.735cm" svg:y="42.992cm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line draw:style-name="gr19" draw:text-style-name="P4" draw:layer="layout" svg:x1="38.509cm" svg:y1="38.148cm" svg:x2="41.131cm" svg:y2="38.172cm">
          <text:p/>
        </draw:line>
        <draw:line draw:style-name="gr19" draw:text-style-name="P4" draw:layer="layout" svg:x1="38.685cm" svg:y1="48.059cm" svg:x2="43.864cm" svg:y2="48.06cm">
          <text:p/>
        </draw:line>
        <draw:g>
          <draw:g>
            <draw:path draw:style-name="gr3" draw:text-style-name="P3" draw:layer="layout" svg:width="0.281cm" svg:height="0.14cm" draw:transform="rotate (-3.14159265358979) translate (46.9746408214435cm 40.7375183721924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-3.14159265358979) translate (47.1156408214435cm 40.7375183721924cm)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3" draw:text-style-name="P3" draw:layer="layout" svg:width="0.281cm" svg:height="0.14cm" draw:transform="rotate (-3.14159265358979) translate (47.5036408214435cm 40.7375183721924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-3.14159265358979) translate (47.6446408214435cm 40.7375183721924cm)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3" draw:text-style-name="P3" draw:layer="layout" svg:width="0.281cm" svg:height="0.14cm" draw:transform="rotate (-3.14159265358979) translate (26.4796408214435cm 28.4155183721924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-3.14159265358979) translate (26.6206408214435cm 28.4155183721924cm)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3" draw:text-style-name="P3" draw:layer="layout" svg:width="0.281cm" svg:height="0.14cm" draw:transform="rotate (-3.14159265358979) translate (27.0086408214435cm 28.4155183721924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-3.14159265358979) translate (27.1496408214435cm 28.4155183721924cm)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3" draw:text-style-name="P3" draw:layer="layout" svg:width="0.281cm" svg:height="0.14cm" draw:transform="rotate (-3.14159265358979) translate (31.2426408214435cm 28.3675183721924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-3.14159265358979) translate (31.3836408214435cm 28.3675183721924cm)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3" draw:text-style-name="P3" draw:layer="layout" svg:width="0.281cm" svg:height="0.14cm" draw:transform="rotate (-3.14159265358979) translate (31.7716408214435cm 28.3675183721924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-3.14159265358979) translate (31.9126408214435cm 28.3675183721924cm)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3" draw:text-style-name="P3" draw:layer="layout" svg:width="0.281cm" svg:height="0.14cm" draw:transform="rotate (-3.14159265358979) translate (34.8506408214435cm 28.4155183721924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-3.14159265358979) translate (34.9916408214435cm 28.4155183721924cm)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3" draw:text-style-name="P3" draw:layer="layout" svg:width="0.281cm" svg:height="0.14cm" draw:transform="rotate (-3.14159265358979) translate (35.3796408214435cm 28.4155183721924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-3.14159265358979) translate (35.5206408214435cm 28.4155183721924cm)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3" draw:text-style-name="P3" draw:layer="layout" svg:width="0.281cm" svg:height="0.14cm" draw:transform="rotate (1.5707963267949) translate (37.695392538537cm 34.5847871516353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1.5707963267949) translate (37.6953925385369cm 34.7257871516353cm)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3" draw:text-style-name="P3" draw:layer="layout" svg:width="0.281cm" svg:height="0.14cm" draw:transform="rotate (1.5707963267949) translate (37.695392538537cm 35.1137871516353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1.5707963267949) translate (37.6953925385369cm 35.2547871516353cm)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3" draw:text-style-name="P3" draw:layer="layout" svg:width="0.281cm" svg:height="0.14cm" svg:x="35.414cm" svg:y="36.677cm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svg:x="35.273cm" svg:y="36.677cm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3" draw:text-style-name="P3" draw:layer="layout" svg:width="0.281cm" svg:height="0.14cm" svg:x="34.885cm" svg:y="36.677cm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svg:x="34.744cm" svg:y="36.677cm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3" draw:text-style-name="P3" draw:layer="layout" svg:width="0.281cm" svg:height="0.14cm" svg:x="31.461cm" svg:y="36.69cm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svg:x="31.32cm" svg:y="36.69cm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3" draw:text-style-name="P3" draw:layer="layout" svg:width="0.281cm" svg:height="0.14cm" svg:x="30.932cm" svg:y="36.69cm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svg:x="30.791cm" svg:y="36.69cm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3" draw:text-style-name="P3" draw:layer="layout" svg:width="0.281cm" svg:height="0.14cm" svg:x="27.131cm" svg:y="36.69cm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svg:x="26.99cm" svg:y="36.69cm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3" draw:text-style-name="P3" draw:layer="layout" svg:width="0.281cm" svg:height="0.14cm" svg:x="26.602cm" svg:y="36.69cm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svg:x="26.461cm" svg:y="36.69cm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3" draw:text-style-name="P3" draw:layer="layout" svg:width="0.281cm" svg:height="0.14cm" svg:x="21.166cm" svg:y="26.732cm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svg:x="21.025cm" svg:y="26.732cm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3" draw:text-style-name="P3" draw:layer="layout" svg:width="0.281cm" svg:height="0.14cm" svg:x="20.637cm" svg:y="26.732cm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svg:x="20.496cm" svg:y="26.732cm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3" draw:text-style-name="P3" draw:layer="layout" svg:width="0.281cm" svg:height="0.14cm" svg:x="25.832cm" svg:y="26.732cm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svg:x="25.691cm" svg:y="26.732cm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3" draw:text-style-name="P3" draw:layer="layout" svg:width="0.281cm" svg:height="0.14cm" svg:x="25.303cm" svg:y="26.732cm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svg:x="25.162cm" svg:y="26.732cm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3" draw:text-style-name="P3" draw:layer="layout" svg:width="0.281cm" svg:height="0.14cm" svg:x="31.028cm" svg:y="26.732cm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svg:x="30.887cm" svg:y="26.732cm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3" draw:text-style-name="P3" draw:layer="layout" svg:width="0.281cm" svg:height="0.14cm" svg:x="30.499cm" svg:y="26.732cm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svg:x="30.358cm" svg:y="26.732cm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3" draw:text-style-name="P3" draw:layer="layout" svg:width="0.281cm" svg:height="0.14cm" draw:transform="rotate (-3.14159265358979) translate (21.9816408214435cm 18.8905183721924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-3.14159265358979) translate (22.1226408214435cm 18.8905183721924cm)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3" draw:text-style-name="P3" draw:layer="layout" svg:width="0.281cm" svg:height="0.14cm" draw:transform="rotate (-3.14159265358979) translate (22.5106408214435cm 18.8905183721924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-3.14159265358979) translate (22.6516408214435cm 18.8905183721924cm)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3" draw:text-style-name="P3" draw:layer="layout" svg:width="0.281cm" svg:height="0.14cm" draw:transform="rotate (-3.14159265358979) translate (26.2156408214435cm 18.8905183721924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-3.14159265358979) translate (26.3566408214435cm 18.8905183721924cm)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3" draw:text-style-name="P3" draw:layer="layout" svg:width="0.281cm" svg:height="0.14cm" draw:transform="rotate (-3.14159265358979) translate (26.7446408214435cm 18.8905183721924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-3.14159265358979) translate (26.8856408214435cm 18.8905183721924cm)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3" draw:text-style-name="P3" draw:layer="layout" svg:width="0.281cm" svg:height="0.14cm" draw:transform="rotate (1.5707963267949) translate (33.336392538537cm 15.7307871516353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1.5707963267949) translate (33.3363925385369cm 15.8717871516353cm)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3" draw:text-style-name="P3" draw:layer="layout" svg:width="0.281cm" svg:height="0.14cm" draw:transform="rotate (1.5707963267949) translate (33.336392538537cm 16.2597871516353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1.5707963267949) translate (33.3363925385369cm 16.4007871516353cm)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3" draw:text-style-name="P3" draw:layer="layout" svg:width="0.281cm" svg:height="0.14cm" draw:transform="rotate (1.5707963267949) translate (33.317392538537cm 13.2987871516353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1.5707963267949) translate (33.3173925385369cm 13.4397871516353cm)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3" draw:text-style-name="P3" draw:layer="layout" svg:width="0.281cm" svg:height="0.14cm" draw:transform="rotate (1.5707963267949) translate (33.317392538537cm 13.8277871516353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1.5707963267949) translate (33.3173925385369cm 13.9687871516353cm)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3" draw:text-style-name="P3" draw:layer="layout" svg:width="0.281cm" svg:height="0.14cm" draw:transform="rotate (1.5707963267949) translate (33.361392538537cm 9.72678715163527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1.5707963267949) translate (33.3613925385369cm 9.86778715163531cm)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3" draw:text-style-name="P3" draw:layer="layout" svg:width="0.281cm" svg:height="0.14cm" draw:transform="rotate (1.5707963267949) translate (33.361392538537cm 10.2557871516353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1.5707963267949) translate (33.3613925385369cm 10.3967871516353cm)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line draw:style-name="gr19" draw:text-style-name="P10" draw:layer="layout" svg:x1="28.583cm" svg:y1="17.812cm" svg:x2="22.82cm" svg:y2="17.832cm">
          <text:p/>
        </draw:line>
        <draw:g>
          <draw:g>
            <draw:path draw:style-name="gr3" draw:text-style-name="P3" draw:layer="layout" svg:width="0.281cm" svg:height="0.14cm" svg:x="27.497cm" svg:y="17.471cm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svg:x="27.356cm" svg:y="17.471cm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3" draw:text-style-name="P3" draw:layer="layout" svg:width="0.281cm" svg:height="0.14cm" svg:x="26.968cm" svg:y="17.471cm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svg:x="26.827cm" svg:y="17.471cm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3" draw:text-style-name="P3" draw:layer="layout" svg:width="0.281cm" svg:height="0.14cm" svg:x="23.363cm" svg:y="17.427cm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svg:x="23.222cm" svg:y="17.427cm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3" draw:text-style-name="P3" draw:layer="layout" svg:width="0.281cm" svg:height="0.14cm" svg:x="22.834cm" svg:y="17.427cm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svg:x="22.693cm" svg:y="17.427cm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3" draw:text-style-name="P3" draw:layer="layout" svg:width="0.281cm" svg:height="0.14cm" draw:transform="rotate (1.5707963267949) translate (33.405392538537cm 24.1467871516353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1.5707963267949) translate (33.4053925385369cm 24.2877871516353cm)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3" draw:text-style-name="P3" draw:layer="layout" svg:width="0.281cm" svg:height="0.14cm" draw:transform="rotate (1.5707963267949) translate (33.405392538537cm 24.6757871516353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1.5707963267949) translate (33.4053925385369cm 24.8167871516353cm)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3" draw:text-style-name="P3" draw:layer="layout" svg:width="0.281cm" svg:height="0.14cm" draw:transform="rotate (-1.5707963267949) translate (34.7849201904686cm 16.5660309744353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-1.5707963267949) translate (34.7849201904686cm 16.4250309744353cm)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3" draw:text-style-name="P3" draw:layer="layout" svg:width="0.281cm" svg:height="0.14cm" draw:transform="rotate (-1.5707963267949) translate (34.7849201904686cm 16.0370309744353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-1.5707963267949) translate (34.7849201904686cm 15.8960309744353cm)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3" draw:text-style-name="P3" draw:layer="layout" svg:width="0.281cm" svg:height="0.14cm" draw:transform="rotate (-1.5707963267949) translate (34.7419201904686cm 13.5670309744353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-1.5707963267949) translate (34.7419201904686cm 13.4260309744353cm)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3" draw:text-style-name="P3" draw:layer="layout" svg:width="0.281cm" svg:height="0.14cm" draw:transform="rotate (-1.5707963267949) translate (34.7419201904686cm 13.0380309744353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-1.5707963267949) translate (34.7419201904686cm 12.8970309744353cm)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3" draw:text-style-name="P3" draw:layer="layout" svg:width="0.281cm" svg:height="0.14cm" draw:transform="rotate (-1.5707963267949) translate (34.7409201904686cm 9.9960309744353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-1.5707963267949) translate (34.7409201904686cm 9.8550309744353cm)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3" draw:text-style-name="P3" draw:layer="layout" svg:width="0.281cm" svg:height="0.14cm" draw:transform="rotate (-1.5707963267949) translate (34.7409201904686cm 9.4670309744353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-1.5707963267949) translate (34.7409201904686cm 9.3260309744353cm)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3" draw:text-style-name="P3" draw:layer="layout" svg:width="0.281cm" svg:height="0.14cm" draw:transform="rotate (-1.5707963267949) translate (34.7409201904686cm 7.1730309744353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-1.5707963267949) translate (34.7409201904686cm 7.0320309744353cm)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3" draw:text-style-name="P3" draw:layer="layout" svg:width="0.281cm" svg:height="0.14cm" draw:transform="rotate (-1.5707963267949) translate (34.7409201904686cm 6.6440309744353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-1.5707963267949) translate (34.7409201904686cm 6.5030309744353cm)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line draw:style-name="gr19" draw:text-style-name="P4" draw:layer="layout" svg:x1="39.667cm" svg:y1="17.822cm" svg:x2="34.704cm" svg:y2="17.77cm">
          <text:p/>
        </draw:line>
        <draw:line draw:style-name="gr19" draw:text-style-name="P4" draw:layer="layout" svg:x1="49.076cm" svg:y1="17.788cm" svg:x2="45.656cm" svg:y2="17.771cm">
          <text:p/>
        </draw:line>
        <draw:g>
          <draw:g>
            <draw:path draw:style-name="gr3" draw:text-style-name="P3" draw:layer="layout" svg:width="0.281cm" svg:height="0.14cm" svg:x="39.318cm" svg:y="17.471cm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svg:x="39.177cm" svg:y="17.471cm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3" draw:text-style-name="P3" draw:layer="layout" svg:width="0.281cm" svg:height="0.14cm" svg:x="38.789cm" svg:y="17.471cm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svg:x="38.648cm" svg:y="17.471cm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3" draw:text-style-name="P3" draw:layer="layout" svg:width="0.281cm" svg:height="0.14cm" svg:x="53.252cm" svg:y="26.644cm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svg:x="53.111cm" svg:y="26.644cm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3" draw:text-style-name="P3" draw:layer="layout" svg:width="0.281cm" svg:height="0.14cm" svg:x="52.723cm" svg:y="26.644cm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svg:x="52.582cm" svg:y="26.644cm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3" draw:text-style-name="P3" draw:layer="layout" svg:width="0.281cm" svg:height="0.14cm" draw:transform="rotate (1.5707963267949) translate (49.1880798095314cm 6.7919690255647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1.5707963267949) translate (49.1880798095314cm 6.9329690255647cm)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3" draw:text-style-name="P3" draw:layer="layout" svg:width="0.281cm" svg:height="0.14cm" draw:transform="rotate (1.5707963267949) translate (49.1880798095314cm 7.3209690255647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1.5707963267949) translate (49.1880798095314cm 7.4619690255647cm)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3" draw:text-style-name="P3" draw:layer="layout" svg:width="0.281cm" svg:height="0.14cm" draw:transform="rotate (1.5707963267949) translate (49.2750798095314cm 10.0109690255647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1.5707963267949) translate (49.2750798095314cm 10.1519690255647cm)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3" draw:text-style-name="P3" draw:layer="layout" svg:width="0.281cm" svg:height="0.14cm" draw:transform="rotate (1.5707963267949) translate (49.2750798095314cm 10.5399690255647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1.5707963267949) translate (49.2750798095314cm 10.6809690255647cm)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3" draw:text-style-name="P3" draw:layer="layout" svg:width="0.281cm" svg:height="0.14cm" draw:transform="rotate (1.5707963267949) translate (49.3200798095314cm 12.9219690255647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1.5707963267949) translate (49.3200798095314cm 13.0629690255647cm)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3" draw:text-style-name="P3" draw:layer="layout" svg:width="0.281cm" svg:height="0.14cm" draw:transform="rotate (1.5707963267949) translate (49.3200798095314cm 13.4509690255647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1.5707963267949) translate (49.3200798095314cm 13.5919690255647cm)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3" draw:text-style-name="P3" draw:layer="layout" svg:width="0.281cm" svg:height="0.14cm" draw:transform="rotate (1.5707963267949) translate (49.2410798095314cm 15.7849690255647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1.5707963267949) translate (49.2410798095314cm 15.9259690255647cm)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3" draw:text-style-name="P3" draw:layer="layout" svg:width="0.281cm" svg:height="0.14cm" draw:transform="rotate (1.5707963267949) translate (49.2410798095314cm 16.3139690255647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1.5707963267949) translate (49.2410798095314cm 16.4549690255647cm)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3" draw:text-style-name="P3" draw:layer="layout" svg:width="0.281cm" svg:height="0.14cm" draw:transform="rotate (-1.5707963267949) translate (50.5999201904686cm 24.5040309744353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-1.5707963267949) translate (50.5999201904686cm 24.3630309744353cm)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3" draw:text-style-name="P3" draw:layer="layout" svg:width="0.281cm" svg:height="0.14cm" draw:transform="rotate (-1.5707963267949) translate (50.5999201904686cm 23.9750309744353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-1.5707963267949) translate (50.5999201904686cm 23.8340309744353cm)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3" draw:text-style-name="P3" draw:layer="layout" svg:width="0.281cm" svg:height="0.14cm" draw:transform="rotate (-1.5707963267949) translate (50.6159201904686cm 13.3030309744353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-1.5707963267949) translate (50.6159201904686cm 13.1620309744353cm)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3" draw:text-style-name="P3" draw:layer="layout" svg:width="0.281cm" svg:height="0.14cm" draw:transform="rotate (-1.5707963267949) translate (50.6159201904686cm 12.7740309744353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-1.5707963267949) translate (50.6159201904686cm 12.6330309744353cm)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3" draw:text-style-name="P3" draw:layer="layout" svg:width="0.281cm" svg:height="0.14cm" draw:transform="rotate (-1.5707963267949) translate (50.5709201904686cm 10.3920309744353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-1.5707963267949) translate (50.5709201904686cm 10.2510309744353cm)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3" draw:text-style-name="P3" draw:layer="layout" svg:width="0.281cm" svg:height="0.14cm" draw:transform="rotate (-1.5707963267949) translate (50.5709201904686cm 9.8630309744353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-1.5707963267949) translate (50.5709201904686cm 9.7220309744353cm)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line draw:style-name="gr19" draw:text-style-name="P10" draw:layer="layout" svg:x1="54.801cm" svg:y1="17.813cm" svg:x2="60.854cm" svg:y2="17.816cm">
          <text:p/>
        </draw:line>
        <draw:g>
          <draw:g>
            <draw:path draw:style-name="gr3" draw:text-style-name="P3" draw:layer="layout" svg:width="0.281cm" svg:height="0.14cm" svg:x="56.213cm" svg:y="17.491cm" svg:viewBox="0 0 282 141" svg:d="M198 129c5-2 9-5 14-7 21-13 39-30 51-52 12-21 19-45 19-70h-282c0 25 6 49 19 71 12 21 30 39 51 51 22 13 46 19 70 19 20 0 40-4 58-12z">
              <text:p/>
            </draw:path>
            <draw:path draw:style-name="gr23" draw:text-style-name="P4" draw:layer="layout" svg:width="0.562cm" svg:height="0.281cm" svg:x="56.073cm" svg:y="17.491cm" svg:viewBox="0 0 563 282" svg:d="M338 128c5-2 10-4 15-7 21-12 39-30 51-51 12-22 19-46 19-70h-282c0 25 7 49 19 70s30 39 51 51c22 13 46 19 70 19 20 0 39-4 57-12zM281 140v142M0 0h563">
              <text:p/>
            </draw:path>
          </draw:g>
          <draw:g>
            <draw:path draw:style-name="gr3" draw:text-style-name="P3" draw:layer="layout" svg:width="0.281cm" svg:height="0.14cm" svg:x="56.742cm" svg:y="17.491cm" svg:viewBox="0 0 282 141" svg:d="M198 129c5-2 9-5 14-7 21-13 39-30 51-52 12-21 19-45 19-70h-282c0 25 6 49 19 71 12 21 30 39 51 51 22 13 46 19 70 19 20 0 40-4 58-12z">
              <text:p/>
            </draw:path>
            <draw:path draw:style-name="gr23" draw:text-style-name="P4" draw:layer="layout" svg:width="0.562cm" svg:height="0.281cm" svg:x="56.602cm" svg:y="17.491cm" svg:viewBox="0 0 563 282" svg:d="M338 128c5-2 10-4 15-7 21-12 39-30 51-51 12-22 19-46 19-70h-282c0 25 7 49 19 70s30 39 51 51c22 13 46 19 70 19 20 0 39-4 57-12zM281 140v142M0 0h563">
              <text:p/>
            </draw:path>
          </draw:g>
        </draw:g>
        <draw:g>
          <draw:g>
            <draw:path draw:style-name="gr3" draw:text-style-name="P3" draw:layer="layout" svg:width="0.281cm" svg:height="0.14cm" svg:x="59.872cm" svg:y="17.427cm" svg:viewBox="0 0 282 141" svg:d="M198 129c5-2 9-5 14-7 21-13 39-30 51-52 12-21 19-45 19-70h-282c0 25 6 49 19 71 12 21 30 39 51 51 22 13 46 19 70 19 20 0 40-4 58-12z">
              <text:p/>
            </draw:path>
            <draw:path draw:style-name="gr23" draw:text-style-name="P4" draw:layer="layout" svg:width="0.562cm" svg:height="0.281cm" svg:x="59.732cm" svg:y="17.427cm" svg:viewBox="0 0 563 282" svg:d="M338 128c5-2 10-4 15-7 21-12 39-30 51-51 12-22 19-46 19-70h-282c0 25 7 49 19 70s30 39 51 51c22 13 46 19 70 19 20 0 39-4 57-12zM281 140v142M0 0h563">
              <text:p/>
            </draw:path>
          </draw:g>
          <draw:g>
            <draw:path draw:style-name="gr3" draw:text-style-name="P3" draw:layer="layout" svg:width="0.281cm" svg:height="0.14cm" svg:x="60.401cm" svg:y="17.427cm" svg:viewBox="0 0 282 141" svg:d="M198 129c5-2 9-5 14-7 21-13 39-30 51-52 12-21 19-45 19-70h-282c0 25 6 49 19 71 12 21 30 39 51 51 22 13 46 19 70 19 20 0 40-4 58-12z">
              <text:p/>
            </draw:path>
            <draw:path draw:style-name="gr23" draw:text-style-name="P4" draw:layer="layout" svg:width="0.562cm" svg:height="0.281cm" svg:x="60.261cm" svg:y="17.427cm" svg:viewBox="0 0 563 282" svg:d="M338 128c5-2 10-4 15-7 21-12 39-30 51-51 12-22 19-46 19-70h-282c0 25 7 49 19 70s30 39 51 51c22 13 46 19 70 19 20 0 39-4 57-12zM281 140v142M0 0h563">
              <text:p/>
            </draw:path>
          </draw:g>
        </draw:g>
        <draw:g>
          <draw:g>
            <draw:path draw:style-name="gr3" draw:text-style-name="P3" draw:layer="layout" svg:width="0.281cm" svg:height="0.14cm" svg:x="57.485cm" svg:y="26.688cm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svg:x="57.344cm" svg:y="26.688cm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3" draw:text-style-name="P3" draw:layer="layout" svg:width="0.281cm" svg:height="0.14cm" svg:x="56.956cm" svg:y="26.688cm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svg:x="56.815cm" svg:y="26.688cm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3" draw:text-style-name="P3" draw:layer="layout" svg:width="0.281cm" svg:height="0.14cm" svg:x="62.821cm" svg:y="26.732cm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svg:x="62.68cm" svg:y="26.732cm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3" draw:text-style-name="P3" draw:layer="layout" svg:width="0.281cm" svg:height="0.14cm" svg:x="62.292cm" svg:y="26.732cm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svg:x="62.151cm" svg:y="26.732cm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3" draw:text-style-name="P3" draw:layer="layout" svg:width="0.281cm" svg:height="0.14cm" draw:transform="rotate (-3.14159265358979) translate (56.5336408214435cm 18.9135183721924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-3.14159265358979) translate (56.6746408214435cm 18.9135183721924cm)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3" draw:text-style-name="P3" draw:layer="layout" svg:width="0.281cm" svg:height="0.14cm" draw:transform="rotate (-3.14159265358979) translate (57.0626408214435cm 18.9135183721924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-3.14159265358979) translate (57.2036408214435cm 18.9135183721924cm)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3" draw:text-style-name="P3" draw:layer="layout" svg:width="0.281cm" svg:height="0.14cm" draw:transform="rotate (-3.14159265358979) translate (60.3026408214435cm 18.9345183721924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-3.14159265358979) translate (60.4436408214435cm 18.9345183721924cm)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3" draw:text-style-name="P3" draw:layer="layout" svg:width="0.281cm" svg:height="0.14cm" draw:transform="rotate (-3.14159265358979) translate (60.8316408214435cm 18.9345183721924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-3.14159265358979) translate (60.9726408214435cm 18.9345183721924cm)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custom-shape draw:style-name="gr22" draw:text-style-name="P9" draw:layer="layout" svg:width="0.725cm" svg:height="0.423cm" draw:transform="rotate (1.5707963267949) translate (44.338cm 48.42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polygon draw:style-name="gr24" draw:text-style-name="P11" draw:layer="layout" svg:width="0.453cm" svg:height="0.582cm" draw:transform="rotate (-1.5707963267949) translate (44.5143732059272cm 47.8496765272585cm)" svg:viewBox="0 0 454 583" draw:points="0,583 454,583 225,0">
            <text:p/>
          </draw:polygon>
          <draw:polygon draw:style-name="gr23" draw:text-style-name="P4" draw:layer="layout" svg:width="0.453cm" svg:height="0.582cm" draw:transform="rotate (-1.5707963267949) translate (44.5143732059272cm 47.8496765272585cm)" svg:viewBox="0 0 454 583" draw:points="0,583 454,583 225,0">
            <text:p/>
          </draw:polygon>
        </draw:g>
        <draw:custom-shape draw:style-name="gr25" draw:text-style-name="P12" draw:layer="layout" svg:width="0.725cm" svg:height="0.423cm" draw:transform="rotate (1.5707963267949) translate (44.435cm 29.04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polygon draw:style-name="gr24" draw:text-style-name="P11" draw:layer="layout" svg:width="0.453cm" svg:height="0.582cm" draw:transform="rotate (1.5707963267949) translate (44.1188456821322cm 28.9374543757537cm)" svg:viewBox="0 0 454 583" draw:points="0,583 454,583 225,0">
            <text:p/>
          </draw:polygon>
          <draw:polygon draw:style-name="gr23" draw:text-style-name="P4" draw:layer="layout" svg:width="0.453cm" svg:height="0.582cm" draw:transform="rotate (1.5707963267949) translate (44.1188456821322cm 28.9374543757537cm)" svg:viewBox="0 0 454 583" draw:points="0,583 454,583 225,0">
            <text:p/>
          </draw:polygon>
        </draw:g>
        <draw:g>
          <draw:polygon draw:style-name="gr24" draw:text-style-name="P11" draw:layer="layout" svg:width="0.453cm" svg:height="0.582cm" draw:transform="rotate (1.5707963267949) translate (38.0514582670823cm 48.2491686588983cm)" svg:viewBox="0 0 454 583" draw:points="0,583 454,583 225,0">
            <text:p/>
          </draw:polygon>
          <draw:polygon draw:style-name="gr23" draw:text-style-name="P4" draw:layer="layout" svg:width="0.453cm" svg:height="0.582cm" draw:transform="rotate (1.5707963267949) translate (38.0514582670823cm 48.2491686588983cm)" svg:viewBox="0 0 454 583" draw:points="0,583 454,583 225,0">
            <text:p/>
          </draw:polygon>
        </draw:g>
        <draw:custom-shape draw:style-name="gr22" draw:text-style-name="P9" draw:layer="layout" svg:width="0.725cm" svg:height="0.423cm" draw:transform="rotate (1.5707963267949) translate (44.282cm 43.08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polygon draw:style-name="gr24" draw:text-style-name="P11" draw:layer="layout" svg:width="0.453cm" svg:height="0.582cm" draw:transform="rotate (-1.5707963267949) translate (44.5113732059272cm 42.4916765272585cm)" svg:viewBox="0 0 454 583" draw:points="0,583 454,583 225,0">
            <text:p/>
          </draw:polygon>
          <draw:polygon draw:style-name="gr23" draw:text-style-name="P4" draw:layer="layout" svg:width="0.453cm" svg:height="0.582cm" draw:transform="rotate (-1.5707963267949) translate (44.5113732059272cm 42.4916765272585cm)" svg:viewBox="0 0 454 583" draw:points="0,583 454,583 225,0">
            <text:p/>
          </draw:polygon>
        </draw:g>
        <draw:g>
          <draw:polygon draw:style-name="gr24" draw:text-style-name="P11" draw:layer="layout" svg:width="0.453cm" svg:height="0.582cm" draw:transform="rotate (1.5707963267949) translate (33.7774582670823cm 19.5041686588983cm)" svg:viewBox="0 0 454 583" draw:points="0,583 454,583 225,0">
            <text:p/>
          </draw:polygon>
          <draw:polygon draw:style-name="gr23" draw:text-style-name="P4" draw:layer="layout" svg:width="0.453cm" svg:height="0.582cm" draw:transform="rotate (1.5707963267949) translate (33.7774582670823cm 19.5041686588983cm)" svg:viewBox="0 0 454 583" draw:points="0,583 454,583 225,0">
            <text:p/>
          </draw:polygon>
        </draw:g>
        <draw:g>
          <draw:polygon draw:style-name="gr24" draw:text-style-name="P11" draw:layer="layout" svg:width="0.453cm" svg:height="0.599cm" draw:transform="rotate (-1.5707963267949) translate (50.2018038587069cm 19.0919277197937cm)" svg:viewBox="0 0 454 600" draw:points="0,600 454,600 225,0">
            <text:p/>
          </draw:polygon>
          <draw:polygon draw:style-name="gr23" draw:text-style-name="P4" draw:layer="layout" svg:width="0.453cm" svg:height="0.599cm" draw:transform="rotate (-1.5707963267949) translate (50.2018038587069cm 19.0919277197937cm)" svg:viewBox="0 0 454 600" draw:points="0,600 454,600 225,0">
            <text:p/>
          </draw:polygon>
        </draw:g>
        <draw:g>
          <draw:g>
            <draw:path draw:style-name="gr3" draw:text-style-name="P3" draw:layer="layout" svg:width="0.281cm" svg:height="0.14cm" svg:x="45.657cm" svg:y="17.427cm" svg:viewBox="0 0 282 141" svg:d="M198 129c5-2 9-5 14-7 21-13 39-30 51-52 12-21 19-45 19-70h-282c0 25 6 49 19 71 12 21 30 39 51 51 22 13 46 19 70 19 20 0 40-4 58-12z">
              <text:p/>
            </draw:path>
            <draw:path draw:style-name="gr23" draw:text-style-name="P4" draw:layer="layout" svg:width="0.562cm" svg:height="0.281cm" svg:x="45.517cm" svg:y="17.427cm" svg:viewBox="0 0 563 282" svg:d="M338 128c5-2 10-4 15-7 21-12 39-30 51-51 12-22 19-46 19-70h-282c0 25 7 49 19 70s30 39 51 51c22 13 46 19 70 19 20 0 39-4 57-12zM281 140v142M0 0h563">
              <text:p/>
            </draw:path>
          </draw:g>
          <draw:g>
            <draw:path draw:style-name="gr3" draw:text-style-name="P3" draw:layer="layout" svg:width="0.281cm" svg:height="0.14cm" svg:x="46.186cm" svg:y="17.427cm" svg:viewBox="0 0 282 141" svg:d="M198 129c5-2 9-5 14-7 21-13 39-30 51-52 12-21 19-45 19-70h-282c0 25 6 49 19 71 12 21 30 39 51 51 22 13 46 19 70 19 20 0 40-4 58-12z">
              <text:p/>
            </draw:path>
            <draw:path draw:style-name="gr23" draw:text-style-name="P4" draw:layer="layout" svg:width="0.562cm" svg:height="0.281cm" svg:x="46.046cm" svg:y="17.427cm" svg:viewBox="0 0 563 282" svg:d="M338 128c5-2 10-4 15-7 21-12 39-30 51-51 12-22 19-46 19-70h-282c0 25 7 49 19 70s30 39 51 51c22 13 46 19 70 19 20 0 39-4 57-12zM281 140v142M0 0h563">
              <text:p/>
            </draw:path>
          </draw:g>
        </draw:g>
        <draw:custom-shape draw:style-name="gr22" draw:text-style-name="P9" draw:layer="layout" svg:width="0.725cm" svg:height="0.423cm" draw:transform="rotate (1.5707963267949) translate (33.462cm 17.27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polygon draw:style-name="gr24" draw:text-style-name="P11" draw:layer="layout" svg:width="0.453cm" svg:height="0.599cm" svg:x="32.692cm" svg:y="17.877cm" svg:viewBox="0 0 454 600" draw:points="0,600 454,600 225,0">
            <text:p/>
          </draw:polygon>
          <draw:polygon draw:style-name="gr23" draw:text-style-name="P4" draw:layer="layout" svg:width="0.453cm" svg:height="0.599cm" svg:x="32.692cm" svg:y="17.877cm" svg:viewBox="0 0 454 600" draw:points="0,600 454,600 225,0">
            <text:p/>
          </draw:polygon>
        </draw:g>
        <draw:custom-shape draw:style-name="gr22" draw:text-style-name="P9" draw:layer="layout" svg:width="0.725cm" svg:height="0.423cm" svg:x="28.215cm" svg:y="17.5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9" draw:layer="layout" svg:width="0.725cm" svg:height="0.423cm" svg:x="27.46cm" svg:y="18.2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9" draw:layer="layout" svg:width="0.725cm" svg:height="0.423cm" draw:transform="rotate (1.5707963267949) translate (33.551cm 23.1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9" draw:layer="layout" svg:width="0.725cm" svg:height="0.423cm" svg:x="36.422cm" svg:y="36.7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polygon draw:style-name="gr24" draw:text-style-name="P11" draw:layer="layout" svg:width="0.453cm" svg:height="0.582cm" svg:x="36.546cm" svg:y="36.978cm" svg:viewBox="0 0 454 583" draw:points="0,583 454,583 225,0">
            <text:p/>
          </draw:polygon>
          <draw:polygon draw:style-name="gr23" draw:text-style-name="P4" draw:layer="layout" svg:width="0.453cm" svg:height="0.582cm" svg:x="36.546cm" svg:y="36.978cm" svg:viewBox="0 0 454 583" draw:points="0,583 454,583 225,0">
            <text:p/>
          </draw:polygon>
        </draw:g>
        <draw:custom-shape draw:style-name="gr22" draw:text-style-name="P9" draw:layer="layout" svg:width="0.725cm" svg:height="0.423cm" draw:transform="rotate (1.5707963267949) translate (37.844cm 29.14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polygon draw:style-name="gr24" draw:text-style-name="P11" draw:layer="layout" svg:width="0.453cm" svg:height="0.582cm" draw:transform="rotate (1.5707963267949) translate (38.1184582670823cm 29.0001686588983cm)" svg:viewBox="0 0 454 583" draw:points="0,583 454,583 225,0">
            <text:p/>
          </draw:polygon>
          <draw:polygon draw:style-name="gr23" draw:text-style-name="P4" draw:layer="layout" svg:width="0.453cm" svg:height="0.582cm" draw:transform="rotate (1.5707963267949) translate (38.1184582670823cm 29.0001686588983cm)" svg:viewBox="0 0 454 583" draw:points="0,583 454,583 225,0">
            <text:p/>
          </draw:polygon>
        </draw:g>
        <draw:custom-shape draw:style-name="gr22" draw:text-style-name="P9" draw:layer="layout" svg:width="0.725cm" svg:height="0.423cm" svg:x="35.757cm" svg:y="37.3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9" draw:layer="layout" svg:width="0.725cm" svg:height="0.423cm" svg:x="36.07cm" svg:y="43.0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9" draw:layer="layout" svg:width="0.725cm" svg:height="0.423cm" svg:x="36.719cm" svg:y="43.6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polygon draw:style-name="gr24" draw:text-style-name="P11" draw:layer="layout" svg:width="0.453cm" svg:height="0.582cm" draw:transform="rotate (-3.14159265358979) translate (37.2791686588983cm 43.8705417329177cm)" svg:viewBox="0 0 454 583" draw:points="0,583 454,583 225,0">
            <text:p/>
          </draw:polygon>
          <draw:polygon draw:style-name="gr23" draw:text-style-name="P4" draw:layer="layout" svg:width="0.453cm" svg:height="0.582cm" draw:transform="rotate (-3.14159265358979) translate (37.2791686588983cm 43.8705417329177cm)" svg:viewBox="0 0 454 583" draw:points="0,583 454,583 225,0">
            <text:p/>
          </draw:polygon>
        </draw:g>
        <draw:custom-shape draw:style-name="gr22" draw:text-style-name="P9" draw:layer="layout" svg:width="0.725cm" svg:height="0.423cm" svg:x="48.291cm" svg:y="17.5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9" draw:layer="layout" svg:width="0.725cm" svg:height="0.423cm" svg:x="35.251cm" svg:y="17.5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26" draw:text-style-name="P13" draw:layer="layout" svg:width="0.453cm" svg:height="0.599cm" svg:x="35.413cm" svg:y="17.829cm" svg:viewBox="0 0 454 600" draw:points="0,600 454,600 225,0">
          <text:p/>
        </draw:polygon>
        <draw:custom-shape draw:style-name="gr22" draw:text-style-name="P9" draw:layer="layout" svg:width="0.725cm" svg:height="0.423cm" draw:transform="rotate (1.5707963267949) translate (50.111cm 17.37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27" draw:text-style-name="P11" draw:layer="layout" svg:width="0.453cm" svg:height="0.599cm" svg:x="50.652cm" svg:y="17.876cm" svg:viewBox="0 0 454 600" draw:points="0,600 454,600 225,0">
          <text:p/>
        </draw:polygon>
        <draw:custom-shape draw:style-name="gr22" draw:text-style-name="P9" draw:layer="layout" svg:width="0.725cm" svg:height="0.423cm" svg:x="54.74cm" svg:y="17.5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path draw:style-name="gr3" draw:text-style-name="P3" draw:layer="layout" svg:width="0.281cm" svg:height="0.14cm" draw:transform="rotate (-1.5707963267949) translate (50.6029201904686cm 16.0790309744353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-1.5707963267949) translate (50.6029201904686cm 15.9380309744353cm)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3" draw:text-style-name="P3" draw:layer="layout" svg:width="0.281cm" svg:height="0.14cm" draw:transform="rotate (-1.5707963267949) translate (50.6029201904686cm 15.5500309744353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-1.5707963267949) translate (50.6029201904686cm 15.4090309744353cm)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custom-shape draw:style-name="gr22" draw:text-style-name="P9" draw:layer="layout" svg:width="0.725cm" svg:height="0.423cm" svg:x="55.384cm" svg:y="18.3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4" draw:layer="layout" svg:width="1.971cm" svg:height="1.473cm" svg:x="26.477cm" svg:y="51.55cm">
          <draw:text-box>
            <text:p text:style-name="P7"><text:span text:style-name="T2">1.1.1</text:span></text:p>
            <text:p text:style-name="P7"><text:span text:style-name="T2">1.1.2</text:span></text:p>
          </draw:text-box>
        </draw:frame>
        <draw:frame draw:style-name="gr28" draw:text-style-name="P14" draw:layer="layout" svg:width="1.971cm" svg:height="1.473cm" svg:x="31.103cm" svg:y="51.548cm">
          <draw:text-box>
            <text:p text:style-name="P7"><text:span text:style-name="T2">1.2.1</text:span></text:p>
            <text:p text:style-name="P7"><text:span text:style-name="T2">1.2.2</text:span></text:p>
          </draw:text-box>
        </draw:frame>
        <draw:frame draw:style-name="gr28" draw:text-style-name="P14" draw:layer="layout" svg:width="1.971cm" svg:height="1.473cm" svg:x="35.405cm" svg:y="51.61cm">
          <draw:text-box>
            <text:p text:style-name="P7"><text:span text:style-name="T2">1.3.1</text:span></text:p>
            <text:p text:style-name="P7"><text:span text:style-name="T2">1.3.2</text:span></text:p>
          </draw:text-box>
        </draw:frame>
        <draw:frame draw:style-name="gr28" draw:text-style-name="P14" draw:layer="layout" svg:width="1.971cm" svg:height="1.473cm" svg:x="36.091cm" svg:y="49.762cm">
          <draw:text-box>
            <text:p text:style-name="P7"><text:span text:style-name="T2">1.4.1</text:span></text:p>
            <text:p text:style-name="P7"><text:span text:style-name="T2">1.4.2</text:span></text:p>
          </draw:text-box>
        </draw:frame>
        <draw:frame draw:style-name="gr28" draw:text-style-name="P14" draw:layer="layout" svg:width="1.971cm" svg:height="1.473cm" svg:x="34.406cm" svg:y="44.063cm">
          <draw:text-box>
            <text:p text:style-name="P7"><text:span text:style-name="T2">1.5.1</text:span></text:p>
            <text:p text:style-name="P7"><text:span text:style-name="T2">1.5.2</text:span></text:p>
          </draw:text-box>
        </draw:frame>
        <draw:frame draw:style-name="gr28" draw:text-style-name="P14" draw:layer="layout" svg:width="1.971cm" svg:height="1.473cm" svg:x="30.219cm" svg:y="44.121cm">
          <draw:text-box>
            <text:p text:style-name="P7"><text:span text:style-name="T2">1.6.1</text:span></text:p>
            <text:p text:style-name="P7"><text:span text:style-name="T2">1.6.2</text:span></text:p>
          </draw:text-box>
        </draw:frame>
        <draw:frame draw:style-name="gr28" draw:text-style-name="P14" draw:layer="layout" svg:width="1.971cm" svg:height="1.473cm" svg:x="25.84cm" svg:y="44.104cm">
          <draw:text-box>
            <text:p text:style-name="P7"><text:span text:style-name="T2">1.7.1</text:span></text:p>
            <text:p text:style-name="P7"><text:span text:style-name="T2">1.7.2</text:span></text:p>
          </draw:text-box>
        </draw:frame>
        <draw:frame draw:style-name="gr28" draw:text-style-name="P14" draw:layer="layout" svg:width="1.971cm" svg:height="1.473cm" svg:x="26.132cm" svg:y="41.719cm">
          <draw:text-box>
            <text:p text:style-name="P7"><text:span text:style-name="T2">2.1.1</text:span></text:p>
            <text:p text:style-name="P7"><text:span text:style-name="T2">2.1.2</text:span></text:p>
          </draw:text-box>
        </draw:frame>
        <draw:frame draw:style-name="gr28" draw:text-style-name="P14" draw:layer="layout" svg:width="1.971cm" svg:height="1.473cm" svg:x="30.353cm" svg:y="41.666cm">
          <draw:text-box>
            <text:p text:style-name="P7"><text:span text:style-name="T2">2.2.1</text:span></text:p>
            <text:p text:style-name="P7"><text:span text:style-name="T2">2.2.2</text:span></text:p>
          </draw:text-box>
        </draw:frame>
        <draw:frame draw:style-name="gr28" draw:text-style-name="P14" draw:layer="layout" svg:width="1.971cm" svg:height="1.473cm" svg:x="34.242cm" svg:y="41.703cm">
          <draw:text-box>
            <text:p text:style-name="P7"><text:span text:style-name="T2">2.3.1</text:span></text:p>
            <text:p text:style-name="P7"><text:span text:style-name="T2">2.3.2</text:span></text:p>
          </draw:text-box>
        </draw:frame>
        <draw:frame draw:style-name="gr28" draw:text-style-name="P14" draw:layer="layout" svg:width="1.971cm" svg:height="1.473cm" svg:x="34.079cm" svg:y="37.754cm">
          <draw:text-box>
            <text:p text:style-name="P7"><text:span text:style-name="T2">2.4.1</text:span></text:p>
            <text:p text:style-name="P7"><text:span text:style-name="T2">2.4.2</text:span></text:p>
          </draw:text-box>
        </draw:frame>
        <draw:frame draw:style-name="gr28" draw:text-style-name="P14" draw:layer="layout" svg:width="1.971cm" svg:height="1.473cm" svg:x="30.416cm" svg:y="37.754cm">
          <draw:text-box>
            <text:p text:style-name="P7"><text:span text:style-name="T2">2.5.1</text:span></text:p>
            <text:p text:style-name="P7"><text:span text:style-name="T2">2.5.2</text:span></text:p>
          </draw:text-box>
        </draw:frame>
        <draw:frame draw:style-name="gr28" draw:text-style-name="P14" draw:layer="layout" svg:width="1.971cm" svg:height="1.473cm" svg:x="25.979cm" svg:y="37.714cm">
          <draw:text-box>
            <text:p text:style-name="P7"><text:span text:style-name="T2">2.6.1</text:span></text:p>
            <text:p text:style-name="P7"><text:span text:style-name="T2">2.6.2</text:span></text:p>
          </draw:text-box>
        </draw:frame>
        <draw:frame draw:style-name="gr28" draw:text-style-name="P14" draw:layer="layout" svg:width="1.971cm" svg:height="1.473cm" svg:x="26.074cm" svg:y="35.406cm">
          <draw:text-box>
            <text:p text:style-name="P7"><text:span text:style-name="T2">3.1.1</text:span></text:p>
            <text:p text:style-name="P7"><text:span text:style-name="T2">3.1.2</text:span></text:p>
          </draw:text-box>
        </draw:frame>
        <draw:frame draw:style-name="gr28" draw:text-style-name="P14" draw:layer="layout" svg:width="1.971cm" svg:height="1.473cm" svg:x="30.377cm" svg:y="35.366cm">
          <draw:text-box>
            <text:p text:style-name="P7"><text:span text:style-name="T2">3.2.1</text:span></text:p>
            <text:p text:style-name="P7"><text:span text:style-name="T2">3.2.2</text:span></text:p>
          </draw:text-box>
        </draw:frame>
        <draw:frame draw:style-name="gr28" draw:text-style-name="P14" draw:layer="layout" svg:width="1.971cm" svg:height="1.473cm" svg:x="34.35cm" svg:y="35.413cm">
          <draw:text-box>
            <text:p text:style-name="P7"><text:span text:style-name="T2">3.3.1</text:span></text:p>
            <text:p text:style-name="P7"><text:span text:style-name="T2">3.3.2</text:span></text:p>
          </draw:text-box>
        </draw:frame>
        <draw:frame draw:style-name="gr28" draw:text-style-name="P14" draw:layer="layout" svg:width="1.971cm" svg:height="1.473cm" svg:x="36.089cm" svg:y="33.92cm">
          <draw:text-box>
            <text:p text:style-name="P7"><text:span text:style-name="T2">3.4.1</text:span></text:p>
            <text:p text:style-name="P7"><text:span text:style-name="T2">3.4.2</text:span></text:p>
          </draw:text-box>
        </draw:frame>
        <draw:frame draw:style-name="gr28" draw:text-style-name="P14" draw:layer="layout" svg:width="1.971cm" svg:height="1.473cm" svg:x="34.05cm" svg:y="28.191cm">
          <draw:text-box>
            <text:p text:style-name="P7"><text:span text:style-name="T2">3.5.1</text:span></text:p>
            <text:p text:style-name="P7"><text:span text:style-name="T2">3.5.2</text:span></text:p>
          </draw:text-box>
        </draw:frame>
        <draw:frame draw:style-name="gr28" draw:text-style-name="P14" draw:layer="layout" svg:width="1.971cm" svg:height="1.473cm" svg:x="30.418cm" svg:y="28.181cm">
          <draw:text-box>
            <text:p text:style-name="P7"><text:span text:style-name="T2">3.6.1</text:span></text:p>
            <text:p text:style-name="P7"><text:span text:style-name="T2">3.6.2</text:span></text:p>
          </draw:text-box>
        </draw:frame>
        <draw:frame draw:style-name="gr28" draw:text-style-name="P14" draw:layer="layout" svg:width="1.971cm" svg:height="1.473cm" svg:x="25.674cm" svg:y="28.186cm">
          <draw:text-box>
            <text:p text:style-name="P7"><text:span text:style-name="T2">3.7.1</text:span></text:p>
            <text:p text:style-name="P7"><text:span text:style-name="T2">3.7.2</text:span></text:p>
          </draw:text-box>
        </draw:frame>
        <draw:frame draw:style-name="gr28" draw:text-style-name="P14" draw:layer="layout" svg:width="1.971cm" svg:height="1.473cm" svg:x="20.12cm" svg:y="25.432cm">
          <draw:text-box>
            <text:p text:style-name="P7"><text:span text:style-name="T2">4.1.1</text:span></text:p>
            <text:p text:style-name="P7"><text:span text:style-name="T2">4.1.2</text:span></text:p>
          </draw:text-box>
        </draw:frame>
        <draw:frame draw:style-name="gr28" draw:text-style-name="P14" draw:layer="layout" svg:width="1.971cm" svg:height="1.473cm" svg:x="24.712cm" svg:y="25.391cm">
          <draw:text-box>
            <text:p text:style-name="P7"><text:span text:style-name="T2">4.2.1</text:span></text:p>
            <text:p text:style-name="P7"><text:span text:style-name="T2">4.2.2</text:span></text:p>
          </draw:text-box>
        </draw:frame>
        <draw:frame draw:style-name="gr28" draw:text-style-name="P14" draw:layer="layout" svg:width="1.971cm" svg:height="1.473cm" svg:x="30.024cm" svg:y="25.428cm">
          <draw:text-box>
            <text:p text:style-name="P7"><text:span text:style-name="T2">4.3.1</text:span></text:p>
            <text:p text:style-name="P7"><text:span text:style-name="T2">4.3.2</text:span></text:p>
          </draw:text-box>
        </draw:frame>
        <draw:frame draw:style-name="gr28" draw:text-style-name="P14" draw:layer="layout" svg:width="1.971cm" svg:height="1.473cm" svg:x="31.882cm" svg:y="23.512cm">
          <draw:text-box>
            <text:p text:style-name="P7"><text:span text:style-name="T2">4.4.1</text:span></text:p>
            <text:p text:style-name="P7"><text:span text:style-name="T2">4.4.2</text:span></text:p>
          </draw:text-box>
        </draw:frame>
        <draw:frame draw:style-name="gr28" draw:text-style-name="P14" draw:layer="layout" svg:width="1.971cm" svg:height="1.473cm" svg:x="21.136cm" svg:y="18.708cm">
          <draw:text-box>
            <text:p text:style-name="P7"><text:span text:style-name="T2">4.6.1</text:span></text:p>
            <text:p text:style-name="P7"><text:span text:style-name="T2">4.6.2</text:span></text:p>
          </draw:text-box>
        </draw:frame>
        <draw:frame draw:style-name="gr28" draw:text-style-name="P14" draw:layer="layout" svg:width="1.971cm" svg:height="1.473cm" svg:x="25.323cm" svg:y="18.773cm">
          <draw:text-box>
            <text:p text:style-name="P7"><text:span text:style-name="T2">4.5.1</text:span></text:p>
            <text:p text:style-name="P7"><text:span text:style-name="T2">4.5.2</text:span></text:p>
          </draw:text-box>
        </draw:frame>
        <draw:frame draw:style-name="gr28" draw:text-style-name="P14" draw:layer="layout" svg:width="1.971cm" svg:height="1.473cm" svg:x="34.372cm" svg:y="6.29cm">
          <draw:text-box>
            <text:p text:style-name="P7"><text:span text:style-name="T2">6.1.1</text:span></text:p>
            <text:p text:style-name="P7"><text:span text:style-name="T2">6.1.2</text:span></text:p>
          </draw:text-box>
        </draw:frame>
        <draw:frame draw:style-name="gr28" draw:text-style-name="P14" draw:layer="layout" svg:width="1.971cm" svg:height="1.473cm" svg:x="26.37cm" svg:y="16.095cm">
          <draw:text-box>
            <text:p text:style-name="P7"><text:span text:style-name="T2">5.2.1</text:span></text:p>
            <text:p text:style-name="P7"><text:span text:style-name="T2">5.2.2</text:span></text:p>
          </draw:text-box>
        </draw:frame>
        <draw:frame draw:style-name="gr28" draw:text-style-name="P14" draw:layer="layout" svg:width="1.971cm" svg:height="1.473cm" svg:x="31.711cm" svg:y="15.112cm">
          <draw:text-box>
            <text:p text:style-name="P7"><text:span text:style-name="T2">5.3.1</text:span></text:p>
            <text:p text:style-name="P7"><text:span text:style-name="T2">5.3.2</text:span></text:p>
          </draw:text-box>
        </draw:frame>
        <draw:frame draw:style-name="gr28" draw:text-style-name="P14" draw:layer="layout" svg:width="1.971cm" svg:height="1.473cm" svg:x="31.731cm" svg:y="12.664cm">
          <draw:text-box>
            <text:p text:style-name="P7"><text:span text:style-name="T2">5.4.1</text:span></text:p>
            <text:p text:style-name="P7"><text:span text:style-name="T2">5.4.2</text:span></text:p>
          </draw:text-box>
        </draw:frame>
        <draw:frame draw:style-name="gr28" draw:text-style-name="P14" draw:layer="layout" svg:width="1.971cm" svg:height="1.473cm" svg:x="31.749cm" svg:y="9.092cm">
          <draw:text-box>
            <text:p text:style-name="P7"><text:span text:style-name="T2">5.5.1</text:span></text:p>
            <text:p text:style-name="P7"><text:span text:style-name="T2">5.5.2</text:span></text:p>
          </draw:text-box>
        </draw:frame>
        <draw:frame draw:style-name="gr28" draw:text-style-name="P14" draw:layer="layout" svg:width="1.971cm" svg:height="1.473cm" svg:x="34.399cm" svg:y="9.121cm">
          <draw:text-box>
            <text:p text:style-name="P7"><text:span text:style-name="T2">6.2.1</text:span></text:p>
            <text:p text:style-name="P7"><text:span text:style-name="T2">6.2.2</text:span></text:p>
          </draw:text-box>
        </draw:frame>
        <draw:frame draw:style-name="gr28" draw:text-style-name="P14" draw:layer="layout" svg:width="1.971cm" svg:height="1.473cm" svg:x="34.346cm" svg:y="12.693cm">
          <draw:text-box>
            <text:p text:style-name="P7"><text:span text:style-name="T2">6.3.1</text:span></text:p>
            <text:p text:style-name="P7"><text:span text:style-name="T2">6.3.2</text:span></text:p>
          </draw:text-box>
        </draw:frame>
        <draw:frame draw:style-name="gr28" draw:text-style-name="P14" draw:layer="layout" svg:width="1.971cm" svg:height="1.473cm" svg:x="34.346cm" svg:y="15.709cm">
          <draw:text-box>
            <text:p text:style-name="P7"><text:span text:style-name="T2">6.4.1</text:span></text:p>
            <text:p text:style-name="P7"><text:span text:style-name="T2">6.4.2</text:span></text:p>
          </draw:text-box>
        </draw:frame>
        <draw:frame draw:style-name="gr28" draw:text-style-name="P14" draw:layer="layout" svg:width="1.971cm" svg:height="1.473cm" svg:x="44.981cm" svg:y="16.041cm">
          <draw:text-box>
            <text:p text:style-name="P7"><text:span text:style-name="T2">6.6.1</text:span></text:p>
            <text:p text:style-name="P7"><text:span text:style-name="T2">6.6.2</text:span></text:p>
          </draw:text-box>
        </draw:frame>
        <draw:frame draw:style-name="gr28" draw:text-style-name="P14" draw:layer="layout" svg:width="1.971cm" svg:height="1.473cm" svg:x="47.694cm" svg:y="12.297cm">
          <draw:text-box>
            <text:p text:style-name="P7"><text:span text:style-name="T2">6.8.1</text:span></text:p>
            <text:p text:style-name="P7"><text:span text:style-name="T2">6.8.2</text:span></text:p>
          </draw:text-box>
        </draw:frame>
        <draw:frame draw:style-name="gr28" draw:text-style-name="P14" draw:layer="layout" svg:width="1.971cm" svg:height="1.473cm" svg:x="47.656cm" svg:y="9.407cm">
          <draw:text-box>
            <text:p text:style-name="P7"><text:span text:style-name="T2">6.9.1</text:span></text:p>
            <text:p text:style-name="P7"><text:span text:style-name="T2">6.9.2</text:span></text:p>
          </draw:text-box>
        </draw:frame>
        <draw:frame draw:style-name="gr28" draw:text-style-name="P14" draw:layer="layout" svg:width="1.971cm" svg:height="1.473cm" svg:x="47.497cm" svg:y="6.157cm">
          <draw:text-box>
            <text:p text:style-name="P7"><text:span text:style-name="T2">6.10.1</text:span></text:p>
            <text:p text:style-name="P7"><text:span text:style-name="T2">6.10.2</text:span></text:p>
          </draw:text-box>
        </draw:frame>
        <draw:frame draw:style-name="gr28" draw:text-style-name="P14" draw:layer="layout" svg:width="1.971cm" svg:height="1.473cm" svg:x="38.268cm" svg:y="16.1cm">
          <draw:text-box>
            <text:p text:style-name="P7"><text:span text:style-name="T2">6.5.1</text:span></text:p>
            <text:p text:style-name="P7"><text:span text:style-name="T2">6.5.2</text:span></text:p>
          </draw:text-box>
        </draw:frame>
        <draw:frame draw:style-name="gr28" draw:text-style-name="P14" draw:layer="layout" svg:width="1.971cm" svg:height="1.473cm" svg:x="47.55cm" svg:y="15.181cm">
          <draw:text-box>
            <text:p text:style-name="P7"><text:span text:style-name="T2">6.7.1</text:span></text:p>
            <text:p text:style-name="P7"><text:span text:style-name="T2">6.7.2</text:span></text:p>
          </draw:text-box>
        </draw:frame>
        <draw:frame draw:style-name="gr28" draw:text-style-name="P14" draw:layer="layout" svg:width="1.971cm" svg:height="1.473cm" svg:x="50.22cm" svg:y="9.488cm">
          <draw:text-box>
            <text:p text:style-name="P7"><text:span text:style-name="T2">7.1.1</text:span></text:p>
            <text:p text:style-name="P7"><text:span text:style-name="T2">7.1.2</text:span></text:p>
          </draw:text-box>
        </draw:frame>
        <draw:frame draw:style-name="gr28" draw:text-style-name="P14" draw:layer="layout" svg:width="1.971cm" svg:height="1.473cm" svg:x="50.359cm" svg:y="15.235cm">
          <draw:text-box>
            <text:p text:style-name="P7"><text:span text:style-name="T2">7.3.1</text:span></text:p>
            <text:p text:style-name="P7"><text:span text:style-name="T2">7.3.2</text:span></text:p>
          </draw:text-box>
        </draw:frame>
        <draw:frame draw:style-name="gr28" draw:text-style-name="P14" draw:layer="layout" svg:width="1.971cm" svg:height="1.473cm" svg:x="55.652cm" svg:y="16.147cm">
          <draw:text-box>
            <text:p text:style-name="P7"><text:span text:style-name="T2">7.4.1</text:span></text:p>
            <text:p text:style-name="P7"><text:span text:style-name="T2">7.4.2</text:span></text:p>
          </draw:text-box>
        </draw:frame>
        <draw:frame draw:style-name="gr28" draw:text-style-name="P14" draw:layer="layout" svg:width="1.971cm" svg:height="1.473cm" svg:x="59.298cm" svg:y="16.095cm">
          <draw:text-box>
            <text:p text:style-name="P7"><text:span text:style-name="T2">7.5.1</text:span></text:p>
            <text:p text:style-name="P7"><text:span text:style-name="T2">7.5.2</text:span></text:p>
          </draw:text-box>
        </draw:frame>
        <draw:frame draw:style-name="gr28" draw:text-style-name="P14" draw:layer="layout" svg:width="1.971cm" svg:height="1.473cm" svg:x="50.316cm" svg:y="12.456cm">
          <draw:text-box>
            <text:p text:style-name="P7"><text:span text:style-name="T2">7.2.1</text:span></text:p>
            <text:p text:style-name="P7"><text:span text:style-name="T2">7.2.2</text:span></text:p>
          </draw:text-box>
        </draw:frame>
        <draw:frame draw:style-name="gr28" draw:text-style-name="P14" draw:layer="layout" svg:width="1.971cm" svg:height="1.473cm" svg:x="22.352cm" svg:y="16.041cm">
          <draw:text-box>
            <text:p text:style-name="P7"><text:span text:style-name="T2">5.1.1</text:span></text:p>
            <text:p text:style-name="P7"><text:span text:style-name="T2">5.1.2</text:span></text:p>
          </draw:text-box>
        </draw:frame>
        <draw:frame draw:style-name="gr28" draw:text-style-name="P14" draw:layer="layout" svg:width="1.971cm" svg:height="1.473cm" svg:x="59.418cm" svg:y="18.703cm">
          <draw:text-box>
            <text:p text:style-name="P7"><text:span text:style-name="T2">8.1.1</text:span></text:p>
            <text:p text:style-name="P7"><text:span text:style-name="T2">8.1.2</text:span></text:p>
          </draw:text-box>
        </draw:frame>
        <draw:frame draw:style-name="gr28" draw:text-style-name="P14" draw:layer="layout" svg:width="1.971cm" svg:height="1.473cm" svg:x="55.832cm" svg:y="18.814cm">
          <draw:text-box>
            <text:p text:style-name="P7"><text:span text:style-name="T2">8.2.1</text:span></text:p>
            <text:p text:style-name="P7"><text:span text:style-name="T2">8.2.2</text:span></text:p>
          </draw:text-box>
        </draw:frame>
        <draw:frame draw:style-name="gr28" draw:text-style-name="P14" draw:layer="layout" svg:width="1.971cm" svg:height="1.473cm" svg:x="50.284cm" svg:y="23.634cm">
          <draw:text-box>
            <text:p text:style-name="P7"><text:span text:style-name="T2">8.3.1</text:span></text:p>
            <text:p text:style-name="P7"><text:span text:style-name="T2">8.3.2</text:span></text:p>
          </draw:text-box>
        </draw:frame>
        <draw:frame draw:style-name="gr28" draw:text-style-name="P14" draw:layer="layout" svg:width="1.971cm" svg:height="1.473cm" svg:x="52.196cm" svg:y="25.275cm">
          <draw:text-box>
            <text:p text:style-name="P7"><text:span text:style-name="T2">8.4.1</text:span></text:p>
            <text:p text:style-name="P7"><text:span text:style-name="T2">8.4.2</text:span></text:p>
          </draw:text-box>
        </draw:frame>
        <draw:frame draw:style-name="gr28" draw:text-style-name="P14" draw:layer="layout" svg:width="1.971cm" svg:height="1.473cm" svg:x="56.397cm" svg:y="25.292cm">
          <draw:text-box>
            <text:p text:style-name="P7"><text:span text:style-name="T2">8.5.1</text:span></text:p>
            <text:p text:style-name="P7"><text:span text:style-name="T2">8.5.2</text:span></text:p>
          </draw:text-box>
        </draw:frame>
        <draw:frame draw:style-name="gr28" draw:text-style-name="P14" draw:layer="layout" svg:width="1.971cm" svg:height="1.473cm" svg:x="61.84cm" svg:y="25.337cm">
          <draw:text-box>
            <text:p text:style-name="P7"><text:span text:style-name="T2">8.6.1</text:span></text:p>
            <text:p text:style-name="P7"><text:span text:style-name="T2">8.6.2</text:span></text:p>
          </draw:text-box>
        </draw:frame>
        <draw:frame draw:style-name="gr28" draw:text-style-name="P14" draw:layer="layout" svg:width="1.971cm" svg:height="1.473cm" svg:x="56.518cm" svg:y="40.65cm">
          <draw:text-box>
            <text:p text:style-name="P7"><text:span text:style-name="T2">10.1.1</text:span></text:p>
            <text:p text:style-name="P7"><text:span text:style-name="T2">10.1.2</text:span></text:p>
          </draw:text-box>
        </draw:frame>
        <draw:g>
          <draw:g>
            <draw:path draw:style-name="gr3" draw:text-style-name="P3" draw:layer="layout" svg:width="0.281cm" svg:height="0.14cm" svg:x="47.11cm" svg:y="52.968cm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svg:x="46.969cm" svg:y="52.968cm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3" draw:text-style-name="P3" draw:layer="layout" svg:width="0.281cm" svg:height="0.14cm" svg:x="46.581cm" svg:y="52.968cm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svg:x="46.44cm" svg:y="52.968cm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3" draw:text-style-name="P3" draw:layer="layout" svg:width="0.281cm" svg:height="0.14cm" draw:transform="rotate (-3.14159265358979) translate (54.0906408214435cm 40.7185183721924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-3.14159265358979) translate (54.2316408214435cm 40.7185183721924cm)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3" draw:text-style-name="P3" draw:layer="layout" svg:width="0.281cm" svg:height="0.14cm" draw:transform="rotate (-3.14159265358979) translate (54.6196408214435cm 40.7185183721924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-3.14159265358979) translate (54.7606408214435cm 40.7185183721924cm)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frame draw:style-name="gr28" draw:text-style-name="P14" draw:layer="layout" svg:width="1.971cm" svg:height="1.473cm" svg:x="53.161cm" svg:y="40.549cm">
          <draw:text-box>
            <text:p text:style-name="P7"><text:span text:style-name="T2">10.2.1</text:span></text:p>
            <text:p text:style-name="P7"><text:span text:style-name="T2">10.2.2</text:span></text:p>
          </draw:text-box>
        </draw:frame>
        <draw:frame draw:style-name="gr28" draw:text-style-name="P14" draw:layer="layout" svg:width="1.971cm" svg:height="1.473cm" svg:x="49.708cm" svg:y="40.545cm">
          <draw:text-box>
            <text:p text:style-name="P7"><text:span text:style-name="T2">10.3.1</text:span></text:p>
            <text:p text:style-name="P7"><text:span text:style-name="T2">10.3.2</text:span></text:p>
          </draw:text-box>
        </draw:frame>
        <draw:frame draw:style-name="gr28" draw:text-style-name="P14" draw:layer="layout" svg:width="1.971cm" svg:height="1.473cm" svg:x="44.743cm" svg:y="43.358cm">
          <draw:text-box>
            <text:p text:style-name="P7"><text:span text:style-name="T2">10.5.1</text:span></text:p>
            <text:p text:style-name="P7"><text:span text:style-name="T2">10.5.2</text:span></text:p>
          </draw:text-box>
        </draw:frame>
        <draw:frame draw:style-name="gr28" draw:text-style-name="P14" draw:layer="layout" svg:width="1.971cm" svg:height="1.473cm" svg:x="49.524cm" svg:y="51.67cm">
          <draw:text-box>
            <text:p text:style-name="P7"><text:span text:style-name="T2">10.8.1</text:span></text:p>
            <text:p text:style-name="P7"><text:span text:style-name="T2">10.8.2</text:span></text:p>
          </draw:text-box>
        </draw:frame>
        <draw:frame draw:style-name="gr28" draw:text-style-name="P14" draw:layer="layout" svg:width="1.971cm" svg:height="1.473cm" svg:x="46.036cm" svg:y="51.666cm">
          <draw:text-box>
            <text:p text:style-name="P7"><text:span text:style-name="T2">10.7.1</text:span></text:p>
            <text:p text:style-name="P7"><text:span text:style-name="T2">10.7.2</text:span></text:p>
          </draw:text-box>
        </draw:frame>
        <draw:frame draw:style-name="gr28" draw:text-style-name="P14" draw:layer="layout" svg:width="1.971cm" svg:height="1.473cm" svg:x="53.288cm" svg:y="51.535cm">
          <draw:text-box>
            <text:p text:style-name="P7"><text:span text:style-name="T2">10.9.1</text:span></text:p>
            <text:p text:style-name="P7"><text:span text:style-name="T2">10.9.2</text:span></text:p>
          </draw:text-box>
        </draw:frame>
        <draw:frame draw:style-name="gr28" draw:text-style-name="P14" draw:layer="layout" svg:width="1.971cm" svg:height="1.473cm" svg:x="56.595cm" svg:y="51.601cm">
          <draw:text-box>
            <text:p text:style-name="P7"><text:span text:style-name="T2">10.10.1</text:span></text:p>
            <text:p text:style-name="P7"><text:span text:style-name="T2">10.10.2</text:span></text:p>
          </draw:text-box>
        </draw:frame>
        <draw:frame draw:style-name="gr28" draw:text-style-name="P14" draw:layer="layout" svg:width="1.971cm" svg:height="1.473cm" svg:x="46.147cm" svg:y="40.603cm">
          <draw:text-box>
            <text:p text:style-name="P7"><text:span text:style-name="T2">10.4.1</text:span></text:p>
            <text:p text:style-name="P7"><text:span text:style-name="T2">10.4.2</text:span></text:p>
          </draw:text-box>
        </draw:frame>
        <draw:frame draw:style-name="gr28" draw:text-style-name="P14" draw:layer="layout" svg:width="1.971cm" svg:height="1.473cm" svg:x="44.571cm" svg:y="49.721cm">
          <draw:text-box>
            <text:p text:style-name="P7"><text:span text:style-name="T2">10.6.1</text:span></text:p>
            <text:p text:style-name="P7"><text:span text:style-name="T2">10.6.2</text:span></text:p>
          </draw:text-box>
        </draw:frame>
        <draw:polygon draw:style-name="gr27" draw:text-style-name="P11" draw:layer="layout" svg:width="0.453cm" svg:height="0.599cm" svg:x="54.837cm" svg:y="17.897cm" svg:viewBox="0 0 454 600" draw:points="0,600 454,600 225,0">
          <text:p/>
        </draw:polygon>
        <draw:polygon draw:style-name="gr27" draw:text-style-name="P11" draw:layer="layout" svg:width="0.453cm" svg:height="0.599cm" svg:x="28.362cm" svg:y="17.931cm" svg:viewBox="0 0 454 600" draw:points="0,600 454,600 225,0">
          <text:p/>
        </draw:polygon>
        <draw:polygon draw:style-name="gr26" draw:text-style-name="P13" draw:layer="layout" svg:width="0.453cm" svg:height="0.599cm" svg:x="48.428cm" svg:y="17.854cm" svg:viewBox="0 0 454 600" draw:points="0,600 454,600 225,0">
          <text:p/>
        </draw:polygon>
        <draw:line draw:style-name="gr19" draw:text-style-name="P4" draw:layer="layout" svg:x1="45.009cm" svg:y1="40.708cm" svg:x2="44.994cm" svg:y2="40.345cm">
          <text:p/>
        </draw:line>
        <draw:line draw:style-name="gr19" draw:text-style-name="P4" draw:layer="layout" svg:x1="45.009cm" svg:y1="40.738cm" svg:x2="44.556cm" svg:y2="40.753cm">
          <text:p/>
        </draw:line>
        <draw:line draw:style-name="gr19" draw:text-style-name="P4" draw:layer="layout" svg:x1="37.669cm" svg:y1="43.319cm" svg:x2="37.654cm" svg:y2="42.956cm">
          <text:p/>
        </draw:line>
        <draw:line draw:style-name="gr19" draw:text-style-name="P4" draw:layer="layout" svg:x1="38.073cm" svg:y1="37.958cm" svg:x2="37.652cm" svg:y2="37.958cm">
          <text:p/>
        </draw:line>
        <draw:line draw:style-name="gr19" draw:text-style-name="P4" draw:layer="layout" svg:x1="38.059cm" svg:y1="42.896cm" svg:x2="38.06cm" svg:y2="42.695cm">
          <text:p/>
        </draw:line>
        <draw:g>
          <draw:polygon draw:style-name="gr24" draw:text-style-name="P11" draw:layer="layout" svg:width="0.453cm" svg:height="0.582cm" draw:transform="rotate (1.5707963267949) translate (38.0404582670823cm 42.9441686588983cm)" svg:viewBox="0 0 454 583" draw:points="0,583 454,583 225,0">
            <text:p/>
          </draw:polygon>
          <draw:polygon draw:style-name="gr23" draw:text-style-name="P4" draw:layer="layout" svg:width="0.453cm" svg:height="0.582cm" draw:transform="rotate (1.5707963267949) translate (38.0404582670823cm 42.9441686588983cm)" svg:viewBox="0 0 454 583" draw:points="0,583 454,583 225,0">
            <text:p/>
          </draw:polygon>
        </draw:g>
        <draw:line draw:style-name="gr19" draw:text-style-name="P4" draw:layer="layout" svg:x1="38.045cm" svg:y1="36.52cm" svg:x2="37.624cm" svg:y2="36.52cm">
          <text:p/>
        </draw:line>
        <draw:line draw:style-name="gr19" draw:text-style-name="P4" draw:layer="layout" svg:x1="37.625cm" svg:y1="36.995cm" svg:x2="37.625cm" svg:y2="36.533cm">
          <text:p/>
        </draw:line>
        <draw:line draw:style-name="gr19" draw:text-style-name="P4" draw:layer="layout" svg:x1="37.652cm" svg:y1="37.931cm" svg:x2="37.652cm" svg:y2="37.551cm">
          <text:p/>
        </draw:line>
        <draw:line draw:style-name="gr19" draw:text-style-name="P4" draw:layer="layout" svg:x1="38.073cm" svg:y1="38.202cm" svg:x2="38.059cm" svg:y2="37.999cm">
          <text:p/>
        </draw:line>
        <draw:g>
          <draw:polygon draw:style-name="gr24" draw:text-style-name="P11" draw:layer="layout" svg:width="0.453cm" svg:height="0.582cm" draw:transform="rotate (1.5707963267949) translate (38.0374582670823cm 38.3871686588983cm)" svg:viewBox="0 0 454 583" draw:points="0,583 454,583 225,0">
            <text:p/>
          </draw:polygon>
          <draw:polygon draw:style-name="gr23" draw:text-style-name="P4" draw:layer="layout" svg:width="0.453cm" svg:height="0.582cm" draw:transform="rotate (1.5707963267949) translate (38.0374582670823cm 38.3871686588983cm)" svg:viewBox="0 0 454 583" draw:points="0,583 454,583 225,0">
            <text:p/>
          </draw:polygon>
        </draw:g>
        <draw:line draw:style-name="gr19" draw:text-style-name="P4" draw:layer="layout" svg:x1="33.713cm" svg:y1="18.938cm" svg:x2="33.292cm" svg:y2="18.938cm">
          <text:p/>
        </draw:line>
        <draw:line draw:style-name="gr19" draw:text-style-name="P4" draw:layer="layout" svg:x1="33.702cm" svg:y1="17.494cm" svg:x2="33.281cm" svg:y2="17.494cm">
          <text:p/>
        </draw:line>
        <draw:line draw:style-name="gr19" draw:text-style-name="P4" draw:layer="layout" svg:x1="34.714cm" svg:y1="17.491cm" svg:x2="34.426cm" svg:y2="17.494cm">
          <text:p/>
        </draw:line>
        <draw:line draw:style-name="gr19" draw:text-style-name="P4" draw:layer="layout" svg:x1="33.24cm" svg:y1="18.949cm" svg:x2="33.232cm" svg:y2="18.55cm">
          <text:p/>
        </draw:line>
        <draw:line draw:style-name="gr19" draw:text-style-name="P4" draw:layer="layout" svg:x1="33.253cm" svg:y1="17.805cm" svg:x2="33.248cm" svg:y2="17.492cm">
          <text:p/>
        </draw:line>
        <draw:line draw:style-name="gr19" draw:text-style-name="P4" draw:layer="layout" svg:x1="33.257cm" svg:y1="17.819cm" svg:x2="32.953cm" svg:y2="17.818cm">
          <text:p/>
        </draw:line>
        <draw:line draw:style-name="gr19" draw:text-style-name="P4" draw:layer="layout" svg:x1="34.72cm" svg:y1="17.769cm" svg:x2="34.721cm" svg:y2="17.493cm">
          <text:p/>
        </draw:line>
        <draw:line draw:style-name="gr19" draw:text-style-name="P4" draw:layer="layout" svg:x1="49.113cm" svg:y1="17.77cm" svg:x2="49.114cm" svg:y2="17.494cm">
          <text:p/>
        </draw:line>
        <draw:line draw:style-name="gr19" draw:text-style-name="P4" draw:layer="layout" svg:x1="50.538cm" svg:y1="17.812cm" svg:x2="50.539cm" svg:y2="17.536cm">
          <text:p/>
        </draw:line>
        <draw:line draw:style-name="gr19" draw:text-style-name="P4" draw:layer="layout" svg:x1="50.556cm" svg:y1="18.915cm" svg:x2="50.552cm" svg:y2="18.526cm">
          <text:p/>
        </draw:line>
        <draw:line draw:style-name="gr19" draw:text-style-name="P4" draw:layer="layout" svg:x1="50.556cm" svg:y1="18.915cm" svg:x2="50.19cm" svg:y2="18.915cm">
          <text:p/>
        </draw:line>
        <draw:line draw:style-name="gr19" draw:text-style-name="P4" draw:layer="layout" svg:x1="50.203cm" svg:y1="19.322cm" svg:x2="50.199cm" svg:y2="18.933cm">
          <text:p/>
        </draw:line>
        <draw:line draw:style-name="gr19" draw:text-style-name="P4" draw:layer="layout" svg:x1="50.909cm" svg:y1="17.843cm" svg:x2="50.543cm" svg:y2="17.843cm">
          <text:p/>
        </draw:line>
        <draw:line draw:style-name="gr19" draw:text-style-name="P4" draw:layer="layout" svg:x1="50.529cm" svg:y1="17.496cm" svg:x2="50.285cm" svg:y2="17.504cm">
          <text:p/>
        </draw:line>
        <draw:line draw:style-name="gr19" draw:text-style-name="P4" draw:layer="layout" svg:x1="49.566cm" svg:y1="17.455cm" svg:x2="49.104cm" svg:y2="17.469cm">
          <text:p/>
        </draw:line>
        <draw:line draw:style-name="gr19" draw:text-style-name="P4" draw:layer="layout" svg:x1="38.073cm" svg:y1="42.932cm" svg:x2="37.652cm" svg:y2="42.932cm">
          <text:p/>
        </draw:line>
        <draw:custom-shape draw:style-name="gr25" draw:text-style-name="P12" draw:layer="layout" svg:width="0.725cm" svg:height="0.423cm" svg:x="53.758cm" svg:y="27.6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9" draw:layer="layout" svg:width="0.725cm" svg:height="0.423cm" svg:x="53.713cm" svg:y="26.7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27" draw:text-style-name="P11" draw:layer="layout" svg:width="0.564cm" svg:height="0.672cm" svg:x="53.826cm" svg:y="27.026cm" svg:viewBox="0 0 565 673" draw:points="0,673 565,673 280,0">
          <text:p/>
        </draw:polygon>
      </draw:page>
      <draw:page draw:name="page2" draw:style-name="dp1" draw:master-page-name="PM0">
        <draw:frame draw:style-name="gr1" draw:text-style-name="P1" draw:layer="layout" svg:width="53.902cm" svg:height="49.175cm" svg:x="14.765cm" svg:y="4.985cm">
          <draw:image xlink:href="Pictures/10000000000002890000025FE5D55321D99EE949.png" xlink:type="simple" xlink:show="embed" xlink:actuate="onLoad" draw:mime-type="image/png">
            <text:p/>
          </draw:image>
        </draw:frame>
        <draw:polygon draw:style-name="gr8" draw:text-style-name="P6" draw:layer="layout" svg:width="14.521cm" svg:height="8.846cm" svg:x="44.462cm" svg:y="27.952cm" svg:viewBox="0 0 14522 8847" draw:points="0,8847 14522,8847 14522,0 0,0">
          <text:p/>
        </draw:polygon>
        <draw:polygon draw:style-name="gr2" draw:text-style-name="P2" draw:layer="layout" svg:width="5.788cm" svg:height="25.887cm" draw:transform="skewX (-0.000349065850398866) translate (38.164cm 27.111cm)" svg:viewBox="0 0 5789 25888" draw:points="0,25888 5789,25888 5789,0 0,0">
          <text:p/>
        </draw:polygon>
        <draw:g>
          <draw:g>
            <draw:g>
              <draw:path draw:style-name="gr3" draw:text-style-name="P3" draw:layer="layout" svg:width="1.783cm" svg:height="1.627cm" draw:transform="rotate (-3.14159265358979) translate (25.8929930934523cm 50.4491103983136cm)" svg:viewBox="0 0 1784 1628" svg:d="M1483 1098c4-95 9-188 9-283 0-92-5-185-9-280-10-16-19-32-31-49-69-106-166-196-284-259-19-9-35-19-54-25h-482-4c-16 0-37-7-54-14-16-10-32-21-41-35-3-7-5-12-5-16h-86c-78 0-155 18-220 53-67 35-125 88-162 151-39 57-60 129-60 199 0 2 0 2 0 2v547 2c0 72 21 141 60 202 37 62 95 113 162 148 65 37 142 55 220 55h86c0-9 5-13 9-20 7-14 24-28 37-37 19-7 38-14 58-14h485c18-7 37-17 53-26 120-62 218-153 285-259 9-17 18-30 28-42zM1485 813c2 44 7 88 7 132 0 116-16 232-47 345-2 3-4 5-9 7-4 14-11 26-11 40s7 23 11 34c7 14 19 21 30 28 12 7 28 9 42 9 12 0 28-2 39-9 3 0 10-2 12-7 42-41 79-88 109-136 74-121 116-253 116-392 0-16-3-32-3-51 3-18 3-37 3-56 0-132-37-266-111-379-35-51-72-98-114-142-12-4-28-9-39-9-14 0-28 5-42 12-12 7-23 16-28 27-9 12-14 24-14 37 0 12 5 24 9 33 31 111 47 227 47 343 0 44-5 90-7 134zM519 100v4c0 19 2 35 14 51 9 14 21 28 39 35 19 9 35 14 56 14h4 665c21 0 40-5 58-14 16-7 28-21 42-35 7-16 14-32 14-51v-4c0-17-7-35-14-49-14-16-26-30-42-37-18-9-37-14-58-14h-665c-4 0-4 0-4 0-21 0-37 5-56 14-18 7-30 21-39 37-12 14-14 32-14 49zM521 1529c0 16 3 35 16 49 7 16 24 30 37 39 19 7 38 11 58 11h665c5 0 5 0 5 0 21 0 37-4 55-11 19-9 31-23 42-39 9-14 14-33 14-49v-2c0-19-5-35-14-51-11-14-23-28-42-37-18-7-34-14-55-14h-5-665c-20 0-39 7-58 14-16 9-30 23-37 37-13 16-16 32-16 51z">
                <text:p/>
              </draw:path>
              <draw:path draw:style-name="gr4" draw:text-style-name="P4" draw:layer="layout" svg:width="1.783cm" svg:height="1.627cm" draw:transform="rotate (-3.14159265358979) translate (25.8929930934523cm 50.4491103983136cm)" svg:viewBox="0 0 1784 1628" svg:d="M1483 1098c4-95 9-188 9-283 0-92-5-185-9-280-10-16-19-32-31-49-69-106-166-196-284-259-19-9-35-19-54-25h-482-4c-16 0-37-7-54-14-16-10-32-21-41-35-3-7-5-12-5-16h-86c-78 0-155 18-220 53-67 35-125 88-162 151-39 57-60 129-60 199 0 2 0 2 0 2v547 2c0 72 21 141 60 202 37 62 95 113 162 148 65 37 142 55 220 55h86c0-9 5-13 9-20 7-14 24-28 37-37 19-7 38-14 58-14h485c18-7 37-17 53-26 120-62 218-153 285-259 9-17 18-30 28-42zM1485 813c2 44 7 88 7 132 0 116-16 232-47 345-2 3-4 5-9 7-4 14-11 26-11 40s7 23 11 34c7 14 19 21 30 28 12 7 28 9 42 9 12 0 28-2 39-9 3 0 10-2 12-7 42-41 79-88 109-136 74-121 116-253 116-392 0-16-3-32-3-51 3-18 3-37 3-56 0-132-37-266-111-379-35-51-72-98-114-142-12-4-28-9-39-9-14 0-28 5-42 12-12 7-23 16-28 27-9 12-14 24-14 37 0 12 5 24 9 33 31 111 47 227 47 343 0 44-5 90-7 134zM519 100v4c0 19 2 35 14 51 9 14 21 28 39 35 19 9 35 14 56 14h4 665c21 0 40-5 58-14 16-7 28-21 42-35 7-16 14-32 14-51v-4c0-17-7-35-14-49-14-16-26-30-42-37-18-9-37-14-58-14h-665c-4 0-4 0-4 0-21 0-37 5-56 14-18 7-30 21-39 37-12 14-14 32-14 49zM521 1529c0 16 3 35 16 49 7 16 24 30 37 39 19 7 38 11 58 11h665c5 0 5 0 5 0 21 0 37-4 55-11 19-9 31-23 42-39 9-14 14-33 14-49v-2c0-19-5-35-14-51-11-14-23-28-42-37-18-7-34-14-55-14h-5-665c-20 0-39 7-58 14-16 9-30 23-37 37-13 16-16 32-16 51z">
                <text:p/>
              </draw:path>
            </draw:g>
            <draw:g>
              <draw:polygon draw:style-name="gr3" draw:text-style-name="P3" draw:layer="layout" svg:width="1.78cm" svg:height="2.77cm" draw:transform="rotate (-3.14159265358979) translate (26.287681083386cm 51.1463597515802cm)" svg:viewBox="0 0 1781 2771" draw:points="0,2771 1781,2771 1781,0 0,0">
                <text:p/>
              </draw:polygon>
              <draw:polygon draw:style-name="gr4" draw:text-style-name="P4" draw:layer="layout" svg:width="1.78cm" svg:height="2.77cm" draw:transform="rotate (-3.14159265358979) translate (26.287681083386cm 51.1463597515802cm)" svg:viewBox="0 0 1781 2771" draw:points="0,2771 1781,2771 1781,0 0,0">
                <text:p/>
              </draw:polygon>
            </draw:g>
            <draw:g>
              <draw:polygon draw:style-name="gr3" draw:text-style-name="P3" draw:layer="layout" svg:width="0.49cm" svg:height="1.243cm" draw:transform="rotate (-3.14159265358979) translate (25.1111102151838cm 50.2901455842544cm)" svg:viewBox="0 0 491 1244" draw:points="491,0 0,0 0,1244 491,1244">
                <text:p/>
              </draw:polygon>
              <draw:polygon draw:style-name="gr4" draw:text-style-name="P4" draw:layer="layout" svg:width="0.49cm" svg:height="1.243cm" draw:transform="rotate (-3.14159265358979) translate (25.1111102151838cm 50.2901455842544cm)" svg:viewBox="0 0 491 1244" draw:points="491,0 0,0 0,1244 491,1244">
                <text:p/>
              </draw:polygon>
            </draw:g>
            <draw:g>
              <draw:polygon draw:style-name="gr5" draw:text-style-name="P5" draw:layer="layout" svg:width="0.011cm" svg:height="0.036cm" draw:transform="rotate (-3.14159265358979) translate (25.0636917419059cm 50.124496310209cm)" svg:viewBox="0 0 12 37" draw:points="12,37 12,0 0,0 0,37">
                <text:p/>
              </draw:polygon>
              <draw:polygon draw:style-name="gr4" draw:text-style-name="P4" draw:layer="layout" svg:width="0.011cm" svg:height="0.036cm" draw:transform="rotate (-3.14159265358979) translate (25.0636917419059cm 50.124496310209cm)" svg:viewBox="0 0 12 37" draw:points="12,37 12,0 0,0 0,37">
                <text:p/>
              </draw:polygon>
            </draw:g>
            <draw:g>
              <draw:path draw:style-name="gr5" draw:text-style-name="P5" draw:layer="layout" svg:width="0.379cm" svg:height="1.122cm" draw:transform="rotate (-3.14159265358979) translate (25.0725827056457cm 50.2032476044274cm)" svg:viewBox="0 0 380 1123" svg:d="M44 1047v-42h-44v42zM44 996v-44h-44v44zM44 945v-44h-44v44zM44 894v-44h-44v44zM44 556v-42h-44v42zM44 505v-44h-44v44zM44 454v-44h-44v44zM44 401v-42h-44v42zM139 1123v-67h-46v67zM139 1047v-42h-46v42zM139 996v-44h-46v44zM139 945v-44h-46v44zM139 894v-44h-46v44zM139 839v-44h-46v44zM139 785v-41h-46v41zM139 734v-41h-46v41zM139 681v-44h-46v44zM139 630v-44h-46v44zM139 579v-44h-46v44zM139 526v-42h-46v42zM139 475v-44h-46v44zM202 1047v-42h-51v42zM202 996v-44h-51v44zM202 945v-44h-51v44zM202 894v-44h-51v44zM202 839v-44h-51v44zM202 785v-41h-51v41zM202 734v-41h-51v41zM202 681v-44h-51v44zM202 630v-44h-51v44zM202 579v-44h-51v44zM202 526v-42h-51v42zM202 475v-44h-51v44zM262 1047v-42h-49v42zM262 996v-44h-49v44zM262 945v-44h-49v44zM262 894v-44h-49v44zM262 839v-44h-49v44zM262 785v-41h-49v41zM262 734v-41h-49v41zM262 681v-44h-49v44zM262 630v-44h-49v44zM262 579v-44h-49v44zM262 526v-42h-49v42zM262 475v-44h-49v44zM320 1047v-42h-47v42zM320 996v-44h-47v44zM320 945v-44h-47v44zM320 894v-44h-47v44zM320 839v-44h-47v44zM320 785v-41h-47v41zM320 734v-41h-47v41zM320 681v-44h-47v44zM320 630v-44h-47v44zM320 579v-44h-47v44zM320 526v-42h-47v42zM380 945v-359h-49v359zM380 155v-104h-49v104zM380 42v-42h-49v42zM320 42v-42h-47v42zM320 97v-44h-47v44zM320 155v-44h-47v44zM262 155v-44h-49v44zM202 155v-44h-51v44zM202 97v-44h-51v44zM202 42v-42h-51v42zM262 42v-42h-49v42zM262 97v-44h-49v44z">
                <text:p/>
              </draw:path>
              <draw:path draw:style-name="gr4" draw:text-style-name="P4" draw:layer="layout" svg:width="0.379cm" svg:height="1.122cm" draw:transform="rotate (-3.14159265358979) translate (25.0725827056457cm 50.2032476044274cm)" svg:viewBox="0 0 380 1123" svg:d="M44 1047v-42h-44v42zM44 996v-44h-44v44zM44 945v-44h-44v44zM44 894v-44h-44v44zM44 556v-42h-44v42zM44 505v-44h-44v44zM44 454v-44h-44v44zM44 401v-42h-44v42zM139 1123v-67h-46v67zM139 1047v-42h-46v42zM139 996v-44h-46v44zM139 945v-44h-46v44zM139 894v-44h-46v44zM139 839v-44h-46v44zM139 785v-41h-46v41zM139 734v-41h-46v41zM139 681v-44h-46v44zM139 630v-44h-46v44zM139 579v-44h-46v44zM139 526v-42h-46v42zM139 475v-44h-46v44zM202 1047v-42h-51v42zM202 996v-44h-51v44zM202 945v-44h-51v44zM202 894v-44h-51v44zM202 839v-44h-51v44zM202 785v-41h-51v41zM202 734v-41h-51v41zM202 681v-44h-51v44zM202 630v-44h-51v44zM202 579v-44h-51v44zM202 526v-42h-51v42zM202 475v-44h-51v44zM262 1047v-42h-49v42zM262 996v-44h-49v44zM262 945v-44h-49v44zM262 894v-44h-49v44zM262 839v-44h-49v44zM262 785v-41h-49v41zM262 734v-41h-49v41zM262 681v-44h-49v44zM262 630v-44h-49v44zM262 579v-44h-49v44zM262 526v-42h-49v42zM262 475v-44h-49v44zM320 1047v-42h-47v42zM320 996v-44h-47v44zM320 945v-44h-47v44zM320 894v-44h-47v44zM320 839v-44h-47v44zM320 785v-41h-47v41zM320 734v-41h-47v41zM320 681v-44h-47v44zM320 630v-44h-47v44zM320 579v-44h-47v44zM320 526v-42h-47v42zM380 945v-359h-49v359zM380 155v-104h-49v104zM380 42v-42h-49v42zM320 42v-42h-47v42zM320 97v-44h-47v44zM320 155v-44h-47v44zM262 155v-44h-49v44zM202 155v-44h-51v44zM202 97v-44h-51v44zM202 42v-42h-51v42zM262 42v-42h-49v42zM262 97v-44h-49v44z">
                <text:p/>
              </draw:path>
            </draw:g>
            <draw:g>
              <draw:path draw:style-name="gr5" draw:text-style-name="P5" draw:layer="layout" svg:width="0.379cm" svg:height="1.178cm" draw:transform="rotate (-3.14159265358979) translate (25.0725827056457cm 50.2602744036891cm)" svg:viewBox="0 0 380 1179" svg:d="M44 1179v-44h-44v44zM202 1179v-69h-51v69zM262 1179v-69h-49v69zM320 1179v-69h-47v69zM380 1179v-69h-49v69zM380 1100v-44h-49v44zM380 1047v-42h-49v42zM380 635v-42h-49v42zM380 581v-44h-49v44zM380 530v-44h-49v44zM380 477v-69h-49v69zM380 382v-41h-49v41zM380 331v-44h-49v44zM380 280v-44h-49v44zM380 42v-42h-104v42zM264 42v-42h-113v42zM139 42v-42h-46v42zM139 97v-44h-46v44zM139 155v-44h-46v44zM139 208v-41h-46v41zM139 280v-44h-46v44zM202 280v-44h-51v44zM320 331v-44h-47v44zM317 530v-122h-44v122zM257 477v-69h-106v69zM202 382v-41h-51v41zM202 331v-44h-51v44zM139 331v-44h-46v44zM139 477v-69h-46v69zM19 63v-33h-10v33zM19 114v-33h-10v33zM44 280v-44h-44v44zM44 331v-44h-44v44zM44 382v-41h-44v41zM44 704v-44h-44v44zM44 755v-44h-44v44zM44 806v-39h-44v39zM44 857v-39h-44v39zM139 382v-41h-46v41z">
                <text:p/>
              </draw:path>
              <draw:path draw:style-name="gr4" draw:text-style-name="P4" draw:layer="layout" svg:width="0.379cm" svg:height="1.178cm" draw:transform="rotate (-3.14159265358979) translate (25.0725827056457cm 50.2602744036891cm)" svg:viewBox="0 0 380 1179" svg:d="M44 1179v-44h-44v44zM202 1179v-69h-51v69zM262 1179v-69h-49v69zM320 1179v-69h-47v69zM380 1179v-69h-49v69zM380 1100v-44h-49v44zM380 1047v-42h-49v42zM380 635v-42h-49v42zM380 581v-44h-49v44zM380 530v-44h-49v44zM380 477v-69h-49v69zM380 382v-41h-49v41zM380 331v-44h-49v44zM380 280v-44h-49v44zM380 42v-42h-104v42zM264 42v-42h-113v42zM139 42v-42h-46v42zM139 97v-44h-46v44zM139 155v-44h-46v44zM139 208v-41h-46v41zM139 280v-44h-46v44zM202 280v-44h-51v44zM320 331v-44h-47v44zM317 530v-122h-44v122zM257 477v-69h-106v69zM202 382v-41h-51v41zM202 331v-44h-51v44zM139 331v-44h-46v44zM139 477v-69h-46v69zM19 63v-33h-10v33zM19 114v-33h-10v33zM44 280v-44h-44v44zM44 331v-44h-44v44zM44 382v-41h-44v41zM44 704v-44h-44v44zM44 755v-44h-44v44zM44 806v-39h-44v39zM44 857v-39h-44v39zM139 382v-41h-46v41z">
                <text:p/>
              </draw:path>
            </draw:g>
            <draw:g>
              <draw:path draw:style-name="gr3" draw:text-style-name="P3" draw:layer="layout" svg:width="0.594cm" svg:height="1.391cm" draw:transform="rotate (-3.14159265358979) translate (25.7334776769531cm 50.3634657547338cm)" svg:viewBox="0 0 595 1392" svg:d="M199 980v-568c-18 7-37 14-53 26-46 25-83 62-107 109-27 46-39 97-39 150 0 54 12 105 39 151 24 46 61 81 107 109 16 9 35 18 53 23zM199 266v857c0 12-4 26-4 40 0 49 16 99 46 143 21 33 46 63 79 84v2h76v-1392h-76c-33 21-58 51-79 83-30 44-46 95-46 144 0 14 4 28 4 39zM396 980c19-5 37-14 53-23 47-28 84-63 109-109 26-46 37-97 37-151 0-53-11-104-37-150-25-47-62-84-109-109-16-12-34-19-53-26z">
                <text:p/>
              </draw:path>
              <draw:path draw:style-name="gr4" draw:text-style-name="P4" draw:layer="layout" svg:width="0.594cm" svg:height="1.391cm" draw:transform="rotate (-3.14159265358979) translate (25.7334776769531cm 50.3634657547338cm)" svg:viewBox="0 0 595 1392" svg:d="M199 980v-568c-18 7-37 14-53 26-46 25-83 62-107 109-27 46-39 97-39 150 0 54 12 105 39 151 24 46 61 81 107 109 16 9 35 18 53 23zM199 266v857c0 12-4 26-4 40 0 49 16 99 46 143 21 33 46 63 79 84v2h76v-1392h-76c-33 21-58 51-79 83-30 44-46 95-46 144 0 14 4 28 4 39zM246 426h76M246 547h76M246 665h76M246 785h76M246 908h76M246 1026h76M246 364h76M246 486h76M246 605h76M246 725h76M246 848h76M246 966h76M278 1149h37M278 1089h37M278 301h37M278 241h37M327 63v1264M396 980c19-5 37-14 53-23 47-28 84-63 109-109 26-46 37-97 37-151 0-53-11-104-37-150-25-47-62-84-109-109-16-12-34-19-53-26z">
                <text:p/>
              </draw:path>
            </draw:g>
            <draw:g>
              <draw:path draw:style-name="gr3" draw:text-style-name="P3" draw:layer="layout" svg:width="0.965cm" svg:height="2.406cm" draw:transform="rotate (-3.14159265358979) translate (26.287681083386cm 50.9040307592121cm)" svg:viewBox="0 0 966 2407" svg:d="M72 2358h746v-2307h-746zM818 2407h-818v-2407h818v51h-746v2307h746zM890 2407v-2407h-72v2407zM890 1302v-197h76v197z">
                <text:p/>
              </draw:path>
              <draw:path draw:style-name="gr4" draw:text-style-name="P4" draw:layer="layout" svg:width="0.965cm" svg:height="2.406cm" draw:transform="rotate (-3.14159265358979) translate (26.287681083386cm 50.9040307592121cm)" svg:viewBox="0 0 966 2407" svg:d="M72 2358h746v-2307h-746zM818 2407h-818v-2407h818v51h-746v2307h746zM890 2407v-2407h-72v2407zM890 1302v-197h76v197z">
                <text:p/>
              </draw:path>
            </draw:g>
            <draw:g>
              <draw:polygon draw:style-name="gr3" draw:text-style-name="P3" draw:layer="layout" svg:width="0.15cm" svg:height="2.795cm" draw:transform="rotate (-3.14159265358979) translate (26.4358638123788cm 51.1705920735553cm)" svg:viewBox="0 0 151 2796" draw:points="151,2796 151,0 0,0 0,2796">
                <text:p/>
              </draw:polygon>
              <draw:polygon draw:style-name="gr4" draw:text-style-name="P4" draw:layer="layout" svg:width="0.15cm" svg:height="2.795cm" draw:transform="rotate (-3.14159265358979) translate (26.4358638123788cm 51.1705920735553cm)" svg:viewBox="0 0 151 2796" draw:points="151,2796 151,0 0,0 0,2796">
                <text:p/>
              </draw:polygon>
            </draw:g>
            <draw:g>
              <draw:polygon draw:style-name="gr3" draw:text-style-name="P3" draw:layer="layout" svg:width="2.151cm" svg:height="0.138cm" draw:transform="rotate (-3.14159265358979) translate (26.287681083386cm 48.3783900280552cm)" svg:viewBox="0 0 2152 139" draw:points="0,139 2152,139 2152,0 0,0">
                <text:p/>
              </draw:polygon>
              <draw:polygon draw:style-name="gr4" draw:text-style-name="P4" draw:layer="layout" svg:width="2.151cm" svg:height="0.138cm" draw:transform="rotate (-3.14159265358979) translate (26.287681083386cm 48.3783900280552cm)" svg:viewBox="0 0 2152 139" draw:points="0,139 2152,139 2152,0 0,0">
                <text:p/>
              </draw:polygon>
            </draw:g>
            <draw:g>
              <draw:polygon draw:style-name="gr3" draw:text-style-name="P3" draw:layer="layout" svg:width="2.151cm" svg:height="0.138cm" draw:transform="rotate (-3.14159265358979) translate (26.287681083386cm 51.2928145822613cm)" svg:viewBox="0 0 2152 139" draw:points="0,139 2152,139 2152,0 0,0">
                <text:p/>
              </draw:polygon>
              <draw:polygon draw:style-name="gr4" draw:text-style-name="P4" draw:layer="layout" svg:width="2.151cm" svg:height="0.138cm" draw:transform="rotate (-3.14159265358979) translate (26.287681083386cm 51.2928145822613cm)" svg:viewBox="0 0 2152 139" draw:points="0,139 2152,139 2152,0 0,0">
                <text:p/>
              </draw:polygon>
            </draw:g>
          </draw:g>
          <draw:g>
            <draw:g>
              <draw:path draw:style-name="gr3" draw:text-style-name="P3" draw:layer="layout" svg:width="1.783cm" svg:height="1.627cm" draw:transform="rotate (-3.14159265358979) translate (25.8929930934523cm 50.4491103983136cm)" svg:viewBox="0 0 1784 1628" svg:d="M1483 1098c4-95 9-188 9-283 0-92-5-185-9-280-10-16-19-32-31-49-69-106-166-196-284-259-19-9-35-19-54-25h-482-4c-16 0-37-7-54-14-16-10-32-21-41-35-3-7-5-12-5-16h-86c-78 0-155 18-220 53-67 35-125 88-162 151-39 57-60 129-60 199 0 2 0 2 0 2v547 2c0 72 21 141 60 202 37 62 95 113 162 148 65 37 142 55 220 55h86c0-9 5-13 9-20 7-14 24-28 37-37 19-7 38-14 58-14h485c18-7 37-17 53-26 120-62 218-153 285-259 9-17 18-30 28-42zM1485 813c2 44 7 88 7 132 0 116-16 232-47 345-2 3-4 5-9 7-4 14-11 26-11 40s7 23 11 34c7 14 19 21 30 28 12 7 28 9 42 9 12 0 28-2 39-9 3 0 10-2 12-7 42-41 79-88 109-136 74-121 116-253 116-392 0-16-3-32-3-51 3-18 3-37 3-56 0-132-37-266-111-379-35-51-72-98-114-142-12-4-28-9-39-9-14 0-28 5-42 12-12 7-23 16-28 27-9 12-14 24-14 37 0 12 5 24 9 33 31 111 47 227 47 343 0 44-5 90-7 134zM519 100v4c0 19 2 35 14 51 9 14 21 28 39 35 19 9 35 14 56 14h4 665c21 0 40-5 58-14 16-7 28-21 42-35 7-16 14-32 14-51v-4c0-17-7-35-14-49-14-16-26-30-42-37-18-9-37-14-58-14h-665c-4 0-4 0-4 0-21 0-37 5-56 14-18 7-30 21-39 37-12 14-14 32-14 49zM521 1529c0 16 3 35 16 49 7 16 24 30 37 39 19 7 38 11 58 11h665c5 0 5 0 5 0 21 0 37-4 55-11 19-9 31-23 42-39 9-14 14-33 14-49v-2c0-19-5-35-14-51-11-14-23-28-42-37-18-7-34-14-55-14h-5-665c-20 0-39 7-58 14-16 9-30 23-37 37-13 16-16 32-16 51z">
                <text:p/>
              </draw:path>
              <draw:path draw:style-name="gr4" draw:text-style-name="P4" draw:layer="layout" svg:width="1.783cm" svg:height="1.627cm" draw:transform="rotate (-3.14159265358979) translate (25.8929930934523cm 50.4491103983136cm)" svg:viewBox="0 0 1784 1628" svg:d="M1483 1098c4-95 9-188 9-283 0-92-5-185-9-280-10-16-19-32-31-49-69-106-166-196-284-259-19-9-35-19-54-25h-482-4c-16 0-37-7-54-14-16-10-32-21-41-35-3-7-5-12-5-16h-86c-78 0-155 18-220 53-67 35-125 88-162 151-39 57-60 129-60 199 0 2 0 2 0 2v547 2c0 72 21 141 60 202 37 62 95 113 162 148 65 37 142 55 220 55h86c0-9 5-13 9-20 7-14 24-28 37-37 19-7 38-14 58-14h485c18-7 37-17 53-26 120-62 218-153 285-259 9-17 18-30 28-42zM1485 813c2 44 7 88 7 132 0 116-16 232-47 345-2 3-4 5-9 7-4 14-11 26-11 40s7 23 11 34c7 14 19 21 30 28 12 7 28 9 42 9 12 0 28-2 39-9 3 0 10-2 12-7 42-41 79-88 109-136 74-121 116-253 116-392 0-16-3-32-3-51 3-18 3-37 3-56 0-132-37-266-111-379-35-51-72-98-114-142-12-4-28-9-39-9-14 0-28 5-42 12-12 7-23 16-28 27-9 12-14 24-14 37 0 12 5 24 9 33 31 111 47 227 47 343 0 44-5 90-7 134zM519 100v4c0 19 2 35 14 51 9 14 21 28 39 35 19 9 35 14 56 14h4 665c21 0 40-5 58-14 16-7 28-21 42-35 7-16 14-32 14-51v-4c0-17-7-35-14-49-14-16-26-30-42-37-18-9-37-14-58-14h-665c-4 0-4 0-4 0-21 0-37 5-56 14-18 7-30 21-39 37-12 14-14 32-14 49zM521 1529c0 16 3 35 16 49 7 16 24 30 37 39 19 7 38 11 58 11h665c5 0 5 0 5 0 21 0 37-4 55-11 19-9 31-23 42-39 9-14 14-33 14-49v-2c0-19-5-35-14-51-11-14-23-28-42-37-18-7-34-14-55-14h-5-665c-20 0-39 7-58 14-16 9-30 23-37 37-13 16-16 32-16 51z">
                <text:p/>
              </draw:path>
            </draw:g>
            <draw:g>
              <draw:polygon draw:style-name="gr3" draw:text-style-name="P3" draw:layer="layout" svg:width="1.78cm" svg:height="2.77cm" draw:transform="rotate (-3.14159265358979) translate (26.287681083386cm 51.1463597515802cm)" svg:viewBox="0 0 1781 2771" draw:points="0,2771 1781,2771 1781,0 0,0">
                <text:p/>
              </draw:polygon>
              <draw:polygon draw:style-name="gr4" draw:text-style-name="P4" draw:layer="layout" svg:width="1.78cm" svg:height="2.77cm" draw:transform="rotate (-3.14159265358979) translate (26.287681083386cm 51.1463597515802cm)" svg:viewBox="0 0 1781 2771" draw:points="0,2771 1781,2771 1781,0 0,0">
                <text:p/>
              </draw:polygon>
            </draw:g>
            <draw:g>
              <draw:polygon draw:style-name="gr3" draw:text-style-name="P3" draw:layer="layout" svg:width="0.49cm" svg:height="1.243cm" draw:transform="rotate (-3.14159265358979) translate (25.1111102151838cm 50.2901455842544cm)" svg:viewBox="0 0 491 1244" draw:points="491,0 0,0 0,1244 491,1244">
                <text:p/>
              </draw:polygon>
              <draw:polygon draw:style-name="gr4" draw:text-style-name="P4" draw:layer="layout" svg:width="0.49cm" svg:height="1.243cm" draw:transform="rotate (-3.14159265358979) translate (25.1111102151838cm 50.2901455842544cm)" svg:viewBox="0 0 491 1244" draw:points="491,0 0,0 0,1244 491,1244">
                <text:p/>
              </draw:polygon>
            </draw:g>
            <draw:g>
              <draw:polygon draw:style-name="gr5" draw:text-style-name="P5" draw:layer="layout" svg:width="0.011cm" svg:height="0.036cm" draw:transform="rotate (-3.14159265358979) translate (25.0636917419059cm 50.124496310209cm)" svg:viewBox="0 0 12 37" draw:points="12,37 12,0 0,0 0,37">
                <text:p/>
              </draw:polygon>
              <draw:polygon draw:style-name="gr4" draw:text-style-name="P4" draw:layer="layout" svg:width="0.011cm" svg:height="0.036cm" draw:transform="rotate (-3.14159265358979) translate (25.0636917419059cm 50.124496310209cm)" svg:viewBox="0 0 12 37" draw:points="12,37 12,0 0,0 0,37">
                <text:p/>
              </draw:polygon>
            </draw:g>
            <draw:g>
              <draw:path draw:style-name="gr5" draw:text-style-name="P5" draw:layer="layout" svg:width="0.379cm" svg:height="1.122cm" draw:transform="rotate (-3.14159265358979) translate (25.0725827056457cm 50.2032476044274cm)" svg:viewBox="0 0 380 1123" svg:d="M44 1047v-42h-44v42zM44 996v-44h-44v44zM44 945v-44h-44v44zM44 894v-44h-44v44zM44 556v-42h-44v42zM44 505v-44h-44v44zM44 454v-44h-44v44zM44 401v-42h-44v42zM139 1123v-67h-46v67zM139 1047v-42h-46v42zM139 996v-44h-46v44zM139 945v-44h-46v44zM139 894v-44h-46v44zM139 839v-44h-46v44zM139 785v-41h-46v41zM139 734v-41h-46v41zM139 681v-44h-46v44zM139 630v-44h-46v44zM139 579v-44h-46v44zM139 526v-42h-46v42zM139 475v-44h-46v44zM202 1047v-42h-51v42zM202 996v-44h-51v44zM202 945v-44h-51v44zM202 894v-44h-51v44zM202 839v-44h-51v44zM202 785v-41h-51v41zM202 734v-41h-51v41zM202 681v-44h-51v44zM202 630v-44h-51v44zM202 579v-44h-51v44zM202 526v-42h-51v42zM202 475v-44h-51v44zM262 1047v-42h-49v42zM262 996v-44h-49v44zM262 945v-44h-49v44zM262 894v-44h-49v44zM262 839v-44h-49v44zM262 785v-41h-49v41zM262 734v-41h-49v41zM262 681v-44h-49v44zM262 630v-44h-49v44zM262 579v-44h-49v44zM262 526v-42h-49v42zM262 475v-44h-49v44zM320 1047v-42h-47v42zM320 996v-44h-47v44zM320 945v-44h-47v44zM320 894v-44h-47v44zM320 839v-44h-47v44zM320 785v-41h-47v41zM320 734v-41h-47v41zM320 681v-44h-47v44zM320 630v-44h-47v44zM320 579v-44h-47v44zM320 526v-42h-47v42zM380 945v-359h-49v359zM380 155v-104h-49v104zM380 42v-42h-49v42zM320 42v-42h-47v42zM320 97v-44h-47v44zM320 155v-44h-47v44zM262 155v-44h-49v44zM202 155v-44h-51v44zM202 97v-44h-51v44zM202 42v-42h-51v42zM262 42v-42h-49v42zM262 97v-44h-49v44z">
                <text:p/>
              </draw:path>
              <draw:path draw:style-name="gr4" draw:text-style-name="P4" draw:layer="layout" svg:width="0.379cm" svg:height="1.122cm" draw:transform="rotate (-3.14159265358979) translate (25.0725827056457cm 50.2032476044274cm)" svg:viewBox="0 0 380 1123" svg:d="M44 1047v-42h-44v42zM44 996v-44h-44v44zM44 945v-44h-44v44zM44 894v-44h-44v44zM44 556v-42h-44v42zM44 505v-44h-44v44zM44 454v-44h-44v44zM44 401v-42h-44v42zM139 1123v-67h-46v67zM139 1047v-42h-46v42zM139 996v-44h-46v44zM139 945v-44h-46v44zM139 894v-44h-46v44zM139 839v-44h-46v44zM139 785v-41h-46v41zM139 734v-41h-46v41zM139 681v-44h-46v44zM139 630v-44h-46v44zM139 579v-44h-46v44zM139 526v-42h-46v42zM139 475v-44h-46v44zM202 1047v-42h-51v42zM202 996v-44h-51v44zM202 945v-44h-51v44zM202 894v-44h-51v44zM202 839v-44h-51v44zM202 785v-41h-51v41zM202 734v-41h-51v41zM202 681v-44h-51v44zM202 630v-44h-51v44zM202 579v-44h-51v44zM202 526v-42h-51v42zM202 475v-44h-51v44zM262 1047v-42h-49v42zM262 996v-44h-49v44zM262 945v-44h-49v44zM262 894v-44h-49v44zM262 839v-44h-49v44zM262 785v-41h-49v41zM262 734v-41h-49v41zM262 681v-44h-49v44zM262 630v-44h-49v44zM262 579v-44h-49v44zM262 526v-42h-49v42zM262 475v-44h-49v44zM320 1047v-42h-47v42zM320 996v-44h-47v44zM320 945v-44h-47v44zM320 894v-44h-47v44zM320 839v-44h-47v44zM320 785v-41h-47v41zM320 734v-41h-47v41zM320 681v-44h-47v44zM320 630v-44h-47v44zM320 579v-44h-47v44zM320 526v-42h-47v42zM380 945v-359h-49v359zM380 155v-104h-49v104zM380 42v-42h-49v42zM320 42v-42h-47v42zM320 97v-44h-47v44zM320 155v-44h-47v44zM262 155v-44h-49v44zM202 155v-44h-51v44zM202 97v-44h-51v44zM202 42v-42h-51v42zM262 42v-42h-49v42zM262 97v-44h-49v44z">
                <text:p/>
              </draw:path>
            </draw:g>
            <draw:g>
              <draw:path draw:style-name="gr5" draw:text-style-name="P5" draw:layer="layout" svg:width="0.379cm" svg:height="1.178cm" draw:transform="rotate (-3.14159265358979) translate (25.0725827056457cm 50.2602744036891cm)" svg:viewBox="0 0 380 1179" svg:d="M44 1179v-44h-44v44zM202 1179v-69h-51v69zM262 1179v-69h-49v69zM320 1179v-69h-47v69zM380 1179v-69h-49v69zM380 1100v-44h-49v44zM380 1047v-42h-49v42zM380 635v-42h-49v42zM380 581v-44h-49v44zM380 530v-44h-49v44zM380 477v-69h-49v69zM380 382v-41h-49v41zM380 331v-44h-49v44zM380 280v-44h-49v44zM380 42v-42h-104v42zM264 42v-42h-113v42zM139 42v-42h-46v42zM139 97v-44h-46v44zM139 155v-44h-46v44zM139 208v-41h-46v41zM139 280v-44h-46v44zM202 280v-44h-51v44zM320 331v-44h-47v44zM317 530v-122h-44v122zM257 477v-69h-106v69zM202 382v-41h-51v41zM202 331v-44h-51v44zM139 331v-44h-46v44zM139 477v-69h-46v69zM19 63v-33h-10v33zM19 114v-33h-10v33zM44 280v-44h-44v44zM44 331v-44h-44v44zM44 382v-41h-44v41zM44 704v-44h-44v44zM44 755v-44h-44v44zM44 806v-39h-44v39zM44 857v-39h-44v39zM139 382v-41h-46v41z">
                <text:p/>
              </draw:path>
              <draw:path draw:style-name="gr4" draw:text-style-name="P4" draw:layer="layout" svg:width="0.379cm" svg:height="1.178cm" draw:transform="rotate (-3.14159265358979) translate (25.0725827056457cm 50.2602744036891cm)" svg:viewBox="0 0 380 1179" svg:d="M44 1179v-44h-44v44zM202 1179v-69h-51v69zM262 1179v-69h-49v69zM320 1179v-69h-47v69zM380 1179v-69h-49v69zM380 1100v-44h-49v44zM380 1047v-42h-49v42zM380 635v-42h-49v42zM380 581v-44h-49v44zM380 530v-44h-49v44zM380 477v-69h-49v69zM380 382v-41h-49v41zM380 331v-44h-49v44zM380 280v-44h-49v44zM380 42v-42h-104v42zM264 42v-42h-113v42zM139 42v-42h-46v42zM139 97v-44h-46v44zM139 155v-44h-46v44zM139 208v-41h-46v41zM139 280v-44h-46v44zM202 280v-44h-51v44zM320 331v-44h-47v44zM317 530v-122h-44v122zM257 477v-69h-106v69zM202 382v-41h-51v41zM202 331v-44h-51v44zM139 331v-44h-46v44zM139 477v-69h-46v69zM19 63v-33h-10v33zM19 114v-33h-10v33zM44 280v-44h-44v44zM44 331v-44h-44v44zM44 382v-41h-44v41zM44 704v-44h-44v44zM44 755v-44h-44v44zM44 806v-39h-44v39zM44 857v-39h-44v39zM139 382v-41h-46v41z">
                <text:p/>
              </draw:path>
            </draw:g>
            <draw:g>
              <draw:path draw:style-name="gr3" draw:text-style-name="P3" draw:layer="layout" svg:width="0.594cm" svg:height="1.391cm" draw:transform="rotate (-3.14159265358979) translate (25.7334776769531cm 50.3634657547338cm)" svg:viewBox="0 0 595 1392" svg:d="M199 980v-568c-18 7-37 14-53 26-46 25-83 62-107 109-27 46-39 97-39 150 0 54 12 105 39 151 24 46 61 81 107 109 16 9 35 18 53 23zM199 266v857c0 12-4 26-4 40 0 49 16 99 46 143 21 33 46 63 79 84v2h76v-1392h-76c-33 21-58 51-79 83-30 44-46 95-46 144 0 14 4 28 4 39zM396 980c19-5 37-14 53-23 47-28 84-63 109-109 26-46 37-97 37-151 0-53-11-104-37-150-25-47-62-84-109-109-16-12-34-19-53-26z">
                <text:p/>
              </draw:path>
              <draw:path draw:style-name="gr4" draw:text-style-name="P4" draw:layer="layout" svg:width="0.594cm" svg:height="1.391cm" draw:transform="rotate (-3.14159265358979) translate (25.7334776769531cm 50.3634657547338cm)" svg:viewBox="0 0 595 1392" svg:d="M199 980v-568c-18 7-37 14-53 26-46 25-83 62-107 109-27 46-39 97-39 150 0 54 12 105 39 151 24 46 61 81 107 109 16 9 35 18 53 23zM199 266v857c0 12-4 26-4 40 0 49 16 99 46 143 21 33 46 63 79 84v2h76v-1392h-76c-33 21-58 51-79 83-30 44-46 95-46 144 0 14 4 28 4 39zM246 426h76M246 547h76M246 665h76M246 785h76M246 908h76M246 1026h76M246 364h76M246 486h76M246 605h76M246 725h76M246 848h76M246 966h76M278 1149h37M278 1089h37M278 301h37M278 241h37M327 63v1264M396 980c19-5 37-14 53-23 47-28 84-63 109-109 26-46 37-97 37-151 0-53-11-104-37-150-25-47-62-84-109-109-16-12-34-19-53-26z">
                <text:p/>
              </draw:path>
            </draw:g>
            <draw:g>
              <draw:path draw:style-name="gr3" draw:text-style-name="P3" draw:layer="layout" svg:width="0.965cm" svg:height="2.406cm" draw:transform="rotate (-3.14159265358979) translate (26.287681083386cm 50.9040307592121cm)" svg:viewBox="0 0 966 2407" svg:d="M72 2358h746v-2307h-746zM818 2407h-818v-2407h818v51h-746v2307h746zM890 2407v-2407h-72v2407zM890 1302v-197h76v197z">
                <text:p/>
              </draw:path>
              <draw:path draw:style-name="gr4" draw:text-style-name="P4" draw:layer="layout" svg:width="0.965cm" svg:height="2.406cm" draw:transform="rotate (-3.14159265358979) translate (26.287681083386cm 50.9040307592121cm)" svg:viewBox="0 0 966 2407" svg:d="M72 2358h746v-2307h-746zM818 2407h-818v-2407h818v51h-746v2307h746zM890 2407v-2407h-72v2407zM890 1302v-197h76v197z">
                <text:p/>
              </draw:path>
            </draw:g>
            <draw:g>
              <draw:polygon draw:style-name="gr3" draw:text-style-name="P3" draw:layer="layout" svg:width="0.15cm" svg:height="2.795cm" draw:transform="rotate (-3.14159265358979) translate (26.4358638123788cm 51.1705920735553cm)" svg:viewBox="0 0 151 2796" draw:points="151,2796 151,0 0,0 0,2796">
                <text:p/>
              </draw:polygon>
              <draw:polygon draw:style-name="gr4" draw:text-style-name="P4" draw:layer="layout" svg:width="0.15cm" svg:height="2.795cm" draw:transform="rotate (-3.14159265358979) translate (26.4358638123788cm 51.1705920735553cm)" svg:viewBox="0 0 151 2796" draw:points="151,2796 151,0 0,0 0,2796">
                <text:p/>
              </draw:polygon>
            </draw:g>
            <draw:g>
              <draw:polygon draw:style-name="gr3" draw:text-style-name="P3" draw:layer="layout" svg:width="2.151cm" svg:height="0.138cm" draw:transform="rotate (-3.14159265358979) translate (26.287681083386cm 48.3783900280552cm)" svg:viewBox="0 0 2152 139" draw:points="0,139 2152,139 2152,0 0,0">
                <text:p/>
              </draw:polygon>
              <draw:polygon draw:style-name="gr4" draw:text-style-name="P4" draw:layer="layout" svg:width="2.151cm" svg:height="0.138cm" draw:transform="rotate (-3.14159265358979) translate (26.287681083386cm 48.3783900280552cm)" svg:viewBox="0 0 2152 139" draw:points="0,139 2152,139 2152,0 0,0">
                <text:p/>
              </draw:polygon>
            </draw:g>
            <draw:g>
              <draw:polygon draw:style-name="gr3" draw:text-style-name="P3" draw:layer="layout" svg:width="2.151cm" svg:height="0.138cm" draw:transform="rotate (-3.14159265358979) translate (26.287681083386cm 51.2928145822613cm)" svg:viewBox="0 0 2152 139" draw:points="0,139 2152,139 2152,0 0,0">
                <text:p/>
              </draw:polygon>
              <draw:polygon draw:style-name="gr4" draw:text-style-name="P4" draw:layer="layout" svg:width="2.151cm" svg:height="0.138cm" draw:transform="rotate (-3.14159265358979) translate (26.287681083386cm 51.2928145822613cm)" svg:viewBox="0 0 2152 139" draw:points="0,139 2152,139 2152,0 0,0">
                <text:p/>
              </draw:polygon>
            </draw:g>
          </draw:g>
        </draw:g>
        <draw:g>
          <draw:g>
            <draw:g>
              <draw:path draw:style-name="gr3" draw:text-style-name="P3" draw:layer="layout" svg:width="1.672cm" svg:height="1.528cm" draw:transform="rotate (1.5707963267949) translate (28.5229414378389cm 45.905207072988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  <draw:path draw:style-name="gr4" draw:text-style-name="P4" draw:layer="layout" svg:width="1.672cm" svg:height="1.528cm" draw:transform="rotate (1.5707963267949) translate (28.5229414378389cm 45.905207072988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</draw:g>
            <draw:g>
              <draw:polygon draw:style-name="gr3" draw:text-style-name="P3" draw:layer="layout" svg:width="1.669cm" svg:height="2.598cm" draw:transform="rotate (1.5707963267949) translate (27.8690717863689cm 46.2753393609683cm)" svg:viewBox="0 0 1670 2599" draw:points="0,2599 1670,2599 1670,0 0,0">
                <text:p/>
              </draw:polygon>
              <draw:polygon draw:style-name="gr4" draw:text-style-name="P4" draw:layer="layout" svg:width="1.669cm" svg:height="2.598cm" draw:transform="rotate (1.5707963267949) translate (27.8690717863689cm 46.2753393609683cm)" svg:viewBox="0 0 1670 2599" draw:points="0,2599 1670,2599 1670,0 0,0">
                <text:p/>
              </draw:polygon>
            </draw:g>
            <draw:g>
              <draw:polygon draw:style-name="gr3" draw:text-style-name="P3" draw:layer="layout" svg:width="0.46cm" svg:height="1.164cm" draw:transform="rotate (1.5707963267949) translate (28.6720161800067cm 45.1719694117286cm)" svg:viewBox="0 0 461 1165" draw:points="461,0 0,0 0,1165 461,1165">
                <text:p/>
              </draw:polygon>
              <draw:polygon draw:style-name="gr4" draw:text-style-name="P4" draw:layer="layout" svg:width="0.46cm" svg:height="1.164cm" draw:transform="rotate (1.5707963267949) translate (28.6720161800067cm 45.1719694117286cm)" svg:viewBox="0 0 461 1165" draw:points="461,0 0,0 0,1165 461,1165">
                <text:p/>
              </draw:polygon>
            </draw:g>
            <draw:g>
              <draw:polygon draw:style-name="gr5" draw:text-style-name="P5" draw:layer="layout" svg:width="0.011cm" svg:height="0.034cm" draw:transform="rotate (1.5707963267949) translate (28.8273595052877cm 45.1275011014316cm)" svg:viewBox="0 0 12 35" draw:points="12,35 12,0 0,0 0,35">
                <text:p/>
              </draw:polygon>
              <draw:polygon draw:style-name="gr4" draw:text-style-name="P4" draw:layer="layout" svg:width="0.011cm" svg:height="0.034cm" draw:transform="rotate (1.5707963267949) translate (28.8273595052877cm 45.1275011014316cm)" svg:viewBox="0 0 12 35" draw:points="12,35 12,0 0,0 0,35">
                <text:p/>
              </draw:polygon>
            </draw:g>
            <draw:g>
              <draw:path draw:style-name="gr5" draw:text-style-name="P5" draw:layer="layout" svg:width="0.356cm" svg:height="1.053cm" draw:transform="rotate (1.5707963267949) translate (28.7535077604818cm 45.1358389096124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  <draw:path draw:style-name="gr4" draw:text-style-name="P4" draw:layer="layout" svg:width="0.356cm" svg:height="1.053cm" draw:transform="rotate (1.5707963267949) translate (28.7535077604818cm 45.1358389096124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</draw:g>
            <draw:g>
              <draw:path draw:style-name="gr5" draw:text-style-name="P5" draw:layer="layout" svg:width="0.356cm" svg:height="1.104cm" draw:transform="rotate (1.5707963267949) translate (28.7000289107948cm 45.1358389096124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  <draw:path draw:style-name="gr4" draw:text-style-name="P4" draw:layer="layout" svg:width="0.356cm" svg:height="1.104cm" draw:transform="rotate (1.5707963267949) translate (28.7000289107948cm 45.1358389096124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</draw:g>
            <draw:g>
              <draw:path draw:style-name="gr3" draw:text-style-name="P3" draw:layer="layout" svg:width="0.557cm" svg:height="1.305cm" draw:transform="rotate (1.5707963267949) translate (28.6032576589806cm 45.7556159843742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373 920c16-5 32-14 49-24 41-25 78-57 102-101 23-44 34-93 34-139 0-51-11-100-34-144-24-44-61-77-102-102-17-9-33-19-49-23z">
                <text:p/>
              </draw:path>
              <draw:path draw:style-name="gr4" draw:text-style-name="P4" draw:layer="layout" svg:width="0.557cm" svg:height="1.305cm" draw:transform="rotate (1.5707963267949) translate (28.6032576589806cm 45.7556159843742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232 401h71M232 512h71M232 623h71M232 737h71M232 850h71M232 964h71M232 341h71M232 456h71M232 568h71M232 681h71M232 795h71M232 906h71M262 1077h32M262 1022h32M262 283h32M262 227h32M306 58v1188M373 920c16-5 32-14 49-24 41-25 78-57 102-101 23-44 34-93 34-139 0-51-11-100-34-144-24-44-61-77-102-102-17-9-33-19-49-23z">
                <text:p/>
              </draw:path>
            </draw:g>
            <draw:g>
              <draw:path draw:style-name="gr3" draw:text-style-name="P3" draw:layer="layout" svg:width="0.905cm" svg:height="2.255cm" draw:transform="rotate (1.5707963267949) translate (28.0963241646443cm 46.2753393609683cm)" svg:viewBox="0 0 906 2256" svg:d="M67 2212h700v-2166h-700zM767 2256h-767v-2256h767v46h-700v2166h700zM834 2256v-2256h-67v2256zM834 1221v-186h72v186z">
                <text:p/>
              </draw:path>
              <draw:path draw:style-name="gr4" draw:text-style-name="P4" draw:layer="layout" svg:width="0.905cm" svg:height="2.255cm" draw:transform="rotate (1.5707963267949) translate (28.0963241646443cm 46.2753393609683cm)" svg:viewBox="0 0 906 2256" svg:d="M67 2212h700v-2166h-700zM767 2256h-767v-2256h767v46h-700v2166h700zM834 2256v-2256h-67v2256zM834 1221v-186h72v186z">
                <text:p/>
              </draw:path>
            </draw:g>
            <draw:g>
              <draw:polygon draw:style-name="gr3" draw:text-style-name="P3" draw:layer="layout" svg:width="0.14cm" svg:height="2.619cm" draw:transform="rotate (1.5707963267949) translate (27.8463470898885cm 46.4143028306458cm)" svg:viewBox="0 0 141 2620" draw:points="141,2620 141,0 0,0 0,2620">
                <text:p/>
              </draw:polygon>
              <draw:polygon draw:style-name="gr4" draw:text-style-name="P4" draw:layer="layout" svg:width="0.14cm" svg:height="2.619cm" draw:transform="rotate (1.5707963267949) translate (27.8463470898885cm 46.4143028306458cm)" svg:viewBox="0 0 141 2620" draw:points="141,2620 141,0 0,0 0,2620">
                <text:p/>
              </draw:polygon>
            </draw:g>
            <draw:g>
              <draw:polygon draw:style-name="gr3" draw:text-style-name="P3" draw:layer="layout" svg:width="2.017cm" svg:height="0.129cm" draw:transform="rotate (1.5707963267949) translate (30.4648309504636cm 46.2753393609683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1.5707963267949) translate (30.4648309504636cm 46.2753393609683cm)" svg:viewBox="0 0 2018 130" draw:points="0,130 2018,130 2018,0 0,0">
                <text:p/>
              </draw:polygon>
            </draw:g>
            <draw:g>
              <draw:polygon draw:style-name="gr3" draw:text-style-name="P3" draw:layer="layout" svg:width="2.017cm" svg:height="0.129cm" draw:transform="rotate (1.5707963267949) translate (27.7317287129835cm 46.2753393609683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1.5707963267949) translate (27.7317287129835cm 46.2753393609683cm)" svg:viewBox="0 0 2018 130" draw:points="0,130 2018,130 2018,0 0,0">
                <text:p/>
              </draw:polygon>
            </draw:g>
          </draw:g>
          <draw:g>
            <draw:g>
              <draw:path draw:style-name="gr3" draw:text-style-name="P3" draw:layer="layout" svg:width="1.672cm" svg:height="1.528cm" draw:transform="rotate (1.5707963267949) translate (28.5229414378389cm 45.905207072988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  <draw:path draw:style-name="gr4" draw:text-style-name="P4" draw:layer="layout" svg:width="1.672cm" svg:height="1.528cm" draw:transform="rotate (1.5707963267949) translate (28.5229414378389cm 45.905207072988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</draw:g>
            <draw:g>
              <draw:polygon draw:style-name="gr3" draw:text-style-name="P3" draw:layer="layout" svg:width="1.669cm" svg:height="2.598cm" draw:transform="rotate (1.5707963267949) translate (27.8690717863689cm 46.2753393609683cm)" svg:viewBox="0 0 1670 2599" draw:points="0,2599 1670,2599 1670,0 0,0">
                <text:p/>
              </draw:polygon>
              <draw:polygon draw:style-name="gr4" draw:text-style-name="P4" draw:layer="layout" svg:width="1.669cm" svg:height="2.598cm" draw:transform="rotate (1.5707963267949) translate (27.8690717863689cm 46.2753393609683cm)" svg:viewBox="0 0 1670 2599" draw:points="0,2599 1670,2599 1670,0 0,0">
                <text:p/>
              </draw:polygon>
            </draw:g>
            <draw:g>
              <draw:polygon draw:style-name="gr3" draw:text-style-name="P3" draw:layer="layout" svg:width="0.46cm" svg:height="1.164cm" draw:transform="rotate (1.5707963267949) translate (28.6720161800067cm 45.1719694117286cm)" svg:viewBox="0 0 461 1165" draw:points="461,0 0,0 0,1165 461,1165">
                <text:p/>
              </draw:polygon>
              <draw:polygon draw:style-name="gr4" draw:text-style-name="P4" draw:layer="layout" svg:width="0.46cm" svg:height="1.164cm" draw:transform="rotate (1.5707963267949) translate (28.6720161800067cm 45.1719694117286cm)" svg:viewBox="0 0 461 1165" draw:points="461,0 0,0 0,1165 461,1165">
                <text:p/>
              </draw:polygon>
            </draw:g>
            <draw:g>
              <draw:polygon draw:style-name="gr5" draw:text-style-name="P5" draw:layer="layout" svg:width="0.011cm" svg:height="0.034cm" draw:transform="rotate (1.5707963267949) translate (28.8273595052877cm 45.1275011014316cm)" svg:viewBox="0 0 12 35" draw:points="12,35 12,0 0,0 0,35">
                <text:p/>
              </draw:polygon>
              <draw:polygon draw:style-name="gr4" draw:text-style-name="P4" draw:layer="layout" svg:width="0.011cm" svg:height="0.034cm" draw:transform="rotate (1.5707963267949) translate (28.8273595052877cm 45.1275011014316cm)" svg:viewBox="0 0 12 35" draw:points="12,35 12,0 0,0 0,35">
                <text:p/>
              </draw:polygon>
            </draw:g>
            <draw:g>
              <draw:path draw:style-name="gr5" draw:text-style-name="P5" draw:layer="layout" svg:width="0.356cm" svg:height="1.053cm" draw:transform="rotate (1.5707963267949) translate (28.7535077604818cm 45.1358389096124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  <draw:path draw:style-name="gr4" draw:text-style-name="P4" draw:layer="layout" svg:width="0.356cm" svg:height="1.053cm" draw:transform="rotate (1.5707963267949) translate (28.7535077604818cm 45.1358389096124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</draw:g>
            <draw:g>
              <draw:path draw:style-name="gr5" draw:text-style-name="P5" draw:layer="layout" svg:width="0.356cm" svg:height="1.104cm" draw:transform="rotate (1.5707963267949) translate (28.7000289107948cm 45.1358389096124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  <draw:path draw:style-name="gr4" draw:text-style-name="P4" draw:layer="layout" svg:width="0.356cm" svg:height="1.104cm" draw:transform="rotate (1.5707963267949) translate (28.7000289107948cm 45.1358389096124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</draw:g>
            <draw:g>
              <draw:path draw:style-name="gr3" draw:text-style-name="P3" draw:layer="layout" svg:width="0.557cm" svg:height="1.305cm" draw:transform="rotate (1.5707963267949) translate (28.6032576589806cm 45.7556159843742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373 920c16-5 32-14 49-24 41-25 78-57 102-101 23-44 34-93 34-139 0-51-11-100-34-144-24-44-61-77-102-102-17-9-33-19-49-23z">
                <text:p/>
              </draw:path>
              <draw:path draw:style-name="gr4" draw:text-style-name="P4" draw:layer="layout" svg:width="0.557cm" svg:height="1.305cm" draw:transform="rotate (1.5707963267949) translate (28.6032576589806cm 45.7556159843742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232 401h71M232 512h71M232 623h71M232 737h71M232 850h71M232 964h71M232 341h71M232 456h71M232 568h71M232 681h71M232 795h71M232 906h71M262 1077h32M262 1022h32M262 283h32M262 227h32M306 58v1188M373 920c16-5 32-14 49-24 41-25 78-57 102-101 23-44 34-93 34-139 0-51-11-100-34-144-24-44-61-77-102-102-17-9-33-19-49-23z">
                <text:p/>
              </draw:path>
            </draw:g>
            <draw:g>
              <draw:path draw:style-name="gr3" draw:text-style-name="P3" draw:layer="layout" svg:width="0.905cm" svg:height="2.255cm" draw:transform="rotate (1.5707963267949) translate (28.0963241646443cm 46.2753393609683cm)" svg:viewBox="0 0 906 2256" svg:d="M67 2212h700v-2166h-700zM767 2256h-767v-2256h767v46h-700v2166h700zM834 2256v-2256h-67v2256zM834 1221v-186h72v186z">
                <text:p/>
              </draw:path>
              <draw:path draw:style-name="gr4" draw:text-style-name="P4" draw:layer="layout" svg:width="0.905cm" svg:height="2.255cm" draw:transform="rotate (1.5707963267949) translate (28.0963241646443cm 46.2753393609683cm)" svg:viewBox="0 0 906 2256" svg:d="M67 2212h700v-2166h-700zM767 2256h-767v-2256h767v46h-700v2166h700zM834 2256v-2256h-67v2256zM834 1221v-186h72v186z">
                <text:p/>
              </draw:path>
            </draw:g>
            <draw:g>
              <draw:polygon draw:style-name="gr3" draw:text-style-name="P3" draw:layer="layout" svg:width="0.14cm" svg:height="2.619cm" draw:transform="rotate (1.5707963267949) translate (27.8463470898885cm 46.4143028306458cm)" svg:viewBox="0 0 141 2620" draw:points="141,2620 141,0 0,0 0,2620">
                <text:p/>
              </draw:polygon>
              <draw:polygon draw:style-name="gr4" draw:text-style-name="P4" draw:layer="layout" svg:width="0.14cm" svg:height="2.619cm" draw:transform="rotate (1.5707963267949) translate (27.8463470898885cm 46.4143028306458cm)" svg:viewBox="0 0 141 2620" draw:points="141,2620 141,0 0,0 0,2620">
                <text:p/>
              </draw:polygon>
            </draw:g>
            <draw:g>
              <draw:polygon draw:style-name="gr3" draw:text-style-name="P3" draw:layer="layout" svg:width="2.017cm" svg:height="0.129cm" draw:transform="rotate (1.5707963267949) translate (30.4648309504636cm 46.2753393609683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1.5707963267949) translate (30.4648309504636cm 46.2753393609683cm)" svg:viewBox="0 0 2018 130" draw:points="0,130 2018,130 2018,0 0,0">
                <text:p/>
              </draw:polygon>
            </draw:g>
            <draw:g>
              <draw:polygon draw:style-name="gr3" draw:text-style-name="P3" draw:layer="layout" svg:width="2.017cm" svg:height="0.129cm" draw:transform="rotate (1.5707963267949) translate (27.7317287129835cm 46.2753393609683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1.5707963267949) translate (27.7317287129835cm 46.2753393609683cm)" svg:viewBox="0 0 2018 130" draw:points="0,130 2018,130 2018,0 0,0">
                <text:p/>
              </draw:polygon>
            </draw:g>
          </draw:g>
        </draw:g>
        <draw:g>
          <draw:g>
            <draw:g>
              <draw:path draw:style-name="gr3" draw:text-style-name="P3" draw:layer="layout" svg:width="1.672cm" svg:height="1.528cm" svg:x="54.491cm" svg:y="39.564cm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  <draw:path draw:style-name="gr4" draw:text-style-name="P4" draw:layer="layout" svg:width="1.672cm" svg:height="1.528cm" svg:x="54.491cm" svg:y="39.564cm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</draw:g>
            <draw:g>
              <draw:polygon draw:style-name="gr3" draw:text-style-name="P3" draw:layer="layout" svg:width="1.669cm" svg:height="2.598cm" svg:x="54.121cm" svg:y="38.911cm" svg:viewBox="0 0 1670 2599" draw:points="0,2599 1670,2599 1670,0 0,0">
                <text:p/>
              </draw:polygon>
              <draw:polygon draw:style-name="gr4" draw:text-style-name="P4" draw:layer="layout" svg:width="1.669cm" svg:height="2.598cm" svg:x="54.121cm" svg:y="38.911cm" svg:viewBox="0 0 1670 2599" draw:points="0,2599 1670,2599 1670,0 0,0">
                <text:p/>
              </draw:polygon>
            </draw:g>
            <draw:g>
              <draw:polygon draw:style-name="gr3" draw:text-style-name="P3" draw:layer="layout" svg:width="0.46cm" svg:height="1.164cm" svg:x="55.224cm" svg:y="39.714cm" svg:viewBox="0 0 461 1165" draw:points="461,0 0,0 0,1165 461,1165">
                <text:p/>
              </draw:polygon>
              <draw:polygon draw:style-name="gr4" draw:text-style-name="P4" draw:layer="layout" svg:width="0.46cm" svg:height="1.164cm" svg:x="55.224cm" svg:y="39.714cm" svg:viewBox="0 0 461 1165" draw:points="461,0 0,0 0,1165 461,1165">
                <text:p/>
              </draw:polygon>
            </draw:g>
            <draw:g>
              <draw:polygon draw:style-name="gr5" draw:text-style-name="P5" draw:layer="layout" svg:width="0.011cm" svg:height="0.034cm" svg:x="55.269cm" svg:y="39.869cm" svg:viewBox="0 0 12 35" draw:points="12,35 12,0 0,0 0,35">
                <text:p/>
              </draw:polygon>
              <draw:polygon draw:style-name="gr4" draw:text-style-name="P4" draw:layer="layout" svg:width="0.011cm" svg:height="0.034cm" svg:x="55.269cm" svg:y="39.869cm" svg:viewBox="0 0 12 35" draw:points="12,35 12,0 0,0 0,35">
                <text:p/>
              </draw:polygon>
            </draw:g>
            <draw:g>
              <draw:path draw:style-name="gr5" draw:text-style-name="P5" draw:layer="layout" svg:width="0.356cm" svg:height="1.053cm" svg:x="55.261cm" svg:y="39.795cm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  <draw:path draw:style-name="gr4" draw:text-style-name="P4" draw:layer="layout" svg:width="0.356cm" svg:height="1.053cm" svg:x="55.261cm" svg:y="39.795cm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</draw:g>
            <draw:g>
              <draw:path draw:style-name="gr5" draw:text-style-name="P5" draw:layer="layout" svg:width="0.356cm" svg:height="1.104cm" svg:x="55.261cm" svg:y="39.742cm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  <draw:path draw:style-name="gr4" draw:text-style-name="P4" draw:layer="layout" svg:width="0.356cm" svg:height="1.104cm" svg:x="55.261cm" svg:y="39.742cm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</draw:g>
            <draw:g>
              <draw:path draw:style-name="gr3" draw:text-style-name="P3" draw:layer="layout" svg:width="0.557cm" svg:height="1.305cm" svg:x="54.641cm" svg:y="39.645cm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373 920c16-5 32-14 49-24 41-25 78-57 102-101 23-44 34-93 34-139 0-51-11-100-34-144-24-44-61-77-102-102-17-9-33-19-49-23z">
                <text:p/>
              </draw:path>
              <draw:path draw:style-name="gr4" draw:text-style-name="P4" draw:layer="layout" svg:width="0.557cm" svg:height="1.305cm" svg:x="54.641cm" svg:y="39.645cm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232 401h71M232 512h71M232 623h71M232 737h71M232 850h71M232 964h71M232 341h71M232 456h71M232 568h71M232 681h71M232 795h71M232 906h71M262 1077h32M262 1022h32M262 283h32M262 227h32M306 58v1188M373 920c16-5 32-14 49-24 41-25 78-57 102-101 23-44 34-93 34-139 0-51-11-100-34-144-24-44-61-77-102-102-17-9-33-19-49-23z">
                <text:p/>
              </draw:path>
            </draw:g>
            <draw:g>
              <draw:path draw:style-name="gr3" draw:text-style-name="P3" draw:layer="layout" svg:width="0.905cm" svg:height="2.255cm" svg:x="54.121cm" svg:y="39.138cm" svg:viewBox="0 0 906 2256" svg:d="M67 2212h700v-2166h-700zM767 2256h-767v-2256h767v46h-700v2166h700zM834 2256v-2256h-67v2256zM834 1221v-186h72v186z">
                <text:p/>
              </draw:path>
              <draw:path draw:style-name="gr4" draw:text-style-name="P4" draw:layer="layout" svg:width="0.905cm" svg:height="2.255cm" svg:x="54.121cm" svg:y="39.138cm" svg:viewBox="0 0 906 2256" svg:d="M67 2212h700v-2166h-700zM767 2256h-767v-2256h767v46h-700v2166h700zM834 2256v-2256h-67v2256zM834 1221v-186h72v186z">
                <text:p/>
              </draw:path>
            </draw:g>
            <draw:g>
              <draw:polygon draw:style-name="gr3" draw:text-style-name="P3" draw:layer="layout" svg:width="0.14cm" svg:height="2.619cm" svg:x="53.982cm" svg:y="38.888cm" svg:viewBox="0 0 141 2620" draw:points="141,2620 141,0 0,0 0,2620">
                <text:p/>
              </draw:polygon>
              <draw:polygon draw:style-name="gr4" draw:text-style-name="P4" draw:layer="layout" svg:width="0.14cm" svg:height="2.619cm" svg:x="53.982cm" svg:y="38.888cm" svg:viewBox="0 0 141 2620" draw:points="141,2620 141,0 0,0 0,2620">
                <text:p/>
              </draw:polygon>
            </draw:g>
            <draw:g>
              <draw:polygon draw:style-name="gr3" draw:text-style-name="P3" draw:layer="layout" svg:width="2.017cm" svg:height="0.129cm" svg:x="54.121cm" svg:y="41.506cm" svg:viewBox="0 0 2018 130" draw:points="0,130 2018,130 2018,0 0,0">
                <text:p/>
              </draw:polygon>
              <draw:polygon draw:style-name="gr4" draw:text-style-name="P4" draw:layer="layout" svg:width="2.017cm" svg:height="0.129cm" svg:x="54.121cm" svg:y="41.506cm" svg:viewBox="0 0 2018 130" draw:points="0,130 2018,130 2018,0 0,0">
                <text:p/>
              </draw:polygon>
            </draw:g>
            <draw:g>
              <draw:polygon draw:style-name="gr3" draw:text-style-name="P3" draw:layer="layout" svg:width="2.017cm" svg:height="0.129cm" svg:x="54.121cm" svg:y="38.773cm" svg:viewBox="0 0 2018 130" draw:points="0,130 2018,130 2018,0 0,0">
                <text:p/>
              </draw:polygon>
              <draw:polygon draw:style-name="gr4" draw:text-style-name="P4" draw:layer="layout" svg:width="2.017cm" svg:height="0.129cm" svg:x="54.121cm" svg:y="38.773cm" svg:viewBox="0 0 2018 130" draw:points="0,130 2018,130 2018,0 0,0">
                <text:p/>
              </draw:polygon>
            </draw:g>
          </draw:g>
          <draw:g>
            <draw:g>
              <draw:path draw:style-name="gr3" draw:text-style-name="P3" draw:layer="layout" svg:width="1.672cm" svg:height="1.528cm" svg:x="54.491cm" svg:y="39.564cm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  <draw:path draw:style-name="gr4" draw:text-style-name="P4" draw:layer="layout" svg:width="1.672cm" svg:height="1.528cm" svg:x="54.491cm" svg:y="39.564cm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</draw:g>
            <draw:g>
              <draw:polygon draw:style-name="gr3" draw:text-style-name="P3" draw:layer="layout" svg:width="1.669cm" svg:height="2.598cm" svg:x="54.121cm" svg:y="38.911cm" svg:viewBox="0 0 1670 2599" draw:points="0,2599 1670,2599 1670,0 0,0">
                <text:p/>
              </draw:polygon>
              <draw:polygon draw:style-name="gr4" draw:text-style-name="P4" draw:layer="layout" svg:width="1.669cm" svg:height="2.598cm" svg:x="54.121cm" svg:y="38.911cm" svg:viewBox="0 0 1670 2599" draw:points="0,2599 1670,2599 1670,0 0,0">
                <text:p/>
              </draw:polygon>
            </draw:g>
            <draw:g>
              <draw:polygon draw:style-name="gr3" draw:text-style-name="P3" draw:layer="layout" svg:width="0.46cm" svg:height="1.164cm" svg:x="55.224cm" svg:y="39.714cm" svg:viewBox="0 0 461 1165" draw:points="461,0 0,0 0,1165 461,1165">
                <text:p/>
              </draw:polygon>
              <draw:polygon draw:style-name="gr4" draw:text-style-name="P4" draw:layer="layout" svg:width="0.46cm" svg:height="1.164cm" svg:x="55.224cm" svg:y="39.714cm" svg:viewBox="0 0 461 1165" draw:points="461,0 0,0 0,1165 461,1165">
                <text:p/>
              </draw:polygon>
            </draw:g>
            <draw:g>
              <draw:polygon draw:style-name="gr5" draw:text-style-name="P5" draw:layer="layout" svg:width="0.011cm" svg:height="0.034cm" svg:x="55.269cm" svg:y="39.869cm" svg:viewBox="0 0 12 35" draw:points="12,35 12,0 0,0 0,35">
                <text:p/>
              </draw:polygon>
              <draw:polygon draw:style-name="gr4" draw:text-style-name="P4" draw:layer="layout" svg:width="0.011cm" svg:height="0.034cm" svg:x="55.269cm" svg:y="39.869cm" svg:viewBox="0 0 12 35" draw:points="12,35 12,0 0,0 0,35">
                <text:p/>
              </draw:polygon>
            </draw:g>
            <draw:g>
              <draw:path draw:style-name="gr5" draw:text-style-name="P5" draw:layer="layout" svg:width="0.356cm" svg:height="1.053cm" svg:x="55.261cm" svg:y="39.795cm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  <draw:path draw:style-name="gr4" draw:text-style-name="P4" draw:layer="layout" svg:width="0.356cm" svg:height="1.053cm" svg:x="55.261cm" svg:y="39.795cm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</draw:g>
            <draw:g>
              <draw:path draw:style-name="gr5" draw:text-style-name="P5" draw:layer="layout" svg:width="0.356cm" svg:height="1.104cm" svg:x="55.261cm" svg:y="39.742cm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  <draw:path draw:style-name="gr4" draw:text-style-name="P4" draw:layer="layout" svg:width="0.356cm" svg:height="1.104cm" svg:x="55.261cm" svg:y="39.742cm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</draw:g>
            <draw:g>
              <draw:path draw:style-name="gr3" draw:text-style-name="P3" draw:layer="layout" svg:width="0.557cm" svg:height="1.305cm" svg:x="54.641cm" svg:y="39.645cm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373 920c16-5 32-14 49-24 41-25 78-57 102-101 23-44 34-93 34-139 0-51-11-100-34-144-24-44-61-77-102-102-17-9-33-19-49-23z">
                <text:p/>
              </draw:path>
              <draw:path draw:style-name="gr4" draw:text-style-name="P4" draw:layer="layout" svg:width="0.557cm" svg:height="1.305cm" svg:x="54.641cm" svg:y="39.645cm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232 401h71M232 512h71M232 623h71M232 737h71M232 850h71M232 964h71M232 341h71M232 456h71M232 568h71M232 681h71M232 795h71M232 906h71M262 1077h32M262 1022h32M262 283h32M262 227h32M306 58v1188M373 920c16-5 32-14 49-24 41-25 78-57 102-101 23-44 34-93 34-139 0-51-11-100-34-144-24-44-61-77-102-102-17-9-33-19-49-23z">
                <text:p/>
              </draw:path>
            </draw:g>
            <draw:g>
              <draw:path draw:style-name="gr3" draw:text-style-name="P3" draw:layer="layout" svg:width="0.905cm" svg:height="2.255cm" svg:x="54.121cm" svg:y="39.138cm" svg:viewBox="0 0 906 2256" svg:d="M67 2212h700v-2166h-700zM767 2256h-767v-2256h767v46h-700v2166h700zM834 2256v-2256h-67v2256zM834 1221v-186h72v186z">
                <text:p/>
              </draw:path>
              <draw:path draw:style-name="gr4" draw:text-style-name="P4" draw:layer="layout" svg:width="0.905cm" svg:height="2.255cm" svg:x="54.121cm" svg:y="39.138cm" svg:viewBox="0 0 906 2256" svg:d="M67 2212h700v-2166h-700zM767 2256h-767v-2256h767v46h-700v2166h700zM834 2256v-2256h-67v2256zM834 1221v-186h72v186z">
                <text:p/>
              </draw:path>
            </draw:g>
            <draw:g>
              <draw:polygon draw:style-name="gr3" draw:text-style-name="P3" draw:layer="layout" svg:width="0.14cm" svg:height="2.619cm" svg:x="53.982cm" svg:y="38.888cm" svg:viewBox="0 0 141 2620" draw:points="141,2620 141,0 0,0 0,2620">
                <text:p/>
              </draw:polygon>
              <draw:polygon draw:style-name="gr4" draw:text-style-name="P4" draw:layer="layout" svg:width="0.14cm" svg:height="2.619cm" svg:x="53.982cm" svg:y="38.888cm" svg:viewBox="0 0 141 2620" draw:points="141,2620 141,0 0,0 0,2620">
                <text:p/>
              </draw:polygon>
            </draw:g>
            <draw:g>
              <draw:polygon draw:style-name="gr3" draw:text-style-name="P3" draw:layer="layout" svg:width="2.017cm" svg:height="0.129cm" svg:x="54.121cm" svg:y="41.506cm" svg:viewBox="0 0 2018 130" draw:points="0,130 2018,130 2018,0 0,0">
                <text:p/>
              </draw:polygon>
              <draw:polygon draw:style-name="gr4" draw:text-style-name="P4" draw:layer="layout" svg:width="2.017cm" svg:height="0.129cm" svg:x="54.121cm" svg:y="41.506cm" svg:viewBox="0 0 2018 130" draw:points="0,130 2018,130 2018,0 0,0">
                <text:p/>
              </draw:polygon>
            </draw:g>
            <draw:g>
              <draw:polygon draw:style-name="gr3" draw:text-style-name="P3" draw:layer="layout" svg:width="2.017cm" svg:height="0.129cm" svg:x="54.121cm" svg:y="38.773cm" svg:viewBox="0 0 2018 130" draw:points="0,130 2018,130 2018,0 0,0">
                <text:p/>
              </draw:polygon>
              <draw:polygon draw:style-name="gr4" draw:text-style-name="P4" draw:layer="layout" svg:width="2.017cm" svg:height="0.129cm" svg:x="54.121cm" svg:y="38.773cm" svg:viewBox="0 0 2018 130" draw:points="0,130 2018,130 2018,0 0,0">
                <text:p/>
              </draw:polygon>
            </draw:g>
          </draw:g>
        </draw:g>
        <draw:g>
          <draw:path draw:style-name="gr6" draw:text-style-name="P3" draw:layer="layout" svg:width="1.391cm" svg:height="1.391cm" draw:transform="rotate (1.5707963267949) translate (28.2978512000952cm 39.1158513058489cm)" svg:viewBox="0 0 1392 1392" svg:d="M1253 1392v-319h-697v319zM0 1073v-1073h1392v1073z">
            <text:p/>
          </draw:path>
          <draw:path draw:style-name="gr7" draw:text-style-name="P4" draw:layer="layout" svg:width="1.391cm" svg:height="1.391cm" draw:transform="rotate (1.5707963267949) translate (28.2978512000952cm 39.1158513058489cm)" svg:viewBox="0 0 1392 1392" svg:d="M1253 1392v-319h-697v319zM1253 598h-653v-378h653zM695 542v-266M767 542v-266M834 542v-266M906 542v-266M973 542v-266M1047 542v-266M1114 542v-266M1186 542v-266M306 1073v-1073M0 723h1392M0 1073v-1073h1392v1073zM530 695v-584h797v584z">
            <text:p/>
          </draw:path>
        </draw:g>
        <draw:g>
          <draw:g>
            <draw:g>
              <draw:path draw:style-name="gr3" draw:text-style-name="P3" draw:layer="layout" svg:width="1.672cm" svg:height="1.528cm" draw:transform="rotate (-1.5707963267949) translate (29.8124099983995cm 33.9169943852383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  <draw:path draw:style-name="gr4" draw:text-style-name="P4" draw:layer="layout" svg:width="1.672cm" svg:height="1.528cm" draw:transform="rotate (-1.5707963267949) translate (29.8124099983995cm 33.9169943852383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</draw:g>
            <draw:g>
              <draw:polygon draw:style-name="gr3" draw:text-style-name="P3" draw:layer="layout" svg:width="1.669cm" svg:height="2.598cm" draw:transform="rotate (-1.5707963267949) translate (30.4662796498693cm 33.5468620972579cm)" svg:viewBox="0 0 1670 2599" draw:points="0,2599 1670,2599 1670,0 0,0">
                <text:p/>
              </draw:polygon>
              <draw:polygon draw:style-name="gr4" draw:text-style-name="P4" draw:layer="layout" svg:width="1.669cm" svg:height="2.598cm" draw:transform="rotate (-1.5707963267949) translate (30.4662796498693cm 33.5468620972579cm)" svg:viewBox="0 0 1670 2599" draw:points="0,2599 1670,2599 1670,0 0,0">
                <text:p/>
              </draw:polygon>
            </draw:g>
            <draw:g>
              <draw:polygon draw:style-name="gr3" draw:text-style-name="P3" draw:layer="layout" svg:width="0.46cm" svg:height="1.164cm" draw:transform="rotate (-1.5707963267949) translate (29.6633352562317cm 34.6502320464977cm)" svg:viewBox="0 0 461 1165" draw:points="461,0 0,0 0,1165 461,1165">
                <text:p/>
              </draw:polygon>
              <draw:polygon draw:style-name="gr4" draw:text-style-name="P4" draw:layer="layout" svg:width="0.46cm" svg:height="1.164cm" draw:transform="rotate (-1.5707963267949) translate (29.6633352562317cm 34.6502320464977cm)" svg:viewBox="0 0 461 1165" draw:points="461,0 0,0 0,1165 461,1165">
                <text:p/>
              </draw:polygon>
            </draw:g>
            <draw:g>
              <draw:polygon draw:style-name="gr5" draw:text-style-name="P5" draw:layer="layout" svg:width="0.011cm" svg:height="0.034cm" draw:transform="rotate (-1.5707963267949) translate (29.5079919309507cm 34.6947003567946cm)" svg:viewBox="0 0 12 35" draw:points="12,35 12,0 0,0 0,35">
                <text:p/>
              </draw:polygon>
              <draw:polygon draw:style-name="gr4" draw:text-style-name="P4" draw:layer="layout" svg:width="0.011cm" svg:height="0.034cm" draw:transform="rotate (-1.5707963267949) translate (29.5079919309507cm 34.6947003567946cm)" svg:viewBox="0 0 12 35" draw:points="12,35 12,0 0,0 0,35">
                <text:p/>
              </draw:polygon>
            </draw:g>
            <draw:g>
              <draw:path draw:style-name="gr5" draw:text-style-name="P5" draw:layer="layout" svg:width="0.356cm" svg:height="1.053cm" draw:transform="rotate (-1.5707963267949) translate (29.5818436757566cm 34.6863625486139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  <draw:path draw:style-name="gr4" draw:text-style-name="P4" draw:layer="layout" svg:width="0.356cm" svg:height="1.053cm" draw:transform="rotate (-1.5707963267949) translate (29.5818436757566cm 34.6863625486139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</draw:g>
            <draw:g>
              <draw:path draw:style-name="gr5" draw:text-style-name="P5" draw:layer="layout" svg:width="0.356cm" svg:height="1.104cm" draw:transform="rotate (-1.5707963267949) translate (29.6353225254436cm 34.6863625486139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  <draw:path draw:style-name="gr4" draw:text-style-name="P4" draw:layer="layout" svg:width="0.356cm" svg:height="1.104cm" draw:transform="rotate (-1.5707963267949) translate (29.6353225254436cm 34.6863625486139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</draw:g>
            <draw:g>
              <draw:path draw:style-name="gr3" draw:text-style-name="P3" draw:layer="layout" svg:width="0.557cm" svg:height="1.305cm" draw:transform="rotate (-1.5707963267949) translate (29.7320937772578cm 34.0665854738521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373 920c16-5 32-14 49-24 41-25 78-57 102-101 23-44 34-93 34-139 0-51-11-100-34-144-24-44-61-77-102-102-17-9-33-19-49-23z">
                <text:p/>
              </draw:path>
              <draw:path draw:style-name="gr4" draw:text-style-name="P4" draw:layer="layout" svg:width="0.557cm" svg:height="1.305cm" draw:transform="rotate (-1.5707963267949) translate (29.7320937772578cm 34.0665854738521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232 401h71M232 512h71M232 623h71M232 737h71M232 850h71M232 964h71M232 341h71M232 456h71M232 568h71M232 681h71M232 795h71M232 906h71M262 1077h32M262 1022h32M262 283h32M262 227h32M306 58v1188M373 920c16-5 32-14 49-24 41-25 78-57 102-101 23-44 34-93 34-139 0-51-11-100-34-144-24-44-61-77-102-102-17-9-33-19-49-23z">
                <text:p/>
              </draw:path>
            </draw:g>
            <draw:g>
              <draw:path draw:style-name="gr3" draw:text-style-name="P3" draw:layer="layout" svg:width="0.905cm" svg:height="2.255cm" draw:transform="rotate (-1.5707963267949) translate (30.2390272715939cm 33.5468620972579cm)" svg:viewBox="0 0 906 2256" svg:d="M67 2212h700v-2166h-700zM767 2256h-767v-2256h767v46h-700v2166h700zM834 2256v-2256h-67v2256zM834 1221v-186h72v186z">
                <text:p/>
              </draw:path>
              <draw:path draw:style-name="gr4" draw:text-style-name="P4" draw:layer="layout" svg:width="0.905cm" svg:height="2.255cm" draw:transform="rotate (-1.5707963267949) translate (30.2390272715939cm 33.5468620972579cm)" svg:viewBox="0 0 906 2256" svg:d="M67 2212h700v-2166h-700zM767 2256h-767v-2256h767v46h-700v2166h700zM834 2256v-2256h-67v2256zM834 1221v-186h72v186z">
                <text:p/>
              </draw:path>
            </draw:g>
            <draw:g>
              <draw:polygon draw:style-name="gr3" draw:text-style-name="P3" draw:layer="layout" svg:width="0.14cm" svg:height="2.619cm" draw:transform="rotate (-1.5707963267949) translate (30.4890043463499cm 33.4078986275805cm)" svg:viewBox="0 0 141 2620" draw:points="141,2620 141,0 0,0 0,2620">
                <text:p/>
              </draw:polygon>
              <draw:polygon draw:style-name="gr4" draw:text-style-name="P4" draw:layer="layout" svg:width="0.14cm" svg:height="2.619cm" draw:transform="rotate (-1.5707963267949) translate (30.4890043463499cm 33.4078986275805cm)" svg:viewBox="0 0 141 2620" draw:points="141,2620 141,0 0,0 0,2620">
                <text:p/>
              </draw:polygon>
            </draw:g>
            <draw:g>
              <draw:polygon draw:style-name="gr3" draw:text-style-name="P3" draw:layer="layout" svg:width="2.017cm" svg:height="0.129cm" draw:transform="rotate (-1.5707963267949) translate (27.8705204857748cm 33.5468620972579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-1.5707963267949) translate (27.8705204857748cm 33.5468620972579cm)" svg:viewBox="0 0 2018 130" draw:points="0,130 2018,130 2018,0 0,0">
                <text:p/>
              </draw:polygon>
            </draw:g>
            <draw:g>
              <draw:polygon draw:style-name="gr3" draw:text-style-name="P3" draw:layer="layout" svg:width="2.017cm" svg:height="0.129cm" draw:transform="rotate (-1.5707963267949) translate (30.6036227232549cm 33.5468620972579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-1.5707963267949) translate (30.6036227232549cm 33.5468620972579cm)" svg:viewBox="0 0 2018 130" draw:points="0,130 2018,130 2018,0 0,0">
                <text:p/>
              </draw:polygon>
            </draw:g>
          </draw:g>
          <draw:g>
            <draw:g>
              <draw:path draw:style-name="gr3" draw:text-style-name="P3" draw:layer="layout" svg:width="1.672cm" svg:height="1.528cm" draw:transform="rotate (-1.5707963267949) translate (29.8124099983995cm 33.9169943852383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  <draw:path draw:style-name="gr4" draw:text-style-name="P4" draw:layer="layout" svg:width="1.672cm" svg:height="1.528cm" draw:transform="rotate (-1.5707963267949) translate (29.8124099983995cm 33.9169943852383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</draw:g>
            <draw:g>
              <draw:polygon draw:style-name="gr3" draw:text-style-name="P3" draw:layer="layout" svg:width="1.669cm" svg:height="2.598cm" draw:transform="rotate (-1.5707963267949) translate (30.4662796498693cm 33.5468620972579cm)" svg:viewBox="0 0 1670 2599" draw:points="0,2599 1670,2599 1670,0 0,0">
                <text:p/>
              </draw:polygon>
              <draw:polygon draw:style-name="gr4" draw:text-style-name="P4" draw:layer="layout" svg:width="1.669cm" svg:height="2.598cm" draw:transform="rotate (-1.5707963267949) translate (30.4662796498693cm 33.5468620972579cm)" svg:viewBox="0 0 1670 2599" draw:points="0,2599 1670,2599 1670,0 0,0">
                <text:p/>
              </draw:polygon>
            </draw:g>
            <draw:g>
              <draw:polygon draw:style-name="gr3" draw:text-style-name="P3" draw:layer="layout" svg:width="0.46cm" svg:height="1.164cm" draw:transform="rotate (-1.5707963267949) translate (29.6633352562317cm 34.6502320464977cm)" svg:viewBox="0 0 461 1165" draw:points="461,0 0,0 0,1165 461,1165">
                <text:p/>
              </draw:polygon>
              <draw:polygon draw:style-name="gr4" draw:text-style-name="P4" draw:layer="layout" svg:width="0.46cm" svg:height="1.164cm" draw:transform="rotate (-1.5707963267949) translate (29.6633352562317cm 34.6502320464977cm)" svg:viewBox="0 0 461 1165" draw:points="461,0 0,0 0,1165 461,1165">
                <text:p/>
              </draw:polygon>
            </draw:g>
            <draw:g>
              <draw:polygon draw:style-name="gr5" draw:text-style-name="P5" draw:layer="layout" svg:width="0.011cm" svg:height="0.034cm" draw:transform="rotate (-1.5707963267949) translate (29.5079919309507cm 34.6947003567946cm)" svg:viewBox="0 0 12 35" draw:points="12,35 12,0 0,0 0,35">
                <text:p/>
              </draw:polygon>
              <draw:polygon draw:style-name="gr4" draw:text-style-name="P4" draw:layer="layout" svg:width="0.011cm" svg:height="0.034cm" draw:transform="rotate (-1.5707963267949) translate (29.5079919309507cm 34.6947003567946cm)" svg:viewBox="0 0 12 35" draw:points="12,35 12,0 0,0 0,35">
                <text:p/>
              </draw:polygon>
            </draw:g>
            <draw:g>
              <draw:path draw:style-name="gr5" draw:text-style-name="P5" draw:layer="layout" svg:width="0.356cm" svg:height="1.053cm" draw:transform="rotate (-1.5707963267949) translate (29.5818436757566cm 34.6863625486139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  <draw:path draw:style-name="gr4" draw:text-style-name="P4" draw:layer="layout" svg:width="0.356cm" svg:height="1.053cm" draw:transform="rotate (-1.5707963267949) translate (29.5818436757566cm 34.6863625486139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</draw:g>
            <draw:g>
              <draw:path draw:style-name="gr5" draw:text-style-name="P5" draw:layer="layout" svg:width="0.356cm" svg:height="1.104cm" draw:transform="rotate (-1.5707963267949) translate (29.6353225254436cm 34.6863625486139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  <draw:path draw:style-name="gr4" draw:text-style-name="P4" draw:layer="layout" svg:width="0.356cm" svg:height="1.104cm" draw:transform="rotate (-1.5707963267949) translate (29.6353225254436cm 34.6863625486139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</draw:g>
            <draw:g>
              <draw:path draw:style-name="gr3" draw:text-style-name="P3" draw:layer="layout" svg:width="0.557cm" svg:height="1.305cm" draw:transform="rotate (-1.5707963267949) translate (29.7320937772578cm 34.0665854738521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373 920c16-5 32-14 49-24 41-25 78-57 102-101 23-44 34-93 34-139 0-51-11-100-34-144-24-44-61-77-102-102-17-9-33-19-49-23z">
                <text:p/>
              </draw:path>
              <draw:path draw:style-name="gr4" draw:text-style-name="P4" draw:layer="layout" svg:width="0.557cm" svg:height="1.305cm" draw:transform="rotate (-1.5707963267949) translate (29.7320937772578cm 34.0665854738521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232 401h71M232 512h71M232 623h71M232 737h71M232 850h71M232 964h71M232 341h71M232 456h71M232 568h71M232 681h71M232 795h71M232 906h71M262 1077h32M262 1022h32M262 283h32M262 227h32M306 58v1188M373 920c16-5 32-14 49-24 41-25 78-57 102-101 23-44 34-93 34-139 0-51-11-100-34-144-24-44-61-77-102-102-17-9-33-19-49-23z">
                <text:p/>
              </draw:path>
            </draw:g>
            <draw:g>
              <draw:path draw:style-name="gr3" draw:text-style-name="P3" draw:layer="layout" svg:width="0.905cm" svg:height="2.255cm" draw:transform="rotate (-1.5707963267949) translate (30.2390272715939cm 33.5468620972579cm)" svg:viewBox="0 0 906 2256" svg:d="M67 2212h700v-2166h-700zM767 2256h-767v-2256h767v46h-700v2166h700zM834 2256v-2256h-67v2256zM834 1221v-186h72v186z">
                <text:p/>
              </draw:path>
              <draw:path draw:style-name="gr4" draw:text-style-name="P4" draw:layer="layout" svg:width="0.905cm" svg:height="2.255cm" draw:transform="rotate (-1.5707963267949) translate (30.2390272715939cm 33.5468620972579cm)" svg:viewBox="0 0 906 2256" svg:d="M67 2212h700v-2166h-700zM767 2256h-767v-2256h767v46h-700v2166h700zM834 2256v-2256h-67v2256zM834 1221v-186h72v186z">
                <text:p/>
              </draw:path>
            </draw:g>
            <draw:g>
              <draw:polygon draw:style-name="gr3" draw:text-style-name="P3" draw:layer="layout" svg:width="0.14cm" svg:height="2.619cm" draw:transform="rotate (-1.5707963267949) translate (30.4890043463499cm 33.4078986275805cm)" svg:viewBox="0 0 141 2620" draw:points="141,2620 141,0 0,0 0,2620">
                <text:p/>
              </draw:polygon>
              <draw:polygon draw:style-name="gr4" draw:text-style-name="P4" draw:layer="layout" svg:width="0.14cm" svg:height="2.619cm" draw:transform="rotate (-1.5707963267949) translate (30.4890043463499cm 33.4078986275805cm)" svg:viewBox="0 0 141 2620" draw:points="141,2620 141,0 0,0 0,2620">
                <text:p/>
              </draw:polygon>
            </draw:g>
            <draw:g>
              <draw:polygon draw:style-name="gr3" draw:text-style-name="P3" draw:layer="layout" svg:width="2.017cm" svg:height="0.129cm" draw:transform="rotate (-1.5707963267949) translate (27.8705204857748cm 33.5468620972579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-1.5707963267949) translate (27.8705204857748cm 33.5468620972579cm)" svg:viewBox="0 0 2018 130" draw:points="0,130 2018,130 2018,0 0,0">
                <text:p/>
              </draw:polygon>
            </draw:g>
            <draw:g>
              <draw:polygon draw:style-name="gr3" draw:text-style-name="P3" draw:layer="layout" svg:width="2.017cm" svg:height="0.129cm" draw:transform="rotate (-1.5707963267949) translate (30.6036227232549cm 33.5468620972579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-1.5707963267949) translate (30.6036227232549cm 33.5468620972579cm)" svg:viewBox="0 0 2018 130" draw:points="0,130 2018,130 2018,0 0,0">
                <text:p/>
              </draw:polygon>
            </draw:g>
          </draw:g>
        </draw:g>
        <draw:g>
          <draw:g>
            <draw:g>
              <draw:path draw:style-name="gr3" draw:text-style-name="P3" draw:layer="layout" svg:width="1.672cm" svg:height="1.528cm" draw:transform="rotate (-1.5707963267949) translate (26.1021425874286cm 33.8291195949123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  <draw:path draw:style-name="gr4" draw:text-style-name="P4" draw:layer="layout" svg:width="1.672cm" svg:height="1.528cm" draw:transform="rotate (-1.5707963267949) translate (26.1021425874286cm 33.8291195949123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</draw:g>
            <draw:g>
              <draw:polygon draw:style-name="gr3" draw:text-style-name="P3" draw:layer="layout" svg:width="1.669cm" svg:height="2.598cm" draw:transform="rotate (-1.5707963267949) translate (26.7560122388984cm 33.4589873069319cm)" svg:viewBox="0 0 1670 2599" draw:points="0,2599 1670,2599 1670,0 0,0">
                <text:p/>
              </draw:polygon>
              <draw:polygon draw:style-name="gr4" draw:text-style-name="P4" draw:layer="layout" svg:width="1.669cm" svg:height="2.598cm" draw:transform="rotate (-1.5707963267949) translate (26.7560122388984cm 33.4589873069319cm)" svg:viewBox="0 0 1670 2599" draw:points="0,2599 1670,2599 1670,0 0,0">
                <text:p/>
              </draw:polygon>
            </draw:g>
            <draw:g>
              <draw:polygon draw:style-name="gr3" draw:text-style-name="P3" draw:layer="layout" svg:width="0.46cm" svg:height="1.164cm" draw:transform="rotate (-1.5707963267949) translate (25.9530678452607cm 34.5623572561716cm)" svg:viewBox="0 0 461 1165" draw:points="461,0 0,0 0,1165 461,1165">
                <text:p/>
              </draw:polygon>
              <draw:polygon draw:style-name="gr4" draw:text-style-name="P4" draw:layer="layout" svg:width="0.46cm" svg:height="1.164cm" draw:transform="rotate (-1.5707963267949) translate (25.9530678452607cm 34.5623572561716cm)" svg:viewBox="0 0 461 1165" draw:points="461,0 0,0 0,1165 461,1165">
                <text:p/>
              </draw:polygon>
            </draw:g>
            <draw:g>
              <draw:polygon draw:style-name="gr5" draw:text-style-name="P5" draw:layer="layout" svg:width="0.011cm" svg:height="0.034cm" draw:transform="rotate (-1.5707963267949) translate (25.7977245199798cm 34.6068255664686cm)" svg:viewBox="0 0 12 35" draw:points="12,35 12,0 0,0 0,35">
                <text:p/>
              </draw:polygon>
              <draw:polygon draw:style-name="gr4" draw:text-style-name="P4" draw:layer="layout" svg:width="0.011cm" svg:height="0.034cm" draw:transform="rotate (-1.5707963267949) translate (25.7977245199798cm 34.6068255664686cm)" svg:viewBox="0 0 12 35" draw:points="12,35 12,0 0,0 0,35">
                <text:p/>
              </draw:polygon>
            </draw:g>
            <draw:g>
              <draw:path draw:style-name="gr5" draw:text-style-name="P5" draw:layer="layout" svg:width="0.356cm" svg:height="1.053cm" draw:transform="rotate (-1.5707963267949) translate (25.8715762647856cm 34.5984877582878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  <draw:path draw:style-name="gr4" draw:text-style-name="P4" draw:layer="layout" svg:width="0.356cm" svg:height="1.053cm" draw:transform="rotate (-1.5707963267949) translate (25.8715762647856cm 34.5984877582878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</draw:g>
            <draw:g>
              <draw:path draw:style-name="gr5" draw:text-style-name="P5" draw:layer="layout" svg:width="0.356cm" svg:height="1.104cm" draw:transform="rotate (-1.5707963267949) translate (25.9250551144727cm 34.5984877582878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  <draw:path draw:style-name="gr4" draw:text-style-name="P4" draw:layer="layout" svg:width="0.356cm" svg:height="1.104cm" draw:transform="rotate (-1.5707963267949) translate (25.9250551144727cm 34.5984877582878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</draw:g>
            <draw:g>
              <draw:path draw:style-name="gr3" draw:text-style-name="P3" draw:layer="layout" svg:width="0.557cm" svg:height="1.305cm" draw:transform="rotate (-1.5707963267949) translate (26.0218263662869cm 33.978710683526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373 920c16-5 32-14 49-24 41-25 78-57 102-101 23-44 34-93 34-139 0-51-11-100-34-144-24-44-61-77-102-102-17-9-33-19-49-23z">
                <text:p/>
              </draw:path>
              <draw:path draw:style-name="gr4" draw:text-style-name="P4" draw:layer="layout" svg:width="0.557cm" svg:height="1.305cm" draw:transform="rotate (-1.5707963267949) translate (26.0218263662869cm 33.978710683526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232 401h71M232 512h71M232 623h71M232 737h71M232 850h71M232 964h71M232 341h71M232 456h71M232 568h71M232 681h71M232 795h71M232 906h71M262 1077h32M262 1022h32M262 283h32M262 227h32M306 58v1188M373 920c16-5 32-14 49-24 41-25 78-57 102-101 23-44 34-93 34-139 0-51-11-100-34-144-24-44-61-77-102-102-17-9-33-19-49-23z">
                <text:p/>
              </draw:path>
            </draw:g>
            <draw:g>
              <draw:path draw:style-name="gr3" draw:text-style-name="P3" draw:layer="layout" svg:width="0.905cm" svg:height="2.255cm" draw:transform="rotate (-1.5707963267949) translate (26.5287598606229cm 33.4589873069319cm)" svg:viewBox="0 0 906 2256" svg:d="M67 2212h700v-2166h-700zM767 2256h-767v-2256h767v46h-700v2166h700zM834 2256v-2256h-67v2256zM834 1221v-186h72v186z">
                <text:p/>
              </draw:path>
              <draw:path draw:style-name="gr4" draw:text-style-name="P4" draw:layer="layout" svg:width="0.905cm" svg:height="2.255cm" draw:transform="rotate (-1.5707963267949) translate (26.5287598606229cm 33.4589873069319cm)" svg:viewBox="0 0 906 2256" svg:d="M67 2212h700v-2166h-700zM767 2256h-767v-2256h767v46h-700v2166h700zM834 2256v-2256h-67v2256zM834 1221v-186h72v186z">
                <text:p/>
              </draw:path>
            </draw:g>
            <draw:g>
              <draw:polygon draw:style-name="gr3" draw:text-style-name="P3" draw:layer="layout" svg:width="0.14cm" svg:height="2.619cm" draw:transform="rotate (-1.5707963267949) translate (26.7787369353789cm 33.3200238372544cm)" svg:viewBox="0 0 141 2620" draw:points="141,2620 141,0 0,0 0,2620">
                <text:p/>
              </draw:polygon>
              <draw:polygon draw:style-name="gr4" draw:text-style-name="P4" draw:layer="layout" svg:width="0.14cm" svg:height="2.619cm" draw:transform="rotate (-1.5707963267949) translate (26.7787369353789cm 33.3200238372544cm)" svg:viewBox="0 0 141 2620" draw:points="141,2620 141,0 0,0 0,2620">
                <text:p/>
              </draw:polygon>
            </draw:g>
            <draw:g>
              <draw:polygon draw:style-name="gr3" draw:text-style-name="P3" draw:layer="layout" svg:width="2.017cm" svg:height="0.129cm" draw:transform="rotate (-1.5707963267949) translate (24.1602530748038cm 33.4589873069319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-1.5707963267949) translate (24.1602530748038cm 33.4589873069319cm)" svg:viewBox="0 0 2018 130" draw:points="0,130 2018,130 2018,0 0,0">
                <text:p/>
              </draw:polygon>
            </draw:g>
            <draw:g>
              <draw:polygon draw:style-name="gr3" draw:text-style-name="P3" draw:layer="layout" svg:width="2.017cm" svg:height="0.129cm" draw:transform="rotate (-1.5707963267949) translate (26.893355312284cm 33.4589873069319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-1.5707963267949) translate (26.893355312284cm 33.4589873069319cm)" svg:viewBox="0 0 2018 130" draw:points="0,130 2018,130 2018,0 0,0">
                <text:p/>
              </draw:polygon>
            </draw:g>
          </draw:g>
          <draw:g>
            <draw:g>
              <draw:path draw:style-name="gr3" draw:text-style-name="P3" draw:layer="layout" svg:width="1.672cm" svg:height="1.528cm" draw:transform="rotate (-1.5707963267949) translate (26.1021425874286cm 33.8291195949123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  <draw:path draw:style-name="gr4" draw:text-style-name="P4" draw:layer="layout" svg:width="1.672cm" svg:height="1.528cm" draw:transform="rotate (-1.5707963267949) translate (26.1021425874286cm 33.8291195949123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</draw:g>
            <draw:g>
              <draw:polygon draw:style-name="gr3" draw:text-style-name="P3" draw:layer="layout" svg:width="1.669cm" svg:height="2.598cm" draw:transform="rotate (-1.5707963267949) translate (26.7560122388984cm 33.4589873069319cm)" svg:viewBox="0 0 1670 2599" draw:points="0,2599 1670,2599 1670,0 0,0">
                <text:p/>
              </draw:polygon>
              <draw:polygon draw:style-name="gr4" draw:text-style-name="P4" draw:layer="layout" svg:width="1.669cm" svg:height="2.598cm" draw:transform="rotate (-1.5707963267949) translate (26.7560122388984cm 33.4589873069319cm)" svg:viewBox="0 0 1670 2599" draw:points="0,2599 1670,2599 1670,0 0,0">
                <text:p/>
              </draw:polygon>
            </draw:g>
            <draw:g>
              <draw:polygon draw:style-name="gr3" draw:text-style-name="P3" draw:layer="layout" svg:width="0.46cm" svg:height="1.164cm" draw:transform="rotate (-1.5707963267949) translate (25.9530678452607cm 34.5623572561716cm)" svg:viewBox="0 0 461 1165" draw:points="461,0 0,0 0,1165 461,1165">
                <text:p/>
              </draw:polygon>
              <draw:polygon draw:style-name="gr4" draw:text-style-name="P4" draw:layer="layout" svg:width="0.46cm" svg:height="1.164cm" draw:transform="rotate (-1.5707963267949) translate (25.9530678452607cm 34.5623572561716cm)" svg:viewBox="0 0 461 1165" draw:points="461,0 0,0 0,1165 461,1165">
                <text:p/>
              </draw:polygon>
            </draw:g>
            <draw:g>
              <draw:polygon draw:style-name="gr5" draw:text-style-name="P5" draw:layer="layout" svg:width="0.011cm" svg:height="0.034cm" draw:transform="rotate (-1.5707963267949) translate (25.7977245199798cm 34.6068255664686cm)" svg:viewBox="0 0 12 35" draw:points="12,35 12,0 0,0 0,35">
                <text:p/>
              </draw:polygon>
              <draw:polygon draw:style-name="gr4" draw:text-style-name="P4" draw:layer="layout" svg:width="0.011cm" svg:height="0.034cm" draw:transform="rotate (-1.5707963267949) translate (25.7977245199798cm 34.6068255664686cm)" svg:viewBox="0 0 12 35" draw:points="12,35 12,0 0,0 0,35">
                <text:p/>
              </draw:polygon>
            </draw:g>
            <draw:g>
              <draw:path draw:style-name="gr5" draw:text-style-name="P5" draw:layer="layout" svg:width="0.356cm" svg:height="1.053cm" draw:transform="rotate (-1.5707963267949) translate (25.8715762647856cm 34.5984877582878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  <draw:path draw:style-name="gr4" draw:text-style-name="P4" draw:layer="layout" svg:width="0.356cm" svg:height="1.053cm" draw:transform="rotate (-1.5707963267949) translate (25.8715762647856cm 34.5984877582878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</draw:g>
            <draw:g>
              <draw:path draw:style-name="gr5" draw:text-style-name="P5" draw:layer="layout" svg:width="0.356cm" svg:height="1.104cm" draw:transform="rotate (-1.5707963267949) translate (25.9250551144727cm 34.5984877582878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  <draw:path draw:style-name="gr4" draw:text-style-name="P4" draw:layer="layout" svg:width="0.356cm" svg:height="1.104cm" draw:transform="rotate (-1.5707963267949) translate (25.9250551144727cm 34.5984877582878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</draw:g>
            <draw:g>
              <draw:path draw:style-name="gr3" draw:text-style-name="P3" draw:layer="layout" svg:width="0.557cm" svg:height="1.305cm" draw:transform="rotate (-1.5707963267949) translate (26.0218263662869cm 33.978710683526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373 920c16-5 32-14 49-24 41-25 78-57 102-101 23-44 34-93 34-139 0-51-11-100-34-144-24-44-61-77-102-102-17-9-33-19-49-23z">
                <text:p/>
              </draw:path>
              <draw:path draw:style-name="gr4" draw:text-style-name="P4" draw:layer="layout" svg:width="0.557cm" svg:height="1.305cm" draw:transform="rotate (-1.5707963267949) translate (26.0218263662869cm 33.978710683526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232 401h71M232 512h71M232 623h71M232 737h71M232 850h71M232 964h71M232 341h71M232 456h71M232 568h71M232 681h71M232 795h71M232 906h71M262 1077h32M262 1022h32M262 283h32M262 227h32M306 58v1188M373 920c16-5 32-14 49-24 41-25 78-57 102-101 23-44 34-93 34-139 0-51-11-100-34-144-24-44-61-77-102-102-17-9-33-19-49-23z">
                <text:p/>
              </draw:path>
            </draw:g>
            <draw:g>
              <draw:path draw:style-name="gr3" draw:text-style-name="P3" draw:layer="layout" svg:width="0.905cm" svg:height="2.255cm" draw:transform="rotate (-1.5707963267949) translate (26.5287598606229cm 33.4589873069319cm)" svg:viewBox="0 0 906 2256" svg:d="M67 2212h700v-2166h-700zM767 2256h-767v-2256h767v46h-700v2166h700zM834 2256v-2256h-67v2256zM834 1221v-186h72v186z">
                <text:p/>
              </draw:path>
              <draw:path draw:style-name="gr4" draw:text-style-name="P4" draw:layer="layout" svg:width="0.905cm" svg:height="2.255cm" draw:transform="rotate (-1.5707963267949) translate (26.5287598606229cm 33.4589873069319cm)" svg:viewBox="0 0 906 2256" svg:d="M67 2212h700v-2166h-700zM767 2256h-767v-2256h767v46h-700v2166h700zM834 2256v-2256h-67v2256zM834 1221v-186h72v186z">
                <text:p/>
              </draw:path>
            </draw:g>
            <draw:g>
              <draw:polygon draw:style-name="gr3" draw:text-style-name="P3" draw:layer="layout" svg:width="0.14cm" svg:height="2.619cm" draw:transform="rotate (-1.5707963267949) translate (26.7787369353789cm 33.3200238372544cm)" svg:viewBox="0 0 141 2620" draw:points="141,2620 141,0 0,0 0,2620">
                <text:p/>
              </draw:polygon>
              <draw:polygon draw:style-name="gr4" draw:text-style-name="P4" draw:layer="layout" svg:width="0.14cm" svg:height="2.619cm" draw:transform="rotate (-1.5707963267949) translate (26.7787369353789cm 33.3200238372544cm)" svg:viewBox="0 0 141 2620" draw:points="141,2620 141,0 0,0 0,2620">
                <text:p/>
              </draw:polygon>
            </draw:g>
            <draw:g>
              <draw:polygon draw:style-name="gr3" draw:text-style-name="P3" draw:layer="layout" svg:width="2.017cm" svg:height="0.129cm" draw:transform="rotate (-1.5707963267949) translate (24.1602530748038cm 33.4589873069319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-1.5707963267949) translate (24.1602530748038cm 33.4589873069319cm)" svg:viewBox="0 0 2018 130" draw:points="0,130 2018,130 2018,0 0,0">
                <text:p/>
              </draw:polygon>
            </draw:g>
            <draw:g>
              <draw:polygon draw:style-name="gr3" draw:text-style-name="P3" draw:layer="layout" svg:width="2.017cm" svg:height="0.129cm" draw:transform="rotate (-1.5707963267949) translate (26.893355312284cm 33.4589873069319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-1.5707963267949) translate (26.893355312284cm 33.4589873069319cm)" svg:viewBox="0 0 2018 130" draw:points="0,130 2018,130 2018,0 0,0">
                <text:p/>
              </draw:polygon>
            </draw:g>
          </draw:g>
        </draw:g>
        <draw:g>
          <draw:g>
            <draw:g>
              <draw:path draw:style-name="gr3" draw:text-style-name="P3" draw:layer="layout" svg:width="1.672cm" svg:height="1.528cm" draw:transform="rotate (-3.14159265358979) translate (25.7346521481984cm 30.9348234187078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  <draw:path draw:style-name="gr4" draw:text-style-name="P4" draw:layer="layout" svg:width="1.672cm" svg:height="1.528cm" draw:transform="rotate (-3.14159265358979) translate (25.7346521481984cm 30.9348234187078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</draw:g>
            <draw:g>
              <draw:polygon draw:style-name="gr3" draw:text-style-name="P3" draw:layer="layout" svg:width="1.669cm" svg:height="2.598cm" draw:transform="rotate (-3.14159265358979) translate (26.1047844361788cm 31.5886930701779cm)" svg:viewBox="0 0 1670 2599" draw:points="0,2599 1670,2599 1670,0 0,0">
                <text:p/>
              </draw:polygon>
              <draw:polygon draw:style-name="gr4" draw:text-style-name="P4" draw:layer="layout" svg:width="1.669cm" svg:height="2.598cm" draw:transform="rotate (-3.14159265358979) translate (26.1047844361788cm 31.5886930701779cm)" svg:viewBox="0 0 1670 2599" draw:points="0,2599 1670,2599 1670,0 0,0">
                <text:p/>
              </draw:polygon>
            </draw:g>
            <draw:g>
              <draw:polygon draw:style-name="gr3" draw:text-style-name="P3" draw:layer="layout" svg:width="0.46cm" svg:height="1.164cm" draw:transform="rotate (-3.14159265358979) translate (25.0014144869388cm 30.78574867654cm)" svg:viewBox="0 0 461 1165" draw:points="461,0 0,0 0,1165 461,1165">
                <text:p/>
              </draw:polygon>
              <draw:polygon draw:style-name="gr4" draw:text-style-name="P4" draw:layer="layout" svg:width="0.46cm" svg:height="1.164cm" draw:transform="rotate (-3.14159265358979) translate (25.0014144869388cm 30.78574867654cm)" svg:viewBox="0 0 461 1165" draw:points="461,0 0,0 0,1165 461,1165">
                <text:p/>
              </draw:polygon>
            </draw:g>
            <draw:g>
              <draw:polygon draw:style-name="gr5" draw:text-style-name="P5" draw:layer="layout" svg:width="0.011cm" svg:height="0.034cm" draw:transform="rotate (-3.14159265358979) translate (24.956946176642cm 30.630405351259cm)" svg:viewBox="0 0 12 35" draw:points="12,35 12,0 0,0 0,35">
                <text:p/>
              </draw:polygon>
              <draw:polygon draw:style-name="gr4" draw:text-style-name="P4" draw:layer="layout" svg:width="0.011cm" svg:height="0.034cm" draw:transform="rotate (-3.14159265358979) translate (24.956946176642cm 30.630405351259cm)" svg:viewBox="0 0 12 35" draw:points="12,35 12,0 0,0 0,35">
                <text:p/>
              </draw:polygon>
            </draw:g>
            <draw:g>
              <draw:path draw:style-name="gr5" draw:text-style-name="P5" draw:layer="layout" svg:width="0.356cm" svg:height="1.053cm" draw:transform="rotate (-3.14159265358979) translate (24.9652839848228cm 30.7042570960649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  <draw:path draw:style-name="gr4" draw:text-style-name="P4" draw:layer="layout" svg:width="0.356cm" svg:height="1.053cm" draw:transform="rotate (-3.14159265358979) translate (24.9652839848228cm 30.7042570960649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</draw:g>
            <draw:g>
              <draw:path draw:style-name="gr5" draw:text-style-name="P5" draw:layer="layout" svg:width="0.356cm" svg:height="1.104cm" draw:transform="rotate (-3.14159265358979) translate (24.9652839848228cm 30.757735945752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  <draw:path draw:style-name="gr4" draw:text-style-name="P4" draw:layer="layout" svg:width="0.356cm" svg:height="1.104cm" draw:transform="rotate (-3.14159265358979) translate (24.9652839848228cm 30.757735945752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</draw:g>
            <draw:g>
              <draw:path draw:style-name="gr3" draw:text-style-name="P3" draw:layer="layout" svg:width="0.557cm" svg:height="1.305cm" draw:transform="rotate (-3.14159265358979) translate (25.5850610595846cm 30.8545071975661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373 920c16-5 32-14 49-24 41-25 78-57 102-101 23-44 34-93 34-139 0-51-11-100-34-144-24-44-61-77-102-102-17-9-33-19-49-23z">
                <text:p/>
              </draw:path>
              <draw:path draw:style-name="gr4" draw:text-style-name="P4" draw:layer="layout" svg:width="0.557cm" svg:height="1.305cm" draw:transform="rotate (-3.14159265358979) translate (25.5850610595846cm 30.8545071975661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232 401h71M232 512h71M232 623h71M232 737h71M232 850h71M232 964h71M232 341h71M232 456h71M232 568h71M232 681h71M232 795h71M232 906h71M262 1077h32M262 1022h32M262 283h32M262 227h32M306 58v1188M373 920c16-5 32-14 49-24 41-25 78-57 102-101 23-44 34-93 34-139 0-51-11-100-34-144-24-44-61-77-102-102-17-9-33-19-49-23z">
                <text:p/>
              </draw:path>
            </draw:g>
            <draw:g>
              <draw:path draw:style-name="gr3" draw:text-style-name="P3" draw:layer="layout" svg:width="0.905cm" svg:height="2.255cm" draw:transform="rotate (-3.14159265358979) translate (26.1047844361788cm 31.3614406919024cm)" svg:viewBox="0 0 906 2256" svg:d="M67 2212h700v-2166h-700zM767 2256h-767v-2256h767v46h-700v2166h700zM834 2256v-2256h-67v2256zM834 1221v-186h72v186z">
                <text:p/>
              </draw:path>
              <draw:path draw:style-name="gr4" draw:text-style-name="P4" draw:layer="layout" svg:width="0.905cm" svg:height="2.255cm" draw:transform="rotate (-3.14159265358979) translate (26.1047844361788cm 31.3614406919024cm)" svg:viewBox="0 0 906 2256" svg:d="M67 2212h700v-2166h-700zM767 2256h-767v-2256h767v46h-700v2166h700zM834 2256v-2256h-67v2256zM834 1221v-186h72v186z">
                <text:p/>
              </draw:path>
            </draw:g>
            <draw:g>
              <draw:polygon draw:style-name="gr3" draw:text-style-name="P3" draw:layer="layout" svg:width="0.14cm" svg:height="2.619cm" draw:transform="rotate (-3.14159265358979) translate (26.2437479058562cm 31.6114177666582cm)" svg:viewBox="0 0 141 2620" draw:points="141,2620 141,0 0,0 0,2620">
                <text:p/>
              </draw:polygon>
              <draw:polygon draw:style-name="gr4" draw:text-style-name="P4" draw:layer="layout" svg:width="0.14cm" svg:height="2.619cm" draw:transform="rotate (-3.14159265358979) translate (26.2437479058562cm 31.6114177666582cm)" svg:viewBox="0 0 141 2620" draw:points="141,2620 141,0 0,0 0,2620">
                <text:p/>
              </draw:polygon>
            </draw:g>
            <draw:g>
              <draw:polygon draw:style-name="gr3" draw:text-style-name="P3" draw:layer="layout" svg:width="2.017cm" svg:height="0.129cm" draw:transform="rotate (-3.14159265358979) translate (26.1047844361788cm 28.9929339060831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-3.14159265358979) translate (26.1047844361788cm 28.9929339060831cm)" svg:viewBox="0 0 2018 130" draw:points="0,130 2018,130 2018,0 0,0">
                <text:p/>
              </draw:polygon>
            </draw:g>
            <draw:g>
              <draw:polygon draw:style-name="gr3" draw:text-style-name="P3" draw:layer="layout" svg:width="2.017cm" svg:height="0.129cm" draw:transform="rotate (-3.14159265358979) translate (26.1047844361788cm 31.7260361435632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-3.14159265358979) translate (26.1047844361788cm 31.7260361435632cm)" svg:viewBox="0 0 2018 130" draw:points="0,130 2018,130 2018,0 0,0">
                <text:p/>
              </draw:polygon>
            </draw:g>
          </draw:g>
          <draw:g>
            <draw:g>
              <draw:path draw:style-name="gr3" draw:text-style-name="P3" draw:layer="layout" svg:width="1.672cm" svg:height="1.528cm" draw:transform="rotate (-3.14159265358979) translate (25.7346521481984cm 30.9348234187078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  <draw:path draw:style-name="gr4" draw:text-style-name="P4" draw:layer="layout" svg:width="1.672cm" svg:height="1.528cm" draw:transform="rotate (-3.14159265358979) translate (25.7346521481984cm 30.9348234187078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</draw:g>
            <draw:g>
              <draw:polygon draw:style-name="gr3" draw:text-style-name="P3" draw:layer="layout" svg:width="1.669cm" svg:height="2.598cm" draw:transform="rotate (-3.14159265358979) translate (26.1047844361788cm 31.5886930701779cm)" svg:viewBox="0 0 1670 2599" draw:points="0,2599 1670,2599 1670,0 0,0">
                <text:p/>
              </draw:polygon>
              <draw:polygon draw:style-name="gr4" draw:text-style-name="P4" draw:layer="layout" svg:width="1.669cm" svg:height="2.598cm" draw:transform="rotate (-3.14159265358979) translate (26.1047844361788cm 31.5886930701779cm)" svg:viewBox="0 0 1670 2599" draw:points="0,2599 1670,2599 1670,0 0,0">
                <text:p/>
              </draw:polygon>
            </draw:g>
            <draw:g>
              <draw:polygon draw:style-name="gr3" draw:text-style-name="P3" draw:layer="layout" svg:width="0.46cm" svg:height="1.164cm" draw:transform="rotate (-3.14159265358979) translate (25.0014144869388cm 30.78574867654cm)" svg:viewBox="0 0 461 1165" draw:points="461,0 0,0 0,1165 461,1165">
                <text:p/>
              </draw:polygon>
              <draw:polygon draw:style-name="gr4" draw:text-style-name="P4" draw:layer="layout" svg:width="0.46cm" svg:height="1.164cm" draw:transform="rotate (-3.14159265358979) translate (25.0014144869388cm 30.78574867654cm)" svg:viewBox="0 0 461 1165" draw:points="461,0 0,0 0,1165 461,1165">
                <text:p/>
              </draw:polygon>
            </draw:g>
            <draw:g>
              <draw:polygon draw:style-name="gr5" draw:text-style-name="P5" draw:layer="layout" svg:width="0.011cm" svg:height="0.034cm" draw:transform="rotate (-3.14159265358979) translate (24.956946176642cm 30.630405351259cm)" svg:viewBox="0 0 12 35" draw:points="12,35 12,0 0,0 0,35">
                <text:p/>
              </draw:polygon>
              <draw:polygon draw:style-name="gr4" draw:text-style-name="P4" draw:layer="layout" svg:width="0.011cm" svg:height="0.034cm" draw:transform="rotate (-3.14159265358979) translate (24.956946176642cm 30.630405351259cm)" svg:viewBox="0 0 12 35" draw:points="12,35 12,0 0,0 0,35">
                <text:p/>
              </draw:polygon>
            </draw:g>
            <draw:g>
              <draw:path draw:style-name="gr5" draw:text-style-name="P5" draw:layer="layout" svg:width="0.356cm" svg:height="1.053cm" draw:transform="rotate (-3.14159265358979) translate (24.9652839848228cm 30.7042570960649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  <draw:path draw:style-name="gr4" draw:text-style-name="P4" draw:layer="layout" svg:width="0.356cm" svg:height="1.053cm" draw:transform="rotate (-3.14159265358979) translate (24.9652839848228cm 30.7042570960649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</draw:g>
            <draw:g>
              <draw:path draw:style-name="gr5" draw:text-style-name="P5" draw:layer="layout" svg:width="0.356cm" svg:height="1.104cm" draw:transform="rotate (-3.14159265358979) translate (24.9652839848228cm 30.757735945752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  <draw:path draw:style-name="gr4" draw:text-style-name="P4" draw:layer="layout" svg:width="0.356cm" svg:height="1.104cm" draw:transform="rotate (-3.14159265358979) translate (24.9652839848228cm 30.757735945752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</draw:g>
            <draw:g>
              <draw:path draw:style-name="gr3" draw:text-style-name="P3" draw:layer="layout" svg:width="0.557cm" svg:height="1.305cm" draw:transform="rotate (-3.14159265358979) translate (25.5850610595846cm 30.8545071975661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373 920c16-5 32-14 49-24 41-25 78-57 102-101 23-44 34-93 34-139 0-51-11-100-34-144-24-44-61-77-102-102-17-9-33-19-49-23z">
                <text:p/>
              </draw:path>
              <draw:path draw:style-name="gr4" draw:text-style-name="P4" draw:layer="layout" svg:width="0.557cm" svg:height="1.305cm" draw:transform="rotate (-3.14159265358979) translate (25.5850610595846cm 30.8545071975661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232 401h71M232 512h71M232 623h71M232 737h71M232 850h71M232 964h71M232 341h71M232 456h71M232 568h71M232 681h71M232 795h71M232 906h71M262 1077h32M262 1022h32M262 283h32M262 227h32M306 58v1188M373 920c16-5 32-14 49-24 41-25 78-57 102-101 23-44 34-93 34-139 0-51-11-100-34-144-24-44-61-77-102-102-17-9-33-19-49-23z">
                <text:p/>
              </draw:path>
            </draw:g>
            <draw:g>
              <draw:path draw:style-name="gr3" draw:text-style-name="P3" draw:layer="layout" svg:width="0.905cm" svg:height="2.255cm" draw:transform="rotate (-3.14159265358979) translate (26.1047844361788cm 31.3614406919024cm)" svg:viewBox="0 0 906 2256" svg:d="M67 2212h700v-2166h-700zM767 2256h-767v-2256h767v46h-700v2166h700zM834 2256v-2256h-67v2256zM834 1221v-186h72v186z">
                <text:p/>
              </draw:path>
              <draw:path draw:style-name="gr4" draw:text-style-name="P4" draw:layer="layout" svg:width="0.905cm" svg:height="2.255cm" draw:transform="rotate (-3.14159265358979) translate (26.1047844361788cm 31.3614406919024cm)" svg:viewBox="0 0 906 2256" svg:d="M67 2212h700v-2166h-700zM767 2256h-767v-2256h767v46h-700v2166h700zM834 2256v-2256h-67v2256zM834 1221v-186h72v186z">
                <text:p/>
              </draw:path>
            </draw:g>
            <draw:g>
              <draw:polygon draw:style-name="gr3" draw:text-style-name="P3" draw:layer="layout" svg:width="0.14cm" svg:height="2.619cm" draw:transform="rotate (-3.14159265358979) translate (26.2437479058562cm 31.6114177666582cm)" svg:viewBox="0 0 141 2620" draw:points="141,2620 141,0 0,0 0,2620">
                <text:p/>
              </draw:polygon>
              <draw:polygon draw:style-name="gr4" draw:text-style-name="P4" draw:layer="layout" svg:width="0.14cm" svg:height="2.619cm" draw:transform="rotate (-3.14159265358979) translate (26.2437479058562cm 31.6114177666582cm)" svg:viewBox="0 0 141 2620" draw:points="141,2620 141,0 0,0 0,2620">
                <text:p/>
              </draw:polygon>
            </draw:g>
            <draw:g>
              <draw:polygon draw:style-name="gr3" draw:text-style-name="P3" draw:layer="layout" svg:width="2.017cm" svg:height="0.129cm" draw:transform="rotate (-3.14159265358979) translate (26.1047844361788cm 28.9929339060831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-3.14159265358979) translate (26.1047844361788cm 28.9929339060831cm)" svg:viewBox="0 0 2018 130" draw:points="0,130 2018,130 2018,0 0,0">
                <text:p/>
              </draw:polygon>
            </draw:g>
            <draw:g>
              <draw:polygon draw:style-name="gr3" draw:text-style-name="P3" draw:layer="layout" svg:width="2.017cm" svg:height="0.129cm" draw:transform="rotate (-3.14159265358979) translate (26.1047844361788cm 31.7260361435632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-3.14159265358979) translate (26.1047844361788cm 31.7260361435632cm)" svg:viewBox="0 0 2018 130" draw:points="0,130 2018,130 2018,0 0,0">
                <text:p/>
              </draw:polygon>
            </draw:g>
          </draw:g>
        </draw:g>
        <draw:g>
          <draw:g>
            <draw:g>
              <draw:path draw:style-name="gr3" draw:text-style-name="P3" draw:layer="layout" svg:width="1.672cm" svg:height="1.528cm" draw:transform="rotate (1.5707963267949) translate (32.6675666504337cm 30.4807754369219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  <draw:path draw:style-name="gr4" draw:text-style-name="P4" draw:layer="layout" svg:width="1.672cm" svg:height="1.528cm" draw:transform="rotate (1.5707963267949) translate (32.6675666504337cm 30.4807754369219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</draw:g>
            <draw:g>
              <draw:polygon draw:style-name="gr3" draw:text-style-name="P3" draw:layer="layout" svg:width="1.669cm" svg:height="2.598cm" draw:transform="rotate (1.5707963267949) translate (32.0136969989636cm 30.8509077249023cm)" svg:viewBox="0 0 1670 2599" draw:points="0,2599 1670,2599 1670,0 0,0">
                <text:p/>
              </draw:polygon>
              <draw:polygon draw:style-name="gr4" draw:text-style-name="P4" draw:layer="layout" svg:width="1.669cm" svg:height="2.598cm" draw:transform="rotate (1.5707963267949) translate (32.0136969989636cm 30.8509077249023cm)" svg:viewBox="0 0 1670 2599" draw:points="0,2599 1670,2599 1670,0 0,0">
                <text:p/>
              </draw:polygon>
            </draw:g>
            <draw:g>
              <draw:polygon draw:style-name="gr3" draw:text-style-name="P3" draw:layer="layout" svg:width="0.46cm" svg:height="1.164cm" draw:transform="rotate (1.5707963267949) translate (32.8166413926015cm 29.7475377756626cm)" svg:viewBox="0 0 461 1165" draw:points="461,0 0,0 0,1165 461,1165">
                <text:p/>
              </draw:polygon>
              <draw:polygon draw:style-name="gr4" draw:text-style-name="P4" draw:layer="layout" svg:width="0.46cm" svg:height="1.164cm" draw:transform="rotate (1.5707963267949) translate (32.8166413926015cm 29.7475377756626cm)" svg:viewBox="0 0 461 1165" draw:points="461,0 0,0 0,1165 461,1165">
                <text:p/>
              </draw:polygon>
            </draw:g>
            <draw:g>
              <draw:polygon draw:style-name="gr5" draw:text-style-name="P5" draw:layer="layout" svg:width="0.011cm" svg:height="0.034cm" draw:transform="rotate (1.5707963267949) translate (32.9719847178825cm 29.7030694653656cm)" svg:viewBox="0 0 12 35" draw:points="12,35 12,0 0,0 0,35">
                <text:p/>
              </draw:polygon>
              <draw:polygon draw:style-name="gr4" draw:text-style-name="P4" draw:layer="layout" svg:width="0.011cm" svg:height="0.034cm" draw:transform="rotate (1.5707963267949) translate (32.9719847178825cm 29.7030694653656cm)" svg:viewBox="0 0 12 35" draw:points="12,35 12,0 0,0 0,35">
                <text:p/>
              </draw:polygon>
            </draw:g>
            <draw:g>
              <draw:path draw:style-name="gr5" draw:text-style-name="P5" draw:layer="layout" svg:width="0.356cm" svg:height="1.053cm" draw:transform="rotate (1.5707963267949) translate (32.8981329730766cm 29.7114072735464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  <draw:path draw:style-name="gr4" draw:text-style-name="P4" draw:layer="layout" svg:width="0.356cm" svg:height="1.053cm" draw:transform="rotate (1.5707963267949) translate (32.8981329730766cm 29.7114072735464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</draw:g>
            <draw:g>
              <draw:path draw:style-name="gr5" draw:text-style-name="P5" draw:layer="layout" svg:width="0.356cm" svg:height="1.104cm" draw:transform="rotate (1.5707963267949) translate (32.8446541233896cm 29.7114072735464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  <draw:path draw:style-name="gr4" draw:text-style-name="P4" draw:layer="layout" svg:width="0.356cm" svg:height="1.104cm" draw:transform="rotate (1.5707963267949) translate (32.8446541233896cm 29.7114072735464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</draw:g>
            <draw:g>
              <draw:path draw:style-name="gr3" draw:text-style-name="P3" draw:layer="layout" svg:width="0.557cm" svg:height="1.305cm" draw:transform="rotate (1.5707963267949) translate (32.7478828715754cm 30.3311843483082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373 920c16-5 32-14 49-24 41-25 78-57 102-101 23-44 34-93 34-139 0-51-11-100-34-144-24-44-61-77-102-102-17-9-33-19-49-23z">
                <text:p/>
              </draw:path>
              <draw:path draw:style-name="gr4" draw:text-style-name="P4" draw:layer="layout" svg:width="0.557cm" svg:height="1.305cm" draw:transform="rotate (1.5707963267949) translate (32.7478828715754cm 30.3311843483082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232 401h71M232 512h71M232 623h71M232 737h71M232 850h71M232 964h71M232 341h71M232 456h71M232 568h71M232 681h71M232 795h71M232 906h71M262 1077h32M262 1022h32M262 283h32M262 227h32M306 58v1188M373 920c16-5 32-14 49-24 41-25 78-57 102-101 23-44 34-93 34-139 0-51-11-100-34-144-24-44-61-77-102-102-17-9-33-19-49-23z">
                <text:p/>
              </draw:path>
            </draw:g>
            <draw:g>
              <draw:path draw:style-name="gr3" draw:text-style-name="P3" draw:layer="layout" svg:width="0.905cm" svg:height="2.255cm" draw:transform="rotate (1.5707963267949) translate (32.2409493772391cm 30.8509077249023cm)" svg:viewBox="0 0 906 2256" svg:d="M67 2212h700v-2166h-700zM767 2256h-767v-2256h767v46h-700v2166h700zM834 2256v-2256h-67v2256zM834 1221v-186h72v186z">
                <text:p/>
              </draw:path>
              <draw:path draw:style-name="gr4" draw:text-style-name="P4" draw:layer="layout" svg:width="0.905cm" svg:height="2.255cm" draw:transform="rotate (1.5707963267949) translate (32.2409493772391cm 30.8509077249023cm)" svg:viewBox="0 0 906 2256" svg:d="M67 2212h700v-2166h-700zM767 2256h-767v-2256h767v46h-700v2166h700zM834 2256v-2256h-67v2256zM834 1221v-186h72v186z">
                <text:p/>
              </draw:path>
            </draw:g>
            <draw:g>
              <draw:polygon draw:style-name="gr3" draw:text-style-name="P3" draw:layer="layout" svg:width="0.14cm" svg:height="2.619cm" draw:transform="rotate (1.5707963267949) translate (31.9909723024833cm 30.9898711945798cm)" svg:viewBox="0 0 141 2620" draw:points="141,2620 141,0 0,0 0,2620">
                <text:p/>
              </draw:polygon>
              <draw:polygon draw:style-name="gr4" draw:text-style-name="P4" draw:layer="layout" svg:width="0.14cm" svg:height="2.619cm" draw:transform="rotate (1.5707963267949) translate (31.9909723024833cm 30.9898711945798cm)" svg:viewBox="0 0 141 2620" draw:points="141,2620 141,0 0,0 0,2620">
                <text:p/>
              </draw:polygon>
            </draw:g>
            <draw:g>
              <draw:polygon draw:style-name="gr3" draw:text-style-name="P3" draw:layer="layout" svg:width="2.017cm" svg:height="0.129cm" draw:transform="rotate (1.5707963267949) translate (34.6094561630584cm 30.8509077249023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1.5707963267949) translate (34.6094561630584cm 30.8509077249023cm)" svg:viewBox="0 0 2018 130" draw:points="0,130 2018,130 2018,0 0,0">
                <text:p/>
              </draw:polygon>
            </draw:g>
            <draw:g>
              <draw:polygon draw:style-name="gr3" draw:text-style-name="P3" draw:layer="layout" svg:width="2.017cm" svg:height="0.129cm" draw:transform="rotate (1.5707963267949) translate (31.8763539255783cm 30.8509077249023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1.5707963267949) translate (31.8763539255783cm 30.8509077249023cm)" svg:viewBox="0 0 2018 130" draw:points="0,130 2018,130 2018,0 0,0">
                <text:p/>
              </draw:polygon>
            </draw:g>
          </draw:g>
          <draw:g>
            <draw:g>
              <draw:path draw:style-name="gr3" draw:text-style-name="P3" draw:layer="layout" svg:width="1.672cm" svg:height="1.528cm" draw:transform="rotate (1.5707963267949) translate (32.6675666504337cm 30.4807754369219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  <draw:path draw:style-name="gr4" draw:text-style-name="P4" draw:layer="layout" svg:width="1.672cm" svg:height="1.528cm" draw:transform="rotate (1.5707963267949) translate (32.6675666504337cm 30.4807754369219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</draw:g>
            <draw:g>
              <draw:polygon draw:style-name="gr3" draw:text-style-name="P3" draw:layer="layout" svg:width="1.669cm" svg:height="2.598cm" draw:transform="rotate (1.5707963267949) translate (32.0136969989636cm 30.8509077249023cm)" svg:viewBox="0 0 1670 2599" draw:points="0,2599 1670,2599 1670,0 0,0">
                <text:p/>
              </draw:polygon>
              <draw:polygon draw:style-name="gr4" draw:text-style-name="P4" draw:layer="layout" svg:width="1.669cm" svg:height="2.598cm" draw:transform="rotate (1.5707963267949) translate (32.0136969989636cm 30.8509077249023cm)" svg:viewBox="0 0 1670 2599" draw:points="0,2599 1670,2599 1670,0 0,0">
                <text:p/>
              </draw:polygon>
            </draw:g>
            <draw:g>
              <draw:polygon draw:style-name="gr3" draw:text-style-name="P3" draw:layer="layout" svg:width="0.46cm" svg:height="1.164cm" draw:transform="rotate (1.5707963267949) translate (32.8166413926015cm 29.7475377756626cm)" svg:viewBox="0 0 461 1165" draw:points="461,0 0,0 0,1165 461,1165">
                <text:p/>
              </draw:polygon>
              <draw:polygon draw:style-name="gr4" draw:text-style-name="P4" draw:layer="layout" svg:width="0.46cm" svg:height="1.164cm" draw:transform="rotate (1.5707963267949) translate (32.8166413926015cm 29.7475377756626cm)" svg:viewBox="0 0 461 1165" draw:points="461,0 0,0 0,1165 461,1165">
                <text:p/>
              </draw:polygon>
            </draw:g>
            <draw:g>
              <draw:polygon draw:style-name="gr5" draw:text-style-name="P5" draw:layer="layout" svg:width="0.011cm" svg:height="0.034cm" draw:transform="rotate (1.5707963267949) translate (32.9719847178825cm 29.7030694653656cm)" svg:viewBox="0 0 12 35" draw:points="12,35 12,0 0,0 0,35">
                <text:p/>
              </draw:polygon>
              <draw:polygon draw:style-name="gr4" draw:text-style-name="P4" draw:layer="layout" svg:width="0.011cm" svg:height="0.034cm" draw:transform="rotate (1.5707963267949) translate (32.9719847178825cm 29.7030694653656cm)" svg:viewBox="0 0 12 35" draw:points="12,35 12,0 0,0 0,35">
                <text:p/>
              </draw:polygon>
            </draw:g>
            <draw:g>
              <draw:path draw:style-name="gr5" draw:text-style-name="P5" draw:layer="layout" svg:width="0.356cm" svg:height="1.053cm" draw:transform="rotate (1.5707963267949) translate (32.8981329730766cm 29.7114072735464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  <draw:path draw:style-name="gr4" draw:text-style-name="P4" draw:layer="layout" svg:width="0.356cm" svg:height="1.053cm" draw:transform="rotate (1.5707963267949) translate (32.8981329730766cm 29.7114072735464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</draw:g>
            <draw:g>
              <draw:path draw:style-name="gr5" draw:text-style-name="P5" draw:layer="layout" svg:width="0.356cm" svg:height="1.104cm" draw:transform="rotate (1.5707963267949) translate (32.8446541233896cm 29.7114072735464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  <draw:path draw:style-name="gr4" draw:text-style-name="P4" draw:layer="layout" svg:width="0.356cm" svg:height="1.104cm" draw:transform="rotate (1.5707963267949) translate (32.8446541233896cm 29.7114072735464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</draw:g>
            <draw:g>
              <draw:path draw:style-name="gr3" draw:text-style-name="P3" draw:layer="layout" svg:width="0.557cm" svg:height="1.305cm" draw:transform="rotate (1.5707963267949) translate (32.7478828715754cm 30.3311843483082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373 920c16-5 32-14 49-24 41-25 78-57 102-101 23-44 34-93 34-139 0-51-11-100-34-144-24-44-61-77-102-102-17-9-33-19-49-23z">
                <text:p/>
              </draw:path>
              <draw:path draw:style-name="gr4" draw:text-style-name="P4" draw:layer="layout" svg:width="0.557cm" svg:height="1.305cm" draw:transform="rotate (1.5707963267949) translate (32.7478828715754cm 30.3311843483082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232 401h71M232 512h71M232 623h71M232 737h71M232 850h71M232 964h71M232 341h71M232 456h71M232 568h71M232 681h71M232 795h71M232 906h71M262 1077h32M262 1022h32M262 283h32M262 227h32M306 58v1188M373 920c16-5 32-14 49-24 41-25 78-57 102-101 23-44 34-93 34-139 0-51-11-100-34-144-24-44-61-77-102-102-17-9-33-19-49-23z">
                <text:p/>
              </draw:path>
            </draw:g>
            <draw:g>
              <draw:path draw:style-name="gr3" draw:text-style-name="P3" draw:layer="layout" svg:width="0.905cm" svg:height="2.255cm" draw:transform="rotate (1.5707963267949) translate (32.2409493772391cm 30.8509077249023cm)" svg:viewBox="0 0 906 2256" svg:d="M67 2212h700v-2166h-700zM767 2256h-767v-2256h767v46h-700v2166h700zM834 2256v-2256h-67v2256zM834 1221v-186h72v186z">
                <text:p/>
              </draw:path>
              <draw:path draw:style-name="gr4" draw:text-style-name="P4" draw:layer="layout" svg:width="0.905cm" svg:height="2.255cm" draw:transform="rotate (1.5707963267949) translate (32.2409493772391cm 30.8509077249023cm)" svg:viewBox="0 0 906 2256" svg:d="M67 2212h700v-2166h-700zM767 2256h-767v-2256h767v46h-700v2166h700zM834 2256v-2256h-67v2256zM834 1221v-186h72v186z">
                <text:p/>
              </draw:path>
            </draw:g>
            <draw:g>
              <draw:polygon draw:style-name="gr3" draw:text-style-name="P3" draw:layer="layout" svg:width="0.14cm" svg:height="2.619cm" draw:transform="rotate (1.5707963267949) translate (31.9909723024833cm 30.9898711945798cm)" svg:viewBox="0 0 141 2620" draw:points="141,2620 141,0 0,0 0,2620">
                <text:p/>
              </draw:polygon>
              <draw:polygon draw:style-name="gr4" draw:text-style-name="P4" draw:layer="layout" svg:width="0.14cm" svg:height="2.619cm" draw:transform="rotate (1.5707963267949) translate (31.9909723024833cm 30.9898711945798cm)" svg:viewBox="0 0 141 2620" draw:points="141,2620 141,0 0,0 0,2620">
                <text:p/>
              </draw:polygon>
            </draw:g>
            <draw:g>
              <draw:polygon draw:style-name="gr3" draw:text-style-name="P3" draw:layer="layout" svg:width="2.017cm" svg:height="0.129cm" draw:transform="rotate (1.5707963267949) translate (34.6094561630584cm 30.8509077249023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1.5707963267949) translate (34.6094561630584cm 30.8509077249023cm)" svg:viewBox="0 0 2018 130" draw:points="0,130 2018,130 2018,0 0,0">
                <text:p/>
              </draw:polygon>
            </draw:g>
            <draw:g>
              <draw:polygon draw:style-name="gr3" draw:text-style-name="P3" draw:layer="layout" svg:width="2.017cm" svg:height="0.129cm" draw:transform="rotate (1.5707963267949) translate (31.8763539255783cm 30.8509077249023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1.5707963267949) translate (31.8763539255783cm 30.8509077249023cm)" svg:viewBox="0 0 2018 130" draw:points="0,130 2018,130 2018,0 0,0">
                <text:p/>
              </draw:polygon>
            </draw:g>
          </draw:g>
        </draw:g>
        <draw:g>
          <draw:path draw:style-name="gr6" draw:text-style-name="P3" draw:layer="layout" svg:width="1.391cm" svg:height="1.394cm" svg:x="25.785cm" svg:y="14.942cm" svg:viewBox="0 0 1392 1395" svg:d="M1253 1395v-320h-697v320zM0 1075v-1075h1392v1075z">
            <text:p/>
          </draw:path>
          <draw:path draw:style-name="gr7" draw:text-style-name="P4" draw:layer="layout" svg:width="1.391cm" svg:height="1.394cm" svg:x="25.785cm" svg:y="14.942cm" svg:viewBox="0 0 1392 1395" svg:d="M1253 1395v-320h-697v320zM1253 599h-653v-379h653zM695 543v-266M767 543v-266M834 543v-266M906 543v-266M973 543v-266M1047 543v-266M1114 543v-266M1186 543v-266M306 1075v-1075M0 725h1392M0 1075v-1075h1392v1075zM530 696v-585h797v585z">
            <text:p/>
          </draw:path>
        </draw:g>
        <draw:g>
          <draw:g>
            <draw:g>
              <draw:path draw:style-name="gr3" draw:text-style-name="P3" draw:layer="layout" svg:width="1.672cm" svg:height="1.528cm" svg:x="30.984cm" svg:y="24.745cm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  <draw:path draw:style-name="gr4" draw:text-style-name="P4" draw:layer="layout" svg:width="1.672cm" svg:height="1.528cm" svg:x="30.984cm" svg:y="24.745cm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</draw:g>
            <draw:g>
              <draw:polygon draw:style-name="gr3" draw:text-style-name="P3" draw:layer="layout" svg:width="1.669cm" svg:height="2.598cm" svg:x="30.614cm" svg:y="24.091cm" svg:viewBox="0 0 1670 2599" draw:points="0,2599 1670,2599 1670,0 0,0">
                <text:p/>
              </draw:polygon>
              <draw:polygon draw:style-name="gr4" draw:text-style-name="P4" draw:layer="layout" svg:width="1.669cm" svg:height="2.598cm" svg:x="30.614cm" svg:y="24.091cm" svg:viewBox="0 0 1670 2599" draw:points="0,2599 1670,2599 1670,0 0,0">
                <text:p/>
              </draw:polygon>
            </draw:g>
            <draw:g>
              <draw:polygon draw:style-name="gr3" draw:text-style-name="P3" draw:layer="layout" svg:width="0.46cm" svg:height="1.164cm" svg:x="31.718cm" svg:y="24.894cm" svg:viewBox="0 0 461 1165" draw:points="461,0 0,0 0,1165 461,1165">
                <text:p/>
              </draw:polygon>
              <draw:polygon draw:style-name="gr4" draw:text-style-name="P4" draw:layer="layout" svg:width="0.46cm" svg:height="1.164cm" svg:x="31.718cm" svg:y="24.894cm" svg:viewBox="0 0 461 1165" draw:points="461,0 0,0 0,1165 461,1165">
                <text:p/>
              </draw:polygon>
            </draw:g>
            <draw:g>
              <draw:polygon draw:style-name="gr5" draw:text-style-name="P5" draw:layer="layout" svg:width="0.011cm" svg:height="0.034cm" svg:x="31.762cm" svg:y="25.05cm" svg:viewBox="0 0 12 35" draw:points="12,35 12,0 0,0 0,35">
                <text:p/>
              </draw:polygon>
              <draw:polygon draw:style-name="gr4" draw:text-style-name="P4" draw:layer="layout" svg:width="0.011cm" svg:height="0.034cm" svg:x="31.762cm" svg:y="25.05cm" svg:viewBox="0 0 12 35" draw:points="12,35 12,0 0,0 0,35">
                <text:p/>
              </draw:polygon>
            </draw:g>
            <draw:g>
              <draw:path draw:style-name="gr5" draw:text-style-name="P5" draw:layer="layout" svg:width="0.356cm" svg:height="1.053cm" svg:x="31.754cm" svg:y="24.976cm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  <draw:path draw:style-name="gr4" draw:text-style-name="P4" draw:layer="layout" svg:width="0.356cm" svg:height="1.053cm" svg:x="31.754cm" svg:y="24.976cm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</draw:g>
            <draw:g>
              <draw:path draw:style-name="gr5" draw:text-style-name="P5" draw:layer="layout" svg:width="0.356cm" svg:height="1.104cm" svg:x="31.754cm" svg:y="24.922cm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  <draw:path draw:style-name="gr4" draw:text-style-name="P4" draw:layer="layout" svg:width="0.356cm" svg:height="1.104cm" svg:x="31.754cm" svg:y="24.922cm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</draw:g>
            <draw:g>
              <draw:path draw:style-name="gr3" draw:text-style-name="P3" draw:layer="layout" svg:width="0.557cm" svg:height="1.305cm" svg:x="31.134cm" svg:y="24.826cm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373 920c16-5 32-14 49-24 41-25 78-57 102-101 23-44 34-93 34-139 0-51-11-100-34-144-24-44-61-77-102-102-17-9-33-19-49-23z">
                <text:p/>
              </draw:path>
              <draw:path draw:style-name="gr4" draw:text-style-name="P4" draw:layer="layout" svg:width="0.557cm" svg:height="1.305cm" svg:x="31.134cm" svg:y="24.826cm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232 401h71M232 512h71M232 623h71M232 737h71M232 850h71M232 964h71M232 341h71M232 456h71M232 568h71M232 681h71M232 795h71M232 906h71M262 1077h32M262 1022h32M262 283h32M262 227h32M306 58v1188M373 920c16-5 32-14 49-24 41-25 78-57 102-101 23-44 34-93 34-139 0-51-11-100-34-144-24-44-61-77-102-102-17-9-33-19-49-23z">
                <text:p/>
              </draw:path>
            </draw:g>
            <draw:g>
              <draw:path draw:style-name="gr3" draw:text-style-name="P3" draw:layer="layout" svg:width="0.905cm" svg:height="2.255cm" svg:x="30.614cm" svg:y="24.319cm" svg:viewBox="0 0 906 2256" svg:d="M67 2212h700v-2166h-700zM767 2256h-767v-2256h767v46h-700v2166h700zM834 2256v-2256h-67v2256zM834 1221v-186h72v186z">
                <text:p/>
              </draw:path>
              <draw:path draw:style-name="gr4" draw:text-style-name="P4" draw:layer="layout" svg:width="0.905cm" svg:height="2.255cm" svg:x="30.614cm" svg:y="24.319cm" svg:viewBox="0 0 906 2256" svg:d="M67 2212h700v-2166h-700zM767 2256h-767v-2256h767v46h-700v2166h700zM834 2256v-2256h-67v2256zM834 1221v-186h72v186z">
                <text:p/>
              </draw:path>
            </draw:g>
            <draw:g>
              <draw:polygon draw:style-name="gr3" draw:text-style-name="P3" draw:layer="layout" svg:width="0.14cm" svg:height="2.619cm" svg:x="30.475cm" svg:y="24.069cm" svg:viewBox="0 0 141 2620" draw:points="141,2620 141,0 0,0 0,2620">
                <text:p/>
              </draw:polygon>
              <draw:polygon draw:style-name="gr4" draw:text-style-name="P4" draw:layer="layout" svg:width="0.14cm" svg:height="2.619cm" svg:x="30.475cm" svg:y="24.069cm" svg:viewBox="0 0 141 2620" draw:points="141,2620 141,0 0,0 0,2620">
                <text:p/>
              </draw:polygon>
            </draw:g>
            <draw:g>
              <draw:polygon draw:style-name="gr3" draw:text-style-name="P3" draw:layer="layout" svg:width="2.017cm" svg:height="0.129cm" svg:x="30.614cm" svg:y="26.687cm" svg:viewBox="0 0 2018 130" draw:points="0,130 2018,130 2018,0 0,0">
                <text:p/>
              </draw:polygon>
              <draw:polygon draw:style-name="gr4" draw:text-style-name="P4" draw:layer="layout" svg:width="2.017cm" svg:height="0.129cm" svg:x="30.614cm" svg:y="26.687cm" svg:viewBox="0 0 2018 130" draw:points="0,130 2018,130 2018,0 0,0">
                <text:p/>
              </draw:polygon>
            </draw:g>
            <draw:g>
              <draw:polygon draw:style-name="gr3" draw:text-style-name="P3" draw:layer="layout" svg:width="2.017cm" svg:height="0.129cm" svg:x="30.614cm" svg:y="23.954cm" svg:viewBox="0 0 2018 130" draw:points="0,130 2018,130 2018,0 0,0">
                <text:p/>
              </draw:polygon>
              <draw:polygon draw:style-name="gr4" draw:text-style-name="P4" draw:layer="layout" svg:width="2.017cm" svg:height="0.129cm" svg:x="30.614cm" svg:y="23.954cm" svg:viewBox="0 0 2018 130" draw:points="0,130 2018,130 2018,0 0,0">
                <text:p/>
              </draw:polygon>
            </draw:g>
          </draw:g>
          <draw:g>
            <draw:g>
              <draw:path draw:style-name="gr3" draw:text-style-name="P3" draw:layer="layout" svg:width="1.672cm" svg:height="1.528cm" svg:x="30.984cm" svg:y="24.745cm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  <draw:path draw:style-name="gr4" draw:text-style-name="P4" draw:layer="layout" svg:width="1.672cm" svg:height="1.528cm" svg:x="30.984cm" svg:y="24.745cm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</draw:g>
            <draw:g>
              <draw:polygon draw:style-name="gr3" draw:text-style-name="P3" draw:layer="layout" svg:width="1.669cm" svg:height="2.598cm" svg:x="30.614cm" svg:y="24.091cm" svg:viewBox="0 0 1670 2599" draw:points="0,2599 1670,2599 1670,0 0,0">
                <text:p/>
              </draw:polygon>
              <draw:polygon draw:style-name="gr4" draw:text-style-name="P4" draw:layer="layout" svg:width="1.669cm" svg:height="2.598cm" svg:x="30.614cm" svg:y="24.091cm" svg:viewBox="0 0 1670 2599" draw:points="0,2599 1670,2599 1670,0 0,0">
                <text:p/>
              </draw:polygon>
            </draw:g>
            <draw:g>
              <draw:polygon draw:style-name="gr3" draw:text-style-name="P3" draw:layer="layout" svg:width="0.46cm" svg:height="1.164cm" svg:x="31.718cm" svg:y="24.894cm" svg:viewBox="0 0 461 1165" draw:points="461,0 0,0 0,1165 461,1165">
                <text:p/>
              </draw:polygon>
              <draw:polygon draw:style-name="gr4" draw:text-style-name="P4" draw:layer="layout" svg:width="0.46cm" svg:height="1.164cm" svg:x="31.718cm" svg:y="24.894cm" svg:viewBox="0 0 461 1165" draw:points="461,0 0,0 0,1165 461,1165">
                <text:p/>
              </draw:polygon>
            </draw:g>
            <draw:g>
              <draw:polygon draw:style-name="gr5" draw:text-style-name="P5" draw:layer="layout" svg:width="0.011cm" svg:height="0.034cm" svg:x="31.762cm" svg:y="25.05cm" svg:viewBox="0 0 12 35" draw:points="12,35 12,0 0,0 0,35">
                <text:p/>
              </draw:polygon>
              <draw:polygon draw:style-name="gr4" draw:text-style-name="P4" draw:layer="layout" svg:width="0.011cm" svg:height="0.034cm" svg:x="31.762cm" svg:y="25.05cm" svg:viewBox="0 0 12 35" draw:points="12,35 12,0 0,0 0,35">
                <text:p/>
              </draw:polygon>
            </draw:g>
            <draw:g>
              <draw:path draw:style-name="gr5" draw:text-style-name="P5" draw:layer="layout" svg:width="0.356cm" svg:height="1.053cm" svg:x="31.754cm" svg:y="24.976cm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  <draw:path draw:style-name="gr4" draw:text-style-name="P4" draw:layer="layout" svg:width="0.356cm" svg:height="1.053cm" svg:x="31.754cm" svg:y="24.976cm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</draw:g>
            <draw:g>
              <draw:path draw:style-name="gr5" draw:text-style-name="P5" draw:layer="layout" svg:width="0.356cm" svg:height="1.104cm" svg:x="31.754cm" svg:y="24.922cm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  <draw:path draw:style-name="gr4" draw:text-style-name="P4" draw:layer="layout" svg:width="0.356cm" svg:height="1.104cm" svg:x="31.754cm" svg:y="24.922cm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</draw:g>
            <draw:g>
              <draw:path draw:style-name="gr3" draw:text-style-name="P3" draw:layer="layout" svg:width="0.557cm" svg:height="1.305cm" svg:x="31.134cm" svg:y="24.826cm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373 920c16-5 32-14 49-24 41-25 78-57 102-101 23-44 34-93 34-139 0-51-11-100-34-144-24-44-61-77-102-102-17-9-33-19-49-23z">
                <text:p/>
              </draw:path>
              <draw:path draw:style-name="gr4" draw:text-style-name="P4" draw:layer="layout" svg:width="0.557cm" svg:height="1.305cm" svg:x="31.134cm" svg:y="24.826cm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232 401h71M232 512h71M232 623h71M232 737h71M232 850h71M232 964h71M232 341h71M232 456h71M232 568h71M232 681h71M232 795h71M232 906h71M262 1077h32M262 1022h32M262 283h32M262 227h32M306 58v1188M373 920c16-5 32-14 49-24 41-25 78-57 102-101 23-44 34-93 34-139 0-51-11-100-34-144-24-44-61-77-102-102-17-9-33-19-49-23z">
                <text:p/>
              </draw:path>
            </draw:g>
            <draw:g>
              <draw:path draw:style-name="gr3" draw:text-style-name="P3" draw:layer="layout" svg:width="0.905cm" svg:height="2.255cm" svg:x="30.614cm" svg:y="24.319cm" svg:viewBox="0 0 906 2256" svg:d="M67 2212h700v-2166h-700zM767 2256h-767v-2256h767v46h-700v2166h700zM834 2256v-2256h-67v2256zM834 1221v-186h72v186z">
                <text:p/>
              </draw:path>
              <draw:path draw:style-name="gr4" draw:text-style-name="P4" draw:layer="layout" svg:width="0.905cm" svg:height="2.255cm" svg:x="30.614cm" svg:y="24.319cm" svg:viewBox="0 0 906 2256" svg:d="M67 2212h700v-2166h-700zM767 2256h-767v-2256h767v46h-700v2166h700zM834 2256v-2256h-67v2256zM834 1221v-186h72v186z">
                <text:p/>
              </draw:path>
            </draw:g>
            <draw:g>
              <draw:polygon draw:style-name="gr3" draw:text-style-name="P3" draw:layer="layout" svg:width="0.14cm" svg:height="2.619cm" svg:x="30.475cm" svg:y="24.069cm" svg:viewBox="0 0 141 2620" draw:points="141,2620 141,0 0,0 0,2620">
                <text:p/>
              </draw:polygon>
              <draw:polygon draw:style-name="gr4" draw:text-style-name="P4" draw:layer="layout" svg:width="0.14cm" svg:height="2.619cm" svg:x="30.475cm" svg:y="24.069cm" svg:viewBox="0 0 141 2620" draw:points="141,2620 141,0 0,0 0,2620">
                <text:p/>
              </draw:polygon>
            </draw:g>
            <draw:g>
              <draw:polygon draw:style-name="gr3" draw:text-style-name="P3" draw:layer="layout" svg:width="2.017cm" svg:height="0.129cm" svg:x="30.614cm" svg:y="26.687cm" svg:viewBox="0 0 2018 130" draw:points="0,130 2018,130 2018,0 0,0">
                <text:p/>
              </draw:polygon>
              <draw:polygon draw:style-name="gr4" draw:text-style-name="P4" draw:layer="layout" svg:width="2.017cm" svg:height="0.129cm" svg:x="30.614cm" svg:y="26.687cm" svg:viewBox="0 0 2018 130" draw:points="0,130 2018,130 2018,0 0,0">
                <text:p/>
              </draw:polygon>
            </draw:g>
            <draw:g>
              <draw:polygon draw:style-name="gr3" draw:text-style-name="P3" draw:layer="layout" svg:width="2.017cm" svg:height="0.129cm" svg:x="30.614cm" svg:y="23.954cm" svg:viewBox="0 0 2018 130" draw:points="0,130 2018,130 2018,0 0,0">
                <text:p/>
              </draw:polygon>
              <draw:polygon draw:style-name="gr4" draw:text-style-name="P4" draw:layer="layout" svg:width="2.017cm" svg:height="0.129cm" svg:x="30.614cm" svg:y="23.954cm" svg:viewBox="0 0 2018 130" draw:points="0,130 2018,130 2018,0 0,0">
                <text:p/>
              </draw:polygon>
            </draw:g>
          </draw:g>
        </draw:g>
        <draw:g>
          <draw:g>
            <draw:g>
              <draw:path draw:style-name="gr3" draw:text-style-name="P3" draw:layer="layout" svg:width="1.672cm" svg:height="1.528cm" draw:transform="rotate (-1.5707963267949) translate (24.0304380961706cm 25.0128651851873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  <draw:path draw:style-name="gr4" draw:text-style-name="P4" draw:layer="layout" svg:width="1.672cm" svg:height="1.528cm" draw:transform="rotate (-1.5707963267949) translate (24.0304380961706cm 25.0128651851873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</draw:g>
            <draw:g>
              <draw:polygon draw:style-name="gr3" draw:text-style-name="P3" draw:layer="layout" svg:width="1.669cm" svg:height="2.598cm" draw:transform="rotate (-1.5707963267949) translate (24.6843077476404cm 24.6427328972069cm)" svg:viewBox="0 0 1670 2599" draw:points="0,2599 1670,2599 1670,0 0,0">
                <text:p/>
              </draw:polygon>
              <draw:polygon draw:style-name="gr4" draw:text-style-name="P4" draw:layer="layout" svg:width="1.669cm" svg:height="2.598cm" draw:transform="rotate (-1.5707963267949) translate (24.6843077476404cm 24.6427328972069cm)" svg:viewBox="0 0 1670 2599" draw:points="0,2599 1670,2599 1670,0 0,0">
                <text:p/>
              </draw:polygon>
            </draw:g>
            <draw:g>
              <draw:polygon draw:style-name="gr3" draw:text-style-name="P3" draw:layer="layout" svg:width="0.46cm" svg:height="1.164cm" draw:transform="rotate (-1.5707963267949) translate (23.8813633540028cm 25.7461028464466cm)" svg:viewBox="0 0 461 1165" draw:points="461,0 0,0 0,1165 461,1165">
                <text:p/>
              </draw:polygon>
              <draw:polygon draw:style-name="gr4" draw:text-style-name="P4" draw:layer="layout" svg:width="0.46cm" svg:height="1.164cm" draw:transform="rotate (-1.5707963267949) translate (23.8813633540028cm 25.7461028464466cm)" svg:viewBox="0 0 461 1165" draw:points="461,0 0,0 0,1165 461,1165">
                <text:p/>
              </draw:polygon>
            </draw:g>
            <draw:g>
              <draw:polygon draw:style-name="gr5" draw:text-style-name="P5" draw:layer="layout" svg:width="0.011cm" svg:height="0.034cm" draw:transform="rotate (-1.5707963267949) translate (23.7260200287218cm 25.7905711567436cm)" svg:viewBox="0 0 12 35" draw:points="12,35 12,0 0,0 0,35">
                <text:p/>
              </draw:polygon>
              <draw:polygon draw:style-name="gr4" draw:text-style-name="P4" draw:layer="layout" svg:width="0.011cm" svg:height="0.034cm" draw:transform="rotate (-1.5707963267949) translate (23.7260200287218cm 25.7905711567436cm)" svg:viewBox="0 0 12 35" draw:points="12,35 12,0 0,0 0,35">
                <text:p/>
              </draw:polygon>
            </draw:g>
            <draw:g>
              <draw:path draw:style-name="gr5" draw:text-style-name="P5" draw:layer="layout" svg:width="0.356cm" svg:height="1.053cm" draw:transform="rotate (-1.5707963267949) translate (23.7998717735277cm 25.7822333485628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  <draw:path draw:style-name="gr4" draw:text-style-name="P4" draw:layer="layout" svg:width="0.356cm" svg:height="1.053cm" draw:transform="rotate (-1.5707963267949) translate (23.7998717735277cm 25.7822333485628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</draw:g>
            <draw:g>
              <draw:path draw:style-name="gr5" draw:text-style-name="P5" draw:layer="layout" svg:width="0.356cm" svg:height="1.104cm" draw:transform="rotate (-1.5707963267949) translate (23.8533506232147cm 25.7822333485628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  <draw:path draw:style-name="gr4" draw:text-style-name="P4" draw:layer="layout" svg:width="0.356cm" svg:height="1.104cm" draw:transform="rotate (-1.5707963267949) translate (23.8533506232147cm 25.7822333485628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</draw:g>
            <draw:g>
              <draw:path draw:style-name="gr3" draw:text-style-name="P3" draw:layer="layout" svg:width="0.557cm" svg:height="1.305cm" draw:transform="rotate (-1.5707963267949) translate (23.9501218750289cm 25.162456273801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373 920c16-5 32-14 49-24 41-25 78-57 102-101 23-44 34-93 34-139 0-51-11-100-34-144-24-44-61-77-102-102-17-9-33-19-49-23z">
                <text:p/>
              </draw:path>
              <draw:path draw:style-name="gr4" draw:text-style-name="P4" draw:layer="layout" svg:width="0.557cm" svg:height="1.305cm" draw:transform="rotate (-1.5707963267949) translate (23.9501218750289cm 25.162456273801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232 401h71M232 512h71M232 623h71M232 737h71M232 850h71M232 964h71M232 341h71M232 456h71M232 568h71M232 681h71M232 795h71M232 906h71M262 1077h32M262 1022h32M262 283h32M262 227h32M306 58v1188M373 920c16-5 32-14 49-24 41-25 78-57 102-101 23-44 34-93 34-139 0-51-11-100-34-144-24-44-61-77-102-102-17-9-33-19-49-23z">
                <text:p/>
              </draw:path>
            </draw:g>
            <draw:g>
              <draw:path draw:style-name="gr3" draw:text-style-name="P3" draw:layer="layout" svg:width="0.905cm" svg:height="2.255cm" draw:transform="rotate (-1.5707963267949) translate (24.457055369365cm 24.6427328972069cm)" svg:viewBox="0 0 906 2256" svg:d="M67 2212h700v-2166h-700zM767 2256h-767v-2256h767v46h-700v2166h700zM834 2256v-2256h-67v2256zM834 1221v-186h72v186z">
                <text:p/>
              </draw:path>
              <draw:path draw:style-name="gr4" draw:text-style-name="P4" draw:layer="layout" svg:width="0.905cm" svg:height="2.255cm" draw:transform="rotate (-1.5707963267949) translate (24.457055369365cm 24.6427328972069cm)" svg:viewBox="0 0 906 2256" svg:d="M67 2212h700v-2166h-700zM767 2256h-767v-2256h767v46h-700v2166h700zM834 2256v-2256h-67v2256zM834 1221v-186h72v186z">
                <text:p/>
              </draw:path>
            </draw:g>
            <draw:g>
              <draw:polygon draw:style-name="gr3" draw:text-style-name="P3" draw:layer="layout" svg:width="0.14cm" svg:height="2.619cm" draw:transform="rotate (-1.5707963267949) translate (24.707032444121cm 24.5037694275294cm)" svg:viewBox="0 0 141 2620" draw:points="141,2620 141,0 0,0 0,2620">
                <text:p/>
              </draw:polygon>
              <draw:polygon draw:style-name="gr4" draw:text-style-name="P4" draw:layer="layout" svg:width="0.14cm" svg:height="2.619cm" draw:transform="rotate (-1.5707963267949) translate (24.707032444121cm 24.5037694275294cm)" svg:viewBox="0 0 141 2620" draw:points="141,2620 141,0 0,0 0,2620">
                <text:p/>
              </draw:polygon>
            </draw:g>
            <draw:g>
              <draw:polygon draw:style-name="gr3" draw:text-style-name="P3" draw:layer="layout" svg:width="2.017cm" svg:height="0.129cm" draw:transform="rotate (-1.5707963267949) translate (22.0885485835457cm 24.6427328972069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-1.5707963267949) translate (22.0885485835457cm 24.6427328972069cm)" svg:viewBox="0 0 2018 130" draw:points="0,130 2018,130 2018,0 0,0">
                <text:p/>
              </draw:polygon>
            </draw:g>
            <draw:g>
              <draw:polygon draw:style-name="gr3" draw:text-style-name="P3" draw:layer="layout" svg:width="2.017cm" svg:height="0.129cm" draw:transform="rotate (-1.5707963267949) translate (24.821650821026cm 24.6427328972069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-1.5707963267949) translate (24.821650821026cm 24.6427328972069cm)" svg:viewBox="0 0 2018 130" draw:points="0,130 2018,130 2018,0 0,0">
                <text:p/>
              </draw:polygon>
            </draw:g>
          </draw:g>
          <draw:g>
            <draw:g>
              <draw:path draw:style-name="gr3" draw:text-style-name="P3" draw:layer="layout" svg:width="1.672cm" svg:height="1.528cm" draw:transform="rotate (-1.5707963267949) translate (24.0304380961706cm 25.0128651851873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  <draw:path draw:style-name="gr4" draw:text-style-name="P4" draw:layer="layout" svg:width="1.672cm" svg:height="1.528cm" draw:transform="rotate (-1.5707963267949) translate (24.0304380961706cm 25.0128651851873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</draw:g>
            <draw:g>
              <draw:polygon draw:style-name="gr3" draw:text-style-name="P3" draw:layer="layout" svg:width="1.669cm" svg:height="2.598cm" draw:transform="rotate (-1.5707963267949) translate (24.6843077476404cm 24.6427328972069cm)" svg:viewBox="0 0 1670 2599" draw:points="0,2599 1670,2599 1670,0 0,0">
                <text:p/>
              </draw:polygon>
              <draw:polygon draw:style-name="gr4" draw:text-style-name="P4" draw:layer="layout" svg:width="1.669cm" svg:height="2.598cm" draw:transform="rotate (-1.5707963267949) translate (24.6843077476404cm 24.6427328972069cm)" svg:viewBox="0 0 1670 2599" draw:points="0,2599 1670,2599 1670,0 0,0">
                <text:p/>
              </draw:polygon>
            </draw:g>
            <draw:g>
              <draw:polygon draw:style-name="gr3" draw:text-style-name="P3" draw:layer="layout" svg:width="0.46cm" svg:height="1.164cm" draw:transform="rotate (-1.5707963267949) translate (23.8813633540028cm 25.7461028464466cm)" svg:viewBox="0 0 461 1165" draw:points="461,0 0,0 0,1165 461,1165">
                <text:p/>
              </draw:polygon>
              <draw:polygon draw:style-name="gr4" draw:text-style-name="P4" draw:layer="layout" svg:width="0.46cm" svg:height="1.164cm" draw:transform="rotate (-1.5707963267949) translate (23.8813633540028cm 25.7461028464466cm)" svg:viewBox="0 0 461 1165" draw:points="461,0 0,0 0,1165 461,1165">
                <text:p/>
              </draw:polygon>
            </draw:g>
            <draw:g>
              <draw:polygon draw:style-name="gr5" draw:text-style-name="P5" draw:layer="layout" svg:width="0.011cm" svg:height="0.034cm" draw:transform="rotate (-1.5707963267949) translate (23.7260200287218cm 25.7905711567436cm)" svg:viewBox="0 0 12 35" draw:points="12,35 12,0 0,0 0,35">
                <text:p/>
              </draw:polygon>
              <draw:polygon draw:style-name="gr4" draw:text-style-name="P4" draw:layer="layout" svg:width="0.011cm" svg:height="0.034cm" draw:transform="rotate (-1.5707963267949) translate (23.7260200287218cm 25.7905711567436cm)" svg:viewBox="0 0 12 35" draw:points="12,35 12,0 0,0 0,35">
                <text:p/>
              </draw:polygon>
            </draw:g>
            <draw:g>
              <draw:path draw:style-name="gr5" draw:text-style-name="P5" draw:layer="layout" svg:width="0.356cm" svg:height="1.053cm" draw:transform="rotate (-1.5707963267949) translate (23.7998717735277cm 25.7822333485628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  <draw:path draw:style-name="gr4" draw:text-style-name="P4" draw:layer="layout" svg:width="0.356cm" svg:height="1.053cm" draw:transform="rotate (-1.5707963267949) translate (23.7998717735277cm 25.7822333485628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</draw:g>
            <draw:g>
              <draw:path draw:style-name="gr5" draw:text-style-name="P5" draw:layer="layout" svg:width="0.356cm" svg:height="1.104cm" draw:transform="rotate (-1.5707963267949) translate (23.8533506232147cm 25.7822333485628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  <draw:path draw:style-name="gr4" draw:text-style-name="P4" draw:layer="layout" svg:width="0.356cm" svg:height="1.104cm" draw:transform="rotate (-1.5707963267949) translate (23.8533506232147cm 25.7822333485628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</draw:g>
            <draw:g>
              <draw:path draw:style-name="gr3" draw:text-style-name="P3" draw:layer="layout" svg:width="0.557cm" svg:height="1.305cm" draw:transform="rotate (-1.5707963267949) translate (23.9501218750289cm 25.162456273801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373 920c16-5 32-14 49-24 41-25 78-57 102-101 23-44 34-93 34-139 0-51-11-100-34-144-24-44-61-77-102-102-17-9-33-19-49-23z">
                <text:p/>
              </draw:path>
              <draw:path draw:style-name="gr4" draw:text-style-name="P4" draw:layer="layout" svg:width="0.557cm" svg:height="1.305cm" draw:transform="rotate (-1.5707963267949) translate (23.9501218750289cm 25.162456273801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232 401h71M232 512h71M232 623h71M232 737h71M232 850h71M232 964h71M232 341h71M232 456h71M232 568h71M232 681h71M232 795h71M232 906h71M262 1077h32M262 1022h32M262 283h32M262 227h32M306 58v1188M373 920c16-5 32-14 49-24 41-25 78-57 102-101 23-44 34-93 34-139 0-51-11-100-34-144-24-44-61-77-102-102-17-9-33-19-49-23z">
                <text:p/>
              </draw:path>
            </draw:g>
            <draw:g>
              <draw:path draw:style-name="gr3" draw:text-style-name="P3" draw:layer="layout" svg:width="0.905cm" svg:height="2.255cm" draw:transform="rotate (-1.5707963267949) translate (24.457055369365cm 24.6427328972069cm)" svg:viewBox="0 0 906 2256" svg:d="M67 2212h700v-2166h-700zM767 2256h-767v-2256h767v46h-700v2166h700zM834 2256v-2256h-67v2256zM834 1221v-186h72v186z">
                <text:p/>
              </draw:path>
              <draw:path draw:style-name="gr4" draw:text-style-name="P4" draw:layer="layout" svg:width="0.905cm" svg:height="2.255cm" draw:transform="rotate (-1.5707963267949) translate (24.457055369365cm 24.6427328972069cm)" svg:viewBox="0 0 906 2256" svg:d="M67 2212h700v-2166h-700zM767 2256h-767v-2256h767v46h-700v2166h700zM834 2256v-2256h-67v2256zM834 1221v-186h72v186z">
                <text:p/>
              </draw:path>
            </draw:g>
            <draw:g>
              <draw:polygon draw:style-name="gr3" draw:text-style-name="P3" draw:layer="layout" svg:width="0.14cm" svg:height="2.619cm" draw:transform="rotate (-1.5707963267949) translate (24.707032444121cm 24.5037694275294cm)" svg:viewBox="0 0 141 2620" draw:points="141,2620 141,0 0,0 0,2620">
                <text:p/>
              </draw:polygon>
              <draw:polygon draw:style-name="gr4" draw:text-style-name="P4" draw:layer="layout" svg:width="0.14cm" svg:height="2.619cm" draw:transform="rotate (-1.5707963267949) translate (24.707032444121cm 24.5037694275294cm)" svg:viewBox="0 0 141 2620" draw:points="141,2620 141,0 0,0 0,2620">
                <text:p/>
              </draw:polygon>
            </draw:g>
            <draw:g>
              <draw:polygon draw:style-name="gr3" draw:text-style-name="P3" draw:layer="layout" svg:width="2.017cm" svg:height="0.129cm" draw:transform="rotate (-1.5707963267949) translate (22.0885485835457cm 24.6427328972069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-1.5707963267949) translate (22.0885485835457cm 24.6427328972069cm)" svg:viewBox="0 0 2018 130" draw:points="0,130 2018,130 2018,0 0,0">
                <text:p/>
              </draw:polygon>
            </draw:g>
            <draw:g>
              <draw:polygon draw:style-name="gr3" draw:text-style-name="P3" draw:layer="layout" svg:width="2.017cm" svg:height="0.129cm" draw:transform="rotate (-1.5707963267949) translate (24.821650821026cm 24.6427328972069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-1.5707963267949) translate (24.821650821026cm 24.6427328972069cm)" svg:viewBox="0 0 2018 130" draw:points="0,130 2018,130 2018,0 0,0">
                <text:p/>
              </draw:polygon>
            </draw:g>
          </draw:g>
        </draw:g>
        <draw:g>
          <draw:g>
            <draw:g>
              <draw:path draw:style-name="gr3" draw:text-style-name="P3" draw:layer="layout" svg:width="1.672cm" svg:height="1.528cm" draw:transform="rotate (1.5707963267949) translate (18.4983747396134cm 20.5480380158992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  <draw:path draw:style-name="gr4" draw:text-style-name="P4" draw:layer="layout" svg:width="1.672cm" svg:height="1.528cm" draw:transform="rotate (1.5707963267949) translate (18.4983747396134cm 20.5480380158992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</draw:g>
            <draw:g>
              <draw:polygon draw:style-name="gr3" draw:text-style-name="P3" draw:layer="layout" svg:width="1.669cm" svg:height="2.598cm" draw:transform="rotate (1.5707963267949) translate (17.8445050881433cm 20.9181703038795cm)" svg:viewBox="0 0 1670 2599" draw:points="0,2599 1670,2599 1670,0 0,0">
                <text:p/>
              </draw:polygon>
              <draw:polygon draw:style-name="gr4" draw:text-style-name="P4" draw:layer="layout" svg:width="1.669cm" svg:height="2.598cm" draw:transform="rotate (1.5707963267949) translate (17.8445050881433cm 20.9181703038795cm)" svg:viewBox="0 0 1670 2599" draw:points="0,2599 1670,2599 1670,0 0,0">
                <text:p/>
              </draw:polygon>
            </draw:g>
            <draw:g>
              <draw:polygon draw:style-name="gr3" draw:text-style-name="P3" draw:layer="layout" svg:width="0.46cm" svg:height="1.164cm" draw:transform="rotate (1.5707963267949) translate (18.6474494817812cm 19.8148003546396cm)" svg:viewBox="0 0 461 1165" draw:points="461,0 0,0 0,1165 461,1165">
                <text:p/>
              </draw:polygon>
              <draw:polygon draw:style-name="gr4" draw:text-style-name="P4" draw:layer="layout" svg:width="0.46cm" svg:height="1.164cm" draw:transform="rotate (1.5707963267949) translate (18.6474494817812cm 19.8148003546396cm)" svg:viewBox="0 0 461 1165" draw:points="461,0 0,0 0,1165 461,1165">
                <text:p/>
              </draw:polygon>
            </draw:g>
            <draw:g>
              <draw:polygon draw:style-name="gr5" draw:text-style-name="P5" draw:layer="layout" svg:width="0.011cm" svg:height="0.034cm" draw:transform="rotate (1.5707963267949) translate (18.8027928070622cm 19.7703320443428cm)" svg:viewBox="0 0 12 35" draw:points="12,35 12,0 0,0 0,35">
                <text:p/>
              </draw:polygon>
              <draw:polygon draw:style-name="gr4" draw:text-style-name="P4" draw:layer="layout" svg:width="0.011cm" svg:height="0.034cm" draw:transform="rotate (1.5707963267949) translate (18.8027928070622cm 19.7703320443428cm)" svg:viewBox="0 0 12 35" draw:points="12,35 12,0 0,0 0,35">
                <text:p/>
              </draw:polygon>
            </draw:g>
            <draw:g>
              <draw:path draw:style-name="gr5" draw:text-style-name="P5" draw:layer="layout" svg:width="0.356cm" svg:height="1.053cm" draw:transform="rotate (1.5707963267949) translate (18.7289410622563cm 19.7786698525236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  <draw:path draw:style-name="gr4" draw:text-style-name="P4" draw:layer="layout" svg:width="0.356cm" svg:height="1.053cm" draw:transform="rotate (1.5707963267949) translate (18.7289410622563cm 19.7786698525236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</draw:g>
            <draw:g>
              <draw:path draw:style-name="gr5" draw:text-style-name="P5" draw:layer="layout" svg:width="0.356cm" svg:height="1.104cm" draw:transform="rotate (1.5707963267949) translate (18.6754622125693cm 19.7786698525236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  <draw:path draw:style-name="gr4" draw:text-style-name="P4" draw:layer="layout" svg:width="0.356cm" svg:height="1.104cm" draw:transform="rotate (1.5707963267949) translate (18.6754622125693cm 19.7786698525236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</draw:g>
            <draw:g>
              <draw:path draw:style-name="gr3" draw:text-style-name="P3" draw:layer="layout" svg:width="0.557cm" svg:height="1.305cm" draw:transform="rotate (1.5707963267949) translate (18.5786909607551cm 20.3984469272854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373 920c16-5 32-14 49-24 41-25 78-57 102-101 23-44 34-93 34-139 0-51-11-100-34-144-24-44-61-77-102-102-17-9-33-19-49-23z">
                <text:p/>
              </draw:path>
              <draw:path draw:style-name="gr4" draw:text-style-name="P4" draw:layer="layout" svg:width="0.557cm" svg:height="1.305cm" draw:transform="rotate (1.5707963267949) translate (18.5786909607551cm 20.3984469272854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232 401h71M232 512h71M232 623h71M232 737h71M232 850h71M232 964h71M232 341h71M232 456h71M232 568h71M232 681h71M232 795h71M232 906h71M262 1077h32M262 1022h32M262 283h32M262 227h32M306 58v1188M373 920c16-5 32-14 49-24 41-25 78-57 102-101 23-44 34-93 34-139 0-51-11-100-34-144-24-44-61-77-102-102-17-9-33-19-49-23z">
                <text:p/>
              </draw:path>
            </draw:g>
            <draw:g>
              <draw:path draw:style-name="gr3" draw:text-style-name="P3" draw:layer="layout" svg:width="0.905cm" svg:height="2.255cm" draw:transform="rotate (1.5707963267949) translate (18.0717574664188cm 20.9181703038795cm)" svg:viewBox="0 0 906 2256" svg:d="M67 2212h700v-2166h-700zM767 2256h-767v-2256h767v46h-700v2166h700zM834 2256v-2256h-67v2256zM834 1221v-186h72v186z">
                <text:p/>
              </draw:path>
              <draw:path draw:style-name="gr4" draw:text-style-name="P4" draw:layer="layout" svg:width="0.905cm" svg:height="2.255cm" draw:transform="rotate (1.5707963267949) translate (18.0717574664188cm 20.9181703038795cm)" svg:viewBox="0 0 906 2256" svg:d="M67 2212h700v-2166h-700zM767 2256h-767v-2256h767v46h-700v2166h700zM834 2256v-2256h-67v2256zM834 1221v-186h72v186z">
                <text:p/>
              </draw:path>
            </draw:g>
            <draw:g>
              <draw:polygon draw:style-name="gr3" draw:text-style-name="P3" draw:layer="layout" svg:width="0.14cm" svg:height="2.619cm" draw:transform="rotate (1.5707963267949) translate (17.821780391663cm 21.057133773557cm)" svg:viewBox="0 0 141 2620" draw:points="141,2620 141,0 0,0 0,2620">
                <text:p/>
              </draw:polygon>
              <draw:polygon draw:style-name="gr4" draw:text-style-name="P4" draw:layer="layout" svg:width="0.14cm" svg:height="2.619cm" draw:transform="rotate (1.5707963267949) translate (17.821780391663cm 21.057133773557cm)" svg:viewBox="0 0 141 2620" draw:points="141,2620 141,0 0,0 0,2620">
                <text:p/>
              </draw:polygon>
            </draw:g>
            <draw:g>
              <draw:polygon draw:style-name="gr3" draw:text-style-name="P3" draw:layer="layout" svg:width="2.017cm" svg:height="0.129cm" draw:transform="rotate (1.5707963267949) translate (20.4402642522381cm 20.9181703038795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1.5707963267949) translate (20.4402642522381cm 20.9181703038795cm)" svg:viewBox="0 0 2018 130" draw:points="0,130 2018,130 2018,0 0,0">
                <text:p/>
              </draw:polygon>
            </draw:g>
            <draw:g>
              <draw:polygon draw:style-name="gr3" draw:text-style-name="P3" draw:layer="layout" svg:width="2.017cm" svg:height="0.129cm" draw:transform="rotate (1.5707963267949) translate (17.707162014758cm 20.9181703038795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1.5707963267949) translate (17.707162014758cm 20.9181703038795cm)" svg:viewBox="0 0 2018 130" draw:points="0,130 2018,130 2018,0 0,0">
                <text:p/>
              </draw:polygon>
            </draw:g>
          </draw:g>
          <draw:g>
            <draw:g>
              <draw:path draw:style-name="gr3" draw:text-style-name="P3" draw:layer="layout" svg:width="1.672cm" svg:height="1.528cm" draw:transform="rotate (1.5707963267949) translate (18.4983747396134cm 20.5480380158992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  <draw:path draw:style-name="gr4" draw:text-style-name="P4" draw:layer="layout" svg:width="1.672cm" svg:height="1.528cm" draw:transform="rotate (1.5707963267949) translate (18.4983747396134cm 20.5480380158992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</draw:g>
            <draw:g>
              <draw:polygon draw:style-name="gr3" draw:text-style-name="P3" draw:layer="layout" svg:width="1.669cm" svg:height="2.598cm" draw:transform="rotate (1.5707963267949) translate (17.8445050881433cm 20.9181703038795cm)" svg:viewBox="0 0 1670 2599" draw:points="0,2599 1670,2599 1670,0 0,0">
                <text:p/>
              </draw:polygon>
              <draw:polygon draw:style-name="gr4" draw:text-style-name="P4" draw:layer="layout" svg:width="1.669cm" svg:height="2.598cm" draw:transform="rotate (1.5707963267949) translate (17.8445050881433cm 20.9181703038795cm)" svg:viewBox="0 0 1670 2599" draw:points="0,2599 1670,2599 1670,0 0,0">
                <text:p/>
              </draw:polygon>
            </draw:g>
            <draw:g>
              <draw:polygon draw:style-name="gr3" draw:text-style-name="P3" draw:layer="layout" svg:width="0.46cm" svg:height="1.164cm" draw:transform="rotate (1.5707963267949) translate (18.6474494817812cm 19.8148003546396cm)" svg:viewBox="0 0 461 1165" draw:points="461,0 0,0 0,1165 461,1165">
                <text:p/>
              </draw:polygon>
              <draw:polygon draw:style-name="gr4" draw:text-style-name="P4" draw:layer="layout" svg:width="0.46cm" svg:height="1.164cm" draw:transform="rotate (1.5707963267949) translate (18.6474494817812cm 19.8148003546396cm)" svg:viewBox="0 0 461 1165" draw:points="461,0 0,0 0,1165 461,1165">
                <text:p/>
              </draw:polygon>
            </draw:g>
            <draw:g>
              <draw:polygon draw:style-name="gr5" draw:text-style-name="P5" draw:layer="layout" svg:width="0.011cm" svg:height="0.034cm" draw:transform="rotate (1.5707963267949) translate (18.8027928070622cm 19.7703320443428cm)" svg:viewBox="0 0 12 35" draw:points="12,35 12,0 0,0 0,35">
                <text:p/>
              </draw:polygon>
              <draw:polygon draw:style-name="gr4" draw:text-style-name="P4" draw:layer="layout" svg:width="0.011cm" svg:height="0.034cm" draw:transform="rotate (1.5707963267949) translate (18.8027928070622cm 19.7703320443428cm)" svg:viewBox="0 0 12 35" draw:points="12,35 12,0 0,0 0,35">
                <text:p/>
              </draw:polygon>
            </draw:g>
            <draw:g>
              <draw:path draw:style-name="gr5" draw:text-style-name="P5" draw:layer="layout" svg:width="0.356cm" svg:height="1.053cm" draw:transform="rotate (1.5707963267949) translate (18.7289410622563cm 19.7786698525236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  <draw:path draw:style-name="gr4" draw:text-style-name="P4" draw:layer="layout" svg:width="0.356cm" svg:height="1.053cm" draw:transform="rotate (1.5707963267949) translate (18.7289410622563cm 19.7786698525236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</draw:g>
            <draw:g>
              <draw:path draw:style-name="gr5" draw:text-style-name="P5" draw:layer="layout" svg:width="0.356cm" svg:height="1.104cm" draw:transform="rotate (1.5707963267949) translate (18.6754622125693cm 19.7786698525236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  <draw:path draw:style-name="gr4" draw:text-style-name="P4" draw:layer="layout" svg:width="0.356cm" svg:height="1.104cm" draw:transform="rotate (1.5707963267949) translate (18.6754622125693cm 19.7786698525236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</draw:g>
            <draw:g>
              <draw:path draw:style-name="gr3" draw:text-style-name="P3" draw:layer="layout" svg:width="0.557cm" svg:height="1.305cm" draw:transform="rotate (1.5707963267949) translate (18.5786909607551cm 20.3984469272854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373 920c16-5 32-14 49-24 41-25 78-57 102-101 23-44 34-93 34-139 0-51-11-100-34-144-24-44-61-77-102-102-17-9-33-19-49-23z">
                <text:p/>
              </draw:path>
              <draw:path draw:style-name="gr4" draw:text-style-name="P4" draw:layer="layout" svg:width="0.557cm" svg:height="1.305cm" draw:transform="rotate (1.5707963267949) translate (18.5786909607551cm 20.3984469272854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232 401h71M232 512h71M232 623h71M232 737h71M232 850h71M232 964h71M232 341h71M232 456h71M232 568h71M232 681h71M232 795h71M232 906h71M262 1077h32M262 1022h32M262 283h32M262 227h32M306 58v1188M373 920c16-5 32-14 49-24 41-25 78-57 102-101 23-44 34-93 34-139 0-51-11-100-34-144-24-44-61-77-102-102-17-9-33-19-49-23z">
                <text:p/>
              </draw:path>
            </draw:g>
            <draw:g>
              <draw:path draw:style-name="gr3" draw:text-style-name="P3" draw:layer="layout" svg:width="0.905cm" svg:height="2.255cm" draw:transform="rotate (1.5707963267949) translate (18.0717574664188cm 20.9181703038795cm)" svg:viewBox="0 0 906 2256" svg:d="M67 2212h700v-2166h-700zM767 2256h-767v-2256h767v46h-700v2166h700zM834 2256v-2256h-67v2256zM834 1221v-186h72v186z">
                <text:p/>
              </draw:path>
              <draw:path draw:style-name="gr4" draw:text-style-name="P4" draw:layer="layout" svg:width="0.905cm" svg:height="2.255cm" draw:transform="rotate (1.5707963267949) translate (18.0717574664188cm 20.9181703038795cm)" svg:viewBox="0 0 906 2256" svg:d="M67 2212h700v-2166h-700zM767 2256h-767v-2256h767v46h-700v2166h700zM834 2256v-2256h-67v2256zM834 1221v-186h72v186z">
                <text:p/>
              </draw:path>
            </draw:g>
            <draw:g>
              <draw:polygon draw:style-name="gr3" draw:text-style-name="P3" draw:layer="layout" svg:width="0.14cm" svg:height="2.619cm" draw:transform="rotate (1.5707963267949) translate (17.821780391663cm 21.057133773557cm)" svg:viewBox="0 0 141 2620" draw:points="141,2620 141,0 0,0 0,2620">
                <text:p/>
              </draw:polygon>
              <draw:polygon draw:style-name="gr4" draw:text-style-name="P4" draw:layer="layout" svg:width="0.14cm" svg:height="2.619cm" draw:transform="rotate (1.5707963267949) translate (17.821780391663cm 21.057133773557cm)" svg:viewBox="0 0 141 2620" draw:points="141,2620 141,0 0,0 0,2620">
                <text:p/>
              </draw:polygon>
            </draw:g>
            <draw:g>
              <draw:polygon draw:style-name="gr3" draw:text-style-name="P3" draw:layer="layout" svg:width="2.017cm" svg:height="0.129cm" draw:transform="rotate (1.5707963267949) translate (20.4402642522381cm 20.9181703038795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1.5707963267949) translate (20.4402642522381cm 20.9181703038795cm)" svg:viewBox="0 0 2018 130" draw:points="0,130 2018,130 2018,0 0,0">
                <text:p/>
              </draw:polygon>
            </draw:g>
            <draw:g>
              <draw:polygon draw:style-name="gr3" draw:text-style-name="P3" draw:layer="layout" svg:width="2.017cm" svg:height="0.129cm" draw:transform="rotate (1.5707963267949) translate (17.707162014758cm 20.9181703038795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1.5707963267949) translate (17.707162014758cm 20.9181703038795cm)" svg:viewBox="0 0 2018 130" draw:points="0,130 2018,130 2018,0 0,0">
                <text:p/>
              </draw:polygon>
            </draw:g>
          </draw:g>
        </draw:g>
        <draw:g>
          <draw:g>
            <draw:g>
              <draw:path draw:style-name="gr3" draw:text-style-name="P3" draw:layer="layout" svg:width="1.672cm" svg:height="1.528cm" draw:transform="rotate (1.5707963267949) translate (29.4643757930946cm 11.6419341944296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  <draw:path draw:style-name="gr4" draw:text-style-name="P4" draw:layer="layout" svg:width="1.672cm" svg:height="1.528cm" draw:transform="rotate (1.5707963267949) translate (29.4643757930946cm 11.6419341944296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</draw:g>
            <draw:g>
              <draw:polygon draw:style-name="gr3" draw:text-style-name="P3" draw:layer="layout" svg:width="1.669cm" svg:height="2.598cm" draw:transform="rotate (1.5707963267949) translate (28.8105061416246cm 12.0120664824099cm)" svg:viewBox="0 0 1670 2599" draw:points="0,2599 1670,2599 1670,0 0,0">
                <text:p/>
              </draw:polygon>
              <draw:polygon draw:style-name="gr4" draw:text-style-name="P4" draw:layer="layout" svg:width="1.669cm" svg:height="2.598cm" draw:transform="rotate (1.5707963267949) translate (28.8105061416246cm 12.0120664824099cm)" svg:viewBox="0 0 1670 2599" draw:points="0,2599 1670,2599 1670,0 0,0">
                <text:p/>
              </draw:polygon>
            </draw:g>
            <draw:g>
              <draw:polygon draw:style-name="gr3" draw:text-style-name="P3" draw:layer="layout" svg:width="0.46cm" svg:height="1.164cm" draw:transform="rotate (1.5707963267949) translate (29.6134505352624cm 10.90869653317cm)" svg:viewBox="0 0 461 1165" draw:points="461,0 0,0 0,1165 461,1165">
                <text:p/>
              </draw:polygon>
              <draw:polygon draw:style-name="gr4" draw:text-style-name="P4" draw:layer="layout" svg:width="0.46cm" svg:height="1.164cm" draw:transform="rotate (1.5707963267949) translate (29.6134505352624cm 10.90869653317cm)" svg:viewBox="0 0 461 1165" draw:points="461,0 0,0 0,1165 461,1165">
                <text:p/>
              </draw:polygon>
            </draw:g>
            <draw:g>
              <draw:polygon draw:style-name="gr5" draw:text-style-name="P5" draw:layer="layout" svg:width="0.011cm" svg:height="0.034cm" draw:transform="rotate (1.5707963267949) translate (29.7687938605434cm 10.8642282228732cm)" svg:viewBox="0 0 12 35" draw:points="12,35 12,0 0,0 0,35">
                <text:p/>
              </draw:polygon>
              <draw:polygon draw:style-name="gr4" draw:text-style-name="P4" draw:layer="layout" svg:width="0.011cm" svg:height="0.034cm" draw:transform="rotate (1.5707963267949) translate (29.7687938605434cm 10.8642282228732cm)" svg:viewBox="0 0 12 35" draw:points="12,35 12,0 0,0 0,35">
                <text:p/>
              </draw:polygon>
            </draw:g>
            <draw:g>
              <draw:path draw:style-name="gr5" draw:text-style-name="P5" draw:layer="layout" svg:width="0.356cm" svg:height="1.053cm" draw:transform="rotate (1.5707963267949) translate (29.6949421157375cm 10.872566031054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  <draw:path draw:style-name="gr4" draw:text-style-name="P4" draw:layer="layout" svg:width="0.356cm" svg:height="1.053cm" draw:transform="rotate (1.5707963267949) translate (29.6949421157375cm 10.872566031054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</draw:g>
            <draw:g>
              <draw:path draw:style-name="gr5" draw:text-style-name="P5" draw:layer="layout" svg:width="0.356cm" svg:height="1.104cm" draw:transform="rotate (1.5707963267949) translate (29.6414632660505cm 10.872566031054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  <draw:path draw:style-name="gr4" draw:text-style-name="P4" draw:layer="layout" svg:width="0.356cm" svg:height="1.104cm" draw:transform="rotate (1.5707963267949) translate (29.6414632660505cm 10.872566031054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</draw:g>
            <draw:g>
              <draw:path draw:style-name="gr3" draw:text-style-name="P3" draw:layer="layout" svg:width="0.557cm" svg:height="1.305cm" draw:transform="rotate (1.5707963267949) translate (29.5446920142363cm 11.4923431058158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373 920c16-5 32-14 49-24 41-25 78-57 102-101 23-44 34-93 34-139 0-51-11-100-34-144-24-44-61-77-102-102-17-9-33-19-49-23z">
                <text:p/>
              </draw:path>
              <draw:path draw:style-name="gr4" draw:text-style-name="P4" draw:layer="layout" svg:width="0.557cm" svg:height="1.305cm" draw:transform="rotate (1.5707963267949) translate (29.5446920142363cm 11.4923431058158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232 401h71M232 512h71M232 623h71M232 737h71M232 850h71M232 964h71M232 341h71M232 456h71M232 568h71M232 681h71M232 795h71M232 906h71M262 1077h32M262 1022h32M262 283h32M262 227h32M306 58v1188M373 920c16-5 32-14 49-24 41-25 78-57 102-101 23-44 34-93 34-139 0-51-11-100-34-144-24-44-61-77-102-102-17-9-33-19-49-23z">
                <text:p/>
              </draw:path>
            </draw:g>
            <draw:g>
              <draw:path draw:style-name="gr3" draw:text-style-name="P3" draw:layer="layout" svg:width="0.905cm" svg:height="2.255cm" draw:transform="rotate (1.5707963267949) translate (29.0377585199cm 12.0120664824099cm)" svg:viewBox="0 0 906 2256" svg:d="M67 2212h700v-2166h-700zM767 2256h-767v-2256h767v46h-700v2166h700zM834 2256v-2256h-67v2256zM834 1221v-186h72v186z">
                <text:p/>
              </draw:path>
              <draw:path draw:style-name="gr4" draw:text-style-name="P4" draw:layer="layout" svg:width="0.905cm" svg:height="2.255cm" draw:transform="rotate (1.5707963267949) translate (29.0377585199cm 12.0120664824099cm)" svg:viewBox="0 0 906 2256" svg:d="M67 2212h700v-2166h-700zM767 2256h-767v-2256h767v46h-700v2166h700zM834 2256v-2256h-67v2256zM834 1221v-186h72v186z">
                <text:p/>
              </draw:path>
            </draw:g>
            <draw:g>
              <draw:polygon draw:style-name="gr3" draw:text-style-name="P3" draw:layer="layout" svg:width="0.14cm" svg:height="2.619cm" draw:transform="rotate (1.5707963267949) translate (28.7877814451442cm 12.1510299520874cm)" svg:viewBox="0 0 141 2620" draw:points="141,2620 141,0 0,0 0,2620">
                <text:p/>
              </draw:polygon>
              <draw:polygon draw:style-name="gr4" draw:text-style-name="P4" draw:layer="layout" svg:width="0.14cm" svg:height="2.619cm" draw:transform="rotate (1.5707963267949) translate (28.7877814451442cm 12.1510299520874cm)" svg:viewBox="0 0 141 2620" draw:points="141,2620 141,0 0,0 0,2620">
                <text:p/>
              </draw:polygon>
            </draw:g>
            <draw:g>
              <draw:polygon draw:style-name="gr3" draw:text-style-name="P3" draw:layer="layout" svg:width="2.017cm" svg:height="0.129cm" draw:transform="rotate (1.5707963267949) translate (31.4062653057193cm 12.0120664824099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1.5707963267949) translate (31.4062653057193cm 12.0120664824099cm)" svg:viewBox="0 0 2018 130" draw:points="0,130 2018,130 2018,0 0,0">
                <text:p/>
              </draw:polygon>
            </draw:g>
            <draw:g>
              <draw:polygon draw:style-name="gr3" draw:text-style-name="P3" draw:layer="layout" svg:width="2.017cm" svg:height="0.129cm" draw:transform="rotate (1.5707963267949) translate (28.6731630682392cm 12.0120664824099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1.5707963267949) translate (28.6731630682392cm 12.0120664824099cm)" svg:viewBox="0 0 2018 130" draw:points="0,130 2018,130 2018,0 0,0">
                <text:p/>
              </draw:polygon>
            </draw:g>
          </draw:g>
          <draw:g>
            <draw:g>
              <draw:path draw:style-name="gr3" draw:text-style-name="P3" draw:layer="layout" svg:width="1.672cm" svg:height="1.528cm" draw:transform="rotate (1.5707963267949) translate (29.4643757930946cm 11.6419341944296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  <draw:path draw:style-name="gr4" draw:text-style-name="P4" draw:layer="layout" svg:width="1.672cm" svg:height="1.528cm" draw:transform="rotate (1.5707963267949) translate (29.4643757930946cm 11.6419341944296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</draw:g>
            <draw:g>
              <draw:polygon draw:style-name="gr3" draw:text-style-name="P3" draw:layer="layout" svg:width="1.669cm" svg:height="2.598cm" draw:transform="rotate (1.5707963267949) translate (28.8105061416246cm 12.0120664824099cm)" svg:viewBox="0 0 1670 2599" draw:points="0,2599 1670,2599 1670,0 0,0">
                <text:p/>
              </draw:polygon>
              <draw:polygon draw:style-name="gr4" draw:text-style-name="P4" draw:layer="layout" svg:width="1.669cm" svg:height="2.598cm" draw:transform="rotate (1.5707963267949) translate (28.8105061416246cm 12.0120664824099cm)" svg:viewBox="0 0 1670 2599" draw:points="0,2599 1670,2599 1670,0 0,0">
                <text:p/>
              </draw:polygon>
            </draw:g>
            <draw:g>
              <draw:polygon draw:style-name="gr3" draw:text-style-name="P3" draw:layer="layout" svg:width="0.46cm" svg:height="1.164cm" draw:transform="rotate (1.5707963267949) translate (29.6134505352624cm 10.90869653317cm)" svg:viewBox="0 0 461 1165" draw:points="461,0 0,0 0,1165 461,1165">
                <text:p/>
              </draw:polygon>
              <draw:polygon draw:style-name="gr4" draw:text-style-name="P4" draw:layer="layout" svg:width="0.46cm" svg:height="1.164cm" draw:transform="rotate (1.5707963267949) translate (29.6134505352624cm 10.90869653317cm)" svg:viewBox="0 0 461 1165" draw:points="461,0 0,0 0,1165 461,1165">
                <text:p/>
              </draw:polygon>
            </draw:g>
            <draw:g>
              <draw:polygon draw:style-name="gr5" draw:text-style-name="P5" draw:layer="layout" svg:width="0.011cm" svg:height="0.034cm" draw:transform="rotate (1.5707963267949) translate (29.7687938605434cm 10.8642282228732cm)" svg:viewBox="0 0 12 35" draw:points="12,35 12,0 0,0 0,35">
                <text:p/>
              </draw:polygon>
              <draw:polygon draw:style-name="gr4" draw:text-style-name="P4" draw:layer="layout" svg:width="0.011cm" svg:height="0.034cm" draw:transform="rotate (1.5707963267949) translate (29.7687938605434cm 10.8642282228732cm)" svg:viewBox="0 0 12 35" draw:points="12,35 12,0 0,0 0,35">
                <text:p/>
              </draw:polygon>
            </draw:g>
            <draw:g>
              <draw:path draw:style-name="gr5" draw:text-style-name="P5" draw:layer="layout" svg:width="0.356cm" svg:height="1.053cm" draw:transform="rotate (1.5707963267949) translate (29.6949421157375cm 10.872566031054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  <draw:path draw:style-name="gr4" draw:text-style-name="P4" draw:layer="layout" svg:width="0.356cm" svg:height="1.053cm" draw:transform="rotate (1.5707963267949) translate (29.6949421157375cm 10.872566031054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</draw:g>
            <draw:g>
              <draw:path draw:style-name="gr5" draw:text-style-name="P5" draw:layer="layout" svg:width="0.356cm" svg:height="1.104cm" draw:transform="rotate (1.5707963267949) translate (29.6414632660505cm 10.872566031054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  <draw:path draw:style-name="gr4" draw:text-style-name="P4" draw:layer="layout" svg:width="0.356cm" svg:height="1.104cm" draw:transform="rotate (1.5707963267949) translate (29.6414632660505cm 10.872566031054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</draw:g>
            <draw:g>
              <draw:path draw:style-name="gr3" draw:text-style-name="P3" draw:layer="layout" svg:width="0.557cm" svg:height="1.305cm" draw:transform="rotate (1.5707963267949) translate (29.5446920142363cm 11.4923431058158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373 920c16-5 32-14 49-24 41-25 78-57 102-101 23-44 34-93 34-139 0-51-11-100-34-144-24-44-61-77-102-102-17-9-33-19-49-23z">
                <text:p/>
              </draw:path>
              <draw:path draw:style-name="gr4" draw:text-style-name="P4" draw:layer="layout" svg:width="0.557cm" svg:height="1.305cm" draw:transform="rotate (1.5707963267949) translate (29.5446920142363cm 11.4923431058158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232 401h71M232 512h71M232 623h71M232 737h71M232 850h71M232 964h71M232 341h71M232 456h71M232 568h71M232 681h71M232 795h71M232 906h71M262 1077h32M262 1022h32M262 283h32M262 227h32M306 58v1188M373 920c16-5 32-14 49-24 41-25 78-57 102-101 23-44 34-93 34-139 0-51-11-100-34-144-24-44-61-77-102-102-17-9-33-19-49-23z">
                <text:p/>
              </draw:path>
            </draw:g>
            <draw:g>
              <draw:path draw:style-name="gr3" draw:text-style-name="P3" draw:layer="layout" svg:width="0.905cm" svg:height="2.255cm" draw:transform="rotate (1.5707963267949) translate (29.0377585199cm 12.0120664824099cm)" svg:viewBox="0 0 906 2256" svg:d="M67 2212h700v-2166h-700zM767 2256h-767v-2256h767v46h-700v2166h700zM834 2256v-2256h-67v2256zM834 1221v-186h72v186z">
                <text:p/>
              </draw:path>
              <draw:path draw:style-name="gr4" draw:text-style-name="P4" draw:layer="layout" svg:width="0.905cm" svg:height="2.255cm" draw:transform="rotate (1.5707963267949) translate (29.0377585199cm 12.0120664824099cm)" svg:viewBox="0 0 906 2256" svg:d="M67 2212h700v-2166h-700zM767 2256h-767v-2256h767v46h-700v2166h700zM834 2256v-2256h-67v2256zM834 1221v-186h72v186z">
                <text:p/>
              </draw:path>
            </draw:g>
            <draw:g>
              <draw:polygon draw:style-name="gr3" draw:text-style-name="P3" draw:layer="layout" svg:width="0.14cm" svg:height="2.619cm" draw:transform="rotate (1.5707963267949) translate (28.7877814451442cm 12.1510299520874cm)" svg:viewBox="0 0 141 2620" draw:points="141,2620 141,0 0,0 0,2620">
                <text:p/>
              </draw:polygon>
              <draw:polygon draw:style-name="gr4" draw:text-style-name="P4" draw:layer="layout" svg:width="0.14cm" svg:height="2.619cm" draw:transform="rotate (1.5707963267949) translate (28.7877814451442cm 12.1510299520874cm)" svg:viewBox="0 0 141 2620" draw:points="141,2620 141,0 0,0 0,2620">
                <text:p/>
              </draw:polygon>
            </draw:g>
            <draw:g>
              <draw:polygon draw:style-name="gr3" draw:text-style-name="P3" draw:layer="layout" svg:width="2.017cm" svg:height="0.129cm" draw:transform="rotate (1.5707963267949) translate (31.4062653057193cm 12.0120664824099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1.5707963267949) translate (31.4062653057193cm 12.0120664824099cm)" svg:viewBox="0 0 2018 130" draw:points="0,130 2018,130 2018,0 0,0">
                <text:p/>
              </draw:polygon>
            </draw:g>
            <draw:g>
              <draw:polygon draw:style-name="gr3" draw:text-style-name="P3" draw:layer="layout" svg:width="2.017cm" svg:height="0.129cm" draw:transform="rotate (1.5707963267949) translate (28.6731630682392cm 12.0120664824099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1.5707963267949) translate (28.6731630682392cm 12.0120664824099cm)" svg:viewBox="0 0 2018 130" draw:points="0,130 2018,130 2018,0 0,0">
                <text:p/>
              </draw:polygon>
            </draw:g>
          </draw:g>
        </draw:g>
        <draw:g>
          <draw:g>
            <draw:g>
              <draw:path draw:style-name="gr3" draw:text-style-name="P3" draw:layer="layout" svg:width="1.672cm" svg:height="1.528cm" svg:x="45.782cm" svg:y="7.261cm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  <draw:path draw:style-name="gr4" draw:text-style-name="P4" draw:layer="layout" svg:width="1.672cm" svg:height="1.528cm" svg:x="45.782cm" svg:y="7.261cm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</draw:g>
            <draw:g>
              <draw:polygon draw:style-name="gr3" draw:text-style-name="P3" draw:layer="layout" svg:width="1.669cm" svg:height="2.598cm" svg:x="45.412cm" svg:y="6.607cm" svg:viewBox="0 0 1670 2599" draw:points="0,2599 1670,2599 1670,0 0,0">
                <text:p/>
              </draw:polygon>
              <draw:polygon draw:style-name="gr4" draw:text-style-name="P4" draw:layer="layout" svg:width="1.669cm" svg:height="2.598cm" svg:x="45.412cm" svg:y="6.607cm" svg:viewBox="0 0 1670 2599" draw:points="0,2599 1670,2599 1670,0 0,0">
                <text:p/>
              </draw:polygon>
            </draw:g>
            <draw:g>
              <draw:polygon draw:style-name="gr3" draw:text-style-name="P3" draw:layer="layout" svg:width="0.46cm" svg:height="1.164cm" svg:x="46.515cm" svg:y="7.41cm" svg:viewBox="0 0 461 1165" draw:points="461,0 0,0 0,1165 461,1165">
                <text:p/>
              </draw:polygon>
              <draw:polygon draw:style-name="gr4" draw:text-style-name="P4" draw:layer="layout" svg:width="0.46cm" svg:height="1.164cm" svg:x="46.515cm" svg:y="7.41cm" svg:viewBox="0 0 461 1165" draw:points="461,0 0,0 0,1165 461,1165">
                <text:p/>
              </draw:polygon>
            </draw:g>
            <draw:g>
              <draw:polygon draw:style-name="gr5" draw:text-style-name="P5" draw:layer="layout" svg:width="0.011cm" svg:height="0.034cm" svg:x="46.56cm" svg:y="7.565cm" svg:viewBox="0 0 12 35" draw:points="12,35 12,0 0,0 0,35">
                <text:p/>
              </draw:polygon>
              <draw:polygon draw:style-name="gr4" draw:text-style-name="P4" draw:layer="layout" svg:width="0.011cm" svg:height="0.034cm" svg:x="46.56cm" svg:y="7.565cm" svg:viewBox="0 0 12 35" draw:points="12,35 12,0 0,0 0,35">
                <text:p/>
              </draw:polygon>
            </draw:g>
            <draw:g>
              <draw:path draw:style-name="gr5" draw:text-style-name="P5" draw:layer="layout" svg:width="0.356cm" svg:height="1.053cm" svg:x="46.551cm" svg:y="7.491cm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  <draw:path draw:style-name="gr4" draw:text-style-name="P4" draw:layer="layout" svg:width="0.356cm" svg:height="1.053cm" svg:x="46.551cm" svg:y="7.491cm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</draw:g>
            <draw:g>
              <draw:path draw:style-name="gr5" draw:text-style-name="P5" draw:layer="layout" svg:width="0.356cm" svg:height="1.104cm" svg:x="46.551cm" svg:y="7.438cm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  <draw:path draw:style-name="gr4" draw:text-style-name="P4" draw:layer="layout" svg:width="0.356cm" svg:height="1.104cm" svg:x="46.551cm" svg:y="7.438cm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</draw:g>
            <draw:g>
              <draw:path draw:style-name="gr3" draw:text-style-name="P3" draw:layer="layout" svg:width="0.557cm" svg:height="1.305cm" svg:x="45.932cm" svg:y="7.341cm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373 920c16-5 32-14 49-24 41-25 78-57 102-101 23-44 34-93 34-139 0-51-11-100-34-144-24-44-61-77-102-102-17-9-33-19-49-23z">
                <text:p/>
              </draw:path>
              <draw:path draw:style-name="gr4" draw:text-style-name="P4" draw:layer="layout" svg:width="0.557cm" svg:height="1.305cm" svg:x="45.932cm" svg:y="7.341cm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232 401h71M232 512h71M232 623h71M232 737h71M232 850h71M232 964h71M232 341h71M232 456h71M232 568h71M232 681h71M232 795h71M232 906h71M262 1077h32M262 1022h32M262 283h32M262 227h32M306 58v1188M373 920c16-5 32-14 49-24 41-25 78-57 102-101 23-44 34-93 34-139 0-51-11-100-34-144-24-44-61-77-102-102-17-9-33-19-49-23z">
                <text:p/>
              </draw:path>
            </draw:g>
            <draw:g>
              <draw:path draw:style-name="gr3" draw:text-style-name="P3" draw:layer="layout" svg:width="0.905cm" svg:height="2.255cm" svg:x="45.412cm" svg:y="6.834cm" svg:viewBox="0 0 906 2256" svg:d="M67 2212h700v-2166h-700zM767 2256h-767v-2256h767v46h-700v2166h700zM834 2256v-2256h-67v2256zM834 1221v-186h72v186z">
                <text:p/>
              </draw:path>
              <draw:path draw:style-name="gr4" draw:text-style-name="P4" draw:layer="layout" svg:width="0.905cm" svg:height="2.255cm" svg:x="45.412cm" svg:y="6.834cm" svg:viewBox="0 0 906 2256" svg:d="M67 2212h700v-2166h-700zM767 2256h-767v-2256h767v46h-700v2166h700zM834 2256v-2256h-67v2256zM834 1221v-186h72v186z">
                <text:p/>
              </draw:path>
            </draw:g>
            <draw:g>
              <draw:polygon draw:style-name="gr3" draw:text-style-name="P3" draw:layer="layout" svg:width="0.14cm" svg:height="2.619cm" svg:x="45.273cm" svg:y="6.584cm" svg:viewBox="0 0 141 2620" draw:points="141,2620 141,0 0,0 0,2620">
                <text:p/>
              </draw:polygon>
              <draw:polygon draw:style-name="gr4" draw:text-style-name="P4" draw:layer="layout" svg:width="0.14cm" svg:height="2.619cm" svg:x="45.273cm" svg:y="6.584cm" svg:viewBox="0 0 141 2620" draw:points="141,2620 141,0 0,0 0,2620">
                <text:p/>
              </draw:polygon>
            </draw:g>
            <draw:g>
              <draw:polygon draw:style-name="gr3" draw:text-style-name="P3" draw:layer="layout" svg:width="2.017cm" svg:height="0.129cm" svg:x="45.412cm" svg:y="9.203cm" svg:viewBox="0 0 2018 130" draw:points="0,130 2018,130 2018,0 0,0">
                <text:p/>
              </draw:polygon>
              <draw:polygon draw:style-name="gr4" draw:text-style-name="P4" draw:layer="layout" svg:width="2.017cm" svg:height="0.129cm" svg:x="45.412cm" svg:y="9.203cm" svg:viewBox="0 0 2018 130" draw:points="0,130 2018,130 2018,0 0,0">
                <text:p/>
              </draw:polygon>
            </draw:g>
            <draw:g>
              <draw:polygon draw:style-name="gr3" draw:text-style-name="P3" draw:layer="layout" svg:width="2.017cm" svg:height="0.129cm" svg:x="45.412cm" svg:y="6.47cm" svg:viewBox="0 0 2018 130" draw:points="0,130 2018,130 2018,0 0,0">
                <text:p/>
              </draw:polygon>
              <draw:polygon draw:style-name="gr4" draw:text-style-name="P4" draw:layer="layout" svg:width="2.017cm" svg:height="0.129cm" svg:x="45.412cm" svg:y="6.47cm" svg:viewBox="0 0 2018 130" draw:points="0,130 2018,130 2018,0 0,0">
                <text:p/>
              </draw:polygon>
            </draw:g>
          </draw:g>
          <draw:g>
            <draw:g>
              <draw:path draw:style-name="gr3" draw:text-style-name="P3" draw:layer="layout" svg:width="1.672cm" svg:height="1.528cm" svg:x="45.782cm" svg:y="7.261cm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  <draw:path draw:style-name="gr4" draw:text-style-name="P4" draw:layer="layout" svg:width="1.672cm" svg:height="1.528cm" svg:x="45.782cm" svg:y="7.261cm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</draw:g>
            <draw:g>
              <draw:polygon draw:style-name="gr3" draw:text-style-name="P3" draw:layer="layout" svg:width="1.669cm" svg:height="2.598cm" svg:x="45.412cm" svg:y="6.607cm" svg:viewBox="0 0 1670 2599" draw:points="0,2599 1670,2599 1670,0 0,0">
                <text:p/>
              </draw:polygon>
              <draw:polygon draw:style-name="gr4" draw:text-style-name="P4" draw:layer="layout" svg:width="1.669cm" svg:height="2.598cm" svg:x="45.412cm" svg:y="6.607cm" svg:viewBox="0 0 1670 2599" draw:points="0,2599 1670,2599 1670,0 0,0">
                <text:p/>
              </draw:polygon>
            </draw:g>
            <draw:g>
              <draw:polygon draw:style-name="gr3" draw:text-style-name="P3" draw:layer="layout" svg:width="0.46cm" svg:height="1.164cm" svg:x="46.515cm" svg:y="7.41cm" svg:viewBox="0 0 461 1165" draw:points="461,0 0,0 0,1165 461,1165">
                <text:p/>
              </draw:polygon>
              <draw:polygon draw:style-name="gr4" draw:text-style-name="P4" draw:layer="layout" svg:width="0.46cm" svg:height="1.164cm" svg:x="46.515cm" svg:y="7.41cm" svg:viewBox="0 0 461 1165" draw:points="461,0 0,0 0,1165 461,1165">
                <text:p/>
              </draw:polygon>
            </draw:g>
            <draw:g>
              <draw:polygon draw:style-name="gr5" draw:text-style-name="P5" draw:layer="layout" svg:width="0.011cm" svg:height="0.034cm" svg:x="46.56cm" svg:y="7.565cm" svg:viewBox="0 0 12 35" draw:points="12,35 12,0 0,0 0,35">
                <text:p/>
              </draw:polygon>
              <draw:polygon draw:style-name="gr4" draw:text-style-name="P4" draw:layer="layout" svg:width="0.011cm" svg:height="0.034cm" svg:x="46.56cm" svg:y="7.565cm" svg:viewBox="0 0 12 35" draw:points="12,35 12,0 0,0 0,35">
                <text:p/>
              </draw:polygon>
            </draw:g>
            <draw:g>
              <draw:path draw:style-name="gr5" draw:text-style-name="P5" draw:layer="layout" svg:width="0.356cm" svg:height="1.053cm" svg:x="46.551cm" svg:y="7.491cm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  <draw:path draw:style-name="gr4" draw:text-style-name="P4" draw:layer="layout" svg:width="0.356cm" svg:height="1.053cm" svg:x="46.551cm" svg:y="7.491cm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</draw:g>
            <draw:g>
              <draw:path draw:style-name="gr5" draw:text-style-name="P5" draw:layer="layout" svg:width="0.356cm" svg:height="1.104cm" svg:x="46.551cm" svg:y="7.438cm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  <draw:path draw:style-name="gr4" draw:text-style-name="P4" draw:layer="layout" svg:width="0.356cm" svg:height="1.104cm" svg:x="46.551cm" svg:y="7.438cm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</draw:g>
            <draw:g>
              <draw:path draw:style-name="gr3" draw:text-style-name="P3" draw:layer="layout" svg:width="0.557cm" svg:height="1.305cm" svg:x="45.932cm" svg:y="7.341cm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373 920c16-5 32-14 49-24 41-25 78-57 102-101 23-44 34-93 34-139 0-51-11-100-34-144-24-44-61-77-102-102-17-9-33-19-49-23z">
                <text:p/>
              </draw:path>
              <draw:path draw:style-name="gr4" draw:text-style-name="P4" draw:layer="layout" svg:width="0.557cm" svg:height="1.305cm" svg:x="45.932cm" svg:y="7.341cm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232 401h71M232 512h71M232 623h71M232 737h71M232 850h71M232 964h71M232 341h71M232 456h71M232 568h71M232 681h71M232 795h71M232 906h71M262 1077h32M262 1022h32M262 283h32M262 227h32M306 58v1188M373 920c16-5 32-14 49-24 41-25 78-57 102-101 23-44 34-93 34-139 0-51-11-100-34-144-24-44-61-77-102-102-17-9-33-19-49-23z">
                <text:p/>
              </draw:path>
            </draw:g>
            <draw:g>
              <draw:path draw:style-name="gr3" draw:text-style-name="P3" draw:layer="layout" svg:width="0.905cm" svg:height="2.255cm" svg:x="45.412cm" svg:y="6.834cm" svg:viewBox="0 0 906 2256" svg:d="M67 2212h700v-2166h-700zM767 2256h-767v-2256h767v46h-700v2166h700zM834 2256v-2256h-67v2256zM834 1221v-186h72v186z">
                <text:p/>
              </draw:path>
              <draw:path draw:style-name="gr4" draw:text-style-name="P4" draw:layer="layout" svg:width="0.905cm" svg:height="2.255cm" svg:x="45.412cm" svg:y="6.834cm" svg:viewBox="0 0 906 2256" svg:d="M67 2212h700v-2166h-700zM767 2256h-767v-2256h767v46h-700v2166h700zM834 2256v-2256h-67v2256zM834 1221v-186h72v186z">
                <text:p/>
              </draw:path>
            </draw:g>
            <draw:g>
              <draw:polygon draw:style-name="gr3" draw:text-style-name="P3" draw:layer="layout" svg:width="0.14cm" svg:height="2.619cm" svg:x="45.273cm" svg:y="6.584cm" svg:viewBox="0 0 141 2620" draw:points="141,2620 141,0 0,0 0,2620">
                <text:p/>
              </draw:polygon>
              <draw:polygon draw:style-name="gr4" draw:text-style-name="P4" draw:layer="layout" svg:width="0.14cm" svg:height="2.619cm" svg:x="45.273cm" svg:y="6.584cm" svg:viewBox="0 0 141 2620" draw:points="141,2620 141,0 0,0 0,2620">
                <text:p/>
              </draw:polygon>
            </draw:g>
            <draw:g>
              <draw:polygon draw:style-name="gr3" draw:text-style-name="P3" draw:layer="layout" svg:width="2.017cm" svg:height="0.129cm" svg:x="45.412cm" svg:y="9.203cm" svg:viewBox="0 0 2018 130" draw:points="0,130 2018,130 2018,0 0,0">
                <text:p/>
              </draw:polygon>
              <draw:polygon draw:style-name="gr4" draw:text-style-name="P4" draw:layer="layout" svg:width="2.017cm" svg:height="0.129cm" svg:x="45.412cm" svg:y="9.203cm" svg:viewBox="0 0 2018 130" draw:points="0,130 2018,130 2018,0 0,0">
                <text:p/>
              </draw:polygon>
            </draw:g>
            <draw:g>
              <draw:polygon draw:style-name="gr3" draw:text-style-name="P3" draw:layer="layout" svg:width="2.017cm" svg:height="0.129cm" svg:x="45.412cm" svg:y="6.47cm" svg:viewBox="0 0 2018 130" draw:points="0,130 2018,130 2018,0 0,0">
                <text:p/>
              </draw:polygon>
              <draw:polygon draw:style-name="gr4" draw:text-style-name="P4" draw:layer="layout" svg:width="2.017cm" svg:height="0.129cm" svg:x="45.412cm" svg:y="6.47cm" svg:viewBox="0 0 2018 130" draw:points="0,130 2018,130 2018,0 0,0">
                <text:p/>
              </draw:polygon>
            </draw:g>
          </draw:g>
        </draw:g>
        <draw:g>
          <draw:g>
            <draw:g>
              <draw:path draw:style-name="gr3" draw:text-style-name="P3" draw:layer="layout" svg:width="1.672cm" svg:height="1.528cm" draw:transform="rotate (-3.14159265358979) translate (37.2436887317502cm 8.6070891866278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  <draw:path draw:style-name="gr4" draw:text-style-name="P4" draw:layer="layout" svg:width="1.672cm" svg:height="1.528cm" draw:transform="rotate (-3.14159265358979) translate (37.2436887317502cm 8.6070891866278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</draw:g>
            <draw:g>
              <draw:polygon draw:style-name="gr3" draw:text-style-name="P3" draw:layer="layout" svg:width="1.669cm" svg:height="2.598cm" draw:transform="rotate (-3.14159265358979) translate (37.6138210197303cm 9.2609588380977cm)" svg:viewBox="0 0 1670 2599" draw:points="0,2599 1670,2599 1670,0 0,0">
                <text:p/>
              </draw:polygon>
              <draw:polygon draw:style-name="gr4" draw:text-style-name="P4" draw:layer="layout" svg:width="1.669cm" svg:height="2.598cm" draw:transform="rotate (-3.14159265358979) translate (37.6138210197303cm 9.2609588380977cm)" svg:viewBox="0 0 1670 2599" draw:points="0,2599 1670,2599 1670,0 0,0">
                <text:p/>
              </draw:polygon>
            </draw:g>
            <draw:g>
              <draw:polygon draw:style-name="gr3" draw:text-style-name="P3" draw:layer="layout" svg:width="0.46cm" svg:height="1.164cm" draw:transform="rotate (-3.14159265358979) translate (36.5104510704906cm 8.45801444446cm)" svg:viewBox="0 0 461 1165" draw:points="461,0 0,0 0,1165 461,1165">
                <text:p/>
              </draw:polygon>
              <draw:polygon draw:style-name="gr4" draw:text-style-name="P4" draw:layer="layout" svg:width="0.46cm" svg:height="1.164cm" draw:transform="rotate (-3.14159265358979) translate (36.5104510704906cm 8.45801444446cm)" svg:viewBox="0 0 461 1165" draw:points="461,0 0,0 0,1165 461,1165">
                <text:p/>
              </draw:polygon>
            </draw:g>
            <draw:g>
              <draw:polygon draw:style-name="gr5" draw:text-style-name="P5" draw:layer="layout" svg:width="0.011cm" svg:height="0.034cm" draw:transform="rotate (-3.14159265358979) translate (36.4659827601938cm 8.3026711191791cm)" svg:viewBox="0 0 12 35" draw:points="12,35 12,0 0,0 0,35">
                <text:p/>
              </draw:polygon>
              <draw:polygon draw:style-name="gr4" draw:text-style-name="P4" draw:layer="layout" svg:width="0.011cm" svg:height="0.034cm" draw:transform="rotate (-3.14159265358979) translate (36.4659827601938cm 8.3026711191791cm)" svg:viewBox="0 0 12 35" draw:points="12,35 12,0 0,0 0,35">
                <text:p/>
              </draw:polygon>
            </draw:g>
            <draw:g>
              <draw:path draw:style-name="gr5" draw:text-style-name="P5" draw:layer="layout" svg:width="0.356cm" svg:height="1.053cm" draw:transform="rotate (-3.14159265358979) translate (36.4743205683743cm 8.3765228639849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  <draw:path draw:style-name="gr4" draw:text-style-name="P4" draw:layer="layout" svg:width="0.356cm" svg:height="1.053cm" draw:transform="rotate (-3.14159265358979) translate (36.4743205683743cm 8.3765228639849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</draw:g>
            <draw:g>
              <draw:path draw:style-name="gr5" draw:text-style-name="P5" draw:layer="layout" svg:width="0.356cm" svg:height="1.104cm" draw:transform="rotate (-3.14159265358979) translate (36.4743205683743cm 8.4300017136717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  <draw:path draw:style-name="gr4" draw:text-style-name="P4" draw:layer="layout" svg:width="0.356cm" svg:height="1.104cm" draw:transform="rotate (-3.14159265358979) translate (36.4743205683743cm 8.4300017136717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</draw:g>
            <draw:g>
              <draw:path draw:style-name="gr3" draw:text-style-name="P3" draw:layer="layout" svg:width="0.557cm" svg:height="1.305cm" draw:transform="rotate (-3.14159265358979) translate (37.0940976431361cm 8.5267729654862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373 920c16-5 32-14 49-24 41-25 78-57 102-101 23-44 34-93 34-139 0-51-11-100-34-144-24-44-61-77-102-102-17-9-33-19-49-23z">
                <text:p/>
              </draw:path>
              <draw:path draw:style-name="gr4" draw:text-style-name="P4" draw:layer="layout" svg:width="0.557cm" svg:height="1.305cm" draw:transform="rotate (-3.14159265358979) translate (37.0940976431361cm 8.5267729654862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232 401h71M232 512h71M232 623h71M232 737h71M232 850h71M232 964h71M232 341h71M232 456h71M232 568h71M232 681h71M232 795h71M232 906h71M262 1077h32M262 1022h32M262 283h32M262 227h32M306 58v1188M373 920c16-5 32-14 49-24 41-25 78-57 102-101 23-44 34-93 34-139 0-51-11-100-34-144-24-44-61-77-102-102-17-9-33-19-49-23z">
                <text:p/>
              </draw:path>
            </draw:g>
            <draw:g>
              <draw:path draw:style-name="gr3" draw:text-style-name="P3" draw:layer="layout" svg:width="0.905cm" svg:height="2.255cm" draw:transform="rotate (-3.14159265358979) translate (37.6138210197303cm 9.0337064598222cm)" svg:viewBox="0 0 906 2256" svg:d="M67 2212h700v-2166h-700zM767 2256h-767v-2256h767v46h-700v2166h700zM834 2256v-2256h-67v2256zM834 1221v-186h72v186z">
                <text:p/>
              </draw:path>
              <draw:path draw:style-name="gr4" draw:text-style-name="P4" draw:layer="layout" svg:width="0.905cm" svg:height="2.255cm" draw:transform="rotate (-3.14159265358979) translate (37.6138210197303cm 9.0337064598222cm)" svg:viewBox="0 0 906 2256" svg:d="M67 2212h700v-2166h-700zM767 2256h-767v-2256h767v46h-700v2166h700zM834 2256v-2256h-67v2256zM834 1221v-186h72v186z">
                <text:p/>
              </draw:path>
            </draw:g>
            <draw:g>
              <draw:polygon draw:style-name="gr3" draw:text-style-name="P3" draw:layer="layout" svg:width="0.14cm" svg:height="2.619cm" draw:transform="rotate (-3.14159265358979) translate (37.752784489408cm 9.2836835345782cm)" svg:viewBox="0 0 141 2620" draw:points="141,2620 141,0 0,0 0,2620">
                <text:p/>
              </draw:polygon>
              <draw:polygon draw:style-name="gr4" draw:text-style-name="P4" draw:layer="layout" svg:width="0.14cm" svg:height="2.619cm" draw:transform="rotate (-3.14159265358979) translate (37.752784489408cm 9.2836835345782cm)" svg:viewBox="0 0 141 2620" draw:points="141,2620 141,0 0,0 0,2620">
                <text:p/>
              </draw:polygon>
            </draw:g>
            <draw:g>
              <draw:polygon draw:style-name="gr3" draw:text-style-name="P3" draw:layer="layout" svg:width="2.017cm" svg:height="0.129cm" draw:transform="rotate (-3.14159265358979) translate (37.6138210197303cm 6.66519967400298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-3.14159265358979) translate (37.6138210197303cm 6.66519967400298cm)" svg:viewBox="0 0 2018 130" draw:points="0,130 2018,130 2018,0 0,0">
                <text:p/>
              </draw:polygon>
            </draw:g>
            <draw:g>
              <draw:polygon draw:style-name="gr3" draw:text-style-name="P3" draw:layer="layout" svg:width="2.017cm" svg:height="0.129cm" draw:transform="rotate (-3.14159265358979) translate (37.6138210197303cm 9.3983019114833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-3.14159265358979) translate (37.6138210197303cm 9.3983019114833cm)" svg:viewBox="0 0 2018 130" draw:points="0,130 2018,130 2018,0 0,0">
                <text:p/>
              </draw:polygon>
            </draw:g>
          </draw:g>
          <draw:g>
            <draw:g>
              <draw:path draw:style-name="gr3" draw:text-style-name="P3" draw:layer="layout" svg:width="1.672cm" svg:height="1.528cm" draw:transform="rotate (-3.14159265358979) translate (37.2436887317502cm 8.6070891866278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  <draw:path draw:style-name="gr4" draw:text-style-name="P4" draw:layer="layout" svg:width="1.672cm" svg:height="1.528cm" draw:transform="rotate (-3.14159265358979) translate (37.2436887317502cm 8.6070891866278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</draw:g>
            <draw:g>
              <draw:polygon draw:style-name="gr3" draw:text-style-name="P3" draw:layer="layout" svg:width="1.669cm" svg:height="2.598cm" draw:transform="rotate (-3.14159265358979) translate (37.6138210197303cm 9.2609588380977cm)" svg:viewBox="0 0 1670 2599" draw:points="0,2599 1670,2599 1670,0 0,0">
                <text:p/>
              </draw:polygon>
              <draw:polygon draw:style-name="gr4" draw:text-style-name="P4" draw:layer="layout" svg:width="1.669cm" svg:height="2.598cm" draw:transform="rotate (-3.14159265358979) translate (37.6138210197303cm 9.2609588380977cm)" svg:viewBox="0 0 1670 2599" draw:points="0,2599 1670,2599 1670,0 0,0">
                <text:p/>
              </draw:polygon>
            </draw:g>
            <draw:g>
              <draw:polygon draw:style-name="gr3" draw:text-style-name="P3" draw:layer="layout" svg:width="0.46cm" svg:height="1.164cm" draw:transform="rotate (-3.14159265358979) translate (36.5104510704906cm 8.45801444446cm)" svg:viewBox="0 0 461 1165" draw:points="461,0 0,0 0,1165 461,1165">
                <text:p/>
              </draw:polygon>
              <draw:polygon draw:style-name="gr4" draw:text-style-name="P4" draw:layer="layout" svg:width="0.46cm" svg:height="1.164cm" draw:transform="rotate (-3.14159265358979) translate (36.5104510704906cm 8.45801444446cm)" svg:viewBox="0 0 461 1165" draw:points="461,0 0,0 0,1165 461,1165">
                <text:p/>
              </draw:polygon>
            </draw:g>
            <draw:g>
              <draw:polygon draw:style-name="gr5" draw:text-style-name="P5" draw:layer="layout" svg:width="0.011cm" svg:height="0.034cm" draw:transform="rotate (-3.14159265358979) translate (36.4659827601938cm 8.3026711191791cm)" svg:viewBox="0 0 12 35" draw:points="12,35 12,0 0,0 0,35">
                <text:p/>
              </draw:polygon>
              <draw:polygon draw:style-name="gr4" draw:text-style-name="P4" draw:layer="layout" svg:width="0.011cm" svg:height="0.034cm" draw:transform="rotate (-3.14159265358979) translate (36.4659827601938cm 8.3026711191791cm)" svg:viewBox="0 0 12 35" draw:points="12,35 12,0 0,0 0,35">
                <text:p/>
              </draw:polygon>
            </draw:g>
            <draw:g>
              <draw:path draw:style-name="gr5" draw:text-style-name="P5" draw:layer="layout" svg:width="0.356cm" svg:height="1.053cm" draw:transform="rotate (-3.14159265358979) translate (36.4743205683743cm 8.3765228639849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  <draw:path draw:style-name="gr4" draw:text-style-name="P4" draw:layer="layout" svg:width="0.356cm" svg:height="1.053cm" draw:transform="rotate (-3.14159265358979) translate (36.4743205683743cm 8.3765228639849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</draw:g>
            <draw:g>
              <draw:path draw:style-name="gr5" draw:text-style-name="P5" draw:layer="layout" svg:width="0.356cm" svg:height="1.104cm" draw:transform="rotate (-3.14159265358979) translate (36.4743205683743cm 8.4300017136717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  <draw:path draw:style-name="gr4" draw:text-style-name="P4" draw:layer="layout" svg:width="0.356cm" svg:height="1.104cm" draw:transform="rotate (-3.14159265358979) translate (36.4743205683743cm 8.4300017136717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</draw:g>
            <draw:g>
              <draw:path draw:style-name="gr3" draw:text-style-name="P3" draw:layer="layout" svg:width="0.557cm" svg:height="1.305cm" draw:transform="rotate (-3.14159265358979) translate (37.0940976431361cm 8.5267729654862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373 920c16-5 32-14 49-24 41-25 78-57 102-101 23-44 34-93 34-139 0-51-11-100-34-144-24-44-61-77-102-102-17-9-33-19-49-23z">
                <text:p/>
              </draw:path>
              <draw:path draw:style-name="gr4" draw:text-style-name="P4" draw:layer="layout" svg:width="0.557cm" svg:height="1.305cm" draw:transform="rotate (-3.14159265358979) translate (37.0940976431361cm 8.5267729654862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232 401h71M232 512h71M232 623h71M232 737h71M232 850h71M232 964h71M232 341h71M232 456h71M232 568h71M232 681h71M232 795h71M232 906h71M262 1077h32M262 1022h32M262 283h32M262 227h32M306 58v1188M373 920c16-5 32-14 49-24 41-25 78-57 102-101 23-44 34-93 34-139 0-51-11-100-34-144-24-44-61-77-102-102-17-9-33-19-49-23z">
                <text:p/>
              </draw:path>
            </draw:g>
            <draw:g>
              <draw:path draw:style-name="gr3" draw:text-style-name="P3" draw:layer="layout" svg:width="0.905cm" svg:height="2.255cm" draw:transform="rotate (-3.14159265358979) translate (37.6138210197303cm 9.0337064598222cm)" svg:viewBox="0 0 906 2256" svg:d="M67 2212h700v-2166h-700zM767 2256h-767v-2256h767v46h-700v2166h700zM834 2256v-2256h-67v2256zM834 1221v-186h72v186z">
                <text:p/>
              </draw:path>
              <draw:path draw:style-name="gr4" draw:text-style-name="P4" draw:layer="layout" svg:width="0.905cm" svg:height="2.255cm" draw:transform="rotate (-3.14159265358979) translate (37.6138210197303cm 9.0337064598222cm)" svg:viewBox="0 0 906 2256" svg:d="M67 2212h700v-2166h-700zM767 2256h-767v-2256h767v46h-700v2166h700zM834 2256v-2256h-67v2256zM834 1221v-186h72v186z">
                <text:p/>
              </draw:path>
            </draw:g>
            <draw:g>
              <draw:polygon draw:style-name="gr3" draw:text-style-name="P3" draw:layer="layout" svg:width="0.14cm" svg:height="2.619cm" draw:transform="rotate (-3.14159265358979) translate (37.752784489408cm 9.2836835345782cm)" svg:viewBox="0 0 141 2620" draw:points="141,2620 141,0 0,0 0,2620">
                <text:p/>
              </draw:polygon>
              <draw:polygon draw:style-name="gr4" draw:text-style-name="P4" draw:layer="layout" svg:width="0.14cm" svg:height="2.619cm" draw:transform="rotate (-3.14159265358979) translate (37.752784489408cm 9.2836835345782cm)" svg:viewBox="0 0 141 2620" draw:points="141,2620 141,0 0,0 0,2620">
                <text:p/>
              </draw:polygon>
            </draw:g>
            <draw:g>
              <draw:polygon draw:style-name="gr3" draw:text-style-name="P3" draw:layer="layout" svg:width="2.017cm" svg:height="0.129cm" draw:transform="rotate (-3.14159265358979) translate (37.6138210197303cm 6.66519967400298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-3.14159265358979) translate (37.6138210197303cm 6.66519967400298cm)" svg:viewBox="0 0 2018 130" draw:points="0,130 2018,130 2018,0 0,0">
                <text:p/>
              </draw:polygon>
            </draw:g>
            <draw:g>
              <draw:polygon draw:style-name="gr3" draw:text-style-name="P3" draw:layer="layout" svg:width="2.017cm" svg:height="0.129cm" draw:transform="rotate (-3.14159265358979) translate (37.6138210197303cm 9.3983019114833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-3.14159265358979) translate (37.6138210197303cm 9.3983019114833cm)" svg:viewBox="0 0 2018 130" draw:points="0,130 2018,130 2018,0 0,0">
                <text:p/>
              </draw:polygon>
            </draw:g>
          </draw:g>
        </draw:g>
        <draw:g>
          <draw:g>
            <draw:g>
              <draw:path draw:style-name="gr3" draw:text-style-name="P3" draw:layer="layout" svg:width="1.672cm" svg:height="1.528cm" draw:transform="rotate (-3.14159265358979) translate (37.2737128508274cm 15.3737425028354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  <draw:path draw:style-name="gr4" draw:text-style-name="P4" draw:layer="layout" svg:width="1.672cm" svg:height="1.528cm" draw:transform="rotate (-3.14159265358979) translate (37.2737128508274cm 15.3737425028354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</draw:g>
            <draw:g>
              <draw:polygon draw:style-name="gr3" draw:text-style-name="P3" draw:layer="layout" svg:width="1.669cm" svg:height="2.598cm" draw:transform="rotate (-3.14159265358979) translate (37.6438451388076cm 16.0276121543052cm)" svg:viewBox="0 0 1670 2599" draw:points="0,2599 1670,2599 1670,0 0,0">
                <text:p/>
              </draw:polygon>
              <draw:polygon draw:style-name="gr4" draw:text-style-name="P4" draw:layer="layout" svg:width="1.669cm" svg:height="2.598cm" draw:transform="rotate (-3.14159265358979) translate (37.6438451388076cm 16.0276121543052cm)" svg:viewBox="0 0 1670 2599" draw:points="0,2599 1670,2599 1670,0 0,0">
                <text:p/>
              </draw:polygon>
            </draw:g>
            <draw:g>
              <draw:polygon draw:style-name="gr3" draw:text-style-name="P3" draw:layer="layout" svg:width="0.46cm" svg:height="1.164cm" draw:transform="rotate (-3.14159265358979) translate (36.5404751895679cm 15.2246677606675cm)" svg:viewBox="0 0 461 1165" draw:points="461,0 0,0 0,1165 461,1165">
                <text:p/>
              </draw:polygon>
              <draw:polygon draw:style-name="gr4" draw:text-style-name="P4" draw:layer="layout" svg:width="0.46cm" svg:height="1.164cm" draw:transform="rotate (-3.14159265358979) translate (36.5404751895679cm 15.2246677606675cm)" svg:viewBox="0 0 461 1165" draw:points="461,0 0,0 0,1165 461,1165">
                <text:p/>
              </draw:polygon>
            </draw:g>
            <draw:g>
              <draw:polygon draw:style-name="gr5" draw:text-style-name="P5" draw:layer="layout" svg:width="0.011cm" svg:height="0.034cm" draw:transform="rotate (-3.14159265358979) translate (36.4960068792709cm 15.0693244353866cm)" svg:viewBox="0 0 12 35" draw:points="12,35 12,0 0,0 0,35">
                <text:p/>
              </draw:polygon>
              <draw:polygon draw:style-name="gr4" draw:text-style-name="P4" draw:layer="layout" svg:width="0.011cm" svg:height="0.034cm" draw:transform="rotate (-3.14159265358979) translate (36.4960068792709cm 15.0693244353866cm)" svg:viewBox="0 0 12 35" draw:points="12,35 12,0 0,0 0,35">
                <text:p/>
              </draw:polygon>
            </draw:g>
            <draw:g>
              <draw:path draw:style-name="gr5" draw:text-style-name="P5" draw:layer="layout" svg:width="0.356cm" svg:height="1.053cm" draw:transform="rotate (-3.14159265358979) translate (36.5043446874516cm 15.1431761801924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  <draw:path draw:style-name="gr4" draw:text-style-name="P4" draw:layer="layout" svg:width="0.356cm" svg:height="1.053cm" draw:transform="rotate (-3.14159265358979) translate (36.5043446874516cm 15.1431761801924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</draw:g>
            <draw:g>
              <draw:path draw:style-name="gr5" draw:text-style-name="P5" draw:layer="layout" svg:width="0.356cm" svg:height="1.104cm" draw:transform="rotate (-3.14159265358979) translate (36.5043446874516cm 15.1966550298792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  <draw:path draw:style-name="gr4" draw:text-style-name="P4" draw:layer="layout" svg:width="0.356cm" svg:height="1.104cm" draw:transform="rotate (-3.14159265358979) translate (36.5043446874516cm 15.1966550298792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</draw:g>
            <draw:g>
              <draw:path draw:style-name="gr3" draw:text-style-name="P3" draw:layer="layout" svg:width="0.557cm" svg:height="1.305cm" draw:transform="rotate (-3.14159265358979) translate (37.1241217622134cm 15.2934262816937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373 920c16-5 32-14 49-24 41-25 78-57 102-101 23-44 34-93 34-139 0-51-11-100-34-144-24-44-61-77-102-102-17-9-33-19-49-23z">
                <text:p/>
              </draw:path>
              <draw:path draw:style-name="gr4" draw:text-style-name="P4" draw:layer="layout" svg:width="0.557cm" svg:height="1.305cm" draw:transform="rotate (-3.14159265358979) translate (37.1241217622134cm 15.2934262816937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232 401h71M232 512h71M232 623h71M232 737h71M232 850h71M232 964h71M232 341h71M232 456h71M232 568h71M232 681h71M232 795h71M232 906h71M262 1077h32M262 1022h32M262 283h32M262 227h32M306 58v1188M373 920c16-5 32-14 49-24 41-25 78-57 102-101 23-44 34-93 34-139 0-51-11-100-34-144-24-44-61-77-102-102-17-9-33-19-49-23z">
                <text:p/>
              </draw:path>
            </draw:g>
            <draw:g>
              <draw:path draw:style-name="gr3" draw:text-style-name="P3" draw:layer="layout" svg:width="0.905cm" svg:height="2.255cm" draw:transform="rotate (-3.14159265358979) translate (37.6438451388076cm 15.8003597760297cm)" svg:viewBox="0 0 906 2256" svg:d="M67 2212h700v-2166h-700zM767 2256h-767v-2256h767v46h-700v2166h700zM834 2256v-2256h-67v2256zM834 1221v-186h72v186z">
                <text:p/>
              </draw:path>
              <draw:path draw:style-name="gr4" draw:text-style-name="P4" draw:layer="layout" svg:width="0.905cm" svg:height="2.255cm" draw:transform="rotate (-3.14159265358979) translate (37.6438451388076cm 15.8003597760297cm)" svg:viewBox="0 0 906 2256" svg:d="M67 2212h700v-2166h-700zM767 2256h-767v-2256h767v46h-700v2166h700zM834 2256v-2256h-67v2256zM834 1221v-186h72v186z">
                <text:p/>
              </draw:path>
            </draw:g>
            <draw:g>
              <draw:polygon draw:style-name="gr3" draw:text-style-name="P3" draw:layer="layout" svg:width="0.14cm" svg:height="2.619cm" draw:transform="rotate (-3.14159265358979) translate (37.7828086084853cm 16.0503368507857cm)" svg:viewBox="0 0 141 2620" draw:points="141,2620 141,0 0,0 0,2620">
                <text:p/>
              </draw:polygon>
              <draw:polygon draw:style-name="gr4" draw:text-style-name="P4" draw:layer="layout" svg:width="0.14cm" svg:height="2.619cm" draw:transform="rotate (-3.14159265358979) translate (37.7828086084853cm 16.0503368507857cm)" svg:viewBox="0 0 141 2620" draw:points="141,2620 141,0 0,0 0,2620">
                <text:p/>
              </draw:polygon>
            </draw:g>
            <draw:g>
              <draw:polygon draw:style-name="gr3" draw:text-style-name="P3" draw:layer="layout" svg:width="2.017cm" svg:height="0.129cm" draw:transform="rotate (-3.14159265358979) translate (37.6438451388076cm 13.4318529902104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-3.14159265358979) translate (37.6438451388076cm 13.4318529902104cm)" svg:viewBox="0 0 2018 130" draw:points="0,130 2018,130 2018,0 0,0">
                <text:p/>
              </draw:polygon>
            </draw:g>
            <draw:g>
              <draw:polygon draw:style-name="gr3" draw:text-style-name="P3" draw:layer="layout" svg:width="2.017cm" svg:height="0.129cm" draw:transform="rotate (-3.14159265358979) translate (37.6438451388076cm 16.1649552276908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-3.14159265358979) translate (37.6438451388076cm 16.1649552276908cm)" svg:viewBox="0 0 2018 130" draw:points="0,130 2018,130 2018,0 0,0">
                <text:p/>
              </draw:polygon>
            </draw:g>
          </draw:g>
          <draw:g>
            <draw:g>
              <draw:path draw:style-name="gr3" draw:text-style-name="P3" draw:layer="layout" svg:width="1.672cm" svg:height="1.528cm" draw:transform="rotate (-3.14159265358979) translate (37.2737128508274cm 15.3737425028354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  <draw:path draw:style-name="gr4" draw:text-style-name="P4" draw:layer="layout" svg:width="1.672cm" svg:height="1.528cm" draw:transform="rotate (-3.14159265358979) translate (37.2737128508274cm 15.3737425028354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</draw:g>
            <draw:g>
              <draw:polygon draw:style-name="gr3" draw:text-style-name="P3" draw:layer="layout" svg:width="1.669cm" svg:height="2.598cm" draw:transform="rotate (-3.14159265358979) translate (37.6438451388076cm 16.0276121543052cm)" svg:viewBox="0 0 1670 2599" draw:points="0,2599 1670,2599 1670,0 0,0">
                <text:p/>
              </draw:polygon>
              <draw:polygon draw:style-name="gr4" draw:text-style-name="P4" draw:layer="layout" svg:width="1.669cm" svg:height="2.598cm" draw:transform="rotate (-3.14159265358979) translate (37.6438451388076cm 16.0276121543052cm)" svg:viewBox="0 0 1670 2599" draw:points="0,2599 1670,2599 1670,0 0,0">
                <text:p/>
              </draw:polygon>
            </draw:g>
            <draw:g>
              <draw:polygon draw:style-name="gr3" draw:text-style-name="P3" draw:layer="layout" svg:width="0.46cm" svg:height="1.164cm" draw:transform="rotate (-3.14159265358979) translate (36.5404751895679cm 15.2246677606675cm)" svg:viewBox="0 0 461 1165" draw:points="461,0 0,0 0,1165 461,1165">
                <text:p/>
              </draw:polygon>
              <draw:polygon draw:style-name="gr4" draw:text-style-name="P4" draw:layer="layout" svg:width="0.46cm" svg:height="1.164cm" draw:transform="rotate (-3.14159265358979) translate (36.5404751895679cm 15.2246677606675cm)" svg:viewBox="0 0 461 1165" draw:points="461,0 0,0 0,1165 461,1165">
                <text:p/>
              </draw:polygon>
            </draw:g>
            <draw:g>
              <draw:polygon draw:style-name="gr5" draw:text-style-name="P5" draw:layer="layout" svg:width="0.011cm" svg:height="0.034cm" draw:transform="rotate (-3.14159265358979) translate (36.4960068792709cm 15.0693244353866cm)" svg:viewBox="0 0 12 35" draw:points="12,35 12,0 0,0 0,35">
                <text:p/>
              </draw:polygon>
              <draw:polygon draw:style-name="gr4" draw:text-style-name="P4" draw:layer="layout" svg:width="0.011cm" svg:height="0.034cm" draw:transform="rotate (-3.14159265358979) translate (36.4960068792709cm 15.0693244353866cm)" svg:viewBox="0 0 12 35" draw:points="12,35 12,0 0,0 0,35">
                <text:p/>
              </draw:polygon>
            </draw:g>
            <draw:g>
              <draw:path draw:style-name="gr5" draw:text-style-name="P5" draw:layer="layout" svg:width="0.356cm" svg:height="1.053cm" draw:transform="rotate (-3.14159265358979) translate (36.5043446874516cm 15.1431761801924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  <draw:path draw:style-name="gr4" draw:text-style-name="P4" draw:layer="layout" svg:width="0.356cm" svg:height="1.053cm" draw:transform="rotate (-3.14159265358979) translate (36.5043446874516cm 15.1431761801924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</draw:g>
            <draw:g>
              <draw:path draw:style-name="gr5" draw:text-style-name="P5" draw:layer="layout" svg:width="0.356cm" svg:height="1.104cm" draw:transform="rotate (-3.14159265358979) translate (36.5043446874516cm 15.1966550298792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  <draw:path draw:style-name="gr4" draw:text-style-name="P4" draw:layer="layout" svg:width="0.356cm" svg:height="1.104cm" draw:transform="rotate (-3.14159265358979) translate (36.5043446874516cm 15.1966550298792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</draw:g>
            <draw:g>
              <draw:path draw:style-name="gr3" draw:text-style-name="P3" draw:layer="layout" svg:width="0.557cm" svg:height="1.305cm" draw:transform="rotate (-3.14159265358979) translate (37.1241217622134cm 15.2934262816937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373 920c16-5 32-14 49-24 41-25 78-57 102-101 23-44 34-93 34-139 0-51-11-100-34-144-24-44-61-77-102-102-17-9-33-19-49-23z">
                <text:p/>
              </draw:path>
              <draw:path draw:style-name="gr4" draw:text-style-name="P4" draw:layer="layout" svg:width="0.557cm" svg:height="1.305cm" draw:transform="rotate (-3.14159265358979) translate (37.1241217622134cm 15.2934262816937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232 401h71M232 512h71M232 623h71M232 737h71M232 850h71M232 964h71M232 341h71M232 456h71M232 568h71M232 681h71M232 795h71M232 906h71M262 1077h32M262 1022h32M262 283h32M262 227h32M306 58v1188M373 920c16-5 32-14 49-24 41-25 78-57 102-101 23-44 34-93 34-139 0-51-11-100-34-144-24-44-61-77-102-102-17-9-33-19-49-23z">
                <text:p/>
              </draw:path>
            </draw:g>
            <draw:g>
              <draw:path draw:style-name="gr3" draw:text-style-name="P3" draw:layer="layout" svg:width="0.905cm" svg:height="2.255cm" draw:transform="rotate (-3.14159265358979) translate (37.6438451388076cm 15.8003597760297cm)" svg:viewBox="0 0 906 2256" svg:d="M67 2212h700v-2166h-700zM767 2256h-767v-2256h767v46h-700v2166h700zM834 2256v-2256h-67v2256zM834 1221v-186h72v186z">
                <text:p/>
              </draw:path>
              <draw:path draw:style-name="gr4" draw:text-style-name="P4" draw:layer="layout" svg:width="0.905cm" svg:height="2.255cm" draw:transform="rotate (-3.14159265358979) translate (37.6438451388076cm 15.8003597760297cm)" svg:viewBox="0 0 906 2256" svg:d="M67 2212h700v-2166h-700zM767 2256h-767v-2256h767v46h-700v2166h700zM834 2256v-2256h-67v2256zM834 1221v-186h72v186z">
                <text:p/>
              </draw:path>
            </draw:g>
            <draw:g>
              <draw:polygon draw:style-name="gr3" draw:text-style-name="P3" draw:layer="layout" svg:width="0.14cm" svg:height="2.619cm" draw:transform="rotate (-3.14159265358979) translate (37.7828086084853cm 16.0503368507857cm)" svg:viewBox="0 0 141 2620" draw:points="141,2620 141,0 0,0 0,2620">
                <text:p/>
              </draw:polygon>
              <draw:polygon draw:style-name="gr4" draw:text-style-name="P4" draw:layer="layout" svg:width="0.14cm" svg:height="2.619cm" draw:transform="rotate (-3.14159265358979) translate (37.7828086084853cm 16.0503368507857cm)" svg:viewBox="0 0 141 2620" draw:points="141,2620 141,0 0,0 0,2620">
                <text:p/>
              </draw:polygon>
            </draw:g>
            <draw:g>
              <draw:polygon draw:style-name="gr3" draw:text-style-name="P3" draw:layer="layout" svg:width="2.017cm" svg:height="0.129cm" draw:transform="rotate (-3.14159265358979) translate (37.6438451388076cm 13.4318529902104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-3.14159265358979) translate (37.6438451388076cm 13.4318529902104cm)" svg:viewBox="0 0 2018 130" draw:points="0,130 2018,130 2018,0 0,0">
                <text:p/>
              </draw:polygon>
            </draw:g>
            <draw:g>
              <draw:polygon draw:style-name="gr3" draw:text-style-name="P3" draw:layer="layout" svg:width="2.017cm" svg:height="0.129cm" draw:transform="rotate (-3.14159265358979) translate (37.6438451388076cm 16.1649552276908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-3.14159265358979) translate (37.6438451388076cm 16.1649552276908cm)" svg:viewBox="0 0 2018 130" draw:points="0,130 2018,130 2018,0 0,0">
                <text:p/>
              </draw:polygon>
            </draw:g>
          </draw:g>
        </draw:g>
        <draw:g>
          <draw:g>
            <draw:g>
              <draw:path draw:style-name="gr3" draw:text-style-name="P3" draw:layer="layout" svg:width="1.672cm" svg:height="1.528cm" draw:transform="skewX (-0.000698131700797732) translate (45.7647397161354cm 14.0226961360307cm)" svg:viewBox="0 0 1673 1529" svg:d="M1390 1028c5-88 7-176 7-264s-2-173-7-261c-9-17-16-33-28-47-65-99-155-183-266-243-16-9-35-16-51-25h-452-4c-17 0-35-5-49-12-16-7-30-21-39-32-3-7-5-12-5-16h-81c-72 0-146 18-206 51-65 32-116 81-153 139s-56 123-56 190c0 2 0 2 0 2v512 2c0 67 18 132 56 188 37 60 88 106 152 141 61 33 135 51 207 51h81c0-9 4-14 7-21 9-14 23-25 37-32 16-10 32-14 53-14h454c18-7 35-14 51-26 111-58 201-141 266-241 10-16 17-28 26-42zM1392 762c3 42 5 83 5 125 0 109-14 216-42 322-2 2-5 5-7 7-7 14-11 23-11 37 0 12 4 23 11 33 5 14 16 20 28 25 11 7 25 12 39 12 10 0 23-5 35-12 2 0 9-2 12-5 39-41 74-83 102-129 69-112 109-237 109-366 0-17-3-33-3-49 3-16 3-35 3-51 0-125-35-250-105-357-32-48-67-92-106-132-12-7-25-9-37-9-14 0-28 2-37 12-12 4-23 14-28 25-9 9-12 23-12 35 0 11 3 21 7 30 28 104 42 213 42 322 0 39-2 83-5 125zM487 95v3c0 16 2 32 14 48 9 12 18 26 37 33 16 7 32 11 51 11h4 626c18 0 35-5 51-12s28-21 39-32c9-16 14-33 14-49v-2c0-16-5-35-14-46-11-17-23-28-39-37-16-7-33-12-51-12h-626c-4 0-4 0-4 0-19 0-35 5-51 12-19 9-28 21-37 37-12 11-14 30-14 46zM489 1434c0 16 2 33 14 46 9 14 23 28 37 35 16 7 32 14 53 14h625c3 0 3 0 3 0 18 0 34-7 51-14 18-7 27-21 39-35 9-14 14-30 14-46v-2c0-19-5-33-14-49-12-14-21-26-39-33-17-9-33-13-51-13h-3-625c-21 0-37 4-53 14-17 7-28 18-37 32-12 16-14 30-14 49z">
                <text:p/>
              </draw:path>
              <draw:path draw:style-name="gr4" draw:text-style-name="P4" draw:layer="layout" svg:width="1.672cm" svg:height="1.528cm" draw:transform="skewX (-0.000698131700797732) translate (45.7647397161354cm 14.0226961360307cm)" svg:viewBox="0 0 1673 1529" svg:d="M1390 1028c5-88 7-176 7-264s-2-173-7-261c-9-17-16-33-28-47-65-99-155-183-266-243-16-9-35-16-51-25h-452-4c-17 0-35-5-49-12-16-7-30-21-39-32-3-7-5-12-5-16h-81c-72 0-146 18-206 51-65 32-116 81-153 139s-56 123-56 190c0 2 0 2 0 2v512 2c0 67 18 132 56 188 37 60 88 106 152 141 61 33 135 51 207 51h81c0-9 4-14 7-21 9-14 23-25 37-32 16-10 32-14 53-14h454c18-7 35-14 51-26 111-58 201-141 266-241 10-16 17-28 26-42zM1392 762c3 42 5 83 5 125 0 109-14 216-42 322-2 2-5 5-7 7-7 14-11 23-11 37 0 12 4 23 11 33 5 14 16 20 28 25 11 7 25 12 39 12 10 0 23-5 35-12 2 0 9-2 12-5 39-41 74-83 102-129 69-112 109-237 109-366 0-17-3-33-3-49 3-16 3-35 3-51 0-125-35-250-105-357-32-48-67-92-106-132-12-7-25-9-37-9-14 0-28 2-37 12-12 4-23 14-28 25-9 9-12 23-12 35 0 11 3 21 7 30 28 104 42 213 42 322 0 39-2 83-5 125zM487 95v3c0 16 2 32 14 48 9 12 18 26 37 33 16 7 32 11 51 11h4 626c18 0 35-5 51-12s28-21 39-32c9-16 14-33 14-49v-2c0-16-5-35-14-46-11-17-23-28-39-37-16-7-33-12-51-12h-626c-4 0-4 0-4 0-19 0-35 5-51 12-19 9-28 21-37 37-12 11-14 30-14 46zM489 1434c0 16 2 33 14 46 9 14 23 28 37 35 16 7 32 14 53 14h625c3 0 3 0 3 0 18 0 34-7 51-14 18-7 27-21 39-35 9-14 14-30 14-46v-2c0-19-5-33-14-49-12-14-21-26-39-33-17-9-33-13-51-13h-3-625c-21 0-37 4-53 14-17 7-28 18-37 32-12 16-14 30-14 49z">
                <text:p/>
              </draw:path>
            </draw:g>
            <draw:g>
              <draw:polygon draw:style-name="gr3" draw:text-style-name="P3" draw:layer="layout" svg:width="1.67cm" svg:height="2.598cm" draw:transform="skewX (0.000349065850398866) rotate (0.000349065850398866) translate (45.3947369301665cm 13.369381058337cm)" svg:viewBox="0 0 1671 2599" draw:points="1,2599 1671,2599 1670,0 0,0">
                <text:p/>
              </draw:polygon>
              <draw:polygon draw:style-name="gr4" draw:text-style-name="P4" draw:layer="layout" svg:width="1.67cm" svg:height="2.598cm" draw:transform="skewX (0.000349065850398866) rotate (0.000349065850398866) translate (45.3947369301665cm 13.369381058337cm)" svg:viewBox="0 0 1671 2599" draw:points="1,2599 1671,2599 1670,0 0,0">
                <text:p/>
              </draw:polygon>
            </draw:g>
            <draw:g>
              <draw:polygon draw:style-name="gr3" draw:text-style-name="P3" draw:layer="layout" svg:width="0.463cm" svg:height="1.165cm" draw:transform="skewX (0.00349065850398866) rotate (0.00122173047639603) translate (46.498387092647cm 14.1719402542948cm)" svg:viewBox="0 0 464 1166" draw:points="461,0 0,0 3,1165 464,1166">
                <text:p/>
              </draw:polygon>
              <draw:polygon draw:style-name="gr4" draw:text-style-name="P4" draw:layer="layout" svg:width="0.463cm" svg:height="1.165cm" draw:transform="skewX (0.00349065850398866) rotate (0.00122173047639603) translate (46.498387092647cm 14.1719402542948cm)" svg:viewBox="0 0 464 1166" draw:points="461,0 0,0 3,1165 464,1166">
                <text:p/>
              </draw:polygon>
            </draw:g>
            <draw:g>
              <draw:polygon draw:style-name="gr5" draw:text-style-name="P5" draw:layer="layout" svg:width="0.011cm" svg:height="0.034cm" draw:transform="rotate (0.0178023583703422) translate (46.5423032978362cm 14.3272788429424cm)" svg:viewBox="0 0 12 35" draw:points="12,35 12,0 1,0 0,35">
                <text:p/>
              </draw:polygon>
              <draw:polygon draw:style-name="gr4" draw:text-style-name="P4" draw:layer="layout" svg:width="0.011cm" svg:height="0.034cm" draw:transform="rotate (0.0178023583703422) translate (46.5423032978362cm 14.3272788429424cm)" svg:viewBox="0 0 12 35" draw:points="12,35 12,0 1,0 0,35">
                <text:p/>
              </draw:polygon>
            </draw:g>
            <draw:g>
              <draw:path draw:style-name="gr5" draw:text-style-name="P5" draw:layer="layout" svg:width="0.357cm" svg:height="1.053cm" draw:transform="rotate (0.00174532925199433) translate (46.5331749899877cm 14.2536189108592cm)" svg:viewBox="0 0 358 1054" svg:d="M42 982v-39h-42v39zM42 933v-39h-42v39zM42 887v-42h-42v42zM42 838v-41h-42v41zM42 521v-39h-41v39zM42 472v-39h-41v39zM42 426l1-42h-42v42zM43 377v-41h-42v41zM130 1054v-63h-44v63zM130 982v-39h-44v39zM130 934v-40h-44v39zM130 887v-42h-44v42zM130 839v-42h-44v41zM130 788v-42h-44v42zM130 737v-40h-44v40zM130 688v-39h-44v39zM130 639v-41h-44v41zM130 591v-42h-44v42zM130 542v-39h-44v39zM130 493v-39h-44v39zM130 445l1-40h-44l-1 40zM190 982v-39h-49v39zM190 934v-40h-49v40zM190 887v-41h-49v41zM190 839v-42h-48v42zM190 788v-42h-48v42zM190 737v-40h-48v40zM190 688v-39h-48v39zM190 639v-41h-48v41zM190 591l1-42h-49v42zM191 542v-39h-49v39zM191 493v-39h-49v39zM191 445v-40h-49v40zM246 982v-39h-47v39zM246 934v-40h-47v40zM246 887v-41h-47v41zM246 839v-42h-47v42zM246 788v-42h-46l-1 42zM246 737v-40h-46v40zM246 688v-39h-46v39zM246 639v-41h-46v41zM246 591v-42h-46v42zM246 542v-39h-46v39zM246 494v-40h-46v39zM246 445v-39l-46-1v40zM301 982v-39h-46v39zM301 934v-40h-46v40zM301 887v-41h-46v41zM301 839v-42h-46v42zM301 788v-42h-46v42zM301 737l1-40h-47v40zM302 688v-39h-47v39zM302 640v-42h-47v42zM302 591v-42h-47v42zM302 542v-39h-47v39zM302 494v-40h-46l-1 40zM357 888v-339h-46v338zM358 146v-97h-46v97zM358 37v-37h-46v37zM302 37l1-37h-47v37zM302 93v-42h-46v42zM302 146v-42h-46v42zM247 146v-42h-47v42zM191 146v-42h-48l-1 42zM191 93v-42h-48v42zM191 37v-37h-48v37zM247 37v-37h-46v37zM247 93v-42h-46l-1 42z">
                <text:p/>
              </draw:path>
              <draw:path draw:style-name="gr4" draw:text-style-name="P4" draw:layer="layout" svg:width="0.357cm" svg:height="1.053cm" draw:transform="rotate (0.00174532925199433) translate (46.5331749899877cm 14.2536189108592cm)" svg:viewBox="0 0 358 1054" svg:d="M42 982v-39h-42v39zM42 933v-39h-42v39zM42 887v-42h-42v42zM42 838v-41h-42v41zM42 521v-39h-41v39zM42 472v-39h-41v39zM42 426l1-42h-42v42zM43 377v-41h-42v41zM130 1054v-63h-44v63zM130 982v-39h-44v39zM130 934v-40h-44v39zM130 887v-42h-44v42zM130 839v-42h-44v41zM130 788v-42h-44v42zM130 737v-40h-44v40zM130 688v-39h-44v39zM130 639v-41h-44v41zM130 591v-42h-44v42zM130 542v-39h-44v39zM130 493v-39h-44v39zM130 445l1-40h-44l-1 40zM190 982v-39h-49v39zM190 934v-40h-49v40zM190 887v-41h-49v41zM190 839v-42h-48v42zM190 788v-42h-48v42zM190 737v-40h-48v40zM190 688v-39h-48v39zM190 639v-41h-48v41zM190 591l1-42h-49v42zM191 542v-39h-49v39zM191 493v-39h-49v39zM191 445v-40h-49v40zM246 982v-39h-47v39zM246 934v-40h-47v40zM246 887v-41h-47v41zM246 839v-42h-47v42zM246 788v-42h-46l-1 42zM246 737v-40h-46v40zM246 688v-39h-46v39zM246 639v-41h-46v41zM246 591v-42h-46v42zM246 542v-39h-46v39zM246 494v-40h-46v39zM246 445v-39l-46-1v40zM301 982v-39h-46v39zM301 934v-40h-46v40zM301 887v-41h-46v41zM301 839v-42h-46v42zM301 788v-42h-46v42zM301 737l1-40h-47v40zM302 688v-39h-47v39zM302 640v-42h-47v42zM302 591v-42h-47v42zM302 542v-39h-47v39zM302 494v-40h-46l-1 40zM357 888v-339h-46v338zM358 146v-97h-46v97zM358 37v-37h-46v37zM302 37l1-37h-47v37zM302 93v-42h-46v42zM302 146v-42h-46v42zM247 146v-42h-47v42zM191 146v-42h-48l-1 42zM191 93v-42h-48v42zM191 37v-37h-48v37zM247 37v-37h-46v37zM247 93v-42h-46l-1 42z">
                <text:p/>
              </draw:path>
            </draw:g>
            <draw:g>
              <draw:path draw:style-name="gr5" draw:text-style-name="P5" draw:layer="layout" svg:width="0.356cm" svg:height="1.104cm" draw:transform="skewX (0.000872664625997165) rotate (0.00174532925199433) translate (46.533948918542cm 14.2000610548405cm)" svg:viewBox="0 0 357 1105" svg:d="M42 1105v-39l-42-1v40zM190 1105v-62l-49-1v63zM246 1105v-62h-47v62zM301 1105v-62h-46v62zM357 1105v-62h-47v62zM357 1031v-39h-47v39zM357 983v-40h-47v40zM357 596v-40h-46v40zM357 545v-40h-46v40zM357 496v-39h-46v39zM357 447v-64h-46v64zM357 359v-41h-46v41zM357 311v-40h-46v40zM357 262v-39h-46v39zM357 37v-37h-97v37zM248 37v-37h-106v37zM130 37v-37h-44v37zM130 93v-42h-44v42zM130 146v-42h-44v42zM130 197v-42h-44v42zM130 262v-40h-44v40zM190 262v-39l-48-1v40zM302 311v-40h-47v40zM297 496v-113l-42-1v114zM241 447v-65h-99v65zM190 359v-41l-48-1v42zM190 311v-40h-48v39zM130 310v-39h-44v39zM130 447v-65h-44v65zM17 58v-30h-7v30zM17 106v-30h-7v30zM42 262v-40h-42v40zM42 310v-39h-42v39zM42 359v-42h-42v42zM42 660v-42h-42v42zM42 709v-42h-42v42zM42 757v-39h-42v39zM42 804v-37h-42v37zM130 359v-42h-44v42z">
                <text:p/>
              </draw:path>
              <draw:path draw:style-name="gr4" draw:text-style-name="P4" draw:layer="layout" svg:width="0.356cm" svg:height="1.104cm" draw:transform="skewX (0.000872664625997165) rotate (0.00174532925199433) translate (46.533948918542cm 14.2000610548405cm)" svg:viewBox="0 0 357 1105" svg:d="M42 1105v-39l-42-1v40zM190 1105v-62l-49-1v63zM246 1105v-62h-47v62zM301 1105v-62h-46v62zM357 1105v-62h-47v62zM357 1031v-39h-47v39zM357 983v-40h-47v40zM357 596v-40h-46v40zM357 545v-40h-46v40zM357 496v-39h-46v39zM357 447v-64h-46v64zM357 359v-41h-46v41zM357 311v-40h-46v40zM357 262v-39h-46v39zM357 37v-37h-97v37zM248 37v-37h-106v37zM130 37v-37h-44v37zM130 93v-42h-44v42zM130 146v-42h-44v42zM130 197v-42h-44v42zM130 262v-40h-44v40zM190 262v-39l-48-1v40zM302 311v-40h-47v40zM297 496v-113l-42-1v114zM241 447v-65h-99v65zM190 359v-41l-48-1v42zM190 311v-40h-48v39zM130 310v-39h-44v39zM130 447v-65h-44v65zM17 58v-30h-7v30zM17 106v-30h-7v30zM42 262v-40h-42v40zM42 310v-39h-42v39zM42 359v-42h-42v42zM42 660v-42h-42v42zM42 709v-42h-42v42zM42 757v-39h-42v39zM42 804v-37h-42v37zM130 359v-42h-44v42z">
                <text:p/>
              </draw:path>
            </draw:g>
            <draw:g>
              <draw:path draw:style-name="gr3" draw:text-style-name="P3" draw:layer="layout" svg:width="0.557cm" svg:height="1.306cm" svg:x="45.915cm" svg:y="14.103cm" svg:viewBox="0 0 558 1307" svg:d="M185 920v-533c-16 5-32 14-48 23-42 26-79 58-100 102-25 44-37 93-37 144 0 46 12 95 37 139 21 44 58 76 100 102 16 9 32 18 48 23zM185 250v804c0 12-2 23-2 37 0 44 14 93 42 134 21 31 44 58 76 79v3l72-1v-1306h-72c-33 21-56 49-77 79-27 42-41 90-41 134 0 14 2 26 2 37zM373 920c16-5 32-14 49-24 41-25 78-57 102-101 23-45 34-93 34-139 0-51-11-100-35-144-23-44-60-77-101-102-17-9-33-19-49-23z">
                <text:p/>
              </draw:path>
              <draw:path draw:style-name="gr4" draw:text-style-name="P4" draw:layer="layout" svg:width="0.557cm" svg:height="1.306cm" svg:x="45.915cm" svg:y="14.103cm" svg:viewBox="0 0 558 1307" svg:d="M185 920v-533c-16 5-32 14-48 23-42 26-79 58-100 102-25 44-37 93-37 144 0 46 12 95 37 139 21 44 58 76 100 102 16 9 32 18 48 23zM185 250v804c0 12-2 23-2 37 0 44 14 93 42 134 21 31 44 58 76 79v3l72-1v-1306h-72c-33 21-56 49-77 79-27 42-41 90-41 134 0 14 2 26 2 37zM232 401h71M232 512h71M232 623h71M232 737h71M232 850h72M232 964h72M232 341h71M232 456h71M232 568h71M232 681h71M232 795h72M232 906h72M262 1077h32M262 1022h32M262 283h32M262 227h32M306 58v1188M373 920c16-5 32-14 49-24 41-25 78-57 102-101 23-45 34-93 34-139 0-51-11-100-35-144-23-44-60-77-101-102-17-9-33-19-49-23z">
                <text:p/>
              </draw:path>
            </draw:g>
            <draw:g>
              <draw:path draw:style-name="gr3" draw:text-style-name="P3" draw:layer="layout" svg:width="0.905cm" svg:height="2.255cm" draw:transform="rotate (0.000523598775598299) translate (45.3944224652548cm 13.596633628956cm)" svg:viewBox="0 0 906 2256" svg:d="M67 2212h700v-2166h-699zM767 2256h-767v-2256h767v46h-699l-1 2166h700zM834 2256v-2256h-67v2256zM834 1221v-185h72v185z">
                <text:p/>
              </draw:path>
              <draw:path draw:style-name="gr4" draw:text-style-name="P4" draw:layer="layout" svg:width="0.905cm" svg:height="2.255cm" draw:transform="rotate (0.000523598775598299) translate (45.3944224652548cm 13.596633628956cm)" svg:viewBox="0 0 906 2256" svg:d="M67 2212h700v-2166h-699zM767 2256h-767v-2256h767v46h-699l-1 2166h700zM834 2256v-2256h-67v2256zM834 1221v-185h72v185z">
                <text:p/>
              </draw:path>
            </draw:g>
            <draw:g>
              <draw:polygon draw:style-name="gr3" draw:text-style-name="P3" draw:layer="layout" svg:width="0.141cm" svg:height="2.619cm" draw:transform="skewX (-0.00349065850398866) rotate (-0.00331612557878927) translate (45.2557654461466cm 13.3461869566571cm)" svg:viewBox="0 0 142 2620" draw:points="142,2620 141,0 0,1 0,2620">
                <text:p/>
              </draw:polygon>
              <draw:polygon draw:style-name="gr4" draw:text-style-name="P4" draw:layer="layout" svg:width="0.141cm" svg:height="2.619cm" draw:transform="skewX (-0.00349065850398866) rotate (-0.00331612557878927) translate (45.2557654461466cm 13.3461869566571cm)" svg:viewBox="0 0 142 2620" draw:points="142,2620 141,0 0,1 0,2620">
                <text:p/>
              </draw:polygon>
            </draw:g>
            <draw:g>
              <draw:polygon draw:style-name="gr3" draw:text-style-name="P3" draw:layer="layout" svg:width="2.018cm" svg:height="0.129cm" draw:transform="skewX (-0.0120427718387609) rotate (0.000523598775598299) translate (45.39405807843cm 15.9651408941632cm)" svg:viewBox="0 0 2019 130" draw:points="0,130 2018,130 2019,0 2,0">
                <text:p/>
              </draw:polygon>
              <draw:polygon draw:style-name="gr4" draw:text-style-name="P4" draw:layer="layout" svg:width="2.018cm" svg:height="0.129cm" draw:transform="skewX (-0.0120427718387609) rotate (0.000523598775598299) translate (45.39405807843cm 15.9651408941632cm)" svg:viewBox="0 0 2019 130" draw:points="0,130 2018,130 2019,0 2,0">
                <text:p/>
              </draw:polygon>
            </draw:g>
            <draw:g>
              <draw:polygon draw:style-name="gr3" draw:text-style-name="P3" draw:layer="layout" svg:width="2.018cm" svg:height="0.13cm" draw:transform="skewX (-0.00610865238198015) rotate (0.0010471975511966) translate (45.3938059817159cm 13.2320389180017cm)" svg:viewBox="0 0 2019 131" draw:points="0,130 2018,131 2019,1 1,0">
                <text:p/>
              </draw:polygon>
              <draw:polygon draw:style-name="gr4" draw:text-style-name="P4" draw:layer="layout" svg:width="2.018cm" svg:height="0.13cm" draw:transform="skewX (-0.00610865238198015) rotate (0.0010471975511966) translate (45.3938059817159cm 13.2320389180017cm)" svg:viewBox="0 0 2019 131" draw:points="0,130 2018,131 2019,1 1,0">
                <text:p/>
              </draw:polygon>
            </draw:g>
          </draw:g>
          <draw:g>
            <draw:g>
              <draw:path draw:style-name="gr3" draw:text-style-name="P3" draw:layer="layout" svg:width="1.672cm" svg:height="1.528cm" draw:transform="skewX (-0.000698131700797732) translate (45.7647397161354cm 14.0226961360307cm)" svg:viewBox="0 0 1673 1529" svg:d="M1390 1028c5-88 7-176 7-264s-2-173-7-261c-9-17-16-33-28-47-65-99-155-183-266-243-16-9-35-16-51-25h-452-4c-17 0-35-5-49-12-16-7-30-21-39-32-3-7-5-12-5-16h-81c-72 0-146 18-206 51-65 32-116 81-153 139s-56 123-56 190c0 2 0 2 0 2v512 2c0 67 18 132 56 188 37 60 88 106 152 141 61 33 135 51 207 51h81c0-9 4-14 7-21 9-14 23-25 37-32 16-10 32-14 53-14h454c18-7 35-14 51-26 111-58 201-141 266-241 10-16 17-28 26-42zM1392 762c3 42 5 83 5 125 0 109-14 216-42 322-2 2-5 5-7 7-7 14-11 23-11 37 0 12 4 23 11 33 5 14 16 20 28 25 11 7 25 12 39 12 10 0 23-5 35-12 2 0 9-2 12-5 39-41 74-83 102-129 69-112 109-237 109-366 0-17-3-33-3-49 3-16 3-35 3-51 0-125-35-250-105-357-32-48-67-92-106-132-12-7-25-9-37-9-14 0-28 2-37 12-12 4-23 14-28 25-9 9-12 23-12 35 0 11 3 21 7 30 28 104 42 213 42 322 0 39-2 83-5 125zM487 95v3c0 16 2 32 14 48 9 12 18 26 37 33 16 7 32 11 51 11h4 626c18 0 35-5 51-12s28-21 39-32c9-16 14-33 14-49v-2c0-16-5-35-14-46-11-17-23-28-39-37-16-7-33-12-51-12h-626c-4 0-4 0-4 0-19 0-35 5-51 12-19 9-28 21-37 37-12 11-14 30-14 46zM489 1434c0 16 2 33 14 46 9 14 23 28 37 35 16 7 32 14 53 14h625c3 0 3 0 3 0 18 0 34-7 51-14 18-7 27-21 39-35 9-14 14-30 14-46v-2c0-19-5-33-14-49-12-14-21-26-39-33-17-9-33-13-51-13h-3-625c-21 0-37 4-53 14-17 7-28 18-37 32-12 16-14 30-14 49z">
                <text:p/>
              </draw:path>
              <draw:path draw:style-name="gr4" draw:text-style-name="P4" draw:layer="layout" svg:width="1.672cm" svg:height="1.528cm" draw:transform="skewX (-0.000698131700797732) translate (45.7647397161354cm 14.0226961360307cm)" svg:viewBox="0 0 1673 1529" svg:d="M1390 1028c5-88 7-176 7-264s-2-173-7-261c-9-17-16-33-28-47-65-99-155-183-266-243-16-9-35-16-51-25h-452-4c-17 0-35-5-49-12-16-7-30-21-39-32-3-7-5-12-5-16h-81c-72 0-146 18-206 51-65 32-116 81-153 139s-56 123-56 190c0 2 0 2 0 2v512 2c0 67 18 132 56 188 37 60 88 106 152 141 61 33 135 51 207 51h81c0-9 4-14 7-21 9-14 23-25 37-32 16-10 32-14 53-14h454c18-7 35-14 51-26 111-58 201-141 266-241 10-16 17-28 26-42zM1392 762c3 42 5 83 5 125 0 109-14 216-42 322-2 2-5 5-7 7-7 14-11 23-11 37 0 12 4 23 11 33 5 14 16 20 28 25 11 7 25 12 39 12 10 0 23-5 35-12 2 0 9-2 12-5 39-41 74-83 102-129 69-112 109-237 109-366 0-17-3-33-3-49 3-16 3-35 3-51 0-125-35-250-105-357-32-48-67-92-106-132-12-7-25-9-37-9-14 0-28 2-37 12-12 4-23 14-28 25-9 9-12 23-12 35 0 11 3 21 7 30 28 104 42 213 42 322 0 39-2 83-5 125zM487 95v3c0 16 2 32 14 48 9 12 18 26 37 33 16 7 32 11 51 11h4 626c18 0 35-5 51-12s28-21 39-32c9-16 14-33 14-49v-2c0-16-5-35-14-46-11-17-23-28-39-37-16-7-33-12-51-12h-626c-4 0-4 0-4 0-19 0-35 5-51 12-19 9-28 21-37 37-12 11-14 30-14 46zM489 1434c0 16 2 33 14 46 9 14 23 28 37 35 16 7 32 14 53 14h625c3 0 3 0 3 0 18 0 34-7 51-14 18-7 27-21 39-35 9-14 14-30 14-46v-2c0-19-5-33-14-49-12-14-21-26-39-33-17-9-33-13-51-13h-3-625c-21 0-37 4-53 14-17 7-28 18-37 32-12 16-14 30-14 49z">
                <text:p/>
              </draw:path>
            </draw:g>
            <draw:g>
              <draw:polygon draw:style-name="gr3" draw:text-style-name="P3" draw:layer="layout" svg:width="1.67cm" svg:height="2.598cm" draw:transform="skewX (0.000349065850398866) rotate (0.000349065850398866) translate (45.3947369301665cm 13.369381058337cm)" svg:viewBox="0 0 1671 2599" draw:points="1,2599 1671,2599 1670,0 0,0">
                <text:p/>
              </draw:polygon>
              <draw:polygon draw:style-name="gr4" draw:text-style-name="P4" draw:layer="layout" svg:width="1.67cm" svg:height="2.598cm" draw:transform="skewX (0.000349065850398866) rotate (0.000349065850398866) translate (45.3947369301665cm 13.369381058337cm)" svg:viewBox="0 0 1671 2599" draw:points="1,2599 1671,2599 1670,0 0,0">
                <text:p/>
              </draw:polygon>
            </draw:g>
            <draw:g>
              <draw:polygon draw:style-name="gr3" draw:text-style-name="P3" draw:layer="layout" svg:width="0.463cm" svg:height="1.165cm" draw:transform="skewX (0.00349065850398866) rotate (0.00122173047639603) translate (46.498387092647cm 14.1719402542948cm)" svg:viewBox="0 0 464 1166" draw:points="461,0 0,0 3,1165 464,1166">
                <text:p/>
              </draw:polygon>
              <draw:polygon draw:style-name="gr4" draw:text-style-name="P4" draw:layer="layout" svg:width="0.463cm" svg:height="1.165cm" draw:transform="skewX (0.00349065850398866) rotate (0.00122173047639603) translate (46.498387092647cm 14.1719402542948cm)" svg:viewBox="0 0 464 1166" draw:points="461,0 0,0 3,1165 464,1166">
                <text:p/>
              </draw:polygon>
            </draw:g>
            <draw:g>
              <draw:polygon draw:style-name="gr5" draw:text-style-name="P5" draw:layer="layout" svg:width="0.011cm" svg:height="0.034cm" draw:transform="rotate (0.0178023583703422) translate (46.5423032978362cm 14.3272788429424cm)" svg:viewBox="0 0 12 35" draw:points="12,35 12,0 1,0 0,35">
                <text:p/>
              </draw:polygon>
              <draw:polygon draw:style-name="gr4" draw:text-style-name="P4" draw:layer="layout" svg:width="0.011cm" svg:height="0.034cm" draw:transform="rotate (0.0178023583703422) translate (46.5423032978362cm 14.3272788429424cm)" svg:viewBox="0 0 12 35" draw:points="12,35 12,0 1,0 0,35">
                <text:p/>
              </draw:polygon>
            </draw:g>
            <draw:g>
              <draw:path draw:style-name="gr5" draw:text-style-name="P5" draw:layer="layout" svg:width="0.357cm" svg:height="1.053cm" draw:transform="rotate (0.00174532925199433) translate (46.5331749899877cm 14.2536189108592cm)" svg:viewBox="0 0 358 1054" svg:d="M42 982v-39h-42v39zM42 933v-39h-42v39zM42 887v-42h-42v42zM42 838v-41h-42v41zM42 521v-39h-41v39zM42 472v-39h-41v39zM42 426l1-42h-42v42zM43 377v-41h-42v41zM130 1054v-63h-44v63zM130 982v-39h-44v39zM130 934v-40h-44v39zM130 887v-42h-44v42zM130 839v-42h-44v41zM130 788v-42h-44v42zM130 737v-40h-44v40zM130 688v-39h-44v39zM130 639v-41h-44v41zM130 591v-42h-44v42zM130 542v-39h-44v39zM130 493v-39h-44v39zM130 445l1-40h-44l-1 40zM190 982v-39h-49v39zM190 934v-40h-49v40zM190 887v-41h-49v41zM190 839v-42h-48v42zM190 788v-42h-48v42zM190 737v-40h-48v40zM190 688v-39h-48v39zM190 639v-41h-48v41zM190 591l1-42h-49v42zM191 542v-39h-49v39zM191 493v-39h-49v39zM191 445v-40h-49v40zM246 982v-39h-47v39zM246 934v-40h-47v40zM246 887v-41h-47v41zM246 839v-42h-47v42zM246 788v-42h-46l-1 42zM246 737v-40h-46v40zM246 688v-39h-46v39zM246 639v-41h-46v41zM246 591v-42h-46v42zM246 542v-39h-46v39zM246 494v-40h-46v39zM246 445v-39l-46-1v40zM301 982v-39h-46v39zM301 934v-40h-46v40zM301 887v-41h-46v41zM301 839v-42h-46v42zM301 788v-42h-46v42zM301 737l1-40h-47v40zM302 688v-39h-47v39zM302 640v-42h-47v42zM302 591v-42h-47v42zM302 542v-39h-47v39zM302 494v-40h-46l-1 40zM357 888v-339h-46v338zM358 146v-97h-46v97zM358 37v-37h-46v37zM302 37l1-37h-47v37zM302 93v-42h-46v42zM302 146v-42h-46v42zM247 146v-42h-47v42zM191 146v-42h-48l-1 42zM191 93v-42h-48v42zM191 37v-37h-48v37zM247 37v-37h-46v37zM247 93v-42h-46l-1 42z">
                <text:p/>
              </draw:path>
              <draw:path draw:style-name="gr4" draw:text-style-name="P4" draw:layer="layout" svg:width="0.357cm" svg:height="1.053cm" draw:transform="rotate (0.00174532925199433) translate (46.5331749899877cm 14.2536189108592cm)" svg:viewBox="0 0 358 1054" svg:d="M42 982v-39h-42v39zM42 933v-39h-42v39zM42 887v-42h-42v42zM42 838v-41h-42v41zM42 521v-39h-41v39zM42 472v-39h-41v39zM42 426l1-42h-42v42zM43 377v-41h-42v41zM130 1054v-63h-44v63zM130 982v-39h-44v39zM130 934v-40h-44v39zM130 887v-42h-44v42zM130 839v-42h-44v41zM130 788v-42h-44v42zM130 737v-40h-44v40zM130 688v-39h-44v39zM130 639v-41h-44v41zM130 591v-42h-44v42zM130 542v-39h-44v39zM130 493v-39h-44v39zM130 445l1-40h-44l-1 40zM190 982v-39h-49v39zM190 934v-40h-49v40zM190 887v-41h-49v41zM190 839v-42h-48v42zM190 788v-42h-48v42zM190 737v-40h-48v40zM190 688v-39h-48v39zM190 639v-41h-48v41zM190 591l1-42h-49v42zM191 542v-39h-49v39zM191 493v-39h-49v39zM191 445v-40h-49v40zM246 982v-39h-47v39zM246 934v-40h-47v40zM246 887v-41h-47v41zM246 839v-42h-47v42zM246 788v-42h-46l-1 42zM246 737v-40h-46v40zM246 688v-39h-46v39zM246 639v-41h-46v41zM246 591v-42h-46v42zM246 542v-39h-46v39zM246 494v-40h-46v39zM246 445v-39l-46-1v40zM301 982v-39h-46v39zM301 934v-40h-46v40zM301 887v-41h-46v41zM301 839v-42h-46v42zM301 788v-42h-46v42zM301 737l1-40h-47v40zM302 688v-39h-47v39zM302 640v-42h-47v42zM302 591v-42h-47v42zM302 542v-39h-47v39zM302 494v-40h-46l-1 40zM357 888v-339h-46v338zM358 146v-97h-46v97zM358 37v-37h-46v37zM302 37l1-37h-47v37zM302 93v-42h-46v42zM302 146v-42h-46v42zM247 146v-42h-47v42zM191 146v-42h-48l-1 42zM191 93v-42h-48v42zM191 37v-37h-48v37zM247 37v-37h-46v37zM247 93v-42h-46l-1 42z">
                <text:p/>
              </draw:path>
            </draw:g>
            <draw:g>
              <draw:path draw:style-name="gr5" draw:text-style-name="P5" draw:layer="layout" svg:width="0.356cm" svg:height="1.104cm" draw:transform="skewX (0.000872664625997165) rotate (0.00174532925199433) translate (46.533948918542cm 14.2000610548405cm)" svg:viewBox="0 0 357 1105" svg:d="M42 1105v-39l-42-1v40zM190 1105v-62l-49-1v63zM246 1105v-62h-47v62zM301 1105v-62h-46v62zM357 1105v-62h-47v62zM357 1031v-39h-47v39zM357 983v-40h-47v40zM357 596v-40h-46v40zM357 545v-40h-46v40zM357 496v-39h-46v39zM357 447v-64h-46v64zM357 359v-41h-46v41zM357 311v-40h-46v40zM357 262v-39h-46v39zM357 37v-37h-97v37zM248 37v-37h-106v37zM130 37v-37h-44v37zM130 93v-42h-44v42zM130 146v-42h-44v42zM130 197v-42h-44v42zM130 262v-40h-44v40zM190 262v-39l-48-1v40zM302 311v-40h-47v40zM297 496v-113l-42-1v114zM241 447v-65h-99v65zM190 359v-41l-48-1v42zM190 311v-40h-48v39zM130 310v-39h-44v39zM130 447v-65h-44v65zM17 58v-30h-7v30zM17 106v-30h-7v30zM42 262v-40h-42v40zM42 310v-39h-42v39zM42 359v-42h-42v42zM42 660v-42h-42v42zM42 709v-42h-42v42zM42 757v-39h-42v39zM42 804v-37h-42v37zM130 359v-42h-44v42z">
                <text:p/>
              </draw:path>
              <draw:path draw:style-name="gr4" draw:text-style-name="P4" draw:layer="layout" svg:width="0.356cm" svg:height="1.104cm" draw:transform="skewX (0.000872664625997165) rotate (0.00174532925199433) translate (46.533948918542cm 14.2000610548405cm)" svg:viewBox="0 0 357 1105" svg:d="M42 1105v-39l-42-1v40zM190 1105v-62l-49-1v63zM246 1105v-62h-47v62zM301 1105v-62h-46v62zM357 1105v-62h-47v62zM357 1031v-39h-47v39zM357 983v-40h-47v40zM357 596v-40h-46v40zM357 545v-40h-46v40zM357 496v-39h-46v39zM357 447v-64h-46v64zM357 359v-41h-46v41zM357 311v-40h-46v40zM357 262v-39h-46v39zM357 37v-37h-97v37zM248 37v-37h-106v37zM130 37v-37h-44v37zM130 93v-42h-44v42zM130 146v-42h-44v42zM130 197v-42h-44v42zM130 262v-40h-44v40zM190 262v-39l-48-1v40zM302 311v-40h-47v40zM297 496v-113l-42-1v114zM241 447v-65h-99v65zM190 359v-41l-48-1v42zM190 311v-40h-48v39zM130 310v-39h-44v39zM130 447v-65h-44v65zM17 58v-30h-7v30zM17 106v-30h-7v30zM42 262v-40h-42v40zM42 310v-39h-42v39zM42 359v-42h-42v42zM42 660v-42h-42v42zM42 709v-42h-42v42zM42 757v-39h-42v39zM42 804v-37h-42v37zM130 359v-42h-44v42z">
                <text:p/>
              </draw:path>
            </draw:g>
            <draw:g>
              <draw:path draw:style-name="gr3" draw:text-style-name="P3" draw:layer="layout" svg:width="0.557cm" svg:height="1.306cm" svg:x="45.915cm" svg:y="14.103cm" svg:viewBox="0 0 558 1307" svg:d="M185 920v-533c-16 5-32 14-48 23-42 26-79 58-100 102-25 44-37 93-37 144 0 46 12 95 37 139 21 44 58 76 100 102 16 9 32 18 48 23zM185 250v804c0 12-2 23-2 37 0 44 14 93 42 134 21 31 44 58 76 79v3l72-1v-1306h-72c-33 21-56 49-77 79-27 42-41 90-41 134 0 14 2 26 2 37zM373 920c16-5 32-14 49-24 41-25 78-57 102-101 23-45 34-93 34-139 0-51-11-100-35-144-23-44-60-77-101-102-17-9-33-19-49-23z">
                <text:p/>
              </draw:path>
              <draw:path draw:style-name="gr4" draw:text-style-name="P4" draw:layer="layout" svg:width="0.557cm" svg:height="1.306cm" svg:x="45.915cm" svg:y="14.103cm" svg:viewBox="0 0 558 1307" svg:d="M185 920v-533c-16 5-32 14-48 23-42 26-79 58-100 102-25 44-37 93-37 144 0 46 12 95 37 139 21 44 58 76 100 102 16 9 32 18 48 23zM185 250v804c0 12-2 23-2 37 0 44 14 93 42 134 21 31 44 58 76 79v3l72-1v-1306h-72c-33 21-56 49-77 79-27 42-41 90-41 134 0 14 2 26 2 37zM232 401h71M232 512h71M232 623h71M232 737h71M232 850h72M232 964h72M232 341h71M232 456h71M232 568h71M232 681h71M232 795h72M232 906h72M262 1077h32M262 1022h32M262 283h32M262 227h32M306 58v1188M373 920c16-5 32-14 49-24 41-25 78-57 102-101 23-45 34-93 34-139 0-51-11-100-35-144-23-44-60-77-101-102-17-9-33-19-49-23z">
                <text:p/>
              </draw:path>
            </draw:g>
            <draw:g>
              <draw:path draw:style-name="gr3" draw:text-style-name="P3" draw:layer="layout" svg:width="0.905cm" svg:height="2.255cm" draw:transform="rotate (0.000523598775598299) translate (45.3944224652548cm 13.596633628956cm)" svg:viewBox="0 0 906 2256" svg:d="M67 2212h700v-2166h-699zM767 2256h-767v-2256h767v46h-699l-1 2166h700zM834 2256v-2256h-67v2256zM834 1221v-185h72v185z">
                <text:p/>
              </draw:path>
              <draw:path draw:style-name="gr4" draw:text-style-name="P4" draw:layer="layout" svg:width="0.905cm" svg:height="2.255cm" draw:transform="rotate (0.000523598775598299) translate (45.3944224652548cm 13.596633628956cm)" svg:viewBox="0 0 906 2256" svg:d="M67 2212h700v-2166h-699zM767 2256h-767v-2256h767v46h-699l-1 2166h700zM834 2256v-2256h-67v2256zM834 1221v-185h72v185z">
                <text:p/>
              </draw:path>
            </draw:g>
            <draw:g>
              <draw:polygon draw:style-name="gr3" draw:text-style-name="P3" draw:layer="layout" svg:width="0.141cm" svg:height="2.619cm" draw:transform="skewX (-0.00349065850398866) rotate (-0.00331612557878927) translate (45.2557654461466cm 13.3461869566571cm)" svg:viewBox="0 0 142 2620" draw:points="142,2620 141,0 0,1 0,2620">
                <text:p/>
              </draw:polygon>
              <draw:polygon draw:style-name="gr4" draw:text-style-name="P4" draw:layer="layout" svg:width="0.141cm" svg:height="2.619cm" draw:transform="skewX (-0.00349065850398866) rotate (-0.00331612557878927) translate (45.2557654461466cm 13.3461869566571cm)" svg:viewBox="0 0 142 2620" draw:points="142,2620 141,0 0,1 0,2620">
                <text:p/>
              </draw:polygon>
            </draw:g>
            <draw:g>
              <draw:polygon draw:style-name="gr3" draw:text-style-name="P3" draw:layer="layout" svg:width="2.018cm" svg:height="0.129cm" draw:transform="skewX (-0.0120427718387609) rotate (0.000523598775598299) translate (45.39405807843cm 15.9651408941632cm)" svg:viewBox="0 0 2019 130" draw:points="0,130 2018,130 2019,0 2,0">
                <text:p/>
              </draw:polygon>
              <draw:polygon draw:style-name="gr4" draw:text-style-name="P4" draw:layer="layout" svg:width="2.018cm" svg:height="0.129cm" draw:transform="skewX (-0.0120427718387609) rotate (0.000523598775598299) translate (45.39405807843cm 15.9651408941632cm)" svg:viewBox="0 0 2019 130" draw:points="0,130 2018,130 2019,0 2,0">
                <text:p/>
              </draw:polygon>
            </draw:g>
            <draw:g>
              <draw:polygon draw:style-name="gr3" draw:text-style-name="P3" draw:layer="layout" svg:width="2.018cm" svg:height="0.13cm" draw:transform="skewX (-0.00610865238198015) rotate (0.0010471975511966) translate (45.3938059817159cm 13.2320389180017cm)" svg:viewBox="0 0 2019 131" draw:points="0,130 2018,131 2019,1 1,0">
                <text:p/>
              </draw:polygon>
              <draw:polygon draw:style-name="gr4" draw:text-style-name="P4" draw:layer="layout" svg:width="2.018cm" svg:height="0.13cm" draw:transform="skewX (-0.00610865238198015) rotate (0.0010471975511966) translate (45.3938059817159cm 13.2320389180017cm)" svg:viewBox="0 0 2019 131" draw:points="0,130 2018,131 2019,1 1,0">
                <text:p/>
              </draw:polygon>
            </draw:g>
          </draw:g>
        </draw:g>
        <draw:g>
          <draw:g>
            <draw:g>
              <draw:path draw:style-name="gr3" draw:text-style-name="P3" draw:layer="layout" svg:width="1.672cm" svg:height="1.528cm" draw:transform="skewX (0.00122173047639603) translate (45.7279582690587cm 10.6068319776665cm)" svg:viewBox="0 0 1673 1529" svg:d="M1391 1028c4-88 6-176 6-264s-2-173-7-261c-9-17-16-33-28-47-65-99-155-183-267-243-16-9-35-16-51-25h-451-5c-16 0-35-5-49-12-16-7-30-21-39-32-3-7-5-12-5-16h-81c-72 0-146 18-206 51-65 32-116 81-153 139s-55 123-55 190c0 2 0 2 0 2l1 512v2c0 67 19 132 56 188 37 60 88 106 153 141 60 33 134 51 206 51h81c0-9 5-14 7-21 9-14 23-25 37-32 16-10 32-14 53-14h454c19-7 35-14 51-26 111-58 202-141 266-241 10-16 16-28 26-42zM1393 762c2 42 4 83 4 125 1 109-13 216-41 322-2 2-4 5-7 7-7 14-11 23-11 37 0 12 4 23 11 33 5 14 17 20 28 25 12 7 26 12 40 12 9 0 23-5 34-12 3 0 10-2 12-5 39-41 74-83 102-129 69-112 108-237 108-366 0-17-2-33-2-49 2-16 2-35 2-51 0-125-35-250-105-357-32-48-67-92-107-132-11-7-25-9-37-9-14 0-28 2-37 12-11 4-23 14-28 25-9 9-11 23-11 35 0 11 2 21 7 30 28 104 42 213 42 322 0 39-2 83-4 125zM486 95v3c0 16 2 32 14 48 9 12 18 26 37 33 16 7 32 11 51 11h5 625c19 0 35-5 51-12s28-21 39-32c9-16 14-33 14-49v-2c0-16-5-35-14-46-12-17-23-28-39-37-17-7-33-12-51-12h-626c-4 0-4 0-4 0-19 0-35 5-51 12-19 9-28 21-37 37-12 11-14 30-14 46zM490 1434c0 16 3 33 14 46 9 14 23 28 37 35 17 7 33 14 54 14h625c2 0 2 0 2 0 19 0 35-7 51-14 19-7 28-21 40-35 9-14 14-30 13-46v-2c0-19-4-33-13-49-12-14-21-26-40-33-16-9-32-13-51-13h-2-626c-21 0-37 4-53 14-16 7-28 18-37 32-12 16-14 30-14 49z">
                <text:p/>
              </draw:path>
              <draw:path draw:style-name="gr4" draw:text-style-name="P4" draw:layer="layout" svg:width="1.672cm" svg:height="1.528cm" draw:transform="skewX (0.00122173047639603) translate (45.7279582690587cm 10.6068319776665cm)" svg:viewBox="0 0 1673 1529" svg:d="M1391 1028c4-88 6-176 6-264s-2-173-7-261c-9-17-16-33-28-47-65-99-155-183-267-243-16-9-35-16-51-25h-451-5c-16 0-35-5-49-12-16-7-30-21-39-32-3-7-5-12-5-16h-81c-72 0-146 18-206 51-65 32-116 81-153 139s-55 123-55 190c0 2 0 2 0 2l1 512v2c0 67 19 132 56 188 37 60 88 106 153 141 60 33 134 51 206 51h81c0-9 5-14 7-21 9-14 23-25 37-32 16-10 32-14 53-14h454c19-7 35-14 51-26 111-58 202-141 266-241 10-16 16-28 26-42zM1393 762c2 42 4 83 4 125 1 109-13 216-41 322-2 2-4 5-7 7-7 14-11 23-11 37 0 12 4 23 11 33 5 14 17 20 28 25 12 7 26 12 40 12 9 0 23-5 34-12 3 0 10-2 12-5 39-41 74-83 102-129 69-112 108-237 108-366 0-17-2-33-2-49 2-16 2-35 2-51 0-125-35-250-105-357-32-48-67-92-107-132-11-7-25-9-37-9-14 0-28 2-37 12-11 4-23 14-28 25-9 9-11 23-11 35 0 11 2 21 7 30 28 104 42 213 42 322 0 39-2 83-4 125zM486 95v3c0 16 2 32 14 48 9 12 18 26 37 33 16 7 32 11 51 11h5 625c19 0 35-5 51-12s28-21 39-32c9-16 14-33 14-49v-2c0-16-5-35-14-46-12-17-23-28-39-37-17-7-33-12-51-12h-626c-4 0-4 0-4 0-19 0-35 5-51 12-19 9-28 21-37 37-12 11-14 30-14 46zM490 1434c0 16 3 33 14 46 9 14 23 28 37 35 17 7 33 14 54 14h625c2 0 2 0 2 0 19 0 35-7 51-14 19-7 28-21 40-35 9-14 14-30 13-46v-2c0-19-4-33-13-49-12-14-21-26-40-33-16-9-32-13-51-13h-2-626c-21 0-37 4-53 14-16 7-28 18-37 32-12 16-14 30-14 49z">
                <text:p/>
              </draw:path>
            </draw:g>
            <draw:g>
              <draw:polygon draw:style-name="gr3" draw:text-style-name="P3" draw:layer="layout" svg:width="1.669cm" svg:height="2.598cm" draw:transform="rotate (0.000349065850398866) translate (45.3568008097275cm 9.95351689997289cm)" svg:viewBox="0 0 1670 2599" draw:points="0,2599 1670,2599 1670,0 0,0">
                <text:p/>
              </draw:polygon>
              <draw:polygon draw:style-name="gr4" draw:text-style-name="P4" draw:layer="layout" svg:width="1.669cm" svg:height="2.598cm" draw:transform="rotate (0.000349065850398866) translate (45.3568008097275cm 9.95351689997289cm)" svg:viewBox="0 0 1670 2599" draw:points="0,2599 1670,2599 1670,0 0,0">
                <text:p/>
              </draw:polygon>
            </draw:g>
            <draw:g>
              <draw:polygon draw:style-name="gr3" draw:text-style-name="P3" draw:layer="layout" svg:width="0.46cm" svg:height="1.166cm" draw:transform="skewX (-0.00349065850398866) rotate (-0.00296705972839042) translate (46.4602468071009cm 10.75454681702cm)" svg:viewBox="0 0 461 1167" draw:points="461,0 0,2 0,1167 461,1165">
                <text:p/>
              </draw:polygon>
              <draw:polygon draw:style-name="gr4" draw:text-style-name="P4" draw:layer="layout" svg:width="0.46cm" svg:height="1.166cm" draw:transform="skewX (-0.00349065850398866) rotate (-0.00296705972839042) translate (46.4602468071009cm 10.75454681702cm)" svg:viewBox="0 0 461 1167" draw:points="461,0 0,2 0,1167 461,1165">
                <text:p/>
              </draw:polygon>
            </draw:g>
            <draw:g>
              <draw:polygon draw:style-name="gr5" draw:text-style-name="P5" draw:layer="layout" svg:width="0.011cm" svg:height="0.034cm" draw:transform="rotate (0.0178023583703422) translate (46.5043671773973cm 10.9114146845783cm)" svg:viewBox="0 0 12 35" draw:points="12,35 12,0 1,0 0,35">
                <text:p/>
              </draw:polygon>
              <draw:polygon draw:style-name="gr4" draw:text-style-name="P4" draw:layer="layout" svg:width="0.011cm" svg:height="0.034cm" draw:transform="rotate (0.0178023583703422) translate (46.5043671773973cm 10.9114146845783cm)" svg:viewBox="0 0 12 35" draw:points="12,35 12,0 1,0 0,35">
                <text:p/>
              </draw:polygon>
            </draw:g>
            <draw:g>
              <draw:path draw:style-name="gr5" draw:text-style-name="P5" draw:layer="layout" svg:width="0.357cm" svg:height="1.054cm" draw:transform="skewX (-0.00575958653158129) rotate (-0.003665191429189) translate (46.4948926584667cm 10.8361167188089cm)" svg:viewBox="0 0 358 1055" svg:d="M42 983v-39h-42v40zM42 935v-40l-42 1v39zM42 888v-41h-42v42zM42 840v-42h-42v42zM43 522v-39h-42v40zM43 474v-40l-42 1v39zM43 427v-41h-42v42zM43 379v-42h-42v42zM130 1055v-63l-44 1v62zM130 983v-39h-44v39zM130 934v-39h-44v40zM130 888v-42l-44 1v41zM130 839v-41h-44v42zM130 789v-42h-44v42zM130 738v-40h-44v40zM130 689v-39h-44v39zM130 640v-41h-44v41zM130 592v-42h-44v42zM130 543l1-39h-44l-1 39zM131 494v-39h-44v39zM131 446v-40h-44v40zM190 983v-40l-49 1v39zM190 934v-39h-49v39zM190 888v-42h-48l-1 42zM190 839v-41h-48v41zM190 788v-41h-48v41zM190 737v-39h-48v40zM190 689l1-40h-49v40zM191 640v-42l-49 1v41zM191 591v-41h-49v42zM191 543v-40l-49 1v39zM191 494v-39h-49v39zM191 445v-39h-49v40zM246 983v-40h-47v40zM246 934v-39h-47v39zM246 888v-42h-47v42zM246 839v-42h-46l-1 42zM246 788v-42l-46 1v41zM246 737v-39h-46v39zM246 688v-39h-46v40zM246 640v-42h-46v42zM246 591v-42l-46 1v41zM246 542v-39h-46v40zM246 494v-40l-46 1v39zM246 445l1-39h-47v39zM301 982v-39h-46v40zM301 934v-40l-46 1v39zM301 887v-41h-46v42zM301 839v-42h-46v42zM301 788l1-42h-47v42zM302 737v-40l-47 1v39zM302 688v-39h-47v39zM302 640v-42h-47v42zM302 591v-42h-46v42zM302 542v-39h-46v39zM302 494v-40h-46v40zM357 887l1-338h-47v338zM358 146v-97h-46v97zM358 37v-37h-46v37zM303 37v-37h-46l-1 37zM303 93v-42h-47v42zM303 146v-42l-47 1v41zM247 146v-41h-46v42zM191 147v-42h-48v42zM192 93v-41h-49v42zM192 38v-37h-49v37zM247 38v-38l-46 1v37zM247 93v-42l-46 1v41z">
                <text:p/>
              </draw:path>
              <draw:path draw:style-name="gr4" draw:text-style-name="P4" draw:layer="layout" svg:width="0.357cm" svg:height="1.054cm" draw:transform="skewX (-0.00575958653158129) rotate (-0.003665191429189) translate (46.4948926584667cm 10.8361167188089cm)" svg:viewBox="0 0 358 1055" svg:d="M42 983v-39h-42v40zM42 935v-40l-42 1v39zM42 888v-41h-42v42zM42 840v-42h-42v42zM43 522v-39h-42v40zM43 474v-40l-42 1v39zM43 427v-41h-42v42zM43 379v-42h-42v42zM130 1055v-63l-44 1v62zM130 983v-39h-44v39zM130 934v-39h-44v40zM130 888v-42l-44 1v41zM130 839v-41h-44v42zM130 789v-42h-44v42zM130 738v-40h-44v40zM130 689v-39h-44v39zM130 640v-41h-44v41zM130 592v-42h-44v42zM130 543l1-39h-44l-1 39zM131 494v-39h-44v39zM131 446v-40h-44v40zM190 983v-40l-49 1v39zM190 934v-39h-49v39zM190 888v-42h-48l-1 42zM190 839v-41h-48v41zM190 788v-41h-48v41zM190 737v-39h-48v40zM190 689l1-40h-49v40zM191 640v-42l-49 1v41zM191 591v-41h-49v42zM191 543v-40l-49 1v39zM191 494v-39h-49v39zM191 445v-39h-49v40zM246 983v-40h-47v40zM246 934v-39h-47v39zM246 888v-42h-47v42zM246 839v-42h-46l-1 42zM246 788v-42l-46 1v41zM246 737v-39h-46v39zM246 688v-39h-46v40zM246 640v-42h-46v42zM246 591v-42l-46 1v41zM246 542v-39h-46v40zM246 494v-40l-46 1v39zM246 445l1-39h-47v39zM301 982v-39h-46v40zM301 934v-40l-46 1v39zM301 887v-41h-46v42zM301 839v-42h-46v42zM301 788l1-42h-47v42zM302 737v-40l-47 1v39zM302 688v-39h-47v39zM302 640v-42h-47v42zM302 591v-42h-46v42zM302 542v-39h-46v39zM302 494v-40h-46v40zM357 887l1-338h-47v338zM358 146v-97h-46v97zM358 37v-37h-46v37zM303 37v-37h-46l-1 37zM303 93v-42h-47v42zM303 146v-42l-47 1v41zM247 146v-41h-46v42zM191 147v-42h-48v42zM192 93v-41h-49v42zM192 38v-37h-49v37zM247 38v-38l-46 1v37zM247 93v-42l-46 1v41z">
                <text:p/>
              </draw:path>
            </draw:g>
            <draw:g>
              <draw:path draw:style-name="gr5" draw:text-style-name="P5" draw:layer="layout" svg:width="0.356cm" svg:height="1.104cm" draw:transform="skewX (0.00174532925199433) rotate (0.00174532925199433) translate (46.496668876563cm 10.7841957514022cm)" svg:viewBox="0 0 357 1105" svg:d="M42 1105v-39l-42-1v40zM190 1105v-62l-48-1v63zM246 1105v-62h-46v62zM301 1105v-62h-46v62zM357 1105v-62h-46v62zM357 1031v-39h-46v39zM357 983v-40h-46v40zM357 596v-40h-46v40zM357 545v-40h-46v40zM357 496v-39h-47l1 39zM357 447v-64h-47v64zM357 359v-41h-47v41zM357 311v-40h-47v40zM357 262v-39h-47v39zM357 37v-37h-98v37zM248 37v-37h-107v37zM130 37v-37h-44v37zM130 93v-42h-44v42zM130 146v-42h-44v42zM130 197v-42h-44v42zM130 262v-40h-44v40zM190 262v-39l-49-1v40zM301 311v-40h-46v40zM297 496v-113l-42-1v114zM241 447v-65h-100v65zM190 359v-41l-49-1v42zM190 311v-40h-49v39zM130 310v-39h-44v39zM130 447v-65h-44v65zM16 58v-30h-7v30zM16 106v-30h-7v30zM42 262v-40h-42v40zM42 310v-39h-42v39zM42 359v-42h-42v42zM42 660v-42h-42v42zM42 709v-42h-42v42zM42 757v-39h-42v39zM42 804v-37h-42v37zM130 359v-42h-44v42z">
                <text:p/>
              </draw:path>
              <draw:path draw:style-name="gr4" draw:text-style-name="P4" draw:layer="layout" svg:width="0.356cm" svg:height="1.104cm" draw:transform="skewX (0.00174532925199433) rotate (0.00174532925199433) translate (46.496668876563cm 10.7841957514022cm)" svg:viewBox="0 0 357 1105" svg:d="M42 1105v-39l-42-1v40zM190 1105v-62l-48-1v63zM246 1105v-62h-46v62zM301 1105v-62h-46v62zM357 1105v-62h-46v62zM357 1031v-39h-46v39zM357 983v-40h-46v40zM357 596v-40h-46v40zM357 545v-40h-46v40zM357 496v-39h-47l1 39zM357 447v-64h-47v64zM357 359v-41h-47v41zM357 311v-40h-47v40zM357 262v-39h-47v39zM357 37v-37h-98v37zM248 37v-37h-107v37zM130 37v-37h-44v37zM130 93v-42h-44v42zM130 146v-42h-44v42zM130 197v-42h-44v42zM130 262v-40h-44v40zM190 262v-39l-49-1v40zM301 311v-40h-46v40zM297 496v-113l-42-1v114zM241 447v-65h-100v65zM190 359v-41l-49-1v42zM190 311v-40h-49v39zM130 310v-39h-44v39zM130 447v-65h-44v65zM16 58v-30h-7v30zM16 106v-30h-7v30zM42 262v-40h-42v40zM42 310v-39h-42v39zM42 359v-42h-42v42zM42 660v-42h-42v42zM42 709v-42h-42v42zM42 757v-39h-42v39zM42 804v-37h-42v37zM130 359v-42h-44v42z">
                <text:p/>
              </draw:path>
            </draw:g>
            <draw:g>
              <draw:path draw:style-name="gr3" draw:text-style-name="P3" draw:layer="layout" svg:width="0.557cm" svg:height="1.306cm" draw:transform="skewX (-0.000698131700797732) translate (45.8765514905621cm 10.6873911246498cm)" svg:viewBox="0 0 558 1307" svg:d="M185 920v-533c-16 5-32 14-48 23-42 26-79 58-100 102-25 44-37 93-37 144 0 46 12 95 37 139 21 44 58 76 100 102 16 9 32 18 48 23zM185 250v804c0 12-2 23-2 37 0 44 14 93 42 134 20 31 43 58 76 79v3l72-1v-1306h-72c-32 21-55 49-76 79-28 42-42 90-42 134 0 14 2 26 2 37zM373 920c16-5 32-14 49-24 41-25 78-57 101-101 24-45 35-93 35-139 0-51-11-100-34-144-24-44-61-77-102-102-17-9-33-19-49-23z">
                <text:p/>
              </draw:path>
              <draw:path draw:style-name="gr4" draw:text-style-name="P4" draw:layer="layout" svg:width="0.557cm" svg:height="1.306cm" draw:transform="skewX (-0.000698131700797732) translate (45.8765514905621cm 10.6873911246498cm)" svg:viewBox="0 0 558 1307" svg:d="M185 920v-533c-16 5-32 14-48 23-42 26-79 58-100 102-25 44-37 93-37 144 0 46 12 95 37 139 21 44 58 76 100 102 16 9 32 18 48 23zM185 250v804c0 12-2 23-2 37 0 44 14 93 42 134 20 31 43 58 76 79v3l72-1v-1306h-72c-32 21-55 49-76 79-28 42-42 90-42 134 0 14 2 26 2 37zM232 401h72M232 512h72M232 623h71M232 737h71M232 850h71M232 964h71M232 341h72M232 456h72M232 568h71M232 681h71M232 795h71M232 906h71M262 1077h32M262 1022h32M262 283h32M262 227h32M306 58v1188M373 920c16-5 32-14 49-24 41-25 78-57 101-101 24-45 35-93 35-139 0-51-11-100-34-144-24-44-61-77-102-102-17-9-33-19-49-23z">
                <text:p/>
              </draw:path>
            </draw:g>
            <draw:g>
              <draw:path draw:style-name="gr3" draw:text-style-name="P3" draw:layer="layout" svg:width="0.906cm" svg:height="2.255cm" draw:transform="skewX (-0.000872664625997165) rotate (0.000523598775598299) translate (45.3545173895617cm 10.1807705015344cm)" svg:viewBox="0 0 907 2256" svg:d="M67 2212h700l2-2166h-700zM767 2256h-767l2-2256h767v46h-700l-2 2166h700zM834 2256l2-2256h-67l-2 2256zM835 1221v-185h72v185z">
                <text:p/>
              </draw:path>
              <draw:path draw:style-name="gr4" draw:text-style-name="P4" draw:layer="layout" svg:width="0.906cm" svg:height="2.255cm" draw:transform="skewX (-0.000872664625997165) rotate (0.000523598775598299) translate (45.3545173895617cm 10.1807705015344cm)" svg:viewBox="0 0 907 2256" svg:d="M67 2212h700l2-2166h-700zM767 2256h-767l2-2256h767v46h-700l-2 2166h700zM834 2256l2-2256h-67l-2 2256zM835 1221v-185h72v185z">
                <text:p/>
              </draw:path>
            </draw:g>
            <draw:g>
              <draw:polygon draw:style-name="gr3" draw:text-style-name="P3" draw:layer="layout" svg:width="0.141cm" svg:height="2.62cm" draw:transform="skewX (0.0125663706143592) rotate (0.0125663706143592) translate (45.2178294161007cm 9.9308407122775cm)" svg:viewBox="0 0 142 2621" draw:points="142,2621 141,2 0,0 1,2620">
                <text:p/>
              </draw:polygon>
              <draw:polygon draw:style-name="gr4" draw:text-style-name="P4" draw:layer="layout" svg:width="0.141cm" svg:height="2.62cm" draw:transform="skewX (0.0125663706143592) rotate (0.0125663706143592) translate (45.2178294161007cm 9.9308407122775cm)" svg:viewBox="0 0 142 2621" draw:points="142,2621 141,2 0,0 1,2620">
                <text:p/>
              </draw:polygon>
            </draw:g>
            <draw:g>
              <draw:polygon draw:style-name="gr3" draw:text-style-name="P3" draw:layer="layout" svg:width="2.017cm" svg:height="0.131cm" draw:transform="skewX (0.00610865238198015) rotate (0.00139626340159546) translate (45.3577069005892cm 12.5492759059249cm)" svg:viewBox="0 0 2018 132" draw:points="1,130 2018,132 2018,2 0,0">
                <text:p/>
              </draw:polygon>
              <draw:polygon draw:style-name="gr4" draw:text-style-name="P4" draw:layer="layout" svg:width="2.017cm" svg:height="0.131cm" draw:transform="skewX (0.00610865238198015) rotate (0.00139626340159546) translate (45.3577069005892cm 12.5492759059249cm)" svg:viewBox="0 0 2018 132" draw:points="1,130 2018,132 2018,2 0,0">
                <text:p/>
              </draw:polygon>
            </draw:g>
            <draw:g>
              <draw:polygon draw:style-name="gr3" draw:text-style-name="P3" draw:layer="layout" svg:width="2.018cm" svg:height="0.129cm" draw:transform="skewX (-0.0120427718387609) rotate (0.000523598775598299) translate (45.3551679253537cm 9.8161746648288cm)" svg:viewBox="0 0 2019 130" draw:points="0,130 2018,130 2019,0 2,0">
                <text:p/>
              </draw:polygon>
              <draw:polygon draw:style-name="gr4" draw:text-style-name="P4" draw:layer="layout" svg:width="2.018cm" svg:height="0.129cm" draw:transform="skewX (-0.0120427718387609) rotate (0.000523598775598299) translate (45.3551679253537cm 9.8161746648288cm)" svg:viewBox="0 0 2019 130" draw:points="0,130 2018,130 2019,0 2,0">
                <text:p/>
              </draw:polygon>
            </draw:g>
          </draw:g>
          <draw:g>
            <draw:g>
              <draw:path draw:style-name="gr3" draw:text-style-name="P3" draw:layer="layout" svg:width="1.672cm" svg:height="1.528cm" draw:transform="skewX (0.00122173047639603) translate (45.7279582690587cm 10.6068319776665cm)" svg:viewBox="0 0 1673 1529" svg:d="M1391 1028c4-88 6-176 6-264s-2-173-7-261c-9-17-16-33-28-47-65-99-155-183-267-243-16-9-35-16-51-25h-451-5c-16 0-35-5-49-12-16-7-30-21-39-32-3-7-5-12-5-16h-81c-72 0-146 18-206 51-65 32-116 81-153 139s-55 123-55 190c0 2 0 2 0 2l1 512v2c0 67 19 132 56 188 37 60 88 106 153 141 60 33 134 51 206 51h81c0-9 5-14 7-21 9-14 23-25 37-32 16-10 32-14 53-14h454c19-7 35-14 51-26 111-58 202-141 266-241 10-16 16-28 26-42zM1393 762c2 42 4 83 4 125 1 109-13 216-41 322-2 2-4 5-7 7-7 14-11 23-11 37 0 12 4 23 11 33 5 14 17 20 28 25 12 7 26 12 40 12 9 0 23-5 34-12 3 0 10-2 12-5 39-41 74-83 102-129 69-112 108-237 108-366 0-17-2-33-2-49 2-16 2-35 2-51 0-125-35-250-105-357-32-48-67-92-107-132-11-7-25-9-37-9-14 0-28 2-37 12-11 4-23 14-28 25-9 9-11 23-11 35 0 11 2 21 7 30 28 104 42 213 42 322 0 39-2 83-4 125zM486 95v3c0 16 2 32 14 48 9 12 18 26 37 33 16 7 32 11 51 11h5 625c19 0 35-5 51-12s28-21 39-32c9-16 14-33 14-49v-2c0-16-5-35-14-46-12-17-23-28-39-37-17-7-33-12-51-12h-626c-4 0-4 0-4 0-19 0-35 5-51 12-19 9-28 21-37 37-12 11-14 30-14 46zM490 1434c0 16 3 33 14 46 9 14 23 28 37 35 17 7 33 14 54 14h625c2 0 2 0 2 0 19 0 35-7 51-14 19-7 28-21 40-35 9-14 14-30 13-46v-2c0-19-4-33-13-49-12-14-21-26-40-33-16-9-32-13-51-13h-2-626c-21 0-37 4-53 14-16 7-28 18-37 32-12 16-14 30-14 49z">
                <text:p/>
              </draw:path>
              <draw:path draw:style-name="gr4" draw:text-style-name="P4" draw:layer="layout" svg:width="1.672cm" svg:height="1.528cm" draw:transform="skewX (0.00122173047639603) translate (45.7279582690587cm 10.6068319776665cm)" svg:viewBox="0 0 1673 1529" svg:d="M1391 1028c4-88 6-176 6-264s-2-173-7-261c-9-17-16-33-28-47-65-99-155-183-267-243-16-9-35-16-51-25h-451-5c-16 0-35-5-49-12-16-7-30-21-39-32-3-7-5-12-5-16h-81c-72 0-146 18-206 51-65 32-116 81-153 139s-55 123-55 190c0 2 0 2 0 2l1 512v2c0 67 19 132 56 188 37 60 88 106 153 141 60 33 134 51 206 51h81c0-9 5-14 7-21 9-14 23-25 37-32 16-10 32-14 53-14h454c19-7 35-14 51-26 111-58 202-141 266-241 10-16 16-28 26-42zM1393 762c2 42 4 83 4 125 1 109-13 216-41 322-2 2-4 5-7 7-7 14-11 23-11 37 0 12 4 23 11 33 5 14 17 20 28 25 12 7 26 12 40 12 9 0 23-5 34-12 3 0 10-2 12-5 39-41 74-83 102-129 69-112 108-237 108-366 0-17-2-33-2-49 2-16 2-35 2-51 0-125-35-250-105-357-32-48-67-92-107-132-11-7-25-9-37-9-14 0-28 2-37 12-11 4-23 14-28 25-9 9-11 23-11 35 0 11 2 21 7 30 28 104 42 213 42 322 0 39-2 83-4 125zM486 95v3c0 16 2 32 14 48 9 12 18 26 37 33 16 7 32 11 51 11h5 625c19 0 35-5 51-12s28-21 39-32c9-16 14-33 14-49v-2c0-16-5-35-14-46-12-17-23-28-39-37-17-7-33-12-51-12h-626c-4 0-4 0-4 0-19 0-35 5-51 12-19 9-28 21-37 37-12 11-14 30-14 46zM490 1434c0 16 3 33 14 46 9 14 23 28 37 35 17 7 33 14 54 14h625c2 0 2 0 2 0 19 0 35-7 51-14 19-7 28-21 40-35 9-14 14-30 13-46v-2c0-19-4-33-13-49-12-14-21-26-40-33-16-9-32-13-51-13h-2-626c-21 0-37 4-53 14-16 7-28 18-37 32-12 16-14 30-14 49z">
                <text:p/>
              </draw:path>
            </draw:g>
            <draw:g>
              <draw:polygon draw:style-name="gr3" draw:text-style-name="P3" draw:layer="layout" svg:width="1.669cm" svg:height="2.598cm" draw:transform="rotate (0.000349065850398866) translate (45.3568008097275cm 9.95351689997289cm)" svg:viewBox="0 0 1670 2599" draw:points="0,2599 1670,2599 1670,0 0,0">
                <text:p/>
              </draw:polygon>
              <draw:polygon draw:style-name="gr4" draw:text-style-name="P4" draw:layer="layout" svg:width="1.669cm" svg:height="2.598cm" draw:transform="rotate (0.000349065850398866) translate (45.3568008097275cm 9.95351689997289cm)" svg:viewBox="0 0 1670 2599" draw:points="0,2599 1670,2599 1670,0 0,0">
                <text:p/>
              </draw:polygon>
            </draw:g>
            <draw:g>
              <draw:polygon draw:style-name="gr3" draw:text-style-name="P3" draw:layer="layout" svg:width="0.46cm" svg:height="1.166cm" draw:transform="skewX (-0.00349065850398866) rotate (-0.00296705972839042) translate (46.4602468071009cm 10.75454681702cm)" svg:viewBox="0 0 461 1167" draw:points="461,0 0,2 0,1167 461,1165">
                <text:p/>
              </draw:polygon>
              <draw:polygon draw:style-name="gr4" draw:text-style-name="P4" draw:layer="layout" svg:width="0.46cm" svg:height="1.166cm" draw:transform="skewX (-0.00349065850398866) rotate (-0.00296705972839042) translate (46.4602468071009cm 10.75454681702cm)" svg:viewBox="0 0 461 1167" draw:points="461,0 0,2 0,1167 461,1165">
                <text:p/>
              </draw:polygon>
            </draw:g>
            <draw:g>
              <draw:polygon draw:style-name="gr5" draw:text-style-name="P5" draw:layer="layout" svg:width="0.011cm" svg:height="0.034cm" draw:transform="rotate (0.0178023583703422) translate (46.5043671773973cm 10.9114146845783cm)" svg:viewBox="0 0 12 35" draw:points="12,35 12,0 1,0 0,35">
                <text:p/>
              </draw:polygon>
              <draw:polygon draw:style-name="gr4" draw:text-style-name="P4" draw:layer="layout" svg:width="0.011cm" svg:height="0.034cm" draw:transform="rotate (0.0178023583703422) translate (46.5043671773973cm 10.9114146845783cm)" svg:viewBox="0 0 12 35" draw:points="12,35 12,0 1,0 0,35">
                <text:p/>
              </draw:polygon>
            </draw:g>
            <draw:g>
              <draw:path draw:style-name="gr5" draw:text-style-name="P5" draw:layer="layout" svg:width="0.357cm" svg:height="1.054cm" draw:transform="skewX (-0.00575958653158129) rotate (-0.003665191429189) translate (46.4948926584667cm 10.8361167188089cm)" svg:viewBox="0 0 358 1055" svg:d="M42 983v-39h-42v40zM42 935v-40l-42 1v39zM42 888v-41h-42v42zM42 840v-42h-42v42zM43 522v-39h-42v40zM43 474v-40l-42 1v39zM43 427v-41h-42v42zM43 379v-42h-42v42zM130 1055v-63l-44 1v62zM130 983v-39h-44v39zM130 934v-39h-44v40zM130 888v-42l-44 1v41zM130 839v-41h-44v42zM130 789v-42h-44v42zM130 738v-40h-44v40zM130 689v-39h-44v39zM130 640v-41h-44v41zM130 592v-42h-44v42zM130 543l1-39h-44l-1 39zM131 494v-39h-44v39zM131 446v-40h-44v40zM190 983v-40l-49 1v39zM190 934v-39h-49v39zM190 888v-42h-48l-1 42zM190 839v-41h-48v41zM190 788v-41h-48v41zM190 737v-39h-48v40zM190 689l1-40h-49v40zM191 640v-42l-49 1v41zM191 591v-41h-49v42zM191 543v-40l-49 1v39zM191 494v-39h-49v39zM191 445v-39h-49v40zM246 983v-40h-47v40zM246 934v-39h-47v39zM246 888v-42h-47v42zM246 839v-42h-46l-1 42zM246 788v-42l-46 1v41zM246 737v-39h-46v39zM246 688v-39h-46v40zM246 640v-42h-46v42zM246 591v-42l-46 1v41zM246 542v-39h-46v40zM246 494v-40l-46 1v39zM246 445l1-39h-47v39zM301 982v-39h-46v40zM301 934v-40l-46 1v39zM301 887v-41h-46v42zM301 839v-42h-46v42zM301 788l1-42h-47v42zM302 737v-40l-47 1v39zM302 688v-39h-47v39zM302 640v-42h-47v42zM302 591v-42h-46v42zM302 542v-39h-46v39zM302 494v-40h-46v40zM357 887l1-338h-47v338zM358 146v-97h-46v97zM358 37v-37h-46v37zM303 37v-37h-46l-1 37zM303 93v-42h-47v42zM303 146v-42l-47 1v41zM247 146v-41h-46v42zM191 147v-42h-48v42zM192 93v-41h-49v42zM192 38v-37h-49v37zM247 38v-38l-46 1v37zM247 93v-42l-46 1v41z">
                <text:p/>
              </draw:path>
              <draw:path draw:style-name="gr4" draw:text-style-name="P4" draw:layer="layout" svg:width="0.357cm" svg:height="1.054cm" draw:transform="skewX (-0.00575958653158129) rotate (-0.003665191429189) translate (46.4948926584667cm 10.8361167188089cm)" svg:viewBox="0 0 358 1055" svg:d="M42 983v-39h-42v40zM42 935v-40l-42 1v39zM42 888v-41h-42v42zM42 840v-42h-42v42zM43 522v-39h-42v40zM43 474v-40l-42 1v39zM43 427v-41h-42v42zM43 379v-42h-42v42zM130 1055v-63l-44 1v62zM130 983v-39h-44v39zM130 934v-39h-44v40zM130 888v-42l-44 1v41zM130 839v-41h-44v42zM130 789v-42h-44v42zM130 738v-40h-44v40zM130 689v-39h-44v39zM130 640v-41h-44v41zM130 592v-42h-44v42zM130 543l1-39h-44l-1 39zM131 494v-39h-44v39zM131 446v-40h-44v40zM190 983v-40l-49 1v39zM190 934v-39h-49v39zM190 888v-42h-48l-1 42zM190 839v-41h-48v41zM190 788v-41h-48v41zM190 737v-39h-48v40zM190 689l1-40h-49v40zM191 640v-42l-49 1v41zM191 591v-41h-49v42zM191 543v-40l-49 1v39zM191 494v-39h-49v39zM191 445v-39h-49v40zM246 983v-40h-47v40zM246 934v-39h-47v39zM246 888v-42h-47v42zM246 839v-42h-46l-1 42zM246 788v-42l-46 1v41zM246 737v-39h-46v39zM246 688v-39h-46v40zM246 640v-42h-46v42zM246 591v-42l-46 1v41zM246 542v-39h-46v40zM246 494v-40l-46 1v39zM246 445l1-39h-47v39zM301 982v-39h-46v40zM301 934v-40l-46 1v39zM301 887v-41h-46v42zM301 839v-42h-46v42zM301 788l1-42h-47v42zM302 737v-40l-47 1v39zM302 688v-39h-47v39zM302 640v-42h-47v42zM302 591v-42h-46v42zM302 542v-39h-46v39zM302 494v-40h-46v40zM357 887l1-338h-47v338zM358 146v-97h-46v97zM358 37v-37h-46v37zM303 37v-37h-46l-1 37zM303 93v-42h-47v42zM303 146v-42l-47 1v41zM247 146v-41h-46v42zM191 147v-42h-48v42zM192 93v-41h-49v42zM192 38v-37h-49v37zM247 38v-38l-46 1v37zM247 93v-42l-46 1v41z">
                <text:p/>
              </draw:path>
            </draw:g>
            <draw:g>
              <draw:path draw:style-name="gr5" draw:text-style-name="P5" draw:layer="layout" svg:width="0.356cm" svg:height="1.104cm" draw:transform="skewX (0.00174532925199433) rotate (0.00174532925199433) translate (46.496668876563cm 10.7841957514022cm)" svg:viewBox="0 0 357 1105" svg:d="M42 1105v-39l-42-1v40zM190 1105v-62l-48-1v63zM246 1105v-62h-46v62zM301 1105v-62h-46v62zM357 1105v-62h-46v62zM357 1031v-39h-46v39zM357 983v-40h-46v40zM357 596v-40h-46v40zM357 545v-40h-46v40zM357 496v-39h-47l1 39zM357 447v-64h-47v64zM357 359v-41h-47v41zM357 311v-40h-47v40zM357 262v-39h-47v39zM357 37v-37h-98v37zM248 37v-37h-107v37zM130 37v-37h-44v37zM130 93v-42h-44v42zM130 146v-42h-44v42zM130 197v-42h-44v42zM130 262v-40h-44v40zM190 262v-39l-49-1v40zM301 311v-40h-46v40zM297 496v-113l-42-1v114zM241 447v-65h-100v65zM190 359v-41l-49-1v42zM190 311v-40h-49v39zM130 310v-39h-44v39zM130 447v-65h-44v65zM16 58v-30h-7v30zM16 106v-30h-7v30zM42 262v-40h-42v40zM42 310v-39h-42v39zM42 359v-42h-42v42zM42 660v-42h-42v42zM42 709v-42h-42v42zM42 757v-39h-42v39zM42 804v-37h-42v37zM130 359v-42h-44v42z">
                <text:p/>
              </draw:path>
              <draw:path draw:style-name="gr4" draw:text-style-name="P4" draw:layer="layout" svg:width="0.356cm" svg:height="1.104cm" draw:transform="skewX (0.00174532925199433) rotate (0.00174532925199433) translate (46.496668876563cm 10.7841957514022cm)" svg:viewBox="0 0 357 1105" svg:d="M42 1105v-39l-42-1v40zM190 1105v-62l-48-1v63zM246 1105v-62h-46v62zM301 1105v-62h-46v62zM357 1105v-62h-46v62zM357 1031v-39h-46v39zM357 983v-40h-46v40zM357 596v-40h-46v40zM357 545v-40h-46v40zM357 496v-39h-47l1 39zM357 447v-64h-47v64zM357 359v-41h-47v41zM357 311v-40h-47v40zM357 262v-39h-47v39zM357 37v-37h-98v37zM248 37v-37h-107v37zM130 37v-37h-44v37zM130 93v-42h-44v42zM130 146v-42h-44v42zM130 197v-42h-44v42zM130 262v-40h-44v40zM190 262v-39l-49-1v40zM301 311v-40h-46v40zM297 496v-113l-42-1v114zM241 447v-65h-100v65zM190 359v-41l-49-1v42zM190 311v-40h-49v39zM130 310v-39h-44v39zM130 447v-65h-44v65zM16 58v-30h-7v30zM16 106v-30h-7v30zM42 262v-40h-42v40zM42 310v-39h-42v39zM42 359v-42h-42v42zM42 660v-42h-42v42zM42 709v-42h-42v42zM42 757v-39h-42v39zM42 804v-37h-42v37zM130 359v-42h-44v42z">
                <text:p/>
              </draw:path>
            </draw:g>
            <draw:g>
              <draw:path draw:style-name="gr3" draw:text-style-name="P3" draw:layer="layout" svg:width="0.557cm" svg:height="1.306cm" draw:transform="skewX (-0.000698131700797732) translate (45.8765514905621cm 10.6873911246498cm)" svg:viewBox="0 0 558 1307" svg:d="M185 920v-533c-16 5-32 14-48 23-42 26-79 58-100 102-25 44-37 93-37 144 0 46 12 95 37 139 21 44 58 76 100 102 16 9 32 18 48 23zM185 250v804c0 12-2 23-2 37 0 44 14 93 42 134 20 31 43 58 76 79v3l72-1v-1306h-72c-32 21-55 49-76 79-28 42-42 90-42 134 0 14 2 26 2 37zM373 920c16-5 32-14 49-24 41-25 78-57 101-101 24-45 35-93 35-139 0-51-11-100-34-144-24-44-61-77-102-102-17-9-33-19-49-23z">
                <text:p/>
              </draw:path>
              <draw:path draw:style-name="gr4" draw:text-style-name="P4" draw:layer="layout" svg:width="0.557cm" svg:height="1.306cm" draw:transform="skewX (-0.000698131700797732) translate (45.8765514905621cm 10.6873911246498cm)" svg:viewBox="0 0 558 1307" svg:d="M185 920v-533c-16 5-32 14-48 23-42 26-79 58-100 102-25 44-37 93-37 144 0 46 12 95 37 139 21 44 58 76 100 102 16 9 32 18 48 23zM185 250v804c0 12-2 23-2 37 0 44 14 93 42 134 20 31 43 58 76 79v3l72-1v-1306h-72c-32 21-55 49-76 79-28 42-42 90-42 134 0 14 2 26 2 37zM232 401h72M232 512h72M232 623h71M232 737h71M232 850h71M232 964h71M232 341h72M232 456h72M232 568h71M232 681h71M232 795h71M232 906h71M262 1077h32M262 1022h32M262 283h32M262 227h32M306 58v1188M373 920c16-5 32-14 49-24 41-25 78-57 101-101 24-45 35-93 35-139 0-51-11-100-34-144-24-44-61-77-102-102-17-9-33-19-49-23z">
                <text:p/>
              </draw:path>
            </draw:g>
            <draw:g>
              <draw:path draw:style-name="gr3" draw:text-style-name="P3" draw:layer="layout" svg:width="0.906cm" svg:height="2.255cm" draw:transform="skewX (-0.000872664625997165) rotate (0.000523598775598299) translate (45.3545173895617cm 10.1807705015344cm)" svg:viewBox="0 0 907 2256" svg:d="M67 2212h700l2-2166h-700zM767 2256h-767l2-2256h767v46h-700l-2 2166h700zM834 2256l2-2256h-67l-2 2256zM835 1221v-185h72v185z">
                <text:p/>
              </draw:path>
              <draw:path draw:style-name="gr4" draw:text-style-name="P4" draw:layer="layout" svg:width="0.906cm" svg:height="2.255cm" draw:transform="skewX (-0.000872664625997165) rotate (0.000523598775598299) translate (45.3545173895617cm 10.1807705015344cm)" svg:viewBox="0 0 907 2256" svg:d="M67 2212h700l2-2166h-700zM767 2256h-767l2-2256h767v46h-700l-2 2166h700zM834 2256l2-2256h-67l-2 2256zM835 1221v-185h72v185z">
                <text:p/>
              </draw:path>
            </draw:g>
            <draw:g>
              <draw:polygon draw:style-name="gr3" draw:text-style-name="P3" draw:layer="layout" svg:width="0.141cm" svg:height="2.62cm" draw:transform="skewX (0.0125663706143592) rotate (0.0125663706143592) translate (45.2178294161007cm 9.9308407122775cm)" svg:viewBox="0 0 142 2621" draw:points="142,2621 141,2 0,0 1,2620">
                <text:p/>
              </draw:polygon>
              <draw:polygon draw:style-name="gr4" draw:text-style-name="P4" draw:layer="layout" svg:width="0.141cm" svg:height="2.62cm" draw:transform="skewX (0.0125663706143592) rotate (0.0125663706143592) translate (45.2178294161007cm 9.9308407122775cm)" svg:viewBox="0 0 142 2621" draw:points="142,2621 141,2 0,0 1,2620">
                <text:p/>
              </draw:polygon>
            </draw:g>
            <draw:g>
              <draw:polygon draw:style-name="gr3" draw:text-style-name="P3" draw:layer="layout" svg:width="2.017cm" svg:height="0.131cm" draw:transform="skewX (0.00610865238198015) rotate (0.00139626340159546) translate (45.3577069005892cm 12.5492759059249cm)" svg:viewBox="0 0 2018 132" draw:points="1,130 2018,132 2018,2 0,0">
                <text:p/>
              </draw:polygon>
              <draw:polygon draw:style-name="gr4" draw:text-style-name="P4" draw:layer="layout" svg:width="2.017cm" svg:height="0.131cm" draw:transform="skewX (0.00610865238198015) rotate (0.00139626340159546) translate (45.3577069005892cm 12.5492759059249cm)" svg:viewBox="0 0 2018 132" draw:points="1,130 2018,132 2018,2 0,0">
                <text:p/>
              </draw:polygon>
            </draw:g>
            <draw:g>
              <draw:polygon draw:style-name="gr3" draw:text-style-name="P3" draw:layer="layout" svg:width="2.018cm" svg:height="0.129cm" draw:transform="skewX (-0.0120427718387609) rotate (0.000523598775598299) translate (45.3551679253537cm 9.8161746648288cm)" svg:viewBox="0 0 2019 130" draw:points="0,130 2018,130 2019,0 2,0">
                <text:p/>
              </draw:polygon>
              <draw:polygon draw:style-name="gr4" draw:text-style-name="P4" draw:layer="layout" svg:width="2.018cm" svg:height="0.129cm" draw:transform="skewX (-0.0120427718387609) rotate (0.000523598775598299) translate (45.3551679253537cm 9.8161746648288cm)" svg:viewBox="0 0 2019 130" draw:points="0,130 2018,130 2019,0 2,0">
                <text:p/>
              </draw:polygon>
            </draw:g>
          </draw:g>
        </draw:g>
        <draw:g>
          <draw:g>
            <draw:g>
              <draw:path draw:style-name="gr3" draw:text-style-name="P3" draw:layer="layout" svg:width="1.672cm" svg:height="1.528cm" draw:transform="rotate (1.5707963267949) translate (52.7616520205947cm 12.2755889761642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  <draw:path draw:style-name="gr4" draw:text-style-name="P4" draw:layer="layout" svg:width="1.672cm" svg:height="1.528cm" draw:transform="rotate (1.5707963267949) translate (52.7616520205947cm 12.2755889761642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</draw:g>
            <draw:g>
              <draw:polygon draw:style-name="gr3" draw:text-style-name="P3" draw:layer="layout" svg:width="1.669cm" svg:height="2.598cm" draw:transform="rotate (1.5707963267949) translate (52.1077823691247cm 12.6457212641446cm)" svg:viewBox="0 0 1670 2599" draw:points="0,2599 1670,2599 1670,0 0,0">
                <text:p/>
              </draw:polygon>
              <draw:polygon draw:style-name="gr4" draw:text-style-name="P4" draw:layer="layout" svg:width="1.669cm" svg:height="2.598cm" draw:transform="rotate (1.5707963267949) translate (52.1077823691247cm 12.6457212641446cm)" svg:viewBox="0 0 1670 2599" draw:points="0,2599 1670,2599 1670,0 0,0">
                <text:p/>
              </draw:polygon>
            </draw:g>
            <draw:g>
              <draw:polygon draw:style-name="gr3" draw:text-style-name="P3" draw:layer="layout" svg:width="0.46cm" svg:height="1.164cm" draw:transform="rotate (1.5707963267949) translate (52.9107267627626cm 11.5423513149046cm)" svg:viewBox="0 0 461 1165" draw:points="461,0 0,0 0,1165 461,1165">
                <text:p/>
              </draw:polygon>
              <draw:polygon draw:style-name="gr4" draw:text-style-name="P4" draw:layer="layout" svg:width="0.46cm" svg:height="1.164cm" draw:transform="rotate (1.5707963267949) translate (52.9107267627626cm 11.5423513149046cm)" svg:viewBox="0 0 461 1165" draw:points="461,0 0,0 0,1165 461,1165">
                <text:p/>
              </draw:polygon>
            </draw:g>
            <draw:g>
              <draw:polygon draw:style-name="gr5" draw:text-style-name="P5" draw:layer="layout" svg:width="0.011cm" svg:height="0.034cm" draw:transform="rotate (1.5707963267949) translate (53.0660700880435cm 11.4978830046079cm)" svg:viewBox="0 0 12 35" draw:points="12,35 12,0 0,0 0,35">
                <text:p/>
              </draw:polygon>
              <draw:polygon draw:style-name="gr4" draw:text-style-name="P4" draw:layer="layout" svg:width="0.011cm" svg:height="0.034cm" draw:transform="rotate (1.5707963267949) translate (53.0660700880435cm 11.4978830046079cm)" svg:viewBox="0 0 12 35" draw:points="12,35 12,0 0,0 0,35">
                <text:p/>
              </draw:polygon>
            </draw:g>
            <draw:g>
              <draw:path draw:style-name="gr5" draw:text-style-name="P5" draw:layer="layout" svg:width="0.356cm" svg:height="1.053cm" draw:transform="rotate (1.5707963267949) translate (52.9922183432377cm 11.5062208127886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  <draw:path draw:style-name="gr4" draw:text-style-name="P4" draw:layer="layout" svg:width="0.356cm" svg:height="1.053cm" draw:transform="rotate (1.5707963267949) translate (52.9922183432377cm 11.5062208127886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</draw:g>
            <draw:g>
              <draw:path draw:style-name="gr5" draw:text-style-name="P5" draw:layer="layout" svg:width="0.356cm" svg:height="1.104cm" draw:transform="rotate (1.5707963267949) translate (52.9387394935506cm 11.5062208127886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  <draw:path draw:style-name="gr4" draw:text-style-name="P4" draw:layer="layout" svg:width="0.356cm" svg:height="1.104cm" draw:transform="rotate (1.5707963267949) translate (52.9387394935506cm 11.5062208127886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</draw:g>
            <draw:g>
              <draw:path draw:style-name="gr3" draw:text-style-name="P3" draw:layer="layout" svg:width="0.557cm" svg:height="1.305cm" draw:transform="rotate (1.5707963267949) translate (52.8419682417364cm 12.1259978875504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373 920c16-5 32-14 49-24 41-25 78-57 102-101 23-44 34-93 34-139 0-51-11-100-34-144-24-44-61-77-102-102-17-9-33-19-49-23z">
                <text:p/>
              </draw:path>
              <draw:path draw:style-name="gr4" draw:text-style-name="P4" draw:layer="layout" svg:width="0.557cm" svg:height="1.305cm" draw:transform="rotate (1.5707963267949) translate (52.8419682417364cm 12.1259978875504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232 401h71M232 512h71M232 623h71M232 737h71M232 850h71M232 964h71M232 341h71M232 456h71M232 568h71M232 681h71M232 795h71M232 906h71M262 1077h32M262 1022h32M262 283h32M262 227h32M306 58v1188M373 920c16-5 32-14 49-24 41-25 78-57 102-101 23-44 34-93 34-139 0-51-11-100-34-144-24-44-61-77-102-102-17-9-33-19-49-23z">
                <text:p/>
              </draw:path>
            </draw:g>
            <draw:g>
              <draw:path draw:style-name="gr3" draw:text-style-name="P3" draw:layer="layout" svg:width="0.905cm" svg:height="2.255cm" draw:transform="rotate (1.5707963267949) translate (52.3350347474001cm 12.6457212641446cm)" svg:viewBox="0 0 906 2256" svg:d="M67 2212h700v-2166h-700zM767 2256h-767v-2256h767v46h-700v2166h700zM834 2256v-2256h-67v2256zM834 1221v-186h72v186z">
                <text:p/>
              </draw:path>
              <draw:path draw:style-name="gr4" draw:text-style-name="P4" draw:layer="layout" svg:width="0.905cm" svg:height="2.255cm" draw:transform="rotate (1.5707963267949) translate (52.3350347474001cm 12.6457212641446cm)" svg:viewBox="0 0 906 2256" svg:d="M67 2212h700v-2166h-700zM767 2256h-767v-2256h767v46h-700v2166h700zM834 2256v-2256h-67v2256zM834 1221v-186h72v186z">
                <text:p/>
              </draw:path>
            </draw:g>
            <draw:g>
              <draw:polygon draw:style-name="gr3" draw:text-style-name="P3" draw:layer="layout" svg:width="0.14cm" svg:height="2.619cm" draw:transform="rotate (1.5707963267949) translate (52.0850576726444cm 12.784684733822cm)" svg:viewBox="0 0 141 2620" draw:points="141,2620 141,0 0,0 0,2620">
                <text:p/>
              </draw:polygon>
              <draw:polygon draw:style-name="gr4" draw:text-style-name="P4" draw:layer="layout" svg:width="0.14cm" svg:height="2.619cm" draw:transform="rotate (1.5707963267949) translate (52.0850576726444cm 12.784684733822cm)" svg:viewBox="0 0 141 2620" draw:points="141,2620 141,0 0,0 0,2620">
                <text:p/>
              </draw:polygon>
            </draw:g>
            <draw:g>
              <draw:polygon draw:style-name="gr3" draw:text-style-name="P3" draw:layer="layout" svg:width="2.017cm" svg:height="0.129cm" draw:transform="rotate (1.5707963267949) translate (54.7035415332195cm 12.6457212641446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1.5707963267949) translate (54.7035415332195cm 12.6457212641446cm)" svg:viewBox="0 0 2018 130" draw:points="0,130 2018,130 2018,0 0,0">
                <text:p/>
              </draw:polygon>
            </draw:g>
            <draw:g>
              <draw:polygon draw:style-name="gr3" draw:text-style-name="P3" draw:layer="layout" svg:width="2.017cm" svg:height="0.129cm" draw:transform="rotate (1.5707963267949) translate (51.9704392957393cm 12.6457212641446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1.5707963267949) translate (51.9704392957393cm 12.6457212641446cm)" svg:viewBox="0 0 2018 130" draw:points="0,130 2018,130 2018,0 0,0">
                <text:p/>
              </draw:polygon>
            </draw:g>
          </draw:g>
          <draw:g>
            <draw:g>
              <draw:path draw:style-name="gr3" draw:text-style-name="P3" draw:layer="layout" svg:width="1.672cm" svg:height="1.528cm" draw:transform="rotate (1.5707963267949) translate (52.7616520205947cm 12.2755889761642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  <draw:path draw:style-name="gr4" draw:text-style-name="P4" draw:layer="layout" svg:width="1.672cm" svg:height="1.528cm" draw:transform="rotate (1.5707963267949) translate (52.7616520205947cm 12.2755889761642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</draw:g>
            <draw:g>
              <draw:polygon draw:style-name="gr3" draw:text-style-name="P3" draw:layer="layout" svg:width="1.669cm" svg:height="2.598cm" draw:transform="rotate (1.5707963267949) translate (52.1077823691247cm 12.6457212641446cm)" svg:viewBox="0 0 1670 2599" draw:points="0,2599 1670,2599 1670,0 0,0">
                <text:p/>
              </draw:polygon>
              <draw:polygon draw:style-name="gr4" draw:text-style-name="P4" draw:layer="layout" svg:width="1.669cm" svg:height="2.598cm" draw:transform="rotate (1.5707963267949) translate (52.1077823691247cm 12.6457212641446cm)" svg:viewBox="0 0 1670 2599" draw:points="0,2599 1670,2599 1670,0 0,0">
                <text:p/>
              </draw:polygon>
            </draw:g>
            <draw:g>
              <draw:polygon draw:style-name="gr3" draw:text-style-name="P3" draw:layer="layout" svg:width="0.46cm" svg:height="1.164cm" draw:transform="rotate (1.5707963267949) translate (52.9107267627626cm 11.5423513149046cm)" svg:viewBox="0 0 461 1165" draw:points="461,0 0,0 0,1165 461,1165">
                <text:p/>
              </draw:polygon>
              <draw:polygon draw:style-name="gr4" draw:text-style-name="P4" draw:layer="layout" svg:width="0.46cm" svg:height="1.164cm" draw:transform="rotate (1.5707963267949) translate (52.9107267627626cm 11.5423513149046cm)" svg:viewBox="0 0 461 1165" draw:points="461,0 0,0 0,1165 461,1165">
                <text:p/>
              </draw:polygon>
            </draw:g>
            <draw:g>
              <draw:polygon draw:style-name="gr5" draw:text-style-name="P5" draw:layer="layout" svg:width="0.011cm" svg:height="0.034cm" draw:transform="rotate (1.5707963267949) translate (53.0660700880435cm 11.4978830046079cm)" svg:viewBox="0 0 12 35" draw:points="12,35 12,0 0,0 0,35">
                <text:p/>
              </draw:polygon>
              <draw:polygon draw:style-name="gr4" draw:text-style-name="P4" draw:layer="layout" svg:width="0.011cm" svg:height="0.034cm" draw:transform="rotate (1.5707963267949) translate (53.0660700880435cm 11.4978830046079cm)" svg:viewBox="0 0 12 35" draw:points="12,35 12,0 0,0 0,35">
                <text:p/>
              </draw:polygon>
            </draw:g>
            <draw:g>
              <draw:path draw:style-name="gr5" draw:text-style-name="P5" draw:layer="layout" svg:width="0.356cm" svg:height="1.053cm" draw:transform="rotate (1.5707963267949) translate (52.9922183432377cm 11.5062208127886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  <draw:path draw:style-name="gr4" draw:text-style-name="P4" draw:layer="layout" svg:width="0.356cm" svg:height="1.053cm" draw:transform="rotate (1.5707963267949) translate (52.9922183432377cm 11.5062208127886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</draw:g>
            <draw:g>
              <draw:path draw:style-name="gr5" draw:text-style-name="P5" draw:layer="layout" svg:width="0.356cm" svg:height="1.104cm" draw:transform="rotate (1.5707963267949) translate (52.9387394935506cm 11.5062208127886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  <draw:path draw:style-name="gr4" draw:text-style-name="P4" draw:layer="layout" svg:width="0.356cm" svg:height="1.104cm" draw:transform="rotate (1.5707963267949) translate (52.9387394935506cm 11.5062208127886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</draw:g>
            <draw:g>
              <draw:path draw:style-name="gr3" draw:text-style-name="P3" draw:layer="layout" svg:width="0.557cm" svg:height="1.305cm" draw:transform="rotate (1.5707963267949) translate (52.8419682417364cm 12.1259978875504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373 920c16-5 32-14 49-24 41-25 78-57 102-101 23-44 34-93 34-139 0-51-11-100-34-144-24-44-61-77-102-102-17-9-33-19-49-23z">
                <text:p/>
              </draw:path>
              <draw:path draw:style-name="gr4" draw:text-style-name="P4" draw:layer="layout" svg:width="0.557cm" svg:height="1.305cm" draw:transform="rotate (1.5707963267949) translate (52.8419682417364cm 12.1259978875504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232 401h71M232 512h71M232 623h71M232 737h71M232 850h71M232 964h71M232 341h71M232 456h71M232 568h71M232 681h71M232 795h71M232 906h71M262 1077h32M262 1022h32M262 283h32M262 227h32M306 58v1188M373 920c16-5 32-14 49-24 41-25 78-57 102-101 23-44 34-93 34-139 0-51-11-100-34-144-24-44-61-77-102-102-17-9-33-19-49-23z">
                <text:p/>
              </draw:path>
            </draw:g>
            <draw:g>
              <draw:path draw:style-name="gr3" draw:text-style-name="P3" draw:layer="layout" svg:width="0.905cm" svg:height="2.255cm" draw:transform="rotate (1.5707963267949) translate (52.3350347474001cm 12.6457212641446cm)" svg:viewBox="0 0 906 2256" svg:d="M67 2212h700v-2166h-700zM767 2256h-767v-2256h767v46h-700v2166h700zM834 2256v-2256h-67v2256zM834 1221v-186h72v186z">
                <text:p/>
              </draw:path>
              <draw:path draw:style-name="gr4" draw:text-style-name="P4" draw:layer="layout" svg:width="0.905cm" svg:height="2.255cm" draw:transform="rotate (1.5707963267949) translate (52.3350347474001cm 12.6457212641446cm)" svg:viewBox="0 0 906 2256" svg:d="M67 2212h700v-2166h-700zM767 2256h-767v-2256h767v46h-700v2166h700zM834 2256v-2256h-67v2256zM834 1221v-186h72v186z">
                <text:p/>
              </draw:path>
            </draw:g>
            <draw:g>
              <draw:polygon draw:style-name="gr3" draw:text-style-name="P3" draw:layer="layout" svg:width="0.14cm" svg:height="2.619cm" draw:transform="rotate (1.5707963267949) translate (52.0850576726444cm 12.784684733822cm)" svg:viewBox="0 0 141 2620" draw:points="141,2620 141,0 0,0 0,2620">
                <text:p/>
              </draw:polygon>
              <draw:polygon draw:style-name="gr4" draw:text-style-name="P4" draw:layer="layout" svg:width="0.14cm" svg:height="2.619cm" draw:transform="rotate (1.5707963267949) translate (52.0850576726444cm 12.784684733822cm)" svg:viewBox="0 0 141 2620" draw:points="141,2620 141,0 0,0 0,2620">
                <text:p/>
              </draw:polygon>
            </draw:g>
            <draw:g>
              <draw:polygon draw:style-name="gr3" draw:text-style-name="P3" draw:layer="layout" svg:width="2.017cm" svg:height="0.129cm" draw:transform="rotate (1.5707963267949) translate (54.7035415332195cm 12.6457212641446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1.5707963267949) translate (54.7035415332195cm 12.6457212641446cm)" svg:viewBox="0 0 2018 130" draw:points="0,130 2018,130 2018,0 0,0">
                <text:p/>
              </draw:polygon>
            </draw:g>
            <draw:g>
              <draw:polygon draw:style-name="gr3" draw:text-style-name="P3" draw:layer="layout" svg:width="2.017cm" svg:height="0.129cm" draw:transform="rotate (1.5707963267949) translate (51.9704392957393cm 12.6457212641446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1.5707963267949) translate (51.9704392957393cm 12.6457212641446cm)" svg:viewBox="0 0 2018 130" draw:points="0,130 2018,130 2018,0 0,0">
                <text:p/>
              </draw:polygon>
            </draw:g>
          </draw:g>
        </draw:g>
        <draw:g>
          <draw:g>
            <draw:g>
              <draw:path draw:style-name="gr3" draw:text-style-name="P3" draw:layer="layout" svg:width="1.672cm" svg:height="1.528cm" draw:transform="rotate (-3.14159265358979) translate (52.2233214757518cm 25.843057240634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  <draw:path draw:style-name="gr4" draw:text-style-name="P4" draw:layer="layout" svg:width="1.672cm" svg:height="1.528cm" draw:transform="rotate (-3.14159265358979) translate (52.2233214757518cm 25.843057240634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</draw:g>
            <draw:g>
              <draw:polygon draw:style-name="gr3" draw:text-style-name="P3" draw:layer="layout" svg:width="1.669cm" svg:height="2.598cm" draw:transform="rotate (-3.14159265358979) translate (52.5934537637322cm 26.4969268921038cm)" svg:viewBox="0 0 1670 2599" draw:points="0,2599 1670,2599 1670,0 0,0">
                <text:p/>
              </draw:polygon>
              <draw:polygon draw:style-name="gr4" draw:text-style-name="P4" draw:layer="layout" svg:width="1.669cm" svg:height="2.598cm" draw:transform="rotate (-3.14159265358979) translate (52.5934537637322cm 26.4969268921038cm)" svg:viewBox="0 0 1670 2599" draw:points="0,2599 1670,2599 1670,0 0,0">
                <text:p/>
              </draw:polygon>
            </draw:g>
            <draw:g>
              <draw:polygon draw:style-name="gr3" draw:text-style-name="P3" draw:layer="layout" svg:width="0.46cm" svg:height="1.164cm" draw:transform="rotate (-3.14159265358979) translate (51.4900838144924cm 25.6939824984661cm)" svg:viewBox="0 0 461 1165" draw:points="461,0 0,0 0,1165 461,1165">
                <text:p/>
              </draw:polygon>
              <draw:polygon draw:style-name="gr4" draw:text-style-name="P4" draw:layer="layout" svg:width="0.46cm" svg:height="1.164cm" draw:transform="rotate (-3.14159265358979) translate (51.4900838144924cm 25.6939824984661cm)" svg:viewBox="0 0 461 1165" draw:points="461,0 0,0 0,1165 461,1165">
                <text:p/>
              </draw:polygon>
            </draw:g>
            <draw:g>
              <draw:polygon draw:style-name="gr5" draw:text-style-name="P5" draw:layer="layout" svg:width="0.011cm" svg:height="0.034cm" draw:transform="rotate (-3.14159265358979) translate (51.4456155041955cm 25.5386391731852cm)" svg:viewBox="0 0 12 35" draw:points="12,35 12,0 0,0 0,35">
                <text:p/>
              </draw:polygon>
              <draw:polygon draw:style-name="gr4" draw:text-style-name="P4" draw:layer="layout" svg:width="0.011cm" svg:height="0.034cm" draw:transform="rotate (-3.14159265358979) translate (51.4456155041955cm 25.5386391731852cm)" svg:viewBox="0 0 12 35" draw:points="12,35 12,0 0,0 0,35">
                <text:p/>
              </draw:polygon>
            </draw:g>
            <draw:g>
              <draw:path draw:style-name="gr5" draw:text-style-name="P5" draw:layer="layout" svg:width="0.356cm" svg:height="1.053cm" draw:transform="rotate (-3.14159265358979) translate (51.4539533123762cm 25.6124909179911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  <draw:path draw:style-name="gr4" draw:text-style-name="P4" draw:layer="layout" svg:width="0.356cm" svg:height="1.053cm" draw:transform="rotate (-3.14159265358979) translate (51.4539533123762cm 25.6124909179911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</draw:g>
            <draw:g>
              <draw:path draw:style-name="gr5" draw:text-style-name="P5" draw:layer="layout" svg:width="0.356cm" svg:height="1.104cm" draw:transform="rotate (-3.14159265358979) translate (51.4539533123762cm 25.6659697676781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  <draw:path draw:style-name="gr4" draw:text-style-name="P4" draw:layer="layout" svg:width="0.356cm" svg:height="1.104cm" draw:transform="rotate (-3.14159265358979) translate (51.4539533123762cm 25.6659697676781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</draw:g>
            <draw:g>
              <draw:path draw:style-name="gr3" draw:text-style-name="P3" draw:layer="layout" svg:width="0.557cm" svg:height="1.305cm" draw:transform="rotate (-3.14159265358979) translate (52.073730387138cm 25.7627410194923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373 920c16-5 32-14 49-24 41-25 78-57 102-101 23-44 34-93 34-139 0-51-11-100-34-144-24-44-61-77-102-102-17-9-33-19-49-23z">
                <text:p/>
              </draw:path>
              <draw:path draw:style-name="gr4" draw:text-style-name="P4" draw:layer="layout" svg:width="0.557cm" svg:height="1.305cm" draw:transform="rotate (-3.14159265358979) translate (52.073730387138cm 25.7627410194923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232 401h71M232 512h71M232 623h71M232 737h71M232 850h71M232 964h71M232 341h71M232 456h71M232 568h71M232 681h71M232 795h71M232 906h71M262 1077h32M262 1022h32M262 283h32M262 227h32M306 58v1188M373 920c16-5 32-14 49-24 41-25 78-57 102-101 23-44 34-93 34-139 0-51-11-100-34-144-24-44-61-77-102-102-17-9-33-19-49-23z">
                <text:p/>
              </draw:path>
            </draw:g>
            <draw:g>
              <draw:path draw:style-name="gr3" draw:text-style-name="P3" draw:layer="layout" svg:width="0.905cm" svg:height="2.255cm" draw:transform="rotate (-3.14159265358979) translate (52.5934537637322cm 26.2696745138284cm)" svg:viewBox="0 0 906 2256" svg:d="M67 2212h700v-2166h-700zM767 2256h-767v-2256h767v46h-700v2166h700zM834 2256v-2256h-67v2256zM834 1221v-186h72v186z">
                <text:p/>
              </draw:path>
              <draw:path draw:style-name="gr4" draw:text-style-name="P4" draw:layer="layout" svg:width="0.905cm" svg:height="2.255cm" draw:transform="rotate (-3.14159265358979) translate (52.5934537637322cm 26.2696745138284cm)" svg:viewBox="0 0 906 2256" svg:d="M67 2212h700v-2166h-700zM767 2256h-767v-2256h767v46h-700v2166h700zM834 2256v-2256h-67v2256zM834 1221v-186h72v186z">
                <text:p/>
              </draw:path>
            </draw:g>
            <draw:g>
              <draw:polygon draw:style-name="gr3" draw:text-style-name="P3" draw:layer="layout" svg:width="0.14cm" svg:height="2.619cm" draw:transform="rotate (-3.14159265358979) translate (52.7324172334096cm 26.5196515885844cm)" svg:viewBox="0 0 141 2620" draw:points="141,2620 141,0 0,0 0,2620">
                <text:p/>
              </draw:polygon>
              <draw:polygon draw:style-name="gr4" draw:text-style-name="P4" draw:layer="layout" svg:width="0.14cm" svg:height="2.619cm" draw:transform="rotate (-3.14159265358979) translate (52.7324172334096cm 26.5196515885844cm)" svg:viewBox="0 0 141 2620" draw:points="141,2620 141,0 0,0 0,2620">
                <text:p/>
              </draw:polygon>
            </draw:g>
            <draw:g>
              <draw:polygon draw:style-name="gr3" draw:text-style-name="P3" draw:layer="layout" svg:width="2.017cm" svg:height="0.129cm" draw:transform="rotate (-3.14159265358979) translate (52.5934537637322cm 23.9011677280093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-3.14159265358979) translate (52.5934537637322cm 23.9011677280093cm)" svg:viewBox="0 0 2018 130" draw:points="0,130 2018,130 2018,0 0,0">
                <text:p/>
              </draw:polygon>
            </draw:g>
            <draw:g>
              <draw:polygon draw:style-name="gr3" draw:text-style-name="P3" draw:layer="layout" svg:width="2.017cm" svg:height="0.129cm" draw:transform="rotate (-3.14159265358979) translate (52.5934537637322cm 26.6342699654894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-3.14159265358979) translate (52.5934537637322cm 26.6342699654894cm)" svg:viewBox="0 0 2018 130" draw:points="0,130 2018,130 2018,0 0,0">
                <text:p/>
              </draw:polygon>
            </draw:g>
          </draw:g>
          <draw:g>
            <draw:g>
              <draw:path draw:style-name="gr3" draw:text-style-name="P3" draw:layer="layout" svg:width="1.672cm" svg:height="1.528cm" draw:transform="rotate (-3.14159265358979) translate (52.2233214757518cm 25.843057240634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  <draw:path draw:style-name="gr4" draw:text-style-name="P4" draw:layer="layout" svg:width="1.672cm" svg:height="1.528cm" draw:transform="rotate (-3.14159265358979) translate (52.2233214757518cm 25.843057240634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</draw:g>
            <draw:g>
              <draw:polygon draw:style-name="gr3" draw:text-style-name="P3" draw:layer="layout" svg:width="1.669cm" svg:height="2.598cm" draw:transform="rotate (-3.14159265358979) translate (52.5934537637322cm 26.4969268921038cm)" svg:viewBox="0 0 1670 2599" draw:points="0,2599 1670,2599 1670,0 0,0">
                <text:p/>
              </draw:polygon>
              <draw:polygon draw:style-name="gr4" draw:text-style-name="P4" draw:layer="layout" svg:width="1.669cm" svg:height="2.598cm" draw:transform="rotate (-3.14159265358979) translate (52.5934537637322cm 26.4969268921038cm)" svg:viewBox="0 0 1670 2599" draw:points="0,2599 1670,2599 1670,0 0,0">
                <text:p/>
              </draw:polygon>
            </draw:g>
            <draw:g>
              <draw:polygon draw:style-name="gr3" draw:text-style-name="P3" draw:layer="layout" svg:width="0.46cm" svg:height="1.164cm" draw:transform="rotate (-3.14159265358979) translate (51.4900838144924cm 25.6939824984661cm)" svg:viewBox="0 0 461 1165" draw:points="461,0 0,0 0,1165 461,1165">
                <text:p/>
              </draw:polygon>
              <draw:polygon draw:style-name="gr4" draw:text-style-name="P4" draw:layer="layout" svg:width="0.46cm" svg:height="1.164cm" draw:transform="rotate (-3.14159265358979) translate (51.4900838144924cm 25.6939824984661cm)" svg:viewBox="0 0 461 1165" draw:points="461,0 0,0 0,1165 461,1165">
                <text:p/>
              </draw:polygon>
            </draw:g>
            <draw:g>
              <draw:polygon draw:style-name="gr5" draw:text-style-name="P5" draw:layer="layout" svg:width="0.011cm" svg:height="0.034cm" draw:transform="rotate (-3.14159265358979) translate (51.4456155041955cm 25.5386391731852cm)" svg:viewBox="0 0 12 35" draw:points="12,35 12,0 0,0 0,35">
                <text:p/>
              </draw:polygon>
              <draw:polygon draw:style-name="gr4" draw:text-style-name="P4" draw:layer="layout" svg:width="0.011cm" svg:height="0.034cm" draw:transform="rotate (-3.14159265358979) translate (51.4456155041955cm 25.5386391731852cm)" svg:viewBox="0 0 12 35" draw:points="12,35 12,0 0,0 0,35">
                <text:p/>
              </draw:polygon>
            </draw:g>
            <draw:g>
              <draw:path draw:style-name="gr5" draw:text-style-name="P5" draw:layer="layout" svg:width="0.356cm" svg:height="1.053cm" draw:transform="rotate (-3.14159265358979) translate (51.4539533123762cm 25.6124909179911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  <draw:path draw:style-name="gr4" draw:text-style-name="P4" draw:layer="layout" svg:width="0.356cm" svg:height="1.053cm" draw:transform="rotate (-3.14159265358979) translate (51.4539533123762cm 25.6124909179911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</draw:g>
            <draw:g>
              <draw:path draw:style-name="gr5" draw:text-style-name="P5" draw:layer="layout" svg:width="0.356cm" svg:height="1.104cm" draw:transform="rotate (-3.14159265358979) translate (51.4539533123762cm 25.6659697676781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  <draw:path draw:style-name="gr4" draw:text-style-name="P4" draw:layer="layout" svg:width="0.356cm" svg:height="1.104cm" draw:transform="rotate (-3.14159265358979) translate (51.4539533123762cm 25.6659697676781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</draw:g>
            <draw:g>
              <draw:path draw:style-name="gr3" draw:text-style-name="P3" draw:layer="layout" svg:width="0.557cm" svg:height="1.305cm" draw:transform="rotate (-3.14159265358979) translate (52.073730387138cm 25.7627410194923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373 920c16-5 32-14 49-24 41-25 78-57 102-101 23-44 34-93 34-139 0-51-11-100-34-144-24-44-61-77-102-102-17-9-33-19-49-23z">
                <text:p/>
              </draw:path>
              <draw:path draw:style-name="gr4" draw:text-style-name="P4" draw:layer="layout" svg:width="0.557cm" svg:height="1.305cm" draw:transform="rotate (-3.14159265358979) translate (52.073730387138cm 25.7627410194923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232 401h71M232 512h71M232 623h71M232 737h71M232 850h71M232 964h71M232 341h71M232 456h71M232 568h71M232 681h71M232 795h71M232 906h71M262 1077h32M262 1022h32M262 283h32M262 227h32M306 58v1188M373 920c16-5 32-14 49-24 41-25 78-57 102-101 23-44 34-93 34-139 0-51-11-100-34-144-24-44-61-77-102-102-17-9-33-19-49-23z">
                <text:p/>
              </draw:path>
            </draw:g>
            <draw:g>
              <draw:path draw:style-name="gr3" draw:text-style-name="P3" draw:layer="layout" svg:width="0.905cm" svg:height="2.255cm" draw:transform="rotate (-3.14159265358979) translate (52.5934537637322cm 26.2696745138284cm)" svg:viewBox="0 0 906 2256" svg:d="M67 2212h700v-2166h-700zM767 2256h-767v-2256h767v46h-700v2166h700zM834 2256v-2256h-67v2256zM834 1221v-186h72v186z">
                <text:p/>
              </draw:path>
              <draw:path draw:style-name="gr4" draw:text-style-name="P4" draw:layer="layout" svg:width="0.905cm" svg:height="2.255cm" draw:transform="rotate (-3.14159265358979) translate (52.5934537637322cm 26.2696745138284cm)" svg:viewBox="0 0 906 2256" svg:d="M67 2212h700v-2166h-700zM767 2256h-767v-2256h767v46h-700v2166h700zM834 2256v-2256h-67v2256zM834 1221v-186h72v186z">
                <text:p/>
              </draw:path>
            </draw:g>
            <draw:g>
              <draw:polygon draw:style-name="gr3" draw:text-style-name="P3" draw:layer="layout" svg:width="0.14cm" svg:height="2.619cm" draw:transform="rotate (-3.14159265358979) translate (52.7324172334096cm 26.5196515885844cm)" svg:viewBox="0 0 141 2620" draw:points="141,2620 141,0 0,0 0,2620">
                <text:p/>
              </draw:polygon>
              <draw:polygon draw:style-name="gr4" draw:text-style-name="P4" draw:layer="layout" svg:width="0.14cm" svg:height="2.619cm" draw:transform="rotate (-3.14159265358979) translate (52.7324172334096cm 26.5196515885844cm)" svg:viewBox="0 0 141 2620" draw:points="141,2620 141,0 0,0 0,2620">
                <text:p/>
              </draw:polygon>
            </draw:g>
            <draw:g>
              <draw:polygon draw:style-name="gr3" draw:text-style-name="P3" draw:layer="layout" svg:width="2.017cm" svg:height="0.129cm" draw:transform="rotate (-3.14159265358979) translate (52.5934537637322cm 23.9011677280093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-3.14159265358979) translate (52.5934537637322cm 23.9011677280093cm)" svg:viewBox="0 0 2018 130" draw:points="0,130 2018,130 2018,0 0,0">
                <text:p/>
              </draw:polygon>
            </draw:g>
            <draw:g>
              <draw:polygon draw:style-name="gr3" draw:text-style-name="P3" draw:layer="layout" svg:width="2.017cm" svg:height="0.129cm" draw:transform="rotate (-3.14159265358979) translate (52.5934537637322cm 26.6342699654894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-3.14159265358979) translate (52.5934537637322cm 26.6342699654894cm)" svg:viewBox="0 0 2018 130" draw:points="0,130 2018,130 2018,0 0,0">
                <text:p/>
              </draw:polygon>
            </draw:g>
          </draw:g>
        </draw:g>
        <draw:g>
          <draw:g>
            <draw:g>
              <draw:path draw:style-name="gr3" draw:text-style-name="P3" draw:layer="layout" svg:width="1.672cm" svg:height="1.528cm" draw:transform="rotate (-1.5707963267949) translate (61.0894016231243cm 24.926715856436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  <draw:path draw:style-name="gr4" draw:text-style-name="P4" draw:layer="layout" svg:width="1.672cm" svg:height="1.528cm" draw:transform="rotate (-1.5707963267949) translate (61.0894016231243cm 24.926715856436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</draw:g>
            <draw:g>
              <draw:polygon draw:style-name="gr3" draw:text-style-name="P3" draw:layer="layout" svg:width="1.669cm" svg:height="2.598cm" draw:transform="rotate (-1.5707963267949) translate (61.7432712745941cm 24.5565835684557cm)" svg:viewBox="0 0 1670 2599" draw:points="0,2599 1670,2599 1670,0 0,0">
                <text:p/>
              </draw:polygon>
              <draw:polygon draw:style-name="gr4" draw:text-style-name="P4" draw:layer="layout" svg:width="1.669cm" svg:height="2.598cm" draw:transform="rotate (-1.5707963267949) translate (61.7432712745941cm 24.5565835684557cm)" svg:viewBox="0 0 1670 2599" draw:points="0,2599 1670,2599 1670,0 0,0">
                <text:p/>
              </draw:polygon>
            </draw:g>
            <draw:g>
              <draw:polygon draw:style-name="gr3" draw:text-style-name="P3" draw:layer="layout" svg:width="0.46cm" svg:height="1.164cm" draw:transform="rotate (-1.5707963267949) translate (60.9403268809565cm 25.6599535176954cm)" svg:viewBox="0 0 461 1165" draw:points="461,0 0,0 0,1165 461,1165">
                <text:p/>
              </draw:polygon>
              <draw:polygon draw:style-name="gr4" draw:text-style-name="P4" draw:layer="layout" svg:width="0.46cm" svg:height="1.164cm" draw:transform="rotate (-1.5707963267949) translate (60.9403268809565cm 25.6599535176954cm)" svg:viewBox="0 0 461 1165" draw:points="461,0 0,0 0,1165 461,1165">
                <text:p/>
              </draw:polygon>
            </draw:g>
            <draw:g>
              <draw:polygon draw:style-name="gr5" draw:text-style-name="P5" draw:layer="layout" svg:width="0.011cm" svg:height="0.034cm" draw:transform="rotate (-1.5707963267949) translate (60.7849835556756cm 25.7044218279924cm)" svg:viewBox="0 0 12 35" draw:points="12,35 12,0 0,0 0,35">
                <text:p/>
              </draw:polygon>
              <draw:polygon draw:style-name="gr4" draw:text-style-name="P4" draw:layer="layout" svg:width="0.011cm" svg:height="0.034cm" draw:transform="rotate (-1.5707963267949) translate (60.7849835556756cm 25.7044218279924cm)" svg:viewBox="0 0 12 35" draw:points="12,35 12,0 0,0 0,35">
                <text:p/>
              </draw:polygon>
            </draw:g>
            <draw:g>
              <draw:path draw:style-name="gr5" draw:text-style-name="P5" draw:layer="layout" svg:width="0.356cm" svg:height="1.053cm" draw:transform="rotate (-1.5707963267949) translate (60.8588353004814cm 25.6960840198116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  <draw:path draw:style-name="gr4" draw:text-style-name="P4" draw:layer="layout" svg:width="0.356cm" svg:height="1.053cm" draw:transform="rotate (-1.5707963267949) translate (60.8588353004814cm 25.6960840198116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</draw:g>
            <draw:g>
              <draw:path draw:style-name="gr5" draw:text-style-name="P5" draw:layer="layout" svg:width="0.356cm" svg:height="1.104cm" draw:transform="rotate (-1.5707963267949) translate (60.9123141501684cm 25.6960840198116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  <draw:path draw:style-name="gr4" draw:text-style-name="P4" draw:layer="layout" svg:width="0.356cm" svg:height="1.104cm" draw:transform="rotate (-1.5707963267949) translate (60.9123141501684cm 25.6960840198116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</draw:g>
            <draw:g>
              <draw:path draw:style-name="gr3" draw:text-style-name="P3" draw:layer="layout" svg:width="0.557cm" svg:height="1.305cm" draw:transform="rotate (-1.5707963267949) translate (61.0090854019827cm 25.0763069450498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373 920c16-5 32-14 49-24 41-25 78-57 102-101 23-44 34-93 34-139 0-51-11-100-34-144-24-44-61-77-102-102-17-9-33-19-49-23z">
                <text:p/>
              </draw:path>
              <draw:path draw:style-name="gr4" draw:text-style-name="P4" draw:layer="layout" svg:width="0.557cm" svg:height="1.305cm" draw:transform="rotate (-1.5707963267949) translate (61.0090854019827cm 25.0763069450498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232 401h71M232 512h71M232 623h71M232 737h71M232 850h71M232 964h71M232 341h71M232 456h71M232 568h71M232 681h71M232 795h71M232 906h71M262 1077h32M262 1022h32M262 283h32M262 227h32M306 58v1188M373 920c16-5 32-14 49-24 41-25 78-57 102-101 23-44 34-93 34-139 0-51-11-100-34-144-24-44-61-77-102-102-17-9-33-19-49-23z">
                <text:p/>
              </draw:path>
            </draw:g>
            <draw:g>
              <draw:path draw:style-name="gr3" draw:text-style-name="P3" draw:layer="layout" svg:width="0.905cm" svg:height="2.255cm" draw:transform="rotate (-1.5707963267949) translate (61.5160188963187cm 24.5565835684557cm)" svg:viewBox="0 0 906 2256" svg:d="M67 2212h700v-2166h-700zM767 2256h-767v-2256h767v46h-700v2166h700zM834 2256v-2256h-67v2256zM834 1221v-186h72v186z">
                <text:p/>
              </draw:path>
              <draw:path draw:style-name="gr4" draw:text-style-name="P4" draw:layer="layout" svg:width="0.905cm" svg:height="2.255cm" draw:transform="rotate (-1.5707963267949) translate (61.5160188963187cm 24.5565835684557cm)" svg:viewBox="0 0 906 2256" svg:d="M67 2212h700v-2166h-700zM767 2256h-767v-2256h767v46h-700v2166h700zM834 2256v-2256h-67v2256zM834 1221v-186h72v186z">
                <text:p/>
              </draw:path>
            </draw:g>
            <draw:g>
              <draw:polygon draw:style-name="gr3" draw:text-style-name="P3" draw:layer="layout" svg:width="0.14cm" svg:height="2.619cm" draw:transform="rotate (-1.5707963267949) translate (61.7659959710747cm 24.4176200987782cm)" svg:viewBox="0 0 141 2620" draw:points="141,2620 141,0 0,0 0,2620">
                <text:p/>
              </draw:polygon>
              <draw:polygon draw:style-name="gr4" draw:text-style-name="P4" draw:layer="layout" svg:width="0.14cm" svg:height="2.619cm" draw:transform="rotate (-1.5707963267949) translate (61.7659959710747cm 24.4176200987782cm)" svg:viewBox="0 0 141 2620" draw:points="141,2620 141,0 0,0 0,2620">
                <text:p/>
              </draw:polygon>
            </draw:g>
            <draw:g>
              <draw:polygon draw:style-name="gr3" draw:text-style-name="P3" draw:layer="layout" svg:width="2.017cm" svg:height="0.129cm" draw:transform="rotate (-1.5707963267949) translate (59.1475121104994cm 24.5565835684557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-1.5707963267949) translate (59.1475121104994cm 24.5565835684557cm)" svg:viewBox="0 0 2018 130" draw:points="0,130 2018,130 2018,0 0,0">
                <text:p/>
              </draw:polygon>
            </draw:g>
            <draw:g>
              <draw:polygon draw:style-name="gr3" draw:text-style-name="P3" draw:layer="layout" svg:width="2.017cm" svg:height="0.129cm" draw:transform="rotate (-1.5707963267949) translate (61.8806143479797cm 24.5565835684557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-1.5707963267949) translate (61.8806143479797cm 24.5565835684557cm)" svg:viewBox="0 0 2018 130" draw:points="0,130 2018,130 2018,0 0,0">
                <text:p/>
              </draw:polygon>
            </draw:g>
          </draw:g>
          <draw:g>
            <draw:g>
              <draw:path draw:style-name="gr3" draw:text-style-name="P3" draw:layer="layout" svg:width="1.672cm" svg:height="1.528cm" draw:transform="rotate (-1.5707963267949) translate (61.0894016231243cm 24.926715856436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  <draw:path draw:style-name="gr4" draw:text-style-name="P4" draw:layer="layout" svg:width="1.672cm" svg:height="1.528cm" draw:transform="rotate (-1.5707963267949) translate (61.0894016231243cm 24.926715856436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</draw:g>
            <draw:g>
              <draw:polygon draw:style-name="gr3" draw:text-style-name="P3" draw:layer="layout" svg:width="1.669cm" svg:height="2.598cm" draw:transform="rotate (-1.5707963267949) translate (61.7432712745941cm 24.5565835684557cm)" svg:viewBox="0 0 1670 2599" draw:points="0,2599 1670,2599 1670,0 0,0">
                <text:p/>
              </draw:polygon>
              <draw:polygon draw:style-name="gr4" draw:text-style-name="P4" draw:layer="layout" svg:width="1.669cm" svg:height="2.598cm" draw:transform="rotate (-1.5707963267949) translate (61.7432712745941cm 24.5565835684557cm)" svg:viewBox="0 0 1670 2599" draw:points="0,2599 1670,2599 1670,0 0,0">
                <text:p/>
              </draw:polygon>
            </draw:g>
            <draw:g>
              <draw:polygon draw:style-name="gr3" draw:text-style-name="P3" draw:layer="layout" svg:width="0.46cm" svg:height="1.164cm" draw:transform="rotate (-1.5707963267949) translate (60.9403268809565cm 25.6599535176954cm)" svg:viewBox="0 0 461 1165" draw:points="461,0 0,0 0,1165 461,1165">
                <text:p/>
              </draw:polygon>
              <draw:polygon draw:style-name="gr4" draw:text-style-name="P4" draw:layer="layout" svg:width="0.46cm" svg:height="1.164cm" draw:transform="rotate (-1.5707963267949) translate (60.9403268809565cm 25.6599535176954cm)" svg:viewBox="0 0 461 1165" draw:points="461,0 0,0 0,1165 461,1165">
                <text:p/>
              </draw:polygon>
            </draw:g>
            <draw:g>
              <draw:polygon draw:style-name="gr5" draw:text-style-name="P5" draw:layer="layout" svg:width="0.011cm" svg:height="0.034cm" draw:transform="rotate (-1.5707963267949) translate (60.7849835556756cm 25.7044218279924cm)" svg:viewBox="0 0 12 35" draw:points="12,35 12,0 0,0 0,35">
                <text:p/>
              </draw:polygon>
              <draw:polygon draw:style-name="gr4" draw:text-style-name="P4" draw:layer="layout" svg:width="0.011cm" svg:height="0.034cm" draw:transform="rotate (-1.5707963267949) translate (60.7849835556756cm 25.7044218279924cm)" svg:viewBox="0 0 12 35" draw:points="12,35 12,0 0,0 0,35">
                <text:p/>
              </draw:polygon>
            </draw:g>
            <draw:g>
              <draw:path draw:style-name="gr5" draw:text-style-name="P5" draw:layer="layout" svg:width="0.356cm" svg:height="1.053cm" draw:transform="rotate (-1.5707963267949) translate (60.8588353004814cm 25.6960840198116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  <draw:path draw:style-name="gr4" draw:text-style-name="P4" draw:layer="layout" svg:width="0.356cm" svg:height="1.053cm" draw:transform="rotate (-1.5707963267949) translate (60.8588353004814cm 25.6960840198116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</draw:g>
            <draw:g>
              <draw:path draw:style-name="gr5" draw:text-style-name="P5" draw:layer="layout" svg:width="0.356cm" svg:height="1.104cm" draw:transform="rotate (-1.5707963267949) translate (60.9123141501684cm 25.6960840198116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  <draw:path draw:style-name="gr4" draw:text-style-name="P4" draw:layer="layout" svg:width="0.356cm" svg:height="1.104cm" draw:transform="rotate (-1.5707963267949) translate (60.9123141501684cm 25.6960840198116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</draw:g>
            <draw:g>
              <draw:path draw:style-name="gr3" draw:text-style-name="P3" draw:layer="layout" svg:width="0.557cm" svg:height="1.305cm" draw:transform="rotate (-1.5707963267949) translate (61.0090854019827cm 25.0763069450498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373 920c16-5 32-14 49-24 41-25 78-57 102-101 23-44 34-93 34-139 0-51-11-100-34-144-24-44-61-77-102-102-17-9-33-19-49-23z">
                <text:p/>
              </draw:path>
              <draw:path draw:style-name="gr4" draw:text-style-name="P4" draw:layer="layout" svg:width="0.557cm" svg:height="1.305cm" draw:transform="rotate (-1.5707963267949) translate (61.0090854019827cm 25.0763069450498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232 401h71M232 512h71M232 623h71M232 737h71M232 850h71M232 964h71M232 341h71M232 456h71M232 568h71M232 681h71M232 795h71M232 906h71M262 1077h32M262 1022h32M262 283h32M262 227h32M306 58v1188M373 920c16-5 32-14 49-24 41-25 78-57 102-101 23-44 34-93 34-139 0-51-11-100-34-144-24-44-61-77-102-102-17-9-33-19-49-23z">
                <text:p/>
              </draw:path>
            </draw:g>
            <draw:g>
              <draw:path draw:style-name="gr3" draw:text-style-name="P3" draw:layer="layout" svg:width="0.905cm" svg:height="2.255cm" draw:transform="rotate (-1.5707963267949) translate (61.5160188963187cm 24.5565835684557cm)" svg:viewBox="0 0 906 2256" svg:d="M67 2212h700v-2166h-700zM767 2256h-767v-2256h767v46h-700v2166h700zM834 2256v-2256h-67v2256zM834 1221v-186h72v186z">
                <text:p/>
              </draw:path>
              <draw:path draw:style-name="gr4" draw:text-style-name="P4" draw:layer="layout" svg:width="0.905cm" svg:height="2.255cm" draw:transform="rotate (-1.5707963267949) translate (61.5160188963187cm 24.5565835684557cm)" svg:viewBox="0 0 906 2256" svg:d="M67 2212h700v-2166h-700zM767 2256h-767v-2256h767v46h-700v2166h700zM834 2256v-2256h-67v2256zM834 1221v-186h72v186z">
                <text:p/>
              </draw:path>
            </draw:g>
            <draw:g>
              <draw:polygon draw:style-name="gr3" draw:text-style-name="P3" draw:layer="layout" svg:width="0.14cm" svg:height="2.619cm" draw:transform="rotate (-1.5707963267949) translate (61.7659959710747cm 24.4176200987782cm)" svg:viewBox="0 0 141 2620" draw:points="141,2620 141,0 0,0 0,2620">
                <text:p/>
              </draw:polygon>
              <draw:polygon draw:style-name="gr4" draw:text-style-name="P4" draw:layer="layout" svg:width="0.14cm" svg:height="2.619cm" draw:transform="rotate (-1.5707963267949) translate (61.7659959710747cm 24.4176200987782cm)" svg:viewBox="0 0 141 2620" draw:points="141,2620 141,0 0,0 0,2620">
                <text:p/>
              </draw:polygon>
            </draw:g>
            <draw:g>
              <draw:polygon draw:style-name="gr3" draw:text-style-name="P3" draw:layer="layout" svg:width="2.017cm" svg:height="0.129cm" draw:transform="rotate (-1.5707963267949) translate (59.1475121104994cm 24.5565835684557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-1.5707963267949) translate (59.1475121104994cm 24.5565835684557cm)" svg:viewBox="0 0 2018 130" draw:points="0,130 2018,130 2018,0 0,0">
                <text:p/>
              </draw:polygon>
            </draw:g>
            <draw:g>
              <draw:polygon draw:style-name="gr3" draw:text-style-name="P3" draw:layer="layout" svg:width="2.017cm" svg:height="0.129cm" draw:transform="rotate (-1.5707963267949) translate (61.8806143479797cm 24.5565835684557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-1.5707963267949) translate (61.8806143479797cm 24.5565835684557cm)" svg:viewBox="0 0 2018 130" draw:points="0,130 2018,130 2018,0 0,0">
                <text:p/>
              </draw:polygon>
            </draw:g>
          </draw:g>
        </draw:g>
        <draw:g>
          <draw:g>
            <draw:g>
              <draw:path draw:style-name="gr3" draw:text-style-name="P3" draw:layer="layout" svg:width="1.755cm" svg:height="1.528cm" draw:transform="rotate (1.5707963267949) translate (62.1096943907992cm 20.6363160261582cm)" svg:viewBox="0 0 1756 1529" svg:d="M1459 1029c5-89 7-177 7-265s-2-173-7-261c-10-17-17-33-30-47-68-99-162-183-279-243-18-9-36-16-53-25h-475-5c-17 0-36-5-50-12-17-7-32-21-42-32-2-7-4-12-4-17h-85c-76 0-154 19-218 51-67 33-120 81-159 139s-59 123-59 190c0 3 0 3 0 3v512 2c0 67 20 132 59 188 39 60 92 106 159 141 64 32 142 51 218 51h85c0-9 4-14 7-21 9-14 24-26 39-32 17-10 33-14 55-14h477c20-7 37-14 53-26 117-58 212-141 280-241 10-16 17-28 27-41zM1461 762c3 42 5 84 5 125 0 109-15 216-44 322-2 3-4 5-7 7-8 14-12 23-12 37 0 12 4 23 12 33 5 14 17 20 29 25 13 7 26 12 41 12 11 0 25-5 37-12 2 0 9-2 12-5 41-41 78-83 107-129 73-111 115-237 115-366 0-16-3-33-3-49 3-16 3-35 3-51 0-125-37-250-110-357-34-48-71-92-112-132-12-7-27-9-38-9-15 0-30 2-39 12-13 4-25 14-30 25-9 9-12 23-12 35s3 21 7 30c29 104 44 213 44 322 0 39-2 83-5 125zM510 95v2c0 17 3 33 15 49 10 12 20 25 39 32 17 7 34 12 53 12h5 656c20 0 37-5 54-12 18-7 29-20 42-32 9-16 14-32 14-49v-2c0-16-5-35-14-46-13-17-24-28-42-37-17-7-34-12-54-12h-656c-5 0-5 0-5 0-19 0-36 5-53 12-19 9-29 20-39 37-12 11-15 30-15 46zM513 1434c0 16 2 32 15 46 9 14 24 28 39 35 17 7 33 14 55 14h656c3 0 3 0 3 0 19 0 37-7 54-14 19-7 29-21 41-35 9-14 15-30 15-46v-2c0-19-6-33-15-49-12-14-22-26-41-32-17-10-35-14-54-14h-3-656c-22 0-38 4-55 14-17 6-30 18-39 32-13 16-15 30-15 49z">
                <text:p/>
              </draw:path>
              <draw:path draw:style-name="gr4" draw:text-style-name="P4" draw:layer="layout" svg:width="1.755cm" svg:height="1.528cm" draw:transform="rotate (1.5707963267949) translate (62.1096943907992cm 20.6363160261582cm)" svg:viewBox="0 0 1756 1529" svg:d="M1459 1029c5-89 7-177 7-265s-2-173-7-261c-10-17-17-33-30-47-68-99-162-183-279-243-18-9-36-16-53-25h-475-5c-17 0-36-5-50-12-17-7-32-21-42-32-2-7-4-12-4-17h-85c-76 0-154 19-218 51-67 33-120 81-159 139s-59 123-59 190c0 3 0 3 0 3v512 2c0 67 20 132 59 188 39 60 92 106 159 141 64 32 142 51 218 51h85c0-9 4-14 7-21 9-14 24-26 39-32 17-10 33-14 55-14h477c20-7 37-14 53-26 117-58 212-141 280-241 10-16 17-28 27-41zM1461 762c3 42 5 84 5 125 0 109-15 216-44 322-2 3-4 5-7 7-8 14-12 23-12 37 0 12 4 23 12 33 5 14 17 20 29 25 13 7 26 12 41 12 11 0 25-5 37-12 2 0 9-2 12-5 41-41 78-83 107-129 73-111 115-237 115-366 0-16-3-33-3-49 3-16 3-35 3-51 0-125-37-250-110-357-34-48-71-92-112-132-12-7-27-9-38-9-15 0-30 2-39 12-13 4-25 14-30 25-9 9-12 23-12 35s3 21 7 30c29 104 44 213 44 322 0 39-2 83-5 125zM510 95v2c0 17 3 33 15 49 10 12 20 25 39 32 17 7 34 12 53 12h5 656c20 0 37-5 54-12 18-7 29-20 42-32 9-16 14-32 14-49v-2c0-16-5-35-14-46-13-17-24-28-42-37-17-7-34-12-54-12h-656c-5 0-5 0-5 0-19 0-36 5-53 12-19 9-29 20-39 37-12 11-15 30-15 46zM513 1434c0 16 2 32 15 46 9 14 24 28 39 35 17 7 33 14 55 14h656c3 0 3 0 3 0 19 0 37-7 54-14 19-7 29-21 41-35 9-14 15-30 15-46v-2c0-19-6-33-15-49-12-14-22-26-41-32-17-10-35-14-54-14h-3-656c-22 0-38 4-55 14-17 6-30 18-39 32-13 16-15 30-15 49z">
                <text:p/>
              </draw:path>
            </draw:g>
            <draw:g>
              <draw:polygon draw:style-name="gr3" draw:text-style-name="P3" draw:layer="layout" svg:width="1.752cm" svg:height="2.598cm" draw:transform="rotate (1.5707963267949) translate (61.4558247393292cm 21.0247683357252cm)" svg:viewBox="0 0 1753 2599" draw:points="0,2599 1753,2599 1753,0 0,0">
                <text:p/>
              </draw:polygon>
              <draw:polygon draw:style-name="gr4" draw:text-style-name="P4" draw:layer="layout" svg:width="1.752cm" svg:height="2.598cm" draw:transform="rotate (1.5707963267949) translate (61.4558247393292cm 21.0247683357252cm)" svg:viewBox="0 0 1753 2599" draw:points="0,2599 1753,2599 1753,0 0,0">
                <text:p/>
              </draw:polygon>
            </draw:g>
            <draw:g>
              <draw:polygon draw:style-name="gr3" draw:text-style-name="P3" draw:layer="layout" svg:width="0.483cm" svg:height="1.164cm" draw:transform="rotate (1.5707963267949) translate (62.2587691329671cm 19.8667861250198cm)" svg:viewBox="0 0 484 1165" draw:points="484,0 0,0 0,1165 484,1165">
                <text:p/>
              </draw:polygon>
              <draw:polygon draw:style-name="gr4" draw:text-style-name="P4" draw:layer="layout" svg:width="0.483cm" svg:height="1.164cm" draw:transform="rotate (1.5707963267949) translate (62.2587691329671cm 19.8667861250198cm)" svg:viewBox="0 0 484 1165" draw:points="484,0 0,0 0,1165 484,1165">
                <text:p/>
              </draw:polygon>
            </draw:g>
            <draw:g>
              <draw:polygon draw:style-name="gr5" draw:text-style-name="P5" draw:layer="layout" svg:width="0.012cm" svg:height="0.034cm" draw:transform="rotate (1.5707963267949) translate (62.414112458248cm 19.8201168167796cm)" svg:viewBox="0 0 13 35" draw:points="13,35 13,0 0,0 0,35">
                <text:p/>
              </draw:polygon>
              <draw:polygon draw:style-name="gr4" draw:text-style-name="P4" draw:layer="layout" svg:width="0.012cm" svg:height="0.034cm" draw:transform="rotate (1.5707963267949) translate (62.414112458248cm 19.8201168167796cm)" svg:viewBox="0 0 13 35" draw:points="13,35 13,0 0,0 0,35">
                <text:p/>
              </draw:polygon>
            </draw:g>
            <draw:g>
              <draw:path draw:style-name="gr5" draw:text-style-name="P5" draw:layer="layout" svg:width="0.374cm" svg:height="1.053cm" draw:transform="rotate (1.5707963267949) translate (62.3402607134422cm 19.8288673120747cm)" svg:viewBox="0 0 375 1054" svg:d="M44 982v-39h-44v39zM44 934v-40h-44v40zM44 887v-41h-44v41zM44 839v-42h-44v42zM44 521v-39h-44v39zM44 473v-40h-44v40zM44 426v-41h-44v41zM44 378v-42h-44v42zM136 1054v-63h-46v63zM136 982v-39h-46v39zM136 934v-40h-46v40zM136 887v-41h-46v41zM136 839v-42h-46v42zM136 788v-42h-46v42zM136 737v-40h-46v40zM136 688v-39h-46v39zM136 639v-41h-46v41zM136 591v-42h-46v42zM136 542v-39h-46v39zM136 493v-39h-46v39zM136 445v-40h-46v40zM199 982v-39h-51v39zM199 934v-40h-51v40zM199 887v-41h-51v41zM199 839v-42h-51v42zM199 788v-42h-51v42zM199 737v-40h-51v40zM199 688v-39h-51v39zM199 639v-41h-51v41zM199 591v-42h-51v42zM199 542v-39h-51v39zM199 493v-39h-51v39zM199 445v-40h-51v40zM258 982v-39h-49v39zM258 934v-40h-49v40zM258 887v-41h-49v41zM258 839v-42h-49v42zM258 788v-42h-49v42zM258 737v-40h-49v40zM258 688v-39h-49v39zM258 639v-41h-49v41zM258 591v-42h-49v42zM258 542v-39h-49v39zM258 493v-39h-49v39zM258 445v-40h-49v40zM316 982v-39h-48v39zM316 934v-40h-48v40zM316 887v-41h-48v41zM316 839v-42h-48v42zM316 788v-42h-48v42zM316 737v-40h-48v40zM316 688v-39h-48v39zM316 639v-41h-48v41zM316 591v-42h-48v42zM316 542v-39h-48v39zM316 493v-39h-48v39zM375 887v-338h-50v338zM375 146v-97h-50v97zM375 37v-37h-50v37zM316 37v-37h-48v37zM316 93v-42h-48v42zM316 146v-42h-48v42zM258 146v-42h-49v42zM199 146v-42h-51v42zM199 93v-42h-51v42zM199 37v-37h-51v37zM258 37v-37h-49v37zM258 93v-42h-49v42z">
                <text:p/>
              </draw:path>
              <draw:path draw:style-name="gr4" draw:text-style-name="P4" draw:layer="layout" svg:width="0.374cm" svg:height="1.053cm" draw:transform="rotate (1.5707963267949) translate (62.3402607134422cm 19.8288673120747cm)" svg:viewBox="0 0 375 1054" svg:d="M44 982v-39h-44v39zM44 934v-40h-44v40zM44 887v-41h-44v41zM44 839v-42h-44v42zM44 521v-39h-44v39zM44 473v-40h-44v40zM44 426v-41h-44v41zM44 378v-42h-44v42zM136 1054v-63h-46v63zM136 982v-39h-46v39zM136 934v-40h-46v40zM136 887v-41h-46v41zM136 839v-42h-46v42zM136 788v-42h-46v42zM136 737v-40h-46v40zM136 688v-39h-46v39zM136 639v-41h-46v41zM136 591v-42h-46v42zM136 542v-39h-46v39zM136 493v-39h-46v39zM136 445v-40h-46v40zM199 982v-39h-51v39zM199 934v-40h-51v40zM199 887v-41h-51v41zM199 839v-42h-51v42zM199 788v-42h-51v42zM199 737v-40h-51v40zM199 688v-39h-51v39zM199 639v-41h-51v41zM199 591v-42h-51v42zM199 542v-39h-51v39zM199 493v-39h-51v39zM199 445v-40h-51v40zM258 982v-39h-49v39zM258 934v-40h-49v40zM258 887v-41h-49v41zM258 839v-42h-49v42zM258 788v-42h-49v42zM258 737v-40h-49v40zM258 688v-39h-49v39zM258 639v-41h-49v41zM258 591v-42h-49v42zM258 542v-39h-49v39zM258 493v-39h-49v39zM258 445v-40h-49v40zM316 982v-39h-48v39zM316 934v-40h-48v40zM316 887v-41h-48v41zM316 839v-42h-48v42zM316 788v-42h-48v42zM316 737v-40h-48v40zM316 688v-39h-48v39zM316 639v-41h-48v41zM316 591v-42h-48v42zM316 542v-39h-48v39zM316 493v-39h-48v39zM375 887v-338h-50v338zM375 146v-97h-50v97zM375 37v-37h-50v37zM316 37v-37h-48v37zM316 93v-42h-48v42zM316 146v-42h-48v42zM258 146v-42h-49v42zM199 146v-42h-51v42zM199 93v-42h-51v42zM199 37v-37h-51v37zM258 37v-37h-49v37zM258 93v-42h-49v42z">
                <text:p/>
              </draw:path>
            </draw:g>
            <draw:g>
              <draw:path draw:style-name="gr5" draw:text-style-name="P5" draw:layer="layout" svg:width="0.374cm" svg:height="1.104cm" draw:transform="rotate (1.5707963267949) translate (62.2867818637551cm 19.8288673120747cm)" svg:viewBox="0 0 375 1105" svg:d="M44 1105v-39h-44v39zM199 1105v-63h-51v63zM258 1105v-63h-49v63zM316 1105v-63h-48v63zM375 1105v-63h-50v63zM375 1031v-40h-50v40zM375 982v-39h-50v39zM375 595v-39h-50v39zM375 544v-39h-50v39zM375 496v-40h-50v40zM375 447v-65h-50v65zM375 359v-42h-50v42zM375 310v-39h-50v39zM375 262v-40h-50v40zM375 37v-37h-103v37zM260 37v-37h-112v37zM136 37v-37h-46v37zM136 93v-42h-46v42zM136 146v-42h-46v42zM136 197v-42h-46v42zM136 262v-40h-46v40zM199 262v-40h-51v40zM316 310v-39h-48v39zM312 496v-114h-44v114zM253 447v-65h-105v65zM199 359v-42h-51v42zM199 310v-39h-51v39zM136 310v-39h-46v39zM136 447v-65h-46v65zM17 58v-30h-8v30zM17 107v-31h-8v31zM44 262v-40h-44v40zM44 310v-39h-44v39zM44 359v-42h-44v42zM44 660v-41h-44v41zM44 709v-42h-44v42zM44 757v-39h-44v39zM44 804v-37h-44v37zM136 359v-42h-46v42z">
                <text:p/>
              </draw:path>
              <draw:path draw:style-name="gr4" draw:text-style-name="P4" draw:layer="layout" svg:width="0.374cm" svg:height="1.104cm" draw:transform="rotate (1.5707963267949) translate (62.2867818637551cm 19.8288673120747cm)" svg:viewBox="0 0 375 1105" svg:d="M44 1105v-39h-44v39zM199 1105v-63h-51v63zM258 1105v-63h-49v63zM316 1105v-63h-48v63zM375 1105v-63h-50v63zM375 1031v-40h-50v40zM375 982v-39h-50v39zM375 595v-39h-50v39zM375 544v-39h-50v39zM375 496v-40h-50v40zM375 447v-65h-50v65zM375 359v-42h-50v42zM375 310v-39h-50v39zM375 262v-40h-50v40zM375 37v-37h-103v37zM260 37v-37h-112v37zM136 37v-37h-46v37zM136 93v-42h-46v42zM136 146v-42h-46v42zM136 197v-42h-46v42zM136 262v-40h-46v40zM199 262v-40h-51v40zM316 310v-39h-48v39zM312 496v-114h-44v114zM253 447v-65h-105v65zM199 359v-42h-51v42zM199 310v-39h-51v39zM136 310v-39h-46v39zM136 447v-65h-46v65zM17 58v-30h-8v30zM17 107v-31h-8v31zM44 262v-40h-44v40zM44 310v-39h-44v39zM44 359v-42h-44v42zM44 660v-41h-44v41zM44 709v-42h-44v42zM44 757v-39h-44v39zM44 804v-37h-44v37zM136 359v-42h-46v42z">
                <text:p/>
              </draw:path>
            </draw:g>
            <draw:g>
              <draw:path draw:style-name="gr3" draw:text-style-name="P3" draw:layer="layout" svg:width="0.585cm" svg:height="1.305cm" draw:transform="rotate (1.5707963267949) translate (62.1900106119409cm 20.4793207956698cm)" svg:viewBox="0 0 586 1306" svg:d="M194 920v-533c-17 4-33 14-50 23-44 25-83 58-105 102-26 44-39 93-39 144 0 46 13 95 39 139 22 44 61 76 105 101 17 10 33 19 50 24zM194 250v804c0 12-2 23-2 37 0 44 15 93 44 134 22 31 46 58 80 79v2h75v-1306h-75c-34 21-58 49-80 79-29 41-44 90-44 134 0 14 2 26 2 37zM391 920c17-5 34-14 52-24 43-25 82-57 107-101 24-44 36-93 36-139 0-51-12-100-36-144-25-44-64-77-107-102-18-9-35-19-52-23z">
                <text:p/>
              </draw:path>
              <draw:path draw:style-name="gr4" draw:text-style-name="P4" draw:layer="layout" svg:width="0.585cm" svg:height="1.305cm" draw:transform="rotate (1.5707963267949) translate (62.1900106119409cm 20.4793207956698cm)" svg:viewBox="0 0 586 1306" svg:d="M194 920v-533c-17 4-33 14-50 23-44 25-83 58-105 102-26 44-39 93-39 144 0 46 13 95 39 139 22 44 61 76 105 101 17 10 33 19 50 24zM194 250v804c0 12-2 23-2 37 0 44 15 93 44 134 22 31 46 58 80 79v2h75v-1306h-75c-34 21-58 49-80 79-29 41-44 90-44 134 0 14 2 26 2 37zM243 401h75M243 512h75M243 623h75M243 737h75M243 850h75M243 964h75M243 341h75M243 456h75M243 568h75M243 681h75M243 795h75M243 906h75M275 1077h34M275 1022h34M275 283h34M275 227h34M321 58v1188M391 920c17-5 34-14 52-24 43-25 82-57 107-101 24-44 36-93 36-139 0-51-12-100-36-144-25-44-64-77-107-102-18-9-35-19-52-23z">
                <text:p/>
              </draw:path>
            </draw:g>
            <draw:g>
              <draw:path draw:style-name="gr3" draw:text-style-name="P3" draw:layer="layout" svg:width="0.95cm" svg:height="2.255cm" draw:transform="rotate (1.5707963267949) translate (61.6830771176046cm 21.0247683357252cm)" svg:viewBox="0 0 951 2256" svg:d="M70 2212h735v-2166h-735zM805 2256h-805v-2256h805v46h-735v2166h735zM875 2256v-2256h-70v2256zM875 1221v-186h76v186z">
                <text:p/>
              </draw:path>
              <draw:path draw:style-name="gr4" draw:text-style-name="P4" draw:layer="layout" svg:width="0.95cm" svg:height="2.255cm" draw:transform="rotate (1.5707963267949) translate (61.6830771176046cm 21.0247683357252cm)" svg:viewBox="0 0 951 2256" svg:d="M70 2212h735v-2166h-735zM805 2256h-805v-2256h805v46h-735v2166h735zM875 2256v-2256h-70v2256zM875 1221v-186h76v186z">
                <text:p/>
              </draw:path>
            </draw:g>
            <draw:g>
              <draw:polygon draw:style-name="gr3" draw:text-style-name="P3" draw:layer="layout" svg:width="0.147cm" svg:height="2.619cm" draw:transform="rotate (1.5707963267949) translate (61.4331000428489cm 21.170609923975cm)" svg:viewBox="0 0 148 2620" draw:points="148,2620 148,0 0,0 0,2620">
                <text:p/>
              </draw:polygon>
              <draw:polygon draw:style-name="gr4" draw:text-style-name="P4" draw:layer="layout" svg:width="0.147cm" svg:height="2.619cm" draw:transform="rotate (1.5707963267949) translate (61.4331000428489cm 21.170609923975cm)" svg:viewBox="0 0 148 2620" draw:points="148,2620 148,0 0,0 0,2620">
                <text:p/>
              </draw:polygon>
            </draw:g>
            <draw:g>
              <draw:polygon draw:style-name="gr3" draw:text-style-name="P3" draw:layer="layout" svg:width="2.117cm" svg:height="0.129cm" draw:transform="rotate (1.5707963267949) translate (64.051583903424cm 21.0247683357252cm)" svg:viewBox="0 0 2118 130" draw:points="0,130 2118,130 2118,0 0,0">
                <text:p/>
              </draw:polygon>
              <draw:polygon draw:style-name="gr4" draw:text-style-name="P4" draw:layer="layout" svg:width="2.117cm" svg:height="0.129cm" draw:transform="rotate (1.5707963267949) translate (64.051583903424cm 21.0247683357252cm)" svg:viewBox="0 0 2118 130" draw:points="0,130 2118,130 2118,0 0,0">
                <text:p/>
              </draw:polygon>
            </draw:g>
            <draw:g>
              <draw:polygon draw:style-name="gr3" draw:text-style-name="P3" draw:layer="layout" svg:width="2.117cm" svg:height="0.129cm" draw:transform="rotate (1.5707963267949) translate (61.3184816659438cm 21.0247683357252cm)" svg:viewBox="0 0 2118 130" draw:points="0,130 2118,130 2118,0 0,0">
                <text:p/>
              </draw:polygon>
              <draw:polygon draw:style-name="gr4" draw:text-style-name="P4" draw:layer="layout" svg:width="2.117cm" svg:height="0.129cm" draw:transform="rotate (1.5707963267949) translate (61.3184816659438cm 21.0247683357252cm)" svg:viewBox="0 0 2118 130" draw:points="0,130 2118,130 2118,0 0,0">
                <text:p/>
              </draw:polygon>
            </draw:g>
          </draw:g>
          <draw:g>
            <draw:g>
              <draw:path draw:style-name="gr3" draw:text-style-name="P3" draw:layer="layout" svg:width="1.755cm" svg:height="1.528cm" draw:transform="rotate (1.5707963267949) translate (62.1096943907992cm 20.6363160261582cm)" svg:viewBox="0 0 1756 1529" svg:d="M1459 1029c5-89 7-177 7-265s-2-173-7-261c-10-17-17-33-30-47-68-99-162-183-279-243-18-9-36-16-53-25h-475-5c-17 0-36-5-50-12-17-7-32-21-42-32-2-7-4-12-4-17h-85c-76 0-154 19-218 51-67 33-120 81-159 139s-59 123-59 190c0 3 0 3 0 3v512 2c0 67 20 132 59 188 39 60 92 106 159 141 64 32 142 51 218 51h85c0-9 4-14 7-21 9-14 24-26 39-32 17-10 33-14 55-14h477c20-7 37-14 53-26 117-58 212-141 280-241 10-16 17-28 27-41zM1461 762c3 42 5 84 5 125 0 109-15 216-44 322-2 3-4 5-7 7-8 14-12 23-12 37 0 12 4 23 12 33 5 14 17 20 29 25 13 7 26 12 41 12 11 0 25-5 37-12 2 0 9-2 12-5 41-41 78-83 107-129 73-111 115-237 115-366 0-16-3-33-3-49 3-16 3-35 3-51 0-125-37-250-110-357-34-48-71-92-112-132-12-7-27-9-38-9-15 0-30 2-39 12-13 4-25 14-30 25-9 9-12 23-12 35s3 21 7 30c29 104 44 213 44 322 0 39-2 83-5 125zM510 95v2c0 17 3 33 15 49 10 12 20 25 39 32 17 7 34 12 53 12h5 656c20 0 37-5 54-12 18-7 29-20 42-32 9-16 14-32 14-49v-2c0-16-5-35-14-46-13-17-24-28-42-37-17-7-34-12-54-12h-656c-5 0-5 0-5 0-19 0-36 5-53 12-19 9-29 20-39 37-12 11-15 30-15 46zM513 1434c0 16 2 32 15 46 9 14 24 28 39 35 17 7 33 14 55 14h656c3 0 3 0 3 0 19 0 37-7 54-14 19-7 29-21 41-35 9-14 15-30 15-46v-2c0-19-6-33-15-49-12-14-22-26-41-32-17-10-35-14-54-14h-3-656c-22 0-38 4-55 14-17 6-30 18-39 32-13 16-15 30-15 49z">
                <text:p/>
              </draw:path>
              <draw:path draw:style-name="gr4" draw:text-style-name="P4" draw:layer="layout" svg:width="1.755cm" svg:height="1.528cm" draw:transform="rotate (1.5707963267949) translate (62.1096943907992cm 20.6363160261582cm)" svg:viewBox="0 0 1756 1529" svg:d="M1459 1029c5-89 7-177 7-265s-2-173-7-261c-10-17-17-33-30-47-68-99-162-183-279-243-18-9-36-16-53-25h-475-5c-17 0-36-5-50-12-17-7-32-21-42-32-2-7-4-12-4-17h-85c-76 0-154 19-218 51-67 33-120 81-159 139s-59 123-59 190c0 3 0 3 0 3v512 2c0 67 20 132 59 188 39 60 92 106 159 141 64 32 142 51 218 51h85c0-9 4-14 7-21 9-14 24-26 39-32 17-10 33-14 55-14h477c20-7 37-14 53-26 117-58 212-141 280-241 10-16 17-28 27-41zM1461 762c3 42 5 84 5 125 0 109-15 216-44 322-2 3-4 5-7 7-8 14-12 23-12 37 0 12 4 23 12 33 5 14 17 20 29 25 13 7 26 12 41 12 11 0 25-5 37-12 2 0 9-2 12-5 41-41 78-83 107-129 73-111 115-237 115-366 0-16-3-33-3-49 3-16 3-35 3-51 0-125-37-250-110-357-34-48-71-92-112-132-12-7-27-9-38-9-15 0-30 2-39 12-13 4-25 14-30 25-9 9-12 23-12 35s3 21 7 30c29 104 44 213 44 322 0 39-2 83-5 125zM510 95v2c0 17 3 33 15 49 10 12 20 25 39 32 17 7 34 12 53 12h5 656c20 0 37-5 54-12 18-7 29-20 42-32 9-16 14-32 14-49v-2c0-16-5-35-14-46-13-17-24-28-42-37-17-7-34-12-54-12h-656c-5 0-5 0-5 0-19 0-36 5-53 12-19 9-29 20-39 37-12 11-15 30-15 46zM513 1434c0 16 2 32 15 46 9 14 24 28 39 35 17 7 33 14 55 14h656c3 0 3 0 3 0 19 0 37-7 54-14 19-7 29-21 41-35 9-14 15-30 15-46v-2c0-19-6-33-15-49-12-14-22-26-41-32-17-10-35-14-54-14h-3-656c-22 0-38 4-55 14-17 6-30 18-39 32-13 16-15 30-15 49z">
                <text:p/>
              </draw:path>
            </draw:g>
            <draw:g>
              <draw:polygon draw:style-name="gr3" draw:text-style-name="P3" draw:layer="layout" svg:width="1.752cm" svg:height="2.598cm" draw:transform="rotate (1.5707963267949) translate (61.4558247393292cm 21.0247683357252cm)" svg:viewBox="0 0 1753 2599" draw:points="0,2599 1753,2599 1753,0 0,0">
                <text:p/>
              </draw:polygon>
              <draw:polygon draw:style-name="gr4" draw:text-style-name="P4" draw:layer="layout" svg:width="1.752cm" svg:height="2.598cm" draw:transform="rotate (1.5707963267949) translate (61.4558247393292cm 21.0247683357252cm)" svg:viewBox="0 0 1753 2599" draw:points="0,2599 1753,2599 1753,0 0,0">
                <text:p/>
              </draw:polygon>
            </draw:g>
            <draw:g>
              <draw:polygon draw:style-name="gr3" draw:text-style-name="P3" draw:layer="layout" svg:width="0.483cm" svg:height="1.164cm" draw:transform="rotate (1.5707963267949) translate (62.2587691329671cm 19.8667861250198cm)" svg:viewBox="0 0 484 1165" draw:points="484,0 0,0 0,1165 484,1165">
                <text:p/>
              </draw:polygon>
              <draw:polygon draw:style-name="gr4" draw:text-style-name="P4" draw:layer="layout" svg:width="0.483cm" svg:height="1.164cm" draw:transform="rotate (1.5707963267949) translate (62.2587691329671cm 19.8667861250198cm)" svg:viewBox="0 0 484 1165" draw:points="484,0 0,0 0,1165 484,1165">
                <text:p/>
              </draw:polygon>
            </draw:g>
            <draw:g>
              <draw:polygon draw:style-name="gr5" draw:text-style-name="P5" draw:layer="layout" svg:width="0.012cm" svg:height="0.034cm" draw:transform="rotate (1.5707963267949) translate (62.414112458248cm 19.8201168167796cm)" svg:viewBox="0 0 13 35" draw:points="13,35 13,0 0,0 0,35">
                <text:p/>
              </draw:polygon>
              <draw:polygon draw:style-name="gr4" draw:text-style-name="P4" draw:layer="layout" svg:width="0.012cm" svg:height="0.034cm" draw:transform="rotate (1.5707963267949) translate (62.414112458248cm 19.8201168167796cm)" svg:viewBox="0 0 13 35" draw:points="13,35 13,0 0,0 0,35">
                <text:p/>
              </draw:polygon>
            </draw:g>
            <draw:g>
              <draw:path draw:style-name="gr5" draw:text-style-name="P5" draw:layer="layout" svg:width="0.374cm" svg:height="1.053cm" draw:transform="rotate (1.5707963267949) translate (62.3402607134422cm 19.8288673120747cm)" svg:viewBox="0 0 375 1054" svg:d="M44 982v-39h-44v39zM44 934v-40h-44v40zM44 887v-41h-44v41zM44 839v-42h-44v42zM44 521v-39h-44v39zM44 473v-40h-44v40zM44 426v-41h-44v41zM44 378v-42h-44v42zM136 1054v-63h-46v63zM136 982v-39h-46v39zM136 934v-40h-46v40zM136 887v-41h-46v41zM136 839v-42h-46v42zM136 788v-42h-46v42zM136 737v-40h-46v40zM136 688v-39h-46v39zM136 639v-41h-46v41zM136 591v-42h-46v42zM136 542v-39h-46v39zM136 493v-39h-46v39zM136 445v-40h-46v40zM199 982v-39h-51v39zM199 934v-40h-51v40zM199 887v-41h-51v41zM199 839v-42h-51v42zM199 788v-42h-51v42zM199 737v-40h-51v40zM199 688v-39h-51v39zM199 639v-41h-51v41zM199 591v-42h-51v42zM199 542v-39h-51v39zM199 493v-39h-51v39zM199 445v-40h-51v40zM258 982v-39h-49v39zM258 934v-40h-49v40zM258 887v-41h-49v41zM258 839v-42h-49v42zM258 788v-42h-49v42zM258 737v-40h-49v40zM258 688v-39h-49v39zM258 639v-41h-49v41zM258 591v-42h-49v42zM258 542v-39h-49v39zM258 493v-39h-49v39zM258 445v-40h-49v40zM316 982v-39h-48v39zM316 934v-40h-48v40zM316 887v-41h-48v41zM316 839v-42h-48v42zM316 788v-42h-48v42zM316 737v-40h-48v40zM316 688v-39h-48v39zM316 639v-41h-48v41zM316 591v-42h-48v42zM316 542v-39h-48v39zM316 493v-39h-48v39zM375 887v-338h-50v338zM375 146v-97h-50v97zM375 37v-37h-50v37zM316 37v-37h-48v37zM316 93v-42h-48v42zM316 146v-42h-48v42zM258 146v-42h-49v42zM199 146v-42h-51v42zM199 93v-42h-51v42zM199 37v-37h-51v37zM258 37v-37h-49v37zM258 93v-42h-49v42z">
                <text:p/>
              </draw:path>
              <draw:path draw:style-name="gr4" draw:text-style-name="P4" draw:layer="layout" svg:width="0.374cm" svg:height="1.053cm" draw:transform="rotate (1.5707963267949) translate (62.3402607134422cm 19.8288673120747cm)" svg:viewBox="0 0 375 1054" svg:d="M44 982v-39h-44v39zM44 934v-40h-44v40zM44 887v-41h-44v41zM44 839v-42h-44v42zM44 521v-39h-44v39zM44 473v-40h-44v40zM44 426v-41h-44v41zM44 378v-42h-44v42zM136 1054v-63h-46v63zM136 982v-39h-46v39zM136 934v-40h-46v40zM136 887v-41h-46v41zM136 839v-42h-46v42zM136 788v-42h-46v42zM136 737v-40h-46v40zM136 688v-39h-46v39zM136 639v-41h-46v41zM136 591v-42h-46v42zM136 542v-39h-46v39zM136 493v-39h-46v39zM136 445v-40h-46v40zM199 982v-39h-51v39zM199 934v-40h-51v40zM199 887v-41h-51v41zM199 839v-42h-51v42zM199 788v-42h-51v42zM199 737v-40h-51v40zM199 688v-39h-51v39zM199 639v-41h-51v41zM199 591v-42h-51v42zM199 542v-39h-51v39zM199 493v-39h-51v39zM199 445v-40h-51v40zM258 982v-39h-49v39zM258 934v-40h-49v40zM258 887v-41h-49v41zM258 839v-42h-49v42zM258 788v-42h-49v42zM258 737v-40h-49v40zM258 688v-39h-49v39zM258 639v-41h-49v41zM258 591v-42h-49v42zM258 542v-39h-49v39zM258 493v-39h-49v39zM258 445v-40h-49v40zM316 982v-39h-48v39zM316 934v-40h-48v40zM316 887v-41h-48v41zM316 839v-42h-48v42zM316 788v-42h-48v42zM316 737v-40h-48v40zM316 688v-39h-48v39zM316 639v-41h-48v41zM316 591v-42h-48v42zM316 542v-39h-48v39zM316 493v-39h-48v39zM375 887v-338h-50v338zM375 146v-97h-50v97zM375 37v-37h-50v37zM316 37v-37h-48v37zM316 93v-42h-48v42zM316 146v-42h-48v42zM258 146v-42h-49v42zM199 146v-42h-51v42zM199 93v-42h-51v42zM199 37v-37h-51v37zM258 37v-37h-49v37zM258 93v-42h-49v42z">
                <text:p/>
              </draw:path>
            </draw:g>
            <draw:g>
              <draw:path draw:style-name="gr5" draw:text-style-name="P5" draw:layer="layout" svg:width="0.374cm" svg:height="1.104cm" draw:transform="rotate (1.5707963267949) translate (62.2867818637551cm 19.8288673120747cm)" svg:viewBox="0 0 375 1105" svg:d="M44 1105v-39h-44v39zM199 1105v-63h-51v63zM258 1105v-63h-49v63zM316 1105v-63h-48v63zM375 1105v-63h-50v63zM375 1031v-40h-50v40zM375 982v-39h-50v39zM375 595v-39h-50v39zM375 544v-39h-50v39zM375 496v-40h-50v40zM375 447v-65h-50v65zM375 359v-42h-50v42zM375 310v-39h-50v39zM375 262v-40h-50v40zM375 37v-37h-103v37zM260 37v-37h-112v37zM136 37v-37h-46v37zM136 93v-42h-46v42zM136 146v-42h-46v42zM136 197v-42h-46v42zM136 262v-40h-46v40zM199 262v-40h-51v40zM316 310v-39h-48v39zM312 496v-114h-44v114zM253 447v-65h-105v65zM199 359v-42h-51v42zM199 310v-39h-51v39zM136 310v-39h-46v39zM136 447v-65h-46v65zM17 58v-30h-8v30zM17 107v-31h-8v31zM44 262v-40h-44v40zM44 310v-39h-44v39zM44 359v-42h-44v42zM44 660v-41h-44v41zM44 709v-42h-44v42zM44 757v-39h-44v39zM44 804v-37h-44v37zM136 359v-42h-46v42z">
                <text:p/>
              </draw:path>
              <draw:path draw:style-name="gr4" draw:text-style-name="P4" draw:layer="layout" svg:width="0.374cm" svg:height="1.104cm" draw:transform="rotate (1.5707963267949) translate (62.2867818637551cm 19.8288673120747cm)" svg:viewBox="0 0 375 1105" svg:d="M44 1105v-39h-44v39zM199 1105v-63h-51v63zM258 1105v-63h-49v63zM316 1105v-63h-48v63zM375 1105v-63h-50v63zM375 1031v-40h-50v40zM375 982v-39h-50v39zM375 595v-39h-50v39zM375 544v-39h-50v39zM375 496v-40h-50v40zM375 447v-65h-50v65zM375 359v-42h-50v42zM375 310v-39h-50v39zM375 262v-40h-50v40zM375 37v-37h-103v37zM260 37v-37h-112v37zM136 37v-37h-46v37zM136 93v-42h-46v42zM136 146v-42h-46v42zM136 197v-42h-46v42zM136 262v-40h-46v40zM199 262v-40h-51v40zM316 310v-39h-48v39zM312 496v-114h-44v114zM253 447v-65h-105v65zM199 359v-42h-51v42zM199 310v-39h-51v39zM136 310v-39h-46v39zM136 447v-65h-46v65zM17 58v-30h-8v30zM17 107v-31h-8v31zM44 262v-40h-44v40zM44 310v-39h-44v39zM44 359v-42h-44v42zM44 660v-41h-44v41zM44 709v-42h-44v42zM44 757v-39h-44v39zM44 804v-37h-44v37zM136 359v-42h-46v42z">
                <text:p/>
              </draw:path>
            </draw:g>
            <draw:g>
              <draw:path draw:style-name="gr3" draw:text-style-name="P3" draw:layer="layout" svg:width="0.585cm" svg:height="1.305cm" draw:transform="rotate (1.5707963267949) translate (62.1900106119409cm 20.4793207956698cm)" svg:viewBox="0 0 586 1306" svg:d="M194 920v-533c-17 4-33 14-50 23-44 25-83 58-105 102-26 44-39 93-39 144 0 46 13 95 39 139 22 44 61 76 105 101 17 10 33 19 50 24zM194 250v804c0 12-2 23-2 37 0 44 15 93 44 134 22 31 46 58 80 79v2h75v-1306h-75c-34 21-58 49-80 79-29 41-44 90-44 134 0 14 2 26 2 37zM391 920c17-5 34-14 52-24 43-25 82-57 107-101 24-44 36-93 36-139 0-51-12-100-36-144-25-44-64-77-107-102-18-9-35-19-52-23z">
                <text:p/>
              </draw:path>
              <draw:path draw:style-name="gr4" draw:text-style-name="P4" draw:layer="layout" svg:width="0.585cm" svg:height="1.305cm" draw:transform="rotate (1.5707963267949) translate (62.1900106119409cm 20.4793207956698cm)" svg:viewBox="0 0 586 1306" svg:d="M194 920v-533c-17 4-33 14-50 23-44 25-83 58-105 102-26 44-39 93-39 144 0 46 13 95 39 139 22 44 61 76 105 101 17 10 33 19 50 24zM194 250v804c0 12-2 23-2 37 0 44 15 93 44 134 22 31 46 58 80 79v2h75v-1306h-75c-34 21-58 49-80 79-29 41-44 90-44 134 0 14 2 26 2 37zM243 401h75M243 512h75M243 623h75M243 737h75M243 850h75M243 964h75M243 341h75M243 456h75M243 568h75M243 681h75M243 795h75M243 906h75M275 1077h34M275 1022h34M275 283h34M275 227h34M321 58v1188M391 920c17-5 34-14 52-24 43-25 82-57 107-101 24-44 36-93 36-139 0-51-12-100-36-144-25-44-64-77-107-102-18-9-35-19-52-23z">
                <text:p/>
              </draw:path>
            </draw:g>
            <draw:g>
              <draw:path draw:style-name="gr3" draw:text-style-name="P3" draw:layer="layout" svg:width="0.95cm" svg:height="2.255cm" draw:transform="rotate (1.5707963267949) translate (61.6830771176046cm 21.0247683357252cm)" svg:viewBox="0 0 951 2256" svg:d="M70 2212h735v-2166h-735zM805 2256h-805v-2256h805v46h-735v2166h735zM875 2256v-2256h-70v2256zM875 1221v-186h76v186z">
                <text:p/>
              </draw:path>
              <draw:path draw:style-name="gr4" draw:text-style-name="P4" draw:layer="layout" svg:width="0.95cm" svg:height="2.255cm" draw:transform="rotate (1.5707963267949) translate (61.6830771176046cm 21.0247683357252cm)" svg:viewBox="0 0 951 2256" svg:d="M70 2212h735v-2166h-735zM805 2256h-805v-2256h805v46h-735v2166h735zM875 2256v-2256h-70v2256zM875 1221v-186h76v186z">
                <text:p/>
              </draw:path>
            </draw:g>
            <draw:g>
              <draw:polygon draw:style-name="gr3" draw:text-style-name="P3" draw:layer="layout" svg:width="0.147cm" svg:height="2.619cm" draw:transform="rotate (1.5707963267949) translate (61.4331000428489cm 21.170609923975cm)" svg:viewBox="0 0 148 2620" draw:points="148,2620 148,0 0,0 0,2620">
                <text:p/>
              </draw:polygon>
              <draw:polygon draw:style-name="gr4" draw:text-style-name="P4" draw:layer="layout" svg:width="0.147cm" svg:height="2.619cm" draw:transform="rotate (1.5707963267949) translate (61.4331000428489cm 21.170609923975cm)" svg:viewBox="0 0 148 2620" draw:points="148,2620 148,0 0,0 0,2620">
                <text:p/>
              </draw:polygon>
            </draw:g>
            <draw:g>
              <draw:polygon draw:style-name="gr3" draw:text-style-name="P3" draw:layer="layout" svg:width="2.117cm" svg:height="0.129cm" draw:transform="rotate (1.5707963267949) translate (64.051583903424cm 21.0247683357252cm)" svg:viewBox="0 0 2118 130" draw:points="0,130 2118,130 2118,0 0,0">
                <text:p/>
              </draw:polygon>
              <draw:polygon draw:style-name="gr4" draw:text-style-name="P4" draw:layer="layout" svg:width="2.117cm" svg:height="0.129cm" draw:transform="rotate (1.5707963267949) translate (64.051583903424cm 21.0247683357252cm)" svg:viewBox="0 0 2118 130" draw:points="0,130 2118,130 2118,0 0,0">
                <text:p/>
              </draw:polygon>
            </draw:g>
            <draw:g>
              <draw:polygon draw:style-name="gr3" draw:text-style-name="P3" draw:layer="layout" svg:width="2.117cm" svg:height="0.129cm" draw:transform="rotate (1.5707963267949) translate (61.3184816659438cm 21.0247683357252cm)" svg:viewBox="0 0 2118 130" draw:points="0,130 2118,130 2118,0 0,0">
                <text:p/>
              </draw:polygon>
              <draw:polygon draw:style-name="gr4" draw:text-style-name="P4" draw:layer="layout" svg:width="2.117cm" svg:height="0.129cm" draw:transform="rotate (1.5707963267949) translate (61.3184816659438cm 21.0247683357252cm)" svg:viewBox="0 0 2118 130" draw:points="0,130 2118,130 2118,0 0,0">
                <text:p/>
              </draw:polygon>
            </draw:g>
          </draw:g>
        </draw:g>
        <draw:g>
          <draw:g>
            <draw:g>
              <draw:path draw:style-name="gr9" draw:text-style-name="P3" draw:layer="layout" svg:width="1.852cm" svg:height="1.69cm" draw:transform="rotate (-1.5707963267949) translate (55.283cm 50.391cm)" svg:viewBox="0 0 1853 1691" svg:d="M1538 1140c7-100 9-195 9-294 0-95-2-193-9-290-9-19-18-35-30-51-72-111-174-204-296-269-19-11-38-18-56-28h-500-3c-18 0-41-4-55-13-19-10-35-24-44-37-3-5-7-12-7-17h-88c-81 0-160 19-227 56-72 37-130 90-169 155-42 63-63 137-63 209 0 2 0 2 0 2v567 3c0 74 21 146 63 208 39 65 97 118 169 155 67 38 146 58 227 58h88c0-9 7-16 9-23 9-14 25-28 42-37 18-9 37-14 58-14h505c18-9 37-16 55-28 123-64 225-157 294-268 10-16 19-30 28-44zM1540 843c5 49 7 93 7 137 0 123-16 241-46 359-2 2-7 5-9 9-7 14-12 26-12 40 0 13 5 25 12 37 7 14 18 20 30 27 14 7 28 12 44 12 12 0 28-5 39-12 5 0 10-2 14-7 42-44 81-92 114-143 76-123 120-262 120-406 0-16-4-34-4-53 4-16 4-37 4-55 0-139-42-278-118-397-35-53-74-101-116-145-14-7-28-10-41-10-14 0-31 3-42 12-14 7-26 16-33 28-9 11-11 25-11 39 0 12 2 23 9 35 30 116 46 234 46 354 0 47-2 93-7 139zM537 104v3c0 20 5 37 17 53 9 14 20 30 39 37 19 9 37 14 60 14h3 692c21 0 40-5 58-14 19-7 30-23 44-37 9-16 14-33 14-53v-3c0-16-5-37-14-51-14-16-25-30-44-39-18-9-37-14-58-14h-692c-3 0-3 0-3 0-23 0-41 5-60 14s-30 23-39 39c-12 14-17 35-17 51zM542 1587c0 16 2 37 14 51 9 16 25 30 42 39 18 9 37 14 58 14h692c3 0 3 0 3 0 20 0 39-5 57-14 19-9 33-23 44-39 10-14 17-35 17-51v-3c0-20-7-37-17-53-11-14-25-28-44-37-18-9-37-14-57-14h-3-692c-21 0-40 5-58 14-19 9-33 23-42 37-12 16-14 33-14 53z">
                <text:p/>
              </draw:path>
              <draw:path draw:style-name="gr10" draw:text-style-name="P4" draw:layer="layout" svg:width="1.852cm" svg:height="1.69cm" draw:transform="rotate (-1.5707963267949) translate (55.283cm 50.391cm)" svg:viewBox="0 0 1853 1691" svg:d="M1538 1140c7-100 9-195 9-294 0-95-2-193-9-290-9-19-18-35-30-51-72-111-174-204-296-269-19-11-38-18-56-28h-500-3c-18 0-41-4-55-13-19-10-35-24-44-37-3-5-7-12-7-17h-88c-81 0-160 19-227 56-72 37-130 90-169 155-42 63-63 137-63 209 0 2 0 2 0 2v567 3c0 74 21 146 63 208 39 65 97 118 169 155 67 38 146 58 227 58h88c0-9 7-16 9-23 9-14 25-28 42-37 18-9 37-14 58-14h505c18-9 37-16 55-28 123-64 225-157 294-268 10-16 19-30 28-44zM1540 843c5 49 7 93 7 137 0 123-16 241-46 359-2 2-7 5-9 9-7 14-12 26-12 40 0 13 5 25 12 37 7 14 18 20 30 27 14 7 28 12 44 12 12 0 28-5 39-12 5 0 10-2 14-7 42-44 81-92 114-143 76-123 120-262 120-406 0-16-4-34-4-53 4-16 4-37 4-55 0-139-42-278-118-397-35-53-74-101-116-145-14-7-28-10-41-10-14 0-31 3-42 12-14 7-26 16-33 28-9 11-11 25-11 39 0 12 2 23 9 35 30 116 46 234 46 354 0 47-2 93-7 139zM537 104v3c0 20 5 37 17 53 9 14 20 30 39 37 19 9 37 14 60 14h3 692c21 0 40-5 58-14 19-7 30-23 44-37 9-16 14-33 14-53v-3c0-16-5-37-14-51-14-16-25-30-44-39-18-9-37-14-58-14h-692c-3 0-3 0-3 0-23 0-41 5-60 14s-30 23-39 39c-12 14-17 35-17 51zM542 1587c0 16 2 37 14 51 9 16 25 30 42 39 18 9 37 14 58 14h692c3 0 3 0 3 0 20 0 39-5 57-14 19-9 33-23 44-39 10-14 17-35 17-51v-3c0-20-7-37-17-53-11-14-25-28-44-37-18-9-37-14-57-14h-3-692c-21 0-40 5-58 14-19 9-33 23-42 37-12 16-14 33-14 53z">
                <text:p/>
              </draw:path>
            </draw:g>
            <draw:g>
              <draw:polygon draw:style-name="gr9" draw:text-style-name="P3" draw:layer="layout" svg:width="1.848cm" svg:height="2.876cm" draw:transform="rotate (-1.5707963267949) translate (56.006cm 49.981cm)" svg:viewBox="0 0 1849 2877" draw:points="0,2877 1849,2877 1849,0 0,0">
                <text:p/>
              </draw:polygon>
              <draw:polygon draw:style-name="gr10" draw:text-style-name="P4" draw:layer="layout" svg:width="1.848cm" svg:height="2.876cm" draw:transform="rotate (-1.5707963267949) translate (56.006cm 49.981cm)" svg:viewBox="0 0 1849 2877" draw:points="0,2877 1849,2877 1849,0 0,0">
                <text:p/>
              </draw:polygon>
            </draw:g>
            <draw:g>
              <draw:polygon draw:style-name="gr9" draw:text-style-name="P3" draw:layer="layout" svg:width="0.509cm" svg:height="1.289cm" draw:transform="rotate (-1.5707963267949) translate (55.118cm 51.202cm)" svg:viewBox="0 0 510 1290" draw:points="510,0 0,0 0,1290 510,1290">
                <text:p/>
              </draw:polygon>
              <draw:polygon draw:style-name="gr10" draw:text-style-name="P4" draw:layer="layout" svg:width="0.509cm" svg:height="1.289cm" draw:transform="rotate (-1.5707963267949) translate (55.118cm 51.202cm)" svg:viewBox="0 0 510 1290" draw:points="510,0 0,0 0,1290 510,1290">
                <text:p/>
              </draw:polygon>
            </draw:g>
            <draw:g>
              <draw:polygon draw:style-name="gr11" draw:text-style-name="P5" draw:layer="layout" svg:width="0.011cm" svg:height="0.038cm" draw:transform="rotate (-1.5707963267949) translate (54.946cm 51.252cm)" svg:viewBox="0 0 12 39" draw:points="12,39 12,0 0,0 0,39">
                <text:p/>
              </draw:polygon>
              <draw:polygon draw:style-name="gr10" draw:text-style-name="P4" draw:layer="layout" svg:width="0.011cm" svg:height="0.038cm" draw:transform="rotate (-1.5707963267949) translate (54.946cm 51.252cm)" svg:viewBox="0 0 12 39" draw:points="12,39 12,0 0,0 0,39">
                <text:p/>
              </draw:polygon>
            </draw:g>
            <draw:g>
              <draw:path draw:style-name="gr11" draw:text-style-name="P5" draw:layer="layout" svg:width="0.393cm" svg:height="1.167cm" draw:transform="rotate (-1.5707963267949) translate (55.027cm 51.242cm)" svg:viewBox="0 0 394 1168" svg:d="M46 1089v-47h-46v47zM46 1035v-46h-46v46zM46 980v-44h-46v44zM46 927v-44h-46v44zM46 577v-44h-46v44zM46 524v-44h-46v44zM46 470v-44h-46v44zM46 417v-44h-46v44zM144 1168v-72h-49v72zM144 1089v-47h-49v47zM144 1035v-46h-49v46zM144 980v-44h-49v44zM144 927v-44h-49v44zM144 871v-44h-49v44zM144 815v-44h-49v44zM144 762v-44h-49v44zM144 707v-44h-49v44zM144 653v-44h-49v44zM144 600v-44h-49v44zM144 547v-44h-49v44zM144 493v-46h-49v46zM208 1089v-47h-50v47zM208 1035v-46h-50v46zM208 980v-44h-50v44zM208 927v-44h-50v44zM208 871v-44h-50v44zM208 815v-44h-50v44zM208 762v-44h-50v44zM208 707v-44h-50v44zM208 653v-44h-50v44zM208 600v-44h-50v44zM208 547v-44h-50v44zM208 493v-46h-50v46zM271 1089v-47h-49v47zM271 1035v-46h-49v46zM271 980v-44h-49v44zM271 927v-44h-49v44zM271 871v-44h-49v44zM271 815v-44h-49v44zM271 762v-44h-49v44zM271 707v-44h-49v44zM271 653v-44h-49v44zM271 600v-44h-49v44zM271 547v-44h-49v44zM271 493v-46h-49v46zM331 1089v-47h-48v47zM331 1035v-46h-48v46zM331 980v-44h-48v44zM331 927v-44h-48v44zM331 871v-44h-48v44zM331 815v-44h-48v44zM331 762v-44h-48v44zM331 707v-44h-48v44zM331 653v-44h-48v44zM331 600v-44h-48v44zM331 547v-44h-48v44zM394 980v-371h-49v371zM394 160v-107h-49v107zM394 42v-42h-49v42zM331 42v-42h-48v42zM331 102v-46h-48v46zM331 160v-44h-48v44zM271 160v-44h-49v44zM208 160v-44h-50v44zM208 102v-46h-50v46zM208 42v-42h-50v42zM271 42v-42h-49v42zM271 102v-46h-49v46z">
                <text:p/>
              </draw:path>
              <draw:path draw:style-name="gr10" draw:text-style-name="P4" draw:layer="layout" svg:width="0.393cm" svg:height="1.167cm" draw:transform="rotate (-1.5707963267949) translate (55.027cm 51.242cm)" svg:viewBox="0 0 394 1168" svg:d="M46 1089v-47h-46v47zM46 1035v-46h-46v46zM46 980v-44h-46v44zM46 927v-44h-46v44zM46 577v-44h-46v44zM46 524v-44h-46v44zM46 470v-44h-46v44zM46 417v-44h-46v44zM144 1168v-72h-49v72zM144 1089v-47h-49v47zM144 1035v-46h-49v46zM144 980v-44h-49v44zM144 927v-44h-49v44zM144 871v-44h-49v44zM144 815v-44h-49v44zM144 762v-44h-49v44zM144 707v-44h-49v44zM144 653v-44h-49v44zM144 600v-44h-49v44zM144 547v-44h-49v44zM144 493v-46h-49v46zM208 1089v-47h-50v47zM208 1035v-46h-50v46zM208 980v-44h-50v44zM208 927v-44h-50v44zM208 871v-44h-50v44zM208 815v-44h-50v44zM208 762v-44h-50v44zM208 707v-44h-50v44zM208 653v-44h-50v44zM208 600v-44h-50v44zM208 547v-44h-50v44zM208 493v-46h-50v46zM271 1089v-47h-49v47zM271 1035v-46h-49v46zM271 980v-44h-49v44zM271 927v-44h-49v44zM271 871v-44h-49v44zM271 815v-44h-49v44zM271 762v-44h-49v44zM271 707v-44h-49v44zM271 653v-44h-49v44zM271 600v-44h-49v44zM271 547v-44h-49v44zM271 493v-46h-49v46zM331 1089v-47h-48v47zM331 1035v-46h-48v46zM331 980v-44h-48v44zM331 927v-44h-48v44zM331 871v-44h-48v44zM331 815v-44h-48v44zM331 762v-44h-48v44zM331 707v-44h-48v44zM331 653v-44h-48v44zM331 600v-44h-48v44zM331 547v-44h-48v44zM394 980v-371h-49v371zM394 160v-107h-49v107zM394 42v-42h-49v42zM331 42v-42h-48v42zM331 102v-46h-48v46zM331 160v-44h-48v44zM271 160v-44h-49v44zM208 160v-44h-50v44zM208 102v-46h-50v46zM208 42v-42h-50v42zM271 42v-42h-49v42zM271 102v-46h-49v46z">
                <text:p/>
              </draw:path>
            </draw:g>
            <draw:g>
              <draw:path draw:style-name="gr11" draw:text-style-name="P5" draw:layer="layout" svg:width="0.393cm" svg:height="1.222cm" draw:transform="rotate (-1.5707963267949) translate (55.087cm 51.242cm)" svg:viewBox="0 0 394 1223" svg:d="M46 1223v-44h-46v44zM208 1223v-69h-50v69zM271 1223v-69h-49v69zM331 1223v-69h-48v69zM394 1223v-69h-49v69zM394 1142v-46h-49v46zM394 1089v-47h-49v47zM394 660v-46h-49v46zM394 602v-44h-49v44zM394 549v-44h-49v44zM394 496v-72h-49v72zM394 398v-46h-49v46zM394 343v-44h-49v44zM394 290v-44h-49v44zM394 42v-42h-107v42zM273 42v-42h-115v42zM144 42v-42h-49v42zM144 102v-46h-49v46zM144 160v-44h-49v44zM144 218v-47h-49v47zM144 290v-44h-49v44zM208 290v-44h-50v44zM331 343v-44h-48v44zM329 549v-125h-46v125zM269 496v-72h-111v72zM208 398v-46h-50v46zM208 343v-44h-50v44zM144 343v-44h-49v44zM144 496v-72h-49v72zM19 65v-35h-10v35zM19 118v-32h-10v32zM46 290v-44h-46v44zM46 343v-44h-46v44zM46 398v-46h-46v46zM46 730v-44h-46v44zM46 783v-44h-46v44zM46 836v-41h-46v41zM46 892v-44h-46v44zM144 398v-46h-49v46z">
                <text:p/>
              </draw:path>
              <draw:path draw:style-name="gr10" draw:text-style-name="P4" draw:layer="layout" svg:width="0.393cm" svg:height="1.222cm" draw:transform="rotate (-1.5707963267949) translate (55.087cm 51.242cm)" svg:viewBox="0 0 394 1223" svg:d="M46 1223v-44h-46v44zM208 1223v-69h-50v69zM271 1223v-69h-49v69zM331 1223v-69h-48v69zM394 1223v-69h-49v69zM394 1142v-46h-49v46zM394 1089v-47h-49v47zM394 660v-46h-49v46zM394 602v-44h-49v44zM394 549v-44h-49v44zM394 496v-72h-49v72zM394 398v-46h-49v46zM394 343v-44h-49v44zM394 290v-44h-49v44zM394 42v-42h-107v42zM273 42v-42h-115v42zM144 42v-42h-49v42zM144 102v-46h-49v46zM144 160v-44h-49v44zM144 218v-47h-49v47zM144 290v-44h-49v44zM208 290v-44h-50v44zM331 343v-44h-48v44zM329 549v-125h-46v125zM269 496v-72h-111v72zM208 398v-46h-50v46zM208 343v-44h-50v44zM144 343v-44h-49v44zM144 496v-72h-49v72zM19 65v-35h-10v35zM19 118v-32h-10v32zM46 290v-44h-46v44zM46 343v-44h-46v44zM46 398v-46h-46v46zM46 730v-44h-46v44zM46 783v-44h-46v44zM46 836v-41h-46v41zM46 892v-44h-46v44zM144 398v-46h-49v46z">
                <text:p/>
              </draw:path>
            </draw:g>
            <draw:g>
              <draw:path draw:style-name="gr9" draw:text-style-name="P3" draw:layer="layout" svg:width="0.618cm" svg:height="1.444cm" draw:transform="rotate (-1.5707963267949) translate (55.194cm 50.556cm)" svg:viewBox="0 0 619 1445" svg:d="M206 1017v-588c-18 4-37 13-55 25-47 28-86 65-112 114-27 46-39 99-39 157 0 53 12 107 39 155 26 47 65 84 112 111 18 12 37 21 55 26zM206 276v892c0 11-2 25-2 39 0 51 14 104 46 148 21 35 49 65 81 88v2h81v-1445h-81c-32 23-60 53-81 88-32 44-46 97-46 148 0 14 2 28 2 40zM412 1017c19-5 37-14 56-26 46-27 86-64 111-111 28-48 40-102 40-155 0-58-12-111-40-157-25-49-65-86-111-114-19-12-37-21-56-25z">
                <text:p/>
              </draw:path>
              <draw:path draw:style-name="gr10" draw:text-style-name="P4" draw:layer="layout" svg:width="0.618cm" svg:height="1.444cm" draw:transform="rotate (-1.5707963267949) translate (55.194cm 50.556cm)" svg:viewBox="0 0 619 1445" svg:d="M206 1017v-588c-18 4-37 13-55 25-47 28-86 65-112 114-27 46-39 99-39 157 0 53 12 107 39 155 26 47 65 84 112 111 18 12 37 21 55 26zM206 276v892c0 11-2 25-2 39 0 51 14 104 46 148 21 35 49 65 81 88v2h81v-1445h-81c-32 23-60 53-81 88-32 44-46 97-46 148 0 14 2 28 2 40zM255 442h81M255 568h81M255 690h81M255 815h81M255 940h81M255 1066h81M255 378h81M255 505h81M255 628h81M255 753h81M255 880h81M255 1003h81M290 1193h37M290 1130h37M290 313h37M290 250h37M338 65v1313M412 1017c19-5 37-14 56-26 46-27 86-64 111-111 28-48 40-102 40-155 0-58-12-111-40-157-25-49-65-86-111-114-19-12-37-21-56-25z">
                <text:p/>
              </draw:path>
            </draw:g>
            <draw:g>
              <draw:path draw:style-name="gr9" draw:text-style-name="P3" draw:layer="layout" svg:width="1.002cm" svg:height="2.498cm" draw:transform="rotate (-1.5707963267949) translate (55.755cm 49.981cm)" svg:viewBox="0 0 1003 2499" svg:d="M74 2449h776v-2398h-776zM850 2499h-850v-2499h850v51h-776v2398h776zM922 2499v-2499h-72v2499zM922 1353v-206h81v206z">
                <text:p/>
              </draw:path>
              <draw:path draw:style-name="gr10" draw:text-style-name="P4" draw:layer="layout" svg:width="1.002cm" svg:height="2.498cm" draw:transform="rotate (-1.5707963267949) translate (55.755cm 49.981cm)" svg:viewBox="0 0 1003 2499" svg:d="M74 2449h776v-2398h-776zM850 2499h-850v-2499h850v51h-776v2398h776zM922 2499v-2499h-72v2499zM922 1353v-206h81v206z">
                <text:p/>
              </draw:path>
            </draw:g>
            <draw:g>
              <draw:polygon draw:style-name="gr9" draw:text-style-name="P3" draw:layer="layout" svg:width="0.157cm" svg:height="2.899cm" draw:transform="rotate (-1.5707963267949) translate (56.032cm 49.827cm)" svg:viewBox="0 0 158 2900" draw:points="158,2900 158,0 0,0 0,2900">
                <text:p/>
              </draw:polygon>
              <draw:polygon draw:style-name="gr10" draw:text-style-name="P4" draw:layer="layout" svg:width="0.157cm" svg:height="2.899cm" draw:transform="rotate (-1.5707963267949) translate (56.032cm 49.827cm)" svg:viewBox="0 0 158 2900" draw:points="158,2900 158,0 0,0 0,2900">
                <text:p/>
              </draw:polygon>
            </draw:g>
            <draw:g>
              <draw:polygon draw:style-name="gr9" draw:text-style-name="P3" draw:layer="layout" svg:width="2.232cm" svg:height="0.143cm" draw:transform="rotate (-1.5707963267949) translate (53.133cm 49.981cm)" svg:viewBox="0 0 2233 144" draw:points="0,144 2233,144 2233,0 0,0">
                <text:p/>
              </draw:polygon>
              <draw:polygon draw:style-name="gr10" draw:text-style-name="P4" draw:layer="layout" svg:width="2.232cm" svg:height="0.143cm" draw:transform="rotate (-1.5707963267949) translate (53.133cm 49.981cm)" svg:viewBox="0 0 2233 144" draw:points="0,144 2233,144 2233,0 0,0">
                <text:p/>
              </draw:polygon>
            </draw:g>
            <draw:g>
              <draw:polygon draw:style-name="gr9" draw:text-style-name="P3" draw:layer="layout" svg:width="2.232cm" svg:height="0.143cm" draw:transform="rotate (-1.5707963267949) translate (56.158cm 49.981cm)" svg:viewBox="0 0 2233 144" draw:points="0,144 2233,144 2233,0 0,0">
                <text:p/>
              </draw:polygon>
              <draw:polygon draw:style-name="gr10" draw:text-style-name="P4" draw:layer="layout" svg:width="2.232cm" svg:height="0.143cm" draw:transform="rotate (-1.5707963267949) translate (56.158cm 49.981cm)" svg:viewBox="0 0 2233 144" draw:points="0,144 2233,144 2233,0 0,0">
                <text:p/>
              </draw:polygon>
            </draw:g>
          </draw:g>
          <draw:g>
            <draw:g>
              <draw:path draw:style-name="gr9" draw:text-style-name="P3" draw:layer="layout" svg:width="1.852cm" svg:height="1.69cm" draw:transform="rotate (-1.5707963267949) translate (55.283cm 50.391cm)" svg:viewBox="0 0 1853 1691" svg:d="M1538 1140c7-100 9-195 9-294 0-95-2-193-9-290-9-19-18-35-30-51-72-111-174-204-296-269-19-11-38-18-56-28h-500-3c-18 0-41-4-55-13-19-10-35-24-44-37-3-5-7-12-7-17h-88c-81 0-160 19-227 56-72 37-130 90-169 155-42 63-63 137-63 209 0 2 0 2 0 2v567 3c0 74 21 146 63 208 39 65 97 118 169 155 67 38 146 58 227 58h88c0-9 7-16 9-23 9-14 25-28 42-37 18-9 37-14 58-14h505c18-9 37-16 55-28 123-64 225-157 294-268 10-16 19-30 28-44zM1540 843c5 49 7 93 7 137 0 123-16 241-46 359-2 2-7 5-9 9-7 14-12 26-12 40 0 13 5 25 12 37 7 14 18 20 30 27 14 7 28 12 44 12 12 0 28-5 39-12 5 0 10-2 14-7 42-44 81-92 114-143 76-123 120-262 120-406 0-16-4-34-4-53 4-16 4-37 4-55 0-139-42-278-118-397-35-53-74-101-116-145-14-7-28-10-41-10-14 0-31 3-42 12-14 7-26 16-33 28-9 11-11 25-11 39 0 12 2 23 9 35 30 116 46 234 46 354 0 47-2 93-7 139zM537 104v3c0 20 5 37 17 53 9 14 20 30 39 37 19 9 37 14 60 14h3 692c21 0 40-5 58-14 19-7 30-23 44-37 9-16 14-33 14-53v-3c0-16-5-37-14-51-14-16-25-30-44-39-18-9-37-14-58-14h-692c-3 0-3 0-3 0-23 0-41 5-60 14s-30 23-39 39c-12 14-17 35-17 51zM542 1587c0 16 2 37 14 51 9 16 25 30 42 39 18 9 37 14 58 14h692c3 0 3 0 3 0 20 0 39-5 57-14 19-9 33-23 44-39 10-14 17-35 17-51v-3c0-20-7-37-17-53-11-14-25-28-44-37-18-9-37-14-57-14h-3-692c-21 0-40 5-58 14-19 9-33 23-42 37-12 16-14 33-14 53z">
                <text:p/>
              </draw:path>
              <draw:path draw:style-name="gr10" draw:text-style-name="P4" draw:layer="layout" svg:width="1.852cm" svg:height="1.69cm" draw:transform="rotate (-1.5707963267949) translate (55.283cm 50.391cm)" svg:viewBox="0 0 1853 1691" svg:d="M1538 1140c7-100 9-195 9-294 0-95-2-193-9-290-9-19-18-35-30-51-72-111-174-204-296-269-19-11-38-18-56-28h-500-3c-18 0-41-4-55-13-19-10-35-24-44-37-3-5-7-12-7-17h-88c-81 0-160 19-227 56-72 37-130 90-169 155-42 63-63 137-63 209 0 2 0 2 0 2v567 3c0 74 21 146 63 208 39 65 97 118 169 155 67 38 146 58 227 58h88c0-9 7-16 9-23 9-14 25-28 42-37 18-9 37-14 58-14h505c18-9 37-16 55-28 123-64 225-157 294-268 10-16 19-30 28-44zM1540 843c5 49 7 93 7 137 0 123-16 241-46 359-2 2-7 5-9 9-7 14-12 26-12 40 0 13 5 25 12 37 7 14 18 20 30 27 14 7 28 12 44 12 12 0 28-5 39-12 5 0 10-2 14-7 42-44 81-92 114-143 76-123 120-262 120-406 0-16-4-34-4-53 4-16 4-37 4-55 0-139-42-278-118-397-35-53-74-101-116-145-14-7-28-10-41-10-14 0-31 3-42 12-14 7-26 16-33 28-9 11-11 25-11 39 0 12 2 23 9 35 30 116 46 234 46 354 0 47-2 93-7 139zM537 104v3c0 20 5 37 17 53 9 14 20 30 39 37 19 9 37 14 60 14h3 692c21 0 40-5 58-14 19-7 30-23 44-37 9-16 14-33 14-53v-3c0-16-5-37-14-51-14-16-25-30-44-39-18-9-37-14-58-14h-692c-3 0-3 0-3 0-23 0-41 5-60 14s-30 23-39 39c-12 14-17 35-17 51zM542 1587c0 16 2 37 14 51 9 16 25 30 42 39 18 9 37 14 58 14h692c3 0 3 0 3 0 20 0 39-5 57-14 19-9 33-23 44-39 10-14 17-35 17-51v-3c0-20-7-37-17-53-11-14-25-28-44-37-18-9-37-14-57-14h-3-692c-21 0-40 5-58 14-19 9-33 23-42 37-12 16-14 33-14 53z">
                <text:p/>
              </draw:path>
            </draw:g>
            <draw:g>
              <draw:polygon draw:style-name="gr9" draw:text-style-name="P3" draw:layer="layout" svg:width="1.848cm" svg:height="2.876cm" draw:transform="rotate (-1.5707963267949) translate (56.006cm 49.981cm)" svg:viewBox="0 0 1849 2877" draw:points="0,2877 1849,2877 1849,0 0,0">
                <text:p/>
              </draw:polygon>
              <draw:polygon draw:style-name="gr10" draw:text-style-name="P4" draw:layer="layout" svg:width="1.848cm" svg:height="2.876cm" draw:transform="rotate (-1.5707963267949) translate (56.006cm 49.981cm)" svg:viewBox="0 0 1849 2877" draw:points="0,2877 1849,2877 1849,0 0,0">
                <text:p/>
              </draw:polygon>
            </draw:g>
            <draw:g>
              <draw:polygon draw:style-name="gr9" draw:text-style-name="P3" draw:layer="layout" svg:width="0.509cm" svg:height="1.289cm" draw:transform="rotate (-1.5707963267949) translate (55.118cm 51.202cm)" svg:viewBox="0 0 510 1290" draw:points="510,0 0,0 0,1290 510,1290">
                <text:p/>
              </draw:polygon>
              <draw:polygon draw:style-name="gr10" draw:text-style-name="P4" draw:layer="layout" svg:width="0.509cm" svg:height="1.289cm" draw:transform="rotate (-1.5707963267949) translate (55.118cm 51.202cm)" svg:viewBox="0 0 510 1290" draw:points="510,0 0,0 0,1290 510,1290">
                <text:p/>
              </draw:polygon>
            </draw:g>
            <draw:g>
              <draw:polygon draw:style-name="gr11" draw:text-style-name="P5" draw:layer="layout" svg:width="0.011cm" svg:height="0.038cm" draw:transform="rotate (-1.5707963267949) translate (54.946cm 51.252cm)" svg:viewBox="0 0 12 39" draw:points="12,39 12,0 0,0 0,39">
                <text:p/>
              </draw:polygon>
              <draw:polygon draw:style-name="gr10" draw:text-style-name="P4" draw:layer="layout" svg:width="0.011cm" svg:height="0.038cm" draw:transform="rotate (-1.5707963267949) translate (54.946cm 51.252cm)" svg:viewBox="0 0 12 39" draw:points="12,39 12,0 0,0 0,39">
                <text:p/>
              </draw:polygon>
            </draw:g>
            <draw:g>
              <draw:path draw:style-name="gr11" draw:text-style-name="P5" draw:layer="layout" svg:width="0.393cm" svg:height="1.167cm" draw:transform="rotate (-1.5707963267949) translate (55.027cm 51.242cm)" svg:viewBox="0 0 394 1168" svg:d="M46 1089v-47h-46v47zM46 1035v-46h-46v46zM46 980v-44h-46v44zM46 927v-44h-46v44zM46 577v-44h-46v44zM46 524v-44h-46v44zM46 470v-44h-46v44zM46 417v-44h-46v44zM144 1168v-72h-49v72zM144 1089v-47h-49v47zM144 1035v-46h-49v46zM144 980v-44h-49v44zM144 927v-44h-49v44zM144 871v-44h-49v44zM144 815v-44h-49v44zM144 762v-44h-49v44zM144 707v-44h-49v44zM144 653v-44h-49v44zM144 600v-44h-49v44zM144 547v-44h-49v44zM144 493v-46h-49v46zM208 1089v-47h-50v47zM208 1035v-46h-50v46zM208 980v-44h-50v44zM208 927v-44h-50v44zM208 871v-44h-50v44zM208 815v-44h-50v44zM208 762v-44h-50v44zM208 707v-44h-50v44zM208 653v-44h-50v44zM208 600v-44h-50v44zM208 547v-44h-50v44zM208 493v-46h-50v46zM271 1089v-47h-49v47zM271 1035v-46h-49v46zM271 980v-44h-49v44zM271 927v-44h-49v44zM271 871v-44h-49v44zM271 815v-44h-49v44zM271 762v-44h-49v44zM271 707v-44h-49v44zM271 653v-44h-49v44zM271 600v-44h-49v44zM271 547v-44h-49v44zM271 493v-46h-49v46zM331 1089v-47h-48v47zM331 1035v-46h-48v46zM331 980v-44h-48v44zM331 927v-44h-48v44zM331 871v-44h-48v44zM331 815v-44h-48v44zM331 762v-44h-48v44zM331 707v-44h-48v44zM331 653v-44h-48v44zM331 600v-44h-48v44zM331 547v-44h-48v44zM394 980v-371h-49v371zM394 160v-107h-49v107zM394 42v-42h-49v42zM331 42v-42h-48v42zM331 102v-46h-48v46zM331 160v-44h-48v44zM271 160v-44h-49v44zM208 160v-44h-50v44zM208 102v-46h-50v46zM208 42v-42h-50v42zM271 42v-42h-49v42zM271 102v-46h-49v46z">
                <text:p/>
              </draw:path>
              <draw:path draw:style-name="gr10" draw:text-style-name="P4" draw:layer="layout" svg:width="0.393cm" svg:height="1.167cm" draw:transform="rotate (-1.5707963267949) translate (55.027cm 51.242cm)" svg:viewBox="0 0 394 1168" svg:d="M46 1089v-47h-46v47zM46 1035v-46h-46v46zM46 980v-44h-46v44zM46 927v-44h-46v44zM46 577v-44h-46v44zM46 524v-44h-46v44zM46 470v-44h-46v44zM46 417v-44h-46v44zM144 1168v-72h-49v72zM144 1089v-47h-49v47zM144 1035v-46h-49v46zM144 980v-44h-49v44zM144 927v-44h-49v44zM144 871v-44h-49v44zM144 815v-44h-49v44zM144 762v-44h-49v44zM144 707v-44h-49v44zM144 653v-44h-49v44zM144 600v-44h-49v44zM144 547v-44h-49v44zM144 493v-46h-49v46zM208 1089v-47h-50v47zM208 1035v-46h-50v46zM208 980v-44h-50v44zM208 927v-44h-50v44zM208 871v-44h-50v44zM208 815v-44h-50v44zM208 762v-44h-50v44zM208 707v-44h-50v44zM208 653v-44h-50v44zM208 600v-44h-50v44zM208 547v-44h-50v44zM208 493v-46h-50v46zM271 1089v-47h-49v47zM271 1035v-46h-49v46zM271 980v-44h-49v44zM271 927v-44h-49v44zM271 871v-44h-49v44zM271 815v-44h-49v44zM271 762v-44h-49v44zM271 707v-44h-49v44zM271 653v-44h-49v44zM271 600v-44h-49v44zM271 547v-44h-49v44zM271 493v-46h-49v46zM331 1089v-47h-48v47zM331 1035v-46h-48v46zM331 980v-44h-48v44zM331 927v-44h-48v44zM331 871v-44h-48v44zM331 815v-44h-48v44zM331 762v-44h-48v44zM331 707v-44h-48v44zM331 653v-44h-48v44zM331 600v-44h-48v44zM331 547v-44h-48v44zM394 980v-371h-49v371zM394 160v-107h-49v107zM394 42v-42h-49v42zM331 42v-42h-48v42zM331 102v-46h-48v46zM331 160v-44h-48v44zM271 160v-44h-49v44zM208 160v-44h-50v44zM208 102v-46h-50v46zM208 42v-42h-50v42zM271 42v-42h-49v42zM271 102v-46h-49v46z">
                <text:p/>
              </draw:path>
            </draw:g>
            <draw:g>
              <draw:path draw:style-name="gr11" draw:text-style-name="P5" draw:layer="layout" svg:width="0.393cm" svg:height="1.222cm" draw:transform="rotate (-1.5707963267949) translate (55.087cm 51.242cm)" svg:viewBox="0 0 394 1223" svg:d="M46 1223v-44h-46v44zM208 1223v-69h-50v69zM271 1223v-69h-49v69zM331 1223v-69h-48v69zM394 1223v-69h-49v69zM394 1142v-46h-49v46zM394 1089v-47h-49v47zM394 660v-46h-49v46zM394 602v-44h-49v44zM394 549v-44h-49v44zM394 496v-72h-49v72zM394 398v-46h-49v46zM394 343v-44h-49v44zM394 290v-44h-49v44zM394 42v-42h-107v42zM273 42v-42h-115v42zM144 42v-42h-49v42zM144 102v-46h-49v46zM144 160v-44h-49v44zM144 218v-47h-49v47zM144 290v-44h-49v44zM208 290v-44h-50v44zM331 343v-44h-48v44zM329 549v-125h-46v125zM269 496v-72h-111v72zM208 398v-46h-50v46zM208 343v-44h-50v44zM144 343v-44h-49v44zM144 496v-72h-49v72zM19 65v-35h-10v35zM19 118v-32h-10v32zM46 290v-44h-46v44zM46 343v-44h-46v44zM46 398v-46h-46v46zM46 730v-44h-46v44zM46 783v-44h-46v44zM46 836v-41h-46v41zM46 892v-44h-46v44zM144 398v-46h-49v46z">
                <text:p/>
              </draw:path>
              <draw:path draw:style-name="gr10" draw:text-style-name="P4" draw:layer="layout" svg:width="0.393cm" svg:height="1.222cm" draw:transform="rotate (-1.5707963267949) translate (55.087cm 51.242cm)" svg:viewBox="0 0 394 1223" svg:d="M46 1223v-44h-46v44zM208 1223v-69h-50v69zM271 1223v-69h-49v69zM331 1223v-69h-48v69zM394 1223v-69h-49v69zM394 1142v-46h-49v46zM394 1089v-47h-49v47zM394 660v-46h-49v46zM394 602v-44h-49v44zM394 549v-44h-49v44zM394 496v-72h-49v72zM394 398v-46h-49v46zM394 343v-44h-49v44zM394 290v-44h-49v44zM394 42v-42h-107v42zM273 42v-42h-115v42zM144 42v-42h-49v42zM144 102v-46h-49v46zM144 160v-44h-49v44zM144 218v-47h-49v47zM144 290v-44h-49v44zM208 290v-44h-50v44zM331 343v-44h-48v44zM329 549v-125h-46v125zM269 496v-72h-111v72zM208 398v-46h-50v46zM208 343v-44h-50v44zM144 343v-44h-49v44zM144 496v-72h-49v72zM19 65v-35h-10v35zM19 118v-32h-10v32zM46 290v-44h-46v44zM46 343v-44h-46v44zM46 398v-46h-46v46zM46 730v-44h-46v44zM46 783v-44h-46v44zM46 836v-41h-46v41zM46 892v-44h-46v44zM144 398v-46h-49v46z">
                <text:p/>
              </draw:path>
            </draw:g>
            <draw:g>
              <draw:path draw:style-name="gr9" draw:text-style-name="P3" draw:layer="layout" svg:width="0.618cm" svg:height="1.444cm" draw:transform="rotate (-1.5707963267949) translate (55.194cm 50.556cm)" svg:viewBox="0 0 619 1445" svg:d="M206 1017v-588c-18 4-37 13-55 25-47 28-86 65-112 114-27 46-39 99-39 157 0 53 12 107 39 155 26 47 65 84 112 111 18 12 37 21 55 26zM206 276v892c0 11-2 25-2 39 0 51 14 104 46 148 21 35 49 65 81 88v2h81v-1445h-81c-32 23-60 53-81 88-32 44-46 97-46 148 0 14 2 28 2 40zM412 1017c19-5 37-14 56-26 46-27 86-64 111-111 28-48 40-102 40-155 0-58-12-111-40-157-25-49-65-86-111-114-19-12-37-21-56-25z">
                <text:p/>
              </draw:path>
              <draw:path draw:style-name="gr10" draw:text-style-name="P4" draw:layer="layout" svg:width="0.618cm" svg:height="1.444cm" draw:transform="rotate (-1.5707963267949) translate (55.194cm 50.556cm)" svg:viewBox="0 0 619 1445" svg:d="M206 1017v-588c-18 4-37 13-55 25-47 28-86 65-112 114-27 46-39 99-39 157 0 53 12 107 39 155 26 47 65 84 112 111 18 12 37 21 55 26zM206 276v892c0 11-2 25-2 39 0 51 14 104 46 148 21 35 49 65 81 88v2h81v-1445h-81c-32 23-60 53-81 88-32 44-46 97-46 148 0 14 2 28 2 40zM255 442h81M255 568h81M255 690h81M255 815h81M255 940h81M255 1066h81M255 378h81M255 505h81M255 628h81M255 753h81M255 880h81M255 1003h81M290 1193h37M290 1130h37M290 313h37M290 250h37M338 65v1313M412 1017c19-5 37-14 56-26 46-27 86-64 111-111 28-48 40-102 40-155 0-58-12-111-40-157-25-49-65-86-111-114-19-12-37-21-56-25z">
                <text:p/>
              </draw:path>
            </draw:g>
            <draw:g>
              <draw:path draw:style-name="gr9" draw:text-style-name="P3" draw:layer="layout" svg:width="1.002cm" svg:height="2.498cm" draw:transform="rotate (-1.5707963267949) translate (55.755cm 49.981cm)" svg:viewBox="0 0 1003 2499" svg:d="M74 2449h776v-2398h-776zM850 2499h-850v-2499h850v51h-776v2398h776zM922 2499v-2499h-72v2499zM922 1353v-206h81v206z">
                <text:p/>
              </draw:path>
              <draw:path draw:style-name="gr10" draw:text-style-name="P4" draw:layer="layout" svg:width="1.002cm" svg:height="2.498cm" draw:transform="rotate (-1.5707963267949) translate (55.755cm 49.981cm)" svg:viewBox="0 0 1003 2499" svg:d="M74 2449h776v-2398h-776zM850 2499h-850v-2499h850v51h-776v2398h776zM922 2499v-2499h-72v2499zM922 1353v-206h81v206z">
                <text:p/>
              </draw:path>
            </draw:g>
            <draw:g>
              <draw:polygon draw:style-name="gr9" draw:text-style-name="P3" draw:layer="layout" svg:width="0.157cm" svg:height="2.899cm" draw:transform="rotate (-1.5707963267949) translate (56.032cm 49.827cm)" svg:viewBox="0 0 158 2900" draw:points="158,2900 158,0 0,0 0,2900">
                <text:p/>
              </draw:polygon>
              <draw:polygon draw:style-name="gr10" draw:text-style-name="P4" draw:layer="layout" svg:width="0.157cm" svg:height="2.899cm" draw:transform="rotate (-1.5707963267949) translate (56.032cm 49.827cm)" svg:viewBox="0 0 158 2900" draw:points="158,2900 158,0 0,0 0,2900">
                <text:p/>
              </draw:polygon>
            </draw:g>
            <draw:g>
              <draw:polygon draw:style-name="gr9" draw:text-style-name="P3" draw:layer="layout" svg:width="2.232cm" svg:height="0.143cm" draw:transform="rotate (-1.5707963267949) translate (53.133cm 49.981cm)" svg:viewBox="0 0 2233 144" draw:points="0,144 2233,144 2233,0 0,0">
                <text:p/>
              </draw:polygon>
              <draw:polygon draw:style-name="gr10" draw:text-style-name="P4" draw:layer="layout" svg:width="2.232cm" svg:height="0.143cm" draw:transform="rotate (-1.5707963267949) translate (53.133cm 49.981cm)" svg:viewBox="0 0 2233 144" draw:points="0,144 2233,144 2233,0 0,0">
                <text:p/>
              </draw:polygon>
            </draw:g>
            <draw:g>
              <draw:polygon draw:style-name="gr9" draw:text-style-name="P3" draw:layer="layout" svg:width="2.232cm" svg:height="0.143cm" draw:transform="rotate (-1.5707963267949) translate (56.158cm 49.981cm)" svg:viewBox="0 0 2233 144" draw:points="0,144 2233,144 2233,0 0,0">
                <text:p/>
              </draw:polygon>
              <draw:polygon draw:style-name="gr10" draw:text-style-name="P4" draw:layer="layout" svg:width="2.232cm" svg:height="0.143cm" draw:transform="rotate (-1.5707963267949) translate (56.158cm 49.981cm)" svg:viewBox="0 0 2233 144" draw:points="0,144 2233,144 2233,0 0,0">
                <text:p/>
              </draw:polygon>
            </draw:g>
          </draw:g>
        </draw:g>
        <draw:g>
          <draw:g>
            <draw:g>
              <draw:path draw:style-name="gr3" draw:text-style-name="P3" draw:layer="layout" svg:width="1.852cm" svg:height="1.69cm" draw:transform="rotate (-1.5707963267949) translate (50.0537524730484cm 50.4164590186999cm)" svg:viewBox="0 0 1853 1691" svg:d="M1538 1140c7-100 9-195 9-294 0-95-2-193-9-290-9-19-18-35-30-51-72-111-174-204-296-269-19-11-38-18-56-28h-500-3c-18 0-41-4-55-13-19-10-35-24-44-37-3-5-7-12-7-17h-88c-81 0-160 19-227 56-72 37-130 90-169 155-42 63-63 137-63 209 0 2 0 2 0 2v567 3c0 74 21 146 63 208 39 65 97 118 169 155 67 38 146 58 227 58h88c0-9 7-16 9-23 9-14 25-28 42-37 18-9 37-14 58-14h505c18-9 37-16 55-28 123-64 225-157 294-268 10-16 19-30 28-44zM1540 843c5 49 7 93 7 137 0 123-16 241-46 359-2 2-7 5-9 9-7 14-12 26-12 40 0 13 5 25 12 37 7 14 18 20 30 27 14 7 28 12 44 12 12 0 28-5 39-12 5 0 10-2 14-7 42-44 81-92 114-143 76-123 120-262 120-406 0-16-4-34-4-53 4-16 4-37 4-55 0-139-42-278-118-397-35-53-74-101-116-145-14-7-28-10-41-10-14 0-31 3-42 12-14 7-26 16-33 28-9 11-11 25-11 39 0 12 2 23 9 35 30 116 46 234 46 354 0 47-2 93-7 139zM537 104v3c0 20 5 37 17 53 9 14 20 30 39 37 19 9 37 14 60 14h3 692c21 0 40-5 58-14 19-7 30-23 44-37 9-16 14-33 14-53v-3c0-16-5-37-14-51-14-16-25-30-44-39-18-9-37-14-58-14h-692c-3 0-3 0-3 0-23 0-41 5-60 14s-30 23-39 39c-12 14-17 35-17 51zM542 1587c0 16 2 37 14 51 9 16 25 30 42 39 18 9 37 14 58 14h692c3 0 3 0 3 0 20 0 39-5 57-14 19-9 33-23 44-39 10-14 17-35 17-51v-3c0-20-7-37-17-53-11-14-25-28-44-37-18-9-37-14-57-14h-3-692c-21 0-40 5-58 14-19 9-33 23-42 37-12 16-14 33-14 53z">
                <text:p/>
              </draw:path>
              <draw:path draw:style-name="gr4" draw:text-style-name="P4" draw:layer="layout" svg:width="1.852cm" svg:height="1.69cm" draw:transform="rotate (-1.5707963267949) translate (50.0537524730484cm 50.4164590186999cm)" svg:viewBox="0 0 1853 1691" svg:d="M1538 1140c7-100 9-195 9-294 0-95-2-193-9-290-9-19-18-35-30-51-72-111-174-204-296-269-19-11-38-18-56-28h-500-3c-18 0-41-4-55-13-19-10-35-24-44-37-3-5-7-12-7-17h-88c-81 0-160 19-227 56-72 37-130 90-169 155-42 63-63 137-63 209 0 2 0 2 0 2v567 3c0 74 21 146 63 208 39 65 97 118 169 155 67 38 146 58 227 58h88c0-9 7-16 9-23 9-14 25-28 42-37 18-9 37-14 58-14h505c18-9 37-16 55-28 123-64 225-157 294-268 10-16 19-30 28-44zM1540 843c5 49 7 93 7 137 0 123-16 241-46 359-2 2-7 5-9 9-7 14-12 26-12 40 0 13 5 25 12 37 7 14 18 20 30 27 14 7 28 12 44 12 12 0 28-5 39-12 5 0 10-2 14-7 42-44 81-92 114-143 76-123 120-262 120-406 0-16-4-34-4-53 4-16 4-37 4-55 0-139-42-278-118-397-35-53-74-101-116-145-14-7-28-10-41-10-14 0-31 3-42 12-14 7-26 16-33 28-9 11-11 25-11 39 0 12 2 23 9 35 30 116 46 234 46 354 0 47-2 93-7 139zM537 104v3c0 20 5 37 17 53 9 14 20 30 39 37 19 9 37 14 60 14h3 692c21 0 40-5 58-14 19-7 30-23 44-37 9-16 14-33 14-53v-3c0-16-5-37-14-51-14-16-25-30-44-39-18-9-37-14-58-14h-692c-3 0-3 0-3 0-23 0-41 5-60 14s-30 23-39 39c-12 14-17 35-17 51zM542 1587c0 16 2 37 14 51 9 16 25 30 42 39 18 9 37 14 58 14h692c3 0 3 0 3 0 20 0 39-5 57-14 19-9 33-23 44-39 10-14 17-35 17-51v-3c0-20-7-37-17-53-11-14-25-28-44-37-18-9-37-14-57-14h-3-692c-21 0-40 5-58 14-19 9-33 23-42 37-12 16-14 33-14 53z">
                <text:p/>
              </draw:path>
            </draw:g>
            <draw:g>
              <draw:polygon draw:style-name="gr3" draw:text-style-name="P3" draw:layer="layout" svg:width="1.848cm" svg:height="2.876cm" draw:transform="rotate (-1.5707963267949) translate (50.7775666155913cm 50.0067336490492cm)" svg:viewBox="0 0 1849 2877" draw:points="0,2877 1849,2877 1849,0 0,0">
                <text:p/>
              </draw:polygon>
              <draw:polygon draw:style-name="gr4" draw:text-style-name="P4" draw:layer="layout" svg:width="1.848cm" svg:height="2.876cm" draw:transform="rotate (-1.5707963267949) translate (50.7775666155913cm 50.0067336490492cm)" svg:viewBox="0 0 1849 2877" draw:points="0,2877 1849,2877 1849,0 0,0">
                <text:p/>
              </draw:polygon>
            </draw:g>
            <draw:g>
              <draw:polygon draw:style-name="gr3" draw:text-style-name="P3" draw:layer="layout" svg:width="0.509cm" svg:height="1.289cm" draw:transform="rotate (-1.5707963267949) translate (49.8887311932957cm 51.2281311736494cm)" svg:viewBox="0 0 510 1290" draw:points="510,0 0,0 0,1290 510,1290">
                <text:p/>
              </draw:polygon>
              <draw:polygon draw:style-name="gr4" draw:text-style-name="P4" draw:layer="layout" svg:width="0.509cm" svg:height="1.289cm" draw:transform="rotate (-1.5707963267949) translate (49.8887311932957cm 51.2281311736494cm)" svg:viewBox="0 0 510 1290" draw:points="510,0 0,0 0,1290 510,1290">
                <text:p/>
              </draw:polygon>
            </draw:g>
            <draw:g>
              <draw:polygon draw:style-name="gr5" draw:text-style-name="P5" draw:layer="layout" svg:width="0.011cm" svg:height="0.038cm" draw:transform="rotate (-1.5707963267949) translate (49.7167707795722cm 51.277356262802cm)" svg:viewBox="0 0 12 39" draw:points="12,39 12,0 0,0 0,39">
                <text:p/>
              </draw:polygon>
              <draw:polygon draw:style-name="gr4" draw:text-style-name="P4" draw:layer="layout" svg:width="0.011cm" svg:height="0.038cm" draw:transform="rotate (-1.5707963267949) translate (49.7167707795722cm 51.277356262802cm)" svg:viewBox="0 0 12 39" draw:points="12,39 12,0 0,0 0,39">
                <text:p/>
              </draw:polygon>
            </draw:g>
            <draw:g>
              <draw:path draw:style-name="gr5" draw:text-style-name="P5" draw:layer="layout" svg:width="0.393cm" svg:height="1.167cm" draw:transform="rotate (-1.5707963267949) translate (49.7985224516705cm 51.2681265585857cm)" svg:viewBox="0 0 394 1168" svg:d="M46 1089v-47h-46v47zM46 1035v-46h-46v46zM46 980v-44h-46v44zM46 927v-44h-46v44zM46 577v-44h-46v44zM46 524v-44h-46v44zM46 470v-44h-46v44zM46 417v-44h-46v44zM144 1168v-72h-49v72zM144 1089v-47h-49v47zM144 1035v-46h-49v46zM144 980v-44h-49v44zM144 927v-44h-49v44zM144 871v-44h-49v44zM144 815v-44h-49v44zM144 762v-44h-49v44zM144 707v-44h-49v44zM144 653v-44h-49v44zM144 600v-44h-49v44zM144 547v-44h-49v44zM144 493v-46h-49v46zM208 1089v-47h-50v47zM208 1035v-46h-50v46zM208 980v-44h-50v44zM208 927v-44h-50v44zM208 871v-44h-50v44zM208 815v-44h-50v44zM208 762v-44h-50v44zM208 707v-44h-50v44zM208 653v-44h-50v44zM208 600v-44h-50v44zM208 547v-44h-50v44zM208 493v-46h-50v46zM271 1089v-47h-49v47zM271 1035v-46h-49v46zM271 980v-44h-49v44zM271 927v-44h-49v44zM271 871v-44h-49v44zM271 815v-44h-49v44zM271 762v-44h-49v44zM271 707v-44h-49v44zM271 653v-44h-49v44zM271 600v-44h-49v44zM271 547v-44h-49v44zM271 493v-46h-49v46zM331 1089v-47h-48v47zM331 1035v-46h-48v46zM331 980v-44h-48v44zM331 927v-44h-48v44zM331 871v-44h-48v44zM331 815v-44h-48v44zM331 762v-44h-48v44zM331 707v-44h-48v44zM331 653v-44h-48v44zM331 600v-44h-48v44zM331 547v-44h-48v44zM394 980v-371h-49v371zM394 160v-107h-49v107zM394 42v-42h-49v42zM331 42v-42h-48v42zM331 102v-46h-48v46zM331 160v-44h-48v44zM271 160v-44h-49v44zM208 160v-44h-50v44zM208 102v-46h-50v46zM208 42v-42h-50v42zM271 42v-42h-49v42zM271 102v-46h-49v46z">
                <text:p/>
              </draw:path>
              <draw:path draw:style-name="gr4" draw:text-style-name="P4" draw:layer="layout" svg:width="0.393cm" svg:height="1.167cm" draw:transform="rotate (-1.5707963267949) translate (49.7985224516705cm 51.2681265585857cm)" svg:viewBox="0 0 394 1168" svg:d="M46 1089v-47h-46v47zM46 1035v-46h-46v46zM46 980v-44h-46v44zM46 927v-44h-46v44zM46 577v-44h-46v44zM46 524v-44h-46v44zM46 470v-44h-46v44zM46 417v-44h-46v44zM144 1168v-72h-49v72zM144 1089v-47h-49v47zM144 1035v-46h-49v46zM144 980v-44h-49v44zM144 927v-44h-49v44zM144 871v-44h-49v44zM144 815v-44h-49v44zM144 762v-44h-49v44zM144 707v-44h-49v44zM144 653v-44h-49v44zM144 600v-44h-49v44zM144 547v-44h-49v44zM144 493v-46h-49v46zM208 1089v-47h-50v47zM208 1035v-46h-50v46zM208 980v-44h-50v44zM208 927v-44h-50v44zM208 871v-44h-50v44zM208 815v-44h-50v44zM208 762v-44h-50v44zM208 707v-44h-50v44zM208 653v-44h-50v44zM208 600v-44h-50v44zM208 547v-44h-50v44zM208 493v-46h-50v46zM271 1089v-47h-49v47zM271 1035v-46h-49v46zM271 980v-44h-49v44zM271 927v-44h-49v44zM271 871v-44h-49v44zM271 815v-44h-49v44zM271 762v-44h-49v44zM271 707v-44h-49v44zM271 653v-44h-49v44zM271 600v-44h-49v44zM271 547v-44h-49v44zM271 493v-46h-49v46zM331 1089v-47h-48v47zM331 1035v-46h-48v46zM331 980v-44h-48v44zM331 927v-44h-48v44zM331 871v-44h-48v44zM331 815v-44h-48v44zM331 762v-44h-48v44zM331 707v-44h-48v44zM331 653v-44h-48v44zM331 600v-44h-48v44zM331 547v-44h-48v44zM394 980v-371h-49v371zM394 160v-107h-49v107zM394 42v-42h-49v42zM331 42v-42h-48v42zM331 102v-46h-48v46zM331 160v-44h-48v44zM271 160v-44h-49v44zM208 160v-44h-50v44zM208 102v-46h-50v46zM208 42v-42h-50v42zM271 42v-42h-49v42zM271 102v-46h-49v46z">
                <text:p/>
              </draw:path>
            </draw:g>
            <draw:g>
              <draw:path draw:style-name="gr5" draw:text-style-name="P5" draw:layer="layout" svg:width="0.393cm" svg:height="1.222cm" draw:transform="rotate (-1.5707963267949) translate (49.8577219383622cm 51.2681265585857cm)" svg:viewBox="0 0 394 1223" svg:d="M46 1223v-44h-46v44zM208 1223v-69h-50v69zM271 1223v-69h-49v69zM331 1223v-69h-48v69zM394 1223v-69h-49v69zM394 1142v-46h-49v46zM394 1089v-47h-49v47zM394 660v-46h-49v46zM394 602v-44h-49v44zM394 549v-44h-49v44zM394 496v-72h-49v72zM394 398v-46h-49v46zM394 343v-44h-49v44zM394 290v-44h-49v44zM394 42v-42h-107v42zM273 42v-42h-115v42zM144 42v-42h-49v42zM144 102v-46h-49v46zM144 160v-44h-49v44zM144 218v-47h-49v47zM144 290v-44h-49v44zM208 290v-44h-50v44zM331 343v-44h-48v44zM329 549v-125h-46v125zM269 496v-72h-111v72zM208 398v-46h-50v46zM208 343v-44h-50v44zM144 343v-44h-49v44zM144 496v-72h-49v72zM19 65v-35h-10v35zM19 118v-32h-10v32zM46 290v-44h-46v44zM46 343v-44h-46v44zM46 398v-46h-46v46zM46 730v-44h-46v44zM46 783v-44h-46v44zM46 836v-41h-46v41zM46 892v-44h-46v44zM144 398v-46h-49v46z">
                <text:p/>
              </draw:path>
              <draw:path draw:style-name="gr4" draw:text-style-name="P4" draw:layer="layout" svg:width="0.393cm" svg:height="1.222cm" draw:transform="rotate (-1.5707963267949) translate (49.8577219383622cm 51.2681265585857cm)" svg:viewBox="0 0 394 1223" svg:d="M46 1223v-44h-46v44zM208 1223v-69h-50v69zM271 1223v-69h-49v69zM331 1223v-69h-48v69zM394 1223v-69h-49v69zM394 1142v-46h-49v46zM394 1089v-47h-49v47zM394 660v-46h-49v46zM394 602v-44h-49v44zM394 549v-44h-49v44zM394 496v-72h-49v72zM394 398v-46h-49v46zM394 343v-44h-49v44zM394 290v-44h-49v44zM394 42v-42h-107v42zM273 42v-42h-115v42zM144 42v-42h-49v42zM144 102v-46h-49v46zM144 160v-44h-49v44zM144 218v-47h-49v47zM144 290v-44h-49v44zM208 290v-44h-50v44zM331 343v-44h-48v44zM329 549v-125h-46v125zM269 496v-72h-111v72zM208 398v-46h-50v46zM208 343v-44h-50v44zM144 343v-44h-49v44zM144 496v-72h-49v72zM19 65v-35h-10v35zM19 118v-32h-10v32zM46 290v-44h-46v44zM46 343v-44h-46v44zM46 398v-46h-46v46zM46 730v-44h-46v44zM46 783v-44h-46v44zM46 836v-41h-46v41zM46 892v-44h-46v44zM144 398v-46h-49v46z">
                <text:p/>
              </draw:path>
            </draw:g>
            <draw:g>
              <draw:path draw:style-name="gr3" draw:text-style-name="P3" draw:layer="layout" svg:width="0.618cm" svg:height="1.444cm" draw:transform="rotate (-1.5707963267949) translate (49.9648448190424cm 50.5820518785209cm)" svg:viewBox="0 0 619 1445" svg:d="M206 1017v-588c-18 4-37 13-55 25-47 28-86 65-112 114-27 46-39 99-39 157 0 53 12 107 39 155 26 47 65 84 112 111 18 12 37 21 55 26zM206 276v892c0 11-2 25-2 39 0 51 14 104 46 148 21 35 49 65 81 88v2h81v-1445h-81c-32 23-60 53-81 88-32 44-46 97-46 148 0 14 2 28 2 40zM412 1017c19-5 37-14 56-26 46-27 86-64 111-111 28-48 40-102 40-155 0-58-12-111-40-157-25-49-65-86-111-114-19-12-37-21-56-25z">
                <text:p/>
              </draw:path>
              <draw:path draw:style-name="gr4" draw:text-style-name="P4" draw:layer="layout" svg:width="0.618cm" svg:height="1.444cm" draw:transform="rotate (-1.5707963267949) translate (49.9648448190424cm 50.5820518785209cm)" svg:viewBox="0 0 619 1445" svg:d="M206 1017v-588c-18 4-37 13-55 25-47 28-86 65-112 114-27 46-39 99-39 157 0 53 12 107 39 155 26 47 65 84 112 111 18 12 37 21 55 26zM206 276v892c0 11-2 25-2 39 0 51 14 104 46 148 21 35 49 65 81 88v2h81v-1445h-81c-32 23-60 53-81 88-32 44-46 97-46 148 0 14 2 28 2 40zM255 442h81M255 568h81M255 690h81M255 815h81M255 940h81M255 1066h81M255 378h81M255 505h81M255 628h81M255 753h81M255 880h81M255 1003h81M290 1193h37M290 1130h37M290 313h37M290 250h37M338 65v1313M412 1017c19-5 37-14 56-26 46-27 86-64 111-111 28-48 40-102 40-155 0-58-12-111-40-157-25-49-65-86-111-114-19-12-37-21-56-25z">
                <text:p/>
              </draw:path>
            </draw:g>
            <draw:g>
              <draw:path draw:style-name="gr3" draw:text-style-name="P3" draw:layer="layout" svg:width="1.002cm" svg:height="2.498cm" draw:transform="rotate (-1.5707963267949) translate (50.5260050314857cm 50.0067336490492cm)" svg:viewBox="0 0 1003 2499" svg:d="M74 2449h776v-2398h-776zM850 2499h-850v-2499h850v51h-776v2398h776zM922 2499v-2499h-72v2499zM922 1353v-206h81v206z">
                <text:p/>
              </draw:path>
              <draw:path draw:style-name="gr4" draw:text-style-name="P4" draw:layer="layout" svg:width="1.002cm" svg:height="2.498cm" draw:transform="rotate (-1.5707963267949) translate (50.5260050314857cm 50.0067336490492cm)" svg:viewBox="0 0 1003 2499" svg:d="M74 2449h776v-2398h-776zM850 2499h-850v-2499h850v51h-776v2398h776zM922 2499v-2499h-72v2499zM922 1353v-206h81v206z">
                <text:p/>
              </draw:path>
            </draw:g>
            <draw:g>
              <draw:polygon draw:style-name="gr3" draw:text-style-name="P3" draw:layer="layout" svg:width="0.157cm" svg:height="2.899cm" draw:transform="rotate (-1.5707963267949) translate (50.8027221747468cm 49.8529052454471cm)" svg:viewBox="0 0 158 2900" draw:points="158,2900 158,0 0,0 0,2900">
                <text:p/>
              </draw:polygon>
              <draw:polygon draw:style-name="gr4" draw:text-style-name="P4" draw:layer="layout" svg:width="0.157cm" svg:height="2.899cm" draw:transform="rotate (-1.5707963267949) translate (50.8027221747468cm 49.8529052454471cm)" svg:viewBox="0 0 158 2900" draw:points="158,2900 158,0 0,0 0,2900">
                <text:p/>
              </draw:polygon>
            </draw:g>
            <draw:g>
              <draw:polygon draw:style-name="gr3" draw:text-style-name="P3" draw:layer="layout" svg:width="2.232cm" svg:height="0.143cm" draw:transform="rotate (-1.5707963267949) translate (47.904138877535cm 50.0067336490492cm)" svg:viewBox="0 0 2233 144" draw:points="0,144 2233,144 2233,0 0,0">
                <text:p/>
              </draw:polygon>
              <draw:polygon draw:style-name="gr4" draw:text-style-name="P4" draw:layer="layout" svg:width="2.232cm" svg:height="0.143cm" draw:transform="rotate (-1.5707963267949) translate (47.904138877535cm 50.0067336490492cm)" svg:viewBox="0 0 2233 144" draw:points="0,144 2233,144 2233,0 0,0">
                <text:p/>
              </draw:polygon>
            </draw:g>
            <draw:g>
              <draw:polygon draw:style-name="gr3" draw:text-style-name="P3" draw:layer="layout" svg:width="2.232cm" svg:height="0.143cm" draw:transform="rotate (-1.5707963267949) translate (50.9296012889747cm 50.0067336490492cm)" svg:viewBox="0 0 2233 144" draw:points="0,144 2233,144 2233,0 0,0">
                <text:p/>
              </draw:polygon>
              <draw:polygon draw:style-name="gr4" draw:text-style-name="P4" draw:layer="layout" svg:width="2.232cm" svg:height="0.143cm" draw:transform="rotate (-1.5707963267949) translate (50.9296012889747cm 50.0067336490492cm)" svg:viewBox="0 0 2233 144" draw:points="0,144 2233,144 2233,0 0,0">
                <text:p/>
              </draw:polygon>
            </draw:g>
          </draw:g>
          <draw:g>
            <draw:g>
              <draw:path draw:style-name="gr3" draw:text-style-name="P3" draw:layer="layout" svg:width="1.852cm" svg:height="1.69cm" draw:transform="rotate (-1.5707963267949) translate (50.0537524730484cm 50.4164590186999cm)" svg:viewBox="0 0 1853 1691" svg:d="M1538 1140c7-100 9-195 9-294 0-95-2-193-9-290-9-19-18-35-30-51-72-111-174-204-296-269-19-11-38-18-56-28h-500-3c-18 0-41-4-55-13-19-10-35-24-44-37-3-5-7-12-7-17h-88c-81 0-160 19-227 56-72 37-130 90-169 155-42 63-63 137-63 209 0 2 0 2 0 2v567 3c0 74 21 146 63 208 39 65 97 118 169 155 67 38 146 58 227 58h88c0-9 7-16 9-23 9-14 25-28 42-37 18-9 37-14 58-14h505c18-9 37-16 55-28 123-64 225-157 294-268 10-16 19-30 28-44zM1540 843c5 49 7 93 7 137 0 123-16 241-46 359-2 2-7 5-9 9-7 14-12 26-12 40 0 13 5 25 12 37 7 14 18 20 30 27 14 7 28 12 44 12 12 0 28-5 39-12 5 0 10-2 14-7 42-44 81-92 114-143 76-123 120-262 120-406 0-16-4-34-4-53 4-16 4-37 4-55 0-139-42-278-118-397-35-53-74-101-116-145-14-7-28-10-41-10-14 0-31 3-42 12-14 7-26 16-33 28-9 11-11 25-11 39 0 12 2 23 9 35 30 116 46 234 46 354 0 47-2 93-7 139zM537 104v3c0 20 5 37 17 53 9 14 20 30 39 37 19 9 37 14 60 14h3 692c21 0 40-5 58-14 19-7 30-23 44-37 9-16 14-33 14-53v-3c0-16-5-37-14-51-14-16-25-30-44-39-18-9-37-14-58-14h-692c-3 0-3 0-3 0-23 0-41 5-60 14s-30 23-39 39c-12 14-17 35-17 51zM542 1587c0 16 2 37 14 51 9 16 25 30 42 39 18 9 37 14 58 14h692c3 0 3 0 3 0 20 0 39-5 57-14 19-9 33-23 44-39 10-14 17-35 17-51v-3c0-20-7-37-17-53-11-14-25-28-44-37-18-9-37-14-57-14h-3-692c-21 0-40 5-58 14-19 9-33 23-42 37-12 16-14 33-14 53z">
                <text:p/>
              </draw:path>
              <draw:path draw:style-name="gr4" draw:text-style-name="P4" draw:layer="layout" svg:width="1.852cm" svg:height="1.69cm" draw:transform="rotate (-1.5707963267949) translate (50.0537524730484cm 50.4164590186999cm)" svg:viewBox="0 0 1853 1691" svg:d="M1538 1140c7-100 9-195 9-294 0-95-2-193-9-290-9-19-18-35-30-51-72-111-174-204-296-269-19-11-38-18-56-28h-500-3c-18 0-41-4-55-13-19-10-35-24-44-37-3-5-7-12-7-17h-88c-81 0-160 19-227 56-72 37-130 90-169 155-42 63-63 137-63 209 0 2 0 2 0 2v567 3c0 74 21 146 63 208 39 65 97 118 169 155 67 38 146 58 227 58h88c0-9 7-16 9-23 9-14 25-28 42-37 18-9 37-14 58-14h505c18-9 37-16 55-28 123-64 225-157 294-268 10-16 19-30 28-44zM1540 843c5 49 7 93 7 137 0 123-16 241-46 359-2 2-7 5-9 9-7 14-12 26-12 40 0 13 5 25 12 37 7 14 18 20 30 27 14 7 28 12 44 12 12 0 28-5 39-12 5 0 10-2 14-7 42-44 81-92 114-143 76-123 120-262 120-406 0-16-4-34-4-53 4-16 4-37 4-55 0-139-42-278-118-397-35-53-74-101-116-145-14-7-28-10-41-10-14 0-31 3-42 12-14 7-26 16-33 28-9 11-11 25-11 39 0 12 2 23 9 35 30 116 46 234 46 354 0 47-2 93-7 139zM537 104v3c0 20 5 37 17 53 9 14 20 30 39 37 19 9 37 14 60 14h3 692c21 0 40-5 58-14 19-7 30-23 44-37 9-16 14-33 14-53v-3c0-16-5-37-14-51-14-16-25-30-44-39-18-9-37-14-58-14h-692c-3 0-3 0-3 0-23 0-41 5-60 14s-30 23-39 39c-12 14-17 35-17 51zM542 1587c0 16 2 37 14 51 9 16 25 30 42 39 18 9 37 14 58 14h692c3 0 3 0 3 0 20 0 39-5 57-14 19-9 33-23 44-39 10-14 17-35 17-51v-3c0-20-7-37-17-53-11-14-25-28-44-37-18-9-37-14-57-14h-3-692c-21 0-40 5-58 14-19 9-33 23-42 37-12 16-14 33-14 53z">
                <text:p/>
              </draw:path>
            </draw:g>
            <draw:g>
              <draw:polygon draw:style-name="gr3" draw:text-style-name="P3" draw:layer="layout" svg:width="1.848cm" svg:height="2.876cm" draw:transform="rotate (-1.5707963267949) translate (50.7775666155913cm 50.0067336490492cm)" svg:viewBox="0 0 1849 2877" draw:points="0,2877 1849,2877 1849,0 0,0">
                <text:p/>
              </draw:polygon>
              <draw:polygon draw:style-name="gr4" draw:text-style-name="P4" draw:layer="layout" svg:width="1.848cm" svg:height="2.876cm" draw:transform="rotate (-1.5707963267949) translate (50.7775666155913cm 50.0067336490492cm)" svg:viewBox="0 0 1849 2877" draw:points="0,2877 1849,2877 1849,0 0,0">
                <text:p/>
              </draw:polygon>
            </draw:g>
            <draw:g>
              <draw:polygon draw:style-name="gr3" draw:text-style-name="P3" draw:layer="layout" svg:width="0.509cm" svg:height="1.289cm" draw:transform="rotate (-1.5707963267949) translate (49.8887311932957cm 51.2281311736494cm)" svg:viewBox="0 0 510 1290" draw:points="510,0 0,0 0,1290 510,1290">
                <text:p/>
              </draw:polygon>
              <draw:polygon draw:style-name="gr4" draw:text-style-name="P4" draw:layer="layout" svg:width="0.509cm" svg:height="1.289cm" draw:transform="rotate (-1.5707963267949) translate (49.8887311932957cm 51.2281311736494cm)" svg:viewBox="0 0 510 1290" draw:points="510,0 0,0 0,1290 510,1290">
                <text:p/>
              </draw:polygon>
            </draw:g>
            <draw:g>
              <draw:polygon draw:style-name="gr5" draw:text-style-name="P5" draw:layer="layout" svg:width="0.011cm" svg:height="0.038cm" draw:transform="rotate (-1.5707963267949) translate (49.7167707795722cm 51.277356262802cm)" svg:viewBox="0 0 12 39" draw:points="12,39 12,0 0,0 0,39">
                <text:p/>
              </draw:polygon>
              <draw:polygon draw:style-name="gr4" draw:text-style-name="P4" draw:layer="layout" svg:width="0.011cm" svg:height="0.038cm" draw:transform="rotate (-1.5707963267949) translate (49.7167707795722cm 51.277356262802cm)" svg:viewBox="0 0 12 39" draw:points="12,39 12,0 0,0 0,39">
                <text:p/>
              </draw:polygon>
            </draw:g>
            <draw:g>
              <draw:path draw:style-name="gr5" draw:text-style-name="P5" draw:layer="layout" svg:width="0.393cm" svg:height="1.167cm" draw:transform="rotate (-1.5707963267949) translate (49.7985224516705cm 51.2681265585857cm)" svg:viewBox="0 0 394 1168" svg:d="M46 1089v-47h-46v47zM46 1035v-46h-46v46zM46 980v-44h-46v44zM46 927v-44h-46v44zM46 577v-44h-46v44zM46 524v-44h-46v44zM46 470v-44h-46v44zM46 417v-44h-46v44zM144 1168v-72h-49v72zM144 1089v-47h-49v47zM144 1035v-46h-49v46zM144 980v-44h-49v44zM144 927v-44h-49v44zM144 871v-44h-49v44zM144 815v-44h-49v44zM144 762v-44h-49v44zM144 707v-44h-49v44zM144 653v-44h-49v44zM144 600v-44h-49v44zM144 547v-44h-49v44zM144 493v-46h-49v46zM208 1089v-47h-50v47zM208 1035v-46h-50v46zM208 980v-44h-50v44zM208 927v-44h-50v44zM208 871v-44h-50v44zM208 815v-44h-50v44zM208 762v-44h-50v44zM208 707v-44h-50v44zM208 653v-44h-50v44zM208 600v-44h-50v44zM208 547v-44h-50v44zM208 493v-46h-50v46zM271 1089v-47h-49v47zM271 1035v-46h-49v46zM271 980v-44h-49v44zM271 927v-44h-49v44zM271 871v-44h-49v44zM271 815v-44h-49v44zM271 762v-44h-49v44zM271 707v-44h-49v44zM271 653v-44h-49v44zM271 600v-44h-49v44zM271 547v-44h-49v44zM271 493v-46h-49v46zM331 1089v-47h-48v47zM331 1035v-46h-48v46zM331 980v-44h-48v44zM331 927v-44h-48v44zM331 871v-44h-48v44zM331 815v-44h-48v44zM331 762v-44h-48v44zM331 707v-44h-48v44zM331 653v-44h-48v44zM331 600v-44h-48v44zM331 547v-44h-48v44zM394 980v-371h-49v371zM394 160v-107h-49v107zM394 42v-42h-49v42zM331 42v-42h-48v42zM331 102v-46h-48v46zM331 160v-44h-48v44zM271 160v-44h-49v44zM208 160v-44h-50v44zM208 102v-46h-50v46zM208 42v-42h-50v42zM271 42v-42h-49v42zM271 102v-46h-49v46z">
                <text:p/>
              </draw:path>
              <draw:path draw:style-name="gr4" draw:text-style-name="P4" draw:layer="layout" svg:width="0.393cm" svg:height="1.167cm" draw:transform="rotate (-1.5707963267949) translate (49.7985224516705cm 51.2681265585857cm)" svg:viewBox="0 0 394 1168" svg:d="M46 1089v-47h-46v47zM46 1035v-46h-46v46zM46 980v-44h-46v44zM46 927v-44h-46v44zM46 577v-44h-46v44zM46 524v-44h-46v44zM46 470v-44h-46v44zM46 417v-44h-46v44zM144 1168v-72h-49v72zM144 1089v-47h-49v47zM144 1035v-46h-49v46zM144 980v-44h-49v44zM144 927v-44h-49v44zM144 871v-44h-49v44zM144 815v-44h-49v44zM144 762v-44h-49v44zM144 707v-44h-49v44zM144 653v-44h-49v44zM144 600v-44h-49v44zM144 547v-44h-49v44zM144 493v-46h-49v46zM208 1089v-47h-50v47zM208 1035v-46h-50v46zM208 980v-44h-50v44zM208 927v-44h-50v44zM208 871v-44h-50v44zM208 815v-44h-50v44zM208 762v-44h-50v44zM208 707v-44h-50v44zM208 653v-44h-50v44zM208 600v-44h-50v44zM208 547v-44h-50v44zM208 493v-46h-50v46zM271 1089v-47h-49v47zM271 1035v-46h-49v46zM271 980v-44h-49v44zM271 927v-44h-49v44zM271 871v-44h-49v44zM271 815v-44h-49v44zM271 762v-44h-49v44zM271 707v-44h-49v44zM271 653v-44h-49v44zM271 600v-44h-49v44zM271 547v-44h-49v44zM271 493v-46h-49v46zM331 1089v-47h-48v47zM331 1035v-46h-48v46zM331 980v-44h-48v44zM331 927v-44h-48v44zM331 871v-44h-48v44zM331 815v-44h-48v44zM331 762v-44h-48v44zM331 707v-44h-48v44zM331 653v-44h-48v44zM331 600v-44h-48v44zM331 547v-44h-48v44zM394 980v-371h-49v371zM394 160v-107h-49v107zM394 42v-42h-49v42zM331 42v-42h-48v42zM331 102v-46h-48v46zM331 160v-44h-48v44zM271 160v-44h-49v44zM208 160v-44h-50v44zM208 102v-46h-50v46zM208 42v-42h-50v42zM271 42v-42h-49v42zM271 102v-46h-49v46z">
                <text:p/>
              </draw:path>
            </draw:g>
            <draw:g>
              <draw:path draw:style-name="gr5" draw:text-style-name="P5" draw:layer="layout" svg:width="0.393cm" svg:height="1.222cm" draw:transform="rotate (-1.5707963267949) translate (49.8577219383622cm 51.2681265585857cm)" svg:viewBox="0 0 394 1223" svg:d="M46 1223v-44h-46v44zM208 1223v-69h-50v69zM271 1223v-69h-49v69zM331 1223v-69h-48v69zM394 1223v-69h-49v69zM394 1142v-46h-49v46zM394 1089v-47h-49v47zM394 660v-46h-49v46zM394 602v-44h-49v44zM394 549v-44h-49v44zM394 496v-72h-49v72zM394 398v-46h-49v46zM394 343v-44h-49v44zM394 290v-44h-49v44zM394 42v-42h-107v42zM273 42v-42h-115v42zM144 42v-42h-49v42zM144 102v-46h-49v46zM144 160v-44h-49v44zM144 218v-47h-49v47zM144 290v-44h-49v44zM208 290v-44h-50v44zM331 343v-44h-48v44zM329 549v-125h-46v125zM269 496v-72h-111v72zM208 398v-46h-50v46zM208 343v-44h-50v44zM144 343v-44h-49v44zM144 496v-72h-49v72zM19 65v-35h-10v35zM19 118v-32h-10v32zM46 290v-44h-46v44zM46 343v-44h-46v44zM46 398v-46h-46v46zM46 730v-44h-46v44zM46 783v-44h-46v44zM46 836v-41h-46v41zM46 892v-44h-46v44zM144 398v-46h-49v46z">
                <text:p/>
              </draw:path>
              <draw:path draw:style-name="gr4" draw:text-style-name="P4" draw:layer="layout" svg:width="0.393cm" svg:height="1.222cm" draw:transform="rotate (-1.5707963267949) translate (49.8577219383622cm 51.2681265585857cm)" svg:viewBox="0 0 394 1223" svg:d="M46 1223v-44h-46v44zM208 1223v-69h-50v69zM271 1223v-69h-49v69zM331 1223v-69h-48v69zM394 1223v-69h-49v69zM394 1142v-46h-49v46zM394 1089v-47h-49v47zM394 660v-46h-49v46zM394 602v-44h-49v44zM394 549v-44h-49v44zM394 496v-72h-49v72zM394 398v-46h-49v46zM394 343v-44h-49v44zM394 290v-44h-49v44zM394 42v-42h-107v42zM273 42v-42h-115v42zM144 42v-42h-49v42zM144 102v-46h-49v46zM144 160v-44h-49v44zM144 218v-47h-49v47zM144 290v-44h-49v44zM208 290v-44h-50v44zM331 343v-44h-48v44zM329 549v-125h-46v125zM269 496v-72h-111v72zM208 398v-46h-50v46zM208 343v-44h-50v44zM144 343v-44h-49v44zM144 496v-72h-49v72zM19 65v-35h-10v35zM19 118v-32h-10v32zM46 290v-44h-46v44zM46 343v-44h-46v44zM46 398v-46h-46v46zM46 730v-44h-46v44zM46 783v-44h-46v44zM46 836v-41h-46v41zM46 892v-44h-46v44zM144 398v-46h-49v46z">
                <text:p/>
              </draw:path>
            </draw:g>
            <draw:g>
              <draw:path draw:style-name="gr3" draw:text-style-name="P3" draw:layer="layout" svg:width="0.618cm" svg:height="1.444cm" draw:transform="rotate (-1.5707963267949) translate (49.9648448190424cm 50.5820518785209cm)" svg:viewBox="0 0 619 1445" svg:d="M206 1017v-588c-18 4-37 13-55 25-47 28-86 65-112 114-27 46-39 99-39 157 0 53 12 107 39 155 26 47 65 84 112 111 18 12 37 21 55 26zM206 276v892c0 11-2 25-2 39 0 51 14 104 46 148 21 35 49 65 81 88v2h81v-1445h-81c-32 23-60 53-81 88-32 44-46 97-46 148 0 14 2 28 2 40zM412 1017c19-5 37-14 56-26 46-27 86-64 111-111 28-48 40-102 40-155 0-58-12-111-40-157-25-49-65-86-111-114-19-12-37-21-56-25z">
                <text:p/>
              </draw:path>
              <draw:path draw:style-name="gr4" draw:text-style-name="P4" draw:layer="layout" svg:width="0.618cm" svg:height="1.444cm" draw:transform="rotate (-1.5707963267949) translate (49.9648448190424cm 50.5820518785209cm)" svg:viewBox="0 0 619 1445" svg:d="M206 1017v-588c-18 4-37 13-55 25-47 28-86 65-112 114-27 46-39 99-39 157 0 53 12 107 39 155 26 47 65 84 112 111 18 12 37 21 55 26zM206 276v892c0 11-2 25-2 39 0 51 14 104 46 148 21 35 49 65 81 88v2h81v-1445h-81c-32 23-60 53-81 88-32 44-46 97-46 148 0 14 2 28 2 40zM255 442h81M255 568h81M255 690h81M255 815h81M255 940h81M255 1066h81M255 378h81M255 505h81M255 628h81M255 753h81M255 880h81M255 1003h81M290 1193h37M290 1130h37M290 313h37M290 250h37M338 65v1313M412 1017c19-5 37-14 56-26 46-27 86-64 111-111 28-48 40-102 40-155 0-58-12-111-40-157-25-49-65-86-111-114-19-12-37-21-56-25z">
                <text:p/>
              </draw:path>
            </draw:g>
            <draw:g>
              <draw:path draw:style-name="gr3" draw:text-style-name="P3" draw:layer="layout" svg:width="1.002cm" svg:height="2.498cm" draw:transform="rotate (-1.5707963267949) translate (50.5260050314857cm 50.0067336490492cm)" svg:viewBox="0 0 1003 2499" svg:d="M74 2449h776v-2398h-776zM850 2499h-850v-2499h850v51h-776v2398h776zM922 2499v-2499h-72v2499zM922 1353v-206h81v206z">
                <text:p/>
              </draw:path>
              <draw:path draw:style-name="gr4" draw:text-style-name="P4" draw:layer="layout" svg:width="1.002cm" svg:height="2.498cm" draw:transform="rotate (-1.5707963267949) translate (50.5260050314857cm 50.0067336490492cm)" svg:viewBox="0 0 1003 2499" svg:d="M74 2449h776v-2398h-776zM850 2499h-850v-2499h850v51h-776v2398h776zM922 2499v-2499h-72v2499zM922 1353v-206h81v206z">
                <text:p/>
              </draw:path>
            </draw:g>
            <draw:g>
              <draw:polygon draw:style-name="gr3" draw:text-style-name="P3" draw:layer="layout" svg:width="0.157cm" svg:height="2.899cm" draw:transform="rotate (-1.5707963267949) translate (50.8027221747468cm 49.8529052454471cm)" svg:viewBox="0 0 158 2900" draw:points="158,2900 158,0 0,0 0,2900">
                <text:p/>
              </draw:polygon>
              <draw:polygon draw:style-name="gr4" draw:text-style-name="P4" draw:layer="layout" svg:width="0.157cm" svg:height="2.899cm" draw:transform="rotate (-1.5707963267949) translate (50.8027221747468cm 49.8529052454471cm)" svg:viewBox="0 0 158 2900" draw:points="158,2900 158,0 0,0 0,2900">
                <text:p/>
              </draw:polygon>
            </draw:g>
            <draw:g>
              <draw:polygon draw:style-name="gr3" draw:text-style-name="P3" draw:layer="layout" svg:width="2.232cm" svg:height="0.143cm" draw:transform="rotate (-1.5707963267949) translate (47.904138877535cm 50.0067336490492cm)" svg:viewBox="0 0 2233 144" draw:points="0,144 2233,144 2233,0 0,0">
                <text:p/>
              </draw:polygon>
              <draw:polygon draw:style-name="gr4" draw:text-style-name="P4" draw:layer="layout" svg:width="2.232cm" svg:height="0.143cm" draw:transform="rotate (-1.5707963267949) translate (47.904138877535cm 50.0067336490492cm)" svg:viewBox="0 0 2233 144" draw:points="0,144 2233,144 2233,0 0,0">
                <text:p/>
              </draw:polygon>
            </draw:g>
            <draw:g>
              <draw:polygon draw:style-name="gr3" draw:text-style-name="P3" draw:layer="layout" svg:width="2.232cm" svg:height="0.143cm" draw:transform="rotate (-1.5707963267949) translate (50.9296012889747cm 50.0067336490492cm)" svg:viewBox="0 0 2233 144" draw:points="0,144 2233,144 2233,0 0,0">
                <text:p/>
              </draw:polygon>
              <draw:polygon draw:style-name="gr4" draw:text-style-name="P4" draw:layer="layout" svg:width="2.232cm" svg:height="0.143cm" draw:transform="rotate (-1.5707963267949) translate (50.9296012889747cm 50.0067336490492cm)" svg:viewBox="0 0 2233 144" draw:points="0,144 2233,144 2233,0 0,0">
                <text:p/>
              </draw:polygon>
            </draw:g>
          </draw:g>
        </draw:g>
        <draw:g>
          <draw:g>
            <draw:g>
              <draw:path draw:style-name="gr3" draw:text-style-name="P3" draw:layer="layout" svg:width="1.672cm" svg:height="1.528cm" draw:transform="rotate (1.5707963267949) translate (49.0410601556523cm 45.7624688161902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  <draw:path draw:style-name="gr4" draw:text-style-name="P4" draw:layer="layout" svg:width="1.672cm" svg:height="1.528cm" draw:transform="rotate (1.5707963267949) translate (49.0410601556523cm 45.7624688161902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</draw:g>
            <draw:g>
              <draw:polygon draw:style-name="gr3" draw:text-style-name="P3" draw:layer="layout" svg:width="1.669cm" svg:height="2.598cm" draw:transform="rotate (1.5707963267949) translate (48.3871905041823cm 46.1326011041705cm)" svg:viewBox="0 0 1670 2599" draw:points="0,2599 1670,2599 1670,0 0,0">
                <text:p/>
              </draw:polygon>
              <draw:polygon draw:style-name="gr4" draw:text-style-name="P4" draw:layer="layout" svg:width="1.669cm" svg:height="2.598cm" draw:transform="rotate (1.5707963267949) translate (48.3871905041823cm 46.1326011041705cm)" svg:viewBox="0 0 1670 2599" draw:points="0,2599 1670,2599 1670,0 0,0">
                <text:p/>
              </draw:polygon>
            </draw:g>
            <draw:g>
              <draw:polygon draw:style-name="gr3" draw:text-style-name="P3" draw:layer="layout" svg:width="0.46cm" svg:height="1.164cm" draw:transform="rotate (1.5707963267949) translate (49.1901348978202cm 45.0292311549308cm)" svg:viewBox="0 0 461 1165" draw:points="461,0 0,0 0,1165 461,1165">
                <text:p/>
              </draw:polygon>
              <draw:polygon draw:style-name="gr4" draw:text-style-name="P4" draw:layer="layout" svg:width="0.46cm" svg:height="1.164cm" draw:transform="rotate (1.5707963267949) translate (49.1901348978202cm 45.0292311549308cm)" svg:viewBox="0 0 461 1165" draw:points="461,0 0,0 0,1165 461,1165">
                <text:p/>
              </draw:polygon>
            </draw:g>
            <draw:g>
              <draw:polygon draw:style-name="gr5" draw:text-style-name="P5" draw:layer="layout" svg:width="0.011cm" svg:height="0.034cm" draw:transform="rotate (1.5707963267949) translate (49.3454782231011cm 44.9847628446338cm)" svg:viewBox="0 0 12 35" draw:points="12,35 12,0 0,0 0,35">
                <text:p/>
              </draw:polygon>
              <draw:polygon draw:style-name="gr4" draw:text-style-name="P4" draw:layer="layout" svg:width="0.011cm" svg:height="0.034cm" draw:transform="rotate (1.5707963267949) translate (49.3454782231011cm 44.9847628446338cm)" svg:viewBox="0 0 12 35" draw:points="12,35 12,0 0,0 0,35">
                <text:p/>
              </draw:polygon>
            </draw:g>
            <draw:g>
              <draw:path draw:style-name="gr5" draw:text-style-name="P5" draw:layer="layout" svg:width="0.356cm" svg:height="1.053cm" draw:transform="rotate (1.5707963267949) translate (49.2716264782953cm 44.9931006528146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  <draw:path draw:style-name="gr4" draw:text-style-name="P4" draw:layer="layout" svg:width="0.356cm" svg:height="1.053cm" draw:transform="rotate (1.5707963267949) translate (49.2716264782953cm 44.9931006528146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</draw:g>
            <draw:g>
              <draw:path draw:style-name="gr5" draw:text-style-name="P5" draw:layer="layout" svg:width="0.356cm" svg:height="1.104cm" draw:transform="rotate (1.5707963267949) translate (49.2181476286082cm 44.9931006528146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  <draw:path draw:style-name="gr4" draw:text-style-name="P4" draw:layer="layout" svg:width="0.356cm" svg:height="1.104cm" draw:transform="rotate (1.5707963267949) translate (49.2181476286082cm 44.9931006528146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</draw:g>
            <draw:g>
              <draw:path draw:style-name="gr3" draw:text-style-name="P3" draw:layer="layout" svg:width="0.557cm" svg:height="1.305cm" draw:transform="rotate (1.5707963267949) translate (49.121376376794cm 45.6128777275764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373 920c16-5 32-14 49-24 41-25 78-57 102-101 23-44 34-93 34-139 0-51-11-100-34-144-24-44-61-77-102-102-17-9-33-19-49-23z">
                <text:p/>
              </draw:path>
              <draw:path draw:style-name="gr4" draw:text-style-name="P4" draw:layer="layout" svg:width="0.557cm" svg:height="1.305cm" draw:transform="rotate (1.5707963267949) translate (49.121376376794cm 45.6128777275764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232 401h71M232 512h71M232 623h71M232 737h71M232 850h71M232 964h71M232 341h71M232 456h71M232 568h71M232 681h71M232 795h71M232 906h71M262 1077h32M262 1022h32M262 283h32M262 227h32M306 58v1188M373 920c16-5 32-14 49-24 41-25 78-57 102-101 23-44 34-93 34-139 0-51-11-100-34-144-24-44-61-77-102-102-17-9-33-19-49-23z">
                <text:p/>
              </draw:path>
            </draw:g>
            <draw:g>
              <draw:path draw:style-name="gr3" draw:text-style-name="P3" draw:layer="layout" svg:width="0.905cm" svg:height="2.255cm" draw:transform="rotate (1.5707963267949) translate (48.6144428824577cm 46.1326011041705cm)" svg:viewBox="0 0 906 2256" svg:d="M67 2212h700v-2166h-700zM767 2256h-767v-2256h767v46h-700v2166h700zM834 2256v-2256h-67v2256zM834 1221v-186h72v186z">
                <text:p/>
              </draw:path>
              <draw:path draw:style-name="gr4" draw:text-style-name="P4" draw:layer="layout" svg:width="0.905cm" svg:height="2.255cm" draw:transform="rotate (1.5707963267949) translate (48.6144428824577cm 46.1326011041705cm)" svg:viewBox="0 0 906 2256" svg:d="M67 2212h700v-2166h-700zM767 2256h-767v-2256h767v46h-700v2166h700zM834 2256v-2256h-67v2256zM834 1221v-186h72v186z">
                <text:p/>
              </draw:path>
            </draw:g>
            <draw:g>
              <draw:polygon draw:style-name="gr3" draw:text-style-name="P3" draw:layer="layout" svg:width="0.14cm" svg:height="2.619cm" draw:transform="rotate (1.5707963267949) translate (48.364465807702cm 46.271564573848cm)" svg:viewBox="0 0 141 2620" draw:points="141,2620 141,0 0,0 0,2620">
                <text:p/>
              </draw:polygon>
              <draw:polygon draw:style-name="gr4" draw:text-style-name="P4" draw:layer="layout" svg:width="0.14cm" svg:height="2.619cm" draw:transform="rotate (1.5707963267949) translate (48.364465807702cm 46.271564573848cm)" svg:viewBox="0 0 141 2620" draw:points="141,2620 141,0 0,0 0,2620">
                <text:p/>
              </draw:polygon>
            </draw:g>
            <draw:g>
              <draw:polygon draw:style-name="gr3" draw:text-style-name="P3" draw:layer="layout" svg:width="2.017cm" svg:height="0.129cm" draw:transform="rotate (1.5707963267949) translate (50.9829496682771cm 46.1326011041705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1.5707963267949) translate (50.9829496682771cm 46.1326011041705cm)" svg:viewBox="0 0 2018 130" draw:points="0,130 2018,130 2018,0 0,0">
                <text:p/>
              </draw:polygon>
            </draw:g>
            <draw:g>
              <draw:polygon draw:style-name="gr3" draw:text-style-name="P3" draw:layer="layout" svg:width="2.017cm" svg:height="0.129cm" draw:transform="rotate (1.5707963267949) translate (48.2498474307969cm 46.1326011041705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1.5707963267949) translate (48.2498474307969cm 46.1326011041705cm)" svg:viewBox="0 0 2018 130" draw:points="0,130 2018,130 2018,0 0,0">
                <text:p/>
              </draw:polygon>
            </draw:g>
          </draw:g>
          <draw:g>
            <draw:g>
              <draw:path draw:style-name="gr3" draw:text-style-name="P3" draw:layer="layout" svg:width="1.672cm" svg:height="1.528cm" draw:transform="rotate (1.5707963267949) translate (49.0410601556523cm 45.7624688161902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  <draw:path draw:style-name="gr4" draw:text-style-name="P4" draw:layer="layout" svg:width="1.672cm" svg:height="1.528cm" draw:transform="rotate (1.5707963267949) translate (49.0410601556523cm 45.7624688161902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</draw:g>
            <draw:g>
              <draw:polygon draw:style-name="gr3" draw:text-style-name="P3" draw:layer="layout" svg:width="1.669cm" svg:height="2.598cm" draw:transform="rotate (1.5707963267949) translate (48.3871905041823cm 46.1326011041705cm)" svg:viewBox="0 0 1670 2599" draw:points="0,2599 1670,2599 1670,0 0,0">
                <text:p/>
              </draw:polygon>
              <draw:polygon draw:style-name="gr4" draw:text-style-name="P4" draw:layer="layout" svg:width="1.669cm" svg:height="2.598cm" draw:transform="rotate (1.5707963267949) translate (48.3871905041823cm 46.1326011041705cm)" svg:viewBox="0 0 1670 2599" draw:points="0,2599 1670,2599 1670,0 0,0">
                <text:p/>
              </draw:polygon>
            </draw:g>
            <draw:g>
              <draw:polygon draw:style-name="gr3" draw:text-style-name="P3" draw:layer="layout" svg:width="0.46cm" svg:height="1.164cm" draw:transform="rotate (1.5707963267949) translate (49.1901348978202cm 45.0292311549308cm)" svg:viewBox="0 0 461 1165" draw:points="461,0 0,0 0,1165 461,1165">
                <text:p/>
              </draw:polygon>
              <draw:polygon draw:style-name="gr4" draw:text-style-name="P4" draw:layer="layout" svg:width="0.46cm" svg:height="1.164cm" draw:transform="rotate (1.5707963267949) translate (49.1901348978202cm 45.0292311549308cm)" svg:viewBox="0 0 461 1165" draw:points="461,0 0,0 0,1165 461,1165">
                <text:p/>
              </draw:polygon>
            </draw:g>
            <draw:g>
              <draw:polygon draw:style-name="gr5" draw:text-style-name="P5" draw:layer="layout" svg:width="0.011cm" svg:height="0.034cm" draw:transform="rotate (1.5707963267949) translate (49.3454782231011cm 44.9847628446338cm)" svg:viewBox="0 0 12 35" draw:points="12,35 12,0 0,0 0,35">
                <text:p/>
              </draw:polygon>
              <draw:polygon draw:style-name="gr4" draw:text-style-name="P4" draw:layer="layout" svg:width="0.011cm" svg:height="0.034cm" draw:transform="rotate (1.5707963267949) translate (49.3454782231011cm 44.9847628446338cm)" svg:viewBox="0 0 12 35" draw:points="12,35 12,0 0,0 0,35">
                <text:p/>
              </draw:polygon>
            </draw:g>
            <draw:g>
              <draw:path draw:style-name="gr5" draw:text-style-name="P5" draw:layer="layout" svg:width="0.356cm" svg:height="1.053cm" draw:transform="rotate (1.5707963267949) translate (49.2716264782953cm 44.9931006528146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  <draw:path draw:style-name="gr4" draw:text-style-name="P4" draw:layer="layout" svg:width="0.356cm" svg:height="1.053cm" draw:transform="rotate (1.5707963267949) translate (49.2716264782953cm 44.9931006528146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</draw:g>
            <draw:g>
              <draw:path draw:style-name="gr5" draw:text-style-name="P5" draw:layer="layout" svg:width="0.356cm" svg:height="1.104cm" draw:transform="rotate (1.5707963267949) translate (49.2181476286082cm 44.9931006528146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  <draw:path draw:style-name="gr4" draw:text-style-name="P4" draw:layer="layout" svg:width="0.356cm" svg:height="1.104cm" draw:transform="rotate (1.5707963267949) translate (49.2181476286082cm 44.9931006528146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</draw:g>
            <draw:g>
              <draw:path draw:style-name="gr3" draw:text-style-name="P3" draw:layer="layout" svg:width="0.557cm" svg:height="1.305cm" draw:transform="rotate (1.5707963267949) translate (49.121376376794cm 45.6128777275764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373 920c16-5 32-14 49-24 41-25 78-57 102-101 23-44 34-93 34-139 0-51-11-100-34-144-24-44-61-77-102-102-17-9-33-19-49-23z">
                <text:p/>
              </draw:path>
              <draw:path draw:style-name="gr4" draw:text-style-name="P4" draw:layer="layout" svg:width="0.557cm" svg:height="1.305cm" draw:transform="rotate (1.5707963267949) translate (49.121376376794cm 45.6128777275764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232 401h71M232 512h71M232 623h71M232 737h71M232 850h71M232 964h71M232 341h71M232 456h71M232 568h71M232 681h71M232 795h71M232 906h71M262 1077h32M262 1022h32M262 283h32M262 227h32M306 58v1188M373 920c16-5 32-14 49-24 41-25 78-57 102-101 23-44 34-93 34-139 0-51-11-100-34-144-24-44-61-77-102-102-17-9-33-19-49-23z">
                <text:p/>
              </draw:path>
            </draw:g>
            <draw:g>
              <draw:path draw:style-name="gr3" draw:text-style-name="P3" draw:layer="layout" svg:width="0.905cm" svg:height="2.255cm" draw:transform="rotate (1.5707963267949) translate (48.6144428824577cm 46.1326011041705cm)" svg:viewBox="0 0 906 2256" svg:d="M67 2212h700v-2166h-700zM767 2256h-767v-2256h767v46h-700v2166h700zM834 2256v-2256h-67v2256zM834 1221v-186h72v186z">
                <text:p/>
              </draw:path>
              <draw:path draw:style-name="gr4" draw:text-style-name="P4" draw:layer="layout" svg:width="0.905cm" svg:height="2.255cm" draw:transform="rotate (1.5707963267949) translate (48.6144428824577cm 46.1326011041705cm)" svg:viewBox="0 0 906 2256" svg:d="M67 2212h700v-2166h-700zM767 2256h-767v-2256h767v46h-700v2166h700zM834 2256v-2256h-67v2256zM834 1221v-186h72v186z">
                <text:p/>
              </draw:path>
            </draw:g>
            <draw:g>
              <draw:polygon draw:style-name="gr3" draw:text-style-name="P3" draw:layer="layout" svg:width="0.14cm" svg:height="2.619cm" draw:transform="rotate (1.5707963267949) translate (48.364465807702cm 46.271564573848cm)" svg:viewBox="0 0 141 2620" draw:points="141,2620 141,0 0,0 0,2620">
                <text:p/>
              </draw:polygon>
              <draw:polygon draw:style-name="gr4" draw:text-style-name="P4" draw:layer="layout" svg:width="0.14cm" svg:height="2.619cm" draw:transform="rotate (1.5707963267949) translate (48.364465807702cm 46.271564573848cm)" svg:viewBox="0 0 141 2620" draw:points="141,2620 141,0 0,0 0,2620">
                <text:p/>
              </draw:polygon>
            </draw:g>
            <draw:g>
              <draw:polygon draw:style-name="gr3" draw:text-style-name="P3" draw:layer="layout" svg:width="2.017cm" svg:height="0.129cm" draw:transform="rotate (1.5707963267949) translate (50.9829496682771cm 46.1326011041705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1.5707963267949) translate (50.9829496682771cm 46.1326011041705cm)" svg:viewBox="0 0 2018 130" draw:points="0,130 2018,130 2018,0 0,0">
                <text:p/>
              </draw:polygon>
            </draw:g>
            <draw:g>
              <draw:polygon draw:style-name="gr3" draw:text-style-name="P3" draw:layer="layout" svg:width="2.017cm" svg:height="0.129cm" draw:transform="rotate (1.5707963267949) translate (48.2498474307969cm 46.1326011041705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1.5707963267949) translate (48.2498474307969cm 46.1326011041705cm)" svg:viewBox="0 0 2018 130" draw:points="0,130 2018,130 2018,0 0,0">
                <text:p/>
              </draw:polygon>
            </draw:g>
          </draw:g>
        </draw:g>
        <draw:g>
          <draw:g>
            <draw:g>
              <draw:path draw:style-name="gr3" draw:text-style-name="P3" draw:layer="layout" svg:width="1.672cm" svg:height="1.528cm" draw:transform="rotate (1.5707963267949) translate (54.5501065103923cm 45.7596468783062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  <draw:path draw:style-name="gr4" draw:text-style-name="P4" draw:layer="layout" svg:width="1.672cm" svg:height="1.528cm" draw:transform="rotate (1.5707963267949) translate (54.5501065103923cm 45.7596468783062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</draw:g>
            <draw:g>
              <draw:polygon draw:style-name="gr3" draw:text-style-name="P3" draw:layer="layout" svg:width="1.669cm" svg:height="2.598cm" draw:transform="rotate (1.5707963267949) translate (53.8962368589222cm 46.1297791662866cm)" svg:viewBox="0 0 1670 2599" draw:points="0,2599 1670,2599 1670,0 0,0">
                <text:p/>
              </draw:polygon>
              <draw:polygon draw:style-name="gr4" draw:text-style-name="P4" draw:layer="layout" svg:width="1.669cm" svg:height="2.598cm" draw:transform="rotate (1.5707963267949) translate (53.8962368589222cm 46.1297791662866cm)" svg:viewBox="0 0 1670 2599" draw:points="0,2599 1670,2599 1670,0 0,0">
                <text:p/>
              </draw:polygon>
            </draw:g>
            <draw:g>
              <draw:polygon draw:style-name="gr3" draw:text-style-name="P3" draw:layer="layout" svg:width="0.46cm" svg:height="1.164cm" draw:transform="rotate (1.5707963267949) translate (54.6991812525601cm 45.0264092170469cm)" svg:viewBox="0 0 461 1165" draw:points="461,0 0,0 0,1165 461,1165">
                <text:p/>
              </draw:polygon>
              <draw:polygon draw:style-name="gr4" draw:text-style-name="P4" draw:layer="layout" svg:width="0.46cm" svg:height="1.164cm" draw:transform="rotate (1.5707963267949) translate (54.6991812525601cm 45.0264092170469cm)" svg:viewBox="0 0 461 1165" draw:points="461,0 0,0 0,1165 461,1165">
                <text:p/>
              </draw:polygon>
            </draw:g>
            <draw:g>
              <draw:polygon draw:style-name="gr5" draw:text-style-name="P5" draw:layer="layout" svg:width="0.011cm" svg:height="0.034cm" draw:transform="rotate (1.5707963267949) translate (54.8545245778411cm 44.9819409067499cm)" svg:viewBox="0 0 12 35" draw:points="12,35 12,0 0,0 0,35">
                <text:p/>
              </draw:polygon>
              <draw:polygon draw:style-name="gr4" draw:text-style-name="P4" draw:layer="layout" svg:width="0.011cm" svg:height="0.034cm" draw:transform="rotate (1.5707963267949) translate (54.8545245778411cm 44.9819409067499cm)" svg:viewBox="0 0 12 35" draw:points="12,35 12,0 0,0 0,35">
                <text:p/>
              </draw:polygon>
            </draw:g>
            <draw:g>
              <draw:path draw:style-name="gr5" draw:text-style-name="P5" draw:layer="layout" svg:width="0.356cm" svg:height="1.053cm" draw:transform="rotate (1.5707963267949) translate (54.7806728330352cm 44.9902787149307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  <draw:path draw:style-name="gr4" draw:text-style-name="P4" draw:layer="layout" svg:width="0.356cm" svg:height="1.053cm" draw:transform="rotate (1.5707963267949) translate (54.7806728330352cm 44.9902787149307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</draw:g>
            <draw:g>
              <draw:path draw:style-name="gr5" draw:text-style-name="P5" draw:layer="layout" svg:width="0.356cm" svg:height="1.104cm" draw:transform="rotate (1.5707963267949) translate (54.7271939833481cm 44.9902787149307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  <draw:path draw:style-name="gr4" draw:text-style-name="P4" draw:layer="layout" svg:width="0.356cm" svg:height="1.104cm" draw:transform="rotate (1.5707963267949) translate (54.7271939833481cm 44.9902787149307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</draw:g>
            <draw:g>
              <draw:path draw:style-name="gr3" draw:text-style-name="P3" draw:layer="layout" svg:width="0.557cm" svg:height="1.305cm" draw:transform="rotate (1.5707963267949) translate (54.6304227315339cm 45.6100557896924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373 920c16-5 32-14 49-24 41-25 78-57 102-101 23-44 34-93 34-139 0-51-11-100-34-144-24-44-61-77-102-102-17-9-33-19-49-23z">
                <text:p/>
              </draw:path>
              <draw:path draw:style-name="gr4" draw:text-style-name="P4" draw:layer="layout" svg:width="0.557cm" svg:height="1.305cm" draw:transform="rotate (1.5707963267949) translate (54.6304227315339cm 45.6100557896924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232 401h71M232 512h71M232 623h71M232 737h71M232 850h71M232 964h71M232 341h71M232 456h71M232 568h71M232 681h71M232 795h71M232 906h71M262 1077h32M262 1022h32M262 283h32M262 227h32M306 58v1188M373 920c16-5 32-14 49-24 41-25 78-57 102-101 23-44 34-93 34-139 0-51-11-100-34-144-24-44-61-77-102-102-17-9-33-19-49-23z">
                <text:p/>
              </draw:path>
            </draw:g>
            <draw:g>
              <draw:path draw:style-name="gr3" draw:text-style-name="P3" draw:layer="layout" svg:width="0.905cm" svg:height="2.255cm" draw:transform="rotate (1.5707963267949) translate (54.1234892371977cm 46.1297791662866cm)" svg:viewBox="0 0 906 2256" svg:d="M67 2212h700v-2166h-700zM767 2256h-767v-2256h767v46h-700v2166h700zM834 2256v-2256h-67v2256zM834 1221v-186h72v186z">
                <text:p/>
              </draw:path>
              <draw:path draw:style-name="gr4" draw:text-style-name="P4" draw:layer="layout" svg:width="0.905cm" svg:height="2.255cm" draw:transform="rotate (1.5707963267949) translate (54.1234892371977cm 46.1297791662866cm)" svg:viewBox="0 0 906 2256" svg:d="M67 2212h700v-2166h-700zM767 2256h-767v-2256h767v46h-700v2166h700zM834 2256v-2256h-67v2256zM834 1221v-186h72v186z">
                <text:p/>
              </draw:path>
            </draw:g>
            <draw:g>
              <draw:polygon draw:style-name="gr3" draw:text-style-name="P3" draw:layer="layout" svg:width="0.14cm" svg:height="2.619cm" draw:transform="rotate (1.5707963267949) translate (53.8735121624419cm 46.2687426359641cm)" svg:viewBox="0 0 141 2620" draw:points="141,2620 141,0 0,0 0,2620">
                <text:p/>
              </draw:polygon>
              <draw:polygon draw:style-name="gr4" draw:text-style-name="P4" draw:layer="layout" svg:width="0.14cm" svg:height="2.619cm" draw:transform="rotate (1.5707963267949) translate (53.8735121624419cm 46.2687426359641cm)" svg:viewBox="0 0 141 2620" draw:points="141,2620 141,0 0,0 0,2620">
                <text:p/>
              </draw:polygon>
            </draw:g>
            <draw:g>
              <draw:polygon draw:style-name="gr3" draw:text-style-name="P3" draw:layer="layout" svg:width="2.017cm" svg:height="0.129cm" draw:transform="rotate (1.5707963267949) translate (56.491996023017cm 46.1297791662866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1.5707963267949) translate (56.491996023017cm 46.1297791662866cm)" svg:viewBox="0 0 2018 130" draw:points="0,130 2018,130 2018,0 0,0">
                <text:p/>
              </draw:polygon>
            </draw:g>
            <draw:g>
              <draw:polygon draw:style-name="gr3" draw:text-style-name="P3" draw:layer="layout" svg:width="2.017cm" svg:height="0.129cm" draw:transform="rotate (1.5707963267949) translate (53.7588937855369cm 46.1297791662866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1.5707963267949) translate (53.7588937855369cm 46.1297791662866cm)" svg:viewBox="0 0 2018 130" draw:points="0,130 2018,130 2018,0 0,0">
                <text:p/>
              </draw:polygon>
            </draw:g>
          </draw:g>
          <draw:g>
            <draw:g>
              <draw:path draw:style-name="gr3" draw:text-style-name="P3" draw:layer="layout" svg:width="1.672cm" svg:height="1.528cm" draw:transform="rotate (1.5707963267949) translate (54.5501065103923cm 45.7596468783062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  <draw:path draw:style-name="gr4" draw:text-style-name="P4" draw:layer="layout" svg:width="1.672cm" svg:height="1.528cm" draw:transform="rotate (1.5707963267949) translate (54.5501065103923cm 45.7596468783062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</draw:g>
            <draw:g>
              <draw:polygon draw:style-name="gr3" draw:text-style-name="P3" draw:layer="layout" svg:width="1.669cm" svg:height="2.598cm" draw:transform="rotate (1.5707963267949) translate (53.8962368589222cm 46.1297791662866cm)" svg:viewBox="0 0 1670 2599" draw:points="0,2599 1670,2599 1670,0 0,0">
                <text:p/>
              </draw:polygon>
              <draw:polygon draw:style-name="gr4" draw:text-style-name="P4" draw:layer="layout" svg:width="1.669cm" svg:height="2.598cm" draw:transform="rotate (1.5707963267949) translate (53.8962368589222cm 46.1297791662866cm)" svg:viewBox="0 0 1670 2599" draw:points="0,2599 1670,2599 1670,0 0,0">
                <text:p/>
              </draw:polygon>
            </draw:g>
            <draw:g>
              <draw:polygon draw:style-name="gr3" draw:text-style-name="P3" draw:layer="layout" svg:width="0.46cm" svg:height="1.164cm" draw:transform="rotate (1.5707963267949) translate (54.6991812525601cm 45.0264092170469cm)" svg:viewBox="0 0 461 1165" draw:points="461,0 0,0 0,1165 461,1165">
                <text:p/>
              </draw:polygon>
              <draw:polygon draw:style-name="gr4" draw:text-style-name="P4" draw:layer="layout" svg:width="0.46cm" svg:height="1.164cm" draw:transform="rotate (1.5707963267949) translate (54.6991812525601cm 45.0264092170469cm)" svg:viewBox="0 0 461 1165" draw:points="461,0 0,0 0,1165 461,1165">
                <text:p/>
              </draw:polygon>
            </draw:g>
            <draw:g>
              <draw:polygon draw:style-name="gr5" draw:text-style-name="P5" draw:layer="layout" svg:width="0.011cm" svg:height="0.034cm" draw:transform="rotate (1.5707963267949) translate (54.8545245778411cm 44.9819409067499cm)" svg:viewBox="0 0 12 35" draw:points="12,35 12,0 0,0 0,35">
                <text:p/>
              </draw:polygon>
              <draw:polygon draw:style-name="gr4" draw:text-style-name="P4" draw:layer="layout" svg:width="0.011cm" svg:height="0.034cm" draw:transform="rotate (1.5707963267949) translate (54.8545245778411cm 44.9819409067499cm)" svg:viewBox="0 0 12 35" draw:points="12,35 12,0 0,0 0,35">
                <text:p/>
              </draw:polygon>
            </draw:g>
            <draw:g>
              <draw:path draw:style-name="gr5" draw:text-style-name="P5" draw:layer="layout" svg:width="0.356cm" svg:height="1.053cm" draw:transform="rotate (1.5707963267949) translate (54.7806728330352cm 44.9902787149307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  <draw:path draw:style-name="gr4" draw:text-style-name="P4" draw:layer="layout" svg:width="0.356cm" svg:height="1.053cm" draw:transform="rotate (1.5707963267949) translate (54.7806728330352cm 44.9902787149307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</draw:g>
            <draw:g>
              <draw:path draw:style-name="gr5" draw:text-style-name="P5" draw:layer="layout" svg:width="0.356cm" svg:height="1.104cm" draw:transform="rotate (1.5707963267949) translate (54.7271939833481cm 44.9902787149307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  <draw:path draw:style-name="gr4" draw:text-style-name="P4" draw:layer="layout" svg:width="0.356cm" svg:height="1.104cm" draw:transform="rotate (1.5707963267949) translate (54.7271939833481cm 44.9902787149307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</draw:g>
            <draw:g>
              <draw:path draw:style-name="gr3" draw:text-style-name="P3" draw:layer="layout" svg:width="0.557cm" svg:height="1.305cm" draw:transform="rotate (1.5707963267949) translate (54.6304227315339cm 45.6100557896924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373 920c16-5 32-14 49-24 41-25 78-57 102-101 23-44 34-93 34-139 0-51-11-100-34-144-24-44-61-77-102-102-17-9-33-19-49-23z">
                <text:p/>
              </draw:path>
              <draw:path draw:style-name="gr4" draw:text-style-name="P4" draw:layer="layout" svg:width="0.557cm" svg:height="1.305cm" draw:transform="rotate (1.5707963267949) translate (54.6304227315339cm 45.6100557896924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232 401h71M232 512h71M232 623h71M232 737h71M232 850h71M232 964h71M232 341h71M232 456h71M232 568h71M232 681h71M232 795h71M232 906h71M262 1077h32M262 1022h32M262 283h32M262 227h32M306 58v1188M373 920c16-5 32-14 49-24 41-25 78-57 102-101 23-44 34-93 34-139 0-51-11-100-34-144-24-44-61-77-102-102-17-9-33-19-49-23z">
                <text:p/>
              </draw:path>
            </draw:g>
            <draw:g>
              <draw:path draw:style-name="gr3" draw:text-style-name="P3" draw:layer="layout" svg:width="0.905cm" svg:height="2.255cm" draw:transform="rotate (1.5707963267949) translate (54.1234892371977cm 46.1297791662866cm)" svg:viewBox="0 0 906 2256" svg:d="M67 2212h700v-2166h-700zM767 2256h-767v-2256h767v46h-700v2166h700zM834 2256v-2256h-67v2256zM834 1221v-186h72v186z">
                <text:p/>
              </draw:path>
              <draw:path draw:style-name="gr4" draw:text-style-name="P4" draw:layer="layout" svg:width="0.905cm" svg:height="2.255cm" draw:transform="rotate (1.5707963267949) translate (54.1234892371977cm 46.1297791662866cm)" svg:viewBox="0 0 906 2256" svg:d="M67 2212h700v-2166h-700zM767 2256h-767v-2256h767v46h-700v2166h700zM834 2256v-2256h-67v2256zM834 1221v-186h72v186z">
                <text:p/>
              </draw:path>
            </draw:g>
            <draw:g>
              <draw:polygon draw:style-name="gr3" draw:text-style-name="P3" draw:layer="layout" svg:width="0.14cm" svg:height="2.619cm" draw:transform="rotate (1.5707963267949) translate (53.8735121624419cm 46.2687426359641cm)" svg:viewBox="0 0 141 2620" draw:points="141,2620 141,0 0,0 0,2620">
                <text:p/>
              </draw:polygon>
              <draw:polygon draw:style-name="gr4" draw:text-style-name="P4" draw:layer="layout" svg:width="0.14cm" svg:height="2.619cm" draw:transform="rotate (1.5707963267949) translate (53.8735121624419cm 46.2687426359641cm)" svg:viewBox="0 0 141 2620" draw:points="141,2620 141,0 0,0 0,2620">
                <text:p/>
              </draw:polygon>
            </draw:g>
            <draw:g>
              <draw:polygon draw:style-name="gr3" draw:text-style-name="P3" draw:layer="layout" svg:width="2.017cm" svg:height="0.129cm" draw:transform="rotate (1.5707963267949) translate (56.491996023017cm 46.1297791662866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1.5707963267949) translate (56.491996023017cm 46.1297791662866cm)" svg:viewBox="0 0 2018 130" draw:points="0,130 2018,130 2018,0 0,0">
                <text:p/>
              </draw:polygon>
            </draw:g>
            <draw:g>
              <draw:polygon draw:style-name="gr3" draw:text-style-name="P3" draw:layer="layout" svg:width="2.017cm" svg:height="0.129cm" draw:transform="rotate (1.5707963267949) translate (53.7588937855369cm 46.1297791662866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1.5707963267949) translate (53.7588937855369cm 46.1297791662866cm)" svg:viewBox="0 0 2018 130" draw:points="0,130 2018,130 2018,0 0,0">
                <text:p/>
              </draw:polygon>
            </draw:g>
          </draw:g>
        </draw:g>
        <draw:g>
          <draw:g>
            <draw:g>
              <draw:path draw:style-name="gr3" draw:text-style-name="P3" draw:layer="layout" svg:width="1.852cm" svg:height="1.69cm" draw:transform="rotate (-1.5707963267949) translate (34.2246040124638cm 50.5789985248004cm)" svg:viewBox="0 0 1853 1691" svg:d="M1538 1140c7-100 9-195 9-294 0-95-2-193-9-290-9-19-18-35-30-51-72-111-174-204-296-269-19-11-38-18-56-28h-500-3c-18 0-41-4-55-13-19-10-35-24-44-37-3-5-7-12-7-17h-88c-81 0-160 19-227 56-72 37-130 90-169 155-42 63-63 137-63 209 0 2 0 2 0 2v567 3c0 74 21 146 63 208 39 65 97 118 169 155 67 38 146 58 227 58h88c0-9 7-16 9-23 9-14 25-28 42-37 18-9 37-14 58-14h505c18-9 37-16 55-28 123-64 225-157 294-268 10-16 19-30 28-44zM1540 843c5 49 7 93 7 137 0 123-16 241-46 359-2 2-7 5-9 9-7 14-12 26-12 40 0 13 5 25 12 37 7 14 18 20 30 27 14 7 28 12 44 12 12 0 28-5 39-12 5 0 10-2 14-7 42-44 81-92 114-143 76-123 120-262 120-406 0-16-4-34-4-53 4-16 4-37 4-55 0-139-42-278-118-397-35-53-74-101-116-145-14-7-28-10-41-10-14 0-31 3-42 12-14 7-26 16-33 28-9 11-11 25-11 39 0 12 2 23 9 35 30 116 46 234 46 354 0 47-2 93-7 139zM537 104v3c0 20 5 37 17 53 9 14 20 30 39 37 19 9 37 14 60 14h3 692c21 0 40-5 58-14 19-7 30-23 44-37 9-16 14-33 14-53v-3c0-16-5-37-14-51-14-16-25-30-44-39-18-9-37-14-58-14h-692c-3 0-3 0-3 0-23 0-41 5-60 14s-30 23-39 39c-12 14-17 35-17 51zM542 1587c0 16 2 37 14 51 9 16 25 30 42 39 18 9 37 14 58 14h692c3 0 3 0 3 0 20 0 39-5 57-14 19-9 33-23 44-39 10-14 17-35 17-51v-3c0-20-7-37-17-53-11-14-25-28-44-37-18-9-37-14-57-14h-3-692c-21 0-40 5-58 14-19 9-33 23-42 37-12 16-14 33-14 53z">
                <text:p/>
              </draw:path>
              <draw:path draw:style-name="gr4" draw:text-style-name="P4" draw:layer="layout" svg:width="1.852cm" svg:height="1.69cm" draw:transform="rotate (-1.5707963267949) translate (34.2246040124638cm 50.5789985248004cm)" svg:viewBox="0 0 1853 1691" svg:d="M1538 1140c7-100 9-195 9-294 0-95-2-193-9-290-9-19-18-35-30-51-72-111-174-204-296-269-19-11-38-18-56-28h-500-3c-18 0-41-4-55-13-19-10-35-24-44-37-3-5-7-12-7-17h-88c-81 0-160 19-227 56-72 37-130 90-169 155-42 63-63 137-63 209 0 2 0 2 0 2v567 3c0 74 21 146 63 208 39 65 97 118 169 155 67 38 146 58 227 58h88c0-9 7-16 9-23 9-14 25-28 42-37 18-9 37-14 58-14h505c18-9 37-16 55-28 123-64 225-157 294-268 10-16 19-30 28-44zM1540 843c5 49 7 93 7 137 0 123-16 241-46 359-2 2-7 5-9 9-7 14-12 26-12 40 0 13 5 25 12 37 7 14 18 20 30 27 14 7 28 12 44 12 12 0 28-5 39-12 5 0 10-2 14-7 42-44 81-92 114-143 76-123 120-262 120-406 0-16-4-34-4-53 4-16 4-37 4-55 0-139-42-278-118-397-35-53-74-101-116-145-14-7-28-10-41-10-14 0-31 3-42 12-14 7-26 16-33 28-9 11-11 25-11 39 0 12 2 23 9 35 30 116 46 234 46 354 0 47-2 93-7 139zM537 104v3c0 20 5 37 17 53 9 14 20 30 39 37 19 9 37 14 60 14h3 692c21 0 40-5 58-14 19-7 30-23 44-37 9-16 14-33 14-53v-3c0-16-5-37-14-51-14-16-25-30-44-39-18-9-37-14-58-14h-692c-3 0-3 0-3 0-23 0-41 5-60 14s-30 23-39 39c-12 14-17 35-17 51zM542 1587c0 16 2 37 14 51 9 16 25 30 42 39 18 9 37 14 58 14h692c3 0 3 0 3 0 20 0 39-5 57-14 19-9 33-23 44-39 10-14 17-35 17-51v-3c0-20-7-37-17-53-11-14-25-28-44-37-18-9-37-14-57-14h-3-692c-21 0-40 5-58 14-19 9-33 23-42 37-12 16-14 33-14 53z">
                <text:p/>
              </draw:path>
            </draw:g>
            <draw:g>
              <draw:polygon draw:style-name="gr3" draw:text-style-name="P3" draw:layer="layout" svg:width="1.848cm" svg:height="2.876cm" draw:transform="rotate (-1.5707963267949) translate (34.9484181550067cm 50.1692731551496cm)" svg:viewBox="0 0 1849 2877" draw:points="0,2877 1849,2877 1849,0 0,0">
                <text:p/>
              </draw:polygon>
              <draw:polygon draw:style-name="gr4" draw:text-style-name="P4" draw:layer="layout" svg:width="1.848cm" svg:height="2.876cm" draw:transform="rotate (-1.5707963267949) translate (34.9484181550067cm 50.1692731551496cm)" svg:viewBox="0 0 1849 2877" draw:points="0,2877 1849,2877 1849,0 0,0">
                <text:p/>
              </draw:polygon>
            </draw:g>
            <draw:g>
              <draw:polygon draw:style-name="gr3" draw:text-style-name="P3" draw:layer="layout" svg:width="0.509cm" svg:height="1.289cm" draw:transform="rotate (-1.5707963267949) translate (34.0595827327112cm 51.3906706797499cm)" svg:viewBox="0 0 510 1290" draw:points="510,0 0,0 0,1290 510,1290">
                <text:p/>
              </draw:polygon>
              <draw:polygon draw:style-name="gr4" draw:text-style-name="P4" draw:layer="layout" svg:width="0.509cm" svg:height="1.289cm" draw:transform="rotate (-1.5707963267949) translate (34.0595827327112cm 51.3906706797499cm)" svg:viewBox="0 0 510 1290" draw:points="510,0 0,0 0,1290 510,1290">
                <text:p/>
              </draw:polygon>
            </draw:g>
            <draw:g>
              <draw:polygon draw:style-name="gr5" draw:text-style-name="P5" draw:layer="layout" svg:width="0.011cm" svg:height="0.038cm" draw:transform="rotate (-1.5707963267949) translate (33.8876223189876cm 51.4398957689025cm)" svg:viewBox="0 0 12 39" draw:points="12,39 12,0 0,0 0,39">
                <text:p/>
              </draw:polygon>
              <draw:polygon draw:style-name="gr4" draw:text-style-name="P4" draw:layer="layout" svg:width="0.011cm" svg:height="0.038cm" draw:transform="rotate (-1.5707963267949) translate (33.8876223189876cm 51.4398957689025cm)" svg:viewBox="0 0 12 39" draw:points="12,39 12,0 0,0 0,39">
                <text:p/>
              </draw:polygon>
            </draw:g>
            <draw:g>
              <draw:path draw:style-name="gr5" draw:text-style-name="P5" draw:layer="layout" svg:width="0.393cm" svg:height="1.167cm" draw:transform="rotate (-1.5707963267949) translate (33.9693739910859cm 51.4306660646862cm)" svg:viewBox="0 0 394 1168" svg:d="M46 1089v-47h-46v47zM46 1035v-46h-46v46zM46 980v-44h-46v44zM46 927v-44h-46v44zM46 577v-44h-46v44zM46 524v-44h-46v44zM46 470v-44h-46v44zM46 417v-44h-46v44zM144 1168v-72h-49v72zM144 1089v-47h-49v47zM144 1035v-46h-49v46zM144 980v-44h-49v44zM144 927v-44h-49v44zM144 871v-44h-49v44zM144 815v-44h-49v44zM144 762v-44h-49v44zM144 707v-44h-49v44zM144 653v-44h-49v44zM144 600v-44h-49v44zM144 547v-44h-49v44zM144 493v-46h-49v46zM208 1089v-47h-50v47zM208 1035v-46h-50v46zM208 980v-44h-50v44zM208 927v-44h-50v44zM208 871v-44h-50v44zM208 815v-44h-50v44zM208 762v-44h-50v44zM208 707v-44h-50v44zM208 653v-44h-50v44zM208 600v-44h-50v44zM208 547v-44h-50v44zM208 493v-46h-50v46zM271 1089v-47h-49v47zM271 1035v-46h-49v46zM271 980v-44h-49v44zM271 927v-44h-49v44zM271 871v-44h-49v44zM271 815v-44h-49v44zM271 762v-44h-49v44zM271 707v-44h-49v44zM271 653v-44h-49v44zM271 600v-44h-49v44zM271 547v-44h-49v44zM271 493v-46h-49v46zM331 1089v-47h-48v47zM331 1035v-46h-48v46zM331 980v-44h-48v44zM331 927v-44h-48v44zM331 871v-44h-48v44zM331 815v-44h-48v44zM331 762v-44h-48v44zM331 707v-44h-48v44zM331 653v-44h-48v44zM331 600v-44h-48v44zM331 547v-44h-48v44zM394 980v-371h-49v371zM394 160v-107h-49v107zM394 42v-42h-49v42zM331 42v-42h-48v42zM331 102v-46h-48v46zM331 160v-44h-48v44zM271 160v-44h-49v44zM208 160v-44h-50v44zM208 102v-46h-50v46zM208 42v-42h-50v42zM271 42v-42h-49v42zM271 102v-46h-49v46z">
                <text:p/>
              </draw:path>
              <draw:path draw:style-name="gr4" draw:text-style-name="P4" draw:layer="layout" svg:width="0.393cm" svg:height="1.167cm" draw:transform="rotate (-1.5707963267949) translate (33.9693739910859cm 51.4306660646862cm)" svg:viewBox="0 0 394 1168" svg:d="M46 1089v-47h-46v47zM46 1035v-46h-46v46zM46 980v-44h-46v44zM46 927v-44h-46v44zM46 577v-44h-46v44zM46 524v-44h-46v44zM46 470v-44h-46v44zM46 417v-44h-46v44zM144 1168v-72h-49v72zM144 1089v-47h-49v47zM144 1035v-46h-49v46zM144 980v-44h-49v44zM144 927v-44h-49v44zM144 871v-44h-49v44zM144 815v-44h-49v44zM144 762v-44h-49v44zM144 707v-44h-49v44zM144 653v-44h-49v44zM144 600v-44h-49v44zM144 547v-44h-49v44zM144 493v-46h-49v46zM208 1089v-47h-50v47zM208 1035v-46h-50v46zM208 980v-44h-50v44zM208 927v-44h-50v44zM208 871v-44h-50v44zM208 815v-44h-50v44zM208 762v-44h-50v44zM208 707v-44h-50v44zM208 653v-44h-50v44zM208 600v-44h-50v44zM208 547v-44h-50v44zM208 493v-46h-50v46zM271 1089v-47h-49v47zM271 1035v-46h-49v46zM271 980v-44h-49v44zM271 927v-44h-49v44zM271 871v-44h-49v44zM271 815v-44h-49v44zM271 762v-44h-49v44zM271 707v-44h-49v44zM271 653v-44h-49v44zM271 600v-44h-49v44zM271 547v-44h-49v44zM271 493v-46h-49v46zM331 1089v-47h-48v47zM331 1035v-46h-48v46zM331 980v-44h-48v44zM331 927v-44h-48v44zM331 871v-44h-48v44zM331 815v-44h-48v44zM331 762v-44h-48v44zM331 707v-44h-48v44zM331 653v-44h-48v44zM331 600v-44h-48v44zM331 547v-44h-48v44zM394 980v-371h-49v371zM394 160v-107h-49v107zM394 42v-42h-49v42zM331 42v-42h-48v42zM331 102v-46h-48v46zM331 160v-44h-48v44zM271 160v-44h-49v44zM208 160v-44h-50v44zM208 102v-46h-50v46zM208 42v-42h-50v42zM271 42v-42h-49v42zM271 102v-46h-49v46z">
                <text:p/>
              </draw:path>
            </draw:g>
            <draw:g>
              <draw:path draw:style-name="gr5" draw:text-style-name="P5" draw:layer="layout" svg:width="0.393cm" svg:height="1.222cm" draw:transform="rotate (-1.5707963267949) translate (34.0285734777776cm 51.4306660646862cm)" svg:viewBox="0 0 394 1223" svg:d="M46 1223v-44h-46v44zM208 1223v-69h-50v69zM271 1223v-69h-49v69zM331 1223v-69h-48v69zM394 1223v-69h-49v69zM394 1142v-46h-49v46zM394 1089v-47h-49v47zM394 660v-46h-49v46zM394 602v-44h-49v44zM394 549v-44h-49v44zM394 496v-72h-49v72zM394 398v-46h-49v46zM394 343v-44h-49v44zM394 290v-44h-49v44zM394 42v-42h-107v42zM273 42v-42h-115v42zM144 42v-42h-49v42zM144 102v-46h-49v46zM144 160v-44h-49v44zM144 218v-47h-49v47zM144 290v-44h-49v44zM208 290v-44h-50v44zM331 343v-44h-48v44zM329 549v-125h-46v125zM269 496v-72h-111v72zM208 398v-46h-50v46zM208 343v-44h-50v44zM144 343v-44h-49v44zM144 496v-72h-49v72zM19 65v-35h-10v35zM19 118v-32h-10v32zM46 290v-44h-46v44zM46 343v-44h-46v44zM46 398v-46h-46v46zM46 730v-44h-46v44zM46 783v-44h-46v44zM46 836v-41h-46v41zM46 892v-44h-46v44zM144 398v-46h-49v46z">
                <text:p/>
              </draw:path>
              <draw:path draw:style-name="gr4" draw:text-style-name="P4" draw:layer="layout" svg:width="0.393cm" svg:height="1.222cm" draw:transform="rotate (-1.5707963267949) translate (34.0285734777776cm 51.4306660646862cm)" svg:viewBox="0 0 394 1223" svg:d="M46 1223v-44h-46v44zM208 1223v-69h-50v69zM271 1223v-69h-49v69zM331 1223v-69h-48v69zM394 1223v-69h-49v69zM394 1142v-46h-49v46zM394 1089v-47h-49v47zM394 660v-46h-49v46zM394 602v-44h-49v44zM394 549v-44h-49v44zM394 496v-72h-49v72zM394 398v-46h-49v46zM394 343v-44h-49v44zM394 290v-44h-49v44zM394 42v-42h-107v42zM273 42v-42h-115v42zM144 42v-42h-49v42zM144 102v-46h-49v46zM144 160v-44h-49v44zM144 218v-47h-49v47zM144 290v-44h-49v44zM208 290v-44h-50v44zM331 343v-44h-48v44zM329 549v-125h-46v125zM269 496v-72h-111v72zM208 398v-46h-50v46zM208 343v-44h-50v44zM144 343v-44h-49v44zM144 496v-72h-49v72zM19 65v-35h-10v35zM19 118v-32h-10v32zM46 290v-44h-46v44zM46 343v-44h-46v44zM46 398v-46h-46v46zM46 730v-44h-46v44zM46 783v-44h-46v44zM46 836v-41h-46v41zM46 892v-44h-46v44zM144 398v-46h-49v46z">
                <text:p/>
              </draw:path>
            </draw:g>
            <draw:g>
              <draw:path draw:style-name="gr3" draw:text-style-name="P3" draw:layer="layout" svg:width="0.618cm" svg:height="1.444cm" draw:transform="rotate (-1.5707963267949) translate (34.1356963584579cm 50.7445913846214cm)" svg:viewBox="0 0 619 1445" svg:d="M206 1017v-588c-18 4-37 13-55 25-47 28-86 65-112 114-27 46-39 99-39 157 0 53 12 107 39 155 26 47 65 84 112 111 18 12 37 21 55 26zM206 276v892c0 11-2 25-2 39 0 51 14 104 46 148 21 35 49 65 81 88v2h81v-1445h-81c-32 23-60 53-81 88-32 44-46 97-46 148 0 14 2 28 2 40zM412 1017c19-5 37-14 56-26 46-27 86-64 111-111 28-48 40-102 40-155 0-58-12-111-40-157-25-49-65-86-111-114-19-12-37-21-56-25z">
                <text:p/>
              </draw:path>
              <draw:path draw:style-name="gr4" draw:text-style-name="P4" draw:layer="layout" svg:width="0.618cm" svg:height="1.444cm" draw:transform="rotate (-1.5707963267949) translate (34.1356963584579cm 50.7445913846214cm)" svg:viewBox="0 0 619 1445" svg:d="M206 1017v-588c-18 4-37 13-55 25-47 28-86 65-112 114-27 46-39 99-39 157 0 53 12 107 39 155 26 47 65 84 112 111 18 12 37 21 55 26zM206 276v892c0 11-2 25-2 39 0 51 14 104 46 148 21 35 49 65 81 88v2h81v-1445h-81c-32 23-60 53-81 88-32 44-46 97-46 148 0 14 2 28 2 40zM255 442h81M255 568h81M255 690h81M255 815h81M255 940h81M255 1066h81M255 378h81M255 505h81M255 628h81M255 753h81M255 880h81M255 1003h81M290 1193h37M290 1130h37M290 313h37M290 250h37M338 65v1313M412 1017c19-5 37-14 56-26 46-27 86-64 111-111 28-48 40-102 40-155 0-58-12-111-40-157-25-49-65-86-111-114-19-12-37-21-56-25z">
                <text:p/>
              </draw:path>
            </draw:g>
            <draw:g>
              <draw:path draw:style-name="gr3" draw:text-style-name="P3" draw:layer="layout" svg:width="1.002cm" svg:height="2.498cm" draw:transform="rotate (-1.5707963267949) translate (34.6968565709012cm 50.1692731551496cm)" svg:viewBox="0 0 1003 2499" svg:d="M74 2449h776v-2398h-776zM850 2499h-850v-2499h850v51h-776v2398h776zM922 2499v-2499h-72v2499zM922 1353v-206h81v206z">
                <text:p/>
              </draw:path>
              <draw:path draw:style-name="gr4" draw:text-style-name="P4" draw:layer="layout" svg:width="1.002cm" svg:height="2.498cm" draw:transform="rotate (-1.5707963267949) translate (34.6968565709012cm 50.1692731551496cm)" svg:viewBox="0 0 1003 2499" svg:d="M74 2449h776v-2398h-776zM850 2499h-850v-2499h850v51h-776v2398h776zM922 2499v-2499h-72v2499zM922 1353v-206h81v206z">
                <text:p/>
              </draw:path>
            </draw:g>
            <draw:g>
              <draw:polygon draw:style-name="gr3" draw:text-style-name="P3" draw:layer="layout" svg:width="0.157cm" svg:height="2.899cm" draw:transform="rotate (-1.5707963267949) translate (34.9735737141622cm 50.0154447515476cm)" svg:viewBox="0 0 158 2900" draw:points="158,2900 158,0 0,0 0,2900">
                <text:p/>
              </draw:polygon>
              <draw:polygon draw:style-name="gr4" draw:text-style-name="P4" draw:layer="layout" svg:width="0.157cm" svg:height="2.899cm" draw:transform="rotate (-1.5707963267949) translate (34.9735737141622cm 50.0154447515476cm)" svg:viewBox="0 0 158 2900" draw:points="158,2900 158,0 0,0 0,2900">
                <text:p/>
              </draw:polygon>
            </draw:g>
            <draw:g>
              <draw:polygon draw:style-name="gr3" draw:text-style-name="P3" draw:layer="layout" svg:width="2.232cm" svg:height="0.143cm" draw:transform="rotate (-1.5707963267949) translate (32.0749904169504cm 50.1692731551496cm)" svg:viewBox="0 0 2233 144" draw:points="0,144 2233,144 2233,0 0,0">
                <text:p/>
              </draw:polygon>
              <draw:polygon draw:style-name="gr4" draw:text-style-name="P4" draw:layer="layout" svg:width="2.232cm" svg:height="0.143cm" draw:transform="rotate (-1.5707963267949) translate (32.0749904169504cm 50.1692731551496cm)" svg:viewBox="0 0 2233 144" draw:points="0,144 2233,144 2233,0 0,0">
                <text:p/>
              </draw:polygon>
            </draw:g>
            <draw:g>
              <draw:polygon draw:style-name="gr3" draw:text-style-name="P3" draw:layer="layout" svg:width="2.232cm" svg:height="0.143cm" draw:transform="rotate (-1.5707963267949) translate (35.1004528283902cm 50.1692731551496cm)" svg:viewBox="0 0 2233 144" draw:points="0,144 2233,144 2233,0 0,0">
                <text:p/>
              </draw:polygon>
              <draw:polygon draw:style-name="gr4" draw:text-style-name="P4" draw:layer="layout" svg:width="2.232cm" svg:height="0.143cm" draw:transform="rotate (-1.5707963267949) translate (35.1004528283902cm 50.1692731551496cm)" svg:viewBox="0 0 2233 144" draw:points="0,144 2233,144 2233,0 0,0">
                <text:p/>
              </draw:polygon>
            </draw:g>
          </draw:g>
          <draw:g>
            <draw:g>
              <draw:path draw:style-name="gr3" draw:text-style-name="P3" draw:layer="layout" svg:width="1.852cm" svg:height="1.69cm" draw:transform="rotate (-1.5707963267949) translate (34.2246040124638cm 50.5789985248004cm)" svg:viewBox="0 0 1853 1691" svg:d="M1538 1140c7-100 9-195 9-294 0-95-2-193-9-290-9-19-18-35-30-51-72-111-174-204-296-269-19-11-38-18-56-28h-500-3c-18 0-41-4-55-13-19-10-35-24-44-37-3-5-7-12-7-17h-88c-81 0-160 19-227 56-72 37-130 90-169 155-42 63-63 137-63 209 0 2 0 2 0 2v567 3c0 74 21 146 63 208 39 65 97 118 169 155 67 38 146 58 227 58h88c0-9 7-16 9-23 9-14 25-28 42-37 18-9 37-14 58-14h505c18-9 37-16 55-28 123-64 225-157 294-268 10-16 19-30 28-44zM1540 843c5 49 7 93 7 137 0 123-16 241-46 359-2 2-7 5-9 9-7 14-12 26-12 40 0 13 5 25 12 37 7 14 18 20 30 27 14 7 28 12 44 12 12 0 28-5 39-12 5 0 10-2 14-7 42-44 81-92 114-143 76-123 120-262 120-406 0-16-4-34-4-53 4-16 4-37 4-55 0-139-42-278-118-397-35-53-74-101-116-145-14-7-28-10-41-10-14 0-31 3-42 12-14 7-26 16-33 28-9 11-11 25-11 39 0 12 2 23 9 35 30 116 46 234 46 354 0 47-2 93-7 139zM537 104v3c0 20 5 37 17 53 9 14 20 30 39 37 19 9 37 14 60 14h3 692c21 0 40-5 58-14 19-7 30-23 44-37 9-16 14-33 14-53v-3c0-16-5-37-14-51-14-16-25-30-44-39-18-9-37-14-58-14h-692c-3 0-3 0-3 0-23 0-41 5-60 14s-30 23-39 39c-12 14-17 35-17 51zM542 1587c0 16 2 37 14 51 9 16 25 30 42 39 18 9 37 14 58 14h692c3 0 3 0 3 0 20 0 39-5 57-14 19-9 33-23 44-39 10-14 17-35 17-51v-3c0-20-7-37-17-53-11-14-25-28-44-37-18-9-37-14-57-14h-3-692c-21 0-40 5-58 14-19 9-33 23-42 37-12 16-14 33-14 53z">
                <text:p/>
              </draw:path>
              <draw:path draw:style-name="gr4" draw:text-style-name="P4" draw:layer="layout" svg:width="1.852cm" svg:height="1.69cm" draw:transform="rotate (-1.5707963267949) translate (34.2246040124638cm 50.5789985248004cm)" svg:viewBox="0 0 1853 1691" svg:d="M1538 1140c7-100 9-195 9-294 0-95-2-193-9-290-9-19-18-35-30-51-72-111-174-204-296-269-19-11-38-18-56-28h-500-3c-18 0-41-4-55-13-19-10-35-24-44-37-3-5-7-12-7-17h-88c-81 0-160 19-227 56-72 37-130 90-169 155-42 63-63 137-63 209 0 2 0 2 0 2v567 3c0 74 21 146 63 208 39 65 97 118 169 155 67 38 146 58 227 58h88c0-9 7-16 9-23 9-14 25-28 42-37 18-9 37-14 58-14h505c18-9 37-16 55-28 123-64 225-157 294-268 10-16 19-30 28-44zM1540 843c5 49 7 93 7 137 0 123-16 241-46 359-2 2-7 5-9 9-7 14-12 26-12 40 0 13 5 25 12 37 7 14 18 20 30 27 14 7 28 12 44 12 12 0 28-5 39-12 5 0 10-2 14-7 42-44 81-92 114-143 76-123 120-262 120-406 0-16-4-34-4-53 4-16 4-37 4-55 0-139-42-278-118-397-35-53-74-101-116-145-14-7-28-10-41-10-14 0-31 3-42 12-14 7-26 16-33 28-9 11-11 25-11 39 0 12 2 23 9 35 30 116 46 234 46 354 0 47-2 93-7 139zM537 104v3c0 20 5 37 17 53 9 14 20 30 39 37 19 9 37 14 60 14h3 692c21 0 40-5 58-14 19-7 30-23 44-37 9-16 14-33 14-53v-3c0-16-5-37-14-51-14-16-25-30-44-39-18-9-37-14-58-14h-692c-3 0-3 0-3 0-23 0-41 5-60 14s-30 23-39 39c-12 14-17 35-17 51zM542 1587c0 16 2 37 14 51 9 16 25 30 42 39 18 9 37 14 58 14h692c3 0 3 0 3 0 20 0 39-5 57-14 19-9 33-23 44-39 10-14 17-35 17-51v-3c0-20-7-37-17-53-11-14-25-28-44-37-18-9-37-14-57-14h-3-692c-21 0-40 5-58 14-19 9-33 23-42 37-12 16-14 33-14 53z">
                <text:p/>
              </draw:path>
            </draw:g>
            <draw:g>
              <draw:polygon draw:style-name="gr3" draw:text-style-name="P3" draw:layer="layout" svg:width="1.848cm" svg:height="2.876cm" draw:transform="rotate (-1.5707963267949) translate (34.9484181550067cm 50.1692731551496cm)" svg:viewBox="0 0 1849 2877" draw:points="0,2877 1849,2877 1849,0 0,0">
                <text:p/>
              </draw:polygon>
              <draw:polygon draw:style-name="gr4" draw:text-style-name="P4" draw:layer="layout" svg:width="1.848cm" svg:height="2.876cm" draw:transform="rotate (-1.5707963267949) translate (34.9484181550067cm 50.1692731551496cm)" svg:viewBox="0 0 1849 2877" draw:points="0,2877 1849,2877 1849,0 0,0">
                <text:p/>
              </draw:polygon>
            </draw:g>
            <draw:g>
              <draw:polygon draw:style-name="gr3" draw:text-style-name="P3" draw:layer="layout" svg:width="0.509cm" svg:height="1.289cm" draw:transform="rotate (-1.5707963267949) translate (34.0595827327112cm 51.3906706797499cm)" svg:viewBox="0 0 510 1290" draw:points="510,0 0,0 0,1290 510,1290">
                <text:p/>
              </draw:polygon>
              <draw:polygon draw:style-name="gr4" draw:text-style-name="P4" draw:layer="layout" svg:width="0.509cm" svg:height="1.289cm" draw:transform="rotate (-1.5707963267949) translate (34.0595827327112cm 51.3906706797499cm)" svg:viewBox="0 0 510 1290" draw:points="510,0 0,0 0,1290 510,1290">
                <text:p/>
              </draw:polygon>
            </draw:g>
            <draw:g>
              <draw:polygon draw:style-name="gr5" draw:text-style-name="P5" draw:layer="layout" svg:width="0.011cm" svg:height="0.038cm" draw:transform="rotate (-1.5707963267949) translate (33.8876223189876cm 51.4398957689025cm)" svg:viewBox="0 0 12 39" draw:points="12,39 12,0 0,0 0,39">
                <text:p/>
              </draw:polygon>
              <draw:polygon draw:style-name="gr4" draw:text-style-name="P4" draw:layer="layout" svg:width="0.011cm" svg:height="0.038cm" draw:transform="rotate (-1.5707963267949) translate (33.8876223189876cm 51.4398957689025cm)" svg:viewBox="0 0 12 39" draw:points="12,39 12,0 0,0 0,39">
                <text:p/>
              </draw:polygon>
            </draw:g>
            <draw:g>
              <draw:path draw:style-name="gr5" draw:text-style-name="P5" draw:layer="layout" svg:width="0.393cm" svg:height="1.167cm" draw:transform="rotate (-1.5707963267949) translate (33.9693739910859cm 51.4306660646862cm)" svg:viewBox="0 0 394 1168" svg:d="M46 1089v-47h-46v47zM46 1035v-46h-46v46zM46 980v-44h-46v44zM46 927v-44h-46v44zM46 577v-44h-46v44zM46 524v-44h-46v44zM46 470v-44h-46v44zM46 417v-44h-46v44zM144 1168v-72h-49v72zM144 1089v-47h-49v47zM144 1035v-46h-49v46zM144 980v-44h-49v44zM144 927v-44h-49v44zM144 871v-44h-49v44zM144 815v-44h-49v44zM144 762v-44h-49v44zM144 707v-44h-49v44zM144 653v-44h-49v44zM144 600v-44h-49v44zM144 547v-44h-49v44zM144 493v-46h-49v46zM208 1089v-47h-50v47zM208 1035v-46h-50v46zM208 980v-44h-50v44zM208 927v-44h-50v44zM208 871v-44h-50v44zM208 815v-44h-50v44zM208 762v-44h-50v44zM208 707v-44h-50v44zM208 653v-44h-50v44zM208 600v-44h-50v44zM208 547v-44h-50v44zM208 493v-46h-50v46zM271 1089v-47h-49v47zM271 1035v-46h-49v46zM271 980v-44h-49v44zM271 927v-44h-49v44zM271 871v-44h-49v44zM271 815v-44h-49v44zM271 762v-44h-49v44zM271 707v-44h-49v44zM271 653v-44h-49v44zM271 600v-44h-49v44zM271 547v-44h-49v44zM271 493v-46h-49v46zM331 1089v-47h-48v47zM331 1035v-46h-48v46zM331 980v-44h-48v44zM331 927v-44h-48v44zM331 871v-44h-48v44zM331 815v-44h-48v44zM331 762v-44h-48v44zM331 707v-44h-48v44zM331 653v-44h-48v44zM331 600v-44h-48v44zM331 547v-44h-48v44zM394 980v-371h-49v371zM394 160v-107h-49v107zM394 42v-42h-49v42zM331 42v-42h-48v42zM331 102v-46h-48v46zM331 160v-44h-48v44zM271 160v-44h-49v44zM208 160v-44h-50v44zM208 102v-46h-50v46zM208 42v-42h-50v42zM271 42v-42h-49v42zM271 102v-46h-49v46z">
                <text:p/>
              </draw:path>
              <draw:path draw:style-name="gr4" draw:text-style-name="P4" draw:layer="layout" svg:width="0.393cm" svg:height="1.167cm" draw:transform="rotate (-1.5707963267949) translate (33.9693739910859cm 51.4306660646862cm)" svg:viewBox="0 0 394 1168" svg:d="M46 1089v-47h-46v47zM46 1035v-46h-46v46zM46 980v-44h-46v44zM46 927v-44h-46v44zM46 577v-44h-46v44zM46 524v-44h-46v44zM46 470v-44h-46v44zM46 417v-44h-46v44zM144 1168v-72h-49v72zM144 1089v-47h-49v47zM144 1035v-46h-49v46zM144 980v-44h-49v44zM144 927v-44h-49v44zM144 871v-44h-49v44zM144 815v-44h-49v44zM144 762v-44h-49v44zM144 707v-44h-49v44zM144 653v-44h-49v44zM144 600v-44h-49v44zM144 547v-44h-49v44zM144 493v-46h-49v46zM208 1089v-47h-50v47zM208 1035v-46h-50v46zM208 980v-44h-50v44zM208 927v-44h-50v44zM208 871v-44h-50v44zM208 815v-44h-50v44zM208 762v-44h-50v44zM208 707v-44h-50v44zM208 653v-44h-50v44zM208 600v-44h-50v44zM208 547v-44h-50v44zM208 493v-46h-50v46zM271 1089v-47h-49v47zM271 1035v-46h-49v46zM271 980v-44h-49v44zM271 927v-44h-49v44zM271 871v-44h-49v44zM271 815v-44h-49v44zM271 762v-44h-49v44zM271 707v-44h-49v44zM271 653v-44h-49v44zM271 600v-44h-49v44zM271 547v-44h-49v44zM271 493v-46h-49v46zM331 1089v-47h-48v47zM331 1035v-46h-48v46zM331 980v-44h-48v44zM331 927v-44h-48v44zM331 871v-44h-48v44zM331 815v-44h-48v44zM331 762v-44h-48v44zM331 707v-44h-48v44zM331 653v-44h-48v44zM331 600v-44h-48v44zM331 547v-44h-48v44zM394 980v-371h-49v371zM394 160v-107h-49v107zM394 42v-42h-49v42zM331 42v-42h-48v42zM331 102v-46h-48v46zM331 160v-44h-48v44zM271 160v-44h-49v44zM208 160v-44h-50v44zM208 102v-46h-50v46zM208 42v-42h-50v42zM271 42v-42h-49v42zM271 102v-46h-49v46z">
                <text:p/>
              </draw:path>
            </draw:g>
            <draw:g>
              <draw:path draw:style-name="gr5" draw:text-style-name="P5" draw:layer="layout" svg:width="0.393cm" svg:height="1.222cm" draw:transform="rotate (-1.5707963267949) translate (34.0285734777776cm 51.4306660646862cm)" svg:viewBox="0 0 394 1223" svg:d="M46 1223v-44h-46v44zM208 1223v-69h-50v69zM271 1223v-69h-49v69zM331 1223v-69h-48v69zM394 1223v-69h-49v69zM394 1142v-46h-49v46zM394 1089v-47h-49v47zM394 660v-46h-49v46zM394 602v-44h-49v44zM394 549v-44h-49v44zM394 496v-72h-49v72zM394 398v-46h-49v46zM394 343v-44h-49v44zM394 290v-44h-49v44zM394 42v-42h-107v42zM273 42v-42h-115v42zM144 42v-42h-49v42zM144 102v-46h-49v46zM144 160v-44h-49v44zM144 218v-47h-49v47zM144 290v-44h-49v44zM208 290v-44h-50v44zM331 343v-44h-48v44zM329 549v-125h-46v125zM269 496v-72h-111v72zM208 398v-46h-50v46zM208 343v-44h-50v44zM144 343v-44h-49v44zM144 496v-72h-49v72zM19 65v-35h-10v35zM19 118v-32h-10v32zM46 290v-44h-46v44zM46 343v-44h-46v44zM46 398v-46h-46v46zM46 730v-44h-46v44zM46 783v-44h-46v44zM46 836v-41h-46v41zM46 892v-44h-46v44zM144 398v-46h-49v46z">
                <text:p/>
              </draw:path>
              <draw:path draw:style-name="gr4" draw:text-style-name="P4" draw:layer="layout" svg:width="0.393cm" svg:height="1.222cm" draw:transform="rotate (-1.5707963267949) translate (34.0285734777776cm 51.4306660646862cm)" svg:viewBox="0 0 394 1223" svg:d="M46 1223v-44h-46v44zM208 1223v-69h-50v69zM271 1223v-69h-49v69zM331 1223v-69h-48v69zM394 1223v-69h-49v69zM394 1142v-46h-49v46zM394 1089v-47h-49v47zM394 660v-46h-49v46zM394 602v-44h-49v44zM394 549v-44h-49v44zM394 496v-72h-49v72zM394 398v-46h-49v46zM394 343v-44h-49v44zM394 290v-44h-49v44zM394 42v-42h-107v42zM273 42v-42h-115v42zM144 42v-42h-49v42zM144 102v-46h-49v46zM144 160v-44h-49v44zM144 218v-47h-49v47zM144 290v-44h-49v44zM208 290v-44h-50v44zM331 343v-44h-48v44zM329 549v-125h-46v125zM269 496v-72h-111v72zM208 398v-46h-50v46zM208 343v-44h-50v44zM144 343v-44h-49v44zM144 496v-72h-49v72zM19 65v-35h-10v35zM19 118v-32h-10v32zM46 290v-44h-46v44zM46 343v-44h-46v44zM46 398v-46h-46v46zM46 730v-44h-46v44zM46 783v-44h-46v44zM46 836v-41h-46v41zM46 892v-44h-46v44zM144 398v-46h-49v46z">
                <text:p/>
              </draw:path>
            </draw:g>
            <draw:g>
              <draw:path draw:style-name="gr3" draw:text-style-name="P3" draw:layer="layout" svg:width="0.618cm" svg:height="1.444cm" draw:transform="rotate (-1.5707963267949) translate (34.1356963584579cm 50.7445913846214cm)" svg:viewBox="0 0 619 1445" svg:d="M206 1017v-588c-18 4-37 13-55 25-47 28-86 65-112 114-27 46-39 99-39 157 0 53 12 107 39 155 26 47 65 84 112 111 18 12 37 21 55 26zM206 276v892c0 11-2 25-2 39 0 51 14 104 46 148 21 35 49 65 81 88v2h81v-1445h-81c-32 23-60 53-81 88-32 44-46 97-46 148 0 14 2 28 2 40zM412 1017c19-5 37-14 56-26 46-27 86-64 111-111 28-48 40-102 40-155 0-58-12-111-40-157-25-49-65-86-111-114-19-12-37-21-56-25z">
                <text:p/>
              </draw:path>
              <draw:path draw:style-name="gr4" draw:text-style-name="P4" draw:layer="layout" svg:width="0.618cm" svg:height="1.444cm" draw:transform="rotate (-1.5707963267949) translate (34.1356963584579cm 50.7445913846214cm)" svg:viewBox="0 0 619 1445" svg:d="M206 1017v-588c-18 4-37 13-55 25-47 28-86 65-112 114-27 46-39 99-39 157 0 53 12 107 39 155 26 47 65 84 112 111 18 12 37 21 55 26zM206 276v892c0 11-2 25-2 39 0 51 14 104 46 148 21 35 49 65 81 88v2h81v-1445h-81c-32 23-60 53-81 88-32 44-46 97-46 148 0 14 2 28 2 40zM255 442h81M255 568h81M255 690h81M255 815h81M255 940h81M255 1066h81M255 378h81M255 505h81M255 628h81M255 753h81M255 880h81M255 1003h81M290 1193h37M290 1130h37M290 313h37M290 250h37M338 65v1313M412 1017c19-5 37-14 56-26 46-27 86-64 111-111 28-48 40-102 40-155 0-58-12-111-40-157-25-49-65-86-111-114-19-12-37-21-56-25z">
                <text:p/>
              </draw:path>
            </draw:g>
            <draw:g>
              <draw:path draw:style-name="gr3" draw:text-style-name="P3" draw:layer="layout" svg:width="1.002cm" svg:height="2.498cm" draw:transform="rotate (-1.5707963267949) translate (34.6968565709012cm 50.1692731551496cm)" svg:viewBox="0 0 1003 2499" svg:d="M74 2449h776v-2398h-776zM850 2499h-850v-2499h850v51h-776v2398h776zM922 2499v-2499h-72v2499zM922 1353v-206h81v206z">
                <text:p/>
              </draw:path>
              <draw:path draw:style-name="gr4" draw:text-style-name="P4" draw:layer="layout" svg:width="1.002cm" svg:height="2.498cm" draw:transform="rotate (-1.5707963267949) translate (34.6968565709012cm 50.1692731551496cm)" svg:viewBox="0 0 1003 2499" svg:d="M74 2449h776v-2398h-776zM850 2499h-850v-2499h850v51h-776v2398h776zM922 2499v-2499h-72v2499zM922 1353v-206h81v206z">
                <text:p/>
              </draw:path>
            </draw:g>
            <draw:g>
              <draw:polygon draw:style-name="gr3" draw:text-style-name="P3" draw:layer="layout" svg:width="0.157cm" svg:height="2.899cm" draw:transform="rotate (-1.5707963267949) translate (34.9735737141622cm 50.0154447515476cm)" svg:viewBox="0 0 158 2900" draw:points="158,2900 158,0 0,0 0,2900">
                <text:p/>
              </draw:polygon>
              <draw:polygon draw:style-name="gr4" draw:text-style-name="P4" draw:layer="layout" svg:width="0.157cm" svg:height="2.899cm" draw:transform="rotate (-1.5707963267949) translate (34.9735737141622cm 50.0154447515476cm)" svg:viewBox="0 0 158 2900" draw:points="158,2900 158,0 0,0 0,2900">
                <text:p/>
              </draw:polygon>
            </draw:g>
            <draw:g>
              <draw:polygon draw:style-name="gr3" draw:text-style-name="P3" draw:layer="layout" svg:width="2.232cm" svg:height="0.143cm" draw:transform="rotate (-1.5707963267949) translate (32.0749904169504cm 50.1692731551496cm)" svg:viewBox="0 0 2233 144" draw:points="0,144 2233,144 2233,0 0,0">
                <text:p/>
              </draw:polygon>
              <draw:polygon draw:style-name="gr4" draw:text-style-name="P4" draw:layer="layout" svg:width="2.232cm" svg:height="0.143cm" draw:transform="rotate (-1.5707963267949) translate (32.0749904169504cm 50.1692731551496cm)" svg:viewBox="0 0 2233 144" draw:points="0,144 2233,144 2233,0 0,0">
                <text:p/>
              </draw:polygon>
            </draw:g>
            <draw:g>
              <draw:polygon draw:style-name="gr3" draw:text-style-name="P3" draw:layer="layout" svg:width="2.232cm" svg:height="0.143cm" draw:transform="rotate (-1.5707963267949) translate (35.1004528283902cm 50.1692731551496cm)" svg:viewBox="0 0 2233 144" draw:points="0,144 2233,144 2233,0 0,0">
                <text:p/>
              </draw:polygon>
              <draw:polygon draw:style-name="gr4" draw:text-style-name="P4" draw:layer="layout" svg:width="2.232cm" svg:height="0.143cm" draw:transform="rotate (-1.5707963267949) translate (35.1004528283902cm 50.1692731551496cm)" svg:viewBox="0 0 2233 144" draw:points="0,144 2233,144 2233,0 0,0">
                <text:p/>
              </draw:polygon>
            </draw:g>
          </draw:g>
        </draw:g>
        <draw:g>
          <draw:g>
            <draw:path draw:style-name="gr12" draw:text-style-name="P3" draw:layer="layout" svg:width="0.275cm" svg:height="1.57cm" svg:x="43.844cm" svg:y="38.832cm" svg:viewBox="0 0 276 1571" svg:d="M276 0h-276v79h90zM183 79h93v-79zM276 1571h-276v-79h90zM183 1492h93v79z">
              <text:p/>
            </draw:path>
            <draw:path draw:style-name="gr13" draw:text-style-name="P4" draw:layer="layout" svg:width="0.275cm" svg:height="1.57cm" svg:x="43.844cm" svg:y="38.832cm" svg:viewBox="0 0 276 1571" svg:d="M276 0h-276v79h90M183 79h93v-79M276 1571h-276v-79h90M183 1492h93v79">
              <text:p/>
            </draw:path>
          </draw:g>
          <draw:path draw:style-name="gr13" draw:text-style-name="P4" draw:layer="layout" svg:width="1.648cm" svg:height="1.412cm" svg:x="42.197cm" svg:y="38.911cm" svg:viewBox="0 0 1649 1413" svg:d="M1649 1413c-289 0-574-65-824-190-251-123-459-301-603-516-146-214-222-459-222-707">
            <text:p/>
          </draw:path>
          <draw:g>
            <draw:polygon draw:style-name="gr12" draw:text-style-name="P3" draw:layer="layout" svg:width="1.648cm" svg:height="0.08cm" svg:x="42.197cm" svg:y="38.911cm" svg:viewBox="0 0 1649 81" draw:points="0,81 1649,81 1649,0 0,0">
              <text:p/>
            </draw:polygon>
            <draw:polygon draw:style-name="gr13" draw:text-style-name="P4" draw:layer="layout" svg:width="1.648cm" svg:height="0.08cm" svg:x="42.197cm" svg:y="38.911cm" svg:viewBox="0 0 1649 81" draw:points="0,81 1649,81 1649,0 0,0">
              <text:p/>
            </draw:polygon>
          </draw:g>
        </draw:g>
        <draw:polygon draw:style-name="gr2" draw:text-style-name="P2" draw:layer="layout" svg:width="15.411cm" svg:height="8.881cm" draw:transform="rotate (-3.14159265358979) translate (49.3447016506965cm 27.3070808420422cm)" svg:viewBox="0 0 15412 8882" draw:points="0,8882 15412,8882 15412,0 0,0">
          <text:p/>
        </draw:polygon>
        <draw:g>
          <draw:g>
            <draw:path draw:style-name="gr14" draw:text-style-name="P3" draw:layer="layout" svg:width="0.275cm" svg:height="1.57cm" svg:x="43.896cm" svg:y="45.193cm" svg:viewBox="0 0 276 1571" svg:d="M276 0h-276v79h90zM183 79h93v-79zM276 1571h-276v-79h90zM183 1492h93v79z">
              <text:p/>
            </draw:path>
            <draw:path draw:style-name="gr15" draw:text-style-name="P4" draw:layer="layout" svg:width="0.275cm" svg:height="1.57cm" svg:x="43.896cm" svg:y="45.193cm" svg:viewBox="0 0 276 1571" svg:d="M276 0h-276v79h90M183 79h93v-79M276 1571h-276v-79h90M183 1492h93v79">
              <text:p/>
            </draw:path>
          </draw:g>
          <draw:path draw:style-name="gr15" draw:text-style-name="P4" draw:layer="layout" svg:width="1.648cm" svg:height="1.412cm" svg:x="42.249cm" svg:y="45.271cm" svg:viewBox="0 0 1649 1413" svg:d="M1649 1413c-289 0-574-65-824-190-251-123-459-301-603-516-146-214-222-459-222-707">
            <text:p/>
          </draw:path>
          <draw:g>
            <draw:polygon draw:style-name="gr14" draw:text-style-name="P3" draw:layer="layout" svg:width="1.648cm" svg:height="0.08cm" svg:x="42.249cm" svg:y="45.271cm" svg:viewBox="0 0 1649 81" draw:points="0,81 1649,81 1649,0 0,0">
              <text:p/>
            </draw:polygon>
            <draw:polygon draw:style-name="gr15" draw:text-style-name="P4" draw:layer="layout" svg:width="1.648cm" svg:height="0.08cm" svg:x="42.249cm" svg:y="45.271cm" svg:viewBox="0 0 1649 81" draw:points="0,81 1649,81 1649,0 0,0">
              <text:p/>
            </draw:polygon>
          </draw:g>
        </draw:g>
        <draw:line draw:style-name="gr16" draw:text-style-name="P4" draw:layer="layout" svg:x1="34.037cm" svg:y1="19.111cm" svg:x2="49.105cm" svg:y2="19.17cm">
          <text:p/>
        </draw:line>
        <draw:line draw:style-name="gr16" draw:text-style-name="P4" draw:layer="layout" svg:x1="41.123cm" svg:y1="28.625cm" svg:x2="41.178cm" svg:y2="47.792cm">
          <text:p/>
        </draw:line>
        <draw:line draw:style-name="gr16" draw:text-style-name="P4" draw:layer="layout" svg:x1="41.146cm" svg:y1="19.145cm" svg:x2="41.142cm" svg:y2="28.625cm">
          <text:p/>
        </draw:line>
        <draw:line draw:style-name="gr18" draw:text-style-name="P4" draw:layer="layout" svg:x1="43.723cm" svg:y1="42.56cm" svg:x2="38.318cm" svg:y2="42.56cm">
          <text:p/>
        </draw:line>
        <draw:line draw:style-name="gr16" draw:text-style-name="P4" draw:layer="layout" svg:x1="41.201cm" svg:y1="28.251cm" svg:x2="38.432cm" svg:y2="28.268cm">
          <text:p/>
        </draw:line>
        <draw:line draw:style-name="gr16" draw:text-style-name="P4" draw:layer="layout" svg:x1="58.048cm" svg:y1="28.895cm" svg:x2="55.513cm" svg:y2="28.922cm">
          <text:p/>
        </draw:line>
        <draw:line draw:style-name="gr19" draw:text-style-name="P4" draw:layer="layout" svg:x1="57.906cm" svg:y1="28.915cm" svg:x2="55.392cm" svg:y2="28.953cm">
          <text:p/>
        </draw:line>
        <draw:g>
          <draw:path draw:style-name="gr3" draw:text-style-name="P3" draw:layer="layout" svg:width="1.739cm" svg:height="1.741cm" svg:x="57.068cm" svg:y="28.105cm" svg:viewBox="0 0 1740 1742" svg:d="M0 871c0-153 39-303 116-436 76-132 187-243 319-319 133-77 283-116 434-116 153 0 303 39 435 116 132 76 243 187 320 319 76 133 116 283 116 436s-40 303-116 435c-77 133-188 244-320 320-132 77-282 116-433 116-153 0-303-39-436-116-132-76-243-187-319-320-77-132-116-282-116-435z">
            <text:p/>
          </draw:path>
          <draw:path draw:style-name="gr4" draw:text-style-name="P4" draw:layer="layout" svg:width="1.739cm" svg:height="1.741cm" svg:x="57.068cm" svg:y="28.105cm" svg:viewBox="0 0 1740 1742" svg:d="M0 871c0-153 39-303 116-436 76-132 187-243 319-319 133-77 283-116 434-116 153 0 303 39 435 116 132 76 243 187 320 319 76 133 116 283 116 436s-40 303-116 435c-77 133-188 244-320 320-132 77-282 116-433 116-153 0-303-39-436-116-132-76-243-187-319-320-77-132-116-282-116-435z">
            <text:p/>
          </draw:path>
        </draw:g>
        <draw:line draw:style-name="gr19" draw:text-style-name="P4" draw:layer="layout" svg:x1="38.236cm" svg:y1="28.243cm" svg:x2="41.084cm" svg:y2="28.251cm">
          <text:p/>
        </draw:line>
        <draw:line draw:style-name="gr19" draw:text-style-name="P4" draw:layer="layout" svg:x1="37.997cm" svg:y1="42.522cm" svg:x2="43.974cm" svg:y2="42.537cm">
          <text:p/>
        </draw:line>
        <draw:line draw:style-name="gr18" draw:text-style-name="P4" draw:layer="layout" svg:x1="41.16cm" svg:y1="37.927cm" svg:x2="38.31cm" svg:y2="37.929cm">
          <text:p/>
        </draw:line>
        <draw:line draw:style-name="gr18" draw:text-style-name="P4" draw:layer="layout" svg:x1="43.62cm" svg:y1="47.973cm" svg:x2="38.405cm" svg:y2="47.949cm">
          <text:p/>
        </draw:line>
        <draw:line draw:style-name="gr18" draw:text-style-name="P4" draw:layer="layout" svg:x1="43.716cm" svg:y1="37.886cm" svg:x2="41.145cm" svg:y2="37.88cm">
          <text:p/>
        </draw:line>
        <draw:line draw:style-name="gr16" draw:text-style-name="P4" draw:layer="layout" svg:x1="43.876cm" svg:y1="31.308cm" svg:x2="41.107cm" svg:y2="31.325cm">
          <text:p/>
        </draw:line>
        <draw:line draw:style-name="gr19" draw:text-style-name="P4" draw:layer="layout" svg:x1="41.136cm" svg:y1="28.668cm" svg:x2="41.18cm" svg:y2="47.984cm">
          <text:p/>
        </draw:line>
        <draw:line draw:style-name="gr19" draw:text-style-name="P4" draw:layer="layout" svg:x1="41.119cm" svg:y1="19.117cm" svg:x2="41.135cm" svg:y2="28.662cm">
          <text:p/>
        </draw:line>
        <draw:line draw:style-name="gr16" draw:text-style-name="P4" draw:layer="layout" svg:x1="35.067cm" svg:y1="19.119cm" svg:x2="35.061cm" svg:y2="18.522cm">
          <text:p/>
        </draw:line>
        <draw:line draw:style-name="gr16" draw:text-style-name="P4" draw:layer="layout" svg:x1="48.401cm" svg:y1="19.126cm" svg:x2="48.395cm" svg:y2="18.529cm">
          <text:p/>
        </draw:line>
        <draw:line draw:style-name="gr19" draw:text-style-name="P4" draw:layer="layout" svg:x1="33.853cm" svg:y1="19.115cm" svg:x2="49.377cm" svg:y2="19.126cm">
          <text:p/>
        </draw:line>
        <draw:line draw:style-name="gr19" draw:text-style-name="P4" draw:layer="layout" svg:x1="33.872cm" svg:y1="17.498cm" svg:x2="33.838cm" svg:y2="6.865cm">
          <text:p/>
        </draw:line>
        <draw:line draw:style-name="gr19" draw:text-style-name="P4" draw:layer="layout" svg:x1="49.351cm" svg:y1="17.475cm" svg:x2="49.332cm" svg:y2="6.669cm">
          <text:p/>
        </draw:line>
        <draw:line draw:style-name="gr19" draw:text-style-name="P4" draw:layer="layout" svg:x1="50.026cm" svg:y1="17.467cm" svg:x2="49.955cm" svg:y2="9.617cm">
          <text:p/>
        </draw:line>
        <draw:line draw:style-name="gr19" draw:text-style-name="P4" draw:layer="layout" svg:x1="26.395cm" svg:y1="43.603cm" svg:x2="36.991cm" svg:y2="43.674cm">
          <text:p/>
        </draw:line>
        <draw:line draw:style-name="gr19" draw:text-style-name="P4" draw:layer="layout" svg:x1="26.109cm" svg:y1="52.929cm" svg:x2="37.627cm" svg:y2="52.974cm">
          <text:p/>
        </draw:line>
        <draw:line draw:style-name="gr19" draw:text-style-name="P4" draw:layer="layout" svg:x1="37.608cm" svg:y1="52.974cm" svg:x2="37.679cm" svg:y2="48.143cm">
          <text:p/>
        </draw:line>
        <draw:custom-shape draw:style-name="gr22" draw:text-style-name="P9" draw:layer="layout" svg:width="0.725cm" svg:height="0.423cm" draw:transform="rotate (1.5707963267949) translate (37.477cm 48.36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4" draw:layer="layout" svg:x1="44.296cm" svg:y1="36.35cm" svg:x2="44.313cm" svg:y2="27.875cm">
          <text:p/>
        </draw:line>
        <draw:line draw:style-name="gr19" draw:text-style-name="P4" draw:layer="layout" svg:x1="37.214cm" svg:y1="43.108cm" svg:x2="26.419cm" svg:y2="43.1cm">
          <text:p/>
        </draw:line>
        <draw:line draw:style-name="gr19" draw:text-style-name="P4" draw:layer="layout" svg:x1="36.791cm" svg:y1="36.844cm" svg:x2="26.432cm" svg:y2="36.87cm">
          <text:p/>
        </draw:line>
        <draw:line draw:style-name="gr19" draw:text-style-name="P4" draw:layer="layout" svg:x1="37.584cm" svg:y1="27.922cm" svg:x2="26.617cm" svg:y2="27.861cm">
          <text:p/>
        </draw:line>
        <draw:line draw:style-name="gr19" draw:text-style-name="P4" draw:layer="layout" svg:x1="37.637cm" svg:y1="27.945cm" svg:x2="37.628cm" svg:y2="28.272cm">
          <text:p/>
        </draw:line>
        <draw:line draw:style-name="gr19" draw:text-style-name="P4" draw:layer="layout" svg:x1="33.218cm" svg:y1="18.908cm" svg:x2="33.249cm" svg:y2="22.622cm">
          <text:p/>
        </draw:line>
        <draw:line draw:style-name="gr19" draw:text-style-name="P4" draw:layer="layout" svg:x1="33.285cm" svg:y1="22.568cm" svg:x2="33.311cm" svg:y2="26.987cm">
          <text:p/>
        </draw:line>
        <draw:line draw:style-name="gr19" draw:text-style-name="P4" draw:layer="layout" svg:x1="33.3cm" svg:y1="26.983cm" svg:x2="20.505cm" svg:y2="27.002cm">
          <text:p/>
        </draw:line>
        <draw:line draw:style-name="gr19" draw:text-style-name="P4" draw:layer="layout" svg:x1="27.596cm" svg:y1="18.481cm" svg:x2="21.458cm" svg:y2="18.508cm">
          <text:p/>
        </draw:line>
        <draw:line draw:style-name="gr19" draw:text-style-name="P4" draw:layer="layout" svg:x1="32.703cm" svg:y1="18.478cm" svg:x2="27.623cm" svg:y2="18.481cm">
          <text:p/>
        </draw:line>
        <draw:line draw:style-name="gr19" draw:text-style-name="P4" draw:layer="layout" svg:x1="33.22cm" svg:y1="17.384cm" svg:x2="33.228cm" svg:y2="9.281cm">
          <text:p/>
        </draw:line>
        <draw:line draw:style-name="gr19" draw:text-style-name="P4" draw:layer="layout" svg:x1="54.853cm" svg:y1="18.499cm" svg:x2="60.78cm" svg:y2="18.499cm">
          <text:p/>
        </draw:line>
        <draw:line draw:style-name="gr19" draw:text-style-name="P4" draw:layer="layout" svg:x1="50.324cm" svg:y1="18.489cm" svg:x2="54.637cm" svg:y2="18.506cm">
          <text:p/>
        </draw:line>
        <draw:line draw:style-name="gr19" draw:text-style-name="P4" draw:layer="layout" svg:x1="50.017cm" svg:y1="27.03cm" svg:x2="50.017cm" svg:y2="22.945cm">
          <text:p/>
        </draw:line>
        <draw:line draw:style-name="gr19" draw:text-style-name="P4" draw:layer="layout" svg:x1="50.059cm" svg:y1="27.009cm" svg:x2="63.183cm" svg:y2="27cm">
          <text:p/>
        </draw:line>
        <draw:line draw:style-name="gr19" draw:text-style-name="P4" draw:layer="layout" svg:x1="45.099cm" svg:y1="43.617cm" svg:x2="57.958cm" svg:y2="43.657cm">
          <text:p/>
        </draw:line>
        <draw:line draw:style-name="gr19" draw:text-style-name="P4" draw:layer="layout" svg:x1="44.275cm" svg:y1="52.991cm" svg:x2="57.743cm" svg:y2="52.924cm">
          <text:p/>
        </draw:line>
        <draw:line draw:style-name="gr19" draw:text-style-name="P4" draw:layer="layout" svg:x1="44.24cm" svg:y1="52.956cm" svg:x2="44.3cm" svg:y2="47.96cm">
          <text:p/>
        </draw:line>
        <draw:g>
          <draw:g>
            <draw:path draw:style-name="gr3" draw:text-style-name="P3" draw:layer="layout" svg:width="0.281cm" svg:height="0.14cm" svg:x="57.35cm" svg:y="52.597cm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svg:x="57.209cm" svg:y="52.597cm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3" draw:text-style-name="P3" draw:layer="layout" svg:width="0.281cm" svg:height="0.14cm" svg:x="56.821cm" svg:y="52.597cm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svg:x="56.68cm" svg:y="52.597cm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3" draw:text-style-name="P3" draw:layer="layout" svg:width="0.281cm" svg:height="0.14cm" svg:x="52.026cm" svg:y="52.635cm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svg:x="51.885cm" svg:y="52.635cm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3" draw:text-style-name="P3" draw:layer="layout" svg:width="0.281cm" svg:height="0.14cm" svg:x="51.497cm" svg:y="52.635cm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svg:x="51.356cm" svg:y="52.635cm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3" draw:text-style-name="P3" draw:layer="layout" svg:width="0.281cm" svg:height="0.14cm" draw:transform="rotate (-1.5707963267949) translate (44.6569201904686cm 49.6810309744353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-1.5707963267949) translate (44.6569201904686cm 49.5400309744353cm)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3" draw:text-style-name="P3" draw:layer="layout" svg:width="0.281cm" svg:height="0.14cm" draw:transform="rotate (-1.5707963267949) translate (44.6569201904686cm 49.1520309744353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-1.5707963267949) translate (44.6569201904686cm 49.0110309744353cm)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3" draw:text-style-name="P3" draw:layer="layout" svg:width="0.281cm" svg:height="0.14cm" draw:transform="rotate (-3.14159265358979) translate (52.0226408214435cm 44.0265183721924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-3.14159265358979) translate (52.1636408214435cm 44.0265183721924cm)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3" draw:text-style-name="P3" draw:layer="layout" svg:width="0.281cm" svg:height="0.14cm" draw:transform="rotate (-3.14159265358979) translate (52.5516408214435cm 44.0265183721924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-3.14159265358979) translate (52.6926408214435cm 44.0265183721924cm)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3" draw:text-style-name="P3" draw:layer="layout" svg:width="0.281cm" svg:height="0.14cm" draw:transform="rotate (-3.14159265358979) translate (35.0786408214435cm 43.9685183721924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-3.14159265358979) translate (35.2196408214435cm 43.9685183721924cm)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3" draw:text-style-name="P3" draw:layer="layout" svg:width="0.281cm" svg:height="0.14cm" draw:transform="rotate (-3.14159265358979) translate (35.6076408214435cm 43.9685183721924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-3.14159265358979) translate (35.7486408214435cm 43.9685183721924cm)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3" draw:text-style-name="P3" draw:layer="layout" svg:width="0.281cm" svg:height="0.14cm" draw:transform="rotate (-3.14159265358979) translate (57.3686408214435cm 44.0355183721924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-3.14159265358979) translate (57.5096408214435cm 44.0355183721924cm)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3" draw:text-style-name="P3" draw:layer="layout" svg:width="0.281cm" svg:height="0.14cm" draw:transform="rotate (-3.14159265358979) translate (57.8976408214435cm 44.0355183721924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-3.14159265358979) translate (58.0386408214435cm 44.0355183721924cm)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3" draw:text-style-name="P3" draw:layer="layout" svg:width="0.281cm" svg:height="0.14cm" draw:transform="rotate (1.5707963267949) translate (37.319392538537cm 49.2217871516353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1.5707963267949) translate (37.3193925385369cm 49.3627871516353cm)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3" draw:text-style-name="P3" draw:layer="layout" svg:width="0.281cm" svg:height="0.14cm" draw:transform="rotate (1.5707963267949) translate (37.319392538537cm 49.7507871516353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1.5707963267949) translate (37.3193925385369cm 49.8917871516353cm)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3" draw:text-style-name="P3" draw:layer="layout" svg:width="0.281cm" svg:height="0.14cm" svg:x="35.969cm" svg:y="52.602cm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svg:x="35.828cm" svg:y="52.602cm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3" draw:text-style-name="P3" draw:layer="layout" svg:width="0.281cm" svg:height="0.14cm" svg:x="35.44cm" svg:y="52.602cm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svg:x="35.299cm" svg:y="52.602cm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3" draw:text-style-name="P3" draw:layer="layout" svg:width="0.281cm" svg:height="0.14cm" svg:x="31.26cm" svg:y="52.605cm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svg:x="31.119cm" svg:y="52.605cm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3" draw:text-style-name="P3" draw:layer="layout" svg:width="0.281cm" svg:height="0.14cm" svg:x="30.731cm" svg:y="52.605cm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svg:x="30.59cm" svg:y="52.605cm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3" draw:text-style-name="P3" draw:layer="layout" svg:width="0.281cm" svg:height="0.14cm" svg:x="26.772cm" svg:y="52.584cm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svg:x="26.631cm" svg:y="52.584cm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3" draw:text-style-name="P3" draw:layer="layout" svg:width="0.281cm" svg:height="0.14cm" svg:x="26.243cm" svg:y="52.584cm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svg:x="26.102cm" svg:y="52.584cm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3" draw:text-style-name="P3" draw:layer="layout" svg:width="0.281cm" svg:height="0.14cm" draw:transform="rotate (-3.14159265358979) translate (26.6926408214435cm 43.9195183721924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-3.14159265358979) translate (26.8336408214435cm 43.9195183721924cm)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3" draw:text-style-name="P3" draw:layer="layout" svg:width="0.281cm" svg:height="0.14cm" draw:transform="rotate (-3.14159265358979) translate (27.2216408214435cm 43.9195183721924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-3.14159265358979) translate (27.3626408214435cm 43.9195183721924cm)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3" draw:text-style-name="P3" draw:layer="layout" svg:width="0.281cm" svg:height="0.14cm" draw:transform="rotate (-3.14159265358979) translate (31.1366408214435cm 43.9415183721924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-3.14159265358979) translate (31.2776408214435cm 43.9415183721924cm)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3" draw:text-style-name="P3" draw:layer="layout" svg:width="0.281cm" svg:height="0.14cm" draw:transform="rotate (-3.14159265358979) translate (31.6656408214435cm 43.9415183721924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-3.14159265358979) translate (31.8066408214435cm 43.9415183721924cm)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line draw:style-name="gr19" draw:text-style-name="P4" draw:layer="layout" svg:x1="37.214cm" svg:y1="37.385cm" svg:x2="26.392cm" svg:y2="37.412cm">
          <text:p/>
        </draw:line>
        <draw:g>
          <draw:g>
            <draw:path draw:style-name="gr3" draw:text-style-name="P3" draw:layer="layout" svg:width="0.281cm" svg:height="0.14cm" draw:transform="rotate (-3.14159265358979) translate (34.6666408214435cm 37.7465183721924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-3.14159265358979) translate (34.8076408214435cm 37.7465183721924cm)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3" draw:text-style-name="P3" draw:layer="layout" svg:width="0.281cm" svg:height="0.14cm" draw:transform="rotate (-3.14159265358979) translate (35.1956408214435cm 37.7465183721924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-3.14159265358979) translate (35.3366408214435cm 37.7465183721924cm)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3" draw:text-style-name="P3" draw:layer="layout" svg:width="0.281cm" svg:height="0.14cm" draw:transform="rotate (-3.14159265358979) translate (31.2216408214435cm 37.7335183721924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-3.14159265358979) translate (31.3626408214435cm 37.7335183721924cm)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3" draw:text-style-name="P3" draw:layer="layout" svg:width="0.281cm" svg:height="0.14cm" draw:transform="rotate (-3.14159265358979) translate (31.7506408214435cm 37.7335183721924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-3.14159265358979) translate (31.8916408214435cm 37.7335183721924cm)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3" draw:text-style-name="P3" draw:layer="layout" svg:width="0.281cm" svg:height="0.14cm" draw:transform="rotate (-3.14159265358979) translate (26.7496408214435cm 37.7615183721924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-3.14159265358979) translate (26.8906408214435cm 37.7615183721924cm)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3" draw:text-style-name="P3" draw:layer="layout" svg:width="0.281cm" svg:height="0.14cm" draw:transform="rotate (-3.14159265358979) translate (27.2786408214435cm 37.7615183721924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-3.14159265358979) translate (27.4196408214435cm 37.7615183721924cm)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3" draw:text-style-name="P3" draw:layer="layout" svg:width="0.281cm" svg:height="0.14cm" svg:x="26.938cm" svg:y="42.76cm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svg:x="26.797cm" svg:y="42.76cm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3" draw:text-style-name="P3" draw:layer="layout" svg:width="0.281cm" svg:height="0.14cm" svg:x="26.409cm" svg:y="42.76cm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svg:x="26.268cm" svg:y="42.76cm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3" draw:text-style-name="P3" draw:layer="layout" svg:width="0.281cm" svg:height="0.14cm" svg:x="31.437cm" svg:y="42.761cm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svg:x="31.296cm" svg:y="42.761cm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3" draw:text-style-name="P3" draw:layer="layout" svg:width="0.281cm" svg:height="0.14cm" svg:x="30.908cm" svg:y="42.761cm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svg:x="30.767cm" svg:y="42.761cm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3" draw:text-style-name="P3" draw:layer="layout" svg:width="0.281cm" svg:height="0.14cm" svg:x="35.352cm" svg:y="42.78cm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svg:x="35.211cm" svg:y="42.78cm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3" draw:text-style-name="P3" draw:layer="layout" svg:width="0.281cm" svg:height="0.14cm" svg:x="34.823cm" svg:y="42.78cm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svg:x="34.682cm" svg:y="42.78cm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line draw:style-name="gr19" draw:text-style-name="P4" draw:layer="layout" svg:x1="38.093cm" svg:y1="37.923cm" svg:x2="41.146cm" svg:y2="37.883cm">
          <text:p/>
        </draw:line>
        <draw:line draw:style-name="gr19" draw:text-style-name="P4" draw:layer="layout" svg:x1="38.211cm" svg:y1="47.975cm" svg:x2="43.717cm" svg:y2="47.997cm">
          <text:p/>
        </draw:line>
        <draw:g>
          <draw:g>
            <draw:path draw:style-name="gr3" draw:text-style-name="P3" draw:layer="layout" svg:width="0.281cm" svg:height="0.14cm" draw:transform="rotate (-3.14159265358979) translate (46.9086408214435cm 44.0115183721924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-3.14159265358979) translate (47.0496408214435cm 44.0115183721924cm)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3" draw:text-style-name="P3" draw:layer="layout" svg:width="0.281cm" svg:height="0.14cm" draw:transform="rotate (-3.14159265358979) translate (47.4376408214435cm 44.0115183721924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-3.14159265358979) translate (47.5786408214435cm 44.0115183721924cm)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3" draw:text-style-name="P3" draw:layer="layout" svg:width="0.281cm" svg:height="0.14cm" draw:transform="rotate (-3.14159265358979) translate (26.9296408214435cm 28.2305183721924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-3.14159265358979) translate (27.0706408214435cm 28.2305183721924cm)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3" draw:text-style-name="P3" draw:layer="layout" svg:width="0.281cm" svg:height="0.14cm" draw:transform="rotate (-3.14159265358979) translate (27.4586408214435cm 28.2305183721924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-3.14159265358979) translate (27.5996408214435cm 28.2305183721924cm)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3" draw:text-style-name="P3" draw:layer="layout" svg:width="0.281cm" svg:height="0.14cm" draw:transform="rotate (-3.14159265358979) translate (31.2166408214435cm 28.2355183721924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-3.14159265358979) translate (31.3576408214435cm 28.2355183721924cm)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3" draw:text-style-name="P3" draw:layer="layout" svg:width="0.281cm" svg:height="0.14cm" draw:transform="rotate (-3.14159265358979) translate (31.7456408214435cm 28.2355183721924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-3.14159265358979) translate (31.8866408214435cm 28.2355183721924cm)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3" draw:text-style-name="P3" draw:layer="layout" svg:width="0.281cm" svg:height="0.14cm" draw:transform="rotate (-3.14159265358979) translate (34.9306408214435cm 28.2565183721924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-3.14159265358979) translate (35.0716408214435cm 28.2565183721924cm)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3" draw:text-style-name="P3" draw:layer="layout" svg:width="0.281cm" svg:height="0.14cm" draw:transform="rotate (-3.14159265358979) translate (35.4596408214435cm 28.2565183721924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-3.14159265358979) translate (35.6006408214435cm 28.2565183721924cm)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3" draw:text-style-name="P3" draw:layer="layout" svg:width="0.281cm" svg:height="0.14cm" draw:transform="rotate (1.5707963267949) translate (37.329392538537cm 34.7437871516353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1.5707963267949) translate (37.3293925385369cm 34.8847871516353cm)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3" draw:text-style-name="P3" draw:layer="layout" svg:width="0.281cm" svg:height="0.14cm" draw:transform="rotate (1.5707963267949) translate (37.329392538537cm 35.2727871516353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1.5707963267949) translate (37.3293925385369cm 35.4137871516353cm)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3" draw:text-style-name="P3" draw:layer="layout" svg:width="0.281cm" svg:height="0.14cm" svg:x="34.885cm" svg:y="36.544cm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svg:x="34.744cm" svg:y="36.544cm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3" draw:text-style-name="P3" draw:layer="layout" svg:width="0.281cm" svg:height="0.14cm" svg:x="34.356cm" svg:y="36.544cm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svg:x="34.215cm" svg:y="36.544cm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3" draw:text-style-name="P3" draw:layer="layout" svg:width="0.281cm" svg:height="0.14cm" svg:x="31.488cm" svg:y="36.557cm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svg:x="31.347cm" svg:y="36.557cm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3" draw:text-style-name="P3" draw:layer="layout" svg:width="0.281cm" svg:height="0.14cm" svg:x="30.959cm" svg:y="36.557cm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svg:x="30.818cm" svg:y="36.557cm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3" draw:text-style-name="P3" draw:layer="layout" svg:width="0.281cm" svg:height="0.14cm" svg:x="27.131cm" svg:y="36.556cm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svg:x="26.99cm" svg:y="36.556cm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3" draw:text-style-name="P3" draw:layer="layout" svg:width="0.281cm" svg:height="0.14cm" svg:x="26.602cm" svg:y="36.556cm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svg:x="26.461cm" svg:y="36.556cm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3" draw:text-style-name="P3" draw:layer="layout" svg:width="0.281cm" svg:height="0.14cm" svg:x="21.166cm" svg:y="26.656cm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svg:x="21.025cm" svg:y="26.656cm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3" draw:text-style-name="P3" draw:layer="layout" svg:width="0.281cm" svg:height="0.14cm" svg:x="20.637cm" svg:y="26.656cm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svg:x="20.496cm" svg:y="26.656cm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3" draw:text-style-name="P3" draw:layer="layout" svg:width="0.281cm" svg:height="0.14cm" svg:x="25.606cm" svg:y="26.661cm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svg:x="25.465cm" svg:y="26.661cm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3" draw:text-style-name="P3" draw:layer="layout" svg:width="0.281cm" svg:height="0.14cm" svg:x="25.077cm" svg:y="26.661cm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svg:x="24.936cm" svg:y="26.661cm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3" draw:text-style-name="P3" draw:layer="layout" svg:width="0.281cm" svg:height="0.14cm" svg:x="29.837cm" svg:y="26.642cm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svg:x="29.696cm" svg:y="26.642cm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3" draw:text-style-name="P3" draw:layer="layout" svg:width="0.281cm" svg:height="0.14cm" svg:x="29.308cm" svg:y="26.642cm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svg:x="29.167cm" svg:y="26.642cm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3" draw:text-style-name="P3" draw:layer="layout" svg:width="0.281cm" svg:height="0.14cm" draw:transform="rotate (-3.14159265358979) translate (21.7966408214435cm 18.8645183721924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-3.14159265358979) translate (21.9376408214435cm 18.8645183721924cm)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3" draw:text-style-name="P3" draw:layer="layout" svg:width="0.281cm" svg:height="0.14cm" draw:transform="rotate (-3.14159265358979) translate (22.3256408214435cm 18.8645183721924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-3.14159265358979) translate (22.4666408214435cm 18.8645183721924cm)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3" draw:text-style-name="P3" draw:layer="layout" svg:width="0.281cm" svg:height="0.14cm" draw:transform="rotate (-3.14159265358979) translate (26.3486408214435cm 18.8905183721924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-3.14159265358979) translate (26.4896408214435cm 18.8905183721924cm)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3" draw:text-style-name="P3" draw:layer="layout" svg:width="0.281cm" svg:height="0.14cm" draw:transform="rotate (-3.14159265358979) translate (26.8776408214435cm 18.8905183721924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-3.14159265358979) translate (27.0186408214435cm 18.8905183721924cm)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3" draw:text-style-name="P3" draw:layer="layout" svg:width="0.281cm" svg:height="0.14cm" draw:transform="rotate (1.5707963267949) translate (32.850392538537cm 16.1437871516353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1.5707963267949) translate (32.8503925385369cm 16.2847871516353cm)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3" draw:text-style-name="P3" draw:layer="layout" svg:width="0.281cm" svg:height="0.14cm" draw:transform="rotate (1.5707963267949) translate (32.850392538537cm 16.6727871516353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1.5707963267949) translate (32.8503925385369cm 16.8137871516353cm)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3" draw:text-style-name="P3" draw:layer="layout" svg:width="0.281cm" svg:height="0.14cm" draw:transform="rotate (1.5707963267949) translate (32.856392538537cm 12.8957871516353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1.5707963267949) translate (32.8563925385369cm 13.0367871516353cm)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3" draw:text-style-name="P3" draw:layer="layout" svg:width="0.281cm" svg:height="0.14cm" draw:transform="rotate (1.5707963267949) translate (32.856392538537cm 13.4247871516353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1.5707963267949) translate (32.8563925385369cm 13.5657871516353cm)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3" draw:text-style-name="P3" draw:layer="layout" svg:width="0.281cm" svg:height="0.14cm" draw:transform="rotate (1.5707963267949) translate (32.854392538537cm 9.71078715163527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1.5707963267949) translate (32.8543925385369cm 9.85178715163531cm)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3" draw:text-style-name="P3" draw:layer="layout" svg:width="0.281cm" svg:height="0.14cm" draw:transform="rotate (1.5707963267949) translate (32.854392538537cm 10.2397871516353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1.5707963267949) translate (32.8543925385369cm 10.3807871516353cm)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line draw:style-name="gr19" draw:text-style-name="P10" draw:layer="layout" svg:x1="28.061cm" svg:y1="17.786cm" svg:x2="21.534cm" svg:y2="17.815cm">
          <text:p/>
        </draw:line>
        <draw:g>
          <draw:g>
            <draw:path draw:style-name="gr3" draw:text-style-name="P3" draw:layer="layout" svg:width="0.281cm" svg:height="0.14cm" svg:x="26.615cm" svg:y="17.5cm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svg:x="26.474cm" svg:y="17.5cm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3" draw:text-style-name="P3" draw:layer="layout" svg:width="0.281cm" svg:height="0.14cm" svg:x="26.086cm" svg:y="17.5cm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svg:x="25.945cm" svg:y="17.5cm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3" draw:text-style-name="P3" draw:layer="layout" svg:width="0.281cm" svg:height="0.14cm" svg:x="22.04cm" svg:y="17.485cm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svg:x="21.899cm" svg:y="17.485cm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3" draw:text-style-name="P3" draw:layer="layout" svg:width="0.281cm" svg:height="0.14cm" svg:x="21.511cm" svg:y="17.485cm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svg:x="21.37cm" svg:y="17.485cm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3" draw:text-style-name="P3" draw:layer="layout" svg:width="0.281cm" svg:height="0.14cm" draw:transform="rotate (1.5707963267949) translate (32.929392538537cm 24.0677871516353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1.5707963267949) translate (32.9293925385369cm 24.2087871516353cm)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3" draw:text-style-name="P3" draw:layer="layout" svg:width="0.281cm" svg:height="0.14cm" draw:transform="rotate (1.5707963267949) translate (32.929392538537cm 24.5967871516353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1.5707963267949) translate (32.9293925385369cm 24.7377871516353cm)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3" draw:text-style-name="P3" draw:layer="layout" svg:width="0.281cm" svg:height="0.14cm" draw:transform="rotate (-1.5707963267949) translate (34.2259201904686cm 16.3890309744353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-1.5707963267949) translate (34.2259201904686cm 16.2480309744353cm)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3" draw:text-style-name="P3" draw:layer="layout" svg:width="0.281cm" svg:height="0.14cm" draw:transform="rotate (-1.5707963267949) translate (34.2259201904686cm 15.8600309744353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-1.5707963267949) translate (34.2259201904686cm 15.7190309744353cm)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3" draw:text-style-name="P3" draw:layer="layout" svg:width="0.281cm" svg:height="0.14cm" draw:transform="rotate (-1.5707963267949) translate (34.1829201904686cm 13.1560309744353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-1.5707963267949) translate (34.1829201904686cm 13.0150309744353cm)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3" draw:text-style-name="P3" draw:layer="layout" svg:width="0.281cm" svg:height="0.14cm" draw:transform="rotate (-1.5707963267949) translate (34.1829201904686cm 12.6270309744353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-1.5707963267949) translate (34.1829201904686cm 12.4860309744353cm)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3" draw:text-style-name="P3" draw:layer="layout" svg:width="0.281cm" svg:height="0.14cm" draw:transform="rotate (-1.5707963267949) translate (34.1819201904686cm 9.9970309744353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-1.5707963267949) translate (34.1819201904686cm 9.8560309744353cm)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3" draw:text-style-name="P3" draw:layer="layout" svg:width="0.281cm" svg:height="0.14cm" draw:transform="rotate (-1.5707963267949) translate (34.1819201904686cm 9.4680309744353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-1.5707963267949) translate (34.1819201904686cm 9.3270309744353cm)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3" draw:text-style-name="P3" draw:layer="layout" svg:width="0.281cm" svg:height="0.14cm" draw:transform="rotate (-1.5707963267949) translate (34.2119201904686cm 7.3790309744353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-1.5707963267949) translate (34.2119201904686cm 7.2380309744353cm)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3" draw:text-style-name="P3" draw:layer="layout" svg:width="0.281cm" svg:height="0.14cm" draw:transform="rotate (-1.5707963267949) translate (34.2119201904686cm 6.8500309744353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-1.5707963267949) translate (34.2119201904686cm 6.7090309744353cm)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line draw:style-name="gr19" draw:text-style-name="P4" draw:layer="layout" svg:x1="39.708cm" svg:y1="17.788cm" svg:x2="34.219cm" svg:y2="17.788cm">
          <text:p/>
        </draw:line>
        <draw:line draw:style-name="gr19" draw:text-style-name="P4" draw:layer="layout" svg:x1="48.86cm" svg:y1="17.761cm" svg:x2="43.48cm" svg:y2="17.749cm">
          <text:p/>
        </draw:line>
        <draw:g>
          <draw:g>
            <draw:path draw:style-name="gr3" draw:text-style-name="P3" draw:layer="layout" svg:width="0.281cm" svg:height="0.14cm" svg:x="39.318cm" svg:y="17.471cm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svg:x="39.177cm" svg:y="17.471cm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3" draw:text-style-name="P3" draw:layer="layout" svg:width="0.281cm" svg:height="0.14cm" svg:x="38.789cm" svg:y="17.471cm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svg:x="38.648cm" svg:y="17.471cm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3" draw:text-style-name="P3" draw:layer="layout" svg:width="0.281cm" svg:height="0.14cm" svg:x="53.357cm" svg:y="26.671cm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svg:x="53.216cm" svg:y="26.671cm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3" draw:text-style-name="P3" draw:layer="layout" svg:width="0.281cm" svg:height="0.14cm" svg:x="52.828cm" svg:y="26.671cm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svg:x="52.687cm" svg:y="26.671cm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3" draw:text-style-name="P3" draw:layer="layout" svg:width="0.281cm" svg:height="0.14cm" draw:transform="rotate (1.5707963267949) translate (48.9550798095314cm 6.9829690255647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1.5707963267949) translate (48.9550798095314cm 7.1239690255647cm)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3" draw:text-style-name="P3" draw:layer="layout" svg:width="0.281cm" svg:height="0.14cm" draw:transform="rotate (1.5707963267949) translate (48.9550798095314cm 7.5119690255647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1.5707963267949) translate (48.9550798095314cm 7.6529690255647cm)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3" draw:text-style-name="P3" draw:layer="layout" svg:width="0.281cm" svg:height="0.14cm" draw:transform="rotate (1.5707963267949) translate (48.9540798095314cm 10.0109690255647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1.5707963267949) translate (48.9540798095314cm 10.1519690255647cm)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3" draw:text-style-name="P3" draw:layer="layout" svg:width="0.281cm" svg:height="0.14cm" draw:transform="rotate (1.5707963267949) translate (48.9540798095314cm 10.5399690255647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1.5707963267949) translate (48.9540798095314cm 10.6809690255647cm)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3" draw:text-style-name="P3" draw:layer="layout" svg:width="0.281cm" svg:height="0.14cm" draw:transform="rotate (1.5707963267949) translate (49.0230798095314cm 12.8999690255647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1.5707963267949) translate (49.0230798095314cm 13.0409690255647cm)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3" draw:text-style-name="P3" draw:layer="layout" svg:width="0.281cm" svg:height="0.14cm" draw:transform="rotate (1.5707963267949) translate (49.0230798095314cm 13.4289690255647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1.5707963267949) translate (49.0230798095314cm 13.5699690255647cm)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3" draw:text-style-name="P3" draw:layer="layout" svg:width="0.281cm" svg:height="0.14cm" draw:transform="rotate (1.5707963267949) translate (48.9950798095314cm 16.0409690255647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1.5707963267949) translate (48.9950798095314cm 16.1819690255647cm)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3" draw:text-style-name="P3" draw:layer="layout" svg:width="0.281cm" svg:height="0.14cm" draw:transform="rotate (1.5707963267949) translate (48.9950798095314cm 16.5699690255647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1.5707963267949) translate (48.9950798095314cm 16.7109690255647cm)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3" draw:text-style-name="P3" draw:layer="layout" svg:width="0.281cm" svg:height="0.14cm" draw:transform="rotate (-1.5707963267949) translate (50.3349201904686cm 23.9030309744353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-1.5707963267949) translate (50.3349201904686cm 23.7620309744353cm)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3" draw:text-style-name="P3" draw:layer="layout" svg:width="0.281cm" svg:height="0.14cm" draw:transform="rotate (-1.5707963267949) translate (50.3349201904686cm 23.3740309744353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-1.5707963267949) translate (50.3349201904686cm 23.2330309744353cm)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3" draw:text-style-name="P3" draw:layer="layout" svg:width="0.281cm" svg:height="0.14cm" draw:transform="rotate (-1.5707963267949) translate (50.3089201904686cm 13.1150309744353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-1.5707963267949) translate (50.3089201904686cm 12.9740309744353cm)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3" draw:text-style-name="P3" draw:layer="layout" svg:width="0.281cm" svg:height="0.14cm" draw:transform="rotate (-1.5707963267949) translate (50.3089201904686cm 12.5860309744353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-1.5707963267949) translate (50.3089201904686cm 12.4450309744353cm)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3" draw:text-style-name="P3" draw:layer="layout" svg:width="0.281cm" svg:height="0.14cm" draw:transform="rotate (-1.5707963267949) translate (50.2809201904686cm 10.2390309744353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-1.5707963267949) translate (50.2809201904686cm 10.0980309744353cm)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3" draw:text-style-name="P3" draw:layer="layout" svg:width="0.281cm" svg:height="0.14cm" draw:transform="rotate (-1.5707963267949) translate (50.2809201904686cm 9.7100309744353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-1.5707963267949) translate (50.2809201904686cm 9.5690309744353cm)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line draw:style-name="gr19" draw:text-style-name="P4" draw:layer="layout" svg:x1="49.948cm" svg:y1="18.904cm" svg:x2="50.308cm" svg:y2="18.892cm">
          <text:p/>
        </draw:line>
        <draw:line draw:style-name="gr19" draw:text-style-name="P10" draw:layer="layout" svg:x1="54.801cm" svg:y1="17.813cm" svg:x2="60.854cm" svg:y2="17.816cm">
          <text:p/>
        </draw:line>
        <draw:g>
          <draw:g>
            <draw:path draw:style-name="gr3" draw:text-style-name="P3" draw:layer="layout" svg:width="0.281cm" svg:height="0.14cm" svg:x="56.213cm" svg:y="17.48cm" svg:viewBox="0 0 282 141" svg:d="M198 129c5-2 9-5 14-7 21-13 39-30 51-52 12-21 19-45 19-70h-282c0 25 6 49 19 71 12 21 30 39 51 51 22 13 46 19 70 19 20 0 40-4 58-12z">
              <text:p/>
            </draw:path>
            <draw:path draw:style-name="gr23" draw:text-style-name="P4" draw:layer="layout" svg:width="0.562cm" svg:height="0.281cm" svg:x="56.073cm" svg:y="17.48cm" svg:viewBox="0 0 563 282" svg:d="M338 128c5-2 10-4 15-7 21-12 39-30 51-51 12-22 19-46 19-70h-282c0 25 7 49 19 70s30 39 51 51c22 13 46 19 70 19 20 0 39-4 57-12zM281 140v142M0 0h563">
              <text:p/>
            </draw:path>
          </draw:g>
          <draw:g>
            <draw:path draw:style-name="gr3" draw:text-style-name="P3" draw:layer="layout" svg:width="0.281cm" svg:height="0.14cm" svg:x="56.742cm" svg:y="17.48cm" svg:viewBox="0 0 282 141" svg:d="M198 129c5-2 9-5 14-7 21-13 39-30 51-52 12-21 19-45 19-70h-282c0 25 6 49 19 71 12 21 30 39 51 51 22 13 46 19 70 19 20 0 40-4 58-12z">
              <text:p/>
            </draw:path>
            <draw:path draw:style-name="gr23" draw:text-style-name="P4" draw:layer="layout" svg:width="0.562cm" svg:height="0.281cm" svg:x="56.602cm" svg:y="17.48cm" svg:viewBox="0 0 563 282" svg:d="M338 128c5-2 10-4 15-7 21-12 39-30 51-51 12-22 19-46 19-70h-282c0 25 7 49 19 70s30 39 51 51c22 13 46 19 70 19 20 0 39-4 57-12zM281 140v142M0 0h563">
              <text:p/>
            </draw:path>
          </draw:g>
        </draw:g>
        <draw:g>
          <draw:g>
            <draw:path draw:style-name="gr3" draw:text-style-name="P3" draw:layer="layout" svg:width="0.281cm" svg:height="0.14cm" svg:x="59.864cm" svg:y="17.476cm" svg:viewBox="0 0 282 141" svg:d="M198 129c5-2 9-5 14-7 21-13 39-30 51-52 12-21 19-45 19-70h-282c0 25 6 49 19 71 12 21 30 39 51 51 22 13 46 19 70 19 20 0 40-4 58-12z">
              <text:p/>
            </draw:path>
            <draw:path draw:style-name="gr23" draw:text-style-name="P4" draw:layer="layout" svg:width="0.562cm" svg:height="0.281cm" svg:x="59.724cm" svg:y="17.476cm" svg:viewBox="0 0 563 282" svg:d="M338 128c5-2 10-4 15-7 21-12 39-30 51-51 12-22 19-46 19-70h-282c0 25 7 49 19 70s30 39 51 51c22 13 46 19 70 19 20 0 39-4 57-12zM281 140v142M0 0h563">
              <text:p/>
            </draw:path>
          </draw:g>
          <draw:g>
            <draw:path draw:style-name="gr3" draw:text-style-name="P3" draw:layer="layout" svg:width="0.281cm" svg:height="0.14cm" svg:x="60.393cm" svg:y="17.476cm" svg:viewBox="0 0 282 141" svg:d="M198 129c5-2 9-5 14-7 21-13 39-30 51-52 12-21 19-45 19-70h-282c0 25 6 49 19 71 12 21 30 39 51 51 22 13 46 19 70 19 20 0 40-4 58-12z">
              <text:p/>
            </draw:path>
            <draw:path draw:style-name="gr23" draw:text-style-name="P4" draw:layer="layout" svg:width="0.562cm" svg:height="0.281cm" svg:x="60.253cm" svg:y="17.476cm" svg:viewBox="0 0 563 282" svg:d="M338 128c5-2 10-4 15-7 21-12 39-30 51-51 12-22 19-46 19-70h-282c0 25 7 49 19 70s30 39 51 51c22 13 46 19 70 19 20 0 39-4 57-12zM281 140v142M0 0h563">
              <text:p/>
            </draw:path>
          </draw:g>
        </draw:g>
        <draw:g>
          <draw:g>
            <draw:path draw:style-name="gr3" draw:text-style-name="P3" draw:layer="layout" svg:width="0.281cm" svg:height="0.14cm" svg:x="58.252cm" svg:y="26.714cm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svg:x="58.111cm" svg:y="26.714cm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3" draw:text-style-name="P3" draw:layer="layout" svg:width="0.281cm" svg:height="0.14cm" svg:x="57.723cm" svg:y="26.714cm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svg:x="57.582cm" svg:y="26.714cm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3" draw:text-style-name="P3" draw:layer="layout" svg:width="0.281cm" svg:height="0.14cm" svg:x="62.821cm" svg:y="26.732cm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svg:x="62.68cm" svg:y="26.732cm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3" draw:text-style-name="P3" draw:layer="layout" svg:width="0.281cm" svg:height="0.14cm" svg:x="62.292cm" svg:y="26.732cm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svg:x="62.151cm" svg:y="26.732cm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3" draw:text-style-name="P3" draw:layer="layout" svg:width="0.281cm" svg:height="0.14cm" draw:transform="rotate (-3.14159265358979) translate (56.5336408214435cm 18.9135183721924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-3.14159265358979) translate (56.6746408214435cm 18.9135183721924cm)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3" draw:text-style-name="P3" draw:layer="layout" svg:width="0.281cm" svg:height="0.14cm" draw:transform="rotate (-3.14159265358979) translate (57.0626408214435cm 18.9135183721924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-3.14159265358979) translate (57.2036408214435cm 18.9135183721924cm)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3" draw:text-style-name="P3" draw:layer="layout" svg:width="0.281cm" svg:height="0.14cm" draw:transform="rotate (-3.14159265358979) translate (60.3026408214435cm 18.9345183721924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-3.14159265358979) translate (60.4436408214435cm 18.9345183721924cm)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3" draw:text-style-name="P3" draw:layer="layout" svg:width="0.281cm" svg:height="0.14cm" draw:transform="rotate (-3.14159265358979) translate (60.8316408214435cm 18.9345183721924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-3.14159265358979) translate (60.9726408214435cm 18.9345183721924cm)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custom-shape draw:style-name="gr22" draw:text-style-name="P9" draw:layer="layout" svg:width="0.725cm" svg:height="0.423cm" draw:transform="rotate (1.5707963267949) translate (44.104cm 48.36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polygon draw:style-name="gr24" draw:text-style-name="P11" draw:layer="layout" svg:width="0.453cm" svg:height="0.582cm" draw:transform="rotate (-1.5707963267949) translate (44.2973732059272cm 47.7536765272585cm)" svg:viewBox="0 0 454 583" draw:points="0,583 454,583 225,0">
            <text:p/>
          </draw:polygon>
          <draw:polygon draw:style-name="gr23" draw:text-style-name="P4" draw:layer="layout" svg:width="0.453cm" svg:height="0.582cm" draw:transform="rotate (-1.5707963267949) translate (44.2973732059272cm 47.7536765272585cm)" svg:viewBox="0 0 454 583" draw:points="0,583 454,583 225,0">
            <text:p/>
          </draw:polygon>
        </draw:g>
        <draw:line draw:style-name="gr16" draw:text-style-name="P4" draw:layer="layout" svg:x1="54.685cm" svg:y1="27.814cm" svg:x2="54.685cm" svg:y2="28.84cm">
          <text:p/>
        </draw:line>
        <draw:line draw:style-name="gr19" draw:text-style-name="P4" draw:layer="layout" svg:x1="44.317cm" svg:y1="27.887cm" svg:x2="54.699cm" svg:y2="27.875cm">
          <text:p/>
        </draw:line>
        <draw:custom-shape draw:style-name="gr25" draw:text-style-name="P12" draw:layer="layout" svg:width="0.725cm" svg:height="0.423cm" draw:transform="rotate (1.5707963267949) translate (44.1cm 31.67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polygon draw:style-name="gr24" draw:text-style-name="P11" draw:layer="layout" svg:width="0.453cm" svg:height="0.582cm" draw:transform="rotate (1.5707963267949) translate (37.5914582670823cm 48.1961686588983cm)" svg:viewBox="0 0 454 583" draw:points="0,583 454,583 225,0">
            <text:p/>
          </draw:polygon>
          <draw:polygon draw:style-name="gr23" draw:text-style-name="P4" draw:layer="layout" svg:width="0.453cm" svg:height="0.582cm" draw:transform="rotate (1.5707963267949) translate (37.5914582670823cm 48.1961686588983cm)" svg:viewBox="0 0 454 583" draw:points="0,583 454,583 225,0">
            <text:p/>
          </draw:polygon>
        </draw:g>
        <draw:g>
          <draw:polygon draw:style-name="gr24" draw:text-style-name="P11" draw:layer="layout" svg:width="0.453cm" svg:height="0.582cm" draw:transform="rotate (1.5707963267949) translate (33.2664582670823cm 19.3201686588983cm)" svg:viewBox="0 0 454 583" draw:points="0,583 454,583 225,0">
            <text:p/>
          </draw:polygon>
          <draw:polygon draw:style-name="gr23" draw:text-style-name="P4" draw:layer="layout" svg:width="0.453cm" svg:height="0.582cm" draw:transform="rotate (1.5707963267949) translate (33.2664582670823cm 19.3201686588983cm)" svg:viewBox="0 0 454 583" draw:points="0,583 454,583 225,0">
            <text:p/>
          </draw:polygon>
        </draw:g>
        <draw:g>
          <draw:polygon draw:style-name="gr24" draw:text-style-name="P11" draw:layer="layout" svg:width="0.453cm" svg:height="0.599cm" draw:transform="rotate (-1.5707963267949) translate (49.9098038587069cm 18.9309277197937cm)" svg:viewBox="0 0 454 600" draw:points="0,600 454,600 225,0">
            <text:p/>
          </draw:polygon>
          <draw:polygon draw:style-name="gr23" draw:text-style-name="P4" draw:layer="layout" svg:width="0.453cm" svg:height="0.599cm" draw:transform="rotate (-1.5707963267949) translate (49.9098038587069cm 18.9309277197937cm)" svg:viewBox="0 0 454 600" draw:points="0,600 454,600 225,0">
            <text:p/>
          </draw:polygon>
        </draw:g>
        <draw:g>
          <draw:g>
            <draw:path draw:style-name="gr3" draw:text-style-name="P3" draw:layer="layout" svg:width="0.281cm" svg:height="0.14cm" svg:x="45.981cm" svg:y="17.427cm" svg:viewBox="0 0 282 141" svg:d="M198 129c5-2 9-5 14-7 21-13 39-30 51-52 12-21 19-45 19-70h-282c0 25 6 49 19 71 12 21 30 39 51 51 22 13 46 19 70 19 20 0 40-4 58-12z">
              <text:p/>
            </draw:path>
            <draw:path draw:style-name="gr23" draw:text-style-name="P4" draw:layer="layout" svg:width="0.562cm" svg:height="0.281cm" svg:x="45.841cm" svg:y="17.427cm" svg:viewBox="0 0 563 282" svg:d="M338 128c5-2 10-4 15-7 21-12 39-30 51-51 12-22 19-46 19-70h-282c0 25 7 49 19 70s30 39 51 51c22 13 46 19 70 19 20 0 39-4 57-12zM281 140v142M0 0h563">
              <text:p/>
            </draw:path>
          </draw:g>
          <draw:g>
            <draw:path draw:style-name="gr3" draw:text-style-name="P3" draw:layer="layout" svg:width="0.281cm" svg:height="0.14cm" svg:x="46.51cm" svg:y="17.427cm" svg:viewBox="0 0 282 141" svg:d="M198 129c5-2 9-5 14-7 21-13 39-30 51-52 12-21 19-45 19-70h-282c0 25 6 49 19 71 12 21 30 39 51 51 22 13 46 19 70 19 20 0 40-4 58-12z">
              <text:p/>
            </draw:path>
            <draw:path draw:style-name="gr23" draw:text-style-name="P4" draw:layer="layout" svg:width="0.562cm" svg:height="0.281cm" svg:x="46.37cm" svg:y="17.427cm" svg:viewBox="0 0 563 282" svg:d="M338 128c5-2 10-4 15-7 21-12 39-30 51-51 12-22 19-46 19-70h-282c0 25 7 49 19 70s30 39 51 51c22 13 46 19 70 19 20 0 39-4 57-12zM281 140v142M0 0h563">
              <text:p/>
            </draw:path>
          </draw:g>
        </draw:g>
        <draw:polygon draw:style-name="gr27" draw:text-style-name="P11" draw:layer="layout" svg:width="0.453cm" svg:height="0.599cm" svg:x="50.296cm" svg:y="17.852cm" svg:viewBox="0 0 454 600" draw:points="0,600 454,600 225,0">
          <text:p/>
        </draw:polygon>
        <draw:custom-shape draw:style-name="gr22" draw:text-style-name="P9" draw:layer="layout" svg:width="0.725cm" svg:height="0.423cm" svg:x="27.774cm" svg:y="17.4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9" draw:layer="layout" svg:width="0.725cm" svg:height="0.423cm" svg:x="27.189cm" svg:y="18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9" draw:layer="layout" svg:width="0.725cm" svg:height="0.423cm" draw:transform="rotate (1.5707963267949) translate (33.017cm 23.14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9" draw:layer="layout" svg:width="0.725cm" svg:height="0.423cm" svg:x="36.396cm" svg:y="36.5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polygon draw:style-name="gr24" draw:text-style-name="P11" draw:layer="layout" svg:width="0.453cm" svg:height="0.582cm" svg:x="36.572cm" svg:y="36.713cm" svg:viewBox="0 0 454 583" draw:points="0,583 454,583 225,0">
            <text:p/>
          </draw:polygon>
          <draw:polygon draw:style-name="gr23" draw:text-style-name="P4" draw:layer="layout" svg:width="0.453cm" svg:height="0.582cm" svg:x="36.572cm" svg:y="36.713cm" svg:viewBox="0 0 454 583" draw:points="0,583 454,583 225,0">
            <text:p/>
          </draw:polygon>
        </draw:g>
        <draw:custom-shape draw:style-name="gr22" draw:text-style-name="P9" draw:layer="layout" svg:width="0.725cm" svg:height="0.423cm" draw:transform="rotate (1.5707963267949) translate (37.473cm 28.58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polygon draw:style-name="gr24" draw:text-style-name="P11" draw:layer="layout" svg:width="0.453cm" svg:height="0.582cm" draw:transform="rotate (1.5707963267949) translate (37.6264582670823cm 28.4441686588983cm)" svg:viewBox="0 0 454 583" draw:points="0,583 454,583 225,0">
            <text:p/>
          </draw:polygon>
          <draw:polygon draw:style-name="gr23" draw:text-style-name="P4" draw:layer="layout" svg:width="0.453cm" svg:height="0.582cm" draw:transform="rotate (1.5707963267949) translate (37.6264582670823cm 28.4441686588983cm)" svg:viewBox="0 0 454 583" draw:points="0,583 454,583 225,0">
            <text:p/>
          </draw:polygon>
        </draw:g>
        <draw:custom-shape draw:style-name="gr22" draw:text-style-name="P9" draw:layer="layout" svg:width="0.725cm" svg:height="0.423cm" svg:x="35.625cm" svg:y="37.1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9" draw:layer="layout" svg:width="0.725cm" svg:height="0.423cm" svg:x="35.922cm" svg:y="42.9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9" draw:layer="layout" svg:width="0.725cm" svg:height="0.423cm" svg:x="36.655cm" svg:y="43.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9" draw:layer="layout" svg:width="0.725cm" svg:height="0.423cm" svg:x="48.015cm" svg:y="17.5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9" draw:layer="layout" svg:width="0.725cm" svg:height="0.423cm" svg:x="34.727cm" svg:y="1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26" draw:text-style-name="P13" draw:layer="layout" svg:width="0.453cm" svg:height="0.599cm" svg:x="34.836cm" svg:y="17.776cm" svg:viewBox="0 0 454 600" draw:points="0,600 454,600 225,0">
          <text:p/>
        </draw:polygon>
        <draw:custom-shape draw:style-name="gr22" draw:text-style-name="P9" draw:layer="layout" svg:width="0.725cm" svg:height="0.423cm" draw:transform="rotate (1.5707963267949) translate (49.938cm 17.32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9" draw:layer="layout" svg:width="0.725cm" svg:height="0.423cm" svg:x="54.549cm" svg:y="17.4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path draw:style-name="gr3" draw:text-style-name="P3" draw:layer="layout" svg:width="0.281cm" svg:height="0.14cm" draw:transform="rotate (-1.5707963267949) translate (50.3529201904686cm 16.0860309744353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-1.5707963267949) translate (50.3529201904686cm 15.9450309744353cm)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3" draw:text-style-name="P3" draw:layer="layout" svg:width="0.281cm" svg:height="0.14cm" draw:transform="rotate (-1.5707963267949) translate (50.3529201904686cm 15.5570309744353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-1.5707963267949) translate (50.3529201904686cm 15.4160309744353cm)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custom-shape draw:style-name="gr22" draw:text-style-name="P9" draw:layer="layout" svg:width="0.725cm" svg:height="0.423cm" svg:x="54.573cm" svg:y="18.2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4" draw:layer="layout" svg:width="1.971cm" svg:height="1.473cm" svg:x="25.68cm" svg:y="51.11cm">
          <draw:text-box>
            <text:p text:style-name="P7"><text:span text:style-name="T2">1.1.1</text:span></text:p>
            <text:p text:style-name="P7"><text:span text:style-name="T2">1.1.2</text:span></text:p>
          </draw:text-box>
        </draw:frame>
        <draw:frame draw:style-name="gr28" draw:text-style-name="P14" draw:layer="layout" svg:width="1.971cm" svg:height="1.473cm" svg:x="30.13cm" svg:y="51.243cm">
          <draw:text-box>
            <text:p text:style-name="P7"><text:span text:style-name="T2">1.2.1</text:span></text:p>
            <text:p text:style-name="P7"><text:span text:style-name="T2">1.2.2</text:span></text:p>
          </draw:text-box>
        </draw:frame>
        <draw:frame draw:style-name="gr28" draw:text-style-name="P14" draw:layer="layout" svg:width="2.033cm" svg:height="1.473cm" svg:x="34.872cm" svg:y="51.229cm">
          <draw:text-box>
            <text:p text:style-name="P7"><text:span text:style-name="T2">1.3.1</text:span></text:p>
            <text:p text:style-name="P7"><text:span text:style-name="T2">1.3.2</text:span></text:p>
          </draw:text-box>
        </draw:frame>
        <draw:frame draw:style-name="gr28" draw:text-style-name="P14" draw:layer="layout" svg:width="1.971cm" svg:height="1.473cm" svg:x="35.718cm" svg:y="48.589cm">
          <draw:text-box>
            <text:p text:style-name="P7"><text:span text:style-name="T2">1.4.1</text:span></text:p>
            <text:p text:style-name="P7"><text:span text:style-name="T2">1.4.2</text:span></text:p>
          </draw:text-box>
        </draw:frame>
        <draw:frame draw:style-name="gr28" draw:text-style-name="P14" draw:layer="layout" svg:width="1.971cm" svg:height="1.473cm" svg:x="34.19cm" svg:y="43.841cm">
          <draw:text-box>
            <text:p text:style-name="P7"><text:span text:style-name="T2">1.5.1</text:span></text:p>
            <text:p text:style-name="P7"><text:span text:style-name="T2">1.5.2</text:span></text:p>
          </draw:text-box>
        </draw:frame>
        <draw:frame draw:style-name="gr28" draw:text-style-name="P14" draw:layer="layout" svg:width="1.971cm" svg:height="1.473cm" svg:x="30.321cm" svg:y="43.757cm">
          <draw:text-box>
            <text:p text:style-name="P7"><text:span text:style-name="T2">1.6.1</text:span></text:p>
            <text:p text:style-name="P7"><text:span text:style-name="T2">1.6.2</text:span></text:p>
          </draw:text-box>
        </draw:frame>
        <draw:frame draw:style-name="gr28" draw:text-style-name="P14" draw:layer="layout" svg:width="1.971cm" svg:height="1.473cm" svg:x="25.821cm" svg:y="43.715cm">
          <draw:text-box>
            <text:p text:style-name="P7"><text:span text:style-name="T2">1.7.1</text:span></text:p>
            <text:p text:style-name="P7"><text:span text:style-name="T2">1.7.2</text:span></text:p>
          </draw:text-box>
        </draw:frame>
        <draw:frame draw:style-name="gr28" draw:text-style-name="P14" draw:layer="layout" svg:width="1.971cm" svg:height="1.473cm" svg:x="25.936cm" svg:y="41.369cm">
          <draw:text-box>
            <text:p text:style-name="P7"><text:span text:style-name="T2">2.1.1</text:span></text:p>
            <text:p text:style-name="P7"><text:span text:style-name="T2">2.1.2</text:span></text:p>
          </draw:text-box>
        </draw:frame>
        <draw:frame draw:style-name="gr28" draw:text-style-name="P14" draw:layer="layout" svg:width="1.971cm" svg:height="1.473cm" svg:x="30.353cm" svg:y="41.287cm">
          <draw:text-box>
            <text:p text:style-name="P7"><text:span text:style-name="T2">2.2.1</text:span></text:p>
            <text:p text:style-name="P7"><text:span text:style-name="T2">2.2.2</text:span></text:p>
          </draw:text-box>
        </draw:frame>
        <draw:frame draw:style-name="gr28" draw:text-style-name="P14" draw:layer="layout" svg:width="1.971cm" svg:height="1.473cm" svg:x="34.242cm" svg:y="41.201cm">
          <draw:text-box>
            <text:p text:style-name="P7"><text:span text:style-name="T2">2.3.1</text:span></text:p>
            <text:p text:style-name="P7"><text:span text:style-name="T2">2.3.2</text:span></text:p>
          </draw:text-box>
        </draw:frame>
        <draw:frame draw:style-name="gr28" draw:text-style-name="P14" draw:layer="layout" svg:width="1.971cm" svg:height="1.473cm" svg:x="33.788cm" svg:y="37.764cm">
          <draw:text-box>
            <text:p text:style-name="P7"><text:span text:style-name="T2">2.4.1</text:span></text:p>
            <text:p text:style-name="P7"><text:span text:style-name="T2">2.4.2</text:span></text:p>
          </draw:text-box>
        </draw:frame>
        <draw:frame draw:style-name="gr28" draw:text-style-name="P14" draw:layer="layout" svg:width="1.971cm" svg:height="1.473cm" svg:x="30.389cm" svg:y="37.673cm">
          <draw:text-box>
            <text:p text:style-name="P7"><text:span text:style-name="T2">2.5.1</text:span></text:p>
            <text:p text:style-name="P7"><text:span text:style-name="T2">2.5.2</text:span></text:p>
          </draw:text-box>
        </draw:frame>
        <draw:frame draw:style-name="gr28" draw:text-style-name="P14" draw:layer="layout" svg:width="1.971cm" svg:height="1.473cm" svg:x="25.916cm" svg:y="37.617cm">
          <draw:text-box>
            <text:p text:style-name="P7"><text:span text:style-name="T2">2.6.1</text:span></text:p>
            <text:p text:style-name="P7"><text:span text:style-name="T2">2.6.2</text:span></text:p>
          </draw:text-box>
        </draw:frame>
        <draw:frame draw:style-name="gr28" draw:text-style-name="P14" draw:layer="layout" svg:width="1.971cm" svg:height="1.473cm" svg:x="26.048cm" svg:y="35.221cm">
          <draw:text-box>
            <text:p text:style-name="P7"><text:span text:style-name="T2">3.1.1</text:span></text:p>
            <text:p text:style-name="P7"><text:span text:style-name="T2">3.1.2</text:span></text:p>
          </draw:text-box>
        </draw:frame>
        <draw:frame draw:style-name="gr28" draw:text-style-name="P14" draw:layer="layout" svg:width="1.971cm" svg:height="1.473cm" svg:x="30.404cm" svg:y="35.181cm">
          <draw:text-box>
            <text:p text:style-name="P7"><text:span text:style-name="T2">3.2.1</text:span></text:p>
            <text:p text:style-name="P7"><text:span text:style-name="T2">3.2.2</text:span></text:p>
          </draw:text-box>
        </draw:frame>
        <draw:frame draw:style-name="gr28" draw:text-style-name="P14" draw:layer="layout" svg:width="1.971cm" svg:height="1.473cm" svg:x="33.767cm" svg:y="35.228cm">
          <draw:text-box>
            <text:p text:style-name="P7"><text:span text:style-name="T2">3.3.1</text:span></text:p>
            <text:p text:style-name="P7"><text:span text:style-name="T2">3.3.2</text:span></text:p>
          </draw:text-box>
        </draw:frame>
        <draw:frame draw:style-name="gr28" draw:text-style-name="P14" draw:layer="layout" svg:width="1.971cm" svg:height="1.473cm" svg:x="35.657cm" svg:y="34.072cm">
          <draw:text-box>
            <text:p text:style-name="P7"><text:span text:style-name="T2">3.4.1</text:span></text:p>
            <text:p text:style-name="P7"><text:span text:style-name="T2">3.4.2</text:span></text:p>
          </draw:text-box>
        </draw:frame>
        <draw:frame draw:style-name="gr28" draw:text-style-name="P14" draw:layer="layout" svg:width="1.971cm" svg:height="1.473cm" svg:x="34.261cm" svg:y="28.058cm">
          <draw:text-box>
            <text:p text:style-name="P7"><text:span text:style-name="T2">3.5.1</text:span></text:p>
            <text:p text:style-name="P7"><text:span text:style-name="T2">3.5.2</text:span></text:p>
          </draw:text-box>
        </draw:frame>
        <draw:frame draw:style-name="gr28" draw:text-style-name="P14" draw:layer="layout" svg:width="1.971cm" svg:height="1.473cm" svg:x="30.233cm" svg:y="28.075cm">
          <draw:text-box>
            <text:p text:style-name="P7"><text:span text:style-name="T2">3.6.1</text:span></text:p>
            <text:p text:style-name="P7"><text:span text:style-name="T2">3.6.2</text:span></text:p>
          </draw:text-box>
        </draw:frame>
        <draw:frame draw:style-name="gr28" draw:text-style-name="P14" draw:layer="layout" svg:width="1.971cm" svg:height="1.473cm" svg:x="26.1cm" svg:y="28.08cm">
          <draw:text-box>
            <text:p text:style-name="P7"><text:span text:style-name="T2">3.7.1</text:span></text:p>
            <text:p text:style-name="P7"><text:span text:style-name="T2">3.7.2</text:span></text:p>
          </draw:text-box>
        </draw:frame>
        <draw:frame draw:style-name="gr28" draw:text-style-name="P14" draw:layer="layout" svg:width="1.971cm" svg:height="1.473cm" svg:x="20.078cm" svg:y="25.273cm">
          <draw:text-box>
            <text:p text:style-name="P7"><text:span text:style-name="T2">4.1.1</text:span></text:p>
            <text:p text:style-name="P7"><text:span text:style-name="T2">4.1.2</text:span></text:p>
          </draw:text-box>
        </draw:frame>
        <draw:frame draw:style-name="gr28" draw:text-style-name="P14" draw:layer="layout" svg:width="1.971cm" svg:height="1.473cm" svg:x="24.493cm" svg:y="25.354cm">
          <draw:text-box>
            <text:p text:style-name="P7"><text:span text:style-name="T2">4.2.1</text:span></text:p>
            <text:p text:style-name="P7"><text:span text:style-name="T2">4.2.2</text:span></text:p>
          </draw:text-box>
        </draw:frame>
        <draw:frame draw:style-name="gr28" draw:text-style-name="P14" draw:layer="layout" svg:width="1.971cm" svg:height="1.473cm" svg:x="28.733cm" svg:y="25.323cm">
          <draw:text-box>
            <text:p text:style-name="P7"><text:span text:style-name="T2">4.3.1</text:span></text:p>
            <text:p text:style-name="P7"><text:span text:style-name="T2">4.3.2</text:span></text:p>
          </draw:text-box>
        </draw:frame>
        <draw:frame draw:style-name="gr28" draw:text-style-name="P14" draw:layer="layout" svg:width="1.971cm" svg:height="1.473cm" svg:x="31.274cm" svg:y="23.433cm">
          <draw:text-box>
            <text:p text:style-name="P7"><text:span text:style-name="T2">4.4.1</text:span></text:p>
            <text:p text:style-name="P7"><text:span text:style-name="T2">4.4.2</text:span></text:p>
          </draw:text-box>
        </draw:frame>
        <draw:frame draw:style-name="gr28" draw:text-style-name="P14" draw:layer="layout" svg:width="1.971cm" svg:height="1.473cm" svg:x="20.95cm" svg:y="18.867cm">
          <draw:text-box>
            <text:p text:style-name="P7"><text:span text:style-name="T2">4.6.1</text:span></text:p>
            <text:p text:style-name="P7"><text:span text:style-name="T2">4.6.2</text:span></text:p>
          </draw:text-box>
        </draw:frame>
        <draw:frame draw:style-name="gr28" draw:text-style-name="P14" draw:layer="layout" svg:width="1.971cm" svg:height="1.473cm" svg:x="25.509cm" svg:y="18.826cm">
          <draw:text-box>
            <text:p text:style-name="P7"><text:span text:style-name="T2">4.5.1</text:span></text:p>
            <text:p text:style-name="P7"><text:span text:style-name="T2">4.5.2</text:span></text:p>
          </draw:text-box>
        </draw:frame>
        <draw:frame draw:style-name="gr28" draw:text-style-name="P14" draw:layer="layout" svg:width="1.971cm" svg:height="1.473cm" svg:x="33.872cm" svg:y="6.555cm">
          <draw:text-box>
            <text:p text:style-name="P7"><text:span text:style-name="T2">6.1.1</text:span></text:p>
            <text:p text:style-name="P7"><text:span text:style-name="T2">6.1.2</text:span></text:p>
          </draw:text-box>
        </draw:frame>
        <draw:frame draw:style-name="gr28" draw:text-style-name="P14" draw:layer="layout" svg:width="1.971cm" svg:height="1.473cm" svg:x="25.518cm" svg:y="16.124cm">
          <draw:text-box>
            <text:p text:style-name="P7"><text:span text:style-name="T2">5.2.1</text:span></text:p>
            <text:p text:style-name="P7"><text:span text:style-name="T2">5.2.2</text:span></text:p>
          </draw:text-box>
        </draw:frame>
        <draw:frame draw:style-name="gr28" draw:text-style-name="P14" draw:layer="layout" svg:width="1.971cm" svg:height="1.473cm" svg:x="31.274cm" svg:y="15.539cm">
          <draw:text-box>
            <text:p text:style-name="P7"><text:span text:style-name="T2">5.3.1</text:span></text:p>
            <text:p text:style-name="P7"><text:span text:style-name="T2">5.3.2</text:span></text:p>
          </draw:text-box>
        </draw:frame>
        <draw:frame draw:style-name="gr28" draw:text-style-name="P14" draw:layer="layout" svg:width="1.971cm" svg:height="1.473cm" svg:x="31.139cm" svg:y="12.341cm">
          <draw:text-box>
            <text:p text:style-name="P7"><text:span text:style-name="T2">5.4.1</text:span></text:p>
            <text:p text:style-name="P7"><text:span text:style-name="T2">5.4.2</text:span></text:p>
          </draw:text-box>
        </draw:frame>
        <draw:frame draw:style-name="gr28" draw:text-style-name="P14" draw:layer="layout" svg:width="1.971cm" svg:height="1.473cm" svg:x="31.329cm" svg:y="9.12cm">
          <draw:text-box>
            <text:p text:style-name="P7"><text:span text:style-name="T2">5.5.1</text:span></text:p>
            <text:p text:style-name="P7"><text:span text:style-name="T2">5.5.2</text:span></text:p>
          </draw:text-box>
        </draw:frame>
        <draw:frame draw:style-name="gr28" draw:text-style-name="P14" draw:layer="layout" svg:width="1.971cm" svg:height="1.473cm" svg:x="33.84cm" svg:y="9.151cm">
          <draw:text-box>
            <text:p text:style-name="P7"><text:span text:style-name="T2">6.2.1</text:span></text:p>
            <text:p text:style-name="P7"><text:span text:style-name="T2">6.2.2</text:span></text:p>
          </draw:text-box>
        </draw:frame>
        <draw:frame draw:style-name="gr28" draw:text-style-name="P14" draw:layer="layout" svg:width="1.971cm" svg:height="1.473cm" svg:x="33.817cm" svg:y="12.281cm">
          <draw:text-box>
            <text:p text:style-name="P7"><text:span text:style-name="T2">6.3.1</text:span></text:p>
            <text:p text:style-name="P7"><text:span text:style-name="T2">6.3.2</text:span></text:p>
          </draw:text-box>
        </draw:frame>
        <draw:frame draw:style-name="gr28" draw:text-style-name="P14" draw:layer="layout" svg:width="1.971cm" svg:height="1.473cm" svg:x="33.905cm" svg:y="15.531cm">
          <draw:text-box>
            <text:p text:style-name="P7"><text:span text:style-name="T2">6.4.1</text:span></text:p>
            <text:p text:style-name="P7"><text:span text:style-name="T2">6.4.2</text:span></text:p>
          </draw:text-box>
        </draw:frame>
        <draw:frame draw:style-name="gr28" draw:text-style-name="P14" draw:layer="layout" svg:width="1.971cm" svg:height="1.473cm" svg:x="45.335cm" svg:y="16.13cm">
          <draw:text-box>
            <text:p text:style-name="P7"><text:span text:style-name="T2">6.6.1</text:span></text:p>
            <text:p text:style-name="P7"><text:span text:style-name="T2">6.6.2</text:span></text:p>
          </draw:text-box>
        </draw:frame>
        <draw:frame draw:style-name="gr28" draw:text-style-name="P14" draw:layer="layout" svg:width="1.971cm" svg:height="1.473cm" svg:x="47.358cm" svg:y="12.255cm">
          <draw:text-box>
            <text:p text:style-name="P7"><text:span text:style-name="T2">6.8.1</text:span></text:p>
            <text:p text:style-name="P7"><text:span text:style-name="T2">6.8.2</text:span></text:p>
          </draw:text-box>
        </draw:frame>
        <draw:frame draw:style-name="gr28" draw:text-style-name="P14" draw:layer="layout" svg:width="1.971cm" svg:height="1.473cm" svg:x="47.264cm" svg:y="9.334cm">
          <draw:text-box>
            <text:p text:style-name="P7"><text:span text:style-name="T2">6.9.1</text:span></text:p>
            <text:p text:style-name="P7"><text:span text:style-name="T2">6.9.2</text:span></text:p>
          </draw:text-box>
        </draw:frame>
        <draw:frame draw:style-name="gr28" draw:text-style-name="P14" draw:layer="layout" svg:width="1.971cm" svg:height="1.473cm" svg:x="47.242cm" svg:y="6.348cm">
          <draw:text-box>
            <text:p text:style-name="P7"><text:span text:style-name="T2">6.10.1</text:span></text:p>
            <text:p text:style-name="P7"><text:span text:style-name="T2">6.10.2</text:span></text:p>
          </draw:text-box>
        </draw:frame>
        <draw:frame draw:style-name="gr28" draw:text-style-name="P14" draw:layer="layout" svg:width="1.971cm" svg:height="1.473cm" svg:x="38.238cm" svg:y="16.129cm">
          <draw:text-box>
            <text:p text:style-name="P7"><text:span text:style-name="T2">6.5.1</text:span></text:p>
            <text:p text:style-name="P7"><text:span text:style-name="T2">6.5.2</text:span></text:p>
          </draw:text-box>
        </draw:frame>
        <draw:frame draw:style-name="gr28" draw:text-style-name="P14" draw:layer="layout" svg:width="1.971cm" svg:height="1.473cm" svg:x="47.376cm" svg:y="15.431cm">
          <draw:text-box>
            <text:p text:style-name="P7"><text:span text:style-name="T2">6.7.1</text:span></text:p>
            <text:p text:style-name="P7"><text:span text:style-name="T2">6.7.2</text:span></text:p>
          </draw:text-box>
        </draw:frame>
        <draw:frame draw:style-name="gr28" draw:text-style-name="P14" draw:layer="layout" svg:width="1.971cm" svg:height="1.473cm" svg:x="49.913cm" svg:y="9.368cm">
          <draw:text-box>
            <text:p text:style-name="P7"><text:span text:style-name="T2">7.1.1</text:span></text:p>
            <text:p text:style-name="P7"><text:span text:style-name="T2">7.1.2</text:span></text:p>
          </draw:text-box>
        </draw:frame>
        <draw:frame draw:style-name="gr28" draw:text-style-name="P14" draw:layer="layout" svg:width="1.971cm" svg:height="1.473cm" svg:x="49.957cm" svg:y="15.222cm">
          <draw:text-box>
            <text:p text:style-name="P7"><text:span text:style-name="T2">7.3.1</text:span></text:p>
            <text:p text:style-name="P7"><text:span text:style-name="T2">7.3.2</text:span></text:p>
          </draw:text-box>
        </draw:frame>
        <draw:frame draw:style-name="gr28" draw:text-style-name="P14" draw:layer="layout" svg:width="1.971cm" svg:height="1.473cm" svg:x="55.652cm" svg:y="16.081cm">
          <draw:text-box>
            <text:p text:style-name="P7"><text:span text:style-name="T2">7.4.1</text:span></text:p>
            <text:p text:style-name="P7"><text:span text:style-name="T2">7.4.2</text:span></text:p>
          </draw:text-box>
        </draw:frame>
        <draw:frame draw:style-name="gr28" draw:text-style-name="P14" draw:layer="layout" svg:width="1.971cm" svg:height="1.473cm" svg:x="59.298cm" svg:y="16.095cm">
          <draw:text-box>
            <text:p text:style-name="P7"><text:span text:style-name="T2">7.5.1</text:span></text:p>
            <text:p text:style-name="P7"><text:span text:style-name="T2">7.5.2</text:span></text:p>
          </draw:text-box>
        </draw:frame>
        <draw:frame draw:style-name="gr28" draw:text-style-name="P14" draw:layer="layout" svg:width="1.971cm" svg:height="1.473cm" svg:x="49.955cm" svg:y="12.289cm">
          <draw:text-box>
            <text:p text:style-name="P7"><text:span text:style-name="T2">7.2.1</text:span></text:p>
            <text:p text:style-name="P7"><text:span text:style-name="T2">7.2.2</text:span></text:p>
          </draw:text-box>
        </draw:frame>
        <draw:frame draw:style-name="gr28" draw:text-style-name="P14" draw:layer="layout" svg:width="1.971cm" svg:height="1.473cm" svg:x="20.94cm" svg:y="16.071cm">
          <draw:text-box>
            <text:p text:style-name="P7"><text:span text:style-name="T2">5.1.1</text:span></text:p>
            <text:p text:style-name="P7"><text:span text:style-name="T2">5.1.2</text:span></text:p>
          </draw:text-box>
        </draw:frame>
        <draw:frame draw:style-name="gr28" draw:text-style-name="P14" draw:layer="layout" svg:width="1.971cm" svg:height="1.473cm" svg:x="59.491cm" svg:y="18.799cm">
          <draw:text-box>
            <text:p text:style-name="P7"><text:span text:style-name="T2">8.1.1</text:span></text:p>
            <text:p text:style-name="P7"><text:span text:style-name="T2">8.1.2</text:span></text:p>
          </draw:text-box>
        </draw:frame>
        <draw:frame draw:style-name="gr28" draw:text-style-name="P14" draw:layer="layout" svg:width="1.971cm" svg:height="1.473cm" svg:x="55.664cm" svg:y="18.766cm">
          <draw:text-box>
            <text:p text:style-name="P7"><text:span text:style-name="T2">8.2.1</text:span></text:p>
            <text:p text:style-name="P7"><text:span text:style-name="T2">8.2.2</text:span></text:p>
          </draw:text-box>
        </draw:frame>
        <draw:frame draw:style-name="gr28" draw:text-style-name="P14" draw:layer="layout" svg:width="1.971cm" svg:height="1.473cm" svg:x="49.971cm" svg:y="22.986cm">
          <draw:text-box>
            <text:p text:style-name="P7"><text:span text:style-name="T2">8.3.1</text:span></text:p>
            <text:p text:style-name="P7"><text:span text:style-name="T2">8.3.2</text:span></text:p>
          </draw:text-box>
        </draw:frame>
        <draw:frame draw:style-name="gr28" draw:text-style-name="P14" draw:layer="layout" svg:width="1.971cm" svg:height="1.473cm" svg:x="52.275cm" svg:y="25.38cm">
          <draw:text-box>
            <text:p text:style-name="P7"><text:span text:style-name="T2">8.4.1</text:span></text:p>
            <text:p text:style-name="P7"><text:span text:style-name="T2">8.4.2</text:span></text:p>
          </draw:text-box>
        </draw:frame>
        <draw:frame draw:style-name="gr28" draw:text-style-name="P14" draw:layer="layout" svg:width="1.971cm" svg:height="1.473cm" svg:x="57.164cm" svg:y="25.371cm">
          <draw:text-box>
            <text:p text:style-name="P7"><text:span text:style-name="T2">8.5.1</text:span></text:p>
            <text:p text:style-name="P7"><text:span text:style-name="T2">8.5.2</text:span></text:p>
          </draw:text-box>
        </draw:frame>
        <draw:frame draw:style-name="gr28" draw:text-style-name="P14" draw:layer="layout" svg:width="1.971cm" svg:height="1.473cm" svg:x="61.708cm" svg:y="25.39cm">
          <draw:text-box>
            <text:p text:style-name="P7"><text:span text:style-name="T2">8.6.1</text:span></text:p>
            <text:p text:style-name="P7"><text:span text:style-name="T2">8.6.2</text:span></text:p>
          </draw:text-box>
        </draw:frame>
        <draw:frame draw:style-name="gr28" draw:text-style-name="P14" draw:layer="layout" svg:width="1.971cm" svg:height="1.473cm" svg:x="56.551cm" svg:y="44.123cm">
          <draw:text-box>
            <text:p text:style-name="P7"><text:span text:style-name="T2">11.1.1</text:span></text:p>
            <text:p text:style-name="P7"><text:span text:style-name="T2">11.1.2</text:span></text:p>
          </draw:text-box>
        </draw:frame>
        <draw:g>
          <draw:g>
            <draw:path draw:style-name="gr3" draw:text-style-name="P3" draw:layer="layout" svg:width="0.281cm" svg:height="0.14cm" svg:x="47.082cm" svg:y="52.689cm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svg:x="46.941cm" svg:y="52.689cm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3" draw:text-style-name="P3" draw:layer="layout" svg:width="0.281cm" svg:height="0.14cm" svg:x="46.553cm" svg:y="52.689cm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svg:x="46.412cm" svg:y="52.689cm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frame draw:style-name="gr28" draw:text-style-name="P14" draw:layer="layout" svg:width="1.971cm" svg:height="1.473cm" svg:x="51.21cm" svg:y="44.12cm">
          <draw:text-box>
            <text:p text:style-name="P7"><text:span text:style-name="T2">11.2.1</text:span></text:p>
            <text:p text:style-name="P7"><text:span text:style-name="T2">11.2.2</text:span></text:p>
          </draw:text-box>
        </draw:frame>
        <draw:frame draw:style-name="gr28" draw:text-style-name="P14" draw:layer="layout" svg:width="1.971cm" svg:height="1.473cm" svg:x="46.004cm" svg:y="44.084cm">
          <draw:text-box>
            <text:p text:style-name="P7"><text:span text:style-name="T2">11.3.1</text:span></text:p>
            <text:p text:style-name="P7"><text:span text:style-name="T2">11.3.2</text:span></text:p>
          </draw:text-box>
        </draw:frame>
        <draw:frame draw:style-name="gr28" draw:text-style-name="P14" draw:layer="layout" svg:width="1.971cm" svg:height="1.473cm" svg:x="56.262cm" svg:y="51.041cm">
          <draw:text-box>
            <text:p text:style-name="P7"><text:span text:style-name="T2">11.7.1</text:span></text:p>
            <text:p text:style-name="P7"><text:span text:style-name="T2">11.7.2</text:span></text:p>
          </draw:text-box>
        </draw:frame>
        <draw:frame draw:style-name="gr28" draw:text-style-name="P14" draw:layer="layout" svg:width="1.971cm" svg:height="1.473cm" svg:x="50.925cm" svg:y="51.224cm">
          <draw:text-box>
            <text:p text:style-name="P7"><text:span text:style-name="T2">11.6.1</text:span></text:p>
            <text:p text:style-name="P7"><text:span text:style-name="T2">11.6.2</text:span></text:p>
          </draw:text-box>
        </draw:frame>
        <draw:frame draw:style-name="gr28" draw:text-style-name="P14" draw:layer="layout" svg:width="1.971cm" svg:height="1.473cm" svg:x="44.424cm" svg:y="48.832cm">
          <draw:text-box>
            <text:p text:style-name="P7"><text:span text:style-name="T2">11.4.1</text:span></text:p>
            <text:p text:style-name="P7"><text:span text:style-name="T2">11.4.2</text:span></text:p>
          </draw:text-box>
        </draw:frame>
        <draw:frame draw:style-name="gr28" draw:text-style-name="P14" draw:layer="layout" svg:width="1.971cm" svg:height="1.473cm" svg:x="45.929cm" svg:y="51.366cm">
          <draw:text-box>
            <text:p text:style-name="P7"><text:span text:style-name="T2">11.5.1</text:span></text:p>
            <text:p text:style-name="P7"><text:span text:style-name="T2">11.5.2</text:span></text:p>
          </draw:text-box>
        </draw:frame>
        <draw:g>
          <draw:g>
            <draw:g>
              <draw:path draw:style-name="gr3" draw:text-style-name="P3" draw:layer="layout" svg:width="1.672cm" svg:height="1.528cm" draw:transform="rotate (-3.14159265358979) translate (25.8477680620368cm 47.3093542534414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  <draw:path draw:style-name="gr4" draw:text-style-name="P4" draw:layer="layout" svg:width="1.672cm" svg:height="1.528cm" draw:transform="rotate (-3.14159265358979) translate (25.8477680620368cm 47.3093542534414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</draw:g>
            <draw:g>
              <draw:polygon draw:style-name="gr3" draw:text-style-name="P3" draw:layer="layout" svg:width="1.669cm" svg:height="2.598cm" draw:transform="rotate (-3.14159265358979) translate (26.2179003500171cm 47.9632239049114cm)" svg:viewBox="0 0 1670 2599" draw:points="0,2599 1670,2599 1670,0 0,0">
                <text:p/>
              </draw:polygon>
              <draw:polygon draw:style-name="gr4" draw:text-style-name="P4" draw:layer="layout" svg:width="1.669cm" svg:height="2.598cm" draw:transform="rotate (-3.14159265358979) translate (26.2179003500171cm 47.9632239049114cm)" svg:viewBox="0 0 1670 2599" draw:points="0,2599 1670,2599 1670,0 0,0">
                <text:p/>
              </draw:polygon>
            </draw:g>
            <draw:g>
              <draw:polygon draw:style-name="gr3" draw:text-style-name="P3" draw:layer="layout" svg:width="0.46cm" svg:height="1.164cm" draw:transform="rotate (-3.14159265358979) translate (25.1145304007774cm 47.1602795112736cm)" svg:viewBox="0 0 461 1165" draw:points="461,0 0,0 0,1165 461,1165">
                <text:p/>
              </draw:polygon>
              <draw:polygon draw:style-name="gr4" draw:text-style-name="P4" draw:layer="layout" svg:width="0.46cm" svg:height="1.164cm" draw:transform="rotate (-3.14159265358979) translate (25.1145304007774cm 47.1602795112736cm)" svg:viewBox="0 0 461 1165" draw:points="461,0 0,0 0,1165 461,1165">
                <text:p/>
              </draw:polygon>
            </draw:g>
            <draw:g>
              <draw:polygon draw:style-name="gr5" draw:text-style-name="P5" draw:layer="layout" svg:width="0.011cm" svg:height="0.034cm" draw:transform="rotate (-3.14159265358979) translate (25.0700620904804cm 47.0049361859926cm)" svg:viewBox="0 0 12 35" draw:points="12,35 12,0 0,0 0,35">
                <text:p/>
              </draw:polygon>
              <draw:polygon draw:style-name="gr4" draw:text-style-name="P4" draw:layer="layout" svg:width="0.011cm" svg:height="0.034cm" draw:transform="rotate (-3.14159265358979) translate (25.0700620904804cm 47.0049361859926cm)" svg:viewBox="0 0 12 35" draw:points="12,35 12,0 0,0 0,35">
                <text:p/>
              </draw:polygon>
            </draw:g>
            <draw:g>
              <draw:path draw:style-name="gr5" draw:text-style-name="P5" draw:layer="layout" svg:width="0.356cm" svg:height="1.053cm" draw:transform="rotate (-3.14159265358979) translate (25.0783998986612cm 47.0787879307985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  <draw:path draw:style-name="gr4" draw:text-style-name="P4" draw:layer="layout" svg:width="0.356cm" svg:height="1.053cm" draw:transform="rotate (-3.14159265358979) translate (25.0783998986612cm 47.0787879307985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</draw:g>
            <draw:g>
              <draw:path draw:style-name="gr5" draw:text-style-name="P5" draw:layer="layout" svg:width="0.356cm" svg:height="1.104cm" draw:transform="rotate (-3.14159265358979) translate (25.0783998986612cm 47.1322667804855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  <draw:path draw:style-name="gr4" draw:text-style-name="P4" draw:layer="layout" svg:width="0.356cm" svg:height="1.104cm" draw:transform="rotate (-3.14159265358979) translate (25.0783998986612cm 47.1322667804855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</draw:g>
            <draw:g>
              <draw:path draw:style-name="gr3" draw:text-style-name="P3" draw:layer="layout" svg:width="0.557cm" svg:height="1.305cm" draw:transform="rotate (-3.14159265358979) translate (25.698176973423cm 47.2290380322997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373 920c16-5 32-14 49-24 41-25 78-57 102-101 23-44 34-93 34-139 0-51-11-100-34-144-24-44-61-77-102-102-17-9-33-19-49-23z">
                <text:p/>
              </draw:path>
              <draw:path draw:style-name="gr4" draw:text-style-name="P4" draw:layer="layout" svg:width="0.557cm" svg:height="1.305cm" draw:transform="rotate (-3.14159265358979) translate (25.698176973423cm 47.2290380322997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232 401h71M232 512h71M232 623h71M232 737h71M232 850h71M232 964h71M232 341h71M232 456h71M232 568h71M232 681h71M232 795h71M232 906h71M262 1077h32M262 1022h32M262 283h32M262 227h32M306 58v1188M373 920c16-5 32-14 49-24 41-25 78-57 102-101 23-44 34-93 34-139 0-51-11-100-34-144-24-44-61-77-102-102-17-9-33-19-49-23z">
                <text:p/>
              </draw:path>
            </draw:g>
            <draw:g>
              <draw:path draw:style-name="gr3" draw:text-style-name="P3" draw:layer="layout" svg:width="0.905cm" svg:height="2.255cm" draw:transform="rotate (-3.14159265358979) translate (26.2179003500171cm 47.735971526636cm)" svg:viewBox="0 0 906 2256" svg:d="M67 2212h700v-2166h-700zM767 2256h-767v-2256h767v46h-700v2166h700zM834 2256v-2256h-67v2256zM834 1221v-186h72v186z">
                <text:p/>
              </draw:path>
              <draw:path draw:style-name="gr4" draw:text-style-name="P4" draw:layer="layout" svg:width="0.905cm" svg:height="2.255cm" draw:transform="rotate (-3.14159265358979) translate (26.2179003500171cm 47.735971526636cm)" svg:viewBox="0 0 906 2256" svg:d="M67 2212h700v-2166h-700zM767 2256h-767v-2256h767v46h-700v2166h700zM834 2256v-2256h-67v2256zM834 1221v-186h72v186z">
                <text:p/>
              </draw:path>
            </draw:g>
            <draw:g>
              <draw:polygon draw:style-name="gr3" draw:text-style-name="P3" draw:layer="layout" svg:width="0.14cm" svg:height="2.619cm" draw:transform="rotate (-3.14159265358979) translate (26.3568638196946cm 47.9859486013918cm)" svg:viewBox="0 0 141 2620" draw:points="141,2620 141,0 0,0 0,2620">
                <text:p/>
              </draw:polygon>
              <draw:polygon draw:style-name="gr4" draw:text-style-name="P4" draw:layer="layout" svg:width="0.14cm" svg:height="2.619cm" draw:transform="rotate (-3.14159265358979) translate (26.3568638196946cm 47.9859486013918cm)" svg:viewBox="0 0 141 2620" draw:points="141,2620 141,0 0,0 0,2620">
                <text:p/>
              </draw:polygon>
            </draw:g>
            <draw:g>
              <draw:polygon draw:style-name="gr3" draw:text-style-name="P3" draw:layer="layout" svg:width="2.017cm" svg:height="0.129cm" draw:transform="rotate (-3.14159265358979) translate (26.2179003500171cm 45.3674647408167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-3.14159265358979) translate (26.2179003500171cm 45.3674647408167cm)" svg:viewBox="0 0 2018 130" draw:points="0,130 2018,130 2018,0 0,0">
                <text:p/>
              </draw:polygon>
            </draw:g>
            <draw:g>
              <draw:polygon draw:style-name="gr3" draw:text-style-name="P3" draw:layer="layout" svg:width="2.017cm" svg:height="0.129cm" draw:transform="rotate (-3.14159265358979) translate (26.2179003500171cm 48.1005669782968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-3.14159265358979) translate (26.2179003500171cm 48.1005669782968cm)" svg:viewBox="0 0 2018 130" draw:points="0,130 2018,130 2018,0 0,0">
                <text:p/>
              </draw:polygon>
            </draw:g>
          </draw:g>
          <draw:g>
            <draw:g>
              <draw:path draw:style-name="gr3" draw:text-style-name="P3" draw:layer="layout" svg:width="1.672cm" svg:height="1.528cm" draw:transform="rotate (-3.14159265358979) translate (25.8477680620368cm 47.3093542534414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  <draw:path draw:style-name="gr4" draw:text-style-name="P4" draw:layer="layout" svg:width="1.672cm" svg:height="1.528cm" draw:transform="rotate (-3.14159265358979) translate (25.8477680620368cm 47.3093542534414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</draw:g>
            <draw:g>
              <draw:polygon draw:style-name="gr3" draw:text-style-name="P3" draw:layer="layout" svg:width="1.669cm" svg:height="2.598cm" draw:transform="rotate (-3.14159265358979) translate (26.2179003500171cm 47.9632239049114cm)" svg:viewBox="0 0 1670 2599" draw:points="0,2599 1670,2599 1670,0 0,0">
                <text:p/>
              </draw:polygon>
              <draw:polygon draw:style-name="gr4" draw:text-style-name="P4" draw:layer="layout" svg:width="1.669cm" svg:height="2.598cm" draw:transform="rotate (-3.14159265358979) translate (26.2179003500171cm 47.9632239049114cm)" svg:viewBox="0 0 1670 2599" draw:points="0,2599 1670,2599 1670,0 0,0">
                <text:p/>
              </draw:polygon>
            </draw:g>
            <draw:g>
              <draw:polygon draw:style-name="gr3" draw:text-style-name="P3" draw:layer="layout" svg:width="0.46cm" svg:height="1.164cm" draw:transform="rotate (-3.14159265358979) translate (25.1145304007774cm 47.1602795112736cm)" svg:viewBox="0 0 461 1165" draw:points="461,0 0,0 0,1165 461,1165">
                <text:p/>
              </draw:polygon>
              <draw:polygon draw:style-name="gr4" draw:text-style-name="P4" draw:layer="layout" svg:width="0.46cm" svg:height="1.164cm" draw:transform="rotate (-3.14159265358979) translate (25.1145304007774cm 47.1602795112736cm)" svg:viewBox="0 0 461 1165" draw:points="461,0 0,0 0,1165 461,1165">
                <text:p/>
              </draw:polygon>
            </draw:g>
            <draw:g>
              <draw:polygon draw:style-name="gr5" draw:text-style-name="P5" draw:layer="layout" svg:width="0.011cm" svg:height="0.034cm" draw:transform="rotate (-3.14159265358979) translate (25.0700620904804cm 47.0049361859926cm)" svg:viewBox="0 0 12 35" draw:points="12,35 12,0 0,0 0,35">
                <text:p/>
              </draw:polygon>
              <draw:polygon draw:style-name="gr4" draw:text-style-name="P4" draw:layer="layout" svg:width="0.011cm" svg:height="0.034cm" draw:transform="rotate (-3.14159265358979) translate (25.0700620904804cm 47.0049361859926cm)" svg:viewBox="0 0 12 35" draw:points="12,35 12,0 0,0 0,35">
                <text:p/>
              </draw:polygon>
            </draw:g>
            <draw:g>
              <draw:path draw:style-name="gr5" draw:text-style-name="P5" draw:layer="layout" svg:width="0.356cm" svg:height="1.053cm" draw:transform="rotate (-3.14159265358979) translate (25.0783998986612cm 47.0787879307985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  <draw:path draw:style-name="gr4" draw:text-style-name="P4" draw:layer="layout" svg:width="0.356cm" svg:height="1.053cm" draw:transform="rotate (-3.14159265358979) translate (25.0783998986612cm 47.0787879307985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</draw:g>
            <draw:g>
              <draw:path draw:style-name="gr5" draw:text-style-name="P5" draw:layer="layout" svg:width="0.356cm" svg:height="1.104cm" draw:transform="rotate (-3.14159265358979) translate (25.0783998986612cm 47.1322667804855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  <draw:path draw:style-name="gr4" draw:text-style-name="P4" draw:layer="layout" svg:width="0.356cm" svg:height="1.104cm" draw:transform="rotate (-3.14159265358979) translate (25.0783998986612cm 47.1322667804855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</draw:g>
            <draw:g>
              <draw:path draw:style-name="gr3" draw:text-style-name="P3" draw:layer="layout" svg:width="0.557cm" svg:height="1.305cm" draw:transform="rotate (-3.14159265358979) translate (25.698176973423cm 47.2290380322997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373 920c16-5 32-14 49-24 41-25 78-57 102-101 23-44 34-93 34-139 0-51-11-100-34-144-24-44-61-77-102-102-17-9-33-19-49-23z">
                <text:p/>
              </draw:path>
              <draw:path draw:style-name="gr4" draw:text-style-name="P4" draw:layer="layout" svg:width="0.557cm" svg:height="1.305cm" draw:transform="rotate (-3.14159265358979) translate (25.698176973423cm 47.2290380322997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232 401h71M232 512h71M232 623h71M232 737h71M232 850h71M232 964h71M232 341h71M232 456h71M232 568h71M232 681h71M232 795h71M232 906h71M262 1077h32M262 1022h32M262 283h32M262 227h32M306 58v1188M373 920c16-5 32-14 49-24 41-25 78-57 102-101 23-44 34-93 34-139 0-51-11-100-34-144-24-44-61-77-102-102-17-9-33-19-49-23z">
                <text:p/>
              </draw:path>
            </draw:g>
            <draw:g>
              <draw:path draw:style-name="gr3" draw:text-style-name="P3" draw:layer="layout" svg:width="0.905cm" svg:height="2.255cm" draw:transform="rotate (-3.14159265358979) translate (26.2179003500171cm 47.735971526636cm)" svg:viewBox="0 0 906 2256" svg:d="M67 2212h700v-2166h-700zM767 2256h-767v-2256h767v46h-700v2166h700zM834 2256v-2256h-67v2256zM834 1221v-186h72v186z">
                <text:p/>
              </draw:path>
              <draw:path draw:style-name="gr4" draw:text-style-name="P4" draw:layer="layout" svg:width="0.905cm" svg:height="2.255cm" draw:transform="rotate (-3.14159265358979) translate (26.2179003500171cm 47.735971526636cm)" svg:viewBox="0 0 906 2256" svg:d="M67 2212h700v-2166h-700zM767 2256h-767v-2256h767v46h-700v2166h700zM834 2256v-2256h-67v2256zM834 1221v-186h72v186z">
                <text:p/>
              </draw:path>
            </draw:g>
            <draw:g>
              <draw:polygon draw:style-name="gr3" draw:text-style-name="P3" draw:layer="layout" svg:width="0.14cm" svg:height="2.619cm" draw:transform="rotate (-3.14159265358979) translate (26.3568638196946cm 47.9859486013918cm)" svg:viewBox="0 0 141 2620" draw:points="141,2620 141,0 0,0 0,2620">
                <text:p/>
              </draw:polygon>
              <draw:polygon draw:style-name="gr4" draw:text-style-name="P4" draw:layer="layout" svg:width="0.14cm" svg:height="2.619cm" draw:transform="rotate (-3.14159265358979) translate (26.3568638196946cm 47.9859486013918cm)" svg:viewBox="0 0 141 2620" draw:points="141,2620 141,0 0,0 0,2620">
                <text:p/>
              </draw:polygon>
            </draw:g>
            <draw:g>
              <draw:polygon draw:style-name="gr3" draw:text-style-name="P3" draw:layer="layout" svg:width="2.017cm" svg:height="0.129cm" draw:transform="rotate (-3.14159265358979) translate (26.2179003500171cm 45.3674647408167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-3.14159265358979) translate (26.2179003500171cm 45.3674647408167cm)" svg:viewBox="0 0 2018 130" draw:points="0,130 2018,130 2018,0 0,0">
                <text:p/>
              </draw:polygon>
            </draw:g>
            <draw:g>
              <draw:polygon draw:style-name="gr3" draw:text-style-name="P3" draw:layer="layout" svg:width="2.017cm" svg:height="0.129cm" draw:transform="rotate (-3.14159265358979) translate (26.2179003500171cm 48.1005669782968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-3.14159265358979) translate (26.2179003500171cm 48.1005669782968cm)" svg:viewBox="0 0 2018 130" draw:points="0,130 2018,130 2018,0 0,0">
                <text:p/>
              </draw:polygon>
            </draw:g>
          </draw:g>
        </draw:g>
        <draw:g>
          <draw:g>
            <draw:g>
              <draw:path draw:style-name="gr3" draw:text-style-name="P3" draw:layer="layout" svg:width="1.672cm" svg:height="1.528cm" draw:transform="rotate (1.5707963267949) translate (28.5475666504337cm 30.4477754369219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  <draw:path draw:style-name="gr4" draw:text-style-name="P4" draw:layer="layout" svg:width="1.672cm" svg:height="1.528cm" draw:transform="rotate (1.5707963267949) translate (28.5475666504337cm 30.4477754369219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</draw:g>
            <draw:g>
              <draw:polygon draw:style-name="gr3" draw:text-style-name="P3" draw:layer="layout" svg:width="1.669cm" svg:height="2.598cm" draw:transform="rotate (1.5707963267949) translate (27.8936969989636cm 30.8179077249023cm)" svg:viewBox="0 0 1670 2599" draw:points="0,2599 1670,2599 1670,0 0,0">
                <text:p/>
              </draw:polygon>
              <draw:polygon draw:style-name="gr4" draw:text-style-name="P4" draw:layer="layout" svg:width="1.669cm" svg:height="2.598cm" draw:transform="rotate (1.5707963267949) translate (27.8936969989636cm 30.8179077249023cm)" svg:viewBox="0 0 1670 2599" draw:points="0,2599 1670,2599 1670,0 0,0">
                <text:p/>
              </draw:polygon>
            </draw:g>
            <draw:g>
              <draw:polygon draw:style-name="gr3" draw:text-style-name="P3" draw:layer="layout" svg:width="0.46cm" svg:height="1.164cm" draw:transform="rotate (1.5707963267949) translate (28.6966413926015cm 29.7145377756626cm)" svg:viewBox="0 0 461 1165" draw:points="461,0 0,0 0,1165 461,1165">
                <text:p/>
              </draw:polygon>
              <draw:polygon draw:style-name="gr4" draw:text-style-name="P4" draw:layer="layout" svg:width="0.46cm" svg:height="1.164cm" draw:transform="rotate (1.5707963267949) translate (28.6966413926015cm 29.7145377756626cm)" svg:viewBox="0 0 461 1165" draw:points="461,0 0,0 0,1165 461,1165">
                <text:p/>
              </draw:polygon>
            </draw:g>
            <draw:g>
              <draw:polygon draw:style-name="gr5" draw:text-style-name="P5" draw:layer="layout" svg:width="0.011cm" svg:height="0.034cm" draw:transform="rotate (1.5707963267949) translate (28.8519847178825cm 29.6700694653656cm)" svg:viewBox="0 0 12 35" draw:points="12,35 12,0 0,0 0,35">
                <text:p/>
              </draw:polygon>
              <draw:polygon draw:style-name="gr4" draw:text-style-name="P4" draw:layer="layout" svg:width="0.011cm" svg:height="0.034cm" draw:transform="rotate (1.5707963267949) translate (28.8519847178825cm 29.6700694653656cm)" svg:viewBox="0 0 12 35" draw:points="12,35 12,0 0,0 0,35">
                <text:p/>
              </draw:polygon>
            </draw:g>
            <draw:g>
              <draw:path draw:style-name="gr5" draw:text-style-name="P5" draw:layer="layout" svg:width="0.356cm" svg:height="1.053cm" draw:transform="rotate (1.5707963267949) translate (28.7781329730766cm 29.6784072735464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  <draw:path draw:style-name="gr4" draw:text-style-name="P4" draw:layer="layout" svg:width="0.356cm" svg:height="1.053cm" draw:transform="rotate (1.5707963267949) translate (28.7781329730766cm 29.6784072735464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</draw:g>
            <draw:g>
              <draw:path draw:style-name="gr5" draw:text-style-name="P5" draw:layer="layout" svg:width="0.356cm" svg:height="1.104cm" draw:transform="rotate (1.5707963267949) translate (28.7246541233896cm 29.6784072735464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  <draw:path draw:style-name="gr4" draw:text-style-name="P4" draw:layer="layout" svg:width="0.356cm" svg:height="1.104cm" draw:transform="rotate (1.5707963267949) translate (28.7246541233896cm 29.6784072735464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</draw:g>
            <draw:g>
              <draw:path draw:style-name="gr3" draw:text-style-name="P3" draw:layer="layout" svg:width="0.557cm" svg:height="1.305cm" draw:transform="rotate (1.5707963267949) translate (28.6278828715754cm 30.2981843483082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373 920c16-5 32-14 49-24 41-25 78-57 102-101 23-44 34-93 34-139 0-51-11-100-34-144-24-44-61-77-102-102-17-9-33-19-49-23z">
                <text:p/>
              </draw:path>
              <draw:path draw:style-name="gr4" draw:text-style-name="P4" draw:layer="layout" svg:width="0.557cm" svg:height="1.305cm" draw:transform="rotate (1.5707963267949) translate (28.6278828715754cm 30.2981843483082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232 401h71M232 512h71M232 623h71M232 737h71M232 850h71M232 964h71M232 341h71M232 456h71M232 568h71M232 681h71M232 795h71M232 906h71M262 1077h32M262 1022h32M262 283h32M262 227h32M306 58v1188M373 920c16-5 32-14 49-24 41-25 78-57 102-101 23-44 34-93 34-139 0-51-11-100-34-144-24-44-61-77-102-102-17-9-33-19-49-23z">
                <text:p/>
              </draw:path>
            </draw:g>
            <draw:g>
              <draw:path draw:style-name="gr3" draw:text-style-name="P3" draw:layer="layout" svg:width="0.905cm" svg:height="2.255cm" draw:transform="rotate (1.5707963267949) translate (28.1209493772391cm 30.8179077249023cm)" svg:viewBox="0 0 906 2256" svg:d="M67 2212h700v-2166h-700zM767 2256h-767v-2256h767v46h-700v2166h700zM834 2256v-2256h-67v2256zM834 1221v-186h72v186z">
                <text:p/>
              </draw:path>
              <draw:path draw:style-name="gr4" draw:text-style-name="P4" draw:layer="layout" svg:width="0.905cm" svg:height="2.255cm" draw:transform="rotate (1.5707963267949) translate (28.1209493772391cm 30.8179077249023cm)" svg:viewBox="0 0 906 2256" svg:d="M67 2212h700v-2166h-700zM767 2256h-767v-2256h767v46h-700v2166h700zM834 2256v-2256h-67v2256zM834 1221v-186h72v186z">
                <text:p/>
              </draw:path>
            </draw:g>
            <draw:g>
              <draw:polygon draw:style-name="gr3" draw:text-style-name="P3" draw:layer="layout" svg:width="0.14cm" svg:height="2.619cm" draw:transform="rotate (1.5707963267949) translate (27.8709723024833cm 30.9568711945798cm)" svg:viewBox="0 0 141 2620" draw:points="141,2620 141,0 0,0 0,2620">
                <text:p/>
              </draw:polygon>
              <draw:polygon draw:style-name="gr4" draw:text-style-name="P4" draw:layer="layout" svg:width="0.14cm" svg:height="2.619cm" draw:transform="rotate (1.5707963267949) translate (27.8709723024833cm 30.9568711945798cm)" svg:viewBox="0 0 141 2620" draw:points="141,2620 141,0 0,0 0,2620">
                <text:p/>
              </draw:polygon>
            </draw:g>
            <draw:g>
              <draw:polygon draw:style-name="gr3" draw:text-style-name="P3" draw:layer="layout" svg:width="2.017cm" svg:height="0.129cm" draw:transform="rotate (1.5707963267949) translate (30.4894561630584cm 30.8179077249023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1.5707963267949) translate (30.4894561630584cm 30.8179077249023cm)" svg:viewBox="0 0 2018 130" draw:points="0,130 2018,130 2018,0 0,0">
                <text:p/>
              </draw:polygon>
            </draw:g>
            <draw:g>
              <draw:polygon draw:style-name="gr3" draw:text-style-name="P3" draw:layer="layout" svg:width="2.017cm" svg:height="0.129cm" draw:transform="rotate (1.5707963267949) translate (27.7563539255783cm 30.8179077249023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1.5707963267949) translate (27.7563539255783cm 30.8179077249023cm)" svg:viewBox="0 0 2018 130" draw:points="0,130 2018,130 2018,0 0,0">
                <text:p/>
              </draw:polygon>
            </draw:g>
          </draw:g>
          <draw:g>
            <draw:g>
              <draw:path draw:style-name="gr3" draw:text-style-name="P3" draw:layer="layout" svg:width="1.672cm" svg:height="1.528cm" draw:transform="rotate (1.5707963267949) translate (28.5475666504337cm 30.4477754369219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  <draw:path draw:style-name="gr4" draw:text-style-name="P4" draw:layer="layout" svg:width="1.672cm" svg:height="1.528cm" draw:transform="rotate (1.5707963267949) translate (28.5475666504337cm 30.4477754369219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</draw:g>
            <draw:g>
              <draw:polygon draw:style-name="gr3" draw:text-style-name="P3" draw:layer="layout" svg:width="1.669cm" svg:height="2.598cm" draw:transform="rotate (1.5707963267949) translate (27.8936969989636cm 30.8179077249023cm)" svg:viewBox="0 0 1670 2599" draw:points="0,2599 1670,2599 1670,0 0,0">
                <text:p/>
              </draw:polygon>
              <draw:polygon draw:style-name="gr4" draw:text-style-name="P4" draw:layer="layout" svg:width="1.669cm" svg:height="2.598cm" draw:transform="rotate (1.5707963267949) translate (27.8936969989636cm 30.8179077249023cm)" svg:viewBox="0 0 1670 2599" draw:points="0,2599 1670,2599 1670,0 0,0">
                <text:p/>
              </draw:polygon>
            </draw:g>
            <draw:g>
              <draw:polygon draw:style-name="gr3" draw:text-style-name="P3" draw:layer="layout" svg:width="0.46cm" svg:height="1.164cm" draw:transform="rotate (1.5707963267949) translate (28.6966413926015cm 29.7145377756626cm)" svg:viewBox="0 0 461 1165" draw:points="461,0 0,0 0,1165 461,1165">
                <text:p/>
              </draw:polygon>
              <draw:polygon draw:style-name="gr4" draw:text-style-name="P4" draw:layer="layout" svg:width="0.46cm" svg:height="1.164cm" draw:transform="rotate (1.5707963267949) translate (28.6966413926015cm 29.7145377756626cm)" svg:viewBox="0 0 461 1165" draw:points="461,0 0,0 0,1165 461,1165">
                <text:p/>
              </draw:polygon>
            </draw:g>
            <draw:g>
              <draw:polygon draw:style-name="gr5" draw:text-style-name="P5" draw:layer="layout" svg:width="0.011cm" svg:height="0.034cm" draw:transform="rotate (1.5707963267949) translate (28.8519847178825cm 29.6700694653656cm)" svg:viewBox="0 0 12 35" draw:points="12,35 12,0 0,0 0,35">
                <text:p/>
              </draw:polygon>
              <draw:polygon draw:style-name="gr4" draw:text-style-name="P4" draw:layer="layout" svg:width="0.011cm" svg:height="0.034cm" draw:transform="rotate (1.5707963267949) translate (28.8519847178825cm 29.6700694653656cm)" svg:viewBox="0 0 12 35" draw:points="12,35 12,0 0,0 0,35">
                <text:p/>
              </draw:polygon>
            </draw:g>
            <draw:g>
              <draw:path draw:style-name="gr5" draw:text-style-name="P5" draw:layer="layout" svg:width="0.356cm" svg:height="1.053cm" draw:transform="rotate (1.5707963267949) translate (28.7781329730766cm 29.6784072735464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  <draw:path draw:style-name="gr4" draw:text-style-name="P4" draw:layer="layout" svg:width="0.356cm" svg:height="1.053cm" draw:transform="rotate (1.5707963267949) translate (28.7781329730766cm 29.6784072735464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</draw:g>
            <draw:g>
              <draw:path draw:style-name="gr5" draw:text-style-name="P5" draw:layer="layout" svg:width="0.356cm" svg:height="1.104cm" draw:transform="rotate (1.5707963267949) translate (28.7246541233896cm 29.6784072735464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  <draw:path draw:style-name="gr4" draw:text-style-name="P4" draw:layer="layout" svg:width="0.356cm" svg:height="1.104cm" draw:transform="rotate (1.5707963267949) translate (28.7246541233896cm 29.6784072735464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</draw:g>
            <draw:g>
              <draw:path draw:style-name="gr3" draw:text-style-name="P3" draw:layer="layout" svg:width="0.557cm" svg:height="1.305cm" draw:transform="rotate (1.5707963267949) translate (28.6278828715754cm 30.2981843483082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373 920c16-5 32-14 49-24 41-25 78-57 102-101 23-44 34-93 34-139 0-51-11-100-34-144-24-44-61-77-102-102-17-9-33-19-49-23z">
                <text:p/>
              </draw:path>
              <draw:path draw:style-name="gr4" draw:text-style-name="P4" draw:layer="layout" svg:width="0.557cm" svg:height="1.305cm" draw:transform="rotate (1.5707963267949) translate (28.6278828715754cm 30.2981843483082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232 401h71M232 512h71M232 623h71M232 737h71M232 850h71M232 964h71M232 341h71M232 456h71M232 568h71M232 681h71M232 795h71M232 906h71M262 1077h32M262 1022h32M262 283h32M262 227h32M306 58v1188M373 920c16-5 32-14 49-24 41-25 78-57 102-101 23-44 34-93 34-139 0-51-11-100-34-144-24-44-61-77-102-102-17-9-33-19-49-23z">
                <text:p/>
              </draw:path>
            </draw:g>
            <draw:g>
              <draw:path draw:style-name="gr3" draw:text-style-name="P3" draw:layer="layout" svg:width="0.905cm" svg:height="2.255cm" draw:transform="rotate (1.5707963267949) translate (28.1209493772391cm 30.8179077249023cm)" svg:viewBox="0 0 906 2256" svg:d="M67 2212h700v-2166h-700zM767 2256h-767v-2256h767v46h-700v2166h700zM834 2256v-2256h-67v2256zM834 1221v-186h72v186z">
                <text:p/>
              </draw:path>
              <draw:path draw:style-name="gr4" draw:text-style-name="P4" draw:layer="layout" svg:width="0.905cm" svg:height="2.255cm" draw:transform="rotate (1.5707963267949) translate (28.1209493772391cm 30.8179077249023cm)" svg:viewBox="0 0 906 2256" svg:d="M67 2212h700v-2166h-700zM767 2256h-767v-2256h767v46h-700v2166h700zM834 2256v-2256h-67v2256zM834 1221v-186h72v186z">
                <text:p/>
              </draw:path>
            </draw:g>
            <draw:g>
              <draw:polygon draw:style-name="gr3" draw:text-style-name="P3" draw:layer="layout" svg:width="0.14cm" svg:height="2.619cm" draw:transform="rotate (1.5707963267949) translate (27.8709723024833cm 30.9568711945798cm)" svg:viewBox="0 0 141 2620" draw:points="141,2620 141,0 0,0 0,2620">
                <text:p/>
              </draw:polygon>
              <draw:polygon draw:style-name="gr4" draw:text-style-name="P4" draw:layer="layout" svg:width="0.14cm" svg:height="2.619cm" draw:transform="rotate (1.5707963267949) translate (27.8709723024833cm 30.9568711945798cm)" svg:viewBox="0 0 141 2620" draw:points="141,2620 141,0 0,0 0,2620">
                <text:p/>
              </draw:polygon>
            </draw:g>
            <draw:g>
              <draw:polygon draw:style-name="gr3" draw:text-style-name="P3" draw:layer="layout" svg:width="2.017cm" svg:height="0.129cm" draw:transform="rotate (1.5707963267949) translate (30.4894561630584cm 30.8179077249023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1.5707963267949) translate (30.4894561630584cm 30.8179077249023cm)" svg:viewBox="0 0 2018 130" draw:points="0,130 2018,130 2018,0 0,0">
                <text:p/>
              </draw:polygon>
            </draw:g>
            <draw:g>
              <draw:polygon draw:style-name="gr3" draw:text-style-name="P3" draw:layer="layout" svg:width="2.017cm" svg:height="0.129cm" draw:transform="rotate (1.5707963267949) translate (27.7563539255783cm 30.8179077249023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1.5707963267949) translate (27.7563539255783cm 30.8179077249023cm)" svg:viewBox="0 0 2018 130" draw:points="0,130 2018,130 2018,0 0,0">
                <text:p/>
              </draw:polygon>
            </draw:g>
          </draw:g>
        </draw:g>
        <draw:g>
          <draw:g>
            <draw:g>
              <draw:path draw:style-name="gr3" draw:text-style-name="P3" draw:layer="layout" svg:width="1.672cm" svg:height="1.528cm" draw:transform="rotate (-1.5707963267949) translate (19.5904380961706cm 24.8948651851873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  <draw:path draw:style-name="gr4" draw:text-style-name="P4" draw:layer="layout" svg:width="1.672cm" svg:height="1.528cm" draw:transform="rotate (-1.5707963267949) translate (19.5904380961706cm 24.8948651851873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</draw:g>
            <draw:g>
              <draw:polygon draw:style-name="gr3" draw:text-style-name="P3" draw:layer="layout" svg:width="1.669cm" svg:height="2.598cm" draw:transform="rotate (-1.5707963267949) translate (20.2443077476404cm 24.5247328972069cm)" svg:viewBox="0 0 1670 2599" draw:points="0,2599 1670,2599 1670,0 0,0">
                <text:p/>
              </draw:polygon>
              <draw:polygon draw:style-name="gr4" draw:text-style-name="P4" draw:layer="layout" svg:width="1.669cm" svg:height="2.598cm" draw:transform="rotate (-1.5707963267949) translate (20.2443077476404cm 24.5247328972069cm)" svg:viewBox="0 0 1670 2599" draw:points="0,2599 1670,2599 1670,0 0,0">
                <text:p/>
              </draw:polygon>
            </draw:g>
            <draw:g>
              <draw:polygon draw:style-name="gr3" draw:text-style-name="P3" draw:layer="layout" svg:width="0.46cm" svg:height="1.164cm" draw:transform="rotate (-1.5707963267949) translate (19.4413633540028cm 25.6281028464466cm)" svg:viewBox="0 0 461 1165" draw:points="461,0 0,0 0,1165 461,1165">
                <text:p/>
              </draw:polygon>
              <draw:polygon draw:style-name="gr4" draw:text-style-name="P4" draw:layer="layout" svg:width="0.46cm" svg:height="1.164cm" draw:transform="rotate (-1.5707963267949) translate (19.4413633540028cm 25.6281028464466cm)" svg:viewBox="0 0 461 1165" draw:points="461,0 0,0 0,1165 461,1165">
                <text:p/>
              </draw:polygon>
            </draw:g>
            <draw:g>
              <draw:polygon draw:style-name="gr5" draw:text-style-name="P5" draw:layer="layout" svg:width="0.011cm" svg:height="0.034cm" draw:transform="rotate (-1.5707963267949) translate (19.2860200287218cm 25.6725711567436cm)" svg:viewBox="0 0 12 35" draw:points="12,35 12,0 0,0 0,35">
                <text:p/>
              </draw:polygon>
              <draw:polygon draw:style-name="gr4" draw:text-style-name="P4" draw:layer="layout" svg:width="0.011cm" svg:height="0.034cm" draw:transform="rotate (-1.5707963267949) translate (19.2860200287218cm 25.6725711567436cm)" svg:viewBox="0 0 12 35" draw:points="12,35 12,0 0,0 0,35">
                <text:p/>
              </draw:polygon>
            </draw:g>
            <draw:g>
              <draw:path draw:style-name="gr5" draw:text-style-name="P5" draw:layer="layout" svg:width="0.356cm" svg:height="1.053cm" draw:transform="rotate (-1.5707963267949) translate (19.3598717735277cm 25.6642333485628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  <draw:path draw:style-name="gr4" draw:text-style-name="P4" draw:layer="layout" svg:width="0.356cm" svg:height="1.053cm" draw:transform="rotate (-1.5707963267949) translate (19.3598717735277cm 25.6642333485628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</draw:g>
            <draw:g>
              <draw:path draw:style-name="gr5" draw:text-style-name="P5" draw:layer="layout" svg:width="0.356cm" svg:height="1.104cm" draw:transform="rotate (-1.5707963267949) translate (19.4133506232147cm 25.6642333485628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  <draw:path draw:style-name="gr4" draw:text-style-name="P4" draw:layer="layout" svg:width="0.356cm" svg:height="1.104cm" draw:transform="rotate (-1.5707963267949) translate (19.4133506232147cm 25.6642333485628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</draw:g>
            <draw:g>
              <draw:path draw:style-name="gr3" draw:text-style-name="P3" draw:layer="layout" svg:width="0.557cm" svg:height="1.305cm" draw:transform="rotate (-1.5707963267949) translate (19.5101218750289cm 25.044456273801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373 920c16-5 32-14 49-24 41-25 78-57 102-101 23-44 34-93 34-139 0-51-11-100-34-144-24-44-61-77-102-102-17-9-33-19-49-23z">
                <text:p/>
              </draw:path>
              <draw:path draw:style-name="gr4" draw:text-style-name="P4" draw:layer="layout" svg:width="0.557cm" svg:height="1.305cm" draw:transform="rotate (-1.5707963267949) translate (19.5101218750289cm 25.044456273801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232 401h71M232 512h71M232 623h71M232 737h71M232 850h71M232 964h71M232 341h71M232 456h71M232 568h71M232 681h71M232 795h71M232 906h71M262 1077h32M262 1022h32M262 283h32M262 227h32M306 58v1188M373 920c16-5 32-14 49-24 41-25 78-57 102-101 23-44 34-93 34-139 0-51-11-100-34-144-24-44-61-77-102-102-17-9-33-19-49-23z">
                <text:p/>
              </draw:path>
            </draw:g>
            <draw:g>
              <draw:path draw:style-name="gr3" draw:text-style-name="P3" draw:layer="layout" svg:width="0.905cm" svg:height="2.255cm" draw:transform="rotate (-1.5707963267949) translate (20.017055369365cm 24.5247328972069cm)" svg:viewBox="0 0 906 2256" svg:d="M67 2212h700v-2166h-700zM767 2256h-767v-2256h767v46h-700v2166h700zM834 2256v-2256h-67v2256zM834 1221v-186h72v186z">
                <text:p/>
              </draw:path>
              <draw:path draw:style-name="gr4" draw:text-style-name="P4" draw:layer="layout" svg:width="0.905cm" svg:height="2.255cm" draw:transform="rotate (-1.5707963267949) translate (20.017055369365cm 24.5247328972069cm)" svg:viewBox="0 0 906 2256" svg:d="M67 2212h700v-2166h-700zM767 2256h-767v-2256h767v46h-700v2166h700zM834 2256v-2256h-67v2256zM834 1221v-186h72v186z">
                <text:p/>
              </draw:path>
            </draw:g>
            <draw:g>
              <draw:polygon draw:style-name="gr3" draw:text-style-name="P3" draw:layer="layout" svg:width="0.14cm" svg:height="2.619cm" draw:transform="rotate (-1.5707963267949) translate (20.267032444121cm 24.3857694275294cm)" svg:viewBox="0 0 141 2620" draw:points="141,2620 141,0 0,0 0,2620">
                <text:p/>
              </draw:polygon>
              <draw:polygon draw:style-name="gr4" draw:text-style-name="P4" draw:layer="layout" svg:width="0.14cm" svg:height="2.619cm" draw:transform="rotate (-1.5707963267949) translate (20.267032444121cm 24.3857694275294cm)" svg:viewBox="0 0 141 2620" draw:points="141,2620 141,0 0,0 0,2620">
                <text:p/>
              </draw:polygon>
            </draw:g>
            <draw:g>
              <draw:polygon draw:style-name="gr3" draw:text-style-name="P3" draw:layer="layout" svg:width="2.017cm" svg:height="0.129cm" draw:transform="rotate (-1.5707963267949) translate (17.6485485835457cm 24.5247328972069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-1.5707963267949) translate (17.6485485835457cm 24.5247328972069cm)" svg:viewBox="0 0 2018 130" draw:points="0,130 2018,130 2018,0 0,0">
                <text:p/>
              </draw:polygon>
            </draw:g>
            <draw:g>
              <draw:polygon draw:style-name="gr3" draw:text-style-name="P3" draw:layer="layout" svg:width="2.017cm" svg:height="0.129cm" draw:transform="rotate (-1.5707963267949) translate (20.381650821026cm 24.5247328972069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-1.5707963267949) translate (20.381650821026cm 24.5247328972069cm)" svg:viewBox="0 0 2018 130" draw:points="0,130 2018,130 2018,0 0,0">
                <text:p/>
              </draw:polygon>
            </draw:g>
          </draw:g>
          <draw:g>
            <draw:g>
              <draw:path draw:style-name="gr3" draw:text-style-name="P3" draw:layer="layout" svg:width="1.672cm" svg:height="1.528cm" draw:transform="rotate (-1.5707963267949) translate (19.5904380961706cm 24.8948651851873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  <draw:path draw:style-name="gr4" draw:text-style-name="P4" draw:layer="layout" svg:width="1.672cm" svg:height="1.528cm" draw:transform="rotate (-1.5707963267949) translate (19.5904380961706cm 24.8948651851873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</draw:g>
            <draw:g>
              <draw:polygon draw:style-name="gr3" draw:text-style-name="P3" draw:layer="layout" svg:width="1.669cm" svg:height="2.598cm" draw:transform="rotate (-1.5707963267949) translate (20.2443077476404cm 24.5247328972069cm)" svg:viewBox="0 0 1670 2599" draw:points="0,2599 1670,2599 1670,0 0,0">
                <text:p/>
              </draw:polygon>
              <draw:polygon draw:style-name="gr4" draw:text-style-name="P4" draw:layer="layout" svg:width="1.669cm" svg:height="2.598cm" draw:transform="rotate (-1.5707963267949) translate (20.2443077476404cm 24.5247328972069cm)" svg:viewBox="0 0 1670 2599" draw:points="0,2599 1670,2599 1670,0 0,0">
                <text:p/>
              </draw:polygon>
            </draw:g>
            <draw:g>
              <draw:polygon draw:style-name="gr3" draw:text-style-name="P3" draw:layer="layout" svg:width="0.46cm" svg:height="1.164cm" draw:transform="rotate (-1.5707963267949) translate (19.4413633540028cm 25.6281028464466cm)" svg:viewBox="0 0 461 1165" draw:points="461,0 0,0 0,1165 461,1165">
                <text:p/>
              </draw:polygon>
              <draw:polygon draw:style-name="gr4" draw:text-style-name="P4" draw:layer="layout" svg:width="0.46cm" svg:height="1.164cm" draw:transform="rotate (-1.5707963267949) translate (19.4413633540028cm 25.6281028464466cm)" svg:viewBox="0 0 461 1165" draw:points="461,0 0,0 0,1165 461,1165">
                <text:p/>
              </draw:polygon>
            </draw:g>
            <draw:g>
              <draw:polygon draw:style-name="gr5" draw:text-style-name="P5" draw:layer="layout" svg:width="0.011cm" svg:height="0.034cm" draw:transform="rotate (-1.5707963267949) translate (19.2860200287218cm 25.6725711567436cm)" svg:viewBox="0 0 12 35" draw:points="12,35 12,0 0,0 0,35">
                <text:p/>
              </draw:polygon>
              <draw:polygon draw:style-name="gr4" draw:text-style-name="P4" draw:layer="layout" svg:width="0.011cm" svg:height="0.034cm" draw:transform="rotate (-1.5707963267949) translate (19.2860200287218cm 25.6725711567436cm)" svg:viewBox="0 0 12 35" draw:points="12,35 12,0 0,0 0,35">
                <text:p/>
              </draw:polygon>
            </draw:g>
            <draw:g>
              <draw:path draw:style-name="gr5" draw:text-style-name="P5" draw:layer="layout" svg:width="0.356cm" svg:height="1.053cm" draw:transform="rotate (-1.5707963267949) translate (19.3598717735277cm 25.6642333485628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  <draw:path draw:style-name="gr4" draw:text-style-name="P4" draw:layer="layout" svg:width="0.356cm" svg:height="1.053cm" draw:transform="rotate (-1.5707963267949) translate (19.3598717735277cm 25.6642333485628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</draw:g>
            <draw:g>
              <draw:path draw:style-name="gr5" draw:text-style-name="P5" draw:layer="layout" svg:width="0.356cm" svg:height="1.104cm" draw:transform="rotate (-1.5707963267949) translate (19.4133506232147cm 25.6642333485628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  <draw:path draw:style-name="gr4" draw:text-style-name="P4" draw:layer="layout" svg:width="0.356cm" svg:height="1.104cm" draw:transform="rotate (-1.5707963267949) translate (19.4133506232147cm 25.6642333485628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</draw:g>
            <draw:g>
              <draw:path draw:style-name="gr3" draw:text-style-name="P3" draw:layer="layout" svg:width="0.557cm" svg:height="1.305cm" draw:transform="rotate (-1.5707963267949) translate (19.5101218750289cm 25.044456273801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373 920c16-5 32-14 49-24 41-25 78-57 102-101 23-44 34-93 34-139 0-51-11-100-34-144-24-44-61-77-102-102-17-9-33-19-49-23z">
                <text:p/>
              </draw:path>
              <draw:path draw:style-name="gr4" draw:text-style-name="P4" draw:layer="layout" svg:width="0.557cm" svg:height="1.305cm" draw:transform="rotate (-1.5707963267949) translate (19.5101218750289cm 25.044456273801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232 401h71M232 512h71M232 623h71M232 737h71M232 850h71M232 964h71M232 341h71M232 456h71M232 568h71M232 681h71M232 795h71M232 906h71M262 1077h32M262 1022h32M262 283h32M262 227h32M306 58v1188M373 920c16-5 32-14 49-24 41-25 78-57 102-101 23-44 34-93 34-139 0-51-11-100-34-144-24-44-61-77-102-102-17-9-33-19-49-23z">
                <text:p/>
              </draw:path>
            </draw:g>
            <draw:g>
              <draw:path draw:style-name="gr3" draw:text-style-name="P3" draw:layer="layout" svg:width="0.905cm" svg:height="2.255cm" draw:transform="rotate (-1.5707963267949) translate (20.017055369365cm 24.5247328972069cm)" svg:viewBox="0 0 906 2256" svg:d="M67 2212h700v-2166h-700zM767 2256h-767v-2256h767v46h-700v2166h700zM834 2256v-2256h-67v2256zM834 1221v-186h72v186z">
                <text:p/>
              </draw:path>
              <draw:path draw:style-name="gr4" draw:text-style-name="P4" draw:layer="layout" svg:width="0.905cm" svg:height="2.255cm" draw:transform="rotate (-1.5707963267949) translate (20.017055369365cm 24.5247328972069cm)" svg:viewBox="0 0 906 2256" svg:d="M67 2212h700v-2166h-700zM767 2256h-767v-2256h767v46h-700v2166h700zM834 2256v-2256h-67v2256zM834 1221v-186h72v186z">
                <text:p/>
              </draw:path>
            </draw:g>
            <draw:g>
              <draw:polygon draw:style-name="gr3" draw:text-style-name="P3" draw:layer="layout" svg:width="0.14cm" svg:height="2.619cm" draw:transform="rotate (-1.5707963267949) translate (20.267032444121cm 24.3857694275294cm)" svg:viewBox="0 0 141 2620" draw:points="141,2620 141,0 0,0 0,2620">
                <text:p/>
              </draw:polygon>
              <draw:polygon draw:style-name="gr4" draw:text-style-name="P4" draw:layer="layout" svg:width="0.14cm" svg:height="2.619cm" draw:transform="rotate (-1.5707963267949) translate (20.267032444121cm 24.3857694275294cm)" svg:viewBox="0 0 141 2620" draw:points="141,2620 141,0 0,0 0,2620">
                <text:p/>
              </draw:polygon>
            </draw:g>
            <draw:g>
              <draw:polygon draw:style-name="gr3" draw:text-style-name="P3" draw:layer="layout" svg:width="2.017cm" svg:height="0.129cm" draw:transform="rotate (-1.5707963267949) translate (17.6485485835457cm 24.5247328972069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-1.5707963267949) translate (17.6485485835457cm 24.5247328972069cm)" svg:viewBox="0 0 2018 130" draw:points="0,130 2018,130 2018,0 0,0">
                <text:p/>
              </draw:polygon>
            </draw:g>
            <draw:g>
              <draw:polygon draw:style-name="gr3" draw:text-style-name="P3" draw:layer="layout" svg:width="2.017cm" svg:height="0.129cm" draw:transform="rotate (-1.5707963267949) translate (20.381650821026cm 24.5247328972069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-1.5707963267949) translate (20.381650821026cm 24.5247328972069cm)" svg:viewBox="0 0 2018 130" draw:points="0,130 2018,130 2018,0 0,0">
                <text:p/>
              </draw:polygon>
            </draw:g>
          </draw:g>
        </draw:g>
        <draw:g>
          <draw:g>
            <draw:g>
              <draw:path draw:style-name="gr3" draw:text-style-name="P3" draw:layer="layout" svg:width="1.672cm" svg:height="1.528cm" draw:transform="rotate (1.5707963267949) translate (23.4083747396134cm 20.6080380158992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  <draw:path draw:style-name="gr4" draw:text-style-name="P4" draw:layer="layout" svg:width="1.672cm" svg:height="1.528cm" draw:transform="rotate (1.5707963267949) translate (23.4083747396134cm 20.6080380158992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</draw:g>
            <draw:g>
              <draw:polygon draw:style-name="gr3" draw:text-style-name="P3" draw:layer="layout" svg:width="1.669cm" svg:height="2.598cm" draw:transform="rotate (1.5707963267949) translate (22.7545050881433cm 20.9781703038795cm)" svg:viewBox="0 0 1670 2599" draw:points="0,2599 1670,2599 1670,0 0,0">
                <text:p/>
              </draw:polygon>
              <draw:polygon draw:style-name="gr4" draw:text-style-name="P4" draw:layer="layout" svg:width="1.669cm" svg:height="2.598cm" draw:transform="rotate (1.5707963267949) translate (22.7545050881433cm 20.9781703038795cm)" svg:viewBox="0 0 1670 2599" draw:points="0,2599 1670,2599 1670,0 0,0">
                <text:p/>
              </draw:polygon>
            </draw:g>
            <draw:g>
              <draw:polygon draw:style-name="gr3" draw:text-style-name="P3" draw:layer="layout" svg:width="0.46cm" svg:height="1.164cm" draw:transform="rotate (1.5707963267949) translate (23.5574494817812cm 19.8748003546396cm)" svg:viewBox="0 0 461 1165" draw:points="461,0 0,0 0,1165 461,1165">
                <text:p/>
              </draw:polygon>
              <draw:polygon draw:style-name="gr4" draw:text-style-name="P4" draw:layer="layout" svg:width="0.46cm" svg:height="1.164cm" draw:transform="rotate (1.5707963267949) translate (23.5574494817812cm 19.8748003546396cm)" svg:viewBox="0 0 461 1165" draw:points="461,0 0,0 0,1165 461,1165">
                <text:p/>
              </draw:polygon>
            </draw:g>
            <draw:g>
              <draw:polygon draw:style-name="gr5" draw:text-style-name="P5" draw:layer="layout" svg:width="0.011cm" svg:height="0.034cm" draw:transform="rotate (1.5707963267949) translate (23.7127928070622cm 19.8303320443428cm)" svg:viewBox="0 0 12 35" draw:points="12,35 12,0 0,0 0,35">
                <text:p/>
              </draw:polygon>
              <draw:polygon draw:style-name="gr4" draw:text-style-name="P4" draw:layer="layout" svg:width="0.011cm" svg:height="0.034cm" draw:transform="rotate (1.5707963267949) translate (23.7127928070622cm 19.8303320443428cm)" svg:viewBox="0 0 12 35" draw:points="12,35 12,0 0,0 0,35">
                <text:p/>
              </draw:polygon>
            </draw:g>
            <draw:g>
              <draw:path draw:style-name="gr5" draw:text-style-name="P5" draw:layer="layout" svg:width="0.356cm" svg:height="1.053cm" draw:transform="rotate (1.5707963267949) translate (23.6389410622563cm 19.8386698525236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  <draw:path draw:style-name="gr4" draw:text-style-name="P4" draw:layer="layout" svg:width="0.356cm" svg:height="1.053cm" draw:transform="rotate (1.5707963267949) translate (23.6389410622563cm 19.8386698525236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</draw:g>
            <draw:g>
              <draw:path draw:style-name="gr5" draw:text-style-name="P5" draw:layer="layout" svg:width="0.356cm" svg:height="1.104cm" draw:transform="rotate (1.5707963267949) translate (23.5854622125693cm 19.8386698525236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  <draw:path draw:style-name="gr4" draw:text-style-name="P4" draw:layer="layout" svg:width="0.356cm" svg:height="1.104cm" draw:transform="rotate (1.5707963267949) translate (23.5854622125693cm 19.8386698525236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</draw:g>
            <draw:g>
              <draw:path draw:style-name="gr3" draw:text-style-name="P3" draw:layer="layout" svg:width="0.557cm" svg:height="1.305cm" draw:transform="rotate (1.5707963267949) translate (23.4886909607551cm 20.4584469272854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373 920c16-5 32-14 49-24 41-25 78-57 102-101 23-44 34-93 34-139 0-51-11-100-34-144-24-44-61-77-102-102-17-9-33-19-49-23z">
                <text:p/>
              </draw:path>
              <draw:path draw:style-name="gr4" draw:text-style-name="P4" draw:layer="layout" svg:width="0.557cm" svg:height="1.305cm" draw:transform="rotate (1.5707963267949) translate (23.4886909607551cm 20.4584469272854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232 401h71M232 512h71M232 623h71M232 737h71M232 850h71M232 964h71M232 341h71M232 456h71M232 568h71M232 681h71M232 795h71M232 906h71M262 1077h32M262 1022h32M262 283h32M262 227h32M306 58v1188M373 920c16-5 32-14 49-24 41-25 78-57 102-101 23-44 34-93 34-139 0-51-11-100-34-144-24-44-61-77-102-102-17-9-33-19-49-23z">
                <text:p/>
              </draw:path>
            </draw:g>
            <draw:g>
              <draw:path draw:style-name="gr3" draw:text-style-name="P3" draw:layer="layout" svg:width="0.905cm" svg:height="2.255cm" draw:transform="rotate (1.5707963267949) translate (22.9817574664188cm 20.9781703038795cm)" svg:viewBox="0 0 906 2256" svg:d="M67 2212h700v-2166h-700zM767 2256h-767v-2256h767v46h-700v2166h700zM834 2256v-2256h-67v2256zM834 1221v-186h72v186z">
                <text:p/>
              </draw:path>
              <draw:path draw:style-name="gr4" draw:text-style-name="P4" draw:layer="layout" svg:width="0.905cm" svg:height="2.255cm" draw:transform="rotate (1.5707963267949) translate (22.9817574664188cm 20.9781703038795cm)" svg:viewBox="0 0 906 2256" svg:d="M67 2212h700v-2166h-700zM767 2256h-767v-2256h767v46h-700v2166h700zM834 2256v-2256h-67v2256zM834 1221v-186h72v186z">
                <text:p/>
              </draw:path>
            </draw:g>
            <draw:g>
              <draw:polygon draw:style-name="gr3" draw:text-style-name="P3" draw:layer="layout" svg:width="0.14cm" svg:height="2.619cm" draw:transform="rotate (1.5707963267949) translate (22.731780391663cm 21.117133773557cm)" svg:viewBox="0 0 141 2620" draw:points="141,2620 141,0 0,0 0,2620">
                <text:p/>
              </draw:polygon>
              <draw:polygon draw:style-name="gr4" draw:text-style-name="P4" draw:layer="layout" svg:width="0.14cm" svg:height="2.619cm" draw:transform="rotate (1.5707963267949) translate (22.731780391663cm 21.117133773557cm)" svg:viewBox="0 0 141 2620" draw:points="141,2620 141,0 0,0 0,2620">
                <text:p/>
              </draw:polygon>
            </draw:g>
            <draw:g>
              <draw:polygon draw:style-name="gr3" draw:text-style-name="P3" draw:layer="layout" svg:width="2.017cm" svg:height="0.129cm" draw:transform="rotate (1.5707963267949) translate (25.3502642522381cm 20.9781703038795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1.5707963267949) translate (25.3502642522381cm 20.9781703038795cm)" svg:viewBox="0 0 2018 130" draw:points="0,130 2018,130 2018,0 0,0">
                <text:p/>
              </draw:polygon>
            </draw:g>
            <draw:g>
              <draw:polygon draw:style-name="gr3" draw:text-style-name="P3" draw:layer="layout" svg:width="2.017cm" svg:height="0.129cm" draw:transform="rotate (1.5707963267949) translate (22.617162014758cm 20.9781703038795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1.5707963267949) translate (22.617162014758cm 20.9781703038795cm)" svg:viewBox="0 0 2018 130" draw:points="0,130 2018,130 2018,0 0,0">
                <text:p/>
              </draw:polygon>
            </draw:g>
          </draw:g>
          <draw:g>
            <draw:g>
              <draw:path draw:style-name="gr3" draw:text-style-name="P3" draw:layer="layout" svg:width="1.672cm" svg:height="1.528cm" draw:transform="rotate (1.5707963267949) translate (23.4083747396134cm 20.6080380158992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  <draw:path draw:style-name="gr4" draw:text-style-name="P4" draw:layer="layout" svg:width="1.672cm" svg:height="1.528cm" draw:transform="rotate (1.5707963267949) translate (23.4083747396134cm 20.6080380158992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</draw:g>
            <draw:g>
              <draw:polygon draw:style-name="gr3" draw:text-style-name="P3" draw:layer="layout" svg:width="1.669cm" svg:height="2.598cm" draw:transform="rotate (1.5707963267949) translate (22.7545050881433cm 20.9781703038795cm)" svg:viewBox="0 0 1670 2599" draw:points="0,2599 1670,2599 1670,0 0,0">
                <text:p/>
              </draw:polygon>
              <draw:polygon draw:style-name="gr4" draw:text-style-name="P4" draw:layer="layout" svg:width="1.669cm" svg:height="2.598cm" draw:transform="rotate (1.5707963267949) translate (22.7545050881433cm 20.9781703038795cm)" svg:viewBox="0 0 1670 2599" draw:points="0,2599 1670,2599 1670,0 0,0">
                <text:p/>
              </draw:polygon>
            </draw:g>
            <draw:g>
              <draw:polygon draw:style-name="gr3" draw:text-style-name="P3" draw:layer="layout" svg:width="0.46cm" svg:height="1.164cm" draw:transform="rotate (1.5707963267949) translate (23.5574494817812cm 19.8748003546396cm)" svg:viewBox="0 0 461 1165" draw:points="461,0 0,0 0,1165 461,1165">
                <text:p/>
              </draw:polygon>
              <draw:polygon draw:style-name="gr4" draw:text-style-name="P4" draw:layer="layout" svg:width="0.46cm" svg:height="1.164cm" draw:transform="rotate (1.5707963267949) translate (23.5574494817812cm 19.8748003546396cm)" svg:viewBox="0 0 461 1165" draw:points="461,0 0,0 0,1165 461,1165">
                <text:p/>
              </draw:polygon>
            </draw:g>
            <draw:g>
              <draw:polygon draw:style-name="gr5" draw:text-style-name="P5" draw:layer="layout" svg:width="0.011cm" svg:height="0.034cm" draw:transform="rotate (1.5707963267949) translate (23.7127928070622cm 19.8303320443428cm)" svg:viewBox="0 0 12 35" draw:points="12,35 12,0 0,0 0,35">
                <text:p/>
              </draw:polygon>
              <draw:polygon draw:style-name="gr4" draw:text-style-name="P4" draw:layer="layout" svg:width="0.011cm" svg:height="0.034cm" draw:transform="rotate (1.5707963267949) translate (23.7127928070622cm 19.8303320443428cm)" svg:viewBox="0 0 12 35" draw:points="12,35 12,0 0,0 0,35">
                <text:p/>
              </draw:polygon>
            </draw:g>
            <draw:g>
              <draw:path draw:style-name="gr5" draw:text-style-name="P5" draw:layer="layout" svg:width="0.356cm" svg:height="1.053cm" draw:transform="rotate (1.5707963267949) translate (23.6389410622563cm 19.8386698525236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  <draw:path draw:style-name="gr4" draw:text-style-name="P4" draw:layer="layout" svg:width="0.356cm" svg:height="1.053cm" draw:transform="rotate (1.5707963267949) translate (23.6389410622563cm 19.8386698525236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</draw:g>
            <draw:g>
              <draw:path draw:style-name="gr5" draw:text-style-name="P5" draw:layer="layout" svg:width="0.356cm" svg:height="1.104cm" draw:transform="rotate (1.5707963267949) translate (23.5854622125693cm 19.8386698525236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  <draw:path draw:style-name="gr4" draw:text-style-name="P4" draw:layer="layout" svg:width="0.356cm" svg:height="1.104cm" draw:transform="rotate (1.5707963267949) translate (23.5854622125693cm 19.8386698525236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</draw:g>
            <draw:g>
              <draw:path draw:style-name="gr3" draw:text-style-name="P3" draw:layer="layout" svg:width="0.557cm" svg:height="1.305cm" draw:transform="rotate (1.5707963267949) translate (23.4886909607551cm 20.4584469272854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373 920c16-5 32-14 49-24 41-25 78-57 102-101 23-44 34-93 34-139 0-51-11-100-34-144-24-44-61-77-102-102-17-9-33-19-49-23z">
                <text:p/>
              </draw:path>
              <draw:path draw:style-name="gr4" draw:text-style-name="P4" draw:layer="layout" svg:width="0.557cm" svg:height="1.305cm" draw:transform="rotate (1.5707963267949) translate (23.4886909607551cm 20.4584469272854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232 401h71M232 512h71M232 623h71M232 737h71M232 850h71M232 964h71M232 341h71M232 456h71M232 568h71M232 681h71M232 795h71M232 906h71M262 1077h32M262 1022h32M262 283h32M262 227h32M306 58v1188M373 920c16-5 32-14 49-24 41-25 78-57 102-101 23-44 34-93 34-139 0-51-11-100-34-144-24-44-61-77-102-102-17-9-33-19-49-23z">
                <text:p/>
              </draw:path>
            </draw:g>
            <draw:g>
              <draw:path draw:style-name="gr3" draw:text-style-name="P3" draw:layer="layout" svg:width="0.905cm" svg:height="2.255cm" draw:transform="rotate (1.5707963267949) translate (22.9817574664188cm 20.9781703038795cm)" svg:viewBox="0 0 906 2256" svg:d="M67 2212h700v-2166h-700zM767 2256h-767v-2256h767v46h-700v2166h700zM834 2256v-2256h-67v2256zM834 1221v-186h72v186z">
                <text:p/>
              </draw:path>
              <draw:path draw:style-name="gr4" draw:text-style-name="P4" draw:layer="layout" svg:width="0.905cm" svg:height="2.255cm" draw:transform="rotate (1.5707963267949) translate (22.9817574664188cm 20.9781703038795cm)" svg:viewBox="0 0 906 2256" svg:d="M67 2212h700v-2166h-700zM767 2256h-767v-2256h767v46h-700v2166h700zM834 2256v-2256h-67v2256zM834 1221v-186h72v186z">
                <text:p/>
              </draw:path>
            </draw:g>
            <draw:g>
              <draw:polygon draw:style-name="gr3" draw:text-style-name="P3" draw:layer="layout" svg:width="0.14cm" svg:height="2.619cm" draw:transform="rotate (1.5707963267949) translate (22.731780391663cm 21.117133773557cm)" svg:viewBox="0 0 141 2620" draw:points="141,2620 141,0 0,0 0,2620">
                <text:p/>
              </draw:polygon>
              <draw:polygon draw:style-name="gr4" draw:text-style-name="P4" draw:layer="layout" svg:width="0.14cm" svg:height="2.619cm" draw:transform="rotate (1.5707963267949) translate (22.731780391663cm 21.117133773557cm)" svg:viewBox="0 0 141 2620" draw:points="141,2620 141,0 0,0 0,2620">
                <text:p/>
              </draw:polygon>
            </draw:g>
            <draw:g>
              <draw:polygon draw:style-name="gr3" draw:text-style-name="P3" draw:layer="layout" svg:width="2.017cm" svg:height="0.129cm" draw:transform="rotate (1.5707963267949) translate (25.3502642522381cm 20.9781703038795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1.5707963267949) translate (25.3502642522381cm 20.9781703038795cm)" svg:viewBox="0 0 2018 130" draw:points="0,130 2018,130 2018,0 0,0">
                <text:p/>
              </draw:polygon>
            </draw:g>
            <draw:g>
              <draw:polygon draw:style-name="gr3" draw:text-style-name="P3" draw:layer="layout" svg:width="2.017cm" svg:height="0.129cm" draw:transform="rotate (1.5707963267949) translate (22.617162014758cm 20.9781703038795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1.5707963267949) translate (22.617162014758cm 20.9781703038795cm)" svg:viewBox="0 0 2018 130" draw:points="0,130 2018,130 2018,0 0,0">
                <text:p/>
              </draw:polygon>
            </draw:g>
          </draw:g>
        </draw:g>
        <draw:g>
          <draw:g>
            <draw:g>
              <draw:path draw:style-name="gr3" draw:text-style-name="P3" draw:layer="layout" svg:width="1.672cm" svg:height="1.528cm" draw:transform="rotate (-1.5707963267949) translate (28.2344380961706cm 24.9238651851873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  <draw:path draw:style-name="gr4" draw:text-style-name="P4" draw:layer="layout" svg:width="1.672cm" svg:height="1.528cm" draw:transform="rotate (-1.5707963267949) translate (28.2344380961706cm 24.9238651851873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</draw:g>
            <draw:g>
              <draw:polygon draw:style-name="gr3" draw:text-style-name="P3" draw:layer="layout" svg:width="1.669cm" svg:height="2.598cm" draw:transform="rotate (-1.5707963267949) translate (28.8883077476404cm 24.5537328972069cm)" svg:viewBox="0 0 1670 2599" draw:points="0,2599 1670,2599 1670,0 0,0">
                <text:p/>
              </draw:polygon>
              <draw:polygon draw:style-name="gr4" draw:text-style-name="P4" draw:layer="layout" svg:width="1.669cm" svg:height="2.598cm" draw:transform="rotate (-1.5707963267949) translate (28.8883077476404cm 24.5537328972069cm)" svg:viewBox="0 0 1670 2599" draw:points="0,2599 1670,2599 1670,0 0,0">
                <text:p/>
              </draw:polygon>
            </draw:g>
            <draw:g>
              <draw:polygon draw:style-name="gr3" draw:text-style-name="P3" draw:layer="layout" svg:width="0.46cm" svg:height="1.164cm" draw:transform="rotate (-1.5707963267949) translate (28.0853633540028cm 25.6571028464466cm)" svg:viewBox="0 0 461 1165" draw:points="461,0 0,0 0,1165 461,1165">
                <text:p/>
              </draw:polygon>
              <draw:polygon draw:style-name="gr4" draw:text-style-name="P4" draw:layer="layout" svg:width="0.46cm" svg:height="1.164cm" draw:transform="rotate (-1.5707963267949) translate (28.0853633540028cm 25.6571028464466cm)" svg:viewBox="0 0 461 1165" draw:points="461,0 0,0 0,1165 461,1165">
                <text:p/>
              </draw:polygon>
            </draw:g>
            <draw:g>
              <draw:polygon draw:style-name="gr5" draw:text-style-name="P5" draw:layer="layout" svg:width="0.011cm" svg:height="0.034cm" draw:transform="rotate (-1.5707963267949) translate (27.9300200287218cm 25.7015711567436cm)" svg:viewBox="0 0 12 35" draw:points="12,35 12,0 0,0 0,35">
                <text:p/>
              </draw:polygon>
              <draw:polygon draw:style-name="gr4" draw:text-style-name="P4" draw:layer="layout" svg:width="0.011cm" svg:height="0.034cm" draw:transform="rotate (-1.5707963267949) translate (27.9300200287218cm 25.7015711567436cm)" svg:viewBox="0 0 12 35" draw:points="12,35 12,0 0,0 0,35">
                <text:p/>
              </draw:polygon>
            </draw:g>
            <draw:g>
              <draw:path draw:style-name="gr5" draw:text-style-name="P5" draw:layer="layout" svg:width="0.356cm" svg:height="1.053cm" draw:transform="rotate (-1.5707963267949) translate (28.0038717735277cm 25.6932333485628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  <draw:path draw:style-name="gr4" draw:text-style-name="P4" draw:layer="layout" svg:width="0.356cm" svg:height="1.053cm" draw:transform="rotate (-1.5707963267949) translate (28.0038717735277cm 25.6932333485628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</draw:g>
            <draw:g>
              <draw:path draw:style-name="gr5" draw:text-style-name="P5" draw:layer="layout" svg:width="0.356cm" svg:height="1.104cm" draw:transform="rotate (-1.5707963267949) translate (28.0573506232147cm 25.6932333485628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  <draw:path draw:style-name="gr4" draw:text-style-name="P4" draw:layer="layout" svg:width="0.356cm" svg:height="1.104cm" draw:transform="rotate (-1.5707963267949) translate (28.0573506232147cm 25.6932333485628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</draw:g>
            <draw:g>
              <draw:path draw:style-name="gr3" draw:text-style-name="P3" draw:layer="layout" svg:width="0.557cm" svg:height="1.305cm" draw:transform="rotate (-1.5707963267949) translate (28.1541218750289cm 25.073456273801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373 920c16-5 32-14 49-24 41-25 78-57 102-101 23-44 34-93 34-139 0-51-11-100-34-144-24-44-61-77-102-102-17-9-33-19-49-23z">
                <text:p/>
              </draw:path>
              <draw:path draw:style-name="gr4" draw:text-style-name="P4" draw:layer="layout" svg:width="0.557cm" svg:height="1.305cm" draw:transform="rotate (-1.5707963267949) translate (28.1541218750289cm 25.073456273801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232 401h71M232 512h71M232 623h71M232 737h71M232 850h71M232 964h71M232 341h71M232 456h71M232 568h71M232 681h71M232 795h71M232 906h71M262 1077h32M262 1022h32M262 283h32M262 227h32M306 58v1188M373 920c16-5 32-14 49-24 41-25 78-57 102-101 23-44 34-93 34-139 0-51-11-100-34-144-24-44-61-77-102-102-17-9-33-19-49-23z">
                <text:p/>
              </draw:path>
            </draw:g>
            <draw:g>
              <draw:path draw:style-name="gr3" draw:text-style-name="P3" draw:layer="layout" svg:width="0.905cm" svg:height="2.255cm" draw:transform="rotate (-1.5707963267949) translate (28.661055369365cm 24.5537328972069cm)" svg:viewBox="0 0 906 2256" svg:d="M67 2212h700v-2166h-700zM767 2256h-767v-2256h767v46h-700v2166h700zM834 2256v-2256h-67v2256zM834 1221v-186h72v186z">
                <text:p/>
              </draw:path>
              <draw:path draw:style-name="gr4" draw:text-style-name="P4" draw:layer="layout" svg:width="0.905cm" svg:height="2.255cm" draw:transform="rotate (-1.5707963267949) translate (28.661055369365cm 24.5537328972069cm)" svg:viewBox="0 0 906 2256" svg:d="M67 2212h700v-2166h-700zM767 2256h-767v-2256h767v46h-700v2166h700zM834 2256v-2256h-67v2256zM834 1221v-186h72v186z">
                <text:p/>
              </draw:path>
            </draw:g>
            <draw:g>
              <draw:polygon draw:style-name="gr3" draw:text-style-name="P3" draw:layer="layout" svg:width="0.14cm" svg:height="2.619cm" draw:transform="rotate (-1.5707963267949) translate (28.911032444121cm 24.4147694275294cm)" svg:viewBox="0 0 141 2620" draw:points="141,2620 141,0 0,0 0,2620">
                <text:p/>
              </draw:polygon>
              <draw:polygon draw:style-name="gr4" draw:text-style-name="P4" draw:layer="layout" svg:width="0.14cm" svg:height="2.619cm" draw:transform="rotate (-1.5707963267949) translate (28.911032444121cm 24.4147694275294cm)" svg:viewBox="0 0 141 2620" draw:points="141,2620 141,0 0,0 0,2620">
                <text:p/>
              </draw:polygon>
            </draw:g>
            <draw:g>
              <draw:polygon draw:style-name="gr3" draw:text-style-name="P3" draw:layer="layout" svg:width="2.017cm" svg:height="0.129cm" draw:transform="rotate (-1.5707963267949) translate (26.2925485835457cm 24.5537328972069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-1.5707963267949) translate (26.2925485835457cm 24.5537328972069cm)" svg:viewBox="0 0 2018 130" draw:points="0,130 2018,130 2018,0 0,0">
                <text:p/>
              </draw:polygon>
            </draw:g>
            <draw:g>
              <draw:polygon draw:style-name="gr3" draw:text-style-name="P3" draw:layer="layout" svg:width="2.017cm" svg:height="0.129cm" draw:transform="rotate (-1.5707963267949) translate (29.025650821026cm 24.5537328972069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-1.5707963267949) translate (29.025650821026cm 24.5537328972069cm)" svg:viewBox="0 0 2018 130" draw:points="0,130 2018,130 2018,0 0,0">
                <text:p/>
              </draw:polygon>
            </draw:g>
          </draw:g>
          <draw:g>
            <draw:g>
              <draw:path draw:style-name="gr3" draw:text-style-name="P3" draw:layer="layout" svg:width="1.672cm" svg:height="1.528cm" draw:transform="rotate (-1.5707963267949) translate (28.2344380961706cm 24.9238651851873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  <draw:path draw:style-name="gr4" draw:text-style-name="P4" draw:layer="layout" svg:width="1.672cm" svg:height="1.528cm" draw:transform="rotate (-1.5707963267949) translate (28.2344380961706cm 24.9238651851873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</draw:g>
            <draw:g>
              <draw:polygon draw:style-name="gr3" draw:text-style-name="P3" draw:layer="layout" svg:width="1.669cm" svg:height="2.598cm" draw:transform="rotate (-1.5707963267949) translate (28.8883077476404cm 24.5537328972069cm)" svg:viewBox="0 0 1670 2599" draw:points="0,2599 1670,2599 1670,0 0,0">
                <text:p/>
              </draw:polygon>
              <draw:polygon draw:style-name="gr4" draw:text-style-name="P4" draw:layer="layout" svg:width="1.669cm" svg:height="2.598cm" draw:transform="rotate (-1.5707963267949) translate (28.8883077476404cm 24.5537328972069cm)" svg:viewBox="0 0 1670 2599" draw:points="0,2599 1670,2599 1670,0 0,0">
                <text:p/>
              </draw:polygon>
            </draw:g>
            <draw:g>
              <draw:polygon draw:style-name="gr3" draw:text-style-name="P3" draw:layer="layout" svg:width="0.46cm" svg:height="1.164cm" draw:transform="rotate (-1.5707963267949) translate (28.0853633540028cm 25.6571028464466cm)" svg:viewBox="0 0 461 1165" draw:points="461,0 0,0 0,1165 461,1165">
                <text:p/>
              </draw:polygon>
              <draw:polygon draw:style-name="gr4" draw:text-style-name="P4" draw:layer="layout" svg:width="0.46cm" svg:height="1.164cm" draw:transform="rotate (-1.5707963267949) translate (28.0853633540028cm 25.6571028464466cm)" svg:viewBox="0 0 461 1165" draw:points="461,0 0,0 0,1165 461,1165">
                <text:p/>
              </draw:polygon>
            </draw:g>
            <draw:g>
              <draw:polygon draw:style-name="gr5" draw:text-style-name="P5" draw:layer="layout" svg:width="0.011cm" svg:height="0.034cm" draw:transform="rotate (-1.5707963267949) translate (27.9300200287218cm 25.7015711567436cm)" svg:viewBox="0 0 12 35" draw:points="12,35 12,0 0,0 0,35">
                <text:p/>
              </draw:polygon>
              <draw:polygon draw:style-name="gr4" draw:text-style-name="P4" draw:layer="layout" svg:width="0.011cm" svg:height="0.034cm" draw:transform="rotate (-1.5707963267949) translate (27.9300200287218cm 25.7015711567436cm)" svg:viewBox="0 0 12 35" draw:points="12,35 12,0 0,0 0,35">
                <text:p/>
              </draw:polygon>
            </draw:g>
            <draw:g>
              <draw:path draw:style-name="gr5" draw:text-style-name="P5" draw:layer="layout" svg:width="0.356cm" svg:height="1.053cm" draw:transform="rotate (-1.5707963267949) translate (28.0038717735277cm 25.6932333485628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  <draw:path draw:style-name="gr4" draw:text-style-name="P4" draw:layer="layout" svg:width="0.356cm" svg:height="1.053cm" draw:transform="rotate (-1.5707963267949) translate (28.0038717735277cm 25.6932333485628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</draw:g>
            <draw:g>
              <draw:path draw:style-name="gr5" draw:text-style-name="P5" draw:layer="layout" svg:width="0.356cm" svg:height="1.104cm" draw:transform="rotate (-1.5707963267949) translate (28.0573506232147cm 25.6932333485628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  <draw:path draw:style-name="gr4" draw:text-style-name="P4" draw:layer="layout" svg:width="0.356cm" svg:height="1.104cm" draw:transform="rotate (-1.5707963267949) translate (28.0573506232147cm 25.6932333485628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</draw:g>
            <draw:g>
              <draw:path draw:style-name="gr3" draw:text-style-name="P3" draw:layer="layout" svg:width="0.557cm" svg:height="1.305cm" draw:transform="rotate (-1.5707963267949) translate (28.1541218750289cm 25.073456273801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373 920c16-5 32-14 49-24 41-25 78-57 102-101 23-44 34-93 34-139 0-51-11-100-34-144-24-44-61-77-102-102-17-9-33-19-49-23z">
                <text:p/>
              </draw:path>
              <draw:path draw:style-name="gr4" draw:text-style-name="P4" draw:layer="layout" svg:width="0.557cm" svg:height="1.305cm" draw:transform="rotate (-1.5707963267949) translate (28.1541218750289cm 25.073456273801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232 401h71M232 512h71M232 623h71M232 737h71M232 850h71M232 964h71M232 341h71M232 456h71M232 568h71M232 681h71M232 795h71M232 906h71M262 1077h32M262 1022h32M262 283h32M262 227h32M306 58v1188M373 920c16-5 32-14 49-24 41-25 78-57 102-101 23-44 34-93 34-139 0-51-11-100-34-144-24-44-61-77-102-102-17-9-33-19-49-23z">
                <text:p/>
              </draw:path>
            </draw:g>
            <draw:g>
              <draw:path draw:style-name="gr3" draw:text-style-name="P3" draw:layer="layout" svg:width="0.905cm" svg:height="2.255cm" draw:transform="rotate (-1.5707963267949) translate (28.661055369365cm 24.5537328972069cm)" svg:viewBox="0 0 906 2256" svg:d="M67 2212h700v-2166h-700zM767 2256h-767v-2256h767v46h-700v2166h700zM834 2256v-2256h-67v2256zM834 1221v-186h72v186z">
                <text:p/>
              </draw:path>
              <draw:path draw:style-name="gr4" draw:text-style-name="P4" draw:layer="layout" svg:width="0.905cm" svg:height="2.255cm" draw:transform="rotate (-1.5707963267949) translate (28.661055369365cm 24.5537328972069cm)" svg:viewBox="0 0 906 2256" svg:d="M67 2212h700v-2166h-700zM767 2256h-767v-2256h767v46h-700v2166h700zM834 2256v-2256h-67v2256zM834 1221v-186h72v186z">
                <text:p/>
              </draw:path>
            </draw:g>
            <draw:g>
              <draw:polygon draw:style-name="gr3" draw:text-style-name="P3" draw:layer="layout" svg:width="0.14cm" svg:height="2.619cm" draw:transform="rotate (-1.5707963267949) translate (28.911032444121cm 24.4147694275294cm)" svg:viewBox="0 0 141 2620" draw:points="141,2620 141,0 0,0 0,2620">
                <text:p/>
              </draw:polygon>
              <draw:polygon draw:style-name="gr4" draw:text-style-name="P4" draw:layer="layout" svg:width="0.14cm" svg:height="2.619cm" draw:transform="rotate (-1.5707963267949) translate (28.911032444121cm 24.4147694275294cm)" svg:viewBox="0 0 141 2620" draw:points="141,2620 141,0 0,0 0,2620">
                <text:p/>
              </draw:polygon>
            </draw:g>
            <draw:g>
              <draw:polygon draw:style-name="gr3" draw:text-style-name="P3" draw:layer="layout" svg:width="2.017cm" svg:height="0.129cm" draw:transform="rotate (-1.5707963267949) translate (26.2925485835457cm 24.5537328972069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-1.5707963267949) translate (26.2925485835457cm 24.5537328972069cm)" svg:viewBox="0 0 2018 130" draw:points="0,130 2018,130 2018,0 0,0">
                <text:p/>
              </draw:polygon>
            </draw:g>
            <draw:g>
              <draw:polygon draw:style-name="gr3" draw:text-style-name="P3" draw:layer="layout" svg:width="2.017cm" svg:height="0.129cm" draw:transform="rotate (-1.5707963267949) translate (29.025650821026cm 24.5537328972069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-1.5707963267949) translate (29.025650821026cm 24.5537328972069cm)" svg:viewBox="0 0 2018 130" draw:points="0,130 2018,130 2018,0 0,0">
                <text:p/>
              </draw:polygon>
            </draw:g>
          </draw:g>
        </draw:g>
        <draw:g>
          <draw:polygon draw:style-name="gr24" draw:text-style-name="P11" draw:layer="layout" svg:width="0.453cm" svg:height="0.599cm" svg:x="27.972cm" svg:y="17.878cm" svg:viewBox="0 0 454 600" draw:points="0,600 454,600 225,0">
            <text:p/>
          </draw:polygon>
          <draw:polygon draw:style-name="gr23" draw:text-style-name="P4" draw:layer="layout" svg:width="0.453cm" svg:height="0.599cm" svg:x="27.972cm" svg:y="17.878cm" svg:viewBox="0 0 454 600" draw:points="0,600 454,600 225,0">
            <text:p/>
          </draw:polygon>
        </draw:g>
        <draw:g>
          <draw:g>
            <draw:g>
              <draw:path draw:style-name="gr3" draw:text-style-name="P3" draw:layer="layout" svg:width="1.672cm" svg:height="1.528cm" draw:transform="rotate (-3.14159265358979) translate (37.2436887317502cm 11.9470891866278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  <draw:path draw:style-name="gr4" draw:text-style-name="P4" draw:layer="layout" svg:width="1.672cm" svg:height="1.528cm" draw:transform="rotate (-3.14159265358979) translate (37.2436887317502cm 11.9470891866278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</draw:g>
            <draw:g>
              <draw:polygon draw:style-name="gr3" draw:text-style-name="P3" draw:layer="layout" svg:width="1.669cm" svg:height="2.598cm" draw:transform="rotate (-3.14159265358979) translate (37.6138210197303cm 12.6009588380977cm)" svg:viewBox="0 0 1670 2599" draw:points="0,2599 1670,2599 1670,0 0,0">
                <text:p/>
              </draw:polygon>
              <draw:polygon draw:style-name="gr4" draw:text-style-name="P4" draw:layer="layout" svg:width="1.669cm" svg:height="2.598cm" draw:transform="rotate (-3.14159265358979) translate (37.6138210197303cm 12.6009588380977cm)" svg:viewBox="0 0 1670 2599" draw:points="0,2599 1670,2599 1670,0 0,0">
                <text:p/>
              </draw:polygon>
            </draw:g>
            <draw:g>
              <draw:polygon draw:style-name="gr3" draw:text-style-name="P3" draw:layer="layout" svg:width="0.46cm" svg:height="1.164cm" draw:transform="rotate (-3.14159265358979) translate (36.5104510704906cm 11.79801444446cm)" svg:viewBox="0 0 461 1165" draw:points="461,0 0,0 0,1165 461,1165">
                <text:p/>
              </draw:polygon>
              <draw:polygon draw:style-name="gr4" draw:text-style-name="P4" draw:layer="layout" svg:width="0.46cm" svg:height="1.164cm" draw:transform="rotate (-3.14159265358979) translate (36.5104510704906cm 11.79801444446cm)" svg:viewBox="0 0 461 1165" draw:points="461,0 0,0 0,1165 461,1165">
                <text:p/>
              </draw:polygon>
            </draw:g>
            <draw:g>
              <draw:polygon draw:style-name="gr5" draw:text-style-name="P5" draw:layer="layout" svg:width="0.011cm" svg:height="0.034cm" draw:transform="rotate (-3.14159265358979) translate (36.4659827601938cm 11.6426711191791cm)" svg:viewBox="0 0 12 35" draw:points="12,35 12,0 0,0 0,35">
                <text:p/>
              </draw:polygon>
              <draw:polygon draw:style-name="gr4" draw:text-style-name="P4" draw:layer="layout" svg:width="0.011cm" svg:height="0.034cm" draw:transform="rotate (-3.14159265358979) translate (36.4659827601938cm 11.6426711191791cm)" svg:viewBox="0 0 12 35" draw:points="12,35 12,0 0,0 0,35">
                <text:p/>
              </draw:polygon>
            </draw:g>
            <draw:g>
              <draw:path draw:style-name="gr5" draw:text-style-name="P5" draw:layer="layout" svg:width="0.356cm" svg:height="1.053cm" draw:transform="rotate (-3.14159265358979) translate (36.4743205683743cm 11.7165228639849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  <draw:path draw:style-name="gr4" draw:text-style-name="P4" draw:layer="layout" svg:width="0.356cm" svg:height="1.053cm" draw:transform="rotate (-3.14159265358979) translate (36.4743205683743cm 11.7165228639849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</draw:g>
            <draw:g>
              <draw:path draw:style-name="gr5" draw:text-style-name="P5" draw:layer="layout" svg:width="0.356cm" svg:height="1.104cm" draw:transform="rotate (-3.14159265358979) translate (36.4743205683743cm 11.7700017136717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  <draw:path draw:style-name="gr4" draw:text-style-name="P4" draw:layer="layout" svg:width="0.356cm" svg:height="1.104cm" draw:transform="rotate (-3.14159265358979) translate (36.4743205683743cm 11.7700017136717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</draw:g>
            <draw:g>
              <draw:path draw:style-name="gr3" draw:text-style-name="P3" draw:layer="layout" svg:width="0.557cm" svg:height="1.305cm" draw:transform="rotate (-3.14159265358979) translate (37.0940976431361cm 11.8667729654862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373 920c16-5 32-14 49-24 41-25 78-57 102-101 23-44 34-93 34-139 0-51-11-100-34-144-24-44-61-77-102-102-17-9-33-19-49-23z">
                <text:p/>
              </draw:path>
              <draw:path draw:style-name="gr4" draw:text-style-name="P4" draw:layer="layout" svg:width="0.557cm" svg:height="1.305cm" draw:transform="rotate (-3.14159265358979) translate (37.0940976431361cm 11.8667729654862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232 401h71M232 512h71M232 623h71M232 737h71M232 850h71M232 964h71M232 341h71M232 456h71M232 568h71M232 681h71M232 795h71M232 906h71M262 1077h32M262 1022h32M262 283h32M262 227h32M306 58v1188M373 920c16-5 32-14 49-24 41-25 78-57 102-101 23-44 34-93 34-139 0-51-11-100-34-144-24-44-61-77-102-102-17-9-33-19-49-23z">
                <text:p/>
              </draw:path>
            </draw:g>
            <draw:g>
              <draw:path draw:style-name="gr3" draw:text-style-name="P3" draw:layer="layout" svg:width="0.905cm" svg:height="2.255cm" draw:transform="rotate (-3.14159265358979) translate (37.6138210197303cm 12.3737064598222cm)" svg:viewBox="0 0 906 2256" svg:d="M67 2212h700v-2166h-700zM767 2256h-767v-2256h767v46h-700v2166h700zM834 2256v-2256h-67v2256zM834 1221v-186h72v186z">
                <text:p/>
              </draw:path>
              <draw:path draw:style-name="gr4" draw:text-style-name="P4" draw:layer="layout" svg:width="0.905cm" svg:height="2.255cm" draw:transform="rotate (-3.14159265358979) translate (37.6138210197303cm 12.3737064598222cm)" svg:viewBox="0 0 906 2256" svg:d="M67 2212h700v-2166h-700zM767 2256h-767v-2256h767v46h-700v2166h700zM834 2256v-2256h-67v2256zM834 1221v-186h72v186z">
                <text:p/>
              </draw:path>
            </draw:g>
            <draw:g>
              <draw:polygon draw:style-name="gr3" draw:text-style-name="P3" draw:layer="layout" svg:width="0.14cm" svg:height="2.619cm" draw:transform="rotate (-3.14159265358979) translate (37.752784489408cm 12.6236835345782cm)" svg:viewBox="0 0 141 2620" draw:points="141,2620 141,0 0,0 0,2620">
                <text:p/>
              </draw:polygon>
              <draw:polygon draw:style-name="gr4" draw:text-style-name="P4" draw:layer="layout" svg:width="0.14cm" svg:height="2.619cm" draw:transform="rotate (-3.14159265358979) translate (37.752784489408cm 12.6236835345782cm)" svg:viewBox="0 0 141 2620" draw:points="141,2620 141,0 0,0 0,2620">
                <text:p/>
              </draw:polygon>
            </draw:g>
            <draw:g>
              <draw:polygon draw:style-name="gr3" draw:text-style-name="P3" draw:layer="layout" svg:width="2.017cm" svg:height="0.129cm" draw:transform="rotate (-3.14159265358979) translate (37.6138210197303cm 10.005199674003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-3.14159265358979) translate (37.6138210197303cm 10.005199674003cm)" svg:viewBox="0 0 2018 130" draw:points="0,130 2018,130 2018,0 0,0">
                <text:p/>
              </draw:polygon>
            </draw:g>
            <draw:g>
              <draw:polygon draw:style-name="gr3" draw:text-style-name="P3" draw:layer="layout" svg:width="2.017cm" svg:height="0.129cm" draw:transform="rotate (-3.14159265358979) translate (37.6138210197303cm 12.7383019114833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-3.14159265358979) translate (37.6138210197303cm 12.7383019114833cm)" svg:viewBox="0 0 2018 130" draw:points="0,130 2018,130 2018,0 0,0">
                <text:p/>
              </draw:polygon>
            </draw:g>
          </draw:g>
          <draw:g>
            <draw:g>
              <draw:path draw:style-name="gr3" draw:text-style-name="P3" draw:layer="layout" svg:width="1.672cm" svg:height="1.528cm" draw:transform="rotate (-3.14159265358979) translate (37.2436887317502cm 11.9470891866278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  <draw:path draw:style-name="gr4" draw:text-style-name="P4" draw:layer="layout" svg:width="1.672cm" svg:height="1.528cm" draw:transform="rotate (-3.14159265358979) translate (37.2436887317502cm 11.9470891866278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</draw:g>
            <draw:g>
              <draw:polygon draw:style-name="gr3" draw:text-style-name="P3" draw:layer="layout" svg:width="1.669cm" svg:height="2.598cm" draw:transform="rotate (-3.14159265358979) translate (37.6138210197303cm 12.6009588380977cm)" svg:viewBox="0 0 1670 2599" draw:points="0,2599 1670,2599 1670,0 0,0">
                <text:p/>
              </draw:polygon>
              <draw:polygon draw:style-name="gr4" draw:text-style-name="P4" draw:layer="layout" svg:width="1.669cm" svg:height="2.598cm" draw:transform="rotate (-3.14159265358979) translate (37.6138210197303cm 12.6009588380977cm)" svg:viewBox="0 0 1670 2599" draw:points="0,2599 1670,2599 1670,0 0,0">
                <text:p/>
              </draw:polygon>
            </draw:g>
            <draw:g>
              <draw:polygon draw:style-name="gr3" draw:text-style-name="P3" draw:layer="layout" svg:width="0.46cm" svg:height="1.164cm" draw:transform="rotate (-3.14159265358979) translate (36.5104510704906cm 11.79801444446cm)" svg:viewBox="0 0 461 1165" draw:points="461,0 0,0 0,1165 461,1165">
                <text:p/>
              </draw:polygon>
              <draw:polygon draw:style-name="gr4" draw:text-style-name="P4" draw:layer="layout" svg:width="0.46cm" svg:height="1.164cm" draw:transform="rotate (-3.14159265358979) translate (36.5104510704906cm 11.79801444446cm)" svg:viewBox="0 0 461 1165" draw:points="461,0 0,0 0,1165 461,1165">
                <text:p/>
              </draw:polygon>
            </draw:g>
            <draw:g>
              <draw:polygon draw:style-name="gr5" draw:text-style-name="P5" draw:layer="layout" svg:width="0.011cm" svg:height="0.034cm" draw:transform="rotate (-3.14159265358979) translate (36.4659827601938cm 11.6426711191791cm)" svg:viewBox="0 0 12 35" draw:points="12,35 12,0 0,0 0,35">
                <text:p/>
              </draw:polygon>
              <draw:polygon draw:style-name="gr4" draw:text-style-name="P4" draw:layer="layout" svg:width="0.011cm" svg:height="0.034cm" draw:transform="rotate (-3.14159265358979) translate (36.4659827601938cm 11.6426711191791cm)" svg:viewBox="0 0 12 35" draw:points="12,35 12,0 0,0 0,35">
                <text:p/>
              </draw:polygon>
            </draw:g>
            <draw:g>
              <draw:path draw:style-name="gr5" draw:text-style-name="P5" draw:layer="layout" svg:width="0.356cm" svg:height="1.053cm" draw:transform="rotate (-3.14159265358979) translate (36.4743205683743cm 11.7165228639849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  <draw:path draw:style-name="gr4" draw:text-style-name="P4" draw:layer="layout" svg:width="0.356cm" svg:height="1.053cm" draw:transform="rotate (-3.14159265358979) translate (36.4743205683743cm 11.7165228639849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</draw:g>
            <draw:g>
              <draw:path draw:style-name="gr5" draw:text-style-name="P5" draw:layer="layout" svg:width="0.356cm" svg:height="1.104cm" draw:transform="rotate (-3.14159265358979) translate (36.4743205683743cm 11.7700017136717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  <draw:path draw:style-name="gr4" draw:text-style-name="P4" draw:layer="layout" svg:width="0.356cm" svg:height="1.104cm" draw:transform="rotate (-3.14159265358979) translate (36.4743205683743cm 11.7700017136717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</draw:g>
            <draw:g>
              <draw:path draw:style-name="gr3" draw:text-style-name="P3" draw:layer="layout" svg:width="0.557cm" svg:height="1.305cm" draw:transform="rotate (-3.14159265358979) translate (37.0940976431361cm 11.8667729654862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373 920c16-5 32-14 49-24 41-25 78-57 102-101 23-44 34-93 34-139 0-51-11-100-34-144-24-44-61-77-102-102-17-9-33-19-49-23z">
                <text:p/>
              </draw:path>
              <draw:path draw:style-name="gr4" draw:text-style-name="P4" draw:layer="layout" svg:width="0.557cm" svg:height="1.305cm" draw:transform="rotate (-3.14159265358979) translate (37.0940976431361cm 11.8667729654862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232 401h71M232 512h71M232 623h71M232 737h71M232 850h71M232 964h71M232 341h71M232 456h71M232 568h71M232 681h71M232 795h71M232 906h71M262 1077h32M262 1022h32M262 283h32M262 227h32M306 58v1188M373 920c16-5 32-14 49-24 41-25 78-57 102-101 23-44 34-93 34-139 0-51-11-100-34-144-24-44-61-77-102-102-17-9-33-19-49-23z">
                <text:p/>
              </draw:path>
            </draw:g>
            <draw:g>
              <draw:path draw:style-name="gr3" draw:text-style-name="P3" draw:layer="layout" svg:width="0.905cm" svg:height="2.255cm" draw:transform="rotate (-3.14159265358979) translate (37.6138210197303cm 12.3737064598222cm)" svg:viewBox="0 0 906 2256" svg:d="M67 2212h700v-2166h-700zM767 2256h-767v-2256h767v46h-700v2166h700zM834 2256v-2256h-67v2256zM834 1221v-186h72v186z">
                <text:p/>
              </draw:path>
              <draw:path draw:style-name="gr4" draw:text-style-name="P4" draw:layer="layout" svg:width="0.905cm" svg:height="2.255cm" draw:transform="rotate (-3.14159265358979) translate (37.6138210197303cm 12.3737064598222cm)" svg:viewBox="0 0 906 2256" svg:d="M67 2212h700v-2166h-700zM767 2256h-767v-2256h767v46h-700v2166h700zM834 2256v-2256h-67v2256zM834 1221v-186h72v186z">
                <text:p/>
              </draw:path>
            </draw:g>
            <draw:g>
              <draw:polygon draw:style-name="gr3" draw:text-style-name="P3" draw:layer="layout" svg:width="0.14cm" svg:height="2.619cm" draw:transform="rotate (-3.14159265358979) translate (37.752784489408cm 12.6236835345782cm)" svg:viewBox="0 0 141 2620" draw:points="141,2620 141,0 0,0 0,2620">
                <text:p/>
              </draw:polygon>
              <draw:polygon draw:style-name="gr4" draw:text-style-name="P4" draw:layer="layout" svg:width="0.14cm" svg:height="2.619cm" draw:transform="rotate (-3.14159265358979) translate (37.752784489408cm 12.6236835345782cm)" svg:viewBox="0 0 141 2620" draw:points="141,2620 141,0 0,0 0,2620">
                <text:p/>
              </draw:polygon>
            </draw:g>
            <draw:g>
              <draw:polygon draw:style-name="gr3" draw:text-style-name="P3" draw:layer="layout" svg:width="2.017cm" svg:height="0.129cm" draw:transform="rotate (-3.14159265358979) translate (37.6138210197303cm 10.005199674003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-3.14159265358979) translate (37.6138210197303cm 10.005199674003cm)" svg:viewBox="0 0 2018 130" draw:points="0,130 2018,130 2018,0 0,0">
                <text:p/>
              </draw:polygon>
            </draw:g>
            <draw:g>
              <draw:polygon draw:style-name="gr3" draw:text-style-name="P3" draw:layer="layout" svg:width="2.017cm" svg:height="0.129cm" draw:transform="rotate (-3.14159265358979) translate (37.6138210197303cm 12.7383019114833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-3.14159265358979) translate (37.6138210197303cm 12.7383019114833cm)" svg:viewBox="0 0 2018 130" draw:points="0,130 2018,130 2018,0 0,0">
                <text:p/>
              </draw:polygon>
            </draw:g>
          </draw:g>
        </draw:g>
        <draw:g>
          <draw:g>
            <draw:g>
              <draw:path draw:style-name="gr3" draw:text-style-name="P3" draw:layer="layout" svg:width="1.672cm" svg:height="1.528cm" draw:transform="rotate (0.872664625997165) translate (56.625778776412cm 14.8416299684257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  <draw:path draw:style-name="gr4" draw:text-style-name="P4" draw:layer="layout" svg:width="1.672cm" svg:height="1.528cm" draw:transform="rotate (0.872664625997165) translate (56.625778776412cm 14.8416299684257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</draw:g>
            <draw:g>
              <draw:polygon draw:style-name="gr3" draw:text-style-name="P3" draw:layer="layout" svg:width="1.669cm" svg:height="2.598cm" draw:transform="rotate (0.872664625997165) translate (55.8869691147205cm 14.704868440537cm)" svg:viewBox="0 0 1670 2599" draw:points="0,2599 1670,2599 1670,0 0,0">
                <text:p/>
              </draw:polygon>
              <draw:polygon draw:style-name="gr4" draw:text-style-name="P4" draw:layer="layout" svg:width="1.669cm" svg:height="2.598cm" draw:transform="rotate (0.872664625997165) translate (55.8869691147205cm 14.704868440537cm)" svg:viewBox="0 0 1670 2599" draw:points="0,2599 1670,2599 1670,0 0,0">
                <text:p/>
              </draw:polygon>
            </draw:g>
            <draw:g>
              <draw:polygon draw:style-name="gr3" draw:text-style-name="P3" draw:layer="layout" svg:width="0.46cm" svg:height="1.164cm" draw:transform="rotate (0.872664625997165) translate (57.2112927378723cm 14.3757607297149cm)" svg:viewBox="0 0 461 1165" draw:points="461,0 0,0 0,1165 461,1165">
                <text:p/>
              </draw:polygon>
              <draw:polygon draw:style-name="gr4" draw:text-style-name="P4" draw:layer="layout" svg:width="0.46cm" svg:height="1.164cm" draw:transform="rotate (0.872664625997165) translate (57.2112927378723cm 14.3757607297149cm)" svg:viewBox="0 0 461 1165" draw:points="461,0 0,0 0,1165 461,1165">
                <text:p/>
              </draw:polygon>
            </draw:g>
            <draw:g>
              <draw:polygon draw:style-name="gr5" draw:text-style-name="P5" draw:layer="layout" svg:width="0.011cm" svg:height="0.034cm" draw:transform="rotate (0.872664625997165) translate (57.3588763078618cm 14.4415487924553cm)" svg:viewBox="0 0 12 35" draw:points="12,35 12,0 0,0 0,35">
                <text:p/>
              </draw:polygon>
              <draw:polygon draw:style-name="gr4" draw:text-style-name="P4" draw:layer="layout" svg:width="0.011cm" svg:height="0.034cm" draw:transform="rotate (0.872664625997165) translate (57.3588763078618cm 14.4415487924553cm)" svg:viewBox="0 0 12 35" draw:points="12,35 12,0 0,0 0,35">
                <text:p/>
              </draw:polygon>
            </draw:g>
            <draw:g>
              <draw:path draw:style-name="gr5" draw:text-style-name="P5" draw:layer="layout" svg:width="0.356cm" svg:height="1.053cm" draw:transform="rotate (0.872664625997165) translate (57.2969431493481cm 14.4004649375651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  <draw:path draw:style-name="gr4" draw:text-style-name="P4" draw:layer="layout" svg:width="0.356cm" svg:height="1.053cm" draw:transform="rotate (0.872664625997165) translate (57.2969431493481cm 14.4004649375651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</draw:g>
            <draw:g>
              <draw:path draw:style-name="gr5" draw:text-style-name="P5" draw:layer="layout" svg:width="0.356cm" svg:height="1.104cm" draw:transform="rotate (0.872664625997165) translate (57.255975973721cm 14.3660893956059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  <draw:path draw:style-name="gr4" draw:text-style-name="P4" draw:layer="layout" svg:width="0.356cm" svg:height="1.104cm" draw:transform="rotate (0.872664625997165) translate (57.255975973721cm 14.3660893956059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</draw:g>
            <draw:g>
              <draw:path draw:style-name="gr3" draw:text-style-name="P3" draw:layer="layout" svg:width="0.557cm" svg:height="1.305cm" draw:transform="rotate (0.872664625997165) translate (56.7834598695904cm 14.7786628180597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373 920c16-5 32-14 49-24 41-25 78-57 102-101 23-44 34-93 34-139 0-51-11-100-34-144-24-44-61-77-102-102-17-9-33-19-49-23z">
                <text:p/>
              </draw:path>
              <draw:path draw:style-name="gr4" draw:text-style-name="P4" draw:layer="layout" svg:width="0.557cm" svg:height="1.305cm" draw:transform="rotate (0.872664625997165) translate (56.7834598695904cm 14.7786628180597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232 401h71M232 512h71M232 623h71M232 737h71M232 850h71M232 964h71M232 341h71M232 456h71M232 568h71M232 681h71M232 795h71M232 906h71M262 1077h32M262 1022h32M262 283h32M262 227h32M306 58v1188M373 920c16-5 32-14 49-24 41-25 78-57 102-101 23-44 34-93 34-139 0-51-11-100-34-144-24-44-61-77-102-102-17-9-33-19-49-23z">
                <text:p/>
              </draw:path>
            </draw:g>
            <draw:g>
              <draw:path draw:style-name="gr3" draw:text-style-name="P3" draw:layer="layout" svg:width="0.905cm" svg:height="2.255cm" draw:transform="rotate (0.872664625997165) translate (56.061054536284cm 14.8509434535642cm)" svg:viewBox="0 0 906 2256" svg:d="M67 2212h700v-2166h-700zM767 2256h-767v-2256h767v46h-700v2166h700zM834 2256v-2256h-67v2256zM834 1221v-186h72v186z">
                <text:p/>
              </draw:path>
              <draw:path draw:style-name="gr4" draw:text-style-name="P4" draw:layer="layout" svg:width="0.905cm" svg:height="2.255cm" draw:transform="rotate (0.872664625997165) translate (56.061054536284cm 14.8509434535642cm)" svg:viewBox="0 0 906 2256" svg:d="M67 2212h700v-2166h-700zM767 2256h-767v-2256h767v46h-700v2166h700zM834 2256v-2256h-67v2256zM834 1221v-186h72v186z">
                <text:p/>
              </draw:path>
            </draw:g>
            <draw:g>
              <draw:polygon draw:style-name="gr3" draw:text-style-name="P3" draw:layer="layout" svg:width="0.14cm" svg:height="2.619cm" draw:transform="rotate (0.872664625997165) translate (55.7802369907525cm 14.7967134809485cm)" svg:viewBox="0 0 141 2620" draw:points="141,2620 141,0 0,0 0,2620">
                <text:p/>
              </draw:polygon>
              <draw:polygon draw:style-name="gr4" draw:text-style-name="P4" draw:layer="layout" svg:width="0.14cm" svg:height="2.619cm" draw:transform="rotate (0.872664625997165) translate (55.7802369907525cm 14.7967134809485cm)" svg:viewBox="0 0 141 2620" draw:points="141,2620 141,0 0,0 0,2620">
                <text:p/>
              </draw:polygon>
            </draw:g>
            <draw:g>
              <draw:polygon draw:style-name="gr3" draw:text-style-name="P3" draw:layer="layout" svg:width="2.017cm" svg:height="0.129cm" draw:transform="rotate (0.872664625997165) translate (57.8754359980505cm 16.3733902689474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0.872664625997165) translate (57.8754359980505cm 16.3733902689474cm)" svg:viewBox="0 0 2018 130" draw:points="0,130 2018,130 2018,0 0,0">
                <text:p/>
              </draw:polygon>
            </draw:g>
            <draw:g>
              <draw:polygon draw:style-name="gr3" draw:text-style-name="P3" draw:layer="layout" svg:width="2.017cm" svg:height="0.129cm" draw:transform="rotate (0.872664625997165) translate (55.7817582165528cm 14.6165860146886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0.872664625997165) translate (55.7817582165528cm 14.6165860146886cm)" svg:viewBox="0 0 2018 130" draw:points="0,130 2018,130 2018,0 0,0">
                <text:p/>
              </draw:polygon>
            </draw:g>
          </draw:g>
          <draw:g>
            <draw:g>
              <draw:path draw:style-name="gr3" draw:text-style-name="P3" draw:layer="layout" svg:width="1.672cm" svg:height="1.528cm" draw:transform="rotate (0.872664625997165) translate (56.625778776412cm 14.8416299684257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  <draw:path draw:style-name="gr4" draw:text-style-name="P4" draw:layer="layout" svg:width="1.672cm" svg:height="1.528cm" draw:transform="rotate (0.872664625997165) translate (56.625778776412cm 14.8416299684257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</draw:g>
            <draw:g>
              <draw:polygon draw:style-name="gr3" draw:text-style-name="P3" draw:layer="layout" svg:width="1.669cm" svg:height="2.598cm" draw:transform="rotate (0.872664625997165) translate (55.8869691147205cm 14.704868440537cm)" svg:viewBox="0 0 1670 2599" draw:points="0,2599 1670,2599 1670,0 0,0">
                <text:p/>
              </draw:polygon>
              <draw:polygon draw:style-name="gr4" draw:text-style-name="P4" draw:layer="layout" svg:width="1.669cm" svg:height="2.598cm" draw:transform="rotate (0.872664625997165) translate (55.8869691147205cm 14.704868440537cm)" svg:viewBox="0 0 1670 2599" draw:points="0,2599 1670,2599 1670,0 0,0">
                <text:p/>
              </draw:polygon>
            </draw:g>
            <draw:g>
              <draw:polygon draw:style-name="gr3" draw:text-style-name="P3" draw:layer="layout" svg:width="0.46cm" svg:height="1.164cm" draw:transform="rotate (0.872664625997165) translate (57.2112927378723cm 14.3757607297149cm)" svg:viewBox="0 0 461 1165" draw:points="461,0 0,0 0,1165 461,1165">
                <text:p/>
              </draw:polygon>
              <draw:polygon draw:style-name="gr4" draw:text-style-name="P4" draw:layer="layout" svg:width="0.46cm" svg:height="1.164cm" draw:transform="rotate (0.872664625997165) translate (57.2112927378723cm 14.3757607297149cm)" svg:viewBox="0 0 461 1165" draw:points="461,0 0,0 0,1165 461,1165">
                <text:p/>
              </draw:polygon>
            </draw:g>
            <draw:g>
              <draw:polygon draw:style-name="gr5" draw:text-style-name="P5" draw:layer="layout" svg:width="0.011cm" svg:height="0.034cm" draw:transform="rotate (0.872664625997165) translate (57.3588763078618cm 14.4415487924553cm)" svg:viewBox="0 0 12 35" draw:points="12,35 12,0 0,0 0,35">
                <text:p/>
              </draw:polygon>
              <draw:polygon draw:style-name="gr4" draw:text-style-name="P4" draw:layer="layout" svg:width="0.011cm" svg:height="0.034cm" draw:transform="rotate (0.872664625997165) translate (57.3588763078618cm 14.4415487924553cm)" svg:viewBox="0 0 12 35" draw:points="12,35 12,0 0,0 0,35">
                <text:p/>
              </draw:polygon>
            </draw:g>
            <draw:g>
              <draw:path draw:style-name="gr5" draw:text-style-name="P5" draw:layer="layout" svg:width="0.356cm" svg:height="1.053cm" draw:transform="rotate (0.872664625997165) translate (57.2969431493481cm 14.4004649375651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  <draw:path draw:style-name="gr4" draw:text-style-name="P4" draw:layer="layout" svg:width="0.356cm" svg:height="1.053cm" draw:transform="rotate (0.872664625997165) translate (57.2969431493481cm 14.4004649375651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</draw:g>
            <draw:g>
              <draw:path draw:style-name="gr5" draw:text-style-name="P5" draw:layer="layout" svg:width="0.356cm" svg:height="1.104cm" draw:transform="rotate (0.872664625997165) translate (57.255975973721cm 14.3660893956059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  <draw:path draw:style-name="gr4" draw:text-style-name="P4" draw:layer="layout" svg:width="0.356cm" svg:height="1.104cm" draw:transform="rotate (0.872664625997165) translate (57.255975973721cm 14.3660893956059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</draw:g>
            <draw:g>
              <draw:path draw:style-name="gr3" draw:text-style-name="P3" draw:layer="layout" svg:width="0.557cm" svg:height="1.305cm" draw:transform="rotate (0.872664625997165) translate (56.7834598695904cm 14.7786628180597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373 920c16-5 32-14 49-24 41-25 78-57 102-101 23-44 34-93 34-139 0-51-11-100-34-144-24-44-61-77-102-102-17-9-33-19-49-23z">
                <text:p/>
              </draw:path>
              <draw:path draw:style-name="gr4" draw:text-style-name="P4" draw:layer="layout" svg:width="0.557cm" svg:height="1.305cm" draw:transform="rotate (0.872664625997165) translate (56.7834598695904cm 14.7786628180597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232 401h71M232 512h71M232 623h71M232 737h71M232 850h71M232 964h71M232 341h71M232 456h71M232 568h71M232 681h71M232 795h71M232 906h71M262 1077h32M262 1022h32M262 283h32M262 227h32M306 58v1188M373 920c16-5 32-14 49-24 41-25 78-57 102-101 23-44 34-93 34-139 0-51-11-100-34-144-24-44-61-77-102-102-17-9-33-19-49-23z">
                <text:p/>
              </draw:path>
            </draw:g>
            <draw:g>
              <draw:path draw:style-name="gr3" draw:text-style-name="P3" draw:layer="layout" svg:width="0.905cm" svg:height="2.255cm" draw:transform="rotate (0.872664625997165) translate (56.061054536284cm 14.8509434535642cm)" svg:viewBox="0 0 906 2256" svg:d="M67 2212h700v-2166h-700zM767 2256h-767v-2256h767v46h-700v2166h700zM834 2256v-2256h-67v2256zM834 1221v-186h72v186z">
                <text:p/>
              </draw:path>
              <draw:path draw:style-name="gr4" draw:text-style-name="P4" draw:layer="layout" svg:width="0.905cm" svg:height="2.255cm" draw:transform="rotate (0.872664625997165) translate (56.061054536284cm 14.8509434535642cm)" svg:viewBox="0 0 906 2256" svg:d="M67 2212h700v-2166h-700zM767 2256h-767v-2256h767v46h-700v2166h700zM834 2256v-2256h-67v2256zM834 1221v-186h72v186z">
                <text:p/>
              </draw:path>
            </draw:g>
            <draw:g>
              <draw:polygon draw:style-name="gr3" draw:text-style-name="P3" draw:layer="layout" svg:width="0.14cm" svg:height="2.619cm" draw:transform="rotate (0.872664625997165) translate (55.7802369907525cm 14.7967134809485cm)" svg:viewBox="0 0 141 2620" draw:points="141,2620 141,0 0,0 0,2620">
                <text:p/>
              </draw:polygon>
              <draw:polygon draw:style-name="gr4" draw:text-style-name="P4" draw:layer="layout" svg:width="0.14cm" svg:height="2.619cm" draw:transform="rotate (0.872664625997165) translate (55.7802369907525cm 14.7967134809485cm)" svg:viewBox="0 0 141 2620" draw:points="141,2620 141,0 0,0 0,2620">
                <text:p/>
              </draw:polygon>
            </draw:g>
            <draw:g>
              <draw:polygon draw:style-name="gr3" draw:text-style-name="P3" draw:layer="layout" svg:width="2.017cm" svg:height="0.129cm" draw:transform="rotate (0.872664625997165) translate (57.8754359980505cm 16.3733902689474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0.872664625997165) translate (57.8754359980505cm 16.3733902689474cm)" svg:viewBox="0 0 2018 130" draw:points="0,130 2018,130 2018,0 0,0">
                <text:p/>
              </draw:polygon>
            </draw:g>
            <draw:g>
              <draw:polygon draw:style-name="gr3" draw:text-style-name="P3" draw:layer="layout" svg:width="2.017cm" svg:height="0.129cm" draw:transform="rotate (0.872664625997165) translate (55.7817582165528cm 14.6165860146886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0.872664625997165) translate (55.7817582165528cm 14.6165860146886cm)" svg:viewBox="0 0 2018 130" draw:points="0,130 2018,130 2018,0 0,0">
                <text:p/>
              </draw:polygon>
            </draw:g>
          </draw:g>
        </draw:g>
        <draw:g>
          <draw:path draw:style-name="gr29" draw:text-style-name="P15" draw:layer="layout" svg:width="1.391cm" svg:height="1.391cm" svg:x="48.793cm" svg:y="38.031cm" svg:viewBox="0 0 1392 1392" svg:d="M1253 1392v-319h-697v319zM0 1073v-1073h1392v1073z">
            <text:p/>
          </draw:path>
          <draw:path draw:style-name="gr30" draw:text-style-name="P4" draw:layer="layout" svg:width="1.391cm" svg:height="1.391cm" svg:x="48.793cm" svg:y="38.031cm" svg:viewBox="0 0 1392 1392" svg:d="M1253 1392v-319h-697v319zM1253 598h-653v-378h653zM695 542v-266M767 542v-266M834 542v-266M906 542v-266M973 542v-266M1047 542v-266M1114 542v-266M1186 542v-266M306 1073v-1073M0 723h1392M0 1073v-1073h1392v1073zM530 695v-584h797v584z">
            <text:p/>
          </draw:path>
        </draw:g>
        <draw:g>
          <draw:path draw:style-name="gr6" draw:text-style-name="P3" draw:layer="layout" svg:width="1.391cm" svg:height="1.391cm" svg:x="57.821cm" svg:y="19.089cm" svg:viewBox="0 0 1392 1392" svg:d="M1253 1392v-319h-697v319zM0 1073v-1073h1392v1073z">
            <text:p/>
          </draw:path>
          <draw:path draw:style-name="gr7" draw:text-style-name="P4" draw:layer="layout" svg:width="1.391cm" svg:height="1.391cm" svg:x="57.821cm" svg:y="19.089cm" svg:viewBox="0 0 1392 1392" svg:d="M1253 1392v-319h-697v319zM1253 598h-653v-378h653zM695 542v-266M767 542v-266M834 542v-266M906 542v-266M973 542v-266M1047 542v-266M1114 542v-266M1186 542v-266M306 1073v-1073M0 723h1392M0 1073v-1073h1392v1073zM530 695v-584h797v584z">
            <text:p/>
          </draw:path>
        </draw:g>
        <draw:g>
          <draw:g>
            <draw:g>
              <draw:path draw:style-name="gr3" draw:text-style-name="P3" draw:layer="layout" svg:width="1.672cm" svg:height="1.528cm" draw:transform="rotate (-1.5707963267949) translate (56.4584016231243cm 24.900715856436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  <draw:path draw:style-name="gr4" draw:text-style-name="P4" draw:layer="layout" svg:width="1.672cm" svg:height="1.528cm" draw:transform="rotate (-1.5707963267949) translate (56.4584016231243cm 24.900715856436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</draw:g>
            <draw:g>
              <draw:polygon draw:style-name="gr3" draw:text-style-name="P3" draw:layer="layout" svg:width="1.669cm" svg:height="2.598cm" draw:transform="rotate (-1.5707963267949) translate (57.1122712745941cm 24.5305835684557cm)" svg:viewBox="0 0 1670 2599" draw:points="0,2599 1670,2599 1670,0 0,0">
                <text:p/>
              </draw:polygon>
              <draw:polygon draw:style-name="gr4" draw:text-style-name="P4" draw:layer="layout" svg:width="1.669cm" svg:height="2.598cm" draw:transform="rotate (-1.5707963267949) translate (57.1122712745941cm 24.5305835684557cm)" svg:viewBox="0 0 1670 2599" draw:points="0,2599 1670,2599 1670,0 0,0">
                <text:p/>
              </draw:polygon>
            </draw:g>
            <draw:g>
              <draw:polygon draw:style-name="gr3" draw:text-style-name="P3" draw:layer="layout" svg:width="0.46cm" svg:height="1.164cm" draw:transform="rotate (-1.5707963267949) translate (56.3093268809565cm 25.6339535176954cm)" svg:viewBox="0 0 461 1165" draw:points="461,0 0,0 0,1165 461,1165">
                <text:p/>
              </draw:polygon>
              <draw:polygon draw:style-name="gr4" draw:text-style-name="P4" draw:layer="layout" svg:width="0.46cm" svg:height="1.164cm" draw:transform="rotate (-1.5707963267949) translate (56.3093268809565cm 25.6339535176954cm)" svg:viewBox="0 0 461 1165" draw:points="461,0 0,0 0,1165 461,1165">
                <text:p/>
              </draw:polygon>
            </draw:g>
            <draw:g>
              <draw:polygon draw:style-name="gr5" draw:text-style-name="P5" draw:layer="layout" svg:width="0.011cm" svg:height="0.034cm" draw:transform="rotate (-1.5707963267949) translate (56.1539835556756cm 25.6784218279924cm)" svg:viewBox="0 0 12 35" draw:points="12,35 12,0 0,0 0,35">
                <text:p/>
              </draw:polygon>
              <draw:polygon draw:style-name="gr4" draw:text-style-name="P4" draw:layer="layout" svg:width="0.011cm" svg:height="0.034cm" draw:transform="rotate (-1.5707963267949) translate (56.1539835556756cm 25.6784218279924cm)" svg:viewBox="0 0 12 35" draw:points="12,35 12,0 0,0 0,35">
                <text:p/>
              </draw:polygon>
            </draw:g>
            <draw:g>
              <draw:path draw:style-name="gr5" draw:text-style-name="P5" draw:layer="layout" svg:width="0.356cm" svg:height="1.053cm" draw:transform="rotate (-1.5707963267949) translate (56.2278353004814cm 25.6700840198116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  <draw:path draw:style-name="gr4" draw:text-style-name="P4" draw:layer="layout" svg:width="0.356cm" svg:height="1.053cm" draw:transform="rotate (-1.5707963267949) translate (56.2278353004814cm 25.6700840198116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</draw:g>
            <draw:g>
              <draw:path draw:style-name="gr5" draw:text-style-name="P5" draw:layer="layout" svg:width="0.356cm" svg:height="1.104cm" draw:transform="rotate (-1.5707963267949) translate (56.2813141501684cm 25.6700840198116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  <draw:path draw:style-name="gr4" draw:text-style-name="P4" draw:layer="layout" svg:width="0.356cm" svg:height="1.104cm" draw:transform="rotate (-1.5707963267949) translate (56.2813141501684cm 25.6700840198116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</draw:g>
            <draw:g>
              <draw:path draw:style-name="gr3" draw:text-style-name="P3" draw:layer="layout" svg:width="0.557cm" svg:height="1.305cm" draw:transform="rotate (-1.5707963267949) translate (56.3780854019827cm 25.0503069450498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373 920c16-5 32-14 49-24 41-25 78-57 102-101 23-44 34-93 34-139 0-51-11-100-34-144-24-44-61-77-102-102-17-9-33-19-49-23z">
                <text:p/>
              </draw:path>
              <draw:path draw:style-name="gr4" draw:text-style-name="P4" draw:layer="layout" svg:width="0.557cm" svg:height="1.305cm" draw:transform="rotate (-1.5707963267949) translate (56.3780854019827cm 25.0503069450498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232 401h71M232 512h71M232 623h71M232 737h71M232 850h71M232 964h71M232 341h71M232 456h71M232 568h71M232 681h71M232 795h71M232 906h71M262 1077h32M262 1022h32M262 283h32M262 227h32M306 58v1188M373 920c16-5 32-14 49-24 41-25 78-57 102-101 23-44 34-93 34-139 0-51-11-100-34-144-24-44-61-77-102-102-17-9-33-19-49-23z">
                <text:p/>
              </draw:path>
            </draw:g>
            <draw:g>
              <draw:path draw:style-name="gr3" draw:text-style-name="P3" draw:layer="layout" svg:width="0.905cm" svg:height="2.255cm" draw:transform="rotate (-1.5707963267949) translate (56.8850188963187cm 24.5305835684557cm)" svg:viewBox="0 0 906 2256" svg:d="M67 2212h700v-2166h-700zM767 2256h-767v-2256h767v46h-700v2166h700zM834 2256v-2256h-67v2256zM834 1221v-186h72v186z">
                <text:p/>
              </draw:path>
              <draw:path draw:style-name="gr4" draw:text-style-name="P4" draw:layer="layout" svg:width="0.905cm" svg:height="2.255cm" draw:transform="rotate (-1.5707963267949) translate (56.8850188963187cm 24.5305835684557cm)" svg:viewBox="0 0 906 2256" svg:d="M67 2212h700v-2166h-700zM767 2256h-767v-2256h767v46h-700v2166h700zM834 2256v-2256h-67v2256zM834 1221v-186h72v186z">
                <text:p/>
              </draw:path>
            </draw:g>
            <draw:g>
              <draw:polygon draw:style-name="gr3" draw:text-style-name="P3" draw:layer="layout" svg:width="0.14cm" svg:height="2.619cm" draw:transform="rotate (-1.5707963267949) translate (57.1349959710747cm 24.3916200987782cm)" svg:viewBox="0 0 141 2620" draw:points="141,2620 141,0 0,0 0,2620">
                <text:p/>
              </draw:polygon>
              <draw:polygon draw:style-name="gr4" draw:text-style-name="P4" draw:layer="layout" svg:width="0.14cm" svg:height="2.619cm" draw:transform="rotate (-1.5707963267949) translate (57.1349959710747cm 24.3916200987782cm)" svg:viewBox="0 0 141 2620" draw:points="141,2620 141,0 0,0 0,2620">
                <text:p/>
              </draw:polygon>
            </draw:g>
            <draw:g>
              <draw:polygon draw:style-name="gr3" draw:text-style-name="P3" draw:layer="layout" svg:width="2.017cm" svg:height="0.129cm" draw:transform="rotate (-1.5707963267949) translate (54.5165121104994cm 24.5305835684557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-1.5707963267949) translate (54.5165121104994cm 24.5305835684557cm)" svg:viewBox="0 0 2018 130" draw:points="0,130 2018,130 2018,0 0,0">
                <text:p/>
              </draw:polygon>
            </draw:g>
            <draw:g>
              <draw:polygon draw:style-name="gr3" draw:text-style-name="P3" draw:layer="layout" svg:width="2.017cm" svg:height="0.129cm" draw:transform="rotate (-1.5707963267949) translate (57.2496143479797cm 24.5305835684557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-1.5707963267949) translate (57.2496143479797cm 24.5305835684557cm)" svg:viewBox="0 0 2018 130" draw:points="0,130 2018,130 2018,0 0,0">
                <text:p/>
              </draw:polygon>
            </draw:g>
          </draw:g>
          <draw:g>
            <draw:g>
              <draw:path draw:style-name="gr3" draw:text-style-name="P3" draw:layer="layout" svg:width="1.672cm" svg:height="1.528cm" draw:transform="rotate (-1.5707963267949) translate (56.4584016231243cm 24.900715856436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  <draw:path draw:style-name="gr4" draw:text-style-name="P4" draw:layer="layout" svg:width="1.672cm" svg:height="1.528cm" draw:transform="rotate (-1.5707963267949) translate (56.4584016231243cm 24.900715856436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</draw:g>
            <draw:g>
              <draw:polygon draw:style-name="gr3" draw:text-style-name="P3" draw:layer="layout" svg:width="1.669cm" svg:height="2.598cm" draw:transform="rotate (-1.5707963267949) translate (57.1122712745941cm 24.5305835684557cm)" svg:viewBox="0 0 1670 2599" draw:points="0,2599 1670,2599 1670,0 0,0">
                <text:p/>
              </draw:polygon>
              <draw:polygon draw:style-name="gr4" draw:text-style-name="P4" draw:layer="layout" svg:width="1.669cm" svg:height="2.598cm" draw:transform="rotate (-1.5707963267949) translate (57.1122712745941cm 24.5305835684557cm)" svg:viewBox="0 0 1670 2599" draw:points="0,2599 1670,2599 1670,0 0,0">
                <text:p/>
              </draw:polygon>
            </draw:g>
            <draw:g>
              <draw:polygon draw:style-name="gr3" draw:text-style-name="P3" draw:layer="layout" svg:width="0.46cm" svg:height="1.164cm" draw:transform="rotate (-1.5707963267949) translate (56.3093268809565cm 25.6339535176954cm)" svg:viewBox="0 0 461 1165" draw:points="461,0 0,0 0,1165 461,1165">
                <text:p/>
              </draw:polygon>
              <draw:polygon draw:style-name="gr4" draw:text-style-name="P4" draw:layer="layout" svg:width="0.46cm" svg:height="1.164cm" draw:transform="rotate (-1.5707963267949) translate (56.3093268809565cm 25.6339535176954cm)" svg:viewBox="0 0 461 1165" draw:points="461,0 0,0 0,1165 461,1165">
                <text:p/>
              </draw:polygon>
            </draw:g>
            <draw:g>
              <draw:polygon draw:style-name="gr5" draw:text-style-name="P5" draw:layer="layout" svg:width="0.011cm" svg:height="0.034cm" draw:transform="rotate (-1.5707963267949) translate (56.1539835556756cm 25.6784218279924cm)" svg:viewBox="0 0 12 35" draw:points="12,35 12,0 0,0 0,35">
                <text:p/>
              </draw:polygon>
              <draw:polygon draw:style-name="gr4" draw:text-style-name="P4" draw:layer="layout" svg:width="0.011cm" svg:height="0.034cm" draw:transform="rotate (-1.5707963267949) translate (56.1539835556756cm 25.6784218279924cm)" svg:viewBox="0 0 12 35" draw:points="12,35 12,0 0,0 0,35">
                <text:p/>
              </draw:polygon>
            </draw:g>
            <draw:g>
              <draw:path draw:style-name="gr5" draw:text-style-name="P5" draw:layer="layout" svg:width="0.356cm" svg:height="1.053cm" draw:transform="rotate (-1.5707963267949) translate (56.2278353004814cm 25.6700840198116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  <draw:path draw:style-name="gr4" draw:text-style-name="P4" draw:layer="layout" svg:width="0.356cm" svg:height="1.053cm" draw:transform="rotate (-1.5707963267949) translate (56.2278353004814cm 25.6700840198116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</draw:g>
            <draw:g>
              <draw:path draw:style-name="gr5" draw:text-style-name="P5" draw:layer="layout" svg:width="0.356cm" svg:height="1.104cm" draw:transform="rotate (-1.5707963267949) translate (56.2813141501684cm 25.6700840198116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  <draw:path draw:style-name="gr4" draw:text-style-name="P4" draw:layer="layout" svg:width="0.356cm" svg:height="1.104cm" draw:transform="rotate (-1.5707963267949) translate (56.2813141501684cm 25.6700840198116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</draw:g>
            <draw:g>
              <draw:path draw:style-name="gr3" draw:text-style-name="P3" draw:layer="layout" svg:width="0.557cm" svg:height="1.305cm" draw:transform="rotate (-1.5707963267949) translate (56.3780854019827cm 25.0503069450498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373 920c16-5 32-14 49-24 41-25 78-57 102-101 23-44 34-93 34-139 0-51-11-100-34-144-24-44-61-77-102-102-17-9-33-19-49-23z">
                <text:p/>
              </draw:path>
              <draw:path draw:style-name="gr4" draw:text-style-name="P4" draw:layer="layout" svg:width="0.557cm" svg:height="1.305cm" draw:transform="rotate (-1.5707963267949) translate (56.3780854019827cm 25.0503069450498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232 401h71M232 512h71M232 623h71M232 737h71M232 850h71M232 964h71M232 341h71M232 456h71M232 568h71M232 681h71M232 795h71M232 906h71M262 1077h32M262 1022h32M262 283h32M262 227h32M306 58v1188M373 920c16-5 32-14 49-24 41-25 78-57 102-101 23-44 34-93 34-139 0-51-11-100-34-144-24-44-61-77-102-102-17-9-33-19-49-23z">
                <text:p/>
              </draw:path>
            </draw:g>
            <draw:g>
              <draw:path draw:style-name="gr3" draw:text-style-name="P3" draw:layer="layout" svg:width="0.905cm" svg:height="2.255cm" draw:transform="rotate (-1.5707963267949) translate (56.8850188963187cm 24.5305835684557cm)" svg:viewBox="0 0 906 2256" svg:d="M67 2212h700v-2166h-700zM767 2256h-767v-2256h767v46h-700v2166h700zM834 2256v-2256h-67v2256zM834 1221v-186h72v186z">
                <text:p/>
              </draw:path>
              <draw:path draw:style-name="gr4" draw:text-style-name="P4" draw:layer="layout" svg:width="0.905cm" svg:height="2.255cm" draw:transform="rotate (-1.5707963267949) translate (56.8850188963187cm 24.5305835684557cm)" svg:viewBox="0 0 906 2256" svg:d="M67 2212h700v-2166h-700zM767 2256h-767v-2256h767v46h-700v2166h700zM834 2256v-2256h-67v2256zM834 1221v-186h72v186z">
                <text:p/>
              </draw:path>
            </draw:g>
            <draw:g>
              <draw:polygon draw:style-name="gr3" draw:text-style-name="P3" draw:layer="layout" svg:width="0.14cm" svg:height="2.619cm" draw:transform="rotate (-1.5707963267949) translate (57.1349959710747cm 24.3916200987782cm)" svg:viewBox="0 0 141 2620" draw:points="141,2620 141,0 0,0 0,2620">
                <text:p/>
              </draw:polygon>
              <draw:polygon draw:style-name="gr4" draw:text-style-name="P4" draw:layer="layout" svg:width="0.14cm" svg:height="2.619cm" draw:transform="rotate (-1.5707963267949) translate (57.1349959710747cm 24.3916200987782cm)" svg:viewBox="0 0 141 2620" draw:points="141,2620 141,0 0,0 0,2620">
                <text:p/>
              </draw:polygon>
            </draw:g>
            <draw:g>
              <draw:polygon draw:style-name="gr3" draw:text-style-name="P3" draw:layer="layout" svg:width="2.017cm" svg:height="0.129cm" draw:transform="rotate (-1.5707963267949) translate (54.5165121104994cm 24.5305835684557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-1.5707963267949) translate (54.5165121104994cm 24.5305835684557cm)" svg:viewBox="0 0 2018 130" draw:points="0,130 2018,130 2018,0 0,0">
                <text:p/>
              </draw:polygon>
            </draw:g>
            <draw:g>
              <draw:polygon draw:style-name="gr3" draw:text-style-name="P3" draw:layer="layout" svg:width="2.017cm" svg:height="0.129cm" draw:transform="rotate (-1.5707963267949) translate (57.2496143479797cm 24.5305835684557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-1.5707963267949) translate (57.2496143479797cm 24.5305835684557cm)" svg:viewBox="0 0 2018 130" draw:points="0,130 2018,130 2018,0 0,0">
                <text:p/>
              </draw:polygon>
            </draw:g>
          </draw:g>
        </draw:g>
        <draw:line draw:style-name="gr19" draw:text-style-name="P4" draw:layer="layout" svg:x1="44.73cm" svg:y1="43.048cm" svg:x2="57.961cm" svg:y2="43.06cm">
          <text:p/>
        </draw:line>
        <draw:custom-shape draw:style-name="gr22" draw:text-style-name="P9" draw:layer="layout" svg:width="0.725cm" svg:height="0.423cm" svg:x="45.561cm" svg:y="42.8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9" draw:layer="layout" svg:width="0.725cm" svg:height="0.423cm" svg:x="44.74cm" svg:y="43.4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polygon draw:style-name="gr24" draw:text-style-name="P11" draw:layer="layout" svg:width="0.453cm" svg:height="0.582cm" draw:transform="rotate (-3.14159265358979) translate (45.3061686588983cm 43.5855417329177cm)" svg:viewBox="0 0 454 583" draw:points="0,583 454,583 225,0">
            <text:p/>
          </draw:polygon>
          <draw:polygon draw:style-name="gr23" draw:text-style-name="P4" draw:layer="layout" svg:width="0.453cm" svg:height="0.582cm" draw:transform="rotate (-3.14159265358979) translate (45.3061686588983cm 43.5855417329177cm)" svg:viewBox="0 0 454 583" draw:points="0,583 454,583 225,0">
            <text:p/>
          </draw:polygon>
        </draw:g>
        <draw:g>
          <draw:g>
            <draw:path draw:style-name="gr12" draw:text-style-name="P3" draw:layer="layout" svg:width="0.275cm" svg:height="1.57cm" svg:x="43.902cm" svg:y="31.759cm" svg:viewBox="0 0 276 1571" svg:d="M276 0h-276v79h90zM183 79h93v-79zM276 1571h-276v-79h90zM183 1492h93v79z">
              <text:p/>
            </draw:path>
            <draw:path draw:style-name="gr13" draw:text-style-name="P4" draw:layer="layout" svg:width="0.275cm" svg:height="1.57cm" svg:x="43.902cm" svg:y="31.759cm" svg:viewBox="0 0 276 1571" svg:d="M276 0h-276v79h90M183 79h93v-79M276 1571h-276v-79h90M183 1492h93v79">
              <text:p/>
            </draw:path>
          </draw:g>
          <draw:path draw:style-name="gr13" draw:text-style-name="P4" draw:layer="layout" svg:width="1.648cm" svg:height="1.412cm" svg:x="42.255cm" svg:y="31.838cm" svg:viewBox="0 0 1649 1413" svg:d="M1649 1413c-289 0-574-65-824-190-251-123-459-301-603-516-146-214-222-459-222-707">
            <text:p/>
          </draw:path>
          <draw:g>
            <draw:polygon draw:style-name="gr12" draw:text-style-name="P3" draw:layer="layout" svg:width="1.648cm" svg:height="0.08cm" svg:x="42.255cm" svg:y="31.838cm" svg:viewBox="0 0 1649 81" draw:points="0,81 1649,81 1649,0 0,0">
              <text:p/>
            </draw:polygon>
            <draw:polygon draw:style-name="gr13" draw:text-style-name="P4" draw:layer="layout" svg:width="1.648cm" svg:height="0.08cm" svg:x="42.255cm" svg:y="31.838cm" svg:viewBox="0 0 1649 81" draw:points="0,81 1649,81 1649,0 0,0">
              <text:p/>
            </draw:polygon>
          </draw:g>
        </draw:g>
        <draw:g>
          <draw:g>
            <draw:path draw:style-name="gr14" draw:text-style-name="P3" draw:layer="layout" svg:width="0.275cm" svg:height="1.57cm" svg:x="43.859cm" svg:y="38.806cm" svg:viewBox="0 0 276 1571" svg:d="M276 0h-276v79h90zM183 79h93v-79zM276 1571h-276v-79h90zM183 1492h93v79z">
              <text:p/>
            </draw:path>
            <draw:path draw:style-name="gr15" draw:text-style-name="P4" draw:layer="layout" svg:width="0.275cm" svg:height="1.57cm" svg:x="43.859cm" svg:y="38.806cm" svg:viewBox="0 0 276 1571" svg:d="M276 0h-276v79h90M183 79h93v-79M276 1571h-276v-79h90M183 1492h93v79">
              <text:p/>
            </draw:path>
          </draw:g>
          <draw:path draw:style-name="gr15" draw:text-style-name="P4" draw:layer="layout" svg:width="1.648cm" svg:height="1.412cm" svg:x="42.212cm" svg:y="38.884cm" svg:viewBox="0 0 1649 1413" svg:d="M1649 1413c-289 0-574-65-824-190-251-123-459-301-603-516-146-214-222-459-222-707">
            <text:p/>
          </draw:path>
          <draw:g>
            <draw:polygon draw:style-name="gr14" draw:text-style-name="P3" draw:layer="layout" svg:width="1.648cm" svg:height="0.08cm" svg:x="42.212cm" svg:y="38.884cm" svg:viewBox="0 0 1649 81" draw:points="0,81 1649,81 1649,0 0,0">
              <text:p/>
            </draw:polygon>
            <draw:polygon draw:style-name="gr15" draw:text-style-name="P4" draw:layer="layout" svg:width="1.648cm" svg:height="0.08cm" svg:x="42.212cm" svg:y="38.884cm" svg:viewBox="0 0 1649 81" draw:points="0,81 1649,81 1649,0 0,0">
              <text:p/>
            </draw:polygon>
          </draw:g>
        </draw:g>
        <draw:g>
          <draw:g>
            <draw:path draw:style-name="gr14" draw:text-style-name="P3" draw:layer="layout" svg:width="0.275cm" svg:height="1.57cm" svg:x="43.897cm" svg:y="31.737cm" svg:viewBox="0 0 276 1571" svg:d="M276 0h-276v79h90zM183 79h93v-79zM276 1571h-276v-79h90zM183 1492h93v79z">
              <text:p/>
            </draw:path>
            <draw:path draw:style-name="gr15" draw:text-style-name="P4" draw:layer="layout" svg:width="0.275cm" svg:height="1.57cm" svg:x="43.897cm" svg:y="31.737cm" svg:viewBox="0 0 276 1571" svg:d="M276 0h-276v79h90M183 79h93v-79M276 1571h-276v-79h90M183 1492h93v79">
              <text:p/>
            </draw:path>
          </draw:g>
          <draw:path draw:style-name="gr15" draw:text-style-name="P4" draw:layer="layout" svg:width="1.648cm" svg:height="1.412cm" svg:x="42.25cm" svg:y="31.815cm" svg:viewBox="0 0 1649 1413" svg:d="M1649 1413c-289 0-574-65-824-190-251-123-459-301-603-516-146-214-222-459-222-707">
            <text:p/>
          </draw:path>
          <draw:g>
            <draw:polygon draw:style-name="gr14" draw:text-style-name="P3" draw:layer="layout" svg:width="1.648cm" svg:height="0.08cm" svg:x="42.25cm" svg:y="31.815cm" svg:viewBox="0 0 1649 81" draw:points="0,81 1649,81 1649,0 0,0">
              <text:p/>
            </draw:polygon>
            <draw:polygon draw:style-name="gr15" draw:text-style-name="P4" draw:layer="layout" svg:width="1.648cm" svg:height="0.08cm" svg:x="42.25cm" svg:y="31.815cm" svg:viewBox="0 0 1649 81" draw:points="0,81 1649,81 1649,0 0,0">
              <text:p/>
            </draw:polygon>
          </draw:g>
        </draw:g>
        <draw:line draw:style-name="gr19" draw:text-style-name="P4" draw:layer="layout" svg:x1="41.16cm" svg:y1="37.869cm" svg:x2="43.874cm" svg:y2="37.856cm">
          <text:p/>
        </draw:line>
        <draw:line draw:style-name="gr19" draw:text-style-name="P4" draw:layer="layout" svg:x1="44.723cm" svg:y1="37.349cm" svg:x2="57.814cm" svg:y2="37.386cm">
          <text:p/>
        </draw:line>
        <draw:g>
          <draw:g>
            <draw:path draw:style-name="gr3" draw:text-style-name="P3" draw:layer="layout" svg:width="0.281cm" svg:height="0.14cm" draw:transform="rotate (-3.14159265358979) translate (51.7886408214435cm 37.7645183721924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-3.14159265358979) translate (51.9296408214435cm 37.7645183721924cm)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3" draw:text-style-name="P3" draw:layer="layout" svg:width="0.281cm" svg:height="0.14cm" draw:transform="rotate (-3.14159265358979) translate (52.3176408214435cm 37.7645183721924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-3.14159265358979) translate (52.4586408214435cm 37.7645183721924cm)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3" draw:text-style-name="P3" draw:layer="layout" svg:width="0.281cm" svg:height="0.14cm" draw:transform="rotate (-3.14159265358979) translate (57.1346408214435cm 37.7735183721924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-3.14159265358979) translate (57.2756408214435cm 37.7735183721924cm)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3" draw:text-style-name="P3" draw:layer="layout" svg:width="0.281cm" svg:height="0.14cm" draw:transform="rotate (-3.14159265358979) translate (57.6636408214435cm 37.7735183721924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-3.14159265358979) translate (57.8046408214435cm 37.7735183721924cm)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3" draw:text-style-name="P3" draw:layer="layout" svg:width="0.281cm" svg:height="0.14cm" draw:transform="rotate (-3.14159265358979) translate (46.6746408214435cm 37.7495183721924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-3.14159265358979) translate (46.8156408214435cm 37.7495183721924cm)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3" draw:text-style-name="P3" draw:layer="layout" svg:width="0.281cm" svg:height="0.14cm" draw:transform="rotate (-3.14159265358979) translate (47.2036408214435cm 37.7495183721924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-3.14159265358979) translate (47.3446408214435cm 37.7495183721924cm)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3" draw:text-style-name="P3" draw:layer="layout" svg:width="0.281cm" svg:height="0.14cm" svg:x="47.146cm" svg:y="42.76cm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svg:x="47.005cm" svg:y="42.76cm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3" draw:text-style-name="P3" draw:layer="layout" svg:width="0.281cm" svg:height="0.14cm" svg:x="46.617cm" svg:y="42.76cm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svg:x="46.476cm" svg:y="42.76cm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3" draw:text-style-name="P3" draw:layer="layout" svg:width="0.281cm" svg:height="0.14cm" svg:x="52.273cm" svg:y="42.761cm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svg:x="52.132cm" svg:y="42.761cm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3" draw:text-style-name="P3" draw:layer="layout" svg:width="0.281cm" svg:height="0.14cm" svg:x="51.744cm" svg:y="42.761cm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svg:x="51.603cm" svg:y="42.761cm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3" draw:text-style-name="P3" draw:layer="layout" svg:width="0.281cm" svg:height="0.14cm" svg:x="57.578cm" svg:y="42.78cm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svg:x="57.437cm" svg:y="42.78cm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3" draw:text-style-name="P3" draw:layer="layout" svg:width="0.281cm" svg:height="0.14cm" svg:x="57.049cm" svg:y="42.78cm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svg:x="56.908cm" svg:y="42.78cm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frame draw:style-name="gr28" draw:text-style-name="P14" draw:layer="layout" svg:width="1.971cm" svg:height="1.473cm" svg:x="56.273cm" svg:y="37.884cm">
          <draw:text-box>
            <text:p text:style-name="P7"><text:span text:style-name="T2">10.1.1</text:span></text:p>
            <text:p text:style-name="P7"><text:span text:style-name="T2">10.1.2</text:span></text:p>
          </draw:text-box>
        </draw:frame>
        <draw:frame draw:style-name="gr28" draw:text-style-name="P14" draw:layer="layout" svg:width="1.971cm" svg:height="1.473cm" svg:x="50.943cm" svg:y="37.809cm">
          <draw:text-box>
            <text:p text:style-name="P7"><text:span text:style-name="T2">10.2.1</text:span></text:p>
            <text:p text:style-name="P7"><text:span text:style-name="T2">10.2.2</text:span></text:p>
          </draw:text-box>
        </draw:frame>
        <draw:frame draw:style-name="gr28" draw:text-style-name="P14" draw:layer="layout" svg:width="1.971cm" svg:height="1.473cm" svg:x="45.841cm" svg:y="37.809cm">
          <draw:text-box>
            <text:p text:style-name="P7"><text:span text:style-name="T2">10.3.1</text:span></text:p>
            <text:p text:style-name="P7"><text:span text:style-name="T2">10.3.2</text:span></text:p>
          </draw:text-box>
        </draw:frame>
        <draw:frame draw:style-name="gr28" draw:text-style-name="P14" draw:layer="layout" svg:width="1.971cm" svg:height="1.473cm" svg:x="46.03cm" svg:y="41.287cm">
          <draw:text-box>
            <text:p text:style-name="P7"><text:span text:style-name="T2">10.4.1</text:span></text:p>
            <text:p text:style-name="P7"><text:span text:style-name="T2">10.4.2</text:span></text:p>
          </draw:text-box>
        </draw:frame>
        <draw:frame draw:style-name="gr28" draw:text-style-name="P14" draw:layer="layout" svg:width="1.971cm" svg:height="1.473cm" svg:x="51.132cm" svg:y="41.211cm">
          <draw:text-box>
            <text:p text:style-name="P7"><text:span text:style-name="T2">10.5.1</text:span></text:p>
            <text:p text:style-name="P7"><text:span text:style-name="T2">10.5.2</text:span></text:p>
          </draw:text-box>
        </draw:frame>
        <draw:frame draw:style-name="gr28" draw:text-style-name="P14" draw:layer="layout" svg:width="1.971cm" svg:height="1.473cm" svg:x="56.499cm" svg:y="41.287cm">
          <draw:text-box>
            <text:p text:style-name="P7"><text:span text:style-name="T2">10.6.1</text:span></text:p>
            <text:p text:style-name="P7"><text:span text:style-name="T2">10.6.2</text:span></text:p>
          </draw:text-box>
        </draw:frame>
        <draw:g>
          <draw:g>
            <draw:g>
              <draw:path draw:style-name="gr3" draw:text-style-name="P3" draw:layer="layout" svg:width="1.672cm" svg:height="1.528cm" draw:transform="rotate (-3.14159265358979) translate (25.8598405736681cm 40.8735445297253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  <draw:path draw:style-name="gr4" draw:text-style-name="P4" draw:layer="layout" svg:width="1.672cm" svg:height="1.528cm" draw:transform="rotate (-3.14159265358979) translate (25.8598405736681cm 40.8735445297253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</draw:g>
            <draw:g>
              <draw:polygon draw:style-name="gr3" draw:text-style-name="P3" draw:layer="layout" svg:width="1.669cm" svg:height="2.598cm" draw:transform="rotate (-3.14159265358979) translate (26.2299728616482cm 41.5274141811951cm)" svg:viewBox="0 0 1670 2599" draw:points="0,2599 1670,2599 1670,0 0,0">
                <text:p/>
              </draw:polygon>
              <draw:polygon draw:style-name="gr4" draw:text-style-name="P4" draw:layer="layout" svg:width="1.669cm" svg:height="2.598cm" draw:transform="rotate (-3.14159265358979) translate (26.2299728616482cm 41.5274141811951cm)" svg:viewBox="0 0 1670 2599" draw:points="0,2599 1670,2599 1670,0 0,0">
                <text:p/>
              </draw:polygon>
            </draw:g>
            <draw:g>
              <draw:polygon draw:style-name="gr3" draw:text-style-name="P3" draw:layer="layout" svg:width="0.46cm" svg:height="1.164cm" draw:transform="rotate (-3.14159265358979) translate (25.1266029124085cm 40.7244697875574cm)" svg:viewBox="0 0 461 1165" draw:points="461,0 0,0 0,1165 461,1165">
                <text:p/>
              </draw:polygon>
              <draw:polygon draw:style-name="gr4" draw:text-style-name="P4" draw:layer="layout" svg:width="0.46cm" svg:height="1.164cm" draw:transform="rotate (-3.14159265358979) translate (25.1266029124085cm 40.7244697875574cm)" svg:viewBox="0 0 461 1165" draw:points="461,0 0,0 0,1165 461,1165">
                <text:p/>
              </draw:polygon>
            </draw:g>
            <draw:g>
              <draw:polygon draw:style-name="gr5" draw:text-style-name="P5" draw:layer="layout" svg:width="0.011cm" svg:height="0.034cm" draw:transform="rotate (-3.14159265358979) translate (25.0821346021118cm 40.5691264622765cm)" svg:viewBox="0 0 12 35" draw:points="12,35 12,0 0,0 0,35">
                <text:p/>
              </draw:polygon>
              <draw:polygon draw:style-name="gr4" draw:text-style-name="P4" draw:layer="layout" svg:width="0.011cm" svg:height="0.034cm" draw:transform="rotate (-3.14159265358979) translate (25.0821346021118cm 40.5691264622765cm)" svg:viewBox="0 0 12 35" draw:points="12,35 12,0 0,0 0,35">
                <text:p/>
              </draw:polygon>
            </draw:g>
            <draw:g>
              <draw:path draw:style-name="gr5" draw:text-style-name="P5" draw:layer="layout" svg:width="0.356cm" svg:height="1.053cm" draw:transform="rotate (-3.14159265358979) translate (25.0904724102923cm 40.6429782070823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  <draw:path draw:style-name="gr4" draw:text-style-name="P4" draw:layer="layout" svg:width="0.356cm" svg:height="1.053cm" draw:transform="rotate (-3.14159265358979) translate (25.0904724102923cm 40.6429782070823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</draw:g>
            <draw:g>
              <draw:path draw:style-name="gr5" draw:text-style-name="P5" draw:layer="layout" svg:width="0.356cm" svg:height="1.104cm" draw:transform="rotate (-3.14159265358979) translate (25.0904724102923cm 40.6964570567692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  <draw:path draw:style-name="gr4" draw:text-style-name="P4" draw:layer="layout" svg:width="0.356cm" svg:height="1.104cm" draw:transform="rotate (-3.14159265358979) translate (25.0904724102923cm 40.6964570567692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</draw:g>
            <draw:g>
              <draw:path draw:style-name="gr3" draw:text-style-name="P3" draw:layer="layout" svg:width="0.557cm" svg:height="1.305cm" draw:transform="rotate (-3.14159265358979) translate (25.7102494850541cm 40.7932283085836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373 920c16-5 32-14 49-24 41-25 78-57 102-101 23-44 34-93 34-139 0-51-11-100-34-144-24-44-61-77-102-102-17-9-33-19-49-23z">
                <text:p/>
              </draw:path>
              <draw:path draw:style-name="gr4" draw:text-style-name="P4" draw:layer="layout" svg:width="0.557cm" svg:height="1.305cm" draw:transform="rotate (-3.14159265358979) translate (25.7102494850541cm 40.7932283085836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232 401h71M232 512h71M232 623h71M232 737h71M232 850h71M232 964h71M232 341h71M232 456h71M232 568h71M232 681h71M232 795h71M232 906h71M262 1077h32M262 1022h32M262 283h32M262 227h32M306 58v1188M373 920c16-5 32-14 49-24 41-25 78-57 102-101 23-44 34-93 34-139 0-51-11-100-34-144-24-44-61-77-102-102-17-9-33-19-49-23z">
                <text:p/>
              </draw:path>
            </draw:g>
            <draw:g>
              <draw:path draw:style-name="gr3" draw:text-style-name="P3" draw:layer="layout" svg:width="0.905cm" svg:height="2.255cm" draw:transform="rotate (-3.14159265358979) translate (26.2299728616482cm 41.3001618029197cm)" svg:viewBox="0 0 906 2256" svg:d="M67 2212h700v-2166h-700zM767 2256h-767v-2256h767v46h-700v2166h700zM834 2256v-2256h-67v2256zM834 1221v-186h72v186z">
                <text:p/>
              </draw:path>
              <draw:path draw:style-name="gr4" draw:text-style-name="P4" draw:layer="layout" svg:width="0.905cm" svg:height="2.255cm" draw:transform="rotate (-3.14159265358979) translate (26.2299728616482cm 41.3001618029197cm)" svg:viewBox="0 0 906 2256" svg:d="M67 2212h700v-2166h-700zM767 2256h-767v-2256h767v46h-700v2166h700zM834 2256v-2256h-67v2256zM834 1221v-186h72v186z">
                <text:p/>
              </draw:path>
            </draw:g>
            <draw:g>
              <draw:polygon draw:style-name="gr3" draw:text-style-name="P3" draw:layer="layout" svg:width="0.14cm" svg:height="2.619cm" draw:transform="rotate (-3.14159265358979) translate (26.368936331326cm 41.5501388776757cm)" svg:viewBox="0 0 141 2620" draw:points="141,2620 141,0 0,0 0,2620">
                <text:p/>
              </draw:polygon>
              <draw:polygon draw:style-name="gr4" draw:text-style-name="P4" draw:layer="layout" svg:width="0.14cm" svg:height="2.619cm" draw:transform="rotate (-3.14159265358979) translate (26.368936331326cm 41.5501388776757cm)" svg:viewBox="0 0 141 2620" draw:points="141,2620 141,0 0,0 0,2620">
                <text:p/>
              </draw:polygon>
            </draw:g>
            <draw:g>
              <draw:polygon draw:style-name="gr3" draw:text-style-name="P3" draw:layer="layout" svg:width="2.017cm" svg:height="0.129cm" draw:transform="rotate (-3.14159265358979) translate (26.2299728616482cm 38.9316550171003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-3.14159265358979) translate (26.2299728616482cm 38.9316550171003cm)" svg:viewBox="0 0 2018 130" draw:points="0,130 2018,130 2018,0 0,0">
                <text:p/>
              </draw:polygon>
            </draw:g>
            <draw:g>
              <draw:polygon draw:style-name="gr3" draw:text-style-name="P3" draw:layer="layout" svg:width="2.017cm" svg:height="0.129cm" draw:transform="rotate (-3.14159265358979) translate (26.2299728616482cm 41.6647572545807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-3.14159265358979) translate (26.2299728616482cm 41.6647572545807cm)" svg:viewBox="0 0 2018 130" draw:points="0,130 2018,130 2018,0 0,0">
                <text:p/>
              </draw:polygon>
            </draw:g>
          </draw:g>
          <draw:g>
            <draw:g>
              <draw:path draw:style-name="gr3" draw:text-style-name="P3" draw:layer="layout" svg:width="1.672cm" svg:height="1.528cm" draw:transform="rotate (-3.14159265358979) translate (25.8598405736681cm 40.8735445297253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  <draw:path draw:style-name="gr4" draw:text-style-name="P4" draw:layer="layout" svg:width="1.672cm" svg:height="1.528cm" draw:transform="rotate (-3.14159265358979) translate (25.8598405736681cm 40.8735445297253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</draw:g>
            <draw:g>
              <draw:polygon draw:style-name="gr3" draw:text-style-name="P3" draw:layer="layout" svg:width="1.669cm" svg:height="2.598cm" draw:transform="rotate (-3.14159265358979) translate (26.2299728616482cm 41.5274141811951cm)" svg:viewBox="0 0 1670 2599" draw:points="0,2599 1670,2599 1670,0 0,0">
                <text:p/>
              </draw:polygon>
              <draw:polygon draw:style-name="gr4" draw:text-style-name="P4" draw:layer="layout" svg:width="1.669cm" svg:height="2.598cm" draw:transform="rotate (-3.14159265358979) translate (26.2299728616482cm 41.5274141811951cm)" svg:viewBox="0 0 1670 2599" draw:points="0,2599 1670,2599 1670,0 0,0">
                <text:p/>
              </draw:polygon>
            </draw:g>
            <draw:g>
              <draw:polygon draw:style-name="gr3" draw:text-style-name="P3" draw:layer="layout" svg:width="0.46cm" svg:height="1.164cm" draw:transform="rotate (-3.14159265358979) translate (25.1266029124085cm 40.7244697875574cm)" svg:viewBox="0 0 461 1165" draw:points="461,0 0,0 0,1165 461,1165">
                <text:p/>
              </draw:polygon>
              <draw:polygon draw:style-name="gr4" draw:text-style-name="P4" draw:layer="layout" svg:width="0.46cm" svg:height="1.164cm" draw:transform="rotate (-3.14159265358979) translate (25.1266029124085cm 40.7244697875574cm)" svg:viewBox="0 0 461 1165" draw:points="461,0 0,0 0,1165 461,1165">
                <text:p/>
              </draw:polygon>
            </draw:g>
            <draw:g>
              <draw:polygon draw:style-name="gr5" draw:text-style-name="P5" draw:layer="layout" svg:width="0.011cm" svg:height="0.034cm" draw:transform="rotate (-3.14159265358979) translate (25.0821346021118cm 40.5691264622765cm)" svg:viewBox="0 0 12 35" draw:points="12,35 12,0 0,0 0,35">
                <text:p/>
              </draw:polygon>
              <draw:polygon draw:style-name="gr4" draw:text-style-name="P4" draw:layer="layout" svg:width="0.011cm" svg:height="0.034cm" draw:transform="rotate (-3.14159265358979) translate (25.0821346021118cm 40.5691264622765cm)" svg:viewBox="0 0 12 35" draw:points="12,35 12,0 0,0 0,35">
                <text:p/>
              </draw:polygon>
            </draw:g>
            <draw:g>
              <draw:path draw:style-name="gr5" draw:text-style-name="P5" draw:layer="layout" svg:width="0.356cm" svg:height="1.053cm" draw:transform="rotate (-3.14159265358979) translate (25.0904724102923cm 40.6429782070823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  <draw:path draw:style-name="gr4" draw:text-style-name="P4" draw:layer="layout" svg:width="0.356cm" svg:height="1.053cm" draw:transform="rotate (-3.14159265358979) translate (25.0904724102923cm 40.6429782070823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</draw:g>
            <draw:g>
              <draw:path draw:style-name="gr5" draw:text-style-name="P5" draw:layer="layout" svg:width="0.356cm" svg:height="1.104cm" draw:transform="rotate (-3.14159265358979) translate (25.0904724102923cm 40.6964570567692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  <draw:path draw:style-name="gr4" draw:text-style-name="P4" draw:layer="layout" svg:width="0.356cm" svg:height="1.104cm" draw:transform="rotate (-3.14159265358979) translate (25.0904724102923cm 40.6964570567692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</draw:g>
            <draw:g>
              <draw:path draw:style-name="gr3" draw:text-style-name="P3" draw:layer="layout" svg:width="0.557cm" svg:height="1.305cm" draw:transform="rotate (-3.14159265358979) translate (25.7102494850541cm 40.7932283085836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373 920c16-5 32-14 49-24 41-25 78-57 102-101 23-44 34-93 34-139 0-51-11-100-34-144-24-44-61-77-102-102-17-9-33-19-49-23z">
                <text:p/>
              </draw:path>
              <draw:path draw:style-name="gr4" draw:text-style-name="P4" draw:layer="layout" svg:width="0.557cm" svg:height="1.305cm" draw:transform="rotate (-3.14159265358979) translate (25.7102494850541cm 40.7932283085836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232 401h71M232 512h71M232 623h71M232 737h71M232 850h71M232 964h71M232 341h71M232 456h71M232 568h71M232 681h71M232 795h71M232 906h71M262 1077h32M262 1022h32M262 283h32M262 227h32M306 58v1188M373 920c16-5 32-14 49-24 41-25 78-57 102-101 23-44 34-93 34-139 0-51-11-100-34-144-24-44-61-77-102-102-17-9-33-19-49-23z">
                <text:p/>
              </draw:path>
            </draw:g>
            <draw:g>
              <draw:path draw:style-name="gr3" draw:text-style-name="P3" draw:layer="layout" svg:width="0.905cm" svg:height="2.255cm" draw:transform="rotate (-3.14159265358979) translate (26.2299728616482cm 41.3001618029197cm)" svg:viewBox="0 0 906 2256" svg:d="M67 2212h700v-2166h-700zM767 2256h-767v-2256h767v46h-700v2166h700zM834 2256v-2256h-67v2256zM834 1221v-186h72v186z">
                <text:p/>
              </draw:path>
              <draw:path draw:style-name="gr4" draw:text-style-name="P4" draw:layer="layout" svg:width="0.905cm" svg:height="2.255cm" draw:transform="rotate (-3.14159265358979) translate (26.2299728616482cm 41.3001618029197cm)" svg:viewBox="0 0 906 2256" svg:d="M67 2212h700v-2166h-700zM767 2256h-767v-2256h767v46h-700v2166h700zM834 2256v-2256h-67v2256zM834 1221v-186h72v186z">
                <text:p/>
              </draw:path>
            </draw:g>
            <draw:g>
              <draw:polygon draw:style-name="gr3" draw:text-style-name="P3" draw:layer="layout" svg:width="0.14cm" svg:height="2.619cm" draw:transform="rotate (-3.14159265358979) translate (26.368936331326cm 41.5501388776757cm)" svg:viewBox="0 0 141 2620" draw:points="141,2620 141,0 0,0 0,2620">
                <text:p/>
              </draw:polygon>
              <draw:polygon draw:style-name="gr4" draw:text-style-name="P4" draw:layer="layout" svg:width="0.14cm" svg:height="2.619cm" draw:transform="rotate (-3.14159265358979) translate (26.368936331326cm 41.5501388776757cm)" svg:viewBox="0 0 141 2620" draw:points="141,2620 141,0 0,0 0,2620">
                <text:p/>
              </draw:polygon>
            </draw:g>
            <draw:g>
              <draw:polygon draw:style-name="gr3" draw:text-style-name="P3" draw:layer="layout" svg:width="2.017cm" svg:height="0.129cm" draw:transform="rotate (-3.14159265358979) translate (26.2299728616482cm 38.9316550171003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-3.14159265358979) translate (26.2299728616482cm 38.9316550171003cm)" svg:viewBox="0 0 2018 130" draw:points="0,130 2018,130 2018,0 0,0">
                <text:p/>
              </draw:polygon>
            </draw:g>
            <draw:g>
              <draw:polygon draw:style-name="gr3" draw:text-style-name="P3" draw:layer="layout" svg:width="2.017cm" svg:height="0.129cm" draw:transform="rotate (-3.14159265358979) translate (26.2299728616482cm 41.6647572545807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-3.14159265358979) translate (26.2299728616482cm 41.6647572545807cm)" svg:viewBox="0 0 2018 130" draw:points="0,130 2018,130 2018,0 0,0">
                <text:p/>
              </draw:polygon>
            </draw:g>
          </draw:g>
        </draw:g>
        <draw:line draw:style-name="gr19" draw:text-style-name="P4" draw:layer="layout" svg:x1="54.693cm" svg:y1="27.876cm" svg:x2="54.693cm" svg:y2="29.029cm">
          <text:p/>
        </draw:line>
        <draw:g>
          <draw:g>
            <draw:polygon draw:style-name="gr3" draw:text-style-name="P3" draw:layer="layout" svg:width="2.916cm" svg:height="1.369cm" svg:x="53.443cm" svg:y="28.272cm" svg:viewBox="0 0 2917 1370" draw:points="0,1370 2917,1370 2917,0 0,0">
              <text:p/>
            </draw:polygon>
            <draw:polygon draw:style-name="gr4" draw:text-style-name="P4" draw:layer="layout" svg:width="2.916cm" svg:height="1.369cm" svg:x="53.443cm" svg:y="28.272cm" svg:viewBox="0 0 2917 1370" draw:points="0,1370 2917,1370 2917,0 0,0">
              <text:p/>
            </draw:polygon>
          </draw:g>
          <draw:frame draw:style-name="gr31" draw:text-style-name="P8" draw:layer="layout" svg:width="2.915cm" svg:height="1.975cm" svg:x="53.443cm" svg:y="27.969cm">
            <draw:text-box>
              <text:p text:style-name="P7"><text:span text:style-name="T1">К</text:span></text:p>
            </draw:text-box>
          </draw:frame>
        </draw:g>
        <draw:custom-shape draw:style-name="gr22" draw:text-style-name="P9" draw:layer="layout" svg:width="0.725cm" svg:height="0.423cm" svg:x="45.25cm" svg:y="37.1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9" draw:layer="layout" svg:width="0.725cm" svg:height="0.423cm" draw:transform="rotate (1.5707963267949) translate (44.146cm 33.96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path draw:style-name="gr3" draw:text-style-name="P3" draw:layer="layout" svg:width="0.281cm" svg:height="0.14cm" draw:transform="rotate (-1.5707963267949) translate (44.651607461463cm 34.7352128483647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-1.5707963267949) translate (44.6516074614631cm 34.5942128483647cm)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3" draw:text-style-name="P3" draw:layer="layout" svg:width="0.281cm" svg:height="0.14cm" draw:transform="rotate (-1.5707963267949) translate (44.651607461463cm 34.2062128483647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-1.5707963267949) translate (44.6516074614631cm 34.0652128483647cm)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3" draw:text-style-name="P3" draw:layer="layout" svg:width="0.281cm" svg:height="0.14cm" draw:transform="rotate (-3.14159265358979) translate (46.8866408214435cm 28.2685183721924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-3.14159265358979) translate (47.0276408214435cm 28.2685183721924cm)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3" draw:text-style-name="P3" draw:layer="layout" svg:width="0.281cm" svg:height="0.14cm" draw:transform="rotate (-3.14159265358979) translate (47.4156408214435cm 28.2685183721924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-3.14159265358979) translate (47.5566408214435cm 28.2685183721924cm)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3" draw:text-style-name="P3" draw:layer="layout" svg:width="0.281cm" svg:height="0.14cm" draw:transform="rotate (-3.14159265358979) translate (51.6616408214435cm 28.2635183721924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-3.14159265358979) translate (51.8026408214435cm 28.2635183721924cm)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3" draw:text-style-name="P3" draw:layer="layout" svg:width="0.281cm" svg:height="0.14cm" draw:transform="rotate (-3.14159265358979) translate (52.1906408214435cm 28.2635183721924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-3.14159265358979) translate (52.3316408214435cm 28.2635183721924cm)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custom-shape draw:style-name="gr22" draw:text-style-name="P9" draw:layer="layout" svg:width="0.725cm" svg:height="0.423cm" svg:x="54.348cm" svg:y="26.7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4" draw:layer="layout" svg:x1="44.774cm" svg:y1="36.786cm" svg:x2="57.715cm" svg:y2="36.791cm">
          <text:p/>
        </draw:line>
        <draw:g>
          <draw:g>
            <draw:path draw:style-name="gr3" draw:text-style-name="P3" draw:layer="layout" svg:width="0.281cm" svg:height="0.14cm" draw:transform="rotate (-1.5707963267949) translate (44.634607461463cm 30.3032128483647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-1.5707963267949) translate (44.6346074614631cm 30.1622128483647cm)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3" draw:text-style-name="P3" draw:layer="layout" svg:width="0.281cm" svg:height="0.14cm" draw:transform="rotate (-1.5707963267949) translate (44.634607461463cm 29.7742128483647cm)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draw:transform="rotate (-1.5707963267949) translate (44.6346074614631cm 29.6332128483647cm)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3" draw:text-style-name="P3" draw:layer="layout" svg:width="0.281cm" svg:height="0.14cm" svg:x="46.915cm" svg:y="36.41cm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svg:x="46.774cm" svg:y="36.41cm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3" draw:text-style-name="P3" draw:layer="layout" svg:width="0.281cm" svg:height="0.14cm" svg:x="46.386cm" svg:y="36.41cm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svg:x="46.245cm" svg:y="36.41cm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3" draw:text-style-name="P3" draw:layer="layout" svg:width="0.281cm" svg:height="0.14cm" svg:x="52.041cm" svg:y="36.476cm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svg:x="51.9cm" svg:y="36.476cm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3" draw:text-style-name="P3" draw:layer="layout" svg:width="0.281cm" svg:height="0.14cm" svg:x="51.512cm" svg:y="36.476cm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svg:x="51.371cm" svg:y="36.476cm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3" draw:text-style-name="P3" draw:layer="layout" svg:width="0.281cm" svg:height="0.14cm" svg:x="57.399cm" svg:y="36.443cm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svg:x="57.258cm" svg:y="36.443cm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3" draw:text-style-name="P3" draw:layer="layout" svg:width="0.281cm" svg:height="0.14cm" svg:x="56.87cm" svg:y="36.443cm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svg:x="56.729cm" svg:y="36.443cm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frame draw:style-name="gr28" draw:text-style-name="P14" draw:layer="layout" svg:width="1.971cm" svg:height="1.473cm" svg:x="50.889cm" svg:y="28.467cm">
          <draw:text-box>
            <text:p text:style-name="P7"><text:span text:style-name="T2">9.1.1</text:span></text:p>
            <text:p text:style-name="P7"><text:span text:style-name="T2">9.1.2</text:span></text:p>
          </draw:text-box>
        </draw:frame>
        <draw:frame draw:style-name="gr28" draw:text-style-name="P14" draw:layer="layout" svg:width="1.971cm" svg:height="1.473cm" svg:x="44.248cm" svg:y="29.417cm">
          <draw:text-box>
            <text:p text:style-name="P7"><text:span text:style-name="T2">9.3.1</text:span></text:p>
            <text:p text:style-name="P7"><text:span text:style-name="T2">9.3.2</text:span></text:p>
          </draw:text-box>
        </draw:frame>
        <draw:frame draw:style-name="gr28" draw:text-style-name="P14" draw:layer="layout" svg:width="1.971cm" svg:height="1.473cm" svg:x="45.987cm" svg:y="28.094cm">
          <draw:text-box>
            <text:p text:style-name="P7"><text:span text:style-name="T2">9.2.1</text:span></text:p>
            <text:p text:style-name="P7"><text:span text:style-name="T2">9.2.2</text:span></text:p>
          </draw:text-box>
        </draw:frame>
        <draw:frame draw:style-name="gr28" draw:text-style-name="P14" draw:layer="layout" svg:width="1.971cm" svg:height="1.473cm" svg:x="45.854cm" svg:y="34.941cm">
          <draw:text-box>
            <text:p text:style-name="P7"><text:span text:style-name="T2">9.5.1</text:span></text:p>
            <text:p text:style-name="P7"><text:span text:style-name="T2">9.5.2</text:span></text:p>
          </draw:text-box>
        </draw:frame>
        <draw:frame draw:style-name="gr28" draw:text-style-name="P14" draw:layer="layout" svg:width="1.971cm" svg:height="1.473cm" svg:x="44.366cm" svg:y="33.882cm">
          <draw:text-box>
            <text:p text:style-name="P7"><text:span text:style-name="T2">9.4.1</text:span></text:p>
            <text:p text:style-name="P7"><text:span text:style-name="T2">9.4.2</text:span></text:p>
          </draw:text-box>
        </draw:frame>
        <draw:frame draw:style-name="gr28" draw:text-style-name="P14" draw:layer="layout" svg:width="1.971cm" svg:height="1.473cm" svg:x="51.014cm" svg:y="35.072cm">
          <draw:text-box>
            <text:p text:style-name="P7"><text:span text:style-name="T2">9.6.1</text:span></text:p>
            <text:p text:style-name="P7"><text:span text:style-name="T2">9.6.2</text:span></text:p>
          </draw:text-box>
        </draw:frame>
        <draw:frame draw:style-name="gr28" draw:text-style-name="P14" draw:layer="layout" svg:width="1.971cm" svg:height="1.473cm" svg:x="56.306cm" svg:y="35.073cm">
          <draw:text-box>
            <text:p text:style-name="P7"><text:span text:style-name="T2">9.7.1</text:span></text:p>
            <text:p text:style-name="P7"><text:span text:style-name="T2">9.7.2</text:span></text:p>
          </draw:text-box>
        </draw:frame>
        <draw:line draw:style-name="gr19" draw:text-style-name="P4" draw:layer="layout" svg:x1="32.763cm" svg:y1="17.486cm" svg:x2="32.763cm" svg:y2="17.773cm">
          <text:p/>
        </draw:line>
        <draw:line draw:style-name="gr19" draw:text-style-name="P4" draw:layer="layout" svg:x1="32.759cm" svg:y1="17.802cm" svg:x2="32.484cm" svg:y2="17.802cm">
          <text:p/>
        </draw:line>
        <draw:g>
          <draw:polygon draw:style-name="gr24" draw:text-style-name="P11" draw:layer="layout" svg:width="0.453cm" svg:height="0.599cm" svg:x="32.311cm" svg:y="17.824cm" svg:viewBox="0 0 454 600" draw:points="0,600 454,600 225,0">
            <text:p/>
          </draw:polygon>
          <draw:polygon draw:style-name="gr23" draw:text-style-name="P4" draw:layer="layout" svg:width="0.453cm" svg:height="0.599cm" svg:x="32.311cm" svg:y="17.824cm" svg:viewBox="0 0 454 600" draw:points="0,600 454,600 225,0">
            <text:p/>
          </draw:polygon>
        </draw:g>
        <draw:line draw:style-name="gr19" draw:text-style-name="P4" draw:layer="layout" svg:x1="33.175cm" svg:y1="17.491cm" svg:x2="32.759cm" svg:y2="17.49cm">
          <text:p/>
        </draw:line>
        <draw:custom-shape draw:style-name="gr22" draw:text-style-name="P9" draw:layer="layout" svg:width="0.725cm" svg:height="0.423cm" draw:transform="rotate (1.5707963267949) translate (32.983cm 17.50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4" draw:layer="layout" svg:x1="32.715cm" svg:y1="18.496cm" svg:x2="32.712cm" svg:y2="18.882cm">
          <text:p/>
        </draw:line>
        <draw:line draw:style-name="gr19" draw:text-style-name="P4" draw:layer="layout" svg:x1="33.199cm" svg:y1="18.898cm" svg:x2="32.724cm" svg:y2="18.894cm">
          <text:p/>
        </draw:line>
        <draw:line draw:style-name="gr19" draw:text-style-name="P4" draw:layer="layout" svg:x1="35.068cm" svg:y1="18.385cm" svg:x2="35.065cm" svg:y2="19.049cm">
          <text:p/>
        </draw:line>
        <draw:line draw:style-name="gr19" draw:text-style-name="P4" draw:layer="layout" svg:x1="48.404cm" svg:y1="18.412cm" svg:x2="48.401cm" svg:y2="19.076cm">
          <text:p/>
        </draw:line>
        <draw:polygon draw:style-name="gr26" draw:text-style-name="P13" draw:layer="layout" svg:width="0.453cm" svg:height="0.599cm" svg:x="48.169cm" svg:y="17.777cm" svg:viewBox="0 0 454 600" draw:points="0,600 454,600 225,0">
          <text:p/>
        </draw:polygon>
        <draw:line draw:style-name="gr19" draw:text-style-name="P4" draw:layer="layout" svg:x1="34.192cm" svg:y1="17.503cm" svg:x2="34.191cm" svg:y2="17.782cm">
          <text:p/>
        </draw:line>
        <draw:line draw:style-name="gr19" draw:text-style-name="P4" draw:layer="layout" svg:x1="34.192cm" svg:y1="17.503cm" svg:x2="33.871cm" svg:y2="17.49cm">
          <text:p/>
        </draw:line>
        <draw:line draw:style-name="gr19" draw:text-style-name="P4" draw:layer="layout" svg:x1="48.887cm" svg:y1="17.476cm" svg:x2="48.886cm" svg:y2="17.755cm">
          <text:p/>
        </draw:line>
        <draw:line draw:style-name="gr19" draw:text-style-name="P4" draw:layer="layout" svg:x1="50.312cm" svg:y1="17.531cm" svg:x2="50.311cm" svg:y2="17.81cm">
          <text:p/>
        </draw:line>
        <draw:line draw:style-name="gr19" draw:text-style-name="P4" draw:layer="layout" svg:x1="50.038cm" svg:y1="17.489cm" svg:x2="50.328cm" svg:y2="17.483cm">
          <text:p/>
        </draw:line>
        <draw:line draw:style-name="gr19" draw:text-style-name="P4" draw:layer="layout" svg:x1="48.895cm" svg:y1="17.467cm" svg:x2="49.351cm" svg:y2="17.458cm">
          <text:p/>
        </draw:line>
        <draw:line draw:style-name="gr19" draw:text-style-name="P4" draw:layer="layout" svg:x1="49.949cm" svg:y1="18.922cm" svg:x2="49.948cm" svg:y2="19.201cm">
          <text:p/>
        </draw:line>
        <draw:line draw:style-name="gr19" draw:text-style-name="P4" draw:layer="layout" svg:x1="50.296cm" svg:y1="18.498cm" svg:x2="50.293cm" svg:y2="18.892cm">
          <text:p/>
        </draw:line>
        <draw:line draw:style-name="gr19" draw:text-style-name="P4" draw:layer="layout" svg:x1="44.319cm" svg:y1="36.339cm" svg:x2="44.723cm" svg:y2="36.342cm">
          <text:p/>
        </draw:line>
        <draw:line draw:style-name="gr19" draw:text-style-name="P4" draw:layer="layout" svg:x1="44.729cm" svg:y1="36.338cm" svg:x2="44.74cm" svg:y2="36.769cm">
          <text:p/>
        </draw:line>
        <draw:line draw:style-name="gr19" draw:text-style-name="P4" draw:layer="layout" svg:x1="44.729cm" svg:y1="37.328cm" svg:x2="44.74cm" svg:y2="37.776cm">
          <text:p/>
        </draw:line>
        <draw:line draw:style-name="gr19" draw:text-style-name="P4" draw:layer="layout" svg:x1="44.314cm" svg:y1="37.793cm" svg:x2="44.706cm" svg:y2="37.793cm">
          <text:p/>
        </draw:line>
        <draw:g>
          <draw:polygon draw:style-name="gr24" draw:text-style-name="P11" draw:layer="layout" svg:width="0.453cm" svg:height="0.582cm" draw:transform="rotate (-1.5707963267949) translate (44.4373732059272cm 37.6096765272585cm)" svg:viewBox="0 0 454 583" draw:points="0,583 454,583 225,0">
            <text:p/>
          </draw:polygon>
          <draw:polygon draw:style-name="gr23" draw:text-style-name="P4" draw:layer="layout" svg:width="0.453cm" svg:height="0.582cm" draw:transform="rotate (-1.5707963267949) translate (44.4373732059272cm 37.6096765272585cm)" svg:viewBox="0 0 454 583" draw:points="0,583 454,583 225,0">
            <text:p/>
          </draw:polygon>
        </draw:g>
        <draw:line draw:style-name="gr19" draw:text-style-name="P4" draw:layer="layout" svg:x1="37.235cm" svg:y1="37.736cm" svg:x2="37.627cm" svg:y2="37.736cm">
          <text:p/>
        </draw:line>
        <draw:line draw:style-name="gr19" draw:text-style-name="P4" draw:layer="layout" svg:x1="37.23cm" svg:y1="37.401cm" svg:x2="37.218cm" svg:y2="37.739cm">
          <text:p/>
        </draw:line>
        <draw:line draw:style-name="gr19" draw:text-style-name="P4" draw:layer="layout" svg:x1="37.665cm" svg:y1="37.722cm" svg:x2="37.659cm" svg:y2="37.994cm">
          <text:p/>
        </draw:line>
        <draw:g>
          <draw:polygon draw:style-name="gr24" draw:text-style-name="P11" draw:layer="layout" svg:width="0.453cm" svg:height="0.582cm" draw:transform="rotate (1.5707963267949) translate (37.5784582670823cm 38.1531686588983cm)" svg:viewBox="0 0 454 583" draw:points="0,583 454,583 225,0">
            <text:p/>
          </draw:polygon>
          <draw:polygon draw:style-name="gr23" draw:text-style-name="P4" draw:layer="layout" svg:width="0.453cm" svg:height="0.582cm" draw:transform="rotate (1.5707963267949) translate (37.5784582670823cm 38.1531686588983cm)" svg:viewBox="0 0 454 583" draw:points="0,583 454,583 225,0">
            <text:p/>
          </draw:polygon>
        </draw:g>
        <draw:line draw:style-name="gr19" draw:text-style-name="P4" draw:layer="layout" svg:x1="44.296cm" svg:y1="42.65cm" svg:x2="44.688cm" svg:y2="42.65cm">
          <text:p/>
        </draw:line>
        <draw:line draw:style-name="gr19" draw:text-style-name="P4" draw:layer="layout" svg:x1="44.752cm" svg:y1="42.645cm" svg:x2="44.74cm" svg:y2="43.03cm">
          <text:p/>
        </draw:line>
        <draw:line draw:style-name="gr19" draw:text-style-name="P4" draw:layer="layout" svg:x1="44.318cm" svg:y1="42.438cm" svg:x2="44.306cm" svg:y2="42.652cm">
          <text:p/>
        </draw:line>
        <draw:g>
          <draw:polygon draw:style-name="gr24" draw:text-style-name="P11" draw:layer="layout" svg:width="0.453cm" svg:height="0.582cm" draw:transform="rotate (-1.5707963267949) translate (44.3733732059272cm 42.2786765272585cm)" svg:viewBox="0 0 454 583" draw:points="0,583 454,583 225,0">
            <text:p/>
          </draw:polygon>
          <draw:polygon draw:style-name="gr23" draw:text-style-name="P4" draw:layer="layout" svg:width="0.453cm" svg:height="0.582cm" draw:transform="rotate (-1.5707963267949) translate (44.3733732059272cm 42.2786765272585cm)" svg:viewBox="0 0 454 583" draw:points="0,583 454,583 225,0">
            <text:p/>
          </draw:polygon>
        </draw:g>
        <draw:line draw:style-name="gr19" draw:text-style-name="P4" draw:layer="layout" svg:x1="37.23cm" svg:y1="42.739cm" svg:x2="37.218cm" svg:y2="43.124cm">
          <text:p/>
        </draw:line>
        <draw:g>
          <draw:polygon draw:style-name="gr24" draw:text-style-name="P11" draw:layer="layout" svg:width="0.453cm" svg:height="0.582cm" draw:transform="rotate (-3.14159265358979) translate (37.2361686588983cm 43.6375417329177cm)" svg:viewBox="0 0 454 583" draw:points="0,583 454,583 225,0">
            <text:p/>
          </draw:polygon>
          <draw:polygon draw:style-name="gr23" draw:text-style-name="P4" draw:layer="layout" svg:width="0.453cm" svg:height="0.582cm" draw:transform="rotate (-3.14159265358979) translate (37.2361686588983cm 43.6375417329177cm)" svg:viewBox="0 0 454 583" draw:points="0,583 454,583 225,0">
            <text:p/>
          </draw:polygon>
        </draw:g>
        <draw:line draw:style-name="gr19" draw:text-style-name="P4" draw:layer="layout" svg:x1="37.227cm" svg:y1="42.688cm" svg:x2="37.619cm" svg:y2="42.688cm">
          <text:p/>
        </draw:line>
        <draw:line draw:style-name="gr19" draw:text-style-name="P4" draw:layer="layout" svg:x1="37.685cm" svg:y1="42.457cm" svg:x2="37.673cm" svg:y2="42.671cm">
          <text:p/>
        </draw:line>
        <draw:g>
          <draw:polygon draw:style-name="gr24" draw:text-style-name="P11" draw:layer="layout" svg:width="0.453cm" svg:height="0.582cm" draw:transform="rotate (1.5707963267949) translate (37.6514582670823cm 42.7491686588983cm)" svg:viewBox="0 0 454 583" draw:points="0,583 454,583 225,0">
            <text:p/>
          </draw:polygon>
          <draw:polygon draw:style-name="gr23" draw:text-style-name="P4" draw:layer="layout" svg:width="0.453cm" svg:height="0.582cm" draw:transform="rotate (1.5707963267949) translate (37.6514582670823cm 42.7491686588983cm)" svg:viewBox="0 0 454 583" draw:points="0,583 454,583 225,0">
            <text:p/>
          </draw:polygon>
        </draw:g>
        <draw:line draw:style-name="gr19" draw:text-style-name="P4" draw:layer="layout" svg:x1="37.205cm" svg:y1="36.324cm" svg:x2="37.597cm" svg:y2="36.324cm">
          <text:p/>
        </draw:line>
        <draw:line draw:style-name="gr19" draw:text-style-name="P4" draw:layer="layout" svg:x1="37.2cm" svg:y1="36.312cm" svg:x2="37.197cm" svg:y2="36.85cm">
          <text:p/>
        </draw:line>
        <draw:line draw:style-name="gr19" draw:text-style-name="P4" draw:layer="layout" svg:x1="37.666cm" svg:y1="34.343cm" svg:x2="37.645cm" svg:y2="36.333cm">
          <text:p/>
        </draw:line>
        <draw:line draw:style-name="gr19" draw:text-style-name="P4" draw:layer="layout" svg:x1="41.095cm" svg:y1="31.289cm" svg:x2="43.877cm" svg:y2="31.309cm">
          <text:p/>
        </draw:line>
        <draw:g>
          <draw:polygon draw:style-name="gr24" draw:text-style-name="P11" draw:layer="layout" svg:width="0.453cm" svg:height="0.582cm" draw:transform="rotate (1.5707963267949) translate (43.6348456821322cm 31.5494543757537cm)" svg:viewBox="0 0 454 583" draw:points="0,583 454,583 225,0">
            <text:p/>
          </draw:polygon>
          <draw:polygon draw:style-name="gr23" draw:text-style-name="P4" draw:layer="layout" svg:width="0.453cm" svg:height="0.582cm" draw:transform="rotate (1.5707963267949) translate (43.6348456821322cm 31.5494543757537cm)" svg:viewBox="0 0 454 583" draw:points="0,583 454,583 225,0">
            <text:p/>
          </draw:polygon>
        </draw:g>
        <draw:custom-shape draw:style-name="gr25" draw:text-style-name="P12" draw:layer="layout" svg:width="0.725cm" svg:height="0.423cm" svg:x="54.34cm" svg:y="27.6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27" draw:text-style-name="P11" draw:layer="layout" svg:width="0.582cm" svg:height="0.77cm" svg:x="54.395cm" svg:y="27.052cm" svg:viewBox="0 0 583 771" draw:points="0,771 583,771 289,0">
          <text:p/>
        </draw:polygon>
      </draw:page>
      <draw:page draw:name="Ст�" draw:style-name="dp1" draw:master-page-name="PM0">
        <draw:frame draw:style-name="gr32" draw:text-style-name="P16" draw:layer="layout" svg:width="5.409cm" svg:height="0.878cm" svg:x="49.355cm" svg:y="30.674cm">
          <draw:text-box>
            <text:p text:style-name="P7"><text:span text:style-name="T3">- фальш-пол</text:span></text:p>
          </draw:text-box>
        </draw:frame>
        <draw:frame draw:style-name="gr32" draw:text-style-name="P16" draw:layer="layout" svg:width="5.446cm" svg:height="0.878cm" svg:x="49.773cm" svg:y="32.387cm">
          <draw:text-box>
            <text:p text:style-name="P7"><text:span text:style-name="T3">- фальш-потолок</text:span></text:p>
          </draw:text-box>
        </draw:frame>
        <draw:frame draw:style-name="gr33" draw:text-style-name="P16" draw:layer="layout" svg:width="3.426cm" svg:height="0.913cm" svg:x="50.218cm" svg:y="47.013cm">
          <draw:text-box>
            <text:p text:style-name="P7"><text:span text:style-name="T3">- принтер</text:span></text:p>
          </draw:text-box>
        </draw:frame>
        <draw:frame draw:style-name="gr33" draw:text-style-name="P16" draw:layer="layout" svg:width="3.935cm" svg:height="0.913cm" svg:x="49.436cm" svg:y="39.652cm">
          <draw:text-box>
            <text:p text:style-name="P7"><text:span text:style-name="T3">- спуск</text:span></text:p>
          </draw:text-box>
        </draw:frame>
        <draw:frame draw:style-name="gr33" draw:text-style-name="P16" draw:layer="layout" svg:width="3.052cm" svg:height="0.913cm" svg:x="49.978cm" svg:y="42.214cm">
          <draw:text-box>
            <text:p text:style-name="P7"><text:span text:style-name="T3">- шахта</text:span></text:p>
          </draw:text-box>
        </draw:frame>
        <draw:frame draw:style-name="gr33" draw:text-style-name="P16" draw:layer="layout" svg:width="5.849cm" svg:height="0.913cm" svg:x="50.432cm" svg:y="44.879cm">
          <draw:text-box>
            <text:p text:style-name="P7"><text:span text:style-name="T3">- Рабочее место (ПЭВМ)</text:span></text:p>
          </draw:text-box>
        </draw:frame>
        <draw:frame draw:style-name="gr33" draw:text-style-name="P16" draw:layer="layout" svg:width="5.326cm" svg:height="0.913cm" svg:x="50.634cm" svg:y="48.934cm">
          <draw:text-box>
            <text:p text:style-name="P7"><text:span text:style-name="T3">- стойка коммутаторов</text:span></text:p>
          </draw:text-box>
        </draw:frame>
        <draw:frame draw:style-name="gr33" draw:text-style-name="P16" draw:layer="layout" svg:width="5.186cm" svg:height="0.913cm" svg:x="50.044cm" svg:y="38.497cm">
          <draw:text-box>
            <text:p text:style-name="P7"><text:span text:style-name="T3">- отверстие в стене</text:span></text:p>
          </draw:text-box>
        </draw:frame>
        <draw:frame draw:style-name="gr34" draw:text-style-name="P16" draw:layer="layout" svg:width="13.814cm" svg:height="1.532cm" svg:x="47.855cm" svg:y="35.457cm">
          <draw:text-box>
            <text:p text:style-name="P7"><text:span text:style-name="T3">- кабель-канал высотой над полом 1м.</text:span></text:p>
          </draw:text-box>
        </draw:frame>
        <draw:frame draw:style-name="gr33" draw:text-style-name="P16" draw:layer="layout" svg:width="6.83cm" svg:height="0.913cm" svg:x="49.661cm" svg:y="37.306cm">
          <draw:text-box>
            <text:p text:style-name="P7"><text:span text:style-name="T3">- металлический лоток</text:span></text:p>
          </draw:text-box>
        </draw:frame>
        <draw:g>
          <draw:g>
            <draw:polygon draw:style-name="gr35" draw:text-style-name="P3" draw:layer="layout" svg:width="2.498cm" svg:height="1.872cm" svg:x="45.941cm" svg:y="51.106cm" svg:viewBox="0 0 2499 1873" draw:points="0,1873 2499,1873 2499,0 0,0">
              <text:p/>
            </draw:polygon>
            <draw:polygon draw:style-name="gr36" draw:text-style-name="P4" draw:layer="layout" svg:width="2.498cm" svg:height="1.872cm" svg:x="45.941cm" svg:y="51.106cm" svg:viewBox="0 0 2499 1873" draw:points="0,1873 2499,1873 2499,0 0,0">
              <text:p/>
            </draw:polygon>
          </draw:g>
          <draw:frame draw:style-name="gr37" draw:text-style-name="P17" draw:layer="layout" svg:width="2.497cm" svg:height="1.872cm" svg:x="45.941cm" svg:y="51.106cm">
            <draw:text-box>
              <text:p text:style-name="P7"><text:span text:style-name="T4">С</text:span></text:p>
            </draw:text-box>
          </draw:frame>
        </draw:g>
        <draw:frame draw:style-name="gr38" draw:text-style-name="P16" draw:layer="layout" svg:width="4.554cm" svg:height="1.075cm" svg:x="50.647cm" svg:y="51.42cm">
          <draw:text-box>
            <text:p text:style-name="P7"><text:span text:style-name="T5">- </text:span><text:span text:style-name="T3">стойка серверов</text:span><text:span text:style-name="T6"> </text:span></text:p>
          </draw:text-box>
        </draw:frame>
        <draw:g>
          <draw:g>
            <draw:polygon draw:style-name="gr35" draw:text-style-name="P3" draw:layer="layout" svg:width="2.498cm" svg:height="1.872cm" svg:x="45.855cm" svg:y="48.857cm" svg:viewBox="0 0 2499 1873" draw:points="0,1873 2499,1873 2499,0 0,0">
              <text:p/>
            </draw:polygon>
            <draw:polygon draw:style-name="gr36" draw:text-style-name="P4" draw:layer="layout" svg:width="2.498cm" svg:height="1.872cm" svg:x="45.855cm" svg:y="48.857cm" svg:viewBox="0 0 2499 1873" draw:points="0,1873 2499,1873 2499,0 0,0">
              <text:p/>
            </draw:polygon>
          </draw:g>
          <draw:frame draw:style-name="gr37" draw:text-style-name="P17" draw:layer="layout" svg:width="2.497cm" svg:height="1.872cm" svg:x="45.855cm" svg:y="48.857cm">
            <draw:text-box>
              <text:p text:style-name="P7"><text:span text:style-name="T4">К</text:span></text:p>
            </draw:text-box>
          </draw:frame>
        </draw:g>
        <draw:polygon draw:style-name="gr8" draw:text-style-name="P6" draw:layer="layout" svg:width="2.434cm" svg:height="1.987cm" svg:x="45.599cm" svg:y="30.03cm" svg:viewBox="0 0 2435 1988" draw:points="0,1988 2435,1988 2435,0 0,0">
          <text:p/>
        </draw:polygon>
        <draw:polygon draw:style-name="gr2" draw:text-style-name="P2" draw:layer="layout" svg:width="2.328cm" svg:height="1.799cm" draw:transform="rotate (-3.14159265358979) translate (47.9949549142032cm 33.9730163832105cm)" svg:viewBox="0 0 2329 1800" draw:points="0,1800 2329,1800 2329,0 0,0">
          <text:p/>
        </draw:polygon>
        <draw:g>
          <draw:g>
            <draw:g>
              <draw:path draw:style-name="gr3" draw:text-style-name="P3" draw:layer="layout" svg:width="1.672cm" svg:height="1.528cm" draw:transform="rotate (1.5707963267949) translate (46.2871065103923cm 45.9576468783062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  <draw:path draw:style-name="gr4" draw:text-style-name="P4" draw:layer="layout" svg:width="1.672cm" svg:height="1.528cm" draw:transform="rotate (1.5707963267949) translate (46.2871065103923cm 45.9576468783062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</draw:g>
            <draw:g>
              <draw:polygon draw:style-name="gr3" draw:text-style-name="P3" draw:layer="layout" svg:width="1.669cm" svg:height="2.598cm" draw:transform="rotate (1.5707963267949) translate (45.6332368589222cm 46.3277791662866cm)" svg:viewBox="0 0 1670 2599" draw:points="0,2599 1670,2599 1670,0 0,0">
                <text:p/>
              </draw:polygon>
              <draw:polygon draw:style-name="gr4" draw:text-style-name="P4" draw:layer="layout" svg:width="1.669cm" svg:height="2.598cm" draw:transform="rotate (1.5707963267949) translate (45.6332368589222cm 46.3277791662866cm)" svg:viewBox="0 0 1670 2599" draw:points="0,2599 1670,2599 1670,0 0,0">
                <text:p/>
              </draw:polygon>
            </draw:g>
            <draw:g>
              <draw:polygon draw:style-name="gr3" draw:text-style-name="P3" draw:layer="layout" svg:width="0.46cm" svg:height="1.164cm" draw:transform="rotate (1.5707963267949) translate (46.4361812525601cm 45.2244092170469cm)" svg:viewBox="0 0 461 1165" draw:points="461,0 0,0 0,1165 461,1165">
                <text:p/>
              </draw:polygon>
              <draw:polygon draw:style-name="gr4" draw:text-style-name="P4" draw:layer="layout" svg:width="0.46cm" svg:height="1.164cm" draw:transform="rotate (1.5707963267949) translate (46.4361812525601cm 45.2244092170469cm)" svg:viewBox="0 0 461 1165" draw:points="461,0 0,0 0,1165 461,1165">
                <text:p/>
              </draw:polygon>
            </draw:g>
            <draw:g>
              <draw:polygon draw:style-name="gr5" draw:text-style-name="P5" draw:layer="layout" svg:width="0.011cm" svg:height="0.034cm" draw:transform="rotate (1.5707963267949) translate (46.5915245778411cm 45.1799409067499cm)" svg:viewBox="0 0 12 35" draw:points="12,35 12,0 0,0 0,35">
                <text:p/>
              </draw:polygon>
              <draw:polygon draw:style-name="gr4" draw:text-style-name="P4" draw:layer="layout" svg:width="0.011cm" svg:height="0.034cm" draw:transform="rotate (1.5707963267949) translate (46.5915245778411cm 45.1799409067499cm)" svg:viewBox="0 0 12 35" draw:points="12,35 12,0 0,0 0,35">
                <text:p/>
              </draw:polygon>
            </draw:g>
            <draw:g>
              <draw:path draw:style-name="gr5" draw:text-style-name="P5" draw:layer="layout" svg:width="0.356cm" svg:height="1.053cm" draw:transform="rotate (1.5707963267949) translate (46.5176728330352cm 45.1882787149307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  <draw:path draw:style-name="gr4" draw:text-style-name="P4" draw:layer="layout" svg:width="0.356cm" svg:height="1.053cm" draw:transform="rotate (1.5707963267949) translate (46.5176728330352cm 45.1882787149307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</draw:g>
            <draw:g>
              <draw:path draw:style-name="gr5" draw:text-style-name="P5" draw:layer="layout" svg:width="0.356cm" svg:height="1.104cm" draw:transform="rotate (1.5707963267949) translate (46.4641939833481cm 45.1882787149307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  <draw:path draw:style-name="gr4" draw:text-style-name="P4" draw:layer="layout" svg:width="0.356cm" svg:height="1.104cm" draw:transform="rotate (1.5707963267949) translate (46.4641939833481cm 45.1882787149307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</draw:g>
            <draw:g>
              <draw:path draw:style-name="gr3" draw:text-style-name="P3" draw:layer="layout" svg:width="0.557cm" svg:height="1.305cm" draw:transform="rotate (1.5707963267949) translate (46.3674227315339cm 45.8080557896924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373 920c16-5 32-14 49-24 41-25 78-57 102-101 23-44 34-93 34-139 0-51-11-100-34-144-24-44-61-77-102-102-17-9-33-19-49-23z">
                <text:p/>
              </draw:path>
              <draw:path draw:style-name="gr4" draw:text-style-name="P4" draw:layer="layout" svg:width="0.557cm" svg:height="1.305cm" draw:transform="rotate (1.5707963267949) translate (46.3674227315339cm 45.8080557896924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232 401h71M232 512h71M232 623h71M232 737h71M232 850h71M232 964h71M232 341h71M232 456h71M232 568h71M232 681h71M232 795h71M232 906h71M262 1077h32M262 1022h32M262 283h32M262 227h32M306 58v1188M373 920c16-5 32-14 49-24 41-25 78-57 102-101 23-44 34-93 34-139 0-51-11-100-34-144-24-44-61-77-102-102-17-9-33-19-49-23z">
                <text:p/>
              </draw:path>
            </draw:g>
            <draw:g>
              <draw:path draw:style-name="gr3" draw:text-style-name="P3" draw:layer="layout" svg:width="0.905cm" svg:height="2.255cm" draw:transform="rotate (1.5707963267949) translate (45.8604892371977cm 46.3277791662866cm)" svg:viewBox="0 0 906 2256" svg:d="M67 2212h700v-2166h-700zM767 2256h-767v-2256h767v46h-700v2166h700zM834 2256v-2256h-67v2256zM834 1221v-186h72v186z">
                <text:p/>
              </draw:path>
              <draw:path draw:style-name="gr4" draw:text-style-name="P4" draw:layer="layout" svg:width="0.905cm" svg:height="2.255cm" draw:transform="rotate (1.5707963267949) translate (45.8604892371977cm 46.3277791662866cm)" svg:viewBox="0 0 906 2256" svg:d="M67 2212h700v-2166h-700zM767 2256h-767v-2256h767v46h-700v2166h700zM834 2256v-2256h-67v2256zM834 1221v-186h72v186z">
                <text:p/>
              </draw:path>
            </draw:g>
            <draw:g>
              <draw:polygon draw:style-name="gr3" draw:text-style-name="P3" draw:layer="layout" svg:width="0.14cm" svg:height="2.619cm" draw:transform="rotate (1.5707963267949) translate (45.6105121624419cm 46.4667426359641cm)" svg:viewBox="0 0 141 2620" draw:points="141,2620 141,0 0,0 0,2620">
                <text:p/>
              </draw:polygon>
              <draw:polygon draw:style-name="gr4" draw:text-style-name="P4" draw:layer="layout" svg:width="0.14cm" svg:height="2.619cm" draw:transform="rotate (1.5707963267949) translate (45.6105121624419cm 46.4667426359641cm)" svg:viewBox="0 0 141 2620" draw:points="141,2620 141,0 0,0 0,2620">
                <text:p/>
              </draw:polygon>
            </draw:g>
            <draw:g>
              <draw:polygon draw:style-name="gr3" draw:text-style-name="P3" draw:layer="layout" svg:width="2.017cm" svg:height="0.129cm" draw:transform="rotate (1.5707963267949) translate (48.228996023017cm 46.3277791662866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1.5707963267949) translate (48.228996023017cm 46.3277791662866cm)" svg:viewBox="0 0 2018 130" draw:points="0,130 2018,130 2018,0 0,0">
                <text:p/>
              </draw:polygon>
            </draw:g>
            <draw:g>
              <draw:polygon draw:style-name="gr3" draw:text-style-name="P3" draw:layer="layout" svg:width="2.017cm" svg:height="0.129cm" draw:transform="rotate (1.5707963267949) translate (45.4958937855369cm 46.3277791662866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1.5707963267949) translate (45.4958937855369cm 46.3277791662866cm)" svg:viewBox="0 0 2018 130" draw:points="0,130 2018,130 2018,0 0,0">
                <text:p/>
              </draw:polygon>
            </draw:g>
          </draw:g>
          <draw:g>
            <draw:g>
              <draw:path draw:style-name="gr3" draw:text-style-name="P3" draw:layer="layout" svg:width="1.672cm" svg:height="1.528cm" draw:transform="rotate (1.5707963267949) translate (46.2871065103923cm 45.9576468783062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  <draw:path draw:style-name="gr4" draw:text-style-name="P4" draw:layer="layout" svg:width="1.672cm" svg:height="1.528cm" draw:transform="rotate (1.5707963267949) translate (46.2871065103923cm 45.9576468783062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</draw:g>
            <draw:g>
              <draw:polygon draw:style-name="gr3" draw:text-style-name="P3" draw:layer="layout" svg:width="1.669cm" svg:height="2.598cm" draw:transform="rotate (1.5707963267949) translate (45.6332368589222cm 46.3277791662866cm)" svg:viewBox="0 0 1670 2599" draw:points="0,2599 1670,2599 1670,0 0,0">
                <text:p/>
              </draw:polygon>
              <draw:polygon draw:style-name="gr4" draw:text-style-name="P4" draw:layer="layout" svg:width="1.669cm" svg:height="2.598cm" draw:transform="rotate (1.5707963267949) translate (45.6332368589222cm 46.3277791662866cm)" svg:viewBox="0 0 1670 2599" draw:points="0,2599 1670,2599 1670,0 0,0">
                <text:p/>
              </draw:polygon>
            </draw:g>
            <draw:g>
              <draw:polygon draw:style-name="gr3" draw:text-style-name="P3" draw:layer="layout" svg:width="0.46cm" svg:height="1.164cm" draw:transform="rotate (1.5707963267949) translate (46.4361812525601cm 45.2244092170469cm)" svg:viewBox="0 0 461 1165" draw:points="461,0 0,0 0,1165 461,1165">
                <text:p/>
              </draw:polygon>
              <draw:polygon draw:style-name="gr4" draw:text-style-name="P4" draw:layer="layout" svg:width="0.46cm" svg:height="1.164cm" draw:transform="rotate (1.5707963267949) translate (46.4361812525601cm 45.2244092170469cm)" svg:viewBox="0 0 461 1165" draw:points="461,0 0,0 0,1165 461,1165">
                <text:p/>
              </draw:polygon>
            </draw:g>
            <draw:g>
              <draw:polygon draw:style-name="gr5" draw:text-style-name="P5" draw:layer="layout" svg:width="0.011cm" svg:height="0.034cm" draw:transform="rotate (1.5707963267949) translate (46.5915245778411cm 45.1799409067499cm)" svg:viewBox="0 0 12 35" draw:points="12,35 12,0 0,0 0,35">
                <text:p/>
              </draw:polygon>
              <draw:polygon draw:style-name="gr4" draw:text-style-name="P4" draw:layer="layout" svg:width="0.011cm" svg:height="0.034cm" draw:transform="rotate (1.5707963267949) translate (46.5915245778411cm 45.1799409067499cm)" svg:viewBox="0 0 12 35" draw:points="12,35 12,0 0,0 0,35">
                <text:p/>
              </draw:polygon>
            </draw:g>
            <draw:g>
              <draw:path draw:style-name="gr5" draw:text-style-name="P5" draw:layer="layout" svg:width="0.356cm" svg:height="1.053cm" draw:transform="rotate (1.5707963267949) translate (46.5176728330352cm 45.1882787149307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  <draw:path draw:style-name="gr4" draw:text-style-name="P4" draw:layer="layout" svg:width="0.356cm" svg:height="1.053cm" draw:transform="rotate (1.5707963267949) translate (46.5176728330352cm 45.1882787149307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</draw:g>
            <draw:g>
              <draw:path draw:style-name="gr5" draw:text-style-name="P5" draw:layer="layout" svg:width="0.356cm" svg:height="1.104cm" draw:transform="rotate (1.5707963267949) translate (46.4641939833481cm 45.1882787149307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  <draw:path draw:style-name="gr4" draw:text-style-name="P4" draw:layer="layout" svg:width="0.356cm" svg:height="1.104cm" draw:transform="rotate (1.5707963267949) translate (46.4641939833481cm 45.1882787149307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</draw:g>
            <draw:g>
              <draw:path draw:style-name="gr3" draw:text-style-name="P3" draw:layer="layout" svg:width="0.557cm" svg:height="1.305cm" draw:transform="rotate (1.5707963267949) translate (46.3674227315339cm 45.8080557896924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373 920c16-5 32-14 49-24 41-25 78-57 102-101 23-44 34-93 34-139 0-51-11-100-34-144-24-44-61-77-102-102-17-9-33-19-49-23z">
                <text:p/>
              </draw:path>
              <draw:path draw:style-name="gr4" draw:text-style-name="P4" draw:layer="layout" svg:width="0.557cm" svg:height="1.305cm" draw:transform="rotate (1.5707963267949) translate (46.3674227315339cm 45.8080557896924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232 401h71M232 512h71M232 623h71M232 737h71M232 850h71M232 964h71M232 341h71M232 456h71M232 568h71M232 681h71M232 795h71M232 906h71M262 1077h32M262 1022h32M262 283h32M262 227h32M306 58v1188M373 920c16-5 32-14 49-24 41-25 78-57 102-101 23-44 34-93 34-139 0-51-11-100-34-144-24-44-61-77-102-102-17-9-33-19-49-23z">
                <text:p/>
              </draw:path>
            </draw:g>
            <draw:g>
              <draw:path draw:style-name="gr3" draw:text-style-name="P3" draw:layer="layout" svg:width="0.905cm" svg:height="2.255cm" draw:transform="rotate (1.5707963267949) translate (45.8604892371977cm 46.3277791662866cm)" svg:viewBox="0 0 906 2256" svg:d="M67 2212h700v-2166h-700zM767 2256h-767v-2256h767v46h-700v2166h700zM834 2256v-2256h-67v2256zM834 1221v-186h72v186z">
                <text:p/>
              </draw:path>
              <draw:path draw:style-name="gr4" draw:text-style-name="P4" draw:layer="layout" svg:width="0.905cm" svg:height="2.255cm" draw:transform="rotate (1.5707963267949) translate (45.8604892371977cm 46.3277791662866cm)" svg:viewBox="0 0 906 2256" svg:d="M67 2212h700v-2166h-700zM767 2256h-767v-2256h767v46h-700v2166h700zM834 2256v-2256h-67v2256zM834 1221v-186h72v186z">
                <text:p/>
              </draw:path>
            </draw:g>
            <draw:g>
              <draw:polygon draw:style-name="gr3" draw:text-style-name="P3" draw:layer="layout" svg:width="0.14cm" svg:height="2.619cm" draw:transform="rotate (1.5707963267949) translate (45.6105121624419cm 46.4667426359641cm)" svg:viewBox="0 0 141 2620" draw:points="141,2620 141,0 0,0 0,2620">
                <text:p/>
              </draw:polygon>
              <draw:polygon draw:style-name="gr4" draw:text-style-name="P4" draw:layer="layout" svg:width="0.14cm" svg:height="2.619cm" draw:transform="rotate (1.5707963267949) translate (45.6105121624419cm 46.4667426359641cm)" svg:viewBox="0 0 141 2620" draw:points="141,2620 141,0 0,0 0,2620">
                <text:p/>
              </draw:polygon>
            </draw:g>
            <draw:g>
              <draw:polygon draw:style-name="gr3" draw:text-style-name="P3" draw:layer="layout" svg:width="2.017cm" svg:height="0.129cm" draw:transform="rotate (1.5707963267949) translate (48.228996023017cm 46.3277791662866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1.5707963267949) translate (48.228996023017cm 46.3277791662866cm)" svg:viewBox="0 0 2018 130" draw:points="0,130 2018,130 2018,0 0,0">
                <text:p/>
              </draw:polygon>
            </draw:g>
            <draw:g>
              <draw:polygon draw:style-name="gr3" draw:text-style-name="P3" draw:layer="layout" svg:width="2.017cm" svg:height="0.129cm" draw:transform="rotate (1.5707963267949) translate (45.4958937855369cm 46.3277791662866cm)" svg:viewBox="0 0 2018 130" draw:points="0,130 2018,130 2018,0 0,0">
                <text:p/>
              </draw:polygon>
              <draw:polygon draw:style-name="gr4" draw:text-style-name="P4" draw:layer="layout" svg:width="2.017cm" svg:height="0.129cm" draw:transform="rotate (1.5707963267949) translate (45.4958937855369cm 46.3277791662866cm)" svg:viewBox="0 0 2018 130" draw:points="0,130 2018,130 2018,0 0,0">
                <text:p/>
              </draw:polygon>
            </draw:g>
          </draw:g>
        </draw:g>
        <draw:g>
          <draw:g>
            <draw:path draw:style-name="gr3" draw:text-style-name="P3" draw:layer="layout" svg:width="0.281cm" svg:height="0.14cm" svg:x="47.055cm" svg:y="34.749cm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svg:x="46.914cm" svg:y="34.749cm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3" draw:text-style-name="P3" draw:layer="layout" svg:width="0.281cm" svg:height="0.14cm" svg:x="46.526cm" svg:y="34.749cm" svg:viewBox="0 0 282 141" svg:d="M84 129c-5-2-9-5-14-7-21-13-39-30-51-52-12-21-19-45-19-70h282c0 25-6 49-19 71-12 21-30 39-51 51-22 13-46 19-70 19-20 0-40-4-58-12z">
              <text:p/>
            </draw:path>
            <draw:path draw:style-name="gr23" draw:text-style-name="P4" draw:layer="layout" svg:width="0.562cm" svg:height="0.281cm" svg:x="46.385cm" svg:y="34.749cm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frame draw:style-name="gr39" draw:text-style-name="P16" draw:layer="layout" svg:width="7.758cm" svg:height="0.979cm" svg:x="49.742cm" svg:y="34.258cm">
          <draw:text-box>
            <text:p text:style-name="P7"><text:span text:style-name="T3">- двойная Интернет-розетка</text:span></text:p>
          </draw:text-box>
        </draw:frame>
        <draw:line draw:style-name="gr19" draw:text-style-name="P4" draw:layer="layout" svg:x1="45.666cm" svg:y1="36.247cm" svg:x2="48.154cm" svg:y2="36.267cm">
          <text:p/>
        </draw:line>
        <draw:line draw:style-name="gr18" draw:text-style-name="P4" draw:layer="layout" svg:x1="48.485cm" svg:y1="37.74cm" svg:x2="45.635cm" svg:y2="37.742cm">
          <text:p/>
        </draw:line>
        <draw:g>
          <draw:polygon draw:style-name="gr24" draw:text-style-name="P11" draw:layer="layout" svg:width="0.453cm" svg:height="0.582cm" svg:x="46.704cm" svg:y="38.657cm" svg:viewBox="0 0 454 583" draw:points="0,583 454,583 225,0">
            <text:p/>
          </draw:polygon>
          <draw:polygon draw:style-name="gr23" draw:text-style-name="P4" draw:layer="layout" svg:width="0.453cm" svg:height="0.582cm" svg:x="46.704cm" svg:y="38.657cm" svg:viewBox="0 0 454 583" draw:points="0,583 454,583 225,0">
            <text:p/>
          </draw:polygon>
        </draw:g>
        <draw:custom-shape draw:style-name="gr25" draw:text-style-name="P12" draw:layer="layout" svg:width="0.725cm" svg:height="0.423cm" svg:x="46.583cm" svg:y="41.1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9" draw:layer="layout" svg:width="0.725cm" svg:height="0.423cm" svg:x="46.535cm" svg:y="40.0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16" draw:layer="layout" svg:width="3.935cm" svg:height="0.913cm" svg:x="49.663cm" svg:y="40.825cm">
          <draw:text-box>
            <text:p text:style-name="P7"><text:span text:style-name="T3">- подъем</text:span></text:p>
          </draw:text-box>
        </draw:frame>
        <draw:g>
          <draw:path draw:style-name="gr3" draw:text-style-name="P3" draw:layer="layout" svg:width="1.739cm" svg:height="1.741cm" svg:x="46.144cm" svg:y="41.995cm" svg:viewBox="0 0 1740 1742" svg:d="M0 871c0-153 39-303 116-436 76-132 187-243 319-319 133-77 283-116 434-116 153 0 303 39 435 116 132 76 243 187 320 319 76 133 116 283 116 436s-40 303-116 435c-77 133-188 244-320 320-132 77-282 116-433 116-153 0-303-39-436-116-132-76-243-187-319-320-77-132-116-282-116-435z">
            <text:p/>
          </draw:path>
          <draw:path draw:style-name="gr4" draw:text-style-name="P4" draw:layer="layout" svg:width="1.739cm" svg:height="1.741cm" svg:x="46.144cm" svg:y="41.995cm" svg:viewBox="0 0 1740 1742" svg:d="M0 871c0-153 39-303 116-436 76-132 187-243 319-319 133-77 283-116 434-116 153 0 303 39 435 116 132 76 243 187 320 319 76 133 116 283 116 436s-40 303-116 435c-77 133-188 244-320 320-132 77-282 116-433 116-153 0-303-39-436-116-132-76-243-187-319-320-77-132-116-282-116-435z">
            <text:p/>
          </draw:path>
        </draw:g>
        <draw:g>
          <draw:path draw:style-name="gr29" draw:text-style-name="P15" draw:layer="layout" svg:width="1.391cm" svg:height="1.391cm" svg:x="46.34cm" svg:y="46.931cm" svg:viewBox="0 0 1392 1392" svg:d="M1253 1392v-319h-697v319zM0 1073v-1073h1392v1073z">
            <text:p/>
          </draw:path>
          <draw:path draw:style-name="gr30" draw:text-style-name="P4" draw:layer="layout" svg:width="1.391cm" svg:height="1.391cm" svg:x="46.34cm" svg:y="46.931cm" svg:viewBox="0 0 1392 1392" svg:d="M1253 1392v-319h-697v319zM1253 598h-653v-378h653zM695 542v-266M767 542v-266M834 542v-266M906 542v-266M973 542v-266M1047 542v-266M1114 542v-266M1186 542v-266M306 1073v-1073M0 723h1392M0 1073v-1073h1392v1073zM530 695v-584h797v584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hatch draw:name="Blue_20_45_20_Degrees_20_Crossed" draw:display-name="Blue 45 Degrees Crossed" draw:style="double" draw:color="#2a6099" draw:distance="0.203cm" draw:rotation="450"/>
    <draw:hatch draw:name="Yellow_20_45_20_Degrees_20_Triple" draw:display-name="Yellow 45 Degrees Triple" draw:style="triple" draw:color="#ffbf00" draw:distance="0.41cm" draw:rotation="450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Базовый_5f_1" style:display-name="Базов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Базовый_5f_1" style:display-name="Базов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0cm" fo:margin-bottom="0cm" fo:margin-left="0cm" fo:margin-right="0cm" fo:page-width="86.56cm" fo:page-height="60.4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12-19T19:13:18.820000000</dc:date>
    <dc:language>ru-RU</dc:language>
    <meta:creation-date>2021-11-26T13:52:58Z</meta:creation-date>
    <meta:initial-creator>Александра Пляскина</meta:initial-creator>
    <meta:generator>LibreOffice/7.4.3.2$Windows_X86_64 LibreOffice_project/1048a8393ae2eeec98dff31b5c133c5f1d08b890</meta:generator>
    <meta:editing-duration>PT9H16M53S</meta:editing-duration>
    <meta:editing-cycles>55</meta:editing-cycles>
    <meta:document-statistic meta:object-count="5667"/>
  </office:meta>
</office:document-meta>
</file>